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89.43pt">
            <draw:object draw:notify-on-update-of-ranges="Sheet1.F1:Sheet1.F7 Sheet1.G1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96.02pt" svg:y="90.94pt">
            <draw:object draw:notify-on-update-of-ranges="Sheet1.H1:Sheet1.H7 Sheet1.I1:Sheet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174809" calcext:value-type="float">
            <text:p>0.174809</text:p>
          </table:table-cell>
          <table:table-cell office:value-type="float" office:value="0.174567" calcext:value-type="float">
            <text:p>0.174567</text:p>
          </table:table-cell>
          <table:table-cell table:formula="of:=[.A1]-[.B1]" office:value-type="float" office:value="0.000241999999999992" calcext:value-type="float">
            <text:p>0.000242</text:p>
          </table:table-cell>
          <table:table-cell office:value-type="float" office:value="18.2284" calcext:value-type="float">
            <text:p>18.2284</text:p>
          </table:table-cell>
          <table:table-cell table:style-name="ce1" office:value-type="float" office:value="1000000000" calcext:value-type="float">
            <text:p>1.00E+09</text:p>
          </table:table-cell>
          <table:table-cell table:formula="of:=LN([.E1])" office:value-type="float" office:value="20.7232658369464" calcext:value-type="float">
            <text:p>20.7232658369464</text:p>
          </table:table-cell>
          <table:table-cell table:formula="of:=LN([.D1])" office:value-type="float" office:value="2.90298081742244" calcext:value-type="float">
            <text:p>2.90298081742244</text:p>
          </table:table-cell>
          <table:table-cell table:formula="of:=[.F1]" office:value-type="float" office:value="20.7232658369464" calcext:value-type="float">
            <text:p>20.7232658369464</text:p>
          </table:table-cell>
          <table:table-cell table:formula="of:=LN([.C1])" office:value-type="float" office:value="-8.32657283180762" calcext:value-type="float">
            <text:p>-8.32657283180762</text:p>
          </table:table-cell>
        </table:table-row>
        <table:table-row table:style-name="ro1">
          <table:table-cell office:value-type="float" office:value="0.17475" calcext:value-type="float">
            <text:p>0.17475</text:p>
          </table:table-cell>
          <table:table-cell office:value-type="float" office:value="0.174567" calcext:value-type="float">
            <text:p>0.174567</text:p>
          </table:table-cell>
          <table:table-cell table:formula="of:=[.A2]-[.B2]" office:value-type="float" office:value="0.000183000000000016" calcext:value-type="float">
            <text:p>0.000183</text:p>
          </table:table-cell>
          <table:table-cell office:value-type="float" office:value="24.0521" calcext:value-type="float">
            <text:p>24.0521</text:p>
          </table:table-cell>
          <table:table-cell table:style-name="ce1" office:value-type="float" office:value="2000000000" calcext:value-type="float">
            <text:p>2.00E+09</text:p>
          </table:table-cell>
          <table:table-cell table:formula="of:=LN([.E2])" office:value-type="float" office:value="21.4164130175064" calcext:value-type="float">
            <text:p>21.4164130175064</text:p>
          </table:table-cell>
          <table:table-cell table:formula="of:=LN([.D2])" office:value-type="float" office:value="3.18022231082709" calcext:value-type="float">
            <text:p>3.18022231082709</text:p>
          </table:table-cell>
          <table:table-cell table:formula="of:=[.F2]" office:value-type="float" office:value="21.4164130175064" calcext:value-type="float">
            <text:p>21.4164130175064</text:p>
          </table:table-cell>
          <table:table-cell table:formula="of:=LN([.C2])" office:value-type="float" office:value="-8.60602440512276" calcext:value-type="float">
            <text:p>-8.60602440512276</text:p>
          </table:table-cell>
        </table:table-row>
        <table:table-row table:style-name="ro1">
          <table:table-cell office:value-type="float" office:value="0.174694" calcext:value-type="float">
            <text:p>0.174694</text:p>
          </table:table-cell>
          <table:table-cell table:formula="of:=[.B2]" office:value-type="float" office:value="0.174567" calcext:value-type="float">
            <text:p>0.174567</text:p>
          </table:table-cell>
          <table:table-cell table:formula="of:=[.A3]-[.B3]" office:value-type="float" office:value="0.000126999999999988" calcext:value-type="float">
            <text:p>0.000127</text:p>
          </table:table-cell>
          <table:table-cell office:value-type="float" office:value="34.7007" calcext:value-type="float">
            <text:p>34.7007</text:p>
          </table:table-cell>
          <table:table-cell table:style-name="ce1" office:value-type="float" office:value="5000000000" calcext:value-type="float">
            <text:p>5.00E+09</text:p>
          </table:table-cell>
          <table:table-cell table:formula="of:=LN([.E3])" office:value-type="float" office:value="22.3327037493805" calcext:value-type="float">
            <text:p>22.3327037493805</text:p>
          </table:table-cell>
          <table:table-cell table:formula="of:=LN([.D3])" office:value-type="float" office:value="3.54675985966001" calcext:value-type="float">
            <text:p>3.54675985966001</text:p>
          </table:table-cell>
          <table:table-cell table:formula="of:=[.F3]" office:value-type="float" office:value="22.3327037493805" calcext:value-type="float">
            <text:p>22.3327037493805</text:p>
          </table:table-cell>
          <table:table-cell table:formula="of:=LN([.C3])" office:value-type="float" office:value="-8.97132347150578" calcext:value-type="float">
            <text:p>-8.97132347150578</text:p>
          </table:table-cell>
        </table:table-row>
        <table:table-row table:style-name="ro1">
          <table:table-cell office:value-type="float" office:value="0.174663" calcext:value-type="float">
            <text:p>0.174663</text:p>
          </table:table-cell>
          <table:table-cell table:formula="of:=[.B3]" office:value-type="float" office:value="0.174567" calcext:value-type="float">
            <text:p>0.174567</text:p>
          </table:table-cell>
          <table:table-cell table:formula="of:=[.A4]-[.B4]" office:value-type="float" office:value="0.000095999999999985" calcext:value-type="float">
            <text:p>9.5999999999985E-05</text:p>
          </table:table-cell>
          <table:table-cell office:value-type="float" office:value="45.7853" calcext:value-type="float">
            <text:p>45.7853</text:p>
          </table:table-cell>
          <table:table-cell table:style-name="ce1" office:value-type="float" office:value="10000000000" calcext:value-type="float">
            <text:p>1.00E+10</text:p>
          </table:table-cell>
          <table:table-cell table:formula="of:=LN([.E4])" office:value-type="float" office:value="23.0258509299405" calcext:value-type="float">
            <text:p>23.0258509299405</text:p>
          </table:table-cell>
          <table:table-cell table:formula="of:=LN([.D4])" office:value-type="float" office:value="3.82396307890254" calcext:value-type="float">
            <text:p>3.82396307890254</text:p>
          </table:table-cell>
          <table:table-cell table:formula="of:=[.F4]" office:value-type="float" office:value="23.0258509299405" calcext:value-type="float">
            <text:p>23.0258509299405</text:p>
          </table:table-cell>
          <table:table-cell table:formula="of:=LN([.C4])" office:value-type="float" office:value="-9.25116236649659" calcext:value-type="float">
            <text:p>-9.25116236649659</text:p>
          </table:table-cell>
        </table:table-row>
        <table:table-row table:style-name="ro1">
          <table:table-cell office:value-type="float" office:value="0.17464" calcext:value-type="float">
            <text:p>0.17464</text:p>
          </table:table-cell>
          <table:table-cell table:formula="of:=[.B4]" office:value-type="float" office:value="0.174567" calcext:value-type="float">
            <text:p>0.174567</text:p>
          </table:table-cell>
          <table:table-cell table:formula="of:=[.A5]-[.B5]" office:value-type="float" office:value="0.0000730000000000175" calcext:value-type="float">
            <text:p>7.30000000000175E-05</text:p>
          </table:table-cell>
          <table:table-cell office:value-type="float" office:value="60.4166" calcext:value-type="float">
            <text:p>60.4166</text:p>
          </table:table-cell>
          <table:table-cell table:style-name="ce1" office:value-type="float" office:value="20000000000" calcext:value-type="float">
            <text:p>2.00E+10</text:p>
          </table:table-cell>
          <table:table-cell table:formula="of:=LN([.E5])" office:value-type="float" office:value="23.7189981105004" calcext:value-type="float">
            <text:p>23.7189981105004</text:p>
          </table:table-cell>
          <table:table-cell table:formula="of:=LN([.D5])" office:value-type="float" office:value="4.10126390161779" calcext:value-type="float">
            <text:p>4.10126390161779</text:p>
          </table:table-cell>
          <table:table-cell table:formula="of:=[.F5]" office:value-type="float" office:value="23.7189981105004" calcext:value-type="float">
            <text:p>23.7189981105004</text:p>
          </table:table-cell>
          <table:table-cell table:formula="of:=LN([.C5])" office:value-type="float" office:value="-9.52505111681564" calcext:value-type="float">
            <text:p>-9.52505111681564</text:p>
          </table:table-cell>
        </table:table-row>
        <table:table-row table:style-name="ro1">
          <table:table-cell office:value-type="float" office:value="0.17461733" calcext:value-type="float">
            <text:p>0.17461733</text:p>
          </table:table-cell>
          <table:table-cell table:formula="of:=[.B5]" office:value-type="float" office:value="0.174567" calcext:value-type="float">
            <text:p>0.174567</text:p>
          </table:table-cell>
          <table:table-cell table:formula="of:=[.A6]-[.B6]" office:value-type="float" office:value="0.0000503300000000151" calcext:value-type="float">
            <text:p>5.03300000000151E-05</text:p>
          </table:table-cell>
          <table:table-cell office:value-type="float" office:value="87.1313" calcext:value-type="float">
            <text:p>87.1313</text:p>
          </table:table-cell>
          <table:table-cell table:style-name="ce1" office:value-type="float" office:value="50000000000" calcext:value-type="float">
            <text:p>5.00E+10</text:p>
          </table:table-cell>
          <table:table-cell table:formula="of:=LN([.E6])" office:value-type="float" office:value="24.6352888423746" calcext:value-type="float">
            <text:p>24.6352888423746</text:p>
          </table:table-cell>
          <table:table-cell table:formula="of:=LN([.D6])" office:value-type="float" office:value="4.46741617636602" calcext:value-type="float">
            <text:p>4.46741617636602</text:p>
          </table:table-cell>
          <table:table-cell table:formula="of:=[.F6]" office:value-type="float" office:value="24.6352888423746" calcext:value-type="float">
            <text:p>24.6352888423746</text:p>
          </table:table-cell>
          <table:table-cell table:formula="of:=LN([.C6])" office:value-type="float" office:value="-9.89690923717571" calcext:value-type="float">
            <text:p>-9.89690923717571</text:p>
          </table:table-cell>
        </table:table-row>
        <table:table-row table:style-name="ro1">
          <table:table-cell office:value-type="float" office:value="0.174605" calcext:value-type="float">
            <text:p>0.174605</text:p>
          </table:table-cell>
          <table:table-cell table:formula="of:=[.B6]" office:value-type="float" office:value="0.174567" calcext:value-type="float">
            <text:p>0.174567</text:p>
          </table:table-cell>
          <table:table-cell table:formula="of:=[.A7]-[.B7]" office:value-type="float" office:value="0.0000379999999999825" calcext:value-type="float">
            <text:p>3.79999999999825E-05</text:p>
          </table:table-cell>
          <table:table-cell office:value-type="float" office:value="114.948" calcext:value-type="float">
            <text:p>114.948</text:p>
          </table:table-cell>
          <table:table-cell table:style-name="ce1" office:value-type="float" office:value="100000000000" calcext:value-type="float">
            <text:p>1.00E+11</text:p>
          </table:table-cell>
          <table:table-cell table:formula="of:=LN([.E7])" office:value-type="float" office:value="25.3284360229345" calcext:value-type="float">
            <text:p>25.3284360229345</text:p>
          </table:table-cell>
          <table:table-cell table:formula="of:=LN([.D7])" office:value-type="float" office:value="4.74447985218876" calcext:value-type="float">
            <text:p>4.74447985218876</text:p>
          </table:table-cell>
          <table:table-cell table:formula="of:=[.F7]" office:value-type="float" office:value="25.3284360229345" calcext:value-type="float">
            <text:p>25.3284360229345</text:p>
          </table:table-cell>
          <table:table-cell table:formula="of:=LN([.C7])" office:value-type="float" office:value="-10.1779243982384" calcext:value-type="float">
            <text:p>-10.177924398238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 table:formula="of:=[.E1]" office:value-type="float" office:value="1000000000" calcext:value-type="float">
            <text:p>1.00E+09</text:p>
          </table:table-cell>
          <table:table-cell table:formula="of:=[.D1]" office:value-type="float" office:value="18.2284" calcext:value-type="float">
            <text:p>18.2284</text:p>
          </table:table-cell>
          <table:table-cell table:formula="of:=[.C1]" office:value-type="float" office:value="0.000241999999999992" calcext:value-type="float">
            <text:p>0.0002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2]" office:value-type="float" office:value="2000000000" calcext:value-type="float">
            <text:p>2.00E+09</text:p>
          </table:table-cell>
          <table:table-cell table:formula="of:=[.D2]" office:value-type="float" office:value="24.0521" calcext:value-type="float">
            <text:p>24.0521</text:p>
          </table:table-cell>
          <table:table-cell table:formula="of:=[.C2]" office:value-type="float" office:value="0.000183000000000016" calcext:value-type="float">
            <text:p>0.00018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3]" office:value-type="float" office:value="5000000000" calcext:value-type="float">
            <text:p>5.00E+09</text:p>
          </table:table-cell>
          <table:table-cell table:formula="of:=[.D3]" office:value-type="float" office:value="34.7007" calcext:value-type="float">
            <text:p>34.7007</text:p>
          </table:table-cell>
          <table:table-cell table:formula="of:=[.C3]" office:value-type="float" office:value="0.000126999999999988" calcext:value-type="float">
            <text:p>0.0001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4]" office:value-type="float" office:value="10000000000" calcext:value-type="float">
            <text:p>1.00E+10</text:p>
          </table:table-cell>
          <table:table-cell table:formula="of:=[.D4]" office:value-type="float" office:value="45.7853" calcext:value-type="float">
            <text:p>45.7853</text:p>
          </table:table-cell>
          <table:table-cell table:formula="of:=[.C4]" office:value-type="float" office:value="0.000095999999999985" calcext:value-type="float">
            <text:p>9.5999999999985E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5]" office:value-type="float" office:value="20000000000" calcext:value-type="float">
            <text:p>2.00E+10</text:p>
          </table:table-cell>
          <table:table-cell table:formula="of:=[.D5]" office:value-type="float" office:value="60.4166" calcext:value-type="float">
            <text:p>60.4166</text:p>
          </table:table-cell>
          <table:table-cell table:formula="of:=[.C5]" office:value-type="float" office:value="0.0000730000000000175" calcext:value-type="float">
            <text:p>7.30000000000175E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6]" office:value-type="float" office:value="50000000000" calcext:value-type="float">
            <text:p>5.00E+10</text:p>
          </table:table-cell>
          <table:table-cell table:formula="of:=[.D6]" office:value-type="float" office:value="87.1313" calcext:value-type="float">
            <text:p>87.1313</text:p>
          </table:table-cell>
          <table:table-cell table:formula="of:=[.C6]" office:value-type="float" office:value="0.0000503300000000151" calcext:value-type="float">
            <text:p>5.03300000000151E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E7]" office:value-type="float" office:value="100000000000" calcext:value-type="float">
            <text:p>1.00E+11</text:p>
          </table:table-cell>
          <table:table-cell table:formula="of:=[.D7]" office:value-type="float" office:value="114.948" calcext:value-type="float">
            <text:p>114.948</text:p>
          </table:table-cell>
          <table:table-cell table:formula="of:=[.C7]" office:value-type="float" office:value="0.0000379999999999825" calcext:value-type="float">
            <text:p>3.79999999999825E-05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43" table:default-cell-style-name="Default"/>
        <table:table-row table:style-name="ro1">
          <table:table-cell office:value-type="float" office:value="0.174567" calcext:value-type="float">
            <text:p>0.174567</text:p>
          </table:table-cell>
          <table:table-cell table:formula="of:=[.A1]-[.A$1]" office:value-type="float" office:value="0" calcext:value-type="float">
            <text:p>0</text:p>
          </table:table-cell>
          <table:table-cell table:formula="of:=[.B1]*([.H$1]^(-[.G$1]))" office:value-type="float" office:value="0" calcext:value-type="float">
            <text:p>0</text:p>
          </table:table-cell>
          <table:table-cell table:formula="of:=[.E1]*([.H$1]^(-[.F$1]))" office:value-type="float" office:value="0.00000104305143759796" calcext:value-type="float">
            <text:p>1.04305143759796E-06</text:p>
          </table:table-cell>
          <table:table-cell office:value-type="float" office:value="0.00414275" calcext:value-type="float">
            <text:p>0.00414275</text:p>
          </table:table-cell>
          <table:table-cell office:value-type="float" office:value="0.399887" calcext:value-type="float">
            <text:p>0.399887</text:p>
          </table:table-cell>
          <table:table-cell office:value-type="float" office:value="-0.401" calcext:value-type="float">
            <text:p>-0.401</text:p>
          </table:table-cell>
          <table:table-cell table:style-name="ce1" office:value-type="float" office:value="1000000000" calcext:value-type="float">
            <text:p>1.00E+09</text:p>
          </table:table-cell>
          <table:table-cell office:value-type="float" office:value="0.174567" calcext:value-type="float">
            <text:p>0.174567</text:p>
          </table:table-cell>
          <table:table-cell table:formula="of:=[.I1]-[.I$1]" office:value-type="float" office:value="0" calcext:value-type="float">
            <text:p>0</text:p>
          </table:table-cell>
          <table:table-cell table:formula="of:=[.J1]*([.H$2]^(-[.G$1]))" office:value-type="float" office:value="0" calcext:value-type="float">
            <text:p>0</text:p>
          </table:table-cell>
          <table:table-cell table:formula="of:=[.M1]*([.H$2]^(-[.F$1]))" office:value-type="float" office:value="0.00000158109417903979" calcext:value-type="float">
            <text:p>1.58109417903979E-06</text:p>
          </table:table-cell>
          <table:table-cell office:value-type="float" office:value="0.0082855" calcext:value-type="float">
            <text:p>0.0082855</text:p>
          </table:table-cell>
          <table:table-cell/>
          <table:table-cell office:value-type="float" office:value="0.174567" calcext:value-type="float">
            <text:p>0.174567</text:p>
          </table:table-cell>
          <table:table-cell table:formula="of:=[.O1]-[.O$1]" office:value-type="float" office:value="0" calcext:value-type="float">
            <text:p>0</text:p>
          </table:table-cell>
          <table:table-cell table:formula="of:=[.P1]*([.H$3]^(-[.G$1]))" office:value-type="float" office:value="0" calcext:value-type="float">
            <text:p>0</text:p>
          </table:table-cell>
          <table:table-cell table:formula="of:=[.S1]*([.H$3]^(-[.F$1]))" office:value-type="float" office:value="0.00000274009527544876" calcext:value-type="float">
            <text:p>2.74009527544876E-06</text:p>
          </table:table-cell>
          <table:table-cell office:value-type="float" office:value="0.0207137" calcext:value-type="float">
            <text:p>0.0207137</text:p>
          </table:table-cell>
          <table:table-cell/>
          <table:table-cell office:value-type="float" office:value="0.174567" calcext:value-type="float">
            <text:p>0.174567</text:p>
          </table:table-cell>
          <table:table-cell table:formula="of:=[.U1]-[.U$1]" office:value-type="float" office:value="0" calcext:value-type="float">
            <text:p>0</text:p>
          </table:table-cell>
          <table:table-cell table:formula="of:=[.V1]*([.H$4]^(-[.G$1]))" office:value-type="float" office:value="0" calcext:value-type="float">
            <text:p>0</text:p>
          </table:table-cell>
          <table:table-cell table:formula="of:=[.Y1]*([.H$4]^(-[.F$1]))" office:value-type="float" office:value="0.00000415353311817816" calcext:value-type="float">
            <text:p>4.15353311817816E-06</text:p>
          </table:table-cell>
          <table:table-cell office:value-type="float" office:value="0.0414274" calcext:value-type="float">
            <text:p>0.0414274</text:p>
          </table:table-cell>
          <table:table-cell/>
          <table:table-cell office:value-type="float" office:value="0.174567" calcext:value-type="float">
            <text:p>0.174567</text:p>
          </table:table-cell>
          <table:table-cell table:formula="of:=[.AA1]-[.AA$1]" office:value-type="float" office:value="0" calcext:value-type="float">
            <text:p>0</text:p>
          </table:table-cell>
          <table:table-cell table:formula="of:=[.AB1]*([.H$5]^(-[.G$1]))" office:value-type="float" office:value="0" calcext:value-type="float">
            <text:p>0</text:p>
          </table:table-cell>
          <table:table-cell table:formula="of:=[.AE1]*([.H$5]^(-[.F$1]))" office:value-type="float" office:value="0.0000062960492845133" calcext:value-type="float">
            <text:p>6.2960492845133E-06</text:p>
          </table:table-cell>
          <table:table-cell office:value-type="float" office:value="0.0828545" calcext:value-type="float">
            <text:p>0.0828545</text:p>
          </table:table-cell>
          <table:table-cell/>
          <table:table-cell office:value-type="float" office:value="0.174567" calcext:value-type="float">
            <text:p>0.174567</text:p>
          </table:table-cell>
          <table:table-cell table:formula="of:=[.AG1]-[.AG$1]" office:value-type="float" office:value="0" calcext:value-type="float">
            <text:p>0</text:p>
          </table:table-cell>
          <table:table-cell table:formula="of:=[.AH1]*([.H$6]^(-[.G$1]))" office:value-type="float" office:value="0" calcext:value-type="float">
            <text:p>0</text:p>
          </table:table-cell>
          <table:table-cell table:formula="of:=[.AK1]*([.H$6]^(-[.F$1]))" office:value-type="float" office:value="0.0000109111964196585" calcext:value-type="float">
            <text:p>1.09111964196585E-05</text:p>
          </table:table-cell>
          <table:table-cell office:value-type="float" office:value="0.207134" calcext:value-type="float">
            <text:p>0.207134</text:p>
          </table:table-cell>
          <table:table-cell/>
          <table:table-cell office:value-type="float" office:value="0.174567" calcext:value-type="float">
            <text:p>0.174567</text:p>
          </table:table-cell>
          <table:table-cell table:formula="of:=[.AM1]-[.AM$1]" office:value-type="float" office:value="0" calcext:value-type="float">
            <text:p>0</text:p>
          </table:table-cell>
          <table:table-cell table:formula="of:=[.AN1]*([.H$7]^(-[.G$1]))" office:value-type="float" office:value="0" calcext:value-type="float">
            <text:p>0</text:p>
          </table:table-cell>
          <table:table-cell table:formula="of:=[.AQ1]*([.H$7]^(-[.F$1]))" office:value-type="float" office:value="0.000016539337046834" calcext:value-type="float">
            <text:p>1.6539337046834E-05</text:p>
          </table:table-cell>
          <table:table-cell office:value-type="float" office:value="0.414262" calcext:value-type="float">
            <text:p>0.414262</text:p>
          </table:table-cell>
        </table:table-row>
        <table:table-row table:style-name="ro1">
          <table:table-cell office:value-type="float" office:value="0.174568" calcext:value-type="float">
            <text:p>0.174568</text:p>
          </table:table-cell>
          <table:table-cell table:formula="of:=[.A2]-[.A$1]" office:value-type="float" office:value="0.000001000000000001" calcext:value-type="float">
            <text:p>1.000000000001E-06</text:p>
          </table:table-cell>
          <table:table-cell table:formula="of:=[.B2]*([.H$1]^(-[.G$1]))" office:value-type="float" office:value="0.00406443329165619" calcext:value-type="float">
            <text:p>0.004064433291656</text:p>
          </table:table-cell>
          <table:table-cell table:formula="of:=[.E2]*([.H$1]^(-[.F$1]))" office:value-type="float" office:value="0.00000733365053373593" calcext:value-type="float">
            <text:p>7.33365053373593E-06</text:p>
          </table:table-cell>
          <table:table-cell office:value-type="float" office:value="0.0291275" calcext:value-type="float">
            <text:p>0.0291275</text:p>
          </table:table-cell>
          <table:table-cell table:number-columns-repeated="2"/>
          <table:table-cell table:style-name="ce1" office:value-type="float" office:value="2000000000" calcext:value-type="float">
            <text:p>2.00E+09</text:p>
          </table:table-cell>
          <table:table-cell office:value-type="float" office:value="0.174568" calcext:value-type="float">
            <text:p>0.174568</text:p>
          </table:table-cell>
          <table:table-cell table:formula="of:=[.I2]-[.I$1]" office:value-type="float" office:value="0.000001000000000001" calcext:value-type="float">
            <text:p>1.000000000001E-06</text:p>
          </table:table-cell>
          <table:table-cell table:formula="of:=[.J2]*([.H$2]^(-[.G$1]))" office:value-type="float" office:value="0.00536677055408462" calcext:value-type="float">
            <text:p>0.005366770554085</text:p>
          </table:table-cell>
          <table:table-cell table:formula="of:=[.M2]*([.H$2]^(-[.F$1]))" office:value-type="float" office:value="0.0000111165490400952" calcext:value-type="float">
            <text:p>1.11165490400952E-05</text:p>
          </table:table-cell>
          <table:table-cell office:value-type="float" office:value="0.0582547" calcext:value-type="float">
            <text:p>0.0582547</text:p>
          </table:table-cell>
          <table:table-cell/>
          <table:table-cell office:value-type="float" office:value="0.174568" calcext:value-type="float">
            <text:p>0.174568</text:p>
          </table:table-cell>
          <table:table-cell table:formula="of:=[.O2]-[.O$1]" office:value-type="float" office:value="0.000001000000000001" calcext:value-type="float">
            <text:p>1.000000000001E-06</text:p>
          </table:table-cell>
          <table:table-cell table:formula="of:=[.P2]*([.H$3]^(-[.G$1]))" office:value-type="float" office:value="0.00774973713341084" calcext:value-type="float">
            <text:p>0.007749737133411</text:p>
          </table:table-cell>
          <table:table-cell table:formula="of:=[.S2]*([.H$3]^(-[.F$1]))" office:value-type="float" office:value="0.0000192652097616544" calcext:value-type="float">
            <text:p>1.92652097616544E-05</text:p>
          </table:table-cell>
          <table:table-cell office:value-type="float" office:value="0.145635" calcext:value-type="float">
            <text:p>0.145635</text:p>
          </table:table-cell>
          <table:table-cell/>
          <table:table-cell office:value-type="float" office:value="0.174568" calcext:value-type="float">
            <text:p>0.174568</text:p>
          </table:table-cell>
          <table:table-cell table:formula="of:=[.U2]-[.U$1]" office:value-type="float" office:value="0.000001000000000001" calcext:value-type="float">
            <text:p>1.000000000001E-06</text:p>
          </table:table-cell>
          <table:table-cell table:formula="of:=[.V2]*([.H$4]^(-[.G$1]))" office:value-type="float" office:value="0.0102329299228178" calcext:value-type="float">
            <text:p>0.010232929922818</text:p>
          </table:table-cell>
          <table:table-cell table:formula="of:=[.Y2]*([.H$4]^(-[.F$1]))" office:value-type="float" office:value="0.0000292022832746695" calcext:value-type="float">
            <text:p>2.92022832746695E-05</text:p>
          </table:table-cell>
          <table:table-cell office:value-type="float" office:value="0.291264" calcext:value-type="float">
            <text:p>0.291264</text:p>
          </table:table-cell>
          <table:table-cell/>
          <table:table-cell office:value-type="float" office:value="0.174568" calcext:value-type="float">
            <text:p>0.174568</text:p>
          </table:table-cell>
          <table:table-cell table:formula="of:=[.AA2]-[.AA$1]" office:value-type="float" office:value="0.000001000000000001" calcext:value-type="float">
            <text:p>1.000000000001E-06</text:p>
          </table:table-cell>
          <table:table-cell table:formula="of:=[.AB2]*([.H$5]^(-[.G$1]))" office:value-type="float" office:value="0.0135117944005945" calcext:value-type="float">
            <text:p>0.013511794400595</text:p>
          </table:table-cell>
          <table:table-cell table:formula="of:=[.AE2]*([.H$5]^(-[.F$1]))" office:value-type="float" office:value="0.0000442640278129267" calcext:value-type="float">
            <text:p>4.42640278129267E-05</text:p>
          </table:table-cell>
          <table:table-cell office:value-type="float" office:value="0.582504" calcext:value-type="float">
            <text:p>0.582504</text:p>
          </table:table-cell>
          <table:table-cell/>
          <table:table-cell office:value-type="float" office:value="0.174568" calcext:value-type="float">
            <text:p>0.174568</text:p>
          </table:table-cell>
          <table:table-cell table:formula="of:=[.AG2]-[.AG$1]" office:value-type="float" office:value="0.000001000000000001" calcext:value-type="float">
            <text:p>1.000000000001E-06</text:p>
          </table:table-cell>
          <table:table-cell table:formula="of:=[.AH2]*([.H$6]^(-[.G$1]))" office:value-type="float" office:value="0.0195113343769845" calcext:value-type="float">
            <text:p>0.019511334376985</text:p>
          </table:table-cell>
          <table:table-cell table:formula="of:=[.AK2]*([.H$6]^(-[.F$1]))" office:value-type="float" office:value="0.0000767019170331107" calcext:value-type="float">
            <text:p>7.67019170331107E-05</text:p>
          </table:table-cell>
          <table:table-cell office:value-type="float" office:value="1.45608" calcext:value-type="float">
            <text:p>1.45608</text:p>
          </table:table-cell>
          <table:table-cell/>
          <table:table-cell office:value-type="float" office:value="0.174568" calcext:value-type="float">
            <text:p>0.174568</text:p>
          </table:table-cell>
          <table:table-cell table:formula="of:=[.AM2]-[.AM$1]" office:value-type="float" office:value="0.000001000000000001" calcext:value-type="float">
            <text:p>1.000000000001E-06</text:p>
          </table:table-cell>
          <table:table-cell table:formula="of:=[.AN2]*([.H$7]^(-[.G$1]))" office:value-type="float" office:value="0.0257632115700515" calcext:value-type="float">
            <text:p>0.025763211570052</text:p>
          </table:table-cell>
          <table:table-cell table:formula="of:=[.AQ2]*([.H$7]^(-[.F$1]))" office:value-type="float" office:value="0.000116243917051167" calcext:value-type="float">
            <text:p>0.000116243917051</text:p>
          </table:table-cell>
          <table:table-cell office:value-type="float" office:value="2.91157" calcext:value-type="float">
            <text:p>2.91157</text:p>
          </table:table-cell>
        </table:table-row>
        <table:table-row table:style-name="ro1">
          <table:table-cell office:value-type="float" office:value="0.174569" calcext:value-type="float">
            <text:p>0.174569</text:p>
          </table:table-cell>
          <table:table-cell table:formula="of:=[.A3]-[.A$1]" office:value-type="float" office:value="0.000002000000000002" calcext:value-type="float">
            <text:p>2.000000000002E-06</text:p>
          </table:table-cell>
          <table:table-cell table:formula="of:=[.B3]*([.H$1]^(-[.G$1]))" office:value-type="float" office:value="0.00812886658331239" calcext:value-type="float">
            <text:p>0.008128866583312</text:p>
          </table:table-cell>
          <table:table-cell table:formula="of:=[.E3]*([.H$1]^(-[.F$1]))" office:value-type="float" office:value="0.0000166514340356671" calcext:value-type="float">
            <text:p>1.66514340356671E-05</text:p>
          </table:table-cell>
          <table:table-cell office:value-type="float" office:value="0.0661355" calcext:value-type="float">
            <text:p>0.0661355</text:p>
          </table:table-cell>
          <table:table-cell table:number-columns-repeated="2"/>
          <table:table-cell table:style-name="ce1" office:value-type="float" office:value="5000000000" calcext:value-type="float">
            <text:p>5.00E+09</text:p>
          </table:table-cell>
          <table:table-cell office:value-type="float" office:value="0.174569" calcext:value-type="float">
            <text:p>0.174569</text:p>
          </table:table-cell>
          <table:table-cell table:formula="of:=[.I3]-[.I$1]" office:value-type="float" office:value="0.000002000000000002" calcext:value-type="float">
            <text:p>2.000000000002E-06</text:p>
          </table:table-cell>
          <table:table-cell table:formula="of:=[.J3]*([.H$2]^(-[.G$1]))" office:value-type="float" office:value="0.0107335411081692" calcext:value-type="float">
            <text:p>0.010733541108169</text:p>
          </table:table-cell>
          <table:table-cell table:formula="of:=[.M3]*([.H$2]^(-[.F$1]))" office:value-type="float" office:value="0.0000252404496973525" calcext:value-type="float">
            <text:p>2.52404496973525E-05</text:p>
          </table:table-cell>
          <table:table-cell office:value-type="float" office:value="0.132269" calcext:value-type="float">
            <text:p>0.132269</text:p>
          </table:table-cell>
          <table:table-cell/>
          <table:table-cell office:value-type="float" office:value="0.174569" calcext:value-type="float">
            <text:p>0.174569</text:p>
          </table:table-cell>
          <table:table-cell table:formula="of:=[.O3]-[.O$1]" office:value-type="float" office:value="0.000002000000000002" calcext:value-type="float">
            <text:p>2.000000000002E-06</text:p>
          </table:table-cell>
          <table:table-cell table:formula="of:=[.P3]*([.H$3]^(-[.G$1]))" office:value-type="float" office:value="0.0154994742668217" calcext:value-type="float">
            <text:p>0.015499474266822</text:p>
          </table:table-cell>
          <table:table-cell table:formula="of:=[.S3]*([.H$3]^(-[.F$1]))" office:value-type="float" office:value="0.000043740697388398" calcext:value-type="float">
            <text:p>4.3740697388398E-05</text:p>
          </table:table-cell>
          <table:table-cell office:value-type="float" office:value="0.330657" calcext:value-type="float">
            <text:p>0.330657</text:p>
          </table:table-cell>
          <table:table-cell/>
          <table:table-cell office:value-type="float" office:value="0.174569" calcext:value-type="float">
            <text:p>0.174569</text:p>
          </table:table-cell>
          <table:table-cell table:formula="of:=[.U3]-[.U$1]" office:value-type="float" office:value="0.000002000000000002" calcext:value-type="float">
            <text:p>2.000000000002E-06</text:p>
          </table:table-cell>
          <table:table-cell table:formula="of:=[.V3]*([.H$4]^(-[.G$1]))" office:value-type="float" office:value="0.0204658598456356" calcext:value-type="float">
            <text:p>0.020465859845636</text:p>
          </table:table-cell>
          <table:table-cell table:formula="of:=[.Y3]*([.H$4]^(-[.F$1]))" office:value-type="float" office:value="0.0000662983789293947" calcext:value-type="float">
            <text:p>6.62983789293947E-05</text:p>
          </table:table-cell>
          <table:table-cell office:value-type="float" office:value="0.661261" calcext:value-type="float">
            <text:p>0.661261</text:p>
          </table:table-cell>
          <table:table-cell/>
          <table:table-cell office:value-type="float" office:value="0.174569" calcext:value-type="float">
            <text:p>0.174569</text:p>
          </table:table-cell>
          <table:table-cell table:formula="of:=[.AA3]-[.AA$1]" office:value-type="float" office:value="0.000002000000000002" calcext:value-type="float">
            <text:p>2.000000000002E-06</text:p>
          </table:table-cell>
          <table:table-cell table:formula="of:=[.AB3]*([.H$5]^(-[.G$1]))" office:value-type="float" office:value="0.0270235888011889" calcext:value-type="float">
            <text:p>0.027023588801189</text:p>
          </table:table-cell>
          <table:table-cell table:formula="of:=[.AE3]*([.H$5]^(-[.F$1]))" office:value-type="float" office:value="0.000100481312776069" calcext:value-type="float">
            <text:p>0.000100481312776</text:p>
          </table:table-cell>
          <table:table-cell office:value-type="float" office:value="1.32231" calcext:value-type="float">
            <text:p>1.32231</text:p>
          </table:table-cell>
          <table:table-cell/>
          <table:table-cell office:value-type="float" office:value="0.174569" calcext:value-type="float">
            <text:p>0.174569</text:p>
          </table:table-cell>
          <table:table-cell table:formula="of:=[.AG3]-[.AG$1]" office:value-type="float" office:value="0.000002000000000002" calcext:value-type="float">
            <text:p>2.000000000002E-06</text:p>
          </table:table-cell>
          <table:table-cell table:formula="of:=[.AH3]*([.H$6]^(-[.G$1]))" office:value-type="float" office:value="0.039022668753969" calcext:value-type="float">
            <text:p>0.039022668753969</text:p>
          </table:table-cell>
          <table:table-cell table:formula="of:=[.AK3]*([.H$6]^(-[.F$1]))" office:value-type="float" office:value="0.000174054795918929" calcext:value-type="float">
            <text:p>0.000174054795919</text:p>
          </table:table-cell>
          <table:table-cell office:value-type="float" office:value="3.30419" calcext:value-type="float">
            <text:p>3.30419</text:p>
          </table:table-cell>
          <table:table-cell/>
          <table:table-cell office:value-type="float" office:value="0.174569" calcext:value-type="float">
            <text:p>0.174569</text:p>
          </table:table-cell>
          <table:table-cell table:formula="of:=[.AM3]-[.AM$1]" office:value-type="float" office:value="0.000002000000000002" calcext:value-type="float">
            <text:p>2.000000000002E-06</text:p>
          </table:table-cell>
          <table:table-cell table:formula="of:=[.AN3]*([.H$7]^(-[.G$1]))" office:value-type="float" office:value="0.0515264231401031" calcext:value-type="float">
            <text:p>0.051526423140103</text:p>
          </table:table-cell>
          <table:table-cell table:formula="of:=[.AQ3]*([.H$7]^(-[.F$1]))" office:value-type="float" office:value="0.000263627599089344" calcext:value-type="float">
            <text:p>0.000263627599089</text:p>
          </table:table-cell>
          <table:table-cell office:value-type="float" office:value="6.6031" calcext:value-type="float">
            <text:p>6.6031</text:p>
          </table:table-cell>
        </table:table-row>
        <table:table-row table:style-name="ro1">
          <table:table-cell office:value-type="float" office:value="0.17457" calcext:value-type="float">
            <text:p>0.17457</text:p>
          </table:table-cell>
          <table:table-cell table:formula="of:=[.A4]-[.A$1]" office:value-type="float" office:value="0.000003000000000003" calcext:value-type="float">
            <text:p>3.000000000003E-06</text:p>
          </table:table-cell>
          <table:table-cell table:formula="of:=[.B4]*([.H$1]^(-[.G$1]))" office:value-type="float" office:value="0.0121932998749686" calcext:value-type="float">
            <text:p>0.012193299874969</text:p>
          </table:table-cell>
          <table:table-cell table:formula="of:=[.E4]*([.H$1]^(-[.F$1]))" office:value-type="float" office:value="0.00002820966004981" calcext:value-type="float">
            <text:p>2.820966004981E-05</text:p>
          </table:table-cell>
          <table:table-cell office:value-type="float" office:value="0.112042" calcext:value-type="float">
            <text:p>0.112042</text:p>
          </table:table-cell>
          <table:table-cell table:number-columns-repeated="2"/>
          <table:table-cell table:style-name="ce1" office:value-type="float" office:value="10000000000" calcext:value-type="float">
            <text:p>1.00E+10</text:p>
          </table:table-cell>
          <table:table-cell office:value-type="float" office:value="0.17457" calcext:value-type="float">
            <text:p>0.17457</text:p>
          </table:table-cell>
          <table:table-cell table:formula="of:=[.I4]-[.I$1]" office:value-type="float" office:value="0.000003000000000003" calcext:value-type="float">
            <text:p>3.000000000003E-06</text:p>
          </table:table-cell>
          <table:table-cell table:formula="of:=[.J4]*([.H$2]^(-[.G$1]))" office:value-type="float" office:value="0.0161003116622539" calcext:value-type="float">
            <text:p>0.016100311662254</text:p>
          </table:table-cell>
          <table:table-cell table:formula="of:=[.M4]*([.H$2]^(-[.F$1]))" office:value-type="float" office:value="0.0000427594807999928" calcext:value-type="float">
            <text:p>4.27594807999928E-05</text:p>
          </table:table-cell>
          <table:table-cell office:value-type="float" office:value="0.224075" calcext:value-type="float">
            <text:p>0.224075</text:p>
          </table:table-cell>
          <table:table-cell/>
          <table:table-cell office:value-type="float" office:value="0.17457" calcext:value-type="float">
            <text:p>0.17457</text:p>
          </table:table-cell>
          <table:table-cell table:formula="of:=[.O4]-[.O$1]" office:value-type="float" office:value="0.000003000000000003" calcext:value-type="float">
            <text:p>3.000000000003E-06</text:p>
          </table:table-cell>
          <table:table-cell table:formula="of:=[.P4]*([.H$3]^(-[.G$1]))" office:value-type="float" office:value="0.0232492114002325" calcext:value-type="float">
            <text:p>0.023249211400233</text:p>
          </table:table-cell>
          <table:table-cell table:formula="of:=[.S4]*([.H$3]^(-[.F$1]))" office:value-type="float" office:value="0.0000740952918056604" calcext:value-type="float">
            <text:p>7.40952918056604E-05</text:p>
          </table:table-cell>
          <table:table-cell office:value-type="float" office:value="0.560122" calcext:value-type="float">
            <text:p>0.560122</text:p>
          </table:table-cell>
          <table:table-cell/>
          <table:table-cell office:value-type="float" office:value="0.17457" calcext:value-type="float">
            <text:p>0.17457</text:p>
          </table:table-cell>
          <table:table-cell table:formula="of:=[.U4]-[.U$1]" office:value-type="float" office:value="0.000003000000000003" calcext:value-type="float">
            <text:p>3.000000000003E-06</text:p>
          </table:table-cell>
          <table:table-cell table:formula="of:=[.V4]*([.H$4]^(-[.G$1]))" office:value-type="float" office:value="0.0306987897684533" calcext:value-type="float">
            <text:p>0.030698789768453</text:p>
          </table:table-cell>
          <table:table-cell table:formula="of:=[.Y4]*([.H$4]^(-[.F$1]))" office:value-type="float" office:value="0.000112294802433971" calcext:value-type="float">
            <text:p>0.000112294802434</text:p>
          </table:table-cell>
          <table:table-cell office:value-type="float" office:value="1.12003" calcext:value-type="float">
            <text:p>1.12003</text:p>
          </table:table-cell>
          <table:table-cell/>
          <table:table-cell office:value-type="float" office:value="0.17457" calcext:value-type="float">
            <text:p>0.17457</text:p>
          </table:table-cell>
          <table:table-cell table:formula="of:=[.AA4]-[.AA$1]" office:value-type="float" office:value="0.000003000000000003" calcext:value-type="float">
            <text:p>3.000000000003E-06</text:p>
          </table:table-cell>
          <table:table-cell table:formula="of:=[.AB4]*([.H$5]^(-[.G$1]))" office:value-type="float" office:value="0.0405353832017834" calcext:value-type="float">
            <text:p>0.040535383201783</text:p>
          </table:table-cell>
          <table:table-cell table:formula="of:=[.AE4]*([.H$5]^(-[.F$1]))" office:value-type="float" office:value="0.000170155073748344" calcext:value-type="float">
            <text:p>0.000170155073748</text:p>
          </table:table-cell>
          <table:table-cell office:value-type="float" office:value="2.2392" calcext:value-type="float">
            <text:p>2.2392</text:p>
          </table:table-cell>
          <table:table-cell/>
          <table:table-cell office:value-type="float" office:value="0.17457" calcext:value-type="float">
            <text:p>0.17457</text:p>
          </table:table-cell>
          <table:table-cell table:formula="of:=[.AG4]-[.AG$1]" office:value-type="float" office:value="0.000003000000000003" calcext:value-type="float">
            <text:p>3.000000000003E-06</text:p>
          </table:table-cell>
          <table:table-cell table:formula="of:=[.AH4]*([.H$6]^(-[.G$1]))" office:value-type="float" office:value="0.0585340031309536" calcext:value-type="float">
            <text:p>0.058534003130954</text:p>
          </table:table-cell>
          <table:table-cell table:formula="of:=[.AK4]*([.H$6]^(-[.F$1]))" office:value-type="float" office:value="0.000294544990761599" calcext:value-type="float">
            <text:p>0.000294544990762</text:p>
          </table:table-cell>
          <table:table-cell office:value-type="float" office:value="5.59153" calcext:value-type="float">
            <text:p>5.59153</text:p>
          </table:table-cell>
          <table:table-cell/>
          <table:table-cell office:value-type="float" office:value="0.17457" calcext:value-type="float">
            <text:p>0.17457</text:p>
          </table:table-cell>
          <table:table-cell table:formula="of:=[.AM4]-[.AM$1]" office:value-type="float" office:value="0.000003000000000003" calcext:value-type="float">
            <text:p>3.000000000003E-06</text:p>
          </table:table-cell>
          <table:table-cell table:formula="of:=[.AN4]*([.H$7]^(-[.G$1]))" office:value-type="float" office:value="0.0772896347101546" calcext:value-type="float">
            <text:p>0.077289634710155</text:p>
          </table:table-cell>
          <table:table-cell table:formula="of:=[.AQ4]*([.H$7]^(-[.F$1]))" office:value-type="float" office:value="0.000445616920003604" calcext:value-type="float">
            <text:p>0.000445616920004</text:p>
          </table:table-cell>
          <table:table-cell office:value-type="float" office:value="11.1614" calcext:value-type="float">
            <text:p>11.1614</text:p>
          </table:table-cell>
        </table:table-row>
        <table:table-row table:style-name="ro1">
          <table:table-cell office:value-type="float" office:value="0.174571" calcext:value-type="float">
            <text:p>0.174571</text:p>
          </table:table-cell>
          <table:table-cell table:formula="of:=[.A5]-[.A$1]" office:value-type="float" office:value="0.000004000000000004" calcext:value-type="float">
            <text:p>4.000000000004E-06</text:p>
          </table:table-cell>
          <table:table-cell table:formula="of:=[.B5]*([.H$1]^(-[.G$1]))" office:value-type="float" office:value="0.0162577331666248" calcext:value-type="float">
            <text:p>0.016257733166625</text:p>
          </table:table-cell>
          <table:table-cell table:formula="of:=[.E5]*([.H$1]^(-[.F$1]))" office:value-type="float" office:value="0.0000416349424722585" calcext:value-type="float">
            <text:p>4.16349424722585E-05</text:p>
          </table:table-cell>
          <table:table-cell office:value-type="float" office:value="0.165364" calcext:value-type="float">
            <text:p>0.165364</text:p>
          </table:table-cell>
          <table:table-cell table:number-columns-repeated="2"/>
          <table:table-cell table:style-name="ce1" office:value-type="float" office:value="20000000000" calcext:value-type="float">
            <text:p>2.00E+10</text:p>
          </table:table-cell>
          <table:table-cell office:value-type="float" office:value="0.174571" calcext:value-type="float">
            <text:p>0.174571</text:p>
          </table:table-cell>
          <table:table-cell table:formula="of:=[.I5]-[.I$1]" office:value-type="float" office:value="0.000004000000000004" calcext:value-type="float">
            <text:p>4.000000000004E-06</text:p>
          </table:table-cell>
          <table:table-cell table:formula="of:=[.J5]*([.H$2]^(-[.G$1]))" office:value-type="float" office:value="0.0214670822163385" calcext:value-type="float">
            <text:p>0.021467082216339</text:p>
          </table:table-cell>
          <table:table-cell table:formula="of:=[.M5]*([.H$2]^(-[.F$1]))" office:value-type="float" office:value="0.0000631071352827439" calcext:value-type="float">
            <text:p>6.31071352827439E-05</text:p>
          </table:table-cell>
          <table:table-cell office:value-type="float" office:value="0.330704" calcext:value-type="float">
            <text:p>0.330704</text:p>
          </table:table-cell>
          <table:table-cell/>
          <table:table-cell office:value-type="float" office:value="0.174571" calcext:value-type="float">
            <text:p>0.174571</text:p>
          </table:table-cell>
          <table:table-cell table:formula="of:=[.O5]-[.O$1]" office:value-type="float" office:value="0.000004000000000004" calcext:value-type="float">
            <text:p>4.000000000004E-06</text:p>
          </table:table-cell>
          <table:table-cell table:formula="of:=[.P5]*([.H$3]^(-[.G$1]))" office:value-type="float" office:value="0.0309989485336434" calcext:value-type="float">
            <text:p>0.030998948533643</text:p>
          </table:table-cell>
          <table:table-cell table:formula="of:=[.S5]*([.H$3]^(-[.F$1]))" office:value-type="float" office:value="0.000109343343424167" calcext:value-type="float">
            <text:p>0.000109343343424</text:p>
          </table:table-cell>
          <table:table-cell office:value-type="float" office:value="0.826579" calcext:value-type="float">
            <text:p>0.826579</text:p>
          </table:table-cell>
          <table:table-cell/>
          <table:table-cell office:value-type="float" office:value="0.174571" calcext:value-type="float">
            <text:p>0.174571</text:p>
          </table:table-cell>
          <table:table-cell table:formula="of:=[.U5]-[.U$1]" office:value-type="float" office:value="0.000004000000000004" calcext:value-type="float">
            <text:p>4.000000000004E-06</text:p>
          </table:table-cell>
          <table:table-cell table:formula="of:=[.V5]*([.H$4]^(-[.G$1]))" office:value-type="float" office:value="0.0409317196912711" calcext:value-type="float">
            <text:p>0.040931719691271</text:p>
          </table:table-cell>
          <table:table-cell table:formula="of:=[.Y5]*([.H$4]^(-[.F$1]))" office:value-type="float" office:value="0.000165685540353614" calcext:value-type="float">
            <text:p>0.000165685540354</text:p>
          </table:table-cell>
          <table:table-cell office:value-type="float" office:value="1.65255" calcext:value-type="float">
            <text:p>1.65255</text:p>
          </table:table-cell>
          <table:table-cell/>
          <table:table-cell office:value-type="float" office:value="0.174571" calcext:value-type="float">
            <text:p>0.174571</text:p>
          </table:table-cell>
          <table:table-cell table:formula="of:=[.AA5]-[.AA$1]" office:value-type="float" office:value="0.000004000000000004" calcext:value-type="float">
            <text:p>4.000000000004E-06</text:p>
          </table:table-cell>
          <table:table-cell table:formula="of:=[.AB5]*([.H$5]^(-[.G$1]))" office:value-type="float" office:value="0.0540471776023778" calcext:value-type="float">
            <text:p>0.054047177602378</text:p>
          </table:table-cell>
          <table:table-cell table:formula="of:=[.AE5]*([.H$5]^(-[.F$1]))" office:value-type="float" office:value="0.000250967335394982" calcext:value-type="float">
            <text:p>0.000250967335395</text:p>
          </table:table-cell>
          <table:table-cell office:value-type="float" office:value="3.30267" calcext:value-type="float">
            <text:p>3.30267</text:p>
          </table:table-cell>
          <table:table-cell/>
          <table:table-cell office:value-type="float" office:value="0.174571" calcext:value-type="float">
            <text:p>0.174571</text:p>
          </table:table-cell>
          <table:table-cell table:formula="of:=[.AG5]-[.AG$1]" office:value-type="float" office:value="0.000004000000000004" calcext:value-type="float">
            <text:p>4.000000000004E-06</text:p>
          </table:table-cell>
          <table:table-cell table:formula="of:=[.AH5]*([.H$6]^(-[.G$1]))" office:value-type="float" office:value="0.0780453375079381" calcext:value-type="float">
            <text:p>0.078045337507938</text:p>
          </table:table-cell>
          <table:table-cell table:formula="of:=[.AK5]*([.H$6]^(-[.F$1]))" office:value-type="float" office:value="0.000433970984541068" calcext:value-type="float">
            <text:p>0.000433970984541</text:p>
          </table:table-cell>
          <table:table-cell office:value-type="float" office:value="8.23834" calcext:value-type="float">
            <text:p>8.23834</text:p>
          </table:table-cell>
          <table:table-cell/>
          <table:table-cell office:value-type="float" office:value="0.174571" calcext:value-type="float">
            <text:p>0.174571</text:p>
          </table:table-cell>
          <table:table-cell table:formula="of:=[.AM5]-[.AM$1]" office:value-type="float" office:value="0.000004000000000004" calcext:value-type="float">
            <text:p>4.000000000004E-06</text:p>
          </table:table-cell>
          <table:table-cell table:formula="of:=[.AN5]*([.H$7]^(-[.G$1]))" office:value-type="float" office:value="0.103052846280206" calcext:value-type="float">
            <text:p>0.103052846280206</text:p>
          </table:table-cell>
          <table:table-cell table:formula="of:=[.AQ5]*([.H$7]^(-[.F$1]))" office:value-type="float" office:value="0.000655377947832276" calcext:value-type="float">
            <text:p>0.000655377947832</text:p>
          </table:table-cell>
          <table:table-cell office:value-type="float" office:value="16.4153" calcext:value-type="float">
            <text:p>16.4153</text:p>
          </table:table-cell>
        </table:table-row>
        <table:table-row table:style-name="ro1">
          <table:table-cell office:value-type="float" office:value="0.174572" calcext:value-type="float">
            <text:p>0.174572</text:p>
          </table:table-cell>
          <table:table-cell table:formula="of:=[.A6]-[.A$1]" office:value-type="float" office:value="0.000005000000000005" calcext:value-type="float">
            <text:p>5.000000000005E-06</text:p>
          </table:table-cell>
          <table:table-cell table:formula="of:=[.B6]*([.H$1]^(-[.G$1]))" office:value-type="float" office:value="0.020322166458281" calcext:value-type="float">
            <text:p>0.020322166458281</text:p>
          </table:table-cell>
          <table:table-cell table:formula="of:=[.E6]*([.H$1]^(-[.F$1]))" office:value-type="float" office:value="0.0000566957718474886" calcext:value-type="float">
            <text:p>5.66957718474886E-05</text:p>
          </table:table-cell>
          <table:table-cell office:value-type="float" office:value="0.225182" calcext:value-type="float">
            <text:p>0.225182</text:p>
          </table:table-cell>
          <table:table-cell table:number-columns-repeated="2"/>
          <table:table-cell table:style-name="ce1" office:value-type="float" office:value="50000000000" calcext:value-type="float">
            <text:p>5.00E+10</text:p>
          </table:table-cell>
          <table:table-cell office:value-type="float" office:value="0.174572" calcext:value-type="float">
            <text:p>0.174572</text:p>
          </table:table-cell>
          <table:table-cell table:formula="of:=[.I6]-[.I$1]" office:value-type="float" office:value="0.000005000000000005" calcext:value-type="float">
            <text:p>5.000000000005E-06</text:p>
          </table:table-cell>
          <table:table-cell table:formula="of:=[.J6]*([.H$2]^(-[.G$1]))" office:value-type="float" office:value="0.0268338527704231" calcext:value-type="float">
            <text:p>0.026833852770423</text:p>
          </table:table-cell>
          <table:table-cell table:formula="of:=[.M6]*([.H$2]^(-[.F$1]))" office:value-type="float" office:value="0.0000859311471562859" calcext:value-type="float">
            <text:p>8.59311471562859E-05</text:p>
          </table:table-cell>
          <table:table-cell office:value-type="float" office:value="0.45031" calcext:value-type="float">
            <text:p>0.45031</text:p>
          </table:table-cell>
          <table:table-cell/>
          <table:table-cell office:value-type="float" office:value="0.174572" calcext:value-type="float">
            <text:p>0.174572</text:p>
          </table:table-cell>
          <table:table-cell table:formula="of:=[.O6]-[.O$1]" office:value-type="float" office:value="0.000005000000000005" calcext:value-type="float">
            <text:p>5.000000000005E-06</text:p>
          </table:table-cell>
          <table:table-cell table:formula="of:=[.P6]*([.H$3]^(-[.G$1]))" office:value-type="float" office:value="0.0387486856670542" calcext:value-type="float">
            <text:p>0.038748685667054</text:p>
          </table:table-cell>
          <table:table-cell table:formula="of:=[.S6]*([.H$3]^(-[.F$1]))" office:value-type="float" office:value="0.000148867349588872" calcext:value-type="float">
            <text:p>0.000148867349589</text:p>
          </table:table-cell>
          <table:table-cell office:value-type="float" office:value="1.12536" calcext:value-type="float">
            <text:p>1.12536</text:p>
          </table:table-cell>
          <table:table-cell/>
          <table:table-cell office:value-type="float" office:value="0.174572" calcext:value-type="float">
            <text:p>0.174572</text:p>
          </table:table-cell>
          <table:table-cell table:formula="of:=[.U6]-[.U$1]" office:value-type="float" office:value="0.000005000000000005" calcext:value-type="float">
            <text:p>5.000000000005E-06</text:p>
          </table:table-cell>
          <table:table-cell table:formula="of:=[.V6]*([.H$4]^(-[.G$1]))" office:value-type="float" office:value="0.0511646496140889" calcext:value-type="float">
            <text:p>0.051164649614089</text:p>
          </table:table-cell>
          <table:table-cell table:formula="of:=[.Y6]*([.H$4]^(-[.F$1]))" office:value-type="float" office:value="0.000225519019989468" calcext:value-type="float">
            <text:p>0.000225519019989</text:p>
          </table:table-cell>
          <table:table-cell office:value-type="float" office:value="2.24933" calcext:value-type="float">
            <text:p>2.24933</text:p>
          </table:table-cell>
          <table:table-cell/>
          <table:table-cell office:value-type="float" office:value="0.174572" calcext:value-type="float">
            <text:p>0.174572</text:p>
          </table:table-cell>
          <table:table-cell table:formula="of:=[.AA6]-[.AA$1]" office:value-type="float" office:value="0.000005000000000005" calcext:value-type="float">
            <text:p>5.000000000005E-06</text:p>
          </table:table-cell>
          <table:table-cell table:formula="of:=[.AB6]*([.H$5]^(-[.G$1]))" office:value-type="float" office:value="0.0675589720029723" calcext:value-type="float">
            <text:p>0.067558972002972</text:p>
          </table:table-cell>
          <table:table-cell table:formula="of:=[.AE6]*([.H$5]^(-[.F$1]))" office:value-type="float" office:value="0.000341427189111596" calcext:value-type="float">
            <text:p>0.000341427189112</text:p>
          </table:table-cell>
          <table:table-cell office:value-type="float" office:value="4.4931" calcext:value-type="float">
            <text:p>4.4931</text:p>
          </table:table-cell>
          <table:table-cell/>
          <table:table-cell office:value-type="float" office:value="0.174572" calcext:value-type="float">
            <text:p>0.174572</text:p>
          </table:table-cell>
          <table:table-cell table:formula="of:=[.AG6]-[.AG$1]" office:value-type="float" office:value="0.000005000000000005" calcext:value-type="float">
            <text:p>5.000000000005E-06</text:p>
          </table:table-cell>
          <table:table-cell table:formula="of:=[.AH6]*([.H$6]^(-[.G$1]))" office:value-type="float" office:value="0.0975566718849226" calcext:value-type="float">
            <text:p>0.097556671884923</text:p>
          </table:table-cell>
          <table:table-cell table:formula="of:=[.AK6]*([.H$6]^(-[.F$1]))" office:value-type="float" office:value="0.000589502969154057" calcext:value-type="float">
            <text:p>0.000589502969154</text:p>
          </table:table-cell>
          <table:table-cell office:value-type="float" office:value="11.1909" calcext:value-type="float">
            <text:p>11.1909</text:p>
          </table:table-cell>
          <table:table-cell/>
          <table:table-cell office:value-type="float" office:value="0.174572" calcext:value-type="float">
            <text:p>0.174572</text:p>
          </table:table-cell>
          <table:table-cell table:formula="of:=[.AM6]-[.AM$1]" office:value-type="float" office:value="0.000005000000000005" calcext:value-type="float">
            <text:p>5.000000000005E-06</text:p>
          </table:table-cell>
          <table:table-cell table:formula="of:=[.AN6]*([.H$7]^(-[.G$1]))" office:value-type="float" office:value="0.128816057850258" calcext:value-type="float">
            <text:p>0.128816057850258</text:p>
          </table:table-cell>
          <table:table-cell table:formula="of:=[.AQ6]*([.H$7]^(-[.F$1]))" office:value-type="float" office:value="0.000887991944375451" calcext:value-type="float">
            <text:p>0.000887991944375</text:p>
          </table:table-cell>
          <table:table-cell office:value-type="float" office:value="22.2416" calcext:value-type="float">
            <text:p>22.2416</text:p>
          </table:table-cell>
        </table:table-row>
        <table:table-row table:style-name="ro1">
          <table:table-cell office:value-type="float" office:value="0.174573" calcext:value-type="float">
            <text:p>0.174573</text:p>
          </table:table-cell>
          <table:table-cell table:formula="of:=[.A7]-[.A$1]" office:value-type="float" office:value="0.000006000000000006" calcext:value-type="float">
            <text:p>6.000000000006E-06</text:p>
          </table:table-cell>
          <table:table-cell table:formula="of:=[.B7]*([.H$1]^(-[.G$1]))" office:value-type="float" office:value="0.0243865997499372" calcext:value-type="float">
            <text:p>0.024386599749937</text:p>
          </table:table-cell>
          <table:table-cell table:formula="of:=[.E7]*([.H$1]^(-[.F$1]))" office:value-type="float" office:value="0.0000732292481018474" calcext:value-type="float">
            <text:p>7.32292481018474E-05</text:p>
          </table:table-cell>
          <table:table-cell office:value-type="float" office:value="0.290849" calcext:value-type="float">
            <text:p>0.290849</text:p>
          </table:table-cell>
          <table:table-cell table:number-columns-repeated="2"/>
          <table:table-cell table:style-name="ce1" office:value-type="float" office:value="100000000000" calcext:value-type="float">
            <text:p>1.00E+11</text:p>
          </table:table-cell>
          <table:table-cell office:value-type="float" office:value="0.174573" calcext:value-type="float">
            <text:p>0.174573</text:p>
          </table:table-cell>
          <table:table-cell table:formula="of:=[.I7]-[.I$1]" office:value-type="float" office:value="0.000006000000000006" calcext:value-type="float">
            <text:p>6.000000000006E-06</text:p>
          </table:table-cell>
          <table:table-cell table:formula="of:=[.J7]*([.H$2]^(-[.G$1]))" office:value-type="float" office:value="0.0322006233245077" calcext:value-type="float">
            <text:p>0.032200623324508</text:p>
          </table:table-cell>
          <table:table-cell table:formula="of:=[.M7]*([.H$2]^(-[.F$1]))" office:value-type="float" office:value="0.000110982678473667" calcext:value-type="float">
            <text:p>0.000110982678474</text:p>
          </table:table-cell>
          <table:table-cell office:value-type="float" office:value="0.581589" calcext:value-type="float">
            <text:p>0.581589</text:p>
          </table:table-cell>
          <table:table-cell/>
          <table:table-cell office:value-type="float" office:value="0.174573" calcext:value-type="float">
            <text:p>0.174573</text:p>
          </table:table-cell>
          <table:table-cell table:formula="of:=[.O7]-[.O$1]" office:value-type="float" office:value="0.000006000000000006" calcext:value-type="float">
            <text:p>6.000000000006E-06</text:p>
          </table:table-cell>
          <table:table-cell table:formula="of:=[.P7]*([.H$3]^(-[.G$1]))" office:value-type="float" office:value="0.046498422800465" calcext:value-type="float">
            <text:p>0.046498422800465</text:p>
          </table:table-cell>
          <table:table-cell table:formula="of:=[.S7]*([.H$3]^(-[.F$1]))" office:value-type="float" office:value="0.000192228788170069" calcext:value-type="float">
            <text:p>0.00019222878817</text:p>
          </table:table-cell>
          <table:table-cell office:value-type="float" office:value="1.45315" calcext:value-type="float">
            <text:p>1.45315</text:p>
          </table:table-cell>
          <table:table-cell/>
          <table:table-cell office:value-type="float" office:value="0.174573" calcext:value-type="float">
            <text:p>0.174573</text:p>
          </table:table-cell>
          <table:table-cell table:formula="of:=[.U7]-[.U$1]" office:value-type="float" office:value="0.000006000000000006" calcext:value-type="float">
            <text:p>6.000000000006E-06</text:p>
          </table:table-cell>
          <table:table-cell table:formula="of:=[.V7]*([.H$4]^(-[.G$1]))" office:value-type="float" office:value="0.0613975795369067" calcext:value-type="float">
            <text:p>0.061397579536907</text:p>
          </table:table-cell>
          <table:table-cell table:formula="of:=[.Y7]*([.H$4]^(-[.F$1]))" office:value-type="float" office:value="0.000291111464520732" calcext:value-type="float">
            <text:p>0.000291111464521</text:p>
          </table:table-cell>
          <table:table-cell office:value-type="float" office:value="2.90355" calcext:value-type="float">
            <text:p>2.90355</text:p>
          </table:table-cell>
          <table:table-cell/>
          <table:table-cell office:value-type="float" office:value="0.174573" calcext:value-type="float">
            <text:p>0.174573</text:p>
          </table:table-cell>
          <table:table-cell table:formula="of:=[.AA7]-[.AA$1]" office:value-type="float" office:value="0.000006000000000006" calcext:value-type="float">
            <text:p>6.000000000006E-06</text:p>
          </table:table-cell>
          <table:table-cell table:formula="of:=[.AB7]*([.H$5]^(-[.G$1]))" office:value-type="float" office:value="0.0810707664035668" calcext:value-type="float">
            <text:p>0.081070766403567</text:p>
          </table:table-cell>
          <table:table-cell table:formula="of:=[.AE7]*([.H$5]^(-[.F$1]))" office:value-type="float" office:value="0.000440439630158674" calcext:value-type="float">
            <text:p>0.000440439630159</text:p>
          </table:table-cell>
          <table:table-cell office:value-type="float" office:value="5.79608" calcext:value-type="float">
            <text:p>5.79608</text:p>
          </table:table-cell>
          <table:table-cell/>
          <table:table-cell office:value-type="float" office:value="0.174573" calcext:value-type="float">
            <text:p>0.174573</text:p>
          </table:table-cell>
          <table:table-cell table:formula="of:=[.AG7]-[.AG$1]" office:value-type="float" office:value="0.000006000000000006" calcext:value-type="float">
            <text:p>6.000000000006E-06</text:p>
          </table:table-cell>
          <table:table-cell table:formula="of:=[.AH7]*([.H$6]^(-[.G$1]))" office:value-type="float" office:value="0.117068006261907" calcext:value-type="float">
            <text:p>0.117068006261907</text:p>
          </table:table-cell>
          <table:table-cell table:formula="of:=[.AK7]*([.H$6]^(-[.F$1]))" office:value-type="float" office:value="0.000758922716394518" calcext:value-type="float">
            <text:p>0.000758922716395</text:p>
          </table:table-cell>
          <table:table-cell office:value-type="float" office:value="14.4071" calcext:value-type="float">
            <text:p>14.4071</text:p>
          </table:table-cell>
          <table:table-cell/>
          <table:table-cell office:value-type="float" office:value="0.174573" calcext:value-type="float">
            <text:p>0.174573</text:p>
          </table:table-cell>
          <table:table-cell table:formula="of:=[.AM7]-[.AM$1]" office:value-type="float" office:value="0.000006000000000006" calcext:value-type="float">
            <text:p>6.000000000006E-06</text:p>
          </table:table-cell>
          <table:table-cell table:formula="of:=[.AN7]*([.H$7]^(-[.G$1]))" office:value-type="float" office:value="0.154579269420309" calcext:value-type="float">
            <text:p>0.154579269420309</text:p>
          </table:table-cell>
          <table:table-cell table:formula="of:=[.AQ7]*([.H$7]^(-[.F$1]))" office:value-type="float" office:value="0.00113931072051811" calcext:value-type="float">
            <text:p>0.001139310720518</text:p>
          </table:table-cell>
          <table:table-cell office:value-type="float" office:value="28.5364" calcext:value-type="float">
            <text:p>28.5364</text:p>
          </table:table-cell>
        </table:table-row>
        <table:table-row table:style-name="ro1">
          <table:table-cell office:value-type="float" office:value="0.174574" calcext:value-type="float">
            <text:p>0.174574</text:p>
          </table:table-cell>
          <table:table-cell table:formula="of:=[.A8]-[.A$1]" office:value-type="float" office:value="0.00000699999999997925" calcext:value-type="float">
            <text:p>6.99999999997925E-06</text:p>
          </table:table-cell>
          <table:table-cell table:formula="of:=[.B8]*([.H$1]^(-[.G$1]))" office:value-type="float" office:value="0.0284510330414805" calcext:value-type="float">
            <text:p>0.028451033041481</text:p>
          </table:table-cell>
          <table:table-cell table:formula="of:=[.E8]*([.H$1]^(-[.F$1]))" office:value-type="float" office:value="0.0000911125037918379" calcext:value-type="float">
            <text:p>9.11125037918379E-05</text:p>
          </table:table-cell>
          <table:table-cell office:value-type="float" office:value="0.361877" calcext:value-type="float">
            <text:p>0.361877</text:p>
          </table:table-cell>
          <table:table-cell table:number-columns-repeated="3"/>
          <table:table-cell office:value-type="float" office:value="0.174574" calcext:value-type="float">
            <text:p>0.174574</text:p>
          </table:table-cell>
          <table:table-cell table:formula="of:=[.I8]-[.I$1]" office:value-type="float" office:value="0.00000699999999997925" calcext:value-type="float">
            <text:p>6.99999999997925E-06</text:p>
          </table:table-cell>
          <table:table-cell table:formula="of:=[.J8]*([.H$2]^(-[.G$1]))" office:value-type="float" office:value="0.0375673938784434" calcext:value-type="float">
            <text:p>0.037567393878443</text:p>
          </table:table-cell>
          <table:table-cell table:formula="of:=[.M8]*([.H$2]^(-[.F$1]))" office:value-type="float" office:value="0.000138074337468089" calcext:value-type="float">
            <text:p>0.000138074337468</text:p>
          </table:table-cell>
          <table:table-cell office:value-type="float" office:value="0.723559" calcext:value-type="float">
            <text:p>0.723559</text:p>
          </table:table-cell>
          <table:table-cell/>
          <table:table-cell office:value-type="float" office:value="0.174574" calcext:value-type="float">
            <text:p>0.174574</text:p>
          </table:table-cell>
          <table:table-cell table:formula="of:=[.O8]-[.O$1]" office:value-type="float" office:value="0.00000699999999997925" calcext:value-type="float">
            <text:p>6.99999999997925E-06</text:p>
          </table:table-cell>
          <table:table-cell table:formula="of:=[.P8]*([.H$3]^(-[.G$1]))" office:value-type="float" office:value="0.0542481599336608" calcext:value-type="float">
            <text:p>0.054248159933661</text:p>
          </table:table-cell>
          <table:table-cell table:formula="of:=[.S8]*([.H$3]^(-[.F$1]))" office:value-type="float" office:value="0.000239093112420842" calcext:value-type="float">
            <text:p>0.000239093112421</text:p>
          </table:table-cell>
          <table:table-cell office:value-type="float" office:value="1.80742" calcext:value-type="float">
            <text:p>1.80742</text:p>
          </table:table-cell>
          <table:table-cell/>
          <table:table-cell office:value-type="float" office:value="0.174574" calcext:value-type="float">
            <text:p>0.174574</text:p>
          </table:table-cell>
          <table:table-cell table:formula="of:=[.U8]-[.U$1]" office:value-type="float" office:value="0.00000699999999997925" calcext:value-type="float">
            <text:p>6.99999999997925E-06</text:p>
          </table:table-cell>
          <table:table-cell table:formula="of:=[.V8]*([.H$4]^(-[.G$1]))" office:value-type="float" office:value="0.0716305094594404" calcext:value-type="float">
            <text:p>0.071630509459441</text:p>
          </table:table-cell>
          <table:table-cell table:formula="of:=[.Y8]*([.H$4]^(-[.F$1]))" office:value-type="float" office:value="0.000361931493133591" calcext:value-type="float">
            <text:p>0.000361931493134</text:p>
          </table:table-cell>
          <table:table-cell office:value-type="float" office:value="3.60991" calcext:value-type="float">
            <text:p>3.60991</text:p>
          </table:table-cell>
          <table:table-cell/>
          <table:table-cell office:value-type="float" office:value="0.174574" calcext:value-type="float">
            <text:p>0.174574</text:p>
          </table:table-cell>
          <table:table-cell table:formula="of:=[.AA8]-[.AA$1]" office:value-type="float" office:value="0.00000699999999997925" calcext:value-type="float">
            <text:p>6.99999999997925E-06</text:p>
          </table:table-cell>
          <table:table-cell table:formula="of:=[.AB8]*([.H$5]^(-[.G$1]))" office:value-type="float" office:value="0.0945825608037862" calcext:value-type="float">
            <text:p>0.094582560803786</text:p>
          </table:table-cell>
          <table:table-cell table:formula="of:=[.AE8]*([.H$5]^(-[.F$1]))" office:value-type="float" office:value="0.000547125463197137" calcext:value-type="float">
            <text:p>0.000547125463197</text:p>
          </table:table-cell>
          <table:table-cell office:value-type="float" office:value="7.20004" calcext:value-type="float">
            <text:p>7.20004</text:p>
          </table:table-cell>
          <table:table-cell/>
          <table:table-cell office:value-type="float" office:value="0.174574" calcext:value-type="float">
            <text:p>0.174574</text:p>
          </table:table-cell>
          <table:table-cell table:formula="of:=[.AG8]-[.AG$1]" office:value-type="float" office:value="0.00000699999999997925" calcext:value-type="float">
            <text:p>6.99999999997925E-06</text:p>
          </table:table-cell>
          <table:table-cell table:formula="of:=[.AH8]*([.H$6]^(-[.G$1]))" office:value-type="float" office:value="0.13657934063835" calcext:value-type="float">
            <text:p>0.13657934063835</text:p>
          </table:table-cell>
          <table:table-cell table:formula="of:=[.AK8]*([.H$6]^(-[.F$1]))" office:value-type="float" office:value="0.000940342282807101" calcext:value-type="float">
            <text:p>0.000940342282807</text:p>
          </table:table-cell>
          <table:table-cell office:value-type="float" office:value="17.8511" calcext:value-type="float">
            <text:p>17.8511</text:p>
          </table:table-cell>
          <table:table-cell/>
          <table:table-cell office:value-type="float" office:value="0.174574" calcext:value-type="float">
            <text:p>0.174574</text:p>
          </table:table-cell>
          <table:table-cell table:formula="of:=[.AM8]-[.AM$1]" office:value-type="float" office:value="0.00000699999999997925" calcext:value-type="float">
            <text:p>6.99999999997925E-06</text:p>
          </table:table-cell>
          <table:table-cell table:formula="of:=[.AN8]*([.H$7]^(-[.G$1]))" office:value-type="float" office:value="0.180342480989646" calcext:value-type="float">
            <text:p>0.180342480989646</text:p>
          </table:table-cell>
          <table:table-cell table:formula="of:=[.AQ8]*([.H$7]^(-[.F$1]))" office:value-type="float" office:value="0.00140551347069426" calcext:value-type="float">
            <text:p>0.001405513470694</text:p>
          </table:table-cell>
          <table:table-cell office:value-type="float" office:value="35.204" calcext:value-type="float">
            <text:p>35.204</text:p>
          </table:table-cell>
        </table:table-row>
        <table:table-row table:style-name="ro1">
          <table:table-cell office:value-type="float" office:value="0.174575" calcext:value-type="float">
            <text:p>0.174575</text:p>
          </table:table-cell>
          <table:table-cell table:formula="of:=[.A9]-[.A$1]" office:value-type="float" office:value="0.00000799999999998025" calcext:value-type="float">
            <text:p>7.99999999998025E-06</text:p>
          </table:table-cell>
          <table:table-cell table:formula="of:=[.B9]*([.H$1]^(-[.G$1]))" office:value-type="float" office:value="0.0325154663331367" calcext:value-type="float">
            <text:p>0.032515466333137</text:p>
          </table:table-cell>
          <table:table-cell table:formula="of:=[.E9]*([.H$1]^(-[.F$1]))" office:value-type="float" office:value="0.00011024885633897" calcext:value-type="float">
            <text:p>0.000110248856339</text:p>
          </table:table-cell>
          <table:table-cell office:value-type="float" office:value="0.437882" calcext:value-type="float">
            <text:p>0.437882</text:p>
          </table:table-cell>
          <table:table-cell table:number-columns-repeated="3"/>
          <table:table-cell office:value-type="float" office:value="0.174575" calcext:value-type="float">
            <text:p>0.174575</text:p>
          </table:table-cell>
          <table:table-cell table:formula="of:=[.I9]-[.I$1]" office:value-type="float" office:value="0.00000799999999998025" calcext:value-type="float">
            <text:p>7.99999999998025E-06</text:p>
          </table:table-cell>
          <table:table-cell table:formula="of:=[.J9]*([.H$2]^(-[.G$1]))" office:value-type="float" office:value="0.042934164432528" calcext:value-type="float">
            <text:p>0.042934164432528</text:p>
          </table:table-cell>
          <table:table-cell table:formula="of:=[.M9]*([.H$2]^(-[.F$1]))" office:value-type="float" office:value="0.000167056706875391" calcext:value-type="float">
            <text:p>0.000167056706875</text:p>
          </table:table-cell>
          <table:table-cell office:value-type="float" office:value="0.875437" calcext:value-type="float">
            <text:p>0.875437</text:p>
          </table:table-cell>
          <table:table-cell/>
          <table:table-cell office:value-type="float" office:value="0.174575" calcext:value-type="float">
            <text:p>0.174575</text:p>
          </table:table-cell>
          <table:table-cell table:formula="of:=[.O9]-[.O$1]" office:value-type="float" office:value="0.00000799999999998025" calcext:value-type="float">
            <text:p>7.99999999998025E-06</text:p>
          </table:table-cell>
          <table:table-cell table:formula="of:=[.P9]*([.H$3]^(-[.G$1]))" office:value-type="float" office:value="0.0619978970670716" calcext:value-type="float">
            <text:p>0.061997897067072</text:p>
          </table:table-cell>
          <table:table-cell table:formula="of:=[.S9]*([.H$3]^(-[.F$1]))" office:value-type="float" office:value="0.000289191785411083" calcext:value-type="float">
            <text:p>0.000289191785411</text:p>
          </table:table-cell>
          <table:table-cell office:value-type="float" office:value="2.18614" calcext:value-type="float">
            <text:p>2.18614</text:p>
          </table:table-cell>
          <table:table-cell/>
          <table:table-cell office:value-type="float" office:value="0.174575" calcext:value-type="float">
            <text:p>0.174575</text:p>
          </table:table-cell>
          <table:table-cell table:formula="of:=[.U9]-[.U$1]" office:value-type="float" office:value="0.00000799999999998025" calcext:value-type="float">
            <text:p>7.99999999998025E-06</text:p>
          </table:table-cell>
          <table:table-cell table:formula="of:=[.V9]*([.H$4]^(-[.G$1]))" office:value-type="float" office:value="0.0818634393822582" calcext:value-type="float">
            <text:p>0.081863439382258</text:p>
          </table:table-cell>
          <table:table-cell table:formula="of:=[.Y9]*([.H$4]^(-[.F$1]))" office:value-type="float" office:value="0.000437542972518588" calcext:value-type="float">
            <text:p>0.000437542972519</text:p>
          </table:table-cell>
          <table:table-cell office:value-type="float" office:value="4.36406" calcext:value-type="float">
            <text:p>4.36406</text:p>
          </table:table-cell>
          <table:table-cell/>
          <table:table-cell office:value-type="float" office:value="0.174575" calcext:value-type="float">
            <text:p>0.174575</text:p>
          </table:table-cell>
          <table:table-cell table:formula="of:=[.AA9]-[.AA$1]" office:value-type="float" office:value="0.00000799999999998025" calcext:value-type="float">
            <text:p>7.99999999998025E-06</text:p>
          </table:table-cell>
          <table:table-cell table:formula="of:=[.AB9]*([.H$5]^(-[.G$1]))" office:value-type="float" office:value="0.108094355204381" calcext:value-type="float">
            <text:p>0.108094355204381</text:p>
          </table:table-cell>
          <table:table-cell table:formula="of:=[.AE9]*([.H$5]^(-[.F$1]))" office:value-type="float" office:value="0.00066073923392479" calcext:value-type="float">
            <text:p>0.000660739233925</text:p>
          </table:table-cell>
          <table:table-cell office:value-type="float" office:value="8.69517" calcext:value-type="float">
            <text:p>8.69517</text:p>
          </table:table-cell>
          <table:table-cell/>
          <table:table-cell office:value-type="float" office:value="0.174575" calcext:value-type="float">
            <text:p>0.174575</text:p>
          </table:table-cell>
          <table:table-cell table:formula="of:=[.AG9]-[.AG$1]" office:value-type="float" office:value="0.00000799999999998025" calcext:value-type="float">
            <text:p>7.99999999998025E-06</text:p>
          </table:table-cell>
          <table:table-cell table:formula="of:=[.AH9]*([.H$6]^(-[.G$1]))" office:value-type="float" office:value="0.156090675015335" calcext:value-type="float">
            <text:p>0.156090675015335</text:p>
          </table:table-cell>
          <table:table-cell table:formula="of:=[.AK9]*([.H$6]^(-[.F$1]))" office:value-type="float" office:value="0.00113201279219991" calcext:value-type="float">
            <text:p>0.0011320127922</text:p>
          </table:table-cell>
          <table:table-cell office:value-type="float" office:value="21.4897" calcext:value-type="float">
            <text:p>21.4897</text:p>
          </table:table-cell>
          <table:table-cell/>
          <table:table-cell office:value-type="float" office:value="0.174575" calcext:value-type="float">
            <text:p>0.174575</text:p>
          </table:table-cell>
          <table:table-cell table:formula="of:=[.AM9]-[.AM$1]" office:value-type="float" office:value="0.00000799999999998025" calcext:value-type="float">
            <text:p>7.99999999998025E-06</text:p>
          </table:table-cell>
          <table:table-cell table:formula="of:=[.AN9]*([.H$7]^(-[.G$1]))" office:value-type="float" office:value="0.206105692559697" calcext:value-type="float">
            <text:p>0.206105692559697</text:p>
          </table:table-cell>
          <table:table-cell table:formula="of:=[.AQ9]*([.H$7]^(-[.F$1]))" office:value-type="float" office:value="0.00168287520891321" calcext:value-type="float">
            <text:p>0.001682875208913</text:p>
          </table:table-cell>
          <table:table-cell office:value-type="float" office:value="42.1511" calcext:value-type="float">
            <text:p>42.1511</text:p>
          </table:table-cell>
        </table:table-row>
        <table:table-row table:style-name="ro1">
          <table:table-cell office:value-type="float" office:value="0.174576" calcext:value-type="float">
            <text:p>0.174576</text:p>
          </table:table-cell>
          <table:table-cell table:formula="of:=[.A10]-[.A$1]" office:value-type="float" office:value="0.00000899999999998125" calcext:value-type="float">
            <text:p>8.99999999998125E-06</text:p>
          </table:table-cell>
          <table:table-cell table:formula="of:=[.B10]*([.H$1]^(-[.G$1]))" office:value-type="float" office:value="0.0365798996247929" calcext:value-type="float">
            <text:p>0.036579899624793</text:p>
          </table:table-cell>
          <table:table-cell table:formula="of:=[.E10]*([.H$1]^(-[.F$1]))" office:value-type="float" office:value="0.000130558240482933" calcext:value-type="float">
            <text:p>0.000130558240483</text:p>
          </table:table-cell>
          <table:table-cell office:value-type="float" office:value="0.518546" calcext:value-type="float">
            <text:p>0.518546</text:p>
          </table:table-cell>
          <table:table-cell table:number-columns-repeated="3"/>
          <table:table-cell office:value-type="float" office:value="0.174576" calcext:value-type="float">
            <text:p>0.174576</text:p>
          </table:table-cell>
          <table:table-cell table:formula="of:=[.I10]-[.I$1]" office:value-type="float" office:value="0.00000899999999998125" calcext:value-type="float">
            <text:p>8.99999999998125E-06</text:p>
          </table:table-cell>
          <table:table-cell table:formula="of:=[.J10]*([.H$2]^(-[.G$1]))" office:value-type="float" office:value="0.0483009349866126" calcext:value-type="float">
            <text:p>0.048300934986613</text:p>
          </table:table-cell>
          <table:table-cell table:formula="of:=[.M10]*([.H$2]^(-[.F$1]))" office:value-type="float" office:value="0.000197807085161917" calcext:value-type="float">
            <text:p>0.000197807085162</text:p>
          </table:table-cell>
          <table:table-cell office:value-type="float" office:value="1.03658" calcext:value-type="float">
            <text:p>1.03658</text:p>
          </table:table-cell>
          <table:table-cell/>
          <table:table-cell office:value-type="float" office:value="0.174576" calcext:value-type="float">
            <text:p>0.174576</text:p>
          </table:table-cell>
          <table:table-cell table:formula="of:=[.O10]-[.O$1]" office:value-type="float" office:value="0.00000899999999998125" calcext:value-type="float">
            <text:p>8.99999999998125E-06</text:p>
          </table:table-cell>
          <table:table-cell table:formula="of:=[.P10]*([.H$3]^(-[.G$1]))" office:value-type="float" office:value="0.0697476342004824" calcext:value-type="float">
            <text:p>0.069747634200483</text:p>
          </table:table-cell>
          <table:table-cell table:formula="of:=[.S10]*([.H$3]^(-[.F$1]))" office:value-type="float" office:value="0.000342297278313312" calcext:value-type="float">
            <text:p>0.000342297278313</text:p>
          </table:table-cell>
          <table:table-cell office:value-type="float" office:value="2.58759" calcext:value-type="float">
            <text:p>2.58759</text:p>
          </table:table-cell>
          <table:table-cell/>
          <table:table-cell office:value-type="float" office:value="0.174576" calcext:value-type="float">
            <text:p>0.174576</text:p>
          </table:table-cell>
          <table:table-cell table:formula="of:=[.U10]-[.U$1]" office:value-type="float" office:value="0.00000899999999998125" calcext:value-type="float">
            <text:p>8.99999999998125E-06</text:p>
          </table:table-cell>
          <table:table-cell table:formula="of:=[.V10]*([.H$4]^(-[.G$1]))" office:value-type="float" office:value="0.092096369305076" calcext:value-type="float">
            <text:p>0.092096369305076</text:p>
          </table:table-cell>
          <table:table-cell table:formula="of:=[.Y10]*([.H$4]^(-[.F$1]))" office:value-type="float" office:value="0.000517571930895435" calcext:value-type="float">
            <text:p>0.000517571930895</text:p>
          </table:table-cell>
          <table:table-cell office:value-type="float" office:value="5.16227" calcext:value-type="float">
            <text:p>5.16227</text:p>
          </table:table-cell>
          <table:table-cell/>
          <table:table-cell office:value-type="float" office:value="0.174576" calcext:value-type="float">
            <text:p>0.174576</text:p>
          </table:table-cell>
          <table:table-cell table:formula="of:=[.AA10]-[.AA$1]" office:value-type="float" office:value="0.00000899999999998125" calcext:value-type="float">
            <text:p>8.99999999998125E-06</text:p>
          </table:table-cell>
          <table:table-cell table:formula="of:=[.AB10]*([.H$5]^(-[.G$1]))" office:value-type="float" office:value="0.121606149604975" calcext:value-type="float">
            <text:p>0.121606149604975</text:p>
          </table:table-cell>
          <table:table-cell table:formula="of:=[.AE10]*([.H$5]^(-[.F$1]))" office:value-type="float" office:value="0.000780614516833966" calcext:value-type="float">
            <text:p>0.000780614516834</text:p>
          </table:table-cell>
          <table:table-cell office:value-type="float" office:value="10.2727" calcext:value-type="float">
            <text:p>10.2727</text:p>
          </table:table-cell>
          <table:table-cell/>
          <table:table-cell office:value-type="float" office:value="0.174576" calcext:value-type="float">
            <text:p>0.174576</text:p>
          </table:table-cell>
          <table:table-cell table:formula="of:=[.AG10]-[.AG$1]" office:value-type="float" office:value="0.00000899999999998125" calcext:value-type="float">
            <text:p>8.99999999998125E-06</text:p>
          </table:table-cell>
          <table:table-cell table:formula="of:=[.AH10]*([.H$6]^(-[.G$1]))" office:value-type="float" office:value="0.175602009392319" calcext:value-type="float">
            <text:p>0.175602009392319</text:p>
          </table:table-cell>
          <table:table-cell table:formula="of:=[.AK10]*([.H$6]^(-[.F$1]))" office:value-type="float" office:value="0.0013322907223685" calcext:value-type="float">
            <text:p>0.001332290722369</text:p>
          </table:table-cell>
          <table:table-cell office:value-type="float" office:value="25.2917" calcext:value-type="float">
            <text:p>25.2917</text:p>
          </table:table-cell>
          <table:table-cell/>
          <table:table-cell office:value-type="float" office:value="0.174576" calcext:value-type="float">
            <text:p>0.174576</text:p>
          </table:table-cell>
          <table:table-cell table:formula="of:=[.AM10]-[.AM$1]" office:value-type="float" office:value="0.00000899999999998125" calcext:value-type="float">
            <text:p>8.99999999998125E-06</text:p>
          </table:table-cell>
          <table:table-cell table:formula="of:=[.AN10]*([.H$7]^(-[.G$1]))" office:value-type="float" office:value="0.231868904129749" calcext:value-type="float">
            <text:p>0.231868904129749</text:p>
          </table:table-cell>
          <table:table-cell table:formula="of:=[.AQ10]*([.H$7]^(-[.F$1]))" office:value-type="float" office:value="0.0019676749416666" calcext:value-type="float">
            <text:p>0.001967674941667</text:p>
          </table:table-cell>
          <table:table-cell office:value-type="float" office:value="49.2845" calcext:value-type="float">
            <text:p>49.2845</text:p>
          </table:table-cell>
        </table:table-row>
        <table:table-row table:style-name="ro1">
          <table:table-cell office:value-type="float" office:value="0.174577" calcext:value-type="float">
            <text:p>0.174577</text:p>
          </table:table-cell>
          <table:table-cell table:formula="of:=[.A11]-[.A$1]" office:value-type="float" office:value="0.00000999999999998225" calcext:value-type="float">
            <text:p>9.99999999998225E-06</text:p>
          </table:table-cell>
          <table:table-cell table:formula="of:=[.B11]*([.H$1]^(-[.G$1]))" office:value-type="float" office:value="0.0406443329164491" calcext:value-type="float">
            <text:p>0.040644332916449</text:p>
          </table:table-cell>
          <table:table-cell table:formula="of:=[.E11]*([.H$1]^(-[.F$1]))" office:value-type="float" office:value="0.000151974690506111" calcext:value-type="float">
            <text:p>0.000151974690506</text:p>
          </table:table-cell>
          <table:table-cell office:value-type="float" office:value="0.603607" calcext:value-type="float">
            <text:p>0.603607</text:p>
          </table:table-cell>
          <table:table-cell table:number-columns-repeated="3"/>
          <table:table-cell office:value-type="float" office:value="0.174577" calcext:value-type="float">
            <text:p>0.174577</text:p>
          </table:table-cell>
          <table:table-cell table:formula="of:=[.I11]-[.I$1]" office:value-type="float" office:value="0.00000999999999998225" calcext:value-type="float">
            <text:p>9.99999999998225E-06</text:p>
          </table:table-cell>
          <table:table-cell table:formula="of:=[.J11]*([.H$2]^(-[.G$1]))" office:value-type="float" office:value="0.0536677055406973" calcext:value-type="float">
            <text:p>0.053667705540697</text:p>
          </table:table-cell>
          <table:table-cell table:formula="of:=[.M11]*([.H$2]^(-[.F$1]))" office:value-type="float" office:value="0.000230220899325419" calcext:value-type="float">
            <text:p>0.000230220899325</text:p>
          </table:table-cell>
          <table:table-cell office:value-type="float" office:value="1.20644" calcext:value-type="float">
            <text:p>1.20644</text:p>
          </table:table-cell>
          <table:table-cell/>
          <table:table-cell office:value-type="float" office:value="0.174577" calcext:value-type="float">
            <text:p>0.174577</text:p>
          </table:table-cell>
          <table:table-cell table:formula="of:=[.O11]-[.O$1]" office:value-type="float" office:value="0.00000999999999998225" calcext:value-type="float">
            <text:p>9.99999999998225E-06</text:p>
          </table:table-cell>
          <table:table-cell table:formula="of:=[.P11]*([.H$3]^(-[.G$1]))" office:value-type="float" office:value="0.0774973713338933" calcext:value-type="float">
            <text:p>0.077497371333893</text:p>
          </table:table-cell>
          <table:table-cell table:formula="of:=[.S11]*([.H$3]^(-[.F$1]))" office:value-type="float" office:value="0.000398216456192575" calcext:value-type="float">
            <text:p>0.000398216456193</text:p>
          </table:table-cell>
          <table:table-cell office:value-type="float" office:value="3.01031" calcext:value-type="float">
            <text:p>3.01031</text:p>
          </table:table-cell>
          <table:table-cell/>
          <table:table-cell office:value-type="float" office:value="0.174577" calcext:value-type="float">
            <text:p>0.174577</text:p>
          </table:table-cell>
          <table:table-cell table:formula="of:=[.U11]-[.U$1]" office:value-type="float" office:value="0.00000999999999998225" calcext:value-type="float">
            <text:p>9.99999999998225E-06</text:p>
          </table:table-cell>
          <table:table-cell table:formula="of:=[.V11]*([.H$4]^(-[.G$1]))" office:value-type="float" office:value="0.102329299227894" calcext:value-type="float">
            <text:p>0.102329299227894</text:p>
          </table:table-cell>
          <table:table-cell table:formula="of:=[.Y11]*([.H$4]^(-[.F$1]))" office:value-type="float" office:value="0.000601687508512132" calcext:value-type="float">
            <text:p>0.000601687508512</text:p>
          </table:table-cell>
          <table:table-cell office:value-type="float" office:value="6.00124" calcext:value-type="float">
            <text:p>6.00124</text:p>
          </table:table-cell>
          <table:table-cell/>
          <table:table-cell office:value-type="float" office:value="0.174577" calcext:value-type="float">
            <text:p>0.174577</text:p>
          </table:table-cell>
          <table:table-cell table:formula="of:=[.AA11]-[.AA$1]" office:value-type="float" office:value="0.00000999999999998225" calcext:value-type="float">
            <text:p>9.99999999998225E-06</text:p>
          </table:table-cell>
          <table:table-cell table:formula="of:=[.AB11]*([.H$5]^(-[.G$1]))" office:value-type="float" office:value="0.13511794400557" calcext:value-type="float">
            <text:p>0.13511794400557</text:p>
          </table:table-cell>
          <table:table-cell table:formula="of:=[.AE11]*([.H$5]^(-[.F$1]))" office:value-type="float" office:value="0.000906141118443867" calcext:value-type="float">
            <text:p>0.000906141118444</text:p>
          </table:table-cell>
          <table:table-cell office:value-type="float" office:value="11.9246" calcext:value-type="float">
            <text:p>11.9246</text:p>
          </table:table-cell>
          <table:table-cell/>
          <table:table-cell office:value-type="float" office:value="0.174577" calcext:value-type="float">
            <text:p>0.174577</text:p>
          </table:table-cell>
          <table:table-cell table:formula="of:=[.AG11]-[.AG$1]" office:value-type="float" office:value="0.00000999999999998225" calcext:value-type="float">
            <text:p>9.99999999998225E-06</text:p>
          </table:table-cell>
          <table:table-cell table:formula="of:=[.AH11]*([.H$6]^(-[.G$1]))" office:value-type="float" office:value="0.195113343769304" calcext:value-type="float">
            <text:p>0.195113343769304</text:p>
          </table:table-cell>
          <table:table-cell table:formula="of:=[.AK11]*([.H$6]^(-[.F$1]))" office:value-type="float" office:value="0.00153954835420657" calcext:value-type="float">
            <text:p>0.001539548354207</text:p>
          </table:table-cell>
          <table:table-cell office:value-type="float" office:value="29.2262" calcext:value-type="float">
            <text:p>29.2262</text:p>
          </table:table-cell>
          <table:table-cell/>
          <table:table-cell office:value-type="float" office:value="0.174577" calcext:value-type="float">
            <text:p>0.174577</text:p>
          </table:table-cell>
          <table:table-cell table:formula="of:=[.AM11]-[.AM$1]" office:value-type="float" office:value="0.00000999999999998225" calcext:value-type="float">
            <text:p>9.99999999998225E-06</text:p>
          </table:table-cell>
          <table:table-cell table:formula="of:=[.AN11]*([.H$7]^(-[.G$1]))" office:value-type="float" office:value="0.2576321156998" calcext:value-type="float">
            <text:p>0.2576321156998</text:p>
          </table:table-cell>
          <table:table-cell table:formula="of:=[.AQ11]*([.H$7]^(-[.F$1]))" office:value-type="float" office:value="0.00225613578069379" calcext:value-type="float">
            <text:p>0.002256135780694</text:p>
          </table:table-cell>
          <table:table-cell office:value-type="float" office:value="56.5096" calcext:value-type="float">
            <text:p>56.5096</text:p>
          </table:table-cell>
        </table:table-row>
        <table:table-row table:style-name="ro1">
          <table:table-cell office:value-type="float" office:value="0.174578" calcext:value-type="float">
            <text:p>0.174578</text:p>
          </table:table-cell>
          <table:table-cell table:formula="of:=[.A12]-[.A$1]" office:value-type="float" office:value="0.0000109999999999832" calcext:value-type="float">
            <text:p>1.09999999999832E-05</text:p>
          </table:table-cell>
          <table:table-cell table:formula="of:=[.B12]*([.H$1]^(-[.G$1]))" office:value-type="float" office:value="0.0447087662081053" calcext:value-type="float">
            <text:p>0.044708766208105</text:p>
          </table:table-cell>
          <table:table-cell table:formula="of:=[.E12]*([.H$1]^(-[.F$1]))" office:value-type="float" office:value="0.000174440549349977" calcext:value-type="float">
            <text:p>0.00017444054935</text:p>
          </table:table-cell>
          <table:table-cell office:value-type="float" office:value="0.692836" calcext:value-type="float">
            <text:p>0.692836</text:p>
          </table:table-cell>
          <table:table-cell table:number-columns-repeated="3"/>
          <table:table-cell office:value-type="float" office:value="0.174578" calcext:value-type="float">
            <text:p>0.174578</text:p>
          </table:table-cell>
          <table:table-cell table:formula="of:=[.I12]-[.I$1]" office:value-type="float" office:value="0.0000109999999999832" calcext:value-type="float">
            <text:p>1.09999999999832E-05</text:p>
          </table:table-cell>
          <table:table-cell table:formula="of:=[.J12]*([.H$2]^(-[.G$1]))" office:value-type="float" office:value="0.0590344760947819" calcext:value-type="float">
            <text:p>0.059034476094782</text:p>
          </table:table-cell>
          <table:table-cell table:formula="of:=[.M12]*([.H$2]^(-[.F$1]))" office:value-type="float" office:value="0.000264210941588477" calcext:value-type="float">
            <text:p>0.000264210941588</text:p>
          </table:table-cell>
          <table:table-cell office:value-type="float" office:value="1.38456" calcext:value-type="float">
            <text:p>1.38456</text:p>
          </table:table-cell>
          <table:table-cell/>
          <table:table-cell office:value-type="float" office:value="0.174578" calcext:value-type="float">
            <text:p>0.174578</text:p>
          </table:table-cell>
          <table:table-cell table:formula="of:=[.O12]-[.O$1]" office:value-type="float" office:value="0.0000109999999999832" calcext:value-type="float">
            <text:p>1.09999999999832E-05</text:p>
          </table:table-cell>
          <table:table-cell table:formula="of:=[.P12]*([.H$3]^(-[.G$1]))" office:value-type="float" office:value="0.0852471084673041" calcext:value-type="float">
            <text:p>0.085247108467304</text:p>
          </table:table-cell>
          <table:table-cell table:formula="of:=[.S12]*([.H$3]^(-[.F$1]))" office:value-type="float" office:value="0.000456778672428263" calcext:value-type="float">
            <text:p>0.000456778672428</text:p>
          </table:table-cell>
          <table:table-cell office:value-type="float" office:value="3.45301" calcext:value-type="float">
            <text:p>3.45301</text:p>
          </table:table-cell>
          <table:table-cell/>
          <table:table-cell office:value-type="float" office:value="0.174578" calcext:value-type="float">
            <text:p>0.174578</text:p>
          </table:table-cell>
          <table:table-cell table:formula="of:=[.U12]-[.U$1]" office:value-type="float" office:value="0.0000109999999999832" calcext:value-type="float">
            <text:p>1.09999999999832E-05</text:p>
          </table:table-cell>
          <table:table-cell table:formula="of:=[.V12]*([.H$4]^(-[.G$1]))" office:value-type="float" office:value="0.112562229150712" calcext:value-type="float">
            <text:p>0.112562229150712</text:p>
          </table:table-cell>
          <table:table-cell table:formula="of:=[.Y12]*([.H$4]^(-[.F$1]))" office:value-type="float" office:value="0.000689588923775951" calcext:value-type="float">
            <text:p>0.000689588923776</text:p>
          </table:table-cell>
          <table:table-cell office:value-type="float" office:value="6.87797" calcext:value-type="float">
            <text:p>6.87797</text:p>
          </table:table-cell>
          <table:table-cell/>
          <table:table-cell office:value-type="float" office:value="0.174578" calcext:value-type="float">
            <text:p>0.174578</text:p>
          </table:table-cell>
          <table:table-cell table:formula="of:=[.AA12]-[.AA$1]" office:value-type="float" office:value="0.0000109999999999832" calcext:value-type="float">
            <text:p>1.09999999999832E-05</text:p>
          </table:table-cell>
          <table:table-cell table:formula="of:=[.AB12]*([.H$5]^(-[.G$1]))" office:value-type="float" office:value="0.148629738406164" calcext:value-type="float">
            <text:p>0.148629738406164</text:p>
          </table:table-cell>
          <table:table-cell table:formula="of:=[.AE12]*([.H$5]^(-[.F$1]))" office:value-type="float" office:value="0.00103674380031743" calcext:value-type="float">
            <text:p>0.001036743800317</text:p>
          </table:table-cell>
          <table:table-cell office:value-type="float" office:value="13.6433" calcext:value-type="float">
            <text:p>13.6433</text:p>
          </table:table-cell>
          <table:table-cell/>
          <table:table-cell office:value-type="float" office:value="0.174578" calcext:value-type="float">
            <text:p>0.174578</text:p>
          </table:table-cell>
          <table:table-cell table:formula="of:=[.AG12]-[.AG$1]" office:value-type="float" office:value="0.0000109999999999832" calcext:value-type="float">
            <text:p>1.09999999999832E-05</text:p>
          </table:table-cell>
          <table:table-cell table:formula="of:=[.AH12]*([.H$6]^(-[.G$1]))" office:value-type="float" office:value="0.214624678146288" calcext:value-type="float">
            <text:p>0.214624678146288</text:p>
          </table:table-cell>
          <table:table-cell table:formula="of:=[.AK12]*([.H$6]^(-[.F$1]))" office:value-type="float" office:value="0.00175217903940529" calcext:value-type="float">
            <text:p>0.001752179039405</text:p>
          </table:table-cell>
          <table:table-cell office:value-type="float" office:value="33.2627" calcext:value-type="float">
            <text:p>33.2627</text:p>
          </table:table-cell>
          <table:table-cell/>
          <table:table-cell office:value-type="float" office:value="0.174578" calcext:value-type="float">
            <text:p>0.174578</text:p>
          </table:table-cell>
          <table:table-cell table:formula="of:=[.AM12]-[.AM$1]" office:value-type="float" office:value="0.0000109999999999832" calcext:value-type="float">
            <text:p>1.09999999999832E-05</text:p>
          </table:table-cell>
          <table:table-cell table:formula="of:=[.AN12]*([.H$7]^(-[.G$1]))" office:value-type="float" office:value="0.283395327269852" calcext:value-type="float">
            <text:p>0.283395327269852</text:p>
          </table:table-cell>
          <table:table-cell table:formula="of:=[.AQ12]*([.H$7]^(-[.F$1]))" office:value-type="float" office:value="0.00254439699560572" calcext:value-type="float">
            <text:p>0.002544396995606</text:p>
          </table:table-cell>
          <table:table-cell office:value-type="float" office:value="63.7297" calcext:value-type="float">
            <text:p>63.7297</text:p>
          </table:table-cell>
        </table:table-row>
        <table:table-row table:style-name="ro1">
          <table:table-cell office:value-type="float" office:value="0.174579" calcext:value-type="float">
            <text:p>0.174579</text:p>
          </table:table-cell>
          <table:table-cell table:formula="of:=[.A13]-[.A$1]" office:value-type="float" office:value="0.0000119999999999842" calcext:value-type="float">
            <text:p>1.19999999999842E-05</text:p>
          </table:table-cell>
          <table:table-cell table:formula="of:=[.B13]*([.H$1]^(-[.G$1]))" office:value-type="float" office:value="0.0487731994997615" calcext:value-type="float">
            <text:p>0.048773199499762</text:p>
          </table:table-cell>
          <table:table-cell table:formula="of:=[.E13]*([.H$1]^(-[.F$1]))" office:value-type="float" office:value="0.000197905713282451" calcext:value-type="float">
            <text:p>0.000197905713282</text:p>
          </table:table-cell>
          <table:table-cell office:value-type="float" office:value="0.786034" calcext:value-type="float">
            <text:p>0.786034</text:p>
          </table:table-cell>
          <table:table-cell table:number-columns-repeated="3"/>
          <table:table-cell office:value-type="float" office:value="0.174579" calcext:value-type="float">
            <text:p>0.174579</text:p>
          </table:table-cell>
          <table:table-cell table:formula="of:=[.I13]-[.I$1]" office:value-type="float" office:value="0.0000119999999999842" calcext:value-type="float">
            <text:p>1.19999999999842E-05</text:p>
          </table:table-cell>
          <table:table-cell table:formula="of:=[.J13]*([.H$2]^(-[.G$1]))" office:value-type="float" office:value="0.0644012466488665" calcext:value-type="float">
            <text:p>0.064401246648867</text:p>
          </table:table-cell>
          <table:table-cell table:formula="of:=[.M13]*([.H$2]^(-[.F$1]))" office:value-type="float" office:value="0.000299695156493124" calcext:value-type="float">
            <text:p>0.000299695156493</text:p>
          </table:table-cell>
          <table:table-cell office:value-type="float" office:value="1.57051" calcext:value-type="float">
            <text:p>1.57051</text:p>
          </table:table-cell>
          <table:table-cell/>
          <table:table-cell office:value-type="float" office:value="0.174579" calcext:value-type="float">
            <text:p>0.174579</text:p>
          </table:table-cell>
          <table:table-cell table:formula="of:=[.O13]-[.O$1]" office:value-type="float" office:value="0.0000119999999999842" calcext:value-type="float">
            <text:p>1.19999999999842E-05</text:p>
          </table:table-cell>
          <table:table-cell table:formula="of:=[.P13]*([.H$3]^(-[.G$1]))" office:value-type="float" office:value="0.0929968456007149" calcext:value-type="float">
            <text:p>0.092996845600715</text:p>
          </table:table-cell>
          <table:table-cell table:formula="of:=[.S13]*([.H$3]^(-[.F$1]))" office:value-type="float" office:value="0.000517827831661988" calcext:value-type="float">
            <text:p>0.000517827831662</text:p>
          </table:table-cell>
          <table:table-cell office:value-type="float" office:value="3.91451" calcext:value-type="float">
            <text:p>3.91451</text:p>
          </table:table-cell>
          <table:table-cell/>
          <table:table-cell office:value-type="float" office:value="0.174579" calcext:value-type="float">
            <text:p>0.174579</text:p>
          </table:table-cell>
          <table:table-cell table:formula="of:=[.U13]-[.U$1]" office:value-type="float" office:value="0.0000119999999999842" calcext:value-type="float">
            <text:p>1.19999999999842E-05</text:p>
          </table:table-cell>
          <table:table-cell table:formula="of:=[.V13]*([.H$4]^(-[.G$1]))" office:value-type="float" office:value="0.122795159073529" calcext:value-type="float">
            <text:p>0.122795159073529</text:p>
          </table:table-cell>
          <table:table-cell table:formula="of:=[.Y13]*([.H$4]^(-[.F$1]))" office:value-type="float" office:value="0.000780997452410966" calcext:value-type="float">
            <text:p>0.000780997452411</text:p>
          </table:table-cell>
          <table:table-cell office:value-type="float" office:value="7.78968" calcext:value-type="float">
            <text:p>7.78968</text:p>
          </table:table-cell>
          <table:table-cell/>
          <table:table-cell office:value-type="float" office:value="0.174579" calcext:value-type="float">
            <text:p>0.174579</text:p>
          </table:table-cell>
          <table:table-cell table:formula="of:=[.AA13]-[.AA$1]" office:value-type="float" office:value="0.0000119999999999842" calcext:value-type="float">
            <text:p>1.19999999999842E-05</text:p>
          </table:table-cell>
          <table:table-cell table:formula="of:=[.AB13]*([.H$5]^(-[.G$1]))" office:value-type="float" office:value="0.162141532806758" calcext:value-type="float">
            <text:p>0.162141532806758</text:p>
          </table:table-cell>
          <table:table-cell table:formula="of:=[.AE13]*([.H$5]^(-[.F$1]))" office:value-type="float" office:value="0.00117186784110847" calcext:value-type="float">
            <text:p>0.001171867841108</text:p>
          </table:table-cell>
          <table:table-cell office:value-type="float" office:value="15.4215" calcext:value-type="float">
            <text:p>15.4215</text:p>
          </table:table-cell>
          <table:table-cell/>
          <table:table-cell office:value-type="float" office:value="0.174579" calcext:value-type="float">
            <text:p>0.174579</text:p>
          </table:table-cell>
          <table:table-cell table:formula="of:=[.AG13]-[.AG$1]" office:value-type="float" office:value="0.0000119999999999842" calcext:value-type="float">
            <text:p>1.19999999999842E-05</text:p>
          </table:table-cell>
          <table:table-cell table:formula="of:=[.AH13]*([.H$6]^(-[.G$1]))" office:value-type="float" office:value="0.234136012523273" calcext:value-type="float">
            <text:p>0.234136012523273</text:p>
          </table:table-cell>
          <table:table-cell table:formula="of:=[.AK13]*([.H$6]^(-[.F$1]))" office:value-type="float" office:value="0.00196855505885834" calcext:value-type="float">
            <text:p>0.001968555058858</text:p>
          </table:table-cell>
          <table:table-cell office:value-type="float" office:value="37.3703" calcext:value-type="float">
            <text:p>37.3703</text:p>
          </table:table-cell>
          <table:table-cell/>
          <table:table-cell office:value-type="float" office:value="0.174579" calcext:value-type="float">
            <text:p>0.174579</text:p>
          </table:table-cell>
          <table:table-cell table:formula="of:=[.AM13]-[.AM$1]" office:value-type="float" office:value="0.0000119999999999842" calcext:value-type="float">
            <text:p>1.19999999999842E-05</text:p>
          </table:table-cell>
          <table:table-cell table:formula="of:=[.AN13]*([.H$7]^(-[.G$1]))" office:value-type="float" office:value="0.309158538839903" calcext:value-type="float">
            <text:p>0.309158538839903</text:p>
          </table:table-cell>
          <table:table-cell table:formula="of:=[.AQ13]*([.H$7]^(-[.F$1]))" office:value-type="float" office:value="0.00282852599133185" calcext:value-type="float">
            <text:p>0.002828525991332</text:p>
          </table:table-cell>
          <table:table-cell office:value-type="float" office:value="70.8463" calcext:value-type="float">
            <text:p>70.8463</text:p>
          </table:table-cell>
        </table:table-row>
        <table:table-row table:style-name="ro1">
          <table:table-cell office:value-type="float" office:value="0.17458" calcext:value-type="float">
            <text:p>0.17458</text:p>
          </table:table-cell>
          <table:table-cell table:formula="of:=[.A14]-[.A$1]" office:value-type="float" office:value="0.000013000000000013" calcext:value-type="float">
            <text:p>1.3000000000013E-05</text:p>
          </table:table-cell>
          <table:table-cell table:formula="of:=[.B14]*([.H$1]^(-[.G$1]))" office:value-type="float" office:value="0.0528376327915305" calcext:value-type="float">
            <text:p>0.052837632791531</text:p>
          </table:table-cell>
          <table:table-cell table:formula="of:=[.E14]*([.H$1]^(-[.F$1]))" office:value-type="float" office:value="0.000222326121232605" calcext:value-type="float">
            <text:p>0.000222326121233</text:p>
          </table:table-cell>
          <table:table-cell office:value-type="float" office:value="0.883026" calcext:value-type="float">
            <text:p>0.883026</text:p>
          </table:table-cell>
          <table:table-cell table:number-columns-repeated="3"/>
          <table:table-cell office:value-type="float" office:value="0.17458" calcext:value-type="float">
            <text:p>0.17458</text:p>
          </table:table-cell>
          <table:table-cell table:formula="of:=[.I14]-[.I$1]" office:value-type="float" office:value="0.000013000000000013" calcext:value-type="float">
            <text:p>1.3000000000013E-05</text:p>
          </table:table-cell>
          <table:table-cell table:formula="of:=[.J14]*([.H$2]^(-[.G$1]))" office:value-type="float" office:value="0.0697680172031001" calcext:value-type="float">
            <text:p>0.0697680172031</text:p>
          </table:table-cell>
          <table:table-cell table:formula="of:=[.M14]*([.H$2]^(-[.F$1]))" office:value-type="float" office:value="0.000336602938180178" calcext:value-type="float">
            <text:p>0.00033660293818</text:p>
          </table:table-cell>
          <table:table-cell office:value-type="float" office:value="1.76392" calcext:value-type="float">
            <text:p>1.76392</text:p>
          </table:table-cell>
          <table:table-cell/>
          <table:table-cell office:value-type="float" office:value="0.17458" calcext:value-type="float">
            <text:p>0.17458</text:p>
          </table:table-cell>
          <table:table-cell table:formula="of:=[.O14]-[.O$1]" office:value-type="float" office:value="0.000013000000000013" calcext:value-type="float">
            <text:p>1.3000000000013E-05</text:p>
          </table:table-cell>
          <table:table-cell table:formula="of:=[.P14]*([.H$3]^(-[.G$1]))" office:value-type="float" office:value="0.100746582734341" calcext:value-type="float">
            <text:p>0.100746582734341</text:p>
          </table:table-cell>
          <table:table-cell table:formula="of:=[.S14]*([.H$3]^(-[.F$1]))" office:value-type="float" office:value="0.000581222389797584" calcext:value-type="float">
            <text:p>0.000581222389798</text:p>
          </table:table-cell>
          <table:table-cell office:value-type="float" office:value="4.39374" calcext:value-type="float">
            <text:p>4.39374</text:p>
          </table:table-cell>
          <table:table-cell/>
          <table:table-cell office:value-type="float" office:value="0.17458" calcext:value-type="float">
            <text:p>0.17458</text:p>
          </table:table-cell>
          <table:table-cell table:formula="of:=[.U14]-[.U$1]" office:value-type="float" office:value="0.000013000000000013" calcext:value-type="float">
            <text:p>1.3000000000013E-05</text:p>
          </table:table-cell>
          <table:table-cell table:formula="of:=[.V14]*([.H$4]^(-[.G$1]))" office:value-type="float" office:value="0.133028088996631" calcext:value-type="float">
            <text:p>0.133028088996631</text:p>
          </table:table-cell>
          <table:table-cell table:formula="of:=[.Y14]*([.H$4]^(-[.F$1]))" office:value-type="float" office:value="0.000875650411826194" calcext:value-type="float">
            <text:p>0.000875650411826</text:p>
          </table:table-cell>
          <table:table-cell office:value-type="float" office:value="8.73375" calcext:value-type="float">
            <text:p>8.73375</text:p>
          </table:table-cell>
          <table:table-cell/>
          <table:table-cell office:value-type="float" office:value="0.17458" calcext:value-type="float">
            <text:p>0.17458</text:p>
          </table:table-cell>
          <table:table-cell table:formula="of:=[.AA14]-[.AA$1]" office:value-type="float" office:value="0.000013000000000013" calcext:value-type="float">
            <text:p>1.3000000000013E-05</text:p>
          </table:table-cell>
          <table:table-cell table:formula="of:=[.AB14]*([.H$5]^(-[.G$1]))" office:value-type="float" office:value="0.175653327207728" calcext:value-type="float">
            <text:p>0.175653327207728</text:p>
          </table:table-cell>
          <table:table-cell table:formula="of:=[.AE14]*([.H$5]^(-[.F$1]))" office:value-type="float" office:value="0.00131095851947082" calcext:value-type="float">
            <text:p>0.001310958519471</text:p>
          </table:table-cell>
          <table:table-cell office:value-type="float" office:value="17.2519" calcext:value-type="float">
            <text:p>17.2519</text:p>
          </table:table-cell>
          <table:table-cell/>
          <table:table-cell office:value-type="float" office:value="0.17458" calcext:value-type="float">
            <text:p>0.17458</text:p>
          </table:table-cell>
          <table:table-cell table:formula="of:=[.AG14]-[.AG$1]" office:value-type="float" office:value="0.000013000000000013" calcext:value-type="float">
            <text:p>1.3000000000013E-05</text:p>
          </table:table-cell>
          <table:table-cell table:formula="of:=[.AH14]*([.H$6]^(-[.G$1]))" office:value-type="float" office:value="0.253647346900799" calcext:value-type="float">
            <text:p>0.253647346900799</text:p>
          </table:table-cell>
          <table:table-cell table:formula="of:=[.AK14]*([.H$6]^(-[.F$1]))" office:value-type="float" office:value="0.00218702762266193" calcext:value-type="float">
            <text:p>0.002187027622662</text:p>
          </table:table-cell>
          <table:table-cell office:value-type="float" office:value="41.5177" calcext:value-type="float">
            <text:p>41.5177</text:p>
          </table:table-cell>
          <table:table-cell/>
          <table:table-cell office:value-type="float" office:value="0.17458" calcext:value-type="float">
            <text:p>0.17458</text:p>
          </table:table-cell>
          <table:table-cell table:formula="of:=[.AM14]-[.AM$1]" office:value-type="float" office:value="0.000013000000000013" calcext:value-type="float">
            <text:p>1.3000000000013E-05</text:p>
          </table:table-cell>
          <table:table-cell table:formula="of:=[.AN14]*([.H$7]^(-[.G$1]))" office:value-type="float" office:value="0.33492175041067" calcext:value-type="float">
            <text:p>0.33492175041067</text:p>
          </table:table-cell>
          <table:table-cell table:formula="of:=[.AQ14]*([.H$7]^(-[.F$1]))" office:value-type="float" office:value="0.00310453028556707" calcext:value-type="float">
            <text:p>0.003104530285567</text:p>
          </table:table-cell>
          <table:table-cell office:value-type="float" office:value="77.7594" calcext:value-type="float">
            <text:p>77.7594</text:p>
          </table:table-cell>
        </table:table-row>
        <table:table-row table:style-name="ro1">
          <table:table-cell office:value-type="float" office:value="0.174581" calcext:value-type="float">
            <text:p>0.174581</text:p>
          </table:table-cell>
          <table:table-cell table:formula="of:=[.A15]-[.A$1]" office:value-type="float" office:value="0.0000139999999999862" calcext:value-type="float">
            <text:p>1.39999999999862E-05</text:p>
          </table:table-cell>
          <table:table-cell table:formula="of:=[.B15]*([.H$1]^(-[.G$1]))" office:value-type="float" office:value="0.0569020660830739" calcext:value-type="float">
            <text:p>0.056902066083074</text:p>
          </table:table-cell>
          <table:table-cell table:formula="of:=[.E15]*([.H$1]^(-[.F$1]))" office:value-type="float" office:value="0.00024766224412538" calcext:value-type="float">
            <text:p>0.000247662244125</text:p>
          </table:table-cell>
          <table:table-cell office:value-type="float" office:value="0.983655" calcext:value-type="float">
            <text:p>0.983655</text:p>
          </table:table-cell>
          <table:table-cell table:number-columns-repeated="3"/>
          <table:table-cell office:value-type="float" office:value="0.174581" calcext:value-type="float">
            <text:p>0.174581</text:p>
          </table:table-cell>
          <table:table-cell table:formula="of:=[.I15]-[.I$1]" office:value-type="float" office:value="0.0000139999999999862" calcext:value-type="float">
            <text:p>1.39999999999862E-05</text:p>
          </table:table-cell>
          <table:table-cell table:formula="of:=[.J15]*([.H$2]^(-[.G$1]))" office:value-type="float" office:value="0.0751347877570357" calcext:value-type="float">
            <text:p>0.075134787757036</text:p>
          </table:table-cell>
          <table:table-cell table:formula="of:=[.M15]*([.H$2]^(-[.F$1]))" office:value-type="float" office:value="0.000374871313856316" calcext:value-type="float">
            <text:p>0.000374871313856</text:p>
          </table:table-cell>
          <table:table-cell office:value-type="float" office:value="1.96446" calcext:value-type="float">
            <text:p>1.96446</text:p>
          </table:table-cell>
          <table:table-cell/>
          <table:table-cell office:value-type="float" office:value="0.174581" calcext:value-type="float">
            <text:p>0.174581</text:p>
          </table:table-cell>
          <table:table-cell table:formula="of:=[.O15]-[.O$1]" office:value-type="float" office:value="0.0000139999999999862" calcext:value-type="float">
            <text:p>1.39999999999862E-05</text:p>
          </table:table-cell>
          <table:table-cell table:formula="of:=[.P15]*([.H$3]^(-[.G$1]))" office:value-type="float" office:value="0.108496319867537" calcext:value-type="float">
            <text:p>0.108496319867537</text:p>
          </table:table-cell>
          <table:table-cell table:formula="of:=[.S15]*([.H$3]^(-[.F$1]))" office:value-type="float" office:value="0.00064683138547505" calcext:value-type="float">
            <text:p>0.000646831385475</text:p>
          </table:table-cell>
          <table:table-cell office:value-type="float" office:value="4.88971" calcext:value-type="float">
            <text:p>4.88971</text:p>
          </table:table-cell>
          <table:table-cell/>
          <table:table-cell office:value-type="float" office:value="0.174581" calcext:value-type="float">
            <text:p>0.174581</text:p>
          </table:table-cell>
          <table:table-cell table:formula="of:=[.U15]-[.U$1]" office:value-type="float" office:value="0.0000139999999999862" calcext:value-type="float">
            <text:p>1.39999999999862E-05</text:p>
          </table:table-cell>
          <table:table-cell table:formula="of:=[.V15]*([.H$4]^(-[.G$1]))" office:value-type="float" office:value="0.143261018919165" calcext:value-type="float">
            <text:p>0.143261018919165</text:p>
          </table:table-cell>
          <table:table-cell table:formula="of:=[.Y15]*([.H$4]^(-[.F$1]))" office:value-type="float" office:value="0.000973294142878438" calcext:value-type="float">
            <text:p>0.000973294142878</text:p>
          </table:table-cell>
          <table:table-cell office:value-type="float" office:value="9.70765" calcext:value-type="float">
            <text:p>9.70765</text:p>
          </table:table-cell>
          <table:table-cell/>
          <table:table-cell office:value-type="float" office:value="0.174581" calcext:value-type="float">
            <text:p>0.174581</text:p>
          </table:table-cell>
          <table:table-cell table:formula="of:=[.AA15]-[.AA$1]" office:value-type="float" office:value="0.0000139999999999862" calcext:value-type="float">
            <text:p>1.39999999999862E-05</text:p>
          </table:table-cell>
          <table:table-cell table:formula="of:=[.AB15]*([.H$5]^(-[.G$1]))" office:value-type="float" office:value="0.189165121607947" calcext:value-type="float">
            <text:p>0.189165121607947</text:p>
          </table:table-cell>
          <table:table-cell table:formula="of:=[.AE15]*([.H$5]^(-[.F$1]))" office:value-type="float" office:value="0.0014534915097485" calcext:value-type="float">
            <text:p>0.001453491509749</text:p>
          </table:table-cell>
          <table:table-cell office:value-type="float" office:value="19.1276" calcext:value-type="float">
            <text:p>19.1276</text:p>
          </table:table-cell>
          <table:table-cell/>
          <table:table-cell office:value-type="float" office:value="0.174581" calcext:value-type="float">
            <text:p>0.174581</text:p>
          </table:table-cell>
          <table:table-cell table:formula="of:=[.AG15]-[.AG$1]" office:value-type="float" office:value="0.0000139999999999862" calcext:value-type="float">
            <text:p>1.39999999999862E-05</text:p>
          </table:table-cell>
          <table:table-cell table:formula="of:=[.AH15]*([.H$6]^(-[.G$1]))" office:value-type="float" office:value="0.273158681277242" calcext:value-type="float">
            <text:p>0.273158681277242</text:p>
          </table:table-cell>
          <table:table-cell table:formula="of:=[.AK15]*([.H$6]^(-[.F$1]))" office:value-type="float" office:value="0.00240592160241537" calcext:value-type="float">
            <text:p>0.002405921602415</text:p>
          </table:table-cell>
          <table:table-cell office:value-type="float" office:value="45.6731" calcext:value-type="float">
            <text:p>45.6731</text:p>
          </table:table-cell>
          <table:table-cell/>
          <table:table-cell office:value-type="float" office:value="0.174581" calcext:value-type="float">
            <text:p>0.174581</text:p>
          </table:table-cell>
          <table:table-cell table:formula="of:=[.AM15]-[.AM$1]" office:value-type="float" office:value="0.0000139999999999862" calcext:value-type="float">
            <text:p>1.39999999999862E-05</text:p>
          </table:table-cell>
          <table:table-cell table:formula="of:=[.AN15]*([.H$7]^(-[.G$1]))" office:value-type="float" office:value="0.360684961980006" calcext:value-type="float">
            <text:p>0.360684961980006</text:p>
          </table:table-cell>
          <table:table-cell table:formula="of:=[.AQ15]*([.H$7]^(-[.F$1]))" office:value-type="float" office:value="0.00336839344111241" calcext:value-type="float">
            <text:p>0.003368393441112</text:p>
          </table:table-cell>
          <table:table-cell office:value-type="float" office:value="84.3684" calcext:value-type="float">
            <text:p>84.3684</text:p>
          </table:table-cell>
        </table:table-row>
        <table:table-row table:style-name="ro1">
          <table:table-cell office:value-type="float" office:value="0.174582" calcext:value-type="float">
            <text:p>0.174582</text:p>
          </table:table-cell>
          <table:table-cell table:formula="of:=[.A16]-[.A$1]" office:value-type="float" office:value="0.0000149999999999872" calcext:value-type="float">
            <text:p>1.49999999999872E-05</text:p>
          </table:table-cell>
          <table:table-cell table:formula="of:=[.B16]*([.H$1]^(-[.G$1]))" office:value-type="float" office:value="0.0609664993747301" calcext:value-type="float">
            <text:p>0.06096649937473</text:p>
          </table:table-cell>
          <table:table-cell table:formula="of:=[.E16]*([.H$1]^(-[.F$1]))" office:value-type="float" office:value="0.000273878581326488" calcext:value-type="float">
            <text:p>0.000273878581326</text:p>
          </table:table-cell>
          <table:table-cell office:value-type="float" office:value="1.08778" calcext:value-type="float">
            <text:p>1.08778</text:p>
          </table:table-cell>
          <table:table-cell table:number-columns-repeated="3"/>
          <table:table-cell office:value-type="float" office:value="0.174582" calcext:value-type="float">
            <text:p>0.174582</text:p>
          </table:table-cell>
          <table:table-cell table:formula="of:=[.I16]-[.I$1]" office:value-type="float" office:value="0.0000149999999999872" calcext:value-type="float">
            <text:p>1.49999999999872E-05</text:p>
          </table:table-cell>
          <table:table-cell table:formula="of:=[.J16]*([.H$2]^(-[.G$1]))" office:value-type="float" office:value="0.0805015583111204" calcext:value-type="float">
            <text:p>0.08050155831112</text:p>
          </table:table-cell>
          <table:table-cell table:formula="of:=[.M16]*([.H$2]^(-[.F$1]))" office:value-type="float" office:value="0.000414443035527607" calcext:value-type="float">
            <text:p>0.000414443035528</text:p>
          </table:table-cell>
          <table:table-cell office:value-type="float" office:value="2.17183" calcext:value-type="float">
            <text:p>2.17183</text:p>
          </table:table-cell>
          <table:table-cell/>
          <table:table-cell office:value-type="float" office:value="0.174582" calcext:value-type="float">
            <text:p>0.174582</text:p>
          </table:table-cell>
          <table:table-cell table:formula="of:=[.O16]-[.O$1]" office:value-type="float" office:value="0.0000149999999999872" calcext:value-type="float">
            <text:p>1.49999999999872E-05</text:p>
          </table:table-cell>
          <table:table-cell table:formula="of:=[.P16]*([.H$3]^(-[.G$1]))" office:value-type="float" office:value="0.116246057000947" calcext:value-type="float">
            <text:p>0.116246057000947</text:p>
          </table:table-cell>
          <table:table-cell table:formula="of:=[.S16]*([.H$3]^(-[.F$1]))" office:value-type="float" office:value="0.000714530471544483" calcext:value-type="float">
            <text:p>0.000714530471544</text:p>
          </table:table-cell>
          <table:table-cell office:value-type="float" office:value="5.40148" calcext:value-type="float">
            <text:p>5.40148</text:p>
          </table:table-cell>
          <table:table-cell/>
          <table:table-cell office:value-type="float" office:value="0.174582" calcext:value-type="float">
            <text:p>0.174582</text:p>
          </table:table-cell>
          <table:table-cell table:formula="of:=[.U16]-[.U$1]" office:value-type="float" office:value="0.0000149999999999872" calcext:value-type="float">
            <text:p>1.49999999999872E-05</text:p>
          </table:table-cell>
          <table:table-cell table:formula="of:=[.V16]*([.H$4]^(-[.G$1]))" office:value-type="float" office:value="0.153493948841983" calcext:value-type="float">
            <text:p>0.153493948841983</text:p>
          </table:table-cell>
          <table:table-cell table:formula="of:=[.Y16]*([.H$4]^(-[.F$1]))" office:value-type="float" office:value="0.00107369002550413" calcext:value-type="float">
            <text:p>0.001073690025504</text:p>
          </table:table-cell>
          <table:table-cell office:value-type="float" office:value="10.709" calcext:value-type="float">
            <text:p>10.709</text:p>
          </table:table-cell>
          <table:table-cell/>
          <table:table-cell office:value-type="float" office:value="0.174582" calcext:value-type="float">
            <text:p>0.174582</text:p>
          </table:table-cell>
          <table:table-cell table:formula="of:=[.AA16]-[.AA$1]" office:value-type="float" office:value="0.0000149999999999872" calcext:value-type="float">
            <text:p>1.49999999999872E-05</text:p>
          </table:table-cell>
          <table:table-cell table:formula="of:=[.AB16]*([.H$5]^(-[.G$1]))" office:value-type="float" office:value="0.202676916008542" calcext:value-type="float">
            <text:p>0.202676916008542</text:p>
          </table:table-cell>
          <table:table-cell table:formula="of:=[.AE16]*([.H$5]^(-[.F$1]))" office:value-type="float" office:value="0.00159892728844042" calcext:value-type="float">
            <text:p>0.00159892728844</text:p>
          </table:table-cell>
          <table:table-cell office:value-type="float" office:value="21.0415" calcext:value-type="float">
            <text:p>21.0415</text:p>
          </table:table-cell>
          <table:table-cell/>
          <table:table-cell office:value-type="float" office:value="0.174582" calcext:value-type="float">
            <text:p>0.174582</text:p>
          </table:table-cell>
          <table:table-cell table:formula="of:=[.AG16]-[.AG$1]" office:value-type="float" office:value="0.0000149999999999872" calcext:value-type="float">
            <text:p>1.49999999999872E-05</text:p>
          </table:table-cell>
          <table:table-cell table:formula="of:=[.AH16]*([.H$6]^(-[.G$1]))" office:value-type="float" office:value="0.292670015654226" calcext:value-type="float">
            <text:p>0.292670015654226</text:p>
          </table:table-cell>
          <table:table-cell table:formula="of:=[.AK16]*([.H$6]^(-[.F$1]))" office:value-type="float" office:value="0.00262353026352175" calcext:value-type="float">
            <text:p>0.002623530263522</text:p>
          </table:table-cell>
          <table:table-cell office:value-type="float" office:value="49.8041" calcext:value-type="float">
            <text:p>49.8041</text:p>
          </table:table-cell>
          <table:table-cell/>
          <table:table-cell office:value-type="float" office:value="0.174582" calcext:value-type="float">
            <text:p>0.174582</text:p>
          </table:table-cell>
          <table:table-cell table:formula="of:=[.AM16]-[.AM$1]" office:value-type="float" office:value="0.0000149999999999872" calcext:value-type="float">
            <text:p>1.49999999999872E-05</text:p>
          </table:table-cell>
          <table:table-cell table:formula="of:=[.AN16]*([.H$7]^(-[.G$1]))" office:value-type="float" office:value="0.386448173550058" calcext:value-type="float">
            <text:p>0.386448173550058</text:p>
          </table:table-cell>
          <table:table-cell table:formula="of:=[.AQ16]*([.H$7]^(-[.F$1]))" office:value-type="float" office:value="0.00361611499069816" calcext:value-type="float">
            <text:p>0.003616114990698</text:p>
          </table:table-cell>
          <table:table-cell office:value-type="float" office:value="90.5731" calcext:value-type="float">
            <text:p>90.5731</text:p>
          </table:table-cell>
        </table:table-row>
        <table:table-row table:style-name="ro1">
          <table:table-cell office:value-type="float" office:value="0.174583" calcext:value-type="float">
            <text:p>0.174583</text:p>
          </table:table-cell>
          <table:table-cell table:formula="of:=[.A17]-[.A$1]" office:value-type="float" office:value="0.0000159999999999882" calcext:value-type="float">
            <text:p>1.59999999999882E-05</text:p>
          </table:table-cell>
          <table:table-cell table:formula="of:=[.B17]*([.H$1]^(-[.G$1]))" office:value-type="float" office:value="0.0650309326663863" calcext:value-type="float">
            <text:p>0.065030932666386</text:p>
          </table:table-cell>
          <table:table-cell table:formula="of:=[.E17]*([.H$1]^(-[.F$1]))" office:value-type="float" office:value="0.000300939632201638" calcext:value-type="float">
            <text:p>0.000300939632202</text:p>
          </table:table-cell>
          <table:table-cell office:value-type="float" office:value="1.19526" calcext:value-type="float">
            <text:p>1.19526</text:p>
          </table:table-cell>
          <table:table-cell table:number-columns-repeated="3"/>
          <table:table-cell office:value-type="float" office:value="0.174583" calcext:value-type="float">
            <text:p>0.174583</text:p>
          </table:table-cell>
          <table:table-cell table:formula="of:=[.I17]-[.I$1]" office:value-type="float" office:value="0.0000159999999999882" calcext:value-type="float">
            <text:p>1.59999999999882E-05</text:p>
          </table:table-cell>
          <table:table-cell table:formula="of:=[.J17]*([.H$2]^(-[.G$1]))" office:value-type="float" office:value="0.085868328865205" calcext:value-type="float">
            <text:p>0.085868328865205</text:p>
          </table:table-cell>
          <table:table-cell table:formula="of:=[.M17]*([.H$2]^(-[.F$1]))" office:value-type="float" office:value="0.00045526085520012" calcext:value-type="float">
            <text:p>0.0004552608552</text:p>
          </table:table-cell>
          <table:table-cell office:value-type="float" office:value="2.38573" calcext:value-type="float">
            <text:p>2.38573</text:p>
          </table:table-cell>
          <table:table-cell/>
          <table:table-cell office:value-type="float" office:value="0.174583" calcext:value-type="float">
            <text:p>0.174583</text:p>
          </table:table-cell>
          <table:table-cell table:formula="of:=[.O17]-[.O$1]" office:value-type="float" office:value="0.0000159999999999882" calcext:value-type="float">
            <text:p>1.59999999999882E-05</text:p>
          </table:table-cell>
          <table:table-cell table:formula="of:=[.P17]*([.H$3]^(-[.G$1]))" office:value-type="float" office:value="0.123995794134358" calcext:value-type="float">
            <text:p>0.123995794134358</text:p>
          </table:table-cell>
          <table:table-cell table:formula="of:=[.S17]*([.H$3]^(-[.F$1]))" office:value-type="float" office:value="0.000784199269382042" calcext:value-type="float">
            <text:p>0.000784199269382</text:p>
          </table:table-cell>
          <table:table-cell office:value-type="float" office:value="5.92814" calcext:value-type="float">
            <text:p>5.92814</text:p>
          </table:table-cell>
          <table:table-cell/>
          <table:table-cell office:value-type="float" office:value="0.174583" calcext:value-type="float">
            <text:p>0.174583</text:p>
          </table:table-cell>
          <table:table-cell table:formula="of:=[.U17]-[.U$1]" office:value-type="float" office:value="0.0000159999999999882" calcext:value-type="float">
            <text:p>1.59999999999882E-05</text:p>
          </table:table-cell>
          <table:table-cell table:formula="of:=[.V17]*([.H$4]^(-[.G$1]))" office:value-type="float" office:value="0.1637268787648" calcext:value-type="float">
            <text:p>0.1637268787648</text:p>
          </table:table-cell>
          <table:table-cell table:formula="of:=[.Y17]*([.H$4]^(-[.F$1]))" office:value-type="float" office:value="0.00117658740837601" calcext:value-type="float">
            <text:p>0.001176587408376</text:p>
          </table:table-cell>
          <table:table-cell office:value-type="float" office:value="11.7353" calcext:value-type="float">
            <text:p>11.7353</text:p>
          </table:table-cell>
          <table:table-cell/>
          <table:table-cell office:value-type="float" office:value="0.174583" calcext:value-type="float">
            <text:p>0.174583</text:p>
          </table:table-cell>
          <table:table-cell table:formula="of:=[.AA17]-[.AA$1]" office:value-type="float" office:value="0.0000159999999999882" calcext:value-type="float">
            <text:p>1.59999999999882E-05</text:p>
          </table:table-cell>
          <table:table-cell table:formula="of:=[.AB17]*([.H$5]^(-[.G$1]))" office:value-type="float" office:value="0.216188710409136" calcext:value-type="float">
            <text:p>0.216188710409136</text:p>
          </table:table-cell>
          <table:table-cell table:formula="of:=[.AE17]*([.H$5]^(-[.F$1]))" office:value-type="float" office:value="0.00174671873312296" calcext:value-type="float">
            <text:p>0.001746718733123</text:p>
          </table:table-cell>
          <table:table-cell office:value-type="float" office:value="22.9864" calcext:value-type="float">
            <text:p>22.9864</text:p>
          </table:table-cell>
          <table:table-cell/>
          <table:table-cell office:value-type="float" office:value="0.174583" calcext:value-type="float">
            <text:p>0.174583</text:p>
          </table:table-cell>
          <table:table-cell table:formula="of:=[.AG17]-[.AG$1]" office:value-type="float" office:value="0.0000159999999999882" calcext:value-type="float">
            <text:p>1.59999999999882E-05</text:p>
          </table:table-cell>
          <table:table-cell table:formula="of:=[.AH17]*([.H$6]^(-[.G$1]))" office:value-type="float" office:value="0.312181350031211" calcext:value-type="float">
            <text:p>0.312181350031211</text:p>
          </table:table-cell>
          <table:table-cell table:formula="of:=[.AK17]*([.H$6]^(-[.F$1]))" office:value-type="float" office:value="0.00283813633598542" calcext:value-type="float">
            <text:p>0.002838136335985</text:p>
          </table:table-cell>
          <table:table-cell office:value-type="float" office:value="53.8781" calcext:value-type="float">
            <text:p>53.8781</text:p>
          </table:table-cell>
          <table:table-cell/>
          <table:table-cell office:value-type="float" office:value="0.174583" calcext:value-type="float">
            <text:p>0.174583</text:p>
          </table:table-cell>
          <table:table-cell table:formula="of:=[.AM17]-[.AM$1]" office:value-type="float" office:value="0.0000159999999999882" calcext:value-type="float">
            <text:p>1.59999999999882E-05</text:p>
          </table:table-cell>
          <table:table-cell table:formula="of:=[.AN17]*([.H$7]^(-[.G$1]))" office:value-type="float" office:value="0.412211385120109" calcext:value-type="float">
            <text:p>0.412211385120109</text:p>
          </table:table-cell>
          <table:table-cell table:formula="of:=[.AQ17]*([.H$7]^(-[.F$1]))" office:value-type="float" office:value="0.00384375435428916" calcext:value-type="float">
            <text:p>0.003843754354289</text:p>
          </table:table-cell>
          <table:table-cell office:value-type="float" office:value="96.2748" calcext:value-type="float">
            <text:p>96.2748</text:p>
          </table:table-cell>
        </table:table-row>
        <table:table-row table:style-name="ro1">
          <table:table-cell office:value-type="float" office:value="0.174584" calcext:value-type="float">
            <text:p>0.174584</text:p>
          </table:table-cell>
          <table:table-cell table:formula="of:=[.A18]-[.A$1]" office:value-type="float" office:value="0.0000169999999999892" calcext:value-type="float">
            <text:p>1.69999999999892E-05</text:p>
          </table:table-cell>
          <table:table-cell table:formula="of:=[.B18]*([.H$1]^(-[.G$1]))" office:value-type="float" office:value="0.0690953659580425" calcext:value-type="float">
            <text:p>0.069095365958043</text:p>
          </table:table-cell>
          <table:table-cell table:formula="of:=[.E18]*([.H$1]^(-[.F$1]))" office:value-type="float" office:value="0.000328818960108275" calcext:value-type="float">
            <text:p>0.000328818960108</text:p>
          </table:table-cell>
          <table:table-cell office:value-type="float" office:value="1.30599" calcext:value-type="float">
            <text:p>1.30599</text:p>
          </table:table-cell>
          <table:table-cell table:number-columns-repeated="3"/>
          <table:table-cell office:value-type="float" office:value="0.174584" calcext:value-type="float">
            <text:p>0.174584</text:p>
          </table:table-cell>
          <table:table-cell table:formula="of:=[.I18]-[.I$1]" office:value-type="float" office:value="0.0000169999999999892" calcext:value-type="float">
            <text:p>1.69999999999892E-05</text:p>
          </table:table-cell>
          <table:table-cell table:formula="of:=[.J18]*([.H$2]^(-[.G$1]))" office:value-type="float" office:value="0.0912350994192896" calcext:value-type="float">
            <text:p>0.09123509941929</text:p>
          </table:table-cell>
          <table:table-cell table:formula="of:=[.M18]*([.H$2]^(-[.F$1]))" office:value-type="float" office:value="0.000497275157945783" calcext:value-type="float">
            <text:p>0.000497275157946</text:p>
          </table:table-cell>
          <table:table-cell office:value-type="float" office:value="2.6059" calcext:value-type="float">
            <text:p>2.6059</text:p>
          </table:table-cell>
          <table:table-cell/>
          <table:table-cell office:value-type="float" office:value="0.174584" calcext:value-type="float">
            <text:p>0.174584</text:p>
          </table:table-cell>
          <table:table-cell table:formula="of:=[.O18]-[.O$1]" office:value-type="float" office:value="0.0000169999999999892" calcext:value-type="float">
            <text:p>1.69999999999892E-05</text:p>
          </table:table-cell>
          <table:table-cell table:formula="of:=[.P18]*([.H$3]^(-[.G$1]))" office:value-type="float" office:value="0.131745531267769" calcext:value-type="float">
            <text:p>0.131745531267769</text:p>
          </table:table-cell>
          <table:table-cell table:formula="of:=[.S18]*([.H$3]^(-[.F$1]))" office:value-type="float" office:value="0.000855726660258027" calcext:value-type="float">
            <text:p>0.000855726660258</text:p>
          </table:table-cell>
          <table:table-cell office:value-type="float" office:value="6.46885" calcext:value-type="float">
            <text:p>6.46885</text:p>
          </table:table-cell>
          <table:table-cell/>
          <table:table-cell office:value-type="float" office:value="0.174584" calcext:value-type="float">
            <text:p>0.174584</text:p>
          </table:table-cell>
          <table:table-cell table:formula="of:=[.U18]-[.U$1]" office:value-type="float" office:value="0.0000169999999999892" calcext:value-type="float">
            <text:p>1.69999999999892E-05</text:p>
          </table:table-cell>
          <table:table-cell table:formula="of:=[.V18]*([.H$4]^(-[.G$1]))" office:value-type="float" office:value="0.173959808687618" calcext:value-type="float">
            <text:p>0.173959808687618</text:p>
          </table:table-cell>
          <table:table-cell table:formula="of:=[.Y18]*([.H$4]^(-[.F$1]))" office:value-type="float" office:value="0.00128175067924642" calcext:value-type="float">
            <text:p>0.001281750679246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float" office:value="0.174584" calcext:value-type="float">
            <text:p>0.174584</text:p>
          </table:table-cell>
          <table:table-cell table:formula="of:=[.AA18]-[.AA$1]" office:value-type="float" office:value="0.0000169999999999892" calcext:value-type="float">
            <text:p>1.69999999999892E-05</text:p>
          </table:table-cell>
          <table:table-cell table:formula="of:=[.AB18]*([.H$5]^(-[.G$1]))" office:value-type="float" office:value="0.229700504809731" calcext:value-type="float">
            <text:p>0.229700504809731</text:p>
          </table:table-cell>
          <table:table-cell table:formula="of:=[.AE18]*([.H$5]^(-[.F$1]))" office:value-type="float" office:value="0.00189632632029505" calcext:value-type="float">
            <text:p>0.001896326320295</text:p>
          </table:table-cell>
          <table:table-cell office:value-type="float" office:value="24.9552" calcext:value-type="float">
            <text:p>24.9552</text:p>
          </table:table-cell>
          <table:table-cell/>
          <table:table-cell office:value-type="float" office:value="0.174584" calcext:value-type="float">
            <text:p>0.174584</text:p>
          </table:table-cell>
          <table:table-cell table:formula="of:=[.AG18]-[.AG$1]" office:value-type="float" office:value="0.0000169999999999892" calcext:value-type="float">
            <text:p>1.69999999999892E-05</text:p>
          </table:table-cell>
          <table:table-cell table:formula="of:=[.AH18]*([.H$6]^(-[.G$1]))" office:value-type="float" office:value="0.331692684408195" calcext:value-type="float">
            <text:p>0.331692684408195</text:p>
          </table:table-cell>
          <table:table-cell table:formula="of:=[.AK18]*([.H$6]^(-[.F$1]))" office:value-type="float" office:value="0.00304799621131384" calcext:value-type="float">
            <text:p>0.003047996211314</text:p>
          </table:table-cell>
          <table:table-cell office:value-type="float" office:value="57.862" calcext:value-type="float">
            <text:p>57.862</text:p>
          </table:table-cell>
          <table:table-cell/>
          <table:table-cell office:value-type="float" office:value="0.174584" calcext:value-type="float">
            <text:p>0.174584</text:p>
          </table:table-cell>
          <table:table-cell table:formula="of:=[.AM18]-[.AM$1]" office:value-type="float" office:value="0.0000169999999999892" calcext:value-type="float">
            <text:p>1.69999999999892E-05</text:p>
          </table:table-cell>
          <table:table-cell table:formula="of:=[.AN18]*([.H$7]^(-[.G$1]))" office:value-type="float" office:value="0.437974596690161" calcext:value-type="float">
            <text:p>0.437974596690161</text:p>
          </table:table-cell>
          <table:table-cell table:formula="of:=[.AQ18]*([.H$7]^(-[.F$1]))" office:value-type="float" office:value="0.00404749871128401" calcext:value-type="float">
            <text:p>0.004047498711284</text:p>
          </table:table-cell>
          <table:table-cell office:value-type="float" office:value="101.378" calcext:value-type="float">
            <text:p>101.378</text:p>
          </table:table-cell>
        </table:table-row>
        <table:table-row table:style-name="ro1">
          <table:table-cell office:value-type="float" office:value="0.174585" calcext:value-type="float">
            <text:p>0.174585</text:p>
          </table:table-cell>
          <table:table-cell table:formula="of:=[.A19]-[.A$1]" office:value-type="float" office:value="0.0000179999999999902" calcext:value-type="float">
            <text:p>1.79999999999902E-05</text:p>
          </table:table-cell>
          <table:table-cell table:formula="of:=[.B19]*([.H$1]^(-[.G$1]))" office:value-type="float" office:value="0.0731597992496987" calcext:value-type="float">
            <text:p>0.073159799249699</text:p>
          </table:table-cell>
          <table:table-cell table:formula="of:=[.E19]*([.H$1]^(-[.F$1]))" office:value-type="float" office:value="0.000357488869516103" calcext:value-type="float">
            <text:p>0.000357488869516</text:p>
          </table:table-cell>
          <table:table-cell office:value-type="float" office:value="1.41986" calcext:value-type="float">
            <text:p>1.41986</text:p>
          </table:table-cell>
          <table:table-cell table:number-columns-repeated="3"/>
          <table:table-cell office:value-type="float" office:value="0.174585" calcext:value-type="float">
            <text:p>0.174585</text:p>
          </table:table-cell>
          <table:table-cell table:formula="of:=[.I19]-[.I$1]" office:value-type="float" office:value="0.0000179999999999902" calcext:value-type="float">
            <text:p>1.79999999999902E-05</text:p>
          </table:table-cell>
          <table:table-cell table:formula="of:=[.J19]*([.H$2]^(-[.G$1]))" office:value-type="float" office:value="0.0966018699733742" calcext:value-type="float">
            <text:p>0.096601869973374</text:p>
          </table:table-cell>
          <table:table-cell table:formula="of:=[.M19]*([.H$2]^(-[.F$1]))" office:value-type="float" office:value="0.000540438237102986" calcext:value-type="float">
            <text:p>0.000540438237103</text:p>
          </table:table-cell>
          <table:table-cell office:value-type="float" office:value="2.83209" calcext:value-type="float">
            <text:p>2.83209</text:p>
          </table:table-cell>
          <table:table-cell/>
          <table:table-cell office:value-type="float" office:value="0.174585" calcext:value-type="float">
            <text:p>0.174585</text:p>
          </table:table-cell>
          <table:table-cell table:formula="of:=[.O19]-[.O$1]" office:value-type="float" office:value="0.0000179999999999902" calcext:value-type="float">
            <text:p>1.79999999999902E-05</text:p>
          </table:table-cell>
          <table:table-cell table:formula="of:=[.P19]*([.H$3]^(-[.G$1]))" office:value-type="float" office:value="0.13949526840118" calcext:value-type="float">
            <text:p>0.13949526840118</text:p>
          </table:table-cell>
          <table:table-cell table:formula="of:=[.S19]*([.H$3]^(-[.F$1]))" office:value-type="float" office:value="0.000929001525442739" calcext:value-type="float">
            <text:p>0.000929001525443</text:p>
          </table:table-cell>
          <table:table-cell office:value-type="float" office:value="7.02277" calcext:value-type="float">
            <text:p>7.02277</text:p>
          </table:table-cell>
          <table:table-cell/>
          <table:table-cell office:value-type="float" office:value="0.174585" calcext:value-type="float">
            <text:p>0.174585</text:p>
          </table:table-cell>
          <table:table-cell table:formula="of:=[.U19]-[.U$1]" office:value-type="float" office:value="0.0000179999999999902" calcext:value-type="float">
            <text:p>1.79999999999902E-05</text:p>
          </table:table-cell>
          <table:table-cell table:formula="of:=[.V19]*([.H$4]^(-[.G$1]))" office:value-type="float" office:value="0.184192738610436" calcext:value-type="float">
            <text:p>0.184192738610436</text:p>
          </table:table-cell>
          <table:table-cell table:formula="of:=[.Y19]*([.H$4]^(-[.F$1]))" office:value-type="float" office:value="0.00138895926494738" calcext:value-type="float">
            <text:p>0.001388959264947</text:p>
          </table:table-cell>
          <table:table-cell office:value-type="float" office:value="13.8535" calcext:value-type="float">
            <text:p>13.8535</text:p>
          </table:table-cell>
          <table:table-cell/>
          <table:table-cell office:value-type="float" office:value="0.174585" calcext:value-type="float">
            <text:p>0.174585</text:p>
          </table:table-cell>
          <table:table-cell table:formula="of:=[.AA19]-[.AA$1]" office:value-type="float" office:value="0.0000179999999999902" calcext:value-type="float">
            <text:p>1.79999999999902E-05</text:p>
          </table:table-cell>
          <table:table-cell table:formula="of:=[.AB19]*([.H$5]^(-[.G$1]))" office:value-type="float" office:value="0.243212299210325" calcext:value-type="float">
            <text:p>0.243212299210325</text:p>
          </table:table-cell>
          <table:table-cell table:formula="of:=[.AE19]*([.H$5]^(-[.F$1]))" office:value-type="float" office:value="0.00204721052645561" calcext:value-type="float">
            <text:p>0.002047210526456</text:p>
          </table:table-cell>
          <table:table-cell office:value-type="float" office:value="26.9408" calcext:value-type="float">
            <text:p>26.9408</text:p>
          </table:table-cell>
          <table:table-cell/>
          <table:table-cell office:value-type="float" office:value="0.174585" calcext:value-type="float">
            <text:p>0.174585</text:p>
          </table:table-cell>
          <table:table-cell table:formula="of:=[.AG19]-[.AG$1]" office:value-type="float" office:value="0.0000179999999999902" calcext:value-type="float">
            <text:p>1.79999999999902E-05</text:p>
          </table:table-cell>
          <table:table-cell table:formula="of:=[.AH19]*([.H$6]^(-[.G$1]))" office:value-type="float" office:value="0.35120401878518" calcext:value-type="float">
            <text:p>0.35120401878518</text:p>
          </table:table-cell>
          <table:table-cell table:formula="of:=[.AK19]*([.H$6]^(-[.F$1]))" office:value-type="float" office:value="0.00325135574561575" calcext:value-type="float">
            <text:p>0.003251355745616</text:p>
          </table:table-cell>
          <table:table-cell office:value-type="float" office:value="61.7225" calcext:value-type="float">
            <text:p>61.7225</text:p>
          </table:table-cell>
          <table:table-cell/>
          <table:table-cell office:value-type="float" office:value="0.174585" calcext:value-type="float">
            <text:p>0.174585</text:p>
          </table:table-cell>
          <table:table-cell table:formula="of:=[.AM19]-[.AM$1]" office:value-type="float" office:value="0.0000179999999999902" calcext:value-type="float">
            <text:p>1.79999999999902E-05</text:p>
          </table:table-cell>
          <table:table-cell table:formula="of:=[.AN19]*([.H$7]^(-[.G$1]))" office:value-type="float" office:value="0.463737808260212" calcext:value-type="float">
            <text:p>0.463737808260212</text:p>
          </table:table-cell>
          <table:table-cell table:formula="of:=[.AQ19]*([.H$7]^(-[.F$1]))" office:value-type="float" office:value="0.00422364703058588" calcext:value-type="float">
            <text:p>0.004223647030586</text:p>
          </table:table-cell>
          <table:table-cell office:value-type="float" office:value="105.79" calcext:value-type="float">
            <text:p>105.79</text:p>
          </table:table-cell>
        </table:table-row>
        <table:table-row table:style-name="ro1">
          <table:table-cell office:value-type="float" office:value="0.174586" calcext:value-type="float">
            <text:p>0.174586</text:p>
          </table:table-cell>
          <table:table-cell table:formula="of:=[.A20]-[.A$1]" office:value-type="float" office:value="0.0000189999999999912" calcext:value-type="float">
            <text:p>1.89999999999912E-05</text:p>
          </table:table-cell>
          <table:table-cell table:formula="of:=[.B20]*([.H$1]^(-[.G$1]))" office:value-type="float" office:value="0.0772242325413549" calcext:value-type="float">
            <text:p>0.077224232541355</text:p>
          </table:table-cell>
          <table:table-cell table:formula="of:=[.E20]*([.H$1]^(-[.F$1]))" office:value-type="float" office:value="0.000386916629343862" calcext:value-type="float">
            <text:p>0.000386916629344</text:p>
          </table:table-cell>
          <table:table-cell office:value-type="float" office:value="1.53674" calcext:value-type="float">
            <text:p>1.53674</text:p>
          </table:table-cell>
          <table:table-cell table:number-columns-repeated="3"/>
          <table:table-cell office:value-type="float" office:value="0.174586" calcext:value-type="float">
            <text:p>0.174586</text:p>
          </table:table-cell>
          <table:table-cell table:formula="of:=[.I20]-[.I$1]" office:value-type="float" office:value="0.0000189999999999912" calcext:value-type="float">
            <text:p>1.89999999999912E-05</text:p>
          </table:table-cell>
          <table:table-cell table:formula="of:=[.J20]*([.H$2]^(-[.G$1]))" office:value-type="float" office:value="0.101968640527459" calcext:value-type="float">
            <text:p>0.101968640527459</text:p>
          </table:table-cell>
          <table:table-cell table:formula="of:=[.M20]*([.H$2]^(-[.F$1]))" office:value-type="float" office:value="0.000584704294276586" calcext:value-type="float">
            <text:p>0.000584704294277</text:p>
          </table:table-cell>
          <table:table-cell office:value-type="float" office:value="3.06406" calcext:value-type="float">
            <text:p>3.06406</text:p>
          </table:table-cell>
          <table:table-cell/>
          <table:table-cell office:value-type="float" office:value="0.174586" calcext:value-type="float">
            <text:p>0.174586</text:p>
          </table:table-cell>
          <table:table-cell table:formula="of:=[.O20]-[.O$1]" office:value-type="float" office:value="0.0000189999999999912" calcext:value-type="float">
            <text:p>1.89999999999912E-05</text:p>
          </table:table-cell>
          <table:table-cell table:formula="of:=[.P20]*([.H$3]^(-[.G$1]))" office:value-type="float" office:value="0.147245005534591" calcext:value-type="float">
            <text:p>0.147245005534591</text:p>
          </table:table-cell>
          <table:table-cell table:formula="of:=[.S20]*([.H$3]^(-[.F$1]))" office:value-type="float" office:value="0.00100391671473254" calcext:value-type="float">
            <text:p>0.001003916714733</text:p>
          </table:table-cell>
          <table:table-cell office:value-type="float" office:value="7.58909" calcext:value-type="float">
            <text:p>7.58909</text:p>
          </table:table-cell>
          <table:table-cell/>
          <table:table-cell office:value-type="float" office:value="0.174586" calcext:value-type="float">
            <text:p>0.174586</text:p>
          </table:table-cell>
          <table:table-cell table:formula="of:=[.U20]-[.U$1]" office:value-type="float" office:value="0.0000189999999999912" calcext:value-type="float">
            <text:p>1.89999999999912E-05</text:p>
          </table:table-cell>
          <table:table-cell table:formula="of:=[.V20]*([.H$4]^(-[.G$1]))" office:value-type="float" office:value="0.194425668533254" calcext:value-type="float">
            <text:p>0.194425668533254</text:p>
          </table:table-cell>
          <table:table-cell table:formula="of:=[.Y20]*([.H$4]^(-[.F$1]))" office:value-type="float" office:value="0.0014979725402047" calcext:value-type="float">
            <text:p>0.001497972540205</text:p>
          </table:table-cell>
          <table:table-cell office:value-type="float" office:value="14.9408" calcext:value-type="float">
            <text:p>14.9408</text:p>
          </table:table-cell>
          <table:table-cell/>
          <table:table-cell office:value-type="float" office:value="0.174586" calcext:value-type="float">
            <text:p>0.174586</text:p>
          </table:table-cell>
          <table:table-cell table:formula="of:=[.AA20]-[.AA$1]" office:value-type="float" office:value="0.0000189999999999912" calcext:value-type="float">
            <text:p>1.89999999999912E-05</text:p>
          </table:table-cell>
          <table:table-cell table:formula="of:=[.AB20]*([.H$5]^(-[.G$1]))" office:value-type="float" office:value="0.25672409361092" calcext:value-type="float">
            <text:p>0.25672409361092</text:p>
          </table:table-cell>
          <table:table-cell table:formula="of:=[.AE20]*([.H$5]^(-[.F$1]))" office:value-type="float" office:value="0.0021988090313359" calcext:value-type="float">
            <text:p>0.002198809031336</text:p>
          </table:table-cell>
          <table:table-cell office:value-type="float" office:value="28.9358" calcext:value-type="float">
            <text:p>28.9358</text:p>
          </table:table-cell>
          <table:table-cell/>
          <table:table-cell office:value-type="float" office:value="0.174586" calcext:value-type="float">
            <text:p>0.174586</text:p>
          </table:table-cell>
          <table:table-cell table:formula="of:=[.AG20]-[.AG$1]" office:value-type="float" office:value="0.0000189999999999912" calcext:value-type="float">
            <text:p>1.89999999999912E-05</text:p>
          </table:table-cell>
          <table:table-cell table:formula="of:=[.AH20]*([.H$6]^(-[.G$1]))" office:value-type="float" office:value="0.370715353162164" calcext:value-type="float">
            <text:p>0.370715353162164</text:p>
          </table:table-cell>
          <table:table-cell table:formula="of:=[.AK20]*([.H$6]^(-[.F$1]))" office:value-type="float" office:value="0.00344648186579736" calcext:value-type="float">
            <text:p>0.003446481865797</text:p>
          </table:table-cell>
          <table:table-cell office:value-type="float" office:value="65.4267" calcext:value-type="float">
            <text:p>65.4267</text:p>
          </table:table-cell>
          <table:table-cell/>
          <table:table-cell office:value-type="float" office:value="0.174586" calcext:value-type="float">
            <text:p>0.174586</text:p>
          </table:table-cell>
          <table:table-cell table:formula="of:=[.AM20]-[.AM$1]" office:value-type="float" office:value="0.0000189999999999912" calcext:value-type="float">
            <text:p>1.89999999999912E-05</text:p>
          </table:table-cell>
          <table:table-cell table:formula="of:=[.AN20]*([.H$7]^(-[.G$1]))" office:value-type="float" office:value="0.489501019830264" calcext:value-type="float">
            <text:p>0.489501019830264</text:p>
          </table:table-cell>
          <table:table-cell table:formula="of:=[.AQ20]*([.H$7]^(-[.F$1]))" office:value-type="float" office:value="0.00436885361202308" calcext:value-type="float">
            <text:p>0.004368853612023</text:p>
          </table:table-cell>
          <table:table-cell office:value-type="float" office:value="109.427" calcext:value-type="float">
            <text:p>109.427</text:p>
          </table:table-cell>
        </table:table-row>
        <table:table-row table:style-name="ro1">
          <table:table-cell office:value-type="float" office:value="0.174587" calcext:value-type="float">
            <text:p>0.174587</text:p>
          </table:table-cell>
          <table:table-cell table:formula="of:=[.A21]-[.A$1]" office:value-type="float" office:value="0.0000199999999999922" calcext:value-type="float">
            <text:p>1.99999999999922E-05</text:p>
          </table:table-cell>
          <table:table-cell table:formula="of:=[.B21]*([.H$1]^(-[.G$1]))" office:value-type="float" office:value="0.0812886658330111" calcext:value-type="float">
            <text:p>0.081288665833011</text:p>
          </table:table-cell>
          <table:table-cell table:formula="of:=[.E21]*([.H$1]^(-[.F$1]))" office:value-type="float" office:value="0.000417084615163182" calcext:value-type="float">
            <text:p>0.000417084615163</text:p>
          </table:table-cell>
          <table:table-cell office:value-type="float" office:value="1.65656" calcext:value-type="float">
            <text:p>1.65656</text:p>
          </table:table-cell>
          <table:table-cell table:number-columns-repeated="3"/>
          <table:table-cell office:value-type="float" office:value="0.174587" calcext:value-type="float">
            <text:p>0.174587</text:p>
          </table:table-cell>
          <table:table-cell table:formula="of:=[.I21]-[.I$1]" office:value-type="float" office:value="0.0000199999999999922" calcext:value-type="float">
            <text:p>1.99999999999922E-05</text:p>
          </table:table-cell>
          <table:table-cell table:formula="of:=[.J21]*([.H$2]^(-[.G$1]))" office:value-type="float" office:value="0.107335411081543" calcext:value-type="float">
            <text:p>0.107335411081543</text:p>
          </table:table-cell>
          <table:table-cell table:formula="of:=[.M21]*([.H$2]^(-[.F$1]))" office:value-type="float" office:value="0.000630029439337902" calcext:value-type="float">
            <text:p>0.000630029439338</text:p>
          </table:table-cell>
          <table:table-cell office:value-type="float" office:value="3.30158" calcext:value-type="float">
            <text:p>3.30158</text:p>
          </table:table-cell>
          <table:table-cell/>
          <table:table-cell office:value-type="float" office:value="0.174587" calcext:value-type="float">
            <text:p>0.174587</text:p>
          </table:table-cell>
          <table:table-cell table:formula="of:=[.O21]-[.O$1]" office:value-type="float" office:value="0.0000199999999999922" calcext:value-type="float">
            <text:p>1.99999999999922E-05</text:p>
          </table:table-cell>
          <table:table-cell table:formula="of:=[.P21]*([.H$3]^(-[.G$1]))" office:value-type="float" office:value="0.154994742668002" calcext:value-type="float">
            <text:p>0.154994742668002</text:p>
          </table:table-cell>
          <table:table-cell table:formula="of:=[.S21]*([.H$3]^(-[.F$1]))" office:value-type="float" office:value="0.00108036640076581" calcext:value-type="float">
            <text:p>0.001080366400766</text:p>
          </table:table-cell>
          <table:table-cell office:value-type="float" office:value="8.16701" calcext:value-type="float">
            <text:p>8.16701</text:p>
          </table:table-cell>
          <table:table-cell/>
          <table:table-cell office:value-type="float" office:value="0.174587" calcext:value-type="float">
            <text:p>0.174587</text:p>
          </table:table-cell>
          <table:table-cell table:formula="of:=[.U21]-[.U$1]" office:value-type="float" office:value="0.0000199999999999922" calcext:value-type="float">
            <text:p>1.99999999999922E-05</text:p>
          </table:table-cell>
          <table:table-cell table:formula="of:=[.V21]*([.H$4]^(-[.G$1]))" office:value-type="float" office:value="0.204658598456072" calcext:value-type="float">
            <text:p>0.204658598456072</text:p>
          </table:table-cell>
          <table:table-cell table:formula="of:=[.Y21]*([.H$4]^(-[.F$1]))" office:value-type="float" office:value="0.00160855990579729" calcext:value-type="float">
            <text:p>0.001608559905797</text:p>
          </table:table-cell>
          <table:table-cell office:value-type="float" office:value="16.0438" calcext:value-type="float">
            <text:p>16.0438</text:p>
          </table:table-cell>
          <table:table-cell/>
          <table:table-cell office:value-type="float" office:value="0.174587" calcext:value-type="float">
            <text:p>0.174587</text:p>
          </table:table-cell>
          <table:table-cell table:formula="of:=[.AA21]-[.AA$1]" office:value-type="float" office:value="0.0000199999999999922" calcext:value-type="float">
            <text:p>1.99999999999922E-05</text:p>
          </table:table-cell>
          <table:table-cell table:formula="of:=[.AB21]*([.H$5]^(-[.G$1]))" office:value-type="float" office:value="0.270235888011514" calcext:value-type="float">
            <text:p>0.270235888011514</text:p>
          </table:table-cell>
          <table:table-cell table:formula="of:=[.AE21]*([.H$5]^(-[.F$1]))" office:value-type="float" office:value="0.0023505595146672" calcext:value-type="float">
            <text:p>0.002350559514667</text:p>
          </table:table-cell>
          <table:table-cell office:value-type="float" office:value="30.9328" calcext:value-type="float">
            <text:p>30.9328</text:p>
          </table:table-cell>
          <table:table-cell/>
          <table:table-cell office:value-type="float" office:value="0.174587" calcext:value-type="float">
            <text:p>0.174587</text:p>
          </table:table-cell>
          <table:table-cell table:formula="of:=[.AG21]-[.AG$1]" office:value-type="float" office:value="0.0000199999999999922" calcext:value-type="float">
            <text:p>1.99999999999922E-05</text:p>
          </table:table-cell>
          <table:table-cell table:formula="of:=[.AH21]*([.H$6]^(-[.G$1]))" office:value-type="float" office:value="0.390226687539149" calcext:value-type="float">
            <text:p>0.390226687539149</text:p>
          </table:table-cell>
          <table:table-cell table:formula="of:=[.AK21]*([.H$6]^(-[.F$1]))" office:value-type="float" office:value="0.00363162569566679" calcext:value-type="float">
            <text:p>0.003631625695667</text:p>
          </table:table-cell>
          <table:table-cell office:value-type="float" office:value="68.9414" calcext:value-type="float">
            <text:p>68.9414</text:p>
          </table:table-cell>
          <table:table-cell/>
          <table:table-cell office:value-type="float" office:value="0.174587" calcext:value-type="float">
            <text:p>0.174587</text:p>
          </table:table-cell>
          <table:table-cell table:formula="of:=[.AM21]-[.AM$1]" office:value-type="float" office:value="0.0000199999999999922" calcext:value-type="float">
            <text:p>1.99999999999922E-05</text:p>
          </table:table-cell>
          <table:table-cell table:formula="of:=[.AN21]*([.H$7]^(-[.G$1]))" office:value-type="float" office:value="0.515264231400316" calcext:value-type="float">
            <text:p>0.515264231400316</text:p>
          </table:table-cell>
          <table:table-cell table:formula="of:=[.AQ21]*([.H$7]^(-[.F$1]))" office:value-type="float" office:value="0.00447996439457455" calcext:value-type="float">
            <text:p>0.004479964394575</text:p>
          </table:table-cell>
          <table:table-cell office:value-type="float" office:value="112.21" calcext:value-type="float">
            <text:p>112.21</text:p>
          </table:table-cell>
        </table:table-row>
        <table:table-row table:style-name="ro1">
          <table:table-cell office:value-type="float" office:value="0.174588" calcext:value-type="float">
            <text:p>0.174588</text:p>
          </table:table-cell>
          <table:table-cell table:formula="of:=[.A22]-[.A$1]" office:value-type="float" office:value="0.0000209999999999932" calcext:value-type="float">
            <text:p>2.09999999999932E-05</text:p>
          </table:table-cell>
          <table:table-cell table:formula="of:=[.B22]*([.H$1]^(-[.G$1]))" office:value-type="float" office:value="0.0853530991246673" calcext:value-type="float">
            <text:p>0.085353099124667</text:p>
          </table:table-cell>
          <table:table-cell table:formula="of:=[.E22]*([.H$1]^(-[.F$1]))" office:value-type="float" office:value="0.000447967649219248" calcext:value-type="float">
            <text:p>0.000447967649219</text:p>
          </table:table-cell>
          <table:table-cell office:value-type="float" office:value="1.77922" calcext:value-type="float">
            <text:p>1.77922</text:p>
          </table:table-cell>
          <table:table-cell table:number-columns-repeated="3"/>
          <table:table-cell office:value-type="float" office:value="0.174588" calcext:value-type="float">
            <text:p>0.174588</text:p>
          </table:table-cell>
          <table:table-cell table:formula="of:=[.I22]-[.I$1]" office:value-type="float" office:value="0.0000209999999999932" calcext:value-type="float">
            <text:p>2.09999999999932E-05</text:p>
          </table:table-cell>
          <table:table-cell table:formula="of:=[.J22]*([.H$2]^(-[.G$1]))" office:value-type="float" office:value="0.112702181635628" calcext:value-type="float">
            <text:p>0.112702181635628</text:p>
          </table:table-cell>
          <table:table-cell table:formula="of:=[.M22]*([.H$2]^(-[.F$1]))" office:value-type="float" office:value="0.000676373598691182" calcext:value-type="float">
            <text:p>0.000676373598691</text:p>
          </table:table-cell>
          <table:table-cell office:value-type="float" office:value="3.54444" calcext:value-type="float">
            <text:p>3.54444</text:p>
          </table:table-cell>
          <table:table-cell/>
          <table:table-cell office:value-type="float" office:value="0.174588" calcext:value-type="float">
            <text:p>0.174588</text:p>
          </table:table-cell>
          <table:table-cell table:formula="of:=[.O22]-[.O$1]" office:value-type="float" office:value="0.0000209999999999932" calcext:value-type="float">
            <text:p>2.09999999999932E-05</text:p>
          </table:table-cell>
          <table:table-cell table:formula="of:=[.P22]*([.H$3]^(-[.G$1]))" office:value-type="float" office:value="0.162744479801413" calcext:value-type="float">
            <text:p>0.162744479801413</text:p>
          </table:table-cell>
          <table:table-cell table:formula="of:=[.S22]*([.H$3]^(-[.F$1]))" office:value-type="float" office:value="0.00115824740186497" calcext:value-type="float">
            <text:p>0.001158247401865</text:p>
          </table:table-cell>
          <table:table-cell office:value-type="float" office:value="8.75575" calcext:value-type="float">
            <text:p>8.75575</text:p>
          </table:table-cell>
          <table:table-cell/>
          <table:table-cell office:value-type="float" office:value="0.174588" calcext:value-type="float">
            <text:p>0.174588</text:p>
          </table:table-cell>
          <table:table-cell table:formula="of:=[.U22]-[.U$1]" office:value-type="float" office:value="0.0000209999999999932" calcext:value-type="float">
            <text:p>2.09999999999932E-05</text:p>
          </table:table-cell>
          <table:table-cell table:formula="of:=[.V22]*([.H$4]^(-[.G$1]))" office:value-type="float" office:value="0.214891528378889" calcext:value-type="float">
            <text:p>0.214891528378889</text:p>
          </table:table-cell>
          <table:table-cell table:formula="of:=[.Y22]*([.H$4]^(-[.F$1]))" office:value-type="float" office:value="0.00172047071039788" calcext:value-type="float">
            <text:p>0.001720470710398</text:p>
          </table:table-cell>
          <table:table-cell office:value-type="float" office:value="17.16" calcext:value-type="float">
            <text:p>17.16</text:p>
          </table:table-cell>
          <table:table-cell/>
          <table:table-cell office:value-type="float" office:value="0.174588" calcext:value-type="float">
            <text:p>0.174588</text:p>
          </table:table-cell>
          <table:table-cell table:formula="of:=[.AA22]-[.AA$1]" office:value-type="float" office:value="0.0000209999999999932" calcext:value-type="float">
            <text:p>2.09999999999932E-05</text:p>
          </table:table-cell>
          <table:table-cell table:formula="of:=[.AB22]*([.H$5]^(-[.G$1]))" office:value-type="float" office:value="0.283747682412109" calcext:value-type="float">
            <text:p>0.283747682412109</text:p>
          </table:table-cell>
          <table:table-cell table:formula="of:=[.AE22]*([.H$5]^(-[.F$1]))" office:value-type="float" office:value="0.00250190725510332" calcext:value-type="float">
            <text:p>0.002501907255103</text:p>
          </table:table-cell>
          <table:table-cell office:value-type="float" office:value="32.9245" calcext:value-type="float">
            <text:p>32.9245</text:p>
          </table:table-cell>
          <table:table-cell/>
          <table:table-cell office:value-type="float" office:value="0.174588" calcext:value-type="float">
            <text:p>0.174588</text:p>
          </table:table-cell>
          <table:table-cell table:formula="of:=[.AG22]-[.AG$1]" office:value-type="float" office:value="0.0000209999999999932" calcext:value-type="float">
            <text:p>2.09999999999932E-05</text:p>
          </table:table-cell>
          <table:table-cell table:formula="of:=[.AH22]*([.H$6]^(-[.G$1]))" office:value-type="float" office:value="0.409738021916133" calcext:value-type="float">
            <text:p>0.409738021916133</text:p>
          </table:table-cell>
          <table:table-cell table:formula="of:=[.AK22]*([.H$6]^(-[.F$1]))" office:value-type="float" office:value="0.00380508576832649" calcext:value-type="float">
            <text:p>0.003805085768326</text:p>
          </table:table-cell>
          <table:table-cell office:value-type="float" office:value="72.2343" calcext:value-type="float">
            <text:p>72.2343</text:p>
          </table:table-cell>
          <table:table-cell/>
          <table:table-cell office:value-type="float" office:value="0.174588" calcext:value-type="float">
            <text:p>0.174588</text:p>
          </table:table-cell>
          <table:table-cell table:formula="of:=[.AM22]-[.AM$1]" office:value-type="float" office:value="0.0000209999999999932" calcext:value-type="float">
            <text:p>2.09999999999932E-05</text:p>
          </table:table-cell>
          <table:table-cell table:formula="of:=[.AN22]*([.H$7]^(-[.G$1]))" office:value-type="float" office:value="0.541027442970367" calcext:value-type="float">
            <text:p>0.541027442970367</text:p>
          </table:table-cell>
          <table:table-cell table:formula="of:=[.AQ22]*([.H$7]^(-[.F$1]))" office:value-type="float" office:value="0.00455422456544978" calcext:value-type="float">
            <text:p>0.00455422456545</text:p>
          </table:table-cell>
          <table:table-cell office:value-type="float" office:value="114.07" calcext:value-type="float">
            <text:p>114.07</text:p>
          </table:table-cell>
        </table:table-row>
        <table:table-row table:style-name="ro1">
          <table:table-cell office:value-type="float" office:value="0.174589" calcext:value-type="float">
            <text:p>0.174589</text:p>
          </table:table-cell>
          <table:table-cell table:formula="of:=[.A23]-[.A$1]" office:value-type="float" office:value="0.0000219999999999942" calcext:value-type="float">
            <text:p>2.19999999999942E-05</text:p>
          </table:table-cell>
          <table:table-cell table:formula="of:=[.B23]*([.H$1]^(-[.G$1]))" office:value-type="float" office:value="0.0894175324163235" calcext:value-type="float">
            <text:p>0.089417532416324</text:p>
          </table:table-cell>
          <table:table-cell table:formula="of:=[.E23]*([.H$1]^(-[.F$1]))" office:value-type="float" office:value="0.000479540553757244" calcext:value-type="float">
            <text:p>0.000479540553757</text:p>
          </table:table-cell>
          <table:table-cell office:value-type="float" office:value="1.90462" calcext:value-type="float">
            <text:p>1.90462</text:p>
          </table:table-cell>
          <table:table-cell table:number-columns-repeated="3"/>
          <table:table-cell office:value-type="float" office:value="0.174589" calcext:value-type="float">
            <text:p>0.174589</text:p>
          </table:table-cell>
          <table:table-cell table:formula="of:=[.I23]-[.I$1]" office:value-type="float" office:value="0.0000219999999999942" calcext:value-type="float">
            <text:p>2.19999999999942E-05</text:p>
          </table:table-cell>
          <table:table-cell table:formula="of:=[.J23]*([.H$2]^(-[.G$1]))" office:value-type="float" office:value="0.118068952189713" calcext:value-type="float">
            <text:p>0.118068952189713</text:p>
          </table:table-cell>
          <table:table-cell table:formula="of:=[.M23]*([.H$2]^(-[.F$1]))" office:value-type="float" office:value="0.000723696698740675" calcext:value-type="float">
            <text:p>0.000723696698741</text:p>
          </table:table-cell>
          <table:table-cell office:value-type="float" office:value="3.79243" calcext:value-type="float">
            <text:p>3.79243</text:p>
          </table:table-cell>
          <table:table-cell/>
          <table:table-cell office:value-type="float" office:value="0.174589" calcext:value-type="float">
            <text:p>0.174589</text:p>
          </table:table-cell>
          <table:table-cell table:formula="of:=[.O23]-[.O$1]" office:value-type="float" office:value="0.0000219999999999942" calcext:value-type="float">
            <text:p>2.19999999999942E-05</text:p>
          </table:table-cell>
          <table:table-cell table:formula="of:=[.P23]*([.H$3]^(-[.G$1]))" office:value-type="float" office:value="0.170494216934823" calcext:value-type="float">
            <text:p>0.170494216934823</text:p>
          </table:table-cell>
          <table:table-cell table:formula="of:=[.S23]*([.H$3]^(-[.F$1]))" office:value-type="float" office:value="0.00123745653635245" calcext:value-type="float">
            <text:p>0.001237456536352</text:p>
          </table:table-cell>
          <table:table-cell office:value-type="float" office:value="9.35453" calcext:value-type="float">
            <text:p>9.35453</text:p>
          </table:table-cell>
          <table:table-cell/>
          <table:table-cell office:value-type="float" office:value="0.174589" calcext:value-type="float">
            <text:p>0.174589</text:p>
          </table:table-cell>
          <table:table-cell table:formula="of:=[.U23]-[.U$1]" office:value-type="float" office:value="0.0000219999999999942" calcext:value-type="float">
            <text:p>2.19999999999942E-05</text:p>
          </table:table-cell>
          <table:table-cell table:formula="of:=[.V23]*([.H$4]^(-[.G$1]))" office:value-type="float" office:value="0.225124458301707" calcext:value-type="float">
            <text:p>0.225124458301707</text:p>
          </table:table-cell>
          <table:table-cell table:formula="of:=[.Y23]*([.H$4]^(-[.F$1]))" office:value-type="float" office:value="0.00183348438083847" calcext:value-type="float">
            <text:p>0.001833484380838</text:p>
          </table:table-cell>
          <table:table-cell office:value-type="float" office:value="18.2872" calcext:value-type="float">
            <text:p>18.2872</text:p>
          </table:table-cell>
          <table:table-cell/>
          <table:table-cell office:value-type="float" office:value="0.174589" calcext:value-type="float">
            <text:p>0.174589</text:p>
          </table:table-cell>
          <table:table-cell table:formula="of:=[.AA23]-[.AA$1]" office:value-type="float" office:value="0.0000219999999999942" calcext:value-type="float">
            <text:p>2.19999999999942E-05</text:p>
          </table:table-cell>
          <table:table-cell table:formula="of:=[.AB23]*([.H$5]^(-[.G$1]))" office:value-type="float" office:value="0.297259476812703" calcext:value-type="float">
            <text:p>0.297259476812703</text:p>
          </table:table-cell>
          <table:table-cell table:formula="of:=[.AE23]*([.H$5]^(-[.F$1]))" office:value-type="float" office:value="0.002652282333453" calcext:value-type="float">
            <text:p>0.002652282333453</text:p>
          </table:table-cell>
          <table:table-cell office:value-type="float" office:value="34.9034" calcext:value-type="float">
            <text:p>34.9034</text:p>
          </table:table-cell>
          <table:table-cell/>
          <table:table-cell office:value-type="float" office:value="0.174589" calcext:value-type="float">
            <text:p>0.174589</text:p>
          </table:table-cell>
          <table:table-cell table:formula="of:=[.AG23]-[.AG$1]" office:value-type="float" office:value="0.0000219999999999942" calcext:value-type="float">
            <text:p>2.19999999999942E-05</text:p>
          </table:table-cell>
          <table:table-cell table:formula="of:=[.AH23]*([.H$6]^(-[.G$1]))" office:value-type="float" office:value="0.429249356293118" calcext:value-type="float">
            <text:p>0.429249356293118</text:p>
          </table:table-cell>
          <table:table-cell table:formula="of:=[.AK23]*([.H$6]^(-[.F$1]))" office:value-type="float" office:value="0.00396519222307515" calcext:value-type="float">
            <text:p>0.003965192223075</text:p>
          </table:table-cell>
          <table:table-cell office:value-type="float" office:value="75.2737" calcext:value-type="float">
            <text:p>75.2737</text:p>
          </table:table-cell>
          <table:table-cell/>
          <table:table-cell office:value-type="float" office:value="0.174589" calcext:value-type="float">
            <text:p>0.174589</text:p>
          </table:table-cell>
          <table:table-cell table:formula="of:=[.AM23]-[.AM$1]" office:value-type="float" office:value="0.0000219999999999942" calcext:value-type="float">
            <text:p>2.19999999999942E-05</text:p>
          </table:table-cell>
          <table:table-cell table:formula="of:=[.AN23]*([.H$7]^(-[.G$1]))" office:value-type="float" office:value="0.566790654540419" calcext:value-type="float">
            <text:p>0.566790654540419</text:p>
          </table:table-cell>
          <table:table-cell table:formula="of:=[.AQ23]*([.H$7]^(-[.F$1]))" office:value-type="float" office:value="0.00458927856008873" calcext:value-type="float">
            <text:p>0.004589278560089</text:p>
          </table:table-cell>
          <table:table-cell office:value-type="float" office:value="114.948" calcext:value-type="float">
            <text:p>114.948</text:p>
          </table:table-cell>
        </table:table-row>
        <table:table-row table:style-name="ro1">
          <table:table-cell office:value-type="float" office:value="0.17459" calcext:value-type="float">
            <text:p>0.17459</text:p>
          </table:table-cell>
          <table:table-cell table:formula="of:=[.A24]-[.A$1]" office:value-type="float" office:value="0.000023000000000023" calcext:value-type="float">
            <text:p>2.3000000000023E-05</text:p>
          </table:table-cell>
          <table:table-cell table:formula="of:=[.B24]*([.H$1]^(-[.G$1]))" office:value-type="float" office:value="0.0934819657080925" calcext:value-type="float">
            <text:p>0.093481965708093</text:p>
          </table:table-cell>
          <table:table-cell table:formula="of:=[.E24]*([.H$1]^(-[.F$1]))" office:value-type="float" office:value="0.0005117857043488" calcext:value-type="float">
            <text:p>0.000511785704349</text:p>
          </table:table-cell>
          <table:table-cell office:value-type="float" office:value="2.03269" calcext:value-type="float">
            <text:p>2.03269</text:p>
          </table:table-cell>
          <table:table-cell table:number-columns-repeated="3"/>
          <table:table-cell office:value-type="float" office:value="0.17459" calcext:value-type="float">
            <text:p>0.17459</text:p>
          </table:table-cell>
          <table:table-cell table:formula="of:=[.I24]-[.I$1]" office:value-type="float" office:value="0.000023000000000023" calcext:value-type="float">
            <text:p>2.3000000000023E-05</text:p>
          </table:table-cell>
          <table:table-cell table:formula="of:=[.J24]*([.H$2]^(-[.G$1]))" office:value-type="float" office:value="0.123435722743946" calcext:value-type="float">
            <text:p>0.123435722743946</text:p>
          </table:table-cell>
          <table:table-cell table:formula="of:=[.M24]*([.H$2]^(-[.F$1]))" office:value-type="float" office:value="0.00077195866589063" calcext:value-type="float">
            <text:p>0.000771958665891</text:p>
          </table:table-cell>
          <table:table-cell office:value-type="float" office:value="4.04534" calcext:value-type="float">
            <text:p>4.04534</text:p>
          </table:table-cell>
          <table:table-cell/>
          <table:table-cell office:value-type="float" office:value="0.17459" calcext:value-type="float">
            <text:p>0.17459</text:p>
          </table:table-cell>
          <table:table-cell table:formula="of:=[.O24]-[.O$1]" office:value-type="float" office:value="0.000023000000000023" calcext:value-type="float">
            <text:p>2.3000000000023E-05</text:p>
          </table:table-cell>
          <table:table-cell table:formula="of:=[.P24]*([.H$3]^(-[.G$1]))" office:value-type="float" office:value="0.178243954068449" calcext:value-type="float">
            <text:p>0.178243954068449</text:p>
          </table:table-cell>
          <table:table-cell table:formula="of:=[.S24]*([.H$3]^(-[.F$1]))" office:value-type="float" office:value="0.00131789194539268" calcext:value-type="float">
            <text:p>0.001317891945393</text:p>
          </table:table-cell>
          <table:table-cell office:value-type="float" office:value="9.96258" calcext:value-type="float">
            <text:p>9.96258</text:p>
          </table:table-cell>
          <table:table-cell/>
          <table:table-cell office:value-type="float" office:value="0.17459" calcext:value-type="float">
            <text:p>0.17459</text:p>
          </table:table-cell>
          <table:table-cell table:formula="of:=[.U24]-[.U$1]" office:value-type="float" office:value="0.000023000000000023" calcext:value-type="float">
            <text:p>2.3000000000023E-05</text:p>
          </table:table-cell>
          <table:table-cell table:formula="of:=[.V24]*([.H$4]^(-[.G$1]))" office:value-type="float" office:value="0.235357388224809" calcext:value-type="float">
            <text:p>0.235357388224809</text:p>
          </table:table-cell>
          <table:table-cell table:formula="of:=[.Y24]*([.H$4]^(-[.F$1]))" office:value-type="float" office:value="0.00194737031789797" calcext:value-type="float">
            <text:p>0.001947370317898</text:p>
          </table:table-cell>
          <table:table-cell office:value-type="float" office:value="19.4231" calcext:value-type="float">
            <text:p>19.4231</text:p>
          </table:table-cell>
          <table:table-cell/>
          <table:table-cell office:value-type="float" office:value="0.17459" calcext:value-type="float">
            <text:p>0.17459</text:p>
          </table:table-cell>
          <table:table-cell table:formula="of:=[.AA24]-[.AA$1]" office:value-type="float" office:value="0.000023000000000023" calcext:value-type="float">
            <text:p>2.3000000000023E-05</text:p>
          </table:table-cell>
          <table:table-cell table:formula="of:=[.AB24]*([.H$5]^(-[.G$1]))" office:value-type="float" office:value="0.310771271213673" calcext:value-type="float">
            <text:p>0.310771271213673</text:p>
          </table:table-cell>
          <table:table-cell table:formula="of:=[.AE24]*([.H$5]^(-[.F$1]))" office:value-type="float" office:value="0.0028010920337573" calcext:value-type="float">
            <text:p>0.002801092033757</text:p>
          </table:table-cell>
          <table:table-cell office:value-type="float" office:value="36.8617" calcext:value-type="float">
            <text:p>36.8617</text:p>
          </table:table-cell>
          <table:table-cell/>
          <table:table-cell office:value-type="float" office:value="0.17459" calcext:value-type="float">
            <text:p>0.17459</text:p>
          </table:table-cell>
          <table:table-cell table:formula="of:=[.AG24]-[.AG$1]" office:value-type="float" office:value="0.000023000000000023" calcext:value-type="float">
            <text:p>2.3000000000023E-05</text:p>
          </table:table-cell>
          <table:table-cell table:formula="of:=[.AH24]*([.H$6]^(-[.G$1]))" office:value-type="float" office:value="0.448760690670644" calcext:value-type="float">
            <text:p>0.448760690670644</text:p>
          </table:table-cell>
          <table:table-cell table:formula="of:=[.AK24]*([.H$6]^(-[.F$1]))" office:value-type="float" office:value="0.00411033314390459" calcext:value-type="float">
            <text:p>0.004110333143905</text:p>
          </table:table-cell>
          <table:table-cell office:value-type="float" office:value="78.029" calcext:value-type="float">
            <text:p>78.029</text:p>
          </table:table-cell>
          <table:table-cell/>
          <table:table-cell office:value-type="float" office:value="0.17459" calcext:value-type="float">
            <text:p>0.17459</text:p>
          </table:table-cell>
          <table:table-cell table:formula="of:=[.AM24]-[.AM$1]" office:value-type="float" office:value="0.000023000000000023" calcext:value-type="float">
            <text:p>2.3000000000023E-05</text:p>
          </table:table-cell>
          <table:table-cell table:formula="of:=[.AN24]*([.H$7]^(-[.G$1]))" office:value-type="float" office:value="0.592553866111185" calcext:value-type="float">
            <text:p>0.592553866111185</text:p>
          </table:table-cell>
          <table:table-cell table:formula="of:=[.AQ24]*([.H$7]^(-[.F$1]))" office:value-type="float" office:value="0.004583249911808" calcext:value-type="float">
            <text:p>0.004583249911808</text:p>
          </table:table-cell>
          <table:table-cell office:value-type="float" office:value="114.797" calcext:value-type="float">
            <text:p>114.797</text:p>
          </table:table-cell>
        </table:table-row>
        <table:table-row table:style-name="ro1">
          <table:table-cell office:value-type="float" office:value="0.174591" calcext:value-type="float">
            <text:p>0.174591</text:p>
          </table:table-cell>
          <table:table-cell table:formula="of:=[.A25]-[.A$1]" office:value-type="float" office:value="0.0000239999999999962" calcext:value-type="float">
            <text:p>2.39999999999962E-05</text:p>
          </table:table-cell>
          <table:table-cell table:formula="of:=[.B25]*([.H$1]^(-[.G$1]))" office:value-type="float" office:value="0.0975463989996359" calcext:value-type="float">
            <text:p>0.097546398999636</text:p>
          </table:table-cell>
          <table:table-cell table:formula="of:=[.E25]*([.H$1]^(-[.F$1]))" office:value-type="float" office:value="0.000544680441014584" calcext:value-type="float">
            <text:p>0.000544680441015</text:p>
          </table:table-cell>
          <table:table-cell office:value-type="float" office:value="2.16334" calcext:value-type="float">
            <text:p>2.16334</text:p>
          </table:table-cell>
          <table:table-cell table:number-columns-repeated="3"/>
          <table:table-cell office:value-type="float" office:value="0.174591" calcext:value-type="float">
            <text:p>0.174591</text:p>
          </table:table-cell>
          <table:table-cell table:formula="of:=[.I25]-[.I$1]" office:value-type="float" office:value="0.0000239999999999962" calcext:value-type="float">
            <text:p>2.39999999999962E-05</text:p>
          </table:table-cell>
          <table:table-cell table:formula="of:=[.J25]*([.H$2]^(-[.G$1]))" office:value-type="float" office:value="0.128802493297882" calcext:value-type="float">
            <text:p>0.128802493297882</text:p>
          </table:table-cell>
          <table:table-cell table:formula="of:=[.M25]*([.H$2]^(-[.F$1]))" office:value-type="float" office:value="0.000821123243078224" calcext:value-type="float">
            <text:p>0.000821123243078</text:p>
          </table:table-cell>
          <table:table-cell office:value-type="float" office:value="4.30298" calcext:value-type="float">
            <text:p>4.30298</text:p>
          </table:table-cell>
          <table:table-cell/>
          <table:table-cell office:value-type="float" office:value="0.174591" calcext:value-type="float">
            <text:p>0.174591</text:p>
          </table:table-cell>
          <table:table-cell table:formula="of:=[.O25]-[.O$1]" office:value-type="float" office:value="0.0000239999999999962" calcext:value-type="float">
            <text:p>2.39999999999962E-05</text:p>
          </table:table-cell>
          <table:table-cell table:formula="of:=[.P25]*([.H$3]^(-[.G$1]))" office:value-type="float" office:value="0.185993691201645" calcext:value-type="float">
            <text:p>0.185993691201645</text:p>
          </table:table-cell>
          <table:table-cell table:formula="of:=[.S25]*([.H$3]^(-[.F$1]))" office:value-type="float" office:value="0.00139944780162404" calcext:value-type="float">
            <text:p>0.001399447801624</text:p>
          </table:table-cell>
          <table:table-cell office:value-type="float" office:value="10.5791" calcext:value-type="float">
            <text:p>10.5791</text:p>
          </table:table-cell>
          <table:table-cell/>
          <table:table-cell office:value-type="float" office:value="0.174591" calcext:value-type="float">
            <text:p>0.174591</text:p>
          </table:table-cell>
          <table:table-cell table:formula="of:=[.U25]-[.U$1]" office:value-type="float" office:value="0.0000239999999999962" calcext:value-type="float">
            <text:p>2.39999999999962E-05</text:p>
          </table:table-cell>
          <table:table-cell table:formula="of:=[.V25]*([.H$4]^(-[.G$1]))" office:value-type="float" office:value="0.245590318147343" calcext:value-type="float">
            <text:p>0.245590318147343</text:p>
          </table:table-cell>
          <table:table-cell table:formula="of:=[.Y25]*([.H$4]^(-[.F$1]))" office:value-type="float" office:value="0.00206186784419601" calcext:value-type="float">
            <text:p>0.002061867844196</text:p>
          </table:table-cell>
          <table:table-cell office:value-type="float" office:value="20.5651" calcext:value-type="float">
            <text:p>20.5651</text:p>
          </table:table-cell>
          <table:table-cell/>
          <table:table-cell office:value-type="float" office:value="0.174591" calcext:value-type="float">
            <text:p>0.174591</text:p>
          </table:table-cell>
          <table:table-cell table:formula="of:=[.AA25]-[.AA$1]" office:value-type="float" office:value="0.0000239999999999962" calcext:value-type="float">
            <text:p>2.39999999999962E-05</text:p>
          </table:table-cell>
          <table:table-cell table:formula="of:=[.AB25]*([.H$5]^(-[.G$1]))" office:value-type="float" office:value="0.324283065613892" calcext:value-type="float">
            <text:p>0.324283065613892</text:p>
          </table:table-cell>
          <table:table-cell table:formula="of:=[.AE25]*([.H$5]^(-[.F$1]))" office:value-type="float" office:value="0.00294777403574749" calcext:value-type="float">
            <text:p>0.002947774035747</text:p>
          </table:table-cell>
          <table:table-cell office:value-type="float" office:value="38.792" calcext:value-type="float">
            <text:p>38.792</text:p>
          </table:table-cell>
          <table:table-cell/>
          <table:table-cell office:value-type="float" office:value="0.174591" calcext:value-type="float">
            <text:p>0.174591</text:p>
          </table:table-cell>
          <table:table-cell table:formula="of:=[.AG25]-[.AG$1]" office:value-type="float" office:value="0.0000239999999999962" calcext:value-type="float">
            <text:p>2.39999999999962E-05</text:p>
          </table:table-cell>
          <table:table-cell table:formula="of:=[.AH25]*([.H$6]^(-[.G$1]))" office:value-type="float" office:value="0.468272025047087" calcext:value-type="float">
            <text:p>0.468272025047087</text:p>
          </table:table-cell>
          <table:table-cell table:formula="of:=[.AK25]*([.H$6]^(-[.F$1]))" office:value-type="float" office:value="0.00423895455949972" calcext:value-type="float">
            <text:p>0.0042389545595</text:p>
          </table:table-cell>
          <table:table-cell office:value-type="float" office:value="80.4707" calcext:value-type="float">
            <text:p>80.4707</text:p>
          </table:table-cell>
          <table:table-cell/>
          <table:table-cell office:value-type="float" office:value="0.174591" calcext:value-type="float">
            <text:p>0.174591</text:p>
          </table:table-cell>
          <table:table-cell table:formula="of:=[.AM25]-[.AM$1]" office:value-type="float" office:value="0.0000239999999999962" calcext:value-type="float">
            <text:p>2.39999999999962E-05</text:p>
          </table:table-cell>
          <table:table-cell table:formula="of:=[.AN25]*([.H$7]^(-[.G$1]))" office:value-type="float" office:value="0.618317077680522" calcext:value-type="float">
            <text:p>0.618317077680522</text:p>
          </table:table-cell>
          <table:table-cell table:formula="of:=[.AQ25]*([.H$7]^(-[.F$1]))" office:value-type="float" office:value="0.00453474125180079" calcext:value-type="float">
            <text:p>0.004534741251801</text:p>
          </table:table-cell>
          <table:table-cell office:value-type="float" office:value="113.582" calcext:value-type="float">
            <text:p>113.582</text:p>
          </table:table-cell>
        </table:table-row>
        <table:table-row table:style-name="ro1">
          <table:table-cell office:value-type="float" office:value="0.174592" calcext:value-type="float">
            <text:p>0.174592</text:p>
          </table:table-cell>
          <table:table-cell table:formula="of:=[.A26]-[.A$1]" office:value-type="float" office:value="0.0000249999999999972" calcext:value-type="float">
            <text:p>2.49999999999972E-05</text:p>
          </table:table-cell>
          <table:table-cell table:formula="of:=[.B26]*([.H$1]^(-[.G$1]))" office:value-type="float" office:value="0.101610832291292" calcext:value-type="float">
            <text:p>0.101610832291292</text:p>
          </table:table-cell>
          <table:table-cell table:formula="of:=[.E26]*([.H$1]^(-[.F$1]))" office:value-type="float" office:value="0.000578207139326223" calcext:value-type="float">
            <text:p>0.000578207139326</text:p>
          </table:table-cell>
          <table:table-cell office:value-type="float" office:value="2.2965" calcext:value-type="float">
            <text:p>2.2965</text:p>
          </table:table-cell>
          <table:table-cell table:number-columns-repeated="3"/>
          <table:table-cell office:value-type="float" office:value="0.174592" calcext:value-type="float">
            <text:p>0.174592</text:p>
          </table:table-cell>
          <table:table-cell table:formula="of:=[.I26]-[.I$1]" office:value-type="float" office:value="0.0000249999999999972" calcext:value-type="float">
            <text:p>2.49999999999972E-05</text:p>
          </table:table-cell>
          <table:table-cell table:formula="of:=[.J26]*([.H$2]^(-[.G$1]))" office:value-type="float" office:value="0.134169263851967" calcext:value-type="float">
            <text:p>0.134169263851967</text:p>
          </table:table-cell>
          <table:table-cell table:formula="of:=[.M26]*([.H$2]^(-[.F$1]))" office:value-type="float" office:value="0.000871152264974171" calcext:value-type="float">
            <text:p>0.000871152264974</text:p>
          </table:table-cell>
          <table:table-cell office:value-type="float" office:value="4.56515" calcext:value-type="float">
            <text:p>4.56515</text:p>
          </table:table-cell>
          <table:table-cell/>
          <table:table-cell office:value-type="float" office:value="0.174592" calcext:value-type="float">
            <text:p>0.174592</text:p>
          </table:table-cell>
          <table:table-cell table:formula="of:=[.O26]-[.O$1]" office:value-type="float" office:value="0.0000249999999999972" calcext:value-type="float">
            <text:p>2.49999999999972E-05</text:p>
          </table:table-cell>
          <table:table-cell table:formula="of:=[.P26]*([.H$3]^(-[.G$1]))" office:value-type="float" office:value="0.193743428335056" calcext:value-type="float">
            <text:p>0.193743428335056</text:p>
          </table:table-cell>
          <table:table-cell table:formula="of:=[.S26]*([.H$3]^(-[.F$1]))" office:value-type="float" office:value="0.00148203282894715" calcext:value-type="float">
            <text:p>0.001482032828947</text:p>
          </table:table-cell>
          <table:table-cell office:value-type="float" office:value="11.2034" calcext:value-type="float">
            <text:p>11.2034</text:p>
          </table:table-cell>
          <table:table-cell/>
          <table:table-cell office:value-type="float" office:value="0.174592" calcext:value-type="float">
            <text:p>0.174592</text:p>
          </table:table-cell>
          <table:table-cell table:formula="of:=[.U26]-[.U$1]" office:value-type="float" office:value="0.0000249999999999972" calcext:value-type="float">
            <text:p>2.49999999999972E-05</text:p>
          </table:table-cell>
          <table:table-cell table:formula="of:=[.V26]*([.H$4]^(-[.G$1]))" office:value-type="float" office:value="0.25582324807016" calcext:value-type="float">
            <text:p>0.25582324807016</text:p>
          </table:table-cell>
          <table:table-cell table:formula="of:=[.Y26]*([.H$4]^(-[.F$1]))" office:value-type="float" office:value="0.0021767463605115" calcext:value-type="float">
            <text:p>0.002176746360512</text:p>
          </table:table-cell>
          <table:table-cell office:value-type="float" office:value="21.7109" calcext:value-type="float">
            <text:p>21.7109</text:p>
          </table:table-cell>
          <table:table-cell/>
          <table:table-cell office:value-type="float" office:value="0.174592" calcext:value-type="float">
            <text:p>0.174592</text:p>
          </table:table-cell>
          <table:table-cell table:formula="of:=[.AA26]-[.AA$1]" office:value-type="float" office:value="0.0000249999999999972" calcext:value-type="float">
            <text:p>2.49999999999972E-05</text:p>
          </table:table-cell>
          <table:table-cell table:formula="of:=[.AB26]*([.H$5]^(-[.G$1]))" office:value-type="float" office:value="0.337794860014486" calcext:value-type="float">
            <text:p>0.337794860014486</text:p>
          </table:table-cell>
          <table:table-cell table:formula="of:=[.AE26]*([.H$5]^(-[.F$1]))" office:value-type="float" office:value="0.00309173562346463" calcext:value-type="float">
            <text:p>0.003091735623465</text:p>
          </table:table-cell>
          <table:table-cell office:value-type="float" office:value="40.6865" calcext:value-type="float">
            <text:p>40.6865</text:p>
          </table:table-cell>
          <table:table-cell/>
          <table:table-cell office:value-type="float" office:value="0.174592" calcext:value-type="float">
            <text:p>0.174592</text:p>
          </table:table-cell>
          <table:table-cell table:formula="of:=[.AG26]-[.AG$1]" office:value-type="float" office:value="0.0000249999999999972" calcext:value-type="float">
            <text:p>2.49999999999972E-05</text:p>
          </table:table-cell>
          <table:table-cell table:formula="of:=[.AH26]*([.H$6]^(-[.G$1]))" office:value-type="float" office:value="0.487783359424071" calcext:value-type="float">
            <text:p>0.487783359424071</text:p>
          </table:table-cell>
          <table:table-cell table:formula="of:=[.AK26]*([.H$6]^(-[.F$1]))" office:value-type="float" office:value="0.00434960258483352" calcext:value-type="float">
            <text:p>0.004349602584834</text:p>
          </table:table-cell>
          <table:table-cell office:value-type="float" office:value="82.5712" calcext:value-type="float">
            <text:p>82.5712</text:p>
          </table:table-cell>
          <table:table-cell/>
          <table:table-cell office:value-type="float" office:value="0.174592" calcext:value-type="float">
            <text:p>0.174592</text:p>
          </table:table-cell>
          <table:table-cell table:formula="of:=[.AM26]-[.AM$1]" office:value-type="float" office:value="0.0000249999999999972" calcext:value-type="float">
            <text:p>2.49999999999972E-05</text:p>
          </table:table-cell>
          <table:table-cell table:formula="of:=[.AN26]*([.H$7]^(-[.G$1]))" office:value-type="float" office:value="0.644080289250573" calcext:value-type="float">
            <text:p>0.644080289250573</text:p>
          </table:table-cell>
          <table:table-cell table:formula="of:=[.AQ26]*([.H$7]^(-[.F$1]))" office:value-type="float" office:value="0.00444299400842915" calcext:value-type="float">
            <text:p>0.004442994008429</text:p>
          </table:table-cell>
          <table:table-cell office:value-type="float" office:value="111.284" calcext:value-type="float">
            <text:p>111.284</text:p>
          </table:table-cell>
        </table:table-row>
        <table:table-row table:style-name="ro1">
          <table:table-cell office:value-type="float" office:value="0.174593" calcext:value-type="float">
            <text:p>0.174593</text:p>
          </table:table-cell>
          <table:table-cell table:formula="of:=[.A27]-[.A$1]" office:value-type="float" office:value="0.0000259999999999982" calcext:value-type="float">
            <text:p>2.59999999999982E-05</text:p>
          </table:table-cell>
          <table:table-cell table:formula="of:=[.B27]*([.H$1]^(-[.G$1]))" office:value-type="float" office:value="0.105675265582948" calcext:value-type="float">
            <text:p>0.105675265582948</text:p>
          </table:table-cell>
          <table:table-cell table:formula="of:=[.E27]*([.H$1]^(-[.F$1]))" office:value-type="float" office:value="0.000612345657079867" calcext:value-type="float">
            <text:p>0.00061234565708</text:p>
          </table:table-cell>
          <table:table-cell office:value-type="float" office:value="2.43209" calcext:value-type="float">
            <text:p>2.43209</text:p>
          </table:table-cell>
          <table:table-cell table:number-columns-repeated="3"/>
          <table:table-cell office:value-type="float" office:value="0.174593" calcext:value-type="float">
            <text:p>0.174593</text:p>
          </table:table-cell>
          <table:table-cell table:formula="of:=[.I27]-[.I$1]" office:value-type="float" office:value="0.0000259999999999982" calcext:value-type="float">
            <text:p>2.59999999999982E-05</text:p>
          </table:table-cell>
          <table:table-cell table:formula="of:=[.J27]*([.H$2]^(-[.G$1]))" office:value-type="float" office:value="0.139536034406051" calcext:value-type="float">
            <text:p>0.139536034406051</text:p>
          </table:table-cell>
          <table:table-cell table:formula="of:=[.M27]*([.H$2]^(-[.F$1]))" office:value-type="float" office:value="0.000922009474515646" calcext:value-type="float">
            <text:p>0.000922009474516</text:p>
          </table:table-cell>
          <table:table-cell office:value-type="float" office:value="4.83166" calcext:value-type="float">
            <text:p>4.83166</text:p>
          </table:table-cell>
          <table:table-cell/>
          <table:table-cell office:value-type="float" office:value="0.174593" calcext:value-type="float">
            <text:p>0.174593</text:p>
          </table:table-cell>
          <table:table-cell table:formula="of:=[.O27]-[.O$1]" office:value-type="float" office:value="0.0000259999999999982" calcext:value-type="float">
            <text:p>2.59999999999982E-05</text:p>
          </table:table-cell>
          <table:table-cell table:formula="of:=[.P27]*([.H$3]^(-[.G$1]))" office:value-type="float" office:value="0.201493165468467" calcext:value-type="float">
            <text:p>0.201493165468467</text:p>
          </table:table-cell>
          <table:table-cell table:formula="of:=[.S27]*([.H$3]^(-[.F$1]))" office:value-type="float" office:value="0.00156553061726422" calcext:value-type="float">
            <text:p>0.001565530617264</text:p>
          </table:table-cell>
          <table:table-cell office:value-type="float" office:value="11.8346" calcext:value-type="float">
            <text:p>11.8346</text:p>
          </table:table-cell>
          <table:table-cell/>
          <table:table-cell office:value-type="float" office:value="0.174593" calcext:value-type="float">
            <text:p>0.174593</text:p>
          </table:table-cell>
          <table:table-cell table:formula="of:=[.U27]-[.U$1]" office:value-type="float" office:value="0.0000259999999999982" calcext:value-type="float">
            <text:p>2.59999999999982E-05</text:p>
          </table:table-cell>
          <table:table-cell table:formula="of:=[.V27]*([.H$4]^(-[.G$1]))" office:value-type="float" office:value="0.266056177992978" calcext:value-type="float">
            <text:p>0.266056177992978</text:p>
          </table:table-cell>
          <table:table-cell table:formula="of:=[.Y27]*([.H$4]^(-[.F$1]))" office:value-type="float" office:value="0.00229176524157027" calcext:value-type="float">
            <text:p>0.00229176524157</text:p>
          </table:table-cell>
          <table:table-cell office:value-type="float" office:value="22.8581" calcext:value-type="float">
            <text:p>22.8581</text:p>
          </table:table-cell>
          <table:table-cell/>
          <table:table-cell office:value-type="float" office:value="0.174593" calcext:value-type="float">
            <text:p>0.174593</text:p>
          </table:table-cell>
          <table:table-cell table:formula="of:=[.AA27]-[.AA$1]" office:value-type="float" office:value="0.0000259999999999982" calcext:value-type="float">
            <text:p>2.59999999999982E-05</text:p>
          </table:table-cell>
          <table:table-cell table:formula="of:=[.AB27]*([.H$5]^(-[.G$1]))" office:value-type="float" office:value="0.351306654415081" calcext:value-type="float">
            <text:p>0.351306654415081</text:p>
          </table:table-cell>
          <table:table-cell table:formula="of:=[.AE27]*([.H$5]^(-[.F$1]))" office:value-type="float" office:value="0.00323239927879491" calcext:value-type="float">
            <text:p>0.003232399278795</text:p>
          </table:table-cell>
          <table:table-cell office:value-type="float" office:value="42.5376" calcext:value-type="float">
            <text:p>42.5376</text:p>
          </table:table-cell>
          <table:table-cell/>
          <table:table-cell office:value-type="float" office:value="0.174593" calcext:value-type="float">
            <text:p>0.174593</text:p>
          </table:table-cell>
          <table:table-cell table:formula="of:=[.AG27]-[.AG$1]" office:value-type="float" office:value="0.0000259999999999982" calcext:value-type="float">
            <text:p>2.59999999999982E-05</text:p>
          </table:table-cell>
          <table:table-cell table:formula="of:=[.AH27]*([.H$6]^(-[.G$1]))" office:value-type="float" office:value="0.507294693801056" calcext:value-type="float">
            <text:p>0.507294693801056</text:p>
          </table:table-cell>
          <table:table-cell table:formula="of:=[.AK27]*([.H$6]^(-[.F$1]))" office:value-type="float" office:value="0.00444090761806898" calcext:value-type="float">
            <text:p>0.004440907618069</text:p>
          </table:table-cell>
          <table:table-cell office:value-type="float" office:value="84.3045" calcext:value-type="float">
            <text:p>84.3045</text:p>
          </table:table-cell>
          <table:table-cell/>
          <table:table-cell office:value-type="float" office:value="0.174593" calcext:value-type="float">
            <text:p>0.174593</text:p>
          </table:table-cell>
          <table:table-cell table:formula="of:=[.AM27]-[.AM$1]" office:value-type="float" office:value="0.0000259999999999982" calcext:value-type="float">
            <text:p>2.59999999999982E-05</text:p>
          </table:table-cell>
          <table:table-cell table:formula="of:=[.AN27]*([.H$7]^(-[.G$1]))" office:value-type="float" office:value="0.669843500820625" calcext:value-type="float">
            <text:p>0.669843500820625</text:p>
          </table:table-cell>
          <table:table-cell table:formula="of:=[.AQ27]*([.H$7]^(-[.F$1]))" office:value-type="float" office:value="0.00430776863275475" calcext:value-type="float">
            <text:p>0.004307768632755</text:p>
          </table:table-cell>
          <table:table-cell office:value-type="float" office:value="107.897" calcext:value-type="float">
            <text:p>107.897</text:p>
          </table:table-cell>
        </table:table-row>
        <table:table-row table:style-name="ro1">
          <table:table-cell office:value-type="float" office:value="0.174594" calcext:value-type="float">
            <text:p>0.174594</text:p>
          </table:table-cell>
          <table:table-cell table:formula="of:=[.A28]-[.A$1]" office:value-type="float" office:value="0.0000269999999999992" calcext:value-type="float">
            <text:p>2.69999999999992E-05</text:p>
          </table:table-cell>
          <table:table-cell table:formula="of:=[.B28]*([.H$1]^(-[.G$1]))" office:value-type="float" office:value="0.109739698874604" calcext:value-type="float">
            <text:p>0.109739698874604</text:p>
          </table:table-cell>
          <table:table-cell table:formula="of:=[.E28]*([.H$1]^(-[.F$1]))" office:value-type="float" office:value="0.000647078369847144" calcext:value-type="float">
            <text:p>0.000647078369847</text:p>
          </table:table-cell>
          <table:table-cell office:value-type="float" office:value="2.57004" calcext:value-type="float">
            <text:p>2.57004</text:p>
          </table:table-cell>
          <table:table-cell table:number-columns-repeated="3"/>
          <table:table-cell office:value-type="float" office:value="0.174594" calcext:value-type="float">
            <text:p>0.174594</text:p>
          </table:table-cell>
          <table:table-cell table:formula="of:=[.I28]-[.I$1]" office:value-type="float" office:value="0.0000269999999999992" calcext:value-type="float">
            <text:p>2.69999999999992E-05</text:p>
          </table:table-cell>
          <table:table-cell table:formula="of:=[.J28]*([.H$2]^(-[.G$1]))" office:value-type="float" office:value="0.144902804960136" calcext:value-type="float">
            <text:p>0.144902804960136</text:p>
          </table:table-cell>
          <table:table-cell table:formula="of:=[.M28]*([.H$2]^(-[.F$1]))" office:value-type="float" office:value="0.000973658614639828" calcext:value-type="float">
            <text:p>0.00097365861464</text:p>
          </table:table-cell>
          <table:table-cell office:value-type="float" office:value="5.10232" calcext:value-type="float">
            <text:p>5.10232</text:p>
          </table:table-cell>
          <table:table-cell/>
          <table:table-cell office:value-type="float" office:value="0.174594" calcext:value-type="float">
            <text:p>0.174594</text:p>
          </table:table-cell>
          <table:table-cell table:formula="of:=[.O28]-[.O$1]" office:value-type="float" office:value="0.0000269999999999992" calcext:value-type="float">
            <text:p>2.69999999999992E-05</text:p>
          </table:table-cell>
          <table:table-cell table:formula="of:=[.P28]*([.H$3]^(-[.G$1]))" office:value-type="float" office:value="0.209242902601877" calcext:value-type="float">
            <text:p>0.209242902601877</text:p>
          </table:table-cell>
          <table:table-cell table:formula="of:=[.S28]*([.H$3]^(-[.F$1]))" office:value-type="float" office:value="0.00164986179605403" calcext:value-type="float">
            <text:p>0.001649861796054</text:p>
          </table:table-cell>
          <table:table-cell office:value-type="float" office:value="12.4721" calcext:value-type="float">
            <text:p>12.4721</text:p>
          </table:table-cell>
          <table:table-cell/>
          <table:table-cell office:value-type="float" office:value="0.174594" calcext:value-type="float">
            <text:p>0.174594</text:p>
          </table:table-cell>
          <table:table-cell table:formula="of:=[.U28]-[.U$1]" office:value-type="float" office:value="0.0000269999999999992" calcext:value-type="float">
            <text:p>2.69999999999992E-05</text:p>
          </table:table-cell>
          <table:table-cell table:formula="of:=[.V28]*([.H$4]^(-[.G$1]))" office:value-type="float" office:value="0.276289107915796" calcext:value-type="float">
            <text:p>0.276289107915796</text:p>
          </table:table-cell>
          <table:table-cell table:formula="of:=[.Y28]*([.H$4]^(-[.F$1]))" office:value-type="float" office:value="0.00240667383604504" calcext:value-type="float">
            <text:p>0.002406673836045</text:p>
          </table:table-cell>
          <table:table-cell office:value-type="float" office:value="24.0042" calcext:value-type="float">
            <text:p>24.0042</text:p>
          </table:table-cell>
          <table:table-cell/>
          <table:table-cell office:value-type="float" office:value="0.174594" calcext:value-type="float">
            <text:p>0.174594</text:p>
          </table:table-cell>
          <table:table-cell table:formula="of:=[.AA28]-[.AA$1]" office:value-type="float" office:value="0.0000269999999999992" calcext:value-type="float">
            <text:p>2.69999999999992E-05</text:p>
          </table:table-cell>
          <table:table-cell table:formula="of:=[.AB28]*([.H$5]^(-[.G$1]))" office:value-type="float" office:value="0.364818448815675" calcext:value-type="float">
            <text:p>0.364818448815675</text:p>
          </table:table-cell>
          <table:table-cell table:formula="of:=[.AE28]*([.H$5]^(-[.F$1]))" office:value-type="float" office:value="0.00336917988470194" calcext:value-type="float">
            <text:p>0.003369179884702</text:p>
          </table:table-cell>
          <table:table-cell office:value-type="float" office:value="44.3376" calcext:value-type="float">
            <text:p>44.3376</text:p>
          </table:table-cell>
          <table:table-cell/>
          <table:table-cell office:value-type="float" office:value="0.174594" calcext:value-type="float">
            <text:p>0.174594</text:p>
          </table:table-cell>
          <table:table-cell table:formula="of:=[.AG28]-[.AG$1]" office:value-type="float" office:value="0.0000269999999999992" calcext:value-type="float">
            <text:p>2.69999999999992E-05</text:p>
          </table:table-cell>
          <table:table-cell table:formula="of:=[.AH28]*([.H$6]^(-[.G$1]))" office:value-type="float" office:value="0.52680602817804" calcext:value-type="float">
            <text:p>0.52680602817804</text:p>
          </table:table-cell>
          <table:table-cell table:formula="of:=[.AK28]*([.H$6]^(-[.F$1]))" office:value-type="float" office:value="0.00451162648215403" calcext:value-type="float">
            <text:p>0.004511626482154</text:p>
          </table:table-cell>
          <table:table-cell office:value-type="float" office:value="85.647" calcext:value-type="float">
            <text:p>85.647</text:p>
          </table:table-cell>
          <table:table-cell/>
          <table:table-cell office:value-type="float" office:value="0.174594" calcext:value-type="float">
            <text:p>0.174594</text:p>
          </table:table-cell>
          <table:table-cell table:formula="of:=[.AM28]-[.AM$1]" office:value-type="float" office:value="0.0000269999999999992" calcext:value-type="float">
            <text:p>2.69999999999992E-05</text:p>
          </table:table-cell>
          <table:table-cell table:formula="of:=[.AN28]*([.H$7]^(-[.G$1]))" office:value-type="float" office:value="0.695606712390676" calcext:value-type="float">
            <text:p>0.695606712390676</text:p>
          </table:table-cell>
          <table:table-cell table:formula="of:=[.AQ28]*([.H$7]^(-[.F$1]))" office:value-type="float" office:value="0.00412942444818507" calcext:value-type="float">
            <text:p>0.004129424448185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>
          <table:table-cell office:value-type="float" office:value="0.174595" calcext:value-type="float">
            <text:p>0.174595</text:p>
          </table:table-cell>
          <table:table-cell table:formula="of:=[.A29]-[.A$1]" office:value-type="float" office:value="0.0000280000000000002" calcext:value-type="float">
            <text:p>2.80000000000002E-05</text:p>
          </table:table-cell>
          <table:table-cell table:formula="of:=[.B29]*([.H$1]^(-[.G$1]))" office:value-type="float" office:value="0.113804132166261" calcext:value-type="float">
            <text:p>0.113804132166261</text:p>
          </table:table-cell>
          <table:table-cell table:formula="of:=[.E29]*([.H$1]^(-[.F$1]))" office:value-type="float" office:value="0.000682387653199685" calcext:value-type="float">
            <text:p>0.0006823876532</text:p>
          </table:table-cell>
          <table:table-cell office:value-type="float" office:value="2.71028" calcext:value-type="float">
            <text:p>2.71028</text:p>
          </table:table-cell>
          <table:table-cell table:number-columns-repeated="3"/>
          <table:table-cell office:value-type="float" office:value="0.174595" calcext:value-type="float">
            <text:p>0.174595</text:p>
          </table:table-cell>
          <table:table-cell table:formula="of:=[.I29]-[.I$1]" office:value-type="float" office:value="0.0000280000000000002" calcext:value-type="float">
            <text:p>2.80000000000002E-05</text:p>
          </table:table-cell>
          <table:table-cell table:formula="of:=[.J29]*([.H$2]^(-[.G$1]))" office:value-type="float" office:value="0.15026957551422" calcext:value-type="float">
            <text:p>0.15026957551422</text:p>
          </table:table-cell>
          <table:table-cell table:formula="of:=[.M29]*([.H$2]^(-[.F$1]))" office:value-type="float" office:value="0.00102606533655036" calcext:value-type="float">
            <text:p>0.00102606533655</text:p>
          </table:table-cell>
          <table:table-cell office:value-type="float" office:value="5.37695" calcext:value-type="float">
            <text:p>5.37695</text:p>
          </table:table-cell>
          <table:table-cell/>
          <table:table-cell office:value-type="float" office:value="0.174595" calcext:value-type="float">
            <text:p>0.174595</text:p>
          </table:table-cell>
          <table:table-cell table:formula="of:=[.O29]-[.O$1]" office:value-type="float" office:value="0.0000280000000000002" calcext:value-type="float">
            <text:p>2.80000000000002E-05</text:p>
          </table:table-cell>
          <table:table-cell table:formula="of:=[.P29]*([.H$3]^(-[.G$1]))" office:value-type="float" office:value="0.216992639735288" calcext:value-type="float">
            <text:p>0.216992639735288</text:p>
          </table:table-cell>
          <table:table-cell table:formula="of:=[.S29]*([.H$3]^(-[.F$1]))" office:value-type="float" office:value="0.00173489408111457" calcext:value-type="float">
            <text:p>0.001734894081115</text:p>
          </table:table-cell>
          <table:table-cell office:value-type="float" office:value="13.1149" calcext:value-type="float">
            <text:p>13.1149</text:p>
          </table:table-cell>
          <table:table-cell/>
          <table:table-cell office:value-type="float" office:value="0.174595" calcext:value-type="float">
            <text:p>0.174595</text:p>
          </table:table-cell>
          <table:table-cell table:formula="of:=[.U29]-[.U$1]" office:value-type="float" office:value="0.0000280000000000002" calcext:value-type="float">
            <text:p>2.80000000000002E-05</text:p>
          </table:table-cell>
          <table:table-cell table:formula="of:=[.V29]*([.H$4]^(-[.G$1]))" office:value-type="float" office:value="0.286522037838614" calcext:value-type="float">
            <text:p>0.286522037838614</text:p>
          </table:table-cell>
          <table:table-cell table:formula="of:=[.Y29]*([.H$4]^(-[.F$1]))" office:value-type="float" office:value="0.00252123151866162" calcext:value-type="float">
            <text:p>0.002521231518662</text:p>
          </table:table-cell>
          <table:table-cell office:value-type="float" office:value="25.1468" calcext:value-type="float">
            <text:p>25.1468</text:p>
          </table:table-cell>
          <table:table-cell/>
          <table:table-cell office:value-type="float" office:value="0.174595" calcext:value-type="float">
            <text:p>0.174595</text:p>
          </table:table-cell>
          <table:table-cell table:formula="of:=[.AA29]-[.AA$1]" office:value-type="float" office:value="0.0000280000000000002" calcext:value-type="float">
            <text:p>2.80000000000002E-05</text:p>
          </table:table-cell>
          <table:table-cell table:formula="of:=[.AB29]*([.H$5]^(-[.G$1]))" office:value-type="float" office:value="0.37833024321627" calcext:value-type="float">
            <text:p>0.37833024321627</text:p>
          </table:table-cell>
          <table:table-cell table:formula="of:=[.AE29]*([.H$5]^(-[.F$1]))" office:value-type="float" office:value="0.00350149992307189" calcext:value-type="float">
            <text:p>0.003501499923072</text:p>
          </table:table-cell>
          <table:table-cell office:value-type="float" office:value="46.0789" calcext:value-type="float">
            <text:p>46.0789</text:p>
          </table:table-cell>
          <table:table-cell/>
          <table:table-cell office:value-type="float" office:value="0.174595" calcext:value-type="float">
            <text:p>0.174595</text:p>
          </table:table-cell>
          <table:table-cell table:formula="of:=[.AG29]-[.AG$1]" office:value-type="float" office:value="0.0000280000000000002" calcext:value-type="float">
            <text:p>2.80000000000002E-05</text:p>
          </table:table-cell>
          <table:table-cell table:formula="of:=[.AH29]*([.H$6]^(-[.G$1]))" office:value-type="float" office:value="0.546317362555025" calcext:value-type="float">
            <text:p>0.546317362555025</text:p>
          </table:table-cell>
          <table:table-cell table:formula="of:=[.AK29]*([.H$6]^(-[.F$1]))" office:value-type="float" office:value="0.00456064242482154" calcext:value-type="float">
            <text:p>0.004560642424822</text:p>
          </table:table-cell>
          <table:table-cell office:value-type="float" office:value="86.5775" calcext:value-type="float">
            <text:p>86.5775</text:p>
          </table:table-cell>
          <table:table-cell/>
          <table:table-cell office:value-type="float" office:value="0.174595" calcext:value-type="float">
            <text:p>0.174595</text:p>
          </table:table-cell>
          <table:table-cell table:formula="of:=[.AM29]-[.AM$1]" office:value-type="float" office:value="0.0000280000000000002" calcext:value-type="float">
            <text:p>2.80000000000002E-05</text:p>
          </table:table-cell>
          <table:table-cell table:formula="of:=[.AN29]*([.H$7]^(-[.G$1]))" office:value-type="float" office:value="0.721369923960728" calcext:value-type="float">
            <text:p>0.721369923960728</text:p>
          </table:table-cell>
          <table:table-cell table:formula="of:=[.AQ29]*([.H$7]^(-[.F$1]))" office:value-type="float" office:value="0.00390897155274328" calcext:value-type="float">
            <text:p>0.003908971552743</text:p>
          </table:table-cell>
          <table:table-cell office:value-type="float" office:value="97.9083" calcext:value-type="float">
            <text:p>97.9083</text:p>
          </table:table-cell>
        </table:table-row>
        <table:table-row table:style-name="ro1">
          <table:table-cell office:value-type="float" office:value="0.174596" calcext:value-type="float">
            <text:p>0.174596</text:p>
          </table:table-cell>
          <table:table-cell table:formula="of:=[.A30]-[.A$1]" office:value-type="float" office:value="0.0000290000000000012" calcext:value-type="float">
            <text:p>2.90000000000012E-05</text:p>
          </table:table-cell>
          <table:table-cell table:formula="of:=[.B30]*([.H$1]^(-[.G$1]))" office:value-type="float" office:value="0.117868565457917" calcext:value-type="float">
            <text:p>0.117868565457917</text:p>
          </table:table-cell>
          <table:table-cell table:formula="of:=[.E30]*([.H$1]^(-[.F$1]))" office:value-type="float" office:value="0.000718255882709118" calcext:value-type="float">
            <text:p>0.000718255882709</text:p>
          </table:table-cell>
          <table:table-cell office:value-type="float" office:value="2.85274" calcext:value-type="float">
            <text:p>2.85274</text:p>
          </table:table-cell>
          <table:table-cell table:number-columns-repeated="3"/>
          <table:table-cell office:value-type="float" office:value="0.174596" calcext:value-type="float">
            <text:p>0.174596</text:p>
          </table:table-cell>
          <table:table-cell table:formula="of:=[.I30]-[.I$1]" office:value-type="float" office:value="0.0000290000000000012" calcext:value-type="float">
            <text:p>2.90000000000012E-05</text:p>
          </table:table-cell>
          <table:table-cell table:formula="of:=[.J30]*([.H$2]^(-[.G$1]))" office:value-type="float" office:value="0.155636346068305" calcext:value-type="float">
            <text:p>0.155636346068305</text:p>
          </table:table-cell>
          <table:table-cell table:formula="of:=[.M30]*([.H$2]^(-[.F$1]))" office:value-type="float" office:value="0.00107919529145088" calcext:value-type="float">
            <text:p>0.001079195291451</text:p>
          </table:table-cell>
          <table:table-cell office:value-type="float" office:value="5.65537" calcext:value-type="float">
            <text:p>5.65537</text:p>
          </table:table-cell>
          <table:table-cell/>
          <table:table-cell office:value-type="float" office:value="0.174596" calcext:value-type="float">
            <text:p>0.174596</text:p>
          </table:table-cell>
          <table:table-cell table:formula="of:=[.O30]-[.O$1]" office:value-type="float" office:value="0.0000290000000000012" calcext:value-type="float">
            <text:p>2.90000000000012E-05</text:p>
          </table:table-cell>
          <table:table-cell table:formula="of:=[.P30]*([.H$3]^(-[.G$1]))" office:value-type="float" office:value="0.224742376868699" calcext:value-type="float">
            <text:p>0.224742376868699</text:p>
          </table:table-cell>
          <table:table-cell table:formula="of:=[.S30]*([.H$3]^(-[.F$1]))" office:value-type="float" office:value="0.00182054810192462" calcext:value-type="float">
            <text:p>0.001820548101925</text:p>
          </table:table-cell>
          <table:table-cell office:value-type="float" office:value="13.7624" calcext:value-type="float">
            <text:p>13.7624</text:p>
          </table:table-cell>
          <table:table-cell/>
          <table:table-cell office:value-type="float" office:value="0.174596" calcext:value-type="float">
            <text:p>0.174596</text:p>
          </table:table-cell>
          <table:table-cell table:formula="of:=[.U30]-[.U$1]" office:value-type="float" office:value="0.0000290000000000012" calcext:value-type="float">
            <text:p>2.90000000000012E-05</text:p>
          </table:table-cell>
          <table:table-cell table:formula="of:=[.V30]*([.H$4]^(-[.G$1]))" office:value-type="float" office:value="0.296754967761432" calcext:value-type="float">
            <text:p>0.296754967761432</text:p>
          </table:table-cell>
          <table:table-cell table:formula="of:=[.Y30]*([.H$4]^(-[.F$1]))" office:value-type="float" office:value="0.00263517761203966" calcext:value-type="float">
            <text:p>0.00263517761204</text:p>
          </table:table-cell>
          <table:table-cell office:value-type="float" office:value="26.2833" calcext:value-type="float">
            <text:p>26.2833</text:p>
          </table:table-cell>
          <table:table-cell/>
          <table:table-cell office:value-type="float" office:value="0.174596" calcext:value-type="float">
            <text:p>0.174596</text:p>
          </table:table-cell>
          <table:table-cell table:formula="of:=[.AA30]-[.AA$1]" office:value-type="float" office:value="0.0000290000000000012" calcext:value-type="float">
            <text:p>2.90000000000012E-05</text:p>
          </table:table-cell>
          <table:table-cell table:formula="of:=[.AB30]*([.H$5]^(-[.G$1]))" office:value-type="float" office:value="0.391842037616864" calcext:value-type="float">
            <text:p>0.391842037616864</text:p>
          </table:table-cell>
          <table:table-cell table:formula="of:=[.AE30]*([.H$5]^(-[.F$1]))" office:value-type="float" office:value="0.00362878187579093" calcext:value-type="float">
            <text:p>0.003628781875791</text:p>
          </table:table-cell>
          <table:table-cell office:value-type="float" office:value="47.7539" calcext:value-type="float">
            <text:p>47.7539</text:p>
          </table:table-cell>
          <table:table-cell/>
          <table:table-cell office:value-type="float" office:value="0.174596" calcext:value-type="float">
            <text:p>0.174596</text:p>
          </table:table-cell>
          <table:table-cell table:formula="of:=[.AG30]-[.AG$1]" office:value-type="float" office:value="0.0000290000000000012" calcext:value-type="float">
            <text:p>2.90000000000012E-05</text:p>
          </table:table-cell>
          <table:table-cell table:formula="of:=[.AH30]*([.H$6]^(-[.G$1]))" office:value-type="float" office:value="0.565828696932009" calcext:value-type="float">
            <text:p>0.565828696932009</text:p>
          </table:table-cell>
          <table:table-cell table:formula="of:=[.AK30]*([.H$6]^(-[.F$1]))" office:value-type="float" office:value="0.00458698092168748" calcext:value-type="float">
            <text:p>0.004586980921687</text:p>
          </table:table-cell>
          <table:table-cell office:value-type="float" office:value="87.0775" calcext:value-type="float">
            <text:p>87.0775</text:p>
          </table:table-cell>
          <table:table-cell/>
          <table:table-cell office:value-type="float" office:value="0.174596" calcext:value-type="float">
            <text:p>0.174596</text:p>
          </table:table-cell>
          <table:table-cell table:formula="of:=[.AM30]-[.AM$1]" office:value-type="float" office:value="0.0000290000000000012" calcext:value-type="float">
            <text:p>2.90000000000012E-05</text:p>
          </table:table-cell>
          <table:table-cell table:formula="of:=[.AN30]*([.H$7]^(-[.G$1]))" office:value-type="float" office:value="0.747133135530779" calcext:value-type="float">
            <text:p>0.747133135530779</text:p>
          </table:table-cell>
          <table:table-cell table:formula="of:=[.AQ30]*([.H$7]^(-[.F$1]))" office:value-type="float" office:value="0.00364804686417451" calcext:value-type="float">
            <text:p>0.003648046864175</text:p>
          </table:table-cell>
          <table:table-cell office:value-type="float" office:value="91.3729" calcext:value-type="float">
            <text:p>91.3729</text:p>
          </table:table-cell>
        </table:table-row>
        <table:table-row table:style-name="ro1">
          <table:table-cell office:value-type="float" office:value="0.174597" calcext:value-type="float">
            <text:p>0.174597</text:p>
          </table:table-cell>
          <table:table-cell table:formula="of:=[.A31]-[.A$1]" office:value-type="float" office:value="0.0000300000000000022" calcext:value-type="float">
            <text:p>3.00000000000022E-05</text:p>
          </table:table-cell>
          <table:table-cell table:formula="of:=[.B31]*([.H$1]^(-[.G$1]))" office:value-type="float" office:value="0.121932998749573" calcext:value-type="float">
            <text:p>0.121932998749573</text:p>
          </table:table-cell>
          <table:table-cell table:formula="of:=[.E31]*([.H$1]^(-[.F$1]))" office:value-type="float" office:value="0.000754665433947074" calcext:value-type="float">
            <text:p>0.000754665433947</text:p>
          </table:table-cell>
          <table:table-cell office:value-type="float" office:value="2.99735" calcext:value-type="float">
            <text:p>2.99735</text:p>
          </table:table-cell>
          <table:table-cell table:number-columns-repeated="3"/>
          <table:table-cell office:value-type="float" office:value="0.174597" calcext:value-type="float">
            <text:p>0.174597</text:p>
          </table:table-cell>
          <table:table-cell table:formula="of:=[.I31]-[.I$1]" office:value-type="float" office:value="0.0000300000000000022" calcext:value-type="float">
            <text:p>3.00000000000022E-05</text:p>
          </table:table-cell>
          <table:table-cell table:formula="of:=[.J31]*([.H$2]^(-[.G$1]))" office:value-type="float" office:value="0.16100311662239" calcext:value-type="float">
            <text:p>0.16100311662239</text:p>
          </table:table-cell>
          <table:table-cell table:formula="of:=[.M31]*([.H$2]^(-[.F$1]))" office:value-type="float" office:value="0.00113301413054503" calcext:value-type="float">
            <text:p>0.001133014130545</text:p>
          </table:table-cell>
          <table:table-cell office:value-type="float" office:value="5.9374" calcext:value-type="float">
            <text:p>5.9374</text:p>
          </table:table-cell>
          <table:table-cell/>
          <table:table-cell office:value-type="float" office:value="0.174597" calcext:value-type="float">
            <text:p>0.174597</text:p>
          </table:table-cell>
          <table:table-cell table:formula="of:=[.O31]-[.O$1]" office:value-type="float" office:value="0.0000300000000000022" calcext:value-type="float">
            <text:p>3.00000000000022E-05</text:p>
          </table:table-cell>
          <table:table-cell table:formula="of:=[.P31]*([.H$3]^(-[.G$1]))" office:value-type="float" office:value="0.23249211400211" calcext:value-type="float">
            <text:p>0.23249211400211</text:p>
          </table:table-cell>
          <table:table-cell table:formula="of:=[.S31]*([.H$3]^(-[.F$1]))" office:value-type="float" office:value="0.00190671803112256" calcext:value-type="float">
            <text:p>0.001906718031123</text:p>
          </table:table-cell>
          <table:table-cell office:value-type="float" office:value="14.4138" calcext:value-type="float">
            <text:p>14.4138</text:p>
          </table:table-cell>
          <table:table-cell/>
          <table:table-cell office:value-type="float" office:value="0.174597" calcext:value-type="float">
            <text:p>0.174597</text:p>
          </table:table-cell>
          <table:table-cell table:formula="of:=[.U31]-[.U$1]" office:value-type="float" office:value="0.0000300000000000022" calcext:value-type="float">
            <text:p>3.00000000000022E-05</text:p>
          </table:table-cell>
          <table:table-cell table:formula="of:=[.V31]*([.H$4]^(-[.G$1]))" office:value-type="float" office:value="0.306987897684249" calcext:value-type="float">
            <text:p>0.306987897684249</text:p>
          </table:table-cell>
          <table:table-cell table:formula="of:=[.Y31]*([.H$4]^(-[.F$1]))" office:value-type="float" office:value="0.00274827149090498" calcext:value-type="float">
            <text:p>0.002748271490905</text:p>
          </table:table-cell>
          <table:table-cell office:value-type="float" office:value="27.4113" calcext:value-type="float">
            <text:p>27.4113</text:p>
          </table:table-cell>
          <table:table-cell/>
          <table:table-cell office:value-type="float" office:value="0.174597" calcext:value-type="float">
            <text:p>0.174597</text:p>
          </table:table-cell>
          <table:table-cell table:formula="of:=[.AA31]-[.AA$1]" office:value-type="float" office:value="0.0000300000000000022" calcext:value-type="float">
            <text:p>3.00000000000022E-05</text:p>
          </table:table-cell>
          <table:table-cell table:formula="of:=[.AB31]*([.H$5]^(-[.G$1]))" office:value-type="float" office:value="0.405353832017459" calcext:value-type="float">
            <text:p>0.405353832017459</text:p>
          </table:table-cell>
          <table:table-cell table:formula="of:=[.AE31]*([.H$5]^(-[.F$1]))" office:value-type="float" office:value="0.00375046342259034" calcext:value-type="float">
            <text:p>0.00375046342259</text:p>
          </table:table-cell>
          <table:table-cell office:value-type="float" office:value="49.3552" calcext:value-type="float">
            <text:p>49.3552</text:p>
          </table:table-cell>
          <table:table-cell/>
          <table:table-cell office:value-type="float" office:value="0.174597" calcext:value-type="float">
            <text:p>0.174597</text:p>
          </table:table-cell>
          <table:table-cell table:formula="of:=[.AG31]-[.AG$1]" office:value-type="float" office:value="0.0000300000000000022" calcext:value-type="float">
            <text:p>3.00000000000022E-05</text:p>
          </table:table-cell>
          <table:table-cell table:formula="of:=[.AH31]*([.H$6]^(-[.G$1]))" office:value-type="float" office:value="0.585340031308994" calcext:value-type="float">
            <text:p>0.585340031308994</text:p>
          </table:table-cell>
          <table:table-cell table:formula="of:=[.AK31]*([.H$6]^(-[.F$1]))" office:value-type="float" office:value="0.00458981494395025" calcext:value-type="float">
            <text:p>0.00458981494395</text:p>
          </table:table-cell>
          <table:table-cell office:value-type="float" office:value="87.1313" calcext:value-type="float">
            <text:p>87.1313</text:p>
          </table:table-cell>
          <table:table-cell/>
          <table:table-cell office:value-type="float" office:value="0.174597" calcext:value-type="float">
            <text:p>0.174597</text:p>
          </table:table-cell>
          <table:table-cell table:formula="of:=[.AM31]-[.AM$1]" office:value-type="float" office:value="0.0000300000000000022" calcext:value-type="float">
            <text:p>3.00000000000022E-05</text:p>
          </table:table-cell>
          <table:table-cell table:formula="of:=[.AN31]*([.H$7]^(-[.G$1]))" office:value-type="float" office:value="0.772896347100831" calcext:value-type="float">
            <text:p>0.772896347100831</text:p>
          </table:table-cell>
          <table:table-cell table:formula="of:=[.AQ31]*([.H$7]^(-[.F$1]))" office:value-type="float" office:value="0.00334887020264038" calcext:value-type="float">
            <text:p>0.00334887020264</text:p>
          </table:table-cell>
          <table:table-cell office:value-type="float" office:value="83.8794" calcext:value-type="float">
            <text:p>83.8794</text:p>
          </table:table-cell>
        </table:table-row>
        <table:table-row table:style-name="ro1">
          <table:table-cell office:value-type="float" office:value="0.174598" calcext:value-type="float">
            <text:p>0.174598</text:p>
          </table:table-cell>
          <table:table-cell table:formula="of:=[.A32]-[.A$1]" office:value-type="float" office:value="0.0000310000000000032" calcext:value-type="float">
            <text:p>3.10000000000032E-05</text:p>
          </table:table-cell>
          <table:table-cell table:formula="of:=[.B32]*([.H$1]^(-[.G$1]))" office:value-type="float" office:value="0.125997432041229" calcext:value-type="float">
            <text:p>0.125997432041229</text:p>
          </table:table-cell>
          <table:table-cell table:formula="of:=[.E32]*([.H$1]^(-[.F$1]))" office:value-type="float" office:value="0.000791601200260663" calcext:value-type="float">
            <text:p>0.000791601200261</text:p>
          </table:table-cell>
          <table:table-cell office:value-type="float" office:value="3.14405" calcext:value-type="float">
            <text:p>3.14405</text:p>
          </table:table-cell>
          <table:table-cell table:number-columns-repeated="3"/>
          <table:table-cell office:value-type="float" office:value="0.174598" calcext:value-type="float">
            <text:p>0.174598</text:p>
          </table:table-cell>
          <table:table-cell table:formula="of:=[.I32]-[.I$1]" office:value-type="float" office:value="0.0000310000000000032" calcext:value-type="float">
            <text:p>3.10000000000032E-05</text:p>
          </table:table-cell>
          <table:table-cell table:formula="of:=[.J32]*([.H$2]^(-[.G$1]))" office:value-type="float" office:value="0.166369887176474" calcext:value-type="float">
            <text:p>0.166369887176474</text:p>
          </table:table-cell>
          <table:table-cell table:formula="of:=[.M32]*([.H$2]^(-[.F$1]))" office:value-type="float" office:value="0.00118748559676999" calcext:value-type="float">
            <text:p>0.00118748559677</text:p>
          </table:table-cell>
          <table:table-cell office:value-type="float" office:value="6.22285" calcext:value-type="float">
            <text:p>6.22285</text:p>
          </table:table-cell>
          <table:table-cell/>
          <table:table-cell office:value-type="float" office:value="0.174598" calcext:value-type="float">
            <text:p>0.174598</text:p>
          </table:table-cell>
          <table:table-cell table:formula="of:=[.O32]-[.O$1]" office:value-type="float" office:value="0.0000310000000000032" calcext:value-type="float">
            <text:p>3.10000000000032E-05</text:p>
          </table:table-cell>
          <table:table-cell table:formula="of:=[.P32]*([.H$3]^(-[.G$1]))" office:value-type="float" office:value="0.240241851135521" calcext:value-type="float">
            <text:p>0.240241851135521</text:p>
          </table:table-cell>
          <table:table-cell table:formula="of:=[.S32]*([.H$3]^(-[.F$1]))" office:value-type="float" office:value="0.00199328481292656" calcext:value-type="float">
            <text:p>0.001993284812927</text:p>
          </table:table-cell>
          <table:table-cell office:value-type="float" office:value="15.0682" calcext:value-type="float">
            <text:p>15.0682</text:p>
          </table:table-cell>
          <table:table-cell/>
          <table:table-cell office:value-type="float" office:value="0.174598" calcext:value-type="float">
            <text:p>0.174598</text:p>
          </table:table-cell>
          <table:table-cell table:formula="of:=[.U32]-[.U$1]" office:value-type="float" office:value="0.0000310000000000032" calcext:value-type="float">
            <text:p>3.10000000000032E-05</text:p>
          </table:table-cell>
          <table:table-cell table:formula="of:=[.V32]*([.H$4]^(-[.G$1]))" office:value-type="float" office:value="0.317220827607067" calcext:value-type="float">
            <text:p>0.317220827607067</text:p>
          </table:table-cell>
          <table:table-cell table:formula="of:=[.Y32]*([.H$4]^(-[.F$1]))" office:value-type="float" office:value="0.0028602625039303" calcext:value-type="float">
            <text:p>0.00286026250393</text:p>
          </table:table-cell>
          <table:table-cell office:value-type="float" office:value="28.5283" calcext:value-type="float">
            <text:p>28.5283</text:p>
          </table:table-cell>
          <table:table-cell/>
          <table:table-cell office:value-type="float" office:value="0.174598" calcext:value-type="float">
            <text:p>0.174598</text:p>
          </table:table-cell>
          <table:table-cell table:formula="of:=[.AA32]-[.AA$1]" office:value-type="float" office:value="0.0000310000000000032" calcext:value-type="float">
            <text:p>3.10000000000032E-05</text:p>
          </table:table-cell>
          <table:table-cell table:formula="of:=[.AB32]*([.H$5]^(-[.G$1]))" office:value-type="float" office:value="0.418865626418053" calcext:value-type="float">
            <text:p>0.418865626418053</text:p>
          </table:table-cell>
          <table:table-cell table:formula="of:=[.AE32]*([.H$5]^(-[.F$1]))" office:value-type="float" office:value="0.00386598224320137" calcext:value-type="float">
            <text:p>0.003865982243201</text:p>
          </table:table-cell>
          <table:table-cell office:value-type="float" office:value="50.8754" calcext:value-type="float">
            <text:p>50.8754</text:p>
          </table:table-cell>
          <table:table-cell/>
          <table:table-cell office:value-type="float" office:value="0.174598" calcext:value-type="float">
            <text:p>0.174598</text:p>
          </table:table-cell>
          <table:table-cell table:formula="of:=[.AG32]-[.AG$1]" office:value-type="float" office:value="0.0000310000000000032" calcext:value-type="float">
            <text:p>3.10000000000032E-05</text:p>
          </table:table-cell>
          <table:table-cell table:formula="of:=[.AH32]*([.H$6]^(-[.G$1]))" office:value-type="float" office:value="0.604851365685978" calcext:value-type="float">
            <text:p>0.604851365685978</text:p>
          </table:table-cell>
          <table:table-cell table:formula="of:=[.AK32]*([.H$6]^(-[.F$1]))" office:value-type="float" office:value="0.00456850709998571" calcext:value-type="float">
            <text:p>0.004568507099986</text:p>
          </table:table-cell>
          <table:table-cell office:value-type="float" office:value="86.7268" calcext:value-type="float">
            <text:p>86.7268</text:p>
          </table:table-cell>
          <table:table-cell/>
          <table:table-cell office:value-type="float" office:value="0.174598" calcext:value-type="float">
            <text:p>0.174598</text:p>
          </table:table-cell>
          <table:table-cell table:formula="of:=[.AM32]-[.AM$1]" office:value-type="float" office:value="0.0000310000000000032" calcext:value-type="float">
            <text:p>3.10000000000032E-05</text:p>
          </table:table-cell>
          <table:table-cell table:formula="of:=[.AN32]*([.H$7]^(-[.G$1]))" office:value-type="float" office:value="0.798659558670882" calcext:value-type="float">
            <text:p>0.798659558670882</text:p>
          </table:table-cell>
          <table:table-cell table:formula="of:=[.AQ32]*([.H$7]^(-[.F$1]))" office:value-type="float" office:value="0.00301426425313062" calcext:value-type="float">
            <text:p>0.003014264253131</text:p>
          </table:table-cell>
          <table:table-cell office:value-type="float" office:value="75.4985" calcext:value-type="float">
            <text:p>75.4985</text:p>
          </table:table-cell>
        </table:table-row>
        <table:table-row table:style-name="ro1">
          <table:table-cell office:value-type="float" office:value="0.174599" calcext:value-type="float">
            <text:p>0.174599</text:p>
          </table:table-cell>
          <table:table-cell table:formula="of:=[.A33]-[.A$1]" office:value-type="float" office:value="0.0000320000000000042" calcext:value-type="float">
            <text:p>3.20000000000042E-05</text:p>
          </table:table-cell>
          <table:table-cell table:formula="of:=[.B33]*([.H$1]^(-[.G$1]))" office:value-type="float" office:value="0.130061865332885" calcext:value-type="float">
            <text:p>0.130061865332885</text:p>
          </table:table-cell>
          <table:table-cell table:formula="of:=[.E33]*([.H$1]^(-[.F$1]))" office:value-type="float" office:value="0.000829045557221514" calcext:value-type="float">
            <text:p>0.000829045557222</text:p>
          </table:table-cell>
          <table:table-cell office:value-type="float" office:value="3.29277" calcext:value-type="float">
            <text:p>3.29277</text:p>
          </table:table-cell>
          <table:table-cell table:number-columns-repeated="3"/>
          <table:table-cell office:value-type="float" office:value="0.174599" calcext:value-type="float">
            <text:p>0.174599</text:p>
          </table:table-cell>
          <table:table-cell table:formula="of:=[.I33]-[.I$1]" office:value-type="float" office:value="0.0000320000000000042" calcext:value-type="float">
            <text:p>3.20000000000042E-05</text:p>
          </table:table-cell>
          <table:table-cell table:formula="of:=[.J33]*([.H$2]^(-[.G$1]))" office:value-type="float" office:value="0.171736657730559" calcext:value-type="float">
            <text:p>0.171736657730559</text:p>
          </table:table-cell>
          <table:table-cell table:formula="of:=[.M33]*([.H$2]^(-[.F$1]))" office:value-type="float" office:value="0.00124257724959586" calcext:value-type="float">
            <text:p>0.001242577249596</text:p>
          </table:table-cell>
          <table:table-cell office:value-type="float" office:value="6.51155" calcext:value-type="float">
            <text:p>6.51155</text:p>
          </table:table-cell>
          <table:table-cell/>
          <table:table-cell office:value-type="float" office:value="0.174599" calcext:value-type="float">
            <text:p>0.174599</text:p>
          </table:table-cell>
          <table:table-cell table:formula="of:=[.O33]-[.O$1]" office:value-type="float" office:value="0.0000320000000000042" calcext:value-type="float">
            <text:p>3.20000000000042E-05</text:p>
          </table:table-cell>
          <table:table-cell table:formula="of:=[.P33]*([.H$3]^(-[.G$1]))" office:value-type="float" office:value="0.247991588268932" calcext:value-type="float">
            <text:p>0.247991588268932</text:p>
          </table:table-cell>
          <table:table-cell table:formula="of:=[.S33]*([.H$3]^(-[.F$1]))" office:value-type="float" office:value="0.00208015584839522" calcext:value-type="float">
            <text:p>0.002080155848395</text:p>
          </table:table-cell>
          <table:table-cell office:value-type="float" office:value="15.7249" calcext:value-type="float">
            <text:p>15.7249</text:p>
          </table:table-cell>
          <table:table-cell/>
          <table:table-cell office:value-type="float" office:value="0.174599" calcext:value-type="float">
            <text:p>0.174599</text:p>
          </table:table-cell>
          <table:table-cell table:formula="of:=[.U33]-[.U$1]" office:value-type="float" office:value="0.0000320000000000042" calcext:value-type="float">
            <text:p>3.20000000000042E-05</text:p>
          </table:table-cell>
          <table:table-cell table:formula="of:=[.V33]*([.H$4]^(-[.G$1]))" office:value-type="float" office:value="0.327453757529885" calcext:value-type="float">
            <text:p>0.327453757529885</text:p>
          </table:table-cell>
          <table:table-cell table:formula="of:=[.Y33]*([.H$4]^(-[.F$1]))" office:value-type="float" office:value="0.00297087994768216" calcext:value-type="float">
            <text:p>0.002970879947682</text:p>
          </table:table-cell>
          <table:table-cell office:value-type="float" office:value="29.6316" calcext:value-type="float">
            <text:p>29.6316</text:p>
          </table:table-cell>
          <table:table-cell/>
          <table:table-cell office:value-type="float" office:value="0.174599" calcext:value-type="float">
            <text:p>0.174599</text:p>
          </table:table-cell>
          <table:table-cell table:formula="of:=[.AA33]-[.AA$1]" office:value-type="float" office:value="0.0000320000000000042" calcext:value-type="float">
            <text:p>3.20000000000042E-05</text:p>
          </table:table-cell>
          <table:table-cell table:formula="of:=[.AB33]*([.H$5]^(-[.G$1]))" office:value-type="float" office:value="0.432377420818648" calcext:value-type="float">
            <text:p>0.432377420818648</text:p>
          </table:table-cell>
          <table:table-cell table:formula="of:=[.AE33]*([.H$5]^(-[.F$1]))" office:value-type="float" office:value="0.00397479121520041" calcext:value-type="float">
            <text:p>0.0039747912152</text:p>
          </table:table-cell>
          <table:table-cell office:value-type="float" office:value="52.3073" calcext:value-type="float">
            <text:p>52.3073</text:p>
          </table:table-cell>
          <table:table-cell/>
          <table:table-cell office:value-type="float" office:value="0.174599" calcext:value-type="float">
            <text:p>0.174599</text:p>
          </table:table-cell>
          <table:table-cell table:formula="of:=[.AG33]-[.AG$1]" office:value-type="float" office:value="0.0000320000000000042" calcext:value-type="float">
            <text:p>3.20000000000042E-05</text:p>
          </table:table-cell>
          <table:table-cell table:formula="of:=[.AH33]*([.H$6]^(-[.G$1]))" office:value-type="float" office:value="0.624362700062963" calcext:value-type="float">
            <text:p>0.624362700062963</text:p>
          </table:table-cell>
          <table:table-cell table:formula="of:=[.AK33]*([.H$6]^(-[.F$1]))" office:value-type="float" office:value="0.00452257802915088" calcext:value-type="float">
            <text:p>0.004522578029151</text:p>
          </table:table-cell>
          <table:table-cell office:value-type="float" office:value="85.8549" calcext:value-type="float">
            <text:p>85.8549</text:p>
          </table:table-cell>
          <table:table-cell/>
          <table:table-cell office:value-type="float" office:value="0.174599" calcext:value-type="float">
            <text:p>0.174599</text:p>
          </table:table-cell>
          <table:table-cell table:formula="of:=[.AM33]-[.AM$1]" office:value-type="float" office:value="0.0000320000000000042" calcext:value-type="float">
            <text:p>3.20000000000042E-05</text:p>
          </table:table-cell>
          <table:table-cell table:formula="of:=[.AN33]*([.H$7]^(-[.G$1]))" office:value-type="float" office:value="0.824422770240934" calcext:value-type="float">
            <text:p>0.824422770240934</text:p>
          </table:table-cell>
          <table:table-cell table:formula="of:=[.AQ33]*([.H$7]^(-[.F$1]))" office:value-type="float" office:value="0.00264759467822845" calcext:value-type="float">
            <text:p>0.002647594678228</text:p>
          </table:table-cell>
          <table:table-cell office:value-type="float" office:value="66.3145" calcext:value-type="float">
            <text:p>66.3145</text:p>
          </table:table-cell>
        </table:table-row>
        <table:table-row table:style-name="ro1">
          <table:table-cell office:value-type="float" office:value="0.1746" calcext:value-type="float">
            <text:p>0.1746</text:p>
          </table:table-cell>
          <table:table-cell table:formula="of:=[.A34]-[.A$1]" office:value-type="float" office:value="0.0000330000000000052" calcext:value-type="float">
            <text:p>3.30000000000052E-05</text:p>
          </table:table-cell>
          <table:table-cell table:formula="of:=[.B34]*([.H$1]^(-[.G$1]))" office:value-type="float" office:value="0.134126298624542" calcext:value-type="float">
            <text:p>0.134126298624542</text:p>
          </table:table-cell>
          <table:table-cell table:formula="of:=[.E34]*([.H$1]^(-[.F$1]))" office:value-type="float" office:value="0.00086698339817674" calcext:value-type="float">
            <text:p>0.000866983398177</text:p>
          </table:table-cell>
          <table:table-cell office:value-type="float" office:value="3.44345" calcext:value-type="float">
            <text:p>3.44345</text:p>
          </table:table-cell>
          <table:table-cell table:number-columns-repeated="3"/>
          <table:table-cell office:value-type="float" office:value="0.1746" calcext:value-type="float">
            <text:p>0.1746</text:p>
          </table:table-cell>
          <table:table-cell table:formula="of:=[.I34]-[.I$1]" office:value-type="float" office:value="0.0000330000000000052" calcext:value-type="float">
            <text:p>3.30000000000052E-05</text:p>
          </table:table-cell>
          <table:table-cell table:formula="of:=[.J34]*([.H$2]^(-[.G$1]))" office:value-type="float" office:value="0.177103428284644" calcext:value-type="float">
            <text:p>0.177103428284644</text:p>
          </table:table-cell>
          <table:table-cell table:formula="of:=[.M34]*([.H$2]^(-[.F$1]))" office:value-type="float" office:value="0.0012982547402263" calcext:value-type="float">
            <text:p>0.001298254740226</text:p>
          </table:table-cell>
          <table:table-cell office:value-type="float" office:value="6.80332" calcext:value-type="float">
            <text:p>6.80332</text:p>
          </table:table-cell>
          <table:table-cell/>
          <table:table-cell office:value-type="float" office:value="0.1746" calcext:value-type="float">
            <text:p>0.1746</text:p>
          </table:table-cell>
          <table:table-cell table:formula="of:=[.O34]-[.O$1]" office:value-type="float" office:value="0.0000330000000000052" calcext:value-type="float">
            <text:p>3.30000000000052E-05</text:p>
          </table:table-cell>
          <table:table-cell table:formula="of:=[.P34]*([.H$3]^(-[.G$1]))" office:value-type="float" office:value="0.255741325402342" calcext:value-type="float">
            <text:p>0.255741325402342</text:p>
          </table:table-cell>
          <table:table-cell table:formula="of:=[.S34]*([.H$3]^(-[.F$1]))" office:value-type="float" office:value="0.00216722531016692" calcext:value-type="float">
            <text:p>0.002167225310167</text:p>
          </table:table-cell>
          <table:table-cell office:value-type="float" office:value="16.3831" calcext:value-type="float">
            <text:p>16.3831</text:p>
          </table:table-cell>
          <table:table-cell/>
          <table:table-cell office:value-type="float" office:value="0.1746" calcext:value-type="float">
            <text:p>0.1746</text:p>
          </table:table-cell>
          <table:table-cell table:formula="of:=[.U34]-[.U$1]" office:value-type="float" office:value="0.0000330000000000052" calcext:value-type="float">
            <text:p>3.30000000000052E-05</text:p>
          </table:table-cell>
          <table:table-cell table:formula="of:=[.V34]*([.H$4]^(-[.G$1]))" office:value-type="float" office:value="0.337686687452703" calcext:value-type="float">
            <text:p>0.337686687452703</text:p>
          </table:table-cell>
          <table:table-cell table:formula="of:=[.Y34]*([.H$4]^(-[.F$1]))" office:value-type="float" office:value="0.00307989322293948" calcext:value-type="float">
            <text:p>0.003079893222939</text:p>
          </table:table-cell>
          <table:table-cell office:value-type="float" office:value="30.7189" calcext:value-type="float">
            <text:p>30.7189</text:p>
          </table:table-cell>
          <table:table-cell/>
          <table:table-cell office:value-type="float" office:value="0.1746" calcext:value-type="float">
            <text:p>0.1746</text:p>
          </table:table-cell>
          <table:table-cell table:formula="of:=[.AA34]-[.AA$1]" office:value-type="float" office:value="0.0000330000000000052" calcext:value-type="float">
            <text:p>3.30000000000052E-05</text:p>
          </table:table-cell>
          <table:table-cell table:formula="of:=[.AB34]*([.H$5]^(-[.G$1]))" office:value-type="float" office:value="0.445889215219242" calcext:value-type="float">
            <text:p>0.445889215219242</text:p>
          </table:table-cell>
          <table:table-cell table:formula="of:=[.AE34]*([.H$5]^(-[.F$1]))" office:value-type="float" office:value="0.00407636601293148" calcext:value-type="float">
            <text:p>0.004076366012931</text:p>
          </table:table-cell>
          <table:table-cell office:value-type="float" office:value="53.644" calcext:value-type="float">
            <text:p>53.644</text:p>
          </table:table-cell>
          <table:table-cell/>
          <table:table-cell office:value-type="float" office:value="0.1746" calcext:value-type="float">
            <text:p>0.1746</text:p>
          </table:table-cell>
          <table:table-cell table:formula="of:=[.AG34]-[.AG$1]" office:value-type="float" office:value="0.0000330000000000052" calcext:value-type="float">
            <text:p>3.30000000000052E-05</text:p>
          </table:table-cell>
          <table:table-cell table:formula="of:=[.AH34]*([.H$6]^(-[.G$1]))" office:value-type="float" office:value="0.643874034439947" calcext:value-type="float">
            <text:p>0.643874034439947</text:p>
          </table:table-cell>
          <table:table-cell table:formula="of:=[.AK34]*([.H$6]^(-[.F$1]))" office:value-type="float" office:value="0.00445174327567963" calcext:value-type="float">
            <text:p>0.00445174327568</text:p>
          </table:table-cell>
          <table:table-cell office:value-type="float" office:value="84.5102" calcext:value-type="float">
            <text:p>84.5102</text:p>
          </table:table-cell>
          <table:table-cell/>
          <table:table-cell office:value-type="float" office:value="0.1746" calcext:value-type="float">
            <text:p>0.1746</text:p>
          </table:table-cell>
          <table:table-cell table:formula="of:=[.AM34]-[.AM$1]" office:value-type="float" office:value="0.0000330000000000052" calcext:value-type="float">
            <text:p>3.30000000000052E-05</text:p>
          </table:table-cell>
          <table:table-cell table:formula="of:=[.AN34]*([.H$7]^(-[.G$1]))" office:value-type="float" office:value="0.850185981810986" calcext:value-type="float">
            <text:p>0.850185981810986</text:p>
          </table:table-cell>
          <table:table-cell table:formula="of:=[.AQ34]*([.H$7]^(-[.F$1]))" office:value-type="float" office:value="0.00225272220832291" calcext:value-type="float">
            <text:p>0.002252722208323</text:p>
          </table:table-cell>
          <table:table-cell office:value-type="float" office:value="56.4241" calcext:value-type="float">
            <text:p>56.4241</text:p>
          </table:table-cell>
        </table:table-row>
        <table:table-row table:style-name="ro1">
          <table:table-cell office:value-type="float" office:value="0.174601" calcext:value-type="float">
            <text:p>0.174601</text:p>
          </table:table-cell>
          <table:table-cell table:formula="of:=[.A35]-[.A$1]" office:value-type="float" office:value="0.0000339999999999785" calcext:value-type="float">
            <text:p>3.39999999999785E-05</text:p>
          </table:table-cell>
          <table:table-cell table:formula="of:=[.B35]*([.H$1]^(-[.G$1]))" office:value-type="float" office:value="0.138190731916085" calcext:value-type="float">
            <text:p>0.138190731916085</text:p>
          </table:table-cell>
          <table:table-cell table:formula="of:=[.E35]*([.H$1]^(-[.F$1]))" office:value-type="float" office:value="0.000905397098697969" calcext:value-type="float">
            <text:p>0.000905397098698</text:p>
          </table:table-cell>
          <table:table-cell office:value-type="float" office:value="3.59602" calcext:value-type="float">
            <text:p>3.59602</text:p>
          </table:table-cell>
          <table:table-cell table:number-columns-repeated="3"/>
          <table:table-cell office:value-type="float" office:value="0.174601" calcext:value-type="float">
            <text:p>0.174601</text:p>
          </table:table-cell>
          <table:table-cell table:formula="of:=[.I35]-[.I$1]" office:value-type="float" office:value="0.0000339999999999785" calcext:value-type="float">
            <text:p>3.39999999999785E-05</text:p>
          </table:table-cell>
          <table:table-cell table:formula="of:=[.J35]*([.H$2]^(-[.G$1]))" office:value-type="float" office:value="0.182470198838579" calcext:value-type="float">
            <text:p>0.182470198838579</text:p>
          </table:table-cell>
          <table:table-cell table:formula="of:=[.M35]*([.H$2]^(-[.F$1]))" office:value-type="float" office:value="0.00135448371986493" calcext:value-type="float">
            <text:p>0.001354483719865</text:p>
          </table:table-cell>
          <table:table-cell office:value-type="float" office:value="7.09798" calcext:value-type="float">
            <text:p>7.09798</text:p>
          </table:table-cell>
          <table:table-cell/>
          <table:table-cell office:value-type="float" office:value="0.174601" calcext:value-type="float">
            <text:p>0.174601</text:p>
          </table:table-cell>
          <table:table-cell table:formula="of:=[.O35]-[.O$1]" office:value-type="float" office:value="0.0000339999999999785" calcext:value-type="float">
            <text:p>3.39999999999785E-05</text:p>
          </table:table-cell>
          <table:table-cell table:formula="of:=[.P35]*([.H$3]^(-[.G$1]))" office:value-type="float" office:value="0.263491062535538" calcext:value-type="float">
            <text:p>0.263491062535538</text:p>
          </table:table-cell>
          <table:table-cell table:formula="of:=[.S35]*([.H$3]^(-[.F$1]))" office:value-type="float" office:value="0.00225437414245983" calcext:value-type="float">
            <text:p>0.00225437414246</text:p>
          </table:table-cell>
          <table:table-cell office:value-type="float" office:value="17.0419" calcext:value-type="float">
            <text:p>17.0419</text:p>
          </table:table-cell>
          <table:table-cell/>
          <table:table-cell office:value-type="float" office:value="0.174601" calcext:value-type="float">
            <text:p>0.174601</text:p>
          </table:table-cell>
          <table:table-cell table:formula="of:=[.U35]-[.U$1]" office:value-type="float" office:value="0.0000339999999999785" calcext:value-type="float">
            <text:p>3.39999999999785E-05</text:p>
          </table:table-cell>
          <table:table-cell table:formula="of:=[.V35]*([.H$4]^(-[.G$1]))" office:value-type="float" office:value="0.347919617375236" calcext:value-type="float">
            <text:p>0.347919617375236</text:p>
          </table:table-cell>
          <table:table-cell table:formula="of:=[.Y35]*([.H$4]^(-[.F$1]))" office:value-type="float" office:value="0.00318704165232189" calcext:value-type="float">
            <text:p>0.003187041652322</text:p>
          </table:table-cell>
          <table:table-cell office:value-type="float" office:value="31.7876" calcext:value-type="float">
            <text:p>31.7876</text:p>
          </table:table-cell>
          <table:table-cell/>
          <table:table-cell office:value-type="float" office:value="0.174601" calcext:value-type="float">
            <text:p>0.174601</text:p>
          </table:table-cell>
          <table:table-cell table:formula="of:=[.AA35]-[.AA$1]" office:value-type="float" office:value="0.0000339999999999785" calcext:value-type="float">
            <text:p>3.39999999999785E-05</text:p>
          </table:table-cell>
          <table:table-cell table:formula="of:=[.AB35]*([.H$5]^(-[.G$1]))" office:value-type="float" office:value="0.459401009619462" calcext:value-type="float">
            <text:p>0.459401009619462</text:p>
          </table:table-cell>
          <table:table-cell table:formula="of:=[.AE35]*([.H$5]^(-[.F$1]))" office:value-type="float" office:value="0.00417016711289351" calcext:value-type="float">
            <text:p>0.004170167112894</text:p>
          </table:table-cell>
          <table:table-cell office:value-type="float" office:value="54.8784" calcext:value-type="float">
            <text:p>54.8784</text:p>
          </table:table-cell>
          <table:table-cell/>
          <table:table-cell office:value-type="float" office:value="0.174601" calcext:value-type="float">
            <text:p>0.174601</text:p>
          </table:table-cell>
          <table:table-cell table:formula="of:=[.AG35]-[.AG$1]" office:value-type="float" office:value="0.0000339999999999785" calcext:value-type="float">
            <text:p>3.39999999999785E-05</text:p>
          </table:table-cell>
          <table:table-cell table:formula="of:=[.AH35]*([.H$6]^(-[.G$1]))" office:value-type="float" office:value="0.66338536881639" calcext:value-type="float">
            <text:p>0.66338536881639</text:p>
          </table:table-cell>
          <table:table-cell table:formula="of:=[.AK35]*([.H$6]^(-[.F$1]))" office:value-type="float" office:value="0.00435591855638197" calcext:value-type="float">
            <text:p>0.004355918556382</text:p>
          </table:table-cell>
          <table:table-cell office:value-type="float" office:value="82.6911" calcext:value-type="float">
            <text:p>82.6911</text:p>
          </table:table-cell>
          <table:table-cell/>
          <table:table-cell office:value-type="float" office:value="0.174601" calcext:value-type="float">
            <text:p>0.174601</text:p>
          </table:table-cell>
          <table:table-cell table:formula="of:=[.AM35]-[.AM$1]" office:value-type="float" office:value="0.0000339999999999785" calcext:value-type="float">
            <text:p>3.39999999999785E-05</text:p>
          </table:table-cell>
          <table:table-cell table:formula="of:=[.AN35]*([.H$7]^(-[.G$1]))" office:value-type="float" office:value="0.875949193380322" calcext:value-type="float">
            <text:p>0.875949193380322</text:p>
          </table:table-cell>
          <table:table-cell table:formula="of:=[.AQ35]*([.H$7]^(-[.F$1]))" office:value-type="float" office:value="0.00183397070175046" calcext:value-type="float">
            <text:p>0.00183397070175</text:p>
          </table:table-cell>
          <table:table-cell office:value-type="float" office:value="45.9356" calcext:value-type="float">
            <text:p>45.9356</text:p>
          </table:table-cell>
        </table:table-row>
        <table:table-row table:style-name="ro1">
          <table:table-cell office:value-type="float" office:value="0.174602" calcext:value-type="float">
            <text:p>0.174602</text:p>
          </table:table-cell>
          <table:table-cell table:formula="of:=[.A36]-[.A$1]" office:value-type="float" office:value="0.0000349999999999795" calcext:value-type="float">
            <text:p>3.49999999999795E-05</text:p>
          </table:table-cell>
          <table:table-cell table:formula="of:=[.B36]*([.H$1]^(-[.G$1]))" office:value-type="float" office:value="0.142255165207741" calcext:value-type="float">
            <text:p>0.142255165207741</text:p>
          </table:table-cell>
          <table:table-cell table:formula="of:=[.E36]*([.H$1]^(-[.F$1]))" office:value-type="float" office:value="0.000944274069907793" calcext:value-type="float">
            <text:p>0.000944274069908</text:p>
          </table:table-cell>
          <table:table-cell office:value-type="float" office:value="3.75043" calcext:value-type="float">
            <text:p>3.75043</text:p>
          </table:table-cell>
          <table:table-cell table:number-columns-repeated="3"/>
          <table:table-cell office:value-type="float" office:value="0.174602" calcext:value-type="float">
            <text:p>0.174602</text:p>
          </table:table-cell>
          <table:table-cell table:formula="of:=[.I36]-[.I$1]" office:value-type="float" office:value="0.0000349999999999795" calcext:value-type="float">
            <text:p>3.49999999999795E-05</text:p>
          </table:table-cell>
          <table:table-cell table:formula="of:=[.J36]*([.H$2]^(-[.G$1]))" office:value-type="float" office:value="0.187836969392664" calcext:value-type="float">
            <text:p>0.187836969392664</text:p>
          </table:table-cell>
          <table:table-cell table:formula="of:=[.M36]*([.H$2]^(-[.F$1]))" office:value-type="float" office:value="0.00141122983971539" calcext:value-type="float">
            <text:p>0.001411229839715</text:p>
          </table:table-cell>
          <table:table-cell office:value-type="float" office:value="7.39535" calcext:value-type="float">
            <text:p>7.39535</text:p>
          </table:table-cell>
          <table:table-cell/>
          <table:table-cell office:value-type="float" office:value="0.174602" calcext:value-type="float">
            <text:p>0.174602</text:p>
          </table:table-cell>
          <table:table-cell table:formula="of:=[.O36]-[.O$1]" office:value-type="float" office:value="0.0000349999999999795" calcext:value-type="float">
            <text:p>3.49999999999795E-05</text:p>
          </table:table-cell>
          <table:table-cell table:formula="of:=[.P36]*([.H$3]^(-[.G$1]))" office:value-type="float" office:value="0.271240799668949" calcext:value-type="float">
            <text:p>0.271240799668949</text:p>
          </table:table-cell>
          <table:table-cell table:formula="of:=[.S36]*([.H$3]^(-[.F$1]))" office:value-type="float" office:value="0.00234152297475274" calcext:value-type="float">
            <text:p>0.002341522974753</text:p>
          </table:table-cell>
          <table:table-cell office:value-type="float" office:value="17.7007" calcext:value-type="float">
            <text:p>17.7007</text:p>
          </table:table-cell>
          <table:table-cell/>
          <table:table-cell office:value-type="float" office:value="0.174602" calcext:value-type="float">
            <text:p>0.174602</text:p>
          </table:table-cell>
          <table:table-cell table:formula="of:=[.U36]-[.U$1]" office:value-type="float" office:value="0.0000349999999999795" calcext:value-type="float">
            <text:p>3.49999999999795E-05</text:p>
          </table:table-cell>
          <table:table-cell table:formula="of:=[.V36]*([.H$4]^(-[.G$1]))" office:value-type="float" office:value="0.358152547298054" calcext:value-type="float">
            <text:p>0.358152547298054</text:p>
          </table:table-cell>
          <table:table-cell table:formula="of:=[.Y36]*([.H$4]^(-[.F$1]))" office:value-type="float" office:value="0.00329206455844904" calcext:value-type="float">
            <text:p>0.003292064558449</text:p>
          </table:table-cell>
          <table:table-cell office:value-type="float" office:value="32.8351" calcext:value-type="float">
            <text:p>32.8351</text:p>
          </table:table-cell>
          <table:table-cell/>
          <table:table-cell office:value-type="float" office:value="0.174602" calcext:value-type="float">
            <text:p>0.174602</text:p>
          </table:table-cell>
          <table:table-cell table:formula="of:=[.AA36]-[.AA$1]" office:value-type="float" office:value="0.0000349999999999795" calcext:value-type="float">
            <text:p>3.49999999999795E-05</text:p>
          </table:table-cell>
          <table:table-cell table:formula="of:=[.AB36]*([.H$5]^(-[.G$1]))" office:value-type="float" office:value="0.472912804020056" calcext:value-type="float">
            <text:p>0.472912804020056</text:p>
          </table:table-cell>
          <table:table-cell table:formula="of:=[.AE36]*([.H$5]^(-[.F$1]))" office:value-type="float" office:value="0.00425572338188835" calcext:value-type="float">
            <text:p>0.004255723381888</text:p>
          </table:table-cell>
          <table:table-cell office:value-type="float" office:value="56.0043" calcext:value-type="float">
            <text:p>56.0043</text:p>
          </table:table-cell>
          <table:table-cell/>
          <table:table-cell office:value-type="float" office:value="0.174602" calcext:value-type="float">
            <text:p>0.174602</text:p>
          </table:table-cell>
          <table:table-cell table:formula="of:=[.AG36]-[.AG$1]" office:value-type="float" office:value="0.0000349999999999795" calcext:value-type="float">
            <text:p>3.49999999999795E-05</text:p>
          </table:table-cell>
          <table:table-cell table:formula="of:=[.AH36]*([.H$6]^(-[.G$1]))" office:value-type="float" office:value="0.682896703193375" calcext:value-type="float">
            <text:p>0.682896703193375</text:p>
          </table:table-cell>
          <table:table-cell table:formula="of:=[.AK36]*([.H$6]^(-[.F$1]))" office:value-type="float" office:value="0.00423521449294475" calcext:value-type="float">
            <text:p>0.004235214492945</text:p>
          </table:table-cell>
          <table:table-cell office:value-type="float" office:value="80.3997" calcext:value-type="float">
            <text:p>80.3997</text:p>
          </table:table-cell>
          <table:table-cell/>
          <table:table-cell office:value-type="float" office:value="0.174602" calcext:value-type="float">
            <text:p>0.174602</text:p>
          </table:table-cell>
          <table:table-cell table:formula="of:=[.AM36]-[.AM$1]" office:value-type="float" office:value="0.0000349999999999795" calcext:value-type="float">
            <text:p>3.49999999999795E-05</text:p>
          </table:table-cell>
          <table:table-cell table:formula="of:=[.AN36]*([.H$7]^(-[.G$1]))" office:value-type="float" office:value="0.901712404950374" calcext:value-type="float">
            <text:p>0.901712404950374</text:p>
          </table:table-cell>
          <table:table-cell table:formula="of:=[.AQ36]*([.H$7]^(-[.F$1]))" office:value-type="float" office:value="0.00139602334025499" calcext:value-type="float">
            <text:p>0.001396023340255</text:p>
          </table:table-cell>
          <table:table-cell office:value-type="float" office:value="34.9663" calcext:value-type="float">
            <text:p>34.9663</text:p>
          </table:table-cell>
        </table:table-row>
        <table:table-row table:style-name="ro1">
          <table:table-cell office:value-type="float" office:value="0.174603" calcext:value-type="float">
            <text:p>0.174603</text:p>
          </table:table-cell>
          <table:table-cell table:formula="of:=[.A37]-[.A$1]" office:value-type="float" office:value="0.0000359999999999805" calcext:value-type="float">
            <text:p>3.59999999999805E-05</text:p>
          </table:table-cell>
          <table:table-cell table:formula="of:=[.B37]*([.H$1]^(-[.G$1]))" office:value-type="float" office:value="0.146319598499397" calcext:value-type="float">
            <text:p>0.146319598499397</text:p>
          </table:table-cell>
          <table:table-cell table:formula="of:=[.E37]*([.H$1]^(-[.F$1]))" office:value-type="float" office:value="0.000983596687377843" calcext:value-type="float">
            <text:p>0.000983596687378</text:p>
          </table:table-cell>
          <table:table-cell office:value-type="float" office:value="3.90661" calcext:value-type="float">
            <text:p>3.90661</text:p>
          </table:table-cell>
          <table:table-cell table:number-columns-repeated="3"/>
          <table:table-cell office:value-type="float" office:value="0.174603" calcext:value-type="float">
            <text:p>0.174603</text:p>
          </table:table-cell>
          <table:table-cell table:formula="of:=[.I37]-[.I$1]" office:value-type="float" office:value="0.0000359999999999805" calcext:value-type="float">
            <text:p>3.59999999999805E-05</text:p>
          </table:table-cell>
          <table:table-cell table:formula="of:=[.J37]*([.H$2]^(-[.G$1]))" office:value-type="float" office:value="0.193203739946748" calcext:value-type="float">
            <text:p>0.193203739946748</text:p>
          </table:table-cell>
          <table:table-cell table:formula="of:=[.M37]*([.H$2]^(-[.F$1]))" office:value-type="float" office:value="0.00146846256751427" calcext:value-type="float">
            <text:p>0.001468462567514</text:p>
          </table:table-cell>
          <table:table-cell office:value-type="float" office:value="7.69527" calcext:value-type="float">
            <text:p>7.69527</text:p>
          </table:table-cell>
          <table:table-cell/>
          <table:table-cell office:value-type="float" office:value="0.174603" calcext:value-type="float">
            <text:p>0.174603</text:p>
          </table:table-cell>
          <table:table-cell table:formula="of:=[.O37]-[.O$1]" office:value-type="float" office:value="0.0000359999999999805" calcext:value-type="float">
            <text:p>3.59999999999805E-05</text:p>
          </table:table-cell>
          <table:table-cell table:formula="of:=[.P37]*([.H$3]^(-[.G$1]))" office:value-type="float" office:value="0.27899053680236" calcext:value-type="float">
            <text:p>0.27899053680236</text:p>
          </table:table-cell>
          <table:table-cell table:formula="of:=[.S37]*([.H$3]^(-[.F$1]))" office:value-type="float" office:value="0.00242853952284363" calcext:value-type="float">
            <text:p>0.002428539522844</text:p>
          </table:table-cell>
          <table:table-cell office:value-type="float" office:value="18.3585" calcext:value-type="float">
            <text:p>18.3585</text:p>
          </table:table-cell>
          <table:table-cell/>
          <table:table-cell office:value-type="float" office:value="0.174603" calcext:value-type="float">
            <text:p>0.174603</text:p>
          </table:table-cell>
          <table:table-cell table:formula="of:=[.U37]-[.U$1]" office:value-type="float" office:value="0.0000359999999999805" calcext:value-type="float">
            <text:p>3.59999999999805E-05</text:p>
          </table:table-cell>
          <table:table-cell table:formula="of:=[.V37]*([.H$4]^(-[.G$1]))" office:value-type="float" office:value="0.368385477220872" calcext:value-type="float">
            <text:p>0.368385477220872</text:p>
          </table:table-cell>
          <table:table-cell table:formula="of:=[.Y37]*([.H$4]^(-[.F$1]))" office:value-type="float" office:value="0.00339471128999364" calcext:value-type="float">
            <text:p>0.003394711289994</text:p>
          </table:table-cell>
          <table:table-cell office:value-type="float" office:value="33.8589" calcext:value-type="float">
            <text:p>33.8589</text:p>
          </table:table-cell>
          <table:table-cell/>
          <table:table-cell office:value-type="float" office:value="0.174603" calcext:value-type="float">
            <text:p>0.174603</text:p>
          </table:table-cell>
          <table:table-cell table:formula="of:=[.AA37]-[.AA$1]" office:value-type="float" office:value="0.0000359999999999805" calcext:value-type="float">
            <text:p>3.59999999999805E-05</text:p>
          </table:table-cell>
          <table:table-cell table:formula="of:=[.AB37]*([.H$5]^(-[.G$1]))" office:value-type="float" office:value="0.486424598420651" calcext:value-type="float">
            <text:p>0.486424598420651</text:p>
          </table:table-cell>
          <table:table-cell table:formula="of:=[.AE37]*([.H$5]^(-[.F$1]))" office:value-type="float" office:value="0.0043325332910277" calcext:value-type="float">
            <text:p>0.004332533291028</text:p>
          </table:table-cell>
          <table:table-cell office:value-type="float" office:value="57.0151" calcext:value-type="float">
            <text:p>57.0151</text:p>
          </table:table-cell>
          <table:table-cell/>
          <table:table-cell office:value-type="float" office:value="0.174603" calcext:value-type="float">
            <text:p>0.174603</text:p>
          </table:table-cell>
          <table:table-cell table:formula="of:=[.AG37]-[.AG$1]" office:value-type="float" office:value="0.0000359999999999805" calcext:value-type="float">
            <text:p>3.59999999999805E-05</text:p>
          </table:table-cell>
          <table:table-cell table:formula="of:=[.AH37]*([.H$6]^(-[.G$1]))" office:value-type="float" office:value="0.702408037570359" calcext:value-type="float">
            <text:p>0.702408037570359</text:p>
          </table:table-cell>
          <table:table-cell table:formula="of:=[.AK37]*([.H$6]^(-[.F$1]))" office:value-type="float" office:value="0.00408994714733036" calcext:value-type="float">
            <text:p>0.00408994714733</text:p>
          </table:table-cell>
          <table:table-cell office:value-type="float" office:value="77.642" calcext:value-type="float">
            <text:p>77.642</text:p>
          </table:table-cell>
          <table:table-cell/>
          <table:table-cell office:value-type="float" office:value="0.174603" calcext:value-type="float">
            <text:p>0.174603</text:p>
          </table:table-cell>
          <table:table-cell table:formula="of:=[.AM37]-[.AM$1]" office:value-type="float" office:value="0.0000359999999999805" calcext:value-type="float">
            <text:p>3.59999999999805E-05</text:p>
          </table:table-cell>
          <table:table-cell table:formula="of:=[.AN37]*([.H$7]^(-[.G$1]))" office:value-type="float" office:value="0.927475616520425" calcext:value-type="float">
            <text:p>0.927475616520425</text:p>
          </table:table-cell>
          <table:table-cell table:formula="of:=[.AQ37]*([.H$7]^(-[.F$1]))" office:value-type="float" office:value="0.000943882704164819" calcext:value-type="float">
            <text:p>0.000943882704165</text:p>
          </table:table-cell>
          <table:table-cell office:value-type="float" office:value="23.6415" calcext:value-type="float">
            <text:p>23.6415</text:p>
          </table:table-cell>
        </table:table-row>
        <table:table-row table:style-name="ro1">
          <table:table-cell office:value-type="float" office:value="0.174604" calcext:value-type="float">
            <text:p>0.174604</text:p>
          </table:table-cell>
          <table:table-cell table:formula="of:=[.A38]-[.A$1]" office:value-type="float" office:value="0.0000369999999999815" calcext:value-type="float">
            <text:p>3.69999999999815E-05</text:p>
          </table:table-cell>
          <table:table-cell table:formula="of:=[.B38]*([.H$1]^(-[.G$1]))" office:value-type="float" office:value="0.150384031791054" calcext:value-type="float">
            <text:p>0.150384031791054</text:p>
          </table:table-cell>
          <table:table-cell table:formula="of:=[.E38]*([.H$1]^(-[.F$1]))" office:value-type="float" office:value="0.00102335236223071" calcext:value-type="float">
            <text:p>0.001023352362231</text:p>
          </table:table-cell>
          <table:table-cell office:value-type="float" office:value="4.06451" calcext:value-type="float">
            <text:p>4.06451</text:p>
          </table:table-cell>
          <table:table-cell table:number-columns-repeated="3"/>
          <table:table-cell office:value-type="float" office:value="0.174604" calcext:value-type="float">
            <text:p>0.174604</text:p>
          </table:table-cell>
          <table:table-cell table:formula="of:=[.I38]-[.I$1]" office:value-type="float" office:value="0.0000369999999999815" calcext:value-type="float">
            <text:p>3.69999999999815E-05</text:p>
          </table:table-cell>
          <table:table-cell table:formula="of:=[.J38]*([.H$2]^(-[.G$1]))" office:value-type="float" office:value="0.198570510500833" calcext:value-type="float">
            <text:p>0.198570510500833</text:p>
          </table:table-cell>
          <table:table-cell table:formula="of:=[.M38]*([.H$2]^(-[.F$1]))" office:value-type="float" office:value="0.00152614373793228" calcext:value-type="float">
            <text:p>0.001526143737932</text:p>
          </table:table-cell>
          <table:table-cell office:value-type="float" office:value="7.99754" calcext:value-type="float">
            <text:p>7.99754</text:p>
          </table:table-cell>
          <table:table-cell/>
          <table:table-cell office:value-type="float" office:value="0.174604" calcext:value-type="float">
            <text:p>0.174604</text:p>
          </table:table-cell>
          <table:table-cell table:formula="of:=[.O38]-[.O$1]" office:value-type="float" office:value="0.0000369999999999815" calcext:value-type="float">
            <text:p>3.69999999999815E-05</text:p>
          </table:table-cell>
          <table:table-cell table:formula="of:=[.P38]*([.H$3]^(-[.G$1]))" office:value-type="float" office:value="0.286740273935771" calcext:value-type="float">
            <text:p>0.286740273935771</text:p>
          </table:table-cell>
          <table:table-cell table:formula="of:=[.S38]*([.H$3]^(-[.F$1]))" office:value-type="float" office:value="0.00251533118779107" calcext:value-type="float">
            <text:p>0.002515331187791</text:p>
          </table:table-cell>
          <table:table-cell office:value-type="float" office:value="19.0146" calcext:value-type="float">
            <text:p>19.0146</text:p>
          </table:table-cell>
          <table:table-cell/>
          <table:table-cell office:value-type="float" office:value="0.174604" calcext:value-type="float">
            <text:p>0.174604</text:p>
          </table:table-cell>
          <table:table-cell table:formula="of:=[.U38]-[.U$1]" office:value-type="float" office:value="0.0000369999999999815" calcext:value-type="float">
            <text:p>3.69999999999815E-05</text:p>
          </table:table-cell>
          <table:table-cell table:formula="of:=[.V38]*([.H$4]^(-[.G$1]))" office:value-type="float" office:value="0.37861840714369" calcext:value-type="float">
            <text:p>0.37861840714369</text:p>
          </table:table-cell>
          <table:table-cell table:formula="of:=[.Y38]*([.H$4]^(-[.F$1]))" office:value-type="float" office:value="0.00349473119562842" calcext:value-type="float">
            <text:p>0.003494731195628</text:p>
          </table:table-cell>
          <table:table-cell office:value-type="float" office:value="34.8565" calcext:value-type="float">
            <text:p>34.8565</text:p>
          </table:table-cell>
          <table:table-cell/>
          <table:table-cell office:value-type="float" office:value="0.174604" calcext:value-type="float">
            <text:p>0.174604</text:p>
          </table:table-cell>
          <table:table-cell table:formula="of:=[.AA38]-[.AA$1]" office:value-type="float" office:value="0.0000369999999999815" calcext:value-type="float">
            <text:p>3.69999999999815E-05</text:p>
          </table:table-cell>
          <table:table-cell table:formula="of:=[.AB38]*([.H$5]^(-[.G$1]))" office:value-type="float" office:value="0.499936392821245" calcext:value-type="float">
            <text:p>0.499936392821245</text:p>
          </table:table-cell>
          <table:table-cell table:formula="of:=[.AE38]*([.H$5]^(-[.F$1]))" office:value-type="float" office:value="0.00440015610280362" calcext:value-type="float">
            <text:p>0.004400156102804</text:p>
          </table:table-cell>
          <table:table-cell office:value-type="float" office:value="57.905" calcext:value-type="float">
            <text:p>57.905</text:p>
          </table:table-cell>
          <table:table-cell/>
          <table:table-cell office:value-type="float" office:value="0.174604" calcext:value-type="float">
            <text:p>0.174604</text:p>
          </table:table-cell>
          <table:table-cell table:formula="of:=[.AG38]-[.AG$1]" office:value-type="float" office:value="0.0000369999999999815" calcext:value-type="float">
            <text:p>3.69999999999815E-05</text:p>
          </table:table-cell>
          <table:table-cell table:formula="of:=[.AH38]*([.H$6]^(-[.G$1]))" office:value-type="float" office:value="0.721919371947344" calcext:value-type="float">
            <text:p>0.721919371947344</text:p>
          </table:table-cell>
          <table:table-cell table:formula="of:=[.AK38]*([.H$6]^(-[.F$1]))" office:value-type="float" office:value="0.0039206432894761" calcext:value-type="float">
            <text:p>0.003920643289476</text:p>
          </table:table-cell>
          <table:table-cell office:value-type="float" office:value="74.428" calcext:value-type="float">
            <text:p>74.428</text:p>
          </table:table-cell>
          <table:table-cell/>
          <table:table-cell office:value-type="float" office:value="0.174604" calcext:value-type="float">
            <text:p>0.174604</text:p>
          </table:table-cell>
          <table:table-cell table:formula="of:=[.AM38]-[.AM$1]" office:value-type="float" office:value="0.0000369999999999815" calcext:value-type="float">
            <text:p>3.69999999999815E-05</text:p>
          </table:table-cell>
          <table:table-cell table:formula="of:=[.AN38]*([.H$7]^(-[.G$1]))" office:value-type="float" office:value="0.953238828090477" calcext:value-type="float">
            <text:p>0.953238828090477</text:p>
          </table:table-cell>
          <table:table-cell table:formula="of:=[.AQ38]*([.H$7]^(-[.F$1]))" office:value-type="float" office:value="0.000482770960335046" calcext:value-type="float">
            <text:p>0.000482770960335</text:p>
          </table:table-cell>
          <table:table-cell office:value-type="float" office:value="12.092" calcext:value-type="float">
            <text:p>12.092</text:p>
          </table:table-cell>
        </table:table-row>
        <table:table-row table:style-name="ro1">
          <table:table-cell office:value-type="float" office:value="0.174605" calcext:value-type="float">
            <text:p>0.174605</text:p>
          </table:table-cell>
          <table:table-cell table:formula="of:=[.A39]-[.A$1]" office:value-type="float" office:value="0.0000379999999999825" calcext:value-type="float">
            <text:p>3.79999999999825E-05</text:p>
          </table:table-cell>
          <table:table-cell table:formula="of:=[.B39]*([.H$1]^(-[.G$1]))" office:value-type="float" office:value="0.15444846508271" calcext:value-type="float">
            <text:p>0.15444846508271</text:p>
          </table:table-cell>
          <table:table-cell table:formula="of:=[.E39]*([.H$1]^(-[.F$1]))" office:value-type="float" office:value="0.00106352095226254" calcext:value-type="float">
            <text:p>0.001063520952263</text:p>
          </table:table-cell>
          <table:table-cell office:value-type="float" office:value="4.22405" calcext:value-type="float">
            <text:p>4.22405</text:p>
          </table:table-cell>
          <table:table-cell table:number-columns-repeated="3"/>
          <table:table-cell office:value-type="float" office:value="0.174605" calcext:value-type="float">
            <text:p>0.174605</text:p>
          </table:table-cell>
          <table:table-cell table:formula="of:=[.I39]-[.I$1]" office:value-type="float" office:value="0.0000379999999999825" calcext:value-type="float">
            <text:p>3.79999999999825E-05</text:p>
          </table:table-cell>
          <table:table-cell table:formula="of:=[.J39]*([.H$2]^(-[.G$1]))" office:value-type="float" office:value="0.203937281054918" calcext:value-type="float">
            <text:p>0.203937281054918</text:p>
          </table:table-cell>
          <table:table-cell table:formula="of:=[.M39]*([.H$2]^(-[.F$1]))" office:value-type="float" office:value="0.00158424091043951" calcext:value-type="float">
            <text:p>0.00158424091044</text:p>
          </table:table-cell>
          <table:table-cell office:value-type="float" office:value="8.30199" calcext:value-type="float">
            <text:p>8.30199</text:p>
          </table:table-cell>
          <table:table-cell/>
          <table:table-cell office:value-type="float" office:value="0.174605" calcext:value-type="float">
            <text:p>0.174605</text:p>
          </table:table-cell>
          <table:table-cell table:formula="of:=[.O39]-[.O$1]" office:value-type="float" office:value="0.0000379999999999825" calcext:value-type="float">
            <text:p>3.79999999999825E-05</text:p>
          </table:table-cell>
          <table:table-cell table:formula="of:=[.P39]*([.H$3]^(-[.G$1]))" office:value-type="float" office:value="0.294490011069182" calcext:value-type="float">
            <text:p>0.294490011069182</text:p>
          </table:table-cell>
          <table:table-cell table:formula="of:=[.S39]*([.H$3]^(-[.F$1]))" office:value-type="float" office:value="0.00260176568539306" calcext:value-type="float">
            <text:p>0.002601765685393</text:p>
          </table:table-cell>
          <table:table-cell office:value-type="float" office:value="19.668" calcext:value-type="float">
            <text:p>19.668</text:p>
          </table:table-cell>
          <table:table-cell/>
          <table:table-cell office:value-type="float" office:value="0.174605" calcext:value-type="float">
            <text:p>0.174605</text:p>
          </table:table-cell>
          <table:table-cell table:formula="of:=[.U39]-[.U$1]" office:value-type="float" office:value="0.0000379999999999825" calcext:value-type="float">
            <text:p>3.79999999999825E-05</text:p>
          </table:table-cell>
          <table:table-cell table:formula="of:=[.V39]*([.H$4]^(-[.G$1]))" office:value-type="float" office:value="0.388851337066508" calcext:value-type="float">
            <text:p>0.388851337066508</text:p>
          </table:table-cell>
          <table:table-cell table:formula="of:=[.Y39]*([.H$4]^(-[.F$1]))" office:value-type="float" office:value="0.00359188365007921" calcext:value-type="float">
            <text:p>0.003591883650079</text:p>
          </table:table-cell>
          <table:table-cell office:value-type="float" office:value="35.8255" calcext:value-type="float">
            <text:p>35.8255</text:p>
          </table:table-cell>
          <table:table-cell/>
          <table:table-cell office:value-type="float" office:value="0.174605" calcext:value-type="float">
            <text:p>0.174605</text:p>
          </table:table-cell>
          <table:table-cell table:formula="of:=[.AA39]-[.AA$1]" office:value-type="float" office:value="0.0000379999999999825" calcext:value-type="float">
            <text:p>3.79999999999825E-05</text:p>
          </table:table-cell>
          <table:table-cell table:formula="of:=[.AB39]*([.H$5]^(-[.G$1]))" office:value-type="float" office:value="0.513448187221839" calcext:value-type="float">
            <text:p>0.513448187221839</text:p>
          </table:table-cell>
          <table:table-cell table:formula="of:=[.AE39]*([.H$5]^(-[.F$1]))" office:value-type="float" office:value="0.00445815867863076" calcext:value-type="float">
            <text:p>0.004458158678631</text:p>
          </table:table-cell>
          <table:table-cell office:value-type="float" office:value="58.6683" calcext:value-type="float">
            <text:p>58.6683</text:p>
          </table:table-cell>
          <table:table-cell/>
          <table:table-cell office:value-type="float" office:value="0.174605" calcext:value-type="float">
            <text:p>0.174605</text:p>
          </table:table-cell>
          <table:table-cell table:formula="of:=[.AG39]-[.AG$1]" office:value-type="float" office:value="0.0000379999999999825" calcext:value-type="float">
            <text:p>3.79999999999825E-05</text:p>
          </table:table-cell>
          <table:table-cell table:formula="of:=[.AH39]*([.H$6]^(-[.G$1]))" office:value-type="float" office:value="0.741430706324328" calcext:value-type="float">
            <text:p>0.741430706324328</text:p>
          </table:table-cell>
          <table:table-cell table:formula="of:=[.AK39]*([.H$6]^(-[.F$1]))" office:value-type="float" office:value="0.00372802459419613" calcext:value-type="float">
            <text:p>0.003728024594196</text:p>
          </table:table-cell>
          <table:table-cell office:value-type="float" office:value="70.7714" calcext:value-type="float">
            <text:p>70.7714</text:p>
          </table:table-cell>
          <table:table-cell/>
          <table:table-cell office:value-type="float" office:value="0.174605" calcext:value-type="float">
            <text:p>0.174605</text:p>
          </table:table-cell>
          <table:table-cell table:formula="of:=[.AM39]-[.AM$1]" office:value-type="float" office:value="0.0000379999999999825" calcext:value-type="float">
            <text:p>3.79999999999825E-05</text:p>
          </table:table-cell>
          <table:table-cell table:formula="of:=[.AN39]*([.H$7]^(-[.G$1]))" office:value-type="float" office:value="0.979002039660528" calcext:value-type="float">
            <text:p>0.979002039660528</text:p>
          </table:table-cell>
          <table:table-cell table:formula="of:=[.AQ39]*([.H$7]^(-[.F$1]))" office:value-type="float" office:value="0.0000180470580645393" calcext:value-type="float">
            <text:p>1.80470580645393E-05</text:p>
          </table:table-cell>
          <table:table-cell office:value-type="float" office:value="0.452026" calcext:value-type="float">
            <text:p>0.452026</text:p>
          </table:table-cell>
        </table:table-row>
        <table:table-row table:style-name="ro1">
          <table:table-cell office:value-type="float" office:value="0.174606" calcext:value-type="float">
            <text:p>0.174606</text:p>
          </table:table-cell>
          <table:table-cell table:formula="of:=[.A40]-[.A$1]" office:value-type="float" office:value="0.0000389999999999835" calcext:value-type="float">
            <text:p>3.89999999999835E-05</text:p>
          </table:table-cell>
          <table:table-cell table:formula="of:=[.B40]*([.H$1]^(-[.G$1]))" office:value-type="float" office:value="0.158512898374366" calcext:value-type="float">
            <text:p>0.158512898374366</text:p>
          </table:table-cell>
          <table:table-cell table:formula="of:=[.E40]*([.H$1]^(-[.F$1]))" office:value-type="float" office:value="0.00110409238637142" calcext:value-type="float">
            <text:p>0.001104092386371</text:p>
          </table:table-cell>
          <table:table-cell office:value-type="float" office:value="4.38519" calcext:value-type="float">
            <text:p>4.38519</text:p>
          </table:table-cell>
          <table:table-cell table:number-columns-repeated="3"/>
          <table:table-cell office:value-type="float" office:value="0.174606" calcext:value-type="float">
            <text:p>0.174606</text:p>
          </table:table-cell>
          <table:table-cell table:formula="of:=[.I40]-[.I$1]" office:value-type="float" office:value="0.0000389999999999835" calcext:value-type="float">
            <text:p>3.89999999999835E-05</text:p>
          </table:table-cell>
          <table:table-cell table:formula="of:=[.J40]*([.H$2]^(-[.G$1]))" office:value-type="float" office:value="0.209304051609002" calcext:value-type="float">
            <text:p>0.209304051609002</text:p>
          </table:table-cell>
          <table:table-cell table:formula="of:=[.M40]*([.H$2]^(-[.F$1]))" office:value-type="float" office:value="0.00164272164450607" calcext:value-type="float">
            <text:p>0.001642721644506</text:p>
          </table:table-cell>
          <table:table-cell office:value-type="float" office:value="8.60845" calcext:value-type="float">
            <text:p>8.60845</text:p>
          </table:table-cell>
          <table:table-cell/>
          <table:table-cell office:value-type="float" office:value="0.174606" calcext:value-type="float">
            <text:p>0.174606</text:p>
          </table:table-cell>
          <table:table-cell table:formula="of:=[.O40]-[.O$1]" office:value-type="float" office:value="0.0000389999999999835" calcext:value-type="float">
            <text:p>3.89999999999835E-05</text:p>
          </table:table-cell>
          <table:table-cell table:formula="of:=[.P40]*([.H$3]^(-[.G$1]))" office:value-type="float" office:value="0.302239748202592" calcext:value-type="float">
            <text:p>0.302239748202592</text:p>
          </table:table-cell>
          <table:table-cell table:formula="of:=[.S40]*([.H$3]^(-[.F$1]))" office:value-type="float" office:value="0.00268776364512836" calcext:value-type="float">
            <text:p>0.002687763645128</text:p>
          </table:table-cell>
          <table:table-cell office:value-type="float" office:value="20.3181" calcext:value-type="float">
            <text:p>20.3181</text:p>
          </table:table-cell>
          <table:table-cell/>
          <table:table-cell office:value-type="float" office:value="0.174606" calcext:value-type="float">
            <text:p>0.174606</text:p>
          </table:table-cell>
          <table:table-cell table:formula="of:=[.U40]-[.U$1]" office:value-type="float" office:value="0.0000389999999999835" calcext:value-type="float">
            <text:p>3.89999999999835E-05</text:p>
          </table:table-cell>
          <table:table-cell table:formula="of:=[.V40]*([.H$4]^(-[.G$1]))" office:value-type="float" office:value="0.399084266989325" calcext:value-type="float">
            <text:p>0.399084266989325</text:p>
          </table:table-cell>
          <table:table-cell table:formula="of:=[.Y40]*([.H$4]^(-[.F$1]))" office:value-type="float" office:value="0.00368589794991255" calcext:value-type="float">
            <text:p>0.003685897949913</text:p>
          </table:table-cell>
          <table:table-cell office:value-type="float" office:value="36.7632" calcext:value-type="float">
            <text:p>36.7632</text:p>
          </table:table-cell>
          <table:table-cell/>
          <table:table-cell office:value-type="float" office:value="0.174606" calcext:value-type="float">
            <text:p>0.174606</text:p>
          </table:table-cell>
          <table:table-cell table:formula="of:=[.AA40]-[.AA$1]" office:value-type="float" office:value="0.0000389999999999835" calcext:value-type="float">
            <text:p>3.89999999999835E-05</text:p>
          </table:table-cell>
          <table:table-cell table:formula="of:=[.AB40]*([.H$5]^(-[.G$1]))" office:value-type="float" office:value="0.526959981622434" calcext:value-type="float">
            <text:p>0.526959981622434</text:p>
          </table:table-cell>
          <table:table-cell table:formula="of:=[.AE40]*([.H$5]^(-[.F$1]))" office:value-type="float" office:value="0.00450614587453647" calcext:value-type="float">
            <text:p>0.004506145874536</text:p>
          </table:table-cell>
          <table:table-cell office:value-type="float" office:value="59.2998" calcext:value-type="float">
            <text:p>59.2998</text:p>
          </table:table-cell>
          <table:table-cell/>
          <table:table-cell office:value-type="float" office:value="0.174606" calcext:value-type="float">
            <text:p>0.174606</text:p>
          </table:table-cell>
          <table:table-cell table:formula="of:=[.AG40]-[.AG$1]" office:value-type="float" office:value="0.0000389999999999835" calcext:value-type="float">
            <text:p>3.89999999999835E-05</text:p>
          </table:table-cell>
          <table:table-cell table:formula="of:=[.AH40]*([.H$6]^(-[.G$1]))" office:value-type="float" office:value="0.760942040701313" calcext:value-type="float">
            <text:p>0.760942040701313</text:p>
          </table:table-cell>
          <table:table-cell table:formula="of:=[.AK40]*([.H$6]^(-[.F$1]))" office:value-type="float" office:value="0.00351301290888073" calcext:value-type="float">
            <text:p>0.003513012908881</text:p>
          </table:table-cell>
          <table:table-cell office:value-type="float" office:value="66.6897" calcext:value-type="float">
            <text:p>66.6897</text:p>
          </table:table-cell>
          <table:table-cell/>
          <table:table-cell office:value-type="float" office:value="0.174606" calcext:value-type="float">
            <text:p>0.174606</text:p>
          </table:table-cell>
          <table:table-cell table:formula="of:=[.AM40]-[.AM$1]" office:value-type="float" office:value="0.0000389999999999835" calcext:value-type="float">
            <text:p>3.89999999999835E-05</text:p>
          </table:table-cell>
          <table:table-cell table:formula="of:=[.AN40]*([.H$7]^(-[.G$1]))" office:value-type="float" office:value="1.00476525123058" calcext:value-type="float">
            <text:p>1.00476525123058</text:p>
          </table:table-cell>
          <table:table-cell table:formula="of:=[.AQ40]*([.H$7]^(-[.F$1]))" office:value-type="float" office:value="-0.000444874318294852" calcext:value-type="float">
            <text:p>-0.000444874318295</text:p>
          </table:table-cell>
          <table:table-cell office:value-type="float" office:value="-11.1428" calcext:value-type="float">
            <text:p>-11.1428</text:p>
          </table:table-cell>
        </table:table-row>
        <table:table-row table:style-name="ro1">
          <table:table-cell office:value-type="float" office:value="0.174607" calcext:value-type="float">
            <text:p>0.174607</text:p>
          </table:table-cell>
          <table:table-cell table:formula="of:=[.A41]-[.A$1]" office:value-type="float" office:value="0.0000399999999999845" calcext:value-type="float">
            <text:p>3.99999999999845E-05</text:p>
          </table:table-cell>
          <table:table-cell table:formula="of:=[.B41]*([.H$1]^(-[.G$1]))" office:value-type="float" office:value="0.162577331666022" calcext:value-type="float">
            <text:p>0.162577331666022</text:p>
          </table:table-cell>
          <table:table-cell table:formula="of:=[.E41]*([.H$1]^(-[.F$1]))" office:value-type="float" office:value="0.00114505155790444" calcext:value-type="float">
            <text:p>0.001145051557904</text:p>
          </table:table-cell>
          <table:table-cell office:value-type="float" office:value="4.54787" calcext:value-type="float">
            <text:p>4.54787</text:p>
          </table:table-cell>
          <table:table-cell table:number-columns-repeated="3"/>
          <table:table-cell office:value-type="float" office:value="0.174607" calcext:value-type="float">
            <text:p>0.174607</text:p>
          </table:table-cell>
          <table:table-cell table:formula="of:=[.I41]-[.I$1]" office:value-type="float" office:value="0.0000399999999999845" calcext:value-type="float">
            <text:p>3.99999999999845E-05</text:p>
          </table:table-cell>
          <table:table-cell table:formula="of:=[.J41]*([.H$2]^(-[.G$1]))" office:value-type="float" office:value="0.214670822163087" calcext:value-type="float">
            <text:p>0.214670822163087</text:p>
          </table:table-cell>
          <table:table-cell table:formula="of:=[.M41]*([.H$2]^(-[.F$1]))" office:value-type="float" office:value="0.00170155159133562" calcext:value-type="float">
            <text:p>0.001701551591336</text:p>
          </table:table-cell>
          <table:table-cell office:value-type="float" office:value="8.91674" calcext:value-type="float">
            <text:p>8.91674</text:p>
          </table:table-cell>
          <table:table-cell/>
          <table:table-cell office:value-type="float" office:value="0.174607" calcext:value-type="float">
            <text:p>0.174607</text:p>
          </table:table-cell>
          <table:table-cell table:formula="of:=[.O41]-[.O$1]" office:value-type="float" office:value="0.0000399999999999845" calcext:value-type="float">
            <text:p>3.99999999999845E-05</text:p>
          </table:table-cell>
          <table:table-cell table:formula="of:=[.P41]*([.H$3]^(-[.G$1]))" office:value-type="float" office:value="0.309989485336003" calcext:value-type="float">
            <text:p>0.309989485336003</text:p>
          </table:table-cell>
          <table:table-cell table:formula="of:=[.S41]*([.H$3]^(-[.F$1]))" office:value-type="float" office:value="0.00277320601121517" calcext:value-type="float">
            <text:p>0.002773206011215</text:p>
          </table:table-cell>
          <table:table-cell office:value-type="float" office:value="20.964" calcext:value-type="float">
            <text:p>20.964</text:p>
          </table:table-cell>
          <table:table-cell/>
          <table:table-cell office:value-type="float" office:value="0.174607" calcext:value-type="float">
            <text:p>0.174607</text:p>
          </table:table-cell>
          <table:table-cell table:formula="of:=[.U41]-[.U$1]" office:value-type="float" office:value="0.0000399999999999845" calcext:value-type="float">
            <text:p>3.99999999999845E-05</text:p>
          </table:table-cell>
          <table:table-cell table:formula="of:=[.V41]*([.H$4]^(-[.G$1]))" office:value-type="float" office:value="0.409317196912143" calcext:value-type="float">
            <text:p>0.409317196912143</text:p>
          </table:table-cell>
          <table:table-cell table:formula="of:=[.Y41]*([.H$4]^(-[.F$1]))" office:value-type="float" office:value="0.00377655352196044" calcext:value-type="float">
            <text:p>0.00377655352196</text:p>
          </table:table-cell>
          <table:table-cell office:value-type="float" office:value="37.6674" calcext:value-type="float">
            <text:p>37.6674</text:p>
          </table:table-cell>
          <table:table-cell/>
          <table:table-cell office:value-type="float" office:value="0.174607" calcext:value-type="float">
            <text:p>0.174607</text:p>
          </table:table-cell>
          <table:table-cell table:formula="of:=[.AA41]-[.AA$1]" office:value-type="float" office:value="0.0000399999999999845" calcext:value-type="float">
            <text:p>3.99999999999845E-05</text:p>
          </table:table-cell>
          <table:table-cell table:formula="of:=[.AB41]*([.H$5]^(-[.G$1]))" office:value-type="float" office:value="0.540471776023028" calcext:value-type="float">
            <text:p>0.540471776023028</text:p>
          </table:table-cell>
          <table:table-cell table:formula="of:=[.AE41]*([.H$5]^(-[.F$1]))" office:value-type="float" office:value="0.0045437453433158" calcext:value-type="float">
            <text:p>0.004543745343316</text:p>
          </table:table-cell>
          <table:table-cell office:value-type="float" office:value="59.7946" calcext:value-type="float">
            <text:p>59.7946</text:p>
          </table:table-cell>
          <table:table-cell/>
          <table:table-cell office:value-type="float" office:value="0.174607" calcext:value-type="float">
            <text:p>0.174607</text:p>
          </table:table-cell>
          <table:table-cell table:formula="of:=[.AG41]-[.AG$1]" office:value-type="float" office:value="0.0000399999999999845" calcext:value-type="float">
            <text:p>3.99999999999845E-05</text:p>
          </table:table-cell>
          <table:table-cell table:formula="of:=[.AH41]*([.H$6]^(-[.G$1]))" office:value-type="float" office:value="0.780453375078297" calcext:value-type="float">
            <text:p>0.780453375078297</text:p>
          </table:table-cell>
          <table:table-cell table:formula="of:=[.AK41]*([.H$6]^(-[.F$1]))" office:value-type="float" office:value="0.00327674078889514" calcext:value-type="float">
            <text:p>0.003276740788895</text:p>
          </table:table-cell>
          <table:table-cell office:value-type="float" office:value="62.2044" calcext:value-type="float">
            <text:p>62.2044</text:p>
          </table:table-cell>
          <table:table-cell/>
          <table:table-cell office:value-type="float" office:value="0.174607" calcext:value-type="float">
            <text:p>0.174607</text:p>
          </table:table-cell>
          <table:table-cell table:formula="of:=[.AM41]-[.AM$1]" office:value-type="float" office:value="0.0000399999999999845" calcext:value-type="float">
            <text:p>3.99999999999845E-05</text:p>
          </table:table-cell>
          <table:table-cell table:formula="of:=[.AN41]*([.H$7]^(-[.G$1]))" office:value-type="float" office:value="1.03052846280063" calcext:value-type="float">
            <text:p>1.03052846280063</text:p>
          </table:table-cell>
          <table:table-cell table:formula="of:=[.AQ41]*([.H$7]^(-[.F$1]))" office:value-type="float" office:value="-0.000900616173424239" calcext:value-type="float">
            <text:p>-0.000900616173424</text:p>
          </table:table-cell>
          <table:table-cell office:value-type="float" office:value="-22.5578" calcext:value-type="float">
            <text:p>-22.5578</text:p>
          </table:table-cell>
        </table:table-row>
        <table:table-row table:style-name="ro1">
          <table:table-cell office:value-type="float" office:value="0.174608" calcext:value-type="float">
            <text:p>0.174608</text:p>
          </table:table-cell>
          <table:table-cell table:formula="of:=[.A42]-[.A$1]" office:value-type="float" office:value="0.0000409999999999855" calcext:value-type="float">
            <text:p>4.09999999999855E-05</text:p>
          </table:table-cell>
          <table:table-cell table:formula="of:=[.B42]*([.H$1]^(-[.G$1]))" office:value-type="float" office:value="0.166641764957678" calcext:value-type="float">
            <text:p>0.166641764957678</text:p>
          </table:table-cell>
          <table:table-cell table:formula="of:=[.E42]*([.H$1]^(-[.F$1]))" office:value-type="float" office:value="0.00118637832465776" calcext:value-type="float">
            <text:p>0.001186378324658</text:p>
          </table:table-cell>
          <table:table-cell office:value-type="float" office:value="4.71201" calcext:value-type="float">
            <text:p>4.71201</text:p>
          </table:table-cell>
          <table:table-cell table:number-columns-repeated="3"/>
          <table:table-cell office:value-type="float" office:value="0.174608" calcext:value-type="float">
            <text:p>0.174608</text:p>
          </table:table-cell>
          <table:table-cell table:formula="of:=[.I42]-[.I$1]" office:value-type="float" office:value="0.0000409999999999855" calcext:value-type="float">
            <text:p>4.09999999999855E-05</text:p>
          </table:table-cell>
          <table:table-cell table:formula="of:=[.J42]*([.H$2]^(-[.G$1]))" office:value-type="float" office:value="0.220037592717172" calcext:value-type="float">
            <text:p>0.220037592717172</text:p>
          </table:table-cell>
          <table:table-cell table:formula="of:=[.M42]*([.H$2]^(-[.F$1]))" office:value-type="float" office:value="0.00176069449386531" calcext:value-type="float">
            <text:p>0.001760694493865</text:p>
          </table:table-cell>
          <table:table-cell office:value-type="float" office:value="9.22667" calcext:value-type="float">
            <text:p>9.22667</text:p>
          </table:table-cell>
          <table:table-cell/>
          <table:table-cell office:value-type="float" office:value="0.174608" calcext:value-type="float">
            <text:p>0.174608</text:p>
          </table:table-cell>
          <table:table-cell table:formula="of:=[.O42]-[.O$1]" office:value-type="float" office:value="0.0000409999999999855" calcext:value-type="float">
            <text:p>4.09999999999855E-05</text:p>
          </table:table-cell>
          <table:table-cell table:formula="of:=[.P42]*([.H$3]^(-[.G$1]))" office:value-type="float" office:value="0.317739222469414" calcext:value-type="float">
            <text:p>0.317739222469414</text:p>
          </table:table-cell>
          <table:table-cell table:formula="of:=[.S42]*([.H$3]^(-[.F$1]))" office:value-type="float" office:value="0.00285797372787166" calcext:value-type="float">
            <text:p>0.002857973727872</text:p>
          </table:table-cell>
          <table:table-cell office:value-type="float" office:value="21.6048" calcext:value-type="float">
            <text:p>21.6048</text:p>
          </table:table-cell>
          <table:table-cell/>
          <table:table-cell office:value-type="float" office:value="0.174608" calcext:value-type="float">
            <text:p>0.174608</text:p>
          </table:table-cell>
          <table:table-cell table:formula="of:=[.U42]-[.U$1]" office:value-type="float" office:value="0.0000409999999999855" calcext:value-type="float">
            <text:p>4.09999999999855E-05</text:p>
          </table:table-cell>
          <table:table-cell table:formula="of:=[.V42]*([.H$4]^(-[.G$1]))" office:value-type="float" office:value="0.419550126834961" calcext:value-type="float">
            <text:p>0.419550126834961</text:p>
          </table:table-cell>
          <table:table-cell table:formula="of:=[.Y42]*([.H$4]^(-[.F$1]))" office:value-type="float" office:value="0.00386359971489561" calcext:value-type="float">
            <text:p>0.003863599714896</text:p>
          </table:table-cell>
          <table:table-cell office:value-type="float" office:value="38.5356" calcext:value-type="float">
            <text:p>38.5356</text:p>
          </table:table-cell>
          <table:table-cell/>
          <table:table-cell office:value-type="float" office:value="0.174608" calcext:value-type="float">
            <text:p>0.174608</text:p>
          </table:table-cell>
          <table:table-cell table:formula="of:=[.AA42]-[.AA$1]" office:value-type="float" office:value="0.0000409999999999855" calcext:value-type="float">
            <text:p>4.09999999999855E-05</text:p>
          </table:table-cell>
          <table:table-cell table:formula="of:=[.AB42]*([.H$5]^(-[.G$1]))" office:value-type="float" office:value="0.553983570423623" calcext:value-type="float">
            <text:p>0.553983570423623</text:p>
          </table:table-cell>
          <table:table-cell table:formula="of:=[.AE42]*([.H$5]^(-[.F$1]))" office:value-type="float" office:value="0.00457061513345399" calcext:value-type="float">
            <text:p>0.004570615133454</text:p>
          </table:table-cell>
          <table:table-cell office:value-type="float" office:value="60.1482" calcext:value-type="float">
            <text:p>60.1482</text:p>
          </table:table-cell>
          <table:table-cell/>
          <table:table-cell office:value-type="float" office:value="0.174608" calcext:value-type="float">
            <text:p>0.174608</text:p>
          </table:table-cell>
          <table:table-cell table:formula="of:=[.AG42]-[.AG$1]" office:value-type="float" office:value="0.0000409999999999855" calcext:value-type="float">
            <text:p>4.09999999999855E-05</text:p>
          </table:table-cell>
          <table:table-cell table:formula="of:=[.AH42]*([.H$6]^(-[.G$1]))" office:value-type="float" office:value="0.799964709455282" calcext:value-type="float">
            <text:p>0.799964709455282</text:p>
          </table:table-cell>
          <table:table-cell table:formula="of:=[.AK42]*([.H$6]^(-[.F$1]))" office:value-type="float" office:value="0.00302051462368392" calcext:value-type="float">
            <text:p>0.003020514623684</text:p>
          </table:table-cell>
          <table:table-cell office:value-type="float" office:value="57.3403" calcext:value-type="float">
            <text:p>57.3403</text:p>
          </table:table-cell>
          <table:table-cell/>
          <table:table-cell office:value-type="float" office:value="0.174608" calcext:value-type="float">
            <text:p>0.174608</text:p>
          </table:table-cell>
          <table:table-cell table:formula="of:=[.AM42]-[.AM$1]" office:value-type="float" office:value="0.0000409999999999855" calcext:value-type="float">
            <text:p>4.09999999999855E-05</text:p>
          </table:table-cell>
          <table:table-cell table:formula="of:=[.AN42]*([.H$7]^(-[.G$1]))" office:value-type="float" office:value="1.05629167437068" calcext:value-type="float">
            <text:p>1.05629167437068</text:p>
          </table:table-cell>
          <table:table-cell table:formula="of:=[.AQ42]*([.H$7]^(-[.F$1]))" office:value-type="float" office:value="-0.00134392543865548" calcext:value-type="float">
            <text:p>-0.001343925438655</text:p>
          </table:table-cell>
          <table:table-cell office:value-type="float" office:value="-33.6614" calcext:value-type="float">
            <text:p>-33.6614</text:p>
          </table:table-cell>
        </table:table-row>
        <table:table-row table:style-name="ro1">
          <table:table-cell office:value-type="float" office:value="0.174609" calcext:value-type="float">
            <text:p>0.174609</text:p>
          </table:table-cell>
          <table:table-cell table:formula="of:=[.A43]-[.A$1]" office:value-type="float" office:value="0.0000419999999999865" calcext:value-type="float">
            <text:p>4.19999999999865E-05</text:p>
          </table:table-cell>
          <table:table-cell table:formula="of:=[.B43]*([.H$1]^(-[.G$1]))" office:value-type="float" office:value="0.170706198249335" calcext:value-type="float">
            <text:p>0.170706198249335</text:p>
          </table:table-cell>
          <table:table-cell table:formula="of:=[.E43]*([.H$1]^(-[.F$1]))" office:value-type="float" office:value="0.00122806261552946" calcext:value-type="float">
            <text:p>0.001228062615529</text:p>
          </table:table-cell>
          <table:table-cell office:value-type="float" office:value="4.87757" calcext:value-type="float">
            <text:p>4.87757</text:p>
          </table:table-cell>
          <table:table-cell table:number-columns-repeated="3"/>
          <table:table-cell office:value-type="float" office:value="0.174609" calcext:value-type="float">
            <text:p>0.174609</text:p>
          </table:table-cell>
          <table:table-cell table:formula="of:=[.I43]-[.I$1]" office:value-type="float" office:value="0.0000419999999999865" calcext:value-type="float">
            <text:p>4.19999999999865E-05</text:p>
          </table:table-cell>
          <table:table-cell table:formula="of:=[.J43]*([.H$2]^(-[.G$1]))" office:value-type="float" office:value="0.225404363271256" calcext:value-type="float">
            <text:p>0.225404363271256</text:p>
          </table:table-cell>
          <table:table-cell table:formula="of:=[.M43]*([.H$2]^(-[.F$1]))" office:value-type="float" office:value="0.00182011791156527" calcext:value-type="float">
            <text:p>0.001820117911565</text:p>
          </table:table-cell>
          <table:table-cell office:value-type="float" office:value="9.53807" calcext:value-type="float">
            <text:p>9.53807</text:p>
          </table:table-cell>
          <table:table-cell/>
          <table:table-cell office:value-type="float" office:value="0.174609" calcext:value-type="float">
            <text:p>0.174609</text:p>
          </table:table-cell>
          <table:table-cell table:formula="of:=[.O43]-[.O$1]" office:value-type="float" office:value="0.0000419999999999865" calcext:value-type="float">
            <text:p>4.19999999999865E-05</text:p>
          </table:table-cell>
          <table:table-cell table:formula="of:=[.P43]*([.H$3]^(-[.G$1]))" office:value-type="float" office:value="0.325488959602825" calcext:value-type="float">
            <text:p>0.325488959602825</text:p>
          </table:table-cell>
          <table:table-cell table:formula="of:=[.S43]*([.H$3]^(-[.F$1]))" office:value-type="float" office:value="0.00294196096773622" calcext:value-type="float">
            <text:p>0.002941960967736</text:p>
          </table:table-cell>
          <table:table-cell office:value-type="float" office:value="22.2397" calcext:value-type="float">
            <text:p>22.2397</text:p>
          </table:table-cell>
          <table:table-cell/>
          <table:table-cell office:value-type="float" office:value="0.174609" calcext:value-type="float">
            <text:p>0.174609</text:p>
          </table:table-cell>
          <table:table-cell table:formula="of:=[.U43]-[.U$1]" office:value-type="float" office:value="0.0000419999999999865" calcext:value-type="float">
            <text:p>4.19999999999865E-05</text:p>
          </table:table-cell>
          <table:table-cell table:formula="of:=[.V43]*([.H$4]^(-[.G$1]))" office:value-type="float" office:value="0.429783056757779" calcext:value-type="float">
            <text:p>0.429783056757779</text:p>
          </table:table-cell>
          <table:table-cell table:formula="of:=[.Y43]*([.H$4]^(-[.F$1]))" office:value-type="float" office:value="0.00394679590344387" calcext:value-type="float">
            <text:p>0.003946795903444</text:p>
          </table:table-cell>
          <table:table-cell office:value-type="float" office:value="39.3654" calcext:value-type="float">
            <text:p>39.3654</text:p>
          </table:table-cell>
          <table:table-cell/>
          <table:table-cell office:value-type="float" office:value="0.174609" calcext:value-type="float">
            <text:p>0.174609</text:p>
          </table:table-cell>
          <table:table-cell table:formula="of:=[.AA43]-[.AA$1]" office:value-type="float" office:value="0.0000419999999999865" calcext:value-type="float">
            <text:p>4.19999999999865E-05</text:p>
          </table:table-cell>
          <table:table-cell table:formula="of:=[.AB43]*([.H$5]^(-[.G$1]))" office:value-type="float" office:value="0.567495364824217" calcext:value-type="float">
            <text:p>0.567495364824217</text:p>
          </table:table-cell>
          <table:table-cell table:formula="of:=[.AE43]*([.H$5]^(-[.F$1]))" office:value-type="float" office:value="0.00458645888697155" calcext:value-type="float">
            <text:p>0.004586458886972</text:p>
          </table:table-cell>
          <table:table-cell office:value-type="float" office:value="60.3567" calcext:value-type="float">
            <text:p>60.3567</text:p>
          </table:table-cell>
          <table:table-cell/>
          <table:table-cell office:value-type="float" office:value="0.174609" calcext:value-type="float">
            <text:p>0.174609</text:p>
          </table:table-cell>
          <table:table-cell table:formula="of:=[.AG43]-[.AG$1]" office:value-type="float" office:value="0.0000419999999999865" calcext:value-type="float">
            <text:p>4.19999999999865E-05</text:p>
          </table:table-cell>
          <table:table-cell table:formula="of:=[.AH43]*([.H$6]^(-[.G$1]))" office:value-type="float" office:value="0.819476043832267" calcext:value-type="float">
            <text:p>0.819476043832267</text:p>
          </table:table-cell>
          <table:table-cell table:formula="of:=[.AK43]*([.H$6]^(-[.F$1]))" office:value-type="float" office:value="0.00274582517216968" calcext:value-type="float">
            <text:p>0.00274582517217</text:p>
          </table:table-cell>
          <table:table-cell office:value-type="float" office:value="52.1257" calcext:value-type="float">
            <text:p>52.1257</text:p>
          </table:table-cell>
          <table:table-cell/>
          <table:table-cell office:value-type="float" office:value="0.174609" calcext:value-type="float">
            <text:p>0.174609</text:p>
          </table:table-cell>
          <table:table-cell table:formula="of:=[.AM43]-[.AM$1]" office:value-type="float" office:value="0.0000419999999999865" calcext:value-type="float">
            <text:p>4.19999999999865E-05</text:p>
          </table:table-cell>
          <table:table-cell table:formula="of:=[.AN43]*([.H$7]^(-[.G$1]))" office:value-type="float" office:value="1.08205488594073" calcext:value-type="float">
            <text:p>1.08205488594073</text:p>
          </table:table-cell>
          <table:table-cell table:formula="of:=[.AQ43]*([.H$7]^(-[.F$1]))" office:value-type="float" office:value="-0.00176976360131953" calcext:value-type="float">
            <text:p>-0.00176976360132</text:p>
          </table:table-cell>
          <table:table-cell office:value-type="float" office:value="-44.3274" calcext:value-type="float">
            <text:p>-44.3274</text:p>
          </table:table-cell>
        </table:table-row>
        <table:table-row table:style-name="ro1">
          <table:table-cell office:value-type="float" office:value="0.17461" calcext:value-type="float">
            <text:p>0.17461</text:p>
          </table:table-cell>
          <table:table-cell table:formula="of:=[.A44]-[.A$1]" office:value-type="float" office:value="0.0000430000000000153" calcext:value-type="float">
            <text:p>4.30000000000153E-05</text:p>
          </table:table-cell>
          <table:table-cell table:formula="of:=[.B44]*([.H$1]^(-[.G$1]))" office:value-type="float" office:value="0.174770631541104" calcext:value-type="float">
            <text:p>0.174770631541104</text:p>
          </table:table-cell>
          <table:table-cell table:formula="of:=[.E44]*([.H$1]^(-[.F$1]))" office:value-type="float" office:value="0.00127008932386664" calcext:value-type="float">
            <text:p>0.001270089323867</text:p>
          </table:table-cell>
          <table:table-cell office:value-type="float" office:value="5.04449" calcext:value-type="float">
            <text:p>5.04449</text:p>
          </table:table-cell>
          <table:table-cell table:number-columns-repeated="3"/>
          <table:table-cell office:value-type="float" office:value="0.17461" calcext:value-type="float">
            <text:p>0.17461</text:p>
          </table:table-cell>
          <table:table-cell table:formula="of:=[.I44]-[.I$1]" office:value-type="float" office:value="0.0000430000000000153" calcext:value-type="float">
            <text:p>4.30000000000153E-05</text:p>
          </table:table-cell>
          <table:table-cell table:formula="of:=[.J44]*([.H$2]^(-[.G$1]))" office:value-type="float" office:value="0.23077113382549" calcext:value-type="float">
            <text:p>0.23077113382549</text:p>
          </table:table-cell>
          <table:table-cell table:formula="of:=[.M44]*([.H$2]^(-[.F$1]))" office:value-type="float" office:value="0.00187978558737266" calcext:value-type="float">
            <text:p>0.001879785587373</text:p>
          </table:table-cell>
          <table:table-cell office:value-type="float" office:value="9.85075" calcext:value-type="float">
            <text:p>9.85075</text:p>
          </table:table-cell>
          <table:table-cell/>
          <table:table-cell office:value-type="float" office:value="0.17461" calcext:value-type="float">
            <text:p>0.17461</text:p>
          </table:table-cell>
          <table:table-cell table:formula="of:=[.O44]-[.O$1]" office:value-type="float" office:value="0.0000430000000000153" calcext:value-type="float">
            <text:p>4.30000000000153E-05</text:p>
          </table:table-cell>
          <table:table-cell table:formula="of:=[.P44]*([.H$3]^(-[.G$1]))" office:value-type="float" office:value="0.333238696736451" calcext:value-type="float">
            <text:p>0.333238696736451</text:p>
          </table:table-cell>
          <table:table-cell table:formula="of:=[.S44]*([.H$3]^(-[.F$1]))" office:value-type="float" office:value="0.00302506190344722" calcext:value-type="float">
            <text:p>0.003025061903447</text:p>
          </table:table-cell>
          <table:table-cell office:value-type="float" office:value="22.8679" calcext:value-type="float">
            <text:p>22.8679</text:p>
          </table:table-cell>
          <table:table-cell/>
          <table:table-cell office:value-type="float" office:value="0.17461" calcext:value-type="float">
            <text:p>0.17461</text:p>
          </table:table-cell>
          <table:table-cell table:formula="of:=[.U44]-[.U$1]" office:value-type="float" office:value="0.0000430000000000153" calcext:value-type="float">
            <text:p>4.30000000000153E-05</text:p>
          </table:table-cell>
          <table:table-cell table:formula="of:=[.V44]*([.H$4]^(-[.G$1]))" office:value-type="float" office:value="0.440015986680881" calcext:value-type="float">
            <text:p>0.440015986680881</text:p>
          </table:table-cell>
          <table:table-cell table:formula="of:=[.Y44]*([.H$4]^(-[.F$1]))" office:value-type="float" office:value="0.00402592151443723" calcext:value-type="float">
            <text:p>0.004025921514437</text:p>
          </table:table-cell>
          <table:table-cell office:value-type="float" office:value="40.1546" calcext:value-type="float">
            <text:p>40.1546</text:p>
          </table:table-cell>
          <table:table-cell/>
          <table:table-cell office:value-type="float" office:value="0.17461" calcext:value-type="float">
            <text:p>0.17461</text:p>
          </table:table-cell>
          <table:table-cell table:formula="of:=[.AA44]-[.AA$1]" office:value-type="float" office:value="0.0000430000000000153" calcext:value-type="float">
            <text:p>4.30000000000153E-05</text:p>
          </table:table-cell>
          <table:table-cell table:formula="of:=[.AB44]*([.H$5]^(-[.G$1]))" office:value-type="float" office:value="0.581007159225187" calcext:value-type="float">
            <text:p>0.581007159225187</text:p>
          </table:table-cell>
          <table:table-cell table:formula="of:=[.AE44]*([.H$5]^(-[.F$1]))" office:value-type="float" office:value="0.00459101064157923" calcext:value-type="float">
            <text:p>0.004591010641579</text:p>
          </table:table-cell>
          <table:table-cell office:value-type="float" office:value="60.4166" calcext:value-type="float">
            <text:p>60.4166</text:p>
          </table:table-cell>
          <table:table-cell/>
          <table:table-cell office:value-type="float" office:value="0.17461" calcext:value-type="float">
            <text:p>0.17461</text:p>
          </table:table-cell>
          <table:table-cell table:formula="of:=[.AG44]-[.AG$1]" office:value-type="float" office:value="0.0000430000000000153" calcext:value-type="float">
            <text:p>4.30000000000153E-05</text:p>
          </table:table-cell>
          <table:table-cell table:formula="of:=[.AH44]*([.H$6]^(-[.G$1]))" office:value-type="float" office:value="0.838987378209793" calcext:value-type="float">
            <text:p>0.838987378209793</text:p>
          </table:table-cell>
          <table:table-cell table:formula="of:=[.AK44]*([.H$6]^(-[.F$1]))" office:value-type="float" office:value="0.00245432649195559" calcext:value-type="float">
            <text:p>0.002454326491956</text:p>
          </table:table-cell>
          <table:table-cell office:value-type="float" office:value="46.592" calcext:value-type="float">
            <text:p>46.592</text:p>
          </table:table-cell>
          <table:table-cell/>
          <table:table-cell office:value-type="float" office:value="0.17461" calcext:value-type="float">
            <text:p>0.17461</text:p>
          </table:table-cell>
          <table:table-cell table:formula="of:=[.AM44]-[.AM$1]" office:value-type="float" office:value="0.0000430000000000153" calcext:value-type="float">
            <text:p>4.30000000000153E-05</text:p>
          </table:table-cell>
          <table:table-cell table:formula="of:=[.AN44]*([.H$7]^(-[.G$1]))" office:value-type="float" office:value="1.1078180975115" calcext:value-type="float">
            <text:p>1.1078180975115</text:p>
          </table:table-cell>
          <table:table-cell table:formula="of:=[.AQ44]*([.H$7]^(-[.F$1]))" office:value-type="float" office:value="-0.00217337561499097" calcext:value-type="float">
            <text:p>-0.002173375614991</text:p>
          </table:table-cell>
          <table:table-cell office:value-type="float" office:value="-54.4367" calcext:value-type="float">
            <text:p>-54.4367</text:p>
          </table:table-cell>
        </table:table-row>
        <table:table-row table:style-name="ro1">
          <table:table-cell office:value-type="float" office:value="0.174611" calcext:value-type="float">
            <text:p>0.174611</text:p>
          </table:table-cell>
          <table:table-cell table:formula="of:=[.A45]-[.A$1]" office:value-type="float" office:value="0.0000439999999999885" calcext:value-type="float">
            <text:p>4.39999999999885E-05</text:p>
          </table:table-cell>
          <table:table-cell table:formula="of:=[.B45]*([.H$1]^(-[.G$1]))" office:value-type="float" office:value="0.178835064832647" calcext:value-type="float">
            <text:p>0.178835064832647</text:p>
          </table:table-cell>
          <table:table-cell table:formula="of:=[.E45]*([.H$1]^(-[.F$1]))" office:value-type="float" office:value="0.00131244334301641" calcext:value-type="float">
            <text:p>0.001312443343016</text:p>
          </table:table-cell>
          <table:table-cell office:value-type="float" office:value="5.21271" calcext:value-type="float">
            <text:p>5.21271</text:p>
          </table:table-cell>
          <table:table-cell table:number-columns-repeated="3"/>
          <table:table-cell office:value-type="float" office:value="0.174611" calcext:value-type="float">
            <text:p>0.174611</text:p>
          </table:table-cell>
          <table:table-cell table:formula="of:=[.I45]-[.I$1]" office:value-type="float" office:value="0.0000439999999999885" calcext:value-type="float">
            <text:p>4.39999999999885E-05</text:p>
          </table:table-cell>
          <table:table-cell table:formula="of:=[.J45]*([.H$2]^(-[.G$1]))" office:value-type="float" office:value="0.236137904379425" calcext:value-type="float">
            <text:p>0.236137904379425</text:p>
          </table:table-cell>
          <table:table-cell table:formula="of:=[.M45]*([.H$2]^(-[.F$1]))" office:value-type="float" office:value="0.00193965744769174" calcext:value-type="float">
            <text:p>0.001939657447692</text:p>
          </table:table-cell>
          <table:table-cell office:value-type="float" office:value="10.1645" calcext:value-type="float">
            <text:p>10.1645</text:p>
          </table:table-cell>
          <table:table-cell/>
          <table:table-cell office:value-type="float" office:value="0.174611" calcext:value-type="float">
            <text:p>0.174611</text:p>
          </table:table-cell>
          <table:table-cell table:formula="of:=[.O45]-[.O$1]" office:value-type="float" office:value="0.0000439999999999885" calcext:value-type="float">
            <text:p>4.39999999999885E-05</text:p>
          </table:table-cell>
          <table:table-cell table:formula="of:=[.P45]*([.H$3]^(-[.G$1]))" office:value-type="float" office:value="0.340988433869647" calcext:value-type="float">
            <text:p>0.340988433869647</text:p>
          </table:table-cell>
          <table:table-cell table:formula="of:=[.S45]*([.H$3]^(-[.F$1]))" office:value-type="float" office:value="0.00310717070764304" calcext:value-type="float">
            <text:p>0.003107170707643</text:p>
          </table:table-cell>
          <table:table-cell office:value-type="float" office:value="23.4886" calcext:value-type="float">
            <text:p>23.4886</text:p>
          </table:table-cell>
          <table:table-cell/>
          <table:table-cell office:value-type="float" office:value="0.174611" calcext:value-type="float">
            <text:p>0.174611</text:p>
          </table:table-cell>
          <table:table-cell table:formula="of:=[.U45]-[.U$1]" office:value-type="float" office:value="0.0000439999999999885" calcext:value-type="float">
            <text:p>4.39999999999885E-05</text:p>
          </table:table-cell>
          <table:table-cell table:formula="of:=[.V45]*([.H$4]^(-[.G$1]))" office:value-type="float" office:value="0.450248916603414" calcext:value-type="float">
            <text:p>0.450248916603414</text:p>
          </table:table-cell>
          <table:table-cell table:formula="of:=[.Y45]*([.H$4]^(-[.F$1]))" office:value-type="float" office:value="0.0041007258965484" calcext:value-type="float">
            <text:p>0.004100725896548</text:p>
          </table:table-cell>
          <table:table-cell office:value-type="float" office:value="40.9007" calcext:value-type="float">
            <text:p>40.9007</text:p>
          </table:table-cell>
          <table:table-cell/>
          <table:table-cell office:value-type="float" office:value="0.174611" calcext:value-type="float">
            <text:p>0.174611</text:p>
          </table:table-cell>
          <table:table-cell table:formula="of:=[.AA45]-[.AA$1]" office:value-type="float" office:value="0.0000439999999999885" calcext:value-type="float">
            <text:p>4.39999999999885E-05</text:p>
          </table:table-cell>
          <table:table-cell table:formula="of:=[.AB45]*([.H$5]^(-[.G$1]))" office:value-type="float" office:value="0.594518953625406" calcext:value-type="float">
            <text:p>0.594518953625406</text:p>
          </table:table-cell>
          <table:table-cell table:formula="of:=[.AE45]*([.H$5]^(-[.F$1]))" office:value-type="float" office:value="0.00458405002852308" calcext:value-type="float">
            <text:p>0.004584050028523</text:p>
          </table:table-cell>
          <table:table-cell office:value-type="float" office:value="60.325" calcext:value-type="float">
            <text:p>60.325</text:p>
          </table:table-cell>
          <table:table-cell/>
          <table:table-cell office:value-type="float" office:value="0.174611" calcext:value-type="float">
            <text:p>0.174611</text:p>
          </table:table-cell>
          <table:table-cell table:formula="of:=[.AG45]-[.AG$1]" office:value-type="float" office:value="0.0000439999999999885" calcext:value-type="float">
            <text:p>4.39999999999885E-05</text:p>
          </table:table-cell>
          <table:table-cell table:formula="of:=[.AH45]*([.H$6]^(-[.G$1]))" office:value-type="float" office:value="0.858498712586236" calcext:value-type="float">
            <text:p>0.858498712586236</text:p>
          </table:table-cell>
          <table:table-cell table:formula="of:=[.AK45]*([.H$6]^(-[.F$1]))" office:value-type="float" office:value="0.00214782540392667" calcext:value-type="float">
            <text:p>0.002147825403927</text:p>
          </table:table-cell>
          <table:table-cell office:value-type="float" office:value="40.7735" calcext:value-type="float">
            <text:p>40.7735</text:p>
          </table:table-cell>
          <table:table-cell/>
          <table:table-cell office:value-type="float" office:value="0.174611" calcext:value-type="float">
            <text:p>0.174611</text:p>
          </table:table-cell>
          <table:table-cell table:formula="of:=[.AM45]-[.AM$1]" office:value-type="float" office:value="0.0000439999999999885" calcext:value-type="float">
            <text:p>4.39999999999885E-05</text:p>
          </table:table-cell>
          <table:table-cell table:formula="of:=[.AN45]*([.H$7]^(-[.G$1]))" office:value-type="float" office:value="1.13358130908084" calcext:value-type="float">
            <text:p>1.13358130908084</text:p>
          </table:table-cell>
          <table:table-cell table:formula="of:=[.AQ45]*([.H$7]^(-[.F$1]))" office:value-type="float" office:value="-0.00255036974913418" calcext:value-type="float">
            <text:p>-0.002550369749134</text:p>
          </table:table-cell>
          <table:table-cell office:value-type="float" office:value="-63.8793" calcext:value-type="float">
            <text:p>-63.8793</text:p>
          </table:table-cell>
        </table:table-row>
        <table:table-row table:style-name="ro1">
          <table:table-cell office:value-type="float" office:value="0.174612" calcext:value-type="float">
            <text:p>0.174612</text:p>
          </table:table-cell>
          <table:table-cell table:formula="of:=[.A46]-[.A$1]" office:value-type="float" office:value="0.0000449999999999895" calcext:value-type="float">
            <text:p>4.49999999999895E-05</text:p>
          </table:table-cell>
          <table:table-cell table:formula="of:=[.B46]*([.H$1]^(-[.G$1]))" office:value-type="float" office:value="0.182899498124303" calcext:value-type="float">
            <text:p>0.182899498124303</text:p>
          </table:table-cell>
          <table:table-cell table:formula="of:=[.E46]*([.H$1]^(-[.F$1]))" office:value-type="float" office:value="0.00135510704855041" calcext:value-type="float">
            <text:p>0.00135510704855</text:p>
          </table:table-cell>
          <table:table-cell office:value-type="float" office:value="5.38216" calcext:value-type="float">
            <text:p>5.38216</text:p>
          </table:table-cell>
          <table:table-cell table:number-columns-repeated="3"/>
          <table:table-cell office:value-type="float" office:value="0.174612" calcext:value-type="float">
            <text:p>0.174612</text:p>
          </table:table-cell>
          <table:table-cell table:formula="of:=[.I46]-[.I$1]" office:value-type="float" office:value="0.0000449999999999895" calcext:value-type="float">
            <text:p>4.49999999999895E-05</text:p>
          </table:table-cell>
          <table:table-cell table:formula="of:=[.J46]*([.H$2]^(-[.G$1]))" office:value-type="float" office:value="0.24150467493351" calcext:value-type="float">
            <text:p>0.24150467493351</text:p>
          </table:table-cell>
          <table:table-cell table:formula="of:=[.M46]*([.H$2]^(-[.F$1]))" office:value-type="float" office:value="0.00199971059332494" calcext:value-type="float">
            <text:p>0.001999710593325</text:p>
          </table:table-cell>
          <table:table-cell office:value-type="float" office:value="10.4792" calcext:value-type="float">
            <text:p>10.4792</text:p>
          </table:table-cell>
          <table:table-cell/>
          <table:table-cell office:value-type="float" office:value="0.174612" calcext:value-type="float">
            <text:p>0.174612</text:p>
          </table:table-cell>
          <table:table-cell table:formula="of:=[.O46]-[.O$1]" office:value-type="float" office:value="0.0000449999999999895" calcext:value-type="float">
            <text:p>4.49999999999895E-05</text:p>
          </table:table-cell>
          <table:table-cell table:formula="of:=[.P46]*([.H$3]^(-[.G$1]))" office:value-type="float" office:value="0.348738171003057" calcext:value-type="float">
            <text:p>0.348738171003057</text:p>
          </table:table-cell>
          <table:table-cell table:formula="of:=[.S46]*([.H$3]^(-[.F$1]))" office:value-type="float" office:value="0.00318816832454187" calcext:value-type="float">
            <text:p>0.003188168324542</text:p>
          </table:table-cell>
          <table:table-cell office:value-type="float" office:value="24.1009" calcext:value-type="float">
            <text:p>24.1009</text:p>
          </table:table-cell>
          <table:table-cell/>
          <table:table-cell office:value-type="float" office:value="0.174612" calcext:value-type="float">
            <text:p>0.174612</text:p>
          </table:table-cell>
          <table:table-cell table:formula="of:=[.U46]-[.U$1]" office:value-type="float" office:value="0.0000449999999999895" calcext:value-type="float">
            <text:p>4.49999999999895E-05</text:p>
          </table:table-cell>
          <table:table-cell table:formula="of:=[.V46]*([.H$4]^(-[.G$1]))" office:value-type="float" office:value="0.460481846526232" calcext:value-type="float">
            <text:p>0.460481846526232</text:p>
          </table:table-cell>
          <table:table-cell table:formula="of:=[.Y46]*([.H$4]^(-[.F$1]))" office:value-type="float" office:value="0.00417100852871559" calcext:value-type="float">
            <text:p>0.004171008528716</text:p>
          </table:table-cell>
          <table:table-cell office:value-type="float" office:value="41.6017" calcext:value-type="float">
            <text:p>41.6017</text:p>
          </table:table-cell>
          <table:table-cell/>
          <table:table-cell office:value-type="float" office:value="0.174612" calcext:value-type="float">
            <text:p>0.174612</text:p>
          </table:table-cell>
          <table:table-cell table:formula="of:=[.AA46]-[.AA$1]" office:value-type="float" office:value="0.0000449999999999895" calcext:value-type="float">
            <text:p>4.49999999999895E-05</text:p>
          </table:table-cell>
          <table:table-cell table:formula="of:=[.AB46]*([.H$5]^(-[.G$1]))" office:value-type="float" office:value="0.608030748026001" calcext:value-type="float">
            <text:p>0.608030748026001</text:p>
          </table:table-cell>
          <table:table-cell table:formula="of:=[.AE46]*([.H$5]^(-[.F$1]))" office:value-type="float" office:value="0.00456538707473932" calcext:value-type="float">
            <text:p>0.004565387074739</text:p>
          </table:table-cell>
          <table:table-cell office:value-type="float" office:value="60.0794" calcext:value-type="float">
            <text:p>60.0794</text:p>
          </table:table-cell>
          <table:table-cell/>
          <table:table-cell office:value-type="float" office:value="0.174612" calcext:value-type="float">
            <text:p>0.174612</text:p>
          </table:table-cell>
          <table:table-cell table:formula="of:=[.AG46]-[.AG$1]" office:value-type="float" office:value="0.0000449999999999895" calcext:value-type="float">
            <text:p>4.49999999999895E-05</text:p>
          </table:table-cell>
          <table:table-cell table:formula="of:=[.AH46]*([.H$6]^(-[.G$1]))" office:value-type="float" office:value="0.87801004696322" calcext:value-type="float">
            <text:p>0.87801004696322</text:p>
          </table:table-cell>
          <table:table-cell table:formula="of:=[.AK46]*([.H$6]^(-[.F$1]))" office:value-type="float" office:value="0.00182827095685098" calcext:value-type="float">
            <text:p>0.001828270956851</text:p>
          </table:table-cell>
          <table:table-cell office:value-type="float" office:value="34.7072" calcext:value-type="float">
            <text:p>34.7072</text:p>
          </table:table-cell>
          <table:table-cell/>
          <table:table-cell office:value-type="float" office:value="0.174612" calcext:value-type="float">
            <text:p>0.174612</text:p>
          </table:table-cell>
          <table:table-cell table:formula="of:=[.AM46]-[.AM$1]" office:value-type="float" office:value="0.0000449999999999895" calcext:value-type="float">
            <text:p>4.49999999999895E-05</text:p>
          </table:table-cell>
          <table:table-cell table:formula="of:=[.AN46]*([.H$7]^(-[.G$1]))" office:value-type="float" office:value="1.15934452065089" calcext:value-type="float">
            <text:p>1.15934452065089</text:p>
          </table:table-cell>
          <table:table-cell table:formula="of:=[.AQ46]*([.H$7]^(-[.F$1]))" office:value-type="float" office:value="-0.00289677747633787" calcext:value-type="float">
            <text:p>-0.002896777476338</text:p>
          </table:table-cell>
          <table:table-cell office:value-type="float" office:value="-72.5558" calcext:value-type="float">
            <text:p>-72.5558</text:p>
          </table:table-cell>
        </table:table-row>
        <table:table-row table:style-name="ro1">
          <table:table-cell office:value-type="float" office:value="0.174613" calcext:value-type="float">
            <text:p>0.174613</text:p>
          </table:table-cell>
          <table:table-cell table:formula="of:=[.A47]-[.A$1]" office:value-type="float" office:value="0.0000459999999999905" calcext:value-type="float">
            <text:p>4.59999999999905E-05</text:p>
          </table:table-cell>
          <table:table-cell table:formula="of:=[.B47]*([.H$1]^(-[.G$1]))" office:value-type="float" office:value="0.186963931415959" calcext:value-type="float">
            <text:p>0.186963931415959</text:p>
          </table:table-cell>
          <table:table-cell table:formula="of:=[.E47]*([.H$1]^(-[.F$1]))" office:value-type="float" office:value="0.00139807036936671" calcext:value-type="float">
            <text:p>0.001398070369367</text:p>
          </table:table-cell>
          <table:table-cell office:value-type="float" office:value="5.5528" calcext:value-type="float">
            <text:p>5.5528</text:p>
          </table:table-cell>
          <table:table-cell table:number-columns-repeated="3"/>
          <table:table-cell office:value-type="float" office:value="0.174613" calcext:value-type="float">
            <text:p>0.174613</text:p>
          </table:table-cell>
          <table:table-cell table:formula="of:=[.I47]-[.I$1]" office:value-type="float" office:value="0.0000459999999999905" calcext:value-type="float">
            <text:p>4.59999999999905E-05</text:p>
          </table:table-cell>
          <table:table-cell table:formula="of:=[.J47]*([.H$2]^(-[.G$1]))" office:value-type="float" office:value="0.246871445487595" calcext:value-type="float">
            <text:p>0.246871445487595</text:p>
          </table:table-cell>
          <table:table-cell table:formula="of:=[.M47]*([.H$2]^(-[.F$1]))" office:value-type="float" office:value="0.00205991640027528" calcext:value-type="float">
            <text:p>0.002059916400275</text:p>
          </table:table-cell>
          <table:table-cell office:value-type="float" office:value="10.7947" calcext:value-type="float">
            <text:p>10.7947</text:p>
          </table:table-cell>
          <table:table-cell/>
          <table:table-cell office:value-type="float" office:value="0.174613" calcext:value-type="float">
            <text:p>0.174613</text:p>
          </table:table-cell>
          <table:table-cell table:formula="of:=[.O47]-[.O$1]" office:value-type="float" office:value="0.0000459999999999905" calcext:value-type="float">
            <text:p>4.59999999999905E-05</text:p>
          </table:table-cell>
          <table:table-cell table:formula="of:=[.P47]*([.H$3]^(-[.G$1]))" office:value-type="float" office:value="0.356487908136468" calcext:value-type="float">
            <text:p>0.356487908136468</text:p>
          </table:table-cell>
          <table:table-cell table:formula="of:=[.S47]*([.H$3]^(-[.F$1]))" office:value-type="float" office:value="0.00326793569836188" calcext:value-type="float">
            <text:p>0.003267935698362</text:p>
          </table:table-cell>
          <table:table-cell office:value-type="float" office:value="24.7039" calcext:value-type="float">
            <text:p>24.7039</text:p>
          </table:table-cell>
          <table:table-cell/>
          <table:table-cell office:value-type="float" office:value="0.174613" calcext:value-type="float">
            <text:p>0.174613</text:p>
          </table:table-cell>
          <table:table-cell table:formula="of:=[.U47]-[.U$1]" office:value-type="float" office:value="0.0000459999999999905" calcext:value-type="float">
            <text:p>4.59999999999905E-05</text:p>
          </table:table-cell>
          <table:table-cell table:formula="of:=[.V47]*([.H$4]^(-[.G$1]))" office:value-type="float" office:value="0.47071477644905" calcext:value-type="float">
            <text:p>0.47071477644905</text:p>
          </table:table-cell>
          <table:table-cell table:formula="of:=[.Y47]*([.H$4]^(-[.F$1]))" office:value-type="float" office:value="0.00423653881171769" calcext:value-type="float">
            <text:p>0.004236538811718</text:p>
          </table:table-cell>
          <table:table-cell office:value-type="float" office:value="42.2553" calcext:value-type="float">
            <text:p>42.2553</text:p>
          </table:table-cell>
          <table:table-cell/>
          <table:table-cell office:value-type="float" office:value="0.174613" calcext:value-type="float">
            <text:p>0.174613</text:p>
          </table:table-cell>
          <table:table-cell table:formula="of:=[.AA47]-[.AA$1]" office:value-type="float" office:value="0.0000459999999999905" calcext:value-type="float">
            <text:p>4.59999999999905E-05</text:p>
          </table:table-cell>
          <table:table-cell table:formula="of:=[.AB47]*([.H$5]^(-[.G$1]))" office:value-type="float" office:value="0.621542542426595" calcext:value-type="float">
            <text:p>0.621542542426595</text:p>
          </table:table-cell>
          <table:table-cell table:formula="of:=[.AE47]*([.H$5]^(-[.F$1]))" office:value-type="float" office:value="0.0045348774006995" calcext:value-type="float">
            <text:p>0.0045348774007</text:p>
          </table:table-cell>
          <table:table-cell office:value-type="float" office:value="59.6779" calcext:value-type="float">
            <text:p>59.6779</text:p>
          </table:table-cell>
          <table:table-cell/>
          <table:table-cell office:value-type="float" office:value="0.174613" calcext:value-type="float">
            <text:p>0.174613</text:p>
          </table:table-cell>
          <table:table-cell table:formula="of:=[.AG47]-[.AG$1]" office:value-type="float" office:value="0.0000459999999999905" calcext:value-type="float">
            <text:p>4.59999999999905E-05</text:p>
          </table:table-cell>
          <table:table-cell table:formula="of:=[.AH47]*([.H$6]^(-[.G$1]))" office:value-type="float" office:value="0.897521381340204" calcext:value-type="float">
            <text:p>0.897521381340204</text:p>
          </table:table-cell>
          <table:table-cell table:formula="of:=[.AK47]*([.H$6]^(-[.F$1]))" office:value-type="float" office:value="0.00149772282118346" calcext:value-type="float">
            <text:p>0.001497722821183</text:p>
          </table:table-cell>
          <table:table-cell office:value-type="float" office:value="28.4322" calcext:value-type="float">
            <text:p>28.4322</text:p>
          </table:table-cell>
          <table:table-cell/>
          <table:table-cell office:value-type="float" office:value="0.174613" calcext:value-type="float">
            <text:p>0.174613</text:p>
          </table:table-cell>
          <table:table-cell table:formula="of:=[.AM47]-[.AM$1]" office:value-type="float" office:value="0.0000459999999999905" calcext:value-type="float">
            <text:p>4.59999999999905E-05</text:p>
          </table:table-cell>
          <table:table-cell table:formula="of:=[.AN47]*([.H$7]^(-[.G$1]))" office:value-type="float" office:value="1.18510773222094" calcext:value-type="float">
            <text:p>1.18510773222094</text:p>
          </table:table-cell>
          <table:table-cell table:formula="of:=[.AQ47]*([.H$7]^(-[.F$1]))" office:value-type="float" office:value="-0.00320911735203198" calcext:value-type="float">
            <text:p>-0.003209117352032</text:p>
          </table:table-cell>
          <table:table-cell office:value-type="float" office:value="-80.379" calcext:value-type="float">
            <text:p>-80.379</text:p>
          </table:table-cell>
        </table:table-row>
        <table:table-row table:style-name="ro1">
          <table:table-cell office:value-type="float" office:value="0.174614" calcext:value-type="float">
            <text:p>0.174614</text:p>
          </table:table-cell>
          <table:table-cell table:formula="of:=[.A48]-[.A$1]" office:value-type="float" office:value="0.0000469999999999915" calcext:value-type="float">
            <text:p>4.69999999999915E-05</text:p>
          </table:table-cell>
          <table:table-cell table:formula="of:=[.B48]*([.H$1]^(-[.G$1]))" office:value-type="float" office:value="0.191028364707616" calcext:value-type="float">
            <text:p>0.191028364707616</text:p>
          </table:table-cell>
          <table:table-cell table:formula="of:=[.E48]*([.H$1]^(-[.F$1]))" office:value-type="float" office:value="0.00144131568103694" calcext:value-type="float">
            <text:p>0.001441315681037</text:p>
          </table:table-cell>
          <table:table-cell office:value-type="float" office:value="5.72456" calcext:value-type="float">
            <text:p>5.72456</text:p>
          </table:table-cell>
          <table:table-cell table:number-columns-repeated="3"/>
          <table:table-cell office:value-type="float" office:value="0.174614" calcext:value-type="float">
            <text:p>0.174614</text:p>
          </table:table-cell>
          <table:table-cell table:formula="of:=[.I48]-[.I$1]" office:value-type="float" office:value="0.0000469999999999915" calcext:value-type="float">
            <text:p>4.69999999999915E-05</text:p>
          </table:table-cell>
          <table:table-cell table:formula="of:=[.J48]*([.H$2]^(-[.G$1]))" office:value-type="float" office:value="0.252238216041679" calcext:value-type="float">
            <text:p>0.252238216041679</text:p>
          </table:table-cell>
          <table:table-cell table:formula="of:=[.M48]*([.H$2]^(-[.F$1]))" office:value-type="float" office:value="0.00212021762054884" calcext:value-type="float">
            <text:p>0.002120217620549</text:p>
          </table:table-cell>
          <table:table-cell office:value-type="float" office:value="11.1107" calcext:value-type="float">
            <text:p>11.1107</text:p>
          </table:table-cell>
          <table:table-cell/>
          <table:table-cell office:value-type="float" office:value="0.174614" calcext:value-type="float">
            <text:p>0.174614</text:p>
          </table:table-cell>
          <table:table-cell table:formula="of:=[.O48]-[.O$1]" office:value-type="float" office:value="0.0000469999999999915" calcext:value-type="float">
            <text:p>4.69999999999915E-05</text:p>
          </table:table-cell>
          <table:table-cell table:formula="of:=[.P48]*([.H$3]^(-[.G$1]))" office:value-type="float" office:value="0.364237645269879" calcext:value-type="float">
            <text:p>0.364237645269879</text:p>
          </table:table-cell>
          <table:table-cell table:formula="of:=[.S48]*([.H$3]^(-[.F$1]))" office:value-type="float" office:value="0.00334638023016166" calcext:value-type="float">
            <text:p>0.003346380230162</text:p>
          </table:table-cell>
          <table:table-cell office:value-type="float" office:value="25.2969" calcext:value-type="float">
            <text:p>25.2969</text:p>
          </table:table-cell>
          <table:table-cell/>
          <table:table-cell office:value-type="float" office:value="0.174614" calcext:value-type="float">
            <text:p>0.174614</text:p>
          </table:table-cell>
          <table:table-cell table:formula="of:=[.U48]-[.U$1]" office:value-type="float" office:value="0.0000469999999999915" calcext:value-type="float">
            <text:p>4.69999999999915E-05</text:p>
          </table:table-cell>
          <table:table-cell table:formula="of:=[.V48]*([.H$4]^(-[.G$1]))" office:value-type="float" office:value="0.480947706371868" calcext:value-type="float">
            <text:p>0.480947706371868</text:p>
          </table:table-cell>
          <table:table-cell table:formula="of:=[.Y48]*([.H$4]^(-[.F$1]))" office:value-type="float" office:value="0.0042971061984398" calcext:value-type="float">
            <text:p>0.00429710619844</text:p>
          </table:table-cell>
          <table:table-cell office:value-type="float" office:value="42.8594" calcext:value-type="float">
            <text:p>42.8594</text:p>
          </table:table-cell>
          <table:table-cell/>
          <table:table-cell office:value-type="float" office:value="0.174614" calcext:value-type="float">
            <text:p>0.174614</text:p>
          </table:table-cell>
          <table:table-cell table:formula="of:=[.AA48]-[.AA$1]" office:value-type="float" office:value="0.0000469999999999915" calcext:value-type="float">
            <text:p>4.69999999999915E-05</text:p>
          </table:table-cell>
          <table:table-cell table:formula="of:=[.AB48]*([.H$5]^(-[.G$1]))" office:value-type="float" office:value="0.63505433682719" calcext:value-type="float">
            <text:p>0.63505433682719</text:p>
          </table:table-cell>
          <table:table-cell table:formula="of:=[.AE48]*([.H$5]^(-[.F$1]))" office:value-type="float" office:value="0.00449242222041047" calcext:value-type="float">
            <text:p>0.00449242222041</text:p>
          </table:table-cell>
          <table:table-cell office:value-type="float" office:value="59.1192" calcext:value-type="float">
            <text:p>59.1192</text:p>
          </table:table-cell>
          <table:table-cell/>
          <table:table-cell office:value-type="float" office:value="0.174614" calcext:value-type="float">
            <text:p>0.174614</text:p>
          </table:table-cell>
          <table:table-cell table:formula="of:=[.AG48]-[.AG$1]" office:value-type="float" office:value="0.0000469999999999915" calcext:value-type="float">
            <text:p>4.69999999999915E-05</text:p>
          </table:table-cell>
          <table:table-cell table:formula="of:=[.AH48]*([.H$6]^(-[.G$1]))" office:value-type="float" office:value="0.917032715717189" calcext:value-type="float">
            <text:p>0.917032715717189</text:p>
          </table:table-cell>
          <table:table-cell table:formula="of:=[.AK48]*([.H$6]^(-[.F$1]))" office:value-type="float" office:value="0.00115834602136647" calcext:value-type="float">
            <text:p>0.001158346021366</text:p>
          </table:table-cell>
          <table:table-cell office:value-type="float" office:value="21.9896" calcext:value-type="float">
            <text:p>21.9896</text:p>
          </table:table-cell>
          <table:table-cell/>
          <table:table-cell office:value-type="float" office:value="0.174614" calcext:value-type="float">
            <text:p>0.174614</text:p>
          </table:table-cell>
          <table:table-cell table:formula="of:=[.AM48]-[.AM$1]" office:value-type="float" office:value="0.0000469999999999915" calcext:value-type="float">
            <text:p>4.69999999999915E-05</text:p>
          </table:table-cell>
          <table:table-cell table:formula="of:=[.AN48]*([.H$7]^(-[.G$1]))" office:value-type="float" office:value="1.21087094379099" calcext:value-type="float">
            <text:p>1.21087094379099</text:p>
          </table:table-cell>
          <table:table-cell table:formula="of:=[.AQ48]*([.H$7]^(-[.F$1]))" office:value-type="float" office:value="-0.0034844269543461" calcext:value-type="float">
            <text:p>-0.003484426954346</text:p>
          </table:table-cell>
          <table:table-cell office:value-type="float" office:value="-87.2747" calcext:value-type="float">
            <text:p>-87.2747</text:p>
          </table:table-cell>
        </table:table-row>
        <table:table-row table:style-name="ro1">
          <table:table-cell office:value-type="float" office:value="0.174615" calcext:value-type="float">
            <text:p>0.174615</text:p>
          </table:table-cell>
          <table:table-cell table:formula="of:=[.A49]-[.A$1]" office:value-type="float" office:value="0.0000479999999999925" calcext:value-type="float">
            <text:p>4.79999999999925E-05</text:p>
          </table:table-cell>
          <table:table-cell table:formula="of:=[.B49]*([.H$1]^(-[.G$1]))" office:value-type="float" office:value="0.195092797999272" calcext:value-type="float">
            <text:p>0.195092797999272</text:p>
          </table:table-cell>
          <table:table-cell table:formula="of:=[.E49]*([.H$1]^(-[.F$1]))" office:value-type="float" office:value="0.0014848278769082" calcext:value-type="float">
            <text:p>0.001484827876908</text:p>
          </table:table-cell>
          <table:table-cell office:value-type="float" office:value="5.89738" calcext:value-type="float">
            <text:p>5.89738</text:p>
          </table:table-cell>
          <table:table-cell table:number-columns-repeated="3"/>
          <table:table-cell office:value-type="float" office:value="0.174615" calcext:value-type="float">
            <text:p>0.174615</text:p>
          </table:table-cell>
          <table:table-cell table:formula="of:=[.I49]-[.I$1]" office:value-type="float" office:value="0.0000479999999999925" calcext:value-type="float">
            <text:p>4.79999999999925E-05</text:p>
          </table:table-cell>
          <table:table-cell table:formula="of:=[.J49]*([.H$2]^(-[.G$1]))" office:value-type="float" office:value="0.257604986595764" calcext:value-type="float">
            <text:p>0.257604986595764</text:p>
          </table:table-cell>
          <table:table-cell table:formula="of:=[.M49]*([.H$2]^(-[.F$1]))" office:value-type="float" office:value="0.00218059517148097" calcext:value-type="float">
            <text:p>0.002180595171481</text:p>
          </table:table-cell>
          <table:table-cell office:value-type="float" office:value="11.4271" calcext:value-type="float">
            <text:p>11.4271</text:p>
          </table:table-cell>
          <table:table-cell/>
          <table:table-cell office:value-type="float" office:value="0.174615" calcext:value-type="float">
            <text:p>0.174615</text:p>
          </table:table-cell>
          <table:table-cell table:formula="of:=[.O49]-[.O$1]" office:value-type="float" office:value="0.0000479999999999925" calcext:value-type="float">
            <text:p>4.79999999999925E-05</text:p>
          </table:table-cell>
          <table:table-cell table:formula="of:=[.P49]*([.H$3]^(-[.G$1]))" office:value-type="float" office:value="0.37198738240329" calcext:value-type="float">
            <text:p>0.37198738240329</text:p>
          </table:table-cell>
          <table:table-cell table:formula="of:=[.S49]*([.H$3]^(-[.F$1]))" office:value-type="float" office:value="0.00342338286415939" calcext:value-type="float">
            <text:p>0.003423382864159</text:p>
          </table:table-cell>
          <table:table-cell office:value-type="float" office:value="25.879" calcext:value-type="float">
            <text:p>25.879</text:p>
          </table:table-cell>
          <table:table-cell/>
          <table:table-cell office:value-type="float" office:value="0.174615" calcext:value-type="float">
            <text:p>0.174615</text:p>
          </table:table-cell>
          <table:table-cell table:formula="of:=[.U49]-[.U$1]" office:value-type="float" office:value="0.0000479999999999925" calcext:value-type="float">
            <text:p>4.79999999999925E-05</text:p>
          </table:table-cell>
          <table:table-cell table:formula="of:=[.V49]*([.H$4]^(-[.G$1]))" office:value-type="float" office:value="0.491180636294685" calcext:value-type="float">
            <text:p>0.491180636294685</text:p>
          </table:table-cell>
          <table:table-cell table:formula="of:=[.Y49]*([.H$4]^(-[.F$1]))" office:value-type="float" office:value="0.00435252019387319" calcext:value-type="float">
            <text:p>0.004352520193873</text:p>
          </table:table-cell>
          <table:table-cell office:value-type="float" office:value="43.4121" calcext:value-type="float">
            <text:p>43.4121</text:p>
          </table:table-cell>
          <table:table-cell/>
          <table:table-cell office:value-type="float" office:value="0.174615" calcext:value-type="float">
            <text:p>0.174615</text:p>
          </table:table-cell>
          <table:table-cell table:formula="of:=[.AA49]-[.AA$1]" office:value-type="float" office:value="0.0000479999999999925" calcext:value-type="float">
            <text:p>4.79999999999925E-05</text:p>
          </table:table-cell>
          <table:table-cell table:formula="of:=[.AB49]*([.H$5]^(-[.G$1]))" office:value-type="float" office:value="0.648566131227784" calcext:value-type="float">
            <text:p>0.648566131227784</text:p>
          </table:table-cell>
          <table:table-cell table:formula="of:=[.AE49]*([.H$5]^(-[.F$1]))" office:value-type="float" office:value="0.00443797594033692" calcext:value-type="float">
            <text:p>0.004437975940337</text:p>
          </table:table-cell>
          <table:table-cell office:value-type="float" office:value="58.4027" calcext:value-type="float">
            <text:p>58.4027</text:p>
          </table:table-cell>
          <table:table-cell/>
          <table:table-cell office:value-type="float" office:value="0.174615" calcext:value-type="float">
            <text:p>0.174615</text:p>
          </table:table-cell>
          <table:table-cell table:formula="of:=[.AG49]-[.AG$1]" office:value-type="float" office:value="0.0000479999999999925" calcext:value-type="float">
            <text:p>4.79999999999925E-05</text:p>
          </table:table-cell>
          <table:table-cell table:formula="of:=[.AH49]*([.H$6]^(-[.G$1]))" office:value-type="float" office:value="0.936544050094174" calcext:value-type="float">
            <text:p>0.936544050094174</text:p>
          </table:table-cell>
          <table:table-cell table:formula="of:=[.AK49]*([.H$6]^(-[.F$1]))" office:value-type="float" office:value="0.000812389865032373" calcext:value-type="float">
            <text:p>0.000812389865032</text:p>
          </table:table-cell>
          <table:table-cell office:value-type="float" office:value="15.4221" calcext:value-type="float">
            <text:p>15.4221</text:p>
          </table:table-cell>
          <table:table-cell/>
          <table:table-cell office:value-type="float" office:value="0.174615" calcext:value-type="float">
            <text:p>0.174615</text:p>
          </table:table-cell>
          <table:table-cell table:formula="of:=[.AM49]-[.AM$1]" office:value-type="float" office:value="0.0000479999999999925" calcext:value-type="float">
            <text:p>4.79999999999925E-05</text:p>
          </table:table-cell>
          <table:table-cell table:formula="of:=[.AN49]*([.H$7]^(-[.G$1]))" office:value-type="float" office:value="1.23663415536104" calcext:value-type="float">
            <text:p>1.23663415536104</text:p>
          </table:table-cell>
          <table:table-cell table:formula="of:=[.AQ49]*([.H$7]^(-[.F$1]))" office:value-type="float" office:value="-0.00372029881645025" calcext:value-type="float">
            <text:p>-0.00372029881645</text:p>
          </table:table-cell>
          <table:table-cell office:value-type="float" office:value="-93.1826" calcext:value-type="float">
            <text:p>-93.1826</text:p>
          </table:table-cell>
        </table:table-row>
        <table:table-row table:style-name="ro1">
          <table:table-cell office:value-type="float" office:value="0.174616" calcext:value-type="float">
            <text:p>0.174616</text:p>
          </table:table-cell>
          <table:table-cell table:formula="of:=[.A50]-[.A$1]" office:value-type="float" office:value="0.0000489999999999935" calcext:value-type="float">
            <text:p>4.89999999999935E-05</text:p>
          </table:table-cell>
          <table:table-cell table:formula="of:=[.B50]*([.H$1]^(-[.G$1]))" office:value-type="float" office:value="0.199157231290928" calcext:value-type="float">
            <text:p>0.199157231290928</text:p>
          </table:table-cell>
          <table:table-cell table:formula="of:=[.E50]*([.H$1]^(-[.F$1]))" office:value-type="float" office:value="0.00152859185032761" calcext:value-type="float">
            <text:p>0.001528591850328</text:p>
          </table:table-cell>
          <table:table-cell office:value-type="float" office:value="6.0712" calcext:value-type="float">
            <text:p>6.0712</text:p>
          </table:table-cell>
          <table:table-cell table:number-columns-repeated="3"/>
          <table:table-cell office:value-type="float" office:value="0.174616" calcext:value-type="float">
            <text:p>0.174616</text:p>
          </table:table-cell>
          <table:table-cell table:formula="of:=[.I50]-[.I$1]" office:value-type="float" office:value="0.0000489999999999935" calcext:value-type="float">
            <text:p>4.89999999999935E-05</text:p>
          </table:table-cell>
          <table:table-cell table:formula="of:=[.J50]*([.H$2]^(-[.G$1]))" office:value-type="float" office:value="0.262971757149849" calcext:value-type="float">
            <text:p>0.262971757149849</text:p>
          </table:table-cell>
          <table:table-cell table:formula="of:=[.M50]*([.H$2]^(-[.F$1]))" office:value-type="float" office:value="0.00224099180507775" calcext:value-type="float">
            <text:p>0.002240991805078</text:p>
          </table:table-cell>
          <table:table-cell office:value-type="float" office:value="11.7436" calcext:value-type="float">
            <text:p>11.7436</text:p>
          </table:table-cell>
          <table:table-cell/>
          <table:table-cell office:value-type="float" office:value="0.174616" calcext:value-type="float">
            <text:p>0.174616</text:p>
          </table:table-cell>
          <table:table-cell table:formula="of:=[.O50]-[.O$1]" office:value-type="float" office:value="0.0000489999999999935" calcext:value-type="float">
            <text:p>4.89999999999935E-05</text:p>
          </table:table-cell>
          <table:table-cell table:formula="of:=[.P50]*([.H$3]^(-[.G$1]))" office:value-type="float" office:value="0.379737119536701" calcext:value-type="float">
            <text:p>0.379737119536701</text:p>
          </table:table-cell>
          <table:table-cell table:formula="of:=[.S50]*([.H$3]^(-[.F$1]))" office:value-type="float" office:value="0.00349882454457324" calcext:value-type="float">
            <text:p>0.003498824544573</text:p>
          </table:table-cell>
          <table:table-cell office:value-type="float" office:value="26.4493" calcext:value-type="float">
            <text:p>26.4493</text:p>
          </table:table-cell>
          <table:table-cell/>
          <table:table-cell office:value-type="float" office:value="0.174616" calcext:value-type="float">
            <text:p>0.174616</text:p>
          </table:table-cell>
          <table:table-cell table:formula="of:=[.U50]-[.U$1]" office:value-type="float" office:value="0.0000489999999999935" calcext:value-type="float">
            <text:p>4.89999999999935E-05</text:p>
          </table:table-cell>
          <table:table-cell table:formula="of:=[.V50]*([.H$4]^(-[.G$1]))" office:value-type="float" office:value="0.501413566217503" calcext:value-type="float">
            <text:p>0.501413566217503</text:p>
          </table:table-cell>
          <table:table-cell table:formula="of:=[.Y50]*([.H$4]^(-[.F$1]))" office:value-type="float" office:value="0.00440259030300912" calcext:value-type="float">
            <text:p>0.004402590303009</text:p>
          </table:table-cell>
          <table:table-cell office:value-type="float" office:value="43.9115" calcext:value-type="float">
            <text:p>43.9115</text:p>
          </table:table-cell>
          <table:table-cell/>
          <table:table-cell office:value-type="float" office:value="0.174616" calcext:value-type="float">
            <text:p>0.174616</text:p>
          </table:table-cell>
          <table:table-cell table:formula="of:=[.AA50]-[.AA$1]" office:value-type="float" office:value="0.0000489999999999935" calcext:value-type="float">
            <text:p>4.89999999999935E-05</text:p>
          </table:table-cell>
          <table:table-cell table:formula="of:=[.AB50]*([.H$5]^(-[.G$1]))" office:value-type="float" office:value="0.662077925628379" calcext:value-type="float">
            <text:p>0.662077925628379</text:p>
          </table:table-cell>
          <table:table-cell table:formula="of:=[.AE50]*([.H$5]^(-[.F$1]))" office:value-type="float" office:value="0.0043715157637112" calcext:value-type="float">
            <text:p>0.004371515763711</text:p>
          </table:table-cell>
          <table:table-cell office:value-type="float" office:value="57.5281" calcext:value-type="float">
            <text:p>57.5281</text:p>
          </table:table-cell>
          <table:table-cell/>
          <table:table-cell office:value-type="float" office:value="0.174616" calcext:value-type="float">
            <text:p>0.174616</text:p>
          </table:table-cell>
          <table:table-cell table:formula="of:=[.AG50]-[.AG$1]" office:value-type="float" office:value="0.0000489999999999935" calcext:value-type="float">
            <text:p>4.89999999999935E-05</text:p>
          </table:table-cell>
          <table:table-cell table:formula="of:=[.AH50]*([.H$6]^(-[.G$1]))" office:value-type="float" office:value="0.956055384471158" calcext:value-type="float">
            <text:p>0.956055384471158</text:p>
          </table:table-cell>
          <table:table-cell table:formula="of:=[.AK50]*([.H$6]^(-[.F$1]))" office:value-type="float" office:value="0.000462150015567998" calcext:value-type="float">
            <text:p>0.000462150015568</text:p>
          </table:table-cell>
          <table:table-cell office:value-type="float" office:value="8.77328" calcext:value-type="float">
            <text:p>8.77328</text:p>
          </table:table-cell>
          <table:table-cell/>
          <table:table-cell office:value-type="float" office:value="0.174616" calcext:value-type="float">
            <text:p>0.174616</text:p>
          </table:table-cell>
          <table:table-cell table:formula="of:=[.AM50]-[.AM$1]" office:value-type="float" office:value="0.0000489999999999935" calcext:value-type="float">
            <text:p>4.89999999999935E-05</text:p>
          </table:table-cell>
          <table:table-cell table:formula="of:=[.AN50]*([.H$7]^(-[.G$1]))" office:value-type="float" office:value="1.2623973669311" calcext:value-type="float">
            <text:p>1.2623973669311</text:p>
          </table:table-cell>
          <table:table-cell table:formula="of:=[.AQ50]*([.H$7]^(-[.F$1]))" office:value-type="float" office:value="-0.0039149123664133" calcext:value-type="float">
            <text:p>-0.003914912366413</text:p>
          </table:table-cell>
          <table:table-cell office:value-type="float" office:value="-98.0571" calcext:value-type="float">
            <text:p>-98.0571</text:p>
          </table:table-cell>
        </table:table-row>
        <table:table-row table:style-name="ro1">
          <table:table-cell office:value-type="float" office:value="0.174617" calcext:value-type="float">
            <text:p>0.174617</text:p>
          </table:table-cell>
          <table:table-cell table:formula="of:=[.A51]-[.A$1]" office:value-type="float" office:value="0.0000499999999999945" calcext:value-type="float">
            <text:p>4.99999999999945E-05</text:p>
          </table:table-cell>
          <table:table-cell table:formula="of:=[.B51]*([.H$1]^(-[.G$1]))" office:value-type="float" office:value="0.203221664582584" calcext:value-type="float">
            <text:p>0.203221664582584</text:p>
          </table:table-cell>
          <table:table-cell table:formula="of:=[.E51]*([.H$1]^(-[.F$1]))" office:value-type="float" office:value="0.00157259753019325" calcext:value-type="float">
            <text:p>0.001572597530193</text:p>
          </table:table-cell>
          <table:table-cell office:value-type="float" office:value="6.24598" calcext:value-type="float">
            <text:p>6.24598</text:p>
          </table:table-cell>
          <table:table-cell table:number-columns-repeated="3"/>
          <table:table-cell office:value-type="float" office:value="0.174617" calcext:value-type="float">
            <text:p>0.174617</text:p>
          </table:table-cell>
          <table:table-cell table:formula="of:=[.I51]-[.I$1]" office:value-type="float" office:value="0.0000499999999999945" calcext:value-type="float">
            <text:p>4.99999999999945E-05</text:p>
          </table:table-cell>
          <table:table-cell table:formula="of:=[.J51]*([.H$2]^(-[.G$1]))" office:value-type="float" office:value="0.268338527703933" calcext:value-type="float">
            <text:p>0.268338527703933</text:p>
          </table:table-cell>
          <table:table-cell table:formula="of:=[.M51]*([.H$2]^(-[.F$1]))" office:value-type="float" office:value="0.00230140752133917" calcext:value-type="float">
            <text:p>0.002301407521339</text:p>
          </table:table-cell>
          <table:table-cell office:value-type="float" office:value="12.0602" calcext:value-type="float">
            <text:p>12.0602</text:p>
          </table:table-cell>
          <table:table-cell/>
          <table:table-cell office:value-type="float" office:value="0.174617" calcext:value-type="float">
            <text:p>0.174617</text:p>
          </table:table-cell>
          <table:table-cell table:formula="of:=[.O51]-[.O$1]" office:value-type="float" office:value="0.0000499999999999945" calcext:value-type="float">
            <text:p>4.99999999999945E-05</text:p>
          </table:table-cell>
          <table:table-cell table:formula="of:=[.P51]*([.H$3]^(-[.G$1]))" office:value-type="float" office:value="0.387486856670112" calcext:value-type="float">
            <text:p>0.387486856670112</text:p>
          </table:table-cell>
          <table:table-cell table:formula="of:=[.S51]*([.H$3]^(-[.F$1]))" office:value-type="float" office:value="0.00357262590088201" calcext:value-type="float">
            <text:p>0.003572625900882</text:p>
          </table:table-cell>
          <table:table-cell office:value-type="float" office:value="27.0072" calcext:value-type="float">
            <text:p>27.0072</text:p>
          </table:table-cell>
          <table:table-cell/>
          <table:table-cell office:value-type="float" office:value="0.174617" calcext:value-type="float">
            <text:p>0.174617</text:p>
          </table:table-cell>
          <table:table-cell table:formula="of:=[.U51]-[.U$1]" office:value-type="float" office:value="0.0000499999999999945" calcext:value-type="float">
            <text:p>4.99999999999945E-05</text:p>
          </table:table-cell>
          <table:table-cell table:formula="of:=[.V51]*([.H$4]^(-[.G$1]))" office:value-type="float" office:value="0.511646496140321" calcext:value-type="float">
            <text:p>0.511646496140321</text:p>
          </table:table-cell>
          <table:table-cell table:formula="of:=[.Y51]*([.H$4]^(-[.F$1]))" office:value-type="float" office:value="0.00444712603083889" calcext:value-type="float">
            <text:p>0.004447126030839</text:p>
          </table:table-cell>
          <table:table-cell office:value-type="float" office:value="44.3557" calcext:value-type="float">
            <text:p>44.3557</text:p>
          </table:table-cell>
          <table:table-cell/>
          <table:table-cell office:value-type="float" office:value="0.174617" calcext:value-type="float">
            <text:p>0.174617</text:p>
          </table:table-cell>
          <table:table-cell table:formula="of:=[.AA51]-[.AA$1]" office:value-type="float" office:value="0.0000499999999999945" calcext:value-type="float">
            <text:p>4.99999999999945E-05</text:p>
          </table:table-cell>
          <table:table-cell table:formula="of:=[.AB51]*([.H$5]^(-[.G$1]))" office:value-type="float" office:value="0.675589720028973" calcext:value-type="float">
            <text:p>0.675589720028973</text:p>
          </table:table-cell>
          <table:table-cell table:formula="of:=[.AE51]*([.H$5]^(-[.F$1]))" office:value-type="float" office:value="0.00429307968514607" calcext:value-type="float">
            <text:p>0.004293079685146</text:p>
          </table:table-cell>
          <table:table-cell office:value-type="float" office:value="56.4959" calcext:value-type="float">
            <text:p>56.4959</text:p>
          </table:table-cell>
          <table:table-cell/>
          <table:table-cell office:value-type="float" office:value="0.174617" calcext:value-type="float">
            <text:p>0.174617</text:p>
          </table:table-cell>
          <table:table-cell table:formula="of:=[.AG51]-[.AG$1]" office:value-type="float" office:value="0.0000499999999999945" calcext:value-type="float">
            <text:p>4.99999999999945E-05</text:p>
          </table:table-cell>
          <table:table-cell table:formula="of:=[.AH51]*([.H$6]^(-[.G$1]))" office:value-type="float" office:value="0.975566718848143" calcext:value-type="float">
            <text:p>0.975566718848143</text:p>
          </table:table-cell>
          <table:table-cell table:formula="of:=[.AK51]*([.H$6]^(-[.F$1]))" office:value-type="float" office:value="0.000109975340123851" calcext:value-type="float">
            <text:p>0.000109975340124</text:p>
          </table:table-cell>
          <table:table-cell office:value-type="float" office:value="2.08773" calcext:value-type="float">
            <text:p>2.08773</text:p>
          </table:table-cell>
          <table:table-cell/>
          <table:table-cell office:value-type="float" office:value="0.174617" calcext:value-type="float">
            <text:p>0.174617</text:p>
          </table:table-cell>
          <table:table-cell table:formula="of:=[.AM51]-[.AM$1]" office:value-type="float" office:value="0.0000499999999999945" calcext:value-type="float">
            <text:p>4.99999999999945E-05</text:p>
          </table:table-cell>
          <table:table-cell table:formula="of:=[.AN51]*([.H$7]^(-[.G$1]))" office:value-type="float" office:value="1.28816057850115" calcext:value-type="float">
            <text:p>1.28816057850115</text:p>
          </table:table-cell>
          <table:table-cell table:formula="of:=[.AQ51]*([.H$7]^(-[.F$1]))" office:value-type="float" office:value="-0.00406702194975605" calcext:value-type="float">
            <text:p>-0.004067021949756</text:p>
          </table:table-cell>
          <table:table-cell office:value-type="float" office:value="-101.867" calcext:value-type="float">
            <text:p>-101.867</text:p>
          </table:table-cell>
        </table:table-row>
        <table:table-row table:style-name="ro1">
          <table:table-cell office:value-type="float" office:value="0.174618" calcext:value-type="float">
            <text:p>0.174618</text:p>
          </table:table-cell>
          <table:table-cell table:formula="of:=[.A52]-[.A$1]" office:value-type="float" office:value="0.0000509999999999955" calcext:value-type="float">
            <text:p>5.09999999999955E-05</text:p>
          </table:table-cell>
          <table:table-cell table:formula="of:=[.B52]*([.H$1]^(-[.G$1]))" office:value-type="float" office:value="0.20728609787424" calcext:value-type="float">
            <text:p>0.20728609787424</text:p>
          </table:table-cell>
          <table:table-cell table:formula="of:=[.E52]*([.H$1]^(-[.F$1]))" office:value-type="float" office:value="0.00161682477430126" calcext:value-type="float">
            <text:p>0.001616824774301</text:p>
          </table:table-cell>
          <table:table-cell office:value-type="float" office:value="6.42164" calcext:value-type="float">
            <text:p>6.42164</text:p>
          </table:table-cell>
          <table:table-cell table:number-columns-repeated="3"/>
          <table:table-cell office:value-type="float" office:value="0.174618" calcext:value-type="float">
            <text:p>0.174618</text:p>
          </table:table-cell>
          <table:table-cell table:formula="of:=[.I52]-[.I$1]" office:value-type="float" office:value="0.0000509999999999955" calcext:value-type="float">
            <text:p>5.09999999999955E-05</text:p>
          </table:table-cell>
          <table:table-cell table:formula="of:=[.J52]*([.H$2]^(-[.G$1]))" office:value-type="float" office:value="0.273705298258018" calcext:value-type="float">
            <text:p>0.273705298258018</text:p>
          </table:table-cell>
          <table:table-cell table:formula="of:=[.M52]*([.H$2]^(-[.F$1]))" office:value-type="float" office:value="0.0023617850722713" calcext:value-type="float">
            <text:p>0.002361785072271</text:p>
          </table:table-cell>
          <table:table-cell office:value-type="float" office:value="12.3766" calcext:value-type="float">
            <text:p>12.3766</text:p>
          </table:table-cell>
          <table:table-cell/>
          <table:table-cell office:value-type="float" office:value="0.174618" calcext:value-type="float">
            <text:p>0.174618</text:p>
          </table:table-cell>
          <table:table-cell table:formula="of:=[.O52]-[.O$1]" office:value-type="float" office:value="0.0000509999999999955" calcext:value-type="float">
            <text:p>5.09999999999955E-05</text:p>
          </table:table-cell>
          <table:table-cell table:formula="of:=[.P52]*([.H$3]^(-[.G$1]))" office:value-type="float" office:value="0.395236593803522" calcext:value-type="float">
            <text:p>0.395236593803522</text:p>
          </table:table-cell>
          <table:table-cell table:formula="of:=[.S52]*([.H$3]^(-[.F$1]))" office:value-type="float" office:value="0.00364465464888366" calcext:value-type="float">
            <text:p>0.003644654648884</text:p>
          </table:table-cell>
          <table:table-cell office:value-type="float" office:value="27.5517" calcext:value-type="float">
            <text:p>27.5517</text:p>
          </table:table-cell>
          <table:table-cell/>
          <table:table-cell office:value-type="float" office:value="0.174618" calcext:value-type="float">
            <text:p>0.174618</text:p>
          </table:table-cell>
          <table:table-cell table:formula="of:=[.U52]-[.U$1]" office:value-type="float" office:value="0.0000509999999999955" calcext:value-type="float">
            <text:p>5.09999999999955E-05</text:p>
          </table:table-cell>
          <table:table-cell table:formula="of:=[.V52]*([.H$4]^(-[.G$1]))" office:value-type="float" office:value="0.521879426063139" calcext:value-type="float">
            <text:p>0.521879426063139</text:p>
          </table:table-cell>
          <table:table-cell table:formula="of:=[.Y52]*([.H$4]^(-[.F$1]))" office:value-type="float" office:value="0.00448594690840684" calcext:value-type="float">
            <text:p>0.004485946908407</text:p>
          </table:table-cell>
          <table:table-cell office:value-type="float" office:value="44.7429" calcext:value-type="float">
            <text:p>44.7429</text:p>
          </table:table-cell>
          <table:table-cell/>
          <table:table-cell office:value-type="float" office:value="0.174618" calcext:value-type="float">
            <text:p>0.174618</text:p>
          </table:table-cell>
          <table:table-cell table:formula="of:=[.AA52]-[.AA$1]" office:value-type="float" office:value="0.0000509999999999955" calcext:value-type="float">
            <text:p>5.09999999999955E-05</text:p>
          </table:table-cell>
          <table:table-cell table:formula="of:=[.AB52]*([.H$5]^(-[.G$1]))" office:value-type="float" office:value="0.689101514429567" calcext:value-type="float">
            <text:p>0.689101514429567</text:p>
          </table:table-cell>
          <table:table-cell table:formula="of:=[.AE52]*([.H$5]^(-[.F$1]))" office:value-type="float" office:value="0.00420276649063468" calcext:value-type="float">
            <text:p>0.004202766490635</text:p>
          </table:table-cell>
          <table:table-cell office:value-type="float" office:value="55.3074" calcext:value-type="float">
            <text:p>55.3074</text:p>
          </table:table-cell>
          <table:table-cell/>
          <table:table-cell office:value-type="float" office:value="0.174618" calcext:value-type="float">
            <text:p>0.174618</text:p>
          </table:table-cell>
          <table:table-cell table:formula="of:=[.AG52]-[.AG$1]" office:value-type="float" office:value="0.0000509999999999955" calcext:value-type="float">
            <text:p>5.09999999999955E-05</text:p>
          </table:table-cell>
          <table:table-cell table:formula="of:=[.AH52]*([.H$6]^(-[.G$1]))" office:value-type="float" office:value="0.995078053225127" calcext:value-type="float">
            <text:p>0.995078053225127</text:p>
          </table:table-cell>
          <table:table-cell table:formula="of:=[.AK52]*([.H$6]^(-[.F$1]))" office:value-type="float" office:value="-0.000241777919370441" calcext:value-type="float">
            <text:p>-0.00024177791937</text:p>
          </table:table-cell>
          <table:table-cell office:value-type="float" office:value="-4.58982" calcext:value-type="float">
            <text:p>-4.58982</text:p>
          </table:table-cell>
          <table:table-cell/>
          <table:table-cell office:value-type="float" office:value="0.174618" calcext:value-type="float">
            <text:p>0.174618</text:p>
          </table:table-cell>
          <table:table-cell table:formula="of:=[.AM52]-[.AM$1]" office:value-type="float" office:value="0.0000509999999999955" calcext:value-type="float">
            <text:p>5.09999999999955E-05</text:p>
          </table:table-cell>
          <table:table-cell table:formula="of:=[.AN52]*([.H$7]^(-[.G$1]))" office:value-type="float" office:value="1.3139237900712" calcext:value-type="float">
            <text:p>1.3139237900712</text:p>
          </table:table-cell>
          <table:table-cell table:formula="of:=[.AQ52]*([.H$7]^(-[.F$1]))" office:value-type="float" office:value="-0.00417593686703971" calcext:value-type="float">
            <text:p>-0.00417593686704</text:p>
          </table:table-cell>
          <table:table-cell office:value-type="float" office:value="-104.595" calcext:value-type="float">
            <text:p>-104.595</text:p>
          </table:table-cell>
        </table:table-row>
        <table:table-row table:style-name="ro1">
          <table:table-cell office:value-type="float" office:value="0.174619" calcext:value-type="float">
            <text:p>0.174619</text:p>
          </table:table-cell>
          <table:table-cell table:formula="of:=[.A53]-[.A$1]" office:value-type="float" office:value="0.0000519999999999965" calcext:value-type="float">
            <text:p>5.19999999999965E-05</text:p>
          </table:table-cell>
          <table:table-cell table:formula="of:=[.B53]*([.H$1]^(-[.G$1]))" office:value-type="float" office:value="0.211350531165896" calcext:value-type="float">
            <text:p>0.211350531165896</text:p>
          </table:table-cell>
          <table:table-cell table:formula="of:=[.E53]*([.H$1]^(-[.F$1]))" office:value-type="float" office:value="0.00166126099377424" calcext:value-type="float">
            <text:p>0.001661260993774</text:p>
          </table:table-cell>
          <table:table-cell office:value-type="float" office:value="6.59813" calcext:value-type="float">
            <text:p>6.59813</text:p>
          </table:table-cell>
          <table:table-cell table:number-columns-repeated="3"/>
          <table:table-cell office:value-type="float" office:value="0.174619" calcext:value-type="float">
            <text:p>0.174619</text:p>
          </table:table-cell>
          <table:table-cell table:formula="of:=[.I53]-[.I$1]" office:value-type="float" office:value="0.0000519999999999965" calcext:value-type="float">
            <text:p>5.19999999999965E-05</text:p>
          </table:table-cell>
          <table:table-cell table:formula="of:=[.J53]*([.H$2]^(-[.G$1]))" office:value-type="float" office:value="0.279072068812102" calcext:value-type="float">
            <text:p>0.279072068812102</text:p>
          </table:table-cell>
          <table:table-cell table:formula="of:=[.M53]*([.H$2]^(-[.F$1]))" office:value-type="float" office:value="0.00242208629254486" calcext:value-type="float">
            <text:p>0.002422086292545</text:p>
          </table:table-cell>
          <table:table-cell office:value-type="float" office:value="12.6926" calcext:value-type="float">
            <text:p>12.6926</text:p>
          </table:table-cell>
          <table:table-cell/>
          <table:table-cell office:value-type="float" office:value="0.174619" calcext:value-type="float">
            <text:p>0.174619</text:p>
          </table:table-cell>
          <table:table-cell table:formula="of:=[.O53]-[.O$1]" office:value-type="float" office:value="0.0000519999999999965" calcext:value-type="float">
            <text:p>5.19999999999965E-05</text:p>
          </table:table-cell>
          <table:table-cell table:formula="of:=[.P53]*([.H$3]^(-[.G$1]))" office:value-type="float" office:value="0.402986330936933" calcext:value-type="float">
            <text:p>0.402986330936933</text:p>
          </table:table-cell>
          <table:table-cell table:formula="of:=[.S53]*([.H$3]^(-[.F$1]))" office:value-type="float" office:value="0.00371480496121659" calcext:value-type="float">
            <text:p>0.003714804961217</text:p>
          </table:table-cell>
          <table:table-cell office:value-type="float" office:value="28.082" calcext:value-type="float">
            <text:p>28.082</text:p>
          </table:table-cell>
          <table:table-cell/>
          <table:table-cell office:value-type="float" office:value="0.174619" calcext:value-type="float">
            <text:p>0.174619</text:p>
          </table:table-cell>
          <table:table-cell table:formula="of:=[.U53]-[.U$1]" office:value-type="float" office:value="0.0000519999999999965" calcext:value-type="float">
            <text:p>5.19999999999965E-05</text:p>
          </table:table-cell>
          <table:table-cell table:formula="of:=[.V53]*([.H$4]^(-[.G$1]))" office:value-type="float" office:value="0.532112355985957" calcext:value-type="float">
            <text:p>0.532112355985957</text:p>
          </table:table-cell>
          <table:table-cell table:formula="of:=[.Y53]*([.H$4]^(-[.F$1]))" office:value-type="float" office:value="0.00451888249281044" calcext:value-type="float">
            <text:p>0.00451888249281</text:p>
          </table:table-cell>
          <table:table-cell office:value-type="float" office:value="45.0714" calcext:value-type="float">
            <text:p>45.0714</text:p>
          </table:table-cell>
          <table:table-cell/>
          <table:table-cell office:value-type="float" office:value="0.174619" calcext:value-type="float">
            <text:p>0.174619</text:p>
          </table:table-cell>
          <table:table-cell table:formula="of:=[.AA53]-[.AA$1]" office:value-type="float" office:value="0.0000519999999999965" calcext:value-type="float">
            <text:p>5.19999999999965E-05</text:p>
          </table:table-cell>
          <table:table-cell table:formula="of:=[.AB53]*([.H$5]^(-[.G$1]))" office:value-type="float" office:value="0.702613308830162" calcext:value-type="float">
            <text:p>0.702613308830162</text:p>
          </table:table-cell>
          <table:table-cell table:formula="of:=[.AE53]*([.H$5]^(-[.F$1]))" office:value-type="float" office:value="0.00410069776293784" calcext:value-type="float">
            <text:p>0.004100697762938</text:p>
          </table:table-cell>
          <table:table-cell office:value-type="float" office:value="53.9642" calcext:value-type="float">
            <text:p>53.9642</text:p>
          </table:table-cell>
          <table:table-cell/>
          <table:table-cell office:value-type="float" office:value="0.174619" calcext:value-type="float">
            <text:p>0.174619</text:p>
          </table:table-cell>
          <table:table-cell table:formula="of:=[.AG53]-[.AG$1]" office:value-type="float" office:value="0.0000519999999999965" calcext:value-type="float">
            <text:p>5.19999999999965E-05</text:p>
          </table:table-cell>
          <table:table-cell table:formula="of:=[.AH53]*([.H$6]^(-[.G$1]))" office:value-type="float" office:value="1.01458938760211" calcext:value-type="float">
            <text:p>1.01458938760211</text:p>
          </table:table-cell>
          <table:table-cell table:formula="of:=[.AK53]*([.H$6]^(-[.F$1]))" office:value-type="float" office:value="-0.000590756681604876" calcext:value-type="float">
            <text:p>-0.000590756681605</text:p>
          </table:table-cell>
          <table:table-cell office:value-type="float" office:value="-11.2147" calcext:value-type="float">
            <text:p>-11.2147</text:p>
          </table:table-cell>
          <table:table-cell/>
          <table:table-cell office:value-type="float" office:value="0.174619" calcext:value-type="float">
            <text:p>0.174619</text:p>
          </table:table-cell>
          <table:table-cell table:formula="of:=[.AM53]-[.AM$1]" office:value-type="float" office:value="0.0000519999999999965" calcext:value-type="float">
            <text:p>5.19999999999965E-05</text:p>
          </table:table-cell>
          <table:table-cell table:formula="of:=[.AN53]*([.H$7]^(-[.G$1]))" office:value-type="float" office:value="1.33968700164125" calcext:value-type="float">
            <text:p>1.33968700164125</text:p>
          </table:table-cell>
          <table:table-cell table:formula="of:=[.AQ53]*([.H$7]^(-[.F$1]))" office:value-type="float" office:value="-0.00424149342648977" calcext:value-type="float">
            <text:p>-0.00424149342649</text:p>
          </table:table-cell>
          <table:table-cell office:value-type="float" office:value="-106.237" calcext:value-type="float">
            <text:p>-106.237</text:p>
          </table:table-cell>
        </table:table-row>
        <table:table-row table:style-name="ro1">
          <table:table-cell office:value-type="float" office:value="0.17462" calcext:value-type="float">
            <text:p>0.17462</text:p>
          </table:table-cell>
          <table:table-cell table:formula="of:=[.A54]-[.A$1]" office:value-type="float" office:value="0.0000530000000000253" calcext:value-type="float">
            <text:p>5.30000000000253E-05</text:p>
          </table:table-cell>
          <table:table-cell table:formula="of:=[.B54]*([.H$1]^(-[.G$1]))" office:value-type="float" office:value="0.215414964457665" calcext:value-type="float">
            <text:p>0.215414964457665</text:p>
          </table:table-cell>
          <table:table-cell table:formula="of:=[.E54]*([.H$1]^(-[.F$1]))" office:value-type="float" office:value="0.00170589108195929" calcext:value-type="float">
            <text:p>0.001705891081959</text:p>
          </table:table-cell>
          <table:table-cell office:value-type="float" office:value="6.77539" calcext:value-type="float">
            <text:p>6.77539</text:p>
          </table:table-cell>
          <table:table-cell table:number-columns-repeated="3"/>
          <table:table-cell office:value-type="float" office:value="0.17462" calcext:value-type="float">
            <text:p>0.17462</text:p>
          </table:table-cell>
          <table:table-cell table:formula="of:=[.I54]-[.I$1]" office:value-type="float" office:value="0.0000530000000000253" calcext:value-type="float">
            <text:p>5.30000000000253E-05</text:p>
          </table:table-cell>
          <table:table-cell table:formula="of:=[.J54]*([.H$2]^(-[.G$1]))" office:value-type="float" office:value="0.284438839366336" calcext:value-type="float">
            <text:p>0.284438839366336</text:p>
          </table:table-cell>
          <table:table-cell table:formula="of:=[.M54]*([.H$2]^(-[.F$1]))" office:value-type="float" office:value="0.00248227301683056" calcext:value-type="float">
            <text:p>0.002482273016831</text:p>
          </table:table-cell>
          <table:table-cell office:value-type="float" office:value="13.008" calcext:value-type="float">
            <text:p>13.008</text:p>
          </table:table-cell>
          <table:table-cell/>
          <table:table-cell office:value-type="float" office:value="0.17462" calcext:value-type="float">
            <text:p>0.17462</text:p>
          </table:table-cell>
          <table:table-cell table:formula="of:=[.O54]-[.O$1]" office:value-type="float" office:value="0.0000530000000000253" calcext:value-type="float">
            <text:p>5.30000000000253E-05</text:p>
          </table:table-cell>
          <table:table-cell table:formula="of:=[.P54]*([.H$3]^(-[.G$1]))" office:value-type="float" office:value="0.410736068070559" calcext:value-type="float">
            <text:p>0.410736068070559</text:p>
          </table:table-cell>
          <table:table-cell table:formula="of:=[.S54]*([.H$3]^(-[.F$1]))" office:value-type="float" office:value="0.00378298423893936" calcext:value-type="float">
            <text:p>0.003782984238939</text:p>
          </table:table-cell>
          <table:table-cell office:value-type="float" office:value="28.5974" calcext:value-type="float">
            <text:p>28.5974</text:p>
          </table:table-cell>
          <table:table-cell/>
          <table:table-cell office:value-type="float" office:value="0.17462" calcext:value-type="float">
            <text:p>0.17462</text:p>
          </table:table-cell>
          <table:table-cell table:formula="of:=[.U54]-[.U$1]" office:value-type="float" office:value="0.0000530000000000253" calcext:value-type="float">
            <text:p>5.30000000000253E-05</text:p>
          </table:table-cell>
          <table:table-cell table:formula="of:=[.V54]*([.H$4]^(-[.G$1]))" office:value-type="float" office:value="0.542345285909058" calcext:value-type="float">
            <text:p>0.542345285909058</text:p>
          </table:table-cell>
          <table:table-cell table:formula="of:=[.Y54]*([.H$4]^(-[.F$1]))" office:value-type="float" office:value="0.00454580244535949" calcext:value-type="float">
            <text:p>0.00454580244536</text:p>
          </table:table-cell>
          <table:table-cell office:value-type="float" office:value="45.3399" calcext:value-type="float">
            <text:p>45.3399</text:p>
          </table:table-cell>
          <table:table-cell/>
          <table:table-cell office:value-type="float" office:value="0.17462" calcext:value-type="float">
            <text:p>0.17462</text:p>
          </table:table-cell>
          <table:table-cell table:formula="of:=[.AA54]-[.AA$1]" office:value-type="float" office:value="0.0000530000000000253" calcext:value-type="float">
            <text:p>5.30000000000253E-05</text:p>
          </table:table-cell>
          <table:table-cell table:formula="of:=[.AB54]*([.H$5]^(-[.G$1]))" office:value-type="float" office:value="0.716125103231131" calcext:value-type="float">
            <text:p>0.716125103231131</text:p>
          </table:table-cell>
          <table:table-cell table:formula="of:=[.AE54]*([.H$5]^(-[.F$1]))" office:value-type="float" office:value="0.00398704827727419" calcext:value-type="float">
            <text:p>0.003987048277274</text:p>
          </table:table-cell>
          <table:table-cell office:value-type="float" office:value="52.4686" calcext:value-type="float">
            <text:p>52.4686</text:p>
          </table:table-cell>
          <table:table-cell/>
          <table:table-cell office:value-type="float" office:value="0.17462" calcext:value-type="float">
            <text:p>0.17462</text:p>
          </table:table-cell>
          <table:table-cell table:formula="of:=[.AG54]-[.AG$1]" office:value-type="float" office:value="0.0000530000000000253" calcext:value-type="float">
            <text:p>5.30000000000253E-05</text:p>
          </table:table-cell>
          <table:table-cell table:formula="of:=[.AH54]*([.H$6]^(-[.G$1]))" office:value-type="float" office:value="1.03410072197964" calcext:value-type="float">
            <text:p>1.03410072197964</text:p>
          </table:table-cell>
          <table:table-cell table:formula="of:=[.AK54]*([.H$6]^(-[.F$1]))" office:value-type="float" office:value="-0.000934642632085312" calcext:value-type="float">
            <text:p>-0.000934642632085</text:p>
          </table:table-cell>
          <table:table-cell office:value-type="float" office:value="-17.7429" calcext:value-type="float">
            <text:p>-17.7429</text:p>
          </table:table-cell>
          <table:table-cell/>
          <table:table-cell office:value-type="float" office:value="0.17462" calcext:value-type="float">
            <text:p>0.17462</text:p>
          </table:table-cell>
          <table:table-cell table:formula="of:=[.AM54]-[.AM$1]" office:value-type="float" office:value="0.0000530000000000253" calcext:value-type="float">
            <text:p>5.30000000000253E-05</text:p>
          </table:table-cell>
          <table:table-cell table:formula="of:=[.AN54]*([.H$7]^(-[.G$1]))" office:value-type="float" office:value="1.36545021321202" calcext:value-type="float">
            <text:p>1.36545021321202</text:p>
          </table:table-cell>
          <table:table-cell table:formula="of:=[.AQ54]*([.H$7]^(-[.F$1]))" office:value-type="float" office:value="-0.00426409087633674" calcext:value-type="float">
            <text:p>-0.004264090876337</text:p>
          </table:table-cell>
          <table:table-cell office:value-type="float" office:value="-106.803" calcext:value-type="float">
            <text:p>-106.803</text:p>
          </table:table-cell>
        </table:table-row>
        <table:table-row table:style-name="ro1">
          <table:table-cell office:value-type="float" office:value="0.174621" calcext:value-type="float">
            <text:p>0.174621</text:p>
          </table:table-cell>
          <table:table-cell table:formula="of:=[.A55]-[.A$1]" office:value-type="float" office:value="0.0000539999999999985" calcext:value-type="float">
            <text:p>5.39999999999985E-05</text:p>
          </table:table-cell>
          <table:table-cell table:formula="of:=[.B55]*([.H$1]^(-[.G$1]))" office:value-type="float" office:value="0.219479397749209" calcext:value-type="float">
            <text:p>0.219479397749209</text:p>
          </table:table-cell>
          <table:table-cell table:formula="of:=[.E55]*([.H$1]^(-[.F$1]))" office:value-type="float" office:value="0.00175069993220352" calcext:value-type="float">
            <text:p>0.001750699932204</text:p>
          </table:table-cell>
          <table:table-cell office:value-type="float" office:value="6.95336" calcext:value-type="float">
            <text:p>6.95336</text:p>
          </table:table-cell>
          <table:table-cell table:number-columns-repeated="3"/>
          <table:table-cell office:value-type="float" office:value="0.174621" calcext:value-type="float">
            <text:p>0.174621</text:p>
          </table:table-cell>
          <table:table-cell table:formula="of:=[.I55]-[.I$1]" office:value-type="float" office:value="0.0000539999999999985" calcext:value-type="float">
            <text:p>5.39999999999985E-05</text:p>
          </table:table-cell>
          <table:table-cell table:formula="of:=[.J55]*([.H$2]^(-[.G$1]))" office:value-type="float" office:value="0.289805609920272" calcext:value-type="float">
            <text:p>0.289805609920272</text:p>
          </table:table-cell>
          <table:table-cell table:formula="of:=[.M55]*([.H$2]^(-[.F$1]))" office:value-type="float" office:value="0.00254232616246375" calcext:value-type="float">
            <text:p>0.002542326162464</text:p>
          </table:table-cell>
          <table:table-cell office:value-type="float" office:value="13.3227" calcext:value-type="float">
            <text:p>13.3227</text:p>
          </table:table-cell>
          <table:table-cell/>
          <table:table-cell office:value-type="float" office:value="0.174621" calcext:value-type="float">
            <text:p>0.174621</text:p>
          </table:table-cell>
          <table:table-cell table:formula="of:=[.O55]-[.O$1]" office:value-type="float" office:value="0.0000539999999999985" calcext:value-type="float">
            <text:p>5.39999999999985E-05</text:p>
          </table:table-cell>
          <table:table-cell table:formula="of:=[.P55]*([.H$3]^(-[.G$1]))" office:value-type="float" office:value="0.418485805203755" calcext:value-type="float">
            <text:p>0.418485805203755</text:p>
          </table:table-cell>
          <table:table-cell table:formula="of:=[.S55]*([.H$3]^(-[.F$1]))" office:value-type="float" office:value="0.00384908665469038" calcext:value-type="float">
            <text:p>0.00384908665469</text:p>
          </table:table-cell>
          <table:table-cell office:value-type="float" office:value="29.0971" calcext:value-type="float">
            <text:p>29.0971</text:p>
          </table:table-cell>
          <table:table-cell/>
          <table:table-cell office:value-type="float" office:value="0.174621" calcext:value-type="float">
            <text:p>0.174621</text:p>
          </table:table-cell>
          <table:table-cell table:formula="of:=[.U55]-[.U$1]" office:value-type="float" office:value="0.0000539999999999985" calcext:value-type="float">
            <text:p>5.39999999999985E-05</text:p>
          </table:table-cell>
          <table:table-cell table:formula="of:=[.V55]*([.H$4]^(-[.G$1]))" office:value-type="float" office:value="0.552578215831592" calcext:value-type="float">
            <text:p>0.552578215831592</text:p>
          </table:table-cell>
          <table:table-cell table:formula="of:=[.Y55]*([.H$4]^(-[.F$1]))" office:value-type="float" office:value="0.00456654634920456" calcext:value-type="float">
            <text:p>0.004566546349205</text:p>
          </table:table-cell>
          <table:table-cell office:value-type="float" office:value="45.5468" calcext:value-type="float">
            <text:p>45.5468</text:p>
          </table:table-cell>
          <table:table-cell/>
          <table:table-cell office:value-type="float" office:value="0.174621" calcext:value-type="float">
            <text:p>0.174621</text:p>
          </table:table-cell>
          <table:table-cell table:formula="of:=[.AA55]-[.AA$1]" office:value-type="float" office:value="0.0000539999999999985" calcext:value-type="float">
            <text:p>5.39999999999985E-05</text:p>
          </table:table-cell>
          <table:table-cell table:formula="of:=[.AB55]*([.H$5]^(-[.G$1]))" office:value-type="float" office:value="0.729636897631351" calcext:value-type="float">
            <text:p>0.729636897631351</text:p>
          </table:table-cell>
          <table:table-cell table:formula="of:=[.AE55]*([.H$5]^(-[.F$1]))" office:value-type="float" office:value="0.00386206119916537" calcext:value-type="float">
            <text:p>0.003862061199165</text:p>
          </table:table-cell>
          <table:table-cell office:value-type="float" office:value="50.8238" calcext:value-type="float">
            <text:p>50.8238</text:p>
          </table:table-cell>
          <table:table-cell/>
          <table:table-cell office:value-type="float" office:value="0.174621" calcext:value-type="float">
            <text:p>0.174621</text:p>
          </table:table-cell>
          <table:table-cell table:formula="of:=[.AG55]-[.AG$1]" office:value-type="float" office:value="0.0000539999999999985" calcext:value-type="float">
            <text:p>5.39999999999985E-05</text:p>
          </table:table-cell>
          <table:table-cell table:formula="of:=[.AH55]*([.H$6]^(-[.G$1]))" office:value-type="float" office:value="1.05361205635608" calcext:value-type="float">
            <text:p>1.05361205635608</text:p>
          </table:table-cell>
          <table:table-cell table:formula="of:=[.AK55]*([.H$6]^(-[.F$1]))" office:value-type="float" office:value="-0.00127116433884203" calcext:value-type="float">
            <text:p>-0.001271164338842</text:p>
          </table:table-cell>
          <table:table-cell office:value-type="float" office:value="-24.1313" calcext:value-type="float">
            <text:p>-24.1313</text:p>
          </table:table-cell>
          <table:table-cell/>
          <table:table-cell office:value-type="float" office:value="0.174621" calcext:value-type="float">
            <text:p>0.174621</text:p>
          </table:table-cell>
          <table:table-cell table:formula="of:=[.AM55]-[.AM$1]" office:value-type="float" office:value="0.0000539999999999985" calcext:value-type="float">
            <text:p>5.39999999999985E-05</text:p>
          </table:table-cell>
          <table:table-cell table:formula="of:=[.AN55]*([.H$7]^(-[.G$1]))" office:value-type="float" office:value="1.39121342478135" calcext:value-type="float">
            <text:p>1.39121342478135</text:p>
          </table:table-cell>
          <table:table-cell table:formula="of:=[.AQ55]*([.H$7]^(-[.F$1]))" office:value-type="float" office:value="-0.00424448778821861" calcext:value-type="float">
            <text:p>-0.004244487788219</text:p>
          </table:table-cell>
          <table:table-cell office:value-type="float" office:value="-106.312" calcext:value-type="float">
            <text:p>-106.312</text:p>
          </table:table-cell>
        </table:table-row>
        <table:table-row table:style-name="ro1">
          <table:table-cell office:value-type="float" office:value="0.174622" calcext:value-type="float">
            <text:p>0.174622</text:p>
          </table:table-cell>
          <table:table-cell table:formula="of:=[.A56]-[.A$1]" office:value-type="float" office:value="0.0000549999999999995" calcext:value-type="float">
            <text:p>5.49999999999995E-05</text:p>
          </table:table-cell>
          <table:table-cell table:formula="of:=[.B56]*([.H$1]^(-[.G$1]))" office:value-type="float" office:value="0.223543831040865" calcext:value-type="float">
            <text:p>0.223543831040865</text:p>
          </table:table-cell>
          <table:table-cell table:formula="of:=[.E56]*([.H$1]^(-[.F$1]))" office:value-type="float" office:value="0.00179567243785405" calcext:value-type="float">
            <text:p>0.001795672437854</text:p>
          </table:table-cell>
          <table:table-cell office:value-type="float" office:value="7.13198" calcext:value-type="float">
            <text:p>7.13198</text:p>
          </table:table-cell>
          <table:table-cell table:number-columns-repeated="3"/>
          <table:table-cell office:value-type="float" office:value="0.174622" calcext:value-type="float">
            <text:p>0.174622</text:p>
          </table:table-cell>
          <table:table-cell table:formula="of:=[.I56]-[.I$1]" office:value-type="float" office:value="0.0000549999999999995" calcext:value-type="float">
            <text:p>5.49999999999995E-05</text:p>
          </table:table-cell>
          <table:table-cell table:formula="of:=[.J56]*([.H$2]^(-[.G$1]))" office:value-type="float" office:value="0.295172380474356" calcext:value-type="float">
            <text:p>0.295172380474356</text:p>
          </table:table-cell>
          <table:table-cell table:formula="of:=[.M56]*([.H$2]^(-[.F$1]))" office:value-type="float" office:value="0.00260218848145051" calcext:value-type="float">
            <text:p>0.002602188481451</text:p>
          </table:table-cell>
          <table:table-cell office:value-type="float" office:value="13.6364" calcext:value-type="float">
            <text:p>13.6364</text:p>
          </table:table-cell>
          <table:table-cell/>
          <table:table-cell office:value-type="float" office:value="0.174622" calcext:value-type="float">
            <text:p>0.174622</text:p>
          </table:table-cell>
          <table:table-cell table:formula="of:=[.O56]-[.O$1]" office:value-type="float" office:value="0.0000549999999999995" calcext:value-type="float">
            <text:p>5.49999999999995E-05</text:p>
          </table:table-cell>
          <table:table-cell table:formula="of:=[.P56]*([.H$3]^(-[.G$1]))" office:value-type="float" office:value="0.426235542337166" calcext:value-type="float">
            <text:p>0.426235542337166</text:p>
          </table:table-cell>
          <table:table-cell table:formula="of:=[.S56]*([.H$3]^(-[.F$1]))" office:value-type="float" office:value="0.0039129931526878" calcext:value-type="float">
            <text:p>0.003912993152688</text:p>
          </table:table-cell>
          <table:table-cell office:value-type="float" office:value="29.5802" calcext:value-type="float">
            <text:p>29.5802</text:p>
          </table:table-cell>
          <table:table-cell/>
          <table:table-cell office:value-type="float" office:value="0.174622" calcext:value-type="float">
            <text:p>0.174622</text:p>
          </table:table-cell>
          <table:table-cell table:formula="of:=[.U56]-[.U$1]" office:value-type="float" office:value="0.0000549999999999995" calcext:value-type="float">
            <text:p>5.49999999999995E-05</text:p>
          </table:table-cell>
          <table:table-cell table:formula="of:=[.V56]*([.H$4]^(-[.G$1]))" office:value-type="float" office:value="0.56281114575441" calcext:value-type="float">
            <text:p>0.56281114575441</text:p>
          </table:table-cell>
          <table:table-cell table:formula="of:=[.Y56]*([.H$4]^(-[.F$1]))" office:value-type="float" office:value="0.00458097383960236" calcext:value-type="float">
            <text:p>0.004580973839602</text:p>
          </table:table-cell>
          <table:table-cell office:value-type="float" office:value="45.6907" calcext:value-type="float">
            <text:p>45.6907</text:p>
          </table:table-cell>
          <table:table-cell/>
          <table:table-cell office:value-type="float" office:value="0.174622" calcext:value-type="float">
            <text:p>0.174622</text:p>
          </table:table-cell>
          <table:table-cell table:formula="of:=[.AA56]-[.AA$1]" office:value-type="float" office:value="0.0000549999999999995" calcext:value-type="float">
            <text:p>5.49999999999995E-05</text:p>
          </table:table-cell>
          <table:table-cell table:formula="of:=[.AB56]*([.H$5]^(-[.G$1]))" office:value-type="float" office:value="0.743148692031945" calcext:value-type="float">
            <text:p>0.743148692031945</text:p>
          </table:table-cell>
          <table:table-cell table:formula="of:=[.AE56]*([.H$5]^(-[.F$1]))" office:value-type="float" office:value="0.00372599489197808" calcext:value-type="float">
            <text:p>0.003725994891978</text:p>
          </table:table-cell>
          <table:table-cell office:value-type="float" office:value="49.0332" calcext:value-type="float">
            <text:p>49.0332</text:p>
          </table:table-cell>
          <table:table-cell/>
          <table:table-cell office:value-type="float" office:value="0.174622" calcext:value-type="float">
            <text:p>0.174622</text:p>
          </table:table-cell>
          <table:table-cell table:formula="of:=[.AG56]-[.AG$1]" office:value-type="float" office:value="0.0000549999999999995" calcext:value-type="float">
            <text:p>5.49999999999995E-05</text:p>
          </table:table-cell>
          <table:table-cell table:formula="of:=[.AH56]*([.H$6]^(-[.G$1]))" office:value-type="float" office:value="1.07312339073307" calcext:value-type="float">
            <text:p>1.07312339073307</text:p>
          </table:table-cell>
          <table:table-cell table:formula="of:=[.AK56]*([.H$6]^(-[.F$1]))" office:value-type="float" office:value="-0.00159811463583767" calcext:value-type="float">
            <text:p>-0.001598114635838</text:p>
          </table:table-cell>
          <table:table-cell office:value-type="float" office:value="-30.338" calcext:value-type="float">
            <text:p>-30.338</text:p>
          </table:table-cell>
          <table:table-cell/>
          <table:table-cell office:value-type="float" office:value="0.174622" calcext:value-type="float">
            <text:p>0.174622</text:p>
          </table:table-cell>
          <table:table-cell table:formula="of:=[.AM56]-[.AM$1]" office:value-type="float" office:value="0.0000549999999999995" calcext:value-type="float">
            <text:p>5.49999999999995E-05</text:p>
          </table:table-cell>
          <table:table-cell table:formula="of:=[.AN56]*([.H$7]^(-[.G$1]))" office:value-type="float" office:value="1.4169766363514" calcext:value-type="float">
            <text:p>1.4169766363514</text:p>
          </table:table-cell>
          <table:table-cell table:formula="of:=[.AQ56]*([.H$7]^(-[.F$1]))" office:value-type="float" office:value="-0.00418356250824249" calcext:value-type="float">
            <text:p>-0.004183562508242</text:p>
          </table:table-cell>
          <table:table-cell office:value-type="float" office:value="-104.786" calcext:value-type="float">
            <text:p>-104.786</text:p>
          </table:table-cell>
        </table:table-row>
        <table:table-row table:style-name="ro1">
          <table:table-cell office:value-type="float" office:value="0.174623" calcext:value-type="float">
            <text:p>0.174623</text:p>
          </table:table-cell>
          <table:table-cell table:formula="of:=[.A57]-[.A$1]" office:value-type="float" office:value="0.0000560000000000005" calcext:value-type="float">
            <text:p>5.60000000000005E-05</text:p>
          </table:table-cell>
          <table:table-cell table:formula="of:=[.B57]*([.H$1]^(-[.G$1]))" office:value-type="float" office:value="0.227608264332521" calcext:value-type="float">
            <text:p>0.227608264332521</text:p>
          </table:table-cell>
          <table:table-cell table:formula="of:=[.E57]*([.H$1]^(-[.F$1]))" office:value-type="float" office:value="0.001840793492258" calcext:value-type="float">
            <text:p>0.001840793492258</text:p>
          </table:table-cell>
          <table:table-cell office:value-type="float" office:value="7.31119" calcext:value-type="float">
            <text:p>7.31119</text:p>
          </table:table-cell>
          <table:table-cell table:number-columns-repeated="3"/>
          <table:table-cell office:value-type="float" office:value="0.174623" calcext:value-type="float">
            <text:p>0.174623</text:p>
          </table:table-cell>
          <table:table-cell table:formula="of:=[.I57]-[.I$1]" office:value-type="float" office:value="0.0000560000000000005" calcext:value-type="float">
            <text:p>5.60000000000005E-05</text:p>
          </table:table-cell>
          <table:table-cell table:formula="of:=[.J57]*([.H$2]^(-[.G$1]))" office:value-type="float" office:value="0.300539151028441" calcext:value-type="float">
            <text:p>0.300539151028441</text:p>
          </table:table-cell>
          <table:table-cell table:formula="of:=[.M57]*([.H$2]^(-[.F$1]))" office:value-type="float" office:value="0.00266184089112619" calcext:value-type="float">
            <text:p>0.002661840891126</text:p>
          </table:table-cell>
          <table:table-cell office:value-type="float" office:value="13.949" calcext:value-type="float">
            <text:p>13.949</text:p>
          </table:table-cell>
          <table:table-cell/>
          <table:table-cell office:value-type="float" office:value="0.174623" calcext:value-type="float">
            <text:p>0.174623</text:p>
          </table:table-cell>
          <table:table-cell table:formula="of:=[.O57]-[.O$1]" office:value-type="float" office:value="0.0000560000000000005" calcext:value-type="float">
            <text:p>5.60000000000005E-05</text:p>
          </table:table-cell>
          <table:table-cell table:formula="of:=[.P57]*([.H$3]^(-[.G$1]))" office:value-type="float" office:value="0.433985279470577" calcext:value-type="float">
            <text:p>0.433985279470577</text:p>
          </table:table-cell>
          <table:table-cell table:formula="of:=[.S57]*([.H$3]^(-[.F$1]))" office:value-type="float" office:value="0.00397461113399023" calcext:value-type="float">
            <text:p>0.00397461113399</text:p>
          </table:table-cell>
          <table:table-cell office:value-type="float" office:value="30.046" calcext:value-type="float">
            <text:p>30.046</text:p>
          </table:table-cell>
          <table:table-cell/>
          <table:table-cell office:value-type="float" office:value="0.174623" calcext:value-type="float">
            <text:p>0.174623</text:p>
          </table:table-cell>
          <table:table-cell table:formula="of:=[.U57]-[.U$1]" office:value-type="float" office:value="0.0000560000000000005" calcext:value-type="float">
            <text:p>5.60000000000005E-05</text:p>
          </table:table-cell>
          <table:table-cell table:formula="of:=[.V57]*([.H$4]^(-[.G$1]))" office:value-type="float" office:value="0.573044075677228" calcext:value-type="float">
            <text:p>0.573044075677228</text:p>
          </table:table-cell>
          <table:table-cell table:formula="of:=[.Y57]*([.H$4]^(-[.F$1]))" office:value-type="float" office:value="0.00458898465602199" calcext:value-type="float">
            <text:p>0.004588984656022</text:p>
          </table:table-cell>
          <table:table-cell office:value-type="float" office:value="45.7706" calcext:value-type="float">
            <text:p>45.7706</text:p>
          </table:table-cell>
          <table:table-cell/>
          <table:table-cell office:value-type="float" office:value="0.174623" calcext:value-type="float">
            <text:p>0.174623</text:p>
          </table:table-cell>
          <table:table-cell table:formula="of:=[.AA57]-[.AA$1]" office:value-type="float" office:value="0.0000560000000000005" calcext:value-type="float">
            <text:p>5.60000000000005E-05</text:p>
          </table:table-cell>
          <table:table-cell table:formula="of:=[.AB57]*([.H$5]^(-[.G$1]))" office:value-type="float" office:value="0.75666048643254" calcext:value-type="float">
            <text:p>0.75666048643254</text:p>
          </table:table-cell>
          <table:table-cell table:formula="of:=[.AE57]*([.H$5]^(-[.F$1]))" office:value-type="float" office:value="0.00357916851045943" calcext:value-type="float">
            <text:p>0.003579168510459</text:p>
          </table:table-cell>
          <table:table-cell office:value-type="float" office:value="47.101" calcext:value-type="float">
            <text:p>47.101</text:p>
          </table:table-cell>
          <table:table-cell/>
          <table:table-cell office:value-type="float" office:value="0.174623" calcext:value-type="float">
            <text:p>0.174623</text:p>
          </table:table-cell>
          <table:table-cell table:formula="of:=[.AG57]-[.AG$1]" office:value-type="float" office:value="0.0000560000000000005" calcext:value-type="float">
            <text:p>5.60000000000005E-05</text:p>
          </table:table-cell>
          <table:table-cell table:formula="of:=[.AH57]*([.H$6]^(-[.G$1]))" office:value-type="float" office:value="1.09263472511005" calcext:value-type="float">
            <text:p>1.09263472511005</text:p>
          </table:table-cell>
          <table:table-cell table:formula="of:=[.AK57]*([.H$6]^(-[.F$1]))" office:value-type="float" office:value="-0.00191338117562358" calcext:value-type="float">
            <text:p>-0.001913381175624</text:p>
          </table:table-cell>
          <table:table-cell office:value-type="float" office:value="-36.3229" calcext:value-type="float">
            <text:p>-36.3229</text:p>
          </table:table-cell>
          <table:table-cell/>
          <table:table-cell office:value-type="float" office:value="0.174623" calcext:value-type="float">
            <text:p>0.174623</text:p>
          </table:table-cell>
          <table:table-cell table:formula="of:=[.AM57]-[.AM$1]" office:value-type="float" office:value="0.0000560000000000005" calcext:value-type="float">
            <text:p>5.60000000000005E-05</text:p>
          </table:table-cell>
          <table:table-cell table:formula="of:=[.AN57]*([.H$7]^(-[.G$1]))" office:value-type="float" office:value="1.44273984792146" calcext:value-type="float">
            <text:p>1.44273984792146</text:p>
          </table:table-cell>
          <table:table-cell table:formula="of:=[.AQ57]*([.H$7]^(-[.F$1]))" office:value-type="float" office:value="-0.0040820336832233" calcext:value-type="float">
            <text:p>-0.004082033683223</text:p>
          </table:table-cell>
          <table:table-cell office:value-type="float" office:value="-102.243" calcext:value-type="float">
            <text:p>-102.243</text:p>
          </table:table-cell>
        </table:table-row>
        <table:table-row table:style-name="ro1">
          <table:table-cell office:value-type="float" office:value="0.174624" calcext:value-type="float">
            <text:p>0.174624</text:p>
          </table:table-cell>
          <table:table-cell table:formula="of:=[.A58]-[.A$1]" office:value-type="float" office:value="0.0000570000000000015" calcext:value-type="float">
            <text:p>5.70000000000015E-05</text:p>
          </table:table-cell>
          <table:table-cell table:formula="of:=[.B58]*([.H$1]^(-[.G$1]))" office:value-type="float" office:value="0.231672697624177" calcext:value-type="float">
            <text:p>0.231672697624177</text:p>
          </table:table-cell>
          <table:table-cell table:formula="of:=[.E58]*([.H$1]^(-[.F$1]))" office:value-type="float" office:value="0.00188605050653794" calcext:value-type="float">
            <text:p>0.001886050506538</text:p>
          </table:table-cell>
          <table:table-cell office:value-type="float" office:value="7.49094" calcext:value-type="float">
            <text:p>7.49094</text:p>
          </table:table-cell>
          <table:table-cell table:number-columns-repeated="3"/>
          <table:table-cell office:value-type="float" office:value="0.174624" calcext:value-type="float">
            <text:p>0.174624</text:p>
          </table:table-cell>
          <table:table-cell table:formula="of:=[.I58]-[.I$1]" office:value-type="float" office:value="0.0000570000000000015" calcext:value-type="float">
            <text:p>5.70000000000015E-05</text:p>
          </table:table-cell>
          <table:table-cell table:formula="of:=[.J58]*([.H$2]^(-[.G$1]))" office:value-type="float" office:value="0.305905921582525" calcext:value-type="float">
            <text:p>0.305905921582525</text:p>
          </table:table-cell>
          <table:table-cell table:formula="of:=[.M58]*([.H$2]^(-[.F$1]))" office:value-type="float" office:value="0.0027212452261615" calcext:value-type="float">
            <text:p>0.002721245226162</text:p>
          </table:table-cell>
          <table:table-cell office:value-type="float" office:value="14.2603" calcext:value-type="float">
            <text:p>14.2603</text:p>
          </table:table-cell>
          <table:table-cell/>
          <table:table-cell office:value-type="float" office:value="0.174624" calcext:value-type="float">
            <text:p>0.174624</text:p>
          </table:table-cell>
          <table:table-cell table:formula="of:=[.O58]-[.O$1]" office:value-type="float" office:value="0.0000570000000000015" calcext:value-type="float">
            <text:p>5.70000000000015E-05</text:p>
          </table:table-cell>
          <table:table-cell table:formula="of:=[.P58]*([.H$3]^(-[.G$1]))" office:value-type="float" office:value="0.441735016603988" calcext:value-type="float">
            <text:p>0.441735016603988</text:p>
          </table:table-cell>
          <table:table-cell table:formula="of:=[.S58]*([.H$3]^(-[.F$1]))" office:value-type="float" office:value="0.00403383477123603" calcext:value-type="float">
            <text:p>0.004033834771236</text:p>
          </table:table-cell>
          <table:table-cell office:value-type="float" office:value="30.4937" calcext:value-type="float">
            <text:p>30.4937</text:p>
          </table:table-cell>
          <table:table-cell/>
          <table:table-cell office:value-type="float" office:value="0.174624" calcext:value-type="float">
            <text:p>0.174624</text:p>
          </table:table-cell>
          <table:table-cell table:formula="of:=[.U58]-[.U$1]" office:value-type="float" office:value="0.0000570000000000015" calcext:value-type="float">
            <text:p>5.70000000000015E-05</text:p>
          </table:table-cell>
          <table:table-cell table:formula="of:=[.V58]*([.H$4]^(-[.G$1]))" office:value-type="float" office:value="0.583277005600045" calcext:value-type="float">
            <text:p>0.583277005600045</text:p>
          </table:table-cell>
          <table:table-cell table:formula="of:=[.Y58]*([.H$4]^(-[.F$1]))" office:value-type="float" office:value="0.00459045848582635" calcext:value-type="float">
            <text:p>0.004590458485826</text:p>
          </table:table-cell>
          <table:table-cell office:value-type="float" office:value="45.7853" calcext:value-type="float">
            <text:p>45.7853</text:p>
          </table:table-cell>
          <table:table-cell/>
          <table:table-cell office:value-type="float" office:value="0.174624" calcext:value-type="float">
            <text:p>0.174624</text:p>
          </table:table-cell>
          <table:table-cell table:formula="of:=[.AA58]-[.AA$1]" office:value-type="float" office:value="0.0000570000000000015" calcext:value-type="float">
            <text:p>5.70000000000015E-05</text:p>
          </table:table-cell>
          <table:table-cell table:formula="of:=[.AB58]*([.H$5]^(-[.G$1]))" office:value-type="float" office:value="0.770172280833134" calcext:value-type="float">
            <text:p>0.770172280833134</text:p>
          </table:table-cell>
          <table:table-cell table:formula="of:=[.AE58]*([.H$5]^(-[.F$1]))" office:value-type="float" office:value="0.0034219544018144" calcext:value-type="float">
            <text:p>0.003421954401814</text:p>
          </table:table-cell>
          <table:table-cell office:value-type="float" office:value="45.0321" calcext:value-type="float">
            <text:p>45.0321</text:p>
          </table:table-cell>
          <table:table-cell/>
          <table:table-cell office:value-type="float" office:value="0.174624" calcext:value-type="float">
            <text:p>0.174624</text:p>
          </table:table-cell>
          <table:table-cell table:formula="of:=[.AG58]-[.AG$1]" office:value-type="float" office:value="0.0000570000000000015" calcext:value-type="float">
            <text:p>5.70000000000015E-05</text:p>
          </table:table-cell>
          <table:table-cell table:formula="of:=[.AH58]*([.H$6]^(-[.G$1]))" office:value-type="float" office:value="1.11214605948703" calcext:value-type="float">
            <text:p>1.11214605948703</text:p>
          </table:table-cell>
          <table:table-cell table:formula="of:=[.AK58]*([.H$6]^(-[.F$1]))" office:value-type="float" office:value="-0.00221497276783669" calcext:value-type="float">
            <text:p>-0.002214972767837</text:p>
          </table:table-cell>
          <table:table-cell office:value-type="float" office:value="-42.0482" calcext:value-type="float">
            <text:p>-42.0482</text:p>
          </table:table-cell>
          <table:table-cell/>
          <table:table-cell office:value-type="float" office:value="0.174624" calcext:value-type="float">
            <text:p>0.174624</text:p>
          </table:table-cell>
          <table:table-cell table:formula="of:=[.AM58]-[.AM$1]" office:value-type="float" office:value="0.0000570000000000015" calcext:value-type="float">
            <text:p>5.70000000000015E-05</text:p>
          </table:table-cell>
          <table:table-cell table:formula="of:=[.AN58]*([.H$7]^(-[.G$1]))" office:value-type="float" office:value="1.46850305949151" calcext:value-type="float">
            <text:p>1.46850305949151</text:p>
          </table:table-cell>
          <table:table-cell table:formula="of:=[.AQ58]*([.H$7]^(-[.F$1]))" office:value-type="float" office:value="-0.0039363559888741" calcext:value-type="float">
            <text:p>-0.003936355988874</text:p>
          </table:table-cell>
          <table:table-cell office:value-type="float" office:value="-98.5942" calcext:value-type="float">
            <text:p>-98.5942</text:p>
          </table:table-cell>
        </table:table-row>
        <table:table-row table:style-name="ro1">
          <table:table-cell office:value-type="float" office:value="0.174625" calcext:value-type="float">
            <text:p>0.174625</text:p>
          </table:table-cell>
          <table:table-cell table:formula="of:=[.A59]-[.A$1]" office:value-type="float" office:value="0.0000580000000000025" calcext:value-type="float">
            <text:p>5.80000000000025E-05</text:p>
          </table:table-cell>
          <table:table-cell table:formula="of:=[.B59]*([.H$1]^(-[.G$1]))" office:value-type="float" office:value="0.235737130915834" calcext:value-type="float">
            <text:p>0.235737130915834</text:p>
          </table:table-cell>
          <table:table-cell table:formula="of:=[.E59]*([.H$1]^(-[.F$1]))" office:value-type="float" office:value="0.00193142333849003" calcext:value-type="float">
            <text:p>0.00193142333849</text:p>
          </table:table-cell>
          <table:table-cell office:value-type="float" office:value="7.67115" calcext:value-type="float">
            <text:p>7.67115</text:p>
          </table:table-cell>
          <table:table-cell table:number-columns-repeated="3"/>
          <table:table-cell office:value-type="float" office:value="0.174625" calcext:value-type="float">
            <text:p>0.174625</text:p>
          </table:table-cell>
          <table:table-cell table:formula="of:=[.I59]-[.I$1]" office:value-type="float" office:value="0.0000580000000000025" calcext:value-type="float">
            <text:p>5.80000000000025E-05</text:p>
          </table:table-cell>
          <table:table-cell table:formula="of:=[.J59]*([.H$2]^(-[.G$1]))" office:value-type="float" office:value="0.31127269213661" calcext:value-type="float">
            <text:p>0.31127269213661</text:p>
          </table:table-cell>
          <table:table-cell table:formula="of:=[.M59]*([.H$2]^(-[.F$1]))" office:value-type="float" office:value="0.00278036332122716" calcext:value-type="float">
            <text:p>0.002780363321227</text:p>
          </table:table-cell>
          <table:table-cell office:value-type="float" office:value="14.5701" calcext:value-type="float">
            <text:p>14.5701</text:p>
          </table:table-cell>
          <table:table-cell/>
          <table:table-cell office:value-type="float" office:value="0.174625" calcext:value-type="float">
            <text:p>0.174625</text:p>
          </table:table-cell>
          <table:table-cell table:formula="of:=[.O59]-[.O$1]" office:value-type="float" office:value="0.0000580000000000025" calcext:value-type="float">
            <text:p>5.80000000000025E-05</text:p>
          </table:table-cell>
          <table:table-cell table:formula="of:=[.P59]*([.H$3]^(-[.G$1]))" office:value-type="float" office:value="0.449484753737398" calcext:value-type="float">
            <text:p>0.449484753737398</text:p>
          </table:table-cell>
          <table:table-cell table:formula="of:=[.S59]*([.H$3]^(-[.F$1]))" office:value-type="float" office:value="0.0040905714654838" calcext:value-type="float">
            <text:p>0.004090571465484</text:p>
          </table:table-cell>
          <table:table-cell office:value-type="float" office:value="30.9226" calcext:value-type="float">
            <text:p>30.9226</text:p>
          </table:table-cell>
          <table:table-cell/>
          <table:table-cell office:value-type="float" office:value="0.174625" calcext:value-type="float">
            <text:p>0.174625</text:p>
          </table:table-cell>
          <table:table-cell table:formula="of:=[.U59]-[.U$1]" office:value-type="float" office:value="0.0000580000000000025" calcext:value-type="float">
            <text:p>5.80000000000025E-05</text:p>
          </table:table-cell>
          <table:table-cell table:formula="of:=[.V59]*([.H$4]^(-[.G$1]))" office:value-type="float" office:value="0.593509935522863" calcext:value-type="float">
            <text:p>0.593509935522863</text:p>
          </table:table-cell>
          <table:table-cell table:formula="of:=[.Y59]*([.H$4]^(-[.F$1]))" office:value-type="float" office:value="0.00458530509453763" calcext:value-type="float">
            <text:p>0.004585305094538</text:p>
          </table:table-cell>
          <table:table-cell office:value-type="float" office:value="45.7339" calcext:value-type="float">
            <text:p>45.7339</text:p>
          </table:table-cell>
          <table:table-cell/>
          <table:table-cell office:value-type="float" office:value="0.174625" calcext:value-type="float">
            <text:p>0.174625</text:p>
          </table:table-cell>
          <table:table-cell table:formula="of:=[.AA59]-[.AA$1]" office:value-type="float" office:value="0.0000580000000000025" calcext:value-type="float">
            <text:p>5.80000000000025E-05</text:p>
          </table:table-cell>
          <table:table-cell table:formula="of:=[.AB59]*([.H$5]^(-[.G$1]))" office:value-type="float" office:value="0.783684075233729" calcext:value-type="float">
            <text:p>0.783684075233729</text:p>
          </table:table-cell>
          <table:table-cell table:formula="of:=[.AE59]*([.H$5]^(-[.F$1]))" office:value-type="float" office:value="0.00325476290786071" calcext:value-type="float">
            <text:p>0.003254762907861</text:p>
          </table:table-cell>
          <table:table-cell office:value-type="float" office:value="42.8319" calcext:value-type="float">
            <text:p>42.8319</text:p>
          </table:table-cell>
          <table:table-cell/>
          <table:table-cell office:value-type="float" office:value="0.174625" calcext:value-type="float">
            <text:p>0.174625</text:p>
          </table:table-cell>
          <table:table-cell table:formula="of:=[.AG59]-[.AG$1]" office:value-type="float" office:value="0.0000580000000000025" calcext:value-type="float">
            <text:p>5.80000000000025E-05</text:p>
          </table:table-cell>
          <table:table-cell table:formula="of:=[.AH59]*([.H$6]^(-[.G$1]))" office:value-type="float" office:value="1.13165739386402" calcext:value-type="float">
            <text:p>1.13165739386402</text:p>
          </table:table-cell>
          <table:table-cell table:formula="of:=[.AK59]*([.H$6]^(-[.F$1]))" office:value-type="float" office:value="-0.00250101411150015" calcext:value-type="float">
            <text:p>-0.0025010141115</text:p>
          </table:table-cell>
          <table:table-cell office:value-type="float" office:value="-47.4783" calcext:value-type="float">
            <text:p>-47.4783</text:p>
          </table:table-cell>
          <table:table-cell/>
          <table:table-cell office:value-type="float" office:value="0.174625" calcext:value-type="float">
            <text:p>0.174625</text:p>
          </table:table-cell>
          <table:table-cell table:formula="of:=[.AM59]-[.AM$1]" office:value-type="float" office:value="0.0000580000000000025" calcext:value-type="float">
            <text:p>5.80000000000025E-05</text:p>
          </table:table-cell>
          <table:table-cell table:formula="of:=[.AN59]*([.H$7]^(-[.G$1]))" office:value-type="float" office:value="1.49426627106156" calcext:value-type="float">
            <text:p>1.49426627106156</text:p>
          </table:table-cell>
          <table:table-cell table:formula="of:=[.AQ59]*([.H$7]^(-[.F$1]))" office:value-type="float" office:value="-0.00375427084838451" calcext:value-type="float">
            <text:p>-0.003754270848385</text:p>
          </table:table-cell>
          <table:table-cell office:value-type="float" office:value="-94.0335" calcext:value-type="float">
            <text:p>-94.0335</text:p>
          </table:table-cell>
        </table:table-row>
        <table:table-row table:style-name="ro1">
          <table:table-cell office:value-type="float" office:value="0.174626" calcext:value-type="float">
            <text:p>0.174626</text:p>
          </table:table-cell>
          <table:table-cell table:formula="of:=[.A60]-[.A$1]" office:value-type="float" office:value="0.0000590000000000035" calcext:value-type="float">
            <text:p>5.90000000000035E-05</text:p>
          </table:table-cell>
          <table:table-cell table:formula="of:=[.B60]*([.H$1]^(-[.G$1]))" office:value-type="float" office:value="0.23980156420749" calcext:value-type="float">
            <text:p>0.23980156420749</text:p>
          </table:table-cell>
          <table:table-cell table:formula="of:=[.E60]*([.H$1]^(-[.F$1]))" office:value-type="float" office:value="0.00197690191701235" calcext:value-type="float">
            <text:p>0.001976901917012</text:p>
          </table:table-cell>
          <table:table-cell office:value-type="float" office:value="7.85178" calcext:value-type="float">
            <text:p>7.85178</text:p>
          </table:table-cell>
          <table:table-cell table:number-columns-repeated="3"/>
          <table:table-cell office:value-type="float" office:value="0.174626" calcext:value-type="float">
            <text:p>0.174626</text:p>
          </table:table-cell>
          <table:table-cell table:formula="of:=[.I60]-[.I$1]" office:value-type="float" office:value="0.0000590000000000035" calcext:value-type="float">
            <text:p>5.90000000000035E-05</text:p>
          </table:table-cell>
          <table:table-cell table:formula="of:=[.J60]*([.H$2]^(-[.G$1]))" office:value-type="float" office:value="0.316639462690695" calcext:value-type="float">
            <text:p>0.316639462690695</text:p>
          </table:table-cell>
          <table:table-cell table:formula="of:=[.M60]*([.H$2]^(-[.F$1]))" office:value-type="float" office:value="0.00283913792832924" calcext:value-type="float">
            <text:p>0.002839137928329</text:p>
          </table:table-cell>
          <table:table-cell office:value-type="float" office:value="14.8781" calcext:value-type="float">
            <text:p>14.8781</text:p>
          </table:table-cell>
          <table:table-cell/>
          <table:table-cell office:value-type="float" office:value="0.174626" calcext:value-type="float">
            <text:p>0.174626</text:p>
          </table:table-cell>
          <table:table-cell table:formula="of:=[.O60]-[.O$1]" office:value-type="float" office:value="0.0000590000000000035" calcext:value-type="float">
            <text:p>5.90000000000035E-05</text:p>
          </table:table-cell>
          <table:table-cell table:formula="of:=[.P60]*([.H$3]^(-[.G$1]))" office:value-type="float" office:value="0.457234490870809" calcext:value-type="float">
            <text:p>0.457234490870809</text:p>
          </table:table-cell>
          <table:table-cell table:formula="of:=[.S60]*([.H$3]^(-[.F$1]))" office:value-type="float" office:value="0.00414472861779211" calcext:value-type="float">
            <text:p>0.004144728617792</text:p>
          </table:table-cell>
          <table:table-cell office:value-type="float" office:value="31.332" calcext:value-type="float">
            <text:p>31.332</text:p>
          </table:table-cell>
          <table:table-cell/>
          <table:table-cell office:value-type="float" office:value="0.174626" calcext:value-type="float">
            <text:p>0.174626</text:p>
          </table:table-cell>
          <table:table-cell table:formula="of:=[.U60]-[.U$1]" office:value-type="float" office:value="0.0000590000000000035" calcext:value-type="float">
            <text:p>5.90000000000035E-05</text:p>
          </table:table-cell>
          <table:table-cell table:formula="of:=[.V60]*([.H$4]^(-[.G$1]))" office:value-type="float" office:value="0.603742865445681" calcext:value-type="float">
            <text:p>0.603742865445681</text:p>
          </table:table-cell>
          <table:table-cell table:formula="of:=[.Y60]*([.H$4]^(-[.F$1]))" office:value-type="float" office:value="0.00457345429978419" calcext:value-type="float">
            <text:p>0.004573454299784</text:p>
          </table:table-cell>
          <table:table-cell office:value-type="float" office:value="45.6157" calcext:value-type="float">
            <text:p>45.6157</text:p>
          </table:table-cell>
          <table:table-cell/>
          <table:table-cell office:value-type="float" office:value="0.174626" calcext:value-type="float">
            <text:p>0.174626</text:p>
          </table:table-cell>
          <table:table-cell table:formula="of:=[.AA60]-[.AA$1]" office:value-type="float" office:value="0.0000590000000000035" calcext:value-type="float">
            <text:p>5.90000000000035E-05</text:p>
          </table:table-cell>
          <table:table-cell table:formula="of:=[.AB60]*([.H$5]^(-[.G$1]))" office:value-type="float" office:value="0.797195869634323" calcext:value-type="float">
            <text:p>0.797195869634323</text:p>
          </table:table-cell>
          <table:table-cell table:formula="of:=[.AE60]*([.H$5]^(-[.F$1]))" office:value-type="float" office:value="0.00307804236502883" calcext:value-type="float">
            <text:p>0.003078042365029</text:p>
          </table:table-cell>
          <table:table-cell office:value-type="float" office:value="40.5063" calcext:value-type="float">
            <text:p>40.5063</text:p>
          </table:table-cell>
          <table:table-cell/>
          <table:table-cell office:value-type="float" office:value="0.174626" calcext:value-type="float">
            <text:p>0.174626</text:p>
          </table:table-cell>
          <table:table-cell table:formula="of:=[.AG60]-[.AG$1]" office:value-type="float" office:value="0.0000590000000000035" calcext:value-type="float">
            <text:p>5.90000000000035E-05</text:p>
          </table:table-cell>
          <table:table-cell table:formula="of:=[.AH60]*([.H$6]^(-[.G$1]))" office:value-type="float" office:value="1.151168728241" calcext:value-type="float">
            <text:p>1.151168728241</text:p>
          </table:table-cell>
          <table:table-cell table:formula="of:=[.AK60]*([.H$6]^(-[.F$1]))" office:value-type="float" office:value="-0.00276976686582081" calcext:value-type="float">
            <text:p>-0.002769766865821</text:p>
          </table:table-cell>
          <table:table-cell office:value-type="float" office:value="-52.5802" calcext:value-type="float">
            <text:p>-52.5802</text:p>
          </table:table-cell>
          <table:table-cell/>
          <table:table-cell office:value-type="float" office:value="0.174626" calcext:value-type="float">
            <text:p>0.174626</text:p>
          </table:table-cell>
          <table:table-cell table:formula="of:=[.AM60]-[.AM$1]" office:value-type="float" office:value="0.0000590000000000035" calcext:value-type="float">
            <text:p>5.90000000000035E-05</text:p>
          </table:table-cell>
          <table:table-cell table:formula="of:=[.AN60]*([.H$7]^(-[.G$1]))" office:value-type="float" office:value="1.52002948263161" calcext:value-type="float">
            <text:p>1.52002948263161</text:p>
          </table:table-cell>
          <table:table-cell table:formula="of:=[.AQ60]*([.H$7]^(-[.F$1]))" office:value-type="float" office:value="-0.00355310563495876" calcext:value-type="float">
            <text:p>-0.003553105634959</text:p>
          </table:table-cell>
          <table:table-cell office:value-type="float" office:value="-88.9949" calcext:value-type="float">
            <text:p>-88.9949</text:p>
          </table:table-cell>
        </table:table-row>
        <table:table-row table:style-name="ro1">
          <table:table-cell office:value-type="float" office:value="0.174627" calcext:value-type="float">
            <text:p>0.174627</text:p>
          </table:table-cell>
          <table:table-cell table:formula="of:=[.A61]-[.A$1]" office:value-type="float" office:value="0.0000600000000000045" calcext:value-type="float">
            <text:p>6.00000000000045E-05</text:p>
          </table:table-cell>
          <table:table-cell table:formula="of:=[.B61]*([.H$1]^(-[.G$1]))" office:value-type="float" office:value="0.243865997499146" calcext:value-type="float">
            <text:p>0.243865997499146</text:p>
          </table:table-cell>
          <table:table-cell table:formula="of:=[.E61]*([.H$1]^(-[.F$1]))" office:value-type="float" office:value="0.00202247113545199" calcext:value-type="float">
            <text:p>0.002022471135452</text:p>
          </table:table-cell>
          <table:table-cell office:value-type="float" office:value="8.03277" calcext:value-type="float">
            <text:p>8.03277</text:p>
          </table:table-cell>
          <table:table-cell table:number-columns-repeated="3"/>
          <table:table-cell office:value-type="float" office:value="0.174627" calcext:value-type="float">
            <text:p>0.174627</text:p>
          </table:table-cell>
          <table:table-cell table:formula="of:=[.I61]-[.I$1]" office:value-type="float" office:value="0.0000600000000000045" calcext:value-type="float">
            <text:p>6.00000000000045E-05</text:p>
          </table:table-cell>
          <table:table-cell table:formula="of:=[.J61]*([.H$2]^(-[.G$1]))" office:value-type="float" office:value="0.322006233244779" calcext:value-type="float">
            <text:p>0.322006233244779</text:p>
          </table:table-cell>
          <table:table-cell table:formula="of:=[.M61]*([.H$2]^(-[.F$1]))" office:value-type="float" office:value="0.00289756904746773" calcext:value-type="float">
            <text:p>0.002897569047468</text:p>
          </table:table-cell>
          <table:table-cell office:value-type="float" office:value="15.1843" calcext:value-type="float">
            <text:p>15.1843</text:p>
          </table:table-cell>
          <table:table-cell/>
          <table:table-cell office:value-type="float" office:value="0.174627" calcext:value-type="float">
            <text:p>0.174627</text:p>
          </table:table-cell>
          <table:table-cell table:formula="of:=[.O61]-[.O$1]" office:value-type="float" office:value="0.0000600000000000045" calcext:value-type="float">
            <text:p>6.00000000000045E-05</text:p>
          </table:table-cell>
          <table:table-cell table:formula="of:=[.P61]*([.H$3]^(-[.G$1]))" office:value-type="float" office:value="0.46498422800422" calcext:value-type="float">
            <text:p>0.46498422800422</text:p>
          </table:table-cell>
          <table:table-cell table:formula="of:=[.S61]*([.H$3]^(-[.F$1]))" office:value-type="float" office:value="0.00419620040079935" calcext:value-type="float">
            <text:p>0.004196200400799</text:p>
          </table:table-cell>
          <table:table-cell office:value-type="float" office:value="31.7211" calcext:value-type="float">
            <text:p>31.7211</text:p>
          </table:table-cell>
          <table:table-cell/>
          <table:table-cell office:value-type="float" office:value="0.174627" calcext:value-type="float">
            <text:p>0.174627</text:p>
          </table:table-cell>
          <table:table-cell table:formula="of:=[.U61]-[.U$1]" office:value-type="float" office:value="0.0000600000000000045" calcext:value-type="float">
            <text:p>6.00000000000045E-05</text:p>
          </table:table-cell>
          <table:table-cell table:formula="of:=[.V61]*([.H$4]^(-[.G$1]))" office:value-type="float" office:value="0.613975795368499" calcext:value-type="float">
            <text:p>0.613975795368499</text:p>
          </table:table-cell>
          <table:table-cell table:formula="of:=[.Y61]*([.H$4]^(-[.F$1]))" office:value-type="float" office:value="0.00455481586708821" calcext:value-type="float">
            <text:p>0.004554815867088</text:p>
          </table:table-cell>
          <table:table-cell office:value-type="float" office:value="45.4298" calcext:value-type="float">
            <text:p>45.4298</text:p>
          </table:table-cell>
          <table:table-cell/>
          <table:table-cell office:value-type="float" office:value="0.174627" calcext:value-type="float">
            <text:p>0.174627</text:p>
          </table:table-cell>
          <table:table-cell table:formula="of:=[.AA61]-[.AA$1]" office:value-type="float" office:value="0.0000600000000000045" calcext:value-type="float">
            <text:p>6.00000000000045E-05</text:p>
          </table:table-cell>
          <table:table-cell table:formula="of:=[.AB61]*([.H$5]^(-[.G$1]))" office:value-type="float" office:value="0.810707664034918" calcext:value-type="float">
            <text:p>0.810707664034918</text:p>
          </table:table-cell>
          <table:table-cell table:formula="of:=[.AE61]*([.H$5]^(-[.F$1]))" office:value-type="float" office:value="0.00289227910436198" calcext:value-type="float">
            <text:p>0.002892279104362</text:p>
          </table:table-cell>
          <table:table-cell office:value-type="float" office:value="38.0617" calcext:value-type="float">
            <text:p>38.0617</text:p>
          </table:table-cell>
          <table:table-cell/>
          <table:table-cell office:value-type="float" office:value="0.174627" calcext:value-type="float">
            <text:p>0.174627</text:p>
          </table:table-cell>
          <table:table-cell table:formula="of:=[.AG61]-[.AG$1]" office:value-type="float" office:value="0.0000600000000000045" calcext:value-type="float">
            <text:p>6.00000000000045E-05</text:p>
          </table:table-cell>
          <table:table-cell table:formula="of:=[.AH61]*([.H$6]^(-[.G$1]))" office:value-type="float" office:value="1.17068006261799" calcext:value-type="float">
            <text:p>1.17068006261799</text:p>
          </table:table-cell>
          <table:table-cell table:formula="of:=[.AK61]*([.H$6]^(-[.F$1]))" office:value-type="float" office:value="-0.00301966652408483" calcext:value-type="float">
            <text:p>-0.003019666524085</text:p>
          </table:table-cell>
          <table:table-cell office:value-type="float" office:value="-57.3242" calcext:value-type="float">
            <text:p>-57.3242</text:p>
          </table:table-cell>
          <table:table-cell/>
          <table:table-cell office:value-type="float" office:value="0.174627" calcext:value-type="float">
            <text:p>0.174627</text:p>
          </table:table-cell>
          <table:table-cell table:formula="of:=[.AM61]-[.AM$1]" office:value-type="float" office:value="0.0000600000000000045" calcext:value-type="float">
            <text:p>6.00000000000045E-05</text:p>
          </table:table-cell>
          <table:table-cell table:formula="of:=[.AN61]*([.H$7]^(-[.G$1]))" office:value-type="float" office:value="1.54579269420166" calcext:value-type="float">
            <text:p>1.54579269420166</text:p>
          </table:table-cell>
          <table:table-cell table:formula="of:=[.AQ61]*([.H$7]^(-[.F$1]))" office:value-type="float" office:value="-0.00333529975528528" calcext:value-type="float">
            <text:p>-0.003335299755285</text:p>
          </table:table-cell>
          <table:table-cell office:value-type="float" office:value="-83.5395" calcext:value-type="float">
            <text:p>-83.5395</text:p>
          </table:table-cell>
        </table:table-row>
        <table:table-row table:style-name="ro1">
          <table:table-cell office:value-type="float" office:value="0.174628" calcext:value-type="float">
            <text:p>0.174628</text:p>
          </table:table-cell>
          <table:table-cell table:formula="of:=[.A62]-[.A$1]" office:value-type="float" office:value="0.0000610000000000055" calcext:value-type="float">
            <text:p>6.10000000000055E-05</text:p>
          </table:table-cell>
          <table:table-cell table:formula="of:=[.B62]*([.H$1]^(-[.G$1]))" office:value-type="float" office:value="0.247930430790802" calcext:value-type="float">
            <text:p>0.247930430790802</text:p>
          </table:table-cell>
          <table:table-cell table:formula="of:=[.E62]*([.H$1]^(-[.F$1]))" office:value-type="float" office:value="0.00206811085160512" calcext:value-type="float">
            <text:p>0.002068110851605</text:p>
          </table:table-cell>
          <table:table-cell office:value-type="float" office:value="8.21404" calcext:value-type="float">
            <text:p>8.21404</text:p>
          </table:table-cell>
          <table:table-cell table:number-columns-repeated="3"/>
          <table:table-cell office:value-type="float" office:value="0.174628" calcext:value-type="float">
            <text:p>0.174628</text:p>
          </table:table-cell>
          <table:table-cell table:formula="of:=[.I62]-[.I$1]" office:value-type="float" office:value="0.0000610000000000055" calcext:value-type="float">
            <text:p>6.10000000000055E-05</text:p>
          </table:table-cell>
          <table:table-cell table:formula="of:=[.J62]*([.H$2]^(-[.G$1]))" office:value-type="float" office:value="0.327373003798864" calcext:value-type="float">
            <text:p>0.327373003798864</text:p>
          </table:table-cell>
          <table:table-cell table:formula="of:=[.M62]*([.H$2]^(-[.F$1]))" office:value-type="float" office:value="0.00295559943064871" calcext:value-type="float">
            <text:p>0.002955599430649</text:p>
          </table:table-cell>
          <table:table-cell office:value-type="float" office:value="15.4884" calcext:value-type="float">
            <text:p>15.4884</text:p>
          </table:table-cell>
          <table:table-cell/>
          <table:table-cell office:value-type="float" office:value="0.174628" calcext:value-type="float">
            <text:p>0.174628</text:p>
          </table:table-cell>
          <table:table-cell table:formula="of:=[.O62]-[.O$1]" office:value-type="float" office:value="0.0000610000000000055" calcext:value-type="float">
            <text:p>6.10000000000055E-05</text:p>
          </table:table-cell>
          <table:table-cell table:formula="of:=[.P62]*([.H$3]^(-[.G$1]))" office:value-type="float" office:value="0.472733965137631" calcext:value-type="float">
            <text:p>0.472733965137631</text:p>
          </table:table-cell>
          <table:table-cell table:formula="of:=[.S62]*([.H$3]^(-[.F$1]))" office:value-type="float" office:value="0.00424490744398431" calcext:value-type="float">
            <text:p>0.004244907443984</text:p>
          </table:table-cell>
          <table:table-cell office:value-type="float" office:value="32.0893" calcext:value-type="float">
            <text:p>32.0893</text:p>
          </table:table-cell>
          <table:table-cell/>
          <table:table-cell office:value-type="float" office:value="0.174628" calcext:value-type="float">
            <text:p>0.174628</text:p>
          </table:table-cell>
          <table:table-cell table:formula="of:=[.U62]-[.U$1]" office:value-type="float" office:value="0.0000610000000000055" calcext:value-type="float">
            <text:p>6.10000000000055E-05</text:p>
          </table:table-cell>
          <table:table-cell table:formula="of:=[.V62]*([.H$4]^(-[.G$1]))" office:value-type="float" office:value="0.624208725291317" calcext:value-type="float">
            <text:p>0.624208725291317</text:p>
          </table:table-cell>
          <table:table-cell table:formula="of:=[.Y62]*([.H$4]^(-[.F$1]))" office:value-type="float" office:value="0.00452934969223733" calcext:value-type="float">
            <text:p>0.004529349692237</text:p>
          </table:table-cell>
          <table:table-cell office:value-type="float" office:value="45.1758" calcext:value-type="float">
            <text:p>45.1758</text:p>
          </table:table-cell>
          <table:table-cell/>
          <table:table-cell office:value-type="float" office:value="0.174628" calcext:value-type="float">
            <text:p>0.174628</text:p>
          </table:table-cell>
          <table:table-cell table:formula="of:=[.AA62]-[.AA$1]" office:value-type="float" office:value="0.0000610000000000055" calcext:value-type="float">
            <text:p>6.10000000000055E-05</text:p>
          </table:table-cell>
          <table:table-cell table:formula="of:=[.AB62]*([.H$5]^(-[.G$1]))" office:value-type="float" office:value="0.824219458435512" calcext:value-type="float">
            <text:p>0.824219458435512</text:p>
          </table:table-cell>
          <table:table-cell table:formula="of:=[.AE62]*([.H$5]^(-[.F$1]))" office:value-type="float" office:value="0.00269801264936125" calcext:value-type="float">
            <text:p>0.002698012649361</text:p>
          </table:table-cell>
          <table:table-cell office:value-type="float" office:value="35.5052" calcext:value-type="float">
            <text:p>35.5052</text:p>
          </table:table-cell>
          <table:table-cell/>
          <table:table-cell office:value-type="float" office:value="0.174628" calcext:value-type="float">
            <text:p>0.174628</text:p>
          </table:table-cell>
          <table:table-cell table:formula="of:=[.AG62]-[.AG$1]" office:value-type="float" office:value="0.0000610000000000055" calcext:value-type="float">
            <text:p>6.10000000000055E-05</text:p>
          </table:table-cell>
          <table:table-cell table:formula="of:=[.AH62]*([.H$6]^(-[.G$1]))" office:value-type="float" office:value="1.19019139699497" calcext:value-type="float">
            <text:p>1.19019139699497</text:p>
          </table:table-cell>
          <table:table-cell table:formula="of:=[.AK62]*([.H$6]^(-[.F$1]))" office:value-type="float" office:value="-0.00324930661055958" calcext:value-type="float">
            <text:p>-0.00324930661056</text:p>
          </table:table-cell>
          <table:table-cell office:value-type="float" office:value="-61.6836" calcext:value-type="float">
            <text:p>-61.6836</text:p>
          </table:table-cell>
          <table:table-cell/>
          <table:table-cell office:value-type="float" office:value="0.174628" calcext:value-type="float">
            <text:p>0.174628</text:p>
          </table:table-cell>
          <table:table-cell table:formula="of:=[.AM62]-[.AM$1]" office:value-type="float" office:value="0.0000610000000000055" calcext:value-type="float">
            <text:p>6.10000000000055E-05</text:p>
          </table:table-cell>
          <table:table-cell table:formula="of:=[.AN62]*([.H$7]^(-[.G$1]))" office:value-type="float" office:value="1.57155590577171" calcext:value-type="float">
            <text:p>1.57155590577171</text:p>
          </table:table-cell>
          <table:table-cell table:formula="of:=[.AQ62]*([.H$7]^(-[.F$1]))" office:value-type="float" office:value="-0.00310347227775621" calcext:value-type="float">
            <text:p>-0.003103472277756</text:p>
          </table:table-cell>
          <table:table-cell office:value-type="float" office:value="-77.7329" calcext:value-type="float">
            <text:p>-77.7329</text:p>
          </table:table-cell>
        </table:table-row>
        <table:table-row table:style-name="ro1">
          <table:table-cell office:value-type="float" office:value="0.174629" calcext:value-type="float">
            <text:p>0.174629</text:p>
          </table:table-cell>
          <table:table-cell table:formula="of:=[.A63]-[.A$1]" office:value-type="float" office:value="0.0000619999999999787" calcext:value-type="float">
            <text:p>6.19999999999787E-05</text:p>
          </table:table-cell>
          <table:table-cell table:formula="of:=[.B63]*([.H$1]^(-[.G$1]))" office:value-type="float" office:value="0.251994864082346" calcext:value-type="float">
            <text:p>0.251994864082346</text:p>
          </table:table-cell>
          <table:table-cell table:formula="of:=[.E63]*([.H$1]^(-[.F$1]))" office:value-type="float" office:value="0.00211380847659433" calcext:value-type="float">
            <text:p>0.002113808476594</text:p>
          </table:table-cell>
          <table:table-cell office:value-type="float" office:value="8.39554" calcext:value-type="float">
            <text:p>8.39554</text:p>
          </table:table-cell>
          <table:table-cell table:number-columns-repeated="3"/>
          <table:table-cell office:value-type="float" office:value="0.174629" calcext:value-type="float">
            <text:p>0.174629</text:p>
          </table:table-cell>
          <table:table-cell table:formula="of:=[.I63]-[.I$1]" office:value-type="float" office:value="0.0000619999999999787" calcext:value-type="float">
            <text:p>6.19999999999787E-05</text:p>
          </table:table-cell>
          <table:table-cell table:formula="of:=[.J63]*([.H$2]^(-[.G$1]))" office:value-type="float" office:value="0.3327397743528" calcext:value-type="float">
            <text:p>0.3327397743528</text:p>
          </table:table-cell>
          <table:table-cell table:formula="of:=[.M63]*([.H$2]^(-[.F$1]))" office:value-type="float" office:value="0.00301319091254288" calcext:value-type="float">
            <text:p>0.003013190912543</text:p>
          </table:table-cell>
          <table:table-cell office:value-type="float" office:value="15.7902" calcext:value-type="float">
            <text:p>15.7902</text:p>
          </table:table-cell>
          <table:table-cell/>
          <table:table-cell office:value-type="float" office:value="0.174629" calcext:value-type="float">
            <text:p>0.174629</text:p>
          </table:table-cell>
          <table:table-cell table:formula="of:=[.O63]-[.O$1]" office:value-type="float" office:value="0.0000619999999999787" calcext:value-type="float">
            <text:p>6.19999999999787E-05</text:p>
          </table:table-cell>
          <table:table-cell table:formula="of:=[.P63]*([.H$3]^(-[.G$1]))" office:value-type="float" office:value="0.480483702270827" calcext:value-type="float">
            <text:p>0.480483702270827</text:p>
          </table:table-cell>
          <table:table-cell table:formula="of:=[.S63]*([.H$3]^(-[.F$1]))" office:value-type="float" office:value="0.00429074391998536" calcext:value-type="float">
            <text:p>0.004290743919985</text:p>
          </table:table-cell>
          <table:table-cell office:value-type="float" office:value="32.4358" calcext:value-type="float">
            <text:p>32.4358</text:p>
          </table:table-cell>
          <table:table-cell/>
          <table:table-cell office:value-type="float" office:value="0.174629" calcext:value-type="float">
            <text:p>0.174629</text:p>
          </table:table-cell>
          <table:table-cell table:formula="of:=[.U63]-[.U$1]" office:value-type="float" office:value="0.0000619999999999787" calcext:value-type="float">
            <text:p>6.19999999999787E-05</text:p>
          </table:table-cell>
          <table:table-cell table:formula="of:=[.V63]*([.H$4]^(-[.G$1]))" office:value-type="float" office:value="0.63444165521385" calcext:value-type="float">
            <text:p>0.63444165521385</text:p>
          </table:table-cell>
          <table:table-cell table:formula="of:=[.Y63]*([.H$4]^(-[.F$1]))" office:value-type="float" office:value="0.00449701567101919" calcext:value-type="float">
            <text:p>0.004497015671019</text:p>
          </table:table-cell>
          <table:table-cell office:value-type="float" office:value="44.8533" calcext:value-type="float">
            <text:p>44.8533</text:p>
          </table:table-cell>
          <table:table-cell/>
          <table:table-cell office:value-type="float" office:value="0.174629" calcext:value-type="float">
            <text:p>0.174629</text:p>
          </table:table-cell>
          <table:table-cell table:formula="of:=[.AA63]-[.AA$1]" office:value-type="float" office:value="0.0000619999999999787" calcext:value-type="float">
            <text:p>6.19999999999787E-05</text:p>
          </table:table-cell>
          <table:table-cell table:formula="of:=[.AB63]*([.H$5]^(-[.G$1]))" office:value-type="float" office:value="0.837731252835731" calcext:value-type="float">
            <text:p>0.837731252835731</text:p>
          </table:table-cell>
          <table:table-cell table:formula="of:=[.AE63]*([.H$5]^(-[.F$1]))" office:value-type="float" office:value="0.00249580532029536" calcext:value-type="float">
            <text:p>0.002495805320295</text:p>
          </table:table-cell>
          <table:table-cell office:value-type="float" office:value="32.8442" calcext:value-type="float">
            <text:p>32.8442</text:p>
          </table:table-cell>
          <table:table-cell/>
          <table:table-cell office:value-type="float" office:value="0.174629" calcext:value-type="float">
            <text:p>0.174629</text:p>
          </table:table-cell>
          <table:table-cell table:formula="of:=[.AG63]-[.AG$1]" office:value-type="float" office:value="0.0000619999999999787" calcext:value-type="float">
            <text:p>6.19999999999787E-05</text:p>
          </table:table-cell>
          <table:table-cell table:formula="of:=[.AH63]*([.H$6]^(-[.G$1]))" office:value-type="float" office:value="1.20970273137142" calcext:value-type="float">
            <text:p>1.20970273137142</text:p>
          </table:table-cell>
          <table:table-cell table:formula="of:=[.AK63]*([.H$6]^(-[.F$1]))" office:value-type="float" office:value="-0.00345745448359172" calcext:value-type="float">
            <text:p>-0.003457454483592</text:p>
          </table:table-cell>
          <table:table-cell office:value-type="float" office:value="-65.635" calcext:value-type="float">
            <text:p>-65.635</text:p>
          </table:table-cell>
          <table:table-cell/>
          <table:table-cell office:value-type="float" office:value="0.174629" calcext:value-type="float">
            <text:p>0.174629</text:p>
          </table:table-cell>
          <table:table-cell table:formula="of:=[.AM63]-[.AM$1]" office:value-type="float" office:value="0.0000619999999999787" calcext:value-type="float">
            <text:p>6.19999999999787E-05</text:p>
          </table:table-cell>
          <table:table-cell table:formula="of:=[.AN63]*([.H$7]^(-[.G$1]))" office:value-type="float" office:value="1.59731911734105" calcext:value-type="float">
            <text:p>1.59731911734105</text:p>
          </table:table-cell>
          <table:table-cell table:formula="of:=[.AQ63]*([.H$7]^(-[.F$1]))" office:value-type="float" office:value="-0.0028603820076444" calcext:value-type="float">
            <text:p>-0.002860382007644</text:p>
          </table:table-cell>
          <table:table-cell office:value-type="float" office:value="-71.6442" calcext:value-type="float">
            <text:p>-71.6442</text:p>
          </table:table-cell>
        </table:table-row>
        <table:table-row table:style-name="ro1">
          <table:table-cell office:value-type="float" office:value="0.17463" calcext:value-type="float">
            <text:p>0.17463</text:p>
          </table:table-cell>
          <table:table-cell table:formula="of:=[.A64]-[.A$1]" office:value-type="float" office:value="0.0000630000000000075" calcext:value-type="float">
            <text:p>6.30000000000075E-05</text:p>
          </table:table-cell>
          <table:table-cell table:formula="of:=[.B64]*([.H$1]^(-[.G$1]))" office:value-type="float" office:value="0.256059297374115" calcext:value-type="float">
            <text:p>0.256059297374115</text:p>
          </table:table-cell>
          <table:table-cell table:formula="of:=[.E64]*([.H$1]^(-[.F$1]))" office:value-type="float" office:value="0.0021595514215422" calcext:value-type="float">
            <text:p>0.002159551421542</text:p>
          </table:table-cell>
          <table:table-cell office:value-type="float" office:value="8.57722" calcext:value-type="float">
            <text:p>8.57722</text:p>
          </table:table-cell>
          <table:table-cell table:number-columns-repeated="3"/>
          <table:table-cell office:value-type="float" office:value="0.17463" calcext:value-type="float">
            <text:p>0.17463</text:p>
          </table:table-cell>
          <table:table-cell table:formula="of:=[.I64]-[.I$1]" office:value-type="float" office:value="0.0000630000000000075" calcext:value-type="float">
            <text:p>6.30000000000075E-05</text:p>
          </table:table-cell>
          <table:table-cell table:formula="of:=[.J64]*([.H$2]^(-[.G$1]))" office:value-type="float" office:value="0.338106544907033" calcext:value-type="float">
            <text:p>0.338106544907033</text:p>
          </table:table-cell>
          <table:table-cell table:formula="of:=[.M64]*([.H$2]^(-[.F$1]))" office:value-type="float" office:value="0.00307030532782097" calcext:value-type="float">
            <text:p>0.003070305327821</text:p>
          </table:table-cell>
          <table:table-cell office:value-type="float" office:value="16.0895" calcext:value-type="float">
            <text:p>16.0895</text:p>
          </table:table-cell>
          <table:table-cell/>
          <table:table-cell office:value-type="float" office:value="0.17463" calcext:value-type="float">
            <text:p>0.17463</text:p>
          </table:table-cell>
          <table:table-cell table:formula="of:=[.O64]-[.O$1]" office:value-type="float" office:value="0.0000630000000000075" calcext:value-type="float">
            <text:p>6.30000000000075E-05</text:p>
          </table:table-cell>
          <table:table-cell table:formula="of:=[.P64]*([.H$3]^(-[.G$1]))" office:value-type="float" office:value="0.488233439404453" calcext:value-type="float">
            <text:p>0.488233439404453</text:p>
          </table:table-cell>
          <table:table-cell table:formula="of:=[.S64]*([.H$3]^(-[.F$1]))" office:value-type="float" office:value="0.0043336304582813" calcext:value-type="float">
            <text:p>0.004333630458281</text:p>
          </table:table-cell>
          <table:table-cell office:value-type="float" office:value="32.76" calcext:value-type="float">
            <text:p>32.76</text:p>
          </table:table-cell>
          <table:table-cell/>
          <table:table-cell office:value-type="float" office:value="0.17463" calcext:value-type="float">
            <text:p>0.17463</text:p>
          </table:table-cell>
          <table:table-cell table:formula="of:=[.U64]-[.U$1]" office:value-type="float" office:value="0.0000630000000000075" calcext:value-type="float">
            <text:p>6.30000000000075E-05</text:p>
          </table:table-cell>
          <table:table-cell table:formula="of:=[.V64]*([.H$4]^(-[.G$1]))" office:value-type="float" office:value="0.644674585136952" calcext:value-type="float">
            <text:p>0.644674585136952</text:p>
          </table:table-cell>
          <table:table-cell table:formula="of:=[.Y64]*([.H$4]^(-[.F$1]))" office:value-type="float" office:value="0.00445780377738069" calcext:value-type="float">
            <text:p>0.004457803777381</text:p>
          </table:table-cell>
          <table:table-cell office:value-type="float" office:value="44.4622" calcext:value-type="float">
            <text:p>44.4622</text:p>
          </table:table-cell>
          <table:table-cell/>
          <table:table-cell office:value-type="float" office:value="0.17463" calcext:value-type="float">
            <text:p>0.17463</text:p>
          </table:table-cell>
          <table:table-cell table:formula="of:=[.AA64]-[.AA$1]" office:value-type="float" office:value="0.0000630000000000075" calcext:value-type="float">
            <text:p>6.30000000000075E-05</text:p>
          </table:table-cell>
          <table:table-cell table:formula="of:=[.AB64]*([.H$5]^(-[.G$1]))" office:value-type="float" office:value="0.851243047236701" calcext:value-type="float">
            <text:p>0.851243047236701</text:p>
          </table:table-cell>
          <table:table-cell table:formula="of:=[.AE64]*([.H$5]^(-[.F$1]))" office:value-type="float" office:value="0.00228626503096834" calcext:value-type="float">
            <text:p>0.002286265030968</text:p>
          </table:table-cell>
          <table:table-cell office:value-type="float" office:value="30.0867" calcext:value-type="float">
            <text:p>30.0867</text:p>
          </table:table-cell>
          <table:table-cell/>
          <table:table-cell office:value-type="float" office:value="0.17463" calcext:value-type="float">
            <text:p>0.17463</text:p>
          </table:table-cell>
          <table:table-cell table:formula="of:=[.AG64]-[.AG$1]" office:value-type="float" office:value="0.0000630000000000075" calcext:value-type="float">
            <text:p>6.30000000000075E-05</text:p>
          </table:table-cell>
          <table:table-cell table:formula="of:=[.AH64]*([.H$6]^(-[.G$1]))" office:value-type="float" office:value="1.22921406574894" calcext:value-type="float">
            <text:p>1.22921406574894</text:p>
          </table:table-cell>
          <table:table-cell table:formula="of:=[.AK64]*([.H$6]^(-[.F$1]))" office:value-type="float" office:value="-0.00364307240640473" calcext:value-type="float">
            <text:p>-0.003643072406405</text:p>
          </table:table-cell>
          <table:table-cell office:value-type="float" office:value="-69.1587" calcext:value-type="float">
            <text:p>-69.1587</text:p>
          </table:table-cell>
          <table:table-cell/>
          <table:table-cell office:value-type="float" office:value="0.17463" calcext:value-type="float">
            <text:p>0.17463</text:p>
          </table:table-cell>
          <table:table-cell table:formula="of:=[.AM64]-[.AM$1]" office:value-type="float" office:value="0.0000630000000000075" calcext:value-type="float">
            <text:p>6.30000000000075E-05</text:p>
          </table:table-cell>
          <table:table-cell table:formula="of:=[.AN64]*([.H$7]^(-[.G$1]))" office:value-type="float" office:value="1.62308232891182" calcext:value-type="float">
            <text:p>1.62308232891182</text:p>
          </table:table-cell>
          <table:table-cell table:formula="of:=[.AQ64]*([.H$7]^(-[.F$1]))" office:value-type="float" office:value="-0.00260887957731571" calcext:value-type="float">
            <text:p>-0.002608879577316</text:p>
          </table:table-cell>
          <table:table-cell office:value-type="float" office:value="-65.3448" calcext:value-type="float">
            <text:p>-65.3448</text:p>
          </table:table-cell>
        </table:table-row>
        <table:table-row table:style-name="ro1">
          <table:table-cell office:value-type="float" office:value="0.174631" calcext:value-type="float">
            <text:p>0.174631</text:p>
          </table:table-cell>
          <table:table-cell table:formula="of:=[.A65]-[.A$1]" office:value-type="float" office:value="0.0000639999999999807" calcext:value-type="float">
            <text:p>6.39999999999807E-05</text:p>
          </table:table-cell>
          <table:table-cell table:formula="of:=[.B65]*([.H$1]^(-[.G$1]))" office:value-type="float" office:value="0.260123730665658" calcext:value-type="float">
            <text:p>0.260123730665658</text:p>
          </table:table-cell>
          <table:table-cell table:formula="of:=[.E65]*([.H$1]^(-[.F$1]))" office:value-type="float" office:value="0.00220531954424489" calcext:value-type="float">
            <text:p>0.002205319544245</text:p>
          </table:table-cell>
          <table:table-cell office:value-type="float" office:value="8.759" calcext:value-type="float">
            <text:p>8.759</text:p>
          </table:table-cell>
          <table:table-cell table:number-columns-repeated="3"/>
          <table:table-cell office:value-type="float" office:value="0.174631" calcext:value-type="float">
            <text:p>0.174631</text:p>
          </table:table-cell>
          <table:table-cell table:formula="of:=[.I65]-[.I$1]" office:value-type="float" office:value="0.0000639999999999807" calcext:value-type="float">
            <text:p>6.39999999999807E-05</text:p>
          </table:table-cell>
          <table:table-cell table:formula="of:=[.J65]*([.H$2]^(-[.G$1]))" office:value-type="float" office:value="0.343473315460969" calcext:value-type="float">
            <text:p>0.343473315460969</text:p>
          </table:table-cell>
          <table:table-cell table:formula="of:=[.M65]*([.H$2]^(-[.F$1]))" office:value-type="float" office:value="0.00312690451115369" calcext:value-type="float">
            <text:p>0.003126904511154</text:p>
          </table:table-cell>
          <table:table-cell office:value-type="float" office:value="16.3861" calcext:value-type="float">
            <text:p>16.3861</text:p>
          </table:table-cell>
          <table:table-cell/>
          <table:table-cell office:value-type="float" office:value="0.174631" calcext:value-type="float">
            <text:p>0.174631</text:p>
          </table:table-cell>
          <table:table-cell table:formula="of:=[.O65]-[.O$1]" office:value-type="float" office:value="0.0000639999999999807" calcext:value-type="float">
            <text:p>6.39999999999807E-05</text:p>
          </table:table-cell>
          <table:table-cell table:formula="of:=[.P65]*([.H$3]^(-[.G$1]))" office:value-type="float" office:value="0.495983176537648" calcext:value-type="float">
            <text:p>0.495983176537648</text:p>
          </table:table-cell>
          <table:table-cell table:formula="of:=[.S65]*([.H$3]^(-[.F$1]))" office:value-type="float" office:value="0.0043734744599307" calcext:value-type="float">
            <text:p>0.004373474459931</text:p>
          </table:table-cell>
          <table:table-cell office:value-type="float" office:value="33.0612" calcext:value-type="float">
            <text:p>33.0612</text:p>
          </table:table-cell>
          <table:table-cell/>
          <table:table-cell office:value-type="float" office:value="0.174631" calcext:value-type="float">
            <text:p>0.174631</text:p>
          </table:table-cell>
          <table:table-cell table:formula="of:=[.U65]-[.U$1]" office:value-type="float" office:value="0.0000639999999999807" calcext:value-type="float">
            <text:p>6.39999999999807E-05</text:p>
          </table:table-cell>
          <table:table-cell table:formula="of:=[.V65]*([.H$4]^(-[.G$1]))" office:value-type="float" office:value="0.654907515059486" calcext:value-type="float">
            <text:p>0.654907515059486</text:p>
          </table:table-cell>
          <table:table-cell table:formula="of:=[.Y65]*([.H$4]^(-[.F$1]))" office:value-type="float" office:value="0.00441168393316257" calcext:value-type="float">
            <text:p>0.004411683933163</text:p>
          </table:table-cell>
          <table:table-cell office:value-type="float" office:value="44.0022" calcext:value-type="float">
            <text:p>44.0022</text:p>
          </table:table-cell>
          <table:table-cell/>
          <table:table-cell office:value-type="float" office:value="0.174631" calcext:value-type="float">
            <text:p>0.174631</text:p>
          </table:table-cell>
          <table:table-cell table:formula="of:=[.AA65]-[.AA$1]" office:value-type="float" office:value="0.0000639999999999807" calcext:value-type="float">
            <text:p>6.39999999999807E-05</text:p>
          </table:table-cell>
          <table:table-cell table:formula="of:=[.AB65]*([.H$5]^(-[.G$1]))" office:value-type="float" office:value="0.86475484163692" calcext:value-type="float">
            <text:p>0.86475484163692</text:p>
          </table:table-cell>
          <table:table-cell table:formula="of:=[.AE65]*([.H$5]^(-[.F$1]))" office:value-type="float" office:value="0.00207002249195188" calcext:value-type="float">
            <text:p>0.002070022491952</text:p>
          </table:table-cell>
          <table:table-cell office:value-type="float" office:value="27.241" calcext:value-type="float">
            <text:p>27.241</text:p>
          </table:table-cell>
          <table:table-cell/>
          <table:table-cell office:value-type="float" office:value="0.174631" calcext:value-type="float">
            <text:p>0.174631</text:p>
          </table:table-cell>
          <table:table-cell table:formula="of:=[.AG65]-[.AG$1]" office:value-type="float" office:value="0.0000639999999999807" calcext:value-type="float">
            <text:p>6.39999999999807E-05</text:p>
          </table:table-cell>
          <table:table-cell table:formula="of:=[.AH65]*([.H$6]^(-[.G$1]))" office:value-type="float" office:value="1.24872540012538" calcext:value-type="float">
            <text:p>1.24872540012538</text:p>
          </table:table-cell>
          <table:table-cell table:formula="of:=[.AK65]*([.H$6]^(-[.F$1]))" office:value-type="float" office:value="-0.00380530701170016" calcext:value-type="float">
            <text:p>-0.0038053070117</text:p>
          </table:table-cell>
          <table:table-cell office:value-type="float" office:value="-72.2385" calcext:value-type="float">
            <text:p>-72.2385</text:p>
          </table:table-cell>
          <table:table-cell/>
          <table:table-cell office:value-type="float" office:value="0.174631" calcext:value-type="float">
            <text:p>0.174631</text:p>
          </table:table-cell>
          <table:table-cell table:formula="of:=[.AM65]-[.AM$1]" office:value-type="float" office:value="0.0000639999999999807" calcext:value-type="float">
            <text:p>6.39999999999807E-05</text:p>
          </table:table-cell>
          <table:table-cell table:formula="of:=[.AN65]*([.H$7]^(-[.G$1]))" office:value-type="float" office:value="1.64884554048115" calcext:value-type="float">
            <text:p>1.64884554048115</text:p>
          </table:table-cell>
          <table:table-cell table:formula="of:=[.AQ65]*([.H$7]^(-[.F$1]))" office:value-type="float" office:value="-0.00235190345374669" calcext:value-type="float">
            <text:p>-0.002351903453747</text:p>
          </table:table-cell>
          <table:table-cell office:value-type="float" office:value="-58.9083" calcext:value-type="float">
            <text:p>-58.9083</text:p>
          </table:table-cell>
        </table:table-row>
        <table:table-row table:style-name="ro1">
          <table:table-cell office:value-type="float" office:value="0.174632" calcext:value-type="float">
            <text:p>0.174632</text:p>
          </table:table-cell>
          <table:table-cell table:formula="of:=[.A66]-[.A$1]" office:value-type="float" office:value="0.0000649999999999817" calcext:value-type="float">
            <text:p>6.49999999999817E-05</text:p>
          </table:table-cell>
          <table:table-cell table:formula="of:=[.B66]*([.H$1]^(-[.G$1]))" office:value-type="float" office:value="0.264188163957314" calcext:value-type="float">
            <text:p>0.264188163957314</text:p>
          </table:table-cell>
          <table:table-cell table:formula="of:=[.E66]*([.H$1]^(-[.F$1]))" office:value-type="float" office:value="0.00225110025582498" calcext:value-type="float">
            <text:p>0.002251100255825</text:p>
          </table:table-cell>
          <table:table-cell office:value-type="float" office:value="8.94083" calcext:value-type="float">
            <text:p>8.94083</text:p>
          </table:table-cell>
          <table:table-cell table:number-columns-repeated="3"/>
          <table:table-cell office:value-type="float" office:value="0.174632" calcext:value-type="float">
            <text:p>0.174632</text:p>
          </table:table-cell>
          <table:table-cell table:formula="of:=[.I66]-[.I$1]" office:value-type="float" office:value="0.0000649999999999817" calcext:value-type="float">
            <text:p>6.49999999999817E-05</text:p>
          </table:table-cell>
          <table:table-cell table:formula="of:=[.J66]*([.H$2]^(-[.G$1]))" office:value-type="float" office:value="0.348840086015053" calcext:value-type="float">
            <text:p>0.348840086015053</text:p>
          </table:table-cell>
          <table:table-cell table:formula="of:=[.M66]*([.H$2]^(-[.F$1]))" office:value-type="float" office:value="0.00318296937987638" calcext:value-type="float">
            <text:p>0.003182969379876</text:p>
          </table:table-cell>
          <table:table-cell office:value-type="float" office:value="16.6799" calcext:value-type="float">
            <text:p>16.6799</text:p>
          </table:table-cell>
          <table:table-cell/>
          <table:table-cell office:value-type="float" office:value="0.174632" calcext:value-type="float">
            <text:p>0.174632</text:p>
          </table:table-cell>
          <table:table-cell table:formula="of:=[.O66]-[.O$1]" office:value-type="float" office:value="0.0000649999999999817" calcext:value-type="float">
            <text:p>6.49999999999817E-05</text:p>
          </table:table-cell>
          <table:table-cell table:formula="of:=[.P66]*([.H$3]^(-[.G$1]))" office:value-type="float" office:value="0.503732913671059" calcext:value-type="float">
            <text:p>0.503732913671059</text:p>
          </table:table-cell>
          <table:table-cell table:formula="of:=[.S66]*([.H$3]^(-[.F$1]))" office:value-type="float" office:value="0.00441020978283255" calcext:value-type="float">
            <text:p>0.004410209782833</text:p>
          </table:table-cell>
          <table:table-cell office:value-type="float" office:value="33.3389" calcext:value-type="float">
            <text:p>33.3389</text:p>
          </table:table-cell>
          <table:table-cell/>
          <table:table-cell office:value-type="float" office:value="0.174632" calcext:value-type="float">
            <text:p>0.174632</text:p>
          </table:table-cell>
          <table:table-cell table:formula="of:=[.U66]-[.U$1]" office:value-type="float" office:value="0.0000649999999999817" calcext:value-type="float">
            <text:p>6.49999999999817E-05</text:p>
          </table:table-cell>
          <table:table-cell table:formula="of:=[.V66]*([.H$4]^(-[.G$1]))" office:value-type="float" office:value="0.665140444982304" calcext:value-type="float">
            <text:p>0.665140444982304</text:p>
          </table:table-cell>
          <table:table-cell table:formula="of:=[.Y66]*([.H$4]^(-[.F$1]))" office:value-type="float" office:value="0.004358676190471" calcext:value-type="float">
            <text:p>0.004358676190471</text:p>
          </table:table-cell>
          <table:table-cell office:value-type="float" office:value="43.4735" calcext:value-type="float">
            <text:p>43.4735</text:p>
          </table:table-cell>
          <table:table-cell/>
          <table:table-cell office:value-type="float" office:value="0.174632" calcext:value-type="float">
            <text:p>0.174632</text:p>
          </table:table-cell>
          <table:table-cell table:formula="of:=[.AA66]-[.AA$1]" office:value-type="float" office:value="0.0000649999999999817" calcext:value-type="float">
            <text:p>6.49999999999817E-05</text:p>
          </table:table-cell>
          <table:table-cell table:formula="of:=[.AB66]*([.H$5]^(-[.G$1]))" office:value-type="float" office:value="0.878266636037515" calcext:value-type="float">
            <text:p>0.878266636037515</text:p>
          </table:table-cell>
          <table:table-cell table:formula="of:=[.AE66]*([.H$5]^(-[.F$1]))" office:value-type="float" office:value="0.00184774640843041" calcext:value-type="float">
            <text:p>0.00184774640843</text:p>
          </table:table-cell>
          <table:table-cell office:value-type="float" office:value="24.3159" calcext:value-type="float">
            <text:p>24.3159</text:p>
          </table:table-cell>
          <table:table-cell/>
          <table:table-cell office:value-type="float" office:value="0.174632" calcext:value-type="float">
            <text:p>0.174632</text:p>
          </table:table-cell>
          <table:table-cell table:formula="of:=[.AG66]-[.AG$1]" office:value-type="float" office:value="0.0000649999999999817" calcext:value-type="float">
            <text:p>6.49999999999817E-05</text:p>
          </table:table-cell>
          <table:table-cell table:formula="of:=[.AH66]*([.H$6]^(-[.G$1]))" office:value-type="float" office:value="1.26823673450237" calcext:value-type="float">
            <text:p>1.26823673450237</text:p>
          </table:table-cell>
          <table:table-cell table:formula="of:=[.AK66]*([.H$6]^(-[.F$1]))" office:value-type="float" office:value="-0.00394349456935699" calcext:value-type="float">
            <text:p>-0.003943494569357</text:p>
          </table:table-cell>
          <table:table-cell office:value-type="float" office:value="-74.8618" calcext:value-type="float">
            <text:p>-74.8618</text:p>
          </table:table-cell>
          <table:table-cell/>
          <table:table-cell office:value-type="float" office:value="0.174632" calcext:value-type="float">
            <text:p>0.174632</text:p>
          </table:table-cell>
          <table:table-cell table:formula="of:=[.AM66]-[.AM$1]" office:value-type="float" office:value="0.0000649999999999817" calcext:value-type="float">
            <text:p>6.49999999999817E-05</text:p>
          </table:table-cell>
          <table:table-cell table:formula="of:=[.AN66]*([.H$7]^(-[.G$1]))" office:value-type="float" office:value="1.6746087520512" calcext:value-type="float">
            <text:p>1.6746087520512</text:p>
          </table:table-cell>
          <table:table-cell table:formula="of:=[.AQ66]*([.H$7]^(-[.F$1]))" office:value-type="float" office:value="-0.00209242404377237" calcext:value-type="float">
            <text:p>-0.002092424043772</text:p>
          </table:table-cell>
          <table:table-cell office:value-type="float" office:value="-52.4091" calcext:value-type="float">
            <text:p>-52.4091</text:p>
          </table:table-cell>
        </table:table-row>
        <table:table-row table:style-name="ro1">
          <table:table-cell office:value-type="float" office:value="0.174633" calcext:value-type="float">
            <text:p>0.174633</text:p>
          </table:table-cell>
          <table:table-cell table:formula="of:=[.A67]-[.A$1]" office:value-type="float" office:value="0.0000659999999999827" calcext:value-type="float">
            <text:p>6.59999999999827E-05</text:p>
          </table:table-cell>
          <table:table-cell table:formula="of:=[.B67]*([.H$1]^(-[.G$1]))" office:value-type="float" office:value="0.26825259724897" calcext:value-type="float">
            <text:p>0.26825259724897</text:p>
          </table:table-cell>
          <table:table-cell table:formula="of:=[.E67]*([.H$1]^(-[.F$1]))" office:value-type="float" office:value="0.00229687593185412" calcext:value-type="float">
            <text:p>0.002296875931854</text:p>
          </table:table-cell>
          <table:table-cell office:value-type="float" office:value="9.12264" calcext:value-type="float">
            <text:p>9.12264</text:p>
          </table:table-cell>
          <table:table-cell table:number-columns-repeated="3"/>
          <table:table-cell office:value-type="float" office:value="0.174633" calcext:value-type="float">
            <text:p>0.174633</text:p>
          </table:table-cell>
          <table:table-cell table:formula="of:=[.I67]-[.I$1]" office:value-type="float" office:value="0.0000659999999999827" calcext:value-type="float">
            <text:p>6.59999999999827E-05</text:p>
          </table:table-cell>
          <table:table-cell table:formula="of:=[.J67]*([.H$2]^(-[.G$1]))" office:value-type="float" office:value="0.354206856569138" calcext:value-type="float">
            <text:p>0.354206856569138</text:p>
          </table:table-cell>
          <table:table-cell table:formula="of:=[.M67]*([.H$2]^(-[.F$1]))" office:value-type="float" office:value="0.00323844268599513" calcext:value-type="float">
            <text:p>0.003238442685995</text:p>
          </table:table-cell>
          <table:table-cell office:value-type="float" office:value="16.9706" calcext:value-type="float">
            <text:p>16.9706</text:p>
          </table:table-cell>
          <table:table-cell/>
          <table:table-cell office:value-type="float" office:value="0.174633" calcext:value-type="float">
            <text:p>0.174633</text:p>
          </table:table-cell>
          <table:table-cell table:formula="of:=[.O67]-[.O$1]" office:value-type="float" office:value="0.0000659999999999827" calcext:value-type="float">
            <text:p>6.59999999999827E-05</text:p>
          </table:table-cell>
          <table:table-cell table:formula="of:=[.P67]*([.H$3]^(-[.G$1]))" office:value-type="float" office:value="0.51148265080447" calcext:value-type="float">
            <text:p>0.51148265080447</text:p>
          </table:table-cell>
          <table:table-cell table:formula="of:=[.S67]*([.H$3]^(-[.F$1]))" office:value-type="float" office:value="0.00444375705646564" calcext:value-type="float">
            <text:p>0.004443757056466</text:p>
          </table:table-cell>
          <table:table-cell office:value-type="float" office:value="33.5925" calcext:value-type="float">
            <text:p>33.5925</text:p>
          </table:table-cell>
          <table:table-cell/>
          <table:table-cell office:value-type="float" office:value="0.174633" calcext:value-type="float">
            <text:p>0.174633</text:p>
          </table:table-cell>
          <table:table-cell table:formula="of:=[.U67]-[.U$1]" office:value-type="float" office:value="0.0000659999999999827" calcext:value-type="float">
            <text:p>6.59999999999827E-05</text:p>
          </table:table-cell>
          <table:table-cell table:formula="of:=[.V67]*([.H$4]^(-[.G$1]))" office:value-type="float" office:value="0.675373374905121" calcext:value-type="float">
            <text:p>0.675373374905121</text:p>
          </table:table-cell>
          <table:table-cell table:formula="of:=[.Y67]*([.H$4]^(-[.F$1]))" office:value-type="float" office:value="0.00429879057535907" calcext:value-type="float">
            <text:p>0.004298790575359</text:p>
          </table:table-cell>
          <table:table-cell office:value-type="float" office:value="42.8762" calcext:value-type="float">
            <text:p>42.8762</text:p>
          </table:table-cell>
          <table:table-cell/>
          <table:table-cell office:value-type="float" office:value="0.174633" calcext:value-type="float">
            <text:p>0.174633</text:p>
          </table:table-cell>
          <table:table-cell table:formula="of:=[.AA67]-[.AA$1]" office:value-type="float" office:value="0.0000659999999999827" calcext:value-type="float">
            <text:p>6.59999999999827E-05</text:p>
          </table:table-cell>
          <table:table-cell table:formula="of:=[.AB67]*([.H$5]^(-[.G$1]))" office:value-type="float" office:value="0.891778430438109" calcext:value-type="float">
            <text:p>0.891778430438109</text:p>
          </table:table-cell>
          <table:table-cell table:formula="of:=[.AE67]*([.H$5]^(-[.F$1]))" office:value-type="float" office:value="0.00162012828235601" calcext:value-type="float">
            <text:p>0.001620128282356</text:p>
          </table:table-cell>
          <table:table-cell office:value-type="float" office:value="21.3205" calcext:value-type="float">
            <text:p>21.3205</text:p>
          </table:table-cell>
          <table:table-cell/>
          <table:table-cell office:value-type="float" office:value="0.174633" calcext:value-type="float">
            <text:p>0.174633</text:p>
          </table:table-cell>
          <table:table-cell table:formula="of:=[.AG67]-[.AG$1]" office:value-type="float" office:value="0.0000659999999999827" calcext:value-type="float">
            <text:p>6.59999999999827E-05</text:p>
          </table:table-cell>
          <table:table-cell table:formula="of:=[.AH67]*([.H$6]^(-[.G$1]))" office:value-type="float" office:value="1.28774806887935" calcext:value-type="float">
            <text:p>1.28774806887935</text:p>
          </table:table-cell>
          <table:table-cell table:formula="of:=[.AK67]*([.H$6]^(-[.F$1]))" office:value-type="float" office:value="-0.00405717152183038" calcext:value-type="float">
            <text:p>-0.00405717152183</text:p>
          </table:table-cell>
          <table:table-cell office:value-type="float" office:value="-77.0198" calcext:value-type="float">
            <text:p>-77.0198</text:p>
          </table:table-cell>
          <table:table-cell/>
          <table:table-cell office:value-type="float" office:value="0.174633" calcext:value-type="float">
            <text:p>0.174633</text:p>
          </table:table-cell>
          <table:table-cell table:formula="of:=[.AM67]-[.AM$1]" office:value-type="float" office:value="0.0000659999999999827" calcext:value-type="float">
            <text:p>6.59999999999827E-05</text:p>
          </table:table-cell>
          <table:table-cell table:formula="of:=[.AN67]*([.H$7]^(-[.G$1]))" office:value-type="float" office:value="1.70037196362126" calcext:value-type="float">
            <text:p>1.70037196362126</text:p>
          </table:table-cell>
          <table:table-cell table:formula="of:=[.AQ67]*([.H$7]^(-[.F$1]))" office:value-type="float" office:value="-0.00183343171663927" calcext:value-type="float">
            <text:p>-0.001833431716639</text:p>
          </table:table-cell>
          <table:table-cell office:value-type="float" office:value="-45.9221" calcext:value-type="float">
            <text:p>-45.9221</text:p>
          </table:table-cell>
        </table:table-row>
        <table:table-row table:style-name="ro1">
          <table:table-cell office:value-type="float" office:value="0.174634" calcext:value-type="float">
            <text:p>0.174634</text:p>
          </table:table-cell>
          <table:table-cell table:formula="of:=[.A68]-[.A$1]" office:value-type="float" office:value="0.0000669999999999837" calcext:value-type="float">
            <text:p>6.69999999999837E-05</text:p>
          </table:table-cell>
          <table:table-cell table:formula="of:=[.B68]*([.H$1]^(-[.G$1]))" office:value-type="float" office:value="0.272317030540627" calcext:value-type="float">
            <text:p>0.272317030540627</text:p>
          </table:table-cell>
          <table:table-cell table:formula="of:=[.E68]*([.H$1]^(-[.F$1]))" office:value-type="float" office:value="0.00234263398345488" calcext:value-type="float">
            <text:p>0.002342633983455</text:p>
          </table:table-cell>
          <table:table-cell office:value-type="float" office:value="9.30438" calcext:value-type="float">
            <text:p>9.30438</text:p>
          </table:table-cell>
          <table:table-cell table:number-columns-repeated="3"/>
          <table:table-cell office:value-type="float" office:value="0.174634" calcext:value-type="float">
            <text:p>0.174634</text:p>
          </table:table-cell>
          <table:table-cell table:formula="of:=[.I68]-[.I$1]" office:value-type="float" office:value="0.0000669999999999837" calcext:value-type="float">
            <text:p>6.69999999999837E-05</text:p>
          </table:table-cell>
          <table:table-cell table:formula="of:=[.J68]*([.H$2]^(-[.G$1]))" office:value-type="float" office:value="0.359573627123223" calcext:value-type="float">
            <text:p>0.359573627123223</text:p>
          </table:table-cell>
          <table:table-cell table:formula="of:=[.M68]*([.H$2]^(-[.F$1]))" office:value-type="float" office:value="0.00329330534684528" calcext:value-type="float">
            <text:p>0.003293305346845</text:p>
          </table:table-cell>
          <table:table-cell office:value-type="float" office:value="17.2581" calcext:value-type="float">
            <text:p>17.2581</text:p>
          </table:table-cell>
          <table:table-cell/>
          <table:table-cell office:value-type="float" office:value="0.174634" calcext:value-type="float">
            <text:p>0.174634</text:p>
          </table:table-cell>
          <table:table-cell table:formula="of:=[.O68]-[.O$1]" office:value-type="float" office:value="0.0000669999999999837" calcext:value-type="float">
            <text:p>6.69999999999837E-05</text:p>
          </table:table-cell>
          <table:table-cell table:formula="of:=[.P68]*([.H$3]^(-[.G$1]))" office:value-type="float" office:value="0.519232387937881" calcext:value-type="float">
            <text:p>0.519232387937881</text:p>
          </table:table-cell>
          <table:table-cell table:formula="of:=[.S68]*([.H$3]^(-[.F$1]))" office:value-type="float" office:value="0.00447402368188856" calcext:value-type="float">
            <text:p>0.004474023681889</text:p>
          </table:table-cell>
          <table:table-cell office:value-type="float" office:value="33.8213" calcext:value-type="float">
            <text:p>33.8213</text:p>
          </table:table-cell>
          <table:table-cell/>
          <table:table-cell office:value-type="float" office:value="0.174634" calcext:value-type="float">
            <text:p>0.174634</text:p>
          </table:table-cell>
          <table:table-cell table:formula="of:=[.U68]-[.U$1]" office:value-type="float" office:value="0.0000669999999999837" calcext:value-type="float">
            <text:p>6.69999999999837E-05</text:p>
          </table:table-cell>
          <table:table-cell table:formula="of:=[.V68]*([.H$4]^(-[.G$1]))" office:value-type="float" office:value="0.685606304827939" calcext:value-type="float">
            <text:p>0.685606304827939</text:p>
          </table:table-cell>
          <table:table-cell table:formula="of:=[.Y68]*([.H$4]^(-[.F$1]))" office:value-type="float" office:value="0.00423208724414533" calcext:value-type="float">
            <text:p>0.004232087244145</text:p>
          </table:table-cell>
          <table:table-cell office:value-type="float" office:value="42.2109" calcext:value-type="float">
            <text:p>42.2109</text:p>
          </table:table-cell>
          <table:table-cell/>
          <table:table-cell office:value-type="float" office:value="0.174634" calcext:value-type="float">
            <text:p>0.174634</text:p>
          </table:table-cell>
          <table:table-cell table:formula="of:=[.AA68]-[.AA$1]" office:value-type="float" office:value="0.0000669999999999837" calcext:value-type="float">
            <text:p>6.69999999999837E-05</text:p>
          </table:table-cell>
          <table:table-cell table:formula="of:=[.AB68]*([.H$5]^(-[.G$1]))" office:value-type="float" office:value="0.905290224838704" calcext:value-type="float">
            <text:p>0.905290224838704</text:p>
          </table:table-cell>
          <table:table-cell table:formula="of:=[.AE68]*([.H$5]^(-[.F$1]))" office:value-type="float" office:value="0.00138787481352587" calcext:value-type="float">
            <text:p>0.001387874813526</text:p>
          </table:table-cell>
          <table:table-cell office:value-type="float" office:value="18.2641" calcext:value-type="float">
            <text:p>18.2641</text:p>
          </table:table-cell>
          <table:table-cell/>
          <table:table-cell office:value-type="float" office:value="0.174634" calcext:value-type="float">
            <text:p>0.174634</text:p>
          </table:table-cell>
          <table:table-cell table:formula="of:=[.AG68]-[.AG$1]" office:value-type="float" office:value="0.0000669999999999837" calcext:value-type="float">
            <text:p>6.69999999999837E-05</text:p>
          </table:table-cell>
          <table:table-cell table:formula="of:=[.AH68]*([.H$6]^(-[.G$1]))" office:value-type="float" office:value="1.30725940325634" calcext:value-type="float">
            <text:p>1.30725940325634</text:p>
          </table:table-cell>
          <table:table-cell table:formula="of:=[.AK68]*([.H$6]^(-[.F$1]))" office:value-type="float" office:value="-0.00414604287795543" calcext:value-type="float">
            <text:p>-0.004146042877955</text:p>
          </table:table-cell>
          <table:table-cell office:value-type="float" office:value="-78.7069" calcext:value-type="float">
            <text:p>-78.7069</text:p>
          </table:table-cell>
          <table:table-cell/>
          <table:table-cell office:value-type="float" office:value="0.174634" calcext:value-type="float">
            <text:p>0.174634</text:p>
          </table:table-cell>
          <table:table-cell table:formula="of:=[.AM68]-[.AM$1]" office:value-type="float" office:value="0.0000669999999999837" calcext:value-type="float">
            <text:p>6.69999999999837E-05</text:p>
          </table:table-cell>
          <table:table-cell table:formula="of:=[.AN68]*([.H$7]^(-[.G$1]))" office:value-type="float" office:value="1.72613517519131" calcext:value-type="float">
            <text:p>1.72613517519131</text:p>
          </table:table-cell>
          <table:table-cell table:formula="of:=[.AQ68]*([.H$7]^(-[.F$1]))" office:value-type="float" office:value="-0.00157791684159393" calcext:value-type="float">
            <text:p>-0.001577916841594</text:p>
          </table:table-cell>
          <table:table-cell office:value-type="float" office:value="-39.5222" calcext:value-type="float">
            <text:p>-39.5222</text:p>
          </table:table-cell>
        </table:table-row>
        <table:table-row table:style-name="ro1">
          <table:table-cell office:value-type="float" office:value="0.174635" calcext:value-type="float">
            <text:p>0.174635</text:p>
          </table:table-cell>
          <table:table-cell table:formula="of:=[.A69]-[.A$1]" office:value-type="float" office:value="0.0000679999999999847" calcext:value-type="float">
            <text:p>6.79999999999847E-05</text:p>
          </table:table-cell>
          <table:table-cell table:formula="of:=[.B69]*([.H$1]^(-[.G$1]))" office:value-type="float" office:value="0.276381463832283" calcext:value-type="float">
            <text:p>0.276381463832283</text:p>
          </table:table-cell>
          <table:table-cell table:formula="of:=[.E69]*([.H$1]^(-[.F$1]))" office:value-type="float" office:value="0.00238835930397438" calcext:value-type="float">
            <text:p>0.002388359303974</text:p>
          </table:table-cell>
          <table:table-cell office:value-type="float" office:value="9.48599" calcext:value-type="float">
            <text:p>9.48599</text:p>
          </table:table-cell>
          <table:table-cell table:number-columns-repeated="3"/>
          <table:table-cell office:value-type="float" office:value="0.174635" calcext:value-type="float">
            <text:p>0.174635</text:p>
          </table:table-cell>
          <table:table-cell table:formula="of:=[.I69]-[.I$1]" office:value-type="float" office:value="0.0000679999999999847" calcext:value-type="float">
            <text:p>6.79999999999847E-05</text:p>
          </table:table-cell>
          <table:table-cell table:formula="of:=[.J69]*([.H$2]^(-[.G$1]))" office:value-type="float" office:value="0.364940397677307" calcext:value-type="float">
            <text:p>0.364940397677307</text:p>
          </table:table-cell>
          <table:table-cell table:formula="of:=[.M69]*([.H$2]^(-[.F$1]))" office:value-type="float" office:value="0.00334750011443291" calcext:value-type="float">
            <text:p>0.003347500114433</text:p>
          </table:table-cell>
          <table:table-cell office:value-type="float" office:value="17.5421" calcext:value-type="float">
            <text:p>17.5421</text:p>
          </table:table-cell>
          <table:table-cell/>
          <table:table-cell office:value-type="float" office:value="0.174635" calcext:value-type="float">
            <text:p>0.174635</text:p>
          </table:table-cell>
          <table:table-cell table:formula="of:=[.O69]-[.O$1]" office:value-type="float" office:value="0.0000679999999999847" calcext:value-type="float">
            <text:p>6.79999999999847E-05</text:p>
          </table:table-cell>
          <table:table-cell table:formula="of:=[.P69]*([.H$3]^(-[.G$1]))" office:value-type="float" office:value="0.526982125071292" calcext:value-type="float">
            <text:p>0.526982125071292</text:p>
          </table:table-cell>
          <table:table-cell table:formula="of:=[.S69]*([.H$3]^(-[.F$1]))" office:value-type="float" office:value="0.00450094351700029" calcext:value-type="float">
            <text:p>0.004500943517</text:p>
          </table:table-cell>
          <table:table-cell office:value-type="float" office:value="34.0248" calcext:value-type="float">
            <text:p>34.0248</text:p>
          </table:table-cell>
          <table:table-cell/>
          <table:table-cell office:value-type="float" office:value="0.174635" calcext:value-type="float">
            <text:p>0.174635</text:p>
          </table:table-cell>
          <table:table-cell table:formula="of:=[.U69]-[.U$1]" office:value-type="float" office:value="0.0000679999999999847" calcext:value-type="float">
            <text:p>6.79999999999847E-05</text:p>
          </table:table-cell>
          <table:table-cell table:formula="of:=[.V69]*([.H$4]^(-[.G$1]))" office:value-type="float" office:value="0.695839234750757" calcext:value-type="float">
            <text:p>0.695839234750757</text:p>
          </table:table-cell>
          <table:table-cell table:formula="of:=[.Y69]*([.H$4]^(-[.F$1]))" office:value-type="float" office:value="0.00415859627498906" calcext:value-type="float">
            <text:p>0.004158596274989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0.174635" calcext:value-type="float">
            <text:p>0.174635</text:p>
          </table:table-cell>
          <table:table-cell table:formula="of:=[.AA69]-[.AA$1]" office:value-type="float" office:value="0.0000679999999999847" calcext:value-type="float">
            <text:p>6.79999999999847E-05</text:p>
          </table:table-cell>
          <table:table-cell table:formula="of:=[.AB69]*([.H$5]^(-[.G$1]))" office:value-type="float" office:value="0.918802019239298" calcext:value-type="float">
            <text:p>0.918802019239298</text:p>
          </table:table-cell>
          <table:table-cell table:formula="of:=[.AE69]*([.H$5]^(-[.F$1]))" office:value-type="float" office:value="0.00115173069634994" calcext:value-type="float">
            <text:p>0.00115173069635</text:p>
          </table:table-cell>
          <table:table-cell office:value-type="float" office:value="15.1565" calcext:value-type="float">
            <text:p>15.1565</text:p>
          </table:table-cell>
          <table:table-cell/>
          <table:table-cell office:value-type="float" office:value="0.174635" calcext:value-type="float">
            <text:p>0.174635</text:p>
          </table:table-cell>
          <table:table-cell table:formula="of:=[.AG69]-[.AG$1]" office:value-type="float" office:value="0.0000679999999999847" calcext:value-type="float">
            <text:p>6.79999999999847E-05</text:p>
          </table:table-cell>
          <table:table-cell table:formula="of:=[.AH69]*([.H$6]^(-[.G$1]))" office:value-type="float" office:value="1.32677073763332" calcext:value-type="float">
            <text:p>1.32677073763332</text:p>
          </table:table-cell>
          <table:table-cell table:formula="of:=[.AK69]*([.H$6]^(-[.F$1]))" office:value-type="float" office:value="-0.0042100190868428" calcext:value-type="float">
            <text:p>-0.004210019086843</text:p>
          </table:table-cell>
          <table:table-cell office:value-type="float" office:value="-79.9214" calcext:value-type="float">
            <text:p>-79.9214</text:p>
          </table:table-cell>
          <table:table-cell/>
          <table:table-cell office:value-type="float" office:value="0.174635" calcext:value-type="float">
            <text:p>0.174635</text:p>
          </table:table-cell>
          <table:table-cell table:formula="of:=[.AM69]-[.AM$1]" office:value-type="float" office:value="0.0000679999999999847" calcext:value-type="float">
            <text:p>6.79999999999847E-05</text:p>
          </table:table-cell>
          <table:table-cell table:formula="of:=[.AN69]*([.H$7]^(-[.G$1]))" office:value-type="float" office:value="1.75189838676136" calcext:value-type="float">
            <text:p>1.75189838676136</text:p>
          </table:table-cell>
          <table:table-cell table:formula="of:=[.AQ69]*([.H$7]^(-[.F$1]))" office:value-type="float" office:value="-0.00132885381795366" calcext:value-type="float">
            <text:p>-0.001328853817954</text:p>
          </table:table-cell>
          <table:table-cell office:value-type="float" office:value="-33.2839" calcext:value-type="float">
            <text:p>-33.2839</text:p>
          </table:table-cell>
        </table:table-row>
        <table:table-row table:style-name="ro1">
          <table:table-cell office:value-type="float" office:value="0.174636" calcext:value-type="float">
            <text:p>0.174636</text:p>
          </table:table-cell>
          <table:table-cell table:formula="of:=[.A70]-[.A$1]" office:value-type="float" office:value="0.0000689999999999857" calcext:value-type="float">
            <text:p>6.89999999999857E-05</text:p>
          </table:table-cell>
          <table:table-cell table:formula="of:=[.B70]*([.H$1]^(-[.G$1]))" office:value-type="float" office:value="0.280445897123939" calcext:value-type="float">
            <text:p>0.280445897123939</text:p>
          </table:table-cell>
          <table:table-cell table:formula="of:=[.E70]*([.H$1]^(-[.F$1]))" office:value-type="float" office:value="0.00243403175120877" calcext:value-type="float">
            <text:p>0.002434031751209</text:p>
          </table:table-cell>
          <table:table-cell office:value-type="float" office:value="9.66739" calcext:value-type="float">
            <text:p>9.66739</text:p>
          </table:table-cell>
          <table:table-cell table:number-columns-repeated="3"/>
          <table:table-cell office:value-type="float" office:value="0.174636" calcext:value-type="float">
            <text:p>0.174636</text:p>
          </table:table-cell>
          <table:table-cell table:formula="of:=[.I70]-[.I$1]" office:value-type="float" office:value="0.0000689999999999857" calcext:value-type="float">
            <text:p>6.89999999999857E-05</text:p>
          </table:table-cell>
          <table:table-cell table:formula="of:=[.J70]*([.H$2]^(-[.G$1]))" office:value-type="float" office:value="0.370307168231392" calcext:value-type="float">
            <text:p>0.370307168231392</text:p>
          </table:table-cell>
          <table:table-cell table:formula="of:=[.M70]*([.H$2]^(-[.F$1]))" office:value-type="float" office:value="0.00340100790609337" calcext:value-type="float">
            <text:p>0.003401007906093</text:p>
          </table:table-cell>
          <table:table-cell office:value-type="float" office:value="17.8225" calcext:value-type="float">
            <text:p>17.8225</text:p>
          </table:table-cell>
          <table:table-cell/>
          <table:table-cell office:value-type="float" office:value="0.174636" calcext:value-type="float">
            <text:p>0.174636</text:p>
          </table:table-cell>
          <table:table-cell table:formula="of:=[.O70]-[.O$1]" office:value-type="float" office:value="0.0000689999999999857" calcext:value-type="float">
            <text:p>6.89999999999857E-05</text:p>
          </table:table-cell>
          <table:table-cell table:formula="of:=[.P70]*([.H$3]^(-[.G$1]))" office:value-type="float" office:value="0.534731862204702" calcext:value-type="float">
            <text:p>0.534731862204702</text:p>
          </table:table-cell>
          <table:table-cell table:formula="of:=[.S70]*([.H$3]^(-[.F$1]))" office:value-type="float" office:value="0.00452445041969982" calcext:value-type="float">
            <text:p>0.0045244504197</text:p>
          </table:table-cell>
          <table:table-cell office:value-type="float" office:value="34.2025" calcext:value-type="float">
            <text:p>34.2025</text:p>
          </table:table-cell>
          <table:table-cell/>
          <table:table-cell office:value-type="float" office:value="0.174636" calcext:value-type="float">
            <text:p>0.174636</text:p>
          </table:table-cell>
          <table:table-cell table:formula="of:=[.U70]-[.U$1]" office:value-type="float" office:value="0.0000689999999999857" calcext:value-type="float">
            <text:p>6.89999999999857E-05</text:p>
          </table:table-cell>
          <table:table-cell table:formula="of:=[.V70]*([.H$4]^(-[.G$1]))" office:value-type="float" office:value="0.706072164673575" calcext:value-type="float">
            <text:p>0.706072164673575</text:p>
          </table:table-cell>
          <table:table-cell table:formula="of:=[.Y70]*([.H$4]^(-[.F$1]))" office:value-type="float" office:value="0.00407839787631498" calcext:value-type="float">
            <text:p>0.004078397876315</text:p>
          </table:table-cell>
          <table:table-cell office:value-type="float" office:value="40.678" calcext:value-type="float">
            <text:p>40.678</text:p>
          </table:table-cell>
          <table:table-cell/>
          <table:table-cell office:value-type="float" office:value="0.174636" calcext:value-type="float">
            <text:p>0.174636</text:p>
          </table:table-cell>
          <table:table-cell table:formula="of:=[.AA70]-[.AA$1]" office:value-type="float" office:value="0.0000689999999999857" calcext:value-type="float">
            <text:p>6.89999999999857E-05</text:p>
          </table:table-cell>
          <table:table-cell table:formula="of:=[.AB70]*([.H$5]^(-[.G$1]))" office:value-type="float" office:value="0.932313813639893" calcext:value-type="float">
            <text:p>0.932313813639893</text:p>
          </table:table-cell>
          <table:table-cell table:formula="of:=[.AE70]*([.H$5]^(-[.F$1]))" office:value-type="float" office:value="0.000912448224160691" calcext:value-type="float">
            <text:p>0.000912448224161</text:p>
          </table:table-cell>
          <table:table-cell office:value-type="float" office:value="12.0076" calcext:value-type="float">
            <text:p>12.0076</text:p>
          </table:table-cell>
          <table:table-cell/>
          <table:table-cell office:value-type="float" office:value="0.174636" calcext:value-type="float">
            <text:p>0.174636</text:p>
          </table:table-cell>
          <table:table-cell table:formula="of:=[.AG70]-[.AG$1]" office:value-type="float" office:value="0.0000689999999999857" calcext:value-type="float">
            <text:p>6.89999999999857E-05</text:p>
          </table:table-cell>
          <table:table-cell table:formula="of:=[.AH70]*([.H$6]^(-[.G$1]))" office:value-type="float" office:value="1.34628207201031" calcext:value-type="float">
            <text:p>1.34628207201031</text:p>
          </table:table-cell>
          <table:table-cell table:formula="of:=[.AK70]*([.H$6]^(-[.F$1]))" office:value-type="float" office:value="-0.00424915809318558" calcext:value-type="float">
            <text:p>-0.004249158093186</text:p>
          </table:table-cell>
          <table:table-cell office:value-type="float" office:value="-80.6644" calcext:value-type="float">
            <text:p>-80.6644</text:p>
          </table:table-cell>
          <table:table-cell/>
          <table:table-cell office:value-type="float" office:value="0.174636" calcext:value-type="float">
            <text:p>0.174636</text:p>
          </table:table-cell>
          <table:table-cell table:formula="of:=[.AM70]-[.AM$1]" office:value-type="float" office:value="0.0000689999999999857" calcext:value-type="float">
            <text:p>6.89999999999857E-05</text:p>
          </table:table-cell>
          <table:table-cell table:formula="of:=[.AN70]*([.H$7]^(-[.G$1]))" office:value-type="float" office:value="1.77766159833141" calcext:value-type="float">
            <text:p>1.77766159833141</text:p>
          </table:table-cell>
          <table:table-cell table:formula="of:=[.AQ70]*([.H$7]^(-[.F$1]))" office:value-type="float" office:value="-0.00108922902248269" calcext:value-type="float">
            <text:p>-0.001089229022483</text:p>
          </table:table-cell>
          <table:table-cell office:value-type="float" office:value="-27.282" calcext:value-type="float">
            <text:p>-27.282</text:p>
          </table:table-cell>
        </table:table-row>
        <table:table-row table:style-name="ro1">
          <table:table-cell office:value-type="float" office:value="0.174637" calcext:value-type="float">
            <text:p>0.174637</text:p>
          </table:table-cell>
          <table:table-cell table:formula="of:=[.A71]-[.A$1]" office:value-type="float" office:value="0.0000699999999999867" calcext:value-type="float">
            <text:p>6.99999999999867E-05</text:p>
          </table:table-cell>
          <table:table-cell table:formula="of:=[.B71]*([.H$1]^(-[.G$1]))" office:value-type="float" office:value="0.284510330415595" calcext:value-type="float">
            <text:p>0.284510330415595</text:p>
          </table:table-cell>
          <table:table-cell table:formula="of:=[.E71]*([.H$1]^(-[.F$1]))" office:value-type="float" office:value="0.00247963873628064" calcext:value-type="float">
            <text:p>0.002479638736281</text:p>
          </table:table-cell>
          <table:table-cell office:value-type="float" office:value="9.84853" calcext:value-type="float">
            <text:p>9.84853</text:p>
          </table:table-cell>
          <table:table-cell table:number-columns-repeated="3"/>
          <table:table-cell office:value-type="float" office:value="0.174637" calcext:value-type="float">
            <text:p>0.174637</text:p>
          </table:table-cell>
          <table:table-cell table:formula="of:=[.I71]-[.I$1]" office:value-type="float" office:value="0.0000699999999999867" calcext:value-type="float">
            <text:p>6.99999999999867E-05</text:p>
          </table:table-cell>
          <table:table-cell table:formula="of:=[.J71]*([.H$2]^(-[.G$1]))" office:value-type="float" office:value="0.375673938785477" calcext:value-type="float">
            <text:p>0.375673938785477</text:p>
          </table:table-cell>
          <table:table-cell table:formula="of:=[.M71]*([.H$2]^(-[.F$1]))" office:value-type="float" office:value="0.00345379055649738" calcext:value-type="float">
            <text:p>0.003453790556497</text:p>
          </table:table-cell>
          <table:table-cell office:value-type="float" office:value="18.0991" calcext:value-type="float">
            <text:p>18.0991</text:p>
          </table:table-cell>
          <table:table-cell/>
          <table:table-cell office:value-type="float" office:value="0.174637" calcext:value-type="float">
            <text:p>0.174637</text:p>
          </table:table-cell>
          <table:table-cell table:formula="of:=[.O71]-[.O$1]" office:value-type="float" office:value="0.0000699999999999867" calcext:value-type="float">
            <text:p>6.99999999999867E-05</text:p>
          </table:table-cell>
          <table:table-cell table:formula="of:=[.P71]*([.H$3]^(-[.G$1]))" office:value-type="float" office:value="0.542481599338113" calcext:value-type="float">
            <text:p>0.542481599338113</text:p>
          </table:table-cell>
          <table:table-cell table:formula="of:=[.S71]*([.H$3]^(-[.F$1]))" office:value-type="float" office:value="0.00454446501946593" calcext:value-type="float">
            <text:p>0.004544465019466</text:p>
          </table:table-cell>
          <table:table-cell office:value-type="float" office:value="34.3538" calcext:value-type="float">
            <text:p>34.3538</text:p>
          </table:table-cell>
          <table:table-cell/>
          <table:table-cell office:value-type="float" office:value="0.174637" calcext:value-type="float">
            <text:p>0.174637</text:p>
          </table:table-cell>
          <table:table-cell table:formula="of:=[.U71]-[.U$1]" office:value-type="float" office:value="0.0000699999999999867" calcext:value-type="float">
            <text:p>6.99999999999867E-05</text:p>
          </table:table-cell>
          <table:table-cell table:formula="of:=[.V71]*([.H$4]^(-[.G$1]))" office:value-type="float" office:value="0.716305094596393" calcext:value-type="float">
            <text:p>0.716305094596393</text:p>
          </table:table-cell>
          <table:table-cell table:formula="of:=[.Y71]*([.H$4]^(-[.F$1]))" office:value-type="float" office:value="0.00399157225654781" calcext:value-type="float">
            <text:p>0.003991572256548</text:p>
          </table:table-cell>
          <table:table-cell office:value-type="float" office:value="39.812" calcext:value-type="float">
            <text:p>39.812</text:p>
          </table:table-cell>
          <table:table-cell/>
          <table:table-cell office:value-type="float" office:value="0.174637" calcext:value-type="float">
            <text:p>0.174637</text:p>
          </table:table-cell>
          <table:table-cell table:formula="of:=[.AA71]-[.AA$1]" office:value-type="float" office:value="0.0000699999999999867" calcext:value-type="float">
            <text:p>6.99999999999867E-05</text:p>
          </table:table-cell>
          <table:table-cell table:formula="of:=[.AB71]*([.H$5]^(-[.G$1]))" office:value-type="float" office:value="0.945825608040487" calcext:value-type="float">
            <text:p>0.945825608040487</text:p>
          </table:table-cell>
          <table:table-cell table:formula="of:=[.AE71]*([.H$5]^(-[.F$1]))" office:value-type="float" office:value="0.000670779690290621" calcext:value-type="float">
            <text:p>0.000670779690291</text:p>
          </table:table-cell>
          <table:table-cell office:value-type="float" office:value="8.8273" calcext:value-type="float">
            <text:p>8.8273</text:p>
          </table:table-cell>
          <table:table-cell/>
          <table:table-cell office:value-type="float" office:value="0.174637" calcext:value-type="float">
            <text:p>0.174637</text:p>
          </table:table-cell>
          <table:table-cell table:formula="of:=[.AG71]-[.AG$1]" office:value-type="float" office:value="0.0000699999999999867" calcext:value-type="float">
            <text:p>6.99999999999867E-05</text:p>
          </table:table-cell>
          <table:table-cell table:formula="of:=[.AH71]*([.H$6]^(-[.G$1]))" office:value-type="float" office:value="1.36579340638729" calcext:value-type="float">
            <text:p>1.36579340638729</text:p>
          </table:table-cell>
          <table:table-cell table:formula="of:=[.AK71]*([.H$6]^(-[.F$1]))" office:value-type="float" office:value="-0.00426367587265808" calcext:value-type="float">
            <text:p>-0.004263675872658</text:p>
          </table:table-cell>
          <table:table-cell office:value-type="float" office:value="-80.94" calcext:value-type="float">
            <text:p>-80.94</text:p>
          </table:table-cell>
          <table:table-cell/>
          <table:table-cell office:value-type="float" office:value="0.174637" calcext:value-type="float">
            <text:p>0.174637</text:p>
          </table:table-cell>
          <table:table-cell table:formula="of:=[.AM71]-[.AM$1]" office:value-type="float" office:value="0.0000699999999999867" calcext:value-type="float">
            <text:p>6.99999999999867E-05</text:p>
          </table:table-cell>
          <table:table-cell table:formula="of:=[.AN71]*([.H$7]^(-[.G$1]))" office:value-type="float" office:value="1.80342480990146" calcext:value-type="float">
            <text:p>1.80342480990146</text:p>
          </table:table-cell>
          <table:table-cell table:formula="of:=[.AQ71]*([.H$7]^(-[.F$1]))" office:value-type="float" office:value="-0.0008620607718037" calcext:value-type="float">
            <text:p>-0.000862060771804</text:p>
          </table:table-cell>
          <table:table-cell office:value-type="float" office:value="-21.5921" calcext:value-type="float">
            <text:p>-21.5921</text:p>
          </table:table-cell>
        </table:table-row>
        <table:table-row table:style-name="ro1">
          <table:table-cell office:value-type="float" office:value="0.174638" calcext:value-type="float">
            <text:p>0.174638</text:p>
          </table:table-cell>
          <table:table-cell table:formula="of:=[.A72]-[.A$1]" office:value-type="float" office:value="0.0000709999999999877" calcext:value-type="float">
            <text:p>7.09999999999877E-05</text:p>
          </table:table-cell>
          <table:table-cell table:formula="of:=[.B72]*([.H$1]^(-[.G$1]))" office:value-type="float" office:value="0.288574763707251" calcext:value-type="float">
            <text:p>0.288574763707251</text:p>
          </table:table-cell>
          <table:table-cell table:formula="of:=[.E72]*([.H$1]^(-[.F$1]))" office:value-type="float" office:value="0.00252515256365969" calcext:value-type="float">
            <text:p>0.00252515256366</text:p>
          </table:table-cell>
          <table:table-cell office:value-type="float" office:value="10.0293" calcext:value-type="float">
            <text:p>10.0293</text:p>
          </table:table-cell>
          <table:table-cell table:number-columns-repeated="3"/>
          <table:table-cell office:value-type="float" office:value="0.174638" calcext:value-type="float">
            <text:p>0.174638</text:p>
          </table:table-cell>
          <table:table-cell table:formula="of:=[.I72]-[.I$1]" office:value-type="float" office:value="0.0000709999999999877" calcext:value-type="float">
            <text:p>7.09999999999877E-05</text:p>
          </table:table-cell>
          <table:table-cell table:formula="of:=[.J72]*([.H$2]^(-[.G$1]))" office:value-type="float" office:value="0.381040709339561" calcext:value-type="float">
            <text:p>0.381040709339561</text:p>
          </table:table-cell>
          <table:table-cell table:formula="of:=[.M72]*([.H$2]^(-[.F$1]))" office:value-type="float" office:value="0.00350580990031565" calcext:value-type="float">
            <text:p>0.003505809900316</text:p>
          </table:table-cell>
          <table:table-cell office:value-type="float" office:value="18.3717" calcext:value-type="float">
            <text:p>18.3717</text:p>
          </table:table-cell>
          <table:table-cell/>
          <table:table-cell office:value-type="float" office:value="0.174638" calcext:value-type="float">
            <text:p>0.174638</text:p>
          </table:table-cell>
          <table:table-cell table:formula="of:=[.O72]-[.O$1]" office:value-type="float" office:value="0.0000709999999999877" calcext:value-type="float">
            <text:p>7.09999999999877E-05</text:p>
          </table:table-cell>
          <table:table-cell table:formula="of:=[.P72]*([.H$3]^(-[.G$1]))" office:value-type="float" office:value="0.550231336471524" calcext:value-type="float">
            <text:p>0.550231336471524</text:p>
          </table:table-cell>
          <table:table-cell table:formula="of:=[.S72]*([.H$3]^(-[.F$1]))" office:value-type="float" office:value="0.00456094763103803" calcext:value-type="float">
            <text:p>0.004560947631038</text:p>
          </table:table-cell>
          <table:table-cell office:value-type="float" office:value="34.4784" calcext:value-type="float">
            <text:p>34.4784</text:p>
          </table:table-cell>
          <table:table-cell/>
          <table:table-cell office:value-type="float" office:value="0.174638" calcext:value-type="float">
            <text:p>0.174638</text:p>
          </table:table-cell>
          <table:table-cell table:formula="of:=[.U72]-[.U$1]" office:value-type="float" office:value="0.0000709999999999877" calcext:value-type="float">
            <text:p>7.09999999999877E-05</text:p>
          </table:table-cell>
          <table:table-cell table:formula="of:=[.V72]*([.H$4]^(-[.G$1]))" office:value-type="float" office:value="0.72653802451921" calcext:value-type="float">
            <text:p>0.72653802451921</text:p>
          </table:table-cell>
          <table:table-cell table:formula="of:=[.Y72]*([.H$4]^(-[.F$1]))" office:value-type="float" office:value="0.00389822970227156" calcext:value-type="float">
            <text:p>0.003898229702272</text:p>
          </table:table-cell>
          <table:table-cell office:value-type="float" office:value="38.881" calcext:value-type="float">
            <text:p>38.881</text:p>
          </table:table-cell>
          <table:table-cell/>
          <table:table-cell office:value-type="float" office:value="0.174638" calcext:value-type="float">
            <text:p>0.174638</text:p>
          </table:table-cell>
          <table:table-cell table:formula="of:=[.AA72]-[.AA$1]" office:value-type="float" office:value="0.0000709999999999877" calcext:value-type="float">
            <text:p>7.09999999999877E-05</text:p>
          </table:table-cell>
          <table:table-cell table:formula="of:=[.AB72]*([.H$5]^(-[.G$1]))" office:value-type="float" office:value="0.959337402441082" calcext:value-type="float">
            <text:p>0.959337402441082</text:p>
          </table:table-cell>
          <table:table-cell table:formula="of:=[.AE72]*([.H$5]^(-[.F$1]))" office:value-type="float" office:value="0.00042751234311595" calcext:value-type="float">
            <text:p>0.000427512343116</text:p>
          </table:table-cell>
          <table:table-cell office:value-type="float" office:value="5.62596" calcext:value-type="float">
            <text:p>5.62596</text:p>
          </table:table-cell>
          <table:table-cell/>
          <table:table-cell office:value-type="float" office:value="0.174638" calcext:value-type="float">
            <text:p>0.174638</text:p>
          </table:table-cell>
          <table:table-cell table:formula="of:=[.AG72]-[.AG$1]" office:value-type="float" office:value="0.0000709999999999877" calcext:value-type="float">
            <text:p>7.09999999999877E-05</text:p>
          </table:table-cell>
          <table:table-cell table:formula="of:=[.AH72]*([.H$6]^(-[.G$1]))" office:value-type="float" office:value="1.38530474076428" calcext:value-type="float">
            <text:p>1.38530474076428</text:p>
          </table:table-cell>
          <table:table-cell table:formula="of:=[.AK72]*([.H$6]^(-[.F$1]))" office:value-type="float" office:value="-0.00425392009341894" calcext:value-type="float">
            <text:p>-0.004253920093419</text:p>
          </table:table-cell>
          <table:table-cell office:value-type="float" office:value="-80.7548" calcext:value-type="float">
            <text:p>-80.7548</text:p>
          </table:table-cell>
          <table:table-cell/>
          <table:table-cell office:value-type="float" office:value="0.174638" calcext:value-type="float">
            <text:p>0.174638</text:p>
          </table:table-cell>
          <table:table-cell table:formula="of:=[.AM72]-[.AM$1]" office:value-type="float" office:value="0.0000709999999999877" calcext:value-type="float">
            <text:p>7.09999999999877E-05</text:p>
          </table:table-cell>
          <table:table-cell table:formula="of:=[.AN72]*([.H$7]^(-[.G$1]))" office:value-type="float" office:value="1.82918802147151" calcext:value-type="float">
            <text:p>1.82918802147151</text:p>
          </table:table-cell>
          <table:table-cell table:formula="of:=[.AQ72]*([.H$7]^(-[.F$1]))" office:value-type="float" office:value="-0.000650463202114674" calcext:value-type="float">
            <text:p>-0.000650463202115</text:p>
          </table:table-cell>
          <table:table-cell office:value-type="float" office:value="-16.2922" calcext:value-type="float">
            <text:p>-16.2922</text:p>
          </table:table-cell>
        </table:table-row>
        <table:table-row table:style-name="ro1">
          <table:table-cell office:value-type="float" office:value="0.174639" calcext:value-type="float">
            <text:p>0.174639</text:p>
          </table:table-cell>
          <table:table-cell table:formula="of:=[.A73]-[.A$1]" office:value-type="float" office:value="0.0000719999999999887" calcext:value-type="float">
            <text:p>7.19999999999887E-05</text:p>
          </table:table-cell>
          <table:table-cell table:formula="of:=[.B73]*([.H$1]^(-[.G$1]))" office:value-type="float" office:value="0.292639196998908" calcext:value-type="float">
            <text:p>0.292639196998908</text:p>
          </table:table-cell>
          <table:table-cell table:formula="of:=[.E73]*([.H$1]^(-[.F$1]))" office:value-type="float" office:value="0.00257059841110075" calcext:value-type="float">
            <text:p>0.002570598411101</text:p>
          </table:table-cell>
          <table:table-cell office:value-type="float" office:value="10.2098" calcext:value-type="float">
            <text:p>10.2098</text:p>
          </table:table-cell>
          <table:table-cell table:number-columns-repeated="3"/>
          <table:table-cell office:value-type="float" office:value="0.174639" calcext:value-type="float">
            <text:p>0.174639</text:p>
          </table:table-cell>
          <table:table-cell table:formula="of:=[.I73]-[.I$1]" office:value-type="float" office:value="0.0000719999999999887" calcext:value-type="float">
            <text:p>7.19999999999887E-05</text:p>
          </table:table-cell>
          <table:table-cell table:formula="of:=[.J73]*([.H$2]^(-[.G$1]))" office:value-type="float" office:value="0.386407479893646" calcext:value-type="float">
            <text:p>0.386407479893646</text:p>
          </table:table-cell>
          <table:table-cell table:formula="of:=[.M73]*([.H$2]^(-[.F$1]))" office:value-type="float" office:value="0.00355700868955424" calcext:value-type="float">
            <text:p>0.003557008689554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0.174639" calcext:value-type="float">
            <text:p>0.174639</text:p>
          </table:table-cell>
          <table:table-cell table:formula="of:=[.O73]-[.O$1]" office:value-type="float" office:value="0.0000719999999999887" calcext:value-type="float">
            <text:p>7.19999999999887E-05</text:p>
          </table:table-cell>
          <table:table-cell table:formula="of:=[.P73]*([.H$3]^(-[.G$1]))" office:value-type="float" office:value="0.557981073604935" calcext:value-type="float">
            <text:p>0.557981073604935</text:p>
          </table:table-cell>
          <table:table-cell table:formula="of:=[.S73]*([.H$3]^(-[.F$1]))" office:value-type="float" office:value="0.00457383211231509" calcext:value-type="float">
            <text:p>0.004573832112315</text:p>
          </table:table-cell>
          <table:table-cell office:value-type="float" office:value="34.5758" calcext:value-type="float">
            <text:p>34.5758</text:p>
          </table:table-cell>
          <table:table-cell/>
          <table:table-cell office:value-type="float" office:value="0.174639" calcext:value-type="float">
            <text:p>0.174639</text:p>
          </table:table-cell>
          <table:table-cell table:formula="of:=[.U73]-[.U$1]" office:value-type="float" office:value="0.0000719999999999887" calcext:value-type="float">
            <text:p>7.19999999999887E-05</text:p>
          </table:table-cell>
          <table:table-cell table:formula="of:=[.V73]*([.H$4]^(-[.G$1]))" office:value-type="float" office:value="0.736770954442028" calcext:value-type="float">
            <text:p>0.736770954442028</text:p>
          </table:table-cell>
          <table:table-cell table:formula="of:=[.Y73]*([.H$4]^(-[.F$1]))" office:value-type="float" office:value="0.00379848050007023" calcext:value-type="float">
            <text:p>0.00379848050007</text:p>
          </table:table-cell>
          <table:table-cell office:value-type="float" office:value="37.8861" calcext:value-type="float">
            <text:p>37.8861</text:p>
          </table:table-cell>
          <table:table-cell/>
          <table:table-cell office:value-type="float" office:value="0.174639" calcext:value-type="float">
            <text:p>0.174639</text:p>
          </table:table-cell>
          <table:table-cell table:formula="of:=[.AA73]-[.AA$1]" office:value-type="float" office:value="0.0000719999999999887" calcext:value-type="float">
            <text:p>7.19999999999887E-05</text:p>
          </table:table-cell>
          <table:table-cell table:formula="of:=[.AB73]*([.H$5]^(-[.G$1]))" office:value-type="float" office:value="0.972849196841676" calcext:value-type="float">
            <text:p>0.972849196841676</text:p>
          </table:table-cell>
          <table:table-cell table:formula="of:=[.AE73]*([.H$5]^(-[.F$1]))" office:value-type="float" office:value="0.000183425832090346" calcext:value-type="float">
            <text:p>0.00018342583209</text:p>
          </table:table-cell>
          <table:table-cell office:value-type="float" office:value="2.41384" calcext:value-type="float">
            <text:p>2.41384</text:p>
          </table:table-cell>
          <table:table-cell/>
          <table:table-cell office:value-type="float" office:value="0.174639" calcext:value-type="float">
            <text:p>0.174639</text:p>
          </table:table-cell>
          <table:table-cell table:formula="of:=[.AG73]-[.AG$1]" office:value-type="float" office:value="0.0000719999999999887" calcext:value-type="float">
            <text:p>7.19999999999887E-05</text:p>
          </table:table-cell>
          <table:table-cell table:formula="of:=[.AH73]*([.H$6]^(-[.G$1]))" office:value-type="float" office:value="1.40481607514126" calcext:value-type="float">
            <text:p>1.40481607514126</text:p>
          </table:table-cell>
          <table:table-cell table:formula="of:=[.AK73]*([.H$6]^(-[.F$1]))" office:value-type="float" office:value="-0.00422029636831989" calcext:value-type="float">
            <text:p>-0.00422029636832</text:p>
          </table:table-cell>
          <table:table-cell office:value-type="float" office:value="-80.1165" calcext:value-type="float">
            <text:p>-80.1165</text:p>
          </table:table-cell>
          <table:table-cell/>
          <table:table-cell office:value-type="float" office:value="0.174639" calcext:value-type="float">
            <text:p>0.174639</text:p>
          </table:table-cell>
          <table:table-cell table:formula="of:=[.AM73]-[.AM$1]" office:value-type="float" office:value="0.0000719999999999887" calcext:value-type="float">
            <text:p>7.19999999999887E-05</text:p>
          </table:table-cell>
          <table:table-cell table:formula="of:=[.AN73]*([.H$7]^(-[.G$1]))" office:value-type="float" office:value="1.85495123304157" calcext:value-type="float">
            <text:p>1.85495123304157</text:p>
          </table:table-cell>
          <table:table-cell table:formula="of:=[.AQ73]*([.H$7]^(-[.F$1]))" office:value-type="float" office:value="-0.000457809960963439" calcext:value-type="float">
            <text:p>-0.000457809960963</text:p>
          </table:table-cell>
          <table:table-cell office:value-type="float" office:value="-11.4668" calcext:value-type="float">
            <text:p>-11.4668</text:p>
          </table:table-cell>
        </table:table-row>
        <table:table-row table:style-name="ro1">
          <table:table-cell office:value-type="float" office:value="0.17464" calcext:value-type="float">
            <text:p>0.17464</text:p>
          </table:table-cell>
          <table:table-cell table:formula="of:=[.A74]-[.A$1]" office:value-type="float" office:value="0.0000730000000000175" calcext:value-type="float">
            <text:p>7.30000000000175E-05</text:p>
          </table:table-cell>
          <table:table-cell table:formula="of:=[.B74]*([.H$1]^(-[.G$1]))" office:value-type="float" office:value="0.296703630290677" calcext:value-type="float">
            <text:p>0.296703630290677</text:p>
          </table:table-cell>
          <table:table-cell table:formula="of:=[.E74]*([.H$1]^(-[.F$1]))" office:value-type="float" office:value="0.00261591836976773" calcext:value-type="float">
            <text:p>0.002615918369768</text:p>
          </table:table-cell>
          <table:table-cell office:value-type="float" office:value="10.3898" calcext:value-type="float">
            <text:p>10.3898</text:p>
          </table:table-cell>
          <table:table-cell table:number-columns-repeated="3"/>
          <table:table-cell office:value-type="float" office:value="0.17464" calcext:value-type="float">
            <text:p>0.17464</text:p>
          </table:table-cell>
          <table:table-cell table:formula="of:=[.I74]-[.I$1]" office:value-type="float" office:value="0.0000730000000000175" calcext:value-type="float">
            <text:p>7.30000000000175E-05</text:p>
          </table:table-cell>
          <table:table-cell table:formula="of:=[.J74]*([.H$2]^(-[.G$1]))" office:value-type="float" office:value="0.391774250447879" calcext:value-type="float">
            <text:p>0.391774250447879</text:p>
          </table:table-cell>
          <table:table-cell table:formula="of:=[.M74]*([.H$2]^(-[.F$1]))" office:value-type="float" office:value="0.00360738692421316" calcext:value-type="float">
            <text:p>0.003607386924213</text:p>
          </table:table-cell>
          <table:table-cell office:value-type="float" office:value="18.904" calcext:value-type="float">
            <text:p>18.904</text:p>
          </table:table-cell>
          <table:table-cell/>
          <table:table-cell office:value-type="float" office:value="0.17464" calcext:value-type="float">
            <text:p>0.17464</text:p>
          </table:table-cell>
          <table:table-cell table:formula="of:=[.O74]-[.O$1]" office:value-type="float" office:value="0.0000730000000000175" calcext:value-type="float">
            <text:p>7.30000000000175E-05</text:p>
          </table:table-cell>
          <table:table-cell table:formula="of:=[.P74]*([.H$3]^(-[.G$1]))" office:value-type="float" office:value="0.565730810738561" calcext:value-type="float">
            <text:p>0.565730810738561</text:p>
          </table:table-cell>
          <table:table-cell table:formula="of:=[.S74]*([.H$3]^(-[.F$1]))" office:value-type="float" office:value="0.00458306554961631" calcext:value-type="float">
            <text:p>0.004583065549616</text:p>
          </table:table-cell>
          <table:table-cell office:value-type="float" office:value="34.6456" calcext:value-type="float">
            <text:p>34.6456</text:p>
          </table:table-cell>
          <table:table-cell/>
          <table:table-cell office:value-type="float" office:value="0.17464" calcext:value-type="float">
            <text:p>0.17464</text:p>
          </table:table-cell>
          <table:table-cell table:formula="of:=[.U74]-[.U$1]" office:value-type="float" office:value="0.0000730000000000175" calcext:value-type="float">
            <text:p>7.30000000000175E-05</text:p>
          </table:table-cell>
          <table:table-cell table:formula="of:=[.V74]*([.H$4]^(-[.G$1]))" office:value-type="float" office:value="0.74700388436513" calcext:value-type="float">
            <text:p>0.74700388436513</text:p>
          </table:table-cell>
          <table:table-cell table:formula="of:=[.Y74]*([.H$4]^(-[.F$1]))" office:value-type="float" office:value="0.00369244496258091" calcext:value-type="float">
            <text:p>0.003692444962581</text:p>
          </table:table-cell>
          <table:table-cell office:value-type="float" office:value="36.8285" calcext:value-type="float">
            <text:p>36.8285</text:p>
          </table:table-cell>
          <table:table-cell/>
          <table:table-cell office:value-type="float" office:value="0.17464" calcext:value-type="float">
            <text:p>0.17464</text:p>
          </table:table-cell>
          <table:table-cell table:formula="of:=[.AA74]-[.AA$1]" office:value-type="float" office:value="0.0000730000000000175" calcext:value-type="float">
            <text:p>7.30000000000175E-05</text:p>
          </table:table-cell>
          <table:table-cell table:formula="of:=[.AB74]*([.H$5]^(-[.G$1]))" office:value-type="float" office:value="0.986360991242646" calcext:value-type="float">
            <text:p>0.986360991242646</text:p>
          </table:table-cell>
          <table:table-cell table:formula="of:=[.AE74]*([.H$5]^(-[.F$1]))" office:value-type="float" office:value="-0.0000606944181513811" calcext:value-type="float">
            <text:p>-6.06944181513811E-05</text:p>
          </table:table-cell>
          <table:table-cell office:value-type="float" office:value="-0.798724" calcext:value-type="float">
            <text:p>-0.798724</text:p>
          </table:table-cell>
          <table:table-cell/>
          <table:table-cell office:value-type="float" office:value="0.17464" calcext:value-type="float">
            <text:p>0.17464</text:p>
          </table:table-cell>
          <table:table-cell table:formula="of:=[.AG74]-[.AG$1]" office:value-type="float" office:value="0.0000730000000000175" calcext:value-type="float">
            <text:p>7.30000000000175E-05</text:p>
          </table:table-cell>
          <table:table-cell table:formula="of:=[.AH74]*([.H$6]^(-[.G$1]))" office:value-type="float" office:value="1.42432740951879" calcext:value-type="float">
            <text:p>1.42432740951879</text:p>
          </table:table-cell>
          <table:table-cell table:formula="of:=[.AK74]*([.H$6]^(-[.F$1]))" office:value-type="float" office:value="-0.00416321031021265" calcext:value-type="float">
            <text:p>-0.004163210310213</text:p>
          </table:table-cell>
          <table:table-cell office:value-type="float" office:value="-79.0328" calcext:value-type="float">
            <text:p>-79.0328</text:p>
          </table:table-cell>
          <table:table-cell/>
          <table:table-cell office:value-type="float" office:value="0.17464" calcext:value-type="float">
            <text:p>0.17464</text:p>
          </table:table-cell>
          <table:table-cell table:formula="of:=[.AM74]-[.AM$1]" office:value-type="float" office:value="0.0000730000000000175" calcext:value-type="float">
            <text:p>7.30000000000175E-05</text:p>
          </table:table-cell>
          <table:table-cell table:formula="of:=[.AN74]*([.H$7]^(-[.G$1]))" office:value-type="float" office:value="1.88071444461233" calcext:value-type="float">
            <text:p>1.88071444461233</text:p>
          </table:table-cell>
          <table:table-cell table:formula="of:=[.AQ74]*([.H$7]^(-[.F$1]))" office:value-type="float" office:value="-0.000287996912583332" calcext:value-type="float">
            <text:p>-0.000287996912583</text:p>
          </table:table-cell>
          <table:table-cell office:value-type="float" office:value="-7.21348" calcext:value-type="float">
            <text:p>-7.21348</text:p>
          </table:table-cell>
        </table:table-row>
        <table:table-row table:style-name="ro1">
          <table:table-cell office:value-type="float" office:value="0.174641" calcext:value-type="float">
            <text:p>0.174641</text:p>
          </table:table-cell>
          <table:table-cell table:formula="of:=[.A75]-[.A$1]" office:value-type="float" office:value="0.0000739999999999907" calcext:value-type="float">
            <text:p>7.39999999999907E-05</text:p>
          </table:table-cell>
          <table:table-cell table:formula="of:=[.B75]*([.H$1]^(-[.G$1]))" office:value-type="float" office:value="0.30076806358222" calcext:value-type="float">
            <text:p>0.30076806358222</text:p>
          </table:table-cell>
          <table:table-cell table:formula="of:=[.E75]*([.H$1]^(-[.F$1]))" office:value-type="float" office:value="0.00266108726190582" calcext:value-type="float">
            <text:p>0.002661087261906</text:p>
          </table:table-cell>
          <table:table-cell office:value-type="float" office:value="10.5692" calcext:value-type="float">
            <text:p>10.5692</text:p>
          </table:table-cell>
          <table:table-cell table:number-columns-repeated="3"/>
          <table:table-cell office:value-type="float" office:value="0.174641" calcext:value-type="float">
            <text:p>0.174641</text:p>
          </table:table-cell>
          <table:table-cell table:formula="of:=[.I75]-[.I$1]" office:value-type="float" office:value="0.0000739999999999907" calcext:value-type="float">
            <text:p>7.39999999999907E-05</text:p>
          </table:table-cell>
          <table:table-cell table:formula="of:=[.J75]*([.H$2]^(-[.G$1]))" office:value-type="float" office:value="0.397141021001815" calcext:value-type="float">
            <text:p>0.397141021001815</text:p>
          </table:table-cell>
          <table:table-cell table:formula="of:=[.M75]*([.H$2]^(-[.F$1]))" office:value-type="float" office:value="0.00365688735629848" calcext:value-type="float">
            <text:p>0.003656887356298</text:p>
          </table:table-cell>
          <table:table-cell office:value-type="float" office:value="19.1634" calcext:value-type="float">
            <text:p>19.1634</text:p>
          </table:table-cell>
          <table:table-cell/>
          <table:table-cell office:value-type="float" office:value="0.174641" calcext:value-type="float">
            <text:p>0.174641</text:p>
          </table:table-cell>
          <table:table-cell table:formula="of:=[.O75]-[.O$1]" office:value-type="float" office:value="0.0000739999999999907" calcext:value-type="float">
            <text:p>7.39999999999907E-05</text:p>
          </table:table-cell>
          <table:table-cell table:formula="of:=[.P75]*([.H$3]^(-[.G$1]))" office:value-type="float" office:value="0.573480547871757" calcext:value-type="float">
            <text:p>0.573480547871757</text:p>
          </table:table-cell>
          <table:table-cell table:formula="of:=[.S75]*([.H$3]^(-[.F$1]))" office:value-type="float" office:value="0.00458858180084068" calcext:value-type="float">
            <text:p>0.004588581800841</text:p>
          </table:table-cell>
          <table:table-cell office:value-type="float" office:value="34.6873" calcext:value-type="float">
            <text:p>34.6873</text:p>
          </table:table-cell>
          <table:table-cell/>
          <table:table-cell office:value-type="float" office:value="0.174641" calcext:value-type="float">
            <text:p>0.174641</text:p>
          </table:table-cell>
          <table:table-cell table:formula="of:=[.U75]-[.U$1]" office:value-type="float" office:value="0.0000739999999999907" calcext:value-type="float">
            <text:p>7.39999999999907E-05</text:p>
          </table:table-cell>
          <table:table-cell table:formula="of:=[.V75]*([.H$4]^(-[.G$1]))" office:value-type="float" office:value="0.757236814287664" calcext:value-type="float">
            <text:p>0.757236814287664</text:p>
          </table:table-cell>
          <table:table-cell table:formula="of:=[.Y75]*([.H$4]^(-[.F$1]))" office:value-type="float" office:value="0.00358028350665305" calcext:value-type="float">
            <text:p>0.003580283506653</text:p>
          </table:table-cell>
          <table:table-cell office:value-type="float" office:value="35.7098" calcext:value-type="float">
            <text:p>35.7098</text:p>
          </table:table-cell>
          <table:table-cell/>
          <table:table-cell office:value-type="float" office:value="0.174641" calcext:value-type="float">
            <text:p>0.174641</text:p>
          </table:table-cell>
          <table:table-cell table:formula="of:=[.AA75]-[.AA$1]" office:value-type="float" office:value="0.0000739999999999907" calcext:value-type="float">
            <text:p>7.39999999999907E-05</text:p>
          </table:table-cell>
          <table:table-cell table:formula="of:=[.AB75]*([.H$5]^(-[.G$1]))" office:value-type="float" office:value="0.999872785642865" calcext:value-type="float">
            <text:p>0.999872785642865</text:p>
          </table:table-cell>
          <table:table-cell table:formula="of:=[.AE75]*([.H$5]^(-[.F$1]))" office:value-type="float" office:value="-0.000304063286931326" calcext:value-type="float">
            <text:p>-0.000304063286931</text:p>
          </table:table-cell>
          <table:table-cell office:value-type="float" office:value="-4.0014" calcext:value-type="float">
            <text:p>-4.0014</text:p>
          </table:table-cell>
          <table:table-cell/>
          <table:table-cell office:value-type="float" office:value="0.174641" calcext:value-type="float">
            <text:p>0.174641</text:p>
          </table:table-cell>
          <table:table-cell table:formula="of:=[.AG75]-[.AG$1]" office:value-type="float" office:value="0.0000739999999999907" calcext:value-type="float">
            <text:p>7.39999999999907E-05</text:p>
          </table:table-cell>
          <table:table-cell table:formula="of:=[.AH75]*([.H$6]^(-[.G$1]))" office:value-type="float" office:value="1.44383874389523" calcext:value-type="float">
            <text:p>1.44383874389523</text:p>
          </table:table-cell>
          <table:table-cell table:formula="of:=[.AK75]*([.H$6]^(-[.F$1]))" office:value-type="float" office:value="-0.00408281995007843" calcext:value-type="float">
            <text:p>-0.004082819950078</text:p>
          </table:table-cell>
          <table:table-cell office:value-type="float" office:value="-77.5067" calcext:value-type="float">
            <text:p>-77.5067</text:p>
          </table:table-cell>
          <table:table-cell/>
          <table:table-cell office:value-type="float" office:value="0.174641" calcext:value-type="float">
            <text:p>0.174641</text:p>
          </table:table-cell>
          <table:table-cell table:formula="of:=[.AM75]-[.AM$1]" office:value-type="float" office:value="0.0000739999999999907" calcext:value-type="float">
            <text:p>7.39999999999907E-05</text:p>
          </table:table-cell>
          <table:table-cell table:formula="of:=[.AN75]*([.H$7]^(-[.G$1]))" office:value-type="float" office:value="1.90647765618167" calcext:value-type="float">
            <text:p>1.90647765618167</text:p>
          </table:table-cell>
          <table:table-cell table:formula="of:=[.AQ75]*([.H$7]^(-[.F$1]))" office:value-type="float" office:value="-0.000146154795984661" calcext:value-type="float">
            <text:p>-0.000146154795985</text:p>
          </table:table-cell>
          <table:table-cell office:value-type="float" office:value="-3.66075" calcext:value-type="float">
            <text:p>-3.66075</text:p>
          </table:table-cell>
        </table:table-row>
        <table:table-row table:style-name="ro1">
          <table:table-cell office:value-type="float" office:value="0.174642" calcext:value-type="float">
            <text:p>0.174642</text:p>
          </table:table-cell>
          <table:table-cell table:formula="of:=[.A76]-[.A$1]" office:value-type="float" office:value="0.0000749999999999917" calcext:value-type="float">
            <text:p>7.49999999999917E-05</text:p>
          </table:table-cell>
          <table:table-cell table:formula="of:=[.B76]*([.H$1]^(-[.G$1]))" office:value-type="float" office:value="0.304832496873876" calcext:value-type="float">
            <text:p>0.304832496873876</text:p>
          </table:table-cell>
          <table:table-cell table:formula="of:=[.E76]*([.H$1]^(-[.F$1]))" office:value-type="float" office:value="0.00270613026526984" calcext:value-type="float">
            <text:p>0.00270613026527</text:p>
          </table:table-cell>
          <table:table-cell office:value-type="float" office:value="10.7481" calcext:value-type="float">
            <text:p>10.7481</text:p>
          </table:table-cell>
          <table:table-cell table:number-columns-repeated="3"/>
          <table:table-cell office:value-type="float" office:value="0.174642" calcext:value-type="float">
            <text:p>0.174642</text:p>
          </table:table-cell>
          <table:table-cell table:formula="of:=[.I76]-[.I$1]" office:value-type="float" office:value="0.0000749999999999917" calcext:value-type="float">
            <text:p>7.49999999999917E-05</text:p>
          </table:table-cell>
          <table:table-cell table:formula="of:=[.J76]*([.H$2]^(-[.G$1]))" office:value-type="float" office:value="0.4025077915559" calcext:value-type="float">
            <text:p>0.4025077915559</text:p>
          </table:table-cell>
          <table:table-cell table:formula="of:=[.M76]*([.H$2]^(-[.F$1]))" office:value-type="float" office:value="0.00370547182048091" calcext:value-type="float">
            <text:p>0.003705471820481</text:p>
          </table:table-cell>
          <table:table-cell office:value-type="float" office:value="19.418" calcext:value-type="float">
            <text:p>19.418</text:p>
          </table:table-cell>
          <table:table-cell/>
          <table:table-cell office:value-type="float" office:value="0.174642" calcext:value-type="float">
            <text:p>0.174642</text:p>
          </table:table-cell>
          <table:table-cell table:formula="of:=[.O76]-[.O$1]" office:value-type="float" office:value="0.0000749999999999917" calcext:value-type="float">
            <text:p>7.49999999999917E-05</text:p>
          </table:table-cell>
          <table:table-cell table:formula="of:=[.P76]*([.H$3]^(-[.G$1]))" office:value-type="float" office:value="0.581230285005167" calcext:value-type="float">
            <text:p>0.581230285005167</text:p>
          </table:table-cell>
          <table:table-cell table:formula="of:=[.S76]*([.H$3]^(-[.F$1]))" office:value-type="float" office:value="0.0045903544091478" calcext:value-type="float">
            <text:p>0.004590354409148</text:p>
          </table:table-cell>
          <table:table-cell office:value-type="float" office:value="34.7007" calcext:value-type="float">
            <text:p>34.7007</text:p>
          </table:table-cell>
          <table:table-cell/>
          <table:table-cell office:value-type="float" office:value="0.174642" calcext:value-type="float">
            <text:p>0.174642</text:p>
          </table:table-cell>
          <table:table-cell table:formula="of:=[.U76]-[.U$1]" office:value-type="float" office:value="0.0000749999999999917" calcext:value-type="float">
            <text:p>7.49999999999917E-05</text:p>
          </table:table-cell>
          <table:table-cell table:formula="of:=[.V76]*([.H$4]^(-[.G$1]))" office:value-type="float" office:value="0.767469744210482" calcext:value-type="float">
            <text:p>0.767469744210482</text:p>
          </table:table-cell>
          <table:table-cell table:formula="of:=[.Y76]*([.H$4]^(-[.F$1]))" office:value-type="float" office:value="0.00346214652308301" calcext:value-type="float">
            <text:p>0.003462146523083</text:p>
          </table:table-cell>
          <table:table-cell office:value-type="float" office:value="34.5315" calcext:value-type="float">
            <text:p>34.5315</text:p>
          </table:table-cell>
          <table:table-cell/>
          <table:table-cell office:value-type="float" office:value="0.174642" calcext:value-type="float">
            <text:p>0.174642</text:p>
          </table:table-cell>
          <table:table-cell table:formula="of:=[.AA76]-[.AA$1]" office:value-type="float" office:value="0.0000749999999999917" calcext:value-type="float">
            <text:p>7.49999999999917E-05</text:p>
          </table:table-cell>
          <table:table-cell table:formula="of:=[.AB76]*([.H$5]^(-[.G$1]))" office:value-type="float" office:value="1.01338458004346" calcext:value-type="float">
            <text:p>1.01338458004346</text:p>
          </table:table-cell>
          <table:table-cell table:formula="of:=[.AE76]*([.H$5]^(-[.F$1]))" office:value-type="float" office:value="-0.000545900516882014" calcext:value-type="float">
            <text:p>-0.000545900516882</text:p>
          </table:table-cell>
          <table:table-cell office:value-type="float" office:value="-7.18392" calcext:value-type="float">
            <text:p>-7.18392</text:p>
          </table:table-cell>
          <table:table-cell/>
          <table:table-cell office:value-type="float" office:value="0.174642" calcext:value-type="float">
            <text:p>0.174642</text:p>
          </table:table-cell>
          <table:table-cell table:formula="of:=[.AG76]-[.AG$1]" office:value-type="float" office:value="0.0000749999999999917" calcext:value-type="float">
            <text:p>7.49999999999917E-05</text:p>
          </table:table-cell>
          <table:table-cell table:formula="of:=[.AH76]*([.H$6]^(-[.G$1]))" office:value-type="float" office:value="1.46335007827221" calcext:value-type="float">
            <text:p>1.46335007827221</text:p>
          </table:table-cell>
          <table:table-cell table:formula="of:=[.AK76]*([.H$6]^(-[.F$1]))" office:value-type="float" office:value="-0.00397792425246015" calcext:value-type="float">
            <text:p>-0.00397792425246</text:p>
          </table:table-cell>
          <table:table-cell office:value-type="float" office:value="-75.5154" calcext:value-type="float">
            <text:p>-75.5154</text:p>
          </table:table-cell>
          <table:table-cell/>
          <table:table-cell office:value-type="float" office:value="0.174642" calcext:value-type="float">
            <text:p>0.174642</text:p>
          </table:table-cell>
          <table:table-cell table:formula="of:=[.AM76]-[.AM$1]" office:value-type="float" office:value="0.0000749999999999917" calcext:value-type="float">
            <text:p>7.49999999999917E-05</text:p>
          </table:table-cell>
          <table:table-cell table:formula="of:=[.AN76]*([.H$7]^(-[.G$1]))" office:value-type="float" office:value="1.93224086775172" calcext:value-type="float">
            <text:p>1.93224086775172</text:p>
          </table:table-cell>
          <table:table-cell table:formula="of:=[.AQ76]*([.H$7]^(-[.F$1]))" office:value-type="float" office:value="-0.0000407632443352698" calcext:value-type="float">
            <text:p>-4.07632443352698E-05</text:p>
          </table:table-cell>
          <table:table-cell office:value-type="float" office:value="-1.021" calcext:value-type="float">
            <text:p>-1.021</text:p>
          </table:table-cell>
        </table:table-row>
        <table:table-row table:style-name="ro1">
          <table:table-cell office:value-type="float" office:value="0.174643" calcext:value-type="float">
            <text:p>0.174643</text:p>
          </table:table-cell>
          <table:table-cell table:formula="of:=[.A77]-[.A$1]" office:value-type="float" office:value="0.0000759999999999927" calcext:value-type="float">
            <text:p>7.59999999999927E-05</text:p>
          </table:table-cell>
          <table:table-cell table:formula="of:=[.B77]*([.H$1]^(-[.G$1]))" office:value-type="float" office:value="0.308896930165532" calcext:value-type="float">
            <text:p>0.308896930165532</text:p>
          </table:table-cell>
          <table:table-cell table:formula="of:=[.E77]*([.H$1]^(-[.F$1]))" office:value-type="float" office:value="0.00275102220210496" calcext:value-type="float">
            <text:p>0.002751022202105</text:p>
          </table:table-cell>
          <table:table-cell office:value-type="float" office:value="10.9264" calcext:value-type="float">
            <text:p>10.9264</text:p>
          </table:table-cell>
          <table:table-cell table:number-columns-repeated="3"/>
          <table:table-cell office:value-type="float" office:value="0.174643" calcext:value-type="float">
            <text:p>0.174643</text:p>
          </table:table-cell>
          <table:table-cell table:formula="of:=[.I77]-[.I$1]" office:value-type="float" office:value="0.0000759999999999927" calcext:value-type="float">
            <text:p>7.59999999999927E-05</text:p>
          </table:table-cell>
          <table:table-cell table:formula="of:=[.J77]*([.H$2]^(-[.G$1]))" office:value-type="float" office:value="0.407874562109984" calcext:value-type="float">
            <text:p>0.407874562109984</text:p>
          </table:table-cell>
          <table:table-cell table:formula="of:=[.M77]*([.H$2]^(-[.F$1]))" office:value-type="float" office:value="0.00375312123409581" calcext:value-type="float">
            <text:p>0.003753121234096</text:p>
          </table:table-cell>
          <table:table-cell office:value-type="float" office:value="19.6677" calcext:value-type="float">
            <text:p>19.6677</text:p>
          </table:table-cell>
          <table:table-cell/>
          <table:table-cell office:value-type="float" office:value="0.174643" calcext:value-type="float">
            <text:p>0.174643</text:p>
          </table:table-cell>
          <table:table-cell table:formula="of:=[.O77]-[.O$1]" office:value-type="float" office:value="0.0000759999999999927" calcext:value-type="float">
            <text:p>7.59999999999927E-05</text:p>
          </table:table-cell>
          <table:table-cell table:formula="of:=[.P77]*([.H$3]^(-[.G$1]))" office:value-type="float" office:value="0.588980022138578" calcext:value-type="float">
            <text:p>0.588980022138578</text:p>
          </table:table-cell>
          <table:table-cell table:formula="of:=[.S77]*([.H$3]^(-[.F$1]))" office:value-type="float" office:value="0.00458833046085684" calcext:value-type="float">
            <text:p>0.004588330460857</text:p>
          </table:table-cell>
          <table:table-cell office:value-type="float" office:value="34.6854" calcext:value-type="float">
            <text:p>34.6854</text:p>
          </table:table-cell>
          <table:table-cell/>
          <table:table-cell office:value-type="float" office:value="0.174643" calcext:value-type="float">
            <text:p>0.174643</text:p>
          </table:table-cell>
          <table:table-cell table:formula="of:=[.U77]-[.U$1]" office:value-type="float" office:value="0.0000759999999999927" calcext:value-type="float">
            <text:p>7.59999999999927E-05</text:p>
          </table:table-cell>
          <table:table-cell table:formula="of:=[.V77]*([.H$4]^(-[.G$1]))" office:value-type="float" office:value="0.777702674133299" calcext:value-type="float">
            <text:p>0.777702674133299</text:p>
          </table:table-cell>
          <table:table-cell table:formula="of:=[.Y77]*([.H$4]^(-[.F$1]))" office:value-type="float" office:value="0.00333822450687953" calcext:value-type="float">
            <text:p>0.00333822450688</text:p>
          </table:table-cell>
          <table:table-cell office:value-type="float" office:value="33.2955" calcext:value-type="float">
            <text:p>33.2955</text:p>
          </table:table-cell>
          <table:table-cell/>
          <table:table-cell office:value-type="float" office:value="0.174643" calcext:value-type="float">
            <text:p>0.174643</text:p>
          </table:table-cell>
          <table:table-cell table:formula="of:=[.AA77]-[.AA$1]" office:value-type="float" office:value="0.0000759999999999927" calcext:value-type="float">
            <text:p>7.59999999999927E-05</text:p>
          </table:table-cell>
          <table:table-cell table:formula="of:=[.AB77]*([.H$5]^(-[.G$1]))" office:value-type="float" office:value="1.02689637444405" calcext:value-type="float">
            <text:p>1.02689637444405</text:p>
          </table:table-cell>
          <table:table-cell table:formula="of:=[.AE77]*([.H$5]^(-[.F$1]))" office:value-type="float" office:value="-0.000785432233730913" calcext:value-type="float">
            <text:p>-0.000785432233731</text:p>
          </table:table-cell>
          <table:table-cell office:value-type="float" office:value="-10.3361" calcext:value-type="float">
            <text:p>-10.3361</text:p>
          </table:table-cell>
          <table:table-cell/>
          <table:table-cell office:value-type="float" office:value="0.174643" calcext:value-type="float">
            <text:p>0.174643</text:p>
          </table:table-cell>
          <table:table-cell table:formula="of:=[.AG77]-[.AG$1]" office:value-type="float" office:value="0.0000759999999999927" calcext:value-type="float">
            <text:p>7.59999999999927E-05</text:p>
          </table:table-cell>
          <table:table-cell table:formula="of:=[.AH77]*([.H$6]^(-[.G$1]))" office:value-type="float" office:value="1.4828614126492" calcext:value-type="float">
            <text:p>1.4828614126492</text:p>
          </table:table-cell>
          <table:table-cell table:formula="of:=[.AK77]*([.H$6]^(-[.F$1]))" office:value-type="float" office:value="-0.00384634765751667" calcext:value-type="float">
            <text:p>-0.003846347657517</text:p>
          </table:table-cell>
          <table:table-cell office:value-type="float" office:value="-73.0176" calcext:value-type="float">
            <text:p>-73.0176</text:p>
          </table:table-cell>
          <table:table-cell table:number-columns-repeated="6"/>
        </table:table-row>
        <table:table-row table:style-name="ro1">
          <table:table-cell office:value-type="float" office:value="0.174644" calcext:value-type="float">
            <text:p>0.174644</text:p>
          </table:table-cell>
          <table:table-cell table:formula="of:=[.A78]-[.A$1]" office:value-type="float" office:value="0.0000769999999999937" calcext:value-type="float">
            <text:p>7.69999999999937E-05</text:p>
          </table:table-cell>
          <table:table-cell table:formula="of:=[.B78]*([.H$1]^(-[.G$1]))" office:value-type="float" office:value="0.312961363457189" calcext:value-type="float">
            <text:p>0.312961363457189</text:p>
          </table:table-cell>
          <table:table-cell table:formula="of:=[.E78]*([.H$1]^(-[.F$1]))" office:value-type="float" office:value="0.00279571271690157" calcext:value-type="float">
            <text:p>0.002795712716902</text:p>
          </table:table-cell>
          <table:table-cell office:value-type="float" office:value="11.1039" calcext:value-type="float">
            <text:p>11.1039</text:p>
          </table:table-cell>
          <table:table-cell table:number-columns-repeated="3"/>
          <table:table-cell office:value-type="float" office:value="0.174644" calcext:value-type="float">
            <text:p>0.174644</text:p>
          </table:table-cell>
          <table:table-cell table:formula="of:=[.I78]-[.I$1]" office:value-type="float" office:value="0.0000769999999999937" calcext:value-type="float">
            <text:p>7.69999999999937E-05</text:p>
          </table:table-cell>
          <table:table-cell table:formula="of:=[.J78]*([.H$2]^(-[.G$1]))" office:value-type="float" office:value="0.413241332664069" calcext:value-type="float">
            <text:p>0.413241332664069</text:p>
          </table:table-cell>
          <table:table-cell table:formula="of:=[.M78]*([.H$2]^(-[.F$1]))" office:value-type="float" office:value="0.00379979743181389" calcext:value-type="float">
            <text:p>0.003799797431814</text:p>
          </table:table-cell>
          <table:table-cell office:value-type="float" office:value="19.9123" calcext:value-type="float">
            <text:p>19.9123</text:p>
          </table:table-cell>
          <table:table-cell/>
          <table:table-cell office:value-type="float" office:value="0.174644" calcext:value-type="float">
            <text:p>0.174644</text:p>
          </table:table-cell>
          <table:table-cell table:formula="of:=[.O78]-[.O$1]" office:value-type="float" office:value="0.0000769999999999937" calcext:value-type="float">
            <text:p>7.69999999999937E-05</text:p>
          </table:table-cell>
          <table:table-cell table:formula="of:=[.P78]*([.H$3]^(-[.G$1]))" office:value-type="float" office:value="0.596729759271989" calcext:value-type="float">
            <text:p>0.596729759271989</text:p>
          </table:table-cell>
          <table:table-cell table:formula="of:=[.S78]*([.H$3]^(-[.F$1]))" office:value-type="float" office:value="0.00458247027070721" calcext:value-type="float">
            <text:p>0.004582470270707</text:p>
          </table:table-cell>
          <table:table-cell office:value-type="float" office:value="34.6411" calcext:value-type="float">
            <text:p>34.6411</text:p>
          </table:table-cell>
          <table:table-cell/>
          <table:table-cell office:value-type="float" office:value="0.174644" calcext:value-type="float">
            <text:p>0.174644</text:p>
          </table:table-cell>
          <table:table-cell table:formula="of:=[.U78]-[.U$1]" office:value-type="float" office:value="0.0000769999999999937" calcext:value-type="float">
            <text:p>7.69999999999937E-05</text:p>
          </table:table-cell>
          <table:table-cell table:formula="of:=[.V78]*([.H$4]^(-[.G$1]))" office:value-type="float" office:value="0.787935604056117" calcext:value-type="float">
            <text:p>0.787935604056117</text:p>
          </table:table-cell>
          <table:table-cell table:formula="of:=[.Y78]*([.H$4]^(-[.F$1]))" office:value-type="float" office:value="0.00320868790094514" calcext:value-type="float">
            <text:p>0.003208687900945</text:p>
          </table:table-cell>
          <table:table-cell office:value-type="float" office:value="32.0035" calcext:value-type="float">
            <text:p>32.0035</text:p>
          </table:table-cell>
          <table:table-cell/>
          <table:table-cell office:value-type="float" office:value="0.174644" calcext:value-type="float">
            <text:p>0.174644</text:p>
          </table:table-cell>
          <table:table-cell table:formula="of:=[.AA78]-[.AA$1]" office:value-type="float" office:value="0.0000769999999999937" calcext:value-type="float">
            <text:p>7.69999999999937E-05</text:p>
          </table:table-cell>
          <table:table-cell table:formula="of:=[.AB78]*([.H$5]^(-[.G$1]))" office:value-type="float" office:value="1.04040816884465" calcext:value-type="float">
            <text:p>1.04040816884465</text:p>
          </table:table-cell>
          <table:table-cell table:formula="of:=[.AE78]*([.H$5]^(-[.F$1]))" office:value-type="float" office:value="-0.00102189550565397" calcext:value-type="float">
            <text:p>-0.001021895505654</text:p>
          </table:table-cell>
          <table:table-cell office:value-type="float" office:value="-13.4479" calcext:value-type="float">
            <text:p>-13.4479</text:p>
          </table:table-cell>
          <table:table-cell/>
          <table:table-cell office:value-type="float" office:value="0.174644" calcext:value-type="float">
            <text:p>0.174644</text:p>
          </table:table-cell>
          <table:table-cell table:formula="of:=[.AG78]-[.AG$1]" office:value-type="float" office:value="0.0000769999999999937" calcext:value-type="float">
            <text:p>7.69999999999937E-05</text:p>
          </table:table-cell>
          <table:table-cell table:formula="of:=[.AH78]*([.H$6]^(-[.G$1]))" office:value-type="float" office:value="1.50237274702618" calcext:value-type="float">
            <text:p>1.50237274702618</text:p>
          </table:table-cell>
          <table:table-cell table:formula="of:=[.AK78]*([.H$6]^(-[.F$1]))" office:value-type="float" office:value="-0.00370255000002739" calcext:value-type="float">
            <text:p>-0.003702550000027</text:p>
          </table:table-cell>
          <table:table-cell office:value-type="float" office:value="-70.2878" calcext:value-type="float">
            <text:p>-70.2878</text:p>
          </table:table-cell>
          <table:table-cell table:number-columns-repeated="6"/>
        </table:table-row>
        <table:table-row table:style-name="ro1">
          <table:table-cell office:value-type="float" office:value="0.174645" calcext:value-type="float">
            <text:p>0.174645</text:p>
          </table:table-cell>
          <table:table-cell table:formula="of:=[.A79]-[.A$1]" office:value-type="float" office:value="0.0000779999999999947" calcext:value-type="float">
            <text:p>7.79999999999947E-05</text:p>
          </table:table-cell>
          <table:table-cell table:formula="of:=[.B79]*([.H$1]^(-[.G$1]))" office:value-type="float" office:value="0.317025796748845" calcext:value-type="float">
            <text:p>0.317025796748845</text:p>
          </table:table-cell>
          <table:table-cell table:formula="of:=[.E79]*([.H$1]^(-[.F$1]))" office:value-type="float" office:value="0.00284022698741447" calcext:value-type="float">
            <text:p>0.002840226987414</text:p>
          </table:table-cell>
          <table:table-cell office:value-type="float" office:value="11.2807" calcext:value-type="float">
            <text:p>11.2807</text:p>
          </table:table-cell>
          <table:table-cell table:number-columns-repeated="3"/>
          <table:table-cell office:value-type="float" office:value="0.174645" calcext:value-type="float">
            <text:p>0.174645</text:p>
          </table:table-cell>
          <table:table-cell table:formula="of:=[.I79]-[.I$1]" office:value-type="float" office:value="0.0000779999999999947" calcext:value-type="float">
            <text:p>7.79999999999947E-05</text:p>
          </table:table-cell>
          <table:table-cell table:formula="of:=[.J79]*([.H$2]^(-[.G$1]))" office:value-type="float" office:value="0.418608103218154" calcext:value-type="float">
            <text:p>0.418608103218154</text:p>
          </table:table-cell>
          <table:table-cell table:formula="of:=[.M79]*([.H$2]^(-[.F$1]))" office:value-type="float" office:value="0.00384546224830586" calcext:value-type="float">
            <text:p>0.003845462248306</text:p>
          </table:table-cell>
          <table:table-cell office:value-type="float" office:value="20.1516" calcext:value-type="float">
            <text:p>20.1516</text:p>
          </table:table-cell>
          <table:table-cell/>
          <table:table-cell office:value-type="float" office:value="0.174645" calcext:value-type="float">
            <text:p>0.174645</text:p>
          </table:table-cell>
          <table:table-cell table:formula="of:=[.O79]-[.O$1]" office:value-type="float" office:value="0.0000779999999999947" calcext:value-type="float">
            <text:p>7.79999999999947E-05</text:p>
          </table:table-cell>
          <table:table-cell table:formula="of:=[.P79]*([.H$3]^(-[.G$1]))" office:value-type="float" office:value="0.6044794964054" calcext:value-type="float">
            <text:p>0.6044794964054</text:p>
          </table:table-cell>
          <table:table-cell table:formula="of:=[.S79]*([.H$3]^(-[.F$1]))" office:value-type="float" office:value="0.0045727473818585" calcext:value-type="float">
            <text:p>0.004572747381859</text:p>
          </table:table-cell>
          <table:table-cell office:value-type="float" office:value="34.5676" calcext:value-type="float">
            <text:p>34.5676</text:p>
          </table:table-cell>
          <table:table-cell/>
          <table:table-cell office:value-type="float" office:value="0.174645" calcext:value-type="float">
            <text:p>0.174645</text:p>
          </table:table-cell>
          <table:table-cell table:formula="of:=[.U79]-[.U$1]" office:value-type="float" office:value="0.0000779999999999947" calcext:value-type="float">
            <text:p>7.79999999999947E-05</text:p>
          </table:table-cell>
          <table:table-cell table:formula="of:=[.V79]*([.H$4]^(-[.G$1]))" office:value-type="float" office:value="0.798168533978935" calcext:value-type="float">
            <text:p>0.798168533978935</text:p>
          </table:table-cell>
          <table:table-cell table:formula="of:=[.Y79]*([.H$4]^(-[.F$1]))" office:value-type="float" office:value="0.00307375727844785" calcext:value-type="float">
            <text:p>0.003073757278448</text:p>
          </table:table-cell>
          <table:table-cell office:value-type="float" office:value="30.6577" calcext:value-type="float">
            <text:p>30.6577</text:p>
          </table:table-cell>
          <table:table-cell/>
          <table:table-cell office:value-type="float" office:value="0.174645" calcext:value-type="float">
            <text:p>0.174645</text:p>
          </table:table-cell>
          <table:table-cell table:formula="of:=[.AA79]-[.AA$1]" office:value-type="float" office:value="0.0000779999999999947" calcext:value-type="float">
            <text:p>7.79999999999947E-05</text:p>
          </table:table-cell>
          <table:table-cell table:formula="of:=[.AB79]*([.H$5]^(-[.G$1]))" office:value-type="float" office:value="1.05391996324524" calcext:value-type="float">
            <text:p>1.05391996324524</text:p>
          </table:table-cell>
          <table:table-cell table:formula="of:=[.AE79]*([.H$5]^(-[.F$1]))" office:value-type="float" office:value="-0.00125454411845672" calcext:value-type="float">
            <text:p>-0.001254544118457</text:p>
          </table:table-cell>
          <table:table-cell office:value-type="float" office:value="-16.5095" calcext:value-type="float">
            <text:p>-16.5095</text:p>
          </table:table-cell>
          <table:table-cell/>
          <table:table-cell office:value-type="float" office:value="0.174645" calcext:value-type="float">
            <text:p>0.174645</text:p>
          </table:table-cell>
          <table:table-cell table:formula="of:=[.AG79]-[.AG$1]" office:value-type="float" office:value="0.0000779999999999947" calcext:value-type="float">
            <text:p>7.79999999999947E-05</text:p>
          </table:table-cell>
          <table:table-cell table:formula="of:=[.AH79]*([.H$6]^(-[.G$1]))" office:value-type="float" office:value="1.52188408140317" calcext:value-type="float">
            <text:p>1.52188408140317</text:p>
          </table:table-cell>
          <table:table-cell table:formula="of:=[.AK79]*([.H$6]^(-[.F$1]))" office:value-type="float" office:value="-0.00354814846369989" calcext:value-type="float">
            <text:p>-0.0035481484637</text:p>
          </table:table-cell>
          <table:table-cell office:value-type="float" office:value="-67.3567" calcext:value-type="float">
            <text:p>-67.3567</text:p>
          </table:table-cell>
          <table:table-cell table:number-columns-repeated="6"/>
        </table:table-row>
        <table:table-row table:style-name="ro1">
          <table:table-cell office:value-type="float" office:value="0.174646" calcext:value-type="float">
            <text:p>0.174646</text:p>
          </table:table-cell>
          <table:table-cell table:formula="of:=[.A80]-[.A$1]" office:value-type="float" office:value="0.0000789999999999957" calcext:value-type="float">
            <text:p>7.89999999999957E-05</text:p>
          </table:table-cell>
          <table:table-cell table:formula="of:=[.B80]*([.H$1]^(-[.G$1]))" office:value-type="float" office:value="0.321090230040501" calcext:value-type="float">
            <text:p>0.321090230040501</text:p>
          </table:table-cell>
          <table:table-cell table:formula="of:=[.E80]*([.H$1]^(-[.F$1]))" office:value-type="float" office:value="0.00288453983588885" calcext:value-type="float">
            <text:p>0.002884539835889</text:p>
          </table:table-cell>
          <table:table-cell office:value-type="float" office:value="11.4567" calcext:value-type="float">
            <text:p>11.4567</text:p>
          </table:table-cell>
          <table:table-cell table:number-columns-repeated="3"/>
          <table:table-cell office:value-type="float" office:value="0.174646" calcext:value-type="float">
            <text:p>0.174646</text:p>
          </table:table-cell>
          <table:table-cell table:formula="of:=[.I80]-[.I$1]" office:value-type="float" office:value="0.0000789999999999957" calcext:value-type="float">
            <text:p>7.89999999999957E-05</text:p>
          </table:table-cell>
          <table:table-cell table:formula="of:=[.J80]*([.H$2]^(-[.G$1]))" office:value-type="float" office:value="0.423974873772238" calcext:value-type="float">
            <text:p>0.423974873772238</text:p>
          </table:table-cell>
          <table:table-cell table:formula="of:=[.M80]*([.H$2]^(-[.F$1]))" office:value-type="float" office:value="0.00389005843557779" calcext:value-type="float">
            <text:p>0.003890058435578</text:p>
          </table:table-cell>
          <table:table-cell office:value-type="float" office:value="20.3853" calcext:value-type="float">
            <text:p>20.3853</text:p>
          </table:table-cell>
          <table:table-cell/>
          <table:table-cell office:value-type="float" office:value="0.174646" calcext:value-type="float">
            <text:p>0.174646</text:p>
          </table:table-cell>
          <table:table-cell table:formula="of:=[.O80]-[.O$1]" office:value-type="float" office:value="0.0000789999999999957" calcext:value-type="float">
            <text:p>7.89999999999957E-05</text:p>
          </table:table-cell>
          <table:table-cell table:formula="of:=[.P80]*([.H$3]^(-[.G$1]))" office:value-type="float" office:value="0.612229233538811" calcext:value-type="float">
            <text:p>0.612229233538811</text:p>
          </table:table-cell>
          <table:table-cell table:formula="of:=[.S80]*([.H$3]^(-[.F$1]))" office:value-type="float" office:value="0.00455913533747031" calcext:value-type="float">
            <text:p>0.00455913533747</text:p>
          </table:table-cell>
          <table:table-cell office:value-type="float" office:value="34.4647" calcext:value-type="float">
            <text:p>34.4647</text:p>
          </table:table-cell>
          <table:table-cell/>
          <table:table-cell office:value-type="float" office:value="0.174646" calcext:value-type="float">
            <text:p>0.174646</text:p>
          </table:table-cell>
          <table:table-cell table:formula="of:=[.U80]-[.U$1]" office:value-type="float" office:value="0.0000789999999999957" calcext:value-type="float">
            <text:p>7.89999999999957E-05</text:p>
          </table:table-cell>
          <table:table-cell table:formula="of:=[.V80]*([.H$4]^(-[.G$1]))" office:value-type="float" office:value="0.808401463901753" calcext:value-type="float">
            <text:p>0.808401463901753</text:p>
          </table:table-cell>
          <table:table-cell table:formula="of:=[.Y80]*([.H$4]^(-[.F$1]))" office:value-type="float" office:value="0.00293364318650257" calcext:value-type="float">
            <text:p>0.002933643186503</text:p>
          </table:table-cell>
          <table:table-cell office:value-type="float" office:value="29.2602" calcext:value-type="float">
            <text:p>29.2602</text:p>
          </table:table-cell>
          <table:table-cell/>
          <table:table-cell office:value-type="float" office:value="0.174646" calcext:value-type="float">
            <text:p>0.174646</text:p>
          </table:table-cell>
          <table:table-cell table:formula="of:=[.AA80]-[.AA$1]" office:value-type="float" office:value="0.0000789999999999957" calcext:value-type="float">
            <text:p>7.89999999999957E-05</text:p>
          </table:table-cell>
          <table:table-cell table:formula="of:=[.AB80]*([.H$5]^(-[.G$1]))" office:value-type="float" office:value="1.06743175764584" calcext:value-type="float">
            <text:p>1.06743175764584</text:p>
          </table:table-cell>
          <table:table-cell table:formula="of:=[.AE80]*([.H$5]^(-[.F$1]))" office:value-type="float" office:value="-0.00148264097665179" calcext:value-type="float">
            <text:p>-0.001482640976652</text:p>
          </table:table-cell>
          <table:table-cell office:value-type="float" office:value="-19.5112" calcext:value-type="float">
            <text:p>-19.5112</text:p>
          </table:table-cell>
          <table:table-cell/>
          <table:table-cell office:value-type="float" office:value="0.174646" calcext:value-type="float">
            <text:p>0.174646</text:p>
          </table:table-cell>
          <table:table-cell table:formula="of:=[.AG80]-[.AG$1]" office:value-type="float" office:value="0.0000789999999999957" calcext:value-type="float">
            <text:p>7.89999999999957E-05</text:p>
          </table:table-cell>
          <table:table-cell table:formula="of:=[.AH80]*([.H$6]^(-[.G$1]))" office:value-type="float" office:value="1.54139541578015" calcext:value-type="float">
            <text:p>1.54139541578015</text:p>
          </table:table-cell>
          <table:table-cell table:formula="of:=[.AK80]*([.H$6]^(-[.F$1]))" office:value-type="float" office:value="-0.00338422292690566" calcext:value-type="float">
            <text:p>-0.003384222926906</text:p>
          </table:table-cell>
          <table:table-cell office:value-type="float" office:value="-64.2448" calcext:value-type="float">
            <text:p>-64.2448</text:p>
          </table:table-cell>
          <table:table-cell table:number-columns-repeated="6"/>
        </table:table-row>
        <table:table-row table:style-name="ro1">
          <table:table-cell office:value-type="float" office:value="0.174647" calcext:value-type="float">
            <text:p>0.174647</text:p>
          </table:table-cell>
          <table:table-cell table:formula="of:=[.A81]-[.A$1]" office:value-type="float" office:value="0.0000799999999999967" calcext:value-type="float">
            <text:p>7.99999999999967E-05</text:p>
          </table:table-cell>
          <table:table-cell table:formula="of:=[.B81]*([.H$1]^(-[.G$1]))" office:value-type="float" office:value="0.325154663332157" calcext:value-type="float">
            <text:p>0.325154663332157</text:p>
          </table:table-cell>
          <table:table-cell table:formula="of:=[.E81]*([.H$1]^(-[.F$1]))" office:value-type="float" office:value="0.00292860090681508" calcext:value-type="float">
            <text:p>0.002928600906815</text:p>
          </table:table-cell>
          <table:table-cell office:value-type="float" office:value="11.6317" calcext:value-type="float">
            <text:p>11.6317</text:p>
          </table:table-cell>
          <table:table-cell table:number-columns-repeated="3"/>
          <table:table-cell office:value-type="float" office:value="0.174647" calcext:value-type="float">
            <text:p>0.174647</text:p>
          </table:table-cell>
          <table:table-cell table:formula="of:=[.I81]-[.I$1]" office:value-type="float" office:value="0.0000799999999999967" calcext:value-type="float">
            <text:p>7.99999999999967E-05</text:p>
          </table:table-cell>
          <table:table-cell table:formula="of:=[.J81]*([.H$2]^(-[.G$1]))" office:value-type="float" office:value="0.429341644326323" calcext:value-type="float">
            <text:p>0.429341644326323</text:p>
          </table:table-cell>
          <table:table-cell table:formula="of:=[.M81]*([.H$2]^(-[.F$1]))" office:value-type="float" office:value="0.00393358599362969" calcext:value-type="float">
            <text:p>0.00393358599363</text:p>
          </table:table-cell>
          <table:table-cell office:value-type="float" office:value="20.6134" calcext:value-type="float">
            <text:p>20.6134</text:p>
          </table:table-cell>
          <table:table-cell/>
          <table:table-cell office:value-type="float" office:value="0.174647" calcext:value-type="float">
            <text:p>0.174647</text:p>
          </table:table-cell>
          <table:table-cell table:formula="of:=[.O81]-[.O$1]" office:value-type="float" office:value="0.0000799999999999967" calcext:value-type="float">
            <text:p>7.99999999999967E-05</text:p>
          </table:table-cell>
          <table:table-cell table:formula="of:=[.P81]*([.H$3]^(-[.G$1]))" office:value-type="float" office:value="0.619978970672222" calcext:value-type="float">
            <text:p>0.619978970672222</text:p>
          </table:table-cell>
          <table:table-cell table:formula="of:=[.S81]*([.H$3]^(-[.F$1]))" office:value-type="float" office:value="0.00454160768070223" calcext:value-type="float">
            <text:p>0.004541607680702</text:p>
          </table:table-cell>
          <table:table-cell office:value-type="float" office:value="34.3322" calcext:value-type="float">
            <text:p>34.3322</text:p>
          </table:table-cell>
          <table:table-cell/>
          <table:table-cell office:value-type="float" office:value="0.174647" calcext:value-type="float">
            <text:p>0.174647</text:p>
          </table:table-cell>
          <table:table-cell table:formula="of:=[.U81]-[.U$1]" office:value-type="float" office:value="0.0000799999999999967" calcext:value-type="float">
            <text:p>7.99999999999967E-05</text:p>
          </table:table-cell>
          <table:table-cell table:formula="of:=[.V81]*([.H$4]^(-[.G$1]))" office:value-type="float" office:value="0.81863439382457" calcext:value-type="float">
            <text:p>0.81863439382457</text:p>
          </table:table-cell>
          <table:table-cell table:formula="of:=[.Y81]*([.H$4]^(-[.F$1]))" office:value-type="float" office:value="0.00278856619827729" calcext:value-type="float">
            <text:p>0.002788566198277</text:p>
          </table:table-cell>
          <table:table-cell office:value-type="float" office:value="27.8132" calcext:value-type="float">
            <text:p>27.8132</text:p>
          </table:table-cell>
          <table:table-cell/>
          <table:table-cell office:value-type="float" office:value="0.174647" calcext:value-type="float">
            <text:p>0.174647</text:p>
          </table:table-cell>
          <table:table-cell table:formula="of:=[.AA81]-[.AA$1]" office:value-type="float" office:value="0.0000799999999999967" calcext:value-type="float">
            <text:p>7.99999999999967E-05</text:p>
          </table:table-cell>
          <table:table-cell table:formula="of:=[.AB81]*([.H$5]^(-[.G$1]))" office:value-type="float" office:value="1.08094355204643" calcext:value-type="float">
            <text:p>1.08094355204643</text:p>
          </table:table-cell>
          <table:table-cell table:formula="of:=[.AE81]*([.H$5]^(-[.F$1]))" office:value-type="float" office:value="-0.00170547938044199" calcext:value-type="float">
            <text:p>-0.001705479380442</text:p>
          </table:table-cell>
          <table:table-cell office:value-type="float" office:value="-22.4437" calcext:value-type="float">
            <text:p>-22.4437</text:p>
          </table:table-cell>
          <table:table-cell/>
          <table:table-cell office:value-type="float" office:value="0.174647" calcext:value-type="float">
            <text:p>0.174647</text:p>
          </table:table-cell>
          <table:table-cell table:formula="of:=[.AG81]-[.AG$1]" office:value-type="float" office:value="0.0000799999999999967" calcext:value-type="float">
            <text:p>7.99999999999967E-05</text:p>
          </table:table-cell>
          <table:table-cell table:formula="of:=[.AH81]*([.H$6]^(-[.G$1]))" office:value-type="float" office:value="1.56090675015714" calcext:value-type="float">
            <text:p>1.56090675015714</text:p>
          </table:table-cell>
          <table:table-cell table:formula="of:=[.AK81]*([.H$6]^(-[.F$1]))" office:value-type="float" office:value="-0.00321190067731057" calcext:value-type="float">
            <text:p>-0.003211900677311</text:p>
          </table:table-cell>
          <table:table-cell office:value-type="float" office:value="-60.9735" calcext:value-type="float">
            <text:p>-60.9735</text:p>
          </table:table-cell>
          <table:table-cell table:number-columns-repeated="6"/>
        </table:table-row>
        <table:table-row table:style-name="ro1">
          <table:table-cell office:value-type="float" office:value="0.174648" calcext:value-type="float">
            <text:p>0.174648</text:p>
          </table:table-cell>
          <table:table-cell table:formula="of:=[.A82]-[.A$1]" office:value-type="float" office:value="0.0000809999999999977" calcext:value-type="float">
            <text:p>8.09999999999977E-05</text:p>
          </table:table-cell>
          <table:table-cell table:formula="of:=[.B82]*([.H$1]^(-[.G$1]))" office:value-type="float" office:value="0.329219096623813" calcext:value-type="float">
            <text:p>0.329219096623813</text:p>
          </table:table-cell>
          <table:table-cell table:formula="of:=[.E82]*([.H$1]^(-[.F$1]))" office:value-type="float" office:value="0.00297243537794797" calcext:value-type="float">
            <text:p>0.002972435377948</text:p>
          </table:table-cell>
          <table:table-cell office:value-type="float" office:value="11.8058" calcext:value-type="float">
            <text:p>11.8058</text:p>
          </table:table-cell>
          <table:table-cell table:number-columns-repeated="3"/>
          <table:table-cell office:value-type="float" office:value="0.174648" calcext:value-type="float">
            <text:p>0.174648</text:p>
          </table:table-cell>
          <table:table-cell table:formula="of:=[.I82]-[.I$1]" office:value-type="float" office:value="0.0000809999999999977" calcext:value-type="float">
            <text:p>8.09999999999977E-05</text:p>
          </table:table-cell>
          <table:table-cell table:formula="of:=[.J82]*([.H$2]^(-[.G$1]))" office:value-type="float" office:value="0.434708414880407" calcext:value-type="float">
            <text:p>0.434708414880407</text:p>
          </table:table-cell>
          <table:table-cell table:formula="of:=[.M82]*([.H$2]^(-[.F$1]))" office:value-type="float" office:value="0.00397598767446761" calcext:value-type="float">
            <text:p>0.003975987674468</text:p>
          </table:table-cell>
          <table:table-cell office:value-type="float" office:value="20.8356" calcext:value-type="float">
            <text:p>20.8356</text:p>
          </table:table-cell>
          <table:table-cell/>
          <table:table-cell office:value-type="float" office:value="0.174648" calcext:value-type="float">
            <text:p>0.174648</text:p>
          </table:table-cell>
          <table:table-cell table:formula="of:=[.O82]-[.O$1]" office:value-type="float" office:value="0.0000809999999999977" calcext:value-type="float">
            <text:p>8.09999999999977E-05</text:p>
          </table:table-cell>
          <table:table-cell table:formula="of:=[.P82]*([.H$3]^(-[.G$1]))" office:value-type="float" office:value="0.627728707805632" calcext:value-type="float">
            <text:p>0.627728707805632</text:p>
          </table:table-cell>
          <table:table-cell table:formula="of:=[.S82]*([.H$3]^(-[.F$1]))" office:value-type="float" office:value="0.00452015118313406" calcext:value-type="float">
            <text:p>0.004520151183134</text:p>
          </table:table-cell>
          <table:table-cell office:value-type="float" office:value="34.17" calcext:value-type="float">
            <text:p>34.17</text:p>
          </table:table-cell>
          <table:table-cell/>
          <table:table-cell office:value-type="float" office:value="0.174648" calcext:value-type="float">
            <text:p>0.174648</text:p>
          </table:table-cell>
          <table:table-cell table:formula="of:=[.U82]-[.U$1]" office:value-type="float" office:value="0.0000809999999999977" calcext:value-type="float">
            <text:p>8.09999999999977E-05</text:p>
          </table:table-cell>
          <table:table-cell table:formula="of:=[.V82]*([.H$4]^(-[.G$1]))" office:value-type="float" office:value="0.828867323747388" calcext:value-type="float">
            <text:p>0.828867323747388</text:p>
          </table:table-cell>
          <table:table-cell table:formula="of:=[.Y82]*([.H$4]^(-[.F$1]))" office:value-type="float" office:value="0.00263878699115239" calcext:value-type="float">
            <text:p>0.002638786991152</text:p>
          </table:table-cell>
          <table:table-cell office:value-type="float" office:value="26.3193" calcext:value-type="float">
            <text:p>26.3193</text:p>
          </table:table-cell>
          <table:table-cell/>
          <table:table-cell office:value-type="float" office:value="0.174648" calcext:value-type="float">
            <text:p>0.174648</text:p>
          </table:table-cell>
          <table:table-cell table:formula="of:=[.AA82]-[.AA$1]" office:value-type="float" office:value="0.0000809999999999977" calcext:value-type="float">
            <text:p>8.09999999999977E-05</text:p>
          </table:table-cell>
          <table:table-cell table:formula="of:=[.AB82]*([.H$5]^(-[.G$1]))" office:value-type="float" office:value="1.09445534644703" calcext:value-type="float">
            <text:p>1.09445534644703</text:p>
          </table:table-cell>
          <table:table-cell table:formula="of:=[.AE82]*([.H$5]^(-[.F$1]))" office:value-type="float" office:value="-0.00192238302572034" calcext:value-type="float">
            <text:p>-0.00192238302572</text:p>
          </table:table-cell>
          <table:table-cell office:value-type="float" office:value="-25.2981" calcext:value-type="float">
            <text:p>-25.2981</text:p>
          </table:table-cell>
          <table:table-cell/>
          <table:table-cell office:value-type="float" office:value="0.174648" calcext:value-type="float">
            <text:p>0.174648</text:p>
          </table:table-cell>
          <table:table-cell table:formula="of:=[.AG82]-[.AG$1]" office:value-type="float" office:value="0.0000809999999999977" calcext:value-type="float">
            <text:p>8.09999999999977E-05</text:p>
          </table:table-cell>
          <table:table-cell table:formula="of:=[.AH82]*([.H$6]^(-[.G$1]))" office:value-type="float" office:value="1.58041808453412" calcext:value-type="float">
            <text:p>1.58041808453412</text:p>
          </table:table-cell>
          <table:table-cell table:formula="of:=[.AK82]*([.H$6]^(-[.F$1]))" office:value-type="float" office:value="-0.00303236694727359" calcext:value-type="float">
            <text:p>-0.003032366947274</text:p>
          </table:table-cell>
          <table:table-cell office:value-type="float" office:value="-57.5653" calcext:value-type="float">
            <text:p>-57.5653</text:p>
          </table:table-cell>
          <table:table-cell table:number-columns-repeated="6"/>
        </table:table-row>
        <table:table-row table:style-name="ro1">
          <table:table-cell office:value-type="float" office:value="0.174649" calcext:value-type="float">
            <text:p>0.174649</text:p>
          </table:table-cell>
          <table:table-cell table:formula="of:=[.A83]-[.A$1]" office:value-type="float" office:value="0.0000819999999999987" calcext:value-type="float">
            <text:p>8.19999999999987E-05</text:p>
          </table:table-cell>
          <table:table-cell table:formula="of:=[.B83]*([.H$1]^(-[.G$1]))" office:value-type="float" office:value="0.333283529915469" calcext:value-type="float">
            <text:p>0.333283529915469</text:p>
          </table:table-cell>
          <table:table-cell table:formula="of:=[.E83]*([.H$1]^(-[.F$1]))" office:value-type="float" office:value="0.00301601807153272" calcext:value-type="float">
            <text:p>0.003016018071533</text:p>
          </table:table-cell>
          <table:table-cell office:value-type="float" office:value="11.9789" calcext:value-type="float">
            <text:p>11.9789</text:p>
          </table:table-cell>
          <table:table-cell table:number-columns-repeated="3"/>
          <table:table-cell office:value-type="float" office:value="0.174649" calcext:value-type="float">
            <text:p>0.174649</text:p>
          </table:table-cell>
          <table:table-cell table:formula="of:=[.I83]-[.I$1]" office:value-type="float" office:value="0.0000819999999999987" calcext:value-type="float">
            <text:p>8.19999999999987E-05</text:p>
          </table:table-cell>
          <table:table-cell table:formula="of:=[.J83]*([.H$2]^(-[.G$1]))" office:value-type="float" office:value="0.440075185434492" calcext:value-type="float">
            <text:p>0.440075185434492</text:p>
          </table:table-cell>
          <table:table-cell table:formula="of:=[.M83]*([.H$2]^(-[.F$1]))" office:value-type="float" office:value="0.00401724439542693" calcext:value-type="float">
            <text:p>0.004017244395427</text:p>
          </table:table-cell>
          <table:table-cell office:value-type="float" office:value="21.0518" calcext:value-type="float">
            <text:p>21.0518</text:p>
          </table:table-cell>
          <table:table-cell/>
          <table:table-cell office:value-type="float" office:value="0.174649" calcext:value-type="float">
            <text:p>0.174649</text:p>
          </table:table-cell>
          <table:table-cell table:formula="of:=[.O83]-[.O$1]" office:value-type="float" office:value="0.0000819999999999987" calcext:value-type="float">
            <text:p>8.19999999999987E-05</text:p>
          </table:table-cell>
          <table:table-cell table:formula="of:=[.P83]*([.H$3]^(-[.G$1]))" office:value-type="float" office:value="0.635478444939043" calcext:value-type="float">
            <text:p>0.635478444939043</text:p>
          </table:table-cell>
          <table:table-cell table:formula="of:=[.S83]*([.H$3]^(-[.F$1]))" office:value-type="float" office:value="0.0044947393879254" calcext:value-type="float">
            <text:p>0.004494739387925</text:p>
          </table:table-cell>
          <table:table-cell office:value-type="float" office:value="33.9779" calcext:value-type="float">
            <text:p>33.9779</text:p>
          </table:table-cell>
          <table:table-cell/>
          <table:table-cell office:value-type="float" office:value="0.174649" calcext:value-type="float">
            <text:p>0.174649</text:p>
          </table:table-cell>
          <table:table-cell table:formula="of:=[.U83]-[.U$1]" office:value-type="float" office:value="0.0000819999999999987" calcext:value-type="float">
            <text:p>8.19999999999987E-05</text:p>
          </table:table-cell>
          <table:table-cell table:formula="of:=[.V83]*([.H$4]^(-[.G$1]))" office:value-type="float" office:value="0.839100253670206" calcext:value-type="float">
            <text:p>0.839100253670206</text:p>
          </table:table-cell>
          <table:table-cell table:formula="of:=[.Y83]*([.H$4]^(-[.F$1]))" office:value-type="float" office:value="0.00248453616434894" calcext:value-type="float">
            <text:p>0.002484536164349</text:p>
          </table:table-cell>
          <table:table-cell office:value-type="float" office:value="24.7808" calcext:value-type="float">
            <text:p>24.7808</text:p>
          </table:table-cell>
          <table:table-cell/>
          <table:table-cell office:value-type="float" office:value="0.174649" calcext:value-type="float">
            <text:p>0.174649</text:p>
          </table:table-cell>
          <table:table-cell table:formula="of:=[.AA83]-[.AA$1]" office:value-type="float" office:value="0.0000819999999999987" calcext:value-type="float">
            <text:p>8.19999999999987E-05</text:p>
          </table:table-cell>
          <table:table-cell table:formula="of:=[.AB83]*([.H$5]^(-[.G$1]))" office:value-type="float" office:value="1.10796714084762" calcext:value-type="float">
            <text:p>1.10796714084762</text:p>
          </table:table-cell>
          <table:table-cell table:formula="of:=[.AE83]*([.H$5]^(-[.F$1]))" office:value-type="float" office:value="-0.00213267560837985" calcext:value-type="float">
            <text:p>-0.00213267560838</text:p>
          </table:table-cell>
          <table:table-cell office:value-type="float" office:value="-28.0655" calcext:value-type="float">
            <text:p>-28.0655</text:p>
          </table:table-cell>
          <table:table-cell/>
          <table:table-cell office:value-type="float" office:value="0.174649" calcext:value-type="float">
            <text:p>0.174649</text:p>
          </table:table-cell>
          <table:table-cell table:formula="of:=[.AG83]-[.AG$1]" office:value-type="float" office:value="0.0000819999999999987" calcext:value-type="float">
            <text:p>8.19999999999987E-05</text:p>
          </table:table-cell>
          <table:table-cell table:formula="of:=[.AH83]*([.H$6]^(-[.G$1]))" office:value-type="float" office:value="1.59992941891111" calcext:value-type="float">
            <text:p>1.59992941891111</text:p>
          </table:table-cell>
          <table:table-cell table:formula="of:=[.AK83]*([.H$6]^(-[.F$1]))" office:value-type="float" office:value="-0.00284683857534992" calcext:value-type="float">
            <text:p>-0.00284683857535</text:p>
          </table:table-cell>
          <table:table-cell office:value-type="float" office:value="-54.0433" calcext:value-type="float">
            <text:p>-54.0433</text:p>
          </table:table-cell>
          <table:table-cell table:number-columns-repeated="6"/>
        </table:table-row>
        <table:table-row table:style-name="ro1">
          <table:table-cell office:value-type="float" office:value="0.17465" calcext:value-type="float">
            <text:p>0.17465</text:p>
          </table:table-cell>
          <table:table-cell table:formula="of:=[.A84]-[.A$1]" office:value-type="float" office:value="0.0000830000000000275" calcext:value-type="float">
            <text:p>8.30000000000275E-05</text:p>
          </table:table-cell>
          <table:table-cell table:formula="of:=[.B84]*([.H$1]^(-[.G$1]))" office:value-type="float" office:value="0.337347963207239" calcext:value-type="float">
            <text:p>0.337347963207239</text:p>
          </table:table-cell>
          <table:table-cell table:formula="of:=[.E84]*([.H$1]^(-[.F$1]))" office:value-type="float" office:value="0.0030593238098145" calcext:value-type="float">
            <text:p>0.003059323809815</text:p>
          </table:table-cell>
          <table:table-cell office:value-type="float" office:value="12.1509" calcext:value-type="float">
            <text:p>12.1509</text:p>
          </table:table-cell>
          <table:table-cell table:number-columns-repeated="3"/>
          <table:table-cell office:value-type="float" office:value="0.17465" calcext:value-type="float">
            <text:p>0.17465</text:p>
          </table:table-cell>
          <table:table-cell table:formula="of:=[.I84]-[.I$1]" office:value-type="float" office:value="0.0000830000000000275" calcext:value-type="float">
            <text:p>8.30000000000275E-05</text:p>
          </table:table-cell>
          <table:table-cell table:formula="of:=[.J84]*([.H$2]^(-[.G$1]))" office:value-type="float" office:value="0.445441955988726" calcext:value-type="float">
            <text:p>0.445441955988726</text:p>
          </table:table-cell>
          <table:table-cell table:formula="of:=[.M84]*([.H$2]^(-[.F$1]))" office:value-type="float" office:value="0.00405733707384299" calcext:value-type="float">
            <text:p>0.004057337073843</text:p>
          </table:table-cell>
          <table:table-cell office:value-type="float" office:value="21.2619" calcext:value-type="float">
            <text:p>21.2619</text:p>
          </table:table-cell>
          <table:table-cell/>
          <table:table-cell office:value-type="float" office:value="0.17465" calcext:value-type="float">
            <text:p>0.17465</text:p>
          </table:table-cell>
          <table:table-cell table:formula="of:=[.O84]-[.O$1]" office:value-type="float" office:value="0.0000830000000000275" calcext:value-type="float">
            <text:p>8.30000000000275E-05</text:p>
          </table:table-cell>
          <table:table-cell table:formula="of:=[.P84]*([.H$3]^(-[.G$1]))" office:value-type="float" office:value="0.643228182072669" calcext:value-type="float">
            <text:p>0.643228182072669</text:p>
          </table:table-cell>
          <table:table-cell table:formula="of:=[.S84]*([.H$3]^(-[.F$1]))" office:value-type="float" office:value="0.00446537229507624" calcext:value-type="float">
            <text:p>0.004465372295076</text:p>
          </table:table-cell>
          <table:table-cell office:value-type="float" office:value="33.7559" calcext:value-type="float">
            <text:p>33.7559</text:p>
          </table:table-cell>
          <table:table-cell/>
          <table:table-cell office:value-type="float" office:value="0.17465" calcext:value-type="float">
            <text:p>0.17465</text:p>
          </table:table-cell>
          <table:table-cell table:formula="of:=[.U84]-[.U$1]" office:value-type="float" office:value="0.0000830000000000275" calcext:value-type="float">
            <text:p>8.30000000000275E-05</text:p>
          </table:table-cell>
          <table:table-cell table:formula="of:=[.V84]*([.H$4]^(-[.G$1]))" office:value-type="float" office:value="0.849333183593308" calcext:value-type="float">
            <text:p>0.849333183593308</text:p>
          </table:table-cell>
          <table:table-cell table:formula="of:=[.Y84]*([.H$4]^(-[.F$1]))" office:value-type="float" office:value="0.00232610447340659" calcext:value-type="float">
            <text:p>0.002326104473407</text:p>
          </table:table-cell>
          <table:table-cell office:value-type="float" office:value="23.2006" calcext:value-type="float">
            <text:p>23.2006</text:p>
          </table:table-cell>
          <table:table-cell/>
          <table:table-cell office:value-type="float" office:value="0.17465" calcext:value-type="float">
            <text:p>0.17465</text:p>
          </table:table-cell>
          <table:table-cell table:formula="of:=[.AA84]-[.AA$1]" office:value-type="float" office:value="0.0000830000000000275" calcext:value-type="float">
            <text:p>8.30000000000275E-05</text:p>
          </table:table-cell>
          <table:table-cell table:formula="of:=[.AB84]*([.H$5]^(-[.G$1]))" office:value-type="float" office:value="1.12147893524859" calcext:value-type="float">
            <text:p>1.12147893524859</text:p>
          </table:table-cell>
          <table:table-cell table:formula="of:=[.AE84]*([.H$5]^(-[.F$1]))" office:value-type="float" office:value="-0.00233574161569393" calcext:value-type="float">
            <text:p>-0.002335741615694</text:p>
          </table:table-cell>
          <table:table-cell office:value-type="float" office:value="-30.7378" calcext:value-type="float">
            <text:p>-30.7378</text:p>
          </table:table-cell>
          <table:table-cell/>
          <table:table-cell office:value-type="float" office:value="0.17465" calcext:value-type="float">
            <text:p>0.17465</text:p>
          </table:table-cell>
          <table:table-cell table:formula="of:=[.AG84]-[.AG$1]" office:value-type="float" office:value="0.0000830000000000275" calcext:value-type="float">
            <text:p>8.30000000000275E-05</text:p>
          </table:table-cell>
          <table:table-cell table:formula="of:=[.AH84]*([.H$6]^(-[.G$1]))" office:value-type="float" office:value="1.61944075328863" calcext:value-type="float">
            <text:p>1.61944075328863</text:p>
          </table:table-cell>
          <table:table-cell table:formula="of:=[.AK84]*([.H$6]^(-[.F$1]))" office:value-type="float" office:value="-0.00265657454168976" calcext:value-type="float">
            <text:p>-0.00265657454169</text:p>
          </table:table-cell>
          <table:table-cell office:value-type="float" office:value="-50.4314" calcext:value-type="float">
            <text:p>-50.4314</text:p>
          </table:table-cell>
          <table:table-cell table:number-columns-repeated="6"/>
        </table:table-row>
        <table:table-row table:style-name="ro1">
          <table:table-cell office:value-type="float" office:value="0.174651" calcext:value-type="float">
            <text:p>0.174651</text:p>
          </table:table-cell>
          <table:table-cell table:formula="of:=[.A85]-[.A$1]" office:value-type="float" office:value="0.0000840000000000007" calcext:value-type="float">
            <text:p>8.40000000000007E-05</text:p>
          </table:table-cell>
          <table:table-cell table:formula="of:=[.B85]*([.H$1]^(-[.G$1]))" office:value-type="float" office:value="0.341412396498782" calcext:value-type="float">
            <text:p>0.341412396498782</text:p>
          </table:table-cell>
          <table:table-cell table:formula="of:=[.E85]*([.H$1]^(-[.F$1]))" office:value-type="float" office:value="0.00310235259279332" calcext:value-type="float">
            <text:p>0.003102352592793</text:p>
          </table:table-cell>
          <table:table-cell office:value-type="float" office:value="12.3218" calcext:value-type="float">
            <text:p>12.3218</text:p>
          </table:table-cell>
          <table:table-cell table:number-columns-repeated="3"/>
          <table:table-cell office:value-type="float" office:value="0.174651" calcext:value-type="float">
            <text:p>0.174651</text:p>
          </table:table-cell>
          <table:table-cell table:formula="of:=[.I85]-[.I$1]" office:value-type="float" office:value="0.0000840000000000007" calcext:value-type="float">
            <text:p>8.40000000000007E-05</text:p>
          </table:table-cell>
          <table:table-cell table:formula="of:=[.J85]*([.H$2]^(-[.G$1]))" office:value-type="float" office:value="0.450808726542661" calcext:value-type="float">
            <text:p>0.450808726542661</text:p>
          </table:table-cell>
          <table:table-cell table:formula="of:=[.M85]*([.H$2]^(-[.F$1]))" office:value-type="float" office:value="0.00409618937905722" calcext:value-type="float">
            <text:p>0.004096189379057</text:p>
          </table:table-cell>
          <table:table-cell office:value-type="float" office:value="21.4655" calcext:value-type="float">
            <text:p>21.4655</text:p>
          </table:table-cell>
          <table:table-cell/>
          <table:table-cell office:value-type="float" office:value="0.174651" calcext:value-type="float">
            <text:p>0.174651</text:p>
          </table:table-cell>
          <table:table-cell table:formula="of:=[.O85]-[.O$1]" office:value-type="float" office:value="0.0000840000000000007" calcext:value-type="float">
            <text:p>8.40000000000007E-05</text:p>
          </table:table-cell>
          <table:table-cell table:formula="of:=[.P85]*([.H$3]^(-[.G$1]))" office:value-type="float" office:value="0.650977919205865" calcext:value-type="float">
            <text:p>0.650977919205865</text:p>
          </table:table-cell>
          <table:table-cell table:formula="of:=[.S85]*([.H$3]^(-[.F$1]))" office:value-type="float" office:value="0.00443203667616638" calcext:value-type="float">
            <text:p>0.004432036676166</text:p>
          </table:table-cell>
          <table:table-cell office:value-type="float" office:value="33.5039" calcext:value-type="float">
            <text:p>33.5039</text:p>
          </table:table-cell>
          <table:table-cell/>
          <table:table-cell office:value-type="float" office:value="0.174651" calcext:value-type="float">
            <text:p>0.174651</text:p>
          </table:table-cell>
          <table:table-cell table:formula="of:=[.U85]-[.U$1]" office:value-type="float" office:value="0.0000840000000000007" calcext:value-type="float">
            <text:p>8.40000000000007E-05</text:p>
          </table:table-cell>
          <table:table-cell table:formula="of:=[.V85]*([.H$4]^(-[.G$1]))" office:value-type="float" office:value="0.859566113515842" calcext:value-type="float">
            <text:p>0.859566113515842</text:p>
          </table:table-cell>
          <table:table-cell table:formula="of:=[.Y85]*([.H$4]^(-[.F$1]))" office:value-type="float" office:value="0.00216374256965261" calcext:value-type="float">
            <text:p>0.002163742569653</text:p>
          </table:table-cell>
          <table:table-cell office:value-type="float" office:value="21.5812" calcext:value-type="float">
            <text:p>21.5812</text:p>
          </table:table-cell>
          <table:table-cell/>
          <table:table-cell office:value-type="float" office:value="0.174651" calcext:value-type="float">
            <text:p>0.174651</text:p>
          </table:table-cell>
          <table:table-cell table:formula="of:=[.AA85]-[.AA$1]" office:value-type="float" office:value="0.0000840000000000007" calcext:value-type="float">
            <text:p>8.40000000000007E-05</text:p>
          </table:table-cell>
          <table:table-cell table:formula="of:=[.AB85]*([.H$5]^(-[.G$1]))" office:value-type="float" office:value="1.13499072964881" calcext:value-type="float">
            <text:p>1.13499072964881</text:p>
          </table:table-cell>
          <table:table-cell table:formula="of:=[.AE85]*([.H$5]^(-[.F$1]))" office:value-type="float" office:value="-0.00253098073278112" calcext:value-type="float">
            <text:p>-0.002530980732781</text:p>
          </table:table-cell>
          <table:table-cell office:value-type="float" office:value="-33.3071" calcext:value-type="float">
            <text:p>-33.3071</text:p>
          </table:table-cell>
          <table:table-cell/>
          <table:table-cell office:value-type="float" office:value="0.174651" calcext:value-type="float">
            <text:p>0.174651</text:p>
          </table:table-cell>
          <table:table-cell table:formula="of:=[.AG85]-[.AG$1]" office:value-type="float" office:value="0.0000840000000000007" calcext:value-type="float">
            <text:p>8.40000000000007E-05</text:p>
          </table:table-cell>
          <table:table-cell table:formula="of:=[.AH85]*([.H$6]^(-[.G$1]))" office:value-type="float" office:value="1.63895208766507" calcext:value-type="float">
            <text:p>1.63895208766507</text:p>
          </table:table-cell>
          <table:table-cell table:formula="of:=[.AK85]*([.H$6]^(-[.F$1]))" office:value-type="float" office:value="-0.00246284436184203" calcext:value-type="float">
            <text:p>-0.002462844361842</text:p>
          </table:table-cell>
          <table:table-cell office:value-type="float" office:value="-46.7537" calcext:value-type="float">
            <text:p>-46.7537</text:p>
          </table:table-cell>
          <table:table-cell table:number-columns-repeated="6"/>
        </table:table-row>
        <table:table-row table:style-name="ro1">
          <table:table-cell office:value-type="float" office:value="0.174652" calcext:value-type="float">
            <text:p>0.174652</text:p>
          </table:table-cell>
          <table:table-cell table:formula="of:=[.A86]-[.A$1]" office:value-type="float" office:value="0.0000850000000000017" calcext:value-type="float">
            <text:p>8.50000000000017E-05</text:p>
          </table:table-cell>
          <table:table-cell table:formula="of:=[.B86]*([.H$1]^(-[.G$1]))" office:value-type="float" office:value="0.345476829790438" calcext:value-type="float">
            <text:p>0.345476829790438</text:p>
          </table:table-cell>
          <table:table-cell table:formula="of:=[.E86]*([.H$1]^(-[.F$1]))" office:value-type="float" office:value="0.00314505406495954" calcext:value-type="float">
            <text:p>0.00314505406496</text:p>
          </table:table-cell>
          <table:table-cell office:value-type="float" office:value="12.4914" calcext:value-type="float">
            <text:p>12.4914</text:p>
          </table:table-cell>
          <table:table-cell table:number-columns-repeated="3"/>
          <table:table-cell office:value-type="float" office:value="0.174652" calcext:value-type="float">
            <text:p>0.174652</text:p>
          </table:table-cell>
          <table:table-cell table:formula="of:=[.I86]-[.I$1]" office:value-type="float" office:value="0.0000850000000000017" calcext:value-type="float">
            <text:p>8.50000000000017E-05</text:p>
          </table:table-cell>
          <table:table-cell table:formula="of:=[.J86]*([.H$2]^(-[.G$1]))" office:value-type="float" office:value="0.456175497096746" calcext:value-type="float">
            <text:p>0.456175497096746</text:p>
          </table:table-cell>
          <table:table-cell table:formula="of:=[.M86]*([.H$2]^(-[.F$1]))" office:value-type="float" office:value="0.00413380131106962" calcext:value-type="float">
            <text:p>0.00413380131107</text:p>
          </table:table-cell>
          <table:table-cell office:value-type="float" office:value="21.6626" calcext:value-type="float">
            <text:p>21.6626</text:p>
          </table:table-cell>
          <table:table-cell/>
          <table:table-cell office:value-type="float" office:value="0.174652" calcext:value-type="float">
            <text:p>0.174652</text:p>
          </table:table-cell>
          <table:table-cell table:formula="of:=[.O86]-[.O$1]" office:value-type="float" office:value="0.0000850000000000017" calcext:value-type="float">
            <text:p>8.50000000000017E-05</text:p>
          </table:table-cell>
          <table:table-cell table:formula="of:=[.P86]*([.H$3]^(-[.G$1]))" office:value-type="float" office:value="0.658727656339276" calcext:value-type="float">
            <text:p>0.658727656339276</text:p>
          </table:table-cell>
          <table:table-cell table:formula="of:=[.S86]*([.H$3]^(-[.F$1]))" office:value-type="float" office:value="0.00439474575961603" calcext:value-type="float">
            <text:p>0.004394745759616</text:p>
          </table:table-cell>
          <table:table-cell office:value-type="float" office:value="33.222" calcext:value-type="float">
            <text:p>33.222</text:p>
          </table:table-cell>
          <table:table-cell/>
          <table:table-cell office:value-type="float" office:value="0.174652" calcext:value-type="float">
            <text:p>0.174652</text:p>
          </table:table-cell>
          <table:table-cell table:formula="of:=[.U86]-[.U$1]" office:value-type="float" office:value="0.0000850000000000017" calcext:value-type="float">
            <text:p>8.50000000000017E-05</text:p>
          </table:table-cell>
          <table:table-cell table:formula="of:=[.V86]*([.H$4]^(-[.G$1]))" office:value-type="float" office:value="0.869799043438659" calcext:value-type="float">
            <text:p>0.869799043438659</text:p>
          </table:table-cell>
          <table:table-cell table:formula="of:=[.Y86]*([.H$4]^(-[.F$1]))" office:value-type="float" office:value="0.00199775123467972" calcext:value-type="float">
            <text:p>0.00199775123468</text:p>
          </table:table-cell>
          <table:table-cell office:value-type="float" office:value="19.9256" calcext:value-type="float">
            <text:p>19.9256</text:p>
          </table:table-cell>
          <table:table-cell/>
          <table:table-cell office:value-type="float" office:value="0.174652" calcext:value-type="float">
            <text:p>0.174652</text:p>
          </table:table-cell>
          <table:table-cell table:formula="of:=[.AA86]-[.AA$1]" office:value-type="float" office:value="0.0000850000000000017" calcext:value-type="float">
            <text:p>8.50000000000017E-05</text:p>
          </table:table-cell>
          <table:table-cell table:formula="of:=[.AB86]*([.H$5]^(-[.G$1]))" office:value-type="float" office:value="1.1485025240494" calcext:value-type="float">
            <text:p>1.1485025240494</text:p>
          </table:table-cell>
          <table:table-cell table:formula="of:=[.AE86]*([.H$5]^(-[.F$1]))" office:value-type="float" office:value="-0.00271782304045012" calcext:value-type="float">
            <text:p>-0.00271782304045</text:p>
          </table:table-cell>
          <table:table-cell office:value-type="float" office:value="-35.7659" calcext:value-type="float">
            <text:p>-35.7659</text:p>
          </table:table-cell>
          <table:table-cell/>
          <table:table-cell office:value-type="float" office:value="0.174652" calcext:value-type="float">
            <text:p>0.174652</text:p>
          </table:table-cell>
          <table:table-cell table:formula="of:=[.AG86]-[.AG$1]" office:value-type="float" office:value="0.0000850000000000017" calcext:value-type="float">
            <text:p>8.50000000000017E-05</text:p>
          </table:table-cell>
          <table:table-cell table:formula="of:=[.AH86]*([.H$6]^(-[.G$1]))" office:value-type="float" office:value="1.65846342204206" calcext:value-type="float">
            <text:p>1.65846342204206</text:p>
          </table:table-cell>
          <table:table-cell table:formula="of:=[.AK86]*([.H$6]^(-[.F$1]))" office:value-type="float" office:value="-0.00226693862215319" calcext:value-type="float">
            <text:p>-0.002266938622153</text:p>
          </table:table-cell>
          <table:table-cell office:value-type="float" office:value="-43.0347" calcext:value-type="float">
            <text:p>-43.0347</text:p>
          </table:table-cell>
          <table:table-cell table:number-columns-repeated="6"/>
        </table:table-row>
        <table:table-row table:style-name="ro1">
          <table:table-cell office:value-type="float" office:value="0.174653" calcext:value-type="float">
            <text:p>0.174653</text:p>
          </table:table-cell>
          <table:table-cell table:formula="of:=[.A87]-[.A$1]" office:value-type="float" office:value="0.0000860000000000027" calcext:value-type="float">
            <text:p>8.60000000000027E-05</text:p>
          </table:table-cell>
          <table:table-cell table:formula="of:=[.B87]*([.H$1]^(-[.G$1]))" office:value-type="float" office:value="0.349541263082094" calcext:value-type="float">
            <text:p>0.349541263082094</text:p>
          </table:table-cell>
          <table:table-cell table:formula="of:=[.E87]*([.H$1]^(-[.F$1]))" office:value-type="float" office:value="0.00318745340406798" calcext:value-type="float">
            <text:p>0.003187453404068</text:p>
          </table:table-cell>
          <table:table-cell office:value-type="float" office:value="12.6598" calcext:value-type="float">
            <text:p>12.6598</text:p>
          </table:table-cell>
          <table:table-cell table:number-columns-repeated="3"/>
          <table:table-cell office:value-type="float" office:value="0.174653" calcext:value-type="float">
            <text:p>0.174653</text:p>
          </table:table-cell>
          <table:table-cell table:formula="of:=[.I87]-[.I$1]" office:value-type="float" office:value="0.0000860000000000027" calcext:value-type="float">
            <text:p>8.60000000000027E-05</text:p>
          </table:table-cell>
          <table:table-cell table:formula="of:=[.J87]*([.H$2]^(-[.G$1]))" office:value-type="float" office:value="0.461542267650831" calcext:value-type="float">
            <text:p>0.461542267650831</text:p>
          </table:table-cell>
          <table:table-cell table:formula="of:=[.M87]*([.H$2]^(-[.F$1]))" office:value-type="float" office:value="0.0041701347045509" calcext:value-type="float">
            <text:p>0.004170134704551</text:p>
          </table:table-cell>
          <table:table-cell office:value-type="float" office:value="21.853" calcext:value-type="float">
            <text:p>21.853</text:p>
          </table:table-cell>
          <table:table-cell/>
          <table:table-cell office:value-type="float" office:value="0.174653" calcext:value-type="float">
            <text:p>0.174653</text:p>
          </table:table-cell>
          <table:table-cell table:formula="of:=[.O87]-[.O$1]" office:value-type="float" office:value="0.0000860000000000027" calcext:value-type="float">
            <text:p>8.60000000000027E-05</text:p>
          </table:table-cell>
          <table:table-cell table:formula="of:=[.P87]*([.H$3]^(-[.G$1]))" office:value-type="float" office:value="0.666477393472687" calcext:value-type="float">
            <text:p>0.666477393472687</text:p>
          </table:table-cell>
          <table:table-cell table:formula="of:=[.S87]*([.H$3]^(-[.F$1]))" office:value-type="float" office:value="0.00435349954542519" calcext:value-type="float">
            <text:p>0.004353499545425</text:p>
          </table:table-cell>
          <table:table-cell office:value-type="float" office:value="32.9102" calcext:value-type="float">
            <text:p>32.9102</text:p>
          </table:table-cell>
          <table:table-cell/>
          <table:table-cell office:value-type="float" office:value="0.174653" calcext:value-type="float">
            <text:p>0.174653</text:p>
          </table:table-cell>
          <table:table-cell table:formula="of:=[.U87]-[.U$1]" office:value-type="float" office:value="0.0000860000000000027" calcext:value-type="float">
            <text:p>8.60000000000027E-05</text:p>
          </table:table-cell>
          <table:table-cell table:formula="of:=[.V87]*([.H$4]^(-[.G$1]))" office:value-type="float" office:value="0.880031973361477" calcext:value-type="float">
            <text:p>0.880031973361477</text:p>
          </table:table-cell>
          <table:table-cell table:formula="of:=[.Y87]*([.H$4]^(-[.F$1]))" office:value-type="float" office:value="0.00182842122402757" calcext:value-type="float">
            <text:p>0.001828421224028</text:p>
          </table:table-cell>
          <table:table-cell office:value-type="float" office:value="18.2367" calcext:value-type="float">
            <text:p>18.2367</text:p>
          </table:table-cell>
          <table:table-cell/>
          <table:table-cell office:value-type="float" office:value="0.174653" calcext:value-type="float">
            <text:p>0.174653</text:p>
          </table:table-cell>
          <table:table-cell table:formula="of:=[.AA87]-[.AA$1]" office:value-type="float" office:value="0.0000860000000000027" calcext:value-type="float">
            <text:p>8.60000000000027E-05</text:p>
          </table:table-cell>
          <table:table-cell table:formula="of:=[.AB87]*([.H$5]^(-[.G$1]))" office:value-type="float" office:value="1.16201431845" calcext:value-type="float">
            <text:p>1.16201431845</text:p>
          </table:table-cell>
          <table:table-cell table:formula="of:=[.AE87]*([.H$5]^(-[.F$1]))" office:value-type="float" office:value="-0.00289575181196751" calcext:value-type="float">
            <text:p>-0.002895751811968</text:p>
          </table:table-cell>
          <table:table-cell office:value-type="float" office:value="-38.1074" calcext:value-type="float">
            <text:p>-38.1074</text:p>
          </table:table-cell>
          <table:table-cell/>
          <table:table-cell office:value-type="float" office:value="0.174653" calcext:value-type="float">
            <text:p>0.174653</text:p>
          </table:table-cell>
          <table:table-cell table:formula="of:=[.AG87]-[.AG$1]" office:value-type="float" office:value="0.0000860000000000027" calcext:value-type="float">
            <text:p>8.60000000000027E-05</text:p>
          </table:table-cell>
          <table:table-cell table:formula="of:=[.AH87]*([.H$6]^(-[.G$1]))" office:value-type="float" office:value="1.67797475641904" calcext:value-type="float">
            <text:p>1.67797475641904</text:p>
          </table:table-cell>
          <table:table-cell table:formula="of:=[.AK87]*([.H$6]^(-[.F$1]))" office:value-type="float" office:value="-0.00207015317666901" calcext:value-type="float">
            <text:p>-0.002070153176669</text:p>
          </table:table-cell>
          <table:table-cell office:value-type="float" office:value="-39.299" calcext:value-type="float">
            <text:p>-39.299</text:p>
          </table:table-cell>
          <table:table-cell table:number-columns-repeated="6"/>
        </table:table-row>
        <table:table-row table:style-name="ro1">
          <table:table-cell office:value-type="float" office:value="0.174654" calcext:value-type="float">
            <text:p>0.174654</text:p>
          </table:table-cell>
          <table:table-cell table:formula="of:=[.A88]-[.A$1]" office:value-type="float" office:value="0.0000870000000000037" calcext:value-type="float">
            <text:p>8.70000000000037E-05</text:p>
          </table:table-cell>
          <table:table-cell table:formula="of:=[.B88]*([.H$1]^(-[.G$1]))" office:value-type="float" office:value="0.35360569637375" calcext:value-type="float">
            <text:p>0.35360569637375</text:p>
          </table:table-cell>
          <table:table-cell table:formula="of:=[.E88]*([.H$1]^(-[.F$1]))" office:value-type="float" office:value="0.00322952543236383" calcext:value-type="float">
            <text:p>0.003229525432364</text:p>
          </table:table-cell>
          <table:table-cell office:value-type="float" office:value="12.8269" calcext:value-type="float">
            <text:p>12.8269</text:p>
          </table:table-cell>
          <table:table-cell table:number-columns-repeated="3"/>
          <table:table-cell office:value-type="float" office:value="0.174654" calcext:value-type="float">
            <text:p>0.174654</text:p>
          </table:table-cell>
          <table:table-cell table:formula="of:=[.I88]-[.I$1]" office:value-type="float" office:value="0.0000870000000000037" calcext:value-type="float">
            <text:p>8.70000000000037E-05</text:p>
          </table:table-cell>
          <table:table-cell table:formula="of:=[.J88]*([.H$2]^(-[.G$1]))" office:value-type="float" office:value="0.466909038204915" calcext:value-type="float">
            <text:p>0.466909038204915</text:p>
          </table:table-cell>
          <table:table-cell table:formula="of:=[.M88]*([.H$2]^(-[.F$1]))" office:value-type="float" office:value="0.00420517047683643" calcext:value-type="float">
            <text:p>0.004205170476836</text:p>
          </table:table-cell>
          <table:table-cell office:value-type="float" office:value="22.0366" calcext:value-type="float">
            <text:p>22.0366</text:p>
          </table:table-cell>
          <table:table-cell/>
          <table:table-cell office:value-type="float" office:value="0.174654" calcext:value-type="float">
            <text:p>0.174654</text:p>
          </table:table-cell>
          <table:table-cell table:formula="of:=[.O88]-[.O$1]" office:value-type="float" office:value="0.0000870000000000037" calcext:value-type="float">
            <text:p>8.70000000000037E-05</text:p>
          </table:table-cell>
          <table:table-cell table:formula="of:=[.P88]*([.H$3]^(-[.G$1]))" office:value-type="float" office:value="0.674227130606097" calcext:value-type="float">
            <text:p>0.674227130606097</text:p>
          </table:table-cell>
          <table:table-cell table:formula="of:=[.S88]*([.H$3]^(-[.F$1]))" office:value-type="float" office:value="0.00430831126201405" calcext:value-type="float">
            <text:p>0.004308311262014</text:p>
          </table:table-cell>
          <table:table-cell office:value-type="float" office:value="32.5686" calcext:value-type="float">
            <text:p>32.5686</text:p>
          </table:table-cell>
          <table:table-cell/>
          <table:table-cell office:value-type="float" office:value="0.174654" calcext:value-type="float">
            <text:p>0.174654</text:p>
          </table:table-cell>
          <table:table-cell table:formula="of:=[.U88]-[.U$1]" office:value-type="float" office:value="0.0000870000000000037" calcext:value-type="float">
            <text:p>8.70000000000037E-05</text:p>
          </table:table-cell>
          <table:table-cell table:formula="of:=[.V88]*([.H$4]^(-[.G$1]))" office:value-type="float" office:value="0.890264903284295" calcext:value-type="float">
            <text:p>0.890264903284295</text:p>
          </table:table-cell>
          <table:table-cell table:formula="of:=[.Y88]*([.H$4]^(-[.F$1]))" office:value-type="float" office:value="0.00165606334534196" calcext:value-type="float">
            <text:p>0.001656063345342</text:p>
          </table:table-cell>
          <table:table-cell office:value-type="float" office:value="16.5176" calcext:value-type="float">
            <text:p>16.5176</text:p>
          </table:table-cell>
          <table:table-cell/>
          <table:table-cell office:value-type="float" office:value="0.174654" calcext:value-type="float">
            <text:p>0.174654</text:p>
          </table:table-cell>
          <table:table-cell table:formula="of:=[.AA88]-[.AA$1]" office:value-type="float" office:value="0.0000870000000000037" calcext:value-type="float">
            <text:p>8.70000000000037E-05</text:p>
          </table:table-cell>
          <table:table-cell table:formula="of:=[.AB88]*([.H$5]^(-[.G$1]))" office:value-type="float" office:value="1.17552611285059" calcext:value-type="float">
            <text:p>1.17552611285059</text:p>
          </table:table-cell>
          <table:table-cell table:formula="of:=[.AE88]*([.H$5]^(-[.F$1]))" office:value-type="float" office:value="-0.00306426551844497" calcext:value-type="float">
            <text:p>-0.003064265518445</text:p>
          </table:table-cell>
          <table:table-cell office:value-type="float" office:value="-40.325" calcext:value-type="float">
            <text:p>-40.325</text:p>
          </table:table-cell>
          <table:table-cell/>
          <table:table-cell office:value-type="float" office:value="0.174654" calcext:value-type="float">
            <text:p>0.174654</text:p>
          </table:table-cell>
          <table:table-cell table:formula="of:=[.AG88]-[.AG$1]" office:value-type="float" office:value="0.0000870000000000037" calcext:value-type="float">
            <text:p>8.70000000000037E-05</text:p>
          </table:table-cell>
          <table:table-cell table:formula="of:=[.AH88]*([.H$6]^(-[.G$1]))" office:value-type="float" office:value="1.69748609079603" calcext:value-type="float">
            <text:p>1.69748609079603</text:p>
          </table:table-cell>
          <table:table-cell table:formula="of:=[.AK88]*([.H$6]^(-[.F$1]))" office:value-type="float" office:value="-0.00187379968253345" calcext:value-type="float">
            <text:p>-0.001873799682533</text:p>
          </table:table-cell>
          <table:table-cell office:value-type="float" office:value="-35.5715" calcext:value-type="float">
            <text:p>-35.5715</text:p>
          </table:table-cell>
          <table:table-cell table:number-columns-repeated="6"/>
        </table:table-row>
        <table:table-row table:style-name="ro1">
          <table:table-cell office:value-type="float" office:value="0.174655" calcext:value-type="float">
            <text:p>0.174655</text:p>
          </table:table-cell>
          <table:table-cell table:formula="of:=[.A89]-[.A$1]" office:value-type="float" office:value="0.0000880000000000047" calcext:value-type="float">
            <text:p>8.80000000000047E-05</text:p>
          </table:table-cell>
          <table:table-cell table:formula="of:=[.B89]*([.H$1]^(-[.G$1]))" office:value-type="float" office:value="0.357670129665407" calcext:value-type="float">
            <text:p>0.357670129665407</text:p>
          </table:table-cell>
          <table:table-cell table:formula="of:=[.E89]*([.H$1]^(-[.F$1]))" office:value-type="float" office:value="0.00327121979433745" calcext:value-type="float">
            <text:p>0.003271219794337</text:p>
          </table:table-cell>
          <table:table-cell office:value-type="float" office:value="12.9925" calcext:value-type="float">
            <text:p>12.9925</text:p>
          </table:table-cell>
          <table:table-cell table:number-columns-repeated="3"/>
          <table:table-cell office:value-type="float" office:value="0.174655" calcext:value-type="float">
            <text:p>0.174655</text:p>
          </table:table-cell>
          <table:table-cell table:formula="of:=[.I89]-[.I$1]" office:value-type="float" office:value="0.0000880000000000047" calcext:value-type="float">
            <text:p>8.80000000000047E-05</text:p>
          </table:table-cell>
          <table:table-cell table:formula="of:=[.J89]*([.H$2]^(-[.G$1]))" office:value-type="float" office:value="0.472275808759" calcext:value-type="float">
            <text:p>0.472275808759</text:p>
          </table:table-cell>
          <table:table-cell table:formula="of:=[.M89]*([.H$2]^(-[.F$1]))" office:value-type="float" office:value="0.00423885137993226" calcext:value-type="float">
            <text:p>0.004238851379932</text:p>
          </table:table-cell>
          <table:table-cell office:value-type="float" office:value="22.2131" calcext:value-type="float">
            <text:p>22.2131</text:p>
          </table:table-cell>
          <table:table-cell/>
          <table:table-cell office:value-type="float" office:value="0.174655" calcext:value-type="float">
            <text:p>0.174655</text:p>
          </table:table-cell>
          <table:table-cell table:formula="of:=[.O89]-[.O$1]" office:value-type="float" office:value="0.0000880000000000047" calcext:value-type="float">
            <text:p>8.80000000000047E-05</text:p>
          </table:table-cell>
          <table:table-cell table:formula="of:=[.P89]*([.H$3]^(-[.G$1]))" office:value-type="float" office:value="0.681976867739508" calcext:value-type="float">
            <text:p>0.681976867739508</text:p>
          </table:table-cell>
          <table:table-cell table:formula="of:=[.S89]*([.H$3]^(-[.F$1]))" office:value-type="float" office:value="0.00425919413780282" calcext:value-type="float">
            <text:p>0.004259194137803</text:p>
          </table:table-cell>
          <table:table-cell office:value-type="float" office:value="32.1973" calcext:value-type="float">
            <text:p>32.1973</text:p>
          </table:table-cell>
          <table:table-cell/>
          <table:table-cell office:value-type="float" office:value="0.174655" calcext:value-type="float">
            <text:p>0.174655</text:p>
          </table:table-cell>
          <table:table-cell table:formula="of:=[.U89]-[.U$1]" office:value-type="float" office:value="0.0000880000000000047" calcext:value-type="float">
            <text:p>8.80000000000047E-05</text:p>
          </table:table-cell>
          <table:table-cell table:formula="of:=[.V89]*([.H$4]^(-[.G$1]))" office:value-type="float" office:value="0.900497833207113" calcext:value-type="float">
            <text:p>0.900497833207113</text:p>
          </table:table-cell>
          <table:table-cell table:formula="of:=[.Y89]*([.H$4]^(-[.F$1]))" office:value-type="float" office:value="0.00148096835416254" calcext:value-type="float">
            <text:p>0.001480968354163</text:p>
          </table:table-cell>
          <table:table-cell office:value-type="float" office:value="14.7712" calcext:value-type="float">
            <text:p>14.7712</text:p>
          </table:table-cell>
          <table:table-cell/>
          <table:table-cell office:value-type="float" office:value="0.174655" calcext:value-type="float">
            <text:p>0.174655</text:p>
          </table:table-cell>
          <table:table-cell table:formula="of:=[.AA89]-[.AA$1]" office:value-type="float" office:value="0.0000880000000000047" calcext:value-type="float">
            <text:p>8.80000000000047E-05</text:p>
          </table:table-cell>
          <table:table-cell table:formula="of:=[.AB89]*([.H$5]^(-[.G$1]))" office:value-type="float" office:value="1.18903790725119" calcext:value-type="float">
            <text:p>1.18903790725119</text:p>
          </table:table-cell>
          <table:table-cell table:formula="of:=[.AE89]*([.H$5]^(-[.F$1]))" office:value-type="float" office:value="-0.00322293102129713" calcext:value-type="float">
            <text:p>-0.003222931021297</text:p>
          </table:table-cell>
          <table:table-cell office:value-type="float" office:value="-42.413" calcext:value-type="float">
            <text:p>-42.413</text:p>
          </table:table-cell>
          <table:table-cell/>
          <table:table-cell office:value-type="float" office:value="0.174655" calcext:value-type="float">
            <text:p>0.174655</text:p>
          </table:table-cell>
          <table:table-cell table:formula="of:=[.AG89]-[.AG$1]" office:value-type="float" office:value="0.0000880000000000047" calcext:value-type="float">
            <text:p>8.80000000000047E-05</text:p>
          </table:table-cell>
          <table:table-cell table:formula="of:=[.AH89]*([.H$6]^(-[.G$1]))" office:value-type="float" office:value="1.71699742517301" calcext:value-type="float">
            <text:p>1.71699742517301</text:p>
          </table:table-cell>
          <table:table-cell table:formula="of:=[.AK89]*([.H$6]^(-[.F$1]))" office:value-type="float" office:value="-0.00167916872609291" calcext:value-type="float">
            <text:p>-0.001679168726093</text:p>
          </table:table-cell>
          <table:table-cell office:value-type="float" office:value="-31.8767" calcext:value-type="float">
            <text:p>-31.8767</text:p>
          </table:table-cell>
          <table:table-cell table:number-columns-repeated="6"/>
        </table:table-row>
        <table:table-row table:style-name="ro1">
          <table:table-cell office:value-type="float" office:value="0.174656" calcext:value-type="float">
            <text:p>0.174656</text:p>
          </table:table-cell>
          <table:table-cell table:formula="of:=[.A90]-[.A$1]" office:value-type="float" office:value="0.0000890000000000057" calcext:value-type="float">
            <text:p>8.90000000000057E-05</text:p>
          </table:table-cell>
          <table:table-cell table:formula="of:=[.B90]*([.H$1]^(-[.G$1]))" office:value-type="float" office:value="0.361734562957063" calcext:value-type="float">
            <text:p>0.361734562957063</text:p>
          </table:table-cell>
          <table:table-cell table:formula="of:=[.E90]*([.H$1]^(-[.F$1]))" office:value-type="float" office:value="0.00331256166774366" calcext:value-type="float">
            <text:p>0.003312561667744</text:p>
          </table:table-cell>
          <table:table-cell office:value-type="float" office:value="13.1567" calcext:value-type="float">
            <text:p>13.1567</text:p>
          </table:table-cell>
          <table:table-cell table:number-columns-repeated="3"/>
          <table:table-cell office:value-type="float" office:value="0.174656" calcext:value-type="float">
            <text:p>0.174656</text:p>
          </table:table-cell>
          <table:table-cell table:formula="of:=[.I90]-[.I$1]" office:value-type="float" office:value="0.0000890000000000057" calcext:value-type="float">
            <text:p>8.90000000000057E-05</text:p>
          </table:table-cell>
          <table:table-cell table:formula="of:=[.J90]*([.H$2]^(-[.G$1]))" office:value-type="float" office:value="0.477642579313084" calcext:value-type="float">
            <text:p>0.477642579313084</text:p>
          </table:table-cell>
          <table:table-cell table:formula="of:=[.M90]*([.H$2]^(-[.F$1]))" office:value-type="float" office:value="0.0042711774138384" calcext:value-type="float">
            <text:p>0.004271177413838</text:p>
          </table:table-cell>
          <table:table-cell office:value-type="float" office:value="22.3825" calcext:value-type="float">
            <text:p>22.3825</text:p>
          </table:table-cell>
          <table:table-cell/>
          <table:table-cell office:value-type="float" office:value="0.174656" calcext:value-type="float">
            <text:p>0.174656</text:p>
          </table:table-cell>
          <table:table-cell table:formula="of:=[.O90]-[.O$1]" office:value-type="float" office:value="0.0000890000000000057" calcext:value-type="float">
            <text:p>8.90000000000057E-05</text:p>
          </table:table-cell>
          <table:table-cell table:formula="of:=[.P90]*([.H$3]^(-[.G$1]))" office:value-type="float" office:value="0.689726604872919" calcext:value-type="float">
            <text:p>0.689726604872919</text:p>
          </table:table-cell>
          <table:table-cell table:formula="of:=[.S90]*([.H$3]^(-[.F$1]))" office:value-type="float" office:value="0.00420617462963191" calcext:value-type="float">
            <text:p>0.004206174629632</text:p>
          </table:table-cell>
          <table:table-cell office:value-type="float" office:value="31.7965" calcext:value-type="float">
            <text:p>31.7965</text:p>
          </table:table-cell>
          <table:table-cell/>
          <table:table-cell office:value-type="float" office:value="0.174656" calcext:value-type="float">
            <text:p>0.174656</text:p>
          </table:table-cell>
          <table:table-cell table:formula="of:=[.U90]-[.U$1]" office:value-type="float" office:value="0.0000890000000000057" calcext:value-type="float">
            <text:p>8.90000000000057E-05</text:p>
          </table:table-cell>
          <table:table-cell table:formula="of:=[.V90]*([.H$4]^(-[.G$1]))" office:value-type="float" office:value="0.91073076312993" calcext:value-type="float">
            <text:p>0.91073076312993</text:p>
          </table:table-cell>
          <table:table-cell table:formula="of:=[.Y90]*([.H$4]^(-[.F$1]))" office:value-type="float" office:value="0.00130347713629439" calcext:value-type="float">
            <text:p>0.001303477136294</text:p>
          </table:table-cell>
          <table:table-cell office:value-type="float" office:value="13.0009" calcext:value-type="float">
            <text:p>13.0009</text:p>
          </table:table-cell>
          <table:table-cell/>
          <table:table-cell office:value-type="float" office:value="0.174656" calcext:value-type="float">
            <text:p>0.174656</text:p>
          </table:table-cell>
          <table:table-cell table:formula="of:=[.AA90]-[.AA$1]" office:value-type="float" office:value="0.0000890000000000057" calcext:value-type="float">
            <text:p>8.90000000000057E-05</text:p>
          </table:table-cell>
          <table:table-cell table:formula="of:=[.AB90]*([.H$5]^(-[.G$1]))" office:value-type="float" office:value="1.20254970165178" calcext:value-type="float">
            <text:p>1.20254970165178</text:p>
          </table:table-cell>
          <table:table-cell table:formula="of:=[.AE90]*([.H$5]^(-[.F$1]))" office:value-type="float" office:value="-0.0033713303797837" calcext:value-type="float">
            <text:p>-0.003371330379784</text:p>
          </table:table-cell>
          <table:table-cell office:value-type="float" office:value="-44.3659" calcext:value-type="float">
            <text:p>-44.3659</text:p>
          </table:table-cell>
          <table:table-cell/>
          <table:table-cell office:value-type="float" office:value="0.174656" calcext:value-type="float">
            <text:p>0.174656</text:p>
          </table:table-cell>
          <table:table-cell table:formula="of:=[.AG90]-[.AG$1]" office:value-type="float" office:value="0.0000890000000000057" calcext:value-type="float">
            <text:p>8.90000000000057E-05</text:p>
          </table:table-cell>
          <table:table-cell table:formula="of:=[.AH90]*([.H$6]^(-[.G$1]))" office:value-type="float" office:value="1.73650875955" calcext:value-type="float">
            <text:p>1.73650875955</text:p>
          </table:table-cell>
          <table:table-cell table:formula="of:=[.AK90]*([.H$6]^(-[.F$1]))" office:value-type="float" office:value="-0.00148756142909258" calcext:value-type="float">
            <text:p>-0.001487561429093</text:p>
          </table:table-cell>
          <table:table-cell office:value-type="float" office:value="-28.2393" calcext:value-type="float">
            <text:p>-28.2393</text:p>
          </table:table-cell>
          <table:table-cell table:number-columns-repeated="6"/>
        </table:table-row>
        <table:table-row table:style-name="ro1">
          <table:table-cell office:value-type="float" office:value="0.174657" calcext:value-type="float">
            <text:p>0.174657</text:p>
          </table:table-cell>
          <table:table-cell table:formula="of:=[.A91]-[.A$1]" office:value-type="float" office:value="0.000089999999999979" calcext:value-type="float">
            <text:p>8.9999999999979E-05</text:p>
          </table:table-cell>
          <table:table-cell table:formula="of:=[.B91]*([.H$1]^(-[.G$1]))" office:value-type="float" office:value="0.365798996248606" calcext:value-type="float">
            <text:p>0.365798996248606</text:p>
          </table:table-cell>
          <table:table-cell table:formula="of:=[.E91]*([.H$1]^(-[.F$1]))" office:value-type="float" office:value="0.00335350069707283" calcext:value-type="float">
            <text:p>0.003353500697073</text:p>
          </table:table-cell>
          <table:table-cell office:value-type="float" office:value="13.3193" calcext:value-type="float">
            <text:p>13.3193</text:p>
          </table:table-cell>
          <table:table-cell table:number-columns-repeated="3"/>
          <table:table-cell office:value-type="float" office:value="0.174657" calcext:value-type="float">
            <text:p>0.174657</text:p>
          </table:table-cell>
          <table:table-cell table:formula="of:=[.I91]-[.I$1]" office:value-type="float" office:value="0.000089999999999979" calcext:value-type="float">
            <text:p>8.9999999999979E-05</text:p>
          </table:table-cell>
          <table:table-cell table:formula="of:=[.J91]*([.H$2]^(-[.G$1]))" office:value-type="float" office:value="0.48300934986702" calcext:value-type="float">
            <text:p>0.48300934986702</text:p>
          </table:table-cell>
          <table:table-cell table:formula="of:=[.M91]*([.H$2]^(-[.F$1]))" office:value-type="float" office:value="0.00430209133056092" calcext:value-type="float">
            <text:p>0.004302091330561</text:p>
          </table:table-cell>
          <table:table-cell office:value-type="float" office:value="22.5445" calcext:value-type="float">
            <text:p>22.5445</text:p>
          </table:table-cell>
          <table:table-cell/>
          <table:table-cell office:value-type="float" office:value="0.174657" calcext:value-type="float">
            <text:p>0.174657</text:p>
          </table:table-cell>
          <table:table-cell table:formula="of:=[.O91]-[.O$1]" office:value-type="float" office:value="0.000089999999999979" calcext:value-type="float">
            <text:p>8.9999999999979E-05</text:p>
          </table:table-cell>
          <table:table-cell table:formula="of:=[.P91]*([.H$3]^(-[.G$1]))" office:value-type="float" office:value="0.697476342006115" calcext:value-type="float">
            <text:p>0.697476342006115</text:p>
          </table:table-cell>
          <table:table-cell table:formula="of:=[.S91]*([.H$3]^(-[.F$1]))" office:value-type="float" office:value="0.00414926596592151" calcext:value-type="float">
            <text:p>0.004149265965922</text:p>
          </table:table-cell>
          <table:table-cell office:value-type="float" office:value="31.3663" calcext:value-type="float">
            <text:p>31.3663</text:p>
          </table:table-cell>
          <table:table-cell/>
          <table:table-cell office:value-type="float" office:value="0.174657" calcext:value-type="float">
            <text:p>0.174657</text:p>
          </table:table-cell>
          <table:table-cell table:formula="of:=[.U91]-[.U$1]" office:value-type="float" office:value="0.000089999999999979" calcext:value-type="float">
            <text:p>8.9999999999979E-05</text:p>
          </table:table-cell>
          <table:table-cell table:formula="of:=[.V91]*([.H$4]^(-[.G$1]))" office:value-type="float" office:value="0.920963693052464" calcext:value-type="float">
            <text:p>0.920963693052464</text:p>
          </table:table-cell>
          <table:table-cell table:formula="of:=[.Y91]*([.H$4]^(-[.F$1]))" office:value-type="float" office:value="0.00112390049938334" calcext:value-type="float">
            <text:p>0.001123900499383</text:p>
          </table:table-cell>
          <table:table-cell office:value-type="float" office:value="11.2098" calcext:value-type="float">
            <text:p>11.2098</text:p>
          </table:table-cell>
          <table:table-cell/>
          <table:table-cell office:value-type="float" office:value="0.174657" calcext:value-type="float">
            <text:p>0.174657</text:p>
          </table:table-cell>
          <table:table-cell table:formula="of:=[.AA91]-[.AA$1]" office:value-type="float" office:value="0.000089999999999979" calcext:value-type="float">
            <text:p>8.9999999999979E-05</text:p>
          </table:table-cell>
          <table:table-cell table:formula="of:=[.AB91]*([.H$5]^(-[.G$1]))" office:value-type="float" office:value="1.216061496052" calcext:value-type="float">
            <text:p>1.216061496052</text:p>
          </table:table-cell>
          <table:table-cell table:formula="of:=[.AE91]*([.H$5]^(-[.F$1]))" office:value-type="float" office:value="-0.00350910644454483" calcext:value-type="float">
            <text:p>-0.003509106444545</text:p>
          </table:table-cell>
          <table:table-cell office:value-type="float" office:value="-46.179" calcext:value-type="float">
            <text:p>-46.179</text:p>
          </table:table-cell>
          <table:table-cell/>
          <table:table-cell office:value-type="float" office:value="0.174657" calcext:value-type="float">
            <text:p>0.174657</text:p>
          </table:table-cell>
          <table:table-cell table:formula="of:=[.AG91]-[.AG$1]" office:value-type="float" office:value="0.000089999999999979" calcext:value-type="float">
            <text:p>8.9999999999979E-05</text:p>
          </table:table-cell>
          <table:table-cell table:formula="of:=[.AH91]*([.H$6]^(-[.G$1]))" office:value-type="float" office:value="1.75602009392644" calcext:value-type="float">
            <text:p>1.75602009392644</text:p>
          </table:table-cell>
          <table:table-cell table:formula="of:=[.AK91]*([.H$6]^(-[.F$1]))" office:value-type="float" office:value="-0.00130027891327764" calcext:value-type="float">
            <text:p>-0.001300278913278</text:p>
          </table:table-cell>
          <table:table-cell office:value-type="float" office:value="-24.684" calcext:value-type="float">
            <text:p>-24.684</text:p>
          </table:table-cell>
          <table:table-cell table:number-columns-repeated="6"/>
        </table:table-row>
        <table:table-row table:style-name="ro1">
          <table:table-cell office:value-type="float" office:value="0.174658" calcext:value-type="float">
            <text:p>0.174658</text:p>
          </table:table-cell>
          <table:table-cell table:formula="of:=[.A92]-[.A$1]" office:value-type="float" office:value="0.00009099999999998" calcext:value-type="float">
            <text:p>9.099999999998E-05</text:p>
          </table:table-cell>
          <table:table-cell table:formula="of:=[.B92]*([.H$1]^(-[.G$1]))" office:value-type="float" office:value="0.369863429540262" calcext:value-type="float">
            <text:p>0.369863429540262</text:p>
          </table:table-cell>
          <table:table-cell table:formula="of:=[.E92]*([.H$1]^(-[.F$1]))" office:value-type="float" office:value="0.00339406206007978" calcext:value-type="float">
            <text:p>0.00339406206008</text:p>
          </table:table-cell>
          <table:table-cell office:value-type="float" office:value="13.4804" calcext:value-type="float">
            <text:p>13.4804</text:p>
          </table:table-cell>
          <table:table-cell table:number-columns-repeated="3"/>
          <table:table-cell office:value-type="float" office:value="0.174658" calcext:value-type="float">
            <text:p>0.174658</text:p>
          </table:table-cell>
          <table:table-cell table:formula="of:=[.I92]-[.I$1]" office:value-type="float" office:value="0.00009099999999998" calcext:value-type="float">
            <text:p>9.099999999998E-05</text:p>
          </table:table-cell>
          <table:table-cell table:formula="of:=[.J92]*([.H$2]^(-[.G$1]))" office:value-type="float" office:value="0.488376120421105" calcext:value-type="float">
            <text:p>0.488376120421105</text:p>
          </table:table-cell>
          <table:table-cell table:formula="of:=[.M92]*([.H$2]^(-[.F$1]))" office:value-type="float" office:value="0.00433157404743518" calcext:value-type="float">
            <text:p>0.004331574047435</text:p>
          </table:table-cell>
          <table:table-cell office:value-type="float" office:value="22.699" calcext:value-type="float">
            <text:p>22.699</text:p>
          </table:table-cell>
          <table:table-cell/>
          <table:table-cell office:value-type="float" office:value="0.174658" calcext:value-type="float">
            <text:p>0.174658</text:p>
          </table:table-cell>
          <table:table-cell table:formula="of:=[.O92]-[.O$1]" office:value-type="float" office:value="0.00009099999999998" calcext:value-type="float">
            <text:p>9.099999999998E-05</text:p>
          </table:table-cell>
          <table:table-cell table:formula="of:=[.P92]*([.H$3]^(-[.G$1]))" office:value-type="float" office:value="0.705226079139526" calcext:value-type="float">
            <text:p>0.705226079139526</text:p>
          </table:table-cell>
          <table:table-cell table:formula="of:=[.S92]*([.H$3]^(-[.F$1]))" office:value-type="float" office:value="0.00408850783193224" calcext:value-type="float">
            <text:p>0.004088507831932</text:p>
          </table:table-cell>
          <table:table-cell office:value-type="float" office:value="30.907" calcext:value-type="float">
            <text:p>30.907</text:p>
          </table:table-cell>
          <table:table-cell/>
          <table:table-cell office:value-type="float" office:value="0.174658" calcext:value-type="float">
            <text:p>0.174658</text:p>
          </table:table-cell>
          <table:table-cell table:formula="of:=[.U92]-[.U$1]" office:value-type="float" office:value="0.00009099999999998" calcext:value-type="float">
            <text:p>9.099999999998E-05</text:p>
          </table:table-cell>
          <table:table-cell table:formula="of:=[.V92]*([.H$4]^(-[.G$1]))" office:value-type="float" office:value="0.931196622975282" calcext:value-type="float">
            <text:p>0.931196622975282</text:p>
          </table:table-cell>
          <table:table-cell table:formula="of:=[.Y92]*([.H$4]^(-[.F$1]))" office:value-type="float" office:value="0.000942567297970767" calcext:value-type="float">
            <text:p>0.000942567297971</text:p>
          </table:table-cell>
          <table:table-cell office:value-type="float" office:value="9.40118" calcext:value-type="float">
            <text:p>9.40118</text:p>
          </table:table-cell>
          <table:table-cell/>
          <table:table-cell office:value-type="float" office:value="0.174658" calcext:value-type="float">
            <text:p>0.174658</text:p>
          </table:table-cell>
          <table:table-cell table:formula="of:=[.AA92]-[.AA$1]" office:value-type="float" office:value="0.00009099999999998" calcext:value-type="float">
            <text:p>9.099999999998E-05</text:p>
          </table:table-cell>
          <table:table-cell table:formula="of:=[.AB92]*([.H$5]^(-[.G$1]))" office:value-type="float" office:value="1.2295732904526" calcext:value-type="float">
            <text:p>1.2295732904526</text:p>
          </table:table-cell>
          <table:table-cell table:formula="of:=[.AE92]*([.H$5]^(-[.F$1]))" office:value-type="float" office:value="-0.00363593246191085" calcext:value-type="float">
            <text:p>-0.003635932461911</text:p>
          </table:table-cell>
          <table:table-cell office:value-type="float" office:value="-47.848" calcext:value-type="float">
            <text:p>-47.848</text:p>
          </table:table-cell>
          <table:table-cell/>
          <table:table-cell office:value-type="float" office:value="0.174658" calcext:value-type="float">
            <text:p>0.174658</text:p>
          </table:table-cell>
          <table:table-cell table:formula="of:=[.AG92]-[.AG$1]" office:value-type="float" office:value="0.00009099999999998" calcext:value-type="float">
            <text:p>9.099999999998E-05</text:p>
          </table:table-cell>
          <table:table-cell table:formula="of:=[.AH92]*([.H$6]^(-[.G$1]))" office:value-type="float" office:value="1.77553142830342" calcext:value-type="float">
            <text:p>1.77553142830342</text:p>
          </table:table-cell>
          <table:table-cell table:formula="of:=[.AK92]*([.H$6]^(-[.F$1]))" office:value-type="float" office:value="-0.00111861176499452" calcext:value-type="float">
            <text:p>-0.001118611764995</text:p>
          </table:table-cell>
          <table:table-cell office:value-type="float" office:value="-21.2353" calcext:value-type="float">
            <text:p>-21.2353</text:p>
          </table:table-cell>
          <table:table-cell table:number-columns-repeated="6"/>
        </table:table-row>
        <table:table-row table:style-name="ro1">
          <table:table-cell office:value-type="float" office:value="0.174659" calcext:value-type="float">
            <text:p>0.174659</text:p>
          </table:table-cell>
          <table:table-cell table:formula="of:=[.A93]-[.A$1]" office:value-type="float" office:value="0.000091999999999981" calcext:value-type="float">
            <text:p>9.1999999999981E-05</text:p>
          </table:table-cell>
          <table:table-cell table:formula="of:=[.B93]*([.H$1]^(-[.G$1]))" office:value-type="float" office:value="0.373927862831919" calcext:value-type="float">
            <text:p>0.373927862831919</text:p>
          </table:table-cell>
          <table:table-cell table:formula="of:=[.E93]*([.H$1]^(-[.F$1]))" office:value-type="float" office:value="0.00343419540125487" calcext:value-type="float">
            <text:p>0.003434195401255</text:p>
          </table:table-cell>
          <table:table-cell office:value-type="float" office:value="13.6398" calcext:value-type="float">
            <text:p>13.6398</text:p>
          </table:table-cell>
          <table:table-cell table:number-columns-repeated="3"/>
          <table:table-cell office:value-type="float" office:value="0.174659" calcext:value-type="float">
            <text:p>0.174659</text:p>
          </table:table-cell>
          <table:table-cell table:formula="of:=[.I93]-[.I$1]" office:value-type="float" office:value="0.000091999999999981" calcext:value-type="float">
            <text:p>9.1999999999981E-05</text:p>
          </table:table-cell>
          <table:table-cell table:formula="of:=[.J93]*([.H$2]^(-[.G$1]))" office:value-type="float" office:value="0.493742890975189" calcext:value-type="float">
            <text:p>0.493742890975189</text:p>
          </table:table-cell>
          <table:table-cell table:formula="of:=[.M93]*([.H$2]^(-[.F$1]))" office:value-type="float" office:value="0.00435960648179653" calcext:value-type="float">
            <text:p>0.004359606481797</text:p>
          </table:table-cell>
          <table:table-cell office:value-type="float" office:value="22.8459" calcext:value-type="float">
            <text:p>22.8459</text:p>
          </table:table-cell>
          <table:table-cell/>
          <table:table-cell office:value-type="float" office:value="0.174659" calcext:value-type="float">
            <text:p>0.174659</text:p>
          </table:table-cell>
          <table:table-cell table:formula="of:=[.O93]-[.O$1]" office:value-type="float" office:value="0.000091999999999981" calcext:value-type="float">
            <text:p>9.1999999999981E-05</text:p>
          </table:table-cell>
          <table:table-cell table:formula="of:=[.P93]*([.H$3]^(-[.G$1]))" office:value-type="float" office:value="0.712975816272937" calcext:value-type="float">
            <text:p>0.712975816272937</text:p>
          </table:table-cell>
          <table:table-cell table:formula="of:=[.S93]*([.H$3]^(-[.F$1]))" office:value-type="float" office:value="0.00402395314134489" calcext:value-type="float">
            <text:p>0.004023953141345</text:p>
          </table:table-cell>
          <table:table-cell office:value-type="float" office:value="30.419" calcext:value-type="float">
            <text:p>30.419</text:p>
          </table:table-cell>
          <table:table-cell/>
          <table:table-cell office:value-type="float" office:value="0.174659" calcext:value-type="float">
            <text:p>0.174659</text:p>
          </table:table-cell>
          <table:table-cell table:formula="of:=[.U93]-[.U$1]" office:value-type="float" office:value="0.000091999999999981" calcext:value-type="float">
            <text:p>9.1999999999981E-05</text:p>
          </table:table-cell>
          <table:table-cell table:formula="of:=[.V93]*([.H$4]^(-[.G$1]))" office:value-type="float" office:value="0.9414295528981" calcext:value-type="float">
            <text:p>0.9414295528981</text:p>
          </table:table-cell>
          <table:table-cell table:formula="of:=[.Y93]*([.H$4]^(-[.F$1]))" office:value-type="float" office:value="0.00075981340483521" calcext:value-type="float">
            <text:p>0.000759813404835</text:p>
          </table:table-cell>
          <table:table-cell office:value-type="float" office:value="7.57839" calcext:value-type="float">
            <text:p>7.57839</text:p>
          </table:table-cell>
          <table:table-cell/>
          <table:table-cell office:value-type="float" office:value="0.174659" calcext:value-type="float">
            <text:p>0.174659</text:p>
          </table:table-cell>
          <table:table-cell table:formula="of:=[.AA93]-[.AA$1]" office:value-type="float" office:value="0.000091999999999981" calcext:value-type="float">
            <text:p>9.1999999999981E-05</text:p>
          </table:table-cell>
          <table:table-cell table:formula="of:=[.AB93]*([.H$5]^(-[.G$1]))" office:value-type="float" office:value="1.24308508485319" calcext:value-type="float">
            <text:p>1.24308508485319</text:p>
          </table:table-cell>
          <table:table-cell table:formula="of:=[.AE93]*([.H$5]^(-[.F$1]))" office:value-type="float" office:value="-0.00375154246959249" calcext:value-type="float">
            <text:p>-0.003751542469593</text:p>
          </table:table-cell>
          <table:table-cell office:value-type="float" office:value="-49.3694" calcext:value-type="float">
            <text:p>-49.3694</text:p>
          </table:table-cell>
          <table:table-cell/>
          <table:table-cell office:value-type="float" office:value="0.174659" calcext:value-type="float">
            <text:p>0.174659</text:p>
          </table:table-cell>
          <table:table-cell table:formula="of:=[.AG93]-[.AG$1]" office:value-type="float" office:value="0.000091999999999981" calcext:value-type="float">
            <text:p>9.1999999999981E-05</text:p>
          </table:table-cell>
          <table:table-cell table:formula="of:=[.AH93]*([.H$6]^(-[.G$1]))" office:value-type="float" office:value="1.79504276268041" calcext:value-type="float">
            <text:p>1.79504276268041</text:p>
          </table:table-cell>
          <table:table-cell table:formula="of:=[.AK93]*([.H$6]^(-[.F$1]))" office:value-type="float" office:value="-0.000943882176785883" calcext:value-type="float">
            <text:p>-0.000943882176786</text:p>
          </table:table-cell>
          <table:table-cell office:value-type="float" office:value="-17.9183" calcext:value-type="float">
            <text:p>-17.9183</text:p>
          </table:table-cell>
          <table:table-cell table:number-columns-repeated="6"/>
        </table:table-row>
        <table:table-row table:style-name="ro1">
          <table:table-cell office:value-type="float" office:value="0.17466" calcext:value-type="float">
            <text:p>0.17466</text:p>
          </table:table-cell>
          <table:table-cell table:formula="of:=[.A94]-[.A$1]" office:value-type="float" office:value="0.0000930000000000097" calcext:value-type="float">
            <text:p>9.30000000000097E-05</text:p>
          </table:table-cell>
          <table:table-cell table:formula="of:=[.B94]*([.H$1]^(-[.G$1]))" office:value-type="float" office:value="0.377992296123688" calcext:value-type="float">
            <text:p>0.377992296123688</text:p>
          </table:table-cell>
          <table:table-cell table:formula="of:=[.E94]*([.H$1]^(-[.F$1]))" office:value-type="float" office:value="0.00347390072059811" calcext:value-type="float">
            <text:p>0.003473900720598</text:p>
          </table:table-cell>
          <table:table-cell office:value-type="float" office:value="13.7975" calcext:value-type="float">
            <text:p>13.7975</text:p>
          </table:table-cell>
          <table:table-cell table:number-columns-repeated="3"/>
          <table:table-cell office:value-type="float" office:value="0.17466" calcext:value-type="float">
            <text:p>0.17466</text:p>
          </table:table-cell>
          <table:table-cell table:formula="of:=[.I94]-[.I$1]" office:value-type="float" office:value="0.0000930000000000097" calcext:value-type="float">
            <text:p>9.30000000000097E-05</text:p>
          </table:table-cell>
          <table:table-cell table:formula="of:=[.J94]*([.H$2]^(-[.G$1]))" office:value-type="float" office:value="0.499109661529423" calcext:value-type="float">
            <text:p>0.499109661529423</text:p>
          </table:table-cell>
          <table:table-cell table:formula="of:=[.M94]*([.H$2]^(-[.F$1]))" office:value-type="float" office:value="0.00438615046831568" calcext:value-type="float">
            <text:p>0.004386150468316</text:p>
          </table:table-cell>
          <table:table-cell office:value-type="float" office:value="22.985" calcext:value-type="float">
            <text:p>22.985</text:p>
          </table:table-cell>
          <table:table-cell/>
          <table:table-cell office:value-type="float" office:value="0.17466" calcext:value-type="float">
            <text:p>0.17466</text:p>
          </table:table-cell>
          <table:table-cell table:formula="of:=[.O94]-[.O$1]" office:value-type="float" office:value="0.0000930000000000097" calcext:value-type="float">
            <text:p>9.30000000000097E-05</text:p>
          </table:table-cell>
          <table:table-cell table:formula="of:=[.P94]*([.H$3]^(-[.G$1]))" office:value-type="float" office:value="0.720725553406562" calcext:value-type="float">
            <text:p>0.720725553406562</text:p>
          </table:table-cell>
          <table:table-cell table:formula="of:=[.S94]*([.H$3]^(-[.F$1]))" office:value-type="float" office:value="0.00395561512257969" calcext:value-type="float">
            <text:p>0.00395561512258</text:p>
          </table:table-cell>
          <table:table-cell office:value-type="float" office:value="29.9024" calcext:value-type="float">
            <text:p>29.9024</text:p>
          </table:table-cell>
          <table:table-cell/>
          <table:table-cell office:value-type="float" office:value="0.17466" calcext:value-type="float">
            <text:p>0.17466</text:p>
          </table:table-cell>
          <table:table-cell table:formula="of:=[.U94]-[.U$1]" office:value-type="float" office:value="0.0000930000000000097" calcext:value-type="float">
            <text:p>9.30000000000097E-05</text:p>
          </table:table-cell>
          <table:table-cell table:formula="of:=[.V94]*([.H$4]^(-[.G$1]))" office:value-type="float" office:value="0.951662482821202" calcext:value-type="float">
            <text:p>0.951662482821202</text:p>
          </table:table-cell>
          <table:table-cell table:formula="of:=[.Y94]*([.H$4]^(-[.F$1]))" office:value-type="float" office:value="0.000575974692755218" calcext:value-type="float">
            <text:p>0.000575974692755</text:p>
          </table:table-cell>
          <table:table-cell office:value-type="float" office:value="5.74478" calcext:value-type="float">
            <text:p>5.74478</text:p>
          </table:table-cell>
          <table:table-cell/>
          <table:table-cell office:value-type="float" office:value="0.17466" calcext:value-type="float">
            <text:p>0.17466</text:p>
          </table:table-cell>
          <table:table-cell table:formula="of:=[.AA94]-[.AA$1]" office:value-type="float" office:value="0.0000930000000000097" calcext:value-type="float">
            <text:p>9.30000000000097E-05</text:p>
          </table:table-cell>
          <table:table-cell table:formula="of:=[.AB94]*([.H$5]^(-[.G$1]))" office:value-type="float" office:value="1.25659687925416" calcext:value-type="float">
            <text:p>1.25659687925416</text:p>
          </table:table-cell>
          <table:table-cell table:formula="of:=[.AE94]*([.H$5]^(-[.F$1]))" office:value-type="float" office:value="-0.00385568570314559" calcext:value-type="float">
            <text:p>-0.003855685703146</text:p>
          </table:table-cell>
          <table:table-cell office:value-type="float" office:value="-50.7399" calcext:value-type="float">
            <text:p>-50.7399</text:p>
          </table:table-cell>
          <table:table-cell/>
          <table:table-cell office:value-type="float" office:value="0.17466" calcext:value-type="float">
            <text:p>0.17466</text:p>
          </table:table-cell>
          <table:table-cell table:formula="of:=[.AG94]-[.AG$1]" office:value-type="float" office:value="0.0000930000000000097" calcext:value-type="float">
            <text:p>9.30000000000097E-05</text:p>
          </table:table-cell>
          <table:table-cell table:formula="of:=[.AH94]*([.H$6]^(-[.G$1]))" office:value-type="float" office:value="1.81455409705794" calcext:value-type="float">
            <text:p>1.81455409705794</text:p>
          </table:table-cell>
          <table:table-cell table:formula="of:=[.AK94]*([.H$6]^(-[.F$1]))" office:value-type="float" office:value="-0.00077741760889378" calcext:value-type="float">
            <text:p>-0.000777417608894</text:p>
          </table:table-cell>
          <table:table-cell office:value-type="float" office:value="-14.7582" calcext:value-type="float">
            <text:p>-14.7582</text:p>
          </table:table-cell>
          <table:table-cell table:number-columns-repeated="6"/>
        </table:table-row>
        <table:table-row table:style-name="ro1">
          <table:table-cell office:value-type="float" office:value="0.174661" calcext:value-type="float">
            <text:p>0.174661</text:p>
          </table:table-cell>
          <table:table-cell table:formula="of:=[.A95]-[.A$1]" office:value-type="float" office:value="0.000093999999999983" calcext:value-type="float">
            <text:p>9.3999999999983E-05</text:p>
          </table:table-cell>
          <table:table-cell table:formula="of:=[.B95]*([.H$1]^(-[.G$1]))" office:value-type="float" office:value="0.382056729415231" calcext:value-type="float">
            <text:p>0.382056729415231</text:p>
          </table:table-cell>
          <table:table-cell table:formula="of:=[.E95]*([.H$1]^(-[.F$1]))" office:value-type="float" office:value="0.00351315284035468" calcext:value-type="float">
            <text:p>0.003513152840355</text:p>
          </table:table-cell>
          <table:table-cell office:value-type="float" office:value="13.9534" calcext:value-type="float">
            <text:p>13.9534</text:p>
          </table:table-cell>
          <table:table-cell table:number-columns-repeated="3"/>
          <table:table-cell office:value-type="float" office:value="0.174661" calcext:value-type="float">
            <text:p>0.174661</text:p>
          </table:table-cell>
          <table:table-cell table:formula="of:=[.I95]-[.I$1]" office:value-type="float" office:value="0.000093999999999983" calcext:value-type="float">
            <text:p>9.3999999999983E-05</text:p>
          </table:table-cell>
          <table:table-cell table:formula="of:=[.J95]*([.H$2]^(-[.G$1]))" office:value-type="float" office:value="0.504476432083359" calcext:value-type="float">
            <text:p>0.504476432083359</text:p>
          </table:table-cell>
          <table:table-cell table:formula="of:=[.M95]*([.H$2]^(-[.F$1]))" office:value-type="float" office:value="0.00441118692432799" calcext:value-type="float">
            <text:p>0.004411186924328</text:p>
          </table:table-cell>
          <table:table-cell office:value-type="float" office:value="23.1162" calcext:value-type="float">
            <text:p>23.1162</text:p>
          </table:table-cell>
          <table:table-cell/>
          <table:table-cell office:value-type="float" office:value="0.174661" calcext:value-type="float">
            <text:p>0.174661</text:p>
          </table:table-cell>
          <table:table-cell table:formula="of:=[.O95]-[.O$1]" office:value-type="float" office:value="0.000093999999999983" calcext:value-type="float">
            <text:p>9.3999999999983E-05</text:p>
          </table:table-cell>
          <table:table-cell table:formula="of:=[.P95]*([.H$3]^(-[.G$1]))" office:value-type="float" office:value="0.728475290539758" calcext:value-type="float">
            <text:p>0.728475290539758</text:p>
          </table:table-cell>
          <table:table-cell table:formula="of:=[.S95]*([.H$3]^(-[.F$1]))" office:value-type="float" office:value="0.00388355991773763" calcext:value-type="float">
            <text:p>0.003883559917738</text:p>
          </table:table-cell>
          <table:table-cell office:value-type="float" office:value="29.3577" calcext:value-type="float">
            <text:p>29.3577</text:p>
          </table:table-cell>
          <table:table-cell/>
          <table:table-cell office:value-type="float" office:value="0.174661" calcext:value-type="float">
            <text:p>0.174661</text:p>
          </table:table-cell>
          <table:table-cell table:formula="of:=[.U95]-[.U$1]" office:value-type="float" office:value="0.000093999999999983" calcext:value-type="float">
            <text:p>9.3999999999983E-05</text:p>
          </table:table-cell>
          <table:table-cell table:formula="of:=[.V95]*([.H$4]^(-[.G$1]))" office:value-type="float" office:value="0.961895412743735" calcext:value-type="float">
            <text:p>0.961895412743735</text:p>
          </table:table-cell>
          <table:table-cell table:formula="of:=[.Y95]*([.H$4]^(-[.F$1]))" office:value-type="float" office:value="0.000391391044930573" calcext:value-type="float">
            <text:p>0.000391391044931</text:p>
          </table:table-cell>
          <table:table-cell office:value-type="float" office:value="3.90374" calcext:value-type="float">
            <text:p>3.90374</text:p>
          </table:table-cell>
          <table:table-cell/>
          <table:table-cell office:value-type="float" office:value="0.174661" calcext:value-type="float">
            <text:p>0.174661</text:p>
          </table:table-cell>
          <table:table-cell table:formula="of:=[.AA95]-[.AA$1]" office:value-type="float" office:value="0.000093999999999983" calcext:value-type="float">
            <text:p>9.3999999999983E-05</text:p>
          </table:table-cell>
          <table:table-cell table:formula="of:=[.AB95]*([.H$5]^(-[.G$1]))" office:value-type="float" office:value="1.27010867365438" calcext:value-type="float">
            <text:p>1.27010867365438</text:p>
          </table:table-cell>
          <table:table-cell table:formula="of:=[.AE95]*([.H$5]^(-[.F$1]))" office:value-type="float" office:value="-0.00394819498627405" calcext:value-type="float">
            <text:p>-0.003948194986274</text:p>
          </table:table-cell>
          <table:table-cell office:value-type="float" office:value="-51.9573" calcext:value-type="float">
            <text:p>-51.9573</text:p>
          </table:table-cell>
          <table:table-cell/>
          <table:table-cell office:value-type="float" office:value="0.174661" calcext:value-type="float">
            <text:p>0.174661</text:p>
          </table:table-cell>
          <table:table-cell table:formula="of:=[.AG95]-[.AG$1]" office:value-type="float" office:value="0.000093999999999983" calcext:value-type="float">
            <text:p>9.3999999999983E-05</text:p>
          </table:table-cell>
          <table:table-cell table:formula="of:=[.AH95]*([.H$6]^(-[.G$1]))" office:value-type="float" office:value="1.83406543143438" calcext:value-type="float">
            <text:p>1.83406543143438</text:p>
          </table:table-cell>
          <table:table-cell table:formula="of:=[.AK95]*([.H$6]^(-[.F$1]))" office:value-type="float" office:value="-0.00062062453705085" calcext:value-type="float">
            <text:p>-0.000620624537051</text:p>
          </table:table-cell>
          <table:table-cell office:value-type="float" office:value="-11.7817" calcext:value-type="float">
            <text:p>-11.7817</text:p>
          </table:table-cell>
          <table:table-cell table:number-columns-repeated="6"/>
        </table:table-row>
        <table:table-row table:style-name="ro1">
          <table:table-cell office:value-type="float" office:value="0.174662" calcext:value-type="float">
            <text:p>0.174662</text:p>
          </table:table-cell>
          <table:table-cell table:formula="of:=[.A96]-[.A$1]" office:value-type="float" office:value="0.000094999999999984" calcext:value-type="float">
            <text:p>9.4999999999984E-05</text:p>
          </table:table-cell>
          <table:table-cell table:formula="of:=[.B96]*([.H$1]^(-[.G$1]))" office:value-type="float" office:value="0.386121162706887" calcext:value-type="float">
            <text:p>0.386121162706887</text:p>
          </table:table-cell>
          <table:table-cell table:formula="of:=[.E96]*([.H$1]^(-[.F$1]))" office:value-type="float" office:value="0.00355195176052458" calcext:value-type="float">
            <text:p>0.003551951760525</text:p>
          </table:table-cell>
          <table:table-cell office:value-type="float" office:value="14.1075" calcext:value-type="float">
            <text:p>14.1075</text:p>
          </table:table-cell>
          <table:table-cell table:number-columns-repeated="3"/>
          <table:table-cell office:value-type="float" office:value="0.174662" calcext:value-type="float">
            <text:p>0.174662</text:p>
          </table:table-cell>
          <table:table-cell table:formula="of:=[.I96]-[.I$1]" office:value-type="float" office:value="0.000094999999999984" calcext:value-type="float">
            <text:p>9.4999999999984E-05</text:p>
          </table:table-cell>
          <table:table-cell table:formula="of:=[.J96]*([.H$2]^(-[.G$1]))" office:value-type="float" office:value="0.509843202637443" calcext:value-type="float">
            <text:p>0.509843202637443</text:p>
          </table:table-cell>
          <table:table-cell table:formula="of:=[.M96]*([.H$2]^(-[.F$1]))" office:value-type="float" office:value="0.00443467768450418" calcext:value-type="float">
            <text:p>0.004434677684504</text:p>
          </table:table-cell>
          <table:table-cell office:value-type="float" office:value="23.2393" calcext:value-type="float">
            <text:p>23.2393</text:p>
          </table:table-cell>
          <table:table-cell/>
          <table:table-cell office:value-type="float" office:value="0.174662" calcext:value-type="float">
            <text:p>0.174662</text:p>
          </table:table-cell>
          <table:table-cell table:formula="of:=[.O96]-[.O$1]" office:value-type="float" office:value="0.000094999999999984" calcext:value-type="float">
            <text:p>9.4999999999984E-05</text:p>
          </table:table-cell>
          <table:table-cell table:formula="of:=[.P96]*([.H$3]^(-[.G$1]))" office:value-type="float" office:value="0.736225027673169" calcext:value-type="float">
            <text:p>0.736225027673169</text:p>
          </table:table-cell>
          <table:table-cell table:formula="of:=[.S96]*([.H$3]^(-[.F$1]))" office:value-type="float" office:value="0.00380784044049953" calcext:value-type="float">
            <text:p>0.0038078404405</text:p>
          </table:table-cell>
          <table:table-cell office:value-type="float" office:value="28.7853" calcext:value-type="float">
            <text:p>28.7853</text:p>
          </table:table-cell>
          <table:table-cell/>
          <table:table-cell office:value-type="float" office:value="0.174662" calcext:value-type="float">
            <text:p>0.174662</text:p>
          </table:table-cell>
          <table:table-cell table:formula="of:=[.U96]-[.U$1]" office:value-type="float" office:value="0.000094999999999984" calcext:value-type="float">
            <text:p>9.4999999999984E-05</text:p>
          </table:table-cell>
          <table:table-cell table:formula="of:=[.V96]*([.H$4]^(-[.G$1]))" office:value-type="float" office:value="0.972128342666553" calcext:value-type="float">
            <text:p>0.972128342666553</text:p>
          </table:table-cell>
          <table:table-cell table:formula="of:=[.Y96]*([.H$4]^(-[.F$1]))" office:value-type="float" office:value="0.000206403347166364" calcext:value-type="float">
            <text:p>0.000206403347166</text:p>
          </table:table-cell>
          <table:table-cell office:value-type="float" office:value="2.05867" calcext:value-type="float">
            <text:p>2.05867</text:p>
          </table:table-cell>
          <table:table-cell/>
          <table:table-cell office:value-type="float" office:value="0.174662" calcext:value-type="float">
            <text:p>0.174662</text:p>
          </table:table-cell>
          <table:table-cell table:formula="of:=[.AA96]-[.AA$1]" office:value-type="float" office:value="0.000094999999999984" calcext:value-type="float">
            <text:p>9.4999999999984E-05</text:p>
          </table:table-cell>
          <table:table-cell table:formula="of:=[.AB96]*([.H$5]^(-[.G$1]))" office:value-type="float" office:value="1.28362046805497" calcext:value-type="float">
            <text:p>1.28362046805497</text:p>
          </table:table-cell>
          <table:table-cell table:formula="of:=[.AE96]*([.H$5]^(-[.F$1]))" office:value-type="float" office:value="-0.0040289107416043" calcext:value-type="float">
            <text:p>-0.004028910741604</text:p>
          </table:table-cell>
          <table:table-cell office:value-type="float" office:value="-53.0195" calcext:value-type="float">
            <text:p>-53.0195</text:p>
          </table:table-cell>
          <table:table-cell/>
          <table:table-cell office:value-type="float" office:value="0.174662" calcext:value-type="float">
            <text:p>0.174662</text:p>
          </table:table-cell>
          <table:table-cell table:formula="of:=[.AG96]-[.AG$1]" office:value-type="float" office:value="0.000094999999999984" calcext:value-type="float">
            <text:p>9.4999999999984E-05</text:p>
          </table:table-cell>
          <table:table-cell table:formula="of:=[.AH96]*([.H$6]^(-[.G$1]))" office:value-type="float" office:value="1.85357676581136" calcext:value-type="float">
            <text:p>1.85357676581136</text:p>
          </table:table-cell>
          <table:table-cell table:formula="of:=[.AK96]*([.H$6]^(-[.F$1]))" office:value-type="float" office:value="-0.00047500425557845" calcext:value-type="float">
            <text:p>-0.000475004255578</text:p>
          </table:table-cell>
          <table:table-cell office:value-type="float" office:value="-9.0173" calcext:value-type="float">
            <text:p>-9.0173</text:p>
          </table:table-cell>
          <table:table-cell table:number-columns-repeated="6"/>
        </table:table-row>
        <table:table-row table:style-name="ro1">
          <table:table-cell office:value-type="float" office:value="0.174663" calcext:value-type="float">
            <text:p>0.174663</text:p>
          </table:table-cell>
          <table:table-cell table:formula="of:=[.A97]-[.A$1]" office:value-type="float" office:value="0.000095999999999985" calcext:value-type="float">
            <text:p>9.5999999999985E-05</text:p>
          </table:table-cell>
          <table:table-cell table:formula="of:=[.B97]*([.H$1]^(-[.G$1]))" office:value-type="float" office:value="0.390185595998543" calcext:value-type="float">
            <text:p>0.390185595998543</text:p>
          </table:table-cell>
          <table:table-cell table:formula="of:=[.E97]*([.H$1]^(-[.F$1]))" office:value-type="float" office:value="0.00359027230335299" calcext:value-type="float">
            <text:p>0.003590272303353</text:p>
          </table:table-cell>
          <table:table-cell office:value-type="float" office:value="14.2597" calcext:value-type="float">
            <text:p>14.2597</text:p>
          </table:table-cell>
          <table:table-cell table:number-columns-repeated="3"/>
          <table:table-cell office:value-type="float" office:value="0.174663" calcext:value-type="float">
            <text:p>0.174663</text:p>
          </table:table-cell>
          <table:table-cell table:formula="of:=[.I97]-[.I$1]" office:value-type="float" office:value="0.000095999999999985" calcext:value-type="float">
            <text:p>9.5999999999985E-05</text:p>
          </table:table-cell>
          <table:table-cell table:formula="of:=[.J97]*([.H$2]^(-[.G$1]))" office:value-type="float" office:value="0.515209973191528" calcext:value-type="float">
            <text:p>0.515209973191528</text:p>
          </table:table-cell>
          <table:table-cell table:formula="of:=[.M97]*([.H$2]^(-[.F$1]))" office:value-type="float" office:value="0.00445662274884424" calcext:value-type="float">
            <text:p>0.004456622748844</text:p>
          </table:table-cell>
          <table:table-cell office:value-type="float" office:value="23.3543" calcext:value-type="float">
            <text:p>23.3543</text:p>
          </table:table-cell>
          <table:table-cell/>
          <table:table-cell office:value-type="float" office:value="0.174663" calcext:value-type="float">
            <text:p>0.174663</text:p>
          </table:table-cell>
          <table:table-cell table:formula="of:=[.O97]-[.O$1]" office:value-type="float" office:value="0.000095999999999985" calcext:value-type="float">
            <text:p>9.5999999999985E-05</text:p>
          </table:table-cell>
          <table:table-cell table:formula="of:=[.P97]*([.H$3]^(-[.G$1]))" office:value-type="float" office:value="0.74397476480658" calcext:value-type="float">
            <text:p>0.74397476480658</text:p>
          </table:table-cell>
          <table:table-cell table:formula="of:=[.S97]*([.H$3]^(-[.F$1]))" office:value-type="float" office:value="0.00372849637612599" calcext:value-type="float">
            <text:p>0.003728496376126</text:p>
          </table:table-cell>
          <table:table-cell office:value-type="float" office:value="28.1855" calcext:value-type="float">
            <text:p>28.1855</text:p>
          </table:table-cell>
          <table:table-cell/>
          <table:table-cell office:value-type="float" office:value="0.174663" calcext:value-type="float">
            <text:p>0.174663</text:p>
          </table:table-cell>
          <table:table-cell table:formula="of:=[.U97]-[.U$1]" office:value-type="float" office:value="0.000095999999999985" calcext:value-type="float">
            <text:p>9.5999999999985E-05</text:p>
          </table:table-cell>
          <table:table-cell table:formula="of:=[.V97]*([.H$4]^(-[.G$1]))" office:value-type="float" office:value="0.982361272589371" calcext:value-type="float">
            <text:p>0.982361272589371</text:p>
          </table:table-cell>
          <table:table-cell table:formula="of:=[.Y97]*([.H$4]^(-[.F$1]))" office:value-type="float" office:value="0.0000213541896967082" calcext:value-type="float">
            <text:p>2.13541896967082E-05</text:p>
          </table:table-cell>
          <table:table-cell office:value-type="float" office:value="0.212987" calcext:value-type="float">
            <text:p>0.212987</text:p>
          </table:table-cell>
          <table:table-cell/>
          <table:table-cell office:value-type="float" office:value="0.174663" calcext:value-type="float">
            <text:p>0.174663</text:p>
          </table:table-cell>
          <table:table-cell table:formula="of:=[.AA97]-[.AA$1]" office:value-type="float" office:value="0.000095999999999985" calcext:value-type="float">
            <text:p>9.5999999999985E-05</text:p>
          </table:table-cell>
          <table:table-cell table:formula="of:=[.AB97]*([.H$5]^(-[.G$1]))" office:value-type="float" office:value="1.29713226245557" calcext:value-type="float">
            <text:p>1.29713226245557</text:p>
          </table:table-cell>
          <table:table-cell table:formula="of:=[.AE97]*([.H$5]^(-[.F$1]))" office:value-type="float" office:value="-0.00409773418314318" calcext:value-type="float">
            <text:p>-0.004097734183143</text:p>
          </table:table-cell>
          <table:table-cell office:value-type="float" office:value="-53.9252" calcext:value-type="float">
            <text:p>-53.9252</text:p>
          </table:table-cell>
          <table:table-cell/>
          <table:table-cell office:value-type="float" office:value="0.174663" calcext:value-type="float">
            <text:p>0.174663</text:p>
          </table:table-cell>
          <table:table-cell table:formula="of:=[.AG97]-[.AG$1]" office:value-type="float" office:value="0.000095999999999985" calcext:value-type="float">
            <text:p>9.5999999999985E-05</text:p>
          </table:table-cell>
          <table:table-cell table:formula="of:=[.AH97]*([.H$6]^(-[.G$1]))" office:value-type="float" office:value="1.87308810018835" calcext:value-type="float">
            <text:p>1.87308810018835</text:p>
          </table:table-cell>
          <table:table-cell table:formula="of:=[.AK97]*([.H$6]^(-[.F$1]))" office:value-type="float" office:value="-0.00034224874951525" calcext:value-type="float">
            <text:p>-0.000342248749515</text:p>
          </table:table-cell>
          <table:table-cell office:value-type="float" office:value="-6.49712" calcext:value-type="float">
            <text:p>-6.49712</text:p>
          </table:table-cell>
          <table:table-cell table:number-columns-repeated="6"/>
        </table:table-row>
        <table:table-row table:style-name="ro1">
          <table:table-cell office:value-type="float" office:value="0.174664" calcext:value-type="float">
            <text:p>0.174664</text:p>
          </table:table-cell>
          <table:table-cell table:formula="of:=[.A98]-[.A$1]" office:value-type="float" office:value="0.000096999999999986" calcext:value-type="float">
            <text:p>9.6999999999986E-05</text:p>
          </table:table-cell>
          <table:table-cell table:formula="of:=[.B98]*([.H$1]^(-[.G$1]))" office:value-type="float" office:value="0.3942500292902" calcext:value-type="float">
            <text:p>0.3942500292902</text:p>
          </table:table-cell>
          <table:table-cell table:formula="of:=[.E98]*([.H$1]^(-[.F$1]))" office:value-type="float" office:value="0.0036280892910851" calcext:value-type="float">
            <text:p>0.003628089291085</text:p>
          </table:table-cell>
          <table:table-cell office:value-type="float" office:value="14.4099" calcext:value-type="float">
            <text:p>14.4099</text:p>
          </table:table-cell>
          <table:table-cell table:number-columns-repeated="3"/>
          <table:table-cell office:value-type="float" office:value="0.174664" calcext:value-type="float">
            <text:p>0.174664</text:p>
          </table:table-cell>
          <table:table-cell table:formula="of:=[.I98]-[.I$1]" office:value-type="float" office:value="0.000096999999999986" calcext:value-type="float">
            <text:p>9.6999999999986E-05</text:p>
          </table:table-cell>
          <table:table-cell table:formula="of:=[.J98]*([.H$2]^(-[.G$1]))" office:value-type="float" office:value="0.520576743745612" calcext:value-type="float">
            <text:p>0.520576743745612</text:p>
          </table:table-cell>
          <table:table-cell table:formula="of:=[.M98]*([.H$2]^(-[.F$1]))" office:value-type="float" office:value="0.00447696486935424" calcext:value-type="float">
            <text:p>0.004476964869354</text:p>
          </table:table-cell>
          <table:table-cell office:value-type="float" office:value="23.4609" calcext:value-type="float">
            <text:p>23.4609</text:p>
          </table:table-cell>
          <table:table-cell/>
          <table:table-cell office:value-type="float" office:value="0.174664" calcext:value-type="float">
            <text:p>0.174664</text:p>
          </table:table-cell>
          <table:table-cell table:formula="of:=[.O98]-[.O$1]" office:value-type="float" office:value="0.000096999999999986" calcext:value-type="float">
            <text:p>9.6999999999986E-05</text:p>
          </table:table-cell>
          <table:table-cell table:formula="of:=[.P98]*([.H$3]^(-[.G$1]))" office:value-type="float" office:value="0.751724501939991" calcext:value-type="float">
            <text:p>0.751724501939991</text:p>
          </table:table-cell>
          <table:table-cell table:formula="of:=[.S98]*([.H$3]^(-[.F$1]))" office:value-type="float" office:value="0.00364560709513823" calcext:value-type="float">
            <text:p>0.003645607095138</text:p>
          </table:table-cell>
          <table:table-cell office:value-type="float" office:value="27.5589" calcext:value-type="float">
            <text:p>27.5589</text:p>
          </table:table-cell>
          <table:table-cell/>
          <table:table-cell office:value-type="float" office:value="0.174664" calcext:value-type="float">
            <text:p>0.174664</text:p>
          </table:table-cell>
          <table:table-cell table:formula="of:=[.U98]-[.U$1]" office:value-type="float" office:value="0.000096999999999986" calcext:value-type="float">
            <text:p>9.6999999999986E-05</text:p>
          </table:table-cell>
          <table:table-cell table:formula="of:=[.V98]*([.H$4]^(-[.G$1]))" office:value-type="float" office:value="0.992594202512189" calcext:value-type="float">
            <text:p>0.992594202512189</text:p>
          </table:table-cell>
          <table:table-cell table:formula="of:=[.Y98]*([.H$4]^(-[.F$1]))" office:value-type="float" office:value="-0.000163415641933835" calcext:value-type="float">
            <text:p>-0.000163415641934</text:p>
          </table:table-cell>
          <table:table-cell office:value-type="float" office:value="-1.62991" calcext:value-type="float">
            <text:p>-1.62991</text:p>
          </table:table-cell>
          <table:table-cell/>
          <table:table-cell office:value-type="float" office:value="0.174664" calcext:value-type="float">
            <text:p>0.174664</text:p>
          </table:table-cell>
          <table:table-cell table:formula="of:=[.AA98]-[.AA$1]" office:value-type="float" office:value="0.000096999999999986" calcext:value-type="float">
            <text:p>9.6999999999986E-05</text:p>
          </table:table-cell>
          <table:table-cell table:formula="of:=[.AB98]*([.H$5]^(-[.G$1]))" office:value-type="float" office:value="1.31064405685616" calcext:value-type="float">
            <text:p>1.31064405685616</text:p>
          </table:table-cell>
          <table:table-cell table:formula="of:=[.AE98]*([.H$5]^(-[.F$1]))" office:value-type="float" office:value="-0.00415461211843286" calcext:value-type="float">
            <text:p>-0.004154612118433</text:p>
          </table:table-cell>
          <table:table-cell office:value-type="float" office:value="-54.6737" calcext:value-type="float">
            <text:p>-54.6737</text:p>
          </table:table-cell>
          <table:table-cell/>
          <table:table-cell office:value-type="float" office:value="0.174664" calcext:value-type="float">
            <text:p>0.174664</text:p>
          </table:table-cell>
          <table:table-cell table:formula="of:=[.AG98]-[.AG$1]" office:value-type="float" office:value="0.000096999999999986" calcext:value-type="float">
            <text:p>9.6999999999986E-05</text:p>
          </table:table-cell>
          <table:table-cell table:formula="of:=[.AH98]*([.H$6]^(-[.G$1]))" office:value-type="float" office:value="1.89259943456533" calcext:value-type="float">
            <text:p>1.89259943456533</text:p>
          </table:table-cell>
          <table:table-cell table:formula="of:=[.AK98]*([.H$6]^(-[.F$1]))" office:value-type="float" office:value="-0.000224403993297794" calcext:value-type="float">
            <text:p>-0.000224403993298</text:p>
          </table:table-cell>
          <table:table-cell office:value-type="float" office:value="-4.26" calcext:value-type="float">
            <text:p>-4.26</text:p>
          </table:table-cell>
          <table:table-cell table:number-columns-repeated="6"/>
        </table:table-row>
        <table:table-row table:style-name="ro1">
          <table:table-cell office:value-type="float" office:value="0.174665" calcext:value-type="float">
            <text:p>0.174665</text:p>
          </table:table-cell>
          <table:table-cell table:formula="of:=[.A99]-[.A$1]" office:value-type="float" office:value="0.000097999999999987" calcext:value-type="float">
            <text:p>9.7999999999987E-05</text:p>
          </table:table-cell>
          <table:table-cell table:formula="of:=[.B99]*([.H$1]^(-[.G$1]))" office:value-type="float" office:value="0.398314462581856" calcext:value-type="float">
            <text:p>0.398314462581856</text:p>
          </table:table-cell>
          <table:table-cell table:formula="of:=[.E99]*([.H$1]^(-[.F$1]))" office:value-type="float" office:value="0.0036653775459661" calcext:value-type="float">
            <text:p>0.003665377545966</text:p>
          </table:table-cell>
          <table:table-cell office:value-type="float" office:value="14.558" calcext:value-type="float">
            <text:p>14.558</text:p>
          </table:table-cell>
          <table:table-cell table:number-columns-repeated="3"/>
          <table:table-cell office:value-type="float" office:value="0.174665" calcext:value-type="float">
            <text:p>0.174665</text:p>
          </table:table-cell>
          <table:table-cell table:formula="of:=[.I99]-[.I$1]" office:value-type="float" office:value="0.000097999999999987" calcext:value-type="float">
            <text:p>9.7999999999987E-05</text:p>
          </table:table-cell>
          <table:table-cell table:formula="of:=[.J99]*([.H$2]^(-[.G$1]))" office:value-type="float" office:value="0.525943514299697" calcext:value-type="float">
            <text:p>0.525943514299697</text:p>
          </table:table-cell>
          <table:table-cell table:formula="of:=[.M99]*([.H$2]^(-[.F$1]))" office:value-type="float" office:value="0.00449570404603419" calcext:value-type="float">
            <text:p>0.004495704046034</text:p>
          </table:table-cell>
          <table:table-cell office:value-type="float" office:value="23.5591" calcext:value-type="float">
            <text:p>23.5591</text:p>
          </table:table-cell>
          <table:table-cell/>
          <table:table-cell office:value-type="float" office:value="0.174665" calcext:value-type="float">
            <text:p>0.174665</text:p>
          </table:table-cell>
          <table:table-cell table:formula="of:=[.O99]-[.O$1]" office:value-type="float" office:value="0.000097999999999987" calcext:value-type="float">
            <text:p>9.7999999999987E-05</text:p>
          </table:table-cell>
          <table:table-cell table:formula="of:=[.P99]*([.H$3]^(-[.G$1]))" office:value-type="float" office:value="0.759474239073402" calcext:value-type="float">
            <text:p>0.759474239073402</text:p>
          </table:table-cell>
          <table:table-cell table:formula="of:=[.S99]*([.H$3]^(-[.F$1]))" office:value-type="float" office:value="0.00355923873963726" calcext:value-type="float">
            <text:p>0.003559238739637</text:p>
          </table:table-cell>
          <table:table-cell office:value-type="float" office:value="26.906" calcext:value-type="float">
            <text:p>26.906</text:p>
          </table:table-cell>
          <table:table-cell/>
          <table:table-cell office:value-type="float" office:value="0.174665" calcext:value-type="float">
            <text:p>0.174665</text:p>
          </table:table-cell>
          <table:table-cell table:formula="of:=[.U99]-[.U$1]" office:value-type="float" office:value="0.000097999999999987" calcext:value-type="float">
            <text:p>9.7999999999987E-05</text:p>
          </table:table-cell>
          <table:table-cell table:formula="of:=[.V99]*([.H$4]^(-[.G$1]))" office:value-type="float" office:value="1.00282713243501" calcext:value-type="float">
            <text:p>1.00282713243501</text:p>
          </table:table-cell>
          <table:table-cell table:formula="of:=[.Y99]*([.H$4]^(-[.F$1]))" office:value-type="float" office:value="-0.000347564159054336" calcext:value-type="float">
            <text:p>-0.000347564159054</text:p>
          </table:table-cell>
          <table:table-cell office:value-type="float" office:value="-3.46661" calcext:value-type="float">
            <text:p>-3.46661</text:p>
          </table:table-cell>
          <table:table-cell/>
          <table:table-cell office:value-type="float" office:value="0.174665" calcext:value-type="float">
            <text:p>0.174665</text:p>
          </table:table-cell>
          <table:table-cell table:formula="of:=[.AA99]-[.AA$1]" office:value-type="float" office:value="0.000097999999999987" calcext:value-type="float">
            <text:p>9.7999999999987E-05</text:p>
          </table:table-cell>
          <table:table-cell table:formula="of:=[.AB99]*([.H$5]^(-[.G$1]))" office:value-type="float" office:value="1.32415585125676" calcext:value-type="float">
            <text:p>1.32415585125676</text:p>
          </table:table-cell>
          <table:table-cell table:formula="of:=[.AE99]*([.H$5]^(-[.F$1]))" office:value-type="float" office:value="-0.00419952175070566" calcext:value-type="float">
            <text:p>-0.004199521750706</text:p>
          </table:table-cell>
          <table:table-cell office:value-type="float" office:value="-55.2647" calcext:value-type="float">
            <text:p>-55.2647</text:p>
          </table:table-cell>
          <table:table-cell/>
          <table:table-cell office:value-type="float" office:value="0.174665" calcext:value-type="float">
            <text:p>0.174665</text:p>
          </table:table-cell>
          <table:table-cell table:formula="of:=[.AG99]-[.AG$1]" office:value-type="float" office:value="0.000097999999999987" calcext:value-type="float">
            <text:p>9.7999999999987E-05</text:p>
          </table:table-cell>
          <table:table-cell table:formula="of:=[.AH99]*([.H$6]^(-[.G$1]))" office:value-type="float" office:value="1.91211076894232" calcext:value-type="float">
            <text:p>1.91211076894232</text:p>
          </table:table-cell>
          <table:table-cell table:formula="of:=[.AK99]*([.H$6]^(-[.F$1]))" office:value-type="float" office:value="-0.000124206029980517" calcext:value-type="float">
            <text:p>-0.000124206029981</text:p>
          </table:table-cell>
          <table:table-cell office:value-type="float" office:value="-2.35788" calcext:value-type="float">
            <text:p>-2.35788</text:p>
          </table:table-cell>
          <table:table-cell table:number-columns-repeated="6"/>
        </table:table-row>
        <table:table-row table:style-name="ro1">
          <table:table-cell office:value-type="float" office:value="0.174666" calcext:value-type="float">
            <text:p>0.174666</text:p>
          </table:table-cell>
          <table:table-cell table:formula="of:=[.A100]-[.A$1]" office:value-type="float" office:value="0.000098999999999988" calcext:value-type="float">
            <text:p>9.8999999999988E-05</text:p>
          </table:table-cell>
          <table:table-cell table:formula="of:=[.B100]*([.H$1]^(-[.G$1]))" office:value-type="float" office:value="0.402378895873512" calcext:value-type="float">
            <text:p>0.402378895873512</text:p>
          </table:table-cell>
          <table:table-cell table:formula="of:=[.E100]*([.H$1]^(-[.F$1]))" office:value-type="float" office:value="0.0037021622457508" calcext:value-type="float">
            <text:p>0.003702162245751</text:p>
          </table:table-cell>
          <table:table-cell office:value-type="float" office:value="14.7041" calcext:value-type="float">
            <text:p>14.7041</text:p>
          </table:table-cell>
          <table:table-cell table:number-columns-repeated="3"/>
          <table:table-cell office:value-type="float" office:value="0.174666" calcext:value-type="float">
            <text:p>0.174666</text:p>
          </table:table-cell>
          <table:table-cell table:formula="of:=[.I100]-[.I$1]" office:value-type="float" office:value="0.000098999999999988" calcext:value-type="float">
            <text:p>9.8999999999988E-05</text:p>
          </table:table-cell>
          <table:table-cell table:formula="of:=[.J100]*([.H$2]^(-[.G$1]))" office:value-type="float" office:value="0.531310284853782" calcext:value-type="float">
            <text:p>0.531310284853782</text:p>
          </table:table-cell>
          <table:table-cell table:formula="of:=[.M100]*([.H$2]^(-[.F$1]))" office:value-type="float" office:value="0.00451280211355479" calcext:value-type="float">
            <text:p>0.004512802113555</text:p>
          </table:table-cell>
          <table:table-cell office:value-type="float" office:value="23.6487" calcext:value-type="float">
            <text:p>23.6487</text:p>
          </table:table-cell>
          <table:table-cell/>
          <table:table-cell office:value-type="float" office:value="0.174666" calcext:value-type="float">
            <text:p>0.174666</text:p>
          </table:table-cell>
          <table:table-cell table:formula="of:=[.O100]-[.O$1]" office:value-type="float" office:value="0.000098999999999988" calcext:value-type="float">
            <text:p>9.8999999999988E-05</text:p>
          </table:table-cell>
          <table:table-cell table:formula="of:=[.P100]*([.H$3]^(-[.G$1]))" office:value-type="float" office:value="0.767223976206812" calcext:value-type="float">
            <text:p>0.767223976206812</text:p>
          </table:table-cell>
          <table:table-cell table:formula="of:=[.S100]*([.H$3]^(-[.F$1]))" office:value-type="float" office:value="0.00346945745172408" calcext:value-type="float">
            <text:p>0.003469457451724</text:p>
          </table:table-cell>
          <table:table-cell office:value-type="float" office:value="26.2273" calcext:value-type="float">
            <text:p>26.2273</text:p>
          </table:table-cell>
          <table:table-cell/>
          <table:table-cell office:value-type="float" office:value="0.174666" calcext:value-type="float">
            <text:p>0.174666</text:p>
          </table:table-cell>
          <table:table-cell table:formula="of:=[.U100]-[.U$1]" office:value-type="float" office:value="0.000098999999999988" calcext:value-type="float">
            <text:p>9.8999999999988E-05</text:p>
          </table:table-cell>
          <table:table-cell table:formula="of:=[.V100]*([.H$4]^(-[.G$1]))" office:value-type="float" office:value="1.01306006235782" calcext:value-type="float">
            <text:p>1.01306006235782</text:p>
          </table:table-cell>
          <table:table-cell table:formula="of:=[.Y100]*([.H$4]^(-[.F$1]))" office:value-type="float" office:value="-0.000530752180288728" calcext:value-type="float">
            <text:p>-0.000530752180289</text:p>
          </table:table-cell>
          <table:table-cell office:value-type="float" office:value="-5.29373" calcext:value-type="float">
            <text:p>-5.29373</text:p>
          </table:table-cell>
          <table:table-cell/>
          <table:table-cell office:value-type="float" office:value="0.174666" calcext:value-type="float">
            <text:p>0.174666</text:p>
          </table:table-cell>
          <table:table-cell table:formula="of:=[.AA100]-[.AA$1]" office:value-type="float" office:value="0.000098999999999988" calcext:value-type="float">
            <text:p>9.8999999999988E-05</text:p>
          </table:table-cell>
          <table:table-cell table:formula="of:=[.AB100]*([.H$5]^(-[.G$1]))" office:value-type="float" office:value="1.33766764565735" calcext:value-type="float">
            <text:p>1.33766764565735</text:p>
          </table:table-cell>
          <table:table-cell table:formula="of:=[.AE100]*([.H$5]^(-[.F$1]))" office:value-type="float" office:value="-0.00423249347565181" calcext:value-type="float">
            <text:p>-0.004232493475652</text:p>
          </table:table-cell>
          <table:table-cell office:value-type="float" office:value="-55.6986" calcext:value-type="float">
            <text:p>-55.6986</text:p>
          </table:table-cell>
          <table:table-cell/>
          <table:table-cell office:value-type="float" office:value="0.174666" calcext:value-type="float">
            <text:p>0.174666</text:p>
          </table:table-cell>
          <table:table-cell table:formula="of:=[.AG100]-[.AG$1]" office:value-type="float" office:value="0.000098999999999988" calcext:value-type="float">
            <text:p>9.8999999999988E-05</text:p>
          </table:table-cell>
          <table:table-cell table:formula="of:=[.AH100]*([.H$6]^(-[.G$1]))" office:value-type="float" office:value="1.9316221033193" calcext:value-type="float">
            <text:p>1.9316221033193</text:p>
          </table:table-cell>
          <table:table-cell table:formula="of:=[.AK100]*([.H$6]^(-[.F$1]))" office:value-type="float" office:value="-0.0000460190431401172" calcext:value-type="float">
            <text:p>-4.60190431401172E-05</text:p>
          </table:table-cell>
          <table:table-cell office:value-type="float" office:value="-0.873608" calcext:value-type="float">
            <text:p>-0.873608</text:p>
          </table:table-cell>
          <table:table-cell table:number-columns-repeated="6"/>
        </table:table-row>
        <table:table-row table:style-name="ro1">
          <table:table-cell office:value-type="float" office:value="0.174667" calcext:value-type="float">
            <text:p>0.174667</text:p>
          </table:table-cell>
          <table:table-cell table:formula="of:=[.A101]-[.A$1]" office:value-type="float" office:value="0.000099999999999989" calcext:value-type="float">
            <text:p>9.9999999999989E-05</text:p>
          </table:table-cell>
          <table:table-cell table:formula="of:=[.B101]*([.H$1]^(-[.G$1]))" office:value-type="float" office:value="0.406443329165168" calcext:value-type="float">
            <text:p>0.406443329165168</text:p>
          </table:table-cell>
          <table:table-cell table:formula="of:=[.E101]*([.H$1]^(-[.F$1]))" office:value-type="float" office:value="0.00373841821268439" calcext:value-type="float">
            <text:p>0.003738418212684</text:p>
          </table:table-cell>
          <table:table-cell office:value-type="float" office:value="14.8481" calcext:value-type="float">
            <text:p>14.8481</text:p>
          </table:table-cell>
          <table:table-cell table:number-columns-repeated="3"/>
          <table:table-cell office:value-type="float" office:value="0.174667" calcext:value-type="float">
            <text:p>0.174667</text:p>
          </table:table-cell>
          <table:table-cell table:formula="of:=[.I101]-[.I$1]" office:value-type="float" office:value="0.000099999999999989" calcext:value-type="float">
            <text:p>9.9999999999989E-05</text:p>
          </table:table-cell>
          <table:table-cell table:formula="of:=[.J101]*([.H$2]^(-[.G$1]))" office:value-type="float" office:value="0.536677055407866" calcext:value-type="float">
            <text:p>0.536677055407866</text:p>
          </table:table-cell>
          <table:table-cell table:formula="of:=[.M101]*([.H$2]^(-[.F$1]))" office:value-type="float" office:value="0.00452825907191606" calcext:value-type="float">
            <text:p>0.004528259071916</text:p>
          </table:table-cell>
          <table:table-cell office:value-type="float" office:value="23.7297" calcext:value-type="float">
            <text:p>23.7297</text:p>
          </table:table-cell>
          <table:table-cell/>
          <table:table-cell office:value-type="float" office:value="0.174667" calcext:value-type="float">
            <text:p>0.174667</text:p>
          </table:table-cell>
          <table:table-cell table:formula="of:=[.O101]-[.O$1]" office:value-type="float" office:value="0.000099999999999989" calcext:value-type="float">
            <text:p>9.9999999999989E-05</text:p>
          </table:table-cell>
          <table:table-cell table:formula="of:=[.P101]*([.H$3]^(-[.G$1]))" office:value-type="float" office:value="0.774973713340223" calcext:value-type="float">
            <text:p>0.774973713340223</text:p>
          </table:table-cell>
          <table:table-cell table:formula="of:=[.S101]*([.H$3]^(-[.F$1]))" office:value-type="float" office:value="0.00337634260191993" calcext:value-type="float">
            <text:p>0.00337634260192</text:p>
          </table:table-cell>
          <table:table-cell office:value-type="float" office:value="25.5234" calcext:value-type="float">
            <text:p>25.5234</text:p>
          </table:table-cell>
          <table:table-cell/>
          <table:table-cell office:value-type="float" office:value="0.174667" calcext:value-type="float">
            <text:p>0.174667</text:p>
          </table:table-cell>
          <table:table-cell table:formula="of:=[.U101]-[.U$1]" office:value-type="float" office:value="0.000099999999999989" calcext:value-type="float">
            <text:p>9.9999999999989E-05</text:p>
          </table:table-cell>
          <table:table-cell table:formula="of:=[.V101]*([.H$4]^(-[.G$1]))" office:value-type="float" office:value="1.02329299228064" calcext:value-type="float">
            <text:p>1.02329299228064</text:p>
          </table:table-cell>
          <table:table-cell table:formula="of:=[.Y101]*([.H$4]^(-[.F$1]))" office:value-type="float" office:value="-0.000712643832858468" calcext:value-type="float">
            <text:p>-0.000712643832858</text:p>
          </table:table-cell>
          <table:table-cell office:value-type="float" office:value="-7.10792" calcext:value-type="float">
            <text:p>-7.10792</text:p>
          </table:table-cell>
          <table:table-cell/>
          <table:table-cell office:value-type="float" office:value="0.174667" calcext:value-type="float">
            <text:p>0.174667</text:p>
          </table:table-cell>
          <table:table-cell table:formula="of:=[.AA101]-[.AA$1]" office:value-type="float" office:value="0.000099999999999989" calcext:value-type="float">
            <text:p>9.9999999999989E-05</text:p>
          </table:table-cell>
          <table:table-cell table:formula="of:=[.AB101]*([.H$5]^(-[.G$1]))" office:value-type="float" office:value="1.35117944005795" calcext:value-type="float">
            <text:p>1.35117944005795</text:p>
          </table:table-cell>
          <table:table-cell table:formula="of:=[.AE101]*([.H$5]^(-[.F$1]))" office:value-type="float" office:value="-0.00425356528788404" calcext:value-type="float">
            <text:p>-0.004253565287884</text:p>
          </table:table-cell>
          <table:table-cell office:value-type="float" office:value="-55.9759" calcext:value-type="float">
            <text:p>-55.9759</text:p>
          </table:table-cell>
          <table:table-cell/>
          <table:table-cell office:value-type="float" office:value="0.174667" calcext:value-type="float">
            <text:p>0.174667</text:p>
          </table:table-cell>
          <table:table-cell table:formula="of:=[.AG101]-[.AG$1]" office:value-type="float" office:value="0.000099999999999989" calcext:value-type="float">
            <text:p>9.9999999999989E-05</text:p>
          </table:table-cell>
          <table:table-cell table:formula="of:=[.AH101]*([.H$6]^(-[.G$1]))" office:value-type="float" office:value="1.95113343769629" calcext:value-type="float">
            <text:p>1.95113343769629</text:p>
          </table:table-cell>
          <table:table-cell table:formula="of:=[.AK101]*([.H$6]^(-[.F$1]))" office:value-type="float" office:value="-0.000000692375870213039" calcext:value-type="float">
            <text:p>-6.92375870213039E-07</text:p>
          </table:table-cell>
          <table:table-cell office:value-type="float" office:value="-0.0131438" calcext:value-type="float">
            <text:p>-0.0131438</text:p>
          </table:table-cell>
          <table:table-cell table:number-columns-repeated="6"/>
        </table:table-row>
        <table:table-row table:style-name="ro1">
          <table:table-cell office:value-type="float" office:value="0.174668" calcext:value-type="float">
            <text:p>0.174668</text:p>
          </table:table-cell>
          <table:table-cell table:formula="of:=[.A102]-[.A$1]" office:value-type="float" office:value="0.00010099999999999" calcext:value-type="float">
            <text:p>0.000101</text:p>
          </table:table-cell>
          <table:table-cell table:formula="of:=[.B102]*([.H$1]^(-[.G$1]))" office:value-type="float" office:value="0.410507762456824" calcext:value-type="float">
            <text:p>0.410507762456824</text:p>
          </table:table-cell>
          <table:table-cell table:formula="of:=[.E102]*([.H$1]^(-[.F$1]))" office:value-type="float" office:value="0.00377409509125723" calcext:value-type="float">
            <text:p>0.003774095091257</text:p>
          </table:table-cell>
          <table:table-cell office:value-type="float" office:value="14.9898" calcext:value-type="float">
            <text:p>14.9898</text:p>
          </table:table-cell>
          <table:table-cell table:number-columns-repeated="3"/>
          <table:table-cell office:value-type="float" office:value="0.174668" calcext:value-type="float">
            <text:p>0.174668</text:p>
          </table:table-cell>
          <table:table-cell table:formula="of:=[.I102]-[.I$1]" office:value-type="float" office:value="0.00010099999999999" calcext:value-type="float">
            <text:p>0.000101</text:p>
          </table:table-cell>
          <table:table-cell table:formula="of:=[.J102]*([.H$2]^(-[.G$1]))" office:value-type="float" office:value="0.542043825961951" calcext:value-type="float">
            <text:p>0.542043825961951</text:p>
          </table:table-cell>
          <table:table-cell table:formula="of:=[.M102]*([.H$2]^(-[.F$1]))" office:value-type="float" office:value="0.00454201767312404" calcext:value-type="float">
            <text:p>0.004542017673124</text:p>
          </table:table-cell>
          <table:table-cell office:value-type="float" office:value="23.8018" calcext:value-type="float">
            <text:p>23.8018</text:p>
          </table:table-cell>
          <table:table-cell/>
          <table:table-cell office:value-type="float" office:value="0.174668" calcext:value-type="float">
            <text:p>0.174668</text:p>
          </table:table-cell>
          <table:table-cell table:formula="of:=[.O102]-[.O$1]" office:value-type="float" office:value="0.00010099999999999" calcext:value-type="float">
            <text:p>0.000101</text:p>
          </table:table-cell>
          <table:table-cell table:formula="of:=[.P102]*([.H$3]^(-[.G$1]))" office:value-type="float" office:value="0.782723450473634" calcext:value-type="float">
            <text:p>0.782723450473634</text:p>
          </table:table-cell>
          <table:table-cell table:formula="of:=[.S102]*([.H$3]^(-[.F$1]))" office:value-type="float" office:value="0.003279973560746" calcext:value-type="float">
            <text:p>0.003279973560746</text:p>
          </table:table-cell>
          <table:table-cell office:value-type="float" office:value="24.7949" calcext:value-type="float">
            <text:p>24.7949</text:p>
          </table:table-cell>
          <table:table-cell/>
          <table:table-cell office:value-type="float" office:value="0.174668" calcext:value-type="float">
            <text:p>0.174668</text:p>
          </table:table-cell>
          <table:table-cell table:formula="of:=[.U102]-[.U$1]" office:value-type="float" office:value="0.00010099999999999" calcext:value-type="float">
            <text:p>0.000101</text:p>
          </table:table-cell>
          <table:table-cell table:formula="of:=[.V102]*([.H$4]^(-[.G$1]))" office:value-type="float" office:value="1.03352592220346" calcext:value-type="float">
            <text:p>1.03352592220346</text:p>
          </table:table-cell>
          <table:table-cell table:formula="of:=[.Y102]*([.H$4]^(-[.F$1]))" office:value-type="float" office:value="-0.000892905249195628" calcext:value-type="float">
            <text:p>-0.000892905249196</text:p>
          </table:table-cell>
          <table:table-cell office:value-type="float" office:value="-8.90585" calcext:value-type="float">
            <text:p>-8.90585</text:p>
          </table:table-cell>
          <table:table-cell/>
          <table:table-cell office:value-type="float" office:value="0.174668" calcext:value-type="float">
            <text:p>0.174668</text:p>
          </table:table-cell>
          <table:table-cell table:formula="of:=[.AA102]-[.AA$1]" office:value-type="float" office:value="0.00010099999999999" calcext:value-type="float">
            <text:p>0.000101</text:p>
          </table:table-cell>
          <table:table-cell table:formula="of:=[.AB102]*([.H$5]^(-[.G$1]))" office:value-type="float" office:value="1.36469123445854" calcext:value-type="float">
            <text:p>1.36469123445854</text:p>
          </table:table-cell>
          <table:table-cell table:formula="of:=[.AE102]*([.H$5]^(-[.F$1]))" office:value-type="float" office:value="-0.00426284357231807" calcext:value-type="float">
            <text:p>-0.004262843572318</text:p>
          </table:table-cell>
          <table:table-cell office:value-type="float" office:value="-56.098" calcext:value-type="float">
            <text:p>-56.098</text:p>
          </table:table-cell>
          <table:table-cell table:number-columns-repeated="12"/>
        </table:table-row>
        <table:table-row table:style-name="ro1">
          <table:table-cell office:value-type="float" office:value="0.174669" calcext:value-type="float">
            <text:p>0.174669</text:p>
          </table:table-cell>
          <table:table-cell table:formula="of:=[.A103]-[.A$1]" office:value-type="float" office:value="0.000101999999999991" calcext:value-type="float">
            <text:p>0.000102</text:p>
          </table:table-cell>
          <table:table-cell table:formula="of:=[.B103]*([.H$1]^(-[.G$1]))" office:value-type="float" office:value="0.414572195748481" calcext:value-type="float">
            <text:p>0.414572195748481</text:p>
          </table:table-cell>
          <table:table-cell table:formula="of:=[.E103]*([.H$1]^(-[.F$1]))" office:value-type="float" office:value="0.00380921805922413" calcext:value-type="float">
            <text:p>0.003809218059224</text:p>
          </table:table-cell>
          <table:table-cell office:value-type="float" office:value="15.1293" calcext:value-type="float">
            <text:p>15.1293</text:p>
          </table:table-cell>
          <table:table-cell table:number-columns-repeated="3"/>
          <table:table-cell office:value-type="float" office:value="0.174669" calcext:value-type="float">
            <text:p>0.174669</text:p>
          </table:table-cell>
          <table:table-cell table:formula="of:=[.I103]-[.I$1]" office:value-type="float" office:value="0.000101999999999991" calcext:value-type="float">
            <text:p>0.000102</text:p>
          </table:table-cell>
          <table:table-cell table:formula="of:=[.J103]*([.H$2]^(-[.G$1]))" office:value-type="float" office:value="0.547410596516036" calcext:value-type="float">
            <text:p>0.547410596516036</text:p>
          </table:table-cell>
          <table:table-cell table:formula="of:=[.M103]*([.H$2]^(-[.F$1]))" office:value-type="float" office:value="0.0045540969998434" calcext:value-type="float">
            <text:p>0.004554096999843</text:p>
          </table:table-cell>
          <table:table-cell office:value-type="float" office:value="23.8651" calcext:value-type="float">
            <text:p>23.8651</text:p>
          </table:table-cell>
          <table:table-cell/>
          <table:table-cell office:value-type="float" office:value="0.174669" calcext:value-type="float">
            <text:p>0.174669</text:p>
          </table:table-cell>
          <table:table-cell table:formula="of:=[.O103]-[.O$1]" office:value-type="float" office:value="0.000101999999999991" calcext:value-type="float">
            <text:p>0.000102</text:p>
          </table:table-cell>
          <table:table-cell table:formula="of:=[.P103]*([.H$3]^(-[.G$1]))" office:value-type="float" office:value="0.790473187607045" calcext:value-type="float">
            <text:p>0.790473187607045</text:p>
          </table:table-cell>
          <table:table-cell table:formula="of:=[.S103]*([.H$3]^(-[.F$1]))" office:value-type="float" office:value="0.00318042969872351" calcext:value-type="float">
            <text:p>0.003180429698724</text:p>
          </table:table-cell>
          <table:table-cell office:value-type="float" office:value="24.0424" calcext:value-type="float">
            <text:p>24.0424</text:p>
          </table:table-cell>
          <table:table-cell/>
          <table:table-cell office:value-type="float" office:value="0.174669" calcext:value-type="float">
            <text:p>0.174669</text:p>
          </table:table-cell>
          <table:table-cell table:formula="of:=[.U103]-[.U$1]" office:value-type="float" office:value="0.000101999999999991" calcext:value-type="float">
            <text:p>0.000102</text:p>
          </table:table-cell>
          <table:table-cell table:formula="of:=[.V103]*([.H$4]^(-[.G$1]))" office:value-type="float" office:value="1.04375885212628" calcext:value-type="float">
            <text:p>1.04375885212628</text:p>
          </table:table-cell>
          <table:table-cell table:formula="of:=[.Y103]*([.H$4]^(-[.F$1]))" office:value-type="float" office:value="-0.00107121359039068" calcext:value-type="float">
            <text:p>-0.001071213590391</text:p>
          </table:table-cell>
          <table:table-cell office:value-type="float" office:value="-10.6843" calcext:value-type="float">
            <text:p>-10.6843</text:p>
          </table:table-cell>
          <table:table-cell/>
          <table:table-cell office:value-type="float" office:value="0.174669" calcext:value-type="float">
            <text:p>0.174669</text:p>
          </table:table-cell>
          <table:table-cell table:formula="of:=[.AA103]-[.AA$1]" office:value-type="float" office:value="0.000101999999999991" calcext:value-type="float">
            <text:p>0.000102</text:p>
          </table:table-cell>
          <table:table-cell table:formula="of:=[.AB103]*([.H$5]^(-[.G$1]))" office:value-type="float" office:value="1.37820302885914" calcext:value-type="float">
            <text:p>1.37820302885914</text:p>
          </table:table-cell>
          <table:table-cell table:formula="of:=[.AE103]*([.H$5]^(-[.F$1]))" office:value-type="float" office:value="-0.00426043471386959" calcext:value-type="float">
            <text:p>-0.00426043471387</text:p>
          </table:table-cell>
          <table:table-cell office:value-type="float" office:value="-56.0663" calcext:value-type="float">
            <text:p>-56.0663</text:p>
          </table:table-cell>
          <table:table-cell table:number-columns-repeated="12"/>
        </table:table-row>
        <table:table-row table:style-name="ro1">
          <table:table-cell office:value-type="float" office:value="0.17467" calcext:value-type="float">
            <text:p>0.17467</text:p>
          </table:table-cell>
          <table:table-cell table:formula="of:=[.A104]-[.A$1]" office:value-type="float" office:value="0.00010300000000002" calcext:value-type="float">
            <text:p>0.000103</text:p>
          </table:table-cell>
          <table:table-cell table:formula="of:=[.B104]*([.H$1]^(-[.G$1]))" office:value-type="float" office:value="0.41863662904025" calcext:value-type="float">
            <text:p>0.41863662904025</text:p>
          </table:table-cell>
          <table:table-cell table:formula="of:=[.E104]*([.H$1]^(-[.F$1]))" office:value-type="float" office:value="0.00384373676107549" calcext:value-type="float">
            <text:p>0.003843736761075</text:p>
          </table:table-cell>
          <table:table-cell office:value-type="float" office:value="15.2664" calcext:value-type="float">
            <text:p>15.2664</text:p>
          </table:table-cell>
          <table:table-cell table:number-columns-repeated="3"/>
          <table:table-cell office:value-type="float" office:value="0.17467" calcext:value-type="float">
            <text:p>0.17467</text:p>
          </table:table-cell>
          <table:table-cell table:formula="of:=[.I104]-[.I$1]" office:value-type="float" office:value="0.00010300000000002" calcext:value-type="float">
            <text:p>0.000103</text:p>
          </table:table-cell>
          <table:table-cell table:formula="of:=[.J104]*([.H$2]^(-[.G$1]))" office:value-type="float" office:value="0.552777367070269" calcext:value-type="float">
            <text:p>0.552777367070269</text:p>
          </table:table-cell>
          <table:table-cell table:formula="of:=[.M104]*([.H$2]^(-[.F$1]))" office:value-type="float" office:value="0.00456443980408019" calcext:value-type="float">
            <text:p>0.00456443980408</text:p>
          </table:table-cell>
          <table:table-cell office:value-type="float" office:value="23.9193" calcext:value-type="float">
            <text:p>23.9193</text:p>
          </table:table-cell>
          <table:table-cell/>
          <table:table-cell office:value-type="float" office:value="0.17467" calcext:value-type="float">
            <text:p>0.17467</text:p>
          </table:table-cell>
          <table:table-cell table:formula="of:=[.O104]-[.O$1]" office:value-type="float" office:value="0.00010300000000002" calcext:value-type="float">
            <text:p>0.000103</text:p>
          </table:table-cell>
          <table:table-cell table:formula="of:=[.P104]*([.H$3]^(-[.G$1]))" office:value-type="float" office:value="0.798222924740671" calcext:value-type="float">
            <text:p>0.798222924740671</text:p>
          </table:table-cell>
          <table:table-cell table:formula="of:=[.S104]*([.H$3]^(-[.F$1]))" office:value-type="float" office:value="0.00307781684321408" calcext:value-type="float">
            <text:p>0.003077816843214</text:p>
          </table:table-cell>
          <table:table-cell office:value-type="float" office:value="23.2667" calcext:value-type="float">
            <text:p>23.2667</text:p>
          </table:table-cell>
          <table:table-cell/>
          <table:table-cell office:value-type="float" office:value="0.17467" calcext:value-type="float">
            <text:p>0.17467</text:p>
          </table:table-cell>
          <table:table-cell table:formula="of:=[.U104]-[.U$1]" office:value-type="float" office:value="0.00010300000000002" calcext:value-type="float">
            <text:p>0.000103</text:p>
          </table:table-cell>
          <table:table-cell table:formula="of:=[.V104]*([.H$4]^(-[.G$1]))" office:value-type="float" office:value="1.05399178204938" calcext:value-type="float">
            <text:p>1.05399178204938</text:p>
          </table:table-cell>
          <table:table-cell table:formula="of:=[.Y104]*([.H$4]^(-[.F$1]))" office:value-type="float" office:value="-0.00124723097845446" calcext:value-type="float">
            <text:p>-0.001247230978454</text:p>
          </table:table-cell>
          <table:table-cell office:value-type="float" office:value="-12.4399" calcext:value-type="float">
            <text:p>-12.4399</text:p>
          </table:table-cell>
          <table:table-cell/>
          <table:table-cell office:value-type="float" office:value="0.17467" calcext:value-type="float">
            <text:p>0.17467</text:p>
          </table:table-cell>
          <table:table-cell table:formula="of:=[.AA104]-[.AA$1]" office:value-type="float" office:value="0.00010300000000002" calcext:value-type="float">
            <text:p>0.000103</text:p>
          </table:table-cell>
          <table:table-cell table:formula="of:=[.AB104]*([.H$5]^(-[.G$1]))" office:value-type="float" office:value="1.3917148232601" calcext:value-type="float">
            <text:p>1.3917148232601</text:p>
          </table:table-cell>
          <table:table-cell table:formula="of:=[.AE104]*([.H$5]^(-[.F$1]))" office:value-type="float" office:value="-0.00424647549314453" calcext:value-type="float">
            <text:p>-0.004246475493145</text:p>
          </table:table-cell>
          <table:table-cell office:value-type="float" office:value="-55.8826" calcext:value-type="float">
            <text:p>-55.8826</text:p>
          </table:table-cell>
          <table:table-cell table:number-columns-repeated="12"/>
        </table:table-row>
        <table:table-row table:style-name="ro1">
          <table:table-cell office:value-type="float" office:value="0.174671" calcext:value-type="float">
            <text:p>0.174671</text:p>
          </table:table-cell>
          <table:table-cell table:formula="of:=[.A105]-[.A$1]" office:value-type="float" office:value="0.000103999999999993" calcext:value-type="float">
            <text:p>0.000104</text:p>
          </table:table-cell>
          <table:table-cell table:formula="of:=[.B105]*([.H$1]^(-[.G$1]))" office:value-type="float" office:value="0.422701062331793" calcext:value-type="float">
            <text:p>0.422701062331793</text:p>
          </table:table-cell>
          <table:table-cell table:formula="of:=[.E105]*([.H$1]^(-[.F$1]))" office:value-type="float" office:value="0.00387767637456609" calcext:value-type="float">
            <text:p>0.003877676374566</text:p>
          </table:table-cell>
          <table:table-cell office:value-type="float" office:value="15.4012" calcext:value-type="float">
            <text:p>15.4012</text:p>
          </table:table-cell>
          <table:table-cell table:number-columns-repeated="3"/>
          <table:table-cell office:value-type="float" office:value="0.174671" calcext:value-type="float">
            <text:p>0.174671</text:p>
          </table:table-cell>
          <table:table-cell table:formula="of:=[.I105]-[.I$1]" office:value-type="float" office:value="0.000103999999999993" calcext:value-type="float">
            <text:p>0.000104</text:p>
          </table:table-cell>
          <table:table-cell table:formula="of:=[.J105]*([.H$2]^(-[.G$1]))" office:value-type="float" office:value="0.558144137624205" calcext:value-type="float">
            <text:p>0.558144137624205</text:p>
          </table:table-cell>
          <table:table-cell table:formula="of:=[.M105]*([.H$2]^(-[.F$1]))" office:value-type="float" office:value="0.00457304608583442" calcext:value-type="float">
            <text:p>0.004573046085834</text:p>
          </table:table-cell>
          <table:table-cell office:value-type="float" office:value="23.9644" calcext:value-type="float">
            <text:p>23.9644</text:p>
          </table:table-cell>
          <table:table-cell/>
          <table:table-cell office:value-type="float" office:value="0.174671" calcext:value-type="float">
            <text:p>0.174671</text:p>
          </table:table-cell>
          <table:table-cell table:formula="of:=[.O105]-[.O$1]" office:value-type="float" office:value="0.000103999999999993" calcext:value-type="float">
            <text:p>0.000104</text:p>
          </table:table-cell>
          <table:table-cell table:formula="of:=[.P105]*([.H$3]^(-[.G$1]))" office:value-type="float" office:value="0.805972661873867" calcext:value-type="float">
            <text:p>0.805972661873867</text:p>
          </table:table-cell>
          <table:table-cell table:formula="of:=[.S105]*([.H$3]^(-[.F$1]))" office:value-type="float" office:value="0.00297222759315914" calcext:value-type="float">
            <text:p>0.002972227593159</text:p>
          </table:table-cell>
          <table:table-cell office:value-type="float" office:value="22.4685" calcext:value-type="float">
            <text:p>22.4685</text:p>
          </table:table-cell>
          <table:table-cell/>
          <table:table-cell office:value-type="float" office:value="0.174671" calcext:value-type="float">
            <text:p>0.174671</text:p>
          </table:table-cell>
          <table:table-cell table:formula="of:=[.U105]-[.U$1]" office:value-type="float" office:value="0.000103999999999993" calcext:value-type="float">
            <text:p>0.000104</text:p>
          </table:table-cell>
          <table:table-cell table:formula="of:=[.V105]*([.H$4]^(-[.G$1]))" office:value-type="float" office:value="1.06422471197191" calcext:value-type="float">
            <text:p>1.06422471197191</text:p>
          </table:table-cell>
          <table:table-cell table:formula="of:=[.Y105]*([.H$4]^(-[.F$1]))" office:value-type="float" office:value="-0.00142065161876771" calcext:value-type="float">
            <text:p>-0.001420651618768</text:p>
          </table:table-cell>
          <table:table-cell office:value-type="float" office:value="-14.1696" calcext:value-type="float">
            <text:p>-14.1696</text:p>
          </table:table-cell>
          <table:table-cell/>
          <table:table-cell office:value-type="float" office:value="0.174671" calcext:value-type="float">
            <text:p>0.174671</text:p>
          </table:table-cell>
          <table:table-cell table:formula="of:=[.AA105]-[.AA$1]" office:value-type="float" office:value="0.000103999999999993" calcext:value-type="float">
            <text:p>0.000104</text:p>
          </table:table-cell>
          <table:table-cell table:formula="of:=[.AB105]*([.H$5]^(-[.G$1]))" office:value-type="float" office:value="1.40522661766032" calcext:value-type="float">
            <text:p>1.40522661766032</text:p>
          </table:table-cell>
          <table:table-cell table:formula="of:=[.AE105]*([.H$5]^(-[.F$1]))" office:value-type="float" office:value="-0.00422111028967132" calcext:value-type="float">
            <text:p>-0.004221110289671</text:p>
          </table:table-cell>
          <table:table-cell office:value-type="float" office:value="-55.5488" calcext:value-type="float">
            <text:p>-55.5488</text:p>
          </table:table-cell>
          <table:table-cell table:number-columns-repeated="12"/>
        </table:table-row>
        <table:table-row table:style-name="ro1">
          <table:table-cell office:value-type="float" office:value="0.174672" calcext:value-type="float">
            <text:p>0.174672</text:p>
          </table:table-cell>
          <table:table-cell table:formula="of:=[.A106]-[.A$1]" office:value-type="float" office:value="0.000104999999999994" calcext:value-type="float">
            <text:p>0.000105</text:p>
          </table:table-cell>
          <table:table-cell table:formula="of:=[.B106]*([.H$1]^(-[.G$1]))" office:value-type="float" office:value="0.426765495623449" calcext:value-type="float">
            <text:p>0.426765495623449</text:p>
          </table:table-cell>
          <table:table-cell table:formula="of:=[.E106]*([.H$1]^(-[.F$1]))" office:value-type="float" office:value="0.00391098654418632" calcext:value-type="float">
            <text:p>0.003910986544186</text:p>
          </table:table-cell>
          <table:table-cell office:value-type="float" office:value="15.5335" calcext:value-type="float">
            <text:p>15.5335</text:p>
          </table:table-cell>
          <table:table-cell table:number-columns-repeated="3"/>
          <table:table-cell office:value-type="float" office:value="0.174672" calcext:value-type="float">
            <text:p>0.174672</text:p>
          </table:table-cell>
          <table:table-cell table:formula="of:=[.I106]-[.I$1]" office:value-type="float" office:value="0.000104999999999994" calcext:value-type="float">
            <text:p>0.000105</text:p>
          </table:table-cell>
          <table:table-cell table:formula="of:=[.J106]*([.H$2]^(-[.G$1]))" office:value-type="float" office:value="0.563510908178289" calcext:value-type="float">
            <text:p>0.563510908178289</text:p>
          </table:table-cell>
          <table:table-cell table:formula="of:=[.M106]*([.H$2]^(-[.F$1]))" office:value-type="float" office:value="0.00457991584510609" calcext:value-type="float">
            <text:p>0.004579915845106</text:p>
          </table:table-cell>
          <table:table-cell office:value-type="float" office:value="24.0004" calcext:value-type="float">
            <text:p>24.0004</text:p>
          </table:table-cell>
          <table:table-cell/>
          <table:table-cell office:value-type="float" office:value="0.174672" calcext:value-type="float">
            <text:p>0.174672</text:p>
          </table:table-cell>
          <table:table-cell table:formula="of:=[.O106]-[.O$1]" office:value-type="float" office:value="0.000104999999999994" calcext:value-type="float">
            <text:p>0.000105</text:p>
          </table:table-cell>
          <table:table-cell table:formula="of:=[.P106]*([.H$3]^(-[.G$1]))" office:value-type="float" office:value="0.813722399007277" calcext:value-type="float">
            <text:p>0.813722399007277</text:p>
          </table:table-cell>
          <table:table-cell table:formula="of:=[.S106]*([.H$3]^(-[.F$1]))" office:value-type="float" office:value="0.00286374131907988" calcext:value-type="float">
            <text:p>0.00286374131908</text:p>
          </table:table-cell>
          <table:table-cell office:value-type="float" office:value="21.6484" calcext:value-type="float">
            <text:p>21.6484</text:p>
          </table:table-cell>
          <table:table-cell/>
          <table:table-cell office:value-type="float" office:value="0.174672" calcext:value-type="float">
            <text:p>0.174672</text:p>
          </table:table-cell>
          <table:table-cell table:formula="of:=[.U106]-[.U$1]" office:value-type="float" office:value="0.000104999999999994" calcext:value-type="float">
            <text:p>0.000105</text:p>
          </table:table-cell>
          <table:table-cell table:formula="of:=[.V106]*([.H$4]^(-[.G$1]))" office:value-type="float" office:value="1.07445764189473" calcext:value-type="float">
            <text:p>1.07445764189473</text:p>
          </table:table-cell>
          <table:table-cell table:formula="of:=[.Y106]*([.H$4]^(-[.F$1]))" office:value-type="float" office:value="-0.00159116470368459" calcext:value-type="float">
            <text:p>-0.001591164703685</text:p>
          </table:table-cell>
          <table:table-cell office:value-type="float" office:value="-15.8703" calcext:value-type="float">
            <text:p>-15.8703</text:p>
          </table:table-cell>
          <table:table-cell/>
          <table:table-cell office:value-type="float" office:value="0.174672" calcext:value-type="float">
            <text:p>0.174672</text:p>
          </table:table-cell>
          <table:table-cell table:formula="of:=[.AA106]-[.AA$1]" office:value-type="float" office:value="0.000104999999999994" calcext:value-type="float">
            <text:p>0.000105</text:p>
          </table:table-cell>
          <table:table-cell table:formula="of:=[.AB106]*([.H$5]^(-[.G$1]))" office:value-type="float" office:value="1.41873841206092" calcext:value-type="float">
            <text:p>1.41873841206092</text:p>
          </table:table-cell>
          <table:table-cell table:formula="of:=[.AE106]*([.H$5]^(-[.F$1]))" office:value-type="float" office:value="-0.00418447588405589" calcext:value-type="float">
            <text:p>-0.004184475884056</text:p>
          </table:table-cell>
          <table:table-cell office:value-type="float" office:value="-55.0667" calcext:value-type="float">
            <text:p>-55.0667</text:p>
          </table:table-cell>
          <table:table-cell table:number-columns-repeated="12"/>
        </table:table-row>
        <table:table-row table:style-name="ro1">
          <table:table-cell office:value-type="float" office:value="0.174673" calcext:value-type="float">
            <text:p>0.174673</text:p>
          </table:table-cell>
          <table:table-cell table:formula="of:=[.A107]-[.A$1]" office:value-type="float" office:value="0.000105999999999995" calcext:value-type="float">
            <text:p>0.000106</text:p>
          </table:table-cell>
          <table:table-cell table:formula="of:=[.B107]*([.H$1]^(-[.G$1]))" office:value-type="float" office:value="0.430829928915105" calcext:value-type="float">
            <text:p>0.430829928915105</text:p>
          </table:table-cell>
          <table:table-cell table:formula="of:=[.E107]*([.H$1]^(-[.F$1]))" office:value-type="float" office:value="0.00394366726993618" calcext:value-type="float">
            <text:p>0.003943667269936</text:p>
          </table:table-cell>
          <table:table-cell office:value-type="float" office:value="15.6633" calcext:value-type="float">
            <text:p>15.6633</text:p>
          </table:table-cell>
          <table:table-cell table:number-columns-repeated="3"/>
          <table:table-cell office:value-type="float" office:value="0.174673" calcext:value-type="float">
            <text:p>0.174673</text:p>
          </table:table-cell>
          <table:table-cell table:formula="of:=[.I107]-[.I$1]" office:value-type="float" office:value="0.000105999999999995" calcext:value-type="float">
            <text:p>0.000106</text:p>
          </table:table-cell>
          <table:table-cell table:formula="of:=[.J107]*([.H$2]^(-[.G$1]))" office:value-type="float" office:value="0.568877678732374" calcext:value-type="float">
            <text:p>0.568877678732374</text:p>
          </table:table-cell>
          <table:table-cell table:formula="of:=[.M107]*([.H$2]^(-[.F$1]))" office:value-type="float" office:value="0.00458499183390127" calcext:value-type="float">
            <text:p>0.004584991833901</text:p>
          </table:table-cell>
          <table:table-cell office:value-type="float" office:value="24.027" calcext:value-type="float">
            <text:p>24.027</text:p>
          </table:table-cell>
          <table:table-cell/>
          <table:table-cell office:value-type="float" office:value="0.174673" calcext:value-type="float">
            <text:p>0.174673</text:p>
          </table:table-cell>
          <table:table-cell table:formula="of:=[.O107]-[.O$1]" office:value-type="float" office:value="0.000105999999999995" calcext:value-type="float">
            <text:p>0.000106</text:p>
          </table:table-cell>
          <table:table-cell table:formula="of:=[.P107]*([.H$3]^(-[.G$1]))" office:value-type="float" office:value="0.821472136140688" calcext:value-type="float">
            <text:p>0.821472136140688</text:p>
          </table:table-cell>
          <table:table-cell table:formula="of:=[.S107]*([.H$3]^(-[.F$1]))" office:value-type="float" office:value="0.00275247707675813" calcext:value-type="float">
            <text:p>0.002752477076758</text:p>
          </table:table-cell>
          <table:table-cell office:value-type="float" office:value="20.8073" calcext:value-type="float">
            <text:p>20.8073</text:p>
          </table:table-cell>
          <table:table-cell/>
          <table:table-cell office:value-type="float" office:value="0.174673" calcext:value-type="float">
            <text:p>0.174673</text:p>
          </table:table-cell>
          <table:table-cell table:formula="of:=[.U107]-[.U$1]" office:value-type="float" office:value="0.000105999999999995" calcext:value-type="float">
            <text:p>0.000106</text:p>
          </table:table-cell>
          <table:table-cell table:formula="of:=[.V107]*([.H$4]^(-[.G$1]))" office:value-type="float" office:value="1.08469057181755" calcext:value-type="float">
            <text:p>1.08469057181755</text:p>
          </table:table-cell>
          <table:table-cell table:formula="of:=[.Y107]*([.H$4]^(-[.F$1]))" office:value-type="float" office:value="-0.00175846945161238" calcext:value-type="float">
            <text:p>-0.001758469451612</text:p>
          </table:table-cell>
          <table:table-cell office:value-type="float" office:value="-17.539" calcext:value-type="float">
            <text:p>-17.539</text:p>
          </table:table-cell>
          <table:table-cell/>
          <table:table-cell office:value-type="float" office:value="0.174673" calcext:value-type="float">
            <text:p>0.174673</text:p>
          </table:table-cell>
          <table:table-cell table:formula="of:=[.AA107]-[.AA$1]" office:value-type="float" office:value="0.000105999999999995" calcext:value-type="float">
            <text:p>0.000106</text:p>
          </table:table-cell>
          <table:table-cell table:formula="of:=[.AB107]*([.H$5]^(-[.G$1]))" office:value-type="float" office:value="1.43225020646151" calcext:value-type="float">
            <text:p>1.43225020646151</text:p>
          </table:table-cell>
          <table:table-cell table:formula="of:=[.AE107]*([.H$5]^(-[.F$1]))" office:value-type="float" office:value="-0.00413665586444628" calcext:value-type="float">
            <text:p>-0.004136655864446</text:p>
          </table:table-cell>
          <table:table-cell office:value-type="float" office:value="-54.4374" calcext:value-type="float">
            <text:p>-54.4374</text:p>
          </table:table-cell>
          <table:table-cell table:number-columns-repeated="12"/>
        </table:table-row>
        <table:table-row table:style-name="ro1">
          <table:table-cell office:value-type="float" office:value="0.174674" calcext:value-type="float">
            <text:p>0.174674</text:p>
          </table:table-cell>
          <table:table-cell table:formula="of:=[.A108]-[.A$1]" office:value-type="float" office:value="0.000106999999999996" calcext:value-type="float">
            <text:p>0.000107</text:p>
          </table:table-cell>
          <table:table-cell table:formula="of:=[.B108]*([.H$1]^(-[.G$1]))" office:value-type="float" office:value="0.434894362206762" calcext:value-type="float">
            <text:p>0.434894362206762</text:p>
          </table:table-cell>
          <table:table-cell table:formula="of:=[.E108]*([.H$1]^(-[.F$1]))" office:value-type="float" office:value="0.00397569337406084" calcext:value-type="float">
            <text:p>0.003975693374061</text:p>
          </table:table-cell>
          <table:table-cell office:value-type="float" office:value="15.7905" calcext:value-type="float">
            <text:p>15.7905</text:p>
          </table:table-cell>
          <table:table-cell table:number-columns-repeated="3"/>
          <table:table-cell office:value-type="float" office:value="0.174674" calcext:value-type="float">
            <text:p>0.174674</text:p>
          </table:table-cell>
          <table:table-cell table:formula="of:=[.I108]-[.I$1]" office:value-type="float" office:value="0.000106999999999996" calcext:value-type="float">
            <text:p>0.000107</text:p>
          </table:table-cell>
          <table:table-cell table:formula="of:=[.J108]*([.H$2]^(-[.G$1]))" office:value-type="float" office:value="0.574244449286459" calcext:value-type="float">
            <text:p>0.574244449286459</text:p>
          </table:table-cell>
          <table:table-cell table:formula="of:=[.M108]*([.H$2]^(-[.F$1]))" office:value-type="float" office:value="0.0045882931348846" calcext:value-type="float">
            <text:p>0.004588293134885</text:p>
          </table:table-cell>
          <table:table-cell office:value-type="float" office:value="24.0443" calcext:value-type="float">
            <text:p>24.0443</text:p>
          </table:table-cell>
          <table:table-cell/>
          <table:table-cell office:value-type="float" office:value="0.174674" calcext:value-type="float">
            <text:p>0.174674</text:p>
          </table:table-cell>
          <table:table-cell table:formula="of:=[.O108]-[.O$1]" office:value-type="float" office:value="0.000106999999999996" calcext:value-type="float">
            <text:p>0.000107</text:p>
          </table:table-cell>
          <table:table-cell table:formula="of:=[.P108]*([.H$3]^(-[.G$1]))" office:value-type="float" office:value="0.829221873274099" calcext:value-type="float">
            <text:p>0.829221873274099</text:p>
          </table:table-cell>
          <table:table-cell table:formula="of:=[.S108]*([.H$3]^(-[.F$1]))" office:value-type="float" office:value="0.00263855392197572" calcext:value-type="float">
            <text:p>0.002638553921976</text:p>
          </table:table-cell>
          <table:table-cell office:value-type="float" office:value="19.9461" calcext:value-type="float">
            <text:p>19.9461</text:p>
          </table:table-cell>
          <table:table-cell/>
          <table:table-cell office:value-type="float" office:value="0.174674" calcext:value-type="float">
            <text:p>0.174674</text:p>
          </table:table-cell>
          <table:table-cell table:formula="of:=[.U108]-[.U$1]" office:value-type="float" office:value="0.000106999999999996" calcext:value-type="float">
            <text:p>0.000107</text:p>
          </table:table-cell>
          <table:table-cell table:formula="of:=[.V108]*([.H$4]^(-[.G$1]))" office:value-type="float" office:value="1.09492350174037" calcext:value-type="float">
            <text:p>1.09492350174037</text:p>
          </table:table-cell>
          <table:table-cell table:formula="of:=[.Y108]*([.H$4]^(-[.F$1]))" office:value-type="float" office:value="-0.00192226508095836" calcext:value-type="float">
            <text:p>-0.001922265080958</text:p>
          </table:table-cell>
          <table:table-cell office:value-type="float" office:value="-19.1727" calcext:value-type="float">
            <text:p>-19.1727</text:p>
          </table:table-cell>
          <table:table-cell/>
          <table:table-cell office:value-type="float" office:value="0.174674" calcext:value-type="float">
            <text:p>0.174674</text:p>
          </table:table-cell>
          <table:table-cell table:formula="of:=[.AA108]-[.AA$1]" office:value-type="float" office:value="0.000106999999999996" calcext:value-type="float">
            <text:p>0.000107</text:p>
          </table:table-cell>
          <table:table-cell table:formula="of:=[.AB108]*([.H$5]^(-[.G$1]))" office:value-type="float" office:value="1.44576200086211" calcext:value-type="float">
            <text:p>1.44576200086211</text:p>
          </table:table-cell>
          <table:table-cell table:formula="of:=[.AE108]*([.H$5]^(-[.F$1]))" office:value-type="float" office:value="-0.0040776046373072" calcext:value-type="float">
            <text:p>-0.004077604637307</text:p>
          </table:table-cell>
          <table:table-cell office:value-type="float" office:value="-53.6603" calcext:value-type="float">
            <text:p>-53.6603</text:p>
          </table:table-cell>
          <table:table-cell table:number-columns-repeated="12"/>
        </table:table-row>
        <table:table-row table:style-name="ro1">
          <table:table-cell office:value-type="float" office:value="0.174675" calcext:value-type="float">
            <text:p>0.174675</text:p>
          </table:table-cell>
          <table:table-cell table:formula="of:=[.A109]-[.A$1]" office:value-type="float" office:value="0.000107999999999997" calcext:value-type="float">
            <text:p>0.000108</text:p>
          </table:table-cell>
          <table:table-cell table:formula="of:=[.B109]*([.H$1]^(-[.G$1]))" office:value-type="float" office:value="0.438958795498418" calcext:value-type="float">
            <text:p>0.438958795498418</text:p>
          </table:table-cell>
          <table:table-cell table:formula="of:=[.E109]*([.H$1]^(-[.F$1]))" office:value-type="float" office:value="0.00400706485656032" calcext:value-type="float">
            <text:p>0.00400706485656</text:p>
          </table:table-cell>
          <table:table-cell office:value-type="float" office:value="15.9151" calcext:value-type="float">
            <text:p>15.9151</text:p>
          </table:table-cell>
          <table:table-cell table:number-columns-repeated="3"/>
          <table:table-cell office:value-type="float" office:value="0.174675" calcext:value-type="float">
            <text:p>0.174675</text:p>
          </table:table-cell>
          <table:table-cell table:formula="of:=[.I109]-[.I$1]" office:value-type="float" office:value="0.000107999999999997" calcext:value-type="float">
            <text:p>0.000108</text:p>
          </table:table-cell>
          <table:table-cell table:formula="of:=[.J109]*([.H$2]^(-[.G$1]))" office:value-type="float" office:value="0.579611219840543" calcext:value-type="float">
            <text:p>0.579611219840543</text:p>
          </table:table-cell>
          <table:table-cell table:formula="of:=[.M109]*([.H$2]^(-[.F$1]))" office:value-type="float" office:value="0.0045897815827268" calcext:value-type="float">
            <text:p>0.004589781582727</text:p>
          </table:table-cell>
          <table:table-cell office:value-type="float" office:value="24.0521" calcext:value-type="float">
            <text:p>24.0521</text:p>
          </table:table-cell>
          <table:table-cell/>
          <table:table-cell office:value-type="float" office:value="0.174675" calcext:value-type="float">
            <text:p>0.174675</text:p>
          </table:table-cell>
          <table:table-cell table:formula="of:=[.O109]-[.O$1]" office:value-type="float" office:value="0.000107999999999997" calcext:value-type="float">
            <text:p>0.000108</text:p>
          </table:table-cell>
          <table:table-cell table:formula="of:=[.P109]*([.H$3]^(-[.G$1]))" office:value-type="float" office:value="0.83697161040751" calcext:value-type="float">
            <text:p>0.83697161040751</text:p>
          </table:table-cell>
          <table:table-cell table:formula="of:=[.S109]*([.H$3]^(-[.F$1]))" office:value-type="float" office:value="0.00252206445367406" calcext:value-type="float">
            <text:p>0.002522064453674</text:p>
          </table:table-cell>
          <table:table-cell office:value-type="float" office:value="19.0655" calcext:value-type="float">
            <text:p>19.0655</text:p>
          </table:table-cell>
          <table:table-cell/>
          <table:table-cell office:value-type="float" office:value="0.174675" calcext:value-type="float">
            <text:p>0.174675</text:p>
          </table:table-cell>
          <table:table-cell table:formula="of:=[.U109]-[.U$1]" office:value-type="float" office:value="0.000107999999999997" calcext:value-type="float">
            <text:p>0.000108</text:p>
          </table:table-cell>
          <table:table-cell table:formula="of:=[.V109]*([.H$4]^(-[.G$1]))" office:value-type="float" office:value="1.10515643166318" calcext:value-type="float">
            <text:p>1.10515643166318</text:p>
          </table:table-cell>
          <table:table-cell table:formula="of:=[.Y109]*([.H$4]^(-[.F$1]))" office:value-type="float" office:value="-0.00208226083618289" calcext:value-type="float">
            <text:p>-0.002082260836183</text:p>
          </table:table-cell>
          <table:table-cell office:value-type="float" office:value="-20.7685" calcext:value-type="float">
            <text:p>-20.7685</text:p>
          </table:table-cell>
          <table:table-cell/>
          <table:table-cell office:value-type="float" office:value="0.174675" calcext:value-type="float">
            <text:p>0.174675</text:p>
          </table:table-cell>
          <table:table-cell table:formula="of:=[.AA109]-[.AA$1]" office:value-type="float" office:value="0.000107999999999997" calcext:value-type="float">
            <text:p>0.000108</text:p>
          </table:table-cell>
          <table:table-cell table:formula="of:=[.AB109]*([.H$5]^(-[.G$1]))" office:value-type="float" office:value="1.4592737952627" calcext:value-type="float">
            <text:p>1.4592737952627</text:p>
          </table:table-cell>
          <table:table-cell table:formula="of:=[.AE109]*([.H$5]^(-[.F$1]))" office:value-type="float" office:value="-0.00400687386620816" calcext:value-type="float">
            <text:p>-0.004006873866208</text:p>
          </table:table-cell>
          <table:table-cell office:value-type="float" office:value="-52.7295" calcext:value-type="float">
            <text:p>-52.7295</text:p>
          </table:table-cell>
          <table:table-cell table:number-columns-repeated="12"/>
        </table:table-row>
        <table:table-row table:style-name="ro1">
          <table:table-cell office:value-type="float" office:value="0.174676" calcext:value-type="float">
            <text:p>0.174676</text:p>
          </table:table-cell>
          <table:table-cell table:formula="of:=[.A110]-[.A$1]" office:value-type="float" office:value="0.000108999999999998" calcext:value-type="float">
            <text:p>0.000109</text:p>
          </table:table-cell>
          <table:table-cell table:formula="of:=[.B110]*([.H$1]^(-[.G$1]))" office:value-type="float" office:value="0.443023228790074" calcext:value-type="float">
            <text:p>0.443023228790074</text:p>
          </table:table-cell>
          <table:table-cell table:formula="of:=[.E110]*([.H$1]^(-[.F$1]))" office:value-type="float" office:value="0.00403775653967979" calcext:value-type="float">
            <text:p>0.00403775653968</text:p>
          </table:table-cell>
          <table:table-cell office:value-type="float" office:value="16.037" calcext:value-type="float">
            <text:p>16.037</text:p>
          </table:table-cell>
          <table:table-cell table:number-columns-repeated="3"/>
          <table:table-cell office:value-type="float" office:value="0.174676" calcext:value-type="float">
            <text:p>0.174676</text:p>
          </table:table-cell>
          <table:table-cell table:formula="of:=[.I110]-[.I$1]" office:value-type="float" office:value="0.000108999999999998" calcext:value-type="float">
            <text:p>0.000109</text:p>
          </table:table-cell>
          <table:table-cell table:formula="of:=[.J110]*([.H$2]^(-[.G$1]))" office:value-type="float" office:value="0.584977990394628" calcext:value-type="float">
            <text:p>0.584977990394628</text:p>
          </table:table-cell>
          <table:table-cell table:formula="of:=[.M110]*([.H$2]^(-[.F$1]))" office:value-type="float" office:value="0.00458945717742786" calcext:value-type="float">
            <text:p>0.004589457177428</text:p>
          </table:table-cell>
          <table:table-cell office:value-type="float" office:value="24.0504" calcext:value-type="float">
            <text:p>24.0504</text:p>
          </table:table-cell>
          <table:table-cell/>
          <table:table-cell office:value-type="float" office:value="0.174676" calcext:value-type="float">
            <text:p>0.174676</text:p>
          </table:table-cell>
          <table:table-cell table:formula="of:=[.O110]-[.O$1]" office:value-type="float" office:value="0.000108999999999998" calcext:value-type="float">
            <text:p>0.000109</text:p>
          </table:table-cell>
          <table:table-cell table:formula="of:=[.P110]*([.H$3]^(-[.G$1]))" office:value-type="float" office:value="0.844721347540921" calcext:value-type="float">
            <text:p>0.844721347540921</text:p>
          </table:table-cell>
          <table:table-cell table:formula="of:=[.S110]*([.H$3]^(-[.F$1]))" office:value-type="float" office:value="0.00240312772763496" calcext:value-type="float">
            <text:p>0.002403127727635</text:p>
          </table:table-cell>
          <table:table-cell office:value-type="float" office:value="18.1664" calcext:value-type="float">
            <text:p>18.1664</text:p>
          </table:table-cell>
          <table:table-cell/>
          <table:table-cell office:value-type="float" office:value="0.174676" calcext:value-type="float">
            <text:p>0.174676</text:p>
          </table:table-cell>
          <table:table-cell table:formula="of:=[.U110]-[.U$1]" office:value-type="float" office:value="0.000108999999999998" calcext:value-type="float">
            <text:p>0.000109</text:p>
          </table:table-cell>
          <table:table-cell table:formula="of:=[.V110]*([.H$4]^(-[.G$1]))" office:value-type="float" office:value="1.115389361586" calcext:value-type="float">
            <text:p>1.115389361586</text:p>
          </table:table-cell>
          <table:table-cell table:formula="of:=[.Y110]*([.H$4]^(-[.F$1]))" office:value-type="float" office:value="-0.00223819603990561" calcext:value-type="float">
            <text:p>-0.002238196039906</text:p>
          </table:table-cell>
          <table:table-cell office:value-type="float" office:value="-22.3238" calcext:value-type="float">
            <text:p>-22.3238</text:p>
          </table:table-cell>
          <table:table-cell/>
          <table:table-cell office:value-type="float" office:value="0.174676" calcext:value-type="float">
            <text:p>0.174676</text:p>
          </table:table-cell>
          <table:table-cell table:formula="of:=[.AA110]-[.AA$1]" office:value-type="float" office:value="0.000108999999999998" calcext:value-type="float">
            <text:p>0.000109</text:p>
          </table:table-cell>
          <table:table-cell table:formula="of:=[.AB110]*([.H$5]^(-[.G$1]))" office:value-type="float" office:value="1.4727855896633" calcext:value-type="float">
            <text:p>1.4727855896633</text:p>
          </table:table-cell>
          <table:table-cell table:formula="of:=[.AE110]*([.H$5]^(-[.F$1]))" office:value-type="float" office:value="-0.00392173553795359" calcext:value-type="float">
            <text:p>-0.003921735537954</text:p>
          </table:table-cell>
          <table:table-cell office:value-type="float" office:value="-51.6091" calcext:value-type="float">
            <text:p>-51.6091</text:p>
          </table:table-cell>
          <table:table-cell table:number-columns-repeated="12"/>
        </table:table-row>
        <table:table-row table:style-name="ro1">
          <table:table-cell office:value-type="float" office:value="0.174677" calcext:value-type="float">
            <text:p>0.174677</text:p>
          </table:table-cell>
          <table:table-cell table:formula="of:=[.A111]-[.A$1]" office:value-type="float" office:value="0.000109999999999999" calcext:value-type="float">
            <text:p>0.00011</text:p>
          </table:table-cell>
          <table:table-cell table:formula="of:=[.B111]*([.H$1]^(-[.G$1]))" office:value-type="float" office:value="0.44708766208173" calcext:value-type="float">
            <text:p>0.44708766208173</text:p>
          </table:table-cell>
          <table:table-cell table:formula="of:=[.E111]*([.H$1]^(-[.F$1]))" office:value-type="float" office:value="0.00406776842341926" calcext:value-type="float">
            <text:p>0.004067768423419</text:p>
          </table:table-cell>
          <table:table-cell office:value-type="float" office:value="16.1562" calcext:value-type="float">
            <text:p>16.1562</text:p>
          </table:table-cell>
          <table:table-cell table:number-columns-repeated="3"/>
          <table:table-cell office:value-type="float" office:value="0.174677" calcext:value-type="float">
            <text:p>0.174677</text:p>
          </table:table-cell>
          <table:table-cell table:formula="of:=[.I111]-[.I$1]" office:value-type="float" office:value="0.000109999999999999" calcext:value-type="float">
            <text:p>0.00011</text:p>
          </table:table-cell>
          <table:table-cell table:formula="of:=[.J111]*([.H$2]^(-[.G$1]))" office:value-type="float" office:value="0.590344760948712" calcext:value-type="float">
            <text:p>0.590344760948712</text:p>
          </table:table-cell>
          <table:table-cell table:formula="of:=[.M111]*([.H$2]^(-[.F$1]))" office:value-type="float" office:value="0.00458730083632314" calcext:value-type="float">
            <text:p>0.004587300836323</text:p>
          </table:table-cell>
          <table:table-cell office:value-type="float" office:value="24.0391" calcext:value-type="float">
            <text:p>24.0391</text:p>
          </table:table-cell>
          <table:table-cell/>
          <table:table-cell office:value-type="float" office:value="0.174677" calcext:value-type="float">
            <text:p>0.174677</text:p>
          </table:table-cell>
          <table:table-cell table:formula="of:=[.O111]-[.O$1]" office:value-type="float" office:value="0.000109999999999999" calcext:value-type="float">
            <text:p>0.00011</text:p>
          </table:table-cell>
          <table:table-cell table:formula="of:=[.P111]*([.H$3]^(-[.G$1]))" office:value-type="float" office:value="0.852471084674332" calcext:value-type="float">
            <text:p>0.852471084674332</text:p>
          </table:table-cell>
          <table:table-cell table:formula="of:=[.S111]*([.H$3]^(-[.F$1]))" office:value-type="float" office:value="0.00228186279964026" calcext:value-type="float">
            <text:p>0.00228186279964</text:p>
          </table:table-cell>
          <table:table-cell office:value-type="float" office:value="17.2497" calcext:value-type="float">
            <text:p>17.2497</text:p>
          </table:table-cell>
          <table:table-cell/>
          <table:table-cell office:value-type="float" office:value="0.174677" calcext:value-type="float">
            <text:p>0.174677</text:p>
          </table:table-cell>
          <table:table-cell table:formula="of:=[.U111]-[.U$1]" office:value-type="float" office:value="0.000109999999999999" calcext:value-type="float">
            <text:p>0.00011</text:p>
          </table:table-cell>
          <table:table-cell table:formula="of:=[.V111]*([.H$4]^(-[.G$1]))" office:value-type="float" office:value="1.12562229150882" calcext:value-type="float">
            <text:p>1.12562229150882</text:p>
          </table:table-cell>
          <table:table-cell table:formula="of:=[.Y111]*([.H$4]^(-[.F$1]))" office:value-type="float" office:value="-0.00238979998869306" calcext:value-type="float">
            <text:p>-0.002389799988693</text:p>
          </table:table-cell>
          <table:table-cell office:value-type="float" office:value="-23.8359" calcext:value-type="float">
            <text:p>-23.8359</text:p>
          </table:table-cell>
          <table:table-cell/>
          <table:table-cell office:value-type="float" office:value="0.174677" calcext:value-type="float">
            <text:p>0.174677</text:p>
          </table:table-cell>
          <table:table-cell table:formula="of:=[.AA111]-[.AA$1]" office:value-type="float" office:value="0.000109999999999999" calcext:value-type="float">
            <text:p>0.00011</text:p>
          </table:table-cell>
          <table:table-cell table:formula="of:=[.AB111]*([.H$5]^(-[.G$1]))" office:value-type="float" office:value="1.48629738406389" calcext:value-type="float">
            <text:p>1.48629738406389</text:p>
          </table:table-cell>
          <table:table-cell table:formula="of:=[.AE111]*([.H$5]^(-[.F$1]))" office:value-type="float" office:value="-0.00382775206385036" calcext:value-type="float">
            <text:p>-0.00382775206385</text:p>
          </table:table-cell>
          <table:table-cell office:value-type="float" office:value="-50.3723" calcext:value-type="float">
            <text:p>-50.3723</text:p>
          </table:table-cell>
          <table:table-cell table:number-columns-repeated="12"/>
        </table:table-row>
        <table:table-row table:style-name="ro1">
          <table:table-cell office:value-type="float" office:value="0.174678" calcext:value-type="float">
            <text:p>0.174678</text:p>
          </table:table-cell>
          <table:table-cell table:formula="of:=[.A112]-[.A$1]" office:value-type="float" office:value="0.000111" calcext:value-type="float">
            <text:p>0.000111</text:p>
          </table:table-cell>
          <table:table-cell table:formula="of:=[.B112]*([.H$1]^(-[.G$1]))" office:value-type="float" office:value="0.451152095373386" calcext:value-type="float">
            <text:p>0.451152095373386</text:p>
          </table:table-cell>
          <table:table-cell table:formula="of:=[.E112]*([.H$1]^(-[.F$1]))" office:value-type="float" office:value="0.00409707533002391" calcext:value-type="float">
            <text:p>0.004097075330024</text:p>
          </table:table-cell>
          <table:table-cell office:value-type="float" office:value="16.2726" calcext:value-type="float">
            <text:p>16.2726</text:p>
          </table:table-cell>
          <table:table-cell table:number-columns-repeated="3"/>
          <table:table-cell office:value-type="float" office:value="0.174678" calcext:value-type="float">
            <text:p>0.174678</text:p>
          </table:table-cell>
          <table:table-cell table:formula="of:=[.I112]-[.I$1]" office:value-type="float" office:value="0.000111" calcext:value-type="float">
            <text:p>0.000111</text:p>
          </table:table-cell>
          <table:table-cell table:formula="of:=[.J112]*([.H$2]^(-[.G$1]))" office:value-type="float" office:value="0.595711531502797" calcext:value-type="float">
            <text:p>0.595711531502797</text:p>
          </table:table-cell>
          <table:table-cell table:formula="of:=[.M112]*([.H$2]^(-[.F$1]))" office:value-type="float" office:value="0.004583293476748" calcext:value-type="float">
            <text:p>0.004583293476748</text:p>
          </table:table-cell>
          <table:table-cell office:value-type="float" office:value="24.0181" calcext:value-type="float">
            <text:p>24.0181</text:p>
          </table:table-cell>
          <table:table-cell/>
          <table:table-cell office:value-type="float" office:value="0.174678" calcext:value-type="float">
            <text:p>0.174678</text:p>
          </table:table-cell>
          <table:table-cell table:formula="of:=[.O112]-[.O$1]" office:value-type="float" office:value="0.000111" calcext:value-type="float">
            <text:p>0.000111</text:p>
          </table:table-cell>
          <table:table-cell table:formula="of:=[.P112]*([.H$3]^(-[.G$1]))" office:value-type="float" office:value="0.860220821807742" calcext:value-type="float">
            <text:p>0.860220821807742</text:p>
          </table:table-cell>
          <table:table-cell table:formula="of:=[.S112]*([.H$3]^(-[.F$1]))" office:value-type="float" office:value="0.00215838872547177" calcext:value-type="float">
            <text:p>0.002158388725472</text:p>
          </table:table-cell>
          <table:table-cell office:value-type="float" office:value="16.3163" calcext:value-type="float">
            <text:p>16.3163</text:p>
          </table:table-cell>
          <table:table-cell/>
          <table:table-cell office:value-type="float" office:value="0.174678" calcext:value-type="float">
            <text:p>0.174678</text:p>
          </table:table-cell>
          <table:table-cell table:formula="of:=[.U112]-[.U$1]" office:value-type="float" office:value="0.000111" calcext:value-type="float">
            <text:p>0.000111</text:p>
          </table:table-cell>
          <table:table-cell table:formula="of:=[.V112]*([.H$4]^(-[.G$1]))" office:value-type="float" office:value="1.13585522143164" calcext:value-type="float">
            <text:p>1.13585522143164</text:p>
          </table:table-cell>
          <table:table-cell table:formula="of:=[.Y112]*([.H$4]^(-[.F$1]))" office:value-type="float" office:value="-0.00253681200516488" calcext:value-type="float">
            <text:p>-0.002536812005165</text:p>
          </table:table-cell>
          <table:table-cell office:value-type="float" office:value="-25.3022" calcext:value-type="float">
            <text:p>-25.3022</text:p>
          </table:table-cell>
          <table:table-cell/>
          <table:table-cell office:value-type="float" office:value="0.174678" calcext:value-type="float">
            <text:p>0.174678</text:p>
          </table:table-cell>
          <table:table-cell table:formula="of:=[.AA112]-[.AA$1]" office:value-type="float" office:value="0.000111" calcext:value-type="float">
            <text:p>0.000111</text:p>
          </table:table-cell>
          <table:table-cell table:formula="of:=[.AB112]*([.H$5]^(-[.G$1]))" office:value-type="float" office:value="1.49980917846449" calcext:value-type="float">
            <text:p>1.49980917846449</text:p>
          </table:table-cell>
          <table:table-cell table:formula="of:=[.AE112]*([.H$5]^(-[.F$1]))" office:value-type="float" office:value="-0.003728244173053" calcext:value-type="float">
            <text:p>-0.003728244173053</text:p>
          </table:table-cell>
          <table:table-cell office:value-type="float" office:value="-49.0628" calcext:value-type="float">
            <text:p>-49.0628</text:p>
          </table:table-cell>
          <table:table-cell table:number-columns-repeated="12"/>
        </table:table-row>
        <table:table-row table:style-name="ro1">
          <table:table-cell office:value-type="float" office:value="0.174679" calcext:value-type="float">
            <text:p>0.174679</text:p>
          </table:table-cell>
          <table:table-cell table:formula="of:=[.A113]-[.A$1]" office:value-type="float" office:value="0.000112000000000001" calcext:value-type="float">
            <text:p>0.000112</text:p>
          </table:table-cell>
          <table:table-cell table:formula="of:=[.B113]*([.H$1]^(-[.G$1]))" office:value-type="float" office:value="0.455216528665043" calcext:value-type="float">
            <text:p>0.455216528665043</text:p>
          </table:table-cell>
          <table:table-cell table:formula="of:=[.E113]*([.H$1]^(-[.F$1]))" office:value-type="float" office:value="0.00412567725949373" calcext:value-type="float">
            <text:p>0.004125677259494</text:p>
          </table:table-cell>
          <table:table-cell office:value-type="float" office:value="16.3862" calcext:value-type="float">
            <text:p>16.3862</text:p>
          </table:table-cell>
          <table:table-cell table:number-columns-repeated="3"/>
          <table:table-cell office:value-type="float" office:value="0.174679" calcext:value-type="float">
            <text:p>0.174679</text:p>
          </table:table-cell>
          <table:table-cell table:formula="of:=[.I113]-[.I$1]" office:value-type="float" office:value="0.000112000000000001" calcext:value-type="float">
            <text:p>0.000112</text:p>
          </table:table-cell>
          <table:table-cell table:formula="of:=[.J113]*([.H$2]^(-[.G$1]))" office:value-type="float" office:value="0.601078302056882" calcext:value-type="float">
            <text:p>0.601078302056882</text:p>
          </table:table-cell>
          <table:table-cell table:formula="of:=[.M113]*([.H$2]^(-[.F$1]))" office:value-type="float" office:value="0.00457745418136708" calcext:value-type="float">
            <text:p>0.004577454181367</text:p>
          </table:table-cell>
          <table:table-cell office:value-type="float" office:value="23.9875" calcext:value-type="float">
            <text:p>23.9875</text:p>
          </table:table-cell>
          <table:table-cell/>
          <table:table-cell office:value-type="float" office:value="0.174679" calcext:value-type="float">
            <text:p>0.174679</text:p>
          </table:table-cell>
          <table:table-cell table:formula="of:=[.O113]-[.O$1]" office:value-type="float" office:value="0.000112000000000001" calcext:value-type="float">
            <text:p>0.000112</text:p>
          </table:table-cell>
          <table:table-cell table:formula="of:=[.P113]*([.H$3]^(-[.G$1]))" office:value-type="float" office:value="0.867970558941153" calcext:value-type="float">
            <text:p>0.867970558941153</text:p>
          </table:table-cell>
          <table:table-cell table:formula="of:=[.S113]*([.H$3]^(-[.F$1]))" office:value-type="float" office:value="0.00203282456091131" calcext:value-type="float">
            <text:p>0.002032824560911</text:p>
          </table:table-cell>
          <table:table-cell office:value-type="float" office:value="15.3671" calcext:value-type="float">
            <text:p>15.3671</text:p>
          </table:table-cell>
          <table:table-cell/>
          <table:table-cell office:value-type="float" office:value="0.174679" calcext:value-type="float">
            <text:p>0.174679</text:p>
          </table:table-cell>
          <table:table-cell table:formula="of:=[.U113]-[.U$1]" office:value-type="float" office:value="0.000112000000000001" calcext:value-type="float">
            <text:p>0.000112</text:p>
          </table:table-cell>
          <table:table-cell table:formula="of:=[.V113]*([.H$4]^(-[.G$1]))" office:value-type="float" office:value="1.14608815135446" calcext:value-type="float">
            <text:p>1.14608815135446</text:p>
          </table:table-cell>
          <table:table-cell table:formula="of:=[.Y113]*([.H$4]^(-[.F$1]))" office:value-type="float" office:value="-0.00267900149009997" calcext:value-type="float">
            <text:p>-0.0026790014901</text:p>
          </table:table-cell>
          <table:table-cell office:value-type="float" office:value="-26.7204" calcext:value-type="float">
            <text:p>-26.7204</text:p>
          </table:table-cell>
          <table:table-cell/>
          <table:table-cell office:value-type="float" office:value="0.174679" calcext:value-type="float">
            <text:p>0.174679</text:p>
          </table:table-cell>
          <table:table-cell table:formula="of:=[.AA113]-[.AA$1]" office:value-type="float" office:value="0.000112000000000001" calcext:value-type="float">
            <text:p>0.000112</text:p>
          </table:table-cell>
          <table:table-cell table:formula="of:=[.AB113]*([.H$5]^(-[.G$1]))" office:value-type="float" office:value="1.51332097286508" calcext:value-type="float">
            <text:p>1.51332097286508</text:p>
          </table:table-cell>
          <table:table-cell table:formula="of:=[.AE113]*([.H$5]^(-[.F$1]))" office:value-type="float" office:value="-0.00362355381707626" calcext:value-type="float">
            <text:p>-0.003623553817076</text:p>
          </table:table-cell>
          <table:table-cell office:value-type="float" office:value="-47.6851" calcext:value-type="float">
            <text:p>-47.6851</text:p>
          </table:table-cell>
          <table:table-cell table:number-columns-repeated="12"/>
        </table:table-row>
        <table:table-row table:style-name="ro1">
          <table:table-cell office:value-type="float" office:value="0.17468" calcext:value-type="float">
            <text:p>0.17468</text:p>
          </table:table-cell>
          <table:table-cell table:formula="of:=[.A114]-[.A$1]" office:value-type="float" office:value="0.000113000000000002" calcext:value-type="float">
            <text:p>0.000113</text:p>
          </table:table-cell>
          <table:table-cell table:formula="of:=[.B114]*([.H$1]^(-[.G$1]))" office:value-type="float" office:value="0.459280961956699" calcext:value-type="float">
            <text:p>0.459280961956699</text:p>
          </table:table-cell>
          <table:table-cell table:formula="of:=[.E114]*([.H$1]^(-[.F$1]))" office:value-type="float" office:value="0.00415352385631911" calcext:value-type="float">
            <text:p>0.004153523856319</text:p>
          </table:table-cell>
          <table:table-cell office:value-type="float" office:value="16.4968" calcext:value-type="float">
            <text:p>16.4968</text:p>
          </table:table-cell>
          <table:table-cell table:number-columns-repeated="3"/>
          <table:table-cell office:value-type="float" office:value="0.17468" calcext:value-type="float">
            <text:p>0.17468</text:p>
          </table:table-cell>
          <table:table-cell table:formula="of:=[.I114]-[.I$1]" office:value-type="float" office:value="0.000113000000000002" calcext:value-type="float">
            <text:p>0.000113</text:p>
          </table:table-cell>
          <table:table-cell table:formula="of:=[.J114]*([.H$2]^(-[.G$1]))" office:value-type="float" office:value="0.606445072610966" calcext:value-type="float">
            <text:p>0.606445072610966</text:p>
          </table:table-cell>
          <table:table-cell table:formula="of:=[.M114]*([.H$2]^(-[.F$1]))" office:value-type="float" office:value="0.00456972570218645" calcext:value-type="float">
            <text:p>0.004569725702186</text:p>
          </table:table-cell>
          <table:table-cell office:value-type="float" office:value="23.947" calcext:value-type="float">
            <text:p>23.947</text:p>
          </table:table-cell>
          <table:table-cell/>
          <table:table-cell office:value-type="float" office:value="0.17468" calcext:value-type="float">
            <text:p>0.17468</text:p>
          </table:table-cell>
          <table:table-cell table:formula="of:=[.O114]-[.O$1]" office:value-type="float" office:value="0.000113000000000002" calcext:value-type="float">
            <text:p>0.000113</text:p>
          </table:table-cell>
          <table:table-cell table:formula="of:=[.P114]*([.H$3]^(-[.G$1]))" office:value-type="float" office:value="0.875720296074564" calcext:value-type="float">
            <text:p>0.875720296074564</text:p>
          </table:table-cell>
          <table:table-cell table:formula="of:=[.S114]*([.H$3]^(-[.F$1]))" office:value-type="float" office:value="0.00190532904700131" calcext:value-type="float">
            <text:p>0.001905329047001</text:p>
          </table:table-cell>
          <table:table-cell office:value-type="float" office:value="14.4033" calcext:value-type="float">
            <text:p>14.4033</text:p>
          </table:table-cell>
          <table:table-cell/>
          <table:table-cell office:value-type="float" office:value="0.17468" calcext:value-type="float">
            <text:p>0.17468</text:p>
          </table:table-cell>
          <table:table-cell table:formula="of:=[.U114]-[.U$1]" office:value-type="float" office:value="0.000113000000000002" calcext:value-type="float">
            <text:p>0.000113</text:p>
          </table:table-cell>
          <table:table-cell table:formula="of:=[.V114]*([.H$4]^(-[.G$1]))" office:value-type="float" office:value="1.15632108127727" calcext:value-type="float">
            <text:p>1.15632108127727</text:p>
          </table:table-cell>
          <table:table-cell table:formula="of:=[.Y114]*([.H$4]^(-[.F$1]))" office:value-type="float" office:value="-0.00281611779217108" calcext:value-type="float">
            <text:p>-0.002816117792171</text:p>
          </table:table-cell>
          <table:table-cell office:value-type="float" office:value="-28.088" calcext:value-type="float">
            <text:p>-28.088</text:p>
          </table:table-cell>
          <table:table-cell/>
          <table:table-cell office:value-type="float" office:value="0.17468" calcext:value-type="float">
            <text:p>0.17468</text:p>
          </table:table-cell>
          <table:table-cell table:formula="of:=[.AA114]-[.AA$1]" office:value-type="float" office:value="0.000113000000000002" calcext:value-type="float">
            <text:p>0.000113</text:p>
          </table:table-cell>
          <table:table-cell table:formula="of:=[.AB114]*([.H$5]^(-[.G$1]))" office:value-type="float" office:value="1.52683276726567" calcext:value-type="float">
            <text:p>1.52683276726567</text:p>
          </table:table-cell>
          <table:table-cell table:formula="of:=[.AE114]*([.H$5]^(-[.F$1]))" office:value-type="float" office:value="-0.00351403814528004" calcext:value-type="float">
            <text:p>-0.00351403814528</text:p>
          </table:table-cell>
          <table:table-cell office:value-type="float" office:value="-46.2439" calcext:value-type="float">
            <text:p>-46.2439</text:p>
          </table:table-cell>
          <table:table-cell table:number-columns-repeated="12"/>
        </table:table-row>
        <table:table-row table:style-name="ro1">
          <table:table-cell office:value-type="float" office:value="0.174681" calcext:value-type="float">
            <text:p>0.174681</text:p>
          </table:table-cell>
          <table:table-cell table:formula="of:=[.A115]-[.A$1]" office:value-type="float" office:value="0.000114000000000003" calcext:value-type="float">
            <text:p>0.000114</text:p>
          </table:table-cell>
          <table:table-cell table:formula="of:=[.B115]*([.H$1]^(-[.G$1]))" office:value-type="float" office:value="0.463345395248355" calcext:value-type="float">
            <text:p>0.463345395248355</text:p>
          </table:table-cell>
          <table:table-cell table:formula="of:=[.E115]*([.H$1]^(-[.F$1]))" office:value-type="float" office:value="0.00418064029825485" calcext:value-type="float">
            <text:p>0.004180640298255</text:p>
          </table:table-cell>
          <table:table-cell office:value-type="float" office:value="16.6045" calcext:value-type="float">
            <text:p>16.6045</text:p>
          </table:table-cell>
          <table:table-cell table:number-columns-repeated="3"/>
          <table:table-cell office:value-type="float" office:value="0.174681" calcext:value-type="float">
            <text:p>0.174681</text:p>
          </table:table-cell>
          <table:table-cell table:formula="of:=[.I115]-[.I$1]" office:value-type="float" office:value="0.000114000000000003" calcext:value-type="float">
            <text:p>0.000114</text:p>
          </table:table-cell>
          <table:table-cell table:formula="of:=[.J115]*([.H$2]^(-[.G$1]))" office:value-type="float" office:value="0.611811843165051" calcext:value-type="float">
            <text:p>0.611811843165051</text:p>
          </table:table-cell>
          <table:table-cell table:formula="of:=[.M115]*([.H$2]^(-[.F$1]))" office:value-type="float" office:value="0.00456014620453539" calcext:value-type="float">
            <text:p>0.004560146204535</text:p>
          </table:table-cell>
          <table:table-cell office:value-type="float" office:value="23.8968" calcext:value-type="float">
            <text:p>23.8968</text:p>
          </table:table-cell>
          <table:table-cell/>
          <table:table-cell office:value-type="float" office:value="0.174681" calcext:value-type="float">
            <text:p>0.174681</text:p>
          </table:table-cell>
          <table:table-cell table:formula="of:=[.O115]-[.O$1]" office:value-type="float" office:value="0.000114000000000003" calcext:value-type="float">
            <text:p>0.000114</text:p>
          </table:table-cell>
          <table:table-cell table:formula="of:=[.P115]*([.H$3]^(-[.G$1]))" office:value-type="float" office:value="0.883470033207975" calcext:value-type="float">
            <text:p>0.883470033207975</text:p>
          </table:table-cell>
          <table:table-cell table:formula="of:=[.S115]*([.H$3]^(-[.F$1]))" office:value-type="float" office:value="0.00177599478268319" calcext:value-type="float">
            <text:p>0.001775994782683</text:p>
          </table:table-cell>
          <table:table-cell office:value-type="float" office:value="13.4256" calcext:value-type="float">
            <text:p>13.4256</text:p>
          </table:table-cell>
          <table:table-cell/>
          <table:table-cell office:value-type="float" office:value="0.174681" calcext:value-type="float">
            <text:p>0.174681</text:p>
          </table:table-cell>
          <table:table-cell table:formula="of:=[.U115]-[.U$1]" office:value-type="float" office:value="0.000114000000000003" calcext:value-type="float">
            <text:p>0.000114</text:p>
          </table:table-cell>
          <table:table-cell table:formula="of:=[.V115]*([.H$4]^(-[.G$1]))" office:value-type="float" office:value="1.16655401120009" calcext:value-type="float">
            <text:p>1.16655401120009</text:p>
          </table:table-cell>
          <table:table-cell table:formula="of:=[.Y115]*([.H$4]^(-[.F$1]))" office:value-type="float" office:value="-0.00294796039031637" calcext:value-type="float">
            <text:p>-0.002947960390316</text:p>
          </table:table-cell>
          <table:table-cell office:value-type="float" office:value="-29.403" calcext:value-type="float">
            <text:p>-29.403</text:p>
          </table:table-cell>
          <table:table-cell/>
          <table:table-cell office:value-type="float" office:value="0.174681" calcext:value-type="float">
            <text:p>0.174681</text:p>
          </table:table-cell>
          <table:table-cell table:formula="of:=[.AA115]-[.AA$1]" office:value-type="float" office:value="0.000114000000000003" calcext:value-type="float">
            <text:p>0.000114</text:p>
          </table:table-cell>
          <table:table-cell table:formula="of:=[.AB115]*([.H$5]^(-[.G$1]))" office:value-type="float" office:value="1.54034456166627" calcext:value-type="float">
            <text:p>1.54034456166627</text:p>
          </table:table-cell>
          <table:table-cell table:formula="of:=[.AE115]*([.H$5]^(-[.F$1]))" office:value-type="float" office:value="-0.00340005430702418" calcext:value-type="float">
            <text:p>-0.003400054307024</text:p>
          </table:table-cell>
          <table:table-cell office:value-type="float" office:value="-44.7439" calcext:value-type="float">
            <text:p>-44.7439</text:p>
          </table:table-cell>
          <table:table-cell table:number-columns-repeated="12"/>
        </table:table-row>
        <table:table-row table:style-name="ro1">
          <table:table-cell office:value-type="float" office:value="0.174682" calcext:value-type="float">
            <text:p>0.174682</text:p>
          </table:table-cell>
          <table:table-cell table:formula="of:=[.A116]-[.A$1]" office:value-type="float" office:value="0.000115000000000004" calcext:value-type="float">
            <text:p>0.000115</text:p>
          </table:table-cell>
          <table:table-cell table:formula="of:=[.B116]*([.H$1]^(-[.G$1]))" office:value-type="float" office:value="0.467409828540011" calcext:value-type="float">
            <text:p>0.467409828540011</text:p>
          </table:table-cell>
          <table:table-cell table:formula="of:=[.E116]*([.H$1]^(-[.F$1]))" office:value-type="float" office:value="0.00420700140754615" calcext:value-type="float">
            <text:p>0.004207001407546</text:p>
          </table:table-cell>
          <table:table-cell office:value-type="float" office:value="16.7092" calcext:value-type="float">
            <text:p>16.7092</text:p>
          </table:table-cell>
          <table:table-cell table:number-columns-repeated="3"/>
          <table:table-cell office:value-type="float" office:value="0.174682" calcext:value-type="float">
            <text:p>0.174682</text:p>
          </table:table-cell>
          <table:table-cell table:formula="of:=[.I116]-[.I$1]" office:value-type="float" office:value="0.000115000000000004" calcext:value-type="float">
            <text:p>0.000115</text:p>
          </table:table-cell>
          <table:table-cell table:formula="of:=[.J116]*([.H$2]^(-[.G$1]))" office:value-type="float" office:value="0.617178613719136" calcext:value-type="float">
            <text:p>0.617178613719136</text:p>
          </table:table-cell>
          <table:table-cell table:formula="of:=[.M116]*([.H$2]^(-[.F$1]))" office:value-type="float" office:value="0.00454867752308463" calcext:value-type="float">
            <text:p>0.004548677523085</text:p>
          </table:table-cell>
          <table:table-cell office:value-type="float" office:value="23.8367" calcext:value-type="float">
            <text:p>23.8367</text:p>
          </table:table-cell>
          <table:table-cell/>
          <table:table-cell office:value-type="float" office:value="0.174682" calcext:value-type="float">
            <text:p>0.174682</text:p>
          </table:table-cell>
          <table:table-cell table:formula="of:=[.O116]-[.O$1]" office:value-type="float" office:value="0.000115000000000004" calcext:value-type="float">
            <text:p>0.000115</text:p>
          </table:table-cell>
          <table:table-cell table:formula="of:=[.P116]*([.H$3]^(-[.G$1]))" office:value-type="float" office:value="0.891219770341386" calcext:value-type="float">
            <text:p>0.891219770341386</text:p>
          </table:table-cell>
          <table:table-cell table:formula="of:=[.S116]*([.H$3]^(-[.F$1]))" office:value-type="float" office:value="0.00164498050899938" calcext:value-type="float">
            <text:p>0.001644980508999</text:p>
          </table:table-cell>
          <table:table-cell office:value-type="float" office:value="12.4352" calcext:value-type="float">
            <text:p>12.4352</text:p>
          </table:table-cell>
          <table:table-cell/>
          <table:table-cell office:value-type="float" office:value="0.174682" calcext:value-type="float">
            <text:p>0.174682</text:p>
          </table:table-cell>
          <table:table-cell table:formula="of:=[.U116]-[.U$1]" office:value-type="float" office:value="0.000115000000000004" calcext:value-type="float">
            <text:p>0.000115</text:p>
          </table:table-cell>
          <table:table-cell table:formula="of:=[.V116]*([.H$4]^(-[.G$1]))" office:value-type="float" office:value="1.17678694112291" calcext:value-type="float">
            <text:p>1.17678694112291</text:p>
          </table:table-cell>
          <table:table-cell table:formula="of:=[.Y116]*([.H$4]^(-[.F$1]))" office:value-type="float" office:value="-0.00307431873742094" calcext:value-type="float">
            <text:p>-0.003074318737421</text:p>
          </table:table-cell>
          <table:table-cell office:value-type="float" office:value="-30.6633" calcext:value-type="float">
            <text:p>-30.6633</text:p>
          </table:table-cell>
          <table:table-cell/>
          <table:table-cell office:value-type="float" office:value="0.174682" calcext:value-type="float">
            <text:p>0.174682</text:p>
          </table:table-cell>
          <table:table-cell table:formula="of:=[.AA116]-[.AA$1]" office:value-type="float" office:value="0.000115000000000004" calcext:value-type="float">
            <text:p>0.000115</text:p>
          </table:table-cell>
          <table:table-cell table:formula="of:=[.AB116]*([.H$5]^(-[.G$1]))" office:value-type="float" office:value="1.55385635606686" calcext:value-type="float">
            <text:p>1.55385635606686</text:p>
          </table:table-cell>
          <table:table-cell table:formula="of:=[.AE116]*([.H$5]^(-[.F$1]))" office:value-type="float" office:value="-0.00328198224843621" calcext:value-type="float">
            <text:p>-0.003281982248436</text:p>
          </table:table-cell>
          <table:table-cell office:value-type="float" office:value="-43.1901" calcext:value-type="float">
            <text:p>-43.1901</text:p>
          </table:table-cell>
          <table:table-cell table:number-columns-repeated="12"/>
        </table:table-row>
        <table:table-row table:style-name="ro1">
          <table:table-cell office:value-type="float" office:value="0.174683" calcext:value-type="float">
            <text:p>0.174683</text:p>
          </table:table-cell>
          <table:table-cell table:formula="of:=[.A117]-[.A$1]" office:value-type="float" office:value="0.000116000000000005" calcext:value-type="float">
            <text:p>0.000116</text:p>
          </table:table-cell>
          <table:table-cell table:formula="of:=[.B117]*([.H$1]^(-[.G$1]))" office:value-type="float" office:value="0.471474261831667" calcext:value-type="float">
            <text:p>0.471474261831667</text:p>
          </table:table-cell>
          <table:table-cell table:formula="of:=[.E117]*([.H$1]^(-[.F$1]))" office:value-type="float" office:value="0.00423258200643818" calcext:value-type="float">
            <text:p>0.004232582006438</text:p>
          </table:table-cell>
          <table:table-cell office:value-type="float" office:value="16.8108" calcext:value-type="float">
            <text:p>16.8108</text:p>
          </table:table-cell>
          <table:table-cell table:number-columns-repeated="3"/>
          <table:table-cell office:value-type="float" office:value="0.174683" calcext:value-type="float">
            <text:p>0.174683</text:p>
          </table:table-cell>
          <table:table-cell table:formula="of:=[.I117]-[.I$1]" office:value-type="float" office:value="0.000116000000000005" calcext:value-type="float">
            <text:p>0.000116</text:p>
          </table:table-cell>
          <table:table-cell table:formula="of:=[.J117]*([.H$2]^(-[.G$1]))" office:value-type="float" office:value="0.62254538427322" calcext:value-type="float">
            <text:p>0.62254538427322</text:p>
          </table:table-cell>
          <table:table-cell table:formula="of:=[.M117]*([.H$2]^(-[.F$1]))" office:value-type="float" office:value="0.00453531965783416" calcext:value-type="float">
            <text:p>0.004535319657834</text:p>
          </table:table-cell>
          <table:table-cell office:value-type="float" office:value="23.7667" calcext:value-type="float">
            <text:p>23.7667</text:p>
          </table:table-cell>
          <table:table-cell/>
          <table:table-cell office:value-type="float" office:value="0.174683" calcext:value-type="float">
            <text:p>0.174683</text:p>
          </table:table-cell>
          <table:table-cell table:formula="of:=[.O117]-[.O$1]" office:value-type="float" office:value="0.000116000000000005" calcext:value-type="float">
            <text:p>0.000116</text:p>
          </table:table-cell>
          <table:table-cell table:formula="of:=[.P117]*([.H$3]^(-[.G$1]))" office:value-type="float" office:value="0.898969507474797" calcext:value-type="float">
            <text:p>0.898969507474797</text:p>
          </table:table-cell>
          <table:table-cell table:formula="of:=[.S117]*([.H$3]^(-[.F$1]))" office:value-type="float" office:value="0.00151240528173169" calcext:value-type="float">
            <text:p>0.001512405281732</text:p>
          </table:table-cell>
          <table:table-cell office:value-type="float" office:value="11.433" calcext:value-type="float">
            <text:p>11.433</text:p>
          </table:table-cell>
          <table:table-cell/>
          <table:table-cell office:value-type="float" office:value="0.174683" calcext:value-type="float">
            <text:p>0.174683</text:p>
          </table:table-cell>
          <table:table-cell table:formula="of:=[.U117]-[.U$1]" office:value-type="float" office:value="0.000116000000000005" calcext:value-type="float">
            <text:p>0.000116</text:p>
          </table:table-cell>
          <table:table-cell table:formula="of:=[.V117]*([.H$4]^(-[.G$1]))" office:value-type="float" office:value="1.18701987104573" calcext:value-type="float">
            <text:p>1.18701987104573</text:p>
          </table:table-cell>
          <table:table-cell table:formula="of:=[.Y117]*([.H$4]^(-[.F$1]))" office:value-type="float" office:value="-0.00319500233847607" calcext:value-type="float">
            <text:p>-0.003195002338476</text:p>
          </table:table-cell>
          <table:table-cell office:value-type="float" office:value="-31.867" calcext:value-type="float">
            <text:p>-31.867</text:p>
          </table:table-cell>
          <table:table-cell/>
          <table:table-cell office:value-type="float" office:value="0.174683" calcext:value-type="float">
            <text:p>0.174683</text:p>
          </table:table-cell>
          <table:table-cell table:formula="of:=[.AA117]-[.AA$1]" office:value-type="float" office:value="0.000116000000000005" calcext:value-type="float">
            <text:p>0.000116</text:p>
          </table:table-cell>
          <table:table-cell table:formula="of:=[.AB117]*([.H$5]^(-[.G$1]))" office:value-type="float" office:value="1.56736815046746" calcext:value-type="float">
            <text:p>1.56736815046746</text:p>
          </table:table-cell>
          <table:table-cell table:formula="of:=[.AE117]*([.H$5]^(-[.F$1]))" office:value-type="float" office:value="-0.00316021711348875" calcext:value-type="float">
            <text:p>-0.003160217113489</text:p>
          </table:table-cell>
          <table:table-cell office:value-type="float" office:value="-41.5877" calcext:value-type="float">
            <text:p>-41.5877</text:p>
          </table:table-cell>
          <table:table-cell table:number-columns-repeated="12"/>
        </table:table-row>
        <table:table-row table:style-name="ro1">
          <table:table-cell office:value-type="float" office:value="0.174684" calcext:value-type="float">
            <text:p>0.174684</text:p>
          </table:table-cell>
          <table:table-cell table:formula="of:=[.A118]-[.A$1]" office:value-type="float" office:value="0.000117000000000006" calcext:value-type="float">
            <text:p>0.000117</text:p>
          </table:table-cell>
          <table:table-cell table:formula="of:=[.B118]*([.H$1]^(-[.G$1]))" office:value-type="float" office:value="0.475538695123324" calcext:value-type="float">
            <text:p>0.475538695123324</text:p>
          </table:table-cell>
          <table:table-cell table:formula="of:=[.E118]*([.H$1]^(-[.F$1]))" office:value-type="float" office:value="0.00425738209493094" calcext:value-type="float">
            <text:p>0.004257382094931</text:p>
          </table:table-cell>
          <table:table-cell office:value-type="float" office:value="16.9093" calcext:value-type="float">
            <text:p>16.9093</text:p>
          </table:table-cell>
          <table:table-cell table:number-columns-repeated="3"/>
          <table:table-cell office:value-type="float" office:value="0.174684" calcext:value-type="float">
            <text:p>0.174684</text:p>
          </table:table-cell>
          <table:table-cell table:formula="of:=[.I118]-[.I$1]" office:value-type="float" office:value="0.000117000000000006" calcext:value-type="float">
            <text:p>0.000117</text:p>
          </table:table-cell>
          <table:table-cell table:formula="of:=[.J118]*([.H$2]^(-[.G$1]))" office:value-type="float" office:value="0.627912154827305" calcext:value-type="float">
            <text:p>0.627912154827305</text:p>
          </table:table-cell>
          <table:table-cell table:formula="of:=[.M118]*([.H$2]^(-[.F$1]))" office:value-type="float" office:value="0.00452007260878398" calcext:value-type="float">
            <text:p>0.004520072608784</text:p>
          </table:table-cell>
          <table:table-cell office:value-type="float" office:value="23.6868" calcext:value-type="float">
            <text:p>23.6868</text:p>
          </table:table-cell>
          <table:table-cell/>
          <table:table-cell office:value-type="float" office:value="0.174684" calcext:value-type="float">
            <text:p>0.174684</text:p>
          </table:table-cell>
          <table:table-cell table:formula="of:=[.O118]-[.O$1]" office:value-type="float" office:value="0.000117000000000006" calcext:value-type="float">
            <text:p>0.000117</text:p>
          </table:table-cell>
          <table:table-cell table:formula="of:=[.P118]*([.H$3]^(-[.G$1]))" office:value-type="float" office:value="0.906719244608208" calcext:value-type="float">
            <text:p>0.906719244608208</text:p>
          </table:table-cell>
          <table:table-cell table:formula="of:=[.S118]*([.H$3]^(-[.F$1]))" office:value-type="float" office:value="0.00137841461350235" calcext:value-type="float">
            <text:p>0.001378414613502</text:p>
          </table:table-cell>
          <table:table-cell office:value-type="float" office:value="10.4201" calcext:value-type="float">
            <text:p>10.4201</text:p>
          </table:table-cell>
          <table:table-cell/>
          <table:table-cell office:value-type="float" office:value="0.174684" calcext:value-type="float">
            <text:p>0.174684</text:p>
          </table:table-cell>
          <table:table-cell table:formula="of:=[.U118]-[.U$1]" office:value-type="float" office:value="0.000117000000000006" calcext:value-type="float">
            <text:p>0.000117</text:p>
          </table:table-cell>
          <table:table-cell table:formula="of:=[.V118]*([.H$4]^(-[.G$1]))" office:value-type="float" office:value="1.19725280096854" calcext:value-type="float">
            <text:p>1.19725280096854</text:p>
          </table:table-cell>
          <table:table-cell table:formula="of:=[.Y118]*([.H$4]^(-[.F$1]))" office:value-type="float" office:value="-0.00330983072452611" calcext:value-type="float">
            <text:p>-0.003309830724526</text:p>
          </table:table-cell>
          <table:table-cell office:value-type="float" office:value="-33.0123" calcext:value-type="float">
            <text:p>-33.0123</text:p>
          </table:table-cell>
          <table:table-cell/>
          <table:table-cell office:value-type="float" office:value="0.174684" calcext:value-type="float">
            <text:p>0.174684</text:p>
          </table:table-cell>
          <table:table-cell table:formula="of:=[.AA118]-[.AA$1]" office:value-type="float" office:value="0.000117000000000006" calcext:value-type="float">
            <text:p>0.000117</text:p>
          </table:table-cell>
          <table:table-cell table:formula="of:=[.AB118]*([.H$5]^(-[.G$1]))" office:value-type="float" office:value="1.58087994486805" calcext:value-type="float">
            <text:p>1.58087994486805</text:p>
          </table:table-cell>
          <table:table-cell table:formula="of:=[.AE118]*([.H$5]^(-[.F$1]))" office:value-type="float" office:value="-0.00303515404615443" calcext:value-type="float">
            <text:p>-0.003035154046154</text:p>
          </table:table-cell>
          <table:table-cell office:value-type="float" office:value="-39.9419" calcext:value-type="float">
            <text:p>-39.9419</text:p>
          </table:table-cell>
          <table:table-cell table:number-columns-repeated="12"/>
        </table:table-row>
        <table:table-row table:style-name="ro1">
          <table:table-cell office:value-type="float" office:value="0.174685" calcext:value-type="float">
            <text:p>0.174685</text:p>
          </table:table-cell>
          <table:table-cell table:formula="of:=[.A119]-[.A$1]" office:value-type="float" office:value="0.000117999999999979" calcext:value-type="float">
            <text:p>0.000118</text:p>
          </table:table-cell>
          <table:table-cell table:formula="of:=[.B119]*([.H$1]^(-[.G$1]))" office:value-type="float" office:value="0.479603128414867" calcext:value-type="float">
            <text:p>0.479603128414867</text:p>
          </table:table-cell>
          <table:table-cell table:formula="of:=[.E119]*([.H$1]^(-[.F$1]))" office:value-type="float" office:value="0.00428140167302444" calcext:value-type="float">
            <text:p>0.004281401673024</text:p>
          </table:table-cell>
          <table:table-cell office:value-type="float" office:value="17.0047" calcext:value-type="float">
            <text:p>17.0047</text:p>
          </table:table-cell>
          <table:table-cell table:number-columns-repeated="3"/>
          <table:table-cell office:value-type="float" office:value="0.174685" calcext:value-type="float">
            <text:p>0.174685</text:p>
          </table:table-cell>
          <table:table-cell table:formula="of:=[.I119]-[.I$1]" office:value-type="float" office:value="0.000117999999999979" calcext:value-type="float">
            <text:p>0.000118</text:p>
          </table:table-cell>
          <table:table-cell table:formula="of:=[.J119]*([.H$2]^(-[.G$1]))" office:value-type="float" office:value="0.633278925381241" calcext:value-type="float">
            <text:p>0.633278925381241</text:p>
          </table:table-cell>
          <table:table-cell table:formula="of:=[.M119]*([.H$2]^(-[.F$1]))" office:value-type="float" office:value="0.00450293637593409" calcext:value-type="float">
            <text:p>0.004502936375934</text:p>
          </table:table-cell>
          <table:table-cell office:value-type="float" office:value="23.597" calcext:value-type="float">
            <text:p>23.597</text:p>
          </table:table-cell>
          <table:table-cell/>
          <table:table-cell office:value-type="float" office:value="0.174685" calcext:value-type="float">
            <text:p>0.174685</text:p>
          </table:table-cell>
          <table:table-cell table:formula="of:=[.O119]-[.O$1]" office:value-type="float" office:value="0.000117999999999979" calcext:value-type="float">
            <text:p>0.000118</text:p>
          </table:table-cell>
          <table:table-cell table:formula="of:=[.P119]*([.H$3]^(-[.G$1]))" office:value-type="float" office:value="0.914468981741403" calcext:value-type="float">
            <text:p>0.914468981741403</text:p>
          </table:table-cell>
          <table:table-cell table:formula="of:=[.S119]*([.H$3]^(-[.F$1]))" office:value-type="float" office:value="0.00124315137124955" calcext:value-type="float">
            <text:p>0.00124315137125</text:p>
          </table:table-cell>
          <table:table-cell office:value-type="float" office:value="9.39758" calcext:value-type="float">
            <text:p>9.39758</text:p>
          </table:table-cell>
          <table:table-cell/>
          <table:table-cell office:value-type="float" office:value="0.174685" calcext:value-type="float">
            <text:p>0.174685</text:p>
          </table:table-cell>
          <table:table-cell table:formula="of:=[.U119]-[.U$1]" office:value-type="float" office:value="0.000117999999999979" calcext:value-type="float">
            <text:p>0.000118</text:p>
          </table:table-cell>
          <table:table-cell table:formula="of:=[.V119]*([.H$4]^(-[.G$1]))" office:value-type="float" office:value="1.20748573089108" calcext:value-type="float">
            <text:p>1.20748573089108</text:p>
          </table:table-cell>
          <table:table-cell table:formula="of:=[.Y119]*([.H$4]^(-[.F$1]))" office:value-type="float" office:value="-0.00341864347872161" calcext:value-type="float">
            <text:p>-0.003418643478722</text:p>
          </table:table-cell>
          <table:table-cell office:value-type="float" office:value="-34.0976" calcext:value-type="float">
            <text:p>-34.0976</text:p>
          </table:table-cell>
          <table:table-cell/>
          <table:table-cell office:value-type="float" office:value="0.174685" calcext:value-type="float">
            <text:p>0.174685</text:p>
          </table:table-cell>
          <table:table-cell table:formula="of:=[.AA119]-[.AA$1]" office:value-type="float" office:value="0.000117999999999979" calcext:value-type="float">
            <text:p>0.000118</text:p>
          </table:table-cell>
          <table:table-cell table:formula="of:=[.AB119]*([.H$5]^(-[.G$1]))" office:value-type="float" office:value="1.59439173926827" calcext:value-type="float">
            <text:p>1.59439173926827</text:p>
          </table:table-cell>
          <table:table-cell table:formula="of:=[.AE119]*([.H$5]^(-[.F$1]))" office:value-type="float" office:value="-0.0029071957893284" calcext:value-type="float">
            <text:p>-0.002907195789328</text:p>
          </table:table-cell>
          <table:table-cell office:value-type="float" office:value="-38.258" calcext:value-type="float">
            <text:p>-38.258</text:p>
          </table:table-cell>
          <table:table-cell table:number-columns-repeated="12"/>
        </table:table-row>
        <table:table-row table:style-name="ro1">
          <table:table-cell office:value-type="float" office:value="0.174686" calcext:value-type="float">
            <text:p>0.174686</text:p>
          </table:table-cell>
          <table:table-cell table:formula="of:=[.A120]-[.A$1]" office:value-type="float" office:value="0.00011899999999998" calcext:value-type="float">
            <text:p>0.000119</text:p>
          </table:table-cell>
          <table:table-cell table:formula="of:=[.B120]*([.H$1]^(-[.G$1]))" office:value-type="float" office:value="0.483667561706523" calcext:value-type="float">
            <text:p>0.483667561706523</text:p>
          </table:table-cell>
          <table:table-cell table:formula="of:=[.E120]*([.H$1]^(-[.F$1]))" office:value-type="float" office:value="0.00430459038520904" calcext:value-type="float">
            <text:p>0.004304590385209</text:p>
          </table:table-cell>
          <table:table-cell office:value-type="float" office:value="17.0968" calcext:value-type="float">
            <text:p>17.0968</text:p>
          </table:table-cell>
          <table:table-cell table:number-columns-repeated="3"/>
          <table:table-cell office:value-type="float" office:value="0.174686" calcext:value-type="float">
            <text:p>0.174686</text:p>
          </table:table-cell>
          <table:table-cell table:formula="of:=[.I120]-[.I$1]" office:value-type="float" office:value="0.00011899999999998" calcext:value-type="float">
            <text:p>0.000119</text:p>
          </table:table-cell>
          <table:table-cell table:formula="of:=[.J120]*([.H$2]^(-[.G$1]))" office:value-type="float" office:value="0.638645695935325" calcext:value-type="float">
            <text:p>0.638645695935325</text:p>
          </table:table-cell>
          <table:table-cell table:formula="of:=[.M120]*([.H$2]^(-[.F$1]))" office:value-type="float" office:value="0.00448389187661984" calcext:value-type="float">
            <text:p>0.00448389187662</text:p>
          </table:table-cell>
          <table:table-cell office:value-type="float" office:value="23.4972" calcext:value-type="float">
            <text:p>23.4972</text:p>
          </table:table-cell>
          <table:table-cell/>
          <table:table-cell office:value-type="float" office:value="0.174686" calcext:value-type="float">
            <text:p>0.174686</text:p>
          </table:table-cell>
          <table:table-cell table:formula="of:=[.O120]-[.O$1]" office:value-type="float" office:value="0.00011899999999998" calcext:value-type="float">
            <text:p>0.000119</text:p>
          </table:table-cell>
          <table:table-cell table:formula="of:=[.P120]*([.H$3]^(-[.G$1]))" office:value-type="float" office:value="0.922218718874814" calcext:value-type="float">
            <text:p>0.922218718874814</text:p>
          </table:table-cell>
          <table:table-cell table:formula="of:=[.S120]*([.H$3]^(-[.F$1]))" office:value-type="float" office:value="0.00110675445338541" calcext:value-type="float">
            <text:p>0.001106754453385</text:p>
          </table:table-cell>
          <table:table-cell office:value-type="float" office:value="8.36649" calcext:value-type="float">
            <text:p>8.36649</text:p>
          </table:table-cell>
          <table:table-cell/>
          <table:table-cell office:value-type="float" office:value="0.174686" calcext:value-type="float">
            <text:p>0.174686</text:p>
          </table:table-cell>
          <table:table-cell table:formula="of:=[.U120]-[.U$1]" office:value-type="float" office:value="0.00011899999999998" calcext:value-type="float">
            <text:p>0.000119</text:p>
          </table:table-cell>
          <table:table-cell table:formula="of:=[.V120]*([.H$4]^(-[.G$1]))" office:value-type="float" office:value="1.2177186608139" calcext:value-type="float">
            <text:p>1.2177186608139</text:p>
          </table:table-cell>
          <table:table-cell table:formula="of:=[.Y120]*([.H$4]^(-[.F$1]))" office:value-type="float" office:value="-0.00352128018421312" calcext:value-type="float">
            <text:p>-0.003521280184213</text:p>
          </table:table-cell>
          <table:table-cell office:value-type="float" office:value="-35.1213" calcext:value-type="float">
            <text:p>-35.1213</text:p>
          </table:table-cell>
          <table:table-cell/>
          <table:table-cell office:value-type="float" office:value="0.174686" calcext:value-type="float">
            <text:p>0.174686</text:p>
          </table:table-cell>
          <table:table-cell table:formula="of:=[.AA120]-[.AA$1]" office:value-type="float" office:value="0.00011899999999998" calcext:value-type="float">
            <text:p>0.000119</text:p>
          </table:table-cell>
          <table:table-cell table:formula="of:=[.AB120]*([.H$5]^(-[.G$1]))" office:value-type="float" office:value="1.60790353366887" calcext:value-type="float">
            <text:p>1.60790353366887</text:p>
          </table:table-cell>
          <table:table-cell table:formula="of:=[.AE120]*([.H$5]^(-[.F$1]))" office:value-type="float" office:value="-0.0027767678826735" calcext:value-type="float">
            <text:p>-0.002776767882674</text:p>
          </table:table-cell>
          <table:table-cell office:value-type="float" office:value="-36.5416" calcext:value-type="float">
            <text:p>-36.5416</text:p>
          </table:table-cell>
          <table:table-cell table:number-columns-repeated="12"/>
        </table:table-row>
        <table:table-row table:style-name="ro1">
          <table:table-cell office:value-type="float" office:value="0.174687" calcext:value-type="float">
            <text:p>0.174687</text:p>
          </table:table-cell>
          <table:table-cell table:formula="of:=[.A121]-[.A$1]" office:value-type="float" office:value="0.000119999999999981" calcext:value-type="float">
            <text:p>0.00012</text:p>
          </table:table-cell>
          <table:table-cell table:formula="of:=[.B121]*([.H$1]^(-[.G$1]))" office:value-type="float" office:value="0.487731994998179" calcext:value-type="float">
            <text:p>0.487731994998179</text:p>
          </table:table-cell>
          <table:table-cell table:formula="of:=[.E121]*([.H$1]^(-[.F$1]))" office:value-type="float" office:value="0.00432697340923957" calcext:value-type="float">
            <text:p>0.00432697340924</text:p>
          </table:table-cell>
          <table:table-cell office:value-type="float" office:value="17.1857" calcext:value-type="float">
            <text:p>17.1857</text:p>
          </table:table-cell>
          <table:table-cell table:number-columns-repeated="3"/>
          <table:table-cell office:value-type="float" office:value="0.174687" calcext:value-type="float">
            <text:p>0.174687</text:p>
          </table:table-cell>
          <table:table-cell table:formula="of:=[.I121]-[.I$1]" office:value-type="float" office:value="0.000119999999999981" calcext:value-type="float">
            <text:p>0.00012</text:p>
          </table:table-cell>
          <table:table-cell table:formula="of:=[.J121]*([.H$2]^(-[.G$1]))" office:value-type="float" office:value="0.64401246648941" calcext:value-type="float">
            <text:p>0.64401246648941</text:p>
          </table:table-cell>
          <table:table-cell table:formula="of:=[.M121]*([.H$2]^(-[.F$1]))" office:value-type="float" office:value="0.00446293911084125" calcext:value-type="float">
            <text:p>0.004462939110841</text:p>
          </table:table-cell>
          <table:table-cell office:value-type="float" office:value="23.3874" calcext:value-type="float">
            <text:p>23.3874</text:p>
          </table:table-cell>
          <table:table-cell/>
          <table:table-cell office:value-type="float" office:value="0.174687" calcext:value-type="float">
            <text:p>0.174687</text:p>
          </table:table-cell>
          <table:table-cell table:formula="of:=[.O121]-[.O$1]" office:value-type="float" office:value="0.000119999999999981" calcext:value-type="float">
            <text:p>0.00012</text:p>
          </table:table-cell>
          <table:table-cell table:formula="of:=[.P121]*([.H$3]^(-[.G$1]))" office:value-type="float" office:value="0.929968456008225" calcext:value-type="float">
            <text:p>0.929968456008225</text:p>
          </table:table-cell>
          <table:table-cell table:formula="of:=[.S121]*([.H$3]^(-[.F$1]))" office:value-type="float" office:value="0.000969369372532151" calcext:value-type="float">
            <text:p>0.000969369372532</text:p>
          </table:table-cell>
          <table:table-cell office:value-type="float" office:value="7.32793" calcext:value-type="float">
            <text:p>7.32793</text:p>
          </table:table-cell>
          <table:table-cell/>
          <table:table-cell office:value-type="float" office:value="0.174687" calcext:value-type="float">
            <text:p>0.174687</text:p>
          </table:table-cell>
          <table:table-cell table:formula="of:=[.U121]-[.U$1]" office:value-type="float" office:value="0.000119999999999981" calcext:value-type="float">
            <text:p>0.00012</text:p>
          </table:table-cell>
          <table:table-cell table:formula="of:=[.V121]*([.H$4]^(-[.G$1]))" office:value-type="float" office:value="1.22795159073671" calcext:value-type="float">
            <text:p>1.22795159073671</text:p>
          </table:table-cell>
          <table:table-cell table:formula="of:=[.Y121]*([.H$4]^(-[.F$1]))" office:value-type="float" office:value="-0.00361762052836354" calcext:value-type="float">
            <text:p>-0.003617620528364</text:p>
          </table:table-cell>
          <table:table-cell office:value-type="float" office:value="-36.0822" calcext:value-type="float">
            <text:p>-36.0822</text:p>
          </table:table-cell>
          <table:table-cell/>
          <table:table-cell office:value-type="float" office:value="0.174687" calcext:value-type="float">
            <text:p>0.174687</text:p>
          </table:table-cell>
          <table:table-cell table:formula="of:=[.AA121]-[.AA$1]" office:value-type="float" office:value="0.000119999999999981" calcext:value-type="float">
            <text:p>0.00012</text:p>
          </table:table-cell>
          <table:table-cell table:formula="of:=[.AB121]*([.H$5]^(-[.G$1]))" office:value-type="float" office:value="1.62141532806946" calcext:value-type="float">
            <text:p>1.62141532806946</text:p>
          </table:table-cell>
          <table:table-cell table:formula="of:=[.AE121]*([.H$5]^(-[.F$1]))" office:value-type="float" office:value="-0.00264428826692999" calcext:value-type="float">
            <text:p>-0.00264428826693</text:p>
          </table:table-cell>
          <table:table-cell office:value-type="float" office:value="-34.7982" calcext:value-type="float">
            <text:p>-34.7982</text:p>
          </table:table-cell>
          <table:table-cell table:number-columns-repeated="12"/>
        </table:table-row>
        <table:table-row table:style-name="ro1">
          <table:table-cell office:value-type="float" office:value="0.174688" calcext:value-type="float">
            <text:p>0.174688</text:p>
          </table:table-cell>
          <table:table-cell table:formula="of:=[.A122]-[.A$1]" office:value-type="float" office:value="0.000120999999999982" calcext:value-type="float">
            <text:p>0.000121</text:p>
          </table:table-cell>
          <table:table-cell table:formula="of:=[.B122]*([.H$1]^(-[.G$1]))" office:value-type="float" office:value="0.491796428289836" calcext:value-type="float">
            <text:p>0.491796428289836</text:p>
          </table:table-cell>
          <table:table-cell table:formula="of:=[.E122]*([.H$1]^(-[.F$1]))" office:value-type="float" office:value="0.00434850038960639" calcext:value-type="float">
            <text:p>0.004348500389606</text:p>
          </table:table-cell>
          <table:table-cell office:value-type="float" office:value="17.2712" calcext:value-type="float">
            <text:p>17.2712</text:p>
          </table:table-cell>
          <table:table-cell table:number-columns-repeated="3"/>
          <table:table-cell office:value-type="float" office:value="0.174688" calcext:value-type="float">
            <text:p>0.174688</text:p>
          </table:table-cell>
          <table:table-cell table:formula="of:=[.I122]-[.I$1]" office:value-type="float" office:value="0.000120999999999982" calcext:value-type="float">
            <text:p>0.000121</text:p>
          </table:table-cell>
          <table:table-cell table:formula="of:=[.J122]*([.H$2]^(-[.G$1]))" office:value-type="float" office:value="0.649379237043494" calcext:value-type="float">
            <text:p>0.649379237043494</text:p>
          </table:table-cell>
          <table:table-cell table:formula="of:=[.M122]*([.H$2]^(-[.F$1]))" office:value-type="float" office:value="0.00444009716126294" calcext:value-type="float">
            <text:p>0.004440097161263</text:p>
          </table:table-cell>
          <table:table-cell office:value-type="float" office:value="23.2677" calcext:value-type="float">
            <text:p>23.2677</text:p>
          </table:table-cell>
          <table:table-cell/>
          <table:table-cell office:value-type="float" office:value="0.174688" calcext:value-type="float">
            <text:p>0.174688</text:p>
          </table:table-cell>
          <table:table-cell table:formula="of:=[.O122]-[.O$1]" office:value-type="float" office:value="0.000120999999999982" calcext:value-type="float">
            <text:p>0.000121</text:p>
          </table:table-cell>
          <table:table-cell table:formula="of:=[.P122]*([.H$3]^(-[.G$1]))" office:value-type="float" office:value="0.937718193141636" calcext:value-type="float">
            <text:p>0.937718193141636</text:p>
          </table:table-cell>
          <table:table-cell table:formula="of:=[.S122]*([.H$3]^(-[.F$1]))" office:value-type="float" office:value="0.000831137672785947" calcext:value-type="float">
            <text:p>0.000831137672786</text:p>
          </table:table-cell>
          <table:table-cell office:value-type="float" office:value="6.28297" calcext:value-type="float">
            <text:p>6.28297</text:p>
          </table:table-cell>
          <table:table-cell/>
          <table:table-cell office:value-type="float" office:value="0.174688" calcext:value-type="float">
            <text:p>0.174688</text:p>
          </table:table-cell>
          <table:table-cell table:formula="of:=[.U122]-[.U$1]" office:value-type="float" office:value="0.000120999999999982" calcext:value-type="float">
            <text:p>0.000121</text:p>
          </table:table-cell>
          <table:table-cell table:formula="of:=[.V122]*([.H$4]^(-[.G$1]))" office:value-type="float" office:value="1.23818452065953" calcext:value-type="float">
            <text:p>1.23818452065953</text:p>
          </table:table-cell>
          <table:table-cell table:formula="of:=[.Y122]*([.H$4]^(-[.F$1]))" office:value-type="float" office:value="-0.00370753417248271" calcext:value-type="float">
            <text:p>-0.003707534172483</text:p>
          </table:table-cell>
          <table:table-cell office:value-type="float" office:value="-36.979" calcext:value-type="float">
            <text:p>-36.979</text:p>
          </table:table-cell>
          <table:table-cell/>
          <table:table-cell office:value-type="float" office:value="0.174688" calcext:value-type="float">
            <text:p>0.174688</text:p>
          </table:table-cell>
          <table:table-cell table:formula="of:=[.AA122]-[.AA$1]" office:value-type="float" office:value="0.000120999999999982" calcext:value-type="float">
            <text:p>0.000121</text:p>
          </table:table-cell>
          <table:table-cell table:formula="of:=[.AB122]*([.H$5]^(-[.G$1]))" office:value-type="float" office:value="1.63492712247005" calcext:value-type="float">
            <text:p>1.63492712247005</text:p>
          </table:table-cell>
          <table:table-cell table:formula="of:=[.AE122]*([.H$5]^(-[.F$1]))" office:value-type="float" office:value="-0.0025101824817607" calcext:value-type="float">
            <text:p>-0.002510182481761</text:p>
          </table:table-cell>
          <table:table-cell office:value-type="float" office:value="-33.0334" calcext:value-type="float">
            <text:p>-33.0334</text:p>
          </table:table-cell>
          <table:table-cell table:number-columns-repeated="12"/>
        </table:table-row>
        <table:table-row table:style-name="ro1">
          <table:table-cell office:value-type="float" office:value="0.174689" calcext:value-type="float">
            <text:p>0.174689</text:p>
          </table:table-cell>
          <table:table-cell table:formula="of:=[.A123]-[.A$1]" office:value-type="float" office:value="0.000121999999999983" calcext:value-type="float">
            <text:p>0.000122</text:p>
          </table:table-cell>
          <table:table-cell table:formula="of:=[.B123]*([.H$1]^(-[.G$1]))" office:value-type="float" office:value="0.495860861581492" calcext:value-type="float">
            <text:p>0.495860861581492</text:p>
          </table:table-cell>
          <table:table-cell table:formula="of:=[.E123]*([.H$1]^(-[.F$1]))" office:value-type="float" office:value="0.00436919650406431" calcext:value-type="float">
            <text:p>0.004369196504064</text:p>
          </table:table-cell>
          <table:table-cell office:value-type="float" office:value="17.3534" calcext:value-type="float">
            <text:p>17.3534</text:p>
          </table:table-cell>
          <table:table-cell table:number-columns-repeated="3"/>
          <table:table-cell office:value-type="float" office:value="0.174689" calcext:value-type="float">
            <text:p>0.174689</text:p>
          </table:table-cell>
          <table:table-cell table:formula="of:=[.I123]-[.I$1]" office:value-type="float" office:value="0.000121999999999983" calcext:value-type="float">
            <text:p>0.000122</text:p>
          </table:table-cell>
          <table:table-cell table:formula="of:=[.J123]*([.H$2]^(-[.G$1]))" office:value-type="float" office:value="0.654746007597579" calcext:value-type="float">
            <text:p>0.654746007597579</text:p>
          </table:table-cell>
          <table:table-cell table:formula="of:=[.M123]*([.H$2]^(-[.F$1]))" office:value-type="float" office:value="0.00441532786255564" calcext:value-type="float">
            <text:p>0.004415327862556</text:p>
          </table:table-cell>
          <table:table-cell office:value-type="float" office:value="23.1379" calcext:value-type="float">
            <text:p>23.1379</text:p>
          </table:table-cell>
          <table:table-cell/>
          <table:table-cell office:value-type="float" office:value="0.174689" calcext:value-type="float">
            <text:p>0.174689</text:p>
          </table:table-cell>
          <table:table-cell table:formula="of:=[.O123]-[.O$1]" office:value-type="float" office:value="0.000121999999999983" calcext:value-type="float">
            <text:p>0.000122</text:p>
          </table:table-cell>
          <table:table-cell table:formula="of:=[.P123]*([.H$3]^(-[.G$1]))" office:value-type="float" office:value="0.945467930275047" calcext:value-type="float">
            <text:p>0.945467930275047</text:p>
          </table:table-cell>
          <table:table-cell table:formula="of:=[.S123]*([.H$3]^(-[.F$1]))" office:value-type="float" office:value="0.000692208835295081" calcext:value-type="float">
            <text:p>0.000692208835295</text:p>
          </table:table-cell>
          <table:table-cell office:value-type="float" office:value="5.23274" calcext:value-type="float">
            <text:p>5.23274</text:p>
          </table:table-cell>
          <table:table-cell/>
          <table:table-cell office:value-type="float" office:value="0.174689" calcext:value-type="float">
            <text:p>0.174689</text:p>
          </table:table-cell>
          <table:table-cell table:formula="of:=[.U123]-[.U$1]" office:value-type="float" office:value="0.000121999999999983" calcext:value-type="float">
            <text:p>0.000122</text:p>
          </table:table-cell>
          <table:table-cell table:formula="of:=[.V123]*([.H$4]^(-[.G$1]))" office:value-type="float" office:value="1.24841745058235" calcext:value-type="float">
            <text:p>1.24841745058235</text:p>
          </table:table-cell>
          <table:table-cell table:formula="of:=[.Y123]*([.H$4]^(-[.F$1]))" office:value-type="float" office:value="-0.0037909108299866" calcext:value-type="float">
            <text:p>-0.003790910829987</text:p>
          </table:table-cell>
          <table:table-cell office:value-type="float" office:value="-37.8106" calcext:value-type="float">
            <text:p>-37.8106</text:p>
          </table:table-cell>
          <table:table-cell/>
          <table:table-cell office:value-type="float" office:value="0.174689" calcext:value-type="float">
            <text:p>0.174689</text:p>
          </table:table-cell>
          <table:table-cell table:formula="of:=[.AA123]-[.AA$1]" office:value-type="float" office:value="0.000121999999999983" calcext:value-type="float">
            <text:p>0.000122</text:p>
          </table:table-cell>
          <table:table-cell table:formula="of:=[.AB123]*([.H$5]^(-[.G$1]))" office:value-type="float" office:value="1.64843891687065" calcext:value-type="float">
            <text:p>1.64843891687065</text:p>
          </table:table-cell>
          <table:table-cell table:formula="of:=[.AE123]*([.H$5]^(-[.F$1]))" office:value-type="float" office:value="-0.00237487606682845" calcext:value-type="float">
            <text:p>-0.002374876066828</text:p>
          </table:table-cell>
          <table:table-cell office:value-type="float" office:value="-31.2528" calcext:value-type="float">
            <text:p>-31.2528</text:p>
          </table:table-cell>
          <table:table-cell table:number-columns-repeated="12"/>
        </table:table-row>
        <table:table-row table:style-name="ro1">
          <table:table-cell office:value-type="float" office:value="0.17469" calcext:value-type="float">
            <text:p>0.17469</text:p>
          </table:table-cell>
          <table:table-cell table:formula="of:=[.A124]-[.A$1]" office:value-type="float" office:value="0.000123000000000012" calcext:value-type="float">
            <text:p>0.000123</text:p>
          </table:table-cell>
          <table:table-cell table:formula="of:=[.B124]*([.H$1]^(-[.G$1]))" office:value-type="float" office:value="0.499925294873261" calcext:value-type="float">
            <text:p>0.499925294873261</text:p>
          </table:table-cell>
          <table:table-cell table:formula="of:=[.E124]*([.H$1]^(-[.F$1]))" office:value-type="float" office:value="0.00438903657485852" calcext:value-type="float">
            <text:p>0.004389036574859</text:p>
          </table:table-cell>
          <table:table-cell office:value-type="float" office:value="17.4322" calcext:value-type="float">
            <text:p>17.4322</text:p>
          </table:table-cell>
          <table:table-cell table:number-columns-repeated="3"/>
          <table:table-cell office:value-type="float" office:value="0.17469" calcext:value-type="float">
            <text:p>0.17469</text:p>
          </table:table-cell>
          <table:table-cell table:formula="of:=[.I124]-[.I$1]" office:value-type="float" office:value="0.000123000000000012" calcext:value-type="float">
            <text:p>0.000123</text:p>
          </table:table-cell>
          <table:table-cell table:formula="of:=[.J124]*([.H$2]^(-[.G$1]))" office:value-type="float" office:value="0.660112778151813" calcext:value-type="float">
            <text:p>0.660112778151813</text:p>
          </table:table-cell>
          <table:table-cell table:formula="of:=[.M124]*([.H$2]^(-[.F$1]))" office:value-type="float" office:value="0.00438866938004862" calcext:value-type="float">
            <text:p>0.004388669380049</text:p>
          </table:table-cell>
          <table:table-cell office:value-type="float" office:value="22.9982" calcext:value-type="float">
            <text:p>22.9982</text:p>
          </table:table-cell>
          <table:table-cell/>
          <table:table-cell office:value-type="float" office:value="0.17469" calcext:value-type="float">
            <text:p>0.17469</text:p>
          </table:table-cell>
          <table:table-cell table:formula="of:=[.O124]-[.O$1]" office:value-type="float" office:value="0.000123000000000012" calcext:value-type="float">
            <text:p>0.000123</text:p>
          </table:table-cell>
          <table:table-cell table:formula="of:=[.P124]*([.H$3]^(-[.G$1]))" office:value-type="float" office:value="0.953217667408672" calcext:value-type="float">
            <text:p>0.953217667408672</text:p>
          </table:table-cell>
          <table:table-cell table:formula="of:=[.S124]*([.H$3]^(-[.F$1]))" office:value-type="float" office:value="0.000552728372681779" calcext:value-type="float">
            <text:p>0.000552728372682</text:p>
          </table:table-cell>
          <table:table-cell office:value-type="float" office:value="4.17834" calcext:value-type="float">
            <text:p>4.17834</text:p>
          </table:table-cell>
          <table:table-cell/>
          <table:table-cell office:value-type="float" office:value="0.17469" calcext:value-type="float">
            <text:p>0.17469</text:p>
          </table:table-cell>
          <table:table-cell table:formula="of:=[.U124]-[.U$1]" office:value-type="float" office:value="0.000123000000000012" calcext:value-type="float">
            <text:p>0.000123</text:p>
          </table:table-cell>
          <table:table-cell table:formula="of:=[.V124]*([.H$4]^(-[.G$1]))" office:value-type="float" office:value="1.25865038050545" calcext:value-type="float">
            <text:p>1.25865038050545</text:p>
          </table:table-cell>
          <table:table-cell table:formula="of:=[.Y124]*([.H$4]^(-[.F$1]))" office:value-type="float" office:value="-0.00386767029245051" calcext:value-type="float">
            <text:p>-0.003867670292451</text:p>
          </table:table-cell>
          <table:table-cell office:value-type="float" office:value="-38.5762" calcext:value-type="float">
            <text:p>-38.5762</text:p>
          </table:table-cell>
          <table:table-cell/>
          <table:table-cell office:value-type="float" office:value="0.17469" calcext:value-type="float">
            <text:p>0.17469</text:p>
          </table:table-cell>
          <table:table-cell table:formula="of:=[.AA124]-[.AA$1]" office:value-type="float" office:value="0.000123000000000012" calcext:value-type="float">
            <text:p>0.000123</text:p>
          </table:table-cell>
          <table:table-cell table:formula="of:=[.AB124]*([.H$5]^(-[.G$1]))" office:value-type="float" office:value="1.66195071127162" calcext:value-type="float">
            <text:p>1.66195071127162</text:p>
          </table:table-cell>
          <table:table-cell table:formula="of:=[.AE124]*([.H$5]^(-[.F$1]))" office:value-type="float" office:value="-0.00223880975964115" calcext:value-type="float">
            <text:p>-0.002238809759641</text:p>
          </table:table-cell>
          <table:table-cell office:value-type="float" office:value="-29.4622" calcext:value-type="float">
            <text:p>-29.4622</text:p>
          </table:table-cell>
          <table:table-cell table:number-columns-repeated="12"/>
        </table:table-row>
        <table:table-row table:style-name="ro1">
          <table:table-cell office:value-type="float" office:value="0.174691" calcext:value-type="float">
            <text:p>0.174691</text:p>
          </table:table-cell>
          <table:table-cell table:formula="of:=[.A125]-[.A$1]" office:value-type="float" office:value="0.000123999999999985" calcext:value-type="float">
            <text:p>0.000124</text:p>
          </table:table-cell>
          <table:table-cell table:formula="of:=[.B125]*([.H$1]^(-[.G$1]))" office:value-type="float" office:value="0.503989728164804" calcext:value-type="float">
            <text:p>0.503989728164804</text:p>
          </table:table-cell>
          <table:table-cell table:formula="of:=[.E125]*([.H$1]^(-[.F$1]))" office:value-type="float" office:value="0.00440799542423421" calcext:value-type="float">
            <text:p>0.004407995424234</text:p>
          </table:table-cell>
          <table:table-cell office:value-type="float" office:value="17.5075" calcext:value-type="float">
            <text:p>17.5075</text:p>
          </table:table-cell>
          <table:table-cell table:number-columns-repeated="3"/>
          <table:table-cell office:value-type="float" office:value="0.174691" calcext:value-type="float">
            <text:p>0.174691</text:p>
          </table:table-cell>
          <table:table-cell table:formula="of:=[.I125]-[.I$1]" office:value-type="float" office:value="0.000123999999999985" calcext:value-type="float">
            <text:p>0.000124</text:p>
          </table:table-cell>
          <table:table-cell table:formula="of:=[.J125]*([.H$2]^(-[.G$1]))" office:value-type="float" office:value="0.665479548705748" calcext:value-type="float">
            <text:p>0.665479548705748</text:p>
          </table:table-cell>
          <table:table-cell table:formula="of:=[.M125]*([.H$2]^(-[.F$1]))" office:value-type="float" office:value="0.0043601217137419" calcext:value-type="float">
            <text:p>0.004360121713742</text:p>
          </table:table-cell>
          <table:table-cell office:value-type="float" office:value="22.8486" calcext:value-type="float">
            <text:p>22.8486</text:p>
          </table:table-cell>
          <table:table-cell/>
          <table:table-cell office:value-type="float" office:value="0.174691" calcext:value-type="float">
            <text:p>0.174691</text:p>
          </table:table-cell>
          <table:table-cell table:formula="of:=[.O125]-[.O$1]" office:value-type="float" office:value="0.000123999999999985" calcext:value-type="float">
            <text:p>0.000124</text:p>
          </table:table-cell>
          <table:table-cell table:formula="of:=[.P125]*([.H$3]^(-[.G$1]))" office:value-type="float" office:value="0.960967404541868" calcext:value-type="float">
            <text:p>0.960967404541868</text:p>
          </table:table-cell>
          <table:table-cell table:formula="of:=[.S125]*([.H$3]^(-[.F$1]))" office:value-type="float" office:value="0.000412844443252305" calcext:value-type="float">
            <text:p>0.000412844443252</text:p>
          </table:table-cell>
          <table:table-cell office:value-type="float" office:value="3.12089" calcext:value-type="float">
            <text:p>3.12089</text:p>
          </table:table-cell>
          <table:table-cell/>
          <table:table-cell office:value-type="float" office:value="0.174691" calcext:value-type="float">
            <text:p>0.174691</text:p>
          </table:table-cell>
          <table:table-cell table:formula="of:=[.U125]-[.U$1]" office:value-type="float" office:value="0.000123999999999985" calcext:value-type="float">
            <text:p>0.000124</text:p>
          </table:table-cell>
          <table:table-cell table:formula="of:=[.V125]*([.H$4]^(-[.G$1]))" office:value-type="float" office:value="1.26888331042798" calcext:value-type="float">
            <text:p>1.26888331042798</text:p>
          </table:table-cell>
          <table:table-cell table:formula="of:=[.Y125]*([.H$4]^(-[.F$1]))" office:value-type="float" office:value="-0.0039377323514497" calcext:value-type="float">
            <text:p>-0.00393773235145</text:p>
          </table:table-cell>
          <table:table-cell office:value-type="float" office:value="-39.275" calcext:value-type="float">
            <text:p>-39.275</text:p>
          </table:table-cell>
          <table:table-cell/>
          <table:table-cell office:value-type="float" office:value="0.174691" calcext:value-type="float">
            <text:p>0.174691</text:p>
          </table:table-cell>
          <table:table-cell table:formula="of:=[.AA125]-[.AA$1]" office:value-type="float" office:value="0.000123999999999985" calcext:value-type="float">
            <text:p>0.000124</text:p>
          </table:table-cell>
          <table:table-cell table:formula="of:=[.AB125]*([.H$5]^(-[.G$1]))" office:value-type="float" office:value="1.67546250567184" calcext:value-type="float">
            <text:p>1.67546250567184</text:p>
          </table:table-cell>
          <table:table-cell table:formula="of:=[.AE125]*([.H$5]^(-[.F$1]))" office:value-type="float" office:value="-0.00210240909986164" calcext:value-type="float">
            <text:p>-0.002102409099862</text:p>
          </table:table-cell>
          <table:table-cell office:value-type="float" office:value="-27.6672" calcext:value-type="float">
            <text:p>-27.6672</text:p>
          </table:table-cell>
          <table:table-cell table:number-columns-repeated="12"/>
        </table:table-row>
        <table:table-row table:style-name="ro1">
          <table:table-cell office:value-type="float" office:value="0.174692" calcext:value-type="float">
            <text:p>0.174692</text:p>
          </table:table-cell>
          <table:table-cell table:formula="of:=[.A126]-[.A$1]" office:value-type="float" office:value="0.000124999999999986" calcext:value-type="float">
            <text:p>0.000125</text:p>
          </table:table-cell>
          <table:table-cell table:formula="of:=[.B126]*([.H$1]^(-[.G$1]))" office:value-type="float" office:value="0.50805416145646" calcext:value-type="float">
            <text:p>0.50805416145646</text:p>
          </table:table-cell>
          <table:table-cell table:formula="of:=[.E126]*([.H$1]^(-[.F$1]))" office:value-type="float" office:value="0.00442609822994618" calcext:value-type="float">
            <text:p>0.004426098229946</text:p>
          </table:table-cell>
          <table:table-cell office:value-type="float" office:value="17.5794" calcext:value-type="float">
            <text:p>17.5794</text:p>
          </table:table-cell>
          <table:table-cell table:number-columns-repeated="3"/>
          <table:table-cell office:value-type="float" office:value="0.174692" calcext:value-type="float">
            <text:p>0.174692</text:p>
          </table:table-cell>
          <table:table-cell table:formula="of:=[.I126]-[.I$1]" office:value-type="float" office:value="0.000124999999999986" calcext:value-type="float">
            <text:p>0.000125</text:p>
          </table:table-cell>
          <table:table-cell table:formula="of:=[.J126]*([.H$2]^(-[.G$1]))" office:value-type="float" office:value="0.670846319259833" calcext:value-type="float">
            <text:p>0.670846319259833</text:p>
          </table:table-cell>
          <table:table-cell table:formula="of:=[.M126]*([.H$2]^(-[.F$1]))" office:value-type="float" office:value="0.00432966578097082" calcext:value-type="float">
            <text:p>0.004329665780971</text:p>
          </table:table-cell>
          <table:table-cell office:value-type="float" office:value="22.689" calcext:value-type="float">
            <text:p>22.689</text:p>
          </table:table-cell>
          <table:table-cell/>
          <table:table-cell office:value-type="float" office:value="0.174692" calcext:value-type="float">
            <text:p>0.174692</text:p>
          </table:table-cell>
          <table:table-cell table:formula="of:=[.O126]-[.O$1]" office:value-type="float" office:value="0.000124999999999986" calcext:value-type="float">
            <text:p>0.000125</text:p>
          </table:table-cell>
          <table:table-cell table:formula="of:=[.P126]*([.H$3]^(-[.G$1]))" office:value-type="float" office:value="0.968717141675279" calcext:value-type="float">
            <text:p>0.968717141675279</text:p>
          </table:table-cell>
          <table:table-cell table:formula="of:=[.S126]*([.H$3]^(-[.F$1]))" office:value-type="float" office:value="0.000272706528154947" calcext:value-type="float">
            <text:p>0.000272706528155</text:p>
          </table:table-cell>
          <table:table-cell office:value-type="float" office:value="2.06152" calcext:value-type="float">
            <text:p>2.06152</text:p>
          </table:table-cell>
          <table:table-cell/>
          <table:table-cell office:value-type="float" office:value="0.174692" calcext:value-type="float">
            <text:p>0.174692</text:p>
          </table:table-cell>
          <table:table-cell table:formula="of:=[.U126]-[.U$1]" office:value-type="float" office:value="0.000124999999999986" calcext:value-type="float">
            <text:p>0.000125</text:p>
          </table:table-cell>
          <table:table-cell table:formula="of:=[.V126]*([.H$4]^(-[.G$1]))" office:value-type="float" office:value="1.2791162403508" calcext:value-type="float">
            <text:p>1.2791162403508</text:p>
          </table:table-cell>
          <table:table-cell table:formula="of:=[.Y126]*([.H$4]^(-[.F$1]))" office:value-type="float" office:value="-0.00400102682461253" calcext:value-type="float">
            <text:p>-0.004001026824613</text:p>
          </table:table-cell>
          <table:table-cell office:value-type="float" office:value="-39.9063" calcext:value-type="float">
            <text:p>-39.9063</text:p>
          </table:table-cell>
          <table:table-cell/>
          <table:table-cell office:value-type="float" office:value="0.174692" calcext:value-type="float">
            <text:p>0.174692</text:p>
          </table:table-cell>
          <table:table-cell table:formula="of:=[.AA126]-[.AA$1]" office:value-type="float" office:value="0.000124999999999986" calcext:value-type="float">
            <text:p>0.000125</text:p>
          </table:table-cell>
          <table:table-cell table:formula="of:=[.AB126]*([.H$5]^(-[.G$1]))" office:value-type="float" office:value="1.68897430007243" calcext:value-type="float">
            <text:p>1.68897430007243</text:p>
          </table:table-cell>
          <table:table-cell table:formula="of:=[.AE126]*([.H$5]^(-[.F$1]))" office:value-type="float" office:value="-0.00196610722607529" calcext:value-type="float">
            <text:p>-0.001966107226075</text:p>
          </table:table-cell>
          <table:table-cell office:value-type="float" office:value="-25.8735" calcext:value-type="float">
            <text:p>-25.8735</text:p>
          </table:table-cell>
          <table:table-cell table:number-columns-repeated="12"/>
        </table:table-row>
        <table:table-row table:style-name="ro1">
          <table:table-cell office:value-type="float" office:value="0.174693" calcext:value-type="float">
            <text:p>0.174693</text:p>
          </table:table-cell>
          <table:table-cell table:formula="of:=[.A127]-[.A$1]" office:value-type="float" office:value="0.000125999999999987" calcext:value-type="float">
            <text:p>0.000126</text:p>
          </table:table-cell>
          <table:table-cell table:formula="of:=[.B127]*([.H$1]^(-[.G$1]))" office:value-type="float" office:value="0.512118594748116" calcext:value-type="float">
            <text:p>0.512118594748116</text:p>
          </table:table-cell>
          <table:table-cell table:formula="of:=[.E127]*([.H$1]^(-[.F$1]))" office:value-type="float" office:value="0.00444329463648482" calcext:value-type="float">
            <text:p>0.004443294636485</text:p>
          </table:table-cell>
          <table:table-cell office:value-type="float" office:value="17.6477" calcext:value-type="float">
            <text:p>17.6477</text:p>
          </table:table-cell>
          <table:table-cell table:number-columns-repeated="3"/>
          <table:table-cell office:value-type="float" office:value="0.174693" calcext:value-type="float">
            <text:p>0.174693</text:p>
          </table:table-cell>
          <table:table-cell table:formula="of:=[.I127]-[.I$1]" office:value-type="float" office:value="0.000125999999999987" calcext:value-type="float">
            <text:p>0.000126</text:p>
          </table:table-cell>
          <table:table-cell table:formula="of:=[.J127]*([.H$2]^(-[.G$1]))" office:value-type="float" office:value="0.676213089813917" calcext:value-type="float">
            <text:p>0.676213089813917</text:p>
          </table:table-cell>
          <table:table-cell table:formula="of:=[.M127]*([.H$2]^(-[.F$1]))" office:value-type="float" office:value="0.00429732066440004" calcext:value-type="float">
            <text:p>0.0042973206644</text:p>
          </table:table-cell>
          <table:table-cell office:value-type="float" office:value="22.5195" calcext:value-type="float">
            <text:p>22.5195</text:p>
          </table:table-cell>
          <table:table-cell/>
          <table:table-cell office:value-type="float" office:value="0.174693" calcext:value-type="float">
            <text:p>0.174693</text:p>
          </table:table-cell>
          <table:table-cell table:formula="of:=[.O127]-[.O$1]" office:value-type="float" office:value="0.000125999999999987" calcext:value-type="float">
            <text:p>0.000126</text:p>
          </table:table-cell>
          <table:table-cell table:formula="of:=[.P127]*([.H$3]^(-[.G$1]))" office:value-type="float" office:value="0.97646687880869" calcext:value-type="float">
            <text:p>0.97646687880869</text:p>
          </table:table-cell>
          <table:table-cell table:formula="of:=[.S127]*([.H$3]^(-[.F$1]))" office:value-type="float" office:value="0.00013246146285395" calcext:value-type="float">
            <text:p>0.000132461462854</text:p>
          </table:table-cell>
          <table:table-cell office:value-type="float" office:value="1.00134" calcext:value-type="float">
            <text:p>1.00134</text:p>
          </table:table-cell>
          <table:table-cell/>
          <table:table-cell office:value-type="float" office:value="0.174693" calcext:value-type="float">
            <text:p>0.174693</text:p>
          </table:table-cell>
          <table:table-cell table:formula="of:=[.U127]-[.U$1]" office:value-type="float" office:value="0.000125999999999987" calcext:value-type="float">
            <text:p>0.000126</text:p>
          </table:table-cell>
          <table:table-cell table:formula="of:=[.V127]*([.H$4]^(-[.G$1]))" office:value-type="float" office:value="1.28934917027362" calcext:value-type="float">
            <text:p>1.28934917027362</text:p>
          </table:table-cell>
          <table:table-cell table:formula="of:=[.Y127]*([.H$4]^(-[.F$1]))" office:value-type="float" office:value="-0.00405751360772664" calcext:value-type="float">
            <text:p>-0.004057513607727</text:p>
          </table:table-cell>
          <table:table-cell office:value-type="float" office:value="-40.4697" calcext:value-type="float">
            <text:p>-40.4697</text:p>
          </table:table-cell>
          <table:table-cell/>
          <table:table-cell office:value-type="float" office:value="0.174693" calcext:value-type="float">
            <text:p>0.174693</text:p>
          </table:table-cell>
          <table:table-cell table:formula="of:=[.AA127]-[.AA$1]" office:value-type="float" office:value="0.000125999999999987" calcext:value-type="float">
            <text:p>0.000126</text:p>
          </table:table-cell>
          <table:table-cell table:formula="of:=[.AB127]*([.H$5]^(-[.G$1]))" office:value-type="float" office:value="1.70248609447303" calcext:value-type="float">
            <text:p>1.70248609447303</text:p>
          </table:table-cell>
          <table:table-cell table:formula="of:=[.AE127]*([.H$5]^(-[.F$1]))" office:value-type="float" office:value="-0.00183033727686746" calcext:value-type="float">
            <text:p>-0.001830337276867</text:p>
          </table:table-cell>
          <table:table-cell office:value-type="float" office:value="-24.0868" calcext:value-type="float">
            <text:p>-24.0868</text:p>
          </table:table-cell>
          <table:table-cell table:number-columns-repeated="12"/>
        </table:table-row>
        <table:table-row table:style-name="ro1">
          <table:table-cell office:value-type="float" office:value="0.174694" calcext:value-type="float">
            <text:p>0.174694</text:p>
          </table:table-cell>
          <table:table-cell table:formula="of:=[.A128]-[.A$1]" office:value-type="float" office:value="0.000126999999999988" calcext:value-type="float">
            <text:p>0.000127</text:p>
          </table:table-cell>
          <table:table-cell table:formula="of:=[.B128]*([.H$1]^(-[.G$1]))" office:value-type="float" office:value="0.516183028039773" calcext:value-type="float">
            <text:p>0.516183028039773</text:p>
          </table:table-cell>
          <table:table-cell table:formula="of:=[.E128]*([.H$1]^(-[.F$1]))" office:value-type="float" office:value="0.00445958464385012" calcext:value-type="float">
            <text:p>0.00445958464385</text:p>
          </table:table-cell>
          <table:table-cell office:value-type="float" office:value="17.7124" calcext:value-type="float">
            <text:p>17.7124</text:p>
          </table:table-cell>
          <table:table-cell table:number-columns-repeated="3"/>
          <table:table-cell office:value-type="float" office:value="0.174694" calcext:value-type="float">
            <text:p>0.174694</text:p>
          </table:table-cell>
          <table:table-cell table:formula="of:=[.I128]-[.I$1]" office:value-type="float" office:value="0.000126999999999988" calcext:value-type="float">
            <text:p>0.000127</text:p>
          </table:table-cell>
          <table:table-cell table:formula="of:=[.J128]*([.H$2]^(-[.G$1]))" office:value-type="float" office:value="0.681579860368002" calcext:value-type="float">
            <text:p>0.681579860368002</text:p>
          </table:table-cell>
          <table:table-cell table:formula="of:=[.M128]*([.H$2]^(-[.F$1]))" office:value-type="float" office:value="0.00426310544669419" calcext:value-type="float">
            <text:p>0.004263105446694</text:p>
          </table:table-cell>
          <table:table-cell office:value-type="float" office:value="22.3402" calcext:value-type="float">
            <text:p>22.3402</text:p>
          </table:table-cell>
          <table:table-cell/>
          <table:table-cell office:value-type="float" office:value="0.174694" calcext:value-type="float">
            <text:p>0.174694</text:p>
          </table:table-cell>
          <table:table-cell table:formula="of:=[.O128]-[.O$1]" office:value-type="float" office:value="0.000126999999999988" calcext:value-type="float">
            <text:p>0.000127</text:p>
          </table:table-cell>
          <table:table-cell table:formula="of:=[.P128]*([.H$3]^(-[.G$1]))" office:value-type="float" office:value="0.984216615942101" calcext:value-type="float">
            <text:p>0.984216615942101</text:p>
          </table:table-cell>
          <table:table-cell table:formula="of:=[.S128]*([.H$3]^(-[.F$1]))" office:value-type="float" office:value="-0.000007740557167709" calcext:value-type="float">
            <text:p>-7.740557167709E-06</text:p>
          </table:table-cell>
          <table:table-cell office:value-type="float" office:value="-0.0585146" calcext:value-type="float">
            <text:p>-0.0585146</text:p>
          </table:table-cell>
          <table:table-cell/>
          <table:table-cell office:value-type="float" office:value="0.174694" calcext:value-type="float">
            <text:p>0.174694</text:p>
          </table:table-cell>
          <table:table-cell table:formula="of:=[.U128]-[.U$1]" office:value-type="float" office:value="0.000126999999999988" calcext:value-type="float">
            <text:p>0.000127</text:p>
          </table:table-cell>
          <table:table-cell table:formula="of:=[.V128]*([.H$4]^(-[.G$1]))" office:value-type="float" office:value="1.29958210019644" calcext:value-type="float">
            <text:p>1.29958210019644</text:p>
          </table:table-cell>
          <table:table-cell table:formula="of:=[.Y128]*([.H$4]^(-[.F$1]))" office:value-type="float" office:value="-0.00410715259657967" calcext:value-type="float">
            <text:p>-0.00410715259658</text:p>
          </table:table-cell>
          <table:table-cell office:value-type="float" office:value="-40.9648" calcext:value-type="float">
            <text:p>-40.9648</text:p>
          </table:table-cell>
          <table:table-cell/>
          <table:table-cell office:value-type="float" office:value="0.174694" calcext:value-type="float">
            <text:p>0.174694</text:p>
          </table:table-cell>
          <table:table-cell table:formula="of:=[.AA128]-[.AA$1]" office:value-type="float" office:value="0.000126999999999988" calcext:value-type="float">
            <text:p>0.000127</text:p>
          </table:table-cell>
          <table:table-cell table:formula="of:=[.AB128]*([.H$5]^(-[.G$1]))" office:value-type="float" office:value="1.71599788887362" calcext:value-type="float">
            <text:p>1.71599788887362</text:p>
          </table:table-cell>
          <table:table-cell table:formula="of:=[.AE128]*([.H$5]^(-[.F$1]))" office:value-type="float" office:value="-0.00169553998974608" calcext:value-type="float">
            <text:p>-0.001695539989746</text:p>
          </table:table-cell>
          <table:table-cell office:value-type="float" office:value="-22.3129" calcext:value-type="float">
            <text:p>-22.3129</text:p>
          </table:table-cell>
          <table:table-cell table:number-columns-repeated="12"/>
        </table:table-row>
        <table:table-row table:style-name="ro1">
          <table:table-cell office:value-type="float" office:value="0.174695" calcext:value-type="float">
            <text:p>0.174695</text:p>
          </table:table-cell>
          <table:table-cell table:formula="of:=[.A129]-[.A$1]" office:value-type="float" office:value="0.000127999999999989" calcext:value-type="float">
            <text:p>0.000128</text:p>
          </table:table-cell>
          <table:table-cell table:formula="of:=[.B129]*([.H$1]^(-[.G$1]))" office:value-type="float" office:value="0.520247461331429" calcext:value-type="float">
            <text:p>0.520247461331429</text:p>
          </table:table-cell>
          <table:table-cell table:formula="of:=[.E129]*([.H$1]^(-[.F$1]))" office:value-type="float" office:value="0.00447494307428726" calcext:value-type="float">
            <text:p>0.004474943074287</text:p>
          </table:table-cell>
          <table:table-cell office:value-type="float" office:value="17.7734" calcext:value-type="float">
            <text:p>17.7734</text:p>
          </table:table-cell>
          <table:table-cell table:number-columns-repeated="3"/>
          <table:table-cell office:value-type="float" office:value="0.174695" calcext:value-type="float">
            <text:p>0.174695</text:p>
          </table:table-cell>
          <table:table-cell table:formula="of:=[.I129]-[.I$1]" office:value-type="float" office:value="0.000127999999999989" calcext:value-type="float">
            <text:p>0.000128</text:p>
          </table:table-cell>
          <table:table-cell table:formula="of:=[.J129]*([.H$2]^(-[.G$1]))" office:value-type="float" office:value="0.686946630922087" calcext:value-type="float">
            <text:p>0.686946630922087</text:p>
          </table:table-cell>
          <table:table-cell table:formula="of:=[.M129]*([.H$2]^(-[.F$1]))" office:value-type="float" office:value="0.00422700104518863" calcext:value-type="float">
            <text:p>0.004227001045189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float" office:value="0.174695" calcext:value-type="float">
            <text:p>0.174695</text:p>
          </table:table-cell>
          <table:table-cell table:formula="of:=[.O129]-[.O$1]" office:value-type="float" office:value="0.000127999999999989" calcext:value-type="float">
            <text:p>0.000128</text:p>
          </table:table-cell>
          <table:table-cell table:formula="of:=[.P129]*([.H$3]^(-[.G$1]))" office:value-type="float" office:value="0.991966353075512" calcext:value-type="float">
            <text:p>0.991966353075512</text:p>
          </table:table-cell>
          <table:table-cell table:formula="of:=[.S129]*([.H$3]^(-[.F$1]))" office:value-type="float" office:value="-0.000147750870923796" calcext:value-type="float">
            <text:p>-0.000147750870924</text:p>
          </table:table-cell>
          <table:table-cell office:value-type="float" office:value="-1.11692" calcext:value-type="float">
            <text:p>-1.11692</text:p>
          </table:table-cell>
          <table:table-cell/>
          <table:table-cell office:value-type="float" office:value="0.174695" calcext:value-type="float">
            <text:p>0.174695</text:p>
          </table:table-cell>
          <table:table-cell table:formula="of:=[.U129]-[.U$1]" office:value-type="float" office:value="0.000127999999999989" calcext:value-type="float">
            <text:p>0.000128</text:p>
          </table:table-cell>
          <table:table-cell table:formula="of:=[.V129]*([.H$4]^(-[.G$1]))" office:value-type="float" office:value="1.30981503011926" calcext:value-type="float">
            <text:p>1.30981503011926</text:p>
          </table:table-cell>
          <table:table-cell table:formula="of:=[.Y129]*([.H$4]^(-[.F$1]))" office:value-type="float" office:value="-0.00414992373906544" calcext:value-type="float">
            <text:p>-0.004149923739065</text:p>
          </table:table-cell>
          <table:table-cell office:value-type="float" office:value="-41.3914" calcext:value-type="float">
            <text:p>-41.3914</text:p>
          </table:table-cell>
          <table:table-cell/>
          <table:table-cell office:value-type="float" office:value="0.174695" calcext:value-type="float">
            <text:p>0.174695</text:p>
          </table:table-cell>
          <table:table-cell table:formula="of:=[.AA129]-[.AA$1]" office:value-type="float" office:value="0.000127999999999989" calcext:value-type="float">
            <text:p>0.000128</text:p>
          </table:table-cell>
          <table:table-cell table:formula="of:=[.AB129]*([.H$5]^(-[.G$1]))" office:value-type="float" office:value="1.72950968327422" calcext:value-type="float">
            <text:p>1.72950968327422</text:p>
          </table:table-cell>
          <table:table-cell table:formula="of:=[.AE129]*([.H$5]^(-[.F$1]))" office:value-type="float" office:value="-0.00156214090437398" calcext:value-type="float">
            <text:p>-0.001562140904374</text:p>
          </table:table-cell>
          <table:table-cell office:value-type="float" office:value="-20.5574" calcext:value-type="float">
            <text:p>-20.5574</text:p>
          </table:table-cell>
          <table:table-cell table:number-columns-repeated="12"/>
        </table:table-row>
        <table:table-row table:style-name="ro1">
          <table:table-cell office:value-type="float" office:value="0.174696" calcext:value-type="float">
            <text:p>0.174696</text:p>
          </table:table-cell>
          <table:table-cell table:formula="of:=[.A130]-[.A$1]" office:value-type="float" office:value="0.00012899999999999" calcext:value-type="float">
            <text:p>0.000129</text:p>
          </table:table-cell>
          <table:table-cell table:formula="of:=[.B130]*([.H$1]^(-[.G$1]))" office:value-type="float" office:value="0.524311894623085" calcext:value-type="float">
            <text:p>0.524311894623085</text:p>
          </table:table-cell>
          <table:table-cell table:formula="of:=[.E130]*([.H$1]^(-[.F$1]))" office:value-type="float" office:value="0.00448939510555106" calcext:value-type="float">
            <text:p>0.004489395105551</text:p>
          </table:table-cell>
          <table:table-cell office:value-type="float" office:value="17.8308" calcext:value-type="float">
            <text:p>17.8308</text:p>
          </table:table-cell>
          <table:table-cell table:number-columns-repeated="3"/>
          <table:table-cell office:value-type="float" office:value="0.174696" calcext:value-type="float">
            <text:p>0.174696</text:p>
          </table:table-cell>
          <table:table-cell table:formula="of:=[.I130]-[.I$1]" office:value-type="float" office:value="0.00012899999999999" calcext:value-type="float">
            <text:p>0.000129</text:p>
          </table:table-cell>
          <table:table-cell table:formula="of:=[.J130]*([.H$2]^(-[.G$1]))" office:value-type="float" office:value="0.692313401476171" calcext:value-type="float">
            <text:p>0.692313401476171</text:p>
          </table:table-cell>
          <table:table-cell table:formula="of:=[.M130]*([.H$2]^(-[.F$1]))" office:value-type="float" office:value="0.004189026542548" calcext:value-type="float">
            <text:p>0.004189026542548</text:p>
          </table:table-cell>
          <table:table-cell office:value-type="float" office:value="21.952" calcext:value-type="float">
            <text:p>21.952</text:p>
          </table:table-cell>
          <table:table-cell/>
          <table:table-cell office:value-type="float" office:value="0.174696" calcext:value-type="float">
            <text:p>0.174696</text:p>
          </table:table-cell>
          <table:table-cell table:formula="of:=[.O130]-[.O$1]" office:value-type="float" office:value="0.00012899999999999" calcext:value-type="float">
            <text:p>0.000129</text:p>
          </table:table-cell>
          <table:table-cell table:formula="of:=[.P130]*([.H$3]^(-[.G$1]))" office:value-type="float" office:value="0.999716090208922" calcext:value-type="float">
            <text:p>0.999716090208922</text:p>
          </table:table-cell>
          <table:table-cell table:formula="of:=[.S130]*([.H$3]^(-[.F$1]))" office:value-type="float" office:value="-0.000287420499945992" calcext:value-type="float">
            <text:p>-0.000287420499946</text:p>
          </table:table-cell>
          <table:table-cell office:value-type="float" office:value="-2.17275" calcext:value-type="float">
            <text:p>-2.17275</text:p>
          </table:table-cell>
          <table:table-cell/>
          <table:table-cell office:value-type="float" office:value="0.174696" calcext:value-type="float">
            <text:p>0.174696</text:p>
          </table:table-cell>
          <table:table-cell table:formula="of:=[.U130]-[.U$1]" office:value-type="float" office:value="0.00012899999999999" calcext:value-type="float">
            <text:p>0.000129</text:p>
          </table:table-cell>
          <table:table-cell table:formula="of:=[.V130]*([.H$4]^(-[.G$1]))" office:value-type="float" office:value="1.32004796004207" calcext:value-type="float">
            <text:p>1.32004796004207</text:p>
          </table:table-cell>
          <table:table-cell table:formula="of:=[.Y130]*([.H$4]^(-[.F$1]))" office:value-type="float" office:value="-0.00418582703518394" calcext:value-type="float">
            <text:p>-0.004185827035184</text:p>
          </table:table-cell>
          <table:table-cell office:value-type="float" office:value="-41.7495" calcext:value-type="float">
            <text:p>-41.7495</text:p>
          </table:table-cell>
          <table:table-cell/>
          <table:table-cell office:value-type="float" office:value="0.174696" calcext:value-type="float">
            <text:p>0.174696</text:p>
          </table:table-cell>
          <table:table-cell table:formula="of:=[.AA130]-[.AA$1]" office:value-type="float" office:value="0.00012899999999999" calcext:value-type="float">
            <text:p>0.000129</text:p>
          </table:table-cell>
          <table:table-cell table:formula="of:=[.AB130]*([.H$5]^(-[.G$1]))" office:value-type="float" office:value="1.74302147767481" calcext:value-type="float">
            <text:p>1.74302147767481</text:p>
          </table:table-cell>
          <table:table-cell table:formula="of:=[.AE130]*([.H$5]^(-[.F$1]))" office:value-type="float" office:value="-0.00143057315933652" calcext:value-type="float">
            <text:p>-0.001430573159337</text:p>
          </table:table-cell>
          <table:table-cell office:value-type="float" office:value="-18.826" calcext:value-type="float">
            <text:p>-18.826</text:p>
          </table:table-cell>
          <table:table-cell table:number-columns-repeated="12"/>
        </table:table-row>
        <table:table-row table:style-name="ro1">
          <table:table-cell office:value-type="float" office:value="0.174697" calcext:value-type="float">
            <text:p>0.174697</text:p>
          </table:table-cell>
          <table:table-cell table:formula="of:=[.A131]-[.A$1]" office:value-type="float" office:value="0.000129999999999991" calcext:value-type="float">
            <text:p>0.00013</text:p>
          </table:table-cell>
          <table:table-cell table:formula="of:=[.B131]*([.H$1]^(-[.G$1]))" office:value-type="float" office:value="0.528376327914741" calcext:value-type="float">
            <text:p>0.528376327914741</text:p>
          </table:table-cell>
          <table:table-cell table:formula="of:=[.E131]*([.H$1]^(-[.F$1]))" office:value-type="float" office:value="0.00450291555988671" calcext:value-type="float">
            <text:p>0.004502915559887</text:p>
          </table:table-cell>
          <table:table-cell office:value-type="float" office:value="17.8845" calcext:value-type="float">
            <text:p>17.8845</text:p>
          </table:table-cell>
          <table:table-cell table:number-columns-repeated="3"/>
          <table:table-cell office:value-type="float" office:value="0.174697" calcext:value-type="float">
            <text:p>0.174697</text:p>
          </table:table-cell>
          <table:table-cell table:formula="of:=[.I131]-[.I$1]" office:value-type="float" office:value="0.000129999999999991" calcext:value-type="float">
            <text:p>0.00013</text:p>
          </table:table-cell>
          <table:table-cell table:formula="of:=[.J131]*([.H$2]^(-[.G$1]))" office:value-type="float" office:value="0.697680172030256" calcext:value-type="float">
            <text:p>0.697680172030256</text:p>
          </table:table-cell>
          <table:table-cell table:formula="of:=[.M131]*([.H$2]^(-[.F$1]))" office:value-type="float" office:value="0.00414920102143695" calcext:value-type="float">
            <text:p>0.004149201021437</text:p>
          </table:table-cell>
          <table:table-cell office:value-type="float" office:value="21.7433" calcext:value-type="float">
            <text:p>21.7433</text:p>
          </table:table-cell>
          <table:table-cell/>
          <table:table-cell office:value-type="float" office:value="0.174697" calcext:value-type="float">
            <text:p>0.174697</text:p>
          </table:table-cell>
          <table:table-cell table:formula="of:=[.O131]-[.O$1]" office:value-type="float" office:value="0.000129999999999991" calcext:value-type="float">
            <text:p>0.00013</text:p>
          </table:table-cell>
          <table:table-cell table:formula="of:=[.P131]*([.H$3]^(-[.G$1]))" office:value-type="float" office:value="1.00746582734233" calcext:value-type="float">
            <text:p>1.00746582734233</text:p>
          </table:table-cell>
          <table:table-cell table:formula="of:=[.S131]*([.H$3]^(-[.F$1]))" office:value-type="float" office:value="-0.000426603323104742" calcext:value-type="float">
            <text:p>-0.000426603323105</text:p>
          </table:table-cell>
          <table:table-cell office:value-type="float" office:value="-3.2249" calcext:value-type="float">
            <text:p>-3.2249</text:p>
          </table:table-cell>
          <table:table-cell/>
          <table:table-cell office:value-type="float" office:value="0.174697" calcext:value-type="float">
            <text:p>0.174697</text:p>
          </table:table-cell>
          <table:table-cell table:formula="of:=[.U131]-[.U$1]" office:value-type="float" office:value="0.000129999999999991" calcext:value-type="float">
            <text:p>0.00013</text:p>
          </table:table-cell>
          <table:table-cell table:formula="of:=[.V131]*([.H$4]^(-[.G$1]))" office:value-type="float" office:value="1.33028088996489" calcext:value-type="float">
            <text:p>1.33028088996489</text:p>
          </table:table-cell>
          <table:table-cell table:formula="of:=[.Y131]*([.H$4]^(-[.F$1]))" office:value-type="float" office:value="-0.00421486248493517" calcext:value-type="float">
            <text:p>-0.004214862484935</text:p>
          </table:table-cell>
          <table:table-cell office:value-type="float" office:value="-42.0391" calcext:value-type="float">
            <text:p>-42.0391</text:p>
          </table:table-cell>
          <table:table-cell/>
          <table:table-cell office:value-type="float" office:value="0.174697" calcext:value-type="float">
            <text:p>0.174697</text:p>
          </table:table-cell>
          <table:table-cell table:formula="of:=[.AA131]-[.AA$1]" office:value-type="float" office:value="0.000129999999999991" calcext:value-type="float">
            <text:p>0.00013</text:p>
          </table:table-cell>
          <table:table-cell table:formula="of:=[.AB131]*([.H$5]^(-[.G$1]))" office:value-type="float" office:value="1.7565332720754" calcext:value-type="float">
            <text:p>1.7565332720754</text:p>
          </table:table-cell>
          <table:table-cell table:formula="of:=[.AE131]*([.H$5]^(-[.F$1]))" office:value-type="float" office:value="-0.00130126989321907" calcext:value-type="float">
            <text:p>-0.001301269893219</text:p>
          </table:table-cell>
          <table:table-cell office:value-type="float" office:value="-17.1244" calcext:value-type="float">
            <text:p>-17.1244</text:p>
          </table:table-cell>
          <table:table-cell table:number-columns-repeated="12"/>
        </table:table-row>
        <table:table-row table:style-name="ro1">
          <table:table-cell office:value-type="float" office:value="0.174698" calcext:value-type="float">
            <text:p>0.174698</text:p>
          </table:table-cell>
          <table:table-cell table:formula="of:=[.A132]-[.A$1]" office:value-type="float" office:value="0.000130999999999992" calcext:value-type="float">
            <text:p>0.000131</text:p>
          </table:table-cell>
          <table:table-cell table:formula="of:=[.B132]*([.H$1]^(-[.G$1]))" office:value-type="float" office:value="0.532440761206397" calcext:value-type="float">
            <text:p>0.532440761206397</text:p>
          </table:table-cell>
          <table:table-cell table:formula="of:=[.E132]*([.H$1]^(-[.F$1]))" office:value-type="float" office:value="0.00451550443729421" calcext:value-type="float">
            <text:p>0.004515504437294</text:p>
          </table:table-cell>
          <table:table-cell office:value-type="float" office:value="17.9345" calcext:value-type="float">
            <text:p>17.9345</text:p>
          </table:table-cell>
          <table:table-cell table:number-columns-repeated="3"/>
          <table:table-cell office:value-type="float" office:value="0.174698" calcext:value-type="float">
            <text:p>0.174698</text:p>
          </table:table-cell>
          <table:table-cell table:formula="of:=[.I132]-[.I$1]" office:value-type="float" office:value="0.000130999999999992" calcext:value-type="float">
            <text:p>0.000131</text:p>
          </table:table-cell>
          <table:table-cell table:formula="of:=[.J132]*([.H$2]^(-[.G$1]))" office:value-type="float" office:value="0.703046942584341" calcext:value-type="float">
            <text:p>0.703046942584341</text:p>
          </table:table-cell>
          <table:table-cell table:formula="of:=[.M132]*([.H$2]^(-[.F$1]))" office:value-type="float" office:value="0.00410750539919083" calcext:value-type="float">
            <text:p>0.004107505399191</text:p>
          </table:table-cell>
          <table:table-cell office:value-type="float" office:value="21.5248" calcext:value-type="float">
            <text:p>21.5248</text:p>
          </table:table-cell>
          <table:table-cell/>
          <table:table-cell office:value-type="float" office:value="0.174698" calcext:value-type="float">
            <text:p>0.174698</text:p>
          </table:table-cell>
          <table:table-cell table:formula="of:=[.O132]-[.O$1]" office:value-type="float" office:value="0.000130999999999992" calcext:value-type="float">
            <text:p>0.000131</text:p>
          </table:table-cell>
          <table:table-cell table:formula="of:=[.P132]*([.H$3]^(-[.G$1]))" office:value-type="float" office:value="1.01521556447574" calcext:value-type="float">
            <text:p>1.01521556447574</text:p>
          </table:table-cell>
          <table:table-cell table:formula="of:=[.S132]*([.H$3]^(-[.F$1]))" office:value-type="float" office:value="-0.000565149859251761" calcext:value-type="float">
            <text:p>-0.000565149859252</text:p>
          </table:table-cell>
          <table:table-cell office:value-type="float" office:value="-4.27224" calcext:value-type="float">
            <text:p>-4.27224</text:p>
          </table:table-cell>
          <table:table-cell/>
          <table:table-cell office:value-type="float" office:value="0.174698" calcext:value-type="float">
            <text:p>0.174698</text:p>
          </table:table-cell>
          <table:table-cell table:formula="of:=[.U132]-[.U$1]" office:value-type="float" office:value="0.000130999999999992" calcext:value-type="float">
            <text:p>0.000131</text:p>
          </table:table-cell>
          <table:table-cell table:formula="of:=[.V132]*([.H$4]^(-[.G$1]))" office:value-type="float" office:value="1.34051381988771" calcext:value-type="float">
            <text:p>1.34051381988771</text:p>
          </table:table-cell>
          <table:table-cell table:formula="of:=[.Y132]*([.H$4]^(-[.F$1]))" office:value-type="float" office:value="-0.00423705014042533" calcext:value-type="float">
            <text:p>-0.004237050140425</text:p>
          </table:table-cell>
          <table:table-cell office:value-type="float" office:value="-42.2604" calcext:value-type="float">
            <text:p>-42.2604</text:p>
          </table:table-cell>
          <table:table-cell/>
          <table:table-cell office:value-type="float" office:value="0.174698" calcext:value-type="float">
            <text:p>0.174698</text:p>
          </table:table-cell>
          <table:table-cell table:formula="of:=[.AA132]-[.AA$1]" office:value-type="float" office:value="0.000130999999999992" calcext:value-type="float">
            <text:p>0.000131</text:p>
          </table:table-cell>
          <table:table-cell table:formula="of:=[.AB132]*([.H$5]^(-[.G$1]))" office:value-type="float" office:value="1.770045066476" calcext:value-type="float">
            <text:p>1.770045066476</text:p>
          </table:table-cell>
          <table:table-cell table:formula="of:=[.AE132]*([.H$5]^(-[.F$1]))" office:value-type="float" office:value="-0.00117466424460702" calcext:value-type="float">
            <text:p>-0.001174664244607</text:p>
          </table:table-cell>
          <table:table-cell office:value-type="float" office:value="-15.4583" calcext:value-type="float">
            <text:p>-15.4583</text:p>
          </table:table-cell>
          <table:table-cell table:number-columns-repeated="12"/>
        </table:table-row>
        <table:table-row table:style-name="ro1">
          <table:table-cell office:value-type="float" office:value="0.174699" calcext:value-type="float">
            <text:p>0.174699</text:p>
          </table:table-cell>
          <table:table-cell table:formula="of:=[.A133]-[.A$1]" office:value-type="float" office:value="0.000131999999999993" calcext:value-type="float">
            <text:p>0.000132</text:p>
          </table:table-cell>
          <table:table-cell table:formula="of:=[.B133]*([.H$1]^(-[.G$1]))" office:value-type="float" office:value="0.536505194498054" calcext:value-type="float">
            <text:p>0.536505194498054</text:p>
          </table:table-cell>
          <table:table-cell table:formula="of:=[.E133]*([.H$1]^(-[.F$1]))" office:value-type="float" office:value="0.00452711138226392" calcext:value-type="float">
            <text:p>0.004527111382264</text:p>
          </table:table-cell>
          <table:table-cell office:value-type="float" office:value="17.9806" calcext:value-type="float">
            <text:p>17.9806</text:p>
          </table:table-cell>
          <table:table-cell table:number-columns-repeated="3"/>
          <table:table-cell office:value-type="float" office:value="0.174699" calcext:value-type="float">
            <text:p>0.174699</text:p>
          </table:table-cell>
          <table:table-cell table:formula="of:=[.I133]-[.I$1]" office:value-type="float" office:value="0.000131999999999993" calcext:value-type="float">
            <text:p>0.000132</text:p>
          </table:table-cell>
          <table:table-cell table:formula="of:=[.J133]*([.H$2]^(-[.G$1]))" office:value-type="float" office:value="0.708413713138425" calcext:value-type="float">
            <text:p>0.708413713138425</text:p>
          </table:table-cell>
          <table:table-cell table:formula="of:=[.M133]*([.H$2]^(-[.F$1]))" office:value-type="float" office:value="0.00406399692380358" calcext:value-type="float">
            <text:p>0.004063996923804</text:p>
          </table:table-cell>
          <table:table-cell office:value-type="float" office:value="21.2968" calcext:value-type="float">
            <text:p>21.2968</text:p>
          </table:table-cell>
          <table:table-cell/>
          <table:table-cell office:value-type="float" office:value="0.174699" calcext:value-type="float">
            <text:p>0.174699</text:p>
          </table:table-cell>
          <table:table-cell table:formula="of:=[.O133]-[.O$1]" office:value-type="float" office:value="0.000131999999999993" calcext:value-type="float">
            <text:p>0.000132</text:p>
          </table:table-cell>
          <table:table-cell table:formula="of:=[.P133]*([.H$3]^(-[.G$1]))" office:value-type="float" office:value="1.02296530160916" calcext:value-type="float">
            <text:p>1.02296530160916</text:p>
          </table:table-cell>
          <table:table-cell table:formula="of:=[.S133]*([.H$3]^(-[.F$1]))" office:value-type="float" office:value="-0.000702915918606842" calcext:value-type="float">
            <text:p>-0.000702915918607</text:p>
          </table:table-cell>
          <table:table-cell office:value-type="float" office:value="-5.31368" calcext:value-type="float">
            <text:p>-5.31368</text:p>
          </table:table-cell>
          <table:table-cell/>
          <table:table-cell office:value-type="float" office:value="0.174699" calcext:value-type="float">
            <text:p>0.174699</text:p>
          </table:table-cell>
          <table:table-cell table:formula="of:=[.U133]-[.U$1]" office:value-type="float" office:value="0.000131999999999993" calcext:value-type="float">
            <text:p>0.000132</text:p>
          </table:table-cell>
          <table:table-cell table:formula="of:=[.V133]*([.H$4]^(-[.G$1]))" office:value-type="float" office:value="1.35074674981053" calcext:value-type="float">
            <text:p>1.35074674981053</text:p>
          </table:table-cell>
          <table:table-cell table:formula="of:=[.Y133]*([.H$4]^(-[.F$1]))" office:value-type="float" office:value="-0.00425241005376058" calcext:value-type="float">
            <text:p>-0.004252410053761</text:p>
          </table:table-cell>
          <table:table-cell office:value-type="float" office:value="-42.4136" calcext:value-type="float">
            <text:p>-42.4136</text:p>
          </table:table-cell>
          <table:table-cell/>
          <table:table-cell office:value-type="float" office:value="0.174699" calcext:value-type="float">
            <text:p>0.174699</text:p>
          </table:table-cell>
          <table:table-cell table:formula="of:=[.AA133]-[.AA$1]" office:value-type="float" office:value="0.000131999999999993" calcext:value-type="float">
            <text:p>0.000132</text:p>
          </table:table-cell>
          <table:table-cell table:formula="of:=[.AB133]*([.H$5]^(-[.G$1]))" office:value-type="float" office:value="1.78355686087659" calcext:value-type="float">
            <text:p>1.78355686087659</text:p>
          </table:table-cell>
          <table:table-cell table:formula="of:=[.AE133]*([.H$5]^(-[.F$1]))" office:value-type="float" office:value="-0.00105118175316317" calcext:value-type="float">
            <text:p>-0.001051181753163</text:p>
          </table:table-cell>
          <table:table-cell office:value-type="float" office:value="-13.8333" calcext:value-type="float">
            <text:p>-13.8333</text:p>
          </table:table-cell>
          <table:table-cell table:number-columns-repeated="12"/>
        </table:table-row>
        <table:table-row table:style-name="ro1">
          <table:table-cell office:value-type="float" office:value="0.1747" calcext:value-type="float">
            <text:p>0.1747</text:p>
          </table:table-cell>
          <table:table-cell table:formula="of:=[.A134]-[.A$1]" office:value-type="float" office:value="0.000133000000000022" calcext:value-type="float">
            <text:p>0.000133</text:p>
          </table:table-cell>
          <table:table-cell table:formula="of:=[.B134]*([.H$1]^(-[.G$1]))" office:value-type="float" office:value="0.540569627789823" calcext:value-type="float">
            <text:p>0.540569627789823</text:p>
          </table:table-cell>
          <table:table-cell table:formula="of:=[.E134]*([.H$1]^(-[.F$1]))" office:value-type="float" office:value="0.00453776157255066" calcext:value-type="float">
            <text:p>0.004537761572551</text:p>
          </table:table-cell>
          <table:table-cell office:value-type="float" office:value="18.0229" calcext:value-type="float">
            <text:p>18.0229</text:p>
          </table:table-cell>
          <table:table-cell table:number-columns-repeated="3"/>
          <table:table-cell office:value-type="float" office:value="0.1747" calcext:value-type="float">
            <text:p>0.1747</text:p>
          </table:table-cell>
          <table:table-cell table:formula="of:=[.I134]-[.I$1]" office:value-type="float" office:value="0.000133000000000022" calcext:value-type="float">
            <text:p>0.000133</text:p>
          </table:table-cell>
          <table:table-cell table:formula="of:=[.J134]*([.H$2]^(-[.G$1]))" office:value-type="float" office:value="0.713780483692659" calcext:value-type="float">
            <text:p>0.713780483692659</text:p>
          </table:table-cell>
          <table:table-cell table:formula="of:=[.M134]*([.H$2]^(-[.F$1]))" office:value-type="float" office:value="0.00401865651261055" calcext:value-type="float">
            <text:p>0.004018656512611</text:p>
          </table:table-cell>
          <table:table-cell office:value-type="float" office:value="21.0592" calcext:value-type="float">
            <text:p>21.0592</text:p>
          </table:table-cell>
          <table:table-cell/>
          <table:table-cell office:value-type="float" office:value="0.1747" calcext:value-type="float">
            <text:p>0.1747</text:p>
          </table:table-cell>
          <table:table-cell table:formula="of:=[.O134]-[.O$1]" office:value-type="float" office:value="0.000133000000000022" calcext:value-type="float">
            <text:p>0.000133</text:p>
          </table:table-cell>
          <table:table-cell table:formula="of:=[.P134]*([.H$3]^(-[.G$1]))" office:value-type="float" office:value="1.03071503874278" calcext:value-type="float">
            <text:p>1.03071503874278</text:p>
          </table:table-cell>
          <table:table-cell table:formula="of:=[.S134]*([.H$3]^(-[.F$1]))" office:value-type="float" office:value="-0.000839755988547761" calcext:value-type="float">
            <text:p>-0.000839755988548</text:p>
          </table:table-cell>
          <table:table-cell office:value-type="float" office:value="-6.34812" calcext:value-type="float">
            <text:p>-6.34812</text:p>
          </table:table-cell>
          <table:table-cell/>
          <table:table-cell office:value-type="float" office:value="0.1747" calcext:value-type="float">
            <text:p>0.1747</text:p>
          </table:table-cell>
          <table:table-cell table:formula="of:=[.U134]-[.U$1]" office:value-type="float" office:value="0.000133000000000022" calcext:value-type="float">
            <text:p>0.000133</text:p>
          </table:table-cell>
          <table:table-cell table:formula="of:=[.V134]*([.H$4]^(-[.G$1]))" office:value-type="float" office:value="1.36097967973363" calcext:value-type="float">
            <text:p>1.36097967973363</text:p>
          </table:table-cell>
          <table:table-cell table:formula="of:=[.Y134]*([.H$4]^(-[.F$1]))" office:value-type="float" office:value="-0.00426099235520639" calcext:value-type="float">
            <text:p>-0.004260992355206</text:p>
          </table:table-cell>
          <table:table-cell office:value-type="float" office:value="-42.4992" calcext:value-type="float">
            <text:p>-42.4992</text:p>
          </table:table-cell>
          <table:table-cell/>
          <table:table-cell office:value-type="float" office:value="0.1747" calcext:value-type="float">
            <text:p>0.1747</text:p>
          </table:table-cell>
          <table:table-cell table:formula="of:=[.AA134]-[.AA$1]" office:value-type="float" office:value="0.000133000000000022" calcext:value-type="float">
            <text:p>0.000133</text:p>
          </table:table-cell>
          <table:table-cell table:formula="of:=[.AB134]*([.H$5]^(-[.G$1]))" office:value-type="float" office:value="1.79706865527756" calcext:value-type="float">
            <text:p>1.79706865527756</text:p>
          </table:table-cell>
          <table:table-cell table:formula="of:=[.AE134]*([.H$5]^(-[.F$1]))" office:value-type="float" office:value="-0.000931278354240558" calcext:value-type="float">
            <text:p>-0.000931278354241</text:p>
          </table:table-cell>
          <table:table-cell office:value-type="float" office:value="-12.2554" calcext:value-type="float">
            <text:p>-12.2554</text:p>
          </table:table-cell>
          <table:table-cell table:number-columns-repeated="12"/>
        </table:table-row>
        <table:table-row table:style-name="ro1">
          <table:table-cell office:value-type="float" office:value="0.174701" calcext:value-type="float">
            <text:p>0.174701</text:p>
          </table:table-cell>
          <table:table-cell table:formula="of:=[.A135]-[.A$1]" office:value-type="float" office:value="0.000133999999999995" calcext:value-type="float">
            <text:p>0.000134</text:p>
          </table:table-cell>
          <table:table-cell table:formula="of:=[.B135]*([.H$1]^(-[.G$1]))" office:value-type="float" office:value="0.544634061081366" calcext:value-type="float">
            <text:p>0.544634061081366</text:p>
          </table:table-cell>
          <table:table-cell table:formula="of:=[.E135]*([.H$1]^(-[.F$1]))" office:value-type="float" office:value="0.00454745500815443" calcext:value-type="float">
            <text:p>0.004547455008154</text:p>
          </table:table-cell>
          <table:table-cell office:value-type="float" office:value="18.0614" calcext:value-type="float">
            <text:p>18.0614</text:p>
          </table:table-cell>
          <table:table-cell table:number-columns-repeated="3"/>
          <table:table-cell office:value-type="float" office:value="0.174701" calcext:value-type="float">
            <text:p>0.174701</text:p>
          </table:table-cell>
          <table:table-cell table:formula="of:=[.I135]-[.I$1]" office:value-type="float" office:value="0.000133999999999995" calcext:value-type="float">
            <text:p>0.000134</text:p>
          </table:table-cell>
          <table:table-cell table:formula="of:=[.J135]*([.H$2]^(-[.G$1]))" office:value-type="float" office:value="0.719147254246594" calcext:value-type="float">
            <text:p>0.719147254246594</text:p>
          </table:table-cell>
          <table:table-cell table:formula="of:=[.M135]*([.H$2]^(-[.F$1]))" office:value-type="float" office:value="0.00397150324827638" calcext:value-type="float">
            <text:p>0.003971503248276</text:p>
          </table:table-cell>
          <table:table-cell office:value-type="float" office:value="20.8121" calcext:value-type="float">
            <text:p>20.8121</text:p>
          </table:table-cell>
          <table:table-cell/>
          <table:table-cell office:value-type="float" office:value="0.174701" calcext:value-type="float">
            <text:p>0.174701</text:p>
          </table:table-cell>
          <table:table-cell table:formula="of:=[.O135]-[.O$1]" office:value-type="float" office:value="0.000133999999999995" calcext:value-type="float">
            <text:p>0.000134</text:p>
          </table:table-cell>
          <table:table-cell table:formula="of:=[.P135]*([.H$3]^(-[.G$1]))" office:value-type="float" office:value="1.03846477587598" calcext:value-type="float">
            <text:p>1.03846477587598</text:p>
          </table:table-cell>
          <table:table-cell table:formula="of:=[.S135]*([.H$3]^(-[.F$1]))" office:value-type="float" office:value="-0.000975527202136333" calcext:value-type="float">
            <text:p>-0.000975527202136</text:p>
          </table:table-cell>
          <table:table-cell office:value-type="float" office:value="-7.37448" calcext:value-type="float">
            <text:p>-7.37448</text:p>
          </table:table-cell>
          <table:table-cell/>
          <table:table-cell office:value-type="float" office:value="0.174701" calcext:value-type="float">
            <text:p>0.174701</text:p>
          </table:table-cell>
          <table:table-cell table:formula="of:=[.U135]-[.U$1]" office:value-type="float" office:value="0.000133999999999995" calcext:value-type="float">
            <text:p>0.000134</text:p>
          </table:table-cell>
          <table:table-cell table:formula="of:=[.V135]*([.H$4]^(-[.G$1]))" office:value-type="float" office:value="1.37121260965616" calcext:value-type="float">
            <text:p>1.37121260965616</text:p>
          </table:table-cell>
          <table:table-cell table:formula="of:=[.Y135]*([.H$4]^(-[.F$1]))" office:value-type="float" office:value="-0.00426283714897511" calcext:value-type="float">
            <text:p>-0.004262837148975</text:p>
          </table:table-cell>
          <table:table-cell office:value-type="float" office:value="-42.5176" calcext:value-type="float">
            <text:p>-42.5176</text:p>
          </table:table-cell>
          <table:table-cell/>
          <table:table-cell office:value-type="float" office:value="0.174701" calcext:value-type="float">
            <text:p>0.174701</text:p>
          </table:table-cell>
          <table:table-cell table:formula="of:=[.AA135]-[.AA$1]" office:value-type="float" office:value="0.000133999999999995" calcext:value-type="float">
            <text:p>0.000134</text:p>
          </table:table-cell>
          <table:table-cell table:formula="of:=[.AB135]*([.H$5]^(-[.G$1]))" office:value-type="float" office:value="1.81058044967778" calcext:value-type="float">
            <text:p>1.81058044967778</text:p>
          </table:table-cell>
          <table:table-cell table:formula="of:=[.AE135]*([.H$5]^(-[.F$1]))" office:value-type="float" office:value="-0.000815394785347103" calcext:value-type="float">
            <text:p>-0.000815394785347</text:p>
          </table:table-cell>
          <table:table-cell office:value-type="float" office:value="-10.7304" calcext:value-type="float">
            <text:p>-10.7304</text:p>
          </table:table-cell>
          <table:table-cell table:number-columns-repeated="12"/>
        </table:table-row>
        <table:table-row table:style-name="ro1">
          <table:table-cell office:value-type="float" office:value="0.174702" calcext:value-type="float">
            <text:p>0.174702</text:p>
          </table:table-cell>
          <table:table-cell table:formula="of:=[.A136]-[.A$1]" office:value-type="float" office:value="0.000134999999999996" calcext:value-type="float">
            <text:p>0.000135</text:p>
          </table:table-cell>
          <table:table-cell table:formula="of:=[.B136]*([.H$1]^(-[.G$1]))" office:value-type="float" office:value="0.548698494373022" calcext:value-type="float">
            <text:p>0.548698494373022</text:p>
          </table:table-cell>
          <table:table-cell table:formula="of:=[.E136]*([.H$1]^(-[.F$1]))" office:value-type="float" office:value="0.00455616651132041" calcext:value-type="float">
            <text:p>0.00455616651132</text:p>
          </table:table-cell>
          <table:table-cell office:value-type="float" office:value="18.096" calcext:value-type="float">
            <text:p>18.096</text:p>
          </table:table-cell>
          <table:table-cell table:number-columns-repeated="3"/>
          <table:table-cell office:value-type="float" office:value="0.174702" calcext:value-type="float">
            <text:p>0.174702</text:p>
          </table:table-cell>
          <table:table-cell table:formula="of:=[.I136]-[.I$1]" office:value-type="float" office:value="0.000134999999999996" calcext:value-type="float">
            <text:p>0.000135</text:p>
          </table:table-cell>
          <table:table-cell table:formula="of:=[.J136]*([.H$2]^(-[.G$1]))" office:value-type="float" office:value="0.724514024800679" calcext:value-type="float">
            <text:p>0.724514024800679</text:p>
          </table:table-cell>
          <table:table-cell table:formula="of:=[.M136]*([.H$2]^(-[.F$1]))" office:value-type="float" office:value="0.00392255621346573" calcext:value-type="float">
            <text:p>0.003922556213466</text:p>
          </table:table-cell>
          <table:table-cell office:value-type="float" office:value="20.5556" calcext:value-type="float">
            <text:p>20.5556</text:p>
          </table:table-cell>
          <table:table-cell/>
          <table:table-cell office:value-type="float" office:value="0.174702" calcext:value-type="float">
            <text:p>0.174702</text:p>
          </table:table-cell>
          <table:table-cell table:formula="of:=[.O136]-[.O$1]" office:value-type="float" office:value="0.000134999999999996" calcext:value-type="float">
            <text:p>0.000135</text:p>
          </table:table-cell>
          <table:table-cell table:formula="of:=[.P136]*([.H$3]^(-[.G$1]))" office:value-type="float" office:value="1.04621451300939" calcext:value-type="float">
            <text:p>1.04621451300939</text:p>
          </table:table-cell>
          <table:table-cell table:formula="of:=[.S136]*([.H$3]^(-[.F$1]))" office:value-type="float" office:value="-0.00111008669243437" calcext:value-type="float">
            <text:p>-0.001110086692434</text:p>
          </table:table-cell>
          <table:table-cell office:value-type="float" office:value="-8.39168" calcext:value-type="float">
            <text:p>-8.39168</text:p>
          </table:table-cell>
          <table:table-cell/>
          <table:table-cell office:value-type="float" office:value="0.174702" calcext:value-type="float">
            <text:p>0.174702</text:p>
          </table:table-cell>
          <table:table-cell table:formula="of:=[.U136]-[.U$1]" office:value-type="float" office:value="0.000134999999999996" calcext:value-type="float">
            <text:p>0.000135</text:p>
          </table:table-cell>
          <table:table-cell table:formula="of:=[.V136]*([.H$4]^(-[.G$1]))" office:value-type="float" office:value="1.38144553957898" calcext:value-type="float">
            <text:p>1.38144553957898</text:p>
          </table:table-cell>
          <table:table-cell table:formula="of:=[.Y136]*([.H$4]^(-[.F$1]))" office:value-type="float" office:value="-0.00425801461743839" calcext:value-type="float">
            <text:p>-0.004258014617438</text:p>
          </table:table-cell>
          <table:table-cell office:value-type="float" office:value="-42.4695" calcext:value-type="float">
            <text:p>-42.4695</text:p>
          </table:table-cell>
          <table:table-cell/>
          <table:table-cell office:value-type="float" office:value="0.174702" calcext:value-type="float">
            <text:p>0.174702</text:p>
          </table:table-cell>
          <table:table-cell table:formula="of:=[.AA136]-[.AA$1]" office:value-type="float" office:value="0.000134999999999996" calcext:value-type="float">
            <text:p>0.000135</text:p>
          </table:table-cell>
          <table:table-cell table:formula="of:=[.AB136]*([.H$5]^(-[.G$1]))" office:value-type="float" office:value="1.82409224407838" calcext:value-type="float">
            <text:p>1.82409224407838</text:p>
          </table:table-cell>
          <table:table-cell table:formula="of:=[.AE136]*([.H$5]^(-[.F$1]))" office:value-type="float" office:value="-0.000703992301081613" calcext:value-type="float">
            <text:p>-0.000703992301082</text:p>
          </table:table-cell>
          <table:table-cell office:value-type="float" office:value="-9.26437" calcext:value-type="float">
            <text:p>-9.26437</text:p>
          </table:table-cell>
          <table:table-cell table:number-columns-repeated="12"/>
        </table:table-row>
        <table:table-row table:style-name="ro1">
          <table:table-cell office:value-type="float" office:value="0.174703" calcext:value-type="float">
            <text:p>0.174703</text:p>
          </table:table-cell>
          <table:table-cell table:formula="of:=[.A137]-[.A$1]" office:value-type="float" office:value="0.000135999999999997" calcext:value-type="float">
            <text:p>0.000136</text:p>
          </table:table-cell>
          <table:table-cell table:formula="of:=[.B137]*([.H$1]^(-[.G$1]))" office:value-type="float" office:value="0.552762927664678" calcext:value-type="float">
            <text:p>0.552762927664678</text:p>
          </table:table-cell>
          <table:table-cell table:formula="of:=[.E137]*([.H$1]^(-[.F$1]))" office:value-type="float" office:value="0.0045638709042938" calcext:value-type="float">
            <text:p>0.004563870904294</text:p>
          </table:table-cell>
          <table:table-cell office:value-type="float" office:value="18.1266" calcext:value-type="float">
            <text:p>18.1266</text:p>
          </table:table-cell>
          <table:table-cell table:number-columns-repeated="3"/>
          <table:table-cell office:value-type="float" office:value="0.174703" calcext:value-type="float">
            <text:p>0.174703</text:p>
          </table:table-cell>
          <table:table-cell table:formula="of:=[.I137]-[.I$1]" office:value-type="float" office:value="0.000135999999999997" calcext:value-type="float">
            <text:p>0.000136</text:p>
          </table:table-cell>
          <table:table-cell table:formula="of:=[.J137]*([.H$2]^(-[.G$1]))" office:value-type="float" office:value="0.729880795354764" calcext:value-type="float">
            <text:p>0.729880795354764</text:p>
          </table:table-cell>
          <table:table-cell table:formula="of:=[.M137]*([.H$2]^(-[.F$1]))" office:value-type="float" office:value="0.00387183449084322" calcext:value-type="float">
            <text:p>0.003871834490843</text:p>
          </table:table-cell>
          <table:table-cell office:value-type="float" office:value="20.2898" calcext:value-type="float">
            <text:p>20.2898</text:p>
          </table:table-cell>
          <table:table-cell/>
          <table:table-cell office:value-type="float" office:value="0.174703" calcext:value-type="float">
            <text:p>0.174703</text:p>
          </table:table-cell>
          <table:table-cell table:formula="of:=[.O137]-[.O$1]" office:value-type="float" office:value="0.000135999999999997" calcext:value-type="float">
            <text:p>0.000136</text:p>
          </table:table-cell>
          <table:table-cell table:formula="of:=[.P137]*([.H$3]^(-[.G$1]))" office:value-type="float" office:value="1.0539642501428" calcext:value-type="float">
            <text:p>1.0539642501428</text:p>
          </table:table-cell>
          <table:table-cell table:formula="of:=[.S137]*([.H$3]^(-[.F$1]))" office:value-type="float" office:value="-0.00124329556102975" calcext:value-type="float">
            <text:p>-0.00124329556103</text:p>
          </table:table-cell>
          <table:table-cell office:value-type="float" office:value="-9.39867" calcext:value-type="float">
            <text:p>-9.39867</text:p>
          </table:table-cell>
          <table:table-cell/>
          <table:table-cell office:value-type="float" office:value="0.174703" calcext:value-type="float">
            <text:p>0.174703</text:p>
          </table:table-cell>
          <table:table-cell table:formula="of:=[.U137]-[.U$1]" office:value-type="float" office:value="0.000135999999999997" calcext:value-type="float">
            <text:p>0.000136</text:p>
          </table:table-cell>
          <table:table-cell table:formula="of:=[.V137]*([.H$4]^(-[.G$1]))" office:value-type="float" office:value="1.3916784695018" calcext:value-type="float">
            <text:p>1.3916784695018</text:p>
          </table:table-cell>
          <table:table-cell table:formula="of:=[.Y137]*([.H$4]^(-[.F$1]))" office:value-type="float" office:value="-0.00424657489086168" calcext:value-type="float">
            <text:p>-0.004246574890862</text:p>
          </table:table-cell>
          <table:table-cell office:value-type="float" office:value="-42.3554" calcext:value-type="float">
            <text:p>-42.3554</text:p>
          </table:table-cell>
          <table:table-cell/>
          <table:table-cell office:value-type="float" office:value="0.174703" calcext:value-type="float">
            <text:p>0.174703</text:p>
          </table:table-cell>
          <table:table-cell table:formula="of:=[.AA137]-[.AA$1]" office:value-type="float" office:value="0.000135999999999997" calcext:value-type="float">
            <text:p>0.000136</text:p>
          </table:table-cell>
          <table:table-cell table:formula="of:=[.AB137]*([.H$5]^(-[.G$1]))" office:value-type="float" office:value="1.83760403847897" calcext:value-type="float">
            <text:p>1.83760403847897</text:p>
          </table:table-cell>
          <table:table-cell table:formula="of:=[.AE137]*([.H$5]^(-[.F$1]))" office:value-type="float" office:value="-0.000597555712702803" calcext:value-type="float">
            <text:p>-0.000597555712703</text:p>
          </table:table-cell>
          <table:table-cell office:value-type="float" office:value="-7.86369" calcext:value-type="float">
            <text:p>-7.86369</text:p>
          </table:table-cell>
          <table:table-cell table:number-columns-repeated="12"/>
        </table:table-row>
        <table:table-row table:style-name="ro1">
          <table:table-cell office:value-type="float" office:value="0.174704" calcext:value-type="float">
            <text:p>0.174704</text:p>
          </table:table-cell>
          <table:table-cell table:formula="of:=[.A138]-[.A$1]" office:value-type="float" office:value="0.000136999999999998" calcext:value-type="float">
            <text:p>0.000137</text:p>
          </table:table-cell>
          <table:table-cell table:formula="of:=[.B138]*([.H$1]^(-[.G$1]))" office:value-type="float" office:value="0.556827360956335" calcext:value-type="float">
            <text:p>0.556827360956335</text:p>
          </table:table-cell>
          <table:table-cell table:formula="of:=[.E138]*([.H$1]^(-[.F$1]))" office:value-type="float" office:value="0.0045705933648294" calcext:value-type="float">
            <text:p>0.004570593364829</text:p>
          </table:table-cell>
          <table:table-cell office:value-type="float" office:value="18.1533" calcext:value-type="float">
            <text:p>18.1533</text:p>
          </table:table-cell>
          <table:table-cell table:number-columns-repeated="3"/>
          <table:table-cell office:value-type="float" office:value="0.174704" calcext:value-type="float">
            <text:p>0.174704</text:p>
          </table:table-cell>
          <table:table-cell table:formula="of:=[.I138]-[.I$1]" office:value-type="float" office:value="0.000136999999999998" calcext:value-type="float">
            <text:p>0.000137</text:p>
          </table:table-cell>
          <table:table-cell table:formula="of:=[.J138]*([.H$2]^(-[.G$1]))" office:value-type="float" office:value="0.735247565908848" calcext:value-type="float">
            <text:p>0.735247565908848</text:p>
          </table:table-cell>
          <table:table-cell table:formula="of:=[.M138]*([.H$2]^(-[.F$1]))" office:value-type="float" office:value="0.00381933808040887" calcext:value-type="float">
            <text:p>0.003819338080409</text:p>
          </table:table-cell>
          <table:table-cell office:value-type="float" office:value="20.0147" calcext:value-type="float">
            <text:p>20.0147</text:p>
          </table:table-cell>
          <table:table-cell/>
          <table:table-cell office:value-type="float" office:value="0.174704" calcext:value-type="float">
            <text:p>0.174704</text:p>
          </table:table-cell>
          <table:table-cell table:formula="of:=[.O138]-[.O$1]" office:value-type="float" office:value="0.000136999999999998" calcext:value-type="float">
            <text:p>0.000137</text:p>
          </table:table-cell>
          <table:table-cell table:formula="of:=[.P138]*([.H$3]^(-[.G$1]))" office:value-type="float" office:value="1.06171398727621" calcext:value-type="float">
            <text:p>1.06171398727621</text:p>
          </table:table-cell>
          <table:table-cell table:formula="of:=[.S138]*([.H$3]^(-[.F$1]))" office:value-type="float" office:value="-0.00137501490951035" calcext:value-type="float">
            <text:p>-0.00137501490951</text:p>
          </table:table-cell>
          <table:table-cell office:value-type="float" office:value="-10.3944" calcext:value-type="float">
            <text:p>-10.3944</text:p>
          </table:table-cell>
          <table:table-cell/>
          <table:table-cell office:value-type="float" office:value="0.174704" calcext:value-type="float">
            <text:p>0.174704</text:p>
          </table:table-cell>
          <table:table-cell table:formula="of:=[.U138]-[.U$1]" office:value-type="float" office:value="0.000136999999999998" calcext:value-type="float">
            <text:p>0.000137</text:p>
          </table:table-cell>
          <table:table-cell table:formula="of:=[.V138]*([.H$4]^(-[.G$1]))" office:value-type="float" office:value="1.40191139942462" calcext:value-type="float">
            <text:p>1.40191139942462</text:p>
          </table:table-cell>
          <table:table-cell table:formula="of:=[.Y138]*([.H$4]^(-[.F$1]))" office:value-type="float" office:value="-0.00422857812556352" calcext:value-type="float">
            <text:p>-0.004228578125564</text:p>
          </table:table-cell>
          <table:table-cell office:value-type="float" office:value="-42.1759" calcext:value-type="float">
            <text:p>-42.1759</text:p>
          </table:table-cell>
          <table:table-cell/>
          <table:table-cell office:value-type="float" office:value="0.174704" calcext:value-type="float">
            <text:p>0.174704</text:p>
          </table:table-cell>
          <table:table-cell table:formula="of:=[.AA138]-[.AA$1]" office:value-type="float" office:value="0.000136999999999998" calcext:value-type="float">
            <text:p>0.000137</text:p>
          </table:table-cell>
          <table:table-cell table:formula="of:=[.AB138]*([.H$5]^(-[.G$1]))" office:value-type="float" office:value="1.85111583287957" calcext:value-type="float">
            <text:p>1.85111583287957</text:p>
          </table:table-cell>
          <table:table-cell table:formula="of:=[.AE138]*([.H$5]^(-[.F$1]))" office:value-type="float" office:value="-0.00049659870737508" calcext:value-type="float">
            <text:p>-0.000496598707375</text:p>
          </table:table-cell>
          <table:table-cell office:value-type="float" office:value="-6.53512" calcext:value-type="float">
            <text:p>-6.53512</text:p>
          </table:table-cell>
          <table:table-cell table:number-columns-repeated="12"/>
        </table:table-row>
        <table:table-row table:style-name="ro1">
          <table:table-cell office:value-type="float" office:value="0.174705" calcext:value-type="float">
            <text:p>0.174705</text:p>
          </table:table-cell>
          <table:table-cell table:formula="of:=[.A139]-[.A$1]" office:value-type="float" office:value="0.000137999999999999" calcext:value-type="float">
            <text:p>0.000138</text:p>
          </table:table-cell>
          <table:table-cell table:formula="of:=[.B139]*([.H$1]^(-[.G$1]))" office:value-type="float" office:value="0.560891794247991" calcext:value-type="float">
            <text:p>0.560891794247991</text:p>
          </table:table-cell>
          <table:table-cell table:formula="of:=[.E139]*([.H$1]^(-[.F$1]))" office:value-type="float" office:value="0.00457630871517241" calcext:value-type="float">
            <text:p>0.004576308715172</text:p>
          </table:table-cell>
          <table:table-cell office:value-type="float" office:value="18.176" calcext:value-type="float">
            <text:p>18.176</text:p>
          </table:table-cell>
          <table:table-cell table:number-columns-repeated="3"/>
          <table:table-cell office:value-type="float" office:value="0.174705" calcext:value-type="float">
            <text:p>0.174705</text:p>
          </table:table-cell>
          <table:table-cell table:formula="of:=[.I139]-[.I$1]" office:value-type="float" office:value="0.000137999999999999" calcext:value-type="float">
            <text:p>0.000138</text:p>
          </table:table-cell>
          <table:table-cell table:formula="of:=[.J139]*([.H$2]^(-[.G$1]))" office:value-type="float" office:value="0.740614336462933" calcext:value-type="float">
            <text:p>0.740614336462933</text:p>
          </table:table-cell>
          <table:table-cell table:formula="of:=[.M139]*([.H$2]^(-[.F$1]))" office:value-type="float" office:value="0.00376512423015659" calcext:value-type="float">
            <text:p>0.003765124230157</text:p>
          </table:table-cell>
          <table:table-cell office:value-type="float" office:value="19.7306" calcext:value-type="float">
            <text:p>19.7306</text:p>
          </table:table-cell>
          <table:table-cell/>
          <table:table-cell office:value-type="float" office:value="0.174705" calcext:value-type="float">
            <text:p>0.174705</text:p>
          </table:table-cell>
          <table:table-cell table:formula="of:=[.O139]-[.O$1]" office:value-type="float" office:value="0.000137999999999999" calcext:value-type="float">
            <text:p>0.000138</text:p>
          </table:table-cell>
          <table:table-cell table:formula="of:=[.P139]*([.H$3]^(-[.G$1]))" office:value-type="float" office:value="1.06946372440962" calcext:value-type="float">
            <text:p>1.06946372440962</text:p>
          </table:table-cell>
          <table:table-cell table:formula="of:=[.S139]*([.H$3]^(-[.F$1]))" office:value-type="float" office:value="-0.00150511642220021" calcext:value-type="float">
            <text:p>-0.0015051164222</text:p>
          </table:table-cell>
          <table:table-cell office:value-type="float" office:value="-11.3779" calcext:value-type="float">
            <text:p>-11.3779</text:p>
          </table:table-cell>
          <table:table-cell/>
          <table:table-cell office:value-type="float" office:value="0.174705" calcext:value-type="float">
            <text:p>0.174705</text:p>
          </table:table-cell>
          <table:table-cell table:formula="of:=[.U139]-[.U$1]" office:value-type="float" office:value="0.000137999999999999" calcext:value-type="float">
            <text:p>0.000138</text:p>
          </table:table-cell>
          <table:table-cell table:formula="of:=[.V139]*([.H$4]^(-[.G$1]))" office:value-type="float" office:value="1.41214432934743" calcext:value-type="float">
            <text:p>1.41214432934743</text:p>
          </table:table-cell>
          <table:table-cell table:formula="of:=[.Y139]*([.H$4]^(-[.F$1]))" office:value-type="float" office:value="-0.00420409450391555" calcext:value-type="float">
            <text:p>-0.004204094503916</text:p>
          </table:table-cell>
          <table:table-cell office:value-type="float" office:value="-41.9317" calcext:value-type="float">
            <text:p>-41.9317</text:p>
          </table:table-cell>
          <table:table-cell/>
          <table:table-cell office:value-type="float" office:value="0.174705" calcext:value-type="float">
            <text:p>0.174705</text:p>
          </table:table-cell>
          <table:table-cell table:formula="of:=[.AA139]-[.AA$1]" office:value-type="float" office:value="0.000137999999999999" calcext:value-type="float">
            <text:p>0.000138</text:p>
          </table:table-cell>
          <table:table-cell table:formula="of:=[.AB139]*([.H$5]^(-[.G$1]))" office:value-type="float" office:value="1.86462762728016" calcext:value-type="float">
            <text:p>1.86462762728016</text:p>
          </table:table-cell>
          <table:table-cell table:formula="of:=[.AE139]*([.H$5]^(-[.F$1]))" office:value-type="float" office:value="-0.000401682845474918" calcext:value-type="float">
            <text:p>-0.000401682845475</text:p>
          </table:table-cell>
          <table:table-cell office:value-type="float" office:value="-5.28605" calcext:value-type="float">
            <text:p>-5.28605</text:p>
          </table:table-cell>
          <table:table-cell table:number-columns-repeated="12"/>
        </table:table-row>
        <table:table-row table:style-name="ro1">
          <table:table-cell office:value-type="float" office:value="0.174706" calcext:value-type="float">
            <text:p>0.174706</text:p>
          </table:table-cell>
          <table:table-cell table:formula="of:=[.A140]-[.A$1]" office:value-type="float" office:value="0.000139" calcext:value-type="float">
            <text:p>0.000139</text:p>
          </table:table-cell>
          <table:table-cell table:formula="of:=[.B140]*([.H$1]^(-[.G$1]))" office:value-type="float" office:value="0.564956227539647" calcext:value-type="float">
            <text:p>0.564956227539647</text:p>
          </table:table-cell>
          <table:table-cell table:formula="of:=[.E140]*([.H$1]^(-[.F$1]))" office:value-type="float" office:value="0.00458099177756799" calcext:value-type="float">
            <text:p>0.004580991777568</text:p>
          </table:table-cell>
          <table:table-cell office:value-type="float" office:value="18.1946" calcext:value-type="float">
            <text:p>18.1946</text:p>
          </table:table-cell>
          <table:table-cell table:number-columns-repeated="3"/>
          <table:table-cell office:value-type="float" office:value="0.174706" calcext:value-type="float">
            <text:p>0.174706</text:p>
          </table:table-cell>
          <table:table-cell table:formula="of:=[.I140]-[.I$1]" office:value-type="float" office:value="0.000139" calcext:value-type="float">
            <text:p>0.000139</text:p>
          </table:table-cell>
          <table:table-cell table:formula="of:=[.J140]*([.H$2]^(-[.G$1]))" office:value-type="float" office:value="0.745981107017018" calcext:value-type="float">
            <text:p>0.745981107017018</text:p>
          </table:table-cell>
          <table:table-cell table:formula="of:=[.M140]*([.H$2]^(-[.F$1]))" office:value-type="float" office:value="0.00370917385742176" calcext:value-type="float">
            <text:p>0.003709173857422</text:p>
          </table:table-cell>
          <table:table-cell office:value-type="float" office:value="19.4374" calcext:value-type="float">
            <text:p>19.4374</text:p>
          </table:table-cell>
          <table:table-cell/>
          <table:table-cell office:value-type="float" office:value="0.174706" calcext:value-type="float">
            <text:p>0.174706</text:p>
          </table:table-cell>
          <table:table-cell table:formula="of:=[.O140]-[.O$1]" office:value-type="float" office:value="0.000139" calcext:value-type="float">
            <text:p>0.000139</text:p>
          </table:table-cell>
          <table:table-cell table:formula="of:=[.P140]*([.H$3]^(-[.G$1]))" office:value-type="float" office:value="1.07721346154303" calcext:value-type="float">
            <text:p>1.07721346154303</text:p>
          </table:table-cell>
          <table:table-cell table:formula="of:=[.S140]*([.H$3]^(-[.F$1]))" office:value-type="float" office:value="-0.00163344532658295" calcext:value-type="float">
            <text:p>-0.001633445326583</text:p>
          </table:table-cell>
          <table:table-cell office:value-type="float" office:value="-12.348" calcext:value-type="float">
            <text:p>-12.348</text:p>
          </table:table-cell>
          <table:table-cell/>
          <table:table-cell office:value-type="float" office:value="0.174706" calcext:value-type="float">
            <text:p>0.174706</text:p>
          </table:table-cell>
          <table:table-cell table:formula="of:=[.U140]-[.U$1]" office:value-type="float" office:value="0.000139" calcext:value-type="float">
            <text:p>0.000139</text:p>
          </table:table-cell>
          <table:table-cell table:formula="of:=[.V140]*([.H$4]^(-[.G$1]))" office:value-type="float" office:value="1.42237725927025" calcext:value-type="float">
            <text:p>1.42237725927025</text:p>
          </table:table-cell>
          <table:table-cell table:formula="of:=[.Y140]*([.H$4]^(-[.F$1]))" office:value-type="float" office:value="-0.00417316413013013" calcext:value-type="float">
            <text:p>-0.00417316413013</text:p>
          </table:table-cell>
          <table:table-cell office:value-type="float" office:value="-41.6232" calcext:value-type="float">
            <text:p>-41.6232</text:p>
          </table:table-cell>
          <table:table-cell/>
          <table:table-cell office:value-type="float" office:value="0.174706" calcext:value-type="float">
            <text:p>0.174706</text:p>
          </table:table-cell>
          <table:table-cell table:formula="of:=[.AA140]-[.AA$1]" office:value-type="float" office:value="0.000139" calcext:value-type="float">
            <text:p>0.000139</text:p>
          </table:table-cell>
          <table:table-cell table:formula="of:=[.AB140]*([.H$5]^(-[.G$1]))" office:value-type="float" office:value="1.87813942168076" calcext:value-type="float">
            <text:p>1.87813942168076</text:p>
          </table:table-cell>
          <table:table-cell table:formula="of:=[.AE140]*([.H$5]^(-[.F$1]))" office:value-type="float" office:value="-0.000313438837573998" calcext:value-type="float">
            <text:p>-0.000313438837574</text:p>
          </table:table-cell>
          <table:table-cell office:value-type="float" office:value="-4.12478" calcext:value-type="float">
            <text:p>-4.12478</text:p>
          </table:table-cell>
          <table:table-cell table:number-columns-repeated="12"/>
        </table:table-row>
        <table:table-row table:style-name="ro1">
          <table:table-cell office:value-type="float" office:value="0.174707" calcext:value-type="float">
            <text:p>0.174707</text:p>
          </table:table-cell>
          <table:table-cell table:formula="of:=[.A141]-[.A$1]" office:value-type="float" office:value="0.000140000000000001" calcext:value-type="float">
            <text:p>0.00014</text:p>
          </table:table-cell>
          <table:table-cell table:formula="of:=[.B141]*([.H$1]^(-[.G$1]))" office:value-type="float" office:value="0.569020660831303" calcext:value-type="float">
            <text:p>0.569020660831303</text:p>
          </table:table-cell>
          <table:table-cell table:formula="of:=[.E141]*([.H$1]^(-[.F$1]))" office:value-type="float" office:value="0.00458466772977098" calcext:value-type="float">
            <text:p>0.004584667729771</text:p>
          </table:table-cell>
          <table:table-cell office:value-type="float" office:value="18.2092" calcext:value-type="float">
            <text:p>18.2092</text:p>
          </table:table-cell>
          <table:table-cell table:number-columns-repeated="3"/>
          <table:table-cell office:value-type="float" office:value="0.174707" calcext:value-type="float">
            <text:p>0.174707</text:p>
          </table:table-cell>
          <table:table-cell table:formula="of:=[.I141]-[.I$1]" office:value-type="float" office:value="0.000140000000000001" calcext:value-type="float">
            <text:p>0.00014</text:p>
          </table:table-cell>
          <table:table-cell table:formula="of:=[.J141]*([.H$2]^(-[.G$1]))" office:value-type="float" office:value="0.751347877571102" calcext:value-type="float">
            <text:p>0.751347877571102</text:p>
          </table:table-cell>
          <table:table-cell table:formula="of:=[.M141]*([.H$2]^(-[.F$1]))" office:value-type="float" office:value="0.00365154421019829" calcext:value-type="float">
            <text:p>0.003651544210198</text:p>
          </table:table-cell>
          <table:table-cell office:value-type="float" office:value="19.1354" calcext:value-type="float">
            <text:p>19.1354</text:p>
          </table:table-cell>
          <table:table-cell/>
          <table:table-cell office:value-type="float" office:value="0.174707" calcext:value-type="float">
            <text:p>0.174707</text:p>
          </table:table-cell>
          <table:table-cell table:formula="of:=[.O141]-[.O$1]" office:value-type="float" office:value="0.000140000000000001" calcext:value-type="float">
            <text:p>0.00014</text:p>
          </table:table-cell>
          <table:table-cell table:formula="of:=[.P141]*([.H$3]^(-[.G$1]))" office:value-type="float" office:value="1.08496319867644" calcext:value-type="float">
            <text:p>1.08496319867644</text:p>
          </table:table-cell>
          <table:table-cell table:formula="of:=[.S141]*([.H$3]^(-[.F$1]))" office:value-type="float" office:value="-0.00175989579529696" calcext:value-type="float">
            <text:p>-0.001759895795297</text:p>
          </table:table-cell>
          <table:table-cell office:value-type="float" office:value="-13.3039" calcext:value-type="float">
            <text:p>-13.3039</text:p>
          </table:table-cell>
          <table:table-cell/>
          <table:table-cell office:value-type="float" office:value="0.174707" calcext:value-type="float">
            <text:p>0.174707</text:p>
          </table:table-cell>
          <table:table-cell table:formula="of:=[.U141]-[.U$1]" office:value-type="float" office:value="0.000140000000000001" calcext:value-type="float">
            <text:p>0.00014</text:p>
          </table:table-cell>
          <table:table-cell table:formula="of:=[.V141]*([.H$4]^(-[.G$1]))" office:value-type="float" office:value="1.43261018919307" calcext:value-type="float">
            <text:p>1.43261018919307</text:p>
          </table:table-cell>
          <table:table-cell table:formula="of:=[.Y141]*([.H$4]^(-[.F$1]))" office:value-type="float" office:value="-0.00413582710841963" calcext:value-type="float">
            <text:p>-0.00413582710842</text:p>
          </table:table-cell>
          <table:table-cell office:value-type="float" office:value="-41.2508" calcext:value-type="float">
            <text:p>-41.2508</text:p>
          </table:table-cell>
          <table:table-cell/>
          <table:table-cell office:value-type="float" office:value="0.174707" calcext:value-type="float">
            <text:p>0.174707</text:p>
          </table:table-cell>
          <table:table-cell table:formula="of:=[.AA141]-[.AA$1]" office:value-type="float" office:value="0.000140000000000001" calcext:value-type="float">
            <text:p>0.00014</text:p>
          </table:table-cell>
          <table:table-cell table:formula="of:=[.AB141]*([.H$5]^(-[.G$1]))" office:value-type="float" office:value="1.89165121608135" calcext:value-type="float">
            <text:p>1.89165121608135</text:p>
          </table:table-cell>
          <table:table-cell table:formula="of:=[.AE141]*([.H$5]^(-[.F$1]))" office:value-type="float" office:value="-0.000232608338513239" calcext:value-type="float">
            <text:p>-0.000232608338513</text:p>
          </table:table-cell>
          <table:table-cell office:value-type="float" office:value="-3.06107" calcext:value-type="float">
            <text:p>-3.06107</text:p>
          </table:table-cell>
          <table:table-cell table:number-columns-repeated="12"/>
        </table:table-row>
        <table:table-row table:style-name="ro1">
          <table:table-cell office:value-type="float" office:value="0.174708" calcext:value-type="float">
            <text:p>0.174708</text:p>
          </table:table-cell>
          <table:table-cell table:formula="of:=[.A142]-[.A$1]" office:value-type="float" office:value="0.000141000000000002" calcext:value-type="float">
            <text:p>0.000141</text:p>
          </table:table-cell>
          <table:table-cell table:formula="of:=[.B142]*([.H$1]^(-[.G$1]))" office:value-type="float" office:value="0.573085094122959" calcext:value-type="float">
            <text:p>0.573085094122959</text:p>
          </table:table-cell>
          <table:table-cell table:formula="of:=[.E142]*([.H$1]^(-[.F$1]))" office:value-type="float" office:value="0.00458731139402656" calcext:value-type="float">
            <text:p>0.004587311394027</text:p>
          </table:table-cell>
          <table:table-cell office:value-type="float" office:value="18.2197" calcext:value-type="float">
            <text:p>18.2197</text:p>
          </table:table-cell>
          <table:table-cell table:number-columns-repeated="3"/>
          <table:table-cell office:value-type="float" office:value="0.174708" calcext:value-type="float">
            <text:p>0.174708</text:p>
          </table:table-cell>
          <table:table-cell table:formula="of:=[.I142]-[.I$1]" office:value-type="float" office:value="0.000141000000000002" calcext:value-type="float">
            <text:p>0.000141</text:p>
          </table:table-cell>
          <table:table-cell table:formula="of:=[.J142]*([.H$2]^(-[.G$1]))" office:value-type="float" office:value="0.756714648125187" calcext:value-type="float">
            <text:p>0.756714648125187</text:p>
          </table:table-cell>
          <table:table-cell table:formula="of:=[.M142]*([.H$2]^(-[.F$1]))" office:value-type="float" office:value="0.00359221620582156" calcext:value-type="float">
            <text:p>0.003592216205822</text:p>
          </table:table-cell>
          <table:table-cell office:value-type="float" office:value="18.8245" calcext:value-type="float">
            <text:p>18.8245</text:p>
          </table:table-cell>
          <table:table-cell/>
          <table:table-cell office:value-type="float" office:value="0.174708" calcext:value-type="float">
            <text:p>0.174708</text:p>
          </table:table-cell>
          <table:table-cell table:formula="of:=[.O142]-[.O$1]" office:value-type="float" office:value="0.000141000000000002" calcext:value-type="float">
            <text:p>0.000141</text:p>
          </table:table-cell>
          <table:table-cell table:formula="of:=[.P142]*([.H$3]^(-[.G$1]))" office:value-type="float" office:value="1.09271293580985" calcext:value-type="float">
            <text:p>1.09271293580985</text:p>
          </table:table-cell>
          <table:table-cell table:formula="of:=[.S142]*([.H$3]^(-[.F$1]))" office:value-type="float" office:value="-0.00188433554414022" calcext:value-type="float">
            <text:p>-0.00188433554414</text:p>
          </table:table-cell>
          <table:table-cell office:value-type="float" office:value="-14.2446" calcext:value-type="float">
            <text:p>-14.2446</text:p>
          </table:table-cell>
          <table:table-cell/>
          <table:table-cell office:value-type="float" office:value="0.174708" calcext:value-type="float">
            <text:p>0.174708</text:p>
          </table:table-cell>
          <table:table-cell table:formula="of:=[.U142]-[.U$1]" office:value-type="float" office:value="0.000141000000000002" calcext:value-type="float">
            <text:p>0.000141</text:p>
          </table:table-cell>
          <table:table-cell table:formula="of:=[.V142]*([.H$4]^(-[.G$1]))" office:value-type="float" office:value="1.44284311911589" calcext:value-type="float">
            <text:p>1.44284311911589</text:p>
          </table:table-cell>
          <table:table-cell table:formula="of:=[.Y142]*([.H$4]^(-[.F$1]))" office:value-type="float" office:value="-0.00409204333457169" calcext:value-type="float">
            <text:p>-0.004092043334572</text:p>
          </table:table-cell>
          <table:table-cell office:value-type="float" office:value="-40.8141" calcext:value-type="float">
            <text:p>-40.8141</text:p>
          </table:table-cell>
          <table:table-cell/>
          <table:table-cell office:value-type="float" office:value="0.174708" calcext:value-type="float">
            <text:p>0.174708</text:p>
          </table:table-cell>
          <table:table-cell table:formula="of:=[.AA142]-[.AA$1]" office:value-type="float" office:value="0.000141000000000002" calcext:value-type="float">
            <text:p>0.000141</text:p>
          </table:table-cell>
          <table:table-cell table:formula="of:=[.AB142]*([.H$5]^(-[.G$1]))" office:value-type="float" office:value="1.90516301048194" calcext:value-type="float">
            <text:p>1.90516301048194</text:p>
          </table:table-cell>
          <table:table-cell table:formula="of:=[.AE142]*([.H$5]^(-[.F$1]))" office:value-type="float" office:value="-0.000160111577813493" calcext:value-type="float">
            <text:p>-0.000160111577813</text:p>
          </table:table-cell>
          <table:table-cell office:value-type="float" office:value="-2.10703" calcext:value-type="float">
            <text:p>-2.10703</text:p>
          </table:table-cell>
          <table:table-cell table:number-columns-repeated="12"/>
        </table:table-row>
        <table:table-row table:style-name="ro1">
          <table:table-cell office:value-type="float" office:value="0.174709" calcext:value-type="float">
            <text:p>0.174709</text:p>
          </table:table-cell>
          <table:table-cell table:formula="of:=[.A143]-[.A$1]" office:value-type="float" office:value="0.000142000000000003" calcext:value-type="float">
            <text:p>0.000142</text:p>
          </table:table-cell>
          <table:table-cell table:formula="of:=[.B143]*([.H$1]^(-[.G$1]))" office:value-type="float" office:value="0.577149527414616" calcext:value-type="float">
            <text:p>0.577149527414616</text:p>
          </table:table-cell>
          <table:table-cell table:formula="of:=[.E143]*([.H$1]^(-[.F$1]))" office:value-type="float" office:value="0.00458894794808953" calcext:value-type="float">
            <text:p>0.00458894794809</text:p>
          </table:table-cell>
          <table:table-cell office:value-type="float" office:value="18.2262" calcext:value-type="float">
            <text:p>18.2262</text:p>
          </table:table-cell>
          <table:table-cell table:number-columns-repeated="3"/>
          <table:table-cell office:value-type="float" office:value="0.174709" calcext:value-type="float">
            <text:p>0.174709</text:p>
          </table:table-cell>
          <table:table-cell table:formula="of:=[.I143]-[.I$1]" office:value-type="float" office:value="0.000142000000000003" calcext:value-type="float">
            <text:p>0.000142</text:p>
          </table:table-cell>
          <table:table-cell table:formula="of:=[.J143]*([.H$2]^(-[.G$1]))" office:value-type="float" office:value="0.762081418679272" calcext:value-type="float">
            <text:p>0.762081418679272</text:p>
          </table:table-cell>
          <table:table-cell table:formula="of:=[.M143]*([.H$2]^(-[.F$1]))" office:value-type="float" office:value="0.00353124709228547" calcext:value-type="float">
            <text:p>0.003531247092285</text:p>
          </table:table-cell>
          <table:table-cell office:value-type="float" office:value="18.505" calcext:value-type="float">
            <text:p>18.505</text:p>
          </table:table-cell>
          <table:table-cell/>
          <table:table-cell office:value-type="float" office:value="0.174709" calcext:value-type="float">
            <text:p>0.174709</text:p>
          </table:table-cell>
          <table:table-cell table:formula="of:=[.O143]-[.O$1]" office:value-type="float" office:value="0.000142000000000003" calcext:value-type="float">
            <text:p>0.000142</text:p>
          </table:table-cell>
          <table:table-cell table:formula="of:=[.P143]*([.H$3]^(-[.G$1]))" office:value-type="float" office:value="1.10046267294326" calcext:value-type="float">
            <text:p>1.10046267294326</text:p>
          </table:table-cell>
          <table:table-cell table:formula="of:=[.S143]*([.H$3]^(-[.F$1]))" office:value-type="float" office:value="-0.00200663228891071" calcext:value-type="float">
            <text:p>-0.002006632288911</text:p>
          </table:table-cell>
          <table:table-cell office:value-type="float" office:value="-15.1691" calcext:value-type="float">
            <text:p>-15.1691</text:p>
          </table:table-cell>
          <table:table-cell/>
          <table:table-cell office:value-type="float" office:value="0.174709" calcext:value-type="float">
            <text:p>0.174709</text:p>
          </table:table-cell>
          <table:table-cell table:formula="of:=[.U143]-[.U$1]" office:value-type="float" office:value="0.000142000000000003" calcext:value-type="float">
            <text:p>0.000142</text:p>
          </table:table-cell>
          <table:table-cell table:formula="of:=[.V143]*([.H$4]^(-[.G$1]))" office:value-type="float" office:value="1.4530760490387" calcext:value-type="float">
            <text:p>1.4530760490387</text:p>
          </table:table-cell>
          <table:table-cell table:formula="of:=[.Y143]*([.H$4]^(-[.F$1]))" office:value-type="float" office:value="-0.00404167244384302" calcext:value-type="float">
            <text:p>-0.004041672443843</text:p>
          </table:table-cell>
          <table:table-cell office:value-type="float" office:value="-40.3117" calcext:value-type="float">
            <text:p>-40.3117</text:p>
          </table:table-cell>
          <table:table-cell/>
          <table:table-cell office:value-type="float" office:value="0.174709" calcext:value-type="float">
            <text:p>0.174709</text:p>
          </table:table-cell>
          <table:table-cell table:formula="of:=[.AA143]-[.AA$1]" office:value-type="float" office:value="0.000142000000000003" calcext:value-type="float">
            <text:p>0.000142</text:p>
          </table:table-cell>
          <table:table-cell table:formula="of:=[.AB143]*([.H$5]^(-[.G$1]))" office:value-type="float" office:value="1.91867480488254" calcext:value-type="float">
            <text:p>1.91867480488254</text:p>
          </table:table-cell>
          <table:table-cell table:formula="of:=[.AE143]*([.H$5]^(-[.F$1]))" office:value-type="float" office:value="-0.0000971849001737093" calcext:value-type="float">
            <text:p>-9.71849001737093E-05</text:p>
          </table:table-cell>
          <table:table-cell office:value-type="float" office:value="-1.27893" calcext:value-type="float">
            <text:p>-1.27893</text:p>
          </table:table-cell>
          <table:table-cell table:number-columns-repeated="12"/>
        </table:table-row>
        <table:table-row table:style-name="ro1">
          <table:table-cell office:value-type="float" office:value="0.17471" calcext:value-type="float">
            <text:p>0.17471</text:p>
          </table:table-cell>
          <table:table-cell table:formula="of:=[.A144]-[.A$1]" office:value-type="float" office:value="0.000143000000000004" calcext:value-type="float">
            <text:p>0.000143</text:p>
          </table:table-cell>
          <table:table-cell table:formula="of:=[.B144]*([.H$1]^(-[.G$1]))" office:value-type="float" office:value="0.581213960706272" calcext:value-type="float">
            <text:p>0.581213960706272</text:p>
          </table:table-cell>
          <table:table-cell table:formula="of:=[.E144]*([.H$1]^(-[.F$1]))" office:value-type="float" office:value="0.00458950185869546" calcext:value-type="float">
            <text:p>0.004589501858695</text:p>
          </table:table-cell>
          <table:table-cell office:value-type="float" office:value="18.2284" calcext:value-type="float">
            <text:p>18.2284</text:p>
          </table:table-cell>
          <table:table-cell table:number-columns-repeated="3"/>
          <table:table-cell office:value-type="float" office:value="0.17471" calcext:value-type="float">
            <text:p>0.17471</text:p>
          </table:table-cell>
          <table:table-cell table:formula="of:=[.I144]-[.I$1]" office:value-type="float" office:value="0.000143000000000004" calcext:value-type="float">
            <text:p>0.000143</text:p>
          </table:table-cell>
          <table:table-cell table:formula="of:=[.J144]*([.H$2]^(-[.G$1]))" office:value-type="float" office:value="0.767448189233356" calcext:value-type="float">
            <text:p>0.767448189233356</text:p>
          </table:table-cell>
          <table:table-cell table:formula="of:=[.M144]*([.H$2]^(-[.F$1]))" office:value-type="float" office:value="0.00346865595225469" calcext:value-type="float">
            <text:p>0.003468655952255</text:p>
          </table:table-cell>
          <table:table-cell office:value-type="float" office:value="18.177" calcext:value-type="float">
            <text:p>18.177</text:p>
          </table:table-cell>
          <table:table-cell/>
          <table:table-cell office:value-type="float" office:value="0.17471" calcext:value-type="float">
            <text:p>0.17471</text:p>
          </table:table-cell>
          <table:table-cell table:formula="of:=[.O144]-[.O$1]" office:value-type="float" office:value="0.000143000000000004" calcext:value-type="float">
            <text:p>0.000143</text:p>
          </table:table-cell>
          <table:table-cell table:formula="of:=[.P144]*([.H$3]^(-[.G$1]))" office:value-type="float" office:value="1.10821241007667" calcext:value-type="float">
            <text:p>1.10821241007667</text:p>
          </table:table-cell>
          <table:table-cell table:formula="of:=[.S144]*([.H$3]^(-[.F$1]))" office:value-type="float" office:value="-0.00212665374540639" calcext:value-type="float">
            <text:p>-0.002126653745406</text:p>
          </table:table-cell>
          <table:table-cell office:value-type="float" office:value="-16.0764" calcext:value-type="float">
            <text:p>-16.0764</text:p>
          </table:table-cell>
          <table:table-cell/>
          <table:table-cell office:value-type="float" office:value="0.17471" calcext:value-type="float">
            <text:p>0.17471</text:p>
          </table:table-cell>
          <table:table-cell table:formula="of:=[.U144]-[.U$1]" office:value-type="float" office:value="0.000143000000000004" calcext:value-type="float">
            <text:p>0.000143</text:p>
          </table:table-cell>
          <table:table-cell table:formula="of:=[.V144]*([.H$4]^(-[.G$1]))" office:value-type="float" office:value="1.46330897896152" calcext:value-type="float">
            <text:p>1.46330897896152</text:p>
          </table:table-cell>
          <table:table-cell table:formula="of:=[.Y144]*([.H$4]^(-[.F$1]))" office:value-type="float" office:value="-0.00398418305541982" calcext:value-type="float">
            <text:p>-0.00398418305542</text:p>
          </table:table-cell>
          <table:table-cell office:value-type="float" office:value="-39.7383" calcext:value-type="float">
            <text:p>-39.7383</text:p>
          </table:table-cell>
          <table:table-cell/>
          <table:table-cell office:value-type="float" office:value="0.17471" calcext:value-type="float">
            <text:p>0.17471</text:p>
          </table:table-cell>
          <table:table-cell table:formula="of:=[.AA144]-[.AA$1]" office:value-type="float" office:value="0.000143000000000004" calcext:value-type="float">
            <text:p>0.000143</text:p>
          </table:table-cell>
          <table:table-cell table:formula="of:=[.AB144]*([.H$5]^(-[.G$1]))" office:value-type="float" office:value="1.93218659928313" calcext:value-type="float">
            <text:p>1.93218659928313</text:p>
          </table:table-cell>
          <table:table-cell table:formula="of:=[.AE144]*([.H$5]^(-[.F$1]))" office:value-type="float" office:value="-0.0000457054674315103" calcext:value-type="float">
            <text:p>-4.57054674315103E-05</text:p>
          </table:table-cell>
          <table:table-cell office:value-type="float" office:value="-0.601473" calcext:value-type="float">
            <text:p>-0.601473</text:p>
          </table:table-cell>
          <table:table-cell table:number-columns-repeated="12"/>
        </table:table-row>
        <table:table-row table:style-name="ro1">
          <table:table-cell office:value-type="float" office:value="0.174711" calcext:value-type="float">
            <text:p>0.174711</text:p>
          </table:table-cell>
          <table:table-cell table:formula="of:=[.A145]-[.A$1]" office:value-type="float" office:value="0.000144000000000005" calcext:value-type="float">
            <text:p>0.000144</text:p>
          </table:table-cell>
          <table:table-cell table:formula="of:=[.B145]*([.H$1]^(-[.G$1]))" office:value-type="float" office:value="0.585278393997928" calcext:value-type="float">
            <text:p>0.585278393997928</text:p>
          </table:table-cell>
          <table:table-cell table:formula="of:=[.E145]*([.H$1]^(-[.F$1]))" office:value-type="float" office:value="0.00458904865910879" calcext:value-type="float">
            <text:p>0.004589048659109</text:p>
          </table:table-cell>
          <table:table-cell office:value-type="float" office:value="18.2266" calcext:value-type="float">
            <text:p>18.2266</text:p>
          </table:table-cell>
          <table:table-cell table:number-columns-repeated="3"/>
          <table:table-cell office:value-type="float" office:value="0.174711" calcext:value-type="float">
            <text:p>0.174711</text:p>
          </table:table-cell>
          <table:table-cell table:formula="of:=[.I145]-[.I$1]" office:value-type="float" office:value="0.000144000000000005" calcext:value-type="float">
            <text:p>0.000144</text:p>
          </table:table-cell>
          <table:table-cell table:formula="of:=[.J145]*([.H$2]^(-[.G$1]))" office:value-type="float" office:value="0.772814959787441" calcext:value-type="float">
            <text:p>0.772814959787441</text:p>
          </table:table-cell>
          <table:table-cell table:formula="of:=[.M145]*([.H$2]^(-[.F$1]))" office:value-type="float" office:value="0.00340446186839385" calcext:value-type="float">
            <text:p>0.003404461868394</text:p>
          </table:table-cell>
          <table:table-cell office:value-type="float" office:value="17.8406" calcext:value-type="float">
            <text:p>17.8406</text:p>
          </table:table-cell>
          <table:table-cell/>
          <table:table-cell office:value-type="float" office:value="0.174711" calcext:value-type="float">
            <text:p>0.174711</text:p>
          </table:table-cell>
          <table:table-cell table:formula="of:=[.O145]-[.O$1]" office:value-type="float" office:value="0.000144000000000005" calcext:value-type="float">
            <text:p>0.000144</text:p>
          </table:table-cell>
          <table:table-cell table:formula="of:=[.P145]*([.H$3]^(-[.G$1]))" office:value-type="float" office:value="1.11596214721009" calcext:value-type="float">
            <text:p>1.11596214721009</text:p>
          </table:table-cell>
          <table:table-cell table:formula="of:=[.S145]*([.H$3]^(-[.F$1]))" office:value-type="float" office:value="-0.00224430731468586" calcext:value-type="float">
            <text:p>-0.002244307314686</text:p>
          </table:table-cell>
          <table:table-cell office:value-type="float" office:value="-16.9658" calcext:value-type="float">
            <text:p>-16.9658</text:p>
          </table:table-cell>
          <table:table-cell/>
          <table:table-cell office:value-type="float" office:value="0.174711" calcext:value-type="float">
            <text:p>0.174711</text:p>
          </table:table-cell>
          <table:table-cell table:formula="of:=[.U145]-[.U$1]" office:value-type="float" office:value="0.000144000000000005" calcext:value-type="float">
            <text:p>0.000144</text:p>
          </table:table-cell>
          <table:table-cell table:formula="of:=[.V145]*([.H$4]^(-[.G$1]))" office:value-type="float" office:value="1.47354190888434" calcext:value-type="float">
            <text:p>1.47354190888434</text:p>
          </table:table-cell>
          <table:table-cell table:formula="of:=[.Y145]*([.H$4]^(-[.F$1]))" office:value-type="float" office:value="-0.00391770029737408" calcext:value-type="float">
            <text:p>-0.003917700297374</text:p>
          </table:table-cell>
          <table:table-cell office:value-type="float" office:value="-39.0752" calcext:value-type="float">
            <text:p>-39.0752</text:p>
          </table:table-cell>
          <table:table-cell/>
          <table:table-cell office:value-type="float" office:value="0.174711" calcext:value-type="float">
            <text:p>0.174711</text:p>
          </table:table-cell>
          <table:table-cell table:formula="of:=[.AA145]-[.AA$1]" office:value-type="float" office:value="0.000144000000000005" calcext:value-type="float">
            <text:p>0.000144</text:p>
          </table:table-cell>
          <table:table-cell table:formula="of:=[.AB145]*([.H$5]^(-[.G$1]))" office:value-type="float" office:value="1.94569839368373" calcext:value-type="float">
            <text:p>1.94569839368373</text:p>
          </table:table-cell>
          <table:table-cell table:formula="of:=[.AE145]*([.H$5]^(-[.F$1]))" office:value-type="float" office:value="-0.00000930959199493442" calcext:value-type="float">
            <text:p>-9.30959199493442E-06</text:p>
          </table:table-cell>
          <table:table-cell office:value-type="float" office:value="-0.122512" calcext:value-type="float">
            <text:p>-0.122512</text:p>
          </table:table-cell>
          <table:table-cell table:number-columns-repeated="12"/>
        </table:table-row>
        <table:table-row table:style-name="ro1">
          <table:table-cell office:value-type="float" office:value="0.174712" calcext:value-type="float">
            <text:p>0.174712</text:p>
          </table:table-cell>
          <table:table-cell table:formula="of:=[.A146]-[.A$1]" office:value-type="float" office:value="0.000144999999999978" calcext:value-type="float">
            <text:p>0.000145</text:p>
          </table:table-cell>
          <table:table-cell table:formula="of:=[.B146]*([.H$1]^(-[.G$1]))" office:value-type="float" office:value="0.589342827289471" calcext:value-type="float">
            <text:p>0.589342827289471</text:p>
          </table:table-cell>
          <table:table-cell table:formula="of:=[.E146]*([.H$1]^(-[.F$1]))" office:value-type="float" office:value="0.00458751281606508" calcext:value-type="float">
            <text:p>0.004587512816065</text:p>
          </table:table-cell>
          <table:table-cell office:value-type="float" office:value="18.2205" calcext:value-type="float">
            <text:p>18.2205</text:p>
          </table:table-cell>
          <table:table-cell table:number-columns-repeated="3"/>
          <table:table-cell office:value-type="float" office:value="0.174712" calcext:value-type="float">
            <text:p>0.174712</text:p>
          </table:table-cell>
          <table:table-cell table:formula="of:=[.I146]-[.I$1]" office:value-type="float" office:value="0.000144999999999978" calcext:value-type="float">
            <text:p>0.000145</text:p>
          </table:table-cell>
          <table:table-cell table:formula="of:=[.J146]*([.H$2]^(-[.G$1]))" office:value-type="float" office:value="0.778181730341376" calcext:value-type="float">
            <text:p>0.778181730341376</text:p>
          </table:table-cell>
          <table:table-cell table:formula="of:=[.M146]*([.H$2]^(-[.F$1]))" office:value-type="float" office:value="0.0033386839233676" calcext:value-type="float">
            <text:p>0.003338683923368</text:p>
          </table:table-cell>
          <table:table-cell office:value-type="float" office:value="17.4959" calcext:value-type="float">
            <text:p>17.4959</text:p>
          </table:table-cell>
          <table:table-cell/>
          <table:table-cell office:value-type="float" office:value="0.174712" calcext:value-type="float">
            <text:p>0.174712</text:p>
          </table:table-cell>
          <table:table-cell table:formula="of:=[.O146]-[.O$1]" office:value-type="float" office:value="0.000144999999999978" calcext:value-type="float">
            <text:p>0.000145</text:p>
          </table:table-cell>
          <table:table-cell table:formula="of:=[.P146]*([.H$3]^(-[.G$1]))" office:value-type="float" office:value="1.12371188434328" calcext:value-type="float">
            <text:p>1.12371188434328</text:p>
          </table:table-cell>
          <table:table-cell table:formula="of:=[.S146]*([.H$3]^(-[.F$1]))" office:value-type="float" office:value="-0.00235947394096729" calcext:value-type="float">
            <text:p>-0.002359473940967</text:p>
          </table:table-cell>
          <table:table-cell office:value-type="float" office:value="-17.8364" calcext:value-type="float">
            <text:p>-17.8364</text:p>
          </table:table-cell>
          <table:table-cell/>
          <table:table-cell office:value-type="float" office:value="0.174712" calcext:value-type="float">
            <text:p>0.174712</text:p>
          </table:table-cell>
          <table:table-cell table:formula="of:=[.U146]-[.U$1]" office:value-type="float" office:value="0.000144999999999978" calcext:value-type="float">
            <text:p>0.000145</text:p>
          </table:table-cell>
          <table:table-cell table:formula="of:=[.V146]*([.H$4]^(-[.G$1]))" office:value-type="float" office:value="1.48377483880687" calcext:value-type="float">
            <text:p>1.48377483880687</text:p>
          </table:table-cell>
          <table:table-cell table:formula="of:=[.Y146]*([.H$4]^(-[.F$1]))" office:value-type="float" office:value="-0.00384681610202144" calcext:value-type="float">
            <text:p>-0.003846816102021</text:p>
          </table:table-cell>
          <table:table-cell office:value-type="float" office:value="-38.3682" calcext:value-type="float">
            <text:p>-38.3682</text:p>
          </table:table-cell>
          <table:table-cell table:number-columns-repeated="18"/>
        </table:table-row>
        <table:table-row table:style-name="ro1">
          <table:table-cell office:value-type="float" office:value="0.174713" calcext:value-type="float">
            <text:p>0.174713</text:p>
          </table:table-cell>
          <table:table-cell table:formula="of:=[.A147]-[.A$1]" office:value-type="float" office:value="0.000145999999999979" calcext:value-type="float">
            <text:p>0.000146</text:p>
          </table:table-cell>
          <table:table-cell table:formula="of:=[.B147]*([.H$1]^(-[.G$1]))" office:value-type="float" office:value="0.593407260581128" calcext:value-type="float">
            <text:p>0.593407260581128</text:p>
          </table:table-cell>
          <table:table-cell table:formula="of:=[.E147]*([.H$1]^(-[.F$1]))" office:value-type="float" office:value="0.00458494468507395" calcext:value-type="float">
            <text:p>0.004584944685074</text:p>
          </table:table-cell>
          <table:table-cell office:value-type="float" office:value="18.2103" calcext:value-type="float">
            <text:p>18.2103</text:p>
          </table:table-cell>
          <table:table-cell table:number-columns-repeated="3"/>
          <table:table-cell office:value-type="float" office:value="0.174713" calcext:value-type="float">
            <text:p>0.174713</text:p>
          </table:table-cell>
          <table:table-cell table:formula="of:=[.I147]-[.I$1]" office:value-type="float" office:value="0.000145999999999979" calcext:value-type="float">
            <text:p>0.000146</text:p>
          </table:table-cell>
          <table:table-cell table:formula="of:=[.J147]*([.H$2]^(-[.G$1]))" office:value-type="float" office:value="0.783548500895461" calcext:value-type="float">
            <text:p>0.783548500895461</text:p>
          </table:table-cell>
          <table:table-cell table:formula="of:=[.M147]*([.H$2]^(-[.F$1]))" office:value-type="float" office:value="0.00327136028250522" calcext:value-type="float">
            <text:p>0.003271360282505</text:p>
          </table:table-cell>
          <table:table-cell office:value-type="float" office:value="17.1431" calcext:value-type="float">
            <text:p>17.1431</text:p>
          </table:table-cell>
          <table:table-cell/>
          <table:table-cell office:value-type="float" office:value="0.174713" calcext:value-type="float">
            <text:p>0.174713</text:p>
          </table:table-cell>
          <table:table-cell table:formula="of:=[.O147]-[.O$1]" office:value-type="float" office:value="0.000145999999999979" calcext:value-type="float">
            <text:p>0.000146</text:p>
          </table:table-cell>
          <table:table-cell table:formula="of:=[.P147]*([.H$3]^(-[.G$1]))" office:value-type="float" office:value="1.13146162147669" calcext:value-type="float">
            <text:p>1.13146162147669</text:p>
          </table:table-cell>
          <table:table-cell table:formula="of:=[.S147]*([.H$3]^(-[.F$1]))" office:value-type="float" office:value="-0.00247202134004866" calcext:value-type="float">
            <text:p>-0.002472021340049</text:p>
          </table:table-cell>
          <table:table-cell office:value-type="float" office:value="-18.6872" calcext:value-type="float">
            <text:p>-18.6872</text:p>
          </table:table-cell>
          <table:table-cell/>
          <table:table-cell office:value-type="float" office:value="0.174713" calcext:value-type="float">
            <text:p>0.174713</text:p>
          </table:table-cell>
          <table:table-cell table:formula="of:=[.U147]-[.U$1]" office:value-type="float" office:value="0.000145999999999979" calcext:value-type="float">
            <text:p>0.000146</text:p>
          </table:table-cell>
          <table:table-cell table:formula="of:=[.V147]*([.H$4]^(-[.G$1]))" office:value-type="float" office:value="1.49400776872969" calcext:value-type="float">
            <text:p>1.49400776872969</text:p>
          </table:table-cell>
          <table:table-cell table:formula="of:=[.Y147]*([.H$4]^(-[.F$1]))" office:value-type="float" office:value="-0.00377272356967972" calcext:value-type="float">
            <text:p>-0.00377272356968</text:p>
          </table:table-cell>
          <table:table-cell office:value-type="float" office:value="-37.6292" calcext:value-type="float">
            <text:p>-37.6292</text:p>
          </table:table-cell>
          <table:table-cell table:number-columns-repeated="18"/>
        </table:table-row>
        <table:table-row table:style-name="ro1">
          <table:table-cell office:value-type="float" office:value="0.174714" calcext:value-type="float">
            <text:p>0.174714</text:p>
          </table:table-cell>
          <table:table-cell table:formula="of:=[.A148]-[.A$1]" office:value-type="float" office:value="0.00014699999999998" calcext:value-type="float">
            <text:p>0.000147</text:p>
          </table:table-cell>
          <table:table-cell table:formula="of:=[.B148]*([.H$1]^(-[.G$1]))" office:value-type="float" office:value="0.597471693872784" calcext:value-type="float">
            <text:p>0.597471693872784</text:p>
          </table:table-cell>
          <table:table-cell table:formula="of:=[.E148]*([.H$1]^(-[.F$1]))" office:value-type="float" office:value="0.00458129391062577" calcext:value-type="float">
            <text:p>0.004581293910626</text:p>
          </table:table-cell>
          <table:table-cell office:value-type="float" office:value="18.1958" calcext:value-type="float">
            <text:p>18.1958</text:p>
          </table:table-cell>
          <table:table-cell table:number-columns-repeated="3"/>
          <table:table-cell office:value-type="float" office:value="0.174714" calcext:value-type="float">
            <text:p>0.174714</text:p>
          </table:table-cell>
          <table:table-cell table:formula="of:=[.I148]-[.I$1]" office:value-type="float" office:value="0.00014699999999998" calcext:value-type="float">
            <text:p>0.000147</text:p>
          </table:table-cell>
          <table:table-cell table:formula="of:=[.J148]*([.H$2]^(-[.G$1]))" office:value-type="float" office:value="0.788915271449546" calcext:value-type="float">
            <text:p>0.788915271449546</text:p>
          </table:table-cell>
          <table:table-cell table:formula="of:=[.M148]*([.H$2]^(-[.F$1]))" office:value-type="float" office:value="0.003202529111136" calcext:value-type="float">
            <text:p>0.003202529111136</text:p>
          </table:table-cell>
          <table:table-cell office:value-type="float" office:value="16.7824" calcext:value-type="float">
            <text:p>16.7824</text:p>
          </table:table-cell>
          <table:table-cell/>
          <table:table-cell office:value-type="float" office:value="0.174714" calcext:value-type="float">
            <text:p>0.174714</text:p>
          </table:table-cell>
          <table:table-cell table:formula="of:=[.O148]-[.O$1]" office:value-type="float" office:value="0.00014699999999998" calcext:value-type="float">
            <text:p>0.000147</text:p>
          </table:table-cell>
          <table:table-cell table:formula="of:=[.P148]*([.H$3]^(-[.G$1]))" office:value-type="float" office:value="1.1392113586101" calcext:value-type="float">
            <text:p>1.1392113586101</text:p>
          </table:table-cell>
          <table:table-cell table:formula="of:=[.S148]*([.H$3]^(-[.F$1]))" office:value-type="float" office:value="-0.00258185691298856" calcext:value-type="float">
            <text:p>-0.002581856912989</text:p>
          </table:table-cell>
          <table:table-cell office:value-type="float" office:value="-19.5175" calcext:value-type="float">
            <text:p>-19.5175</text:p>
          </table:table-cell>
          <table:table-cell/>
          <table:table-cell office:value-type="float" office:value="0.174714" calcext:value-type="float">
            <text:p>0.174714</text:p>
          </table:table-cell>
          <table:table-cell table:formula="of:=[.U148]-[.U$1]" office:value-type="float" office:value="0.00014699999999998" calcext:value-type="float">
            <text:p>0.000147</text:p>
          </table:table-cell>
          <table:table-cell table:formula="of:=[.V148]*([.H$4]^(-[.G$1]))" office:value-type="float" office:value="1.50424069865251" calcext:value-type="float">
            <text:p>1.50424069865251</text:p>
          </table:table-cell>
          <table:table-cell table:formula="of:=[.Y148]*([.H$4]^(-[.F$1]))" office:value-type="float" office:value="-0.00369557309114527" calcext:value-type="float">
            <text:p>-0.003695573091145</text:p>
          </table:table-cell>
          <table:table-cell office:value-type="float" office:value="-36.8597" calcext:value-type="float">
            <text:p>-36.8597</text:p>
          </table:table-cell>
          <table:table-cell table:number-columns-repeated="18"/>
        </table:table-row>
        <table:table-row table:style-name="ro1">
          <table:table-cell office:value-type="float" office:value="0.174715" calcext:value-type="float">
            <text:p>0.174715</text:p>
          </table:table-cell>
          <table:table-cell table:formula="of:=[.A149]-[.A$1]" office:value-type="float" office:value="0.000147999999999981" calcext:value-type="float">
            <text:p>0.000148</text:p>
          </table:table-cell>
          <table:table-cell table:formula="of:=[.B149]*([.H$1]^(-[.G$1]))" office:value-type="float" office:value="0.60153612716444" calcext:value-type="float">
            <text:p>0.60153612716444</text:p>
          </table:table-cell>
          <table:table-cell table:formula="of:=[.E149]*([.H$1]^(-[.F$1]))" office:value-type="float" office:value="0.00457658567047537" calcext:value-type="float">
            <text:p>0.004576585670475</text:p>
          </table:table-cell>
          <table:table-cell office:value-type="float" office:value="18.1771" calcext:value-type="float">
            <text:p>18.1771</text:p>
          </table:table-cell>
          <table:table-cell table:number-columns-repeated="3"/>
          <table:table-cell office:value-type="float" office:value="0.174715" calcext:value-type="float">
            <text:p>0.174715</text:p>
          </table:table-cell>
          <table:table-cell table:formula="of:=[.I149]-[.I$1]" office:value-type="float" office:value="0.000147999999999981" calcext:value-type="float">
            <text:p>0.000148</text:p>
          </table:table-cell>
          <table:table-cell table:formula="of:=[.J149]*([.H$2]^(-[.G$1]))" office:value-type="float" office:value="0.79428204200363" calcext:value-type="float">
            <text:p>0.79428204200363</text:p>
          </table:table-cell>
          <table:table-cell table:formula="of:=[.M149]*([.H$2]^(-[.F$1]))" office:value-type="float" office:value="0.00313220949192459" calcext:value-type="float">
            <text:p>0.003132209491925</text:p>
          </table:table-cell>
          <table:table-cell office:value-type="float" office:value="16.4139" calcext:value-type="float">
            <text:p>16.4139</text:p>
          </table:table-cell>
          <table:table-cell/>
          <table:table-cell office:value-type="float" office:value="0.174715" calcext:value-type="float">
            <text:p>0.174715</text:p>
          </table:table-cell>
          <table:table-cell table:formula="of:=[.O149]-[.O$1]" office:value-type="float" office:value="0.000147999999999981" calcext:value-type="float">
            <text:p>0.000148</text:p>
          </table:table-cell>
          <table:table-cell table:formula="of:=[.P149]*([.H$3]^(-[.G$1]))" office:value-type="float" office:value="1.14696109574351" calcext:value-type="float">
            <text:p>1.14696109574351</text:p>
          </table:table-cell>
          <table:table-cell table:formula="of:=[.S149]*([.H$3]^(-[.F$1]))" office:value-type="float" office:value="-0.00268887483242536" calcext:value-type="float">
            <text:p>-0.002688874832425</text:p>
          </table:table-cell>
          <table:table-cell office:value-type="float" office:value="-20.3265" calcext:value-type="float">
            <text:p>-20.3265</text:p>
          </table:table-cell>
          <table:table-cell/>
          <table:table-cell office:value-type="float" office:value="0.174715" calcext:value-type="float">
            <text:p>0.174715</text:p>
          </table:table-cell>
          <table:table-cell table:formula="of:=[.U149]-[.U$1]" office:value-type="float" office:value="0.000147999999999981" calcext:value-type="float">
            <text:p>0.000148</text:p>
          </table:table-cell>
          <table:table-cell table:formula="of:=[.V149]*([.H$4]^(-[.G$1]))" office:value-type="float" office:value="1.51447362857533" calcext:value-type="float">
            <text:p>1.51447362857533</text:p>
          </table:table-cell>
          <table:table-cell table:formula="of:=[.Y149]*([.H$4]^(-[.F$1]))" office:value-type="float" office:value="-0.00361550503116137" calcext:value-type="float">
            <text:p>-0.003615505031161</text:p>
          </table:table-cell>
          <table:table-cell office:value-type="float" office:value="-36.0611" calcext:value-type="float">
            <text:p>-36.0611</text:p>
          </table:table-cell>
          <table:table-cell table:number-columns-repeated="18"/>
        </table:table-row>
        <table:table-row table:style-name="ro1">
          <table:table-cell office:value-type="float" office:value="0.174716" calcext:value-type="float">
            <text:p>0.174716</text:p>
          </table:table-cell>
          <table:table-cell table:formula="of:=[.A150]-[.A$1]" office:value-type="float" office:value="0.000148999999999982" calcext:value-type="float">
            <text:p>0.000149</text:p>
          </table:table-cell>
          <table:table-cell table:formula="of:=[.B150]*([.H$1]^(-[.G$1]))" office:value-type="float" office:value="0.605600560456096" calcext:value-type="float">
            <text:p>0.605600560456096</text:p>
          </table:table-cell>
          <table:table-cell table:formula="of:=[.E150]*([.H$1]^(-[.F$1]))" office:value-type="float" office:value="0.00457081996462274" calcext:value-type="float">
            <text:p>0.004570819964623</text:p>
          </table:table-cell>
          <table:table-cell office:value-type="float" office:value="18.1542" calcext:value-type="float">
            <text:p>18.1542</text:p>
          </table:table-cell>
          <table:table-cell table:number-columns-repeated="3"/>
          <table:table-cell office:value-type="float" office:value="0.174716" calcext:value-type="float">
            <text:p>0.174716</text:p>
          </table:table-cell>
          <table:table-cell table:formula="of:=[.I150]-[.I$1]" office:value-type="float" office:value="0.000148999999999982" calcext:value-type="float">
            <text:p>0.000149</text:p>
          </table:table-cell>
          <table:table-cell table:formula="of:=[.J150]*([.H$2]^(-[.G$1]))" office:value-type="float" office:value="0.799648812557715" calcext:value-type="float">
            <text:p>0.799648812557715</text:p>
          </table:table-cell>
          <table:table-cell table:formula="of:=[.M150]*([.H$2]^(-[.F$1]))" office:value-type="float" office:value="0.00306042050753562" calcext:value-type="float">
            <text:p>0.003060420507536</text:p>
          </table:table-cell>
          <table:table-cell office:value-type="float" office:value="16.0377" calcext:value-type="float">
            <text:p>16.0377</text:p>
          </table:table-cell>
          <table:table-cell/>
          <table:table-cell office:value-type="float" office:value="0.174716" calcext:value-type="float">
            <text:p>0.174716</text:p>
          </table:table-cell>
          <table:table-cell table:formula="of:=[.O150]-[.O$1]" office:value-type="float" office:value="0.000148999999999982" calcext:value-type="float">
            <text:p>0.000149</text:p>
          </table:table-cell>
          <table:table-cell table:formula="of:=[.P150]*([.H$3]^(-[.G$1]))" office:value-type="float" office:value="1.15471083287692" calcext:value-type="float">
            <text:p>1.15471083287692</text:p>
          </table:table-cell>
          <table:table-cell table:formula="of:=[.S150]*([.H$3]^(-[.F$1]))" office:value-type="float" office:value="-0.00279298249941765" calcext:value-type="float">
            <text:p>-0.002792982499418</text:p>
          </table:table-cell>
          <table:table-cell office:value-type="float" office:value="-21.1135" calcext:value-type="float">
            <text:p>-21.1135</text:p>
          </table:table-cell>
          <table:table-cell/>
          <table:table-cell office:value-type="float" office:value="0.174716" calcext:value-type="float">
            <text:p>0.174716</text:p>
          </table:table-cell>
          <table:table-cell table:formula="of:=[.U150]-[.U$1]" office:value-type="float" office:value="0.000148999999999982" calcext:value-type="float">
            <text:p>0.000149</text:p>
          </table:table-cell>
          <table:table-cell table:formula="of:=[.V150]*([.H$4]^(-[.G$1]))" office:value-type="float" office:value="1.52470655849815" calcext:value-type="float">
            <text:p>1.52470655849815</text:p>
          </table:table-cell>
          <table:table-cell table:formula="of:=[.Y150]*([.H$4]^(-[.F$1]))" office:value-type="float" office:value="-0.00353267980657747" calcext:value-type="float">
            <text:p>-0.003532679806577</text:p>
          </table:table-cell>
          <table:table-cell office:value-type="float" office:value="-35.235" calcext:value-type="float">
            <text:p>-35.235</text:p>
          </table:table-cell>
          <table:table-cell table:number-columns-repeated="18"/>
        </table:table-row>
        <table:table-row table:style-name="ro1">
          <table:table-cell office:value-type="float" office:value="0.174717" calcext:value-type="float">
            <text:p>0.174717</text:p>
          </table:table-cell>
          <table:table-cell table:formula="of:=[.A151]-[.A$1]" office:value-type="float" office:value="0.000149999999999983" calcext:value-type="float">
            <text:p>0.00015</text:p>
          </table:table-cell>
          <table:table-cell table:formula="of:=[.B151]*([.H$1]^(-[.G$1]))" office:value-type="float" office:value="0.609664993747752" calcext:value-type="float">
            <text:p>0.609664993747752</text:p>
          </table:table-cell>
          <table:table-cell table:formula="of:=[.E151]*([.H$1]^(-[.F$1]))" office:value-type="float" office:value="0.00456397161531306" calcext:value-type="float">
            <text:p>0.004563971615313</text:p>
          </table:table-cell>
          <table:table-cell office:value-type="float" office:value="18.127" calcext:value-type="float">
            <text:p>18.127</text:p>
          </table:table-cell>
          <table:table-cell table:number-columns-repeated="3"/>
          <table:table-cell office:value-type="float" office:value="0.174717" calcext:value-type="float">
            <text:p>0.174717</text:p>
          </table:table-cell>
          <table:table-cell table:formula="of:=[.I151]-[.I$1]" office:value-type="float" office:value="0.000149999999999983" calcext:value-type="float">
            <text:p>0.00015</text:p>
          </table:table-cell>
          <table:table-cell table:formula="of:=[.J151]*([.H$2]^(-[.G$1]))" office:value-type="float" office:value="0.805015583111799" calcext:value-type="float">
            <text:p>0.805015583111799</text:p>
          </table:table-cell>
          <table:table-cell table:formula="of:=[.M151]*([.H$2]^(-[.F$1]))" office:value-type="float" office:value="0.00298720032329839" calcext:value-type="float">
            <text:p>0.002987200323298</text:p>
          </table:table-cell>
          <table:table-cell office:value-type="float" office:value="15.654" calcext:value-type="float">
            <text:p>15.654</text:p>
          </table:table-cell>
          <table:table-cell/>
          <table:table-cell office:value-type="float" office:value="0.174717" calcext:value-type="float">
            <text:p>0.174717</text:p>
          </table:table-cell>
          <table:table-cell table:formula="of:=[.O151]-[.O$1]" office:value-type="float" office:value="0.000149999999999983" calcext:value-type="float">
            <text:p>0.00015</text:p>
          </table:table-cell>
          <table:table-cell table:formula="of:=[.P151]*([.H$3]^(-[.G$1]))" office:value-type="float" office:value="1.16246057001034" calcext:value-type="float">
            <text:p>1.16246057001034</text:p>
          </table:table-cell>
          <table:table-cell table:formula="of:=[.S151]*([.H$3]^(-[.F$1]))" office:value-type="float" office:value="-0.00289407408660381" calcext:value-type="float">
            <text:p>-0.002894074086604</text:p>
          </table:table-cell>
          <table:table-cell office:value-type="float" office:value="-21.8777" calcext:value-type="float">
            <text:p>-21.8777</text:p>
          </table:table-cell>
          <table:table-cell/>
          <table:table-cell office:value-type="float" office:value="0.174717" calcext:value-type="float">
            <text:p>0.174717</text:p>
          </table:table-cell>
          <table:table-cell table:formula="of:=[.U151]-[.U$1]" office:value-type="float" office:value="0.000149999999999983" calcext:value-type="float">
            <text:p>0.00015</text:p>
          </table:table-cell>
          <table:table-cell table:formula="of:=[.V151]*([.H$4]^(-[.G$1]))" office:value-type="float" office:value="1.53493948842096" calcext:value-type="float">
            <text:p>1.53493948842096</text:p>
          </table:table-cell>
          <table:table-cell table:formula="of:=[.Y151]*([.H$4]^(-[.F$1]))" office:value-type="float" office:value="-0.00344725783424303" calcext:value-type="float">
            <text:p>-0.003447257834243</text:p>
          </table:table-cell>
          <table:table-cell office:value-type="float" office:value="-34.383" calcext:value-type="float">
            <text:p>-34.383</text:p>
          </table:table-cell>
          <table:table-cell table:number-columns-repeated="18"/>
        </table:table-row>
        <table:table-row table:style-name="ro1">
          <table:table-cell office:value-type="float" office:value="0.174718" calcext:value-type="float">
            <text:p>0.174718</text:p>
          </table:table-cell>
          <table:table-cell table:formula="of:=[.A152]-[.A$1]" office:value-type="float" office:value="0.000150999999999984" calcext:value-type="float">
            <text:p>0.000151</text:p>
          </table:table-cell>
          <table:table-cell table:formula="of:=[.B152]*([.H$1]^(-[.G$1]))" office:value-type="float" office:value="0.613729427039409" calcext:value-type="float">
            <text:p>0.613729427039409</text:p>
          </table:table-cell>
          <table:table-cell table:formula="of:=[.E152]*([.H$1]^(-[.F$1]))" office:value-type="float" office:value="0.00455604062254634" calcext:value-type="float">
            <text:p>0.004556040622546</text:p>
          </table:table-cell>
          <table:table-cell office:value-type="float" office:value="18.0955" calcext:value-type="float">
            <text:p>18.0955</text:p>
          </table:table-cell>
          <table:table-cell table:number-columns-repeated="3"/>
          <table:table-cell office:value-type="float" office:value="0.174718" calcext:value-type="float">
            <text:p>0.174718</text:p>
          </table:table-cell>
          <table:table-cell table:formula="of:=[.I152]-[.I$1]" office:value-type="float" office:value="0.000150999999999984" calcext:value-type="float">
            <text:p>0.000151</text:p>
          </table:table-cell>
          <table:table-cell table:formula="of:=[.J152]*([.H$2]^(-[.G$1]))" office:value-type="float" office:value="0.810382353665884" calcext:value-type="float">
            <text:p>0.810382353665884</text:p>
          </table:table-cell>
          <table:table-cell table:formula="of:=[.M152]*([.H$2]^(-[.F$1]))" office:value-type="float" office:value="0.00291260618720683" calcext:value-type="float">
            <text:p>0.002912606187207</text:p>
          </table:table-cell>
          <table:table-cell office:value-type="float" office:value="15.2631" calcext:value-type="float">
            <text:p>15.2631</text:p>
          </table:table-cell>
          <table:table-cell/>
          <table:table-cell office:value-type="float" office:value="0.174718" calcext:value-type="float">
            <text:p>0.174718</text:p>
          </table:table-cell>
          <table:table-cell table:formula="of:=[.O152]-[.O$1]" office:value-type="float" office:value="0.000150999999999984" calcext:value-type="float">
            <text:p>0.000151</text:p>
          </table:table-cell>
          <table:table-cell table:formula="of:=[.P152]*([.H$3]^(-[.G$1]))" office:value-type="float" office:value="1.17021030714375" calcext:value-type="float">
            <text:p>1.17021030714375</text:p>
          </table:table-cell>
          <table:table-cell table:formula="of:=[.S152]*([.H$3]^(-[.F$1]))" office:value-type="float" office:value="-0.00299207022346262" calcext:value-type="float">
            <text:p>-0.002992070223463</text:p>
          </table:table-cell>
          <table:table-cell office:value-type="float" office:value="-22.6185" calcext:value-type="float">
            <text:p>-22.6185</text:p>
          </table:table-cell>
          <table:table-cell/>
          <table:table-cell office:value-type="float" office:value="0.174718" calcext:value-type="float">
            <text:p>0.174718</text:p>
          </table:table-cell>
          <table:table-cell table:formula="of:=[.U152]-[.U$1]" office:value-type="float" office:value="0.000150999999999984" calcext:value-type="float">
            <text:p>0.000151</text:p>
          </table:table-cell>
          <table:table-cell table:formula="of:=[.V152]*([.H$4]^(-[.G$1]))" office:value-type="float" office:value="1.54517241834378" calcext:value-type="float">
            <text:p>1.54517241834378</text:p>
          </table:table-cell>
          <table:table-cell table:formula="of:=[.Y152]*([.H$4]^(-[.F$1]))" office:value-type="float" office:value="-0.00335938950495441" calcext:value-type="float">
            <text:p>-0.003359389504954</text:p>
          </table:table-cell>
          <table:table-cell office:value-type="float" office:value="-33.5066" calcext:value-type="float">
            <text:p>-33.5066</text:p>
          </table:table-cell>
          <table:table-cell table:number-columns-repeated="18"/>
        </table:table-row>
        <table:table-row table:style-name="ro1">
          <table:table-cell office:value-type="float" office:value="0.174719" calcext:value-type="float">
            <text:p>0.174719</text:p>
          </table:table-cell>
          <table:table-cell table:formula="of:=[.A153]-[.A$1]" office:value-type="float" office:value="0.000151999999999985" calcext:value-type="float">
            <text:p>0.000152</text:p>
          </table:table-cell>
          <table:table-cell table:formula="of:=[.B153]*([.H$1]^(-[.G$1]))" office:value-type="float" office:value="0.617793860331065" calcext:value-type="float">
            <text:p>0.617793860331065</text:p>
          </table:table-cell>
          <table:table-cell table:formula="of:=[.E153]*([.H$1]^(-[.F$1]))" office:value-type="float" office:value="0.00454702698632257" calcext:value-type="float">
            <text:p>0.004547026986323</text:p>
          </table:table-cell>
          <table:table-cell office:value-type="float" office:value="18.0597" calcext:value-type="float">
            <text:p>18.0597</text:p>
          </table:table-cell>
          <table:table-cell table:number-columns-repeated="3"/>
          <table:table-cell office:value-type="float" office:value="0.174719" calcext:value-type="float">
            <text:p>0.174719</text:p>
          </table:table-cell>
          <table:table-cell table:formula="of:=[.I153]-[.I$1]" office:value-type="float" office:value="0.000151999999999985" calcext:value-type="float">
            <text:p>0.000152</text:p>
          </table:table-cell>
          <table:table-cell table:formula="of:=[.J153]*([.H$2]^(-[.G$1]))" office:value-type="float" office:value="0.815749124219969" calcext:value-type="float">
            <text:p>0.815749124219969</text:p>
          </table:table-cell>
          <table:table-cell table:formula="of:=[.M153]*([.H$2]^(-[.F$1]))" office:value-type="float" office:value="0.00283665718192558" calcext:value-type="float">
            <text:p>0.002836657181926</text:p>
          </table:table-cell>
          <table:table-cell office:value-type="float" office:value="14.8651" calcext:value-type="float">
            <text:p>14.8651</text:p>
          </table:table-cell>
          <table:table-cell/>
          <table:table-cell office:value-type="float" office:value="0.174719" calcext:value-type="float">
            <text:p>0.174719</text:p>
          </table:table-cell>
          <table:table-cell table:formula="of:=[.O153]-[.O$1]" office:value-type="float" office:value="0.000151999999999985" calcext:value-type="float">
            <text:p>0.000152</text:p>
          </table:table-cell>
          <table:table-cell table:formula="of:=[.P153]*([.H$3]^(-[.G$1]))" office:value-type="float" office:value="1.17796004427716" calcext:value-type="float">
            <text:p>1.17796004427716</text:p>
          </table:table-cell>
          <table:table-cell table:formula="of:=[.S153]*([.H$3]^(-[.F$1]))" office:value-type="float" office:value="-0.00308686508263247" calcext:value-type="float">
            <text:p>-0.003086865082632</text:p>
          </table:table-cell>
          <table:table-cell office:value-type="float" office:value="-23.3351" calcext:value-type="float">
            <text:p>-23.3351</text:p>
          </table:table-cell>
          <table:table-cell/>
          <table:table-cell office:value-type="float" office:value="0.174719" calcext:value-type="float">
            <text:p>0.174719</text:p>
          </table:table-cell>
          <table:table-cell table:formula="of:=[.U153]-[.U$1]" office:value-type="float" office:value="0.000151999999999985" calcext:value-type="float">
            <text:p>0.000152</text:p>
          </table:table-cell>
          <table:table-cell table:formula="of:=[.V153]*([.H$4]^(-[.G$1]))" office:value-type="float" office:value="1.5554053482666" calcext:value-type="float">
            <text:p>1.5554053482666</text:p>
          </table:table-cell>
          <table:table-cell table:formula="of:=[.Y153]*([.H$4]^(-[.F$1]))" office:value-type="float" office:value="-0.00326925528766725" calcext:value-type="float">
            <text:p>-0.003269255287667</text:p>
          </table:table-cell>
          <table:table-cell office:value-type="float" office:value="-32.6076" calcext:value-type="float">
            <text:p>-32.6076</text:p>
          </table:table-cell>
          <table:table-cell table:number-columns-repeated="18"/>
        </table:table-row>
        <table:table-row table:style-name="ro1">
          <table:table-cell office:value-type="float" office:value="0.17472" calcext:value-type="float">
            <text:p>0.17472</text:p>
          </table:table-cell>
          <table:table-cell table:formula="of:=[.A154]-[.A$1]" office:value-type="float" office:value="0.000153000000000014" calcext:value-type="float">
            <text:p>0.000153</text:p>
          </table:table-cell>
          <table:table-cell table:formula="of:=[.B154]*([.H$1]^(-[.G$1]))" office:value-type="float" office:value="0.621858293622834" calcext:value-type="float">
            <text:p>0.621858293622834</text:p>
          </table:table-cell>
          <table:table-cell table:formula="of:=[.E154]*([.H$1]^(-[.F$1]))" office:value-type="float" office:value="0.00453693070664176" calcext:value-type="float">
            <text:p>0.004536930706642</text:p>
          </table:table-cell>
          <table:table-cell office:value-type="float" office:value="18.0196" calcext:value-type="float">
            <text:p>18.0196</text:p>
          </table:table-cell>
          <table:table-cell table:number-columns-repeated="3"/>
          <table:table-cell office:value-type="float" office:value="0.17472" calcext:value-type="float">
            <text:p>0.17472</text:p>
          </table:table-cell>
          <table:table-cell table:formula="of:=[.I154]-[.I$1]" office:value-type="float" office:value="0.000153000000000014" calcext:value-type="float">
            <text:p>0.000153</text:p>
          </table:table-cell>
          <table:table-cell table:formula="of:=[.J154]*([.H$2]^(-[.G$1]))" office:value-type="float" office:value="0.821115894774202" calcext:value-type="float">
            <text:p>0.821115894774202</text:p>
          </table:table-cell>
          <table:table-cell table:formula="of:=[.M154]*([.H$2]^(-[.F$1]))" office:value-type="float" office:value="0.00275937239011927" calcext:value-type="float">
            <text:p>0.002759372390119</text:p>
          </table:table-cell>
          <table:table-cell office:value-type="float" office:value="14.4601" calcext:value-type="float">
            <text:p>14.4601</text:p>
          </table:table-cell>
          <table:table-cell/>
          <table:table-cell office:value-type="float" office:value="0.17472" calcext:value-type="float">
            <text:p>0.17472</text:p>
          </table:table-cell>
          <table:table-cell table:formula="of:=[.O154]-[.O$1]" office:value-type="float" office:value="0.000153000000000014" calcext:value-type="float">
            <text:p>0.000153</text:p>
          </table:table-cell>
          <table:table-cell table:formula="of:=[.P154]*([.H$3]^(-[.G$1]))" office:value-type="float" office:value="1.18570978141078" calcext:value-type="float">
            <text:p>1.18570978141078</text:p>
          </table:table-cell>
          <table:table-cell table:formula="of:=[.S154]*([.H$3]^(-[.F$1]))" office:value-type="float" office:value="-0.00317840575043256" calcext:value-type="float">
            <text:p>-0.003178405750433</text:p>
          </table:table-cell>
          <table:table-cell office:value-type="float" office:value="-24.0271" calcext:value-type="float">
            <text:p>-24.0271</text:p>
          </table:table-cell>
          <table:table-cell/>
          <table:table-cell office:value-type="float" office:value="0.17472" calcext:value-type="float">
            <text:p>0.17472</text:p>
          </table:table-cell>
          <table:table-cell table:formula="of:=[.U154]-[.U$1]" office:value-type="float" office:value="0.000153000000000014" calcext:value-type="float">
            <text:p>0.000153</text:p>
          </table:table-cell>
          <table:table-cell table:formula="of:=[.V154]*([.H$4]^(-[.G$1]))" office:value-type="float" office:value="1.5656382781897" calcext:value-type="float">
            <text:p>1.5656382781897</text:p>
          </table:table-cell>
          <table:table-cell table:formula="of:=[.Y154]*([.H$4]^(-[.F$1]))" office:value-type="float" office:value="-0.00317702562528409" calcext:value-type="float">
            <text:p>-0.003177025625284</text:p>
          </table:table-cell>
          <table:table-cell office:value-type="float" office:value="-31.6877" calcext:value-type="float">
            <text:p>-31.6877</text:p>
          </table:table-cell>
          <table:table-cell table:number-columns-repeated="18"/>
        </table:table-row>
        <table:table-row table:style-name="ro1">
          <table:table-cell office:value-type="float" office:value="0.174721" calcext:value-type="float">
            <text:p>0.174721</text:p>
          </table:table-cell>
          <table:table-cell table:formula="of:=[.A155]-[.A$1]" office:value-type="float" office:value="0.000153999999999987" calcext:value-type="float">
            <text:p>0.000154</text:p>
          </table:table-cell>
          <table:table-cell table:formula="of:=[.B155]*([.H$1]^(-[.G$1]))" office:value-type="float" office:value="0.625922726914377" calcext:value-type="float">
            <text:p>0.625922726914377</text:p>
          </table:table-cell>
          <table:table-cell table:formula="of:=[.E155]*([.H$1]^(-[.F$1]))" office:value-type="float" office:value="0.00452575178350391" calcext:value-type="float">
            <text:p>0.004525751783504</text:p>
          </table:table-cell>
          <table:table-cell office:value-type="float" office:value="17.9752" calcext:value-type="float">
            <text:p>17.9752</text:p>
          </table:table-cell>
          <table:table-cell table:number-columns-repeated="3"/>
          <table:table-cell office:value-type="float" office:value="0.174721" calcext:value-type="float">
            <text:p>0.174721</text:p>
          </table:table-cell>
          <table:table-cell table:formula="of:=[.I155]-[.I$1]" office:value-type="float" office:value="0.000153999999999987" calcext:value-type="float">
            <text:p>0.000154</text:p>
          </table:table-cell>
          <table:table-cell table:formula="of:=[.J155]*([.H$2]^(-[.G$1]))" office:value-type="float" office:value="0.826482665328138" calcext:value-type="float">
            <text:p>0.826482665328138</text:p>
          </table:table-cell>
          <table:table-cell table:formula="of:=[.M155]*([.H$2]^(-[.F$1]))" office:value-type="float" office:value="0.00268080905978186" calcext:value-type="float">
            <text:p>0.002680809059782</text:p>
          </table:table-cell>
          <table:table-cell office:value-type="float" office:value="14.0484" calcext:value-type="float">
            <text:p>14.0484</text:p>
          </table:table-cell>
          <table:table-cell/>
          <table:table-cell office:value-type="float" office:value="0.174721" calcext:value-type="float">
            <text:p>0.174721</text:p>
          </table:table-cell>
          <table:table-cell table:formula="of:=[.O155]-[.O$1]" office:value-type="float" office:value="0.000153999999999987" calcext:value-type="float">
            <text:p>0.000154</text:p>
          </table:table-cell>
          <table:table-cell table:formula="of:=[.P155]*([.H$3]^(-[.G$1]))" office:value-type="float" office:value="1.19345951854398" calcext:value-type="float">
            <text:p>1.19345951854398</text:p>
          </table:table-cell>
          <table:table-cell table:formula="of:=[.S155]*([.H$3]^(-[.F$1]))" office:value-type="float" office:value="-0.00326658639950125" calcext:value-type="float">
            <text:p>-0.003266586399501</text:p>
          </table:table-cell>
          <table:table-cell office:value-type="float" office:value="-24.6937" calcext:value-type="float">
            <text:p>-24.6937</text:p>
          </table:table-cell>
          <table:table-cell/>
          <table:table-cell office:value-type="float" office:value="0.174721" calcext:value-type="float">
            <text:p>0.174721</text:p>
          </table:table-cell>
          <table:table-cell table:formula="of:=[.U155]-[.U$1]" office:value-type="float" office:value="0.000153999999999987" calcext:value-type="float">
            <text:p>0.000154</text:p>
          </table:table-cell>
          <table:table-cell table:formula="of:=[.V155]*([.H$4]^(-[.G$1]))" office:value-type="float" office:value="1.57587120811223" calcext:value-type="float">
            <text:p>1.57587120811223</text:p>
          </table:table-cell>
          <table:table-cell table:formula="of:=[.Y155]*([.H$4]^(-[.F$1]))" office:value-type="float" office:value="-0.00308286093465439" calcext:value-type="float">
            <text:p>-0.003082860934654</text:p>
          </table:table-cell>
          <table:table-cell office:value-type="float" office:value="-30.7485" calcext:value-type="float">
            <text:p>-30.7485</text:p>
          </table:table-cell>
          <table:table-cell table:number-columns-repeated="18"/>
        </table:table-row>
        <table:table-row table:style-name="ro1">
          <table:table-cell office:value-type="float" office:value="0.174722" calcext:value-type="float">
            <text:p>0.174722</text:p>
          </table:table-cell>
          <table:table-cell table:formula="of:=[.A156]-[.A$1]" office:value-type="float" office:value="0.000154999999999988" calcext:value-type="float">
            <text:p>0.000155</text:p>
          </table:table-cell>
          <table:table-cell table:formula="of:=[.B156]*([.H$1]^(-[.G$1]))" office:value-type="float" office:value="0.629987160206033" calcext:value-type="float">
            <text:p>0.629987160206033</text:p>
          </table:table-cell>
          <table:table-cell table:formula="of:=[.E156]*([.H$1]^(-[.F$1]))" office:value-type="float" office:value="0.00451346503915419" calcext:value-type="float">
            <text:p>0.004513465039154</text:p>
          </table:table-cell>
          <table:table-cell office:value-type="float" office:value="17.9264" calcext:value-type="float">
            <text:p>17.9264</text:p>
          </table:table-cell>
          <table:table-cell table:number-columns-repeated="3"/>
          <table:table-cell office:value-type="float" office:value="0.174722" calcext:value-type="float">
            <text:p>0.174722</text:p>
          </table:table-cell>
          <table:table-cell table:formula="of:=[.I156]-[.I$1]" office:value-type="float" office:value="0.000154999999999988" calcext:value-type="float">
            <text:p>0.000155</text:p>
          </table:table-cell>
          <table:table-cell table:formula="of:=[.J156]*([.H$2]^(-[.G$1]))" office:value-type="float" office:value="0.831849435882222" calcext:value-type="float">
            <text:p>0.831849435882222</text:p>
          </table:table-cell>
          <table:table-cell table:formula="of:=[.M156]*([.H$2]^(-[.F$1]))" office:value-type="float" office:value="0.00260098627357796" calcext:value-type="float">
            <text:p>0.002600986273578</text:p>
          </table:table-cell>
          <table:table-cell office:value-type="float" office:value="13.6301" calcext:value-type="float">
            <text:p>13.6301</text:p>
          </table:table-cell>
          <table:table-cell/>
          <table:table-cell office:value-type="float" office:value="0.174722" calcext:value-type="float">
            <text:p>0.174722</text:p>
          </table:table-cell>
          <table:table-cell table:formula="of:=[.O156]-[.O$1]" office:value-type="float" office:value="0.000154999999999988" calcext:value-type="float">
            <text:p>0.000155</text:p>
          </table:table-cell>
          <table:table-cell table:formula="of:=[.P156]*([.H$3]^(-[.G$1]))" office:value-type="float" office:value="1.20120925567739" calcext:value-type="float">
            <text:p>1.20120925567739</text:p>
          </table:table-cell>
          <table:table-cell table:formula="of:=[.S156]*([.H$3]^(-[.F$1]))" office:value-type="float" office:value="-0.00335134088773754" calcext:value-type="float">
            <text:p>-0.003351340887738</text:p>
          </table:table-cell>
          <table:table-cell office:value-type="float" office:value="-25.3344" calcext:value-type="float">
            <text:p>-25.3344</text:p>
          </table:table-cell>
          <table:table-cell/>
          <table:table-cell office:value-type="float" office:value="0.174722" calcext:value-type="float">
            <text:p>0.174722</text:p>
          </table:table-cell>
          <table:table-cell table:formula="of:=[.U156]-[.U$1]" office:value-type="float" office:value="0.000154999999999988" calcext:value-type="float">
            <text:p>0.000155</text:p>
          </table:table-cell>
          <table:table-cell table:formula="of:=[.V156]*([.H$4]^(-[.G$1]))" office:value-type="float" office:value="1.58610413803505" calcext:value-type="float">
            <text:p>1.58610413803505</text:p>
          </table:table-cell>
          <table:table-cell table:formula="of:=[.Y156]*([.H$4]^(-[.F$1]))" office:value-type="float" office:value="-0.00298695171078687" calcext:value-type="float">
            <text:p>-0.002986951710787</text:p>
          </table:table-cell>
          <table:table-cell office:value-type="float" office:value="-29.7919" calcext:value-type="float">
            <text:p>-29.7919</text:p>
          </table:table-cell>
          <table:table-cell table:number-columns-repeated="18"/>
        </table:table-row>
        <table:table-row table:style-name="ro1">
          <table:table-cell office:value-type="float" office:value="0.174723" calcext:value-type="float">
            <text:p>0.174723</text:p>
          </table:table-cell>
          <table:table-cell table:formula="of:=[.A157]-[.A$1]" office:value-type="float" office:value="0.000155999999999989" calcext:value-type="float">
            <text:p>0.000156</text:p>
          </table:table-cell>
          <table:table-cell table:formula="of:=[.B157]*([.H$1]^(-[.G$1]))" office:value-type="float" office:value="0.634051593497689" calcext:value-type="float">
            <text:p>0.634051593497689</text:p>
          </table:table-cell>
          <table:table-cell table:formula="of:=[.E157]*([.H$1]^(-[.F$1]))" office:value-type="float" office:value="0.00450012082910225" calcext:value-type="float">
            <text:p>0.004500120829102</text:p>
          </table:table-cell>
          <table:table-cell office:value-type="float" office:value="17.8734" calcext:value-type="float">
            <text:p>17.8734</text:p>
          </table:table-cell>
          <table:table-cell table:number-columns-repeated="3"/>
          <table:table-cell office:value-type="float" office:value="0.174723" calcext:value-type="float">
            <text:p>0.174723</text:p>
          </table:table-cell>
          <table:table-cell table:formula="of:=[.I157]-[.I$1]" office:value-type="float" office:value="0.000155999999999989" calcext:value-type="float">
            <text:p>0.000156</text:p>
          </table:table-cell>
          <table:table-cell table:formula="of:=[.J157]*([.H$2]^(-[.G$1]))" office:value-type="float" office:value="0.837216206436307" calcext:value-type="float">
            <text:p>0.837216206436307</text:p>
          </table:table-cell>
          <table:table-cell table:formula="of:=[.M157]*([.H$2]^(-[.F$1]))" office:value-type="float" office:value="0.00251994219683689" calcext:value-type="float">
            <text:p>0.002519942196837</text:p>
          </table:table-cell>
          <table:table-cell office:value-type="float" office:value="13.2054" calcext:value-type="float">
            <text:p>13.2054</text:p>
          </table:table-cell>
          <table:table-cell/>
          <table:table-cell office:value-type="float" office:value="0.174723" calcext:value-type="float">
            <text:p>0.174723</text:p>
          </table:table-cell>
          <table:table-cell table:formula="of:=[.O157]-[.O$1]" office:value-type="float" office:value="0.000155999999999989" calcext:value-type="float">
            <text:p>0.000156</text:p>
          </table:table-cell>
          <table:table-cell table:formula="of:=[.P157]*([.H$3]^(-[.G$1]))" office:value-type="float" office:value="1.2089589928108" calcext:value-type="float">
            <text:p>1.2089589928108</text:p>
          </table:table-cell>
          <table:table-cell table:formula="of:=[.S157]*([.H$3]^(-[.F$1]))" office:value-type="float" office:value="-0.00343261630146061" calcext:value-type="float">
            <text:p>-0.003432616301461</text:p>
          </table:table-cell>
          <table:table-cell office:value-type="float" office:value="-25.9488" calcext:value-type="float">
            <text:p>-25.9488</text:p>
          </table:table-cell>
          <table:table-cell/>
          <table:table-cell office:value-type="float" office:value="0.174723" calcext:value-type="float">
            <text:p>0.174723</text:p>
          </table:table-cell>
          <table:table-cell table:formula="of:=[.U157]-[.U$1]" office:value-type="float" office:value="0.000155999999999989" calcext:value-type="float">
            <text:p>0.000156</text:p>
          </table:table-cell>
          <table:table-cell table:formula="of:=[.V157]*([.H$4]^(-[.G$1]))" office:value-type="float" office:value="1.59633706795787" calcext:value-type="float">
            <text:p>1.59633706795787</text:p>
          </table:table-cell>
          <table:table-cell table:formula="of:=[.Y157]*([.H$4]^(-[.F$1]))" office:value-type="float" office:value="-0.00288946839658408" calcext:value-type="float">
            <text:p>-0.002889468396584</text:p>
          </table:table-cell>
          <table:table-cell office:value-type="float" office:value="-28.8196" calcext:value-type="float">
            <text:p>-28.8196</text:p>
          </table:table-cell>
          <table:table-cell table:number-columns-repeated="18"/>
        </table:table-row>
        <table:table-row table:style-name="ro1">
          <table:table-cell office:value-type="float" office:value="0.174724" calcext:value-type="float">
            <text:p>0.174724</text:p>
          </table:table-cell>
          <table:table-cell table:formula="of:=[.A158]-[.A$1]" office:value-type="float" office:value="0.00015699999999999" calcext:value-type="float">
            <text:p>0.000157</text:p>
          </table:table-cell>
          <table:table-cell table:formula="of:=[.B158]*([.H$1]^(-[.G$1]))" office:value-type="float" office:value="0.638116026789346" calcext:value-type="float">
            <text:p>0.638116026789346</text:p>
          </table:table-cell>
          <table:table-cell table:formula="of:=[.E158]*([.H$1]^(-[.F$1]))" office:value-type="float" office:value="0.00448566879783845" calcext:value-type="float">
            <text:p>0.004485668797838</text:p>
          </table:table-cell>
          <table:table-cell office:value-type="float" office:value="17.816" calcext:value-type="float">
            <text:p>17.816</text:p>
          </table:table-cell>
          <table:table-cell table:number-columns-repeated="3"/>
          <table:table-cell office:value-type="float" office:value="0.174724" calcext:value-type="float">
            <text:p>0.174724</text:p>
          </table:table-cell>
          <table:table-cell table:formula="of:=[.I158]-[.I$1]" office:value-type="float" office:value="0.00015699999999999" calcext:value-type="float">
            <text:p>0.000157</text:p>
          </table:table-cell>
          <table:table-cell table:formula="of:=[.J158]*([.H$2]^(-[.G$1]))" office:value-type="float" office:value="0.842582976990392" calcext:value-type="float">
            <text:p>0.842582976990392</text:p>
          </table:table-cell>
          <table:table-cell table:formula="of:=[.M158]*([.H$2]^(-[.F$1]))" office:value-type="float" office:value="0.0024377531602172" calcext:value-type="float">
            <text:p>0.002437753160217</text:p>
          </table:table-cell>
          <table:table-cell office:value-type="float" office:value="12.7747" calcext:value-type="float">
            <text:p>12.7747</text:p>
          </table:table-cell>
          <table:table-cell/>
          <table:table-cell office:value-type="float" office:value="0.174724" calcext:value-type="float">
            <text:p>0.174724</text:p>
          </table:table-cell>
          <table:table-cell table:formula="of:=[.O158]-[.O$1]" office:value-type="float" office:value="0.00015699999999999" calcext:value-type="float">
            <text:p>0.000157</text:p>
          </table:table-cell>
          <table:table-cell table:formula="of:=[.P158]*([.H$3]^(-[.G$1]))" office:value-type="float" office:value="1.21670872994421" calcext:value-type="float">
            <text:p>1.21670872994421</text:p>
          </table:table-cell>
          <table:table-cell table:formula="of:=[.S158]*([.H$3]^(-[.F$1]))" office:value-type="float" office:value="-0.00351033327014927" calcext:value-type="float">
            <text:p>-0.003510333270149</text:p>
          </table:table-cell>
          <table:table-cell office:value-type="float" office:value="-26.5363" calcext:value-type="float">
            <text:p>-26.5363</text:p>
          </table:table-cell>
          <table:table-cell/>
          <table:table-cell office:value-type="float" office:value="0.174724" calcext:value-type="float">
            <text:p>0.174724</text:p>
          </table:table-cell>
          <table:table-cell table:formula="of:=[.U158]-[.U$1]" office:value-type="float" office:value="0.00015699999999999" calcext:value-type="float">
            <text:p>0.000157</text:p>
          </table:table-cell>
          <table:table-cell table:formula="of:=[.V158]*([.H$4]^(-[.G$1]))" office:value-type="float" office:value="1.60656999788069" calcext:value-type="float">
            <text:p>1.60656999788069</text:p>
          </table:table-cell>
          <table:table-cell table:formula="of:=[.Y158]*([.H$4]^(-[.F$1]))" office:value-type="float" office:value="-0.00279060148705474" calcext:value-type="float">
            <text:p>-0.002790601487055</text:p>
          </table:table-cell>
          <table:table-cell office:value-type="float" office:value="-27.8335" calcext:value-type="float">
            <text:p>-27.8335</text:p>
          </table:table-cell>
          <table:table-cell table:number-columns-repeated="18"/>
        </table:table-row>
        <table:table-row table:style-name="ro1">
          <table:table-cell office:value-type="float" office:value="0.174725" calcext:value-type="float">
            <text:p>0.174725</text:p>
          </table:table-cell>
          <table:table-cell table:formula="of:=[.A159]-[.A$1]" office:value-type="float" office:value="0.000157999999999991" calcext:value-type="float">
            <text:p>0.000158</text:p>
          </table:table-cell>
          <table:table-cell table:formula="of:=[.B159]*([.H$1]^(-[.G$1]))" office:value-type="float" office:value="0.642180460081002" calcext:value-type="float">
            <text:p>0.642180460081002</text:p>
          </table:table-cell>
          <table:table-cell table:formula="of:=[.E159]*([.H$1]^(-[.F$1]))" office:value-type="float" office:value="0.00447010894536278" calcext:value-type="float">
            <text:p>0.004470108945363</text:p>
          </table:table-cell>
          <table:table-cell office:value-type="float" office:value="17.7542" calcext:value-type="float">
            <text:p>17.7542</text:p>
          </table:table-cell>
          <table:table-cell table:number-columns-repeated="3"/>
          <table:table-cell office:value-type="float" office:value="0.174725" calcext:value-type="float">
            <text:p>0.174725</text:p>
          </table:table-cell>
          <table:table-cell table:formula="of:=[.I159]-[.I$1]" office:value-type="float" office:value="0.000157999999999991" calcext:value-type="float">
            <text:p>0.000158</text:p>
          </table:table-cell>
          <table:table-cell table:formula="of:=[.J159]*([.H$2]^(-[.G$1]))" office:value-type="float" office:value="0.847949747544476" calcext:value-type="float">
            <text:p>0.847949747544476</text:p>
          </table:table-cell>
          <table:table-cell table:formula="of:=[.M159]*([.H$2]^(-[.F$1]))" office:value-type="float" office:value="0.00235440008105425" calcext:value-type="float">
            <text:p>0.002354400081054</text:p>
          </table:table-cell>
          <table:table-cell office:value-type="float" office:value="12.3379" calcext:value-type="float">
            <text:p>12.3379</text:p>
          </table:table-cell>
          <table:table-cell/>
          <table:table-cell office:value-type="float" office:value="0.174725" calcext:value-type="float">
            <text:p>0.174725</text:p>
          </table:table-cell>
          <table:table-cell table:formula="of:=[.O159]-[.O$1]" office:value-type="float" office:value="0.000157999999999991" calcext:value-type="float">
            <text:p>0.000158</text:p>
          </table:table-cell>
          <table:table-cell table:formula="of:=[.P159]*([.H$3]^(-[.G$1]))" office:value-type="float" office:value="1.22445846707762" calcext:value-type="float">
            <text:p>1.22445846707762</text:p>
          </table:table-cell>
          <table:table-cell table:formula="of:=[.S159]*([.H$3]^(-[.F$1]))" office:value-type="float" office:value="-0.00358443888012268" calcext:value-type="float">
            <text:p>-0.003584438880123</text:p>
          </table:table-cell>
          <table:table-cell office:value-type="float" office:value="-27.0965" calcext:value-type="float">
            <text:p>-27.0965</text:p>
          </table:table-cell>
          <table:table-cell/>
          <table:table-cell office:value-type="float" office:value="0.174725" calcext:value-type="float">
            <text:p>0.174725</text:p>
          </table:table-cell>
          <table:table-cell table:formula="of:=[.U159]-[.U$1]" office:value-type="float" office:value="0.000157999999999991" calcext:value-type="float">
            <text:p>0.000158</text:p>
          </table:table-cell>
          <table:table-cell table:formula="of:=[.V159]*([.H$4]^(-[.G$1]))" office:value-type="float" office:value="1.61680292780351" calcext:value-type="float">
            <text:p>1.61680292780351</text:p>
          </table:table-cell>
          <table:table-cell table:formula="of:=[.Y159]*([.H$4]^(-[.F$1]))" office:value-type="float" office:value="-0.0026905314511545" calcext:value-type="float">
            <text:p>-0.002690531451155</text:p>
          </table:table-cell>
          <table:table-cell office:value-type="float" office:value="-26.8354" calcext:value-type="float">
            <text:p>-26.8354</text:p>
          </table:table-cell>
          <table:table-cell table:number-columns-repeated="18"/>
        </table:table-row>
        <table:table-row table:style-name="ro1">
          <table:table-cell office:value-type="float" office:value="0.174726" calcext:value-type="float">
            <text:p>0.174726</text:p>
          </table:table-cell>
          <table:table-cell table:formula="of:=[.A160]-[.A$1]" office:value-type="float" office:value="0.000158999999999992" calcext:value-type="float">
            <text:p>0.000159</text:p>
          </table:table-cell>
          <table:table-cell table:formula="of:=[.B160]*([.H$1]^(-[.G$1]))" office:value-type="float" office:value="0.646244893372658" calcext:value-type="float">
            <text:p>0.646244893372658</text:p>
          </table:table-cell>
          <table:table-cell table:formula="of:=[.E160]*([.H$1]^(-[.F$1]))" office:value-type="float" office:value="0.00445346644943007" calcext:value-type="float">
            <text:p>0.00445346644943</text:p>
          </table:table-cell>
          <table:table-cell office:value-type="float" office:value="17.6881" calcext:value-type="float">
            <text:p>17.6881</text:p>
          </table:table-cell>
          <table:table-cell table:number-columns-repeated="3"/>
          <table:table-cell office:value-type="float" office:value="0.174726" calcext:value-type="float">
            <text:p>0.174726</text:p>
          </table:table-cell>
          <table:table-cell table:formula="of:=[.I160]-[.I$1]" office:value-type="float" office:value="0.000158999999999992" calcext:value-type="float">
            <text:p>0.000159</text:p>
          </table:table-cell>
          <table:table-cell table:formula="of:=[.J160]*([.H$2]^(-[.G$1]))" office:value-type="float" office:value="0.853316518098561" calcext:value-type="float">
            <text:p>0.853316518098561</text:p>
          </table:table-cell>
          <table:table-cell table:formula="of:=[.M160]*([.H$2]^(-[.F$1]))" office:value-type="float" office:value="0.00226995929000663" calcext:value-type="float">
            <text:p>0.002269959290007</text:p>
          </table:table-cell>
          <table:table-cell office:value-type="float" office:value="11.8954" calcext:value-type="float">
            <text:p>11.8954</text:p>
          </table:table-cell>
          <table:table-cell/>
          <table:table-cell office:value-type="float" office:value="0.174726" calcext:value-type="float">
            <text:p>0.174726</text:p>
          </table:table-cell>
          <table:table-cell table:formula="of:=[.O160]-[.O$1]" office:value-type="float" office:value="0.000158999999999992" calcext:value-type="float">
            <text:p>0.000159</text:p>
          </table:table-cell>
          <table:table-cell table:formula="of:=[.P160]*([.H$3]^(-[.G$1]))" office:value-type="float" office:value="1.23220820421103" calcext:value-type="float">
            <text:p>1.23220820421103</text:p>
          </table:table-cell>
          <table:table-cell table:formula="of:=[.S160]*([.H$3]^(-[.F$1]))" office:value-type="float" office:value="-0.00365486698927986" calcext:value-type="float">
            <text:p>-0.00365486698928</text:p>
          </table:table-cell>
          <table:table-cell office:value-type="float" office:value="-27.6289" calcext:value-type="float">
            <text:p>-27.6289</text:p>
          </table:table-cell>
          <table:table-cell/>
          <table:table-cell office:value-type="float" office:value="0.174726" calcext:value-type="float">
            <text:p>0.174726</text:p>
          </table:table-cell>
          <table:table-cell table:formula="of:=[.U160]-[.U$1]" office:value-type="float" office:value="0.000158999999999992" calcext:value-type="float">
            <text:p>0.000159</text:p>
          </table:table-cell>
          <table:table-cell table:formula="of:=[.V160]*([.H$4]^(-[.G$1]))" office:value-type="float" office:value="1.62703585772632" calcext:value-type="float">
            <text:p>1.62703585772632</text:p>
          </table:table-cell>
          <table:table-cell table:formula="of:=[.Y160]*([.H$4]^(-[.F$1]))" office:value-type="float" office:value="-0.00258943875783899" calcext:value-type="float">
            <text:p>-0.002589438757839</text:p>
          </table:table-cell>
          <table:table-cell office:value-type="float" office:value="-25.8271" calcext:value-type="float">
            <text:p>-25.8271</text:p>
          </table:table-cell>
          <table:table-cell table:number-columns-repeated="18"/>
        </table:table-row>
        <table:table-row table:style-name="ro1">
          <table:table-cell office:value-type="float" office:value="0.174727" calcext:value-type="float">
            <text:p>0.174727</text:p>
          </table:table-cell>
          <table:table-cell table:formula="of:=[.A161]-[.A$1]" office:value-type="float" office:value="0.000159999999999993" calcext:value-type="float">
            <text:p>0.00016</text:p>
          </table:table-cell>
          <table:table-cell table:formula="of:=[.B161]*([.H$1]^(-[.G$1]))" office:value-type="float" office:value="0.650309326664314" calcext:value-type="float">
            <text:p>0.650309326664314</text:p>
          </table:table-cell>
          <table:table-cell table:formula="of:=[.E161]*([.H$1]^(-[.F$1]))" office:value-type="float" office:value="0.00443574131004032" calcext:value-type="float">
            <text:p>0.00443574131004</text:p>
          </table:table-cell>
          <table:table-cell office:value-type="float" office:value="17.6177" calcext:value-type="float">
            <text:p>17.6177</text:p>
          </table:table-cell>
          <table:table-cell table:number-columns-repeated="3"/>
          <table:table-cell office:value-type="float" office:value="0.174727" calcext:value-type="float">
            <text:p>0.174727</text:p>
          </table:table-cell>
          <table:table-cell table:formula="of:=[.I161]-[.I$1]" office:value-type="float" office:value="0.000159999999999993" calcext:value-type="float">
            <text:p>0.00016</text:p>
          </table:table-cell>
          <table:table-cell table:formula="of:=[.J161]*([.H$2]^(-[.G$1]))" office:value-type="float" office:value="0.858683288652646" calcext:value-type="float">
            <text:p>0.858683288652646</text:p>
          </table:table-cell>
          <table:table-cell table:formula="of:=[.M161]*([.H$2]^(-[.F$1]))" office:value-type="float" office:value="0.00218446895240361" calcext:value-type="float">
            <text:p>0.002184468952404</text:p>
          </table:table-cell>
          <table:table-cell office:value-type="float" office:value="11.4474" calcext:value-type="float">
            <text:p>11.4474</text:p>
          </table:table-cell>
          <table:table-cell/>
          <table:table-cell office:value-type="float" office:value="0.174727" calcext:value-type="float">
            <text:p>0.174727</text:p>
          </table:table-cell>
          <table:table-cell table:formula="of:=[.O161]-[.O$1]" office:value-type="float" office:value="0.000159999999999993" calcext:value-type="float">
            <text:p>0.00016</text:p>
          </table:table-cell>
          <table:table-cell table:formula="of:=[.P161]*([.H$3]^(-[.G$1]))" office:value-type="float" office:value="1.23995794134444" calcext:value-type="float">
            <text:p>1.23995794134444</text:p>
          </table:table-cell>
          <table:table-cell table:formula="of:=[.S161]*([.H$3]^(-[.F$1]))" office:value-type="float" office:value="-0.00372159114078038" calcext:value-type="float">
            <text:p>-0.00372159114078</text:p>
          </table:table-cell>
          <table:table-cell office:value-type="float" office:value="-28.1333" calcext:value-type="float">
            <text:p>-28.1333</text:p>
          </table:table-cell>
          <table:table-cell/>
          <table:table-cell office:value-type="float" office:value="0.174727" calcext:value-type="float">
            <text:p>0.174727</text:p>
          </table:table-cell>
          <table:table-cell table:formula="of:=[.U161]-[.U$1]" office:value-type="float" office:value="0.000159999999999993" calcext:value-type="float">
            <text:p>0.00016</text:p>
          </table:table-cell>
          <table:table-cell table:formula="of:=[.V161]*([.H$4]^(-[.G$1]))" office:value-type="float" office:value="1.63726878764914" calcext:value-type="float">
            <text:p>1.63726878764914</text:p>
          </table:table-cell>
          <table:table-cell table:formula="of:=[.Y161]*([.H$4]^(-[.F$1]))" office:value-type="float" office:value="-0.00248751390211694" calcext:value-type="float">
            <text:p>-0.002487513902117</text:p>
          </table:table-cell>
          <table:table-cell office:value-type="float" office:value="-24.8105" calcext:value-type="float">
            <text:p>-24.8105</text:p>
          </table:table-cell>
          <table:table-cell table:number-columns-repeated="18"/>
        </table:table-row>
        <table:table-row table:style-name="ro1">
          <table:table-cell office:value-type="float" office:value="0.174728" calcext:value-type="float">
            <text:p>0.174728</text:p>
          </table:table-cell>
          <table:table-cell table:formula="of:=[.A162]-[.A$1]" office:value-type="float" office:value="0.000160999999999994" calcext:value-type="float">
            <text:p>0.000161</text:p>
          </table:table-cell>
          <table:table-cell table:formula="of:=[.B162]*([.H$1]^(-[.G$1]))" office:value-type="float" office:value="0.65437375995597" calcext:value-type="float">
            <text:p>0.65437375995597</text:p>
          </table:table-cell>
          <table:table-cell table:formula="of:=[.E162]*([.H$1]^(-[.F$1]))" office:value-type="float" office:value="0.00441693352719353" calcext:value-type="float">
            <text:p>0.004416933527194</text:p>
          </table:table-cell>
          <table:table-cell office:value-type="float" office:value="17.543" calcext:value-type="float">
            <text:p>17.543</text:p>
          </table:table-cell>
          <table:table-cell table:number-columns-repeated="3"/>
          <table:table-cell office:value-type="float" office:value="0.174728" calcext:value-type="float">
            <text:p>0.174728</text:p>
          </table:table-cell>
          <table:table-cell table:formula="of:=[.I162]-[.I$1]" office:value-type="float" office:value="0.000160999999999994" calcext:value-type="float">
            <text:p>0.000161</text:p>
          </table:table-cell>
          <table:table-cell table:formula="of:=[.J162]*([.H$2]^(-[.G$1]))" office:value-type="float" office:value="0.86405005920673" calcext:value-type="float">
            <text:p>0.86405005920673</text:p>
          </table:table-cell>
          <table:table-cell table:formula="of:=[.M162]*([.H$2]^(-[.F$1]))" office:value-type="float" office:value="0.00209796723357448" calcext:value-type="float">
            <text:p>0.002097967233574</text:p>
          </table:table-cell>
          <table:table-cell office:value-type="float" office:value="10.9941" calcext:value-type="float">
            <text:p>10.9941</text:p>
          </table:table-cell>
          <table:table-cell/>
          <table:table-cell office:value-type="float" office:value="0.174728" calcext:value-type="float">
            <text:p>0.174728</text:p>
          </table:table-cell>
          <table:table-cell table:formula="of:=[.O162]-[.O$1]" office:value-type="float" office:value="0.000160999999999994" calcext:value-type="float">
            <text:p>0.000161</text:p>
          </table:table-cell>
          <table:table-cell table:formula="of:=[.P162]*([.H$3]^(-[.G$1]))" office:value-type="float" office:value="1.24770767847785" calcext:value-type="float">
            <text:p>1.24770767847785</text:p>
          </table:table-cell>
          <table:table-cell table:formula="of:=[.S162]*([.H$3]^(-[.F$1]))" office:value-type="float" office:value="-0.00378455842094344" calcext:value-type="float">
            <text:p>-0.003784558420943</text:p>
          </table:table-cell>
          <table:table-cell office:value-type="float" office:value="-28.6093" calcext:value-type="float">
            <text:p>-28.6093</text:p>
          </table:table-cell>
          <table:table-cell/>
          <table:table-cell office:value-type="float" office:value="0.174728" calcext:value-type="float">
            <text:p>0.174728</text:p>
          </table:table-cell>
          <table:table-cell table:formula="of:=[.U162]-[.U$1]" office:value-type="float" office:value="0.000160999999999994" calcext:value-type="float">
            <text:p>0.000161</text:p>
          </table:table-cell>
          <table:table-cell table:formula="of:=[.V162]*([.H$4]^(-[.G$1]))" office:value-type="float" office:value="1.64750171757196" calcext:value-type="float">
            <text:p>1.64750171757196</text:p>
          </table:table-cell>
          <table:table-cell table:formula="of:=[.Y162]*([.H$4]^(-[.F$1]))" office:value-type="float" office:value="-0.00238493735294397" calcext:value-type="float">
            <text:p>-0.002384937352944</text:p>
          </table:table-cell>
          <table:table-cell office:value-type="float" office:value="-23.7874" calcext:value-type="float">
            <text:p>-23.7874</text:p>
          </table:table-cell>
          <table:table-cell table:number-columns-repeated="18"/>
        </table:table-row>
        <table:table-row table:style-name="ro1">
          <table:table-cell office:value-type="float" office:value="0.174729" calcext:value-type="float">
            <text:p>0.174729</text:p>
          </table:table-cell>
          <table:table-cell table:formula="of:=[.A163]-[.A$1]" office:value-type="float" office:value="0.000161999999999995" calcext:value-type="float">
            <text:p>0.000162</text:p>
          </table:table-cell>
          <table:table-cell table:formula="of:=[.B163]*([.H$1]^(-[.G$1]))" office:value-type="float" office:value="0.658438193247627" calcext:value-type="float">
            <text:p>0.658438193247627</text:p>
          </table:table-cell>
          <table:table-cell table:formula="of:=[.E163]*([.H$1]^(-[.F$1]))" office:value-type="float" office:value="0.00439699274538005" calcext:value-type="float">
            <text:p>0.00439699274538</text:p>
          </table:table-cell>
          <table:table-cell office:value-type="float" office:value="17.4638" calcext:value-type="float">
            <text:p>17.4638</text:p>
          </table:table-cell>
          <table:table-cell table:number-columns-repeated="3"/>
          <table:table-cell office:value-type="float" office:value="0.174729" calcext:value-type="float">
            <text:p>0.174729</text:p>
          </table:table-cell>
          <table:table-cell table:formula="of:=[.I163]-[.I$1]" office:value-type="float" office:value="0.000161999999999995" calcext:value-type="float">
            <text:p>0.000162</text:p>
          </table:table-cell>
          <table:table-cell table:formula="of:=[.J163]*([.H$2]^(-[.G$1]))" office:value-type="float" office:value="0.869416829760815" calcext:value-type="float">
            <text:p>0.869416829760815</text:p>
          </table:table-cell>
          <table:table-cell table:formula="of:=[.M163]*([.H$2]^(-[.F$1]))" office:value-type="float" office:value="0.00201049229884853" calcext:value-type="float">
            <text:p>0.002010492298849</text:p>
          </table:table-cell>
          <table:table-cell office:value-type="float" office:value="10.5357" calcext:value-type="float">
            <text:p>10.5357</text:p>
          </table:table-cell>
          <table:table-cell/>
          <table:table-cell office:value-type="float" office:value="0.174729" calcext:value-type="float">
            <text:p>0.174729</text:p>
          </table:table-cell>
          <table:table-cell table:formula="of:=[.O163]-[.O$1]" office:value-type="float" office:value="0.000161999999999995" calcext:value-type="float">
            <text:p>0.000162</text:p>
          </table:table-cell>
          <table:table-cell table:formula="of:=[.P163]*([.H$3]^(-[.G$1]))" office:value-type="float" office:value="1.25545741561127" calcext:value-type="float">
            <text:p>1.25545741561127</text:p>
          </table:table-cell>
          <table:table-cell table:formula="of:=[.S163]*([.H$3]^(-[.F$1]))" office:value-type="float" office:value="-0.00384371591608823" calcext:value-type="float">
            <text:p>-0.003843715916088</text:p>
          </table:table-cell>
          <table:table-cell office:value-type="float" office:value="-29.0565" calcext:value-type="float">
            <text:p>-29.0565</text:p>
          </table:table-cell>
          <table:table-cell/>
          <table:table-cell office:value-type="float" office:value="0.174729" calcext:value-type="float">
            <text:p>0.174729</text:p>
          </table:table-cell>
          <table:table-cell table:formula="of:=[.U163]-[.U$1]" office:value-type="float" office:value="0.000161999999999995" calcext:value-type="float">
            <text:p>0.000162</text:p>
          </table:table-cell>
          <table:table-cell table:formula="of:=[.V163]*([.H$4]^(-[.G$1]))" office:value-type="float" office:value="1.65773464749478" calcext:value-type="float">
            <text:p>1.65773464749478</text:p>
          </table:table-cell>
          <table:table-cell table:formula="of:=[.Y163]*([.H$4]^(-[.F$1]))" office:value-type="float" office:value="-0.00228190963138192" calcext:value-type="float">
            <text:p>-0.002281909631382</text:p>
          </table:table-cell>
          <table:table-cell office:value-type="float" office:value="-22.7598" calcext:value-type="float">
            <text:p>-22.7598</text:p>
          </table:table-cell>
          <table:table-cell table:number-columns-repeated="18"/>
        </table:table-row>
        <table:table-row table:style-name="ro1">
          <table:table-cell office:value-type="float" office:value="0.17473" calcext:value-type="float">
            <text:p>0.17473</text:p>
          </table:table-cell>
          <table:table-cell table:formula="of:=[.A164]-[.A$1]" office:value-type="float" office:value="0.000163000000000024" calcext:value-type="float">
            <text:p>0.000163</text:p>
          </table:table-cell>
          <table:table-cell table:formula="of:=[.B164]*([.H$1]^(-[.G$1]))" office:value-type="float" office:value="0.662502626539396" calcext:value-type="float">
            <text:p>0.662502626539396</text:p>
          </table:table-cell>
          <table:table-cell table:formula="of:=[.E164]*([.H$1]^(-[.F$1]))" office:value-type="float" office:value="0.00437599449786435" calcext:value-type="float">
            <text:p>0.004375994497864</text:p>
          </table:table-cell>
          <table:table-cell office:value-type="float" office:value="17.3804" calcext:value-type="float">
            <text:p>17.3804</text:p>
          </table:table-cell>
          <table:table-cell table:number-columns-repeated="3"/>
          <table:table-cell office:value-type="float" office:value="0.17473" calcext:value-type="float">
            <text:p>0.17473</text:p>
          </table:table-cell>
          <table:table-cell table:formula="of:=[.I164]-[.I$1]" office:value-type="float" office:value="0.000163000000000024" calcext:value-type="float">
            <text:p>0.000163</text:p>
          </table:table-cell>
          <table:table-cell table:formula="of:=[.J164]*([.H$2]^(-[.G$1]))" office:value-type="float" office:value="0.874783600315048" calcext:value-type="float">
            <text:p>0.874783600315048</text:p>
          </table:table-cell>
          <table:table-cell table:formula="of:=[.M164]*([.H$2]^(-[.F$1]))" office:value-type="float" office:value="0.00192210139621969" calcext:value-type="float">
            <text:p>0.00192210139622</text:p>
          </table:table-cell>
          <table:table-cell office:value-type="float" office:value="10.0725" calcext:value-type="float">
            <text:p>10.0725</text:p>
          </table:table-cell>
          <table:table-cell/>
          <table:table-cell office:value-type="float" office:value="0.17473" calcext:value-type="float">
            <text:p>0.17473</text:p>
          </table:table-cell>
          <table:table-cell table:formula="of:=[.O164]-[.O$1]" office:value-type="float" office:value="0.000163000000000024" calcext:value-type="float">
            <text:p>0.000163</text:p>
          </table:table-cell>
          <table:table-cell table:formula="of:=[.P164]*([.H$3]^(-[.G$1]))" office:value-type="float" office:value="1.26320715274489" calcext:value-type="float">
            <text:p>1.26320715274489</text:p>
          </table:table-cell>
          <table:table-cell table:formula="of:=[.S164]*([.H$3]^(-[.F$1]))" office:value-type="float" office:value="-0.00389903716937435" calcext:value-type="float">
            <text:p>-0.003899037169374</text:p>
          </table:table-cell>
          <table:table-cell office:value-type="float" office:value="-29.4747" calcext:value-type="float">
            <text:p>-29.4747</text:p>
          </table:table-cell>
          <table:table-cell/>
          <table:table-cell office:value-type="float" office:value="0.17473" calcext:value-type="float">
            <text:p>0.17473</text:p>
          </table:table-cell>
          <table:table-cell table:formula="of:=[.U164]-[.U$1]" office:value-type="float" office:value="0.000163000000000024" calcext:value-type="float">
            <text:p>0.000163</text:p>
          </table:table-cell>
          <table:table-cell table:formula="of:=[.V164]*([.H$4]^(-[.G$1]))" office:value-type="float" office:value="1.66796757741788" calcext:value-type="float">
            <text:p>1.66796757741788</text:p>
          </table:table-cell>
          <table:table-cell table:formula="of:=[.Y164]*([.H$4]^(-[.F$1]))" office:value-type="float" office:value="-0.00217860118033332" calcext:value-type="float">
            <text:p>-0.002178601180333</text:p>
          </table:table-cell>
          <table:table-cell office:value-type="float" office:value="-21.7294" calcext:value-type="float">
            <text:p>-21.7294</text:p>
          </table:table-cell>
          <table:table-cell table:number-columns-repeated="18"/>
        </table:table-row>
        <table:table-row table:style-name="ro1">
          <table:table-cell office:value-type="float" office:value="0.174731" calcext:value-type="float">
            <text:p>0.174731</text:p>
          </table:table-cell>
          <table:table-cell table:formula="of:=[.A165]-[.A$1]" office:value-type="float" office:value="0.000163999999999997" calcext:value-type="float">
            <text:p>0.000164</text:p>
          </table:table-cell>
          <table:table-cell table:formula="of:=[.B165]*([.H$1]^(-[.G$1]))" office:value-type="float" office:value="0.666567059830939" calcext:value-type="float">
            <text:p>0.666567059830939</text:p>
          </table:table-cell>
          <table:table-cell table:formula="of:=[.E165]*([.H$1]^(-[.F$1]))" office:value-type="float" office:value="0.00435388842913679" calcext:value-type="float">
            <text:p>0.004353888429137</text:p>
          </table:table-cell>
          <table:table-cell office:value-type="float" office:value="17.2926" calcext:value-type="float">
            <text:p>17.2926</text:p>
          </table:table-cell>
          <table:table-cell table:number-columns-repeated="3"/>
          <table:table-cell office:value-type="float" office:value="0.174731" calcext:value-type="float">
            <text:p>0.174731</text:p>
          </table:table-cell>
          <table:table-cell table:formula="of:=[.I165]-[.I$1]" office:value-type="float" office:value="0.000163999999999997" calcext:value-type="float">
            <text:p>0.000164</text:p>
          </table:table-cell>
          <table:table-cell table:formula="of:=[.J165]*([.H$2]^(-[.G$1]))" office:value-type="float" office:value="0.880150370868984" calcext:value-type="float">
            <text:p>0.880150370868984</text:p>
          </table:table-cell>
          <table:table-cell table:formula="of:=[.M165]*([.H$2]^(-[.F$1]))" office:value-type="float" office:value="0.00183281551661908" calcext:value-type="float">
            <text:p>0.001832815516619</text:p>
          </table:table-cell>
          <table:table-cell office:value-type="float" office:value="9.60461" calcext:value-type="float">
            <text:p>9.60461</text:p>
          </table:table-cell>
          <table:table-cell/>
          <table:table-cell office:value-type="float" office:value="0.174731" calcext:value-type="float">
            <text:p>0.174731</text:p>
          </table:table-cell>
          <table:table-cell table:formula="of:=[.O165]-[.O$1]" office:value-type="float" office:value="0.000163999999999997" calcext:value-type="float">
            <text:p>0.000164</text:p>
          </table:table-cell>
          <table:table-cell table:formula="of:=[.P165]*([.H$3]^(-[.G$1]))" office:value-type="float" office:value="1.27095688987809" calcext:value-type="float">
            <text:p>1.27095688987809</text:p>
          </table:table-cell>
          <table:table-cell table:formula="of:=[.S165]*([.H$3]^(-[.F$1]))" office:value-type="float" office:value="-0.00395049572396139" calcext:value-type="float">
            <text:p>-0.003950495723961</text:p>
          </table:table-cell>
          <table:table-cell office:value-type="float" office:value="-29.8637" calcext:value-type="float">
            <text:p>-29.8637</text:p>
          </table:table-cell>
          <table:table-cell/>
          <table:table-cell office:value-type="float" office:value="0.174731" calcext:value-type="float">
            <text:p>0.174731</text:p>
          </table:table-cell>
          <table:table-cell table:formula="of:=[.U165]-[.U$1]" office:value-type="float" office:value="0.000163999999999997" calcext:value-type="float">
            <text:p>0.000164</text:p>
          </table:table-cell>
          <table:table-cell table:formula="of:=[.V165]*([.H$4]^(-[.G$1]))" office:value-type="float" office:value="1.67820050734041" calcext:value-type="float">
            <text:p>1.67820050734041</text:p>
          </table:table-cell>
          <table:table-cell table:formula="of:=[.Y165]*([.H$4]^(-[.F$1]))" office:value-type="float" office:value="-0.00207522254691308" calcext:value-type="float">
            <text:p>-0.002075222546913</text:p>
          </table:table-cell>
          <table:table-cell office:value-type="float" office:value="-20.6983" calcext:value-type="float">
            <text:p>-20.6983</text:p>
          </table:table-cell>
          <table:table-cell table:number-columns-repeated="18"/>
        </table:table-row>
        <table:table-row table:style-name="ro1">
          <table:table-cell office:value-type="float" office:value="0.174732" calcext:value-type="float">
            <text:p>0.174732</text:p>
          </table:table-cell>
          <table:table-cell table:formula="of:=[.A166]-[.A$1]" office:value-type="float" office:value="0.000164999999999998" calcext:value-type="float">
            <text:p>0.000165</text:p>
          </table:table-cell>
          <table:table-cell table:formula="of:=[.B166]*([.H$1]^(-[.G$1]))" office:value-type="float" office:value="0.670631493122595" calcext:value-type="float">
            <text:p>0.670631493122595</text:p>
          </table:table-cell>
          <table:table-cell table:formula="of:=[.E166]*([.H$1]^(-[.F$1]))" office:value-type="float" office:value="0.004330724894707" calcext:value-type="float">
            <text:p>0.004330724894707</text:p>
          </table:table-cell>
          <table:table-cell office:value-type="float" office:value="17.2006" calcext:value-type="float">
            <text:p>17.2006</text:p>
          </table:table-cell>
          <table:table-cell table:number-columns-repeated="3"/>
          <table:table-cell office:value-type="float" office:value="0.174732" calcext:value-type="float">
            <text:p>0.174732</text:p>
          </table:table-cell>
          <table:table-cell table:formula="of:=[.I166]-[.I$1]" office:value-type="float" office:value="0.000164999999999998" calcext:value-type="float">
            <text:p>0.000165</text:p>
          </table:table-cell>
          <table:table-cell table:formula="of:=[.J166]*([.H$2]^(-[.G$1]))" office:value-type="float" office:value="0.885517141423069" calcext:value-type="float">
            <text:p>0.885517141423069</text:p>
          </table:table-cell>
          <table:table-cell table:formula="of:=[.M166]*([.H$2]^(-[.F$1]))" office:value-type="float" office:value="0.00174268999977414" calcext:value-type="float">
            <text:p>0.001742689999774</text:p>
          </table:table-cell>
          <table:table-cell office:value-type="float" office:value="9.13232" calcext:value-type="float">
            <text:p>9.13232</text:p>
          </table:table-cell>
          <table:table-cell/>
          <table:table-cell office:value-type="float" office:value="0.174732" calcext:value-type="float">
            <text:p>0.174732</text:p>
          </table:table-cell>
          <table:table-cell table:formula="of:=[.O166]-[.O$1]" office:value-type="float" office:value="0.000164999999999998" calcext:value-type="float">
            <text:p>0.000165</text:p>
          </table:table-cell>
          <table:table-cell table:formula="of:=[.P166]*([.H$3]^(-[.G$1]))" office:value-type="float" office:value="1.2787066270115" calcext:value-type="float">
            <text:p>1.2787066270115</text:p>
          </table:table-cell>
          <table:table-cell table:formula="of:=[.S166]*([.H$3]^(-[.F$1]))" office:value-type="float" office:value="-0.00399806512300895" calcext:value-type="float">
            <text:p>-0.003998065123009</text:p>
          </table:table-cell>
          <table:table-cell office:value-type="float" office:value="-30.2233" calcext:value-type="float">
            <text:p>-30.2233</text:p>
          </table:table-cell>
          <table:table-cell/>
          <table:table-cell office:value-type="float" office:value="0.174732" calcext:value-type="float">
            <text:p>0.174732</text:p>
          </table:table-cell>
          <table:table-cell table:formula="of:=[.U166]-[.U$1]" office:value-type="float" office:value="0.000164999999999998" calcext:value-type="float">
            <text:p>0.000165</text:p>
          </table:table-cell>
          <table:table-cell table:formula="of:=[.V166]*([.H$4]^(-[.G$1]))" office:value-type="float" office:value="1.68843343726323" calcext:value-type="float">
            <text:p>1.68843343726323</text:p>
          </table:table-cell>
          <table:table-cell table:formula="of:=[.Y166]*([.H$4]^(-[.F$1]))" office:value-type="float" office:value="-0.00197194417402375" calcext:value-type="float">
            <text:p>-0.001971944174024</text:p>
          </table:table-cell>
          <table:table-cell office:value-type="float" office:value="-19.6682" calcext:value-type="float">
            <text:p>-19.6682</text:p>
          </table:table-cell>
          <table:table-cell table:number-columns-repeated="18"/>
        </table:table-row>
        <table:table-row table:style-name="ro1">
          <table:table-cell office:value-type="float" office:value="0.174733" calcext:value-type="float">
            <text:p>0.174733</text:p>
          </table:table-cell>
          <table:table-cell table:formula="of:=[.A167]-[.A$1]" office:value-type="float" office:value="0.000165999999999999" calcext:value-type="float">
            <text:p>0.000166</text:p>
          </table:table-cell>
          <table:table-cell table:formula="of:=[.B167]*([.H$1]^(-[.G$1]))" office:value-type="float" office:value="0.674695926414251" calcext:value-type="float">
            <text:p>0.674695926414251</text:p>
          </table:table-cell>
          <table:table-cell table:formula="of:=[.E167]*([.H$1]^(-[.F$1]))" office:value-type="float" office:value="0.00430642836131054" calcext:value-type="float">
            <text:p>0.004306428361311</text:p>
          </table:table-cell>
          <table:table-cell office:value-type="float" office:value="17.1041" calcext:value-type="float">
            <text:p>17.1041</text:p>
          </table:table-cell>
          <table:table-cell table:number-columns-repeated="3"/>
          <table:table-cell office:value-type="float" office:value="0.174733" calcext:value-type="float">
            <text:p>0.174733</text:p>
          </table:table-cell>
          <table:table-cell table:formula="of:=[.I167]-[.I$1]" office:value-type="float" office:value="0.000165999999999999" calcext:value-type="float">
            <text:p>0.000166</text:p>
          </table:table-cell>
          <table:table-cell table:formula="of:=[.J167]*([.H$2]^(-[.G$1]))" office:value-type="float" office:value="0.890883911977153" calcext:value-type="float">
            <text:p>0.890883911977153</text:p>
          </table:table-cell>
          <table:table-cell table:formula="of:=[.M167]*([.H$2]^(-[.F$1]))" office:value-type="float" office:value="0.00165176873581357" calcext:value-type="float">
            <text:p>0.001651768735814</text:p>
          </table:table-cell>
          <table:table-cell office:value-type="float" office:value="8.65586" calcext:value-type="float">
            <text:p>8.65586</text:p>
          </table:table-cell>
          <table:table-cell/>
          <table:table-cell office:value-type="float" office:value="0.174733" calcext:value-type="float">
            <text:p>0.174733</text:p>
          </table:table-cell>
          <table:table-cell table:formula="of:=[.O167]-[.O$1]" office:value-type="float" office:value="0.000165999999999999" calcext:value-type="float">
            <text:p>0.000166</text:p>
          </table:table-cell>
          <table:table-cell table:formula="of:=[.P167]*([.H$3]^(-[.G$1]))" office:value-type="float" office:value="1.28645636414491" calcext:value-type="float">
            <text:p>1.28645636414491</text:p>
          </table:table-cell>
          <table:table-cell table:formula="of:=[.S167]*([.H$3]^(-[.F$1]))" office:value-type="float" office:value="-0.00404173213809682" calcext:value-type="float">
            <text:p>-0.004041732138097</text:p>
          </table:table-cell>
          <table:table-cell office:value-type="float" office:value="-30.5534" calcext:value-type="float">
            <text:p>-30.5534</text:p>
          </table:table-cell>
          <table:table-cell/>
          <table:table-cell office:value-type="float" office:value="0.174733" calcext:value-type="float">
            <text:p>0.174733</text:p>
          </table:table-cell>
          <table:table-cell table:formula="of:=[.U167]-[.U$1]" office:value-type="float" office:value="0.000165999999999999" calcext:value-type="float">
            <text:p>0.000166</text:p>
          </table:table-cell>
          <table:table-cell table:formula="of:=[.V167]*([.H$4]^(-[.G$1]))" office:value-type="float" office:value="1.69866636718605" calcext:value-type="float">
            <text:p>1.69866636718605</text:p>
          </table:table-cell>
          <table:table-cell table:formula="of:=[.Y167]*([.H$4]^(-[.F$1]))" office:value-type="float" office:value="-0.00186896658272715" calcext:value-type="float">
            <text:p>-0.001868966582727</text:p>
          </table:table-cell>
          <table:table-cell office:value-type="float" office:value="-18.6411" calcext:value-type="float">
            <text:p>-18.6411</text:p>
          </table:table-cell>
          <table:table-cell table:number-columns-repeated="18"/>
        </table:table-row>
        <table:table-row table:style-name="ro1">
          <table:table-cell office:value-type="float" office:value="0.174734" calcext:value-type="float">
            <text:p>0.174734</text:p>
          </table:table-cell>
          <table:table-cell table:formula="of:=[.A168]-[.A$1]" office:value-type="float" office:value="0.000167" calcext:value-type="float">
            <text:p>0.000167</text:p>
          </table:table-cell>
          <table:table-cell table:formula="of:=[.B168]*([.H$1]^(-[.G$1]))" office:value-type="float" office:value="0.678760359705908" calcext:value-type="float">
            <text:p>0.678760359705908</text:p>
          </table:table-cell>
          <table:table-cell table:formula="of:=[.E168]*([.H$1]^(-[.F$1]))" office:value-type="float" office:value="0.00428107436221184" calcext:value-type="float">
            <text:p>0.004281074362212</text:p>
          </table:table-cell>
          <table:table-cell office:value-type="float" office:value="17.0034" calcext:value-type="float">
            <text:p>17.0034</text:p>
          </table:table-cell>
          <table:table-cell table:number-columns-repeated="3"/>
          <table:table-cell office:value-type="float" office:value="0.174734" calcext:value-type="float">
            <text:p>0.174734</text:p>
          </table:table-cell>
          <table:table-cell table:formula="of:=[.I168]-[.I$1]" office:value-type="float" office:value="0.000167" calcext:value-type="float">
            <text:p>0.000167</text:p>
          </table:table-cell>
          <table:table-cell table:formula="of:=[.J168]*([.H$2]^(-[.G$1]))" office:value-type="float" office:value="0.896250682531238" calcext:value-type="float">
            <text:p>0.896250682531238</text:p>
          </table:table-cell>
          <table:table-cell table:formula="of:=[.M168]*([.H$2]^(-[.F$1]))" office:value-type="float" office:value="0.00156009943139898" calcext:value-type="float">
            <text:p>0.001560099431399</text:p>
          </table:table-cell>
          <table:table-cell office:value-type="float" office:value="8.17548" calcext:value-type="float">
            <text:p>8.17548</text:p>
          </table:table-cell>
          <table:table-cell/>
          <table:table-cell office:value-type="float" office:value="0.174734" calcext:value-type="float">
            <text:p>0.174734</text:p>
          </table:table-cell>
          <table:table-cell table:formula="of:=[.O168]-[.O$1]" office:value-type="float" office:value="0.000167" calcext:value-type="float">
            <text:p>0.000167</text:p>
          </table:table-cell>
          <table:table-cell table:formula="of:=[.P168]*([.H$3]^(-[.G$1]))" office:value-type="float" office:value="1.29420610127832" calcext:value-type="float">
            <text:p>1.29420610127832</text:p>
          </table:table-cell>
          <table:table-cell table:formula="of:=[.S168]*([.H$3]^(-[.F$1]))" office:value-type="float" office:value="-0.0040814570839644" calcext:value-type="float">
            <text:p>-0.004081457083964</text:p>
          </table:table-cell>
          <table:table-cell office:value-type="float" office:value="-30.8537" calcext:value-type="float">
            <text:p>-30.8537</text:p>
          </table:table-cell>
          <table:table-cell/>
          <table:table-cell office:value-type="float" office:value="0.174734" calcext:value-type="float">
            <text:p>0.174734</text:p>
          </table:table-cell>
          <table:table-cell table:formula="of:=[.U168]-[.U$1]" office:value-type="float" office:value="0.000167" calcext:value-type="float">
            <text:p>0.000167</text:p>
          </table:table-cell>
          <table:table-cell table:formula="of:=[.V168]*([.H$4]^(-[.G$1]))" office:value-type="float" office:value="1.70889929710887" calcext:value-type="float">
            <text:p>1.70889929710887</text:p>
          </table:table-cell>
          <table:table-cell table:formula="of:=[.Y168]*([.H$4]^(-[.F$1]))" office:value-type="float" office:value="-0.00176647024197892" calcext:value-type="float">
            <text:p>-0.001766470241979</text:p>
          </table:table-cell>
          <table:table-cell office:value-type="float" office:value="-17.6188" calcext:value-type="float">
            <text:p>-17.6188</text:p>
          </table:table-cell>
          <table:table-cell table:number-columns-repeated="18"/>
        </table:table-row>
        <table:table-row table:style-name="ro1">
          <table:table-cell office:value-type="float" office:value="0.174735" calcext:value-type="float">
            <text:p>0.174735</text:p>
          </table:table-cell>
          <table:table-cell table:formula="of:=[.A169]-[.A$1]" office:value-type="float" office:value="0.000168000000000001" calcext:value-type="float">
            <text:p>0.000168</text:p>
          </table:table-cell>
          <table:table-cell table:formula="of:=[.B169]*([.H$1]^(-[.G$1]))" office:value-type="float" office:value="0.682824792997564" calcext:value-type="float">
            <text:p>0.682824792997564</text:p>
          </table:table-cell>
          <table:table-cell table:formula="of:=[.E169]*([.H$1]^(-[.F$1]))" office:value-type="float" office:value="0.00425463771965611" calcext:value-type="float">
            <text:p>0.004254637719656</text:p>
          </table:table-cell>
          <table:table-cell office:value-type="float" office:value="16.8984" calcext:value-type="float">
            <text:p>16.8984</text:p>
          </table:table-cell>
          <table:table-cell table:number-columns-repeated="3"/>
          <table:table-cell office:value-type="float" office:value="0.174735" calcext:value-type="float">
            <text:p>0.174735</text:p>
          </table:table-cell>
          <table:table-cell table:formula="of:=[.I169]-[.I$1]" office:value-type="float" office:value="0.000168000000000001" calcext:value-type="float">
            <text:p>0.000168</text:p>
          </table:table-cell>
          <table:table-cell table:formula="of:=[.J169]*([.H$2]^(-[.G$1]))" office:value-type="float" office:value="0.901617453085323" calcext:value-type="float">
            <text:p>0.901617453085323</text:p>
          </table:table-cell>
          <table:table-cell table:formula="of:=[.M169]*([.H$2]^(-[.F$1]))" office:value-type="float" office:value="0.00146772597665903" calcext:value-type="float">
            <text:p>0.001467725976659</text:p>
          </table:table-cell>
          <table:table-cell office:value-type="float" office:value="7.69141" calcext:value-type="float">
            <text:p>7.69141</text:p>
          </table:table-cell>
          <table:table-cell/>
          <table:table-cell office:value-type="float" office:value="0.174735" calcext:value-type="float">
            <text:p>0.174735</text:p>
          </table:table-cell>
          <table:table-cell table:formula="of:=[.O169]-[.O$1]" office:value-type="float" office:value="0.000168000000000001" calcext:value-type="float">
            <text:p>0.000168</text:p>
          </table:table-cell>
          <table:table-cell table:formula="of:=[.P169]*([.H$3]^(-[.G$1]))" office:value-type="float" office:value="1.30195583841173" calcext:value-type="float">
            <text:p>1.30195583841173</text:p>
          </table:table-cell>
          <table:table-cell table:formula="of:=[.S169]*([.H$3]^(-[.F$1]))" office:value-type="float" office:value="-0.00411725318903189" calcext:value-type="float">
            <text:p>-0.004117253189032</text:p>
          </table:table-cell>
          <table:table-cell office:value-type="float" office:value="-31.1243" calcext:value-type="float">
            <text:p>-31.1243</text:p>
          </table:table-cell>
          <table:table-cell/>
          <table:table-cell office:value-type="float" office:value="0.174735" calcext:value-type="float">
            <text:p>0.174735</text:p>
          </table:table-cell>
          <table:table-cell table:formula="of:=[.U169]-[.U$1]" office:value-type="float" office:value="0.000168000000000001" calcext:value-type="float">
            <text:p>0.000168</text:p>
          </table:table-cell>
          <table:table-cell table:formula="of:=[.V169]*([.H$4]^(-[.G$1]))" office:value-type="float" office:value="1.71913222703168" calcext:value-type="float">
            <text:p>1.71913222703168</text:p>
          </table:table-cell>
          <table:table-cell table:formula="of:=[.Y169]*([.H$4]^(-[.F$1]))" office:value-type="float" office:value="-0.00166465567284086" calcext:value-type="float">
            <text:p>-0.001664655672841</text:p>
          </table:table-cell>
          <table:table-cell office:value-type="float" office:value="-16.6033" calcext:value-type="float">
            <text:p>-16.6033</text:p>
          </table:table-cell>
          <table:table-cell table:number-columns-repeated="18"/>
        </table:table-row>
        <table:table-row table:style-name="ro1">
          <table:table-cell office:value-type="float" office:value="0.174736" calcext:value-type="float">
            <text:p>0.174736</text:p>
          </table:table-cell>
          <table:table-cell table:formula="of:=[.A170]-[.A$1]" office:value-type="float" office:value="0.000169000000000002" calcext:value-type="float">
            <text:p>0.000169</text:p>
          </table:table-cell>
          <table:table-cell table:formula="of:=[.B170]*([.H$1]^(-[.G$1]))" office:value-type="float" office:value="0.68688922628922" calcext:value-type="float">
            <text:p>0.68688922628922</text:p>
          </table:table-cell>
          <table:table-cell table:formula="of:=[.E170]*([.H$1]^(-[.F$1]))" office:value-type="float" office:value="0.00422714361139814" calcext:value-type="float">
            <text:p>0.004227143611398</text:p>
          </table:table-cell>
          <table:table-cell office:value-type="float" office:value="16.7892" calcext:value-type="float">
            <text:p>16.7892</text:p>
          </table:table-cell>
          <table:table-cell table:number-columns-repeated="3"/>
          <table:table-cell office:value-type="float" office:value="0.174736" calcext:value-type="float">
            <text:p>0.174736</text:p>
          </table:table-cell>
          <table:table-cell table:formula="of:=[.I170]-[.I$1]" office:value-type="float" office:value="0.000169000000000002" calcext:value-type="float">
            <text:p>0.000169</text:p>
          </table:table-cell>
          <table:table-cell table:formula="of:=[.J170]*([.H$2]^(-[.G$1]))" office:value-type="float" office:value="0.906984223639407" calcext:value-type="float">
            <text:p>0.906984223639407</text:p>
          </table:table-cell>
          <table:table-cell table:formula="of:=[.M170]*([.H$2]^(-[.F$1]))" office:value-type="float" office:value="0.00137469416998889" calcext:value-type="float">
            <text:p>0.001374694169989</text:p>
          </table:table-cell>
          <table:table-cell office:value-type="float" office:value="7.20389" calcext:value-type="float">
            <text:p>7.20389</text:p>
          </table:table-cell>
          <table:table-cell/>
          <table:table-cell office:value-type="float" office:value="0.174736" calcext:value-type="float">
            <text:p>0.174736</text:p>
          </table:table-cell>
          <table:table-cell table:formula="of:=[.O170]-[.O$1]" office:value-type="float" office:value="0.000169000000000002" calcext:value-type="float">
            <text:p>0.000169</text:p>
          </table:table-cell>
          <table:table-cell table:formula="of:=[.P170]*([.H$3]^(-[.G$1]))" office:value-type="float" office:value="1.30970557554514" calcext:value-type="float">
            <text:p>1.30970557554514</text:p>
          </table:table-cell>
          <table:table-cell table:formula="of:=[.S170]*([.H$3]^(-[.F$1]))" office:value-type="float" office:value="-0.00414910722487908" calcext:value-type="float">
            <text:p>-0.004149107224879</text:p>
          </table:table-cell>
          <table:table-cell office:value-type="float" office:value="-31.3651" calcext:value-type="float">
            <text:p>-31.3651</text:p>
          </table:table-cell>
          <table:table-cell/>
          <table:table-cell office:value-type="float" office:value="0.174736" calcext:value-type="float">
            <text:p>0.174736</text:p>
          </table:table-cell>
          <table:table-cell table:formula="of:=[.U170]-[.U$1]" office:value-type="float" office:value="0.000169000000000002" calcext:value-type="float">
            <text:p>0.000169</text:p>
          </table:table-cell>
          <table:table-cell table:formula="of:=[.V170]*([.H$4]^(-[.G$1]))" office:value-type="float" office:value="1.7293651569545" calcext:value-type="float">
            <text:p>1.7293651569545</text:p>
          </table:table-cell>
          <table:table-cell table:formula="of:=[.Y170]*([.H$4]^(-[.F$1]))" office:value-type="float" office:value="-0.00156369331821553" calcext:value-type="float">
            <text:p>-0.001563693318216</text:p>
          </table:table-cell>
          <table:table-cell office:value-type="float" office:value="-15.5963" calcext:value-type="float">
            <text:p>-15.5963</text:p>
          </table:table-cell>
          <table:table-cell table:number-columns-repeated="18"/>
        </table:table-row>
        <table:table-row table:style-name="ro1">
          <table:table-cell office:value-type="float" office:value="0.174737" calcext:value-type="float">
            <text:p>0.174737</text:p>
          </table:table-cell>
          <table:table-cell table:formula="of:=[.A171]-[.A$1]" office:value-type="float" office:value="0.000170000000000003" calcext:value-type="float">
            <text:p>0.00017</text:p>
          </table:table-cell>
          <table:table-cell table:formula="of:=[.B171]*([.H$1]^(-[.G$1]))" office:value-type="float" office:value="0.690953659580876" calcext:value-type="float">
            <text:p>0.690953659580876</text:p>
          </table:table-cell>
          <table:table-cell table:formula="of:=[.E171]*([.H$1]^(-[.F$1]))" office:value-type="float" office:value="0.00419854168192831" calcext:value-type="float">
            <text:p>0.004198541681928</text:p>
          </table:table-cell>
          <table:table-cell office:value-type="float" office:value="16.6756" calcext:value-type="float">
            <text:p>16.6756</text:p>
          </table:table-cell>
          <table:table-cell table:number-columns-repeated="3"/>
          <table:table-cell office:value-type="float" office:value="0.174737" calcext:value-type="float">
            <text:p>0.174737</text:p>
          </table:table-cell>
          <table:table-cell table:formula="of:=[.I171]-[.I$1]" office:value-type="float" office:value="0.000170000000000003" calcext:value-type="float">
            <text:p>0.00017</text:p>
          </table:table-cell>
          <table:table-cell table:formula="of:=[.J171]*([.H$2]^(-[.G$1]))" office:value-type="float" office:value="0.912350994193492" calcext:value-type="float">
            <text:p>0.912350994193492</text:p>
          </table:table-cell>
          <table:table-cell table:formula="of:=[.M171]*([.H$2]^(-[.F$1]))" office:value-type="float" office:value="0.00128105171805015" calcext:value-type="float">
            <text:p>0.00128105171805</text:p>
          </table:table-cell>
          <table:table-cell office:value-type="float" office:value="6.71317" calcext:value-type="float">
            <text:p>6.71317</text:p>
          </table:table-cell>
          <table:table-cell/>
          <table:table-cell office:value-type="float" office:value="0.174737" calcext:value-type="float">
            <text:p>0.174737</text:p>
          </table:table-cell>
          <table:table-cell table:formula="of:=[.O171]-[.O$1]" office:value-type="float" office:value="0.000170000000000003" calcext:value-type="float">
            <text:p>0.00017</text:p>
          </table:table-cell>
          <table:table-cell table:formula="of:=[.P171]*([.H$3]^(-[.G$1]))" office:value-type="float" office:value="1.31745531267855" calcext:value-type="float">
            <text:p>1.31745531267855</text:p>
          </table:table-cell>
          <table:table-cell table:formula="of:=[.S171]*([.H$3]^(-[.F$1]))" office:value-type="float" office:value="-0.00417700596308578" calcext:value-type="float">
            <text:p>-0.004177005963086</text:p>
          </table:table-cell>
          <table:table-cell office:value-type="float" office:value="-31.576" calcext:value-type="float">
            <text:p>-31.576</text:p>
          </table:table-cell>
          <table:table-cell/>
          <table:table-cell office:value-type="float" office:value="0.174737" calcext:value-type="float">
            <text:p>0.174737</text:p>
          </table:table-cell>
          <table:table-cell table:formula="of:=[.U171]-[.U$1]" office:value-type="float" office:value="0.000170000000000003" calcext:value-type="float">
            <text:p>0.00017</text:p>
          </table:table-cell>
          <table:table-cell table:formula="of:=[.V171]*([.H$4]^(-[.G$1]))" office:value-type="float" office:value="1.73959808687732" calcext:value-type="float">
            <text:p>1.73959808687732</text:p>
          </table:table-cell>
          <table:table-cell table:formula="of:=[.Y171]*([.H$4]^(-[.F$1]))" office:value-type="float" office:value="-0.00146378369916474" calcext:value-type="float">
            <text:p>-0.001463783699165</text:p>
          </table:table-cell>
          <table:table-cell office:value-type="float" office:value="-14.5998" calcext:value-type="float">
            <text:p>-14.5998</text:p>
          </table:table-cell>
          <table:table-cell table:number-columns-repeated="18"/>
        </table:table-row>
        <table:table-row table:style-name="ro1">
          <table:table-cell office:value-type="float" office:value="0.174738" calcext:value-type="float">
            <text:p>0.174738</text:p>
          </table:table-cell>
          <table:table-cell table:formula="of:=[.A172]-[.A$1]" office:value-type="float" office:value="0.000171000000000004" calcext:value-type="float">
            <text:p>0.000171</text:p>
          </table:table-cell>
          <table:table-cell table:formula="of:=[.B172]*([.H$1]^(-[.G$1]))" office:value-type="float" office:value="0.695018092872532" calcext:value-type="float">
            <text:p>0.695018092872532</text:p>
          </table:table-cell>
          <table:table-cell table:formula="of:=[.E172]*([.H$1]^(-[.F$1]))" office:value-type="float" office:value="0.00416888228675625" calcext:value-type="float">
            <text:p>0.004168882286756</text:p>
          </table:table-cell>
          <table:table-cell office:value-type="float" office:value="16.5578" calcext:value-type="float">
            <text:p>16.5578</text:p>
          </table:table-cell>
          <table:table-cell table:number-columns-repeated="3"/>
          <table:table-cell office:value-type="float" office:value="0.174738" calcext:value-type="float">
            <text:p>0.174738</text:p>
          </table:table-cell>
          <table:table-cell table:formula="of:=[.I172]-[.I$1]" office:value-type="float" office:value="0.000171000000000004" calcext:value-type="float">
            <text:p>0.000171</text:p>
          </table:table-cell>
          <table:table-cell table:formula="of:=[.J172]*([.H$2]^(-[.G$1]))" office:value-type="float" office:value="0.917717764747576" calcext:value-type="float">
            <text:p>0.917717764747576</text:p>
          </table:table-cell>
          <table:table-cell table:formula="of:=[.M172]*([.H$2]^(-[.F$1]))" office:value-type="float" office:value="0.00118684441923797" calcext:value-type="float">
            <text:p>0.001186844419238</text:p>
          </table:table-cell>
          <table:table-cell office:value-type="float" office:value="6.21949" calcext:value-type="float">
            <text:p>6.21949</text:p>
          </table:table-cell>
          <table:table-cell/>
          <table:table-cell office:value-type="float" office:value="0.174738" calcext:value-type="float">
            <text:p>0.174738</text:p>
          </table:table-cell>
          <table:table-cell table:formula="of:=[.O172]-[.O$1]" office:value-type="float" office:value="0.000171000000000004" calcext:value-type="float">
            <text:p>0.000171</text:p>
          </table:table-cell>
          <table:table-cell table:formula="of:=[.P172]*([.H$3]^(-[.G$1]))" office:value-type="float" office:value="1.32520504981196" calcext:value-type="float">
            <text:p>1.32520504981196</text:p>
          </table:table-cell>
          <table:table-cell table:formula="of:=[.S172]*([.H$3]^(-[.F$1]))" office:value-type="float" office:value="-0.00420096263207219" calcext:value-type="float">
            <text:p>-0.004200962632072</text:p>
          </table:table-cell>
          <table:table-cell office:value-type="float" office:value="-31.7571" calcext:value-type="float">
            <text:p>-31.7571</text:p>
          </table:table-cell>
          <table:table-cell/>
          <table:table-cell office:value-type="float" office:value="0.174738" calcext:value-type="float">
            <text:p>0.174738</text:p>
          </table:table-cell>
          <table:table-cell table:formula="of:=[.U172]-[.U$1]" office:value-type="float" office:value="0.000171000000000004" calcext:value-type="float">
            <text:p>0.000171</text:p>
          </table:table-cell>
          <table:table-cell table:formula="of:=[.V172]*([.H$4]^(-[.G$1]))" office:value-type="float" office:value="1.74983101680014" calcext:value-type="float">
            <text:p>1.74983101680014</text:p>
          </table:table-cell>
          <table:table-cell table:formula="of:=[.Y172]*([.H$4]^(-[.F$1]))" office:value-type="float" office:value="-0.00136510728464414" calcext:value-type="float">
            <text:p>-0.001365107284644</text:p>
          </table:table-cell>
          <table:table-cell office:value-type="float" office:value="-13.6156" calcext:value-type="float">
            <text:p>-13.6156</text:p>
          </table:table-cell>
          <table:table-cell table:number-columns-repeated="18"/>
        </table:table-row>
        <table:table-row table:style-name="ro1">
          <table:table-cell office:value-type="float" office:value="0.174739" calcext:value-type="float">
            <text:p>0.174739</text:p>
          </table:table-cell>
          <table:table-cell table:formula="of:=[.A173]-[.A$1]" office:value-type="float" office:value="0.000172000000000005" calcext:value-type="float">
            <text:p>0.000172</text:p>
          </table:table-cell>
          <table:table-cell table:formula="of:=[.B173]*([.H$1]^(-[.G$1]))" office:value-type="float" office:value="0.699082526164189" calcext:value-type="float">
            <text:p>0.699082526164189</text:p>
          </table:table-cell>
          <table:table-cell table:formula="of:=[.E173]*([.H$1]^(-[.F$1]))" office:value-type="float" office:value="0.00413816542588197" calcext:value-type="float">
            <text:p>0.004138165425882</text:p>
          </table:table-cell>
          <table:table-cell office:value-type="float" office:value="16.4358" calcext:value-type="float">
            <text:p>16.4358</text:p>
          </table:table-cell>
          <table:table-cell table:number-columns-repeated="3"/>
          <table:table-cell office:value-type="float" office:value="0.174739" calcext:value-type="float">
            <text:p>0.174739</text:p>
          </table:table-cell>
          <table:table-cell table:formula="of:=[.I173]-[.I$1]" office:value-type="float" office:value="0.000172000000000005" calcext:value-type="float">
            <text:p>0.000172</text:p>
          </table:table-cell>
          <table:table-cell table:formula="of:=[.J173]*([.H$2]^(-[.G$1]))" office:value-type="float" office:value="0.923084535301661" calcext:value-type="float">
            <text:p>0.923084535301661</text:p>
          </table:table-cell>
          <table:table-cell table:formula="of:=[.M173]*([.H$2]^(-[.F$1]))" office:value-type="float" office:value="0.00109212188848041" calcext:value-type="float">
            <text:p>0.00109212188848</text:p>
          </table:table-cell>
          <table:table-cell office:value-type="float" office:value="5.72311" calcext:value-type="float">
            <text:p>5.72311</text:p>
          </table:table-cell>
          <table:table-cell/>
          <table:table-cell office:value-type="float" office:value="0.174739" calcext:value-type="float">
            <text:p>0.174739</text:p>
          </table:table-cell>
          <table:table-cell table:formula="of:=[.O173]-[.O$1]" office:value-type="float" office:value="0.000172000000000005" calcext:value-type="float">
            <text:p>0.000172</text:p>
          </table:table-cell>
          <table:table-cell table:formula="of:=[.P173]*([.H$3]^(-[.G$1]))" office:value-type="float" office:value="1.33295478694537" calcext:value-type="float">
            <text:p>1.33295478694537</text:p>
          </table:table-cell>
          <table:table-cell table:formula="of:=[.S173]*([.H$3]^(-[.F$1]))" office:value-type="float" office:value="-0.00422097723183831" calcext:value-type="float">
            <text:p>-0.004220977231838</text:p>
          </table:table-cell>
          <table:table-cell office:value-type="float" office:value="-31.9084" calcext:value-type="float">
            <text:p>-31.9084</text:p>
          </table:table-cell>
          <table:table-cell/>
          <table:table-cell office:value-type="float" office:value="0.174739" calcext:value-type="float">
            <text:p>0.174739</text:p>
          </table:table-cell>
          <table:table-cell table:formula="of:=[.U173]-[.U$1]" office:value-type="float" office:value="0.000172000000000005" calcext:value-type="float">
            <text:p>0.000172</text:p>
          </table:table-cell>
          <table:table-cell table:formula="of:=[.V173]*([.H$4]^(-[.G$1]))" office:value-type="float" office:value="1.76006394672295" calcext:value-type="float">
            <text:p>1.76006394672295</text:p>
          </table:table-cell>
          <table:table-cell table:formula="of:=[.Y173]*([.H$4]^(-[.F$1]))" office:value-type="float" office:value="-0.00126785456966244" calcext:value-type="float">
            <text:p>-0.001267854569662</text:p>
          </table:table-cell>
          <table:table-cell office:value-type="float" office:value="-12.6456" calcext:value-type="float">
            <text:p>-12.6456</text:p>
          </table:table-cell>
          <table:table-cell table:number-columns-repeated="18"/>
        </table:table-row>
        <table:table-row table:style-name="ro1">
          <table:table-cell office:value-type="float" office:value="0.17474" calcext:value-type="float">
            <text:p>0.17474</text:p>
          </table:table-cell>
          <table:table-cell table:formula="of:=[.A174]-[.A$1]" office:value-type="float" office:value="0.000173000000000006" calcext:value-type="float">
            <text:p>0.000173</text:p>
          </table:table-cell>
          <table:table-cell table:formula="of:=[.B174]*([.H$1]^(-[.G$1]))" office:value-type="float" office:value="0.703146959455845" calcext:value-type="float">
            <text:p>0.703146959455845</text:p>
          </table:table-cell>
          <table:table-cell table:formula="of:=[.E174]*([.H$1]^(-[.F$1]))" office:value-type="float" office:value="0.00410639109930545" calcext:value-type="float">
            <text:p>0.004106391099305</text:p>
          </table:table-cell>
          <table:table-cell office:value-type="float" office:value="16.3096" calcext:value-type="float">
            <text:p>16.3096</text:p>
          </table:table-cell>
          <table:table-cell table:number-columns-repeated="3"/>
          <table:table-cell office:value-type="float" office:value="0.17474" calcext:value-type="float">
            <text:p>0.17474</text:p>
          </table:table-cell>
          <table:table-cell table:formula="of:=[.I174]-[.I$1]" office:value-type="float" office:value="0.000173000000000006" calcext:value-type="float">
            <text:p>0.000173</text:p>
          </table:table-cell>
          <table:table-cell table:formula="of:=[.J174]*([.H$2]^(-[.G$1]))" office:value-type="float" office:value="0.928451305855746" calcext:value-type="float">
            <text:p>0.928451305855746</text:p>
          </table:table-cell>
          <table:table-cell table:formula="of:=[.M174]*([.H$2]^(-[.F$1]))" office:value-type="float" office:value="0.000996931832439079" calcext:value-type="float">
            <text:p>0.000996931832439</text:p>
          </table:table-cell>
          <table:table-cell office:value-type="float" office:value="5.22428" calcext:value-type="float">
            <text:p>5.22428</text:p>
          </table:table-cell>
          <table:table-cell/>
          <table:table-cell office:value-type="float" office:value="0.17474" calcext:value-type="float">
            <text:p>0.17474</text:p>
          </table:table-cell>
          <table:table-cell table:formula="of:=[.O174]-[.O$1]" office:value-type="float" office:value="0.000173000000000006" calcext:value-type="float">
            <text:p>0.000173</text:p>
          </table:table-cell>
          <table:table-cell table:formula="of:=[.P174]*([.H$3]^(-[.G$1]))" office:value-type="float" office:value="1.34070452407878" calcext:value-type="float">
            <text:p>1.34070452407878</text:p>
          </table:table-cell>
          <table:table-cell table:formula="of:=[.S174]*([.H$3]^(-[.F$1]))" office:value-type="float" office:value="-0.00423706299080433" calcext:value-type="float">
            <text:p>-0.004237062990804</text:p>
          </table:table-cell>
          <table:table-cell office:value-type="float" office:value="-32.03" calcext:value-type="float">
            <text:p>-32.03</text:p>
          </table:table-cell>
          <table:table-cell/>
          <table:table-cell office:value-type="float" office:value="0.17474" calcext:value-type="float">
            <text:p>0.17474</text:p>
          </table:table-cell>
          <table:table-cell table:formula="of:=[.U174]-[.U$1]" office:value-type="float" office:value="0.000173000000000006" calcext:value-type="float">
            <text:p>0.000173</text:p>
          </table:table-cell>
          <table:table-cell table:formula="of:=[.V174]*([.H$4]^(-[.G$1]))" office:value-type="float" office:value="1.77029687664577" calcext:value-type="float">
            <text:p>1.77029687664577</text:p>
          </table:table-cell>
          <table:table-cell table:formula="of:=[.Y174]*([.H$4]^(-[.F$1]))" office:value-type="float" office:value="-0.00117221604922837" calcext:value-type="float">
            <text:p>-0.001172216049228</text:p>
          </table:table-cell>
          <table:table-cell office:value-type="float" office:value="-11.6917" calcext:value-type="float">
            <text:p>-11.6917</text:p>
          </table:table-cell>
          <table:table-cell table:number-columns-repeated="18"/>
        </table:table-row>
        <table:table-row table:style-name="ro1">
          <table:table-cell office:value-type="float" office:value="0.174741" calcext:value-type="float">
            <text:p>0.174741</text:p>
          </table:table-cell>
          <table:table-cell table:formula="of:=[.A175]-[.A$1]" office:value-type="float" office:value="0.00017399999999998" calcext:value-type="float">
            <text:p>0.000174</text:p>
          </table:table-cell>
          <table:table-cell table:formula="of:=[.B175]*([.H$1]^(-[.G$1]))" office:value-type="float" office:value="0.707211392747388" calcext:value-type="float">
            <text:p>0.707211392747388</text:p>
          </table:table-cell>
          <table:table-cell table:formula="of:=[.E175]*([.H$1]^(-[.F$1]))" office:value-type="float" office:value="0.00407355930702671" calcext:value-type="float">
            <text:p>0.004073559307027</text:p>
          </table:table-cell>
          <table:table-cell office:value-type="float" office:value="16.1792" calcext:value-type="float">
            <text:p>16.1792</text:p>
          </table:table-cell>
          <table:table-cell table:number-columns-repeated="3"/>
          <table:table-cell office:value-type="float" office:value="0.174741" calcext:value-type="float">
            <text:p>0.174741</text:p>
          </table:table-cell>
          <table:table-cell table:formula="of:=[.I175]-[.I$1]" office:value-type="float" office:value="0.00017399999999998" calcext:value-type="float">
            <text:p>0.000174</text:p>
          </table:table-cell>
          <table:table-cell table:formula="of:=[.J175]*([.H$2]^(-[.G$1]))" office:value-type="float" office:value="0.933818076409681" calcext:value-type="float">
            <text:p>0.933818076409681</text:p>
          </table:table-cell>
          <table:table-cell table:formula="of:=[.M175]*([.H$2]^(-[.F$1]))" office:value-type="float" office:value="0.000901321957775594" calcext:value-type="float">
            <text:p>0.000901321957776</text:p>
          </table:table-cell>
          <table:table-cell office:value-type="float" office:value="4.72325" calcext:value-type="float">
            <text:p>4.72325</text:p>
          </table:table-cell>
          <table:table-cell/>
          <table:table-cell office:value-type="float" office:value="0.174741" calcext:value-type="float">
            <text:p>0.174741</text:p>
          </table:table-cell>
          <table:table-cell table:formula="of:=[.O175]-[.O$1]" office:value-type="float" office:value="0.00017399999999998" calcext:value-type="float">
            <text:p>0.000174</text:p>
          </table:table-cell>
          <table:table-cell table:formula="of:=[.P175]*([.H$3]^(-[.G$1]))" office:value-type="float" office:value="1.34845426121198" calcext:value-type="float">
            <text:p>1.34845426121198</text:p>
          </table:table-cell>
          <table:table-cell table:formula="of:=[.S175]*([.H$3]^(-[.F$1]))" office:value-type="float" office:value="-0.00424923313739047" calcext:value-type="float">
            <text:p>-0.00424923313739</text:p>
          </table:table-cell>
          <table:table-cell office:value-type="float" office:value="-32.122" calcext:value-type="float">
            <text:p>-32.122</text:p>
          </table:table-cell>
          <table:table-cell/>
          <table:table-cell office:value-type="float" office:value="0.174741" calcext:value-type="float">
            <text:p>0.174741</text:p>
          </table:table-cell>
          <table:table-cell table:formula="of:=[.U175]-[.U$1]" office:value-type="float" office:value="0.00017399999999998" calcext:value-type="float">
            <text:p>0.000174</text:p>
          </table:table-cell>
          <table:table-cell table:formula="of:=[.V175]*([.H$4]^(-[.G$1]))" office:value-type="float" office:value="1.78052980656831" calcext:value-type="float">
            <text:p>1.78052980656831</text:p>
          </table:table-cell>
          <table:table-cell table:formula="of:=[.Y175]*([.H$4]^(-[.F$1]))" office:value-type="float" office:value="-0.00107838221835067" calcext:value-type="float">
            <text:p>-0.001078382218351</text:p>
          </table:table-cell>
          <table:table-cell office:value-type="float" office:value="-10.7558" calcext:value-type="float">
            <text:p>-10.7558</text:p>
          </table:table-cell>
          <table:table-cell table:number-columns-repeated="18"/>
        </table:table-row>
        <table:table-row table:style-name="ro1">
          <table:table-cell office:value-type="float" office:value="0.174742" calcext:value-type="float">
            <text:p>0.174742</text:p>
          </table:table-cell>
          <table:table-cell table:formula="of:=[.A176]-[.A$1]" office:value-type="float" office:value="0.000174999999999981" calcext:value-type="float">
            <text:p>0.000175</text:p>
          </table:table-cell>
          <table:table-cell table:formula="of:=[.B176]*([.H$1]^(-[.G$1]))" office:value-type="float" office:value="0.711275826039044" calcext:value-type="float">
            <text:p>0.711275826039044</text:p>
          </table:table-cell>
          <table:table-cell table:formula="of:=[.E176]*([.H$1]^(-[.F$1]))" office:value-type="float" office:value="0.00403967004904573" calcext:value-type="float">
            <text:p>0.004039670049046</text:p>
          </table:table-cell>
          <table:table-cell office:value-type="float" office:value="16.0446" calcext:value-type="float">
            <text:p>16.0446</text:p>
          </table:table-cell>
          <table:table-cell table:number-columns-repeated="3"/>
          <table:table-cell office:value-type="float" office:value="0.174742" calcext:value-type="float">
            <text:p>0.174742</text:p>
          </table:table-cell>
          <table:table-cell table:formula="of:=[.I176]-[.I$1]" office:value-type="float" office:value="0.000174999999999981" calcext:value-type="float">
            <text:p>0.000175</text:p>
          </table:table-cell>
          <table:table-cell table:formula="of:=[.J176]*([.H$2]^(-[.G$1]))" office:value-type="float" office:value="0.939184846963766" calcext:value-type="float">
            <text:p>0.939184846963766</text:p>
          </table:table-cell>
          <table:table-cell table:formula="of:=[.M176]*([.H$2]^(-[.F$1]))" office:value-type="float" office:value="0.00080533997115156" calcext:value-type="float">
            <text:p>0.000805339971152</text:p>
          </table:table-cell>
          <table:table-cell office:value-type="float" office:value="4.22027" calcext:value-type="float">
            <text:p>4.22027</text:p>
          </table:table-cell>
          <table:table-cell/>
          <table:table-cell office:value-type="float" office:value="0.174742" calcext:value-type="float">
            <text:p>0.174742</text:p>
          </table:table-cell>
          <table:table-cell table:formula="of:=[.O176]-[.O$1]" office:value-type="float" office:value="0.000174999999999981" calcext:value-type="float">
            <text:p>0.000175</text:p>
          </table:table-cell>
          <table:table-cell table:formula="of:=[.P176]*([.H$3]^(-[.G$1]))" office:value-type="float" office:value="1.35620399834539" calcext:value-type="float">
            <text:p>1.35620399834539</text:p>
          </table:table-cell>
          <table:table-cell table:formula="of:=[.S176]*([.H$3]^(-[.F$1]))" office:value-type="float" office:value="-0.00425750090001692" calcext:value-type="float">
            <text:p>-0.004257500900017</text:p>
          </table:table-cell>
          <table:table-cell office:value-type="float" office:value="-32.1845" calcext:value-type="float">
            <text:p>-32.1845</text:p>
          </table:table-cell>
          <table:table-cell/>
          <table:table-cell office:value-type="float" office:value="0.174742" calcext:value-type="float">
            <text:p>0.174742</text:p>
          </table:table-cell>
          <table:table-cell table:formula="of:=[.U176]-[.U$1]" office:value-type="float" office:value="0.000174999999999981" calcext:value-type="float">
            <text:p>0.000175</text:p>
          </table:table-cell>
          <table:table-cell table:formula="of:=[.V176]*([.H$4]^(-[.G$1]))" office:value-type="float" office:value="1.79076273649112" calcext:value-type="float">
            <text:p>1.79076273649112</text:p>
          </table:table-cell>
          <table:table-cell table:formula="of:=[.Y176]*([.H$4]^(-[.F$1]))" office:value-type="float" office:value="-0.000986543572038058" calcext:value-type="float">
            <text:p>-0.000986543572038</text:p>
          </table:table-cell>
          <table:table-cell office:value-type="float" office:value="-9.8398" calcext:value-type="float">
            <text:p>-9.8398</text:p>
          </table:table-cell>
          <table:table-cell table:number-columns-repeated="18"/>
        </table:table-row>
        <table:table-row table:style-name="ro1">
          <table:table-cell office:value-type="float" office:value="0.174743" calcext:value-type="float">
            <text:p>0.174743</text:p>
          </table:table-cell>
          <table:table-cell table:formula="of:=[.A177]-[.A$1]" office:value-type="float" office:value="0.000175999999999982" calcext:value-type="float">
            <text:p>0.000176</text:p>
          </table:table-cell>
          <table:table-cell table:formula="of:=[.B177]*([.H$1]^(-[.G$1]))" office:value-type="float" office:value="0.715340259330701" calcext:value-type="float">
            <text:p>0.715340259330701</text:p>
          </table:table-cell>
          <table:table-cell table:formula="of:=[.E177]*([.H$1]^(-[.F$1]))" office:value-type="float" office:value="0.00400472332536253" calcext:value-type="float">
            <text:p>0.004004723325363</text:p>
          </table:table-cell>
          <table:table-cell office:value-type="float" office:value="15.9058" calcext:value-type="float">
            <text:p>15.9058</text:p>
          </table:table-cell>
          <table:table-cell table:number-columns-repeated="3"/>
          <table:table-cell office:value-type="float" office:value="0.174743" calcext:value-type="float">
            <text:p>0.174743</text:p>
          </table:table-cell>
          <table:table-cell table:formula="of:=[.I177]-[.I$1]" office:value-type="float" office:value="0.000175999999999982" calcext:value-type="float">
            <text:p>0.000176</text:p>
          </table:table-cell>
          <table:table-cell table:formula="of:=[.J177]*([.H$2]^(-[.G$1]))" office:value-type="float" office:value="0.944551617517851" calcext:value-type="float">
            <text:p>0.944551617517851</text:p>
          </table:table-cell>
          <table:table-cell table:formula="of:=[.M177]*([.H$2]^(-[.F$1]))" office:value-type="float" office:value="0.00070903548749505" calcext:value-type="float">
            <text:p>0.000709035487495</text:p>
          </table:table-cell>
          <table:table-cell office:value-type="float" office:value="3.7156" calcext:value-type="float">
            <text:p>3.7156</text:p>
          </table:table-cell>
          <table:table-cell/>
          <table:table-cell office:value-type="float" office:value="0.174743" calcext:value-type="float">
            <text:p>0.174743</text:p>
          </table:table-cell>
          <table:table-cell table:formula="of:=[.O177]-[.O$1]" office:value-type="float" office:value="0.000175999999999982" calcext:value-type="float">
            <text:p>0.000176</text:p>
          </table:table-cell>
          <table:table-cell table:formula="of:=[.P177]*([.H$3]^(-[.G$1]))" office:value-type="float" office:value="1.3639537354788" calcext:value-type="float">
            <text:p>1.3639537354788</text:p>
          </table:table-cell>
          <table:table-cell table:formula="of:=[.S177]*([.H$3]^(-[.F$1]))" office:value-type="float" office:value="-0.00426189273552409" calcext:value-type="float">
            <text:p>-0.004261892735524</text:p>
          </table:table-cell>
          <table:table-cell office:value-type="float" office:value="-32.2177" calcext:value-type="float">
            <text:p>-32.2177</text:p>
          </table:table-cell>
          <table:table-cell/>
          <table:table-cell office:value-type="float" office:value="0.174743" calcext:value-type="float">
            <text:p>0.174743</text:p>
          </table:table-cell>
          <table:table-cell table:formula="of:=[.U177]-[.U$1]" office:value-type="float" office:value="0.000175999999999982" calcext:value-type="float">
            <text:p>0.000176</text:p>
          </table:table-cell>
          <table:table-cell table:formula="of:=[.V177]*([.H$4]^(-[.G$1]))" office:value-type="float" office:value="1.80099566641394" calcext:value-type="float">
            <text:p>1.80099566641394</text:p>
          </table:table-cell>
          <table:table-cell table:formula="of:=[.Y177]*([.H$4]^(-[.F$1]))" office:value-type="float" office:value="-0.000896891607904568" calcext:value-type="float">
            <text:p>-0.000896891607905</text:p>
          </table:table-cell>
          <table:table-cell office:value-type="float" office:value="-8.94561" calcext:value-type="float">
            <text:p>-8.94561</text:p>
          </table:table-cell>
          <table:table-cell table:number-columns-repeated="18"/>
        </table:table-row>
        <table:table-row table:style-name="ro1">
          <table:table-cell office:value-type="float" office:value="0.174744" calcext:value-type="float">
            <text:p>0.174744</text:p>
          </table:table-cell>
          <table:table-cell table:formula="of:=[.A178]-[.A$1]" office:value-type="float" office:value="0.000176999999999983" calcext:value-type="float">
            <text:p>0.000177</text:p>
          </table:table-cell>
          <table:table-cell table:formula="of:=[.B178]*([.H$1]^(-[.G$1]))" office:value-type="float" office:value="0.719404692622357" calcext:value-type="float">
            <text:p>0.719404692622357</text:p>
          </table:table-cell>
          <table:table-cell table:formula="of:=[.E178]*([.H$1]^(-[.F$1]))" office:value-type="float" office:value="0.00396876949148672" calcext:value-type="float">
            <text:p>0.003968769491487</text:p>
          </table:table-cell>
          <table:table-cell office:value-type="float" office:value="15.763" calcext:value-type="float">
            <text:p>15.763</text:p>
          </table:table-cell>
          <table:table-cell table:number-columns-repeated="3"/>
          <table:table-cell office:value-type="float" office:value="0.174744" calcext:value-type="float">
            <text:p>0.174744</text:p>
          </table:table-cell>
          <table:table-cell table:formula="of:=[.I178]-[.I$1]" office:value-type="float" office:value="0.000176999999999983" calcext:value-type="float">
            <text:p>0.000177</text:p>
          </table:table-cell>
          <table:table-cell table:formula="of:=[.J178]*([.H$2]^(-[.G$1]))" office:value-type="float" office:value="0.949918388071935" calcext:value-type="float">
            <text:p>0.949918388071935</text:p>
          </table:table-cell>
          <table:table-cell table:formula="of:=[.M178]*([.H$2]^(-[.F$1]))" office:value-type="float" office:value="0.000612458121734138" calcext:value-type="float">
            <text:p>0.000612458121734</text:p>
          </table:table-cell>
          <table:table-cell office:value-type="float" office:value="3.2095" calcext:value-type="float">
            <text:p>3.2095</text:p>
          </table:table-cell>
          <table:table-cell/>
          <table:table-cell office:value-type="float" office:value="0.174744" calcext:value-type="float">
            <text:p>0.174744</text:p>
          </table:table-cell>
          <table:table-cell table:formula="of:=[.O178]-[.O$1]" office:value-type="float" office:value="0.000176999999999983" calcext:value-type="float">
            <text:p>0.000177</text:p>
          </table:table-cell>
          <table:table-cell table:formula="of:=[.P178]*([.H$3]^(-[.G$1]))" office:value-type="float" office:value="1.37170347261221" calcext:value-type="float">
            <text:p>1.37170347261221</text:p>
          </table:table-cell>
          <table:table-cell table:formula="of:=[.S178]*([.H$3]^(-[.F$1]))" office:value-type="float" office:value="-0.00426242187233219" calcext:value-type="float">
            <text:p>-0.004262421872332</text:p>
          </table:table-cell>
          <table:table-cell office:value-type="float" office:value="-32.2217" calcext:value-type="float">
            <text:p>-32.2217</text:p>
          </table:table-cell>
          <table:table-cell/>
          <table:table-cell office:value-type="float" office:value="0.174744" calcext:value-type="float">
            <text:p>0.174744</text:p>
          </table:table-cell>
          <table:table-cell table:formula="of:=[.U178]-[.U$1]" office:value-type="float" office:value="0.000176999999999983" calcext:value-type="float">
            <text:p>0.000177</text:p>
          </table:table-cell>
          <table:table-cell table:formula="of:=[.V178]*([.H$4]^(-[.G$1]))" office:value-type="float" office:value="1.81122859633676" calcext:value-type="float">
            <text:p>1.81122859633676</text:p>
          </table:table-cell>
          <table:table-cell table:formula="of:=[.Y178]*([.H$4]^(-[.F$1]))" office:value-type="float" office:value="-0.000809624841801403" calcext:value-type="float">
            <text:p>-0.000809624841801</text:p>
          </table:table-cell>
          <table:table-cell office:value-type="float" office:value="-8.07521" calcext:value-type="float">
            <text:p>-8.07521</text:p>
          </table:table-cell>
          <table:table-cell table:number-columns-repeated="18"/>
        </table:table-row>
        <table:table-row table:style-name="ro1">
          <table:table-cell office:value-type="float" office:value="0.174745" calcext:value-type="float">
            <text:p>0.174745</text:p>
          </table:table-cell>
          <table:table-cell table:formula="of:=[.A179]-[.A$1]" office:value-type="float" office:value="0.000177999999999984" calcext:value-type="float">
            <text:p>0.000178</text:p>
          </table:table-cell>
          <table:table-cell table:formula="of:=[.B179]*([.H$1]^(-[.G$1]))" office:value-type="float" office:value="0.723469125914013" calcext:value-type="float">
            <text:p>0.723469125914013</text:p>
          </table:table-cell>
          <table:table-cell table:formula="of:=[.E179]*([.H$1]^(-[.F$1]))" office:value-type="float" office:value="0.0039317833696635" calcext:value-type="float">
            <text:p>0.003931783369664</text:p>
          </table:table-cell>
          <table:table-cell office:value-type="float" office:value="15.6161" calcext:value-type="float">
            <text:p>15.6161</text:p>
          </table:table-cell>
          <table:table-cell table:number-columns-repeated="3"/>
          <table:table-cell office:value-type="float" office:value="0.174745" calcext:value-type="float">
            <text:p>0.174745</text:p>
          </table:table-cell>
          <table:table-cell table:formula="of:=[.I179]-[.I$1]" office:value-type="float" office:value="0.000177999999999984" calcext:value-type="float">
            <text:p>0.000178</text:p>
          </table:table-cell>
          <table:table-cell table:formula="of:=[.J179]*([.H$2]^(-[.G$1]))" office:value-type="float" office:value="0.95528515862602" calcext:value-type="float">
            <text:p>0.95528515862602</text:p>
          </table:table-cell>
          <table:table-cell table:formula="of:=[.M179]*([.H$2]^(-[.F$1]))" office:value-type="float" office:value="0.000515655580530432" calcext:value-type="float">
            <text:p>0.00051565558053</text:p>
          </table:table-cell>
          <table:table-cell office:value-type="float" office:value="2.70222" calcext:value-type="float">
            <text:p>2.70222</text:p>
          </table:table-cell>
          <table:table-cell/>
          <table:table-cell office:value-type="float" office:value="0.174745" calcext:value-type="float">
            <text:p>0.174745</text:p>
          </table:table-cell>
          <table:table-cell table:formula="of:=[.O179]-[.O$1]" office:value-type="float" office:value="0.000177999999999984" calcext:value-type="float">
            <text:p>0.000178</text:p>
          </table:table-cell>
          <table:table-cell table:formula="of:=[.P179]*([.H$3]^(-[.G$1]))" office:value-type="float" office:value="1.37945320974562" calcext:value-type="float">
            <text:p>1.37945320974562</text:p>
          </table:table-cell>
          <table:table-cell table:formula="of:=[.S179]*([.H$3]^(-[.F$1]))" office:value-type="float" office:value="-0.00425912799570181" calcext:value-type="float">
            <text:p>-0.004259127995702</text:p>
          </table:table-cell>
          <table:table-cell office:value-type="float" office:value="-32.1968" calcext:value-type="float">
            <text:p>-32.1968</text:p>
          </table:table-cell>
          <table:table-cell/>
          <table:table-cell office:value-type="float" office:value="0.174745" calcext:value-type="float">
            <text:p>0.174745</text:p>
          </table:table-cell>
          <table:table-cell table:formula="of:=[.U179]-[.U$1]" office:value-type="float" office:value="0.000177999999999984" calcext:value-type="float">
            <text:p>0.000178</text:p>
          </table:table-cell>
          <table:table-cell table:formula="of:=[.V179]*([.H$4]^(-[.G$1]))" office:value-type="float" office:value="1.82146152625958" calcext:value-type="float">
            <text:p>1.82146152625958</text:p>
          </table:table-cell>
          <table:table-cell table:formula="of:=[.Y179]*([.H$4]^(-[.F$1]))" office:value-type="float" office:value="-0.000724944797395689" calcext:value-type="float">
            <text:p>-0.000724944797396</text:p>
          </table:table-cell>
          <table:table-cell office:value-type="float" office:value="-7.23061" calcext:value-type="float">
            <text:p>-7.23061</text:p>
          </table:table-cell>
          <table:table-cell table:number-columns-repeated="18"/>
        </table:table-row>
        <table:table-row table:style-name="ro1">
          <table:table-cell office:value-type="float" office:value="0.174746" calcext:value-type="float">
            <text:p>0.174746</text:p>
          </table:table-cell>
          <table:table-cell table:formula="of:=[.A180]-[.A$1]" office:value-type="float" office:value="0.000178999999999985" calcext:value-type="float">
            <text:p>0.000179</text:p>
          </table:table-cell>
          <table:table-cell table:formula="of:=[.B180]*([.H$1]^(-[.G$1]))" office:value-type="float" office:value="0.727533559205669" calcext:value-type="float">
            <text:p>0.727533559205669</text:p>
          </table:table-cell>
          <table:table-cell table:formula="of:=[.E180]*([.H$1]^(-[.F$1]))" office:value-type="float" office:value="0.00389376495989287" calcext:value-type="float">
            <text:p>0.003893764959893</text:p>
          </table:table-cell>
          <table:table-cell office:value-type="float" office:value="15.4651" calcext:value-type="float">
            <text:p>15.4651</text:p>
          </table:table-cell>
          <table:table-cell table:number-columns-repeated="3"/>
          <table:table-cell office:value-type="float" office:value="0.174746" calcext:value-type="float">
            <text:p>0.174746</text:p>
          </table:table-cell>
          <table:table-cell table:formula="of:=[.I180]-[.I$1]" office:value-type="float" office:value="0.000178999999999985" calcext:value-type="float">
            <text:p>0.000179</text:p>
          </table:table-cell>
          <table:table-cell table:formula="of:=[.J180]*([.H$2]^(-[.G$1]))" office:value-type="float" office:value="0.960651929180104" calcext:value-type="float">
            <text:p>0.960651929180104</text:p>
          </table:table-cell>
          <table:table-cell table:formula="of:=[.M180]*([.H$2]^(-[.F$1]))" office:value-type="float" office:value="0.000418679387078471" calcext:value-type="float">
            <text:p>0.000418679387078</text:p>
          </table:table-cell>
          <table:table-cell office:value-type="float" office:value="2.19403" calcext:value-type="float">
            <text:p>2.19403</text:p>
          </table:table-cell>
          <table:table-cell/>
          <table:table-cell office:value-type="float" office:value="0.174746" calcext:value-type="float">
            <text:p>0.174746</text:p>
          </table:table-cell>
          <table:table-cell table:formula="of:=[.O180]-[.O$1]" office:value-type="float" office:value="0.000178999999999985" calcext:value-type="float">
            <text:p>0.000179</text:p>
          </table:table-cell>
          <table:table-cell table:formula="of:=[.P180]*([.H$3]^(-[.G$1]))" office:value-type="float" office:value="1.38720294687903" calcext:value-type="float">
            <text:p>1.38720294687903</text:p>
          </table:table-cell>
          <table:table-cell table:formula="of:=[.S180]*([.H$3]^(-[.F$1]))" office:value-type="float" office:value="-0.00425201110563296" calcext:value-type="float">
            <text:p>-0.004252011105633</text:p>
          </table:table-cell>
          <table:table-cell office:value-type="float" office:value="-32.143" calcext:value-type="float">
            <text:p>-32.143</text:p>
          </table:table-cell>
          <table:table-cell/>
          <table:table-cell office:value-type="float" office:value="0.174746" calcext:value-type="float">
            <text:p>0.174746</text:p>
          </table:table-cell>
          <table:table-cell table:formula="of:=[.U180]-[.U$1]" office:value-type="float" office:value="0.000178999999999985" calcext:value-type="float">
            <text:p>0.000179</text:p>
          </table:table-cell>
          <table:table-cell table:formula="of:=[.V180]*([.H$4]^(-[.G$1]))" office:value-type="float" office:value="1.83169445618239" calcext:value-type="float">
            <text:p>1.83169445618239</text:p>
          </table:table-cell>
          <table:table-cell table:formula="of:=[.Y180]*([.H$4]^(-[.F$1]))" office:value-type="float" office:value="-0.000643062021802335" calcext:value-type="float">
            <text:p>-0.000643062021802</text:p>
          </table:table-cell>
          <table:table-cell office:value-type="float" office:value="-6.41391" calcext:value-type="float">
            <text:p>-6.41391</text:p>
          </table:table-cell>
          <table:table-cell table:number-columns-repeated="18"/>
        </table:table-row>
        <table:table-row table:style-name="ro1">
          <table:table-cell office:value-type="float" office:value="0.174747" calcext:value-type="float">
            <text:p>0.174747</text:p>
          </table:table-cell>
          <table:table-cell table:formula="of:=[.A181]-[.A$1]" office:value-type="float" office:value="0.000179999999999986" calcext:value-type="float">
            <text:p>0.00018</text:p>
          </table:table-cell>
          <table:table-cell table:formula="of:=[.B181]*([.H$1]^(-[.G$1]))" office:value-type="float" office:value="0.731597992497325" calcext:value-type="float">
            <text:p>0.731597992497325</text:p>
          </table:table-cell>
          <table:table-cell table:formula="of:=[.E181]*([.H$1]^(-[.F$1]))" office:value-type="float" office:value="0.00385471426217482" calcext:value-type="float">
            <text:p>0.003854714262175</text:p>
          </table:table-cell>
          <table:table-cell office:value-type="float" office:value="15.31" calcext:value-type="float">
            <text:p>15.31</text:p>
          </table:table-cell>
          <table:table-cell table:number-columns-repeated="3"/>
          <table:table-cell office:value-type="float" office:value="0.174747" calcext:value-type="float">
            <text:p>0.174747</text:p>
          </table:table-cell>
          <table:table-cell table:formula="of:=[.I181]-[.I$1]" office:value-type="float" office:value="0.000179999999999986" calcext:value-type="float">
            <text:p>0.00018</text:p>
          </table:table-cell>
          <table:table-cell table:formula="of:=[.J181]*([.H$2]^(-[.G$1]))" office:value-type="float" office:value="0.966018699734189" calcext:value-type="float">
            <text:p>0.966018699734189</text:p>
          </table:table-cell>
          <table:table-cell table:formula="of:=[.M181]*([.H$2]^(-[.F$1]))" office:value-type="float" office:value="0.000321577248039861" calcext:value-type="float">
            <text:p>0.00032157724804</text:p>
          </table:table-cell>
          <table:table-cell office:value-type="float" office:value="1.68518" calcext:value-type="float">
            <text:p>1.68518</text:p>
          </table:table-cell>
          <table:table-cell/>
          <table:table-cell office:value-type="float" office:value="0.174747" calcext:value-type="float">
            <text:p>0.174747</text:p>
          </table:table-cell>
          <table:table-cell table:formula="of:=[.O181]-[.O$1]" office:value-type="float" office:value="0.000179999999999986" calcext:value-type="float">
            <text:p>0.00018</text:p>
          </table:table-cell>
          <table:table-cell table:formula="of:=[.P181]*([.H$3]^(-[.G$1]))" office:value-type="float" office:value="1.39495268401245" calcext:value-type="float">
            <text:p>1.39495268401245</text:p>
          </table:table-cell>
          <table:table-cell table:formula="of:=[.S181]*([.H$3]^(-[.F$1]))" office:value-type="float" office:value="-0.00424112411580644" calcext:value-type="float">
            <text:p>-0.004241124115806</text:p>
          </table:table-cell>
          <table:table-cell office:value-type="float" office:value="-32.0607" calcext:value-type="float">
            <text:p>-32.0607</text:p>
          </table:table-cell>
          <table:table-cell/>
          <table:table-cell office:value-type="float" office:value="0.174747" calcext:value-type="float">
            <text:p>0.174747</text:p>
          </table:table-cell>
          <table:table-cell table:formula="of:=[.U181]-[.U$1]" office:value-type="float" office:value="0.000179999999999986" calcext:value-type="float">
            <text:p>0.00018</text:p>
          </table:table-cell>
          <table:table-cell table:formula="of:=[.V181]*([.H$4]^(-[.G$1]))" office:value-type="float" office:value="1.84192738610521" calcext:value-type="float">
            <text:p>1.84192738610521</text:p>
          </table:table-cell>
          <table:table-cell table:formula="of:=[.Y181]*([.H$4]^(-[.F$1]))" office:value-type="float" office:value="-0.000564195082978723" calcext:value-type="float">
            <text:p>-0.000564195082979</text:p>
          </table:table-cell>
          <table:table-cell office:value-type="float" office:value="-5.62729" calcext:value-type="float">
            <text:p>-5.62729</text:p>
          </table:table-cell>
          <table:table-cell table:number-columns-repeated="18"/>
        </table:table-row>
        <table:table-row table:style-name="ro1">
          <table:table-cell office:value-type="float" office:value="0.174748" calcext:value-type="float">
            <text:p>0.174748</text:p>
          </table:table-cell>
          <table:table-cell table:formula="of:=[.A182]-[.A$1]" office:value-type="float" office:value="0.000180999999999987" calcext:value-type="float">
            <text:p>0.000181</text:p>
          </table:table-cell>
          <table:table-cell table:formula="of:=[.B182]*([.H$1]^(-[.G$1]))" office:value-type="float" office:value="0.735662425788982" calcext:value-type="float">
            <text:p>0.735662425788982</text:p>
          </table:table-cell>
          <table:table-cell table:formula="of:=[.E182]*([.H$1]^(-[.F$1]))" office:value-type="float" office:value="0.00381468163201899" calcext:value-type="float">
            <text:p>0.003814681632019</text:p>
          </table:table-cell>
          <table:table-cell office:value-type="float" office:value="15.151" calcext:value-type="float">
            <text:p>15.151</text:p>
          </table:table-cell>
          <table:table-cell table:number-columns-repeated="3"/>
          <table:table-cell office:value-type="float" office:value="0.174748" calcext:value-type="float">
            <text:p>0.174748</text:p>
          </table:table-cell>
          <table:table-cell table:formula="of:=[.I182]-[.I$1]" office:value-type="float" office:value="0.000180999999999987" calcext:value-type="float">
            <text:p>0.000181</text:p>
          </table:table-cell>
          <table:table-cell table:formula="of:=[.J182]*([.H$2]^(-[.G$1]))" office:value-type="float" office:value="0.971385470288274" calcext:value-type="float">
            <text:p>0.971385470288274</text:p>
          </table:table-cell>
          <table:table-cell table:formula="of:=[.M182]*([.H$2]^(-[.F$1]))" office:value-type="float" office:value="0.000224398778342678" calcext:value-type="float">
            <text:p>0.000224398778343</text:p>
          </table:table-cell>
          <table:table-cell office:value-type="float" office:value="1.17593" calcext:value-type="float">
            <text:p>1.17593</text:p>
          </table:table-cell>
          <table:table-cell/>
          <table:table-cell office:value-type="float" office:value="0.174748" calcext:value-type="float">
            <text:p>0.174748</text:p>
          </table:table-cell>
          <table:table-cell table:formula="of:=[.O182]-[.O$1]" office:value-type="float" office:value="0.000180999999999987" calcext:value-type="float">
            <text:p>0.000181</text:p>
          </table:table-cell>
          <table:table-cell table:formula="of:=[.P182]*([.H$3]^(-[.G$1]))" office:value-type="float" office:value="1.40270242114586" calcext:value-type="float">
            <text:p>1.40270242114586</text:p>
          </table:table-cell>
          <table:table-cell table:formula="of:=[.S182]*([.H$3]^(-[.F$1]))" office:value-type="float" office:value="-0.00422649348306268" calcext:value-type="float">
            <text:p>-0.004226493483063</text:p>
          </table:table-cell>
          <table:table-cell office:value-type="float" office:value="-31.9501" calcext:value-type="float">
            <text:p>-31.9501</text:p>
          </table:table-cell>
          <table:table-cell/>
          <table:table-cell office:value-type="float" office:value="0.174748" calcext:value-type="float">
            <text:p>0.174748</text:p>
          </table:table-cell>
          <table:table-cell table:formula="of:=[.U182]-[.U$1]" office:value-type="float" office:value="0.000180999999999987" calcext:value-type="float">
            <text:p>0.000181</text:p>
          </table:table-cell>
          <table:table-cell table:formula="of:=[.V182]*([.H$4]^(-[.G$1]))" office:value-type="float" office:value="1.85216031602803" calcext:value-type="float">
            <text:p>1.85216031602803</text:p>
          </table:table-cell>
          <table:table-cell table:formula="of:=[.Y182]*([.H$4]^(-[.F$1]))" office:value-type="float" office:value="-0.000488574580145944" calcext:value-type="float">
            <text:p>-0.000488574580146</text:p>
          </table:table-cell>
          <table:table-cell office:value-type="float" office:value="-4.87305" calcext:value-type="float">
            <text:p>-4.87305</text:p>
          </table:table-cell>
          <table:table-cell table:number-columns-repeated="18"/>
        </table:table-row>
        <table:table-row table:style-name="ro1">
          <table:table-cell office:value-type="float" office:value="0.174749" calcext:value-type="float">
            <text:p>0.174749</text:p>
          </table:table-cell>
          <table:table-cell table:formula="of:=[.A183]-[.A$1]" office:value-type="float" office:value="0.000181999999999988" calcext:value-type="float">
            <text:p>0.000182</text:p>
          </table:table-cell>
          <table:table-cell table:formula="of:=[.B183]*([.H$1]^(-[.G$1]))" office:value-type="float" office:value="0.739726859080638" calcext:value-type="float">
            <text:p>0.739726859080638</text:p>
          </table:table-cell>
          <table:table-cell table:formula="of:=[.E183]*([.H$1]^(-[.F$1]))" office:value-type="float" office:value="0.00377364189167056" calcext:value-type="float">
            <text:p>0.003773641891671</text:p>
          </table:table-cell>
          <table:table-cell office:value-type="float" office:value="14.988" calcext:value-type="float">
            <text:p>14.988</text:p>
          </table:table-cell>
          <table:table-cell table:number-columns-repeated="3"/>
          <table:table-cell office:value-type="float" office:value="0.174749" calcext:value-type="float">
            <text:p>0.174749</text:p>
          </table:table-cell>
          <table:table-cell table:formula="of:=[.I183]-[.I$1]" office:value-type="float" office:value="0.000181999999999988" calcext:value-type="float">
            <text:p>0.000182</text:p>
          </table:table-cell>
          <table:table-cell table:formula="of:=[.J183]*([.H$2]^(-[.G$1]))" office:value-type="float" office:value="0.976752240842358" calcext:value-type="float">
            <text:p>0.976752240842358</text:p>
          </table:table-cell>
          <table:table-cell table:formula="of:=[.M183]*([.H$2]^(-[.F$1]))" office:value-type="float" office:value="0.000127194928701519" calcext:value-type="float">
            <text:p>0.000127194928702</text:p>
          </table:table-cell>
          <table:table-cell office:value-type="float" office:value="0.666547" calcext:value-type="float">
            <text:p>0.666547</text:p>
          </table:table-cell>
          <table:table-cell/>
          <table:table-cell office:value-type="float" office:value="0.174749" calcext:value-type="float">
            <text:p>0.174749</text:p>
          </table:table-cell>
          <table:table-cell table:formula="of:=[.O183]-[.O$1]" office:value-type="float" office:value="0.000181999999999988" calcext:value-type="float">
            <text:p>0.000182</text:p>
          </table:table-cell>
          <table:table-cell table:formula="of:=[.P183]*([.H$3]^(-[.G$1]))" office:value-type="float" office:value="1.41045215827927" calcext:value-type="float">
            <text:p>1.41045215827927</text:p>
          </table:table-cell>
          <table:table-cell table:formula="of:=[.S183]*([.H$3]^(-[.F$1]))" office:value-type="float" office:value="-0.00420813243582185" calcext:value-type="float">
            <text:p>-0.004208132435822</text:p>
          </table:table-cell>
          <table:table-cell office:value-type="float" office:value="-31.8113" calcext:value-type="float">
            <text:p>-31.8113</text:p>
          </table:table-cell>
          <table:table-cell/>
          <table:table-cell office:value-type="float" office:value="0.174749" calcext:value-type="float">
            <text:p>0.174749</text:p>
          </table:table-cell>
          <table:table-cell table:formula="of:=[.U183]-[.U$1]" office:value-type="float" office:value="0.000181999999999988" calcext:value-type="float">
            <text:p>0.000182</text:p>
          </table:table-cell>
          <table:table-cell table:formula="of:=[.V183]*([.H$4]^(-[.G$1]))" office:value-type="float" office:value="1.86239324595085" calcext:value-type="float">
            <text:p>1.86239324595085</text:p>
          </table:table-cell>
          <table:table-cell table:formula="of:=[.Y183]*([.H$4]^(-[.F$1]))" office:value-type="float" office:value="-0.00041645016202596" calcext:value-type="float">
            <text:p>-0.000416450162026</text:p>
          </table:table-cell>
          <table:table-cell office:value-type="float" office:value="-4.15368" calcext:value-type="float">
            <text:p>-4.15368</text:p>
          </table:table-cell>
          <table:table-cell table:number-columns-repeated="18"/>
        </table:table-row>
        <table:table-row table:style-name="ro1">
          <table:table-cell office:value-type="float" office:value="0.17475" calcext:value-type="float">
            <text:p>0.17475</text:p>
          </table:table-cell>
          <table:table-cell table:formula="of:=[.A184]-[.A$1]" office:value-type="float" office:value="0.000183000000000016" calcext:value-type="float">
            <text:p>0.000183</text:p>
          </table:table-cell>
          <table:table-cell table:formula="of:=[.B184]*([.H$1]^(-[.G$1]))" office:value-type="float" office:value="0.743791292372407" calcext:value-type="float">
            <text:p>0.743791292372407</text:p>
          </table:table-cell>
          <table:table-cell table:formula="of:=[.E184]*([.H$1]^(-[.F$1]))" office:value-type="float" office:value="0.00373162021888434" calcext:value-type="float">
            <text:p>0.003731620218884</text:p>
          </table:table-cell>
          <table:table-cell office:value-type="float" office:value="14.8211" calcext:value-type="float">
            <text:p>14.8211</text:p>
          </table:table-cell>
          <table:table-cell table:number-columns-repeated="3"/>
          <table:table-cell office:value-type="float" office:value="0.17475" calcext:value-type="float">
            <text:p>0.17475</text:p>
          </table:table-cell>
          <table:table-cell table:formula="of:=[.I184]-[.I$1]" office:value-type="float" office:value="0.000183000000000016" calcext:value-type="float">
            <text:p>0.000183</text:p>
          </table:table-cell>
          <table:table-cell table:formula="of:=[.J184]*([.H$2]^(-[.G$1]))" office:value-type="float" office:value="0.982119011396592" calcext:value-type="float">
            <text:p>0.982119011396592</text:p>
          </table:table-cell>
          <table:table-cell table:formula="of:=[.M184]*([.H$2]^(-[.F$1]))" office:value-type="float" office:value="0.0000300139782579318" calcext:value-type="float">
            <text:p>3.00139782579318E-05</text:p>
          </table:table-cell>
          <table:table-cell office:value-type="float" office:value="0.157284" calcext:value-type="float">
            <text:p>0.157284</text:p>
          </table:table-cell>
          <table:table-cell/>
          <table:table-cell office:value-type="float" office:value="0.17475" calcext:value-type="float">
            <text:p>0.17475</text:p>
          </table:table-cell>
          <table:table-cell table:formula="of:=[.O184]-[.O$1]" office:value-type="float" office:value="0.000183000000000016" calcext:value-type="float">
            <text:p>0.000183</text:p>
          </table:table-cell>
          <table:table-cell table:formula="of:=[.P184]*([.H$3]^(-[.G$1]))" office:value-type="float" office:value="1.41820189541289" calcext:value-type="float">
            <text:p>1.41820189541289</text:p>
          </table:table-cell>
          <table:table-cell table:formula="of:=[.S184]*([.H$3]^(-[.F$1]))" office:value-type="float" office:value="-0.00418606743092437" calcext:value-type="float">
            <text:p>-0.004186067430924</text:p>
          </table:table-cell>
          <table:table-cell office:value-type="float" office:value="-31.6445" calcext:value-type="float">
            <text:p>-31.6445</text:p>
          </table:table-cell>
          <table:table-cell/>
          <table:table-cell office:value-type="float" office:value="0.17475" calcext:value-type="float">
            <text:p>0.17475</text:p>
          </table:table-cell>
          <table:table-cell table:formula="of:=[.U184]-[.U$1]" office:value-type="float" office:value="0.000183000000000016" calcext:value-type="float">
            <text:p>0.000183</text:p>
          </table:table-cell>
          <table:table-cell table:formula="of:=[.V184]*([.H$4]^(-[.G$1]))" office:value-type="float" office:value="1.87262617587395" calcext:value-type="float">
            <text:p>1.87262617587395</text:p>
          </table:table-cell>
          <table:table-cell table:formula="of:=[.Y184]*([.H$4]^(-[.F$1]))" office:value-type="float" office:value="-0.000348093534657535" calcext:value-type="float">
            <text:p>-0.000348093534658</text:p>
          </table:table-cell>
          <table:table-cell office:value-type="float" office:value="-3.47189" calcext:value-type="float">
            <text:p>-3.47189</text:p>
          </table:table-cell>
          <table:table-cell table:number-columns-repeated="18"/>
        </table:table-row>
        <table:table-row table:style-name="ro1">
          <table:table-cell office:value-type="float" office:value="0.174751" calcext:value-type="float">
            <text:p>0.174751</text:p>
          </table:table-cell>
          <table:table-cell table:formula="of:=[.A185]-[.A$1]" office:value-type="float" office:value="0.00018399999999999" calcext:value-type="float">
            <text:p>0.000184</text:p>
          </table:table-cell>
          <table:table-cell table:formula="of:=[.B185]*([.H$1]^(-[.G$1]))" office:value-type="float" office:value="0.74785572566395" calcext:value-type="float">
            <text:p>0.74785572566395</text:p>
          </table:table-cell>
          <table:table-cell table:formula="of:=[.E185]*([.H$1]^(-[.F$1]))" office:value-type="float" office:value="0.00368861661366034" calcext:value-type="float">
            <text:p>0.00368861661366</text:p>
          </table:table-cell>
          <table:table-cell office:value-type="float" office:value="14.6503" calcext:value-type="float">
            <text:p>14.6503</text:p>
          </table:table-cell>
          <table:table-cell table:number-columns-repeated="3"/>
          <table:table-cell office:value-type="float" office:value="0.174751" calcext:value-type="float">
            <text:p>0.174751</text:p>
          </table:table-cell>
          <table:table-cell table:formula="of:=[.I185]-[.I$1]" office:value-type="float" office:value="0.00018399999999999" calcext:value-type="float">
            <text:p>0.000184</text:p>
          </table:table-cell>
          <table:table-cell table:formula="of:=[.J185]*([.H$2]^(-[.G$1]))" office:value-type="float" office:value="0.987485781950528" calcext:value-type="float">
            <text:p>0.987485781950528</text:p>
          </table:table-cell>
          <table:table-cell table:formula="of:=[.M185]*([.H$2]^(-[.F$1]))" office:value-type="float" office:value="-0.0000670942672333633" calcext:value-type="float">
            <text:p>-6.70942672333633E-05</text:p>
          </table:table-cell>
          <table:table-cell office:value-type="float" office:value="-0.351598" calcext:value-type="float">
            <text:p>-0.351598</text:p>
          </table:table-cell>
          <table:table-cell/>
          <table:table-cell office:value-type="float" office:value="0.174751" calcext:value-type="float">
            <text:p>0.174751</text:p>
          </table:table-cell>
          <table:table-cell table:formula="of:=[.O185]-[.O$1]" office:value-type="float" office:value="0.00018399999999999" calcext:value-type="float">
            <text:p>0.000184</text:p>
          </table:table-cell>
          <table:table-cell table:formula="of:=[.P185]*([.H$3]^(-[.G$1]))" office:value-type="float" office:value="1.42595163254609" calcext:value-type="float">
            <text:p>1.42595163254609</text:p>
          </table:table-cell>
          <table:table-cell table:formula="of:=[.S185]*([.H$3]^(-[.F$1]))" office:value-type="float" office:value="-0.00416031169679045" calcext:value-type="float">
            <text:p>-0.00416031169679</text:p>
          </table:table-cell>
          <table:table-cell office:value-type="float" office:value="-31.4498" calcext:value-type="float">
            <text:p>-31.4498</text:p>
          </table:table-cell>
          <table:table-cell/>
          <table:table-cell office:value-type="float" office:value="0.174751" calcext:value-type="float">
            <text:p>0.174751</text:p>
          </table:table-cell>
          <table:table-cell table:formula="of:=[.U185]-[.U$1]" office:value-type="float" office:value="0.00018399999999999" calcext:value-type="float">
            <text:p>0.000184</text:p>
          </table:table-cell>
          <table:table-cell table:formula="of:=[.V185]*([.H$4]^(-[.G$1]))" office:value-type="float" office:value="1.88285910579648" calcext:value-type="float">
            <text:p>1.88285910579648</text:p>
          </table:table-cell>
          <table:table-cell table:formula="of:=[.Y185]*([.H$4]^(-[.F$1]))" office:value-type="float" office:value="-0.000283810492659941" calcext:value-type="float">
            <text:p>-0.00028381049266</text:p>
          </table:table-cell>
          <table:table-cell office:value-type="float" office:value="-2.83073" calcext:value-type="float">
            <text:p>-2.83073</text:p>
          </table:table-cell>
          <table:table-cell table:number-columns-repeated="18"/>
        </table:table-row>
        <table:table-row table:style-name="ro1">
          <table:table-cell office:value-type="float" office:value="0.174752" calcext:value-type="float">
            <text:p>0.174752</text:p>
          </table:table-cell>
          <table:table-cell table:formula="of:=[.A186]-[.A$1]" office:value-type="float" office:value="0.000184999999999991" calcext:value-type="float">
            <text:p>0.000185</text:p>
          </table:table-cell>
          <table:table-cell table:formula="of:=[.B186]*([.H$1]^(-[.G$1]))" office:value-type="float" office:value="0.751920158955606" calcext:value-type="float">
            <text:p>0.751920158955606</text:p>
          </table:table-cell>
          <table:table-cell table:formula="of:=[.E186]*([.H$1]^(-[.F$1]))" office:value-type="float" office:value="0.00364463107599855" calcext:value-type="float">
            <text:p>0.003644631075999</text:p>
          </table:table-cell>
          <table:table-cell office:value-type="float" office:value="14.4756" calcext:value-type="float">
            <text:p>14.4756</text:p>
          </table:table-cell>
          <table:table-cell table:number-columns-repeated="3"/>
          <table:table-cell office:value-type="float" office:value="0.174752" calcext:value-type="float">
            <text:p>0.174752</text:p>
          </table:table-cell>
          <table:table-cell table:formula="of:=[.I186]-[.I$1]" office:value-type="float" office:value="0.000184999999999991" calcext:value-type="float">
            <text:p>0.000185</text:p>
          </table:table-cell>
          <table:table-cell table:formula="of:=[.J186]*([.H$2]^(-[.G$1]))" office:value-type="float" office:value="0.992852552504612" calcext:value-type="float">
            <text:p>0.992852552504612</text:p>
          </table:table-cell>
          <table:table-cell table:formula="of:=[.M186]*([.H$2]^(-[.F$1]))" office:value-type="float" office:value="-0.000164080192844293" calcext:value-type="float">
            <text:p>-0.000164080192844</text:p>
          </table:table-cell>
          <table:table-cell office:value-type="float" office:value="-0.859839" calcext:value-type="float">
            <text:p>-0.859839</text:p>
          </table:table-cell>
          <table:table-cell/>
          <table:table-cell office:value-type="float" office:value="0.174752" calcext:value-type="float">
            <text:p>0.174752</text:p>
          </table:table-cell>
          <table:table-cell table:formula="of:=[.O186]-[.O$1]" office:value-type="float" office:value="0.000184999999999991" calcext:value-type="float">
            <text:p>0.000185</text:p>
          </table:table-cell>
          <table:table-cell table:formula="of:=[.P186]*([.H$3]^(-[.G$1]))" office:value-type="float" office:value="1.4337013696795" calcext:value-type="float">
            <text:p>1.4337013696795</text:p>
          </table:table-cell>
          <table:table-cell table:formula="of:=[.S186]*([.H$3]^(-[.F$1]))" office:value-type="float" office:value="-0.00413087846184028" calcext:value-type="float">
            <text:p>-0.00413087846184</text:p>
          </table:table-cell>
          <table:table-cell office:value-type="float" office:value="-31.2273" calcext:value-type="float">
            <text:p>-31.2273</text:p>
          </table:table-cell>
          <table:table-cell/>
          <table:table-cell office:value-type="float" office:value="0.174752" calcext:value-type="float">
            <text:p>0.174752</text:p>
          </table:table-cell>
          <table:table-cell table:formula="of:=[.U186]-[.U$1]" office:value-type="float" office:value="0.000184999999999991" calcext:value-type="float">
            <text:p>0.000185</text:p>
          </table:table-cell>
          <table:table-cell table:formula="of:=[.V186]*([.H$4]^(-[.G$1]))" office:value-type="float" office:value="1.8930920357193" calcext:value-type="float">
            <text:p>1.8930920357193</text:p>
          </table:table-cell>
          <table:table-cell table:formula="of:=[.Y186]*([.H$4]^(-[.F$1]))" office:value-type="float" office:value="-0.000223953953101979" calcext:value-type="float">
            <text:p>-0.000223953953102</text:p>
          </table:table-cell>
          <table:table-cell office:value-type="float" office:value="-2.23372" calcext:value-type="float">
            <text:p>-2.23372</text:p>
          </table:table-cell>
          <table:table-cell table:number-columns-repeated="18"/>
        </table:table-row>
        <table:table-row table:style-name="ro1">
          <table:table-cell office:value-type="float" office:value="0.174753" calcext:value-type="float">
            <text:p>0.174753</text:p>
          </table:table-cell>
          <table:table-cell table:formula="of:=[.A187]-[.A$1]" office:value-type="float" office:value="0.000185999999999992" calcext:value-type="float">
            <text:p>0.000186</text:p>
          </table:table-cell>
          <table:table-cell table:formula="of:=[.B187]*([.H$1]^(-[.G$1]))" office:value-type="float" office:value="0.755984592247263" calcext:value-type="float">
            <text:p>0.755984592247263</text:p>
          </table:table-cell>
          <table:table-cell table:formula="of:=[.E187]*([.H$1]^(-[.F$1]))" office:value-type="float" office:value="0.0035996887836538" calcext:value-type="float">
            <text:p>0.003599688783654</text:p>
          </table:table-cell>
          <table:table-cell office:value-type="float" office:value="14.2971" calcext:value-type="float">
            <text:p>14.2971</text:p>
          </table:table-cell>
          <table:table-cell table:number-columns-repeated="3"/>
          <table:table-cell office:value-type="float" office:value="0.174753" calcext:value-type="float">
            <text:p>0.174753</text:p>
          </table:table-cell>
          <table:table-cell table:formula="of:=[.I187]-[.I$1]" office:value-type="float" office:value="0.000185999999999992" calcext:value-type="float">
            <text:p>0.000186</text:p>
          </table:table-cell>
          <table:table-cell table:formula="of:=[.J187]*([.H$2]^(-[.G$1]))" office:value-type="float" office:value="0.998219323058697" calcext:value-type="float">
            <text:p>0.998219323058697</text:p>
          </table:table-cell>
          <table:table-cell table:formula="of:=[.M187]*([.H$2]^(-[.F$1]))" office:value-type="float" office:value="-0.000260894374473432" calcext:value-type="float">
            <text:p>-0.000260894374473</text:p>
          </table:table-cell>
          <table:table-cell office:value-type="float" office:value="-1.36718" calcext:value-type="float">
            <text:p>-1.36718</text:p>
          </table:table-cell>
          <table:table-cell/>
          <table:table-cell office:value-type="float" office:value="0.174753" calcext:value-type="float">
            <text:p>0.174753</text:p>
          </table:table-cell>
          <table:table-cell table:formula="of:=[.O187]-[.O$1]" office:value-type="float" office:value="0.000185999999999992" calcext:value-type="float">
            <text:p>0.000186</text:p>
          </table:table-cell>
          <table:table-cell table:formula="of:=[.P187]*([.H$3]^(-[.G$1]))" office:value-type="float" office:value="1.44145110681291" calcext:value-type="float">
            <text:p>1.44145110681291</text:p>
          </table:table-cell>
          <table:table-cell table:formula="of:=[.S187]*([.H$3]^(-[.F$1]))" office:value-type="float" office:value="-0.00409772804081326" calcext:value-type="float">
            <text:p>-0.004097728040813</text:p>
          </table:table-cell>
          <table:table-cell office:value-type="float" office:value="-30.9767" calcext:value-type="float">
            <text:p>-30.9767</text:p>
          </table:table-cell>
          <table:table-cell/>
          <table:table-cell office:value-type="float" office:value="0.174753" calcext:value-type="float">
            <text:p>0.174753</text:p>
          </table:table-cell>
          <table:table-cell table:formula="of:=[.U187]-[.U$1]" office:value-type="float" office:value="0.000185999999999992" calcext:value-type="float">
            <text:p>0.000186</text:p>
          </table:table-cell>
          <table:table-cell table:formula="of:=[.V187]*([.H$4]^(-[.G$1]))" office:value-type="float" office:value="1.90332496564212" calcext:value-type="float">
            <text:p>1.90332496564212</text:p>
          </table:table-cell>
          <table:table-cell table:formula="of:=[.Y187]*([.H$4]^(-[.F$1]))" office:value-type="float" office:value="-0.000168947015424083" calcext:value-type="float">
            <text:p>-0.000168947015424</text:p>
          </table:table-cell>
          <table:table-cell office:value-type="float" office:value="-1.68508" calcext:value-type="float">
            <text:p>-1.68508</text:p>
          </table:table-cell>
          <table:table-cell table:number-columns-repeated="18"/>
        </table:table-row>
        <table:table-row table:style-name="ro1">
          <table:table-cell office:value-type="float" office:value="0.174754" calcext:value-type="float">
            <text:p>0.174754</text:p>
          </table:table-cell>
          <table:table-cell table:formula="of:=[.A188]-[.A$1]" office:value-type="float" office:value="0.000186999999999993" calcext:value-type="float">
            <text:p>0.000187</text:p>
          </table:table-cell>
          <table:table-cell table:formula="of:=[.B188]*([.H$1]^(-[.G$1]))" office:value-type="float" office:value="0.760049025538919" calcext:value-type="float">
            <text:p>0.760049025538919</text:p>
          </table:table-cell>
          <table:table-cell table:formula="of:=[.E188]*([.H$1]^(-[.F$1]))" office:value-type="float" office:value="0.00355378973662607" calcext:value-type="float">
            <text:p>0.003553789736626</text:p>
          </table:table-cell>
          <table:table-cell office:value-type="float" office:value="14.1148" calcext:value-type="float">
            <text:p>14.1148</text:p>
          </table:table-cell>
          <table:table-cell table:number-columns-repeated="3"/>
          <table:table-cell office:value-type="float" office:value="0.174754" calcext:value-type="float">
            <text:p>0.174754</text:p>
          </table:table-cell>
          <table:table-cell table:formula="of:=[.I188]-[.I$1]" office:value-type="float" office:value="0.000186999999999993" calcext:value-type="float">
            <text:p>0.000187</text:p>
          </table:table-cell>
          <table:table-cell table:formula="of:=[.J188]*([.H$2]^(-[.G$1]))" office:value-type="float" office:value="1.00358609361278" calcext:value-type="float">
            <text:p>1.00358609361278</text:p>
          </table:table-cell>
          <table:table-cell table:formula="of:=[.M188]*([.H$2]^(-[.F$1]))" office:value-type="float" office:value="-0.000357487006366058" calcext:value-type="float">
            <text:p>-0.000357487006366</text:p>
          </table:table-cell>
          <table:table-cell office:value-type="float" office:value="-1.87336" calcext:value-type="float">
            <text:p>-1.87336</text:p>
          </table:table-cell>
          <table:table-cell/>
          <table:table-cell office:value-type="float" office:value="0.174754" calcext:value-type="float">
            <text:p>0.174754</text:p>
          </table:table-cell>
          <table:table-cell table:formula="of:=[.O188]-[.O$1]" office:value-type="float" office:value="0.000186999999999993" calcext:value-type="float">
            <text:p>0.000187</text:p>
          </table:table-cell>
          <table:table-cell table:formula="of:=[.P188]*([.H$3]^(-[.G$1]))" office:value-type="float" office:value="1.44920084394632" calcext:value-type="float">
            <text:p>1.44920084394632</text:p>
          </table:table-cell>
          <table:table-cell table:formula="of:=[.S188]*([.H$3]^(-[.F$1]))" office:value-type="float" office:value="-0.00406083397686897" calcext:value-type="float">
            <text:p>-0.004060833976869</text:p>
          </table:table-cell>
          <table:table-cell office:value-type="float" office:value="-30.6978" calcext:value-type="float">
            <text:p>-30.6978</text:p>
          </table:table-cell>
          <table:table-cell/>
          <table:table-cell office:value-type="float" office:value="0.174754" calcext:value-type="float">
            <text:p>0.174754</text:p>
          </table:table-cell>
          <table:table-cell table:formula="of:=[.U188]-[.U$1]" office:value-type="float" office:value="0.000186999999999993" calcext:value-type="float">
            <text:p>0.000187</text:p>
          </table:table-cell>
          <table:table-cell table:formula="of:=[.V188]*([.H$4]^(-[.G$1]))" office:value-type="float" office:value="1.91355789556494" calcext:value-type="float">
            <text:p>1.91355789556494</text:p>
          </table:table-cell>
          <table:table-cell table:formula="of:=[.Y188]*([.H$4]^(-[.F$1]))" office:value-type="float" office:value="-0.000119318052624144" calcext:value-type="float">
            <text:p>-0.000119318052624</text:p>
          </table:table-cell>
          <table:table-cell office:value-type="float" office:value="-1.19008" calcext:value-type="float">
            <text:p>-1.19008</text:p>
          </table:table-cell>
          <table:table-cell table:number-columns-repeated="18"/>
        </table:table-row>
        <table:table-row table:style-name="ro1">
          <table:table-cell office:value-type="float" office:value="0.174755" calcext:value-type="float">
            <text:p>0.174755</text:p>
          </table:table-cell>
          <table:table-cell table:formula="of:=[.A189]-[.A$1]" office:value-type="float" office:value="0.000187999999999994" calcext:value-type="float">
            <text:p>0.000188</text:p>
          </table:table-cell>
          <table:table-cell table:formula="of:=[.B189]*([.H$1]^(-[.G$1]))" office:value-type="float" office:value="0.764113458830575" calcext:value-type="float">
            <text:p>0.764113458830575</text:p>
          </table:table-cell>
          <table:table-cell table:formula="of:=[.E189]*([.H$1]^(-[.F$1]))" office:value-type="float" office:value="0.00350695911267019" calcext:value-type="float">
            <text:p>0.00350695911267</text:p>
          </table:table-cell>
          <table:table-cell office:value-type="float" office:value="13.9288" calcext:value-type="float">
            <text:p>13.9288</text:p>
          </table:table-cell>
          <table:table-cell table:number-columns-repeated="3"/>
          <table:table-cell office:value-type="float" office:value="0.174755" calcext:value-type="float">
            <text:p>0.174755</text:p>
          </table:table-cell>
          <table:table-cell table:formula="of:=[.I189]-[.I$1]" office:value-type="float" office:value="0.000187999999999994" calcext:value-type="float">
            <text:p>0.000188</text:p>
          </table:table-cell>
          <table:table-cell table:formula="of:=[.J189]*([.H$2]^(-[.G$1]))" office:value-type="float" office:value="1.00895286416687" calcext:value-type="float">
            <text:p>1.00895286416687</text:p>
          </table:table-cell>
          <table:table-cell table:formula="of:=[.M189]*([.H$2]^(-[.F$1]))" office:value-type="float" office:value="-0.000453810572687212" calcext:value-type="float">
            <text:p>-0.000453810572687</text:p>
          </table:table-cell>
          <table:table-cell office:value-type="float" office:value="-2.37813" calcext:value-type="float">
            <text:p>-2.37813</text:p>
          </table:table-cell>
          <table:table-cell/>
          <table:table-cell office:value-type="float" office:value="0.174755" calcext:value-type="float">
            <text:p>0.174755</text:p>
          </table:table-cell>
          <table:table-cell table:formula="of:=[.O189]-[.O$1]" office:value-type="float" office:value="0.000187999999999994" calcext:value-type="float">
            <text:p>0.000188</text:p>
          </table:table-cell>
          <table:table-cell table:formula="of:=[.P189]*([.H$3]^(-[.G$1]))" office:value-type="float" office:value="1.45695058107973" calcext:value-type="float">
            <text:p>1.45695058107973</text:p>
          </table:table-cell>
          <table:table-cell table:formula="of:=[.S189]*([.H$3]^(-[.F$1]))" office:value-type="float" office:value="-0.0040200243005448" calcext:value-type="float">
            <text:p>-0.004020024300545</text:p>
          </table:table-cell>
          <table:table-cell office:value-type="float" office:value="-30.3893" calcext:value-type="float">
            <text:p>-30.3893</text:p>
          </table:table-cell>
          <table:table-cell/>
          <table:table-cell office:value-type="float" office:value="0.174755" calcext:value-type="float">
            <text:p>0.174755</text:p>
          </table:table-cell>
          <table:table-cell table:formula="of:=[.U189]-[.U$1]" office:value-type="float" office:value="0.000187999999999994" calcext:value-type="float">
            <text:p>0.000188</text:p>
          </table:table-cell>
          <table:table-cell table:formula="of:=[.V189]*([.H$4]^(-[.G$1]))" office:value-type="float" office:value="1.92379082548775" calcext:value-type="float">
            <text:p>1.92379082548775</text:p>
          </table:table-cell>
          <table:table-cell table:formula="of:=[.Y189]*([.H$4]^(-[.F$1]))" office:value-type="float" office:value="-0.0000757783129084303" calcext:value-type="float">
            <text:p>-7.57783129084303E-05</text:p>
          </table:table-cell>
          <table:table-cell office:value-type="float" office:value="-0.755814" calcext:value-type="float">
            <text:p>-0.755814</text:p>
          </table:table-cell>
          <table:table-cell table:number-columns-repeated="18"/>
        </table:table-row>
        <table:table-row table:style-name="ro1">
          <table:table-cell office:value-type="float" office:value="0.174756" calcext:value-type="float">
            <text:p>0.174756</text:p>
          </table:table-cell>
          <table:table-cell table:formula="of:=[.A190]-[.A$1]" office:value-type="float" office:value="0.000188999999999995" calcext:value-type="float">
            <text:p>0.000189</text:p>
          </table:table-cell>
          <table:table-cell table:formula="of:=[.B190]*([.H$1]^(-[.G$1]))" office:value-type="float" office:value="0.768177892122231" calcext:value-type="float">
            <text:p>0.768177892122231</text:p>
          </table:table-cell>
          <table:table-cell table:formula="of:=[.E190]*([.H$1]^(-[.F$1]))" office:value-type="float" office:value="0.00345919691178616" calcext:value-type="float">
            <text:p>0.003459196911786</text:p>
          </table:table-cell>
          <table:table-cell office:value-type="float" office:value="13.7391" calcext:value-type="float">
            <text:p>13.7391</text:p>
          </table:table-cell>
          <table:table-cell table:number-columns-repeated="3"/>
          <table:table-cell office:value-type="float" office:value="0.174756" calcext:value-type="float">
            <text:p>0.174756</text:p>
          </table:table-cell>
          <table:table-cell table:formula="of:=[.I190]-[.I$1]" office:value-type="float" office:value="0.000188999999999995" calcext:value-type="float">
            <text:p>0.000189</text:p>
          </table:table-cell>
          <table:table-cell table:formula="of:=[.J190]*([.H$2]^(-[.G$1]))" office:value-type="float" office:value="1.01431963472095" calcext:value-type="float">
            <text:p>1.01431963472095</text:p>
          </table:table-cell>
          <table:table-cell table:formula="of:=[.M190]*([.H$2]^(-[.F$1]))" office:value-type="float" office:value="-0.000549815458508818" calcext:value-type="float">
            <text:p>-0.000549815458509</text:p>
          </table:table-cell>
          <table:table-cell office:value-type="float" office:value="-2.88123" calcext:value-type="float">
            <text:p>-2.88123</text:p>
          </table:table-cell>
          <table:table-cell/>
          <table:table-cell office:value-type="float" office:value="0.174756" calcext:value-type="float">
            <text:p>0.174756</text:p>
          </table:table-cell>
          <table:table-cell table:formula="of:=[.O190]-[.O$1]" office:value-type="float" office:value="0.000188999999999995" calcext:value-type="float">
            <text:p>0.000189</text:p>
          </table:table-cell>
          <table:table-cell table:formula="of:=[.P190]*([.H$3]^(-[.G$1]))" office:value-type="float" office:value="1.46470031821314" calcext:value-type="float">
            <text:p>1.46470031821314</text:p>
          </table:table-cell>
          <table:table-cell table:formula="of:=[.S190]*([.H$3]^(-[.F$1]))" office:value-type="float" office:value="-0.00397487570239427" calcext:value-type="float">
            <text:p>-0.003974875702394</text:p>
          </table:table-cell>
          <table:table-cell office:value-type="float" office:value="-30.048" calcext:value-type="float">
            <text:p>-30.048</text:p>
          </table:table-cell>
          <table:table-cell/>
          <table:table-cell office:value-type="float" office:value="0.174756" calcext:value-type="float">
            <text:p>0.174756</text:p>
          </table:table-cell>
          <table:table-cell table:formula="of:=[.U190]-[.U$1]" office:value-type="float" office:value="0.000188999999999995" calcext:value-type="float">
            <text:p>0.000189</text:p>
          </table:table-cell>
          <table:table-cell table:formula="of:=[.V190]*([.H$4]^(-[.G$1]))" office:value-type="float" office:value="1.93402375541057" calcext:value-type="float">
            <text:p>1.93402375541057</text:p>
          </table:table-cell>
          <table:table-cell table:formula="of:=[.Y190]*([.H$4]^(-[.F$1]))" office:value-type="float" office:value="-0.000039380531851486" calcext:value-type="float">
            <text:p>-3.9380531851486E-05</text:p>
          </table:table-cell>
          <table:table-cell office:value-type="float" office:value="-0.392782" calcext:value-type="float">
            <text:p>-0.392782</text:p>
          </table:table-cell>
          <table:table-cell table:number-columns-repeated="18"/>
        </table:table-row>
        <table:table-row table:style-name="ro1">
          <table:table-cell office:value-type="float" office:value="0.174757" calcext:value-type="float">
            <text:p>0.174757</text:p>
          </table:table-cell>
          <table:table-cell table:formula="of:=[.A191]-[.A$1]" office:value-type="float" office:value="0.000189999999999996" calcext:value-type="float">
            <text:p>0.00019</text:p>
          </table:table-cell>
          <table:table-cell table:formula="of:=[.B191]*([.H$1]^(-[.G$1]))" office:value-type="float" office:value="0.772242325413887" calcext:value-type="float">
            <text:p>0.772242325413887</text:p>
          </table:table-cell>
          <table:table-cell table:formula="of:=[.E191]*([.H$1]^(-[.F$1]))" office:value-type="float" office:value="0.00341052831172878" calcext:value-type="float">
            <text:p>0.003410528311729</text:p>
          </table:table-cell>
          <table:table-cell office:value-type="float" office:value="13.5458" calcext:value-type="float">
            <text:p>13.5458</text:p>
          </table:table-cell>
          <table:table-cell table:number-columns-repeated="3"/>
          <table:table-cell office:value-type="float" office:value="0.174757" calcext:value-type="float">
            <text:p>0.174757</text:p>
          </table:table-cell>
          <table:table-cell table:formula="of:=[.I191]-[.I$1]" office:value-type="float" office:value="0.000189999999999996" calcext:value-type="float">
            <text:p>0.00019</text:p>
          </table:table-cell>
          <table:table-cell table:formula="of:=[.J191]*([.H$2]^(-[.G$1]))" office:value-type="float" office:value="1.01968640527504" calcext:value-type="float">
            <text:p>1.01968640527504</text:p>
          </table:table-cell>
          <table:table-cell table:formula="of:=[.M191]*([.H$2]^(-[.F$1]))" office:value-type="float" office:value="-0.000645452048902804" calcext:value-type="float">
            <text:p>-0.000645452048903</text:p>
          </table:table-cell>
          <table:table-cell office:value-type="float" office:value="-3.3824" calcext:value-type="float">
            <text:p>-3.3824</text:p>
          </table:table-cell>
          <table:table-cell/>
          <table:table-cell office:value-type="float" office:value="0.174757" calcext:value-type="float">
            <text:p>0.174757</text:p>
          </table:table-cell>
          <table:table-cell table:formula="of:=[.O191]-[.O$1]" office:value-type="float" office:value="0.000189999999999996" calcext:value-type="float">
            <text:p>0.00019</text:p>
          </table:table-cell>
          <table:table-cell table:formula="of:=[.P191]*([.H$3]^(-[.G$1]))" office:value-type="float" office:value="1.47245005534655" calcext:value-type="float">
            <text:p>1.47245005534655</text:p>
          </table:table-cell>
          <table:table-cell table:formula="of:=[.S191]*([.H$3]^(-[.F$1]))" office:value-type="float" office:value="-0.00392413148249816" calcext:value-type="float">
            <text:p>-0.003924131482498</text:p>
          </table:table-cell>
          <table:table-cell office:value-type="float" office:value="-29.6644" calcext:value-type="float">
            <text:p>-29.6644</text:p>
          </table:table-cell>
          <table:table-cell/>
          <table:table-cell office:value-type="float" office:value="0.174757" calcext:value-type="float">
            <text:p>0.174757</text:p>
          </table:table-cell>
          <table:table-cell table:formula="of:=[.U191]-[.U$1]" office:value-type="float" office:value="0.000189999999999996" calcext:value-type="float">
            <text:p>0.00019</text:p>
          </table:table-cell>
          <table:table-cell table:formula="of:=[.V191]*([.H$4]^(-[.G$1]))" office:value-type="float" office:value="1.94425668533339" calcext:value-type="float">
            <text:p>1.94425668533339</text:p>
          </table:table-cell>
          <table:table-cell table:formula="of:=[.Y191]*([.H$4]^(-[.F$1]))" office:value-type="float" office:value="-0.0000119988795575925" calcext:value-type="float">
            <text:p>-1.19988795575925E-05</text:p>
          </table:table-cell>
          <table:table-cell office:value-type="float" office:value="-0.119677" calcext:value-type="float">
            <text:p>-0.119677</text:p>
          </table:table-cell>
          <table:table-cell table:number-columns-repeated="18"/>
        </table:table-row>
        <table:table-row table:style-name="ro1">
          <table:table-cell office:value-type="float" office:value="0.174758" calcext:value-type="float">
            <text:p>0.174758</text:p>
          </table:table-cell>
          <table:table-cell table:formula="of:=[.A192]-[.A$1]" office:value-type="float" office:value="0.000190999999999997" calcext:value-type="float">
            <text:p>0.000191</text:p>
          </table:table-cell>
          <table:table-cell table:formula="of:=[.B192]*([.H$1]^(-[.G$1]))" office:value-type="float" office:value="0.776306758705543" calcext:value-type="float">
            <text:p>0.776306758705543</text:p>
          </table:table-cell>
          <table:table-cell table:formula="of:=[.E192]*([.H$1]^(-[.F$1]))" office:value-type="float" office:value="0.00336095331249807" calcext:value-type="float">
            <text:p>0.003360953312498</text:p>
          </table:table-cell>
          <table:table-cell office:value-type="float" office:value="13.3489" calcext:value-type="float">
            <text:p>13.3489</text:p>
          </table:table-cell>
          <table:table-cell table:number-columns-repeated="3"/>
          <table:table-cell office:value-type="float" office:value="0.174758" calcext:value-type="float">
            <text:p>0.174758</text:p>
          </table:table-cell>
          <table:table-cell table:formula="of:=[.I192]-[.I$1]" office:value-type="float" office:value="0.000190999999999997" calcext:value-type="float">
            <text:p>0.000191</text:p>
          </table:table-cell>
          <table:table-cell table:formula="of:=[.J192]*([.H$2]^(-[.G$1]))" office:value-type="float" office:value="1.02505317582912" calcext:value-type="float">
            <text:p>1.02505317582912</text:p>
          </table:table-cell>
          <table:table-cell table:formula="of:=[.M192]*([.H$2]^(-[.F$1]))" office:value-type="float" office:value="-0.000740672637207561" calcext:value-type="float">
            <text:p>-0.000740672637208</text:p>
          </table:table-cell>
          <table:table-cell office:value-type="float" office:value="-3.88139" calcext:value-type="float">
            <text:p>-3.88139</text:p>
          </table:table-cell>
          <table:table-cell/>
          <table:table-cell office:value-type="float" office:value="0.174758" calcext:value-type="float">
            <text:p>0.174758</text:p>
          </table:table-cell>
          <table:table-cell table:formula="of:=[.O192]-[.O$1]" office:value-type="float" office:value="0.000190999999999997" calcext:value-type="float">
            <text:p>0.000191</text:p>
          </table:table-cell>
          <table:table-cell table:formula="of:=[.P192]*([.H$3]^(-[.G$1]))" office:value-type="float" office:value="1.48019979247996" calcext:value-type="float">
            <text:p>1.48019979247996</text:p>
          </table:table-cell>
          <table:table-cell table:formula="of:=[.S192]*([.H$3]^(-[.F$1]))" office:value-type="float" office:value="-0.00387096646170502" calcext:value-type="float">
            <text:p>-0.003870966461705</text:p>
          </table:table-cell>
          <table:table-cell office:value-type="float" office:value="-29.2625" calcext:value-type="float">
            <text:p>-29.2625</text:p>
          </table:table-cell>
          <table:table-cell table:number-columns-repeated="24"/>
        </table:table-row>
        <table:table-row table:style-name="ro1">
          <table:table-cell office:value-type="float" office:value="0.174759" calcext:value-type="float">
            <text:p>0.174759</text:p>
          </table:table-cell>
          <table:table-cell table:formula="of:=[.A193]-[.A$1]" office:value-type="float" office:value="0.000191999999999998" calcext:value-type="float">
            <text:p>0.000192</text:p>
          </table:table-cell>
          <table:table-cell table:formula="of:=[.B193]*([.H$1]^(-[.G$1]))" office:value-type="float" office:value="0.7803711919972" calcext:value-type="float">
            <text:p>0.7803711919972</text:p>
          </table:table-cell>
          <table:table-cell table:formula="of:=[.E193]*([.H$1]^(-[.F$1]))" office:value-type="float" office:value="0.00331047191409402" calcext:value-type="float">
            <text:p>0.003310471914094</text:p>
          </table:table-cell>
          <table:table-cell office:value-type="float" office:value="13.1484" calcext:value-type="float">
            <text:p>13.1484</text:p>
          </table:table-cell>
          <table:table-cell table:number-columns-repeated="3"/>
          <table:table-cell office:value-type="float" office:value="0.174759" calcext:value-type="float">
            <text:p>0.174759</text:p>
          </table:table-cell>
          <table:table-cell table:formula="of:=[.I193]-[.I$1]" office:value-type="float" office:value="0.000191999999999998" calcext:value-type="float">
            <text:p>0.000192</text:p>
          </table:table-cell>
          <table:table-cell table:formula="of:=[.J193]*([.H$2]^(-[.G$1]))" office:value-type="float" office:value="1.0304199463832" calcext:value-type="float">
            <text:p>1.0304199463832</text:p>
          </table:table-cell>
          <table:table-cell table:formula="of:=[.M193]*([.H$2]^(-[.F$1]))" office:value-type="float" office:value="-0.00083542951676148" calcext:value-type="float">
            <text:p>-0.000835429516761</text:p>
          </table:table-cell>
          <table:table-cell office:value-type="float" office:value="-4.37795" calcext:value-type="float">
            <text:p>-4.37795</text:p>
          </table:table-cell>
          <table:table-cell/>
          <table:table-cell office:value-type="float" office:value="0.174759" calcext:value-type="float">
            <text:p>0.174759</text:p>
          </table:table-cell>
          <table:table-cell table:formula="of:=[.O193]-[.O$1]" office:value-type="float" office:value="0.000191999999999998" calcext:value-type="float">
            <text:p>0.000192</text:p>
          </table:table-cell>
          <table:table-cell table:formula="of:=[.P193]*([.H$3]^(-[.G$1]))" office:value-type="float" office:value="1.48794952961338" calcext:value-type="float">
            <text:p>1.48794952961338</text:p>
          </table:table-cell>
          <table:table-cell table:formula="of:=[.S193]*([.H$3]^(-[.F$1]))" office:value-type="float" office:value="-0.00381592300524315" calcext:value-type="float">
            <text:p>-0.003815923005243</text:p>
          </table:table-cell>
          <table:table-cell office:value-type="float" office:value="-28.8464" calcext:value-type="float">
            <text:p>-28.8464</text:p>
          </table:table-cell>
          <table:table-cell table:number-columns-repeated="24"/>
        </table:table-row>
        <table:table-row table:style-name="ro1">
          <table:table-cell office:value-type="float" office:value="0.17476" calcext:value-type="float">
            <text:p>0.17476</text:p>
          </table:table-cell>
          <table:table-cell table:formula="of:=[.A194]-[.A$1]" office:value-type="float" office:value="0.000193000000000026" calcext:value-type="float">
            <text:p>0.000193</text:p>
          </table:table-cell>
          <table:table-cell table:formula="of:=[.B194]*([.H$1]^(-[.G$1]))" office:value-type="float" office:value="0.784435625288969" calcext:value-type="float">
            <text:p>0.784435625288969</text:p>
          </table:table-cell>
          <table:table-cell table:formula="of:=[.E194]*([.H$1]^(-[.F$1]))" office:value-type="float" office:value="0.00325910929427144" calcext:value-type="float">
            <text:p>0.003259109294271</text:p>
          </table:table-cell>
          <table:table-cell office:value-type="float" office:value="12.9444" calcext:value-type="float">
            <text:p>12.9444</text:p>
          </table:table-cell>
          <table:table-cell table:number-columns-repeated="3"/>
          <table:table-cell office:value-type="float" office:value="0.17476" calcext:value-type="float">
            <text:p>0.17476</text:p>
          </table:table-cell>
          <table:table-cell table:formula="of:=[.I194]-[.I$1]" office:value-type="float" office:value="0.000193000000000026" calcext:value-type="float">
            <text:p>0.000193</text:p>
          </table:table-cell>
          <table:table-cell table:formula="of:=[.J194]*([.H$2]^(-[.G$1]))" office:value-type="float" office:value="1.03578671693744" calcext:value-type="float">
            <text:p>1.03578671693744</text:p>
          </table:table-cell>
          <table:table-cell table:formula="of:=[.M194]*([.H$2]^(-[.F$1]))" office:value-type="float" office:value="-0.000929674980902952" calcext:value-type="float">
            <text:p>-0.000929674980903</text:p>
          </table:table-cell>
          <table:table-cell office:value-type="float" office:value="-4.87183" calcext:value-type="float">
            <text:p>-4.87183</text:p>
          </table:table-cell>
          <table:table-cell/>
          <table:table-cell office:value-type="float" office:value="0.17476" calcext:value-type="float">
            <text:p>0.17476</text:p>
          </table:table-cell>
          <table:table-cell table:formula="of:=[.O194]-[.O$1]" office:value-type="float" office:value="0.000193000000000026" calcext:value-type="float">
            <text:p>0.000193</text:p>
          </table:table-cell>
          <table:table-cell table:formula="of:=[.P194]*([.H$3]^(-[.G$1]))" office:value-type="float" office:value="1.495699266747" calcext:value-type="float">
            <text:p>1.495699266747</text:p>
          </table:table-cell>
          <table:table-cell table:formula="of:=[.S194]*([.H$3]^(-[.F$1]))" office:value-type="float" office:value="-0.00375908048363376" calcext:value-type="float">
            <text:p>-0.003759080483634</text:p>
          </table:table-cell>
          <table:table-cell office:value-type="float" office:value="-28.4167" calcext:value-type="float">
            <text:p>-28.4167</text:p>
          </table:table-cell>
          <table:table-cell table:number-columns-repeated="24"/>
        </table:table-row>
        <table:table-row table:style-name="ro1">
          <table:table-cell office:value-type="float" office:value="0.174761" calcext:value-type="float">
            <text:p>0.174761</text:p>
          </table:table-cell>
          <table:table-cell table:formula="of:=[.A195]-[.A$1]" office:value-type="float" office:value="0.000194" calcext:value-type="float">
            <text:p>0.000194</text:p>
          </table:table-cell>
          <table:table-cell table:formula="of:=[.B195]*([.H$1]^(-[.G$1]))" office:value-type="float" office:value="0.788500058580512" calcext:value-type="float">
            <text:p>0.788500058580512</text:p>
          </table:table-cell>
          <table:table-cell table:formula="of:=[.E195]*([.H$1]^(-[.F$1]))" office:value-type="float" office:value="0.00320686545303034" calcext:value-type="float">
            <text:p>0.00320686545303</text:p>
          </table:table-cell>
          <table:table-cell office:value-type="float" office:value="12.7369" calcext:value-type="float">
            <text:p>12.7369</text:p>
          </table:table-cell>
          <table:table-cell table:number-columns-repeated="3"/>
          <table:table-cell office:value-type="float" office:value="0.174761" calcext:value-type="float">
            <text:p>0.174761</text:p>
          </table:table-cell>
          <table:table-cell table:formula="of:=[.I195]-[.I$1]" office:value-type="float" office:value="0.000194" calcext:value-type="float">
            <text:p>0.000194</text:p>
          </table:table-cell>
          <table:table-cell table:formula="of:=[.J195]*([.H$2]^(-[.G$1]))" office:value-type="float" office:value="1.04115348749137" calcext:value-type="float">
            <text:p>1.04115348749137</text:p>
          </table:table-cell>
          <table:table-cell table:formula="of:=[.M195]*([.H$2]^(-[.F$1]))" office:value-type="float" office:value="-0.00102336132297037" calcext:value-type="float">
            <text:p>-0.00102336132297</text:p>
          </table:table-cell>
          <table:table-cell office:value-type="float" office:value="-5.36278" calcext:value-type="float">
            <text:p>-5.36278</text:p>
          </table:table-cell>
          <table:table-cell/>
          <table:table-cell office:value-type="float" office:value="0.174761" calcext:value-type="float">
            <text:p>0.174761</text:p>
          </table:table-cell>
          <table:table-cell table:formula="of:=[.O195]-[.O$1]" office:value-type="float" office:value="0.000194" calcext:value-type="float">
            <text:p>0.000194</text:p>
          </table:table-cell>
          <table:table-cell table:formula="of:=[.P195]*([.H$3]^(-[.G$1]))" office:value-type="float" office:value="1.5034490038802" calcext:value-type="float">
            <text:p>1.5034490038802</text:p>
          </table:table-cell>
          <table:table-cell table:formula="of:=[.S195]*([.H$3]^(-[.F$1]))" office:value-type="float" office:value="-0.00370047858213747" calcext:value-type="float">
            <text:p>-0.003700478582137</text:p>
          </table:table-cell>
          <table:table-cell office:value-type="float" office:value="-27.9737" calcext:value-type="float">
            <text:p>-27.9737</text:p>
          </table:table-cell>
          <table:table-cell table:number-columns-repeated="24"/>
        </table:table-row>
        <table:table-row table:style-name="ro1">
          <table:table-cell office:value-type="float" office:value="0.174762" calcext:value-type="float">
            <text:p>0.174762</text:p>
          </table:table-cell>
          <table:table-cell table:formula="of:=[.A196]-[.A$1]" office:value-type="float" office:value="0.000195000000000001" calcext:value-type="float">
            <text:p>0.000195</text:p>
          </table:table-cell>
          <table:table-cell table:formula="of:=[.B196]*([.H$1]^(-[.G$1]))" office:value-type="float" office:value="0.792564491872168" calcext:value-type="float">
            <text:p>0.792564491872168</text:p>
          </table:table-cell>
          <table:table-cell table:formula="of:=[.E196]*([.H$1]^(-[.F$1]))" office:value-type="float" office:value="0.00315379074588034" calcext:value-type="float">
            <text:p>0.00315379074588</text:p>
          </table:table-cell>
          <table:table-cell office:value-type="float" office:value="12.5261" calcext:value-type="float">
            <text:p>12.5261</text:p>
          </table:table-cell>
          <table:table-cell table:number-columns-repeated="3"/>
          <table:table-cell office:value-type="float" office:value="0.174762" calcext:value-type="float">
            <text:p>0.174762</text:p>
          </table:table-cell>
          <table:table-cell table:formula="of:=[.I196]-[.I$1]" office:value-type="float" office:value="0.000195000000000001" calcext:value-type="float">
            <text:p>0.000195</text:p>
          </table:table-cell>
          <table:table-cell table:formula="of:=[.J196]*([.H$2]^(-[.G$1]))" office:value-type="float" office:value="1.04652025804546" calcext:value-type="float">
            <text:p>1.04652025804546</text:p>
          </table:table-cell>
          <table:table-cell table:formula="of:=[.M196]*([.H$2]^(-[.F$1]))" office:value-type="float" office:value="-0.00111644274456859" calcext:value-type="float">
            <text:p>-0.001116442744569</text:p>
          </table:table-cell>
          <table:table-cell office:value-type="float" office:value="-5.85056" calcext:value-type="float">
            <text:p>-5.85056</text:p>
          </table:table-cell>
          <table:table-cell/>
          <table:table-cell office:value-type="float" office:value="0.174762" calcext:value-type="float">
            <text:p>0.174762</text:p>
          </table:table-cell>
          <table:table-cell table:formula="of:=[.O196]-[.O$1]" office:value-type="float" office:value="0.000195000000000001" calcext:value-type="float">
            <text:p>0.000195</text:p>
          </table:table-cell>
          <table:table-cell table:formula="of:=[.P196]*([.H$3]^(-[.G$1]))" office:value-type="float" office:value="1.51119874101361" calcext:value-type="float">
            <text:p>1.51119874101361</text:p>
          </table:table-cell>
          <table:table-cell table:formula="of:=[.S196]*([.H$3]^(-[.F$1]))" office:value-type="float" office:value="-0.00364020989969568" calcext:value-type="float">
            <text:p>-0.003640209899696</text:p>
          </table:table-cell>
          <table:table-cell office:value-type="float" office:value="-27.5181" calcext:value-type="float">
            <text:p>-27.5181</text:p>
          </table:table-cell>
          <table:table-cell table:number-columns-repeated="24"/>
        </table:table-row>
        <table:table-row table:style-name="ro1">
          <table:table-cell office:value-type="float" office:value="0.174763" calcext:value-type="float">
            <text:p>0.174763</text:p>
          </table:table-cell>
          <table:table-cell table:formula="of:=[.A197]-[.A$1]" office:value-type="float" office:value="0.000196000000000002" calcext:value-type="float">
            <text:p>0.000196</text:p>
          </table:table-cell>
          <table:table-cell table:formula="of:=[.B197]*([.H$1]^(-[.G$1]))" office:value-type="float" office:value="0.796628925163824" calcext:value-type="float">
            <text:p>0.796628925163824</text:p>
          </table:table-cell>
          <table:table-cell table:formula="of:=[.E197]*([.H$1]^(-[.F$1]))" office:value-type="float" office:value="0.00309985999506663" calcext:value-type="float">
            <text:p>0.003099859995067</text:p>
          </table:table-cell>
          <table:table-cell office:value-type="float" office:value="12.3119" calcext:value-type="float">
            <text:p>12.3119</text:p>
          </table:table-cell>
          <table:table-cell table:number-columns-repeated="3"/>
          <table:table-cell office:value-type="float" office:value="0.174763" calcext:value-type="float">
            <text:p>0.174763</text:p>
          </table:table-cell>
          <table:table-cell table:formula="of:=[.I197]-[.I$1]" office:value-type="float" office:value="0.000196000000000002" calcext:value-type="float">
            <text:p>0.000196</text:p>
          </table:table-cell>
          <table:table-cell table:formula="of:=[.J197]*([.H$2]^(-[.G$1]))" office:value-type="float" office:value="1.05188702859954" calcext:value-type="float">
            <text:p>1.05188702859954</text:p>
          </table:table-cell>
          <table:table-cell table:formula="of:=[.M197]*([.H$2]^(-[.F$1]))" office:value-type="float" office:value="-0.00120886963076953" calcext:value-type="float">
            <text:p>-0.00120886963077</text:p>
          </table:table-cell>
          <table:table-cell office:value-type="float" office:value="-6.33491" calcext:value-type="float">
            <text:p>-6.33491</text:p>
          </table:table-cell>
          <table:table-cell/>
          <table:table-cell office:value-type="float" office:value="0.174763" calcext:value-type="float">
            <text:p>0.174763</text:p>
          </table:table-cell>
          <table:table-cell table:formula="of:=[.O197]-[.O$1]" office:value-type="float" office:value="0.000196000000000002" calcext:value-type="float">
            <text:p>0.000196</text:p>
          </table:table-cell>
          <table:table-cell table:formula="of:=[.P197]*([.H$3]^(-[.G$1]))" office:value-type="float" office:value="1.51894847814702" calcext:value-type="float">
            <text:p>1.51894847814702</text:p>
          </table:table-cell>
          <table:table-cell table:formula="of:=[.S197]*([.H$3]^(-[.F$1]))" office:value-type="float" office:value="-0.00357832734998921" calcext:value-type="float">
            <text:p>-0.003578327349989</text:p>
          </table:table-cell>
          <table:table-cell office:value-type="float" office:value="-27.0503" calcext:value-type="float">
            <text:p>-27.0503</text:p>
          </table:table-cell>
          <table:table-cell table:number-columns-repeated="24"/>
        </table:table-row>
        <table:table-row table:style-name="ro1">
          <table:table-cell office:value-type="float" office:value="0.174764" calcext:value-type="float">
            <text:p>0.174764</text:p>
          </table:table-cell>
          <table:table-cell table:formula="of:=[.A198]-[.A$1]" office:value-type="float" office:value="0.000197000000000003" calcext:value-type="float">
            <text:p>0.000197</text:p>
          </table:table-cell>
          <table:table-cell table:formula="of:=[.B198]*([.H$1]^(-[.G$1]))" office:value-type="float" office:value="0.800693358455481" calcext:value-type="float">
            <text:p>0.800693358455481</text:p>
          </table:table-cell>
          <table:table-cell table:formula="of:=[.E198]*([.H$1]^(-[.F$1]))" office:value-type="float" office:value="0.00304509837834403" calcext:value-type="float">
            <text:p>0.003045098378344</text:p>
          </table:table-cell>
          <table:table-cell office:value-type="float" office:value="12.0944" calcext:value-type="float">
            <text:p>12.0944</text:p>
          </table:table-cell>
          <table:table-cell table:number-columns-repeated="3"/>
          <table:table-cell office:value-type="float" office:value="0.174764" calcext:value-type="float">
            <text:p>0.174764</text:p>
          </table:table-cell>
          <table:table-cell table:formula="of:=[.I198]-[.I$1]" office:value-type="float" office:value="0.000197000000000003" calcext:value-type="float">
            <text:p>0.000197</text:p>
          </table:table-cell>
          <table:table-cell table:formula="of:=[.J198]*([.H$2]^(-[.G$1]))" office:value-type="float" office:value="1.05725379915363" calcext:value-type="float">
            <text:p>1.05725379915363</text:p>
          </table:table-cell>
          <table:table-cell table:formula="of:=[.M198]*([.H$2]^(-[.F$1]))" office:value-type="float" office:value="-0.00130059999971099" calcext:value-type="float">
            <text:p>-0.001300599999711</text:p>
          </table:table-cell>
          <table:table-cell office:value-type="float" office:value="-6.81561" calcext:value-type="float">
            <text:p>-6.81561</text:p>
          </table:table-cell>
          <table:table-cell/>
          <table:table-cell office:value-type="float" office:value="0.174764" calcext:value-type="float">
            <text:p>0.174764</text:p>
          </table:table-cell>
          <table:table-cell table:formula="of:=[.O198]-[.O$1]" office:value-type="float" office:value="0.000197000000000003" calcext:value-type="float">
            <text:p>0.000197</text:p>
          </table:table-cell>
          <table:table-cell table:formula="of:=[.P198]*([.H$3]^(-[.G$1]))" office:value-type="float" office:value="1.52669821528043" calcext:value-type="float">
            <text:p>1.52669821528043</text:p>
          </table:table-cell>
          <table:table-cell table:formula="of:=[.S198]*([.H$3]^(-[.F$1]))" office:value-type="float" office:value="-0.00351489707511907" calcext:value-type="float">
            <text:p>-0.003514897075119</text:p>
          </table:table-cell>
          <table:table-cell office:value-type="float" office:value="-26.5708" calcext:value-type="float">
            <text:p>-26.5708</text:p>
          </table:table-cell>
          <table:table-cell table:number-columns-repeated="24"/>
        </table:table-row>
        <table:table-row table:style-name="ro1">
          <table:table-cell office:value-type="float" office:value="0.174765" calcext:value-type="float">
            <text:p>0.174765</text:p>
          </table:table-cell>
          <table:table-cell table:formula="of:=[.A199]-[.A$1]" office:value-type="float" office:value="0.000198000000000004" calcext:value-type="float">
            <text:p>0.000198</text:p>
          </table:table-cell>
          <table:table-cell table:formula="of:=[.B199]*([.H$1]^(-[.G$1]))" office:value-type="float" office:value="0.804757791747137" calcext:value-type="float">
            <text:p>0.804757791747137</text:p>
          </table:table-cell>
          <table:table-cell table:formula="of:=[.E199]*([.H$1]^(-[.F$1]))" office:value-type="float" office:value="0.00298953107346735" calcext:value-type="float">
            <text:p>0.002989531073467</text:p>
          </table:table-cell>
          <table:table-cell office:value-type="float" office:value="11.8737" calcext:value-type="float">
            <text:p>11.8737</text:p>
          </table:table-cell>
          <table:table-cell table:number-columns-repeated="3"/>
          <table:table-cell office:value-type="float" office:value="0.174765" calcext:value-type="float">
            <text:p>0.174765</text:p>
          </table:table-cell>
          <table:table-cell table:formula="of:=[.I199]-[.I$1]" office:value-type="float" office:value="0.000198000000000004" calcext:value-type="float">
            <text:p>0.000198</text:p>
          </table:table-cell>
          <table:table-cell table:formula="of:=[.J199]*([.H$2]^(-[.G$1]))" office:value-type="float" office:value="1.06262056970771" calcext:value-type="float">
            <text:p>1.06262056970771</text:p>
          </table:table-cell>
          <table:table-cell table:formula="of:=[.M199]*([.H$2]^(-[.F$1]))" office:value-type="float" office:value="-0.00139158805299781" calcext:value-type="float">
            <text:p>-0.001391588052998</text:p>
          </table:table-cell>
          <table:table-cell office:value-type="float" office:value="-7.29242" calcext:value-type="float">
            <text:p>-7.29242</text:p>
          </table:table-cell>
          <table:table-cell/>
          <table:table-cell office:value-type="float" office:value="0.174765" calcext:value-type="float">
            <text:p>0.174765</text:p>
          </table:table-cell>
          <table:table-cell table:formula="of:=[.O199]-[.O$1]" office:value-type="float" office:value="0.000198000000000004" calcext:value-type="float">
            <text:p>0.000198</text:p>
          </table:table-cell>
          <table:table-cell table:formula="of:=[.P199]*([.H$3]^(-[.G$1]))" office:value-type="float" office:value="1.53444795241384" calcext:value-type="float">
            <text:p>1.53444795241384</text:p>
          </table:table-cell>
          <table:table-cell table:formula="of:=[.S199]*([.H$3]^(-[.F$1]))" office:value-type="float" office:value="-0.00344999844560647" calcext:value-type="float">
            <text:p>-0.003449998445606</text:p>
          </table:table-cell>
          <table:table-cell office:value-type="float" office:value="-26.0802" calcext:value-type="float">
            <text:p>-26.0802</text:p>
          </table:table-cell>
          <table:table-cell table:number-columns-repeated="24"/>
        </table:table-row>
        <table:table-row table:style-name="ro1">
          <table:table-cell office:value-type="float" office:value="0.174766" calcext:value-type="float">
            <text:p>0.174766</text:p>
          </table:table-cell>
          <table:table-cell table:formula="of:=[.A200]-[.A$1]" office:value-type="float" office:value="0.000199000000000005" calcext:value-type="float">
            <text:p>0.000199</text:p>
          </table:table-cell>
          <table:table-cell table:formula="of:=[.B200]*([.H$1]^(-[.G$1]))" office:value-type="float" office:value="0.808822225038793" calcext:value-type="float">
            <text:p>0.808822225038793</text:p>
          </table:table-cell>
          <table:table-cell table:formula="of:=[.E200]*([.H$1]^(-[.F$1]))" office:value-type="float" office:value="0.00293315808043659" calcext:value-type="float">
            <text:p>0.002933158080437</text:p>
          </table:table-cell>
          <table:table-cell office:value-type="float" office:value="11.6498" calcext:value-type="float">
            <text:p>11.6498</text:p>
          </table:table-cell>
          <table:table-cell table:number-columns-repeated="3"/>
          <table:table-cell office:value-type="float" office:value="0.174766" calcext:value-type="float">
            <text:p>0.174766</text:p>
          </table:table-cell>
          <table:table-cell table:formula="of:=[.I200]-[.I$1]" office:value-type="float" office:value="0.000199000000000005" calcext:value-type="float">
            <text:p>0.000199</text:p>
          </table:table-cell>
          <table:table-cell table:formula="of:=[.J200]*([.H$2]^(-[.G$1]))" office:value-type="float" office:value="1.0679873402618" calcext:value-type="float">
            <text:p>1.0679873402618</text:p>
          </table:table-cell>
          <table:table-cell table:formula="of:=[.M200]*([.H$2]^(-[.F$1]))" office:value-type="float" office:value="-0.00148178417570192" calcext:value-type="float">
            <text:p>-0.001481784175702</text:p>
          </table:table-cell>
          <table:table-cell office:value-type="float" office:value="-7.76508" calcext:value-type="float">
            <text:p>-7.76508</text:p>
          </table:table-cell>
          <table:table-cell/>
          <table:table-cell office:value-type="float" office:value="0.174766" calcext:value-type="float">
            <text:p>0.174766</text:p>
          </table:table-cell>
          <table:table-cell table:formula="of:=[.O200]-[.O$1]" office:value-type="float" office:value="0.000199000000000005" calcext:value-type="float">
            <text:p>0.000199</text:p>
          </table:table-cell>
          <table:table-cell table:formula="of:=[.P200]*([.H$3]^(-[.G$1]))" office:value-type="float" office:value="1.54219768954725" calcext:value-type="float">
            <text:p>1.54219768954725</text:p>
          </table:table-cell>
          <table:table-cell table:formula="of:=[.S200]*([.H$3]^(-[.F$1]))" office:value-type="float" office:value="-0.00338369760355242" calcext:value-type="float">
            <text:p>-0.003383697603552</text:p>
          </table:table-cell>
          <table:table-cell office:value-type="float" office:value="-25.579" calcext:value-type="float">
            <text:p>-25.579</text:p>
          </table:table-cell>
          <table:table-cell table:number-columns-repeated="24"/>
        </table:table-row>
        <table:table-row table:style-name="ro1">
          <table:table-cell office:value-type="float" office:value="0.174767" calcext:value-type="float">
            <text:p>0.174767</text:p>
          </table:table-cell>
          <table:table-cell table:formula="of:=[.A201]-[.A$1]" office:value-type="float" office:value="0.000200000000000006" calcext:value-type="float">
            <text:p>0.0002</text:p>
          </table:table-cell>
          <table:table-cell table:formula="of:=[.B201]*([.H$1]^(-[.G$1]))" office:value-type="float" office:value="0.812886658330449" calcext:value-type="float">
            <text:p>0.812886658330449</text:p>
          </table:table-cell>
          <table:table-cell table:formula="of:=[.E201]*([.H$1]^(-[.F$1]))" office:value-type="float" office:value="0.00287600457700657" calcext:value-type="float">
            <text:p>0.002876004577007</text:p>
          </table:table-cell>
          <table:table-cell office:value-type="float" office:value="11.4228" calcext:value-type="float">
            <text:p>11.4228</text:p>
          </table:table-cell>
          <table:table-cell table:number-columns-repeated="3"/>
          <table:table-cell office:value-type="float" office:value="0.174767" calcext:value-type="float">
            <text:p>0.174767</text:p>
          </table:table-cell>
          <table:table-cell table:formula="of:=[.I201]-[.I$1]" office:value-type="float" office:value="0.000200000000000006" calcext:value-type="float">
            <text:p>0.0002</text:p>
          </table:table-cell>
          <table:table-cell table:formula="of:=[.J201]*([.H$2]^(-[.G$1]))" office:value-type="float" office:value="1.07335411081588" calcext:value-type="float">
            <text:p>1.07335411081588</text:p>
          </table:table-cell>
          <table:table-cell table:formula="of:=[.M201]*([.H$2]^(-[.F$1]))" office:value-type="float" office:value="-0.00157115020249404" calcext:value-type="float">
            <text:p>-0.001571150202494</text:p>
          </table:table-cell>
          <table:table-cell office:value-type="float" office:value="-8.23339" calcext:value-type="float">
            <text:p>-8.23339</text:p>
          </table:table-cell>
          <table:table-cell/>
          <table:table-cell office:value-type="float" office:value="0.174767" calcext:value-type="float">
            <text:p>0.174767</text:p>
          </table:table-cell>
          <table:table-cell table:formula="of:=[.O201]-[.O$1]" office:value-type="float" office:value="0.000200000000000006" calcext:value-type="float">
            <text:p>0.0002</text:p>
          </table:table-cell>
          <table:table-cell table:formula="of:=[.P201]*([.H$3]^(-[.G$1]))" office:value-type="float" office:value="1.54994742668066" calcext:value-type="float">
            <text:p>1.54994742668066</text:p>
          </table:table-cell>
          <table:table-cell table:formula="of:=[.S201]*([.H$3]^(-[.F$1]))" office:value-type="float" office:value="-0.00331604746263774" calcext:value-type="float">
            <text:p>-0.003316047462638</text:p>
          </table:table-cell>
          <table:table-cell office:value-type="float" office:value="-25.0676" calcext:value-type="float">
            <text:p>-25.0676</text:p>
          </table:table-cell>
          <table:table-cell table:number-columns-repeated="24"/>
        </table:table-row>
        <table:table-row table:style-name="ro1">
          <table:table-cell office:value-type="float" office:value="0.174768" calcext:value-type="float">
            <text:p>0.174768</text:p>
          </table:table-cell>
          <table:table-cell table:formula="of:=[.A202]-[.A$1]" office:value-type="float" office:value="0.000200999999999979" calcext:value-type="float">
            <text:p>0.000201</text:p>
          </table:table-cell>
          <table:table-cell table:formula="of:=[.B202]*([.H$1]^(-[.G$1]))" office:value-type="float" office:value="0.816951091621993" calcext:value-type="float">
            <text:p>0.816951091621993</text:p>
          </table:table-cell>
          <table:table-cell table:formula="of:=[.E202]*([.H$1]^(-[.F$1]))" office:value-type="float" office:value="0.00281809574093209" calcext:value-type="float">
            <text:p>0.002818095740932</text:p>
          </table:table-cell>
          <table:table-cell office:value-type="float" office:value="11.1928" calcext:value-type="float">
            <text:p>11.1928</text:p>
          </table:table-cell>
          <table:table-cell table:number-columns-repeated="3"/>
          <table:table-cell office:value-type="float" office:value="0.174768" calcext:value-type="float">
            <text:p>0.174768</text:p>
          </table:table-cell>
          <table:table-cell table:formula="of:=[.I202]-[.I$1]" office:value-type="float" office:value="0.000200999999999979" calcext:value-type="float">
            <text:p>0.000201</text:p>
          </table:table-cell>
          <table:table-cell table:formula="of:=[.J202]*([.H$2]^(-[.G$1]))" office:value-type="float" office:value="1.07872088136982" calcext:value-type="float">
            <text:p>1.07872088136982</text:p>
          </table:table-cell>
          <table:table-cell table:formula="of:=[.M202]*([.H$2]^(-[.F$1]))" office:value-type="float" office:value="-0.00165963842671256" calcext:value-type="float">
            <text:p>-0.001659638426713</text:p>
          </table:table-cell>
          <table:table-cell office:value-type="float" office:value="-8.6971" calcext:value-type="float">
            <text:p>-8.6971</text:p>
          </table:table-cell>
          <table:table-cell/>
          <table:table-cell office:value-type="float" office:value="0.174768" calcext:value-type="float">
            <text:p>0.174768</text:p>
          </table:table-cell>
          <table:table-cell table:formula="of:=[.O202]-[.O$1]" office:value-type="float" office:value="0.000200999999999979" calcext:value-type="float">
            <text:p>0.000201</text:p>
          </table:table-cell>
          <table:table-cell table:formula="of:=[.P202]*([.H$3]^(-[.G$1]))" office:value-type="float" office:value="1.55769716381386" calcext:value-type="float">
            <text:p>1.55769716381386</text:p>
          </table:table-cell>
          <table:table-cell table:formula="of:=[.S202]*([.H$3]^(-[.F$1]))" office:value-type="float" office:value="-0.00324715385022403" calcext:value-type="float">
            <text:p>-0.003247153850224</text:p>
          </table:table-cell>
          <table:table-cell office:value-type="float" office:value="-24.5468" calcext:value-type="float">
            <text:p>-24.5468</text:p>
          </table:table-cell>
          <table:table-cell table:number-columns-repeated="24"/>
        </table:table-row>
        <table:table-row table:style-name="ro1">
          <table:table-cell office:value-type="float" office:value="0.174769" calcext:value-type="float">
            <text:p>0.174769</text:p>
          </table:table-cell>
          <table:table-cell table:formula="of:=[.A203]-[.A$1]" office:value-type="float" office:value="0.00020199999999998" calcext:value-type="float">
            <text:p>0.000202</text:p>
          </table:table-cell>
          <table:table-cell table:formula="of:=[.B203]*([.H$1]^(-[.G$1]))" office:value-type="float" office:value="0.821015524913649" calcext:value-type="float">
            <text:p>0.821015524913649</text:p>
          </table:table-cell>
          <table:table-cell table:formula="of:=[.E203]*([.H$1]^(-[.F$1]))" office:value-type="float" office:value="0.00275940639445835" calcext:value-type="float">
            <text:p>0.002759406394458</text:p>
          </table:table-cell>
          <table:table-cell office:value-type="float" office:value="10.9597" calcext:value-type="float">
            <text:p>10.9597</text:p>
          </table:table-cell>
          <table:table-cell table:number-columns-repeated="3"/>
          <table:table-cell office:value-type="float" office:value="0.174769" calcext:value-type="float">
            <text:p>0.174769</text:p>
          </table:table-cell>
          <table:table-cell table:formula="of:=[.I203]-[.I$1]" office:value-type="float" office:value="0.00020199999999998" calcext:value-type="float">
            <text:p>0.000202</text:p>
          </table:table-cell>
          <table:table-cell table:formula="of:=[.J203]*([.H$2]^(-[.G$1]))" office:value-type="float" office:value="1.0840876519239" calcext:value-type="float">
            <text:p>1.0840876519239</text:p>
          </table:table-cell>
          <table:table-cell table:formula="of:=[.M203]*([.H$2]^(-[.F$1]))" office:value-type="float" office:value="-0.00174720686649526" calcext:value-type="float">
            <text:p>-0.001747206866495</text:p>
          </table:table-cell>
          <table:table-cell office:value-type="float" office:value="-9.15599" calcext:value-type="float">
            <text:p>-9.15599</text:p>
          </table:table-cell>
          <table:table-cell/>
          <table:table-cell office:value-type="float" office:value="0.174769" calcext:value-type="float">
            <text:p>0.174769</text:p>
          </table:table-cell>
          <table:table-cell table:formula="of:=[.O203]-[.O$1]" office:value-type="float" office:value="0.00020199999999998" calcext:value-type="float">
            <text:p>0.000202</text:p>
          </table:table-cell>
          <table:table-cell table:formula="of:=[.P203]*([.H$3]^(-[.G$1]))" office:value-type="float" office:value="1.56544690094727" calcext:value-type="float">
            <text:p>1.56544690094727</text:p>
          </table:table-cell>
          <table:table-cell table:formula="of:=[.S203]*([.H$3]^(-[.F$1]))" office:value-type="float" office:value="-0.00317708290841232" calcext:value-type="float">
            <text:p>-0.003177082908412</text:p>
          </table:table-cell>
          <table:table-cell office:value-type="float" office:value="-24.0171" calcext:value-type="float">
            <text:p>-24.0171</text:p>
          </table:table-cell>
          <table:table-cell table:number-columns-repeated="24"/>
        </table:table-row>
        <table:table-row table:style-name="ro1">
          <table:table-cell office:value-type="float" office:value="0.17477" calcext:value-type="float">
            <text:p>0.17477</text:p>
          </table:table-cell>
          <table:table-cell table:formula="of:=[.A204]-[.A$1]" office:value-type="float" office:value="0.000203000000000009" calcext:value-type="float">
            <text:p>0.000203</text:p>
          </table:table-cell>
          <table:table-cell table:formula="of:=[.B204]*([.H$1]^(-[.G$1]))" office:value-type="float" office:value="0.825079958205418" calcext:value-type="float">
            <text:p>0.825079958205418</text:p>
          </table:table-cell>
          <table:table-cell table:formula="of:=[.E204]*([.H$1]^(-[.F$1]))" office:value-type="float" office:value="0.00269998689309498" calcext:value-type="float">
            <text:p>0.002699986893095</text:p>
          </table:table-cell>
          <table:table-cell office:value-type="float" office:value="10.7237" calcext:value-type="float">
            <text:p>10.7237</text:p>
          </table:table-cell>
          <table:table-cell table:number-columns-repeated="3"/>
          <table:table-cell office:value-type="float" office:value="0.17477" calcext:value-type="float">
            <text:p>0.17477</text:p>
          </table:table-cell>
          <table:table-cell table:formula="of:=[.I204]-[.I$1]" office:value-type="float" office:value="0.000203000000000009" calcext:value-type="float">
            <text:p>0.000203</text:p>
          </table:table-cell>
          <table:table-cell table:formula="of:=[.J204]*([.H$2]^(-[.G$1]))" office:value-type="float" office:value="1.08945442247814" calcext:value-type="float">
            <text:p>1.08945442247814</text:p>
          </table:table-cell>
          <table:table-cell table:formula="of:=[.M204]*([.H$2]^(-[.F$1]))" office:value-type="float" office:value="-0.00183381163171347" calcext:value-type="float">
            <text:p>-0.001833811631713</text:p>
          </table:table-cell>
          <table:table-cell office:value-type="float" office:value="-9.60983" calcext:value-type="float">
            <text:p>-9.60983</text:p>
          </table:table-cell>
          <table:table-cell/>
          <table:table-cell office:value-type="float" office:value="0.17477" calcext:value-type="float">
            <text:p>0.17477</text:p>
          </table:table-cell>
          <table:table-cell table:formula="of:=[.O204]-[.O$1]" office:value-type="float" office:value="0.000203000000000009" calcext:value-type="float">
            <text:p>0.000203</text:p>
          </table:table-cell>
          <table:table-cell table:formula="of:=[.P204]*([.H$3]^(-[.G$1]))" office:value-type="float" office:value="1.57319663808089" calcext:value-type="float">
            <text:p>1.57319663808089</text:p>
          </table:table-cell>
          <table:table-cell table:formula="of:=[.S204]*([.H$3]^(-[.F$1]))" office:value-type="float" office:value="-0.00310590077930362" calcext:value-type="float">
            <text:p>-0.003105900779304</text:p>
          </table:table-cell>
          <table:table-cell office:value-type="float" office:value="-23.479" calcext:value-type="float">
            <text:p>-23.479</text:p>
          </table:table-cell>
          <table:table-cell table:number-columns-repeated="24"/>
        </table:table-row>
        <table:table-row table:style-name="ro1">
          <table:table-cell office:value-type="float" office:value="0.174771" calcext:value-type="float">
            <text:p>0.174771</text:p>
          </table:table-cell>
          <table:table-cell table:formula="of:=[.A205]-[.A$1]" office:value-type="float" office:value="0.000203999999999982" calcext:value-type="float">
            <text:p>0.000204</text:p>
          </table:table-cell>
          <table:table-cell table:formula="of:=[.B205]*([.H$1]^(-[.G$1]))" office:value-type="float" office:value="0.829144391496961" calcext:value-type="float">
            <text:p>0.829144391496961</text:p>
          </table:table-cell>
          <table:table-cell table:formula="of:=[.E205]*([.H$1]^(-[.F$1]))" office:value-type="float" office:value="0.00263983723684197" calcext:value-type="float">
            <text:p>0.002639837236842</text:p>
          </table:table-cell>
          <table:table-cell office:value-type="float" office:value="10.4848" calcext:value-type="float">
            <text:p>10.4848</text:p>
          </table:table-cell>
          <table:table-cell table:number-columns-repeated="3"/>
          <table:table-cell office:value-type="float" office:value="0.174771" calcext:value-type="float">
            <text:p>0.174771</text:p>
          </table:table-cell>
          <table:table-cell table:formula="of:=[.I205]-[.I$1]" office:value-type="float" office:value="0.000203999999999982" calcext:value-type="float">
            <text:p>0.000204</text:p>
          </table:table-cell>
          <table:table-cell table:formula="of:=[.J205]*([.H$2]^(-[.G$1]))" office:value-type="float" office:value="1.09482119303207" calcext:value-type="float">
            <text:p>1.09482119303207</text:p>
          </table:table-cell>
          <table:table-cell table:formula="of:=[.M205]*([.H$2]^(-[.F$1]))" office:value-type="float" office:value="-0.00191941074050496" calcext:value-type="float">
            <text:p>-0.001919410740505</text:p>
          </table:table-cell>
          <table:table-cell office:value-type="float" office:value="-10.0584" calcext:value-type="float">
            <text:p>-10.0584</text:p>
          </table:table-cell>
          <table:table-cell/>
          <table:table-cell office:value-type="float" office:value="0.174771" calcext:value-type="float">
            <text:p>0.174771</text:p>
          </table:table-cell>
          <table:table-cell table:formula="of:=[.O205]-[.O$1]" office:value-type="float" office:value="0.000203999999999982" calcext:value-type="float">
            <text:p>0.000204</text:p>
          </table:table-cell>
          <table:table-cell table:formula="of:=[.P205]*([.H$3]^(-[.G$1]))" office:value-type="float" office:value="1.58094637521409" calcext:value-type="float">
            <text:p>1.58094637521409</text:p>
          </table:table-cell>
          <table:table-cell table:formula="of:=[.S205]*([.H$3]^(-[.F$1]))" office:value-type="float" office:value="-0.00303368683341913" calcext:value-type="float">
            <text:p>-0.003033686833419</text:p>
          </table:table-cell>
          <table:table-cell office:value-type="float" office:value="-22.9331" calcext:value-type="float">
            <text:p>-22.9331</text:p>
          </table:table-cell>
          <table:table-cell table:number-columns-repeated="24"/>
        </table:table-row>
        <table:table-row table:style-name="ro1">
          <table:table-cell office:value-type="float" office:value="0.174772" calcext:value-type="float">
            <text:p>0.174772</text:p>
          </table:table-cell>
          <table:table-cell table:formula="of:=[.A206]-[.A$1]" office:value-type="float" office:value="0.000204999999999983" calcext:value-type="float">
            <text:p>0.000205</text:p>
          </table:table-cell>
          <table:table-cell table:formula="of:=[.B206]*([.H$1]^(-[.G$1]))" office:value-type="float" office:value="0.833208824788617" calcext:value-type="float">
            <text:p>0.833208824788617</text:p>
          </table:table-cell>
          <table:table-cell table:formula="of:=[.E206]*([.H$1]^(-[.F$1]))" office:value-type="float" office:value="0.00257900778120896" calcext:value-type="float">
            <text:p>0.002579007781209</text:p>
          </table:table-cell>
          <table:table-cell office:value-type="float" office:value="10.2432" calcext:value-type="float">
            <text:p>10.2432</text:p>
          </table:table-cell>
          <table:table-cell table:number-columns-repeated="3"/>
          <table:table-cell office:value-type="float" office:value="0.174772" calcext:value-type="float">
            <text:p>0.174772</text:p>
          </table:table-cell>
          <table:table-cell table:formula="of:=[.I206]-[.I$1]" office:value-type="float" office:value="0.000204999999999983" calcext:value-type="float">
            <text:p>0.000205</text:p>
          </table:table-cell>
          <table:table-cell table:formula="of:=[.J206]*([.H$2]^(-[.G$1]))" office:value-type="float" office:value="1.10018796358616" calcext:value-type="float">
            <text:p>1.10018796358616</text:p>
          </table:table-cell>
          <table:table-cell table:formula="of:=[.M206]*([.H$2]^(-[.F$1]))" office:value-type="float" office:value="-0.00200396602754044" calcext:value-type="float">
            <text:p>-0.00200396602754</text:p>
          </table:table-cell>
          <table:table-cell office:value-type="float" office:value="-10.5015" calcext:value-type="float">
            <text:p>-10.5015</text:p>
          </table:table-cell>
          <table:table-cell/>
          <table:table-cell office:value-type="float" office:value="0.174772" calcext:value-type="float">
            <text:p>0.174772</text:p>
          </table:table-cell>
          <table:table-cell table:formula="of:=[.O206]-[.O$1]" office:value-type="float" office:value="0.000204999999999983" calcext:value-type="float">
            <text:p>0.000205</text:p>
          </table:table-cell>
          <table:table-cell table:formula="of:=[.P206]*([.H$3]^(-[.G$1]))" office:value-type="float" office:value="1.5886961123475" calcext:value-type="float">
            <text:p>1.5886961123475</text:p>
          </table:table-cell>
          <table:table-cell table:formula="of:=[.S206]*([.H$3]^(-[.F$1]))" office:value-type="float" office:value="-0.00296052044128008" calcext:value-type="float">
            <text:p>-0.00296052044128</text:p>
          </table:table-cell>
          <table:table-cell office:value-type="float" office:value="-22.38" calcext:value-type="float">
            <text:p>-22.38</text:p>
          </table:table-cell>
          <table:table-cell table:number-columns-repeated="24"/>
        </table:table-row>
        <table:table-row table:style-name="ro1">
          <table:table-cell office:value-type="float" office:value="0.174773" calcext:value-type="float">
            <text:p>0.174773</text:p>
          </table:table-cell>
          <table:table-cell table:formula="of:=[.A207]-[.A$1]" office:value-type="float" office:value="0.000205999999999984" calcext:value-type="float">
            <text:p>0.000206</text:p>
          </table:table-cell>
          <table:table-cell table:formula="of:=[.B207]*([.H$1]^(-[.G$1]))" office:value-type="float" office:value="0.837273258080274" calcext:value-type="float">
            <text:p>0.837273258080274</text:p>
          </table:table-cell>
          <table:table-cell table:formula="of:=[.E207]*([.H$1]^(-[.F$1]))" office:value-type="float" office:value="0.00251745572401275" calcext:value-type="float">
            <text:p>0.002517455724013</text:p>
          </table:table-cell>
          <table:table-cell office:value-type="float" office:value="9.99873" calcext:value-type="float">
            <text:p>9.99873</text:p>
          </table:table-cell>
          <table:table-cell table:number-columns-repeated="3"/>
          <table:table-cell office:value-type="float" office:value="0.174773" calcext:value-type="float">
            <text:p>0.174773</text:p>
          </table:table-cell>
          <table:table-cell table:formula="of:=[.I207]-[.I$1]" office:value-type="float" office:value="0.000205999999999984" calcext:value-type="float">
            <text:p>0.000206</text:p>
          </table:table-cell>
          <table:table-cell table:formula="of:=[.J207]*([.H$2]^(-[.G$1]))" office:value-type="float" office:value="1.10555473414024" calcext:value-type="float">
            <text:p>1.10555473414024</text:p>
          </table:table-cell>
          <table:table-cell table:formula="of:=[.M207]*([.H$2]^(-[.F$1]))" office:value-type="float" office:value="-0.00208743360269125" calcext:value-type="float">
            <text:p>-0.002087433602691</text:p>
          </table:table-cell>
          <table:table-cell office:value-type="float" office:value="-10.9389" calcext:value-type="float">
            <text:p>-10.9389</text:p>
          </table:table-cell>
          <table:table-cell/>
          <table:table-cell office:value-type="float" office:value="0.174773" calcext:value-type="float">
            <text:p>0.174773</text:p>
          </table:table-cell>
          <table:table-cell table:formula="of:=[.O207]-[.O$1]" office:value-type="float" office:value="0.000205999999999984" calcext:value-type="float">
            <text:p>0.000206</text:p>
          </table:table-cell>
          <table:table-cell table:formula="of:=[.P207]*([.H$3]^(-[.G$1]))" office:value-type="float" office:value="1.59644584948091" calcext:value-type="float">
            <text:p>1.59644584948091</text:p>
          </table:table-cell>
          <table:table-cell table:formula="of:=[.S207]*([.H$3]^(-[.F$1]))" office:value-type="float" office:value="-0.00288648097340767" calcext:value-type="float">
            <text:p>-0.002886480973408</text:p>
          </table:table-cell>
          <table:table-cell office:value-type="float" office:value="-21.8203" calcext:value-type="float">
            <text:p>-21.8203</text:p>
          </table:table-cell>
          <table:table-cell table:number-columns-repeated="24"/>
        </table:table-row>
        <table:table-row table:style-name="ro1">
          <table:table-cell office:value-type="float" office:value="0.174774" calcext:value-type="float">
            <text:p>0.174774</text:p>
          </table:table-cell>
          <table:table-cell table:formula="of:=[.A208]-[.A$1]" office:value-type="float" office:value="0.000206999999999985" calcext:value-type="float">
            <text:p>0.000207</text:p>
          </table:table-cell>
          <table:table-cell table:formula="of:=[.B208]*([.H$1]^(-[.G$1]))" office:value-type="float" office:value="0.84133769137193" calcext:value-type="float">
            <text:p>0.84133769137193</text:p>
          </table:table-cell>
          <table:table-cell table:formula="of:=[.E208]*([.H$1]^(-[.F$1]))" office:value-type="float" office:value="0.00245524149186491" calcext:value-type="float">
            <text:p>0.002455241491865</text:p>
          </table:table-cell>
          <table:table-cell office:value-type="float" office:value="9.75163" calcext:value-type="float">
            <text:p>9.75163</text:p>
          </table:table-cell>
          <table:table-cell table:number-columns-repeated="3"/>
          <table:table-cell office:value-type="float" office:value="0.174774" calcext:value-type="float">
            <text:p>0.174774</text:p>
          </table:table-cell>
          <table:table-cell table:formula="of:=[.I208]-[.I$1]" office:value-type="float" office:value="0.000206999999999985" calcext:value-type="float">
            <text:p>0.000207</text:p>
          </table:table-cell>
          <table:table-cell table:formula="of:=[.J208]*([.H$2]^(-[.G$1]))" office:value-type="float" office:value="1.11092150469433" calcext:value-type="float">
            <text:p>1.11092150469433</text:p>
          </table:table-cell>
          <table:table-cell table:formula="of:=[.M208]*([.H$2]^(-[.F$1]))" office:value-type="float" office:value="-0.00216979438329273" calcext:value-type="float">
            <text:p>-0.002169794383293</text:p>
          </table:table-cell>
          <table:table-cell office:value-type="float" office:value="-11.3705" calcext:value-type="float">
            <text:p>-11.3705</text:p>
          </table:table-cell>
          <table:table-cell/>
          <table:table-cell office:value-type="float" office:value="0.174774" calcext:value-type="float">
            <text:p>0.174774</text:p>
          </table:table-cell>
          <table:table-cell table:formula="of:=[.O208]-[.O$1]" office:value-type="float" office:value="0.000206999999999985" calcext:value-type="float">
            <text:p>0.000207</text:p>
          </table:table-cell>
          <table:table-cell table:formula="of:=[.P208]*([.H$3]^(-[.G$1]))" office:value-type="float" office:value="1.60419558661432" calcext:value-type="float">
            <text:p>1.60419558661432</text:p>
          </table:table-cell>
          <table:table-cell table:formula="of:=[.S208]*([.H$3]^(-[.F$1]))" office:value-type="float" office:value="-0.00281164780032313" calcext:value-type="float">
            <text:p>-0.002811647800323</text:p>
          </table:table-cell>
          <table:table-cell office:value-type="float" office:value="-21.2546" calcext:value-type="float">
            <text:p>-21.2546</text:p>
          </table:table-cell>
          <table:table-cell table:number-columns-repeated="24"/>
        </table:table-row>
        <table:table-row table:style-name="ro1">
          <table:table-cell office:value-type="float" office:value="0.174775" calcext:value-type="float">
            <text:p>0.174775</text:p>
          </table:table-cell>
          <table:table-cell table:formula="of:=[.A209]-[.A$1]" office:value-type="float" office:value="0.000207999999999986" calcext:value-type="float">
            <text:p>0.000208</text:p>
          </table:table-cell>
          <table:table-cell table:formula="of:=[.B209]*([.H$1]^(-[.G$1]))" office:value-type="float" office:value="0.845402124663586" calcext:value-type="float">
            <text:p>0.845402124663586</text:p>
          </table:table-cell>
          <table:table-cell table:formula="of:=[.E209]*([.H$1]^(-[.F$1]))" office:value-type="float" office:value="0.00239237012031641" calcext:value-type="float">
            <text:p>0.002392370120316</text:p>
          </table:table-cell>
          <table:table-cell office:value-type="float" office:value="9.50192" calcext:value-type="float">
            <text:p>9.50192</text:p>
          </table:table-cell>
          <table:table-cell table:number-columns-repeated="3"/>
          <table:table-cell office:value-type="float" office:value="0.174775" calcext:value-type="float">
            <text:p>0.174775</text:p>
          </table:table-cell>
          <table:table-cell table:formula="of:=[.I209]-[.I$1]" office:value-type="float" office:value="0.000207999999999986" calcext:value-type="float">
            <text:p>0.000208</text:p>
          </table:table-cell>
          <table:table-cell table:formula="of:=[.J209]*([.H$2]^(-[.G$1]))" office:value-type="float" office:value="1.11628827524841" calcext:value-type="float">
            <text:p>1.11628827524841</text:p>
          </table:table-cell>
          <table:table-cell table:formula="of:=[.M209]*([.H$2]^(-[.F$1]))" office:value-type="float" office:value="-0.00225097203868631" calcext:value-type="float">
            <text:p>-0.002250972038686</text:p>
          </table:table-cell>
          <table:table-cell office:value-type="float" office:value="-11.7959" calcext:value-type="float">
            <text:p>-11.7959</text:p>
          </table:table-cell>
          <table:table-cell/>
          <table:table-cell office:value-type="float" office:value="0.174775" calcext:value-type="float">
            <text:p>0.174775</text:p>
          </table:table-cell>
          <table:table-cell table:formula="of:=[.O209]-[.O$1]" office:value-type="float" office:value="0.000207999999999986" calcext:value-type="float">
            <text:p>0.000208</text:p>
          </table:table-cell>
          <table:table-cell table:formula="of:=[.P209]*([.H$3]^(-[.G$1]))" office:value-type="float" office:value="1.61194532374773" calcext:value-type="float">
            <text:p>1.61194532374773</text:p>
          </table:table-cell>
          <table:table-cell table:formula="of:=[.S209]*([.H$3]^(-[.F$1]))" office:value-type="float" office:value="-0.00273610029254766" calcext:value-type="float">
            <text:p>-0.002736100292548</text:p>
          </table:table-cell>
          <table:table-cell office:value-type="float" office:value="-20.6835" calcext:value-type="float">
            <text:p>-20.6835</text:p>
          </table:table-cell>
          <table:table-cell table:number-columns-repeated="24"/>
        </table:table-row>
        <table:table-row table:style-name="ro1">
          <table:table-cell office:value-type="float" office:value="0.174776" calcext:value-type="float">
            <text:p>0.174776</text:p>
          </table:table-cell>
          <table:table-cell table:formula="of:=[.A210]-[.A$1]" office:value-type="float" office:value="0.000208999999999987" calcext:value-type="float">
            <text:p>0.000209</text:p>
          </table:table-cell>
          <table:table-cell table:formula="of:=[.B210]*([.H$1]^(-[.G$1]))" office:value-type="float" office:value="0.849466557955242" calcext:value-type="float">
            <text:p>0.849466557955242</text:p>
          </table:table-cell>
          <table:table-cell table:formula="of:=[.E210]*([.H$1]^(-[.F$1]))" office:value-type="float" office:value="0.0023288592337956" calcext:value-type="float">
            <text:p>0.002328859233796</text:p>
          </table:table-cell>
          <table:table-cell office:value-type="float" office:value="9.24967" calcext:value-type="float">
            <text:p>9.24967</text:p>
          </table:table-cell>
          <table:table-cell table:number-columns-repeated="3"/>
          <table:table-cell office:value-type="float" office:value="0.174776" calcext:value-type="float">
            <text:p>0.174776</text:p>
          </table:table-cell>
          <table:table-cell table:formula="of:=[.I210]-[.I$1]" office:value-type="float" office:value="0.000208999999999987" calcext:value-type="float">
            <text:p>0.000209</text:p>
          </table:table-cell>
          <table:table-cell table:formula="of:=[.J210]*([.H$2]^(-[.G$1]))" office:value-type="float" office:value="1.12165504580249" calcext:value-type="float">
            <text:p>1.12165504580249</text:p>
          </table:table-cell>
          <table:table-cell table:formula="of:=[.M210]*([.H$2]^(-[.F$1]))" office:value-type="float" office:value="-0.00233094748620735" calcext:value-type="float">
            <text:p>-0.002330947486207</text:p>
          </table:table-cell>
          <table:table-cell office:value-type="float" office:value="-12.215" calcext:value-type="float">
            <text:p>-12.215</text:p>
          </table:table-cell>
          <table:table-cell/>
          <table:table-cell office:value-type="float" office:value="0.174776" calcext:value-type="float">
            <text:p>0.174776</text:p>
          </table:table-cell>
          <table:table-cell table:formula="of:=[.O210]-[.O$1]" office:value-type="float" office:value="0.000208999999999987" calcext:value-type="float">
            <text:p>0.000209</text:p>
          </table:table-cell>
          <table:table-cell table:formula="of:=[.P210]*([.H$3]^(-[.G$1]))" office:value-type="float" office:value="1.61969506088114" calcext:value-type="float">
            <text:p>1.61969506088114</text:p>
          </table:table-cell>
          <table:table-cell table:formula="of:=[.S210]*([.H$3]^(-[.F$1]))" office:value-type="float" office:value="-0.00265991782060247" calcext:value-type="float">
            <text:p>-0.002659917820602</text:p>
          </table:table-cell>
          <table:table-cell office:value-type="float" office:value="-20.1076" calcext:value-type="float">
            <text:p>-20.1076</text:p>
          </table:table-cell>
          <table:table-cell table:number-columns-repeated="24"/>
        </table:table-row>
        <table:table-row table:style-name="ro1">
          <table:table-cell office:value-type="float" office:value="0.174777" calcext:value-type="float">
            <text:p>0.174777</text:p>
          </table:table-cell>
          <table:table-cell table:formula="of:=[.A211]-[.A$1]" office:value-type="float" office:value="0.000209999999999988" calcext:value-type="float">
            <text:p>0.00021</text:p>
          </table:table-cell>
          <table:table-cell table:formula="of:=[.B211]*([.H$1]^(-[.G$1]))" office:value-type="float" office:value="0.853530991246898" calcext:value-type="float">
            <text:p>0.853530991246898</text:p>
          </table:table-cell>
          <table:table-cell table:formula="of:=[.E211]*([.H$1]^(-[.F$1]))" office:value-type="float" office:value="0.00226472645673086" calcext:value-type="float">
            <text:p>0.002264726456731</text:p>
          </table:table-cell>
          <table:table-cell office:value-type="float" office:value="8.99495" calcext:value-type="float">
            <text:p>8.99495</text:p>
          </table:table-cell>
          <table:table-cell table:number-columns-repeated="3"/>
          <table:table-cell office:value-type="float" office:value="0.174777" calcext:value-type="float">
            <text:p>0.174777</text:p>
          </table:table-cell>
          <table:table-cell table:formula="of:=[.I211]-[.I$1]" office:value-type="float" office:value="0.000209999999999988" calcext:value-type="float">
            <text:p>0.00021</text:p>
          </table:table-cell>
          <table:table-cell table:formula="of:=[.J211]*([.H$2]^(-[.G$1]))" office:value-type="float" office:value="1.12702181635658" calcext:value-type="float">
            <text:p>1.12702181635658</text:p>
          </table:table-cell>
          <table:table-cell table:formula="of:=[.M211]*([.H$2]^(-[.F$1]))" office:value-type="float" office:value="-0.00240968256052656" calcext:value-type="float">
            <text:p>-0.002409682560527</text:p>
          </table:table-cell>
          <table:table-cell office:value-type="float" office:value="-12.6276" calcext:value-type="float">
            <text:p>-12.6276</text:p>
          </table:table-cell>
          <table:table-cell/>
          <table:table-cell office:value-type="float" office:value="0.174777" calcext:value-type="float">
            <text:p>0.174777</text:p>
          </table:table-cell>
          <table:table-cell table:formula="of:=[.O211]-[.O$1]" office:value-type="float" office:value="0.000209999999999988" calcext:value-type="float">
            <text:p>0.00021</text:p>
          </table:table-cell>
          <table:table-cell table:formula="of:=[.P211]*([.H$3]^(-[.G$1]))" office:value-type="float" office:value="1.62744479801456" calcext:value-type="float">
            <text:p>1.62744479801456</text:p>
          </table:table-cell>
          <table:table-cell table:formula="of:=[.S211]*([.H$3]^(-[.F$1]))" office:value-type="float" office:value="-0.00258317975500879" calcext:value-type="float">
            <text:p>-0.002583179755009</text:p>
          </table:table-cell>
          <table:table-cell office:value-type="float" office:value="-19.5275" calcext:value-type="float">
            <text:p>-19.5275</text:p>
          </table:table-cell>
          <table:table-cell table:number-columns-repeated="24"/>
        </table:table-row>
        <table:table-row table:style-name="ro1">
          <table:table-cell office:value-type="float" office:value="0.174778" calcext:value-type="float">
            <text:p>0.174778</text:p>
          </table:table-cell>
          <table:table-cell table:formula="of:=[.A212]-[.A$1]" office:value-type="float" office:value="0.000210999999999989" calcext:value-type="float">
            <text:p>0.000211</text:p>
          </table:table-cell>
          <table:table-cell table:formula="of:=[.B212]*([.H$1]^(-[.G$1]))" office:value-type="float" office:value="0.857595424538554" calcext:value-type="float">
            <text:p>0.857595424538554</text:p>
          </table:table-cell>
          <table:table-cell table:formula="of:=[.E212]*([.H$1]^(-[.F$1]))" office:value-type="float" office:value="0.00219998941355056" calcext:value-type="float">
            <text:p>0.002199989413551</text:p>
          </table:table-cell>
          <table:table-cell office:value-type="float" office:value="8.73783" calcext:value-type="float">
            <text:p>8.73783</text:p>
          </table:table-cell>
          <table:table-cell table:number-columns-repeated="3"/>
          <table:table-cell office:value-type="float" office:value="0.174778" calcext:value-type="float">
            <text:p>0.174778</text:p>
          </table:table-cell>
          <table:table-cell table:formula="of:=[.I212]-[.I$1]" office:value-type="float" office:value="0.000210999999999989" calcext:value-type="float">
            <text:p>0.000211</text:p>
          </table:table-cell>
          <table:table-cell table:formula="of:=[.J212]*([.H$2]^(-[.G$1]))" office:value-type="float" office:value="1.13238858691066" calcext:value-type="float">
            <text:p>1.13238858691066</text:p>
          </table:table-cell>
          <table:table-cell table:formula="of:=[.M212]*([.H$2]^(-[.F$1]))" office:value-type="float" office:value="-0.0024871581789793" calcext:value-type="float">
            <text:p>-0.002487158178979</text:p>
          </table:table-cell>
          <table:table-cell office:value-type="float" office:value="-13.0336" calcext:value-type="float">
            <text:p>-13.0336</text:p>
          </table:table-cell>
          <table:table-cell/>
          <table:table-cell office:value-type="float" office:value="0.174778" calcext:value-type="float">
            <text:p>0.174778</text:p>
          </table:table-cell>
          <table:table-cell table:formula="of:=[.O212]-[.O$1]" office:value-type="float" office:value="0.000210999999999989" calcext:value-type="float">
            <text:p>0.000211</text:p>
          </table:table-cell>
          <table:table-cell table:formula="of:=[.P212]*([.H$3]^(-[.G$1]))" office:value-type="float" office:value="1.63519453514797" calcext:value-type="float">
            <text:p>1.63519453514797</text:p>
          </table:table-cell>
          <table:table-cell table:formula="of:=[.S212]*([.H$3]^(-[.F$1]))" office:value-type="float" office:value="-0.00250597869470803" calcext:value-type="float">
            <text:p>-0.002505978694708</text:p>
          </table:table-cell>
          <table:table-cell office:value-type="float" office:value="-18.9439" calcext:value-type="float">
            <text:p>-18.9439</text:p>
          </table:table-cell>
          <table:table-cell table:number-columns-repeated="24"/>
        </table:table-row>
        <table:table-row table:style-name="ro1">
          <table:table-cell office:value-type="float" office:value="0.174779" calcext:value-type="float">
            <text:p>0.174779</text:p>
          </table:table-cell>
          <table:table-cell table:formula="of:=[.A213]-[.A$1]" office:value-type="float" office:value="0.00021199999999999" calcext:value-type="float">
            <text:p>0.000212</text:p>
          </table:table-cell>
          <table:table-cell table:formula="of:=[.B213]*([.H$1]^(-[.G$1]))" office:value-type="float" office:value="0.861659857830211" calcext:value-type="float">
            <text:p>0.861659857830211</text:p>
          </table:table-cell>
          <table:table-cell table:formula="of:=[.E213]*([.H$1]^(-[.F$1]))" office:value-type="float" office:value="0.00213466572868307" calcext:value-type="float">
            <text:p>0.002134665728683</text:p>
          </table:table-cell>
          <table:table-cell office:value-type="float" office:value="8.47838" calcext:value-type="float">
            <text:p>8.47838</text:p>
          </table:table-cell>
          <table:table-cell table:number-columns-repeated="3"/>
          <table:table-cell office:value-type="float" office:value="0.174779" calcext:value-type="float">
            <text:p>0.174779</text:p>
          </table:table-cell>
          <table:table-cell table:formula="of:=[.I213]-[.I$1]" office:value-type="float" office:value="0.00021199999999999" calcext:value-type="float">
            <text:p>0.000212</text:p>
          </table:table-cell>
          <table:table-cell table:formula="of:=[.J213]*([.H$2]^(-[.G$1]))" office:value-type="float" office:value="1.13775535746475" calcext:value-type="float">
            <text:p>1.13775535746475</text:p>
          </table:table-cell>
          <table:table-cell table:formula="of:=[.M213]*([.H$2]^(-[.F$1]))" office:value-type="float" office:value="-0.00256331709357163" calcext:value-type="float">
            <text:p>-0.002563317093572</text:p>
          </table:table-cell>
          <table:table-cell office:value-type="float" office:value="-13.4327" calcext:value-type="float">
            <text:p>-13.4327</text:p>
          </table:table-cell>
          <table:table-cell/>
          <table:table-cell office:value-type="float" office:value="0.174779" calcext:value-type="float">
            <text:p>0.174779</text:p>
          </table:table-cell>
          <table:table-cell table:formula="of:=[.O213]-[.O$1]" office:value-type="float" office:value="0.00021199999999999" calcext:value-type="float">
            <text:p>0.000212</text:p>
          </table:table-cell>
          <table:table-cell table:formula="of:=[.P213]*([.H$3]^(-[.G$1]))" office:value-type="float" office:value="1.64294427228138" calcext:value-type="float">
            <text:p>1.64294427228138</text:p>
          </table:table-cell>
          <table:table-cell table:formula="of:=[.S213]*([.H$3]^(-[.F$1]))" office:value-type="float" office:value="-0.0024283807818012" calcext:value-type="float">
            <text:p>-0.002428380781801</text:p>
          </table:table-cell>
          <table:table-cell office:value-type="float" office:value="-18.3573" calcext:value-type="float">
            <text:p>-18.3573</text:p>
          </table:table-cell>
          <table:table-cell table:number-columns-repeated="24"/>
        </table:table-row>
        <table:table-row table:style-name="ro1">
          <table:table-cell office:value-type="float" office:value="0.17478" calcext:value-type="float">
            <text:p>0.17478</text:p>
          </table:table-cell>
          <table:table-cell table:formula="of:=[.A214]-[.A$1]" office:value-type="float" office:value="0.000213000000000019" calcext:value-type="float">
            <text:p>0.000213</text:p>
          </table:table-cell>
          <table:table-cell table:formula="of:=[.B214]*([.H$1]^(-[.G$1]))" office:value-type="float" office:value="0.86572429112198" calcext:value-type="float">
            <text:p>0.86572429112198</text:p>
          </table:table-cell>
          <table:table-cell table:formula="of:=[.E214]*([.H$1]^(-[.F$1]))" office:value-type="float" office:value="0.00206877554433224" calcext:value-type="float">
            <text:p>0.002068775544332</text:p>
          </table:table-cell>
          <table:table-cell office:value-type="float" office:value="8.21668" calcext:value-type="float">
            <text:p>8.21668</text:p>
          </table:table-cell>
          <table:table-cell table:number-columns-repeated="3"/>
          <table:table-cell office:value-type="float" office:value="0.17478" calcext:value-type="float">
            <text:p>0.17478</text:p>
          </table:table-cell>
          <table:table-cell table:formula="of:=[.I214]-[.I$1]" office:value-type="float" office:value="0.000213000000000019" calcext:value-type="float">
            <text:p>0.000213</text:p>
          </table:table-cell>
          <table:table-cell table:formula="of:=[.J214]*([.H$2]^(-[.G$1]))" office:value-type="float" office:value="1.14312212801898" calcext:value-type="float">
            <text:p>1.14312212801898</text:p>
          </table:table-cell>
          <table:table-cell table:formula="of:=[.M214]*([.H$2]^(-[.F$1]))" office:value-type="float" office:value="-0.00263812113897428" calcext:value-type="float">
            <text:p>-0.002638121138974</text:p>
          </table:table-cell>
          <table:table-cell office:value-type="float" office:value="-13.8247" calcext:value-type="float">
            <text:p>-13.8247</text:p>
          </table:table-cell>
          <table:table-cell/>
          <table:table-cell office:value-type="float" office:value="0.17478" calcext:value-type="float">
            <text:p>0.17478</text:p>
          </table:table-cell>
          <table:table-cell table:formula="of:=[.O214]-[.O$1]" office:value-type="float" office:value="0.000213000000000019" calcext:value-type="float">
            <text:p>0.000213</text:p>
          </table:table-cell>
          <table:table-cell table:formula="of:=[.P214]*([.H$3]^(-[.G$1]))" office:value-type="float" office:value="1.650694009415" calcext:value-type="float">
            <text:p>1.650694009415</text:p>
          </table:table-cell>
          <table:table-cell table:formula="of:=[.S214]*([.H$3]^(-[.F$1]))" office:value-type="float" office:value="-0.00235047861522971" calcext:value-type="float">
            <text:p>-0.00235047861523</text:p>
          </table:table-cell>
          <table:table-cell office:value-type="float" office:value="-17.7684" calcext:value-type="float">
            <text:p>-17.7684</text:p>
          </table:table-cell>
          <table:table-cell table:number-columns-repeated="24"/>
        </table:table-row>
        <table:table-row table:style-name="ro1">
          <table:table-cell office:value-type="float" office:value="0.174781" calcext:value-type="float">
            <text:p>0.174781</text:p>
          </table:table-cell>
          <table:table-cell table:formula="of:=[.A215]-[.A$1]" office:value-type="float" office:value="0.000213999999999992" calcext:value-type="float">
            <text:p>0.000214</text:p>
          </table:table-cell>
          <table:table-cell table:formula="of:=[.B215]*([.H$1]^(-[.G$1]))" office:value-type="float" office:value="0.869788724413523" calcext:value-type="float">
            <text:p>0.869788724413523</text:p>
          </table:table-cell>
          <table:table-cell table:formula="of:=[.E215]*([.H$1]^(-[.F$1]))" office:value-type="float" office:value="0.00200233648492645" calcext:value-type="float">
            <text:p>0.002002336484926</text:p>
          </table:table-cell>
          <table:table-cell office:value-type="float" office:value="7.9528" calcext:value-type="float">
            <text:p>7.9528</text:p>
          </table:table-cell>
          <table:table-cell table:number-columns-repeated="3"/>
          <table:table-cell office:value-type="float" office:value="0.174781" calcext:value-type="float">
            <text:p>0.174781</text:p>
          </table:table-cell>
          <table:table-cell table:formula="of:=[.I215]-[.I$1]" office:value-type="float" office:value="0.000213999999999992" calcext:value-type="float">
            <text:p>0.000214</text:p>
          </table:table-cell>
          <table:table-cell table:formula="of:=[.J215]*([.H$2]^(-[.G$1]))" office:value-type="float" office:value="1.14848889857292" calcext:value-type="float">
            <text:p>1.14848889857292</text:p>
          </table:table-cell>
          <table:table-cell table:formula="of:=[.M215]*([.H$2]^(-[.F$1]))" office:value-type="float" office:value="-0.00271155123252258" calcext:value-type="float">
            <text:p>-0.002711551232523</text:p>
          </table:table-cell>
          <table:table-cell office:value-type="float" office:value="-14.2095" calcext:value-type="float">
            <text:p>-14.2095</text:p>
          </table:table-cell>
          <table:table-cell/>
          <table:table-cell office:value-type="float" office:value="0.174781" calcext:value-type="float">
            <text:p>0.174781</text:p>
          </table:table-cell>
          <table:table-cell table:formula="of:=[.O215]-[.O$1]" office:value-type="float" office:value="0.000213999999999992" calcext:value-type="float">
            <text:p>0.000214</text:p>
          </table:table-cell>
          <table:table-cell table:formula="of:=[.P215]*([.H$3]^(-[.G$1]))" office:value-type="float" office:value="1.6584437465482" calcext:value-type="float">
            <text:p>1.6584437465482</text:p>
          </table:table-cell>
          <table:table-cell table:formula="of:=[.S215]*([.H$3]^(-[.F$1]))" office:value-type="float" office:value="-0.00227233833709459" calcext:value-type="float">
            <text:p>-0.002272338337095</text:p>
          </table:table-cell>
          <table:table-cell office:value-type="float" office:value="-17.1777" calcext:value-type="float">
            <text:p>-17.1777</text:p>
          </table:table-cell>
          <table:table-cell table:number-columns-repeated="24"/>
        </table:table-row>
        <table:table-row table:style-name="ro1">
          <table:table-cell office:value-type="float" office:value="0.174782" calcext:value-type="float">
            <text:p>0.174782</text:p>
          </table:table-cell>
          <table:table-cell table:formula="of:=[.A216]-[.A$1]" office:value-type="float" office:value="0.000214999999999993" calcext:value-type="float">
            <text:p>0.000215</text:p>
          </table:table-cell>
          <table:table-cell table:formula="of:=[.B216]*([.H$1]^(-[.G$1]))" office:value-type="float" office:value="0.873853157705179" calcext:value-type="float">
            <text:p>0.873853157705179</text:p>
          </table:table-cell>
          <table:table-cell table:formula="of:=[.E216]*([.H$1]^(-[.F$1]))" office:value-type="float" office:value="0.00193536617489406" calcext:value-type="float">
            <text:p>0.001935366174894</text:p>
          </table:table-cell>
          <table:table-cell office:value-type="float" office:value="7.68681" calcext:value-type="float">
            <text:p>7.68681</text:p>
          </table:table-cell>
          <table:table-cell table:number-columns-repeated="3"/>
          <table:table-cell office:value-type="float" office:value="0.174782" calcext:value-type="float">
            <text:p>0.174782</text:p>
          </table:table-cell>
          <table:table-cell table:formula="of:=[.I216]-[.I$1]" office:value-type="float" office:value="0.000214999999999993" calcext:value-type="float">
            <text:p>0.000215</text:p>
          </table:table-cell>
          <table:table-cell table:formula="of:=[.J216]*([.H$2]^(-[.G$1]))" office:value-type="float" office:value="1.153855669127" calcext:value-type="float">
            <text:p>1.153855669127</text:p>
          </table:table-cell>
          <table:table-cell table:formula="of:=[.M216]*([.H$2]^(-[.F$1]))" office:value-type="float" office:value="-0.00278356920888727" calcext:value-type="float">
            <text:p>-0.002783569208887</text:p>
          </table:table-cell>
          <table:table-cell office:value-type="float" office:value="-14.5869" calcext:value-type="float">
            <text:p>-14.5869</text:p>
          </table:table-cell>
          <table:table-cell/>
          <table:table-cell office:value-type="float" office:value="0.174782" calcext:value-type="float">
            <text:p>0.174782</text:p>
          </table:table-cell>
          <table:table-cell table:formula="of:=[.O216]-[.O$1]" office:value-type="float" office:value="0.000214999999999993" calcext:value-type="float">
            <text:p>0.000215</text:p>
          </table:table-cell>
          <table:table-cell table:formula="of:=[.P216]*([.H$3]^(-[.G$1]))" office:value-type="float" office:value="1.66619348368161" calcext:value-type="float">
            <text:p>1.66619348368161</text:p>
          </table:table-cell>
          <table:table-cell table:formula="of:=[.S216]*([.H$3]^(-[.F$1]))" office:value-type="float" office:value="-0.00219405254633723" calcext:value-type="float">
            <text:p>-0.002194052546337</text:p>
          </table:table-cell>
          <table:table-cell office:value-type="float" office:value="-16.5859" calcext:value-type="float">
            <text:p>-16.5859</text:p>
          </table:table-cell>
          <table:table-cell table:number-columns-repeated="24"/>
        </table:table-row>
        <table:table-row table:style-name="ro1">
          <table:table-cell office:value-type="float" office:value="0.174783" calcext:value-type="float">
            <text:p>0.174783</text:p>
          </table:table-cell>
          <table:table-cell table:formula="of:=[.A217]-[.A$1]" office:value-type="float" office:value="0.000215999999999994" calcext:value-type="float">
            <text:p>0.000216</text:p>
          </table:table-cell>
          <table:table-cell table:formula="of:=[.B217]*([.H$1]^(-[.G$1]))" office:value-type="float" office:value="0.877917590996836" calcext:value-type="float">
            <text:p>0.877917590996836</text:p>
          </table:table-cell>
          <table:table-cell table:formula="of:=[.E217]*([.H$1]^(-[.F$1]))" office:value-type="float" office:value="0.00186788475643892" calcext:value-type="float">
            <text:p>0.001867884756439</text:p>
          </table:table-cell>
          <table:table-cell office:value-type="float" office:value="7.41879" calcext:value-type="float">
            <text:p>7.41879</text:p>
          </table:table-cell>
          <table:table-cell table:number-columns-repeated="3"/>
          <table:table-cell office:value-type="float" office:value="0.174783" calcext:value-type="float">
            <text:p>0.174783</text:p>
          </table:table-cell>
          <table:table-cell table:formula="of:=[.I217]-[.I$1]" office:value-type="float" office:value="0.000215999999999994" calcext:value-type="float">
            <text:p>0.000216</text:p>
          </table:table-cell>
          <table:table-cell table:formula="of:=[.J217]*([.H$2]^(-[.G$1]))" office:value-type="float" office:value="1.15922243968109" calcext:value-type="float">
            <text:p>1.15922243968109</text:p>
          </table:table-cell>
          <table:table-cell table:formula="of:=[.M217]*([.H$2]^(-[.F$1]))" office:value-type="float" office:value="-0.00285415598540369" calcext:value-type="float">
            <text:p>-0.002854155985404</text:p>
          </table:table-cell>
          <table:table-cell office:value-type="float" office:value="-14.9568" calcext:value-type="float">
            <text:p>-14.9568</text:p>
          </table:table-cell>
          <table:table-cell/>
          <table:table-cell office:value-type="float" office:value="0.174783" calcext:value-type="float">
            <text:p>0.174783</text:p>
          </table:table-cell>
          <table:table-cell table:formula="of:=[.O217]-[.O$1]" office:value-type="float" office:value="0.000215999999999994" calcext:value-type="float">
            <text:p>0.000216</text:p>
          </table:table-cell>
          <table:table-cell table:formula="of:=[.P217]*([.H$3]^(-[.G$1]))" office:value-type="float" office:value="1.67394322081502" calcext:value-type="float">
            <text:p>1.67394322081502</text:p>
          </table:table-cell>
          <table:table-cell table:formula="of:=[.S217]*([.H$3]^(-[.F$1]))" office:value-type="float" office:value="-0.00211571384189907" calcext:value-type="float">
            <text:p>-0.002115713841899</text:p>
          </table:table-cell>
          <table:table-cell office:value-type="float" office:value="-15.9937" calcext:value-type="float">
            <text:p>-15.9937</text:p>
          </table:table-cell>
          <table:table-cell table:number-columns-repeated="24"/>
        </table:table-row>
        <table:table-row table:style-name="ro1">
          <table:table-cell office:value-type="float" office:value="0.174784" calcext:value-type="float">
            <text:p>0.174784</text:p>
          </table:table-cell>
          <table:table-cell table:formula="of:=[.A218]-[.A$1]" office:value-type="float" office:value="0.000216999999999995" calcext:value-type="float">
            <text:p>0.000217</text:p>
          </table:table-cell>
          <table:table-cell table:formula="of:=[.B218]*([.H$1]^(-[.G$1]))" office:value-type="float" office:value="0.881982024288492" calcext:value-type="float">
            <text:p>0.881982024288492</text:p>
          </table:table-cell>
          <table:table-cell table:formula="of:=[.E218]*([.H$1]^(-[.F$1]))" office:value-type="float" office:value="0.00179990985398942" calcext:value-type="float">
            <text:p>0.001799909853989</text:p>
          </table:table-cell>
          <table:table-cell office:value-type="float" office:value="7.14881" calcext:value-type="float">
            <text:p>7.14881</text:p>
          </table:table-cell>
          <table:table-cell table:number-columns-repeated="3"/>
          <table:table-cell office:value-type="float" office:value="0.174784" calcext:value-type="float">
            <text:p>0.174784</text:p>
          </table:table-cell>
          <table:table-cell table:formula="of:=[.I218]-[.I$1]" office:value-type="float" office:value="0.000216999999999995" calcext:value-type="float">
            <text:p>0.000217</text:p>
          </table:table-cell>
          <table:table-cell table:formula="of:=[.J218]*([.H$2]^(-[.G$1]))" office:value-type="float" office:value="1.16458921023517" calcext:value-type="float">
            <text:p>1.16458921023517</text:p>
          </table:table-cell>
          <table:table-cell table:formula="of:=[.M218]*([.H$2]^(-[.F$1]))" office:value-type="float" office:value="-0.00292325431407792" calcext:value-type="float">
            <text:p>-0.002923254314078</text:p>
          </table:table-cell>
          <table:table-cell office:value-type="float" office:value="-15.3189" calcext:value-type="float">
            <text:p>-15.3189</text:p>
          </table:table-cell>
          <table:table-cell/>
          <table:table-cell office:value-type="float" office:value="0.174784" calcext:value-type="float">
            <text:p>0.174784</text:p>
          </table:table-cell>
          <table:table-cell table:formula="of:=[.O218]-[.O$1]" office:value-type="float" office:value="0.000216999999999995" calcext:value-type="float">
            <text:p>0.000217</text:p>
          </table:table-cell>
          <table:table-cell table:formula="of:=[.P218]*([.H$3]^(-[.G$1]))" office:value-type="float" office:value="1.68169295794843" calcext:value-type="float">
            <text:p>1.68169295794843</text:p>
          </table:table-cell>
          <table:table-cell table:formula="of:=[.S218]*([.H$3]^(-[.F$1]))" office:value-type="float" office:value="-0.00203738836588111" calcext:value-type="float">
            <text:p>-0.002037388365881</text:p>
          </table:table-cell>
          <table:table-cell office:value-type="float" office:value="-15.4016" calcext:value-type="float">
            <text:p>-15.4016</text:p>
          </table:table-cell>
          <table:table-cell table:number-columns-repeated="24"/>
        </table:table-row>
        <table:table-row table:style-name="ro1">
          <table:table-cell office:value-type="float" office:value="0.174785" calcext:value-type="float">
            <text:p>0.174785</text:p>
          </table:table-cell>
          <table:table-cell table:formula="of:=[.A219]-[.A$1]" office:value-type="float" office:value="0.000217999999999996" calcext:value-type="float">
            <text:p>0.000218</text:p>
          </table:table-cell>
          <table:table-cell table:formula="of:=[.B219]*([.H$1]^(-[.G$1]))" office:value-type="float" office:value="0.886046457580148" calcext:value-type="float">
            <text:p>0.886046457580148</text:p>
          </table:table-cell>
          <table:table-cell table:formula="of:=[.E219]*([.H$1]^(-[.F$1]))" office:value-type="float" office:value="0.00173146160974939" calcext:value-type="float">
            <text:p>0.001731461609749</text:p>
          </table:table-cell>
          <table:table-cell office:value-type="float" office:value="6.87695" calcext:value-type="float">
            <text:p>6.87695</text:p>
          </table:table-cell>
          <table:table-cell table:number-columns-repeated="3"/>
          <table:table-cell office:value-type="float" office:value="0.174785" calcext:value-type="float">
            <text:p>0.174785</text:p>
          </table:table-cell>
          <table:table-cell table:formula="of:=[.I219]-[.I$1]" office:value-type="float" office:value="0.000217999999999996" calcext:value-type="float">
            <text:p>0.000218</text:p>
          </table:table-cell>
          <table:table-cell table:formula="of:=[.J219]*([.H$2]^(-[.G$1]))" office:value-type="float" office:value="1.16995598078926" calcext:value-type="float">
            <text:p>1.16995598078926</text:p>
          </table:table-cell>
          <table:table-cell table:formula="of:=[.M219]*([.H$2]^(-[.F$1]))" office:value-type="float" office:value="-0.00299086419490995" calcext:value-type="float">
            <text:p>-0.00299086419491</text:p>
          </table:table-cell>
          <table:table-cell office:value-type="float" office:value="-15.6732" calcext:value-type="float">
            <text:p>-15.6732</text:p>
          </table:table-cell>
          <table:table-cell/>
          <table:table-cell office:value-type="float" office:value="0.174785" calcext:value-type="float">
            <text:p>0.174785</text:p>
          </table:table-cell>
          <table:table-cell table:formula="of:=[.O219]-[.O$1]" office:value-type="float" office:value="0.000217999999999996" calcext:value-type="float">
            <text:p>0.000218</text:p>
          </table:table-cell>
          <table:table-cell table:formula="of:=[.P219]*([.H$3]^(-[.G$1]))" office:value-type="float" office:value="1.68944269508184" calcext:value-type="float">
            <text:p>1.68944269508184</text:p>
          </table:table-cell>
          <table:table-cell table:formula="of:=[.S219]*([.H$3]^(-[.F$1]))" office:value-type="float" office:value="-0.00195916871722477" calcext:value-type="float">
            <text:p>-0.001959168717225</text:p>
          </table:table-cell>
          <table:table-cell office:value-type="float" office:value="-14.8103" calcext:value-type="float">
            <text:p>-14.8103</text:p>
          </table:table-cell>
          <table:table-cell table:number-columns-repeated="24"/>
        </table:table-row>
        <table:table-row table:style-name="ro1">
          <table:table-cell office:value-type="float" office:value="0.174786" calcext:value-type="float">
            <text:p>0.174786</text:p>
          </table:table-cell>
          <table:table-cell table:formula="of:=[.A220]-[.A$1]" office:value-type="float" office:value="0.000218999999999997" calcext:value-type="float">
            <text:p>0.000219</text:p>
          </table:table-cell>
          <table:table-cell table:formula="of:=[.B220]*([.H$1]^(-[.G$1]))" office:value-type="float" office:value="0.890110890871804" calcext:value-type="float">
            <text:p>0.890110890871804</text:p>
          </table:table-cell>
          <table:table-cell table:formula="of:=[.E220]*([.H$1]^(-[.F$1]))" office:value-type="float" office:value="0.00166256268369817" calcext:value-type="float">
            <text:p>0.001662562683698</text:p>
          </table:table-cell>
          <table:table-cell office:value-type="float" office:value="6.6033" calcext:value-type="float">
            <text:p>6.6033</text:p>
          </table:table-cell>
          <table:table-cell table:number-columns-repeated="3"/>
          <table:table-cell office:value-type="float" office:value="0.174786" calcext:value-type="float">
            <text:p>0.174786</text:p>
          </table:table-cell>
          <table:table-cell table:formula="of:=[.I220]-[.I$1]" office:value-type="float" office:value="0.000218999999999997" calcext:value-type="float">
            <text:p>0.000219</text:p>
          </table:table-cell>
          <table:table-cell table:formula="of:=[.J220]*([.H$2]^(-[.G$1]))" office:value-type="float" office:value="1.17532275134334" calcext:value-type="float">
            <text:p>1.17532275134334</text:p>
          </table:table-cell>
          <table:table-cell table:formula="of:=[.M220]*([.H$2]^(-[.F$1]))" office:value-type="float" office:value="-0.00305692837990586" calcext:value-type="float">
            <text:p>-0.003056928379906</text:p>
          </table:table-cell>
          <table:table-cell office:value-type="float" office:value="-16.0194" calcext:value-type="float">
            <text:p>-16.0194</text:p>
          </table:table-cell>
          <table:table-cell/>
          <table:table-cell office:value-type="float" office:value="0.174786" calcext:value-type="float">
            <text:p>0.174786</text:p>
          </table:table-cell>
          <table:table-cell table:formula="of:=[.O220]-[.O$1]" office:value-type="float" office:value="0.000218999999999997" calcext:value-type="float">
            <text:p>0.000219</text:p>
          </table:table-cell>
          <table:table-cell table:formula="of:=[.P220]*([.H$3]^(-[.G$1]))" office:value-type="float" office:value="1.69719243221525" calcext:value-type="float">
            <text:p>1.69719243221525</text:p>
          </table:table-cell>
          <table:table-cell table:formula="of:=[.S220]*([.H$3]^(-[.F$1]))" office:value-type="float" office:value="-0.00188113426645126" calcext:value-type="float">
            <text:p>-0.001881134266451</text:p>
          </table:table-cell>
          <table:table-cell office:value-type="float" office:value="-14.2204" calcext:value-type="float">
            <text:p>-14.2204</text:p>
          </table:table-cell>
          <table:table-cell table:number-columns-repeated="24"/>
        </table:table-row>
        <table:table-row table:style-name="ro1">
          <table:table-cell office:value-type="float" office:value="0.174787" calcext:value-type="float">
            <text:p>0.174787</text:p>
          </table:table-cell>
          <table:table-cell table:formula="of:=[.A221]-[.A$1]" office:value-type="float" office:value="0.000219999999999998" calcext:value-type="float">
            <text:p>0.00022</text:p>
          </table:table-cell>
          <table:table-cell table:formula="of:=[.B221]*([.H$1]^(-[.G$1]))" office:value-type="float" office:value="0.89417532416346" calcext:value-type="float">
            <text:p>0.89417532416346</text:p>
          </table:table-cell>
          <table:table-cell table:formula="of:=[.E221]*([.H$1]^(-[.F$1]))" office:value-type="float" office:value="0.00159322818248865" calcext:value-type="float">
            <text:p>0.001593228182489</text:p>
          </table:table-cell>
          <table:table-cell office:value-type="float" office:value="6.32792" calcext:value-type="float">
            <text:p>6.32792</text:p>
          </table:table-cell>
          <table:table-cell table:number-columns-repeated="3"/>
          <table:table-cell office:value-type="float" office:value="0.174787" calcext:value-type="float">
            <text:p>0.174787</text:p>
          </table:table-cell>
          <table:table-cell table:formula="of:=[.I221]-[.I$1]" office:value-type="float" office:value="0.000219999999999998" calcext:value-type="float">
            <text:p>0.00022</text:p>
          </table:table-cell>
          <table:table-cell table:formula="of:=[.J221]*([.H$2]^(-[.G$1]))" office:value-type="float" office:value="1.18068952189743" calcext:value-type="float">
            <text:p>1.18068952189743</text:p>
          </table:table-cell>
          <table:table-cell table:formula="of:=[.M221]*([.H$2]^(-[.F$1]))" office:value-type="float" office:value="-0.00312144686906564" calcext:value-type="float">
            <text:p>-0.003121446869066</text:p>
          </table:table-cell>
          <table:table-cell office:value-type="float" office:value="-16.3575" calcext:value-type="float">
            <text:p>-16.3575</text:p>
          </table:table-cell>
          <table:table-cell/>
          <table:table-cell office:value-type="float" office:value="0.174787" calcext:value-type="float">
            <text:p>0.174787</text:p>
          </table:table-cell>
          <table:table-cell table:formula="of:=[.O221]-[.O$1]" office:value-type="float" office:value="0.000219999999999998" calcext:value-type="float">
            <text:p>0.00022</text:p>
          </table:table-cell>
          <table:table-cell table:formula="of:=[.P221]*([.H$3]^(-[.G$1]))" office:value-type="float" office:value="1.70494216934866" calcext:value-type="float">
            <text:p>1.70494216934866</text:p>
          </table:table-cell>
          <table:table-cell table:formula="of:=[.S221]*([.H$3]^(-[.F$1]))" office:value-type="float" office:value="-0.0018033511556616" calcext:value-type="float">
            <text:p>-0.001803351155662</text:p>
          </table:table-cell>
          <table:table-cell office:value-type="float" office:value="-13.6324" calcext:value-type="float">
            <text:p>-13.6324</text:p>
          </table:table-cell>
          <table:table-cell table:number-columns-repeated="24"/>
        </table:table-row>
        <table:table-row table:style-name="ro1">
          <table:table-cell office:value-type="float" office:value="0.174788" calcext:value-type="float">
            <text:p>0.174788</text:p>
          </table:table-cell>
          <table:table-cell table:formula="of:=[.A222]-[.A$1]" office:value-type="float" office:value="0.000220999999999999" calcext:value-type="float">
            <text:p>0.000221</text:p>
          </table:table-cell>
          <table:table-cell table:formula="of:=[.B222]*([.H$1]^(-[.G$1]))" office:value-type="float" office:value="0.898239757455116" calcext:value-type="float">
            <text:p>0.898239757455116</text:p>
          </table:table-cell>
          <table:table-cell table:formula="of:=[.E222]*([.H$1]^(-[.F$1]))" office:value-type="float" office:value="0.00152347824832469" calcext:value-type="float">
            <text:p>0.001523478248325</text:p>
          </table:table-cell>
          <table:table-cell office:value-type="float" office:value="6.05089" calcext:value-type="float">
            <text:p>6.05089</text:p>
          </table:table-cell>
          <table:table-cell table:number-columns-repeated="3"/>
          <table:table-cell office:value-type="float" office:value="0.174788" calcext:value-type="float">
            <text:p>0.174788</text:p>
          </table:table-cell>
          <table:table-cell table:formula="of:=[.I222]-[.I$1]" office:value-type="float" office:value="0.000220999999999999" calcext:value-type="float">
            <text:p>0.000221</text:p>
          </table:table-cell>
          <table:table-cell table:formula="of:=[.J222]*([.H$2]^(-[.G$1]))" office:value-type="float" office:value="1.18605629245151" calcext:value-type="float">
            <text:p>1.18605629245151</text:p>
          </table:table-cell>
          <table:table-cell table:formula="of:=[.M222]*([.H$2]^(-[.F$1]))" office:value-type="float" office:value="-0.00318436241439536" calcext:value-type="float">
            <text:p>-0.003184362414395</text:p>
          </table:table-cell>
          <table:table-cell office:value-type="float" office:value="-16.6872" calcext:value-type="float">
            <text:p>-16.6872</text:p>
          </table:table-cell>
          <table:table-cell/>
          <table:table-cell office:value-type="float" office:value="0.174788" calcext:value-type="float">
            <text:p>0.174788</text:p>
          </table:table-cell>
          <table:table-cell table:formula="of:=[.O222]-[.O$1]" office:value-type="float" office:value="0.000220999999999999" calcext:value-type="float">
            <text:p>0.000221</text:p>
          </table:table-cell>
          <table:table-cell table:formula="of:=[.P222]*([.H$3]^(-[.G$1]))" office:value-type="float" office:value="1.71269190648207" calcext:value-type="float">
            <text:p>1.71269190648207</text:p>
          </table:table-cell>
          <table:table-cell table:formula="of:=[.S222]*([.H$3]^(-[.F$1]))" office:value-type="float" office:value="-0.0017259252122174" calcext:value-type="float">
            <text:p>-0.001725925212217</text:p>
          </table:table-cell>
          <table:table-cell office:value-type="float" office:value="-13.0471" calcext:value-type="float">
            <text:p>-13.0471</text:p>
          </table:table-cell>
          <table:table-cell table:number-columns-repeated="24"/>
        </table:table-row>
        <table:table-row table:style-name="ro1">
          <table:table-cell office:value-type="float" office:value="0.174789" calcext:value-type="float">
            <text:p>0.174789</text:p>
          </table:table-cell>
          <table:table-cell table:formula="of:=[.A223]-[.A$1]" office:value-type="float" office:value="0.000222" calcext:value-type="float">
            <text:p>0.000222</text:p>
          </table:table-cell>
          <table:table-cell table:formula="of:=[.B223]*([.H$1]^(-[.G$1]))" office:value-type="float" office:value="0.902304190746773" calcext:value-type="float">
            <text:p>0.902304190746773</text:p>
          </table:table-cell>
          <table:table-cell table:formula="of:=[.E223]*([.H$1]^(-[.F$1]))" office:value-type="float" office:value="0.00145333554118561" calcext:value-type="float">
            <text:p>0.001453335541186</text:p>
          </table:table-cell>
          <table:table-cell office:value-type="float" office:value="5.7723" calcext:value-type="float">
            <text:p>5.7723</text:p>
          </table:table-cell>
          <table:table-cell table:number-columns-repeated="3"/>
          <table:table-cell office:value-type="float" office:value="0.174789" calcext:value-type="float">
            <text:p>0.174789</text:p>
          </table:table-cell>
          <table:table-cell table:formula="of:=[.I223]-[.I$1]" office:value-type="float" office:value="0.000222" calcext:value-type="float">
            <text:p>0.000222</text:p>
          </table:table-cell>
          <table:table-cell table:formula="of:=[.J223]*([.H$2]^(-[.G$1]))" office:value-type="float" office:value="1.19142306300559" calcext:value-type="float">
            <text:p>1.19142306300559</text:p>
          </table:table-cell>
          <table:table-cell table:formula="of:=[.M223]*([.H$2]^(-[.F$1]))" office:value-type="float" office:value="-0.00324567501589503" calcext:value-type="float">
            <text:p>-0.003245675015895</text:p>
          </table:table-cell>
          <table:table-cell office:value-type="float" office:value="-17.0085" calcext:value-type="float">
            <text:p>-17.0085</text:p>
          </table:table-cell>
          <table:table-cell/>
          <table:table-cell office:value-type="float" office:value="0.174789" calcext:value-type="float">
            <text:p>0.174789</text:p>
          </table:table-cell>
          <table:table-cell table:formula="of:=[.O223]-[.O$1]" office:value-type="float" office:value="0.000222" calcext:value-type="float">
            <text:p>0.000222</text:p>
          </table:table-cell>
          <table:table-cell table:formula="of:=[.P223]*([.H$3]^(-[.G$1]))" office:value-type="float" office:value="1.72044164361549" calcext:value-type="float">
            <text:p>1.72044164361549</text:p>
          </table:table-cell>
          <table:table-cell table:formula="of:=[.S223]*([.H$3]^(-[.F$1]))" office:value-type="float" office:value="-0.00164893580663987" calcext:value-type="float">
            <text:p>-0.00164893580664</text:p>
          </table:table-cell>
          <table:table-cell office:value-type="float" office:value="-12.4651" calcext:value-type="float">
            <text:p>-12.4651</text:p>
          </table:table-cell>
          <table:table-cell table:number-columns-repeated="24"/>
        </table:table-row>
        <table:table-row table:style-name="ro1">
          <table:table-cell office:value-type="float" office:value="0.17479" calcext:value-type="float">
            <text:p>0.17479</text:p>
          </table:table-cell>
          <table:table-cell table:formula="of:=[.A224]-[.A$1]" office:value-type="float" office:value="0.000223000000000001" calcext:value-type="float">
            <text:p>0.000223</text:p>
          </table:table-cell>
          <table:table-cell table:formula="of:=[.B224]*([.H$1]^(-[.G$1]))" office:value-type="float" office:value="0.906368624038429" calcext:value-type="float">
            <text:p>0.906368624038429</text:p>
          </table:table-cell>
          <table:table-cell table:formula="of:=[.E224]*([.H$1]^(-[.F$1]))" office:value-type="float" office:value="0.00138282020327527" calcext:value-type="float">
            <text:p>0.001382820203275</text:p>
          </table:table-cell>
          <table:table-cell office:value-type="float" office:value="5.49223" calcext:value-type="float">
            <text:p>5.49223</text:p>
          </table:table-cell>
          <table:table-cell table:number-columns-repeated="3"/>
          <table:table-cell office:value-type="float" office:value="0.17479" calcext:value-type="float">
            <text:p>0.17479</text:p>
          </table:table-cell>
          <table:table-cell table:formula="of:=[.I224]-[.I$1]" office:value-type="float" office:value="0.000223000000000001" calcext:value-type="float">
            <text:p>0.000223</text:p>
          </table:table-cell>
          <table:table-cell table:formula="of:=[.J224]*([.H$2]^(-[.G$1]))" office:value-type="float" office:value="1.19678983355968" calcext:value-type="float">
            <text:p>1.19678983355968</text:p>
          </table:table-cell>
          <table:table-cell table:formula="of:=[.M224]*([.H$2]^(-[.F$1]))" office:value-type="float" office:value="-0.00330534650823535" calcext:value-type="float">
            <text:p>-0.003305346508235</text:p>
          </table:table-cell>
          <table:table-cell office:value-type="float" office:value="-17.3212" calcext:value-type="float">
            <text:p>-17.3212</text:p>
          </table:table-cell>
          <table:table-cell/>
          <table:table-cell office:value-type="float" office:value="0.17479" calcext:value-type="float">
            <text:p>0.17479</text:p>
          </table:table-cell>
          <table:table-cell table:formula="of:=[.O224]-[.O$1]" office:value-type="float" office:value="0.000223000000000001" calcext:value-type="float">
            <text:p>0.000223</text:p>
          </table:table-cell>
          <table:table-cell table:formula="of:=[.P224]*([.H$3]^(-[.G$1]))" office:value-type="float" office:value="1.7281913807489" calcext:value-type="float">
            <text:p>1.7281913807489</text:p>
          </table:table-cell>
          <table:table-cell table:formula="of:=[.S224]*([.H$3]^(-[.F$1]))" office:value-type="float" office:value="-0.00157244908103004" calcext:value-type="float">
            <text:p>-0.00157244908103</text:p>
          </table:table-cell>
          <table:table-cell office:value-type="float" office:value="-11.8869" calcext:value-type="float">
            <text:p>-11.8869</text:p>
          </table:table-cell>
          <table:table-cell table:number-columns-repeated="24"/>
        </table:table-row>
        <table:table-row table:style-name="ro1">
          <table:table-cell office:value-type="float" office:value="0.174791" calcext:value-type="float">
            <text:p>0.174791</text:p>
          </table:table-cell>
          <table:table-cell table:formula="of:=[.A225]-[.A$1]" office:value-type="float" office:value="0.000224000000000002" calcext:value-type="float">
            <text:p>0.000224</text:p>
          </table:table-cell>
          <table:table-cell table:formula="of:=[.B225]*([.H$1]^(-[.G$1]))" office:value-type="float" office:value="0.910433057330085" calcext:value-type="float">
            <text:p>0.910433057330085</text:p>
          </table:table-cell>
          <table:table-cell table:formula="of:=[.E225]*([.H$1]^(-[.F$1]))" office:value-type="float" office:value="0.00131195237679752" calcext:value-type="float">
            <text:p>0.001311952376798</text:p>
          </table:table-cell>
          <table:table-cell office:value-type="float" office:value="5.21076" calcext:value-type="float">
            <text:p>5.21076</text:p>
          </table:table-cell>
          <table:table-cell table:number-columns-repeated="3"/>
          <table:table-cell office:value-type="float" office:value="0.174791" calcext:value-type="float">
            <text:p>0.174791</text:p>
          </table:table-cell>
          <table:table-cell table:formula="of:=[.I225]-[.I$1]" office:value-type="float" office:value="0.000224000000000002" calcext:value-type="float">
            <text:p>0.000224</text:p>
          </table:table-cell>
          <table:table-cell table:formula="of:=[.J225]*([.H$2]^(-[.G$1]))" office:value-type="float" office:value="1.20215660411376" calcext:value-type="float">
            <text:p>1.20215660411376</text:p>
          </table:table-cell>
          <table:table-cell table:formula="of:=[.M225]*([.H$2]^(-[.F$1]))" office:value-type="float" office:value="-0.00336337689141633" calcext:value-type="float">
            <text:p>-0.003363376891416</text:p>
          </table:table-cell>
          <table:table-cell office:value-type="float" office:value="-17.6253" calcext:value-type="float">
            <text:p>-17.6253</text:p>
          </table:table-cell>
          <table:table-cell/>
          <table:table-cell office:value-type="float" office:value="0.174791" calcext:value-type="float">
            <text:p>0.174791</text:p>
          </table:table-cell>
          <table:table-cell table:formula="of:=[.O225]-[.O$1]" office:value-type="float" office:value="0.000224000000000002" calcext:value-type="float">
            <text:p>0.000224</text:p>
          </table:table-cell>
          <table:table-cell table:formula="of:=[.P225]*([.H$3]^(-[.G$1]))" office:value-type="float" office:value="1.73594111788231" calcext:value-type="float">
            <text:p>1.73594111788231</text:p>
          </table:table-cell>
          <table:table-cell table:formula="of:=[.S225]*([.H$3]^(-[.F$1]))" office:value-type="float" office:value="-0.0014965576343293" calcext:value-type="float">
            <text:p>-0.001496557634329</text:p>
          </table:table-cell>
          <table:table-cell office:value-type="float" office:value="-11.3132" calcext:value-type="float">
            <text:p>-11.3132</text:p>
          </table:table-cell>
          <table:table-cell table:number-columns-repeated="24"/>
        </table:table-row>
        <table:table-row table:style-name="ro1">
          <table:table-cell office:value-type="float" office:value="0.174792" calcext:value-type="float">
            <text:p>0.174792</text:p>
          </table:table-cell>
          <table:table-cell table:formula="of:=[.A226]-[.A$1]" office:value-type="float" office:value="0.000225000000000003" calcext:value-type="float">
            <text:p>0.000225</text:p>
          </table:table-cell>
          <table:table-cell table:formula="of:=[.B226]*([.H$1]^(-[.G$1]))" office:value-type="float" office:value="0.914497490621741" calcext:value-type="float">
            <text:p>0.914497490621741</text:p>
          </table:table-cell>
          <table:table-cell table:formula="of:=[.E226]*([.H$1]^(-[.F$1]))" office:value-type="float" office:value="0.00124074968618073" calcext:value-type="float">
            <text:p>0.001240749686181</text:p>
          </table:table-cell>
          <table:table-cell office:value-type="float" office:value="4.92796" calcext:value-type="float">
            <text:p>4.92796</text:p>
          </table:table-cell>
          <table:table-cell table:number-columns-repeated="3"/>
          <table:table-cell office:value-type="float" office:value="0.174792" calcext:value-type="float">
            <text:p>0.174792</text:p>
          </table:table-cell>
          <table:table-cell table:formula="of:=[.I226]-[.I$1]" office:value-type="float" office:value="0.000225000000000003" calcext:value-type="float">
            <text:p>0.000225</text:p>
          </table:table-cell>
          <table:table-cell table:formula="of:=[.J226]*([.H$2]^(-[.G$1]))" office:value-type="float" office:value="1.20752337466785" calcext:value-type="float">
            <text:p>1.20752337466785</text:p>
          </table:table-cell>
          <table:table-cell table:formula="of:=[.M226]*([.H$2]^(-[.F$1]))" office:value-type="float" office:value="-0.00341970891744403" calcext:value-type="float">
            <text:p>-0.003419708917444</text:p>
          </table:table-cell>
          <table:table-cell office:value-type="float" office:value="-17.9205" calcext:value-type="float">
            <text:p>-17.9205</text:p>
          </table:table-cell>
          <table:table-cell/>
          <table:table-cell office:value-type="float" office:value="0.174792" calcext:value-type="float">
            <text:p>0.174792</text:p>
          </table:table-cell>
          <table:table-cell table:formula="of:=[.O226]-[.O$1]" office:value-type="float" office:value="0.000225000000000003" calcext:value-type="float">
            <text:p>0.000225</text:p>
          </table:table-cell>
          <table:table-cell table:formula="of:=[.P226]*([.H$3]^(-[.G$1]))" office:value-type="float" office:value="1.74369085501572" calcext:value-type="float">
            <text:p>1.74369085501572</text:p>
          </table:table-cell>
          <table:table-cell table:formula="of:=[.S226]*([.H$3]^(-[.F$1]))" office:value-type="float" office:value="-0.00142132760863869" calcext:value-type="float">
            <text:p>-0.001421327608639</text:p>
          </table:table-cell>
          <table:table-cell office:value-type="float" office:value="-10.7445" calcext:value-type="float">
            <text:p>-10.7445</text:p>
          </table:table-cell>
          <table:table-cell table:number-columns-repeated="24"/>
        </table:table-row>
        <table:table-row table:style-name="ro1">
          <table:table-cell office:value-type="float" office:value="0.174793" calcext:value-type="float">
            <text:p>0.174793</text:p>
          </table:table-cell>
          <table:table-cell table:formula="of:=[.A227]-[.A$1]" office:value-type="float" office:value="0.000226000000000004" calcext:value-type="float">
            <text:p>0.000226</text:p>
          </table:table-cell>
          <table:table-cell table:formula="of:=[.B227]*([.H$1]^(-[.G$1]))" office:value-type="float" office:value="0.918561923913397" calcext:value-type="float">
            <text:p>0.918561923913397</text:p>
          </table:table-cell>
          <table:table-cell table:formula="of:=[.E227]*([.H$1]^(-[.F$1]))" office:value-type="float" office:value="0.00116923730917972" calcext:value-type="float">
            <text:p>0.00116923730918</text:p>
          </table:table-cell>
          <table:table-cell office:value-type="float" office:value="4.64393" calcext:value-type="float">
            <text:p>4.64393</text:p>
          </table:table-cell>
          <table:table-cell table:number-columns-repeated="3"/>
          <table:table-cell office:value-type="float" office:value="0.174793" calcext:value-type="float">
            <text:p>0.174793</text:p>
          </table:table-cell>
          <table:table-cell table:formula="of:=[.I227]-[.I$1]" office:value-type="float" office:value="0.000226000000000004" calcext:value-type="float">
            <text:p>0.000226</text:p>
          </table:table-cell>
          <table:table-cell table:formula="of:=[.J227]*([.H$2]^(-[.G$1]))" office:value-type="float" office:value="1.21289014522193" calcext:value-type="float">
            <text:p>1.21289014522193</text:p>
          </table:table-cell>
          <table:table-cell table:formula="of:=[.M227]*([.H$2]^(-[.F$1]))" office:value-type="float" office:value="-0.00347434258631846" calcext:value-type="float">
            <text:p>-0.003474342586318</text:p>
          </table:table-cell>
          <table:table-cell office:value-type="float" office:value="-18.2068" calcext:value-type="float">
            <text:p>-18.2068</text:p>
          </table:table-cell>
          <table:table-cell/>
          <table:table-cell office:value-type="float" office:value="0.174793" calcext:value-type="float">
            <text:p>0.174793</text:p>
          </table:table-cell>
          <table:table-cell table:formula="of:=[.O227]-[.O$1]" office:value-type="float" office:value="0.000226000000000004" calcext:value-type="float">
            <text:p>0.000226</text:p>
          </table:table-cell>
          <table:table-cell table:formula="of:=[.P227]*([.H$3]^(-[.G$1]))" office:value-type="float" office:value="1.75144059214913" calcext:value-type="float">
            <text:p>1.75144059214913</text:p>
          </table:table-cell>
          <table:table-cell table:formula="of:=[.S227]*([.H$3]^(-[.F$1]))" office:value-type="float" office:value="-0.00134686483131981" calcext:value-type="float">
            <text:p>-0.00134686483132</text:p>
          </table:table-cell>
          <table:table-cell office:value-type="float" office:value="-10.1816" calcext:value-type="float">
            <text:p>-10.1816</text:p>
          </table:table-cell>
          <table:table-cell table:number-columns-repeated="24"/>
        </table:table-row>
        <table:table-row table:style-name="ro1">
          <table:table-cell office:value-type="float" office:value="0.174794" calcext:value-type="float">
            <text:p>0.174794</text:p>
          </table:table-cell>
          <table:table-cell table:formula="of:=[.A228]-[.A$1]" office:value-type="float" office:value="0.000227000000000005" calcext:value-type="float">
            <text:p>0.000227</text:p>
          </table:table-cell>
          <table:table-cell table:formula="of:=[.B228]*([.H$1]^(-[.G$1]))" office:value-type="float" office:value="0.922626357205054" calcext:value-type="float">
            <text:p>0.922626357205054</text:p>
          </table:table-cell>
          <table:table-cell table:formula="of:=[.E228]*([.H$1]^(-[.F$1]))" office:value-type="float" office:value="0.00109743035244737" calcext:value-type="float">
            <text:p>0.001097430352447</text:p>
          </table:table-cell>
          <table:table-cell office:value-type="float" office:value="4.35873" calcext:value-type="float">
            <text:p>4.35873</text:p>
          </table:table-cell>
          <table:table-cell table:number-columns-repeated="3"/>
          <table:table-cell office:value-type="float" office:value="0.174794" calcext:value-type="float">
            <text:p>0.174794</text:p>
          </table:table-cell>
          <table:table-cell table:formula="of:=[.I228]-[.I$1]" office:value-type="float" office:value="0.000227000000000005" calcext:value-type="float">
            <text:p>0.000227</text:p>
          </table:table-cell>
          <table:table-cell table:formula="of:=[.J228]*([.H$2]^(-[.G$1]))" office:value-type="float" office:value="1.21825691577602" calcext:value-type="float">
            <text:p>1.21825691577602</text:p>
          </table:table-cell>
          <table:table-cell table:formula="of:=[.M228]*([.H$2]^(-[.F$1]))" office:value-type="float" office:value="-0.00352725881537497" calcext:value-type="float">
            <text:p>-0.003527258815375</text:p>
          </table:table-cell>
          <table:table-cell office:value-type="float" office:value="-18.4841" calcext:value-type="float">
            <text:p>-18.4841</text:p>
          </table:table-cell>
          <table:table-cell/>
          <table:table-cell office:value-type="float" office:value="0.174794" calcext:value-type="float">
            <text:p>0.174794</text:p>
          </table:table-cell>
          <table:table-cell table:formula="of:=[.O228]-[.O$1]" office:value-type="float" office:value="0.000227000000000005" calcext:value-type="float">
            <text:p>0.000227</text:p>
          </table:table-cell>
          <table:table-cell table:formula="of:=[.P228]*([.H$3]^(-[.G$1]))" office:value-type="float" office:value="1.75919032928254" calcext:value-type="float">
            <text:p>1.75919032928254</text:p>
          </table:table-cell>
          <table:table-cell table:formula="of:=[.S228]*([.H$3]^(-[.F$1]))" office:value-type="float" office:value="-0.00127324470436781" calcext:value-type="float">
            <text:p>-0.001273244704368</text:p>
          </table:table-cell>
          <table:table-cell office:value-type="float" office:value="-9.62507" calcext:value-type="float">
            <text:p>-9.62507</text:p>
          </table:table-cell>
          <table:table-cell table:number-columns-repeated="24"/>
        </table:table-row>
        <table:table-row table:style-name="ro1">
          <table:table-cell office:value-type="float" office:value="0.174795" calcext:value-type="float">
            <text:p>0.174795</text:p>
          </table:table-cell>
          <table:table-cell table:formula="of:=[.A229]-[.A$1]" office:value-type="float" office:value="0.000228000000000006" calcext:value-type="float">
            <text:p>0.000228</text:p>
          </table:table-cell>
          <table:table-cell table:formula="of:=[.B229]*([.H$1]^(-[.G$1]))" office:value-type="float" office:value="0.92669079049671" calcext:value-type="float">
            <text:p>0.92669079049671</text:p>
          </table:table-cell>
          <table:table-cell table:formula="of:=[.E229]*([.H$1]^(-[.F$1]))" office:value-type="float" office:value="0.00102535651151398" calcext:value-type="float">
            <text:p>0.001025356511514</text:p>
          </table:table-cell>
          <table:table-cell office:value-type="float" office:value="4.07247" calcext:value-type="float">
            <text:p>4.07247</text:p>
          </table:table-cell>
          <table:table-cell table:number-columns-repeated="3"/>
          <table:table-cell office:value-type="float" office:value="0.174795" calcext:value-type="float">
            <text:p>0.174795</text:p>
          </table:table-cell>
          <table:table-cell table:formula="of:=[.I229]-[.I$1]" office:value-type="float" office:value="0.000228000000000006" calcext:value-type="float">
            <text:p>0.000228</text:p>
          </table:table-cell>
          <table:table-cell table:formula="of:=[.J229]*([.H$2]^(-[.G$1]))" office:value-type="float" office:value="1.2236236863301" calcext:value-type="float">
            <text:p>1.2236236863301</text:p>
          </table:table-cell>
          <table:table-cell table:formula="of:=[.M229]*([.H$2]^(-[.F$1]))" office:value-type="float" office:value="-0.00357841943928428" calcext:value-type="float">
            <text:p>-0.003578419439284</text:p>
          </table:table-cell>
          <table:table-cell office:value-type="float" office:value="-18.7522" calcext:value-type="float">
            <text:p>-18.7522</text:p>
          </table:table-cell>
          <table:table-cell/>
          <table:table-cell office:value-type="float" office:value="0.174795" calcext:value-type="float">
            <text:p>0.174795</text:p>
          </table:table-cell>
          <table:table-cell table:formula="of:=[.O229]-[.O$1]" office:value-type="float" office:value="0.000228000000000006" calcext:value-type="float">
            <text:p>0.000228</text:p>
          </table:table-cell>
          <table:table-cell table:formula="of:=[.P229]*([.H$3]^(-[.G$1]))" office:value-type="float" office:value="1.76694006641595" calcext:value-type="float">
            <text:p>1.76694006641595</text:p>
          </table:table-cell>
          <table:table-cell table:formula="of:=[.S229]*([.H$3]^(-[.F$1]))" office:value-type="float" office:value="-0.00120053998409382" calcext:value-type="float">
            <text:p>-0.001200539984094</text:p>
          </table:table-cell>
          <table:table-cell office:value-type="float" office:value="-9.07546" calcext:value-type="float">
            <text:p>-9.07546</text:p>
          </table:table-cell>
          <table:table-cell table:number-columns-repeated="24"/>
        </table:table-row>
        <table:table-row table:style-name="ro1">
          <table:table-cell office:value-type="float" office:value="0.174796" calcext:value-type="float">
            <text:p>0.174796</text:p>
          </table:table-cell>
          <table:table-cell table:formula="of:=[.A230]-[.A$1]" office:value-type="float" office:value="0.000228999999999979" calcext:value-type="float">
            <text:p>0.000229</text:p>
          </table:table-cell>
          <table:table-cell table:formula="of:=[.B230]*([.H$1]^(-[.G$1]))" office:value-type="float" office:value="0.930755223788253" calcext:value-type="float">
            <text:p>0.930755223788253</text:p>
          </table:table-cell>
          <table:table-cell table:formula="of:=[.E230]*([.H$1]^(-[.F$1]))" office:value-type="float" office:value="0.000953030893032446" calcext:value-type="float">
            <text:p>0.000953030893032</text:p>
          </table:table-cell>
          <table:table-cell office:value-type="float" office:value="3.78521" calcext:value-type="float">
            <text:p>3.78521</text:p>
          </table:table-cell>
          <table:table-cell table:number-columns-repeated="3"/>
          <table:table-cell office:value-type="float" office:value="0.174796" calcext:value-type="float">
            <text:p>0.174796</text:p>
          </table:table-cell>
          <table:table-cell table:formula="of:=[.I230]-[.I$1]" office:value-type="float" office:value="0.000228999999999979" calcext:value-type="float">
            <text:p>0.000229</text:p>
          </table:table-cell>
          <table:table-cell table:formula="of:=[.J230]*([.H$2]^(-[.G$1]))" office:value-type="float" office:value="1.22899045688404" calcext:value-type="float">
            <text:p>1.22899045688404</text:p>
          </table:table-cell>
          <table:table-cell table:formula="of:=[.M230]*([.H$2]^(-[.F$1]))" office:value-type="float" office:value="-0.00362784354071103" calcext:value-type="float">
            <text:p>-0.003627843540711</text:p>
          </table:table-cell>
          <table:table-cell office:value-type="float" office:value="-19.0112" calcext:value-type="float">
            <text:p>-19.0112</text:p>
          </table:table-cell>
          <table:table-cell/>
          <table:table-cell office:value-type="float" office:value="0.174796" calcext:value-type="float">
            <text:p>0.174796</text:p>
          </table:table-cell>
          <table:table-cell table:formula="of:=[.O230]-[.O$1]" office:value-type="float" office:value="0.000228999999999979" calcext:value-type="float">
            <text:p>0.000229</text:p>
          </table:table-cell>
          <table:table-cell table:formula="of:=[.P230]*([.H$3]^(-[.G$1]))" office:value-type="float" office:value="1.77468980354915" calcext:value-type="float">
            <text:p>1.77468980354915</text:p>
          </table:table-cell>
          <table:table-cell table:formula="of:=[.S230]*([.H$3]^(-[.F$1]))" office:value-type="float" office:value="-0.00112883797807116" calcext:value-type="float">
            <text:p>-0.001128837978071</text:p>
          </table:table-cell>
          <table:table-cell office:value-type="float" office:value="-8.53343" calcext:value-type="float">
            <text:p>-8.53343</text:p>
          </table:table-cell>
          <table:table-cell table:number-columns-repeated="24"/>
        </table:table-row>
        <table:table-row table:style-name="ro1">
          <table:table-cell office:value-type="float" office:value="0.174797" calcext:value-type="float">
            <text:p>0.174797</text:p>
          </table:table-cell>
          <table:table-cell table:formula="of:=[.A231]-[.A$1]" office:value-type="float" office:value="0.00022999999999998" calcext:value-type="float">
            <text:p>0.00023</text:p>
          </table:table-cell>
          <table:table-cell table:formula="of:=[.B231]*([.H$1]^(-[.G$1]))" office:value-type="float" office:value="0.934819657079909" calcext:value-type="float">
            <text:p>0.934819657079909</text:p>
          </table:table-cell>
          <table:table-cell table:formula="of:=[.E231]*([.H$1]^(-[.F$1]))" office:value-type="float" office:value="0.000880478674757574" calcext:value-type="float">
            <text:p>0.000880478674758</text:p>
          </table:table-cell>
          <table:table-cell office:value-type="float" office:value="3.49705" calcext:value-type="float">
            <text:p>3.49705</text:p>
          </table:table-cell>
          <table:table-cell table:number-columns-repeated="3"/>
          <table:table-cell office:value-type="float" office:value="0.174797" calcext:value-type="float">
            <text:p>0.174797</text:p>
          </table:table-cell>
          <table:table-cell table:formula="of:=[.I231]-[.I$1]" office:value-type="float" office:value="0.00022999999999998" calcext:value-type="float">
            <text:p>0.00023</text:p>
          </table:table-cell>
          <table:table-cell table:formula="of:=[.J231]*([.H$2]^(-[.G$1]))" office:value-type="float" office:value="1.23435722743812" calcext:value-type="float">
            <text:p>1.23435722743812</text:p>
          </table:table-cell>
          <table:table-cell table:formula="of:=[.M231]*([.H$2]^(-[.F$1]))" office:value-type="float" office:value="-0.00367547387166128" calcext:value-type="float">
            <text:p>-0.003675473871661</text:p>
          </table:table-cell>
          <table:table-cell office:value-type="float" office:value="-19.2608" calcext:value-type="float">
            <text:p>-19.2608</text:p>
          </table:table-cell>
          <table:table-cell/>
          <table:table-cell office:value-type="float" office:value="0.174797" calcext:value-type="float">
            <text:p>0.174797</text:p>
          </table:table-cell>
          <table:table-cell table:formula="of:=[.O231]-[.O$1]" office:value-type="float" office:value="0.00022999999999998" calcext:value-type="float">
            <text:p>0.00023</text:p>
          </table:table-cell>
          <table:table-cell table:formula="of:=[.P231]*([.H$3]^(-[.G$1]))" office:value-type="float" office:value="1.78243954068256" calcext:value-type="float">
            <text:p>1.78243954068256</text:p>
          </table:table-cell>
          <table:table-cell table:formula="of:=[.S231]*([.H$3]^(-[.F$1]))" office:value-type="float" office:value="-0.00105822202534712" calcext:value-type="float">
            <text:p>-0.001058222025347</text:p>
          </table:table-cell>
          <table:table-cell office:value-type="float" office:value="-7.99961" calcext:value-type="float">
            <text:p>-7.99961</text:p>
          </table:table-cell>
          <table:table-cell table:number-columns-repeated="24"/>
        </table:table-row>
        <table:table-row table:style-name="ro1">
          <table:table-cell office:value-type="float" office:value="0.174798" calcext:value-type="float">
            <text:p>0.174798</text:p>
          </table:table-cell>
          <table:table-cell table:formula="of:=[.A232]-[.A$1]" office:value-type="float" office:value="0.000230999999999981" calcext:value-type="float">
            <text:p>0.000231</text:p>
          </table:table-cell>
          <table:table-cell table:formula="of:=[.B232]*([.H$1]^(-[.G$1]))" office:value-type="float" office:value="0.938884090371566" calcext:value-type="float">
            <text:p>0.938884090371566</text:p>
          </table:table-cell>
          <table:table-cell table:formula="of:=[.E232]*([.H$1]^(-[.F$1]))" office:value-type="float" office:value="0.000807717481117737" calcext:value-type="float">
            <text:p>0.000807717481118</text:p>
          </table:table-cell>
          <table:table-cell office:value-type="float" office:value="3.20806" calcext:value-type="float">
            <text:p>3.20806</text:p>
          </table:table-cell>
          <table:table-cell table:number-columns-repeated="3"/>
          <table:table-cell office:value-type="float" office:value="0.174798" calcext:value-type="float">
            <text:p>0.174798</text:p>
          </table:table-cell>
          <table:table-cell table:formula="of:=[.I232]-[.I$1]" office:value-type="float" office:value="0.000230999999999981" calcext:value-type="float">
            <text:p>0.000231</text:p>
          </table:table-cell>
          <table:table-cell table:formula="of:=[.J232]*([.H$2]^(-[.G$1]))" office:value-type="float" office:value="1.23972399799221" calcext:value-type="float">
            <text:p>1.23972399799221</text:p>
          </table:table-cell>
          <table:table-cell table:formula="of:=[.M232]*([.H$2]^(-[.F$1]))" office:value-type="float" office:value="-0.00372131043213505" calcext:value-type="float">
            <text:p>-0.003721310432135</text:p>
          </table:table-cell>
          <table:table-cell office:value-type="float" office:value="-19.501" calcext:value-type="float">
            <text:p>-19.501</text:p>
          </table:table-cell>
          <table:table-cell/>
          <table:table-cell office:value-type="float" office:value="0.174798" calcext:value-type="float">
            <text:p>0.174798</text:p>
          </table:table-cell>
          <table:table-cell table:formula="of:=[.O232]-[.O$1]" office:value-type="float" office:value="0.000230999999999981" calcext:value-type="float">
            <text:p>0.000231</text:p>
          </table:table-cell>
          <table:table-cell table:formula="of:=[.P232]*([.H$3]^(-[.G$1]))" office:value-type="float" office:value="1.79018927781597" calcext:value-type="float">
            <text:p>1.79018927781597</text:p>
          </table:table-cell>
          <table:table-cell table:formula="of:=[.S232]*([.H$3]^(-[.F$1]))" office:value-type="float" office:value="-0.00098877546496896" calcext:value-type="float">
            <text:p>-0.000988775464969</text:p>
          </table:table-cell>
          <table:table-cell office:value-type="float" office:value="-7.47463" calcext:value-type="float">
            <text:p>-7.47463</text:p>
          </table:table-cell>
          <table:table-cell table:number-columns-repeated="24"/>
        </table:table-row>
        <table:table-row table:style-name="ro1">
          <table:table-cell office:value-type="float" office:value="0.174799" calcext:value-type="float">
            <text:p>0.174799</text:p>
          </table:table-cell>
          <table:table-cell table:formula="of:=[.A233]-[.A$1]" office:value-type="float" office:value="0.000231999999999982" calcext:value-type="float">
            <text:p>0.000232</text:p>
          </table:table-cell>
          <table:table-cell table:formula="of:=[.B233]*([.H$1]^(-[.G$1]))" office:value-type="float" office:value="0.942948523663222" calcext:value-type="float">
            <text:p>0.942948523663222</text:p>
          </table:table-cell>
          <table:table-cell table:formula="of:=[.E233]*([.H$1]^(-[.F$1]))" office:value-type="float" office:value="0.000734769972092269" calcext:value-type="float">
            <text:p>0.000734769972092</text:p>
          </table:table-cell>
          <table:table-cell office:value-type="float" office:value="2.91833" calcext:value-type="float">
            <text:p>2.91833</text:p>
          </table:table-cell>
          <table:table-cell table:number-columns-repeated="3"/>
          <table:table-cell office:value-type="float" office:value="0.174799" calcext:value-type="float">
            <text:p>0.174799</text:p>
          </table:table-cell>
          <table:table-cell table:formula="of:=[.I233]-[.I$1]" office:value-type="float" office:value="0.000231999999999982" calcext:value-type="float">
            <text:p>0.000232</text:p>
          </table:table-cell>
          <table:table-cell table:formula="of:=[.J233]*([.H$2]^(-[.G$1]))" office:value-type="float" office:value="1.24509076854629" calcext:value-type="float">
            <text:p>1.24509076854629</text:p>
          </table:table-cell>
          <table:table-cell table:formula="of:=[.M233]*([.H$2]^(-[.F$1]))" office:value-type="float" office:value="-0.00376533413946767" calcext:value-type="float">
            <text:p>-0.003765334139468</text:p>
          </table:table-cell>
          <table:table-cell office:value-type="float" office:value="-19.7317" calcext:value-type="float">
            <text:p>-19.7317</text:p>
          </table:table-cell>
          <table:table-cell/>
          <table:table-cell office:value-type="float" office:value="0.174799" calcext:value-type="float">
            <text:p>0.174799</text:p>
          </table:table-cell>
          <table:table-cell table:formula="of:=[.O233]-[.O$1]" office:value-type="float" office:value="0.000231999999999982" calcext:value-type="float">
            <text:p>0.000232</text:p>
          </table:table-cell>
          <table:table-cell table:formula="of:=[.P233]*([.H$3]^(-[.G$1]))" office:value-type="float" office:value="1.79793901494938" calcext:value-type="float">
            <text:p>1.79793901494938</text:p>
          </table:table-cell>
          <table:table-cell table:formula="of:=[.S233]*([.H$3]^(-[.F$1]))" office:value-type="float" office:value="-0.00092058295882598" calcext:value-type="float">
            <text:p>-0.000920582958826</text:p>
          </table:table-cell>
          <table:table-cell office:value-type="float" office:value="-6.95913" calcext:value-type="float">
            <text:p>-6.95913</text:p>
          </table:table-cell>
          <table:table-cell table:number-columns-repeated="24"/>
        </table:table-row>
        <table:table-row table:style-name="ro1">
          <table:table-cell office:value-type="float" office:value="0.1748" calcext:value-type="float">
            <text:p>0.1748</text:p>
          </table:table-cell>
          <table:table-cell table:formula="of:=[.A234]-[.A$1]" office:value-type="float" office:value="0.000233000000000011" calcext:value-type="float">
            <text:p>0.000233</text:p>
          </table:table-cell>
          <table:table-cell table:formula="of:=[.B234]*([.H$1]^(-[.G$1]))" office:value-type="float" office:value="0.947012956954991" calcext:value-type="float">
            <text:p>0.947012956954991</text:p>
          </table:table-cell>
          <table:table-cell table:formula="of:=[.E234]*([.H$1]^(-[.F$1]))" office:value-type="float" office:value="0.000661658807660504" calcext:value-type="float">
            <text:p>0.000661658807661</text:p>
          </table:table-cell>
          <table:table-cell office:value-type="float" office:value="2.62795" calcext:value-type="float">
            <text:p>2.62795</text:p>
          </table:table-cell>
          <table:table-cell table:number-columns-repeated="3"/>
          <table:table-cell office:value-type="float" office:value="0.1748" calcext:value-type="float">
            <text:p>0.1748</text:p>
          </table:table-cell>
          <table:table-cell table:formula="of:=[.I234]-[.I$1]" office:value-type="float" office:value="0.000233000000000011" calcext:value-type="float">
            <text:p>0.000233</text:p>
          </table:table-cell>
          <table:table-cell table:formula="of:=[.J234]*([.H$2]^(-[.G$1]))" office:value-type="float" office:value="1.25045753910053" calcext:value-type="float">
            <text:p>1.25045753910053</text:p>
          </table:table-cell>
          <table:table-cell table:formula="of:=[.M234]*([.H$2]^(-[.F$1]))" office:value-type="float" office:value="-0.00380756407632381" calcext:value-type="float">
            <text:p>-0.003807564076324</text:p>
          </table:table-cell>
          <table:table-cell office:value-type="float" office:value="-19.953" calcext:value-type="float">
            <text:p>-19.953</text:p>
          </table:table-cell>
          <table:table-cell/>
          <table:table-cell office:value-type="float" office:value="0.1748" calcext:value-type="float">
            <text:p>0.1748</text:p>
          </table:table-cell>
          <table:table-cell table:formula="of:=[.O234]-[.O$1]" office:value-type="float" office:value="0.000233000000000011" calcext:value-type="float">
            <text:p>0.000233</text:p>
          </table:table-cell>
          <table:table-cell table:formula="of:=[.P234]*([.H$3]^(-[.G$1]))" office:value-type="float" office:value="1.805688752083" calcext:value-type="float">
            <text:p>1.805688752083</text:p>
          </table:table-cell>
          <table:table-cell table:formula="of:=[.S234]*([.H$3]^(-[.F$1]))" office:value-type="float" office:value="-0.000853727845965456" calcext:value-type="float">
            <text:p>-0.000853727845965</text:p>
          </table:table-cell>
          <table:table-cell office:value-type="float" office:value="-6.45374" calcext:value-type="float">
            <text:p>-6.45374</text:p>
          </table:table-cell>
          <table:table-cell table:number-columns-repeated="24"/>
        </table:table-row>
        <table:table-row table:style-name="ro1">
          <table:table-cell office:value-type="float" office:value="0.174801" calcext:value-type="float">
            <text:p>0.174801</text:p>
          </table:table-cell>
          <table:table-cell table:formula="of:=[.A235]-[.A$1]" office:value-type="float" office:value="0.000233999999999984" calcext:value-type="float">
            <text:p>0.000234</text:p>
          </table:table-cell>
          <table:table-cell table:formula="of:=[.B235]*([.H$1]^(-[.G$1]))" office:value-type="float" office:value="0.951077390246534" calcext:value-type="float">
            <text:p>0.951077390246534</text:p>
          </table:table-cell>
          <table:table-cell table:formula="of:=[.E235]*([.H$1]^(-[.F$1]))" office:value-type="float" office:value="0.000588406647801775" calcext:value-type="float">
            <text:p>0.000588406647802</text:p>
          </table:table-cell>
          <table:table-cell office:value-type="float" office:value="2.33701" calcext:value-type="float">
            <text:p>2.33701</text:p>
          </table:table-cell>
          <table:table-cell table:number-columns-repeated="3"/>
          <table:table-cell office:value-type="float" office:value="0.174801" calcext:value-type="float">
            <text:p>0.174801</text:p>
          </table:table-cell>
          <table:table-cell table:formula="of:=[.I235]-[.I$1]" office:value-type="float" office:value="0.000233999999999984" calcext:value-type="float">
            <text:p>0.000234</text:p>
          </table:table-cell>
          <table:table-cell table:formula="of:=[.J235]*([.H$2]^(-[.G$1]))" office:value-type="float" office:value="1.25582430965446" calcext:value-type="float">
            <text:p>1.25582430965446</text:p>
          </table:table-cell>
          <table:table-cell table:formula="of:=[.M235]*([.H$2]^(-[.F$1]))" office:value-type="float" office:value="-0.00384794299470952" calcext:value-type="float">
            <text:p>-0.00384794299471</text:p>
          </table:table-cell>
          <table:table-cell office:value-type="float" office:value="-20.1646" calcext:value-type="float">
            <text:p>-20.1646</text:p>
          </table:table-cell>
          <table:table-cell/>
          <table:table-cell office:value-type="float" office:value="0.174801" calcext:value-type="float">
            <text:p>0.174801</text:p>
          </table:table-cell>
          <table:table-cell table:formula="of:=[.O235]-[.O$1]" office:value-type="float" office:value="0.000233999999999984" calcext:value-type="float">
            <text:p>0.000234</text:p>
          </table:table-cell>
          <table:table-cell table:formula="of:=[.P235]*([.H$3]^(-[.G$1]))" office:value-type="float" office:value="1.8134384892162" calcext:value-type="float">
            <text:p>1.8134384892162</text:p>
          </table:table-cell>
          <table:table-cell table:formula="of:=[.S235]*([.H$3]^(-[.F$1]))" office:value-type="float" office:value="-0.000788300079644762" calcext:value-type="float">
            <text:p>-0.000788300079645</text:p>
          </table:table-cell>
          <table:table-cell office:value-type="float" office:value="-5.95914" calcext:value-type="float">
            <text:p>-5.95914</text:p>
          </table:table-cell>
          <table:table-cell table:number-columns-repeated="24"/>
        </table:table-row>
        <table:table-row table:style-name="ro1">
          <table:table-cell office:value-type="float" office:value="0.174802" calcext:value-type="float">
            <text:p>0.174802</text:p>
          </table:table-cell>
          <table:table-cell table:formula="of:=[.A236]-[.A$1]" office:value-type="float" office:value="0.000234999999999985" calcext:value-type="float">
            <text:p>0.000235</text:p>
          </table:table-cell>
          <table:table-cell table:formula="of:=[.B236]*([.H$1]^(-[.G$1]))" office:value-type="float" office:value="0.95514182353819" calcext:value-type="float">
            <text:p>0.95514182353819</text:p>
          </table:table-cell>
          <table:table-cell table:formula="of:=[.E236]*([.H$1]^(-[.F$1]))" office:value-type="float" office:value="0.000515031116944453" calcext:value-type="float">
            <text:p>0.000515031116944</text:p>
          </table:table-cell>
          <table:table-cell office:value-type="float" office:value="2.04558" calcext:value-type="float">
            <text:p>2.04558</text:p>
          </table:table-cell>
          <table:table-cell table:number-columns-repeated="3"/>
          <table:table-cell office:value-type="float" office:value="0.174802" calcext:value-type="float">
            <text:p>0.174802</text:p>
          </table:table-cell>
          <table:table-cell table:formula="of:=[.I236]-[.I$1]" office:value-type="float" office:value="0.000234999999999985" calcext:value-type="float">
            <text:p>0.000235</text:p>
          </table:table-cell>
          <table:table-cell table:formula="of:=[.J236]*([.H$2]^(-[.G$1]))" office:value-type="float" office:value="1.26119108020855" calcext:value-type="float">
            <text:p>1.26119108020855</text:p>
          </table:table-cell>
          <table:table-cell table:formula="of:=[.M236]*([.H$2]^(-[.F$1]))" office:value-type="float" office:value="-0.00388647089462481" calcext:value-type="float">
            <text:p>-0.003886470894625</text:p>
          </table:table-cell>
          <table:table-cell office:value-type="float" office:value="-20.3665" calcext:value-type="float">
            <text:p>-20.3665</text:p>
          </table:table-cell>
          <table:table-cell/>
          <table:table-cell office:value-type="float" office:value="0.174802" calcext:value-type="float">
            <text:p>0.174802</text:p>
          </table:table-cell>
          <table:table-cell table:formula="of:=[.O236]-[.O$1]" office:value-type="float" office:value="0.000234999999999985" calcext:value-type="float">
            <text:p>0.000235</text:p>
          </table:table-cell>
          <table:table-cell table:formula="of:=[.P236]*([.H$3]^(-[.G$1]))" office:value-type="float" office:value="1.82118822634961" calcext:value-type="float">
            <text:p>1.82118822634961</text:p>
          </table:table-cell>
          <table:table-cell table:formula="of:=[.S236]*([.H$3]^(-[.F$1]))" office:value-type="float" office:value="-0.000724388290279255" calcext:value-type="float">
            <text:p>-0.000724388290279</text:p>
          </table:table-cell>
          <table:table-cell office:value-type="float" office:value="-5.476" calcext:value-type="float">
            <text:p>-5.476</text:p>
          </table:table-cell>
          <table:table-cell table:number-columns-repeated="24"/>
        </table:table-row>
        <table:table-row table:style-name="ro1">
          <table:table-cell office:value-type="float" office:value="0.174803" calcext:value-type="float">
            <text:p>0.174803</text:p>
          </table:table-cell>
          <table:table-cell table:formula="of:=[.A237]-[.A$1]" office:value-type="float" office:value="0.000235999999999986" calcext:value-type="float">
            <text:p>0.000236</text:p>
          </table:table-cell>
          <table:table-cell table:formula="of:=[.B237]*([.H$1]^(-[.G$1]))" office:value-type="float" office:value="0.959206256829847" calcext:value-type="float">
            <text:p>0.959206256829847</text:p>
          </table:table-cell>
          <table:table-cell table:formula="of:=[.E237]*([.H$1]^(-[.F$1]))" office:value-type="float" office:value="0.00044155487506787" calcext:value-type="float">
            <text:p>0.000441554875068</text:p>
          </table:table-cell>
          <table:table-cell office:value-type="float" office:value="1.75375" calcext:value-type="float">
            <text:p>1.75375</text:p>
          </table:table-cell>
          <table:table-cell table:number-columns-repeated="3"/>
          <table:table-cell office:value-type="float" office:value="0.174803" calcext:value-type="float">
            <text:p>0.174803</text:p>
          </table:table-cell>
          <table:table-cell table:formula="of:=[.I237]-[.I$1]" office:value-type="float" office:value="0.000235999999999986" calcext:value-type="float">
            <text:p>0.000236</text:p>
          </table:table-cell>
          <table:table-cell table:formula="of:=[.J237]*([.H$2]^(-[.G$1]))" office:value-type="float" office:value="1.26655785076263" calcext:value-type="float">
            <text:p>1.26655785076263</text:p>
          </table:table-cell>
          <table:table-cell table:formula="of:=[.M237]*([.H$2]^(-[.F$1]))" office:value-type="float" office:value="-0.00392316685873432" calcext:value-type="float">
            <text:p>-0.003923166858734</text:p>
          </table:table-cell>
          <table:table-cell office:value-type="float" office:value="-20.5588" calcext:value-type="float">
            <text:p>-20.5588</text:p>
          </table:table-cell>
          <table:table-cell/>
          <table:table-cell office:value-type="float" office:value="0.174803" calcext:value-type="float">
            <text:p>0.174803</text:p>
          </table:table-cell>
          <table:table-cell table:formula="of:=[.O237]-[.O$1]" office:value-type="float" office:value="0.000235999999999986" calcext:value-type="float">
            <text:p>0.000236</text:p>
          </table:table-cell>
          <table:table-cell table:formula="of:=[.P237]*([.H$3]^(-[.G$1]))" office:value-type="float" office:value="1.82893796348302" calcext:value-type="float">
            <text:p>1.82893796348302</text:p>
          </table:table-cell>
          <table:table-cell table:formula="of:=[.S237]*([.H$3]^(-[.F$1]))" office:value-type="float" office:value="-0.000662082431126309" calcext:value-type="float">
            <text:p>-0.000662082431126</text:p>
          </table:table-cell>
          <table:table-cell office:value-type="float" office:value="-5.005" calcext:value-type="float">
            <text:p>-5.005</text:p>
          </table:table-cell>
          <table:table-cell table:number-columns-repeated="24"/>
        </table:table-row>
        <table:table-row table:style-name="ro1">
          <table:table-cell office:value-type="float" office:value="0.174804" calcext:value-type="float">
            <text:p>0.174804</text:p>
          </table:table-cell>
          <table:table-cell table:formula="of:=[.A238]-[.A$1]" office:value-type="float" office:value="0.000236999999999987" calcext:value-type="float">
            <text:p>0.000237</text:p>
          </table:table-cell>
          <table:table-cell table:formula="of:=[.B238]*([.H$1]^(-[.G$1]))" office:value-type="float" office:value="0.963270690121503" calcext:value-type="float">
            <text:p>0.963270690121503</text:p>
          </table:table-cell>
          <table:table-cell table:formula="of:=[.E238]*([.H$1]^(-[.F$1]))" office:value-type="float" office:value="0.00036799806437588" calcext:value-type="float">
            <text:p>0.000367998064376</text:p>
          </table:table-cell>
          <table:table-cell office:value-type="float" office:value="1.4616" calcext:value-type="float">
            <text:p>1.4616</text:p>
          </table:table-cell>
          <table:table-cell table:number-columns-repeated="3"/>
          <table:table-cell office:value-type="float" office:value="0.174804" calcext:value-type="float">
            <text:p>0.174804</text:p>
          </table:table-cell>
          <table:table-cell table:formula="of:=[.I238]-[.I$1]" office:value-type="float" office:value="0.000236999999999987" calcext:value-type="float">
            <text:p>0.000237</text:p>
          </table:table-cell>
          <table:table-cell table:formula="of:=[.J238]*([.H$2]^(-[.G$1]))" office:value-type="float" office:value="1.27192462131671" calcext:value-type="float">
            <text:p>1.27192462131671</text:p>
          </table:table-cell>
          <table:table-cell table:formula="of:=[.M238]*([.H$2]^(-[.F$1]))" office:value-type="float" office:value="-0.00395799272170876" calcext:value-type="float">
            <text:p>-0.003957992721709</text:p>
          </table:table-cell>
          <table:table-cell office:value-type="float" office:value="-20.7413" calcext:value-type="float">
            <text:p>-20.7413</text:p>
          </table:table-cell>
          <table:table-cell/>
          <table:table-cell office:value-type="float" office:value="0.174804" calcext:value-type="float">
            <text:p>0.174804</text:p>
          </table:table-cell>
          <table:table-cell table:formula="of:=[.O238]-[.O$1]" office:value-type="float" office:value="0.000236999999999987" calcext:value-type="float">
            <text:p>0.000237</text:p>
          </table:table-cell>
          <table:table-cell table:formula="of:=[.P238]*([.H$3]^(-[.G$1]))" office:value-type="float" office:value="1.83668770061643" calcext:value-type="float">
            <text:p>1.83668770061643</text:p>
          </table:table-cell>
          <table:table-cell table:formula="of:=[.S238]*([.H$3]^(-[.F$1]))" office:value-type="float" office:value="-0.000601477746811383" calcext:value-type="float">
            <text:p>-0.000601477746811</text:p>
          </table:table-cell>
          <table:table-cell office:value-type="float" office:value="-4.54686" calcext:value-type="float">
            <text:p>-4.54686</text:p>
          </table:table-cell>
          <table:table-cell table:number-columns-repeated="24"/>
        </table:table-row>
        <table:table-row table:style-name="ro1">
          <table:table-cell office:value-type="float" office:value="0.174805" calcext:value-type="float">
            <text:p>0.174805</text:p>
          </table:table-cell>
          <table:table-cell table:formula="of:=[.A239]-[.A$1]" office:value-type="float" office:value="0.000237999999999988" calcext:value-type="float">
            <text:p>0.000238</text:p>
          </table:table-cell>
          <table:table-cell table:formula="of:=[.B239]*([.H$1]^(-[.G$1]))" office:value-type="float" office:value="0.967335123413159" calcext:value-type="float">
            <text:p>0.967335123413159</text:p>
          </table:table-cell>
          <table:table-cell table:formula="of:=[.E239]*([.H$1]^(-[.F$1]))" office:value-type="float" office:value="0.000294385862623296" calcext:value-type="float">
            <text:p>0.000294385862623</text:p>
          </table:table-cell>
          <table:table-cell office:value-type="float" office:value="1.16923" calcext:value-type="float">
            <text:p>1.16923</text:p>
          </table:table-cell>
          <table:table-cell table:number-columns-repeated="3"/>
          <table:table-cell office:value-type="float" office:value="0.174805" calcext:value-type="float">
            <text:p>0.174805</text:p>
          </table:table-cell>
          <table:table-cell table:formula="of:=[.I239]-[.I$1]" office:value-type="float" office:value="0.000237999999999988" calcext:value-type="float">
            <text:p>0.000238</text:p>
          </table:table-cell>
          <table:table-cell table:formula="of:=[.J239]*([.H$2]^(-[.G$1]))" office:value-type="float" office:value="1.2772913918708" calcext:value-type="float">
            <text:p>1.2772913918708</text:p>
          </table:table-cell>
          <table:table-cell table:formula="of:=[.M239]*([.H$2]^(-[.F$1]))" office:value-type="float" office:value="-0.0039909294008835" calcext:value-type="float">
            <text:p>-0.003990929400884</text:p>
          </table:table-cell>
          <table:table-cell office:value-type="float" office:value="-20.9139" calcext:value-type="float">
            <text:p>-20.9139</text:p>
          </table:table-cell>
          <table:table-cell/>
          <table:table-cell office:value-type="float" office:value="0.174805" calcext:value-type="float">
            <text:p>0.174805</text:p>
          </table:table-cell>
          <table:table-cell table:formula="of:=[.O239]-[.O$1]" office:value-type="float" office:value="0.000237999999999988" calcext:value-type="float">
            <text:p>0.000238</text:p>
          </table:table-cell>
          <table:table-cell table:formula="of:=[.P239]*([.H$3]^(-[.G$1]))" office:value-type="float" office:value="1.84443743774984" calcext:value-type="float">
            <text:p>1.84443743774984</text:p>
          </table:table-cell>
          <table:table-cell table:formula="of:=[.S239]*([.H$3]^(-[.F$1]))" office:value-type="float" office:value="-0.000542673450485992" calcext:value-type="float">
            <text:p>-0.000542673450486</text:p>
          </table:table-cell>
          <table:table-cell office:value-type="float" office:value="-4.10233" calcext:value-type="float">
            <text:p>-4.10233</text:p>
          </table:table-cell>
          <table:table-cell table:number-columns-repeated="24"/>
        </table:table-row>
        <table:table-row table:style-name="ro1">
          <table:table-cell office:value-type="float" office:value="0.174806" calcext:value-type="float">
            <text:p>0.174806</text:p>
          </table:table-cell>
          <table:table-cell table:formula="of:=[.A240]-[.A$1]" office:value-type="float" office:value="0.000238999999999989" calcext:value-type="float">
            <text:p>0.000239</text:p>
          </table:table-cell>
          <table:table-cell table:formula="of:=[.B240]*([.H$1]^(-[.G$1]))" office:value-type="float" office:value="0.971399556704815" calcext:value-type="float">
            <text:p>0.971399556704815</text:p>
          </table:table-cell>
          <table:table-cell table:formula="of:=[.E240]*([.H$1]^(-[.F$1]))" office:value-type="float" office:value="0.000220738915569068" calcext:value-type="float">
            <text:p>0.000220738915569</text:p>
          </table:table-cell>
          <table:table-cell office:value-type="float" office:value="0.876722" calcext:value-type="float">
            <text:p>0.876722</text:p>
          </table:table-cell>
          <table:table-cell table:number-columns-repeated="3"/>
          <table:table-cell office:value-type="float" office:value="0.174806" calcext:value-type="float">
            <text:p>0.174806</text:p>
          </table:table-cell>
          <table:table-cell table:formula="of:=[.I240]-[.I$1]" office:value-type="float" office:value="0.000238999999999989" calcext:value-type="float">
            <text:p>0.000239</text:p>
          </table:table-cell>
          <table:table-cell table:formula="of:=[.J240]*([.H$2]^(-[.G$1]))" office:value-type="float" office:value="1.28265816242488" calcext:value-type="float">
            <text:p>1.28265816242488</text:p>
          </table:table-cell>
          <table:table-cell table:formula="of:=[.M240]*([.H$2]^(-[.F$1]))" office:value-type="float" office:value="-0.00402201506158781" calcext:value-type="float">
            <text:p>-0.004022015061588</text:p>
          </table:table-cell>
          <table:table-cell office:value-type="float" office:value="-21.0768" calcext:value-type="float">
            <text:p>-21.0768</text:p>
          </table:table-cell>
          <table:table-cell/>
          <table:table-cell office:value-type="float" office:value="0.174806" calcext:value-type="float">
            <text:p>0.174806</text:p>
          </table:table-cell>
          <table:table-cell table:formula="of:=[.O240]-[.O$1]" office:value-type="float" office:value="0.000238999999999989" calcext:value-type="float">
            <text:p>0.000239</text:p>
          </table:table-cell>
          <table:table-cell table:formula="of:=[.P240]*([.H$3]^(-[.G$1]))" office:value-type="float" office:value="1.85218717488325" calcext:value-type="float">
            <text:p>1.85218717488325</text:p>
          </table:table-cell>
          <table:table-cell table:formula="of:=[.S240]*([.H$3]^(-[.F$1]))" office:value-type="float" office:value="-0.000485772723827717" calcext:value-type="float">
            <text:p>-0.000485772723828</text:p>
          </table:table-cell>
          <table:table-cell office:value-type="float" office:value="-3.67219" calcext:value-type="float">
            <text:p>-3.67219</text:p>
          </table:table-cell>
          <table:table-cell table:number-columns-repeated="24"/>
        </table:table-row>
        <table:table-row table:style-name="ro1">
          <table:table-cell office:value-type="float" office:value="0.174807" calcext:value-type="float">
            <text:p>0.174807</text:p>
          </table:table-cell>
          <table:table-cell table:formula="of:=[.A241]-[.A$1]" office:value-type="float" office:value="0.00023999999999999" calcext:value-type="float">
            <text:p>0.00024</text:p>
          </table:table-cell>
          <table:table-cell table:formula="of:=[.B241]*([.H$1]^(-[.G$1]))" office:value-type="float" office:value="0.975463989996471" calcext:value-type="float">
            <text:p>0.975463989996471</text:p>
          </table:table-cell>
          <table:table-cell table:formula="of:=[.E241]*([.H$1]^(-[.F$1]))" office:value-type="float" office:value="0.000147077365417047" calcext:value-type="float">
            <text:p>0.000147077365417</text:p>
          </table:table-cell>
          <table:table-cell office:value-type="float" office:value="0.584156" calcext:value-type="float">
            <text:p>0.584156</text:p>
          </table:table-cell>
          <table:table-cell table:number-columns-repeated="3"/>
          <table:table-cell office:value-type="float" office:value="0.174807" calcext:value-type="float">
            <text:p>0.174807</text:p>
          </table:table-cell>
          <table:table-cell table:formula="of:=[.I241]-[.I$1]" office:value-type="float" office:value="0.00023999999999999" calcext:value-type="float">
            <text:p>0.00024</text:p>
          </table:table-cell>
          <table:table-cell table:formula="of:=[.J241]*([.H$2]^(-[.G$1]))" office:value-type="float" office:value="1.28802493297897" calcext:value-type="float">
            <text:p>1.28802493297897</text:p>
          </table:table-cell>
          <table:table-cell table:formula="of:=[.M241]*([.H$2]^(-[.F$1]))" office:value-type="float" office:value="-0.00405119245582777" calcext:value-type="float">
            <text:p>-0.004051192455828</text:p>
          </table:table-cell>
          <table:table-cell office:value-type="float" office:value="-21.2297" calcext:value-type="float">
            <text:p>-21.2297</text:p>
          </table:table-cell>
          <table:table-cell/>
          <table:table-cell office:value-type="float" office:value="0.174807" calcext:value-type="float">
            <text:p>0.174807</text:p>
          </table:table-cell>
          <table:table-cell table:formula="of:=[.O241]-[.O$1]" office:value-type="float" office:value="0.00023999999999999" calcext:value-type="float">
            <text:p>0.00024</text:p>
          </table:table-cell>
          <table:table-cell table:formula="of:=[.P241]*([.H$3]^(-[.G$1]))" office:value-type="float" office:value="1.85993691201667" calcext:value-type="float">
            <text:p>1.85993691201667</text:p>
          </table:table-cell>
          <table:table-cell table:formula="of:=[.S241]*([.H$3]^(-[.F$1]))" office:value-type="float" office:value="-0.000430884039882214" calcext:value-type="float">
            <text:p>-0.000430884039882</text:p>
          </table:table-cell>
          <table:table-cell office:value-type="float" office:value="-3.25726" calcext:value-type="float">
            <text:p>-3.25726</text:p>
          </table:table-cell>
          <table:table-cell table:number-columns-repeated="24"/>
        </table:table-row>
        <table:table-row table:style-name="ro1">
          <table:table-cell office:value-type="float" office:value="0.174808" calcext:value-type="float">
            <text:p>0.174808</text:p>
          </table:table-cell>
          <table:table-cell table:formula="of:=[.A242]-[.A$1]" office:value-type="float" office:value="0.000240999999999991" calcext:value-type="float">
            <text:p>0.000241</text:p>
          </table:table-cell>
          <table:table-cell table:formula="of:=[.B242]*([.H$1]^(-[.G$1]))" office:value-type="float" office:value="0.979528423288128" calcext:value-type="float">
            <text:p>0.979528423288128</text:p>
          </table:table-cell>
          <table:table-cell table:formula="of:=[.E242]*([.H$1]^(-[.F$1]))" office:value-type="float" office:value="0.0000734231168139228" calcext:value-type="float">
            <text:p>7.34231168139228E-05</text:p>
          </table:table-cell>
          <table:table-cell office:value-type="float" office:value="0.291619" calcext:value-type="float">
            <text:p>0.291619</text:p>
          </table:table-cell>
          <table:table-cell table:number-columns-repeated="3"/>
          <table:table-cell office:value-type="float" office:value="0.174808" calcext:value-type="float">
            <text:p>0.174808</text:p>
          </table:table-cell>
          <table:table-cell table:formula="of:=[.I242]-[.I$1]" office:value-type="float" office:value="0.000240999999999991" calcext:value-type="float">
            <text:p>0.000241</text:p>
          </table:table-cell>
          <table:table-cell table:formula="of:=[.J242]*([.H$2]^(-[.G$1]))" office:value-type="float" office:value="1.29339170353305" calcext:value-type="float">
            <text:p>1.29339170353305</text:p>
          </table:table-cell>
          <table:table-cell table:formula="of:=[.M242]*([.H$2]^(-[.F$1]))" office:value-type="float" office:value="-0.00407849974893267" calcext:value-type="float">
            <text:p>-0.004078499748933</text:p>
          </table:table-cell>
          <table:table-cell office:value-type="float" office:value="-21.3728" calcext:value-type="float">
            <text:p>-21.3728</text:p>
          </table:table-cell>
          <table:table-cell/>
          <table:table-cell office:value-type="float" office:value="0.174808" calcext:value-type="float">
            <text:p>0.174808</text:p>
          </table:table-cell>
          <table:table-cell table:formula="of:=[.O242]-[.O$1]" office:value-type="float" office:value="0.000240999999999991" calcext:value-type="float">
            <text:p>0.000241</text:p>
          </table:table-cell>
          <table:table-cell table:formula="of:=[.P242]*([.H$3]^(-[.G$1]))" office:value-type="float" office:value="1.86768664915008" calcext:value-type="float">
            <text:p>1.86768664915008</text:p>
          </table:table-cell>
          <table:table-cell table:formula="of:=[.S242]*([.H$3]^(-[.F$1]))" office:value-type="float" office:value="-0.000378125131589286" calcext:value-type="float">
            <text:p>-0.000378125131589</text:p>
          </table:table-cell>
          <table:table-cell office:value-type="float" office:value="-2.85843" calcext:value-type="float">
            <text:p>-2.85843</text:p>
          </table:table-cell>
          <table:table-cell table:number-columns-repeated="24"/>
        </table:table-row>
        <table:table-row table:style-name="ro1">
          <table:table-cell office:value-type="float" office:value="0.174809" calcext:value-type="float">
            <text:p>0.174809</text:p>
          </table:table-cell>
          <table:table-cell table:formula="of:=[.A243]-[.A$1]" office:value-type="float" office:value="0.000241999999999992" calcext:value-type="float">
            <text:p>0.000242</text:p>
          </table:table-cell>
          <table:table-cell table:formula="of:=[.B243]*([.H$1]^(-[.G$1]))" office:value-type="float" office:value="0.983592856579784" calcext:value-type="float">
            <text:p>0.983592856579784</text:p>
          </table:table-cell>
          <table:table-cell table:formula="of:=[.E243]*([.H$1]^(-[.F$1]))" office:value-type="float" office:value="-0.000000202079933253228" calcext:value-type="float">
            <text:p>-2.02079933253228E-07</text:p>
          </table:table-cell>
          <table:table-cell office:value-type="float" office:value="-0.000802613" calcext:value-type="float">
            <text:p>-0.000802613</text:p>
          </table:table-cell>
          <table:table-cell table:number-columns-repeated="3"/>
          <table:table-cell office:value-type="float" office:value="0.174809" calcext:value-type="float">
            <text:p>0.174809</text:p>
          </table:table-cell>
          <table:table-cell table:formula="of:=[.I243]-[.I$1]" office:value-type="float" office:value="0.000241999999999992" calcext:value-type="float">
            <text:p>0.000242</text:p>
          </table:table-cell>
          <table:table-cell table:formula="of:=[.J243]*([.H$2]^(-[.G$1]))" office:value-type="float" office:value="1.29875847408714" calcext:value-type="float">
            <text:p>1.29875847408714</text:p>
          </table:table-cell>
          <table:table-cell table:formula="of:=[.M243]*([.H$2]^(-[.F$1]))" office:value-type="float" office:value="-0.00410391785823785" calcext:value-type="float">
            <text:p>-0.004103917858238</text:p>
          </table:table-cell>
          <table:table-cell office:value-type="float" office:value="-21.506" calcext:value-type="float">
            <text:p>-21.506</text:p>
          </table:table-cell>
          <table:table-cell/>
          <table:table-cell office:value-type="float" office:value="0.174809" calcext:value-type="float">
            <text:p>0.174809</text:p>
          </table:table-cell>
          <table:table-cell table:formula="of:=[.O243]-[.O$1]" office:value-type="float" office:value="0.000241999999999992" calcext:value-type="float">
            <text:p>0.000242</text:p>
          </table:table-cell>
          <table:table-cell table:formula="of:=[.P243]*([.H$3]^(-[.G$1]))" office:value-type="float" office:value="1.87543638628349" calcext:value-type="float">
            <text:p>1.87543638628349</text:p>
          </table:table-cell>
          <table:table-cell table:formula="of:=[.S243]*([.H$3]^(-[.F$1]))" office:value-type="float" office:value="-0.000327624314624894" calcext:value-type="float">
            <text:p>-0.000327624314625</text:p>
          </table:table-cell>
          <table:table-cell office:value-type="float" office:value="-2.47667" calcext:value-type="float">
            <text:p>-2.47667</text:p>
          </table:table-cell>
          <table:table-cell table:number-columns-repeated="24"/>
        </table:table-row>
        <table:table-row table:style-name="ro1">
          <table:table-cell office:value-type="float" office:value="0.17481" calcext:value-type="float">
            <text:p>0.17481</text:p>
          </table:table-cell>
          <table:table-cell table:formula="of:=[.A244]-[.A$1]" office:value-type="float" office:value="0.000243000000000021" calcext:value-type="float">
            <text:p>0.000243</text:p>
          </table:table-cell>
          <table:table-cell table:formula="of:=[.B244]*([.H$1]^(-[.G$1]))" office:value-type="float" office:value="0.987657289871553" calcext:value-type="float">
            <text:p>0.987657289871553</text:p>
          </table:table-cell>
          <table:table-cell table:formula="of:=[.E244]*([.H$1]^(-[.F$1]))" office:value-type="float" office:value="-0.0000737766124915253" calcext:value-type="float">
            <text:p>-7.37766124915253E-05</text:p>
          </table:table-cell>
          <table:table-cell office:value-type="float" office:value="-0.293023" calcext:value-type="float">
            <text:p>-0.293023</text:p>
          </table:table-cell>
          <table:table-cell table:number-columns-repeated="3"/>
          <table:table-cell office:value-type="float" office:value="0.17481" calcext:value-type="float">
            <text:p>0.17481</text:p>
          </table:table-cell>
          <table:table-cell table:formula="of:=[.I244]-[.I$1]" office:value-type="float" office:value="0.000243000000000021" calcext:value-type="float">
            <text:p>0.000243</text:p>
          </table:table-cell>
          <table:table-cell table:formula="of:=[.J244]*([.H$2]^(-[.G$1]))" office:value-type="float" office:value="1.30412524464137" calcext:value-type="float">
            <text:p>1.30412524464137</text:p>
          </table:table-cell>
          <table:table-cell table:formula="of:=[.M244]*([.H$2]^(-[.F$1]))" office:value-type="float" office:value="-0.00412742770107868" calcext:value-type="float">
            <text:p>-0.004127427701079</text:p>
          </table:table-cell>
          <table:table-cell office:value-type="float" office:value="-21.6292" calcext:value-type="float">
            <text:p>-21.6292</text:p>
          </table:table-cell>
          <table:table-cell/>
          <table:table-cell office:value-type="float" office:value="0.17481" calcext:value-type="float">
            <text:p>0.17481</text:p>
          </table:table-cell>
          <table:table-cell table:formula="of:=[.O244]-[.O$1]" office:value-type="float" office:value="0.000243000000000021" calcext:value-type="float">
            <text:p>0.000243</text:p>
          </table:table-cell>
          <table:table-cell table:formula="of:=[.P244]*([.H$3]^(-[.G$1]))" office:value-type="float" office:value="1.88318612341711" calcext:value-type="float">
            <text:p>1.88318612341711</text:p>
          </table:table-cell>
          <table:table-cell table:formula="of:=[.S244]*([.H$3]^(-[.F$1]))" office:value-type="float" office:value="-0.000279520487401164" calcext:value-type="float">
            <text:p>-0.000279520487401</text:p>
          </table:table-cell>
          <table:table-cell office:value-type="float" office:value="-2.11303" calcext:value-type="float">
            <text:p>-2.11303</text:p>
          </table:table-cell>
          <table:table-cell table:number-columns-repeated="24"/>
        </table:table-row>
        <table:table-row table:style-name="ro1">
          <table:table-cell office:value-type="float" office:value="0.174811" calcext:value-type="float">
            <text:p>0.174811</text:p>
          </table:table-cell>
          <table:table-cell table:formula="of:=[.A245]-[.A$1]" office:value-type="float" office:value="0.000243999999999994" calcext:value-type="float">
            <text:p>0.000244</text:p>
          </table:table-cell>
          <table:table-cell table:formula="of:=[.B245]*([.H$1]^(-[.G$1]))" office:value-type="float" office:value="0.991721723163096" calcext:value-type="float">
            <text:p>0.991721723163096</text:p>
          </table:table-cell>
          <table:table-cell table:formula="of:=[.E245]*([.H$1]^(-[.F$1]))" office:value-type="float" office:value="-0.000147278787455567" calcext:value-type="float">
            <text:p>-0.000147278787456</text:p>
          </table:table-cell>
          <table:table-cell office:value-type="float" office:value="-0.584956" calcext:value-type="float">
            <text:p>-0.584956</text:p>
          </table:table-cell>
          <table:table-cell table:number-columns-repeated="3"/>
          <table:table-cell office:value-type="float" office:value="0.174811" calcext:value-type="float">
            <text:p>0.174811</text:p>
          </table:table-cell>
          <table:table-cell table:formula="of:=[.I245]-[.I$1]" office:value-type="float" office:value="0.000243999999999994" calcext:value-type="float">
            <text:p>0.000244</text:p>
          </table:table-cell>
          <table:table-cell table:formula="of:=[.J245]*([.H$2]^(-[.G$1]))" office:value-type="float" office:value="1.30949201519531" calcext:value-type="float">
            <text:p>1.30949201519531</text:p>
          </table:table-cell>
          <table:table-cell table:formula="of:=[.M245]*([.H$2]^(-[.F$1]))" office:value-type="float" office:value="-0.0041490483601198" calcext:value-type="float">
            <text:p>-0.00414904836012</text:p>
          </table:table-cell>
          <table:table-cell office:value-type="float" office:value="-21.7425" calcext:value-type="float">
            <text:p>-21.7425</text:p>
          </table:table-cell>
          <table:table-cell/>
          <table:table-cell office:value-type="float" office:value="0.174811" calcext:value-type="float">
            <text:p>0.174811</text:p>
          </table:table-cell>
          <table:table-cell table:formula="of:=[.O245]-[.O$1]" office:value-type="float" office:value="0.000243999999999994" calcext:value-type="float">
            <text:p>0.000244</text:p>
          </table:table-cell>
          <table:table-cell table:formula="of:=[.P245]*([.H$3]^(-[.G$1]))" office:value-type="float" office:value="1.89093586055031" calcext:value-type="float">
            <text:p>1.89093586055031</text:p>
          </table:table-cell>
          <table:table-cell table:formula="of:=[.S245]*([.H$3]^(-[.F$1]))" office:value-type="float" office:value="-0.000233973713802543" calcext:value-type="float">
            <text:p>-0.000233973713803</text:p>
          </table:table-cell>
          <table:table-cell office:value-type="float" office:value="-1.76872" calcext:value-type="float">
            <text:p>-1.76872</text:p>
          </table:table-cell>
          <table:table-cell table:number-columns-repeated="24"/>
        </table:table-row>
        <table:table-row table:style-name="ro1">
          <table:table-cell office:value-type="float" office:value="0.174812" calcext:value-type="float">
            <text:p>0.174812</text:p>
          </table:table-cell>
          <table:table-cell table:formula="of:=[.A246]-[.A$1]" office:value-type="float" office:value="0.000244999999999995" calcext:value-type="float">
            <text:p>0.000245</text:p>
          </table:table-cell>
          <table:table-cell table:formula="of:=[.B246]*([.H$1]^(-[.G$1]))" office:value-type="float" office:value="0.995786156454752" calcext:value-type="float">
            <text:p>0.995786156454752</text:p>
          </table:table-cell>
          <table:table-cell table:formula="of:=[.E246]*([.H$1]^(-[.F$1]))" office:value-type="float" office:value="-0.000220687301171697" calcext:value-type="float">
            <text:p>-0.000220687301172</text:p>
          </table:table-cell>
          <table:table-cell office:value-type="float" office:value="-0.876517" calcext:value-type="float">
            <text:p>-0.876517</text:p>
          </table:table-cell>
          <table:table-cell table:number-columns-repeated="3"/>
          <table:table-cell office:value-type="float" office:value="0.174812" calcext:value-type="float">
            <text:p>0.174812</text:p>
          </table:table-cell>
          <table:table-cell table:formula="of:=[.I246]-[.I$1]" office:value-type="float" office:value="0.000244999999999995" calcext:value-type="float">
            <text:p>0.000245</text:p>
          </table:table-cell>
          <table:table-cell table:formula="of:=[.J246]*([.H$2]^(-[.G$1]))" office:value-type="float" office:value="1.31485878574939" calcext:value-type="float">
            <text:p>1.31485878574939</text:p>
          </table:table-cell>
          <table:table-cell table:formula="of:=[.M246]*([.H$2]^(-[.F$1]))" office:value-type="float" office:value="-0.00416877983536121" calcext:value-type="float">
            <text:p>-0.004168779835361</text:p>
          </table:table-cell>
          <table:table-cell office:value-type="float" office:value="-21.8459" calcext:value-type="float">
            <text:p>-21.8459</text:p>
          </table:table-cell>
          <table:table-cell/>
          <table:table-cell office:value-type="float" office:value="0.174812" calcext:value-type="float">
            <text:p>0.174812</text:p>
          </table:table-cell>
          <table:table-cell table:formula="of:=[.O246]-[.O$1]" office:value-type="float" office:value="0.000244999999999995" calcext:value-type="float">
            <text:p>0.000245</text:p>
          </table:table-cell>
          <table:table-cell table:formula="of:=[.P246]*([.H$3]^(-[.G$1]))" office:value-type="float" office:value="1.89868559768372" calcext:value-type="float">
            <text:p>1.89868559768372</text:p>
          </table:table-cell>
          <table:table-cell table:formula="of:=[.S246]*([.H$3]^(-[.F$1]))" office:value-type="float" office:value="-0.000191163900343782" calcext:value-type="float">
            <text:p>-0.000191163900344</text:p>
          </table:table-cell>
          <table:table-cell office:value-type="float" office:value="-1.4451" calcext:value-type="float">
            <text:p>-1.4451</text:p>
          </table:table-cell>
          <table:table-cell table:number-columns-repeated="24"/>
        </table:table-row>
        <table:table-row table:style-name="ro1">
          <table:table-cell office:value-type="float" office:value="0.174813" calcext:value-type="float">
            <text:p>0.174813</text:p>
          </table:table-cell>
          <table:table-cell table:formula="of:=[.A247]-[.A$1]" office:value-type="float" office:value="0.000245999999999996" calcext:value-type="float">
            <text:p>0.000246</text:p>
          </table:table-cell>
          <table:table-cell table:formula="of:=[.B247]*([.H$1]^(-[.G$1]))" office:value-type="float" office:value="0.999850589746409" calcext:value-type="float">
            <text:p>0.999850589746409</text:p>
          </table:table-cell>
          <table:table-cell table:formula="of:=[.E247]*([.H$1]^(-[.F$1]))" office:value-type="float" office:value="-0.000293980500770775" calcext:value-type="float">
            <text:p>-0.000293980500771</text:p>
          </table:table-cell>
          <table:table-cell office:value-type="float" office:value="-1.16762" calcext:value-type="float">
            <text:p>-1.16762</text:p>
          </table:table-cell>
          <table:table-cell table:number-columns-repeated="3"/>
          <table:table-cell office:value-type="float" office:value="0.174813" calcext:value-type="float">
            <text:p>0.174813</text:p>
          </table:table-cell>
          <table:table-cell table:formula="of:=[.I247]-[.I$1]" office:value-type="float" office:value="0.000245999999999996" calcext:value-type="float">
            <text:p>0.000246</text:p>
          </table:table-cell>
          <table:table-cell table:formula="of:=[.J247]*([.H$2]^(-[.G$1]))" office:value-type="float" office:value="1.32022555630348" calcext:value-type="float">
            <text:p>1.32022555630348</text:p>
          </table:table-cell>
          <table:table-cell table:formula="of:=[.M247]*([.H$2]^(-[.F$1]))" office:value-type="float" office:value="-0.00418660304413827" calcext:value-type="float">
            <text:p>-0.004186603044138</text:p>
          </table:table-cell>
          <table:table-cell office:value-type="float" office:value="-21.9393" calcext:value-type="float">
            <text:p>-21.9393</text:p>
          </table:table-cell>
          <table:table-cell/>
          <table:table-cell office:value-type="float" office:value="0.174813" calcext:value-type="float">
            <text:p>0.174813</text:p>
          </table:table-cell>
          <table:table-cell table:formula="of:=[.O247]-[.O$1]" office:value-type="float" office:value="0.000245999999999996" calcext:value-type="float">
            <text:p>0.000246</text:p>
          </table:table-cell>
          <table:table-cell table:formula="of:=[.P247]*([.H$3]^(-[.G$1]))" office:value-type="float" office:value="1.90643533481713" calcext:value-type="float">
            <text:p>1.90643533481713</text:p>
          </table:table-cell>
          <table:table-cell table:formula="of:=[.S247]*([.H$3]^(-[.F$1]))" office:value-type="float" office:value="-0.00015130402459014" calcext:value-type="float">
            <text:p>-0.00015130402459</text:p>
          </table:table-cell>
          <table:table-cell office:value-type="float" office:value="-1.14378" calcext:value-type="float">
            <text:p>-1.14378</text:p>
          </table:table-cell>
          <table:table-cell table:number-columns-repeated="24"/>
        </table:table-row>
        <table:table-row table:style-name="ro1">
          <table:table-cell office:value-type="float" office:value="0.174814" calcext:value-type="float">
            <text:p>0.174814</text:p>
          </table:table-cell>
          <table:table-cell table:formula="of:=[.A248]-[.A$1]" office:value-type="float" office:value="0.000246999999999997" calcext:value-type="float">
            <text:p>0.000247</text:p>
          </table:table-cell>
          <table:table-cell table:formula="of:=[.B248]*([.H$1]^(-[.G$1]))" office:value-type="float" office:value="1.00391502303806" calcext:value-type="float">
            <text:p>1.00391502303806</text:p>
          </table:table-cell>
          <table:table-cell table:formula="of:=[.E248]*([.H$1]^(-[.F$1]))" office:value-type="float" office:value="-0.000367136985161207" calcext:value-type="float">
            <text:p>-0.000367136985161</text:p>
          </table:table-cell>
          <table:table-cell office:value-type="float" office:value="-1.45818" calcext:value-type="float">
            <text:p>-1.45818</text:p>
          </table:table-cell>
          <table:table-cell table:number-columns-repeated="3"/>
          <table:table-cell office:value-type="float" office:value="0.174814" calcext:value-type="float">
            <text:p>0.174814</text:p>
          </table:table-cell>
          <table:table-cell table:formula="of:=[.I248]-[.I$1]" office:value-type="float" office:value="0.000246999999999997" calcext:value-type="float">
            <text:p>0.000247</text:p>
          </table:table-cell>
          <table:table-cell table:formula="of:=[.J248]*([.H$2]^(-[.G$1]))" office:value-type="float" office:value="1.32559232685756" calcext:value-type="float">
            <text:p>1.32559232685756</text:p>
          </table:table-cell>
          <table:table-cell table:formula="of:=[.M248]*([.H$2]^(-[.F$1]))" office:value-type="float" office:value="-0.00420253706911562" calcext:value-type="float">
            <text:p>-0.004202537069116</text:p>
          </table:table-cell>
          <table:table-cell office:value-type="float" office:value="-22.0228" calcext:value-type="float">
            <text:p>-22.0228</text:p>
          </table:table-cell>
          <table:table-cell/>
          <table:table-cell office:value-type="float" office:value="0.174814" calcext:value-type="float">
            <text:p>0.174814</text:p>
          </table:table-cell>
          <table:table-cell table:formula="of:=[.O248]-[.O$1]" office:value-type="float" office:value="0.000246999999999997" calcext:value-type="float">
            <text:p>0.000247</text:p>
          </table:table-cell>
          <table:table-cell table:formula="of:=[.P248]*([.H$3]^(-[.G$1]))" office:value-type="float" office:value="1.91418507195054" calcext:value-type="float">
            <text:p>1.91418507195054</text:p>
          </table:table-cell>
          <table:table-cell table:formula="of:=[.S248]*([.H$3]^(-[.F$1]))" office:value-type="float" office:value="-0.000114653892714389" calcext:value-type="float">
            <text:p>-0.000114653892714</text:p>
          </table:table-cell>
          <table:table-cell office:value-type="float" office:value="-0.866724" calcext:value-type="float">
            <text:p>-0.866724</text:p>
          </table:table-cell>
          <table:table-cell table:number-columns-repeated="24"/>
        </table:table-row>
        <table:table-row table:style-name="ro1">
          <table:table-cell office:value-type="float" office:value="0.174815" calcext:value-type="float">
            <text:p>0.174815</text:p>
          </table:table-cell>
          <table:table-cell table:formula="of:=[.A249]-[.A$1]" office:value-type="float" office:value="0.000247999999999998" calcext:value-type="float">
            <text:p>0.000248</text:p>
          </table:table-cell>
          <table:table-cell table:formula="of:=[.B249]*([.H$1]^(-[.G$1]))" office:value-type="float" office:value="1.00797945632972" calcext:value-type="float">
            <text:p>1.00797945632972</text:p>
          </table:table-cell>
          <table:table-cell table:formula="of:=[.E249]*([.H$1]^(-[.F$1]))" office:value-type="float" office:value="-0.000440137367471786" calcext:value-type="float">
            <text:p>-0.000440137367472</text:p>
          </table:table-cell>
          <table:table-cell office:value-type="float" office:value="-1.74812" calcext:value-type="float">
            <text:p>-1.74812</text:p>
          </table:table-cell>
          <table:table-cell table:number-columns-repeated="3"/>
          <table:table-cell office:value-type="float" office:value="0.174815" calcext:value-type="float">
            <text:p>0.174815</text:p>
          </table:table-cell>
          <table:table-cell table:formula="of:=[.I249]-[.I$1]" office:value-type="float" office:value="0.000247999999999998" calcext:value-type="float">
            <text:p>0.000248</text:p>
          </table:table-cell>
          <table:table-cell table:formula="of:=[.J249]*([.H$2]^(-[.G$1]))" office:value-type="float" office:value="1.33095909741165" calcext:value-type="float">
            <text:p>1.33095909741165</text:p>
          </table:table-cell>
          <table:table-cell table:formula="of:=[.M249]*([.H$2]^(-[.F$1]))" office:value-type="float" office:value="-0.00421656282762861" calcext:value-type="float">
            <text:p>-0.004216562827629</text:p>
          </table:table-cell>
          <table:table-cell office:value-type="float" office:value="-22.0963" calcext:value-type="float">
            <text:p>-22.0963</text:p>
          </table:table-cell>
          <table:table-cell/>
          <table:table-cell office:value-type="float" office:value="0.174815" calcext:value-type="float">
            <text:p>0.174815</text:p>
          </table:table-cell>
          <table:table-cell table:formula="of:=[.O249]-[.O$1]" office:value-type="float" office:value="0.000247999999999998" calcext:value-type="float">
            <text:p>0.000248</text:p>
          </table:table-cell>
          <table:table-cell table:formula="of:=[.P249]*([.H$3]^(-[.G$1]))" office:value-type="float" office:value="1.92193480908395" calcext:value-type="float">
            <text:p>1.92193480908395</text:p>
          </table:table-cell>
          <table:table-cell table:formula="of:=[.S249]*([.H$3]^(-[.F$1]))" office:value-type="float" office:value="-0.0000815435538005789" calcext:value-type="float">
            <text:p>-8.15435538005789E-05</text:p>
          </table:table-cell>
          <table:table-cell office:value-type="float" office:value="-0.616427" calcext:value-type="float">
            <text:p>-0.616427</text:p>
          </table:table-cell>
          <table:table-cell table:number-columns-repeated="24"/>
        </table:table-row>
        <table:table-row table:style-name="ro1">
          <table:table-cell office:value-type="float" office:value="0.174816" calcext:value-type="float">
            <text:p>0.174816</text:p>
          </table:table-cell>
          <table:table-cell table:formula="of:=[.A250]-[.A$1]" office:value-type="float" office:value="0.000248999999999999" calcext:value-type="float">
            <text:p>0.000249</text:p>
          </table:table-cell>
          <table:table-cell table:formula="of:=[.B250]*([.H$1]^(-[.G$1]))" office:value-type="float" office:value="1.01204388962138" calcext:value-type="float">
            <text:p>1.01204388962138</text:p>
          </table:table-cell>
          <table:table-cell table:formula="of:=[.E250]*([.H$1]^(-[.F$1]))" office:value-type="float" office:value="-0.000512956469947697" calcext:value-type="float">
            <text:p>-0.000512956469948</text:p>
          </table:table-cell>
          <table:table-cell office:value-type="float" office:value="-2.03734" calcext:value-type="float">
            <text:p>-2.03734</text:p>
          </table:table-cell>
          <table:table-cell table:number-columns-repeated="3"/>
          <table:table-cell office:value-type="float" office:value="0.174816" calcext:value-type="float">
            <text:p>0.174816</text:p>
          </table:table-cell>
          <table:table-cell table:formula="of:=[.I250]-[.I$1]" office:value-type="float" office:value="0.000248999999999999" calcext:value-type="float">
            <text:p>0.000249</text:p>
          </table:table-cell>
          <table:table-cell table:formula="of:=[.J250]*([.H$2]^(-[.G$1]))" office:value-type="float" office:value="1.33632586796573" calcext:value-type="float">
            <text:p>1.33632586796573</text:p>
          </table:table-cell>
          <table:table-cell table:formula="of:=[.M250]*([.H$2]^(-[.F$1]))" office:value-type="float" office:value="-0.00422871848500654" calcext:value-type="float">
            <text:p>-0.004228718485007</text:p>
          </table:table-cell>
          <table:table-cell office:value-type="float" office:value="-22.16" calcext:value-type="float">
            <text:p>-22.16</text:p>
          </table:table-cell>
          <table:table-cell/>
          <table:table-cell office:value-type="float" office:value="0.174816" calcext:value-type="float">
            <text:p>0.174816</text:p>
          </table:table-cell>
          <table:table-cell table:formula="of:=[.O250]-[.O$1]" office:value-type="float" office:value="0.000248999999999999" calcext:value-type="float">
            <text:p>0.000249</text:p>
          </table:table-cell>
          <table:table-cell table:formula="of:=[.P250]*([.H$3]^(-[.G$1]))" office:value-type="float" office:value="1.92968454621736" calcext:value-type="float">
            <text:p>1.92968454621736</text:p>
          </table:table-cell>
          <table:table-cell table:formula="of:=[.S250]*([.H$3]^(-[.F$1]))" office:value-type="float" office:value="-0.0000524178796201123" calcext:value-type="float">
            <text:p>-5.24178796201123E-05</text:p>
          </table:table-cell>
          <table:table-cell office:value-type="float" office:value="-0.396252" calcext:value-type="float">
            <text:p>-0.396252</text:p>
          </table:table-cell>
          <table:table-cell table:number-columns-repeated="24"/>
        </table:table-row>
        <table:table-row table:style-name="ro1">
          <table:table-cell office:value-type="float" office:value="0.174817" calcext:value-type="float">
            <text:p>0.174817</text:p>
          </table:table-cell>
          <table:table-cell table:formula="of:=[.A251]-[.A$1]" office:value-type="float" office:value="0.00025" calcext:value-type="float">
            <text:p>0.00025</text:p>
          </table:table-cell>
          <table:table-cell table:formula="of:=[.B251]*([.H$1]^(-[.G$1]))" office:value-type="float" office:value="1.01610832291303" calcext:value-type="float">
            <text:p>1.01610832291303</text:p>
          </table:table-cell>
          <table:table-cell table:formula="of:=[.E251]*([.H$1]^(-[.F$1]))" office:value-type="float" office:value="-0.000585574150385089" calcext:value-type="float">
            <text:p>-0.000585574150385</text:p>
          </table:table-cell>
          <table:table-cell office:value-type="float" office:value="-2.32576" calcext:value-type="float">
            <text:p>-2.32576</text:p>
          </table:table-cell>
          <table:table-cell table:number-columns-repeated="3"/>
          <table:table-cell office:value-type="float" office:value="0.174817" calcext:value-type="float">
            <text:p>0.174817</text:p>
          </table:table-cell>
          <table:table-cell table:formula="of:=[.I251]-[.I$1]" office:value-type="float" office:value="0.00025" calcext:value-type="float">
            <text:p>0.00025</text:p>
          </table:table-cell>
          <table:table-cell table:formula="of:=[.J251]*([.H$2]^(-[.G$1]))" office:value-type="float" office:value="1.34169263851981" calcext:value-type="float">
            <text:p>1.34169263851981</text:p>
          </table:table-cell>
          <table:table-cell table:formula="of:=[.M251]*([.H$2]^(-[.F$1]))" office:value-type="float" office:value="-0.00423898495858476" calcext:value-type="float">
            <text:p>-0.004238984958585</text:p>
          </table:table-cell>
          <table:table-cell office:value-type="float" office:value="-22.2138" calcext:value-type="float">
            <text:p>-22.2138</text:p>
          </table:table-cell>
          <table:table-cell/>
          <table:table-cell office:value-type="float" office:value="0.174817" calcext:value-type="float">
            <text:p>0.174817</text:p>
          </table:table-cell>
          <table:table-cell table:formula="of:=[.O251]-[.O$1]" office:value-type="float" office:value="0.00025" calcext:value-type="float">
            <text:p>0.00025</text:p>
          </table:table-cell>
          <table:table-cell table:formula="of:=[.P251]*([.H$3]^(-[.G$1]))" office:value-type="float" office:value="1.93743428335077" calcext:value-type="float">
            <text:p>1.93743428335077</text:p>
          </table:table-cell>
          <table:table-cell table:formula="of:=[.S251]*([.H$3]^(-[.F$1]))" office:value-type="float" office:value="-0.0000279357777832675" calcext:value-type="float">
            <text:p>-2.79357777832675E-05</text:p>
          </table:table-cell>
          <table:table-cell office:value-type="float" office:value="-0.21118" calcext:value-type="float">
            <text:p>-0.21118</text:p>
          </table:table-cell>
          <table:table-cell table:number-columns-repeated="24"/>
        </table:table-row>
        <table:table-row table:style-name="ro1">
          <table:table-cell office:value-type="float" office:value="0.174818" calcext:value-type="float">
            <text:p>0.174818</text:p>
          </table:table-cell>
          <table:table-cell table:formula="of:=[.A252]-[.A$1]" office:value-type="float" office:value="0.000251000000000001" calcext:value-type="float">
            <text:p>0.000251</text:p>
          </table:table-cell>
          <table:table-cell table:formula="of:=[.B252]*([.H$1]^(-[.G$1]))" office:value-type="float" office:value="1.02017275620469" calcext:value-type="float">
            <text:p>1.02017275620469</text:p>
          </table:table-cell>
          <table:table-cell table:formula="of:=[.E252]*([.H$1]^(-[.F$1]))" office:value-type="float" office:value="-0.00065797278435559" calcext:value-type="float">
            <text:p>-0.000657972784356</text:p>
          </table:table-cell>
          <table:table-cell office:value-type="float" office:value="-2.61331" calcext:value-type="float">
            <text:p>-2.61331</text:p>
          </table:table-cell>
          <table:table-cell table:number-columns-repeated="3"/>
          <table:table-cell office:value-type="float" office:value="0.174818" calcext:value-type="float">
            <text:p>0.174818</text:p>
          </table:table-cell>
          <table:table-cell table:formula="of:=[.I252]-[.I$1]" office:value-type="float" office:value="0.000251000000000001" calcext:value-type="float">
            <text:p>0.000251</text:p>
          </table:table-cell>
          <table:table-cell table:formula="of:=[.J252]*([.H$2]^(-[.G$1]))" office:value-type="float" office:value="1.3470594090739" calcext:value-type="float">
            <text:p>1.3470594090739</text:p>
          </table:table-cell>
          <table:table-cell table:formula="of:=[.M252]*([.H$2]^(-[.F$1]))" office:value-type="float" office:value="-0.00424738133102792" calcext:value-type="float">
            <text:p>-0.004247381331028</text:p>
          </table:table-cell>
          <table:table-cell office:value-type="float" office:value="-22.2578" calcext:value-type="float">
            <text:p>-22.2578</text:p>
          </table:table-cell>
          <table:table-cell/>
          <table:table-cell office:value-type="float" office:value="0.174818" calcext:value-type="float">
            <text:p>0.174818</text:p>
          </table:table-cell>
          <table:table-cell table:formula="of:=[.O252]-[.O$1]" office:value-type="float" office:value="0.000251000000000001" calcext:value-type="float">
            <text:p>0.000251</text:p>
          </table:table-cell>
          <table:table-cell table:formula="of:=[.P252]*([.H$3]^(-[.G$1]))" office:value-type="float" office:value="1.94518402048418" calcext:value-type="float">
            <text:p>1.94518402048418</text:p>
          </table:table-cell>
          <table:table-cell table:formula="of:=[.S252]*([.H$3]^(-[.F$1]))" office:value-type="float" office:value="-0.00000925116338429317" calcext:value-type="float">
            <text:p>-9.25116338429317E-06</text:p>
          </table:table-cell>
          <table:table-cell office:value-type="float" office:value="-0.069934" calcext:value-type="float">
            <text:p>-0.069934</text:p>
          </table:table-cell>
          <table:table-cell table:number-columns-repeated="24"/>
        </table:table-row>
        <table:table-row table:style-name="ro1">
          <table:table-cell office:value-type="float" office:value="0.174819" calcext:value-type="float">
            <text:p>0.174819</text:p>
          </table:table-cell>
          <table:table-cell table:formula="of:=[.A253]-[.A$1]" office:value-type="float" office:value="0.000252000000000002" calcext:value-type="float">
            <text:p>0.000252</text:p>
          </table:table-cell>
          <table:table-cell table:formula="of:=[.B253]*([.H$1]^(-[.G$1]))" office:value-type="float" office:value="1.02423718949635" calcext:value-type="float">
            <text:p>1.02423718949635</text:p>
          </table:table-cell>
          <table:table-cell table:formula="of:=[.E253]*([.H$1]^(-[.F$1]))" office:value-type="float" office:value="-0.000730129711879867" calcext:value-type="float">
            <text:p>-0.00073012971188</text:p>
          </table:table-cell>
          <table:table-cell office:value-type="float" office:value="-2.8999" calcext:value-type="float">
            <text:p>-2.8999</text:p>
          </table:table-cell>
          <table:table-cell table:number-columns-repeated="3"/>
          <table:table-cell office:value-type="float" office:value="0.174819" calcext:value-type="float">
            <text:p>0.174819</text:p>
          </table:table-cell>
          <table:table-cell table:formula="of:=[.I253]-[.I$1]" office:value-type="float" office:value="0.000252000000000002" calcext:value-type="float">
            <text:p>0.000252</text:p>
          </table:table-cell>
          <table:table-cell table:formula="of:=[.J253]*([.H$2]^(-[.G$1]))" office:value-type="float" office:value="1.35242617962798" calcext:value-type="float">
            <text:p>1.35242617962798</text:p>
          </table:table-cell>
          <table:table-cell table:formula="of:=[.M253]*([.H$2]^(-[.F$1]))" office:value-type="float" office:value="-0.00425388851967136" calcext:value-type="float">
            <text:p>-0.004253888519671</text:p>
          </table:table-cell>
          <table:table-cell office:value-type="float" office:value="-22.2919" calcext:value-type="float">
            <text:p>-22.2919</text:p>
          </table:table-cell>
          <table:table-cell table:number-columns-repeated="30"/>
        </table:table-row>
        <table:table-row table:style-name="ro1">
          <table:table-cell office:value-type="float" office:value="0.17482" calcext:value-type="float">
            <text:p>0.17482</text:p>
          </table:table-cell>
          <table:table-cell table:formula="of:=[.A254]-[.A$1]" office:value-type="float" office:value="0.000253000000000003" calcext:value-type="float">
            <text:p>0.000253</text:p>
          </table:table-cell>
          <table:table-cell table:formula="of:=[.B254]*([.H$1]^(-[.G$1]))" office:value-type="float" office:value="1.028301622788" calcext:value-type="float">
            <text:p>1.028301622788</text:p>
          </table:table-cell>
          <table:table-cell table:formula="of:=[.E254]*([.H$1]^(-[.F$1]))" office:value-type="float" office:value="-0.000802019755203105" calcext:value-type="float">
            <text:p>-0.000802019755203</text:p>
          </table:table-cell>
          <table:table-cell office:value-type="float" office:value="-3.18543" calcext:value-type="float">
            <text:p>-3.18543</text:p>
          </table:table-cell>
          <table:table-cell table:number-columns-repeated="3"/>
          <table:table-cell office:value-type="float" office:value="0.17482" calcext:value-type="float">
            <text:p>0.17482</text:p>
          </table:table-cell>
          <table:table-cell table:formula="of:=[.I254]-[.I$1]" office:value-type="float" office:value="0.000253000000000003" calcext:value-type="float">
            <text:p>0.000253</text:p>
          </table:table-cell>
          <table:table-cell table:formula="of:=[.J254]*([.H$2]^(-[.G$1]))" office:value-type="float" office:value="1.35779295018207" calcext:value-type="float">
            <text:p>1.35779295018207</text:p>
          </table:table-cell>
          <table:table-cell table:formula="of:=[.M254]*([.H$2]^(-[.F$1]))" office:value-type="float" office:value="-0.00425852560717974" calcext:value-type="float">
            <text:p>-0.00425852560718</text:p>
          </table:table-cell>
          <table:table-cell office:value-type="float" office:value="-22.3162" calcext:value-type="float">
            <text:p>-22.3162</text:p>
          </table:table-cell>
          <table:table-cell table:number-columns-repeated="30"/>
        </table:table-row>
        <table:table-row table:style-name="ro1">
          <table:table-cell office:value-type="float" office:value="0.174821" calcext:value-type="float">
            <text:p>0.174821</text:p>
          </table:table-cell>
          <table:table-cell table:formula="of:=[.A255]-[.A$1]" office:value-type="float" office:value="0.000254000000000004" calcext:value-type="float">
            <text:p>0.000254</text:p>
          </table:table-cell>
          <table:table-cell table:formula="of:=[.B255]*([.H$1]^(-[.G$1]))" office:value-type="float" office:value="1.03236605607966" calcext:value-type="float">
            <text:p>1.03236605607966</text:p>
          </table:table-cell>
          <table:table-cell table:formula="of:=[.E255]*([.H$1]^(-[.F$1]))" office:value-type="float" office:value="-0.000873627807672415" calcext:value-type="float">
            <text:p>-0.000873627807672</text:p>
          </table:table-cell>
          <table:table-cell office:value-type="float" office:value="-3.46984" calcext:value-type="float">
            <text:p>-3.46984</text:p>
          </table:table-cell>
          <table:table-cell table:number-columns-repeated="3"/>
          <table:table-cell office:value-type="float" office:value="0.174821" calcext:value-type="float">
            <text:p>0.174821</text:p>
          </table:table-cell>
          <table:table-cell table:formula="of:=[.I255]-[.I$1]" office:value-type="float" office:value="0.000254000000000004" calcext:value-type="float">
            <text:p>0.000254</text:p>
          </table:table-cell>
          <table:table-cell table:formula="of:=[.J255]*([.H$2]^(-[.G$1]))" office:value-type="float" office:value="1.36315972073615" calcext:value-type="float">
            <text:p>1.36315972073615</text:p>
          </table:table-cell>
          <table:table-cell table:formula="of:=[.M255]*([.H$2]^(-[.F$1]))" office:value-type="float" office:value="-0.0042613116762177" calcext:value-type="float">
            <text:p>-0.004261311676218</text:p>
          </table:table-cell>
          <table:table-cell office:value-type="float" office:value="-22.3308" calcext:value-type="float">
            <text:p>-22.3308</text:p>
          </table:table-cell>
          <table:table-cell table:number-columns-repeated="30"/>
        </table:table-row>
        <table:table-row table:style-name="ro1">
          <table:table-cell office:value-type="float" office:value="0.174822" calcext:value-type="float">
            <text:p>0.174822</text:p>
          </table:table-cell>
          <table:table-cell table:formula="of:=[.A256]-[.A$1]" office:value-type="float" office:value="0.000255000000000005" calcext:value-type="float">
            <text:p>0.000255</text:p>
          </table:table-cell>
          <table:table-cell table:formula="of:=[.B256]*([.H$1]^(-[.G$1]))" office:value-type="float" office:value="1.03643048937131" calcext:value-type="float">
            <text:p>1.03643048937131</text:p>
          </table:table-cell>
          <table:table-cell table:formula="of:=[.E256]*([.H$1]^(-[.F$1]))" office:value-type="float" office:value="-0.000944931209308464" calcext:value-type="float">
            <text:p>-0.000944931209308</text:p>
          </table:table-cell>
          <table:table-cell office:value-type="float" office:value="-3.75304" calcext:value-type="float">
            <text:p>-3.75304</text:p>
          </table:table-cell>
          <table:table-cell table:number-columns-repeated="3"/>
          <table:table-cell office:value-type="float" office:value="0.174822" calcext:value-type="float">
            <text:p>0.174822</text:p>
          </table:table-cell>
          <table:table-cell table:formula="of:=[.I256]-[.I$1]" office:value-type="float" office:value="0.000255000000000005" calcext:value-type="float">
            <text:p>0.000255</text:p>
          </table:table-cell>
          <table:table-cell table:formula="of:=[.J256]*([.H$2]^(-[.G$1]))" office:value-type="float" office:value="1.36852649129024" calcext:value-type="float">
            <text:p>1.36852649129024</text:p>
          </table:table-cell>
          <table:table-cell table:formula="of:=[.M256]*([.H$2]^(-[.F$1]))" office:value-type="float" office:value="-0.00426222764412058" calcext:value-type="float">
            <text:p>-0.004262227644121</text:p>
          </table:table-cell>
          <table:table-cell office:value-type="float" office:value="-22.3356" calcext:value-type="float">
            <text:p>-22.3356</text:p>
          </table:table-cell>
          <table:table-cell table:number-columns-repeated="30"/>
        </table:table-row>
        <table:table-row table:style-name="ro1">
          <table:table-cell office:value-type="float" office:value="0.174823" calcext:value-type="float">
            <text:p>0.174823</text:p>
          </table:table-cell>
          <table:table-cell table:formula="of:=[.A257]-[.A$1]" office:value-type="float" office:value="0.000255999999999978" calcext:value-type="float">
            <text:p>0.000256</text:p>
          </table:table-cell>
          <table:table-cell table:formula="of:=[.B257]*([.H$1]^(-[.G$1]))" office:value-type="float" office:value="1.04049492266286" calcext:value-type="float">
            <text:p>1.04049492266286</text:p>
          </table:table-cell>
          <table:table-cell table:formula="of:=[.E257]*([.H$1]^(-[.F$1]))" office:value-type="float" office:value="-0.0010159098179074" calcext:value-type="float">
            <text:p>-0.001015909817907</text:p>
          </table:table-cell>
          <table:table-cell office:value-type="float" office:value="-4.03495" calcext:value-type="float">
            <text:p>-4.03495</text:p>
          </table:table-cell>
          <table:table-cell table:number-columns-repeated="3"/>
          <table:table-cell office:value-type="float" office:value="0.174823" calcext:value-type="float">
            <text:p>0.174823</text:p>
          </table:table-cell>
          <table:table-cell table:formula="of:=[.I257]-[.I$1]" office:value-type="float" office:value="0.000255999999999978" calcext:value-type="float">
            <text:p>0.000256</text:p>
          </table:table-cell>
          <table:table-cell table:formula="of:=[.J257]*([.H$2]^(-[.G$1]))" office:value-type="float" office:value="1.37389326184417" calcext:value-type="float">
            <text:p>1.37389326184417</text:p>
          </table:table-cell>
          <table:table-cell table:formula="of:=[.M257]*([.H$2]^(-[.F$1]))" office:value-type="float" office:value="-0.0042613116762177" calcext:value-type="float">
            <text:p>-0.004261311676218</text:p>
          </table:table-cell>
          <table:table-cell office:value-type="float" office:value="-22.3308" calcext:value-type="float">
            <text:p>-22.3308</text:p>
          </table:table-cell>
          <table:table-cell table:number-columns-repeated="30"/>
        </table:table-row>
        <table:table-row table:style-name="ro1">
          <table:table-cell office:value-type="float" office:value="0.174824" calcext:value-type="float">
            <text:p>0.174824</text:p>
          </table:table-cell>
          <table:table-cell table:formula="of:=[.A258]-[.A$1]" office:value-type="float" office:value="0.000256999999999979" calcext:value-type="float">
            <text:p>0.000257</text:p>
          </table:table-cell>
          <table:table-cell table:formula="of:=[.B258]*([.H$1]^(-[.G$1]))" office:value-type="float" office:value="1.04455935595451" calcext:value-type="float">
            <text:p>1.04455935595451</text:p>
          </table:table-cell>
          <table:table-cell table:formula="of:=[.E258]*([.H$1]^(-[.F$1]))" office:value-type="float" office:value="-0.00108654097348989" calcext:value-type="float">
            <text:p>-0.00108654097349</text:p>
          </table:table-cell>
          <table:table-cell office:value-type="float" office:value="-4.31548" calcext:value-type="float">
            <text:p>-4.31548</text:p>
          </table:table-cell>
          <table:table-cell table:number-columns-repeated="3"/>
          <table:table-cell office:value-type="float" office:value="0.174824" calcext:value-type="float">
            <text:p>0.174824</text:p>
          </table:table-cell>
          <table:table-cell table:formula="of:=[.I258]-[.I$1]" office:value-type="float" office:value="0.000256999999999979" calcext:value-type="float">
            <text:p>0.000257</text:p>
          </table:table-cell>
          <table:table-cell table:formula="of:=[.J258]*([.H$2]^(-[.G$1]))" office:value-type="float" office:value="1.37926003239826" calcext:value-type="float">
            <text:p>1.37926003239826</text:p>
          </table:table-cell>
          <table:table-cell table:formula="of:=[.M258]*([.H$2]^(-[.F$1]))" office:value-type="float" office:value="-0.00425856377250903" calcext:value-type="float">
            <text:p>-0.004258563772509</text:p>
          </table:table-cell>
          <table:table-cell office:value-type="float" office:value="-22.3164" calcext:value-type="float">
            <text:p>-22.3164</text:p>
          </table:table-cell>
          <table:table-cell table:number-columns-repeated="30"/>
        </table:table-row>
        <table:table-row table:style-name="ro1">
          <table:table-cell office:value-type="float" office:value="0.174825" calcext:value-type="float">
            <text:p>0.174825</text:p>
          </table:table-cell>
          <table:table-cell table:formula="of:=[.A259]-[.A$1]" office:value-type="float" office:value="0.00025799999999998" calcext:value-type="float">
            <text:p>0.000258</text:p>
          </table:table-cell>
          <table:table-cell table:formula="of:=[.B259]*([.H$1]^(-[.G$1]))" office:value-type="float" office:value="1.04862378924617" calcext:value-type="float">
            <text:p>1.04862378924617</text:p>
          </table:table-cell>
          <table:table-cell table:formula="of:=[.E259]*([.H$1]^(-[.F$1]))" office:value-type="float" office:value="-0.00115680705162756" calcext:value-type="float">
            <text:p>-0.001156807051628</text:p>
          </table:table-cell>
          <table:table-cell office:value-type="float" office:value="-4.59456" calcext:value-type="float">
            <text:p>-4.59456</text:p>
          </table:table-cell>
          <table:table-cell table:number-columns-repeated="3"/>
          <table:table-cell office:value-type="float" office:value="0.174825" calcext:value-type="float">
            <text:p>0.174825</text:p>
          </table:table-cell>
          <table:table-cell table:formula="of:=[.I259]-[.I$1]" office:value-type="float" office:value="0.00025799999999998" calcext:value-type="float">
            <text:p>0.000258</text:p>
          </table:table-cell>
          <table:table-cell table:formula="of:=[.J259]*([.H$2]^(-[.G$1]))" office:value-type="float" office:value="1.38462680295234" calcext:value-type="float">
            <text:p>1.38462680295234</text:p>
          </table:table-cell>
          <table:table-cell table:formula="of:=[.M259]*([.H$2]^(-[.F$1]))" office:value-type="float" office:value="-0.00425398393299458" calcext:value-type="float">
            <text:p>-0.004253983932995</text:p>
          </table:table-cell>
          <table:table-cell office:value-type="float" office:value="-22.2924" calcext:value-type="float">
            <text:p>-22.2924</text:p>
          </table:table-cell>
          <table:table-cell table:number-columns-repeated="30"/>
        </table:table-row>
        <table:table-row table:style-name="ro1">
          <table:table-cell office:value-type="float" office:value="0.174826" calcext:value-type="float">
            <text:p>0.174826</text:p>
          </table:table-cell>
          <table:table-cell table:formula="of:=[.A260]-[.A$1]" office:value-type="float" office:value="0.000258999999999981" calcext:value-type="float">
            <text:p>0.000259</text:p>
          </table:table-cell>
          <table:table-cell table:formula="of:=[.B260]*([.H$1]^(-[.G$1]))" office:value-type="float" office:value="1.05268822253783" calcext:value-type="float">
            <text:p>1.05268822253783</text:p>
          </table:table-cell>
          <table:table-cell table:formula="of:=[.E260]*([.H$1]^(-[.F$1]))" office:value-type="float" office:value="-0.00122668539234108" calcext:value-type="float">
            <text:p>-0.001226685392341</text:p>
          </table:table-cell>
          <table:table-cell office:value-type="float" office:value="-4.8721" calcext:value-type="float">
            <text:p>-4.8721</text:p>
          </table:table-cell>
          <table:table-cell table:number-columns-repeated="3"/>
          <table:table-cell office:value-type="float" office:value="0.174826" calcext:value-type="float">
            <text:p>0.174826</text:p>
          </table:table-cell>
          <table:table-cell table:formula="of:=[.I260]-[.I$1]" office:value-type="float" office:value="0.000258999999999981" calcext:value-type="float">
            <text:p>0.000259</text:p>
          </table:table-cell>
          <table:table-cell table:formula="of:=[.J260]*([.H$2]^(-[.G$1]))" office:value-type="float" office:value="1.38999357350643" calcext:value-type="float">
            <text:p>1.38999357350643</text:p>
          </table:table-cell>
          <table:table-cell table:formula="of:=[.M260]*([.H$2]^(-[.F$1]))" office:value-type="float" office:value="-0.00424757215767435" calcext:value-type="float">
            <text:p>-0.004247572157674</text:p>
          </table:table-cell>
          <table:table-cell office:value-type="float" office:value="-22.2588" calcext:value-type="float">
            <text:p>-22.2588</text:p>
          </table:table-cell>
          <table:table-cell table:number-columns-repeated="30"/>
        </table:table-row>
        <table:table-row table:style-name="ro1">
          <table:table-cell office:value-type="float" office:value="0.174827" calcext:value-type="float">
            <text:p>0.174827</text:p>
          </table:table-cell>
          <table:table-cell table:formula="of:=[.A261]-[.A$1]" office:value-type="float" office:value="0.000259999999999982" calcext:value-type="float">
            <text:p>0.00026</text:p>
          </table:table-cell>
          <table:table-cell table:formula="of:=[.B261]*([.H$1]^(-[.G$1]))" office:value-type="float" office:value="1.05675265582948" calcext:value-type="float">
            <text:p>1.05675265582948</text:p>
          </table:table-cell>
          <table:table-cell table:formula="of:=[.E261]*([.H$1]^(-[.F$1]))" office:value-type="float" office:value="-0.00129615837120208" calcext:value-type="float">
            <text:p>-0.001296158371202</text:p>
          </table:table-cell>
          <table:table-cell office:value-type="float" office:value="-5.14803" calcext:value-type="float">
            <text:p>-5.14803</text:p>
          </table:table-cell>
          <table:table-cell table:number-columns-repeated="3"/>
          <table:table-cell office:value-type="float" office:value="0.174827" calcext:value-type="float">
            <text:p>0.174827</text:p>
          </table:table-cell>
          <table:table-cell table:formula="of:=[.I261]-[.I$1]" office:value-type="float" office:value="0.000259999999999982" calcext:value-type="float">
            <text:p>0.00026</text:p>
          </table:table-cell>
          <table:table-cell table:formula="of:=[.J261]*([.H$2]^(-[.G$1]))" office:value-type="float" office:value="1.39536034406051" calcext:value-type="float">
            <text:p>1.39536034406051</text:p>
          </table:table-cell>
          <table:table-cell table:formula="of:=[.M261]*([.H$2]^(-[.F$1]))" office:value-type="float" office:value="-0.00423936661187763" calcext:value-type="float">
            <text:p>-0.004239366611878</text:p>
          </table:table-cell>
          <table:table-cell office:value-type="float" office:value="-22.2158" calcext:value-type="float">
            <text:p>-22.2158</text:p>
          </table:table-cell>
          <table:table-cell table:number-columns-repeated="30"/>
        </table:table-row>
        <table:table-row table:style-name="ro1">
          <table:table-cell office:value-type="float" office:value="0.174828" calcext:value-type="float">
            <text:p>0.174828</text:p>
          </table:table-cell>
          <table:table-cell table:formula="of:=[.A262]-[.A$1]" office:value-type="float" office:value="0.000260999999999983" calcext:value-type="float">
            <text:p>0.000261</text:p>
          </table:table-cell>
          <table:table-cell table:formula="of:=[.B262]*([.H$1]^(-[.G$1]))" office:value-type="float" office:value="1.06081708912114" calcext:value-type="float">
            <text:p>1.06081708912114</text:p>
          </table:table-cell>
          <table:table-cell table:formula="of:=[.E262]*([.H$1]^(-[.F$1]))" office:value-type="float" office:value="-0.00136520584600671" calcext:value-type="float">
            <text:p>-0.001365205846007</text:p>
          </table:table-cell>
          <table:table-cell office:value-type="float" office:value="-5.42227" calcext:value-type="float">
            <text:p>-5.42227</text:p>
          </table:table-cell>
          <table:table-cell table:number-columns-repeated="3"/>
          <table:table-cell office:value-type="float" office:value="0.174828" calcext:value-type="float">
            <text:p>0.174828</text:p>
          </table:table-cell>
          <table:table-cell table:formula="of:=[.I262]-[.I$1]" office:value-type="float" office:value="0.000260999999999983" calcext:value-type="float">
            <text:p>0.000261</text:p>
          </table:table-cell>
          <table:table-cell table:formula="of:=[.J262]*([.H$2]^(-[.G$1]))" office:value-type="float" office:value="1.4007271146146" calcext:value-type="float">
            <text:p>1.4007271146146</text:p>
          </table:table-cell>
          <table:table-cell table:formula="of:=[.M262]*([.H$2]^(-[.F$1]))" office:value-type="float" office:value="-0.00422934821293978" calcext:value-type="float">
            <text:p>-0.00422934821294</text:p>
          </table:table-cell>
          <table:table-cell office:value-type="float" office:value="-22.1633" calcext:value-type="float">
            <text:p>-22.1633</text:p>
          </table:table-cell>
          <table:table-cell table:number-columns-repeated="30"/>
        </table:table-row>
        <table:table-row table:style-name="ro1">
          <table:table-cell office:value-type="float" office:value="0.174829" calcext:value-type="float">
            <text:p>0.174829</text:p>
          </table:table-cell>
          <table:table-cell table:formula="of:=[.A263]-[.A$1]" office:value-type="float" office:value="0.000261999999999984" calcext:value-type="float">
            <text:p>0.000262</text:p>
          </table:table-cell>
          <table:table-cell table:formula="of:=[.B263]*([.H$1]^(-[.G$1]))" office:value-type="float" office:value="1.0648815224128" calcext:value-type="float">
            <text:p>1.0648815224128</text:p>
          </table:table-cell>
          <table:table-cell table:formula="of:=[.E263]*([.H$1]^(-[.F$1]))" office:value-type="float" office:value="-0.00143380767455111" calcext:value-type="float">
            <text:p>-0.001433807674551</text:p>
          </table:table-cell>
          <table:table-cell office:value-type="float" office:value="-5.69474" calcext:value-type="float">
            <text:p>-5.69474</text:p>
          </table:table-cell>
          <table:table-cell table:number-columns-repeated="3"/>
          <table:table-cell office:value-type="float" office:value="0.174829" calcext:value-type="float">
            <text:p>0.174829</text:p>
          </table:table-cell>
          <table:table-cell table:formula="of:=[.I263]-[.I$1]" office:value-type="float" office:value="0.000261999999999984" calcext:value-type="float">
            <text:p>0.000262</text:p>
          </table:table-cell>
          <table:table-cell table:formula="of:=[.J263]*([.H$2]^(-[.G$1]))" office:value-type="float" office:value="1.40609388516868" calcext:value-type="float">
            <text:p>1.40609388516868</text:p>
          </table:table-cell>
          <table:table-cell table:formula="of:=[.M263]*([.H$2]^(-[.F$1]))" office:value-type="float" office:value="-0.00421753604352543" calcext:value-type="float">
            <text:p>-0.004217536043525</text:p>
          </table:table-cell>
          <table:table-cell office:value-type="float" office:value="-22.1014" calcext:value-type="float">
            <text:p>-22.1014</text:p>
          </table:table-cell>
          <table:table-cell table:number-columns-repeated="30"/>
        </table:table-row>
        <table:table-row table:style-name="ro1">
          <table:table-cell office:value-type="float" office:value="0.17483" calcext:value-type="float">
            <text:p>0.17483</text:p>
          </table:table-cell>
          <table:table-cell table:formula="of:=[.A264]-[.A$1]" office:value-type="float" office:value="0.000263000000000013" calcext:value-type="float">
            <text:p>0.000263</text:p>
          </table:table-cell>
          <table:table-cell table:formula="of:=[.B264]*([.H$1]^(-[.G$1]))" office:value-type="float" office:value="1.06894595570456" calcext:value-type="float">
            <text:p>1.06894595570456</text:p>
          </table:table-cell>
          <table:table-cell table:formula="of:=[.E264]*([.H$1]^(-[.F$1]))" office:value-type="float" office:value="-0.00150194623240691" calcext:value-type="float">
            <text:p>-0.001501946232407</text:p>
          </table:table-cell>
          <table:table-cell office:value-type="float" office:value="-5.96537" calcext:value-type="float">
            <text:p>-5.96537</text:p>
          </table:table-cell>
          <table:table-cell table:number-columns-repeated="3"/>
          <table:table-cell office:value-type="float" office:value="0.17483" calcext:value-type="float">
            <text:p>0.17483</text:p>
          </table:table-cell>
          <table:table-cell table:formula="of:=[.I264]-[.I$1]" office:value-type="float" office:value="0.000263000000000013" calcext:value-type="float">
            <text:p>0.000263</text:p>
          </table:table-cell>
          <table:table-cell table:formula="of:=[.J264]*([.H$2]^(-[.G$1]))" office:value-type="float" office:value="1.41146065572291" calcext:value-type="float">
            <text:p>1.41146065572291</text:p>
          </table:table-cell>
          <table:table-cell table:formula="of:=[.M264]*([.H$2]^(-[.F$1]))" office:value-type="float" office:value="-0.00420394918629924" calcext:value-type="float">
            <text:p>-0.004203949186299</text:p>
          </table:table-cell>
          <table:table-cell office:value-type="float" office:value="-22.0302" calcext:value-type="float">
            <text:p>-22.0302</text:p>
          </table:table-cell>
          <table:table-cell table:number-columns-repeated="30"/>
        </table:table-row>
        <table:table-row table:style-name="ro1">
          <table:table-cell office:value-type="float" office:value="0.174831" calcext:value-type="float">
            <text:p>0.174831</text:p>
          </table:table-cell>
          <table:table-cell table:formula="of:=[.A265]-[.A$1]" office:value-type="float" office:value="0.000263999999999986" calcext:value-type="float">
            <text:p>0.000264</text:p>
          </table:table-cell>
          <table:table-cell table:formula="of:=[.B265]*([.H$1]^(-[.G$1]))" office:value-type="float" office:value="1.07301038899611" calcext:value-type="float">
            <text:p>1.07301038899611</text:p>
          </table:table-cell>
          <table:table-cell table:formula="of:=[.E265]*([.H$1]^(-[.F$1]))" office:value-type="float" office:value="-0.00156959885959479" calcext:value-type="float">
            <text:p>-0.001569598859595</text:p>
          </table:table-cell>
          <table:table-cell office:value-type="float" office:value="-6.23407" calcext:value-type="float">
            <text:p>-6.23407</text:p>
          </table:table-cell>
          <table:table-cell table:number-columns-repeated="3"/>
          <table:table-cell office:value-type="float" office:value="0.174831" calcext:value-type="float">
            <text:p>0.174831</text:p>
          </table:table-cell>
          <table:table-cell table:formula="of:=[.I265]-[.I$1]" office:value-type="float" office:value="0.000263999999999986" calcext:value-type="float">
            <text:p>0.000264</text:p>
          </table:table-cell>
          <table:table-cell table:formula="of:=[.J265]*([.H$2]^(-[.G$1]))" office:value-type="float" office:value="1.41682742627685" calcext:value-type="float">
            <text:p>1.41682742627685</text:p>
          </table:table-cell>
          <table:table-cell table:formula="of:=[.M265]*([.H$2]^(-[.F$1]))" office:value-type="float" office:value="-0.0041885876412612" calcext:value-type="float">
            <text:p>-0.004188587641261</text:p>
          </table:table-cell>
          <table:table-cell office:value-type="float" office:value="-21.9497" calcext:value-type="float">
            <text:p>-21.9497</text:p>
          </table:table-cell>
          <table:table-cell table:number-columns-repeated="30"/>
        </table:table-row>
        <table:table-row table:style-name="ro1">
          <table:table-cell office:value-type="float" office:value="0.174832" calcext:value-type="float">
            <text:p>0.174832</text:p>
          </table:table-cell>
          <table:table-cell table:formula="of:=[.A266]-[.A$1]" office:value-type="float" office:value="0.000264999999999987" calcext:value-type="float">
            <text:p>0.000265</text:p>
          </table:table-cell>
          <table:table-cell table:formula="of:=[.B266]*([.H$1]^(-[.G$1]))" office:value-type="float" office:value="1.07707482228776" calcext:value-type="float">
            <text:p>1.07707482228776</text:p>
          </table:table-cell>
          <table:table-cell table:formula="of:=[.E266]*([.H$1]^(-[.F$1]))" office:value-type="float" office:value="-0.00163674793168636" calcext:value-type="float">
            <text:p>-0.001636747931686</text:p>
          </table:table-cell>
          <table:table-cell office:value-type="float" office:value="-6.50077" calcext:value-type="float">
            <text:p>-6.50077</text:p>
          </table:table-cell>
          <table:table-cell table:number-columns-repeated="3"/>
          <table:table-cell office:value-type="float" office:value="0.174832" calcext:value-type="float">
            <text:p>0.174832</text:p>
          </table:table-cell>
          <table:table-cell table:formula="of:=[.I266]-[.I$1]" office:value-type="float" office:value="0.000264999999999987" calcext:value-type="float">
            <text:p>0.000265</text:p>
          </table:table-cell>
          <table:table-cell table:formula="of:=[.J266]*([.H$2]^(-[.G$1]))" office:value-type="float" office:value="1.42219419683094" calcext:value-type="float">
            <text:p>1.42219419683094</text:p>
          </table:table-cell>
          <table:table-cell table:formula="of:=[.M266]*([.H$2]^(-[.F$1]))" office:value-type="float" office:value="-0.00417145140841131" calcext:value-type="float">
            <text:p>-0.004171451408411</text:p>
          </table:table-cell>
          <table:table-cell office:value-type="float" office:value="-21.8599" calcext:value-type="float">
            <text:p>-21.8599</text:p>
          </table:table-cell>
          <table:table-cell table:number-columns-repeated="30"/>
        </table:table-row>
        <table:table-row table:style-name="ro1">
          <table:table-cell office:value-type="float" office:value="0.174833" calcext:value-type="float">
            <text:p>0.174833</text:p>
          </table:table-cell>
          <table:table-cell table:formula="of:=[.A267]-[.A$1]" office:value-type="float" office:value="0.000265999999999988" calcext:value-type="float">
            <text:p>0.000266</text:p>
          </table:table-cell>
          <table:table-cell table:formula="of:=[.B267]*([.H$1]^(-[.G$1]))" office:value-type="float" office:value="1.08113925557942" calcext:value-type="float">
            <text:p>1.08113925557942</text:p>
          </table:table-cell>
          <table:table-cell table:formula="of:=[.E267]*([.H$1]^(-[.F$1]))" office:value-type="float" office:value="-0.00170337582425327" calcext:value-type="float">
            <text:p>-0.001703375824253</text:p>
          </table:table-cell>
          <table:table-cell office:value-type="float" office:value="-6.7654" calcext:value-type="float">
            <text:p>-6.7654</text:p>
          </table:table-cell>
          <table:table-cell table:number-columns-repeated="3"/>
          <table:table-cell office:value-type="float" office:value="0.174833" calcext:value-type="float">
            <text:p>0.174833</text:p>
          </table:table-cell>
          <table:table-cell table:formula="of:=[.I267]-[.I$1]" office:value-type="float" office:value="0.000265999999999988" calcext:value-type="float">
            <text:p>0.000266</text:p>
          </table:table-cell>
          <table:table-cell table:formula="of:=[.J267]*([.H$2]^(-[.G$1]))" office:value-type="float" office:value="1.42756096738502" calcext:value-type="float">
            <text:p>1.42756096738502</text:p>
          </table:table-cell>
          <table:table-cell table:formula="of:=[.M267]*([.H$2]^(-[.F$1]))" office:value-type="float" office:value="-0.00415254048774957" calcext:value-type="float">
            <text:p>-0.00415254048775</text:p>
          </table:table-cell>
          <table:table-cell office:value-type="float" office:value="-21.7608" calcext:value-type="float">
            <text:p>-21.7608</text:p>
          </table:table-cell>
          <table:table-cell table:number-columns-repeated="30"/>
        </table:table-row>
        <table:table-row table:style-name="ro1">
          <table:table-cell office:value-type="float" office:value="0.174834" calcext:value-type="float">
            <text:p>0.174834</text:p>
          </table:table-cell>
          <table:table-cell table:formula="of:=[.A268]-[.A$1]" office:value-type="float" office:value="0.000266999999999989" calcext:value-type="float">
            <text:p>0.000267</text:p>
          </table:table-cell>
          <table:table-cell table:formula="of:=[.B268]*([.H$1]^(-[.G$1]))" office:value-type="float" office:value="1.08520368887108" calcext:value-type="float">
            <text:p>1.08520368887108</text:p>
          </table:table-cell>
          <table:table-cell table:formula="of:=[.E268]*([.H$1]^(-[.F$1]))" office:value-type="float" office:value="-0.00176946239509165" calcext:value-type="float">
            <text:p>-0.001769462395092</text:p>
          </table:table-cell>
          <table:table-cell office:value-type="float" office:value="-7.02788" calcext:value-type="float">
            <text:p>-7.02788</text:p>
          </table:table-cell>
          <table:table-cell table:number-columns-repeated="3"/>
          <table:table-cell office:value-type="float" office:value="0.174834" calcext:value-type="float">
            <text:p>0.174834</text:p>
          </table:table-cell>
          <table:table-cell table:formula="of:=[.I268]-[.I$1]" office:value-type="float" office:value="0.000266999999999989" calcext:value-type="float">
            <text:p>0.000267</text:p>
          </table:table-cell>
          <table:table-cell table:formula="of:=[.J268]*([.H$2]^(-[.G$1]))" office:value-type="float" office:value="1.4329277379391" calcext:value-type="float">
            <text:p>1.4329277379391</text:p>
          </table:table-cell>
          <table:table-cell table:formula="of:=[.M268]*([.H$2]^(-[.F$1]))" office:value-type="float" office:value="-0.00413185487927598" calcext:value-type="float">
            <text:p>-0.004131854879276</text:p>
          </table:table-cell>
          <table:table-cell office:value-type="float" office:value="-21.6524" calcext:value-type="float">
            <text:p>-21.6524</text:p>
          </table:table-cell>
          <table:table-cell table:number-columns-repeated="30"/>
        </table:table-row>
        <table:table-row table:style-name="ro1">
          <table:table-cell office:value-type="float" office:value="0.174835" calcext:value-type="float">
            <text:p>0.174835</text:p>
          </table:table-cell>
          <table:table-cell table:formula="of:=[.A269]-[.A$1]" office:value-type="float" office:value="0.00026799999999999" calcext:value-type="float">
            <text:p>0.000268</text:p>
          </table:table-cell>
          <table:table-cell table:formula="of:=[.B269]*([.H$1]^(-[.G$1]))" office:value-type="float" office:value="1.08926812216273" calcext:value-type="float">
            <text:p>1.08926812216273</text:p>
          </table:table-cell>
          <table:table-cell table:formula="of:=[.E269]*([.H$1]^(-[.F$1]))" office:value-type="float" office:value="-0.00183499253754862" calcext:value-type="float">
            <text:p>-0.001834992537549</text:p>
          </table:table-cell>
          <table:table-cell office:value-type="float" office:value="-7.28815" calcext:value-type="float">
            <text:p>-7.28815</text:p>
          </table:table-cell>
          <table:table-cell table:number-columns-repeated="3"/>
          <table:table-cell office:value-type="float" office:value="0.174835" calcext:value-type="float">
            <text:p>0.174835</text:p>
          </table:table-cell>
          <table:table-cell table:formula="of:=[.I269]-[.I$1]" office:value-type="float" office:value="0.00026799999999999" calcext:value-type="float">
            <text:p>0.000268</text:p>
          </table:table-cell>
          <table:table-cell table:formula="of:=[.J269]*([.H$2]^(-[.G$1]))" office:value-type="float" office:value="1.43829450849319" calcext:value-type="float">
            <text:p>1.43829450849319</text:p>
          </table:table-cell>
          <table:table-cell table:formula="of:=[.M269]*([.H$2]^(-[.F$1]))" office:value-type="float" office:value="-0.00410939458299054" calcext:value-type="float">
            <text:p>-0.004109394582991</text:p>
          </table:table-cell>
          <table:table-cell office:value-type="float" office:value="-21.5347" calcext:value-type="float">
            <text:p>-21.5347</text:p>
          </table:table-cell>
          <table:table-cell table:number-columns-repeated="30"/>
        </table:table-row>
        <table:table-row table:style-name="ro1">
          <table:table-cell office:value-type="float" office:value="0.174836" calcext:value-type="float">
            <text:p>0.174836</text:p>
          </table:table-cell>
          <table:table-cell table:formula="of:=[.A270]-[.A$1]" office:value-type="float" office:value="0.000268999999999991" calcext:value-type="float">
            <text:p>0.000269</text:p>
          </table:table-cell>
          <table:table-cell table:formula="of:=[.B270]*([.H$1]^(-[.G$1]))" office:value-type="float" office:value="1.09333255545439" calcext:value-type="float">
            <text:p>1.09333255545439</text:p>
          </table:table-cell>
          <table:table-cell table:formula="of:=[.E270]*([.H$1]^(-[.F$1]))" office:value-type="float" office:value="-0.00189994359164485" calcext:value-type="float">
            <text:p>-0.001899943591645</text:p>
          </table:table-cell>
          <table:table-cell office:value-type="float" office:value="-7.54612" calcext:value-type="float">
            <text:p>-7.54612</text:p>
          </table:table-cell>
          <table:table-cell table:number-columns-repeated="3"/>
          <table:table-cell office:value-type="float" office:value="0.174836" calcext:value-type="float">
            <text:p>0.174836</text:p>
          </table:table-cell>
          <table:table-cell table:formula="of:=[.I270]-[.I$1]" office:value-type="float" office:value="0.000268999999999991" calcext:value-type="float">
            <text:p>0.000269</text:p>
          </table:table-cell>
          <table:table-cell table:formula="of:=[.J270]*([.H$2]^(-[.G$1]))" office:value-type="float" office:value="1.44366127904727" calcext:value-type="float">
            <text:p>1.44366127904727</text:p>
          </table:table-cell>
          <table:table-cell table:formula="of:=[.M270]*([.H$2]^(-[.F$1]))" office:value-type="float" office:value="-0.00408515959889326" calcext:value-type="float">
            <text:p>-0.004085159598893</text:p>
          </table:table-cell>
          <table:table-cell office:value-type="float" office:value="-21.4077" calcext:value-type="float">
            <text:p>-21.4077</text:p>
          </table:table-cell>
          <table:table-cell table:number-columns-repeated="30"/>
        </table:table-row>
        <table:table-row table:style-name="ro1">
          <table:table-cell office:value-type="float" office:value="0.174837" calcext:value-type="float">
            <text:p>0.174837</text:p>
          </table:table-cell>
          <table:table-cell table:formula="of:=[.A271]-[.A$1]" office:value-type="float" office:value="0.000269999999999992" calcext:value-type="float">
            <text:p>0.00027</text:p>
          </table:table-cell>
          <table:table-cell table:formula="of:=[.B271]*([.H$1]^(-[.G$1]))" office:value-type="float" office:value="1.09739698874604" calcext:value-type="float">
            <text:p>1.09739698874604</text:p>
          </table:table-cell>
          <table:table-cell table:formula="of:=[.E271]*([.H$1]^(-[.F$1]))" office:value-type="float" office:value="-0.00196430045072744" calcext:value-type="float">
            <text:p>-0.001964300450727</text:p>
          </table:table-cell>
          <table:table-cell office:value-type="float" office:value="-7.80173" calcext:value-type="float">
            <text:p>-7.80173</text:p>
          </table:table-cell>
          <table:table-cell table:number-columns-repeated="3"/>
          <table:table-cell office:value-type="float" office:value="0.174837" calcext:value-type="float">
            <text:p>0.174837</text:p>
          </table:table-cell>
          <table:table-cell table:formula="of:=[.I271]-[.I$1]" office:value-type="float" office:value="0.000269999999999992" calcext:value-type="float">
            <text:p>0.00027</text:p>
          </table:table-cell>
          <table:table-cell table:formula="of:=[.J271]*([.H$2]^(-[.G$1]))" office:value-type="float" office:value="1.44902804960136" calcext:value-type="float">
            <text:p>1.44902804960136</text:p>
          </table:table-cell>
          <table:table-cell table:formula="of:=[.M271]*([.H$2]^(-[.F$1]))" office:value-type="float" office:value="-0.00405909267899019" calcext:value-type="float">
            <text:p>-0.00405909267899</text:p>
          </table:table-cell>
          <table:table-cell office:value-type="float" office:value="-21.2711" calcext:value-type="float">
            <text:p>-21.2711</text:p>
          </table:table-cell>
          <table:table-cell table:number-columns-repeated="30"/>
        </table:table-row>
        <table:table-row table:style-name="ro1">
          <table:table-cell office:value-type="float" office:value="0.174838" calcext:value-type="float">
            <text:p>0.174838</text:p>
          </table:table-cell>
          <table:table-cell table:formula="of:=[.A272]-[.A$1]" office:value-type="float" office:value="0.000270999999999993" calcext:value-type="float">
            <text:p>0.000271</text:p>
          </table:table-cell>
          <table:table-cell table:formula="of:=[.B272]*([.H$1]^(-[.G$1]))" office:value-type="float" office:value="1.1014614220377" calcext:value-type="float">
            <text:p>1.1014614220377</text:p>
          </table:table-cell>
          <table:table-cell table:formula="of:=[.E272]*([.H$1]^(-[.F$1]))" office:value-type="float" office:value="-0.00202804297259255" calcext:value-type="float">
            <text:p>-0.002028042972593</text:p>
          </table:table-cell>
          <table:table-cell office:value-type="float" office:value="-8.0549" calcext:value-type="float">
            <text:p>-8.0549</text:p>
          </table:table-cell>
          <table:table-cell table:number-columns-repeated="3"/>
          <table:table-cell office:value-type="float" office:value="0.174838" calcext:value-type="float">
            <text:p>0.174838</text:p>
          </table:table-cell>
          <table:table-cell table:formula="of:=[.I272]-[.I$1]" office:value-type="float" office:value="0.000270999999999993" calcext:value-type="float">
            <text:p>0.000271</text:p>
          </table:table-cell>
          <table:table-cell table:formula="of:=[.J272]*([.H$2]^(-[.G$1]))" office:value-type="float" office:value="1.45439482015544" calcext:value-type="float">
            <text:p>1.45439482015544</text:p>
          </table:table-cell>
          <table:table-cell table:formula="of:=[.M272]*([.H$2]^(-[.F$1]))" office:value-type="float" office:value="-0.00403113657528742" calcext:value-type="float">
            <text:p>-0.004031136575287</text:p>
          </table:table-cell>
          <table:table-cell office:value-type="float" office:value="-21.1246" calcext:value-type="float">
            <text:p>-21.1246</text:p>
          </table:table-cell>
          <table:table-cell table:number-columns-repeated="30"/>
        </table:table-row>
        <table:table-row table:style-name="ro1">
          <table:table-cell office:value-type="float" office:value="0.174839" calcext:value-type="float">
            <text:p>0.174839</text:p>
          </table:table-cell>
          <table:table-cell table:formula="of:=[.A273]-[.A$1]" office:value-type="float" office:value="0.000271999999999994" calcext:value-type="float">
            <text:p>0.000272</text:p>
          </table:table-cell>
          <table:table-cell table:formula="of:=[.B273]*([.H$1]^(-[.G$1]))" office:value-type="float" office:value="1.10552585532936" calcext:value-type="float">
            <text:p>1.10552585532936</text:p>
          </table:table-cell>
          <table:table-cell table:formula="of:=[.E273]*([.H$1]^(-[.F$1]))" office:value-type="float" office:value="-0.00209115605058728" calcext:value-type="float">
            <text:p>-0.002091156050587</text:p>
          </table:table-cell>
          <table:table-cell office:value-type="float" office:value="-8.30557" calcext:value-type="float">
            <text:p>-8.30557</text:p>
          </table:table-cell>
          <table:table-cell table:number-columns-repeated="3"/>
          <table:table-cell office:value-type="float" office:value="0.174839" calcext:value-type="float">
            <text:p>0.174839</text:p>
          </table:table-cell>
          <table:table-cell table:formula="of:=[.I273]-[.I$1]" office:value-type="float" office:value="0.000271999999999994" calcext:value-type="float">
            <text:p>0.000272</text:p>
          </table:table-cell>
          <table:table-cell table:formula="of:=[.J273]*([.H$2]^(-[.G$1]))" office:value-type="float" office:value="1.45976159070953" calcext:value-type="float">
            <text:p>1.45976159070953</text:p>
          </table:table-cell>
          <table:table-cell table:formula="of:=[.M273]*([.H$2]^(-[.F$1]))" office:value-type="float" office:value="-0.00400121495712636" calcext:value-type="float">
            <text:p>-0.004001214957126</text:p>
          </table:table-cell>
          <table:table-cell office:value-type="float" office:value="-20.9678" calcext:value-type="float">
            <text:p>-20.9678</text:p>
          </table:table-cell>
          <table:table-cell table:number-columns-repeated="30"/>
        </table:table-row>
        <table:table-row table:style-name="ro1">
          <table:table-cell office:value-type="float" office:value="0.17484" calcext:value-type="float">
            <text:p>0.17484</text:p>
          </table:table-cell>
          <table:table-cell table:formula="of:=[.A274]-[.A$1]" office:value-type="float" office:value="0.000273000000000023" calcext:value-type="float">
            <text:p>0.000273</text:p>
          </table:table-cell>
          <table:table-cell table:formula="of:=[.B274]*([.H$1]^(-[.G$1]))" office:value-type="float" office:value="1.10959028862113" calcext:value-type="float">
            <text:p>1.10959028862113</text:p>
          </table:table-cell>
          <table:table-cell table:formula="of:=[.E274]*([.H$1]^(-[.F$1]))" office:value-type="float" office:value="-0.00215362457805875" calcext:value-type="float">
            <text:p>-0.002153624578059</text:p>
          </table:table-cell>
          <table:table-cell office:value-type="float" office:value="-8.55368" calcext:value-type="float">
            <text:p>-8.55368</text:p>
          </table:table-cell>
          <table:table-cell table:number-columns-repeated="3"/>
          <table:table-cell office:value-type="float" office:value="0.17484" calcext:value-type="float">
            <text:p>0.17484</text:p>
          </table:table-cell>
          <table:table-cell table:formula="of:=[.I274]-[.I$1]" office:value-type="float" office:value="0.000273000000000023" calcext:value-type="float">
            <text:p>0.000273</text:p>
          </table:table-cell>
          <table:table-cell table:formula="of:=[.J274]*([.H$2]^(-[.G$1]))" office:value-type="float" office:value="1.46512836126376" calcext:value-type="float">
            <text:p>1.46512836126376</text:p>
          </table:table-cell>
          <table:table-cell table:formula="of:=[.M274]*([.H$2]^(-[.F$1]))" office:value-type="float" office:value="-0.00396900341920808" calcext:value-type="float">
            <text:p>-0.003969003419208</text:p>
          </table:table-cell>
          <table:table-cell office:value-type="float" office:value="-20.799" calcext:value-type="float">
            <text:p>-20.799</text:p>
          </table:table-cell>
          <table:table-cell table:number-columns-repeated="30"/>
        </table:table-row>
        <table:table-row table:style-name="ro1">
          <table:table-cell office:value-type="float" office:value="0.174841" calcext:value-type="float">
            <text:p>0.174841</text:p>
          </table:table-cell>
          <table:table-cell table:formula="of:=[.A275]-[.A$1]" office:value-type="float" office:value="0.000273999999999996" calcext:value-type="float">
            <text:p>0.000274</text:p>
          </table:table-cell>
          <table:table-cell table:formula="of:=[.B275]*([.H$1]^(-[.G$1]))" office:value-type="float" office:value="1.11365472191267" calcext:value-type="float">
            <text:p>1.11365472191267</text:p>
          </table:table-cell>
          <table:table-cell table:formula="of:=[.E275]*([.H$1]^(-[.F$1]))" office:value-type="float" office:value="-0.00221542589502763" calcext:value-type="float">
            <text:p>-0.002215425895028</text:p>
          </table:table-cell>
          <table:table-cell office:value-type="float" office:value="-8.79914" calcext:value-type="float">
            <text:p>-8.79914</text:p>
          </table:table-cell>
          <table:table-cell table:number-columns-repeated="3"/>
          <table:table-cell office:value-type="float" office:value="0.174841" calcext:value-type="float">
            <text:p>0.174841</text:p>
          </table:table-cell>
          <table:table-cell table:formula="of:=[.I275]-[.I$1]" office:value-type="float" office:value="0.000273999999999996" calcext:value-type="float">
            <text:p>0.000274</text:p>
          </table:table-cell>
          <table:table-cell table:formula="of:=[.J275]*([.H$2]^(-[.G$1]))" office:value-type="float" office:value="1.4704951318177" calcext:value-type="float">
            <text:p>1.4704951318177</text:p>
          </table:table-cell>
          <table:table-cell table:formula="of:=[.M275]*([.H$2]^(-[.F$1]))" office:value-type="float" office:value="-0.00393377682027612" calcext:value-type="float">
            <text:p>-0.003933776820276</text:p>
          </table:table-cell>
          <table:table-cell office:value-type="float" office:value="-20.6144" calcext:value-type="float">
            <text:p>-20.6144</text:p>
          </table:table-cell>
          <table:table-cell table:number-columns-repeated="30"/>
        </table:table-row>
        <table:table-row table:style-name="ro1">
          <table:table-cell office:value-type="float" office:value="0.174842" calcext:value-type="float">
            <text:p>0.174842</text:p>
          </table:table-cell>
          <table:table-cell table:formula="of:=[.A276]-[.A$1]" office:value-type="float" office:value="0.000274999999999997" calcext:value-type="float">
            <text:p>0.000275</text:p>
          </table:table-cell>
          <table:table-cell table:formula="of:=[.B276]*([.H$1]^(-[.G$1]))" office:value-type="float" office:value="1.11771915520433" calcext:value-type="float">
            <text:p>1.11771915520433</text:p>
          </table:table-cell>
          <table:table-cell table:formula="of:=[.E276]*([.H$1]^(-[.F$1]))" office:value-type="float" office:value="-0.00227654741261649" calcext:value-type="float">
            <text:p>-0.002276547412617</text:p>
          </table:table-cell>
          <table:table-cell office:value-type="float" office:value="-9.0419" calcext:value-type="float">
            <text:p>-9.0419</text:p>
          </table:table-cell>
          <table:table-cell table:number-columns-repeated="3"/>
          <table:table-cell office:value-type="float" office:value="0.174842" calcext:value-type="float">
            <text:p>0.174842</text:p>
          </table:table-cell>
          <table:table-cell table:formula="of:=[.I276]-[.I$1]" office:value-type="float" office:value="0.000274999999999997" calcext:value-type="float">
            <text:p>0.000275</text:p>
          </table:table-cell>
          <table:table-cell table:formula="of:=[.J276]*([.H$2]^(-[.G$1]))" office:value-type="float" office:value="1.47586190237178" calcext:value-type="float">
            <text:p>1.47586190237178</text:p>
          </table:table-cell>
          <table:table-cell table:formula="of:=[.M276]*([.H$2]^(-[.F$1]))" office:value-type="float" office:value="-0.00389738617880091" calcext:value-type="float">
            <text:p>-0.003897386178801</text:p>
          </table:table-cell>
          <table:table-cell office:value-type="float" office:value="-20.4237" calcext:value-type="float">
            <text:p>-20.4237</text:p>
          </table:table-cell>
          <table:table-cell table:number-columns-repeated="30"/>
        </table:table-row>
        <table:table-row table:style-name="ro1">
          <table:table-cell office:value-type="float" office:value="0.174843" calcext:value-type="float">
            <text:p>0.174843</text:p>
          </table:table-cell>
          <table:table-cell table:formula="of:=[.A277]-[.A$1]" office:value-type="float" office:value="0.000275999999999998" calcext:value-type="float">
            <text:p>0.000276</text:p>
          </table:table-cell>
          <table:table-cell table:formula="of:=[.B277]*([.H$1]^(-[.G$1]))" office:value-type="float" office:value="1.12178358849598" calcext:value-type="float">
            <text:p>1.12178358849598</text:p>
          </table:table-cell>
          <table:table-cell table:formula="of:=[.E277]*([.H$1]^(-[.F$1]))" office:value-type="float" office:value="-0.00233697150639699" calcext:value-type="float">
            <text:p>-0.002336971506397</text:p>
          </table:table-cell>
          <table:table-cell office:value-type="float" office:value="-9.28189" calcext:value-type="float">
            <text:p>-9.28189</text:p>
          </table:table-cell>
          <table:table-cell table:number-columns-repeated="3"/>
          <table:table-cell office:value-type="float" office:value="0.174843" calcext:value-type="float">
            <text:p>0.174843</text:p>
          </table:table-cell>
          <table:table-cell table:formula="of:=[.I277]-[.I$1]" office:value-type="float" office:value="0.000275999999999998" calcext:value-type="float">
            <text:p>0.000276</text:p>
          </table:table-cell>
          <table:table-cell table:formula="of:=[.J277]*([.H$2]^(-[.G$1]))" office:value-type="float" office:value="1.48122867292587" calcext:value-type="float">
            <text:p>1.48122867292587</text:p>
          </table:table-cell>
          <table:table-cell table:formula="of:=[.M277]*([.H$2]^(-[.F$1]))" office:value-type="float" office:value="-0.00386007956942281" calcext:value-type="float">
            <text:p>-0.003860079569423</text:p>
          </table:table-cell>
          <table:table-cell office:value-type="float" office:value="-20.2282" calcext:value-type="float">
            <text:p>-20.2282</text:p>
          </table:table-cell>
          <table:table-cell table:number-columns-repeated="30"/>
        </table:table-row>
        <table:table-row table:style-name="ro1">
          <table:table-cell office:value-type="float" office:value="0.174844" calcext:value-type="float">
            <text:p>0.174844</text:p>
          </table:table-cell>
          <table:table-cell table:formula="of:=[.A278]-[.A$1]" office:value-type="float" office:value="0.000276999999999999" calcext:value-type="float">
            <text:p>0.000277</text:p>
          </table:table-cell>
          <table:table-cell table:formula="of:=[.B278]*([.H$1]^(-[.G$1]))" office:value-type="float" office:value="1.12584802178764" calcext:value-type="float">
            <text:p>1.12584802178764</text:p>
          </table:table-cell>
          <table:table-cell table:formula="of:=[.E278]*([.H$1]^(-[.F$1]))" office:value-type="float" office:value="-0.00239668306971621" calcext:value-type="float">
            <text:p>-0.002396683069716</text:p>
          </table:table-cell>
          <table:table-cell office:value-type="float" office:value="-9.51905" calcext:value-type="float">
            <text:p>-9.51905</text:p>
          </table:table-cell>
          <table:table-cell table:number-columns-repeated="3"/>
          <table:table-cell office:value-type="float" office:value="0.174844" calcext:value-type="float">
            <text:p>0.174844</text:p>
          </table:table-cell>
          <table:table-cell table:formula="of:=[.I278]-[.I$1]" office:value-type="float" office:value="0.000276999999999999" calcext:value-type="float">
            <text:p>0.000277</text:p>
          </table:table-cell>
          <table:table-cell table:formula="of:=[.J278]*([.H$2]^(-[.G$1]))" office:value-type="float" office:value="1.48659544347995" calcext:value-type="float">
            <text:p>1.48659544347995</text:p>
          </table:table-cell>
          <table:table-cell table:formula="of:=[.M278]*([.H$2]^(-[.F$1]))" office:value-type="float" office:value="-0.00382187607480645" calcext:value-type="float">
            <text:p>-0.003821876074806</text:p>
          </table:table-cell>
          <table:table-cell office:value-type="float" office:value="-20.028" calcext:value-type="float">
            <text:p>-20.028</text:p>
          </table:table-cell>
          <table:table-cell table:number-columns-repeated="30"/>
        </table:table-row>
        <table:table-row table:style-name="ro1">
          <table:table-cell office:value-type="float" office:value="0.174845" calcext:value-type="float">
            <text:p>0.174845</text:p>
          </table:table-cell>
          <table:table-cell table:formula="of:=[.A279]-[.A$1]" office:value-type="float" office:value="0.000278" calcext:value-type="float">
            <text:p>0.000278</text:p>
          </table:table-cell>
          <table:table-cell table:formula="of:=[.B279]*([.H$1]^(-[.G$1]))" office:value-type="float" office:value="1.12991245507929" calcext:value-type="float">
            <text:p>1.12991245507929</text:p>
          </table:table-cell>
          <table:table-cell table:formula="of:=[.E279]*([.H$1]^(-[.F$1]))" office:value-type="float" office:value="-0.00245566447814581" calcext:value-type="float">
            <text:p>-0.002455664478146</text:p>
          </table:table-cell>
          <table:table-cell office:value-type="float" office:value="-9.75331" calcext:value-type="float">
            <text:p>-9.75331</text:p>
          </table:table-cell>
          <table:table-cell table:number-columns-repeated="3"/>
          <table:table-cell office:value-type="float" office:value="0.174845" calcext:value-type="float">
            <text:p>0.174845</text:p>
          </table:table-cell>
          <table:table-cell table:formula="of:=[.I279]-[.I$1]" office:value-type="float" office:value="0.000278" calcext:value-type="float">
            <text:p>0.000278</text:p>
          </table:table-cell>
          <table:table-cell table:formula="of:=[.J279]*([.H$2]^(-[.G$1]))" office:value-type="float" office:value="1.49196221403404" calcext:value-type="float">
            <text:p>1.49196221403404</text:p>
          </table:table-cell>
          <table:table-cell table:formula="of:=[.M279]*([.H$2]^(-[.F$1]))" office:value-type="float" office:value="-0.00378281386028115" calcext:value-type="float">
            <text:p>-0.003782813860281</text:p>
          </table:table-cell>
          <table:table-cell office:value-type="float" office:value="-19.8233" calcext:value-type="float">
            <text:p>-19.8233</text:p>
          </table:table-cell>
          <table:table-cell table:number-columns-repeated="30"/>
        </table:table-row>
        <table:table-row table:style-name="ro1">
          <table:table-cell office:value-type="float" office:value="0.174846" calcext:value-type="float">
            <text:p>0.174846</text:p>
          </table:table-cell>
          <table:table-cell table:formula="of:=[.A280]-[.A$1]" office:value-type="float" office:value="0.000279000000000001" calcext:value-type="float">
            <text:p>0.000279</text:p>
          </table:table-cell>
          <table:table-cell table:formula="of:=[.B280]*([.H$1]^(-[.G$1]))" office:value-type="float" office:value="1.13397688837095" calcext:value-type="float">
            <text:p>1.13397688837095</text:p>
          </table:table-cell>
          <table:table-cell table:formula="of:=[.E280]*([.H$1]^(-[.F$1]))" office:value-type="float" office:value="-0.00251390314280836" calcext:value-type="float">
            <text:p>-0.002513903142808</text:p>
          </table:table-cell>
          <table:table-cell office:value-type="float" office:value="-9.98462" calcext:value-type="float">
            <text:p>-9.98462</text:p>
          </table:table-cell>
          <table:table-cell table:number-columns-repeated="3"/>
          <table:table-cell office:value-type="float" office:value="0.174846" calcext:value-type="float">
            <text:p>0.174846</text:p>
          </table:table-cell>
          <table:table-cell table:formula="of:=[.I280]-[.I$1]" office:value-type="float" office:value="0.000279000000000001" calcext:value-type="float">
            <text:p>0.000279</text:p>
          </table:table-cell>
          <table:table-cell table:formula="of:=[.J280]*([.H$2]^(-[.G$1]))" office:value-type="float" office:value="1.49732898458812" calcext:value-type="float">
            <text:p>1.49732898458812</text:p>
          </table:table-cell>
          <table:table-cell table:formula="of:=[.M280]*([.H$2]^(-[.F$1]))" office:value-type="float" office:value="-0.00374289292584688" calcext:value-type="float">
            <text:p>-0.003742892925847</text:p>
          </table:table-cell>
          <table:table-cell office:value-type="float" office:value="-19.6141" calcext:value-type="float">
            <text:p>-19.6141</text:p>
          </table:table-cell>
          <table:table-cell table:number-columns-repeated="30"/>
        </table:table-row>
        <table:table-row table:style-name="ro1">
          <table:table-cell office:value-type="float" office:value="0.174847" calcext:value-type="float">
            <text:p>0.174847</text:p>
          </table:table-cell>
          <table:table-cell table:formula="of:=[.A281]-[.A$1]" office:value-type="float" office:value="0.000280000000000002" calcext:value-type="float">
            <text:p>0.00028</text:p>
          </table:table-cell>
          <table:table-cell table:formula="of:=[.B281]*([.H$1]^(-[.G$1]))" office:value-type="float" office:value="1.13804132166261" calcext:value-type="float">
            <text:p>1.13804132166261</text:p>
          </table:table-cell>
          <table:table-cell table:formula="of:=[.E281]*([.H$1]^(-[.F$1]))" office:value-type="float" office:value="-0.00257137892150001" calcext:value-type="float">
            <text:p>-0.0025713789215</text:p>
          </table:table-cell>
          <table:table-cell office:value-type="float" office:value="-10.2129" calcext:value-type="float">
            <text:p>-10.2129</text:p>
          </table:table-cell>
          <table:table-cell table:number-columns-repeated="3"/>
          <table:table-cell office:value-type="float" office:value="0.174847" calcext:value-type="float">
            <text:p>0.174847</text:p>
          </table:table-cell>
          <table:table-cell table:formula="of:=[.I281]-[.I$1]" office:value-type="float" office:value="0.000280000000000002" calcext:value-type="float">
            <text:p>0.00028</text:p>
          </table:table-cell>
          <table:table-cell table:formula="of:=[.J281]*([.H$2]^(-[.G$1]))" office:value-type="float" office:value="1.5026957551422" calcext:value-type="float">
            <text:p>1.5026957551422</text:p>
          </table:table-cell>
          <table:table-cell table:formula="of:=[.M281]*([.H$2]^(-[.F$1]))" office:value-type="float" office:value="-0.0037021323541683" calcext:value-type="float">
            <text:p>-0.003702132354168</text:p>
          </table:table-cell>
          <table:table-cell office:value-type="float" office:value="-19.4005" calcext:value-type="float">
            <text:p>-19.4005</text:p>
          </table:table-cell>
          <table:table-cell table:number-columns-repeated="30"/>
        </table:table-row>
        <table:table-row table:style-name="ro1">
          <table:table-cell office:value-type="float" office:value="0.174848" calcext:value-type="float">
            <text:p>0.174848</text:p>
          </table:table-cell>
          <table:table-cell table:formula="of:=[.A282]-[.A$1]" office:value-type="float" office:value="0.000281000000000003" calcext:value-type="float">
            <text:p>0.000281</text:p>
          </table:table-cell>
          <table:table-cell table:formula="of:=[.B282]*([.H$1]^(-[.G$1]))" office:value-type="float" office:value="1.14210575495426" calcext:value-type="float">
            <text:p>1.14210575495426</text:p>
          </table:table-cell>
          <table:table-cell table:formula="of:=[.E282]*([.H$1]^(-[.F$1]))" office:value-type="float" office:value="-0.00262807922534337" calcext:value-type="float">
            <text:p>-0.002628079225343</text:p>
          </table:table-cell>
          <table:table-cell office:value-type="float" office:value="-10.4381" calcext:value-type="float">
            <text:p>-10.4381</text:p>
          </table:table-cell>
          <table:table-cell table:number-columns-repeated="3"/>
          <table:table-cell office:value-type="float" office:value="0.174848" calcext:value-type="float">
            <text:p>0.174848</text:p>
          </table:table-cell>
          <table:table-cell table:formula="of:=[.I282]-[.I$1]" office:value-type="float" office:value="0.000281000000000003" calcext:value-type="float">
            <text:p>0.000281</text:p>
          </table:table-cell>
          <table:table-cell table:formula="of:=[.J282]*([.H$2]^(-[.G$1]))" office:value-type="float" office:value="1.50806252569629" calcext:value-type="float">
            <text:p>1.50806252569629</text:p>
          </table:table-cell>
          <table:table-cell table:formula="of:=[.M282]*([.H$2]^(-[.F$1]))" office:value-type="float" office:value="-0.00366058939323933" calcext:value-type="float">
            <text:p>-0.003660589393239</text:p>
          </table:table-cell>
          <table:table-cell office:value-type="float" office:value="-19.1828" calcext:value-type="float">
            <text:p>-19.1828</text:p>
          </table:table-cell>
          <table:table-cell table:number-columns-repeated="30"/>
        </table:table-row>
        <table:table-row table:style-name="ro1">
          <table:table-cell office:value-type="float" office:value="0.174849" calcext:value-type="float">
            <text:p>0.174849</text:p>
          </table:table-cell>
          <table:table-cell table:formula="of:=[.A283]-[.A$1]" office:value-type="float" office:value="0.000282000000000004" calcext:value-type="float">
            <text:p>0.000282</text:p>
          </table:table-cell>
          <table:table-cell table:formula="of:=[.B283]*([.H$1]^(-[.G$1]))" office:value-type="float" office:value="1.14617018824592" calcext:value-type="float">
            <text:p>1.14617018824592</text:p>
          </table:table-cell>
          <table:table-cell table:formula="of:=[.E283]*([.H$1]^(-[.F$1]))" office:value-type="float" office:value="-0.00268399901878746" calcext:value-type="float">
            <text:p>-0.002683999018787</text:p>
          </table:table-cell>
          <table:table-cell office:value-type="float" office:value="-10.6602" calcext:value-type="float">
            <text:p>-10.6602</text:p>
          </table:table-cell>
          <table:table-cell table:number-columns-repeated="3"/>
          <table:table-cell office:value-type="float" office:value="0.174849" calcext:value-type="float">
            <text:p>0.174849</text:p>
          </table:table-cell>
          <table:table-cell table:formula="of:=[.I283]-[.I$1]" office:value-type="float" office:value="0.000282000000000004" calcext:value-type="float">
            <text:p>0.000282</text:p>
          </table:table-cell>
          <table:table-cell table:formula="of:=[.J283]*([.H$2]^(-[.G$1]))" office:value-type="float" office:value="1.51342929625037" calcext:value-type="float">
            <text:p>1.51342929625037</text:p>
          </table:table-cell>
          <table:table-cell table:formula="of:=[.M283]*([.H$2]^(-[.F$1]))" office:value-type="float" office:value="-0.00361824496039533" calcext:value-type="float">
            <text:p>-0.003618244960395</text:p>
          </table:table-cell>
          <table:table-cell office:value-type="float" office:value="-18.9609" calcext:value-type="float">
            <text:p>-18.9609</text:p>
          </table:table-cell>
          <table:table-cell table:number-columns-repeated="30"/>
        </table:table-row>
        <table:table-row table:style-name="ro1">
          <table:table-cell office:value-type="float" office:value="0.17485" calcext:value-type="float">
            <text:p>0.17485</text:p>
          </table:table-cell>
          <table:table-cell table:formula="of:=[.A284]-[.A$1]" office:value-type="float" office:value="0.000283000000000005" calcext:value-type="float">
            <text:p>0.000283</text:p>
          </table:table-cell>
          <table:table-cell table:formula="of:=[.B284]*([.H$1]^(-[.G$1]))" office:value-type="float" office:value="1.15023462153758" calcext:value-type="float">
            <text:p>1.15023462153758</text:p>
          </table:table-cell>
          <table:table-cell table:formula="of:=[.E284]*([.H$1]^(-[.F$1]))" office:value-type="float" office:value="-0.00273911312407747" calcext:value-type="float">
            <text:p>-0.002739113124077</text:p>
          </table:table-cell>
          <table:table-cell office:value-type="float" office:value="-10.8791" calcext:value-type="float">
            <text:p>-10.8791</text:p>
          </table:table-cell>
          <table:table-cell table:number-columns-repeated="3"/>
          <table:table-cell office:value-type="float" office:value="0.17485" calcext:value-type="float">
            <text:p>0.17485</text:p>
          </table:table-cell>
          <table:table-cell table:formula="of:=[.I284]-[.I$1]" office:value-type="float" office:value="0.000283000000000005" calcext:value-type="float">
            <text:p>0.000283</text:p>
          </table:table-cell>
          <table:table-cell table:formula="of:=[.J284]*([.H$2]^(-[.G$1]))" office:value-type="float" office:value="1.51879606680446" calcext:value-type="float">
            <text:p>1.51879606680446</text:p>
          </table:table-cell>
          <table:table-cell table:formula="of:=[.M284]*([.H$2]^(-[.F$1]))" office:value-type="float" office:value="-0.00357513722096559" calcext:value-type="float">
            <text:p>-0.003575137220966</text:p>
          </table:table-cell>
          <table:table-cell office:value-type="float" office:value="-18.735" calcext:value-type="float">
            <text:p>-18.735</text:p>
          </table:table-cell>
          <table:table-cell table:number-columns-repeated="30"/>
        </table:table-row>
        <table:table-row table:style-name="ro1">
          <table:table-cell office:value-type="float" office:value="0.174851" calcext:value-type="float">
            <text:p>0.174851</text:p>
          </table:table-cell>
          <table:table-cell table:formula="of:=[.A285]-[.A$1]" office:value-type="float" office:value="0.000283999999999979" calcext:value-type="float">
            <text:p>0.000284</text:p>
          </table:table-cell>
          <table:table-cell table:formula="of:=[.B285]*([.H$1]^(-[.G$1]))" office:value-type="float" office:value="1.15429905482912" calcext:value-type="float">
            <text:p>1.15429905482912</text:p>
          </table:table-cell>
          <table:table-cell table:formula="of:=[.E285]*([.H$1]^(-[.F$1]))" office:value-type="float" office:value="-0.00279339636345859" calcext:value-type="float">
            <text:p>-0.002793396363459</text:p>
          </table:table-cell>
          <table:table-cell office:value-type="float" office:value="-11.0947" calcext:value-type="float">
            <text:p>-11.0947</text:p>
          </table:table-cell>
          <table:table-cell table:number-columns-repeated="3"/>
          <table:table-cell office:value-type="float" office:value="0.174851" calcext:value-type="float">
            <text:p>0.174851</text:p>
          </table:table-cell>
          <table:table-cell table:formula="of:=[.I285]-[.I$1]" office:value-type="float" office:value="0.000283999999999979" calcext:value-type="float">
            <text:p>0.000284</text:p>
          </table:table-cell>
          <table:table-cell table:formula="of:=[.J285]*([.H$2]^(-[.G$1]))" office:value-type="float" office:value="1.52416283735839" calcext:value-type="float">
            <text:p>1.52416283735839</text:p>
          </table:table-cell>
          <table:table-cell table:formula="of:=[.M285]*([.H$2]^(-[.F$1]))" office:value-type="float" office:value="-0.00353128525761476" calcext:value-type="float">
            <text:p>-0.003531285257615</text:p>
          </table:table-cell>
          <table:table-cell office:value-type="float" office:value="-18.5052" calcext:value-type="float">
            <text:p>-18.5052</text:p>
          </table:table-cell>
          <table:table-cell table:number-columns-repeated="30"/>
        </table:table-row>
        <table:table-row table:style-name="ro1">
          <table:table-cell office:value-type="float" office:value="0.174852" calcext:value-type="float">
            <text:p>0.174852</text:p>
          </table:table-cell>
          <table:table-cell table:formula="of:=[.A286]-[.A$1]" office:value-type="float" office:value="0.00028499999999998" calcext:value-type="float">
            <text:p>0.000285</text:p>
          </table:table-cell>
          <table:table-cell table:formula="of:=[.B286]*([.H$1]^(-[.G$1]))" office:value-type="float" office:value="1.15836348812077" calcext:value-type="float">
            <text:p>1.15836348812077</text:p>
          </table:table-cell>
          <table:table-cell table:formula="of:=[.E286]*([.H$1]^(-[.F$1]))" office:value-type="float" office:value="-0.00284687391468562" calcext:value-type="float">
            <text:p>-0.002846873914686</text:p>
          </table:table-cell>
          <table:table-cell office:value-type="float" office:value="-11.3071" calcext:value-type="float">
            <text:p>-11.3071</text:p>
          </table:table-cell>
          <table:table-cell table:number-columns-repeated="3"/>
          <table:table-cell office:value-type="float" office:value="0.174852" calcext:value-type="float">
            <text:p>0.174852</text:p>
          </table:table-cell>
          <table:table-cell table:formula="of:=[.I286]-[.I$1]" office:value-type="float" office:value="0.00028499999999998" calcext:value-type="float">
            <text:p>0.000285</text:p>
          </table:table-cell>
          <table:table-cell table:formula="of:=[.J286]*([.H$2]^(-[.G$1]))" office:value-type="float" office:value="1.52952960791248" calcext:value-type="float">
            <text:p>1.52952960791248</text:p>
          </table:table-cell>
          <table:table-cell table:formula="of:=[.M286]*([.H$2]^(-[.F$1]))" office:value-type="float" office:value="-0.00348672723567211" calcext:value-type="float">
            <text:p>-0.003486727235672</text:p>
          </table:table-cell>
          <table:table-cell office:value-type="float" office:value="-18.2717" calcext:value-type="float">
            <text:p>-18.2717</text:p>
          </table:table-cell>
          <table:table-cell table:number-columns-repeated="30"/>
        </table:table-row>
        <table:table-row table:style-name="ro1">
          <table:table-cell office:value-type="float" office:value="0.174853" calcext:value-type="float">
            <text:p>0.174853</text:p>
          </table:table-cell>
          <table:table-cell table:formula="of:=[.A287]-[.A$1]" office:value-type="float" office:value="0.000285999999999981" calcext:value-type="float">
            <text:p>0.000286</text:p>
          </table:table-cell>
          <table:table-cell table:formula="of:=[.B287]*([.H$1]^(-[.G$1]))" office:value-type="float" office:value="1.16242792141243" calcext:value-type="float">
            <text:p>1.16242792141243</text:p>
          </table:table-cell>
          <table:table-cell table:formula="of:=[.E287]*([.H$1]^(-[.F$1]))" office:value-type="float" office:value="-0.00289949542224895" calcext:value-type="float">
            <text:p>-0.002899495422249</text:p>
          </table:table-cell>
          <table:table-cell office:value-type="float" office:value="-11.5161" calcext:value-type="float">
            <text:p>-11.5161</text:p>
          </table:table-cell>
          <table:table-cell table:number-columns-repeated="3"/>
          <table:table-cell office:value-type="float" office:value="0.174853" calcext:value-type="float">
            <text:p>0.174853</text:p>
          </table:table-cell>
          <table:table-cell table:formula="of:=[.I287]-[.I$1]" office:value-type="float" office:value="0.000285999999999981" calcext:value-type="float">
            <text:p>0.000286</text:p>
          </table:table-cell>
          <table:table-cell table:formula="of:=[.J287]*([.H$2]^(-[.G$1]))" office:value-type="float" office:value="1.53489637846656" calcext:value-type="float">
            <text:p>1.53489637846656</text:p>
          </table:table-cell>
          <table:table-cell table:formula="of:=[.M287]*([.H$2]^(-[.F$1]))" office:value-type="float" office:value="-0.00344146315513766" calcext:value-type="float">
            <text:p>-0.003441463155138</text:p>
          </table:table-cell>
          <table:table-cell office:value-type="float" office:value="-18.0345" calcext:value-type="float">
            <text:p>-18.0345</text:p>
          </table:table-cell>
          <table:table-cell table:number-columns-repeated="30"/>
        </table:table-row>
        <table:table-row table:style-name="ro1">
          <table:table-cell office:value-type="float" office:value="0.174854" calcext:value-type="float">
            <text:p>0.174854</text:p>
          </table:table-cell>
          <table:table-cell table:formula="of:=[.A288]-[.A$1]" office:value-type="float" office:value="0.000286999999999982" calcext:value-type="float">
            <text:p>0.000287</text:p>
          </table:table-cell>
          <table:table-cell table:formula="of:=[.B288]*([.H$1]^(-[.G$1]))" office:value-type="float" office:value="1.16649235470409" calcext:value-type="float">
            <text:p>1.16649235470409</text:p>
          </table:table-cell>
          <table:table-cell table:formula="of:=[.E288]*([.H$1]^(-[.F$1]))" office:value-type="float" office:value="-0.00295123570839375" calcext:value-type="float">
            <text:p>-0.002951235708394</text:p>
          </table:table-cell>
          <table:table-cell office:value-type="float" office:value="-11.7216" calcext:value-type="float">
            <text:p>-11.7216</text:p>
          </table:table-cell>
          <table:table-cell table:number-columns-repeated="3"/>
          <table:table-cell office:value-type="float" office:value="0.174854" calcext:value-type="float">
            <text:p>0.174854</text:p>
          </table:table-cell>
          <table:table-cell table:formula="of:=[.I288]-[.I$1]" office:value-type="float" office:value="0.000286999999999982" calcext:value-type="float">
            <text:p>0.000287</text:p>
          </table:table-cell>
          <table:table-cell table:formula="of:=[.J288]*([.H$2]^(-[.G$1]))" office:value-type="float" office:value="1.54026314902065" calcext:value-type="float">
            <text:p>1.54026314902065</text:p>
          </table:table-cell>
          <table:table-cell table:formula="of:=[.M288]*([.H$2]^(-[.F$1]))" office:value-type="float" office:value="-0.00339553118134068" calcext:value-type="float">
            <text:p>-0.003395531181341</text:p>
          </table:table-cell>
          <table:table-cell office:value-type="float" office:value="-17.7938" calcext:value-type="float">
            <text:p>-17.7938</text:p>
          </table:table-cell>
          <table:table-cell table:number-columns-repeated="30"/>
        </table:table-row>
        <table:table-row table:style-name="ro1">
          <table:table-cell office:value-type="float" office:value="0.174855" calcext:value-type="float">
            <text:p>0.174855</text:p>
          </table:table-cell>
          <table:table-cell table:formula="of:=[.A289]-[.A$1]" office:value-type="float" office:value="0.000287999999999983" calcext:value-type="float">
            <text:p>0.000288</text:p>
          </table:table-cell>
          <table:table-cell table:formula="of:=[.B289]*([.H$1]^(-[.G$1]))" office:value-type="float" office:value="1.17055678799574" calcext:value-type="float">
            <text:p>1.17055678799574</text:p>
          </table:table-cell>
          <table:table-cell table:formula="of:=[.E289]*([.H$1]^(-[.F$1]))" office:value-type="float" office:value="-0.00300214512862966" calcext:value-type="float">
            <text:p>-0.00300214512863</text:p>
          </table:table-cell>
          <table:table-cell office:value-type="float" office:value="-11.9238" calcext:value-type="float">
            <text:p>-11.9238</text:p>
          </table:table-cell>
          <table:table-cell table:number-columns-repeated="3"/>
          <table:table-cell office:value-type="float" office:value="0.174855" calcext:value-type="float">
            <text:p>0.174855</text:p>
          </table:table-cell>
          <table:table-cell table:formula="of:=[.I289]-[.I$1]" office:value-type="float" office:value="0.000287999999999983" calcext:value-type="float">
            <text:p>0.000288</text:p>
          </table:table-cell>
          <table:table-cell table:formula="of:=[.J289]*([.H$2]^(-[.G$1]))" office:value-type="float" office:value="1.54562991957473" calcext:value-type="float">
            <text:p>1.54562991957473</text:p>
          </table:table-cell>
          <table:table-cell table:formula="of:=[.M289]*([.H$2]^(-[.F$1]))" office:value-type="float" office:value="-0.00334895039694582" calcext:value-type="float">
            <text:p>-0.003348950396946</text:p>
          </table:table-cell>
          <table:table-cell office:value-type="float" office:value="-17.5497" calcext:value-type="float">
            <text:p>-17.5497</text:p>
          </table:table-cell>
          <table:table-cell table:number-columns-repeated="30"/>
        </table:table-row>
        <table:table-row table:style-name="ro1">
          <table:table-cell office:value-type="float" office:value="0.174856" calcext:value-type="float">
            <text:p>0.174856</text:p>
          </table:table-cell>
          <table:table-cell table:formula="of:=[.A290]-[.A$1]" office:value-type="float" office:value="0.000288999999999984" calcext:value-type="float">
            <text:p>0.000289</text:p>
          </table:table-cell>
          <table:table-cell table:formula="of:=[.B290]*([.H$1]^(-[.G$1]))" office:value-type="float" office:value="1.1746212212874" calcext:value-type="float">
            <text:p>1.1746212212874</text:p>
          </table:table-cell>
          <table:table-cell table:formula="of:=[.E290]*([.H$1]^(-[.F$1]))" office:value-type="float" office:value="-0.00305214814969223" calcext:value-type="float">
            <text:p>-0.003052148149692</text:p>
          </table:table-cell>
          <table:table-cell office:value-type="float" office:value="-12.1224" calcext:value-type="float">
            <text:p>-12.1224</text:p>
          </table:table-cell>
          <table:table-cell table:number-columns-repeated="3"/>
          <table:table-cell office:value-type="float" office:value="0.174856" calcext:value-type="float">
            <text:p>0.174856</text:p>
          </table:table-cell>
          <table:table-cell table:formula="of:=[.I290]-[.I$1]" office:value-type="float" office:value="0.000288999999999984" calcext:value-type="float">
            <text:p>0.000289</text:p>
          </table:table-cell>
          <table:table-cell table:formula="of:=[.J290]*([.H$2]^(-[.G$1]))" office:value-type="float" office:value="1.55099669012882" calcext:value-type="float">
            <text:p>1.55099669012882</text:p>
          </table:table-cell>
          <table:table-cell table:formula="of:=[.M290]*([.H$2]^(-[.F$1]))" office:value-type="float" office:value="-0.00330175896728236" calcext:value-type="float">
            <text:p>-0.003301758967282</text:p>
          </table:table-cell>
          <table:table-cell office:value-type="float" office:value="-17.3024" calcext:value-type="float">
            <text:p>-17.3024</text:p>
          </table:table-cell>
          <table:table-cell table:number-columns-repeated="30"/>
        </table:table-row>
        <table:table-row table:style-name="ro1">
          <table:table-cell office:value-type="float" office:value="0.174857" calcext:value-type="float">
            <text:p>0.174857</text:p>
          </table:table-cell>
          <table:table-cell table:formula="of:=[.A291]-[.A$1]" office:value-type="float" office:value="0.000289999999999985" calcext:value-type="float">
            <text:p>0.00029</text:p>
          </table:table-cell>
          <table:table-cell table:formula="of:=[.B291]*([.H$1]^(-[.G$1]))" office:value-type="float" office:value="1.17868565457906" calcext:value-type="float">
            <text:p>1.17868565457906</text:p>
          </table:table-cell>
          <table:table-cell table:formula="of:=[.E291]*([.H$1]^(-[.F$1]))" office:value-type="float" office:value="-0.00310124477158146" calcext:value-type="float">
            <text:p>-0.003101244771581</text:p>
          </table:table-cell>
          <table:table-cell office:value-type="float" office:value="-12.3174" calcext:value-type="float">
            <text:p>-12.3174</text:p>
          </table:table-cell>
          <table:table-cell table:number-columns-repeated="3"/>
          <table:table-cell office:value-type="float" office:value="0.174857" calcext:value-type="float">
            <text:p>0.174857</text:p>
          </table:table-cell>
          <table:table-cell table:formula="of:=[.I291]-[.I$1]" office:value-type="float" office:value="0.000289999999999985" calcext:value-type="float">
            <text:p>0.00029</text:p>
          </table:table-cell>
          <table:table-cell table:formula="of:=[.J291]*([.H$2]^(-[.G$1]))" office:value-type="float" office:value="1.5563634606829" calcext:value-type="float">
            <text:p>1.5563634606829</text:p>
          </table:table-cell>
          <table:table-cell table:formula="of:=[.M291]*([.H$2]^(-[.F$1]))" office:value-type="float" office:value="-0.00325397597501496" calcext:value-type="float">
            <text:p>-0.003253975975015</text:p>
          </table:table-cell>
          <table:table-cell office:value-type="float" office:value="-17.052" calcext:value-type="float">
            <text:p>-17.052</text:p>
          </table:table-cell>
          <table:table-cell table:number-columns-repeated="30"/>
        </table:table-row>
        <table:table-row table:style-name="ro1">
          <table:table-cell office:value-type="float" office:value="0.174858" calcext:value-type="float">
            <text:p>0.174858</text:p>
          </table:table-cell>
          <table:table-cell table:formula="of:=[.A292]-[.A$1]" office:value-type="float" office:value="0.000290999999999986" calcext:value-type="float">
            <text:p>0.000291</text:p>
          </table:table-cell>
          <table:table-cell table:formula="of:=[.B292]*([.H$1]^(-[.G$1]))" office:value-type="float" office:value="1.18275008787071" calcext:value-type="float">
            <text:p>1.18275008787071</text:p>
          </table:table-cell>
          <table:table-cell table:formula="of:=[.E292]*([.H$1]^(-[.F$1]))" office:value-type="float" office:value="-0.00314946017205216" calcext:value-type="float">
            <text:p>-0.003149460172052</text:p>
          </table:table-cell>
          <table:table-cell office:value-type="float" office:value="-12.5089" calcext:value-type="float">
            <text:p>-12.5089</text:p>
          </table:table-cell>
          <table:table-cell table:number-columns-repeated="3"/>
          <table:table-cell office:value-type="float" office:value="0.174858" calcext:value-type="float">
            <text:p>0.174858</text:p>
          </table:table-cell>
          <table:table-cell table:formula="of:=[.I292]-[.I$1]" office:value-type="float" office:value="0.000290999999999986" calcext:value-type="float">
            <text:p>0.000291</text:p>
          </table:table-cell>
          <table:table-cell table:formula="of:=[.J292]*([.H$2]^(-[.G$1]))" office:value-type="float" office:value="1.56173023123699" calcext:value-type="float">
            <text:p>1.56173023123699</text:p>
          </table:table-cell>
          <table:table-cell table:formula="of:=[.M292]*([.H$2]^(-[.F$1]))" office:value-type="float" office:value="-0.00320560142014361" calcext:value-type="float">
            <text:p>-0.003205601420144</text:p>
          </table:table-cell>
          <table:table-cell office:value-type="float" office:value="-16.7985" calcext:value-type="float">
            <text:p>-16.7985</text:p>
          </table:table-cell>
          <table:table-cell table:number-columns-repeated="30"/>
        </table:table-row>
        <table:table-row table:style-name="ro1">
          <table:table-cell office:value-type="float" office:value="0.174859" calcext:value-type="float">
            <text:p>0.174859</text:p>
          </table:table-cell>
          <table:table-cell table:formula="of:=[.A293]-[.A$1]" office:value-type="float" office:value="0.000291999999999987" calcext:value-type="float">
            <text:p>0.000292</text:p>
          </table:table-cell>
          <table:table-cell table:formula="of:=[.B293]*([.H$1]^(-[.G$1]))" office:value-type="float" office:value="1.18681452116237" calcext:value-type="float">
            <text:p>1.18681452116237</text:p>
          </table:table-cell>
          <table:table-cell table:formula="of:=[.E293]*([.H$1]^(-[.F$1]))" office:value-type="float" office:value="-0.00319674399559471" calcext:value-type="float">
            <text:p>-0.003196743995595</text:p>
          </table:table-cell>
          <table:table-cell office:value-type="float" office:value="-12.6967" calcext:value-type="float">
            <text:p>-12.6967</text:p>
          </table:table-cell>
          <table:table-cell table:number-columns-repeated="3"/>
          <table:table-cell office:value-type="float" office:value="0.174859" calcext:value-type="float">
            <text:p>0.174859</text:p>
          </table:table-cell>
          <table:table-cell table:formula="of:=[.I293]-[.I$1]" office:value-type="float" office:value="0.000291999999999987" calcext:value-type="float">
            <text:p>0.000292</text:p>
          </table:table-cell>
          <table:table-cell table:formula="of:=[.J293]*([.H$2]^(-[.G$1]))" office:value-type="float" office:value="1.56709700179107" calcext:value-type="float">
            <text:p>1.56709700179107</text:p>
          </table:table-cell>
          <table:table-cell table:formula="of:=[.M293]*([.H$2]^(-[.F$1]))" office:value-type="float" office:value="-0.00315669255066224" calcext:value-type="float">
            <text:p>-0.003156692550662</text:p>
          </table:table-cell>
          <table:table-cell office:value-type="float" office:value="-16.5422" calcext:value-type="float">
            <text:p>-16.5422</text:p>
          </table:table-cell>
          <table:table-cell table:number-columns-repeated="30"/>
        </table:table-row>
        <table:table-row table:style-name="ro1">
          <table:table-cell office:value-type="float" office:value="0.17486" calcext:value-type="float">
            <text:p>0.17486</text:p>
          </table:table-cell>
          <table:table-cell table:formula="of:=[.A294]-[.A$1]" office:value-type="float" office:value="0.000293000000000015" calcext:value-type="float">
            <text:p>0.000293</text:p>
          </table:table-cell>
          <table:table-cell table:formula="of:=[.B294]*([.H$1]^(-[.G$1]))" office:value-type="float" office:value="1.19087895445414" calcext:value-type="float">
            <text:p>1.19087895445414</text:p>
          </table:table-cell>
          <table:table-cell table:formula="of:=[.E294]*([.H$1]^(-[.F$1]))" office:value-type="float" office:value="-0.00324312141996392" calcext:value-type="float">
            <text:p>-0.003243121419964</text:p>
          </table:table-cell>
          <table:table-cell office:value-type="float" office:value="-12.8809" calcext:value-type="float">
            <text:p>-12.8809</text:p>
          </table:table-cell>
          <table:table-cell table:number-columns-repeated="3"/>
          <table:table-cell office:value-type="float" office:value="0.17486" calcext:value-type="float">
            <text:p>0.17486</text:p>
          </table:table-cell>
          <table:table-cell table:formula="of:=[.I294]-[.I$1]" office:value-type="float" office:value="0.000293000000000015" calcext:value-type="float">
            <text:p>0.000293</text:p>
          </table:table-cell>
          <table:table-cell table:formula="of:=[.J294]*([.H$2]^(-[.G$1]))" office:value-type="float" office:value="1.5724637723453" calcext:value-type="float">
            <text:p>1.5724637723453</text:p>
          </table:table-cell>
          <table:table-cell table:formula="of:=[.M294]*([.H$2]^(-[.F$1]))" office:value-type="float" office:value="-0.00310726844923549" calcext:value-type="float">
            <text:p>-0.003107268449236</text:p>
          </table:table-cell>
          <table:table-cell office:value-type="float" office:value="-16.2832" calcext:value-type="float">
            <text:p>-16.2832</text:p>
          </table:table-cell>
          <table:table-cell table:number-columns-repeated="30"/>
        </table:table-row>
        <table:table-row table:style-name="ro1">
          <table:table-cell office:value-type="float" office:value="0.174861" calcext:value-type="float">
            <text:p>0.174861</text:p>
          </table:table-cell>
          <table:table-cell table:formula="of:=[.A295]-[.A$1]" office:value-type="float" office:value="0.000293999999999989" calcext:value-type="float">
            <text:p>0.000294</text:p>
          </table:table-cell>
          <table:table-cell table:formula="of:=[.B295]*([.H$1]^(-[.G$1]))" office:value-type="float" office:value="1.19494338774568" calcext:value-type="float">
            <text:p>1.19494338774568</text:p>
          </table:table-cell>
          <table:table-cell table:formula="of:=[.E295]*([.H$1]^(-[.F$1]))" office:value-type="float" office:value="-0.00328854208965016" calcext:value-type="float">
            <text:p>-0.00328854208965</text:p>
          </table:table-cell>
          <table:table-cell office:value-type="float" office:value="-13.0613" calcext:value-type="float">
            <text:p>-13.0613</text:p>
          </table:table-cell>
          <table:table-cell table:number-columns-repeated="3"/>
          <table:table-cell office:value-type="float" office:value="0.174861" calcext:value-type="float">
            <text:p>0.174861</text:p>
          </table:table-cell>
          <table:table-cell table:formula="of:=[.I295]-[.I$1]" office:value-type="float" office:value="0.000293999999999989" calcext:value-type="float">
            <text:p>0.000294</text:p>
          </table:table-cell>
          <table:table-cell table:formula="of:=[.J295]*([.H$2]^(-[.G$1]))" office:value-type="float" office:value="1.57783054289924" calcext:value-type="float">
            <text:p>1.57783054289924</text:p>
          </table:table-cell>
          <table:table-cell table:formula="of:=[.M295]*([.H$2]^(-[.F$1]))" office:value-type="float" office:value="-0.00305732911586337" calcext:value-type="float">
            <text:p>-0.003057329115863</text:p>
          </table:table-cell>
          <table:table-cell office:value-type="float" office:value="-16.0215" calcext:value-type="float">
            <text:p>-16.0215</text:p>
          </table:table-cell>
          <table:table-cell table:number-columns-repeated="30"/>
        </table:table-row>
        <table:table-row table:style-name="ro1">
          <table:table-cell office:value-type="float" office:value="0.174862" calcext:value-type="float">
            <text:p>0.174862</text:p>
          </table:table-cell>
          <table:table-cell table:formula="of:=[.A296]-[.A$1]" office:value-type="float" office:value="0.00029499999999999" calcext:value-type="float">
            <text:p>0.000295</text:p>
          </table:table-cell>
          <table:table-cell table:formula="of:=[.B296]*([.H$1]^(-[.G$1]))" office:value-type="float" office:value="1.19900782103734" calcext:value-type="float">
            <text:p>1.19900782103734</text:p>
          </table:table-cell>
          <table:table-cell table:formula="of:=[.E296]*([.H$1]^(-[.F$1]))" office:value-type="float" office:value="-0.00333300600465343" calcext:value-type="float">
            <text:p>-0.003333006004653</text:p>
          </table:table-cell>
          <table:table-cell office:value-type="float" office:value="-13.2379" calcext:value-type="float">
            <text:p>-13.2379</text:p>
          </table:table-cell>
          <table:table-cell table:number-columns-repeated="3"/>
          <table:table-cell office:value-type="float" office:value="0.174862" calcext:value-type="float">
            <text:p>0.174862</text:p>
          </table:table-cell>
          <table:table-cell table:formula="of:=[.I296]-[.I$1]" office:value-type="float" office:value="0.00029499999999999" calcext:value-type="float">
            <text:p>0.000295</text:p>
          </table:table-cell>
          <table:table-cell table:formula="of:=[.J296]*([.H$2]^(-[.G$1]))" office:value-type="float" office:value="1.58319731345332" calcext:value-type="float">
            <text:p>1.58319731345332</text:p>
          </table:table-cell>
          <table:table-cell table:formula="of:=[.M296]*([.H$2]^(-[.F$1]))" office:value-type="float" office:value="-0.00300693179853981" calcext:value-type="float">
            <text:p>-0.00300693179854</text:p>
          </table:table-cell>
          <table:table-cell office:value-type="float" office:value="-15.7574" calcext:value-type="float">
            <text:p>-15.7574</text:p>
          </table:table-cell>
          <table:table-cell table:number-columns-repeated="30"/>
        </table:table-row>
        <table:table-row table:style-name="ro1">
          <table:table-cell office:value-type="float" office:value="0.174863" calcext:value-type="float">
            <text:p>0.174863</text:p>
          </table:table-cell>
          <table:table-cell table:formula="of:=[.A297]-[.A$1]" office:value-type="float" office:value="0.000295999999999991" calcext:value-type="float">
            <text:p>0.000296</text:p>
          </table:table-cell>
          <table:table-cell table:formula="of:=[.B297]*([.H$1]^(-[.G$1]))" office:value-type="float" office:value="1.20307225432899" calcext:value-type="float">
            <text:p>1.20307225432899</text:p>
          </table:table-cell>
          <table:table-cell table:formula="of:=[.E297]*([.H$1]^(-[.F$1]))" office:value-type="float" office:value="-0.00337651316497373" calcext:value-type="float">
            <text:p>-0.003376513164974</text:p>
          </table:table-cell>
          <table:table-cell office:value-type="float" office:value="-13.4107" calcext:value-type="float">
            <text:p>-13.4107</text:p>
          </table:table-cell>
          <table:table-cell table:number-columns-repeated="3"/>
          <table:table-cell office:value-type="float" office:value="0.174863" calcext:value-type="float">
            <text:p>0.174863</text:p>
          </table:table-cell>
          <table:table-cell table:formula="of:=[.I297]-[.I$1]" office:value-type="float" office:value="0.000295999999999991" calcext:value-type="float">
            <text:p>0.000296</text:p>
          </table:table-cell>
          <table:table-cell table:formula="of:=[.J297]*([.H$2]^(-[.G$1]))" office:value-type="float" office:value="1.58856408400741" calcext:value-type="float">
            <text:p>1.58856408400741</text:p>
          </table:table-cell>
          <table:table-cell table:formula="of:=[.M297]*([.H$2]^(-[.F$1]))" office:value-type="float" office:value="-0.00295609557992944" calcext:value-type="float">
            <text:p>-0.002956095579929</text:p>
          </table:table-cell>
          <table:table-cell office:value-type="float" office:value="-15.491" calcext:value-type="float">
            <text:p>-15.491</text:p>
          </table:table-cell>
          <table:table-cell table:number-columns-repeated="30"/>
        </table:table-row>
        <table:table-row table:style-name="ro1">
          <table:table-cell office:value-type="float" office:value="0.174864" calcext:value-type="float">
            <text:p>0.174864</text:p>
          </table:table-cell>
          <table:table-cell table:formula="of:=[.A298]-[.A$1]" office:value-type="float" office:value="0.000296999999999992" calcext:value-type="float">
            <text:p>0.000297</text:p>
          </table:table-cell>
          <table:table-cell table:formula="of:=[.B298]*([.H$1]^(-[.G$1]))" office:value-type="float" office:value="1.20713668762065" calcext:value-type="float">
            <text:p>1.20713668762065</text:p>
          </table:table-cell>
          <table:table-cell table:formula="of:=[.E298]*([.H$1]^(-[.F$1]))" office:value-type="float" office:value="-0.00341906357061106" calcext:value-type="float">
            <text:p>-0.003419063570611</text:p>
          </table:table-cell>
          <table:table-cell office:value-type="float" office:value="-13.5797" calcext:value-type="float">
            <text:p>-13.5797</text:p>
          </table:table-cell>
          <table:table-cell table:number-columns-repeated="3"/>
          <table:table-cell office:value-type="float" office:value="0.174864" calcext:value-type="float">
            <text:p>0.174864</text:p>
          </table:table-cell>
          <table:table-cell table:formula="of:=[.I298]-[.I$1]" office:value-type="float" office:value="0.000296999999999992" calcext:value-type="float">
            <text:p>0.000297</text:p>
          </table:table-cell>
          <table:table-cell table:formula="of:=[.J298]*([.H$2]^(-[.G$1]))" office:value-type="float" office:value="1.59393085456149" calcext:value-type="float">
            <text:p>1.59393085456149</text:p>
          </table:table-cell>
          <table:table-cell table:formula="of:=[.M298]*([.H$2]^(-[.F$1]))" office:value-type="float" office:value="-0.00290483954269691" calcext:value-type="float">
            <text:p>-0.002904839542697</text:p>
          </table:table-cell>
          <table:table-cell office:value-type="float" office:value="-15.2224" calcext:value-type="float">
            <text:p>-15.2224</text:p>
          </table:table-cell>
          <table:table-cell table:number-columns-repeated="30"/>
        </table:table-row>
        <table:table-row table:style-name="ro1">
          <table:table-cell office:value-type="float" office:value="0.174865" calcext:value-type="float">
            <text:p>0.174865</text:p>
          </table:table-cell>
          <table:table-cell table:formula="of:=[.A299]-[.A$1]" office:value-type="float" office:value="0.000297999999999993" calcext:value-type="float">
            <text:p>0.000298</text:p>
          </table:table-cell>
          <table:table-cell table:formula="of:=[.B299]*([.H$1]^(-[.G$1]))" office:value-type="float" office:value="1.21120112091231" calcext:value-type="float">
            <text:p>1.21120112091231</text:p>
          </table:table-cell>
          <table:table-cell table:formula="of:=[.E299]*([.H$1]^(-[.F$1]))" office:value-type="float" office:value="-0.00346063204381061" calcext:value-type="float">
            <text:p>-0.003460632043811</text:p>
          </table:table-cell>
          <table:table-cell office:value-type="float" office:value="-13.7448" calcext:value-type="float">
            <text:p>-13.7448</text:p>
          </table:table-cell>
          <table:table-cell table:number-columns-repeated="3"/>
          <table:table-cell office:value-type="float" office:value="0.174865" calcext:value-type="float">
            <text:p>0.174865</text:p>
          </table:table-cell>
          <table:table-cell table:formula="of:=[.I299]-[.I$1]" office:value-type="float" office:value="0.000297999999999993" calcext:value-type="float">
            <text:p>0.000298</text:p>
          </table:table-cell>
          <table:table-cell table:formula="of:=[.J299]*([.H$2]^(-[.G$1]))" office:value-type="float" office:value="1.59929762511558" calcext:value-type="float">
            <text:p>1.59929762511558</text:p>
          </table:table-cell>
          <table:table-cell table:formula="of:=[.M299]*([.H$2]^(-[.F$1]))" office:value-type="float" office:value="-0.00285318276950687" calcext:value-type="float">
            <text:p>-0.002853182769507</text:p>
          </table:table-cell>
          <table:table-cell office:value-type="float" office:value="-14.9517" calcext:value-type="float">
            <text:p>-14.9517</text:p>
          </table:table-cell>
          <table:table-cell table:number-columns-repeated="30"/>
        </table:table-row>
        <table:table-row table:style-name="ro1">
          <table:table-cell office:value-type="float" office:value="0.174866" calcext:value-type="float">
            <text:p>0.174866</text:p>
          </table:table-cell>
          <table:table-cell table:formula="of:=[.A300]-[.A$1]" office:value-type="float" office:value="0.000298999999999994" calcext:value-type="float">
            <text:p>0.000299</text:p>
          </table:table-cell>
          <table:table-cell table:formula="of:=[.B300]*([.H$1]^(-[.G$1]))" office:value-type="float" office:value="1.21526555420396" calcext:value-type="float">
            <text:p>1.21526555420396</text:p>
          </table:table-cell>
          <table:table-cell table:formula="of:=[.E300]*([.H$1]^(-[.F$1]))" office:value-type="float" office:value="-0.00350121858457237" calcext:value-type="float">
            <text:p>-0.003501218584572</text:p>
          </table:table-cell>
          <table:table-cell office:value-type="float" office:value="-13.906" calcext:value-type="float">
            <text:p>-13.906</text:p>
          </table:table-cell>
          <table:table-cell table:number-columns-repeated="3"/>
          <table:table-cell office:value-type="float" office:value="0.174866" calcext:value-type="float">
            <text:p>0.174866</text:p>
          </table:table-cell>
          <table:table-cell table:formula="of:=[.I300]-[.I$1]" office:value-type="float" office:value="0.000298999999999994" calcext:value-type="float">
            <text:p>0.000299</text:p>
          </table:table-cell>
          <table:table-cell table:formula="of:=[.J300]*([.H$2]^(-[.G$1]))" office:value-type="float" office:value="1.60466439566966" calcext:value-type="float">
            <text:p>1.60466439566966</text:p>
          </table:table-cell>
          <table:table-cell table:formula="of:=[.M300]*([.H$2]^(-[.F$1]))" office:value-type="float" office:value="-0.00280118250835325" calcext:value-type="float">
            <text:p>-0.002801182508353</text:p>
          </table:table-cell>
          <table:table-cell office:value-type="float" office:value="-14.6792" calcext:value-type="float">
            <text:p>-14.6792</text:p>
          </table:table-cell>
          <table:table-cell table:number-columns-repeated="30"/>
        </table:table-row>
        <table:table-row table:style-name="ro1">
          <table:table-cell office:value-type="float" office:value="0.174867" calcext:value-type="float">
            <text:p>0.174867</text:p>
          </table:table-cell>
          <table:table-cell table:formula="of:=[.A301]-[.A$1]" office:value-type="float" office:value="0.000299999999999995" calcext:value-type="float">
            <text:p>0.0003</text:p>
          </table:table-cell>
          <table:table-cell table:formula="of:=[.B301]*([.H$1]^(-[.G$1]))" office:value-type="float" office:value="1.21932998749562" calcext:value-type="float">
            <text:p>1.21932998749562</text:p>
          </table:table-cell>
          <table:table-cell table:formula="of:=[.E301]*([.H$1]^(-[.F$1]))" office:value-type="float" office:value="-0.00354079801514154" calcext:value-type="float">
            <text:p>-0.003540798015142</text:p>
          </table:table-cell>
          <table:table-cell office:value-type="float" office:value="-14.0632" calcext:value-type="float">
            <text:p>-14.0632</text:p>
          </table:table-cell>
          <table:table-cell table:number-columns-repeated="3"/>
          <table:table-cell office:value-type="float" office:value="0.174867" calcext:value-type="float">
            <text:p>0.174867</text:p>
          </table:table-cell>
          <table:table-cell table:formula="of:=[.I301]-[.I$1]" office:value-type="float" office:value="0.000299999999999995" calcext:value-type="float">
            <text:p>0.0003</text:p>
          </table:table-cell>
          <table:table-cell table:formula="of:=[.J301]*([.H$2]^(-[.G$1]))" office:value-type="float" office:value="1.61003116622375" calcext:value-type="float">
            <text:p>1.61003116622375</text:p>
          </table:table-cell>
          <table:table-cell table:formula="of:=[.M301]*([.H$2]^(-[.F$1]))" office:value-type="float" office:value="-0.0027488196765714" calcext:value-type="float">
            <text:p>-0.002748819676571</text:p>
          </table:table-cell>
          <table:table-cell office:value-type="float" office:value="-14.4048" calcext:value-type="float">
            <text:p>-14.4048</text:p>
          </table:table-cell>
          <table:table-cell table:number-columns-repeated="30"/>
        </table:table-row>
        <table:table-row table:style-name="ro1">
          <table:table-cell office:value-type="float" office:value="0.174868" calcext:value-type="float">
            <text:p>0.174868</text:p>
          </table:table-cell>
          <table:table-cell table:formula="of:=[.A302]-[.A$1]" office:value-type="float" office:value="0.000300999999999996" calcext:value-type="float">
            <text:p>0.000301</text:p>
          </table:table-cell>
          <table:table-cell table:formula="of:=[.B302]*([.H$1]^(-[.G$1]))" office:value-type="float" office:value="1.22339442078727" calcext:value-type="float">
            <text:p>1.22339442078727</text:p>
          </table:table-cell>
          <table:table-cell table:formula="of:=[.E302]*([.H$1]^(-[.F$1]))" office:value-type="float" office:value="-0.00357939551327292" calcext:value-type="float">
            <text:p>-0.003579395513273</text:p>
          </table:table-cell>
          <table:table-cell office:value-type="float" office:value="-14.2165" calcext:value-type="float">
            <text:p>-14.2165</text:p>
          </table:table-cell>
          <table:table-cell table:number-columns-repeated="3"/>
          <table:table-cell office:value-type="float" office:value="0.174868" calcext:value-type="float">
            <text:p>0.174868</text:p>
          </table:table-cell>
          <table:table-cell table:formula="of:=[.I302]-[.I$1]" office:value-type="float" office:value="0.000300999999999996" calcext:value-type="float">
            <text:p>0.000301</text:p>
          </table:table-cell>
          <table:table-cell table:formula="of:=[.J302]*([.H$2]^(-[.G$1]))" office:value-type="float" office:value="1.61539793677783" calcext:value-type="float">
            <text:p>1.61539793677783</text:p>
          </table:table-cell>
          <table:table-cell table:formula="of:=[.M302]*([.H$2]^(-[.F$1]))" office:value-type="float" office:value="-0.00269615152215525" calcext:value-type="float">
            <text:p>-0.002696151522155</text:p>
          </table:table-cell>
          <table:table-cell office:value-type="float" office:value="-14.1288" calcext:value-type="float">
            <text:p>-14.1288</text:p>
          </table:table-cell>
          <table:table-cell table:number-columns-repeated="30"/>
        </table:table-row>
        <table:table-row table:style-name="ro1">
          <table:table-cell office:value-type="float" office:value="0.174869" calcext:value-type="float">
            <text:p>0.174869</text:p>
          </table:table-cell>
          <table:table-cell table:formula="of:=[.A303]-[.A$1]" office:value-type="float" office:value="0.000301999999999997" calcext:value-type="float">
            <text:p>0.000302</text:p>
          </table:table-cell>
          <table:table-cell table:formula="of:=[.B303]*([.H$1]^(-[.G$1]))" office:value-type="float" office:value="1.22745885407893" calcext:value-type="float">
            <text:p>1.22745885407893</text:p>
          </table:table-cell>
          <table:table-cell table:formula="of:=[.E303]*([.H$1]^(-[.F$1]))" office:value-type="float" office:value="-0.00361696072345688" calcext:value-type="float">
            <text:p>-0.003616960723457</text:p>
          </table:table-cell>
          <table:table-cell office:value-type="float" office:value="-14.3657" calcext:value-type="float">
            <text:p>-14.3657</text:p>
          </table:table-cell>
          <table:table-cell table:number-columns-repeated="3"/>
          <table:table-cell office:value-type="float" office:value="0.174869" calcext:value-type="float">
            <text:p>0.174869</text:p>
          </table:table-cell>
          <table:table-cell table:formula="of:=[.I303]-[.I$1]" office:value-type="float" office:value="0.000301999999999997" calcext:value-type="float">
            <text:p>0.000302</text:p>
          </table:table-cell>
          <table:table-cell table:formula="of:=[.J303]*([.H$2]^(-[.G$1]))" office:value-type="float" office:value="1.62076470733192" calcext:value-type="float">
            <text:p>1.62076470733192</text:p>
          </table:table-cell>
          <table:table-cell table:formula="of:=[.M303]*([.H$2]^(-[.F$1]))" office:value-type="float" office:value="-0.0026432162104341" calcext:value-type="float">
            <text:p>-0.002643216210434</text:p>
          </table:table-cell>
          <table:table-cell office:value-type="float" office:value="-13.8514" calcext:value-type="float">
            <text:p>-13.8514</text:p>
          </table:table-cell>
          <table:table-cell table:number-columns-repeated="30"/>
        </table:table-row>
        <table:table-row table:style-name="ro1">
          <table:table-cell office:value-type="float" office:value="0.17487" calcext:value-type="float">
            <text:p>0.17487</text:p>
          </table:table-cell>
          <table:table-cell table:formula="of:=[.A304]-[.A$1]" office:value-type="float" office:value="0.000303000000000025" calcext:value-type="float">
            <text:p>0.000303</text:p>
          </table:table-cell>
          <table:table-cell table:formula="of:=[.B304]*([.H$1]^(-[.G$1]))" office:value-type="float" office:value="1.2315232873707" calcext:value-type="float">
            <text:p>1.2315232873707</text:p>
          </table:table-cell>
          <table:table-cell table:formula="of:=[.E304]*([.H$1]^(-[.F$1]))" office:value-type="float" office:value="-0.00365351882344824" calcext:value-type="float">
            <text:p>-0.003653518823448</text:p>
          </table:table-cell>
          <table:table-cell office:value-type="float" office:value="-14.5109" calcext:value-type="float">
            <text:p>-14.5109</text:p>
          </table:table-cell>
          <table:table-cell table:number-columns-repeated="3"/>
          <table:table-cell office:value-type="float" office:value="0.17487" calcext:value-type="float">
            <text:p>0.17487</text:p>
          </table:table-cell>
          <table:table-cell table:formula="of:=[.I304]-[.I$1]" office:value-type="float" office:value="0.000303000000000025" calcext:value-type="float">
            <text:p>0.000303</text:p>
          </table:table-cell>
          <table:table-cell table:formula="of:=[.J304]*([.H$2]^(-[.G$1]))" office:value-type="float" office:value="1.62613147788615" calcext:value-type="float">
            <text:p>1.62613147788615</text:p>
          </table:table-cell>
          <table:table-cell table:formula="of:=[.M304]*([.H$2]^(-[.F$1]))" office:value-type="float" office:value="-0.00258999465874329" calcext:value-type="float">
            <text:p>-0.002589994658743</text:p>
          </table:table-cell>
          <table:table-cell office:value-type="float" office:value="-13.5725" calcext:value-type="float">
            <text:p>-13.5725</text:p>
          </table:table-cell>
          <table:table-cell table:number-columns-repeated="30"/>
        </table:table-row>
        <table:table-row table:style-name="ro1">
          <table:table-cell office:value-type="float" office:value="0.174871" calcext:value-type="float">
            <text:p>0.174871</text:p>
          </table:table-cell>
          <table:table-cell table:formula="of:=[.A305]-[.A$1]" office:value-type="float" office:value="0.000303999999999999" calcext:value-type="float">
            <text:p>0.000304</text:p>
          </table:table-cell>
          <table:table-cell table:formula="of:=[.B305]*([.H$1]^(-[.G$1]))" office:value-type="float" office:value="1.23558772066224" calcext:value-type="float">
            <text:p>1.23558772066224</text:p>
          </table:table-cell>
          <table:table-cell table:formula="of:=[.E305]*([.H$1]^(-[.F$1]))" office:value-type="float" office:value="-0.00368904463549219" calcext:value-type="float">
            <text:p>-0.003689044635492</text:p>
          </table:table-cell>
          <table:table-cell office:value-type="float" office:value="-14.652" calcext:value-type="float">
            <text:p>-14.652</text:p>
          </table:table-cell>
          <table:table-cell table:number-columns-repeated="3"/>
          <table:table-cell office:value-type="float" office:value="0.174871" calcext:value-type="float">
            <text:p>0.174871</text:p>
          </table:table-cell>
          <table:table-cell table:formula="of:=[.I305]-[.I$1]" office:value-type="float" office:value="0.000303999999999999" calcext:value-type="float">
            <text:p>0.000304</text:p>
          </table:table-cell>
          <table:table-cell table:formula="of:=[.J305]*([.H$2]^(-[.G$1]))" office:value-type="float" office:value="1.63149824844009" calcext:value-type="float">
            <text:p>1.63149824844009</text:p>
          </table:table-cell>
          <table:table-cell table:formula="of:=[.M305]*([.H$2]^(-[.F$1]))" office:value-type="float" office:value="-0.0025365631977414" calcext:value-type="float">
            <text:p>-0.002536563197741</text:p>
          </table:table-cell>
          <table:table-cell office:value-type="float" office:value="-13.2925" calcext:value-type="float">
            <text:p>-13.2925</text:p>
          </table:table-cell>
          <table:table-cell table:number-columns-repeated="30"/>
        </table:table-row>
        <table:table-row table:style-name="ro1">
          <table:table-cell office:value-type="float" office:value="0.174872" calcext:value-type="float">
            <text:p>0.174872</text:p>
          </table:table-cell>
          <table:table-cell table:formula="of:=[.A306]-[.A$1]" office:value-type="float" office:value="0.000305" calcext:value-type="float">
            <text:p>0.000305</text:p>
          </table:table-cell>
          <table:table-cell table:formula="of:=[.B306]*([.H$1]^(-[.G$1]))" office:value-type="float" office:value="1.2396521539539" calcext:value-type="float">
            <text:p>1.2396521539539</text:p>
          </table:table-cell>
          <table:table-cell table:formula="of:=[.E306]*([.H$1]^(-[.F$1]))" office:value-type="float" office:value="-0.00372353815958873" calcext:value-type="float">
            <text:p>-0.003723538159589</text:p>
          </table:table-cell>
          <table:table-cell office:value-type="float" office:value="-14.789" calcext:value-type="float">
            <text:p>-14.789</text:p>
          </table:table-cell>
          <table:table-cell table:number-columns-repeated="3"/>
          <table:table-cell office:value-type="float" office:value="0.174872" calcext:value-type="float">
            <text:p>0.174872</text:p>
          </table:table-cell>
          <table:table-cell table:formula="of:=[.I306]-[.I$1]" office:value-type="float" office:value="0.000305" calcext:value-type="float">
            <text:p>0.000305</text:p>
          </table:table-cell>
          <table:table-cell table:formula="of:=[.J306]*([.H$2]^(-[.G$1]))" office:value-type="float" office:value="1.63686501899417" calcext:value-type="float">
            <text:p>1.63686501899417</text:p>
          </table:table-cell>
          <table:table-cell table:formula="of:=[.M306]*([.H$2]^(-[.F$1]))" office:value-type="float" office:value="-0.00248292182742844" calcext:value-type="float">
            <text:p>-0.002482921827428</text:p>
          </table:table-cell>
          <table:table-cell office:value-type="float" office:value="-13.0114" calcext:value-type="float">
            <text:p>-13.0114</text:p>
          </table:table-cell>
          <table:table-cell table:number-columns-repeated="30"/>
        </table:table-row>
        <table:table-row table:style-name="ro1">
          <table:table-cell office:value-type="float" office:value="0.174873" calcext:value-type="float">
            <text:p>0.174873</text:p>
          </table:table-cell>
          <table:table-cell table:formula="of:=[.A307]-[.A$1]" office:value-type="float" office:value="0.000306000000000001" calcext:value-type="float">
            <text:p>0.000306</text:p>
          </table:table-cell>
          <table:table-cell table:formula="of:=[.B307]*([.H$1]^(-[.G$1]))" office:value-type="float" office:value="1.24371658724555" calcext:value-type="float">
            <text:p>1.24371658724555</text:p>
          </table:table-cell>
          <table:table-cell table:formula="of:=[.E307]*([.H$1]^(-[.F$1]))" office:value-type="float" office:value="-0.00375699939573785" calcext:value-type="float">
            <text:p>-0.003756999395738</text:p>
          </table:table-cell>
          <table:table-cell office:value-type="float" office:value="-14.9219" calcext:value-type="float">
            <text:p>-14.9219</text:p>
          </table:table-cell>
          <table:table-cell table:number-columns-repeated="3"/>
          <table:table-cell office:value-type="float" office:value="0.174873" calcext:value-type="float">
            <text:p>0.174873</text:p>
          </table:table-cell>
          <table:table-cell table:formula="of:=[.I307]-[.I$1]" office:value-type="float" office:value="0.000306000000000001" calcext:value-type="float">
            <text:p>0.000306</text:p>
          </table:table-cell>
          <table:table-cell table:formula="of:=[.J307]*([.H$2]^(-[.G$1]))" office:value-type="float" office:value="1.64223178954826" calcext:value-type="float">
            <text:p>1.64223178954826</text:p>
          </table:table-cell>
          <table:table-cell table:formula="of:=[.M307]*([.H$2]^(-[.F$1]))" office:value-type="float" office:value="-0.00242910871313368" calcext:value-type="float">
            <text:p>-0.002429108713134</text:p>
          </table:table-cell>
          <table:table-cell office:value-type="float" office:value="-12.7294" calcext:value-type="float">
            <text:p>-12.7294</text:p>
          </table:table-cell>
          <table:table-cell table:number-columns-repeated="30"/>
        </table:table-row>
        <table:table-row table:style-name="ro1">
          <table:table-cell office:value-type="float" office:value="0.174874" calcext:value-type="float">
            <text:p>0.174874</text:p>
          </table:table-cell>
          <table:table-cell table:formula="of:=[.A308]-[.A$1]" office:value-type="float" office:value="0.000307000000000002" calcext:value-type="float">
            <text:p>0.000307</text:p>
          </table:table-cell>
          <table:table-cell table:formula="of:=[.B308]*([.H$1]^(-[.G$1]))" office:value-type="float" office:value="1.24778102053721" calcext:value-type="float">
            <text:p>1.24778102053721</text:p>
          </table:table-cell>
          <table:table-cell table:formula="of:=[.E308]*([.H$1]^(-[.F$1]))" office:value-type="float" office:value="-0.00378940316618474" calcext:value-type="float">
            <text:p>-0.003789403166185</text:p>
          </table:table-cell>
          <table:table-cell office:value-type="float" office:value="-15.0506" calcext:value-type="float">
            <text:p>-15.0506</text:p>
          </table:table-cell>
          <table:table-cell table:number-columns-repeated="3"/>
          <table:table-cell office:value-type="float" office:value="0.174874" calcext:value-type="float">
            <text:p>0.174874</text:p>
          </table:table-cell>
          <table:table-cell table:formula="of:=[.I308]-[.I$1]" office:value-type="float" office:value="0.000307000000000002" calcext:value-type="float">
            <text:p>0.000307</text:p>
          </table:table-cell>
          <table:table-cell table:formula="of:=[.J308]*([.H$2]^(-[.G$1]))" office:value-type="float" office:value="1.64759856010234" calcext:value-type="float">
            <text:p>1.64759856010234</text:p>
          </table:table-cell>
          <table:table-cell table:formula="of:=[.M308]*([.H$2]^(-[.F$1]))" office:value-type="float" office:value="-0.00237514293752177" calcext:value-type="float">
            <text:p>-0.002375142937522</text:p>
          </table:table-cell>
          <table:table-cell office:value-type="float" office:value="-12.4466" calcext:value-type="float">
            <text:p>-12.4466</text:p>
          </table:table-cell>
          <table:table-cell table:number-columns-repeated="30"/>
        </table:table-row>
        <table:table-row table:style-name="ro1">
          <table:table-cell office:value-type="float" office:value="0.174875" calcext:value-type="float">
            <text:p>0.174875</text:p>
          </table:table-cell>
          <table:table-cell table:formula="of:=[.A309]-[.A$1]" office:value-type="float" office:value="0.000308000000000003" calcext:value-type="float">
            <text:p>0.000308</text:p>
          </table:table-cell>
          <table:table-cell table:formula="of:=[.B309]*([.H$1]^(-[.G$1]))" office:value-type="float" office:value="1.25184545382887" calcext:value-type="float">
            <text:p>1.25184545382887</text:p>
          </table:table-cell>
          <table:table-cell table:formula="of:=[.E309]*([.H$1]^(-[.F$1]))" office:value-type="float" office:value="-0.00382077464868421" calcext:value-type="float">
            <text:p>-0.003820774648684</text:p>
          </table:table-cell>
          <table:table-cell office:value-type="float" office:value="-15.1752" calcext:value-type="float">
            <text:p>-15.1752</text:p>
          </table:table-cell>
          <table:table-cell table:number-columns-repeated="3"/>
          <table:table-cell office:value-type="float" office:value="0.174875" calcext:value-type="float">
            <text:p>0.174875</text:p>
          </table:table-cell>
          <table:table-cell table:formula="of:=[.I309]-[.I$1]" office:value-type="float" office:value="0.000308000000000003" calcext:value-type="float">
            <text:p>0.000308</text:p>
          </table:table-cell>
          <table:table-cell table:formula="of:=[.J309]*([.H$2]^(-[.G$1]))" office:value-type="float" office:value="1.65296533065642" calcext:value-type="float">
            <text:p>1.65296533065642</text:p>
          </table:table-cell>
          <table:table-cell table:formula="of:=[.M309]*([.H$2]^(-[.F$1]))" office:value-type="float" office:value="-0.002321062665922" calcext:value-type="float">
            <text:p>-0.002321062665922</text:p>
          </table:table-cell>
          <table:table-cell office:value-type="float" office:value="-12.1632" calcext:value-type="float">
            <text:p>-12.1632</text:p>
          </table:table-cell>
          <table:table-cell table:number-columns-repeated="30"/>
        </table:table-row>
        <table:table-row table:style-name="ro1">
          <table:table-cell office:value-type="float" office:value="0.174876" calcext:value-type="float">
            <text:p>0.174876</text:p>
          </table:table-cell>
          <table:table-cell table:formula="of:=[.A310]-[.A$1]" office:value-type="float" office:value="0.000309000000000004" calcext:value-type="float">
            <text:p>0.000309</text:p>
          </table:table-cell>
          <table:table-cell table:formula="of:=[.B310]*([.H$1]^(-[.G$1]))" office:value-type="float" office:value="1.25590988712052" calcext:value-type="float">
            <text:p>1.25590988712052</text:p>
          </table:table-cell>
          <table:table-cell table:formula="of:=[.E310]*([.H$1]^(-[.F$1]))" office:value-type="float" office:value="-0.00385108866548146" calcext:value-type="float">
            <text:p>-0.003851088665481</text:p>
          </table:table-cell>
          <table:table-cell office:value-type="float" office:value="-15.2956" calcext:value-type="float">
            <text:p>-15.2956</text:p>
          </table:table-cell>
          <table:table-cell table:number-columns-repeated="3"/>
          <table:table-cell office:value-type="float" office:value="0.174876" calcext:value-type="float">
            <text:p>0.174876</text:p>
          </table:table-cell>
          <table:table-cell table:formula="of:=[.I310]-[.I$1]" office:value-type="float" office:value="0.000309000000000004" calcext:value-type="float">
            <text:p>0.000309</text:p>
          </table:table-cell>
          <table:table-cell table:formula="of:=[.J310]*([.H$2]^(-[.G$1]))" office:value-type="float" office:value="1.65833210121051" calcext:value-type="float">
            <text:p>1.65833210121051</text:p>
          </table:table-cell>
          <table:table-cell table:formula="of:=[.M310]*([.H$2]^(-[.F$1]))" office:value-type="float" office:value="-0.00226686789833437" calcext:value-type="float">
            <text:p>-0.002266867898334</text:p>
          </table:table-cell>
          <table:table-cell office:value-type="float" office:value="-11.8792" calcext:value-type="float">
            <text:p>-11.8792</text:p>
          </table:table-cell>
          <table:table-cell table:number-columns-repeated="30"/>
        </table:table-row>
        <table:table-row table:style-name="ro1">
          <table:table-cell office:value-type="float" office:value="0.174877" calcext:value-type="float">
            <text:p>0.174877</text:p>
          </table:table-cell>
          <table:table-cell table:formula="of:=[.A311]-[.A$1]" office:value-type="float" office:value="0.000310000000000005" calcext:value-type="float">
            <text:p>0.00031</text:p>
          </table:table-cell>
          <table:table-cell table:formula="of:=[.B311]*([.H$1]^(-[.G$1]))" office:value-type="float" office:value="1.25997432041218" calcext:value-type="float">
            <text:p>1.25997432041218</text:p>
          </table:table-cell>
          <table:table-cell table:formula="of:=[.E311]*([.H$1]^(-[.F$1]))" office:value-type="float" office:value="-0.00388034521657648" calcext:value-type="float">
            <text:p>-0.003880345216576</text:p>
          </table:table-cell>
          <table:table-cell office:value-type="float" office:value="-15.4118" calcext:value-type="float">
            <text:p>-15.4118</text:p>
          </table:table-cell>
          <table:table-cell table:number-columns-repeated="3"/>
          <table:table-cell office:value-type="float" office:value="0.174877" calcext:value-type="float">
            <text:p>0.174877</text:p>
          </table:table-cell>
          <table:table-cell table:formula="of:=[.I311]-[.I$1]" office:value-type="float" office:value="0.000310000000000005" calcext:value-type="float">
            <text:p>0.00031</text:p>
          </table:table-cell>
          <table:table-cell table:formula="of:=[.J311]*([.H$2]^(-[.G$1]))" office:value-type="float" office:value="1.66369887176459" calcext:value-type="float">
            <text:p>1.66369887176459</text:p>
          </table:table-cell>
          <table:table-cell table:formula="of:=[.M311]*([.H$2]^(-[.F$1]))" office:value-type="float" office:value="-0.00221263496541746" calcext:value-type="float">
            <text:p>-0.002212634965417</text:p>
          </table:table-cell>
          <table:table-cell office:value-type="float" office:value="-11.595" calcext:value-type="float">
            <text:p>-11.595</text:p>
          </table:table-cell>
          <table:table-cell table:number-columns-repeated="30"/>
        </table:table-row>
        <table:table-row table:style-name="ro1">
          <table:table-cell office:value-type="float" office:value="0.174878" calcext:value-type="float">
            <text:p>0.174878</text:p>
          </table:table-cell>
          <table:table-cell table:formula="of:=[.A312]-[.A$1]" office:value-type="float" office:value="0.000311000000000006" calcext:value-type="float">
            <text:p>0.000311</text:p>
          </table:table-cell>
          <table:table-cell table:formula="of:=[.B312]*([.H$1]^(-[.G$1]))" office:value-type="float" office:value="1.26403875370384" calcext:value-type="float">
            <text:p>1.26403875370384</text:p>
          </table:table-cell>
          <table:table-cell table:formula="of:=[.E312]*([.H$1]^(-[.F$1]))" office:value-type="float" office:value="-0.00390851912421445" calcext:value-type="float">
            <text:p>-0.003908519124214</text:p>
          </table:table-cell>
          <table:table-cell office:value-type="float" office:value="-15.5237" calcext:value-type="float">
            <text:p>-15.5237</text:p>
          </table:table-cell>
          <table:table-cell table:number-columns-repeated="3"/>
          <table:table-cell office:value-type="float" office:value="0.174878" calcext:value-type="float">
            <text:p>0.174878</text:p>
          </table:table-cell>
          <table:table-cell table:formula="of:=[.I312]-[.I$1]" office:value-type="float" office:value="0.000311000000000006" calcext:value-type="float">
            <text:p>0.000311</text:p>
          </table:table-cell>
          <table:table-cell table:formula="of:=[.J312]*([.H$2]^(-[.G$1]))" office:value-type="float" office:value="1.66906564231868" calcext:value-type="float">
            <text:p>1.66906564231868</text:p>
          </table:table-cell>
          <table:table-cell table:formula="of:=[.M312]*([.H$2]^(-[.F$1]))" office:value-type="float" office:value="-0.00215834478450661" calcext:value-type="float">
            <text:p>-0.002158344784507</text:p>
          </table:table-cell>
          <table:table-cell office:value-type="float" office:value="-11.3105" calcext:value-type="float">
            <text:p>-11.3105</text:p>
          </table:table-cell>
          <table:table-cell table:number-columns-repeated="30"/>
        </table:table-row>
        <table:table-row table:style-name="ro1">
          <table:table-cell office:value-type="float" office:value="0.174879" calcext:value-type="float">
            <text:p>0.174879</text:p>
          </table:table-cell>
          <table:table-cell table:formula="of:=[.A313]-[.A$1]" office:value-type="float" office:value="0.000311999999999979" calcext:value-type="float">
            <text:p>0.000312</text:p>
          </table:table-cell>
          <table:table-cell table:formula="of:=[.B313]*([.H$1]^(-[.G$1]))" office:value-type="float" office:value="1.26810318699538" calcext:value-type="float">
            <text:p>1.26810318699538</text:p>
          </table:table-cell>
          <table:table-cell table:formula="of:=[.E313]*([.H$1]^(-[.F$1]))" office:value-type="float" office:value="-0.0039356355661502" calcext:value-type="float">
            <text:p>-0.00393563556615</text:p>
          </table:table-cell>
          <table:table-cell office:value-type="float" office:value="-15.6314" calcext:value-type="float">
            <text:p>-15.6314</text:p>
          </table:table-cell>
          <table:table-cell table:number-columns-repeated="3"/>
          <table:table-cell office:value-type="float" office:value="0.174879" calcext:value-type="float">
            <text:p>0.174879</text:p>
          </table:table-cell>
          <table:table-cell table:formula="of:=[.I313]-[.I$1]" office:value-type="float" office:value="0.000311999999999979" calcext:value-type="float">
            <text:p>0.000312</text:p>
          </table:table-cell>
          <table:table-cell table:formula="of:=[.J313]*([.H$2]^(-[.G$1]))" office:value-type="float" office:value="1.67443241287261" calcext:value-type="float">
            <text:p>1.67443241287261</text:p>
          </table:table-cell>
          <table:table-cell table:formula="of:=[.M313]*([.H$2]^(-[.F$1]))" office:value-type="float" office:value="-0.00210403552093112" calcext:value-type="float">
            <text:p>-0.002104035520931</text:p>
          </table:table-cell>
          <table:table-cell office:value-type="float" office:value="-11.0259" calcext:value-type="float">
            <text:p>-11.0259</text:p>
          </table:table-cell>
          <table:table-cell table:number-columns-repeated="30"/>
        </table:table-row>
        <table:table-row table:style-name="ro1">
          <table:table-cell office:value-type="float" office:value="0.17488" calcext:value-type="float">
            <text:p>0.17488</text:p>
          </table:table-cell>
          <table:table-cell table:formula="of:=[.A314]-[.A$1]" office:value-type="float" office:value="0.000313000000000008" calcext:value-type="float">
            <text:p>0.000313</text:p>
          </table:table-cell>
          <table:table-cell table:formula="of:=[.B314]*([.H$1]^(-[.G$1]))" office:value-type="float" office:value="1.27216762028715" calcext:value-type="float">
            <text:p>1.27216762028715</text:p>
          </table:table-cell>
          <table:table-cell table:formula="of:=[.E314]*([.H$1]^(-[.F$1]))" office:value-type="float" office:value="-0.00396169454238371" calcext:value-type="float">
            <text:p>-0.003961694542384</text:p>
          </table:table-cell>
          <table:table-cell office:value-type="float" office:value="-15.7349" calcext:value-type="float">
            <text:p>-15.7349</text:p>
          </table:table-cell>
          <table:table-cell table:number-columns-repeated="3"/>
          <table:table-cell office:value-type="float" office:value="0.17488" calcext:value-type="float">
            <text:p>0.17488</text:p>
          </table:table-cell>
          <table:table-cell table:formula="of:=[.I314]-[.I$1]" office:value-type="float" office:value="0.000313000000000008" calcext:value-type="float">
            <text:p>0.000313</text:p>
          </table:table-cell>
          <table:table-cell table:formula="of:=[.J314]*([.H$2]^(-[.G$1]))" office:value-type="float" office:value="1.67979918342685" calcext:value-type="float">
            <text:p>1.67979918342685</text:p>
          </table:table-cell>
          <table:table-cell table:formula="of:=[.M314]*([.H$2]^(-[.F$1]))" office:value-type="float" office:value="-0.00204974534002027" calcext:value-type="float">
            <text:p>-0.00204974534002</text:p>
          </table:table-cell>
          <table:table-cell office:value-type="float" office:value="-10.7414" calcext:value-type="float">
            <text:p>-10.7414</text:p>
          </table:table-cell>
          <table:table-cell table:number-columns-repeated="30"/>
        </table:table-row>
        <table:table-row table:style-name="ro1">
          <table:table-cell office:value-type="float" office:value="0.174881" calcext:value-type="float">
            <text:p>0.174881</text:p>
          </table:table-cell>
          <table:table-cell table:formula="of:=[.A315]-[.A$1]" office:value-type="float" office:value="0.000313999999999981" calcext:value-type="float">
            <text:p>0.000314</text:p>
          </table:table-cell>
          <table:table-cell table:formula="of:=[.B315]*([.H$1]^(-[.G$1]))" office:value-type="float" office:value="1.27623205357869" calcext:value-type="float">
            <text:p>1.27623205357869</text:p>
          </table:table-cell>
          <table:table-cell table:formula="of:=[.E315]*([.H$1]^(-[.F$1]))" office:value-type="float" office:value="-0.00398667087516018" calcext:value-type="float">
            <text:p>-0.00398667087516</text:p>
          </table:table-cell>
          <table:table-cell office:value-type="float" office:value="-15.8341" calcext:value-type="float">
            <text:p>-15.8341</text:p>
          </table:table-cell>
          <table:table-cell table:number-columns-repeated="3"/>
          <table:table-cell office:value-type="float" office:value="0.174881" calcext:value-type="float">
            <text:p>0.174881</text:p>
          </table:table-cell>
          <table:table-cell table:formula="of:=[.I315]-[.I$1]" office:value-type="float" office:value="0.000313999999999981" calcext:value-type="float">
            <text:p>0.000314</text:p>
          </table:table-cell>
          <table:table-cell table:formula="of:=[.J315]*([.H$2]^(-[.G$1]))" office:value-type="float" office:value="1.68516595398078" calcext:value-type="float">
            <text:p>1.68516595398078</text:p>
          </table:table-cell>
          <table:table-cell table:formula="of:=[.M315]*([.H$2]^(-[.F$1]))" office:value-type="float" office:value="-0.00199551240710336" calcext:value-type="float">
            <text:p>-0.001995512407103</text:p>
          </table:table-cell>
          <table:table-cell office:value-type="float" office:value="-10.4572" calcext:value-type="float">
            <text:p>-10.4572</text:p>
          </table:table-cell>
          <table:table-cell table:number-columns-repeated="30"/>
        </table:table-row>
        <table:table-row table:style-name="ro1">
          <table:table-cell office:value-type="float" office:value="0.174882" calcext:value-type="float">
            <text:p>0.174882</text:p>
          </table:table-cell>
          <table:table-cell table:formula="of:=[.A316]-[.A$1]" office:value-type="float" office:value="0.000314999999999982" calcext:value-type="float">
            <text:p>0.000315</text:p>
          </table:table-cell>
          <table:table-cell table:formula="of:=[.B316]*([.H$1]^(-[.G$1]))" office:value-type="float" office:value="1.28029648687035" calcext:value-type="float">
            <text:p>1.28029648687035</text:p>
          </table:table-cell>
          <table:table-cell table:formula="of:=[.E316]*([.H$1]^(-[.F$1]))" office:value-type="float" office:value="-0.0040105645644796" calcext:value-type="float">
            <text:p>-0.00401056456448</text:p>
          </table:table-cell>
          <table:table-cell office:value-type="float" office:value="-15.929" calcext:value-type="float">
            <text:p>-15.929</text:p>
          </table:table-cell>
          <table:table-cell table:number-columns-repeated="3"/>
          <table:table-cell office:value-type="float" office:value="0.174882" calcext:value-type="float">
            <text:p>0.174882</text:p>
          </table:table-cell>
          <table:table-cell table:formula="of:=[.I316]-[.I$1]" office:value-type="float" office:value="0.000314999999999982" calcext:value-type="float">
            <text:p>0.000315</text:p>
          </table:table-cell>
          <table:table-cell table:formula="of:=[.J316]*([.H$2]^(-[.G$1]))" office:value-type="float" office:value="1.69053272453487" calcext:value-type="float">
            <text:p>1.69053272453487</text:p>
          </table:table-cell>
          <table:table-cell table:formula="of:=[.M316]*([.H$2]^(-[.F$1]))" office:value-type="float" office:value="-0.00194133672218037" calcext:value-type="float">
            <text:p>-0.00194133672218</text:p>
          </table:table-cell>
          <table:table-cell office:value-type="float" office:value="-10.1733" calcext:value-type="float">
            <text:p>-10.1733</text:p>
          </table:table-cell>
          <table:table-cell table:number-columns-repeated="30"/>
        </table:table-row>
        <table:table-row table:style-name="ro1">
          <table:table-cell office:value-type="float" office:value="0.174883" calcext:value-type="float">
            <text:p>0.174883</text:p>
          </table:table-cell>
          <table:table-cell table:formula="of:=[.A317]-[.A$1]" office:value-type="float" office:value="0.000315999999999983" calcext:value-type="float">
            <text:p>0.000316</text:p>
          </table:table-cell>
          <table:table-cell table:formula="of:=[.B317]*([.H$1]^(-[.G$1]))" office:value-type="float" office:value="1.284360920162" calcext:value-type="float">
            <text:p>1.284360920162</text:p>
          </table:table-cell>
          <table:table-cell table:formula="of:=[.E317]*([.H$1]^(-[.F$1]))" office:value-type="float" office:value="-0.00403337561034198" calcext:value-type="float">
            <text:p>-0.004033375610342</text:p>
          </table:table-cell>
          <table:table-cell office:value-type="float" office:value="-16.0196" calcext:value-type="float">
            <text:p>-16.0196</text:p>
          </table:table-cell>
          <table:table-cell table:number-columns-repeated="3"/>
          <table:table-cell office:value-type="float" office:value="0.174883" calcext:value-type="float">
            <text:p>0.174883</text:p>
          </table:table-cell>
          <table:table-cell table:formula="of:=[.I317]-[.I$1]" office:value-type="float" office:value="0.000315999999999983" calcext:value-type="float">
            <text:p>0.000316</text:p>
          </table:table-cell>
          <table:table-cell table:formula="of:=[.J317]*([.H$2]^(-[.G$1]))" office:value-type="float" office:value="1.69589949508895" calcext:value-type="float">
            <text:p>1.69589949508895</text:p>
          </table:table-cell>
          <table:table-cell table:formula="of:=[.M317]*([.H$2]^(-[.F$1]))" office:value-type="float" office:value="-0.00188726026711353" calcext:value-type="float">
            <text:p>-0.001887260267114</text:p>
          </table:table-cell>
          <table:table-cell office:value-type="float" office:value="-9.88992" calcext:value-type="float">
            <text:p>-9.88992</text:p>
          </table:table-cell>
          <table:table-cell table:number-columns-repeated="30"/>
        </table:table-row>
        <table:table-row table:style-name="ro1">
          <table:table-cell office:value-type="float" office:value="0.174884" calcext:value-type="float">
            <text:p>0.174884</text:p>
          </table:table-cell>
          <table:table-cell table:formula="of:=[.A318]-[.A$1]" office:value-type="float" office:value="0.000316999999999984" calcext:value-type="float">
            <text:p>0.000317</text:p>
          </table:table-cell>
          <table:table-cell table:formula="of:=[.B318]*([.H$1]^(-[.G$1]))" office:value-type="float" office:value="1.28842535345366" calcext:value-type="float">
            <text:p>1.28842535345366</text:p>
          </table:table-cell>
          <table:table-cell table:formula="of:=[.E318]*([.H$1]^(-[.F$1]))" office:value-type="float" office:value="-0.00405510401274732" calcext:value-type="float">
            <text:p>-0.004055104012747</text:p>
          </table:table-cell>
          <table:table-cell office:value-type="float" office:value="-16.1059" calcext:value-type="float">
            <text:p>-16.1059</text:p>
          </table:table-cell>
          <table:table-cell table:number-columns-repeated="3"/>
          <table:table-cell office:value-type="float" office:value="0.174884" calcext:value-type="float">
            <text:p>0.174884</text:p>
          </table:table-cell>
          <table:table-cell table:formula="of:=[.I318]-[.I$1]" office:value-type="float" office:value="0.000316999999999984" calcext:value-type="float">
            <text:p>0.000317</text:p>
          </table:table-cell>
          <table:table-cell table:formula="of:=[.J318]*([.H$2]^(-[.G$1]))" office:value-type="float" office:value="1.70126626564304" calcext:value-type="float">
            <text:p>1.70126626564304</text:p>
          </table:table-cell>
          <table:table-cell table:formula="of:=[.M318]*([.H$2]^(-[.F$1]))" office:value-type="float" office:value="-0.00183330784936688" calcext:value-type="float">
            <text:p>-0.001833307849367</text:p>
          </table:table-cell>
          <table:table-cell office:value-type="float" office:value="-9.60719" calcext:value-type="float">
            <text:p>-9.60719</text:p>
          </table:table-cell>
          <table:table-cell table:number-columns-repeated="30"/>
        </table:table-row>
        <table:table-row table:style-name="ro1">
          <table:table-cell office:value-type="float" office:value="0.174885" calcext:value-type="float">
            <text:p>0.174885</text:p>
          </table:table-cell>
          <table:table-cell table:formula="of:=[.A319]-[.A$1]" office:value-type="float" office:value="0.000317999999999985" calcext:value-type="float">
            <text:p>0.000318</text:p>
          </table:table-cell>
          <table:table-cell table:formula="of:=[.B319]*([.H$1]^(-[.G$1]))" office:value-type="float" office:value="1.29248978674532" calcext:value-type="float">
            <text:p>1.29248978674532</text:p>
          </table:table-cell>
          <table:table-cell table:formula="of:=[.E319]*([.H$1]^(-[.F$1]))" office:value-type="float" office:value="-0.00407574977169561" calcext:value-type="float">
            <text:p>-0.004075749771696</text:p>
          </table:table-cell>
          <table:table-cell office:value-type="float" office:value="-16.1879" calcext:value-type="float">
            <text:p>-16.1879</text:p>
          </table:table-cell>
          <table:table-cell table:number-columns-repeated="3"/>
          <table:table-cell office:value-type="float" office:value="0.174885" calcext:value-type="float">
            <text:p>0.174885</text:p>
          </table:table-cell>
          <table:table-cell table:formula="of:=[.I319]-[.I$1]" office:value-type="float" office:value="0.000317999999999985" calcext:value-type="float">
            <text:p>0.000318</text:p>
          </table:table-cell>
          <table:table-cell table:formula="of:=[.J319]*([.H$2]^(-[.G$1]))" office:value-type="float" office:value="1.70663303619712" calcext:value-type="float">
            <text:p>1.70663303619712</text:p>
          </table:table-cell>
          <table:table-cell table:formula="of:=[.M319]*([.H$2]^(-[.F$1]))" office:value-type="float" office:value="-0.00177950618467091" calcext:value-type="float">
            <text:p>-0.001779506184671</text:p>
          </table:table-cell>
          <table:table-cell office:value-type="float" office:value="-9.32525" calcext:value-type="float">
            <text:p>-9.32525</text:p>
          </table:table-cell>
          <table:table-cell table:number-columns-repeated="30"/>
        </table:table-row>
        <table:table-row table:style-name="ro1">
          <table:table-cell office:value-type="float" office:value="0.174886" calcext:value-type="float">
            <text:p>0.174886</text:p>
          </table:table-cell>
          <table:table-cell table:formula="of:=[.A320]-[.A$1]" office:value-type="float" office:value="0.000318999999999986" calcext:value-type="float">
            <text:p>0.000319</text:p>
          </table:table-cell>
          <table:table-cell table:formula="of:=[.B320]*([.H$1]^(-[.G$1]))" office:value-type="float" office:value="1.29655422003697" calcext:value-type="float">
            <text:p>1.29655422003697</text:p>
          </table:table-cell>
          <table:table-cell table:formula="of:=[.E320]*([.H$1]^(-[.F$1]))" office:value-type="float" office:value="-0.00409531288718686" calcext:value-type="float">
            <text:p>-0.004095312887187</text:p>
          </table:table-cell>
          <table:table-cell office:value-type="float" office:value="-16.2656" calcext:value-type="float">
            <text:p>-16.2656</text:p>
          </table:table-cell>
          <table:table-cell table:number-columns-repeated="3"/>
          <table:table-cell office:value-type="float" office:value="0.174886" calcext:value-type="float">
            <text:p>0.174886</text:p>
          </table:table-cell>
          <table:table-cell table:formula="of:=[.I320]-[.I$1]" office:value-type="float" office:value="0.000318999999999986" calcext:value-type="float">
            <text:p>0.000319</text:p>
          </table:table-cell>
          <table:table-cell table:formula="of:=[.J320]*([.H$2]^(-[.G$1]))" office:value-type="float" office:value="1.71199980675121" calcext:value-type="float">
            <text:p>1.71199980675121</text:p>
          </table:table-cell>
          <table:table-cell table:formula="of:=[.M320]*([.H$2]^(-[.F$1]))" office:value-type="float" office:value="-0.00172588389702258" calcext:value-type="float">
            <text:p>-0.001725883897023</text:p>
          </table:table-cell>
          <table:table-cell office:value-type="float" office:value="-9.04425" calcext:value-type="float">
            <text:p>-9.04425</text:p>
          </table:table-cell>
          <table:table-cell table:number-columns-repeated="30"/>
        </table:table-row>
        <table:table-row table:style-name="ro1">
          <table:table-cell office:value-type="float" office:value="0.174887" calcext:value-type="float">
            <text:p>0.174887</text:p>
          </table:table-cell>
          <table:table-cell table:formula="of:=[.A321]-[.A$1]" office:value-type="float" office:value="0.000319999999999987" calcext:value-type="float">
            <text:p>0.00032</text:p>
          </table:table-cell>
          <table:table-cell table:formula="of:=[.B321]*([.H$1]^(-[.G$1]))" office:value-type="float" office:value="1.30061865332863" calcext:value-type="float">
            <text:p>1.30061865332863</text:p>
          </table:table-cell>
          <table:table-cell table:formula="of:=[.E321]*([.H$1]^(-[.F$1]))" office:value-type="float" office:value="-0.00411379335922106" calcext:value-type="float">
            <text:p>-0.004113793359221</text:p>
          </table:table-cell>
          <table:table-cell office:value-type="float" office:value="-16.339" calcext:value-type="float">
            <text:p>-16.339</text:p>
          </table:table-cell>
          <table:table-cell table:number-columns-repeated="3"/>
          <table:table-cell office:value-type="float" office:value="0.174887" calcext:value-type="float">
            <text:p>0.174887</text:p>
          </table:table-cell>
          <table:table-cell table:formula="of:=[.I321]-[.I$1]" office:value-type="float" office:value="0.000319999999999987" calcext:value-type="float">
            <text:p>0.00032</text:p>
          </table:table-cell>
          <table:table-cell table:formula="of:=[.J321]*([.H$2]^(-[.G$1]))" office:value-type="float" office:value="1.71736657730529" calcext:value-type="float">
            <text:p>1.71736657730529</text:p>
          </table:table-cell>
          <table:table-cell table:formula="of:=[.M321]*([.H$2]^(-[.F$1]))" office:value-type="float" office:value="-0.00167246770215241" calcext:value-type="float">
            <text:p>-0.001672467702152</text:p>
          </table:table-cell>
          <table:table-cell office:value-type="float" office:value="-8.76433" calcext:value-type="float">
            <text:p>-8.76433</text:p>
          </table:table-cell>
          <table:table-cell table:number-columns-repeated="30"/>
        </table:table-row>
        <table:table-row table:style-name="ro1">
          <table:table-cell office:value-type="float" office:value="0.174888" calcext:value-type="float">
            <text:p>0.174888</text:p>
          </table:table-cell>
          <table:table-cell table:formula="of:=[.A322]-[.A$1]" office:value-type="float" office:value="0.000320999999999988" calcext:value-type="float">
            <text:p>0.000321</text:p>
          </table:table-cell>
          <table:table-cell table:formula="of:=[.B322]*([.H$1]^(-[.G$1]))" office:value-type="float" office:value="1.30468308662028" calcext:value-type="float">
            <text:p>1.30468308662028</text:p>
          </table:table-cell>
          <table:table-cell table:formula="of:=[.E322]*([.H$1]^(-[.F$1]))" office:value-type="float" office:value="-0.0041311660100434" calcext:value-type="float">
            <text:p>-0.004131166010043</text:p>
          </table:table-cell>
          <table:table-cell office:value-type="float" office:value="-16.408" calcext:value-type="float">
            <text:p>-16.408</text:p>
          </table:table-cell>
          <table:table-cell table:number-columns-repeated="3"/>
          <table:table-cell office:value-type="float" office:value="0.174888" calcext:value-type="float">
            <text:p>0.174888</text:p>
          </table:table-cell>
          <table:table-cell table:formula="of:=[.I322]-[.I$1]" office:value-type="float" office:value="0.000320999999999988" calcext:value-type="float">
            <text:p>0.000321</text:p>
          </table:table-cell>
          <table:table-cell table:formula="of:=[.J322]*([.H$2]^(-[.G$1]))" office:value-type="float" office:value="1.72273334785938" calcext:value-type="float">
            <text:p>1.72273334785938</text:p>
          </table:table-cell>
          <table:table-cell table:formula="of:=[.M322]*([.H$2]^(-[.F$1]))" office:value-type="float" office:value="-0.00161928622405735" calcext:value-type="float">
            <text:p>-0.001619286224057</text:p>
          </table:table-cell>
          <table:table-cell office:value-type="float" office:value="-8.48564" calcext:value-type="float">
            <text:p>-8.48564</text:p>
          </table:table-cell>
          <table:table-cell table:number-columns-repeated="30"/>
        </table:table-row>
        <table:table-row table:style-name="ro1">
          <table:table-cell office:value-type="float" office:value="0.174889" calcext:value-type="float">
            <text:p>0.174889</text:p>
          </table:table-cell>
          <table:table-cell table:formula="of:=[.A323]-[.A$1]" office:value-type="float" office:value="0.000321999999999989" calcext:value-type="float">
            <text:p>0.000322</text:p>
          </table:table-cell>
          <table:table-cell table:formula="of:=[.B323]*([.H$1]^(-[.G$1]))" office:value-type="float" office:value="1.30874751991194" calcext:value-type="float">
            <text:p>1.30874751991194</text:p>
          </table:table-cell>
          <table:table-cell table:formula="of:=[.E323]*([.H$1]^(-[.F$1]))" office:value-type="float" office:value="-0.00414748119516351" calcext:value-type="float">
            <text:p>-0.004147481195164</text:p>
          </table:table-cell>
          <table:table-cell office:value-type="float" office:value="-16.4728" calcext:value-type="float">
            <text:p>-16.4728</text:p>
          </table:table-cell>
          <table:table-cell table:number-columns-repeated="3"/>
          <table:table-cell office:value-type="float" office:value="0.174889" calcext:value-type="float">
            <text:p>0.174889</text:p>
          </table:table-cell>
          <table:table-cell table:formula="of:=[.I323]-[.I$1]" office:value-type="float" office:value="0.000321999999999989" calcext:value-type="float">
            <text:p>0.000322</text:p>
          </table:table-cell>
          <table:table-cell table:formula="of:=[.J323]*([.H$2]^(-[.G$1]))" office:value-type="float" office:value="1.72810011841346" calcext:value-type="float">
            <text:p>1.72810011841346</text:p>
          </table:table-cell>
          <table:table-cell table:formula="of:=[.M323]*([.H$2]^(-[.F$1]))" office:value-type="float" office:value="-0.00156636427020145" calcext:value-type="float">
            <text:p>-0.001566364270201</text:p>
          </table:table-cell>
          <table:table-cell office:value-type="float" office:value="-8.20831" calcext:value-type="float">
            <text:p>-8.20831</text:p>
          </table:table-cell>
          <table:table-cell table:number-columns-repeated="30"/>
        </table:table-row>
        <table:table-row table:style-name="ro1">
          <table:table-cell office:value-type="float" office:value="0.17489" calcext:value-type="float">
            <text:p>0.17489</text:p>
          </table:table-cell>
          <table:table-cell table:formula="of:=[.A324]-[.A$1]" office:value-type="float" office:value="0.000323000000000018" calcext:value-type="float">
            <text:p>0.000323</text:p>
          </table:table-cell>
          <table:table-cell table:formula="of:=[.B324]*([.H$1]^(-[.G$1]))" office:value-type="float" office:value="1.31281195320371" calcext:value-type="float">
            <text:p>1.31281195320371</text:p>
          </table:table-cell>
          <table:table-cell table:formula="of:=[.E324]*([.H$1]^(-[.F$1]))" office:value-type="float" office:value="-0.00416268855907177" calcext:value-type="float">
            <text:p>-0.004162688559072</text:p>
          </table:table-cell>
          <table:table-cell office:value-type="float" office:value="-16.5332" calcext:value-type="float">
            <text:p>-16.5332</text:p>
          </table:table-cell>
          <table:table-cell table:number-columns-repeated="3"/>
          <table:table-cell office:value-type="float" office:value="0.17489" calcext:value-type="float">
            <text:p>0.17489</text:p>
          </table:table-cell>
          <table:table-cell table:formula="of:=[.I324]-[.I$1]" office:value-type="float" office:value="0.000323000000000018" calcext:value-type="float">
            <text:p>0.000323</text:p>
          </table:table-cell>
          <table:table-cell table:formula="of:=[.J324]*([.H$2]^(-[.G$1]))" office:value-type="float" office:value="1.73346688896769" calcext:value-type="float">
            <text:p>1.73346688896769</text:p>
          </table:table-cell>
          <table:table-cell table:formula="of:=[.M324]*([.H$2]^(-[.F$1]))" office:value-type="float" office:value="-0.00151372855631519" calcext:value-type="float">
            <text:p>-0.001513728556315</text:p>
          </table:table-cell>
          <table:table-cell office:value-type="float" office:value="-7.93248" calcext:value-type="float">
            <text:p>-7.93248</text:p>
          </table:table-cell>
          <table:table-cell table:number-columns-repeated="30"/>
        </table:table-row>
        <table:table-row table:style-name="ro1">
          <table:table-cell office:value-type="float" office:value="0.174891" calcext:value-type="float">
            <text:p>0.174891</text:p>
          </table:table-cell>
          <table:table-cell table:formula="of:=[.A325]-[.A$1]" office:value-type="float" office:value="0.000323999999999991" calcext:value-type="float">
            <text:p>0.000324</text:p>
          </table:table-cell>
          <table:table-cell table:formula="of:=[.B325]*([.H$1]^(-[.G$1]))" office:value-type="float" office:value="1.31687638649525" calcext:value-type="float">
            <text:p>1.31687638649525</text:p>
          </table:table-cell>
          <table:table-cell table:formula="of:=[.E325]*([.H$1]^(-[.F$1]))" office:value-type="float" office:value="-0.00417678810176816" calcext:value-type="float">
            <text:p>-0.004176788101768</text:p>
          </table:table-cell>
          <table:table-cell office:value-type="float" office:value="-16.5892" calcext:value-type="float">
            <text:p>-16.5892</text:p>
          </table:table-cell>
          <table:table-cell table:number-columns-repeated="3"/>
          <table:table-cell office:value-type="float" office:value="0.174891" calcext:value-type="float">
            <text:p>0.174891</text:p>
          </table:table-cell>
          <table:table-cell table:formula="of:=[.I325]-[.I$1]" office:value-type="float" office:value="0.000323999999999991" calcext:value-type="float">
            <text:p>0.000324</text:p>
          </table:table-cell>
          <table:table-cell table:formula="of:=[.J325]*([.H$2]^(-[.G$1]))" office:value-type="float" office:value="1.73883365952163" calcext:value-type="float">
            <text:p>1.73883365952163</text:p>
          </table:table-cell>
          <table:table-cell table:formula="of:=[.M325]*([.H$2]^(-[.F$1]))" office:value-type="float" office:value="-0.00146140961466202" calcext:value-type="float">
            <text:p>-0.001461409614662</text:p>
          </table:table-cell>
          <table:table-cell office:value-type="float" office:value="-7.65831" calcext:value-type="float">
            <text:p>-7.65831</text:p>
          </table:table-cell>
          <table:table-cell table:number-columns-repeated="30"/>
        </table:table-row>
        <table:table-row table:style-name="ro1">
          <table:table-cell office:value-type="float" office:value="0.174892" calcext:value-type="float">
            <text:p>0.174892</text:p>
          </table:table-cell>
          <table:table-cell table:formula="of:=[.A326]-[.A$1]" office:value-type="float" office:value="0.000324999999999992" calcext:value-type="float">
            <text:p>0.000325</text:p>
          </table:table-cell>
          <table:table-cell table:formula="of:=[.B326]*([.H$1]^(-[.G$1]))" office:value-type="float" office:value="1.32094081978691" calcext:value-type="float">
            <text:p>1.32094081978691</text:p>
          </table:table-cell>
          <table:table-cell table:formula="of:=[.E326]*([.H$1]^(-[.F$1]))" office:value-type="float" office:value="-0.00418983017876232" calcext:value-type="float">
            <text:p>-0.004189830178762</text:p>
          </table:table-cell>
          <table:table-cell office:value-type="float" office:value="-16.641" calcext:value-type="float">
            <text:p>-16.641</text:p>
          </table:table-cell>
          <table:table-cell table:number-columns-repeated="3"/>
          <table:table-cell office:value-type="float" office:value="0.174892" calcext:value-type="float">
            <text:p>0.174892</text:p>
          </table:table-cell>
          <table:table-cell table:formula="of:=[.I326]-[.I$1]" office:value-type="float" office:value="0.000324999999999992" calcext:value-type="float">
            <text:p>0.000325</text:p>
          </table:table-cell>
          <table:table-cell table:formula="of:=[.J326]*([.H$2]^(-[.G$1]))" office:value-type="float" office:value="1.74420043007571" calcext:value-type="float">
            <text:p>1.74420043007571</text:p>
          </table:table-cell>
          <table:table-cell table:formula="of:=[.M326]*([.H$2]^(-[.F$1]))" office:value-type="float" office:value="-0.00140943416097244" calcext:value-type="float">
            <text:p>-0.001409434160972</text:p>
          </table:table-cell>
          <table:table-cell office:value-type="float" office:value="-7.38594" calcext:value-type="float">
            <text:p>-7.38594</text:p>
          </table:table-cell>
          <table:table-cell table:number-columns-repeated="30"/>
        </table:table-row>
        <table:table-row table:style-name="ro1">
          <table:table-cell office:value-type="float" office:value="0.174893" calcext:value-type="float">
            <text:p>0.174893</text:p>
          </table:table-cell>
          <table:table-cell table:formula="of:=[.A327]-[.A$1]" office:value-type="float" office:value="0.000325999999999993" calcext:value-type="float">
            <text:p>0.000326</text:p>
          </table:table-cell>
          <table:table-cell table:formula="of:=[.B327]*([.H$1]^(-[.G$1]))" office:value-type="float" office:value="1.32500525307857" calcext:value-type="float">
            <text:p>1.32500525307857</text:p>
          </table:table-cell>
          <table:table-cell table:formula="of:=[.E327]*([.H$1]^(-[.F$1]))" office:value-type="float" office:value="-0.00420176443454463" calcext:value-type="float">
            <text:p>-0.004201764434545</text:p>
          </table:table-cell>
          <table:table-cell office:value-type="float" office:value="-16.6884" calcext:value-type="float">
            <text:p>-16.6884</text:p>
          </table:table-cell>
          <table:table-cell table:number-columns-repeated="3"/>
          <table:table-cell office:value-type="float" office:value="0.174893" calcext:value-type="float">
            <text:p>0.174893</text:p>
          </table:table-cell>
          <table:table-cell table:formula="of:=[.I327]-[.I$1]" office:value-type="float" office:value="0.000325999999999993" calcext:value-type="float">
            <text:p>0.000326</text:p>
          </table:table-cell>
          <table:table-cell table:formula="of:=[.J327]*([.H$2]^(-[.G$1]))" office:value-type="float" office:value="1.7495672006298" calcext:value-type="float">
            <text:p>1.7495672006298</text:p>
          </table:table-cell>
          <table:table-cell table:formula="of:=[.M327]*([.H$2]^(-[.F$1]))" office:value-type="float" office:value="-0.00135782700271047" calcext:value-type="float">
            <text:p>-0.00135782700271</text:p>
          </table:table-cell>
          <table:table-cell office:value-type="float" office:value="-7.1155" calcext:value-type="float">
            <text:p>-7.1155</text:p>
          </table:table-cell>
          <table:table-cell table:number-columns-repeated="30"/>
        </table:table-row>
        <table:table-row table:style-name="ro1">
          <table:table-cell office:value-type="float" office:value="0.174894" calcext:value-type="float">
            <text:p>0.174894</text:p>
          </table:table-cell>
          <table:table-cell table:formula="of:=[.A328]-[.A$1]" office:value-type="float" office:value="0.000326999999999994" calcext:value-type="float">
            <text:p>0.000327</text:p>
          </table:table-cell>
          <table:table-cell table:formula="of:=[.B328]*([.H$1]^(-[.G$1]))" office:value-type="float" office:value="1.32906968637022" calcext:value-type="float">
            <text:p>1.32906968637022</text:p>
          </table:table-cell>
          <table:table-cell table:formula="of:=[.E328]*([.H$1]^(-[.F$1]))" office:value-type="float" office:value="-0.00421261604686989" calcext:value-type="float">
            <text:p>-0.00421261604687</text:p>
          </table:table-cell>
          <table:table-cell office:value-type="float" office:value="-16.7315" calcext:value-type="float">
            <text:p>-16.7315</text:p>
          </table:table-cell>
          <table:table-cell table:number-columns-repeated="3"/>
          <table:table-cell office:value-type="float" office:value="0.174894" calcext:value-type="float">
            <text:p>0.174894</text:p>
          </table:table-cell>
          <table:table-cell table:formula="of:=[.I328]-[.I$1]" office:value-type="float" office:value="0.000326999999999994" calcext:value-type="float">
            <text:p>0.000327</text:p>
          </table:table-cell>
          <table:table-cell table:formula="of:=[.J328]*([.H$2]^(-[.G$1]))" office:value-type="float" office:value="1.75493397118388" calcext:value-type="float">
            <text:p>1.75493397118388</text:p>
          </table:table-cell>
          <table:table-cell table:formula="of:=[.M328]*([.H$2]^(-[.F$1]))" office:value-type="float" office:value="-0.00130661485560663" calcext:value-type="float">
            <text:p>-0.001306614855607</text:p>
          </table:table-cell>
          <table:table-cell office:value-type="float" office:value="-6.84713" calcext:value-type="float">
            <text:p>-6.84713</text:p>
          </table:table-cell>
          <table:table-cell table:number-columns-repeated="30"/>
        </table:table-row>
        <table:table-row table:style-name="ro1">
          <table:table-cell office:value-type="float" office:value="0.174895" calcext:value-type="float">
            <text:p>0.174895</text:p>
          </table:table-cell>
          <table:table-cell table:formula="of:=[.A329]-[.A$1]" office:value-type="float" office:value="0.000327999999999995" calcext:value-type="float">
            <text:p>0.000328</text:p>
          </table:table-cell>
          <table:table-cell table:formula="of:=[.B329]*([.H$1]^(-[.G$1]))" office:value-type="float" office:value="1.33313411966188" calcext:value-type="float">
            <text:p>1.33313411966188</text:p>
          </table:table-cell>
          <table:table-cell table:formula="of:=[.E329]*([.H$1]^(-[.F$1]))" office:value-type="float" office:value="-0.00422238501573811" calcext:value-type="float">
            <text:p>-0.004222385015738</text:p>
          </table:table-cell>
          <table:table-cell office:value-type="float" office:value="-16.7703" calcext:value-type="float">
            <text:p>-16.7703</text:p>
          </table:table-cell>
          <table:table-cell table:number-columns-repeated="3"/>
          <table:table-cell office:value-type="float" office:value="0.174895" calcext:value-type="float">
            <text:p>0.174895</text:p>
          </table:table-cell>
          <table:table-cell table:formula="of:=[.I329]-[.I$1]" office:value-type="float" office:value="0.000327999999999995" calcext:value-type="float">
            <text:p>0.000328</text:p>
          </table:table-cell>
          <table:table-cell table:formula="of:=[.J329]*([.H$2]^(-[.G$1]))" office:value-type="float" office:value="1.76030074173797" calcext:value-type="float">
            <text:p>1.76030074173797</text:p>
          </table:table-cell>
          <table:table-cell table:formula="of:=[.M329]*([.H$2]^(-[.F$1]))" office:value-type="float" office:value="-0.00125582825192433" calcext:value-type="float">
            <text:p>-0.001255828251924</text:p>
          </table:table-cell>
          <table:table-cell office:value-type="float" office:value="-6.58099" calcext:value-type="float">
            <text:p>-6.58099</text:p>
          </table:table-cell>
          <table:table-cell table:number-columns-repeated="30"/>
        </table:table-row>
        <table:table-row table:style-name="ro1">
          <table:table-cell office:value-type="float" office:value="0.174896" calcext:value-type="float">
            <text:p>0.174896</text:p>
          </table:table-cell>
          <table:table-cell table:formula="of:=[.A330]-[.A$1]" office:value-type="float" office:value="0.000328999999999996" calcext:value-type="float">
            <text:p>0.000329</text:p>
          </table:table-cell>
          <table:table-cell table:formula="of:=[.B330]*([.H$1]^(-[.G$1]))" office:value-type="float" office:value="1.33719855295353" calcext:value-type="float">
            <text:p>1.33719855295353</text:p>
          </table:table-cell>
          <table:table-cell table:formula="of:=[.E330]*([.H$1]^(-[.F$1]))" office:value-type="float" office:value="-0.00423107134114928" calcext:value-type="float">
            <text:p>-0.004231071341149</text:p>
          </table:table-cell>
          <table:table-cell office:value-type="float" office:value="-16.8048" calcext:value-type="float">
            <text:p>-16.8048</text:p>
          </table:table-cell>
          <table:table-cell table:number-columns-repeated="3"/>
          <table:table-cell office:value-type="float" office:value="0.174896" calcext:value-type="float">
            <text:p>0.174896</text:p>
          </table:table-cell>
          <table:table-cell table:formula="of:=[.I330]-[.I$1]" office:value-type="float" office:value="0.000328999999999996" calcext:value-type="float">
            <text:p>0.000329</text:p>
          </table:table-cell>
          <table:table-cell table:formula="of:=[.J330]*([.H$2]^(-[.G$1]))" office:value-type="float" office:value="1.76566751229205" calcext:value-type="float">
            <text:p>1.76566751229205</text:p>
          </table:table-cell>
          <table:table-cell table:formula="of:=[.M330]*([.H$2]^(-[.F$1]))" office:value-type="float" office:value="-0.00120549390739409" calcext:value-type="float">
            <text:p>-0.001205493907394</text:p>
          </table:table-cell>
          <table:table-cell office:value-type="float" office:value="-6.31722" calcext:value-type="float">
            <text:p>-6.31722</text:p>
          </table:table-cell>
          <table:table-cell table:number-columns-repeated="30"/>
        </table:table-row>
        <table:table-row table:style-name="ro1">
          <table:table-cell office:value-type="float" office:value="0.174897" calcext:value-type="float">
            <text:p>0.174897</text:p>
          </table:table-cell>
          <table:table-cell table:formula="of:=[.A331]-[.A$1]" office:value-type="float" office:value="0.000329999999999997" calcext:value-type="float">
            <text:p>0.00033</text:p>
          </table:table-cell>
          <table:table-cell table:formula="of:=[.B331]*([.H$1]^(-[.G$1]))" office:value-type="float" office:value="1.34126298624519" calcext:value-type="float">
            <text:p>1.34126298624519</text:p>
          </table:table-cell>
          <table:table-cell table:formula="of:=[.E331]*([.H$1]^(-[.F$1]))" office:value-type="float" office:value="-0.0042386750231034" calcext:value-type="float">
            <text:p>-0.004238675023103</text:p>
          </table:table-cell>
          <table:table-cell office:value-type="float" office:value="-16.835" calcext:value-type="float">
            <text:p>-16.835</text:p>
          </table:table-cell>
          <table:table-cell table:number-columns-repeated="3"/>
          <table:table-cell office:value-type="float" office:value="0.174897" calcext:value-type="float">
            <text:p>0.174897</text:p>
          </table:table-cell>
          <table:table-cell table:formula="of:=[.I331]-[.I$1]" office:value-type="float" office:value="0.000329999999999997" calcext:value-type="float">
            <text:p>0.00033</text:p>
          </table:table-cell>
          <table:table-cell table:formula="of:=[.J331]*([.H$2]^(-[.G$1]))" office:value-type="float" office:value="1.77103428284614" calcext:value-type="float">
            <text:p>1.77103428284614</text:p>
          </table:table-cell>
          <table:table-cell table:formula="of:=[.M331]*([.H$2]^(-[.F$1]))" office:value-type="float" office:value="-0.0011556385377464" calcext:value-type="float">
            <text:p>-0.001155638537746</text:p>
          </table:table-cell>
          <table:table-cell office:value-type="float" office:value="-6.05596" calcext:value-type="float">
            <text:p>-6.05596</text:p>
          </table:table-cell>
          <table:table-cell table:number-columns-repeated="30"/>
        </table:table-row>
        <table:table-row table:style-name="ro1">
          <table:table-cell office:value-type="float" office:value="0.174898" calcext:value-type="float">
            <text:p>0.174898</text:p>
          </table:table-cell>
          <table:table-cell table:formula="of:=[.A332]-[.A$1]" office:value-type="float" office:value="0.000330999999999998" calcext:value-type="float">
            <text:p>0.000331</text:p>
          </table:table-cell>
          <table:table-cell table:formula="of:=[.B332]*([.H$1]^(-[.G$1]))" office:value-type="float" office:value="1.34532741953685" calcext:value-type="float">
            <text:p>1.34532741953685</text:p>
          </table:table-cell>
          <table:table-cell table:formula="of:=[.E332]*([.H$1]^(-[.F$1]))" office:value-type="float" office:value="-0.00424519606160049" calcext:value-type="float">
            <text:p>-0.0042451960616</text:p>
          </table:table-cell>
          <table:table-cell office:value-type="float" office:value="-16.8609" calcext:value-type="float">
            <text:p>-16.8609</text:p>
          </table:table-cell>
          <table:table-cell table:number-columns-repeated="3"/>
          <table:table-cell office:value-type="float" office:value="0.174898" calcext:value-type="float">
            <text:p>0.174898</text:p>
          </table:table-cell>
          <table:table-cell table:formula="of:=[.I332]-[.I$1]" office:value-type="float" office:value="0.000330999999999998" calcext:value-type="float">
            <text:p>0.000331</text:p>
          </table:table-cell>
          <table:table-cell table:formula="of:=[.J332]*([.H$2]^(-[.G$1]))" office:value-type="float" office:value="1.77640105340022" calcext:value-type="float">
            <text:p>1.77640105340022</text:p>
          </table:table-cell>
          <table:table-cell table:formula="of:=[.M332]*([.H$2]^(-[.F$1]))" office:value-type="float" office:value="-0.00110628885871176" calcext:value-type="float">
            <text:p>-0.001106288858712</text:p>
          </table:table-cell>
          <table:table-cell office:value-type="float" office:value="-5.79735" calcext:value-type="float">
            <text:p>-5.79735</text:p>
          </table:table-cell>
          <table:table-cell table:number-columns-repeated="30"/>
        </table:table-row>
        <table:table-row table:style-name="ro1">
          <table:table-cell office:value-type="float" office:value="0.174899" calcext:value-type="float">
            <text:p>0.174899</text:p>
          </table:table-cell>
          <table:table-cell table:formula="of:=[.A333]-[.A$1]" office:value-type="float" office:value="0.000331999999999999" calcext:value-type="float">
            <text:p>0.000332</text:p>
          </table:table-cell>
          <table:table-cell table:formula="of:=[.B333]*([.H$1]^(-[.G$1]))" office:value-type="float" office:value="1.3493918528285" calcext:value-type="float">
            <text:p>1.3493918528285</text:p>
          </table:table-cell>
          <table:table-cell table:formula="of:=[.E333]*([.H$1]^(-[.F$1]))" office:value-type="float" office:value="-0.00425065963439534" calcext:value-type="float">
            <text:p>-0.004250659634395</text:p>
          </table:table-cell>
          <table:table-cell office:value-type="float" office:value="-16.8826" calcext:value-type="float">
            <text:p>-16.8826</text:p>
          </table:table-cell>
          <table:table-cell table:number-columns-repeated="3"/>
          <table:table-cell office:value-type="float" office:value="0.174899" calcext:value-type="float">
            <text:p>0.174899</text:p>
          </table:table-cell>
          <table:table-cell table:formula="of:=[.I333]-[.I$1]" office:value-type="float" office:value="0.000331999999999999" calcext:value-type="float">
            <text:p>0.000332</text:p>
          </table:table-cell>
          <table:table-cell table:formula="of:=[.J333]*([.H$2]^(-[.G$1]))" office:value-type="float" office:value="1.78176782395431" calcext:value-type="float">
            <text:p>1.78176782395431</text:p>
          </table:table-cell>
          <table:table-cell table:formula="of:=[.M333]*([.H$2]^(-[.F$1]))" office:value-type="float" office:value="-0.00105747349428715" calcext:value-type="float">
            <text:p>-0.001057473494287</text:p>
          </table:table-cell>
          <table:table-cell office:value-type="float" office:value="-5.54154" calcext:value-type="float">
            <text:p>-5.54154</text:p>
          </table:table-cell>
          <table:table-cell table:number-columns-repeated="30"/>
        </table:table-row>
        <table:table-row table:style-name="ro1">
          <table:table-cell office:value-type="float" office:value="0.1749" calcext:value-type="float">
            <text:p>0.1749</text:p>
          </table:table-cell>
          <table:table-cell table:formula="of:=[.A334]-[.A$1]" office:value-type="float" office:value="0.000333" calcext:value-type="float">
            <text:p>0.000333</text:p>
          </table:table-cell>
          <table:table-cell table:formula="of:=[.B334]*([.H$1]^(-[.G$1]))" office:value-type="float" office:value="1.35345628612016" calcext:value-type="float">
            <text:p>1.35345628612016</text:p>
          </table:table-cell>
          <table:table-cell table:formula="of:=[.E334]*([.H$1]^(-[.F$1]))" office:value-type="float" office:value="-0.00425501538597833" calcext:value-type="float">
            <text:p>-0.004255015385978</text:p>
          </table:table-cell>
          <table:table-cell office:value-type="float" office:value="-16.8999" calcext:value-type="float">
            <text:p>-16.8999</text:p>
          </table:table-cell>
          <table:table-cell table:number-columns-repeated="3"/>
          <table:table-cell office:value-type="float" office:value="0.1749" calcext:value-type="float">
            <text:p>0.1749</text:p>
          </table:table-cell>
          <table:table-cell table:formula="of:=[.I334]-[.I$1]" office:value-type="float" office:value="0.000333" calcext:value-type="float">
            <text:p>0.000333</text:p>
          </table:table-cell>
          <table:table-cell table:formula="of:=[.J334]*([.H$2]^(-[.G$1]))" office:value-type="float" office:value="1.78713459450839" calcext:value-type="float">
            <text:p>1.78713459450839</text:p>
          </table:table-cell>
          <table:table-cell table:formula="of:=[.M334]*([.H$2]^(-[.F$1]))" office:value-type="float" office:value="-0.00100921916020305" calcext:value-type="float">
            <text:p>-0.001009219160203</text:p>
          </table:table-cell>
          <table:table-cell office:value-type="float" office:value="-5.28867" calcext:value-type="float">
            <text:p>-5.28867</text:p>
          </table:table-cell>
          <table:table-cell table:number-columns-repeated="30"/>
        </table:table-row>
        <table:table-row table:style-name="ro1">
          <table:table-cell office:value-type="float" office:value="0.174901" calcext:value-type="float">
            <text:p>0.174901</text:p>
          </table:table-cell>
          <table:table-cell table:formula="of:=[.A335]-[.A$1]" office:value-type="float" office:value="0.000334000000000001" calcext:value-type="float">
            <text:p>0.000334</text:p>
          </table:table-cell>
          <table:table-cell table:formula="of:=[.B335]*([.H$1]^(-[.G$1]))" office:value-type="float" office:value="1.35752071941182" calcext:value-type="float">
            <text:p>1.35752071941182</text:p>
          </table:table-cell>
          <table:table-cell table:formula="of:=[.E335]*([.H$1]^(-[.F$1]))" office:value-type="float" office:value="-0.0042583136718591" calcext:value-type="float">
            <text:p>-0.004258313671859</text:p>
          </table:table-cell>
          <table:table-cell office:value-type="float" office:value="-16.913" calcext:value-type="float">
            <text:p>-16.913</text:p>
          </table:table-cell>
          <table:table-cell table:number-columns-repeated="3"/>
          <table:table-cell office:value-type="float" office:value="0.174901" calcext:value-type="float">
            <text:p>0.174901</text:p>
          </table:table-cell>
          <table:table-cell table:formula="of:=[.I335]-[.I$1]" office:value-type="float" office:value="0.000334000000000001" calcext:value-type="float">
            <text:p>0.000334</text:p>
          </table:table-cell>
          <table:table-cell table:formula="of:=[.J335]*([.H$2]^(-[.G$1]))" office:value-type="float" office:value="1.79250136506248" calcext:value-type="float">
            <text:p>1.79250136506248</text:p>
          </table:table-cell>
          <table:table-cell table:formula="of:=[.M335]*([.H$2]^(-[.F$1]))" office:value-type="float" office:value="-0.0009615563887229" calcext:value-type="float">
            <text:p>-0.000961556388723</text:p>
          </table:table-cell>
          <table:table-cell office:value-type="float" office:value="-5.0389" calcext:value-type="float">
            <text:p>-5.0389</text:p>
          </table:table-cell>
          <table:table-cell table:number-columns-repeated="30"/>
        </table:table-row>
        <table:table-row table:style-name="ro1">
          <table:table-cell office:value-type="float" office:value="0.174902" calcext:value-type="float">
            <text:p>0.174902</text:p>
          </table:table-cell>
          <table:table-cell table:formula="of:=[.A336]-[.A$1]" office:value-type="float" office:value="0.000335000000000002" calcext:value-type="float">
            <text:p>0.000335</text:p>
          </table:table-cell>
          <table:table-cell table:formula="of:=[.B336]*([.H$1]^(-[.G$1]))" office:value-type="float" office:value="1.36158515270347" calcext:value-type="float">
            <text:p>1.36158515270347</text:p>
          </table:table-cell>
          <table:table-cell table:formula="of:=[.E336]*([.H$1]^(-[.F$1]))" office:value-type="float" office:value="-0.00426055449203763" calcext:value-type="float">
            <text:p>-0.004260554492038</text:p>
          </table:table-cell>
          <table:table-cell office:value-type="float" office:value="-16.9219" calcext:value-type="float">
            <text:p>-16.9219</text:p>
          </table:table-cell>
          <table:table-cell table:number-columns-repeated="3"/>
          <table:table-cell office:value-type="float" office:value="0.174902" calcext:value-type="float">
            <text:p>0.174902</text:p>
          </table:table-cell>
          <table:table-cell table:formula="of:=[.I336]-[.I$1]" office:value-type="float" office:value="0.000335000000000002" calcext:value-type="float">
            <text:p>0.000335</text:p>
          </table:table-cell>
          <table:table-cell table:formula="of:=[.J336]*([.H$2]^(-[.G$1]))" office:value-type="float" office:value="1.79786813561656" calcext:value-type="float">
            <text:p>1.79786813561656</text:p>
          </table:table-cell>
          <table:table-cell table:formula="of:=[.M336]*([.H$2]^(-[.F$1]))" office:value-type="float" office:value="-0.000914511895577203" calcext:value-type="float">
            <text:p>-0.000914511895577</text:p>
          </table:table-cell>
          <table:table-cell office:value-type="float" office:value="-4.79237" calcext:value-type="float">
            <text:p>-4.79237</text:p>
          </table:table-cell>
          <table:table-cell table:number-columns-repeated="30"/>
        </table:table-row>
        <table:table-row table:style-name="ro1">
          <table:table-cell office:value-type="float" office:value="0.174903" calcext:value-type="float">
            <text:p>0.174903</text:p>
          </table:table-cell>
          <table:table-cell table:formula="of:=[.A337]-[.A$1]" office:value-type="float" office:value="0.000336000000000003" calcext:value-type="float">
            <text:p>0.000336</text:p>
          </table:table-cell>
          <table:table-cell table:formula="of:=[.B337]*([.H$1]^(-[.G$1]))" office:value-type="float" office:value="1.36564958599513" calcext:value-type="float">
            <text:p>1.36564958599513</text:p>
          </table:table-cell>
          <table:table-cell table:formula="of:=[.E337]*([.H$1]^(-[.F$1]))" office:value-type="float" office:value="-0.00426171266875912" calcext:value-type="float">
            <text:p>-0.004261712668759</text:p>
          </table:table-cell>
          <table:table-cell office:value-type="float" office:value="-16.9265" calcext:value-type="float">
            <text:p>-16.9265</text:p>
          </table:table-cell>
          <table:table-cell table:number-columns-repeated="3"/>
          <table:table-cell office:value-type="float" office:value="0.174903" calcext:value-type="float">
            <text:p>0.174903</text:p>
          </table:table-cell>
          <table:table-cell table:formula="of:=[.I337]-[.I$1]" office:value-type="float" office:value="0.000336000000000003" calcext:value-type="float">
            <text:p>0.000336</text:p>
          </table:table-cell>
          <table:table-cell table:formula="of:=[.J337]*([.H$2]^(-[.G$1]))" office:value-type="float" office:value="1.80323490617065" calcext:value-type="float">
            <text:p>1.80323490617065</text:p>
          </table:table-cell>
          <table:table-cell table:formula="of:=[.M337]*([.H$2]^(-[.F$1]))" office:value-type="float" office:value="-0.000868112396496456" calcext:value-type="float">
            <text:p>-0.000868112396496</text:p>
          </table:table-cell>
          <table:table-cell office:value-type="float" office:value="-4.54922" calcext:value-type="float">
            <text:p>-4.54922</text:p>
          </table:table-cell>
          <table:table-cell table:number-columns-repeated="30"/>
        </table:table-row>
        <table:table-row table:style-name="ro1">
          <table:table-cell office:value-type="float" office:value="0.174904" calcext:value-type="float">
            <text:p>0.174904</text:p>
          </table:table-cell>
          <table:table-cell table:formula="of:=[.A338]-[.A$1]" office:value-type="float" office:value="0.000337000000000004" calcext:value-type="float">
            <text:p>0.000337</text:p>
          </table:table-cell>
          <table:table-cell table:formula="of:=[.B338]*([.H$1]^(-[.G$1]))" office:value-type="float" office:value="1.36971401928678" calcext:value-type="float">
            <text:p>1.36971401928678</text:p>
          </table:table-cell>
          <table:table-cell table:formula="of:=[.E338]*([.H$1]^(-[.F$1]))" office:value-type="float" office:value="-0.00426181337977838" calcext:value-type="float">
            <text:p>-0.004261813379778</text:p>
          </table:table-cell>
          <table:table-cell office:value-type="float" office:value="-16.9269" calcext:value-type="float">
            <text:p>-16.9269</text:p>
          </table:table-cell>
          <table:table-cell table:number-columns-repeated="3"/>
          <table:table-cell office:value-type="float" office:value="0.174904" calcext:value-type="float">
            <text:p>0.174904</text:p>
          </table:table-cell>
          <table:table-cell table:formula="of:=[.I338]-[.I$1]" office:value-type="float" office:value="0.000337000000000004" calcext:value-type="float">
            <text:p>0.000337</text:p>
          </table:table-cell>
          <table:table-cell table:formula="of:=[.J338]*([.H$2]^(-[.G$1]))" office:value-type="float" office:value="1.80860167672473" calcext:value-type="float">
            <text:p>1.80860167672473</text:p>
          </table:table-cell>
          <table:table-cell table:formula="of:=[.M338]*([.H$2]^(-[.F$1]))" office:value-type="float" office:value="-0.000822390332010555" calcext:value-type="float">
            <text:p>-0.000822390332011</text:p>
          </table:table-cell>
          <table:table-cell office:value-type="float" office:value="-4.30962" calcext:value-type="float">
            <text:p>-4.30962</text:p>
          </table:table-cell>
          <table:table-cell table:number-columns-repeated="30"/>
        </table:table-row>
        <table:table-row table:style-name="ro1">
          <table:table-cell office:value-type="float" office:value="0.174905" calcext:value-type="float">
            <text:p>0.174905</text:p>
          </table:table-cell>
          <table:table-cell table:formula="of:=[.A339]-[.A$1]" office:value-type="float" office:value="0.000338000000000005" calcext:value-type="float">
            <text:p>0.000338</text:p>
          </table:table-cell>
          <table:table-cell table:formula="of:=[.B339]*([.H$1]^(-[.G$1]))" office:value-type="float" office:value="1.37377845257844" calcext:value-type="float">
            <text:p>1.37377845257844</text:p>
          </table:table-cell>
          <table:table-cell table:formula="of:=[.E339]*([.H$1]^(-[.F$1]))" office:value-type="float" office:value="-0.00426085662509541" calcext:value-type="float">
            <text:p>-0.004260856625095</text:p>
          </table:table-cell>
          <table:table-cell office:value-type="float" office:value="-16.9231" calcext:value-type="float">
            <text:p>-16.9231</text:p>
          </table:table-cell>
          <table:table-cell table:number-columns-repeated="3"/>
          <table:table-cell office:value-type="float" office:value="0.174905" calcext:value-type="float">
            <text:p>0.174905</text:p>
          </table:table-cell>
          <table:table-cell table:formula="of:=[.I339]-[.I$1]" office:value-type="float" office:value="0.000338000000000005" calcext:value-type="float">
            <text:p>0.000338</text:p>
          </table:table-cell>
          <table:table-cell table:formula="of:=[.J339]*([.H$2]^(-[.G$1]))" office:value-type="float" office:value="1.81396844727881" calcext:value-type="float">
            <text:p>1.81396844727881</text:p>
          </table:table-cell>
          <table:table-cell table:formula="of:=[.M339]*([.H$2]^(-[.F$1]))" office:value-type="float" office:value="-0.000777374326116465" calcext:value-type="float">
            <text:p>-0.000777374326116</text:p>
          </table:table-cell>
          <table:table-cell office:value-type="float" office:value="-4.07372" calcext:value-type="float">
            <text:p>-4.07372</text:p>
          </table:table-cell>
          <table:table-cell table:number-columns-repeated="30"/>
        </table:table-row>
        <table:table-row table:style-name="ro1">
          <table:table-cell office:value-type="float" office:value="0.174906" calcext:value-type="float">
            <text:p>0.174906</text:p>
          </table:table-cell>
          <table:table-cell table:formula="of:=[.A340]-[.A$1]" office:value-type="float" office:value="0.000339000000000006" calcext:value-type="float">
            <text:p>0.000339</text:p>
          </table:table-cell>
          <table:table-cell table:formula="of:=[.B340]*([.H$1]^(-[.G$1]))" office:value-type="float" office:value="1.3778428858701" calcext:value-type="float">
            <text:p>1.3778428858701</text:p>
          </table:table-cell>
          <table:table-cell table:formula="of:=[.E340]*([.H$1]^(-[.F$1]))" office:value-type="float" office:value="-0.00425884240471021" calcext:value-type="float">
            <text:p>-0.00425884240471</text:p>
          </table:table-cell>
          <table:table-cell office:value-type="float" office:value="-16.9151" calcext:value-type="float">
            <text:p>-16.9151</text:p>
          </table:table-cell>
          <table:table-cell table:number-columns-repeated="3"/>
          <table:table-cell office:value-type="float" office:value="0.174906" calcext:value-type="float">
            <text:p>0.174906</text:p>
          </table:table-cell>
          <table:table-cell table:formula="of:=[.I340]-[.I$1]" office:value-type="float" office:value="0.000339000000000006" calcext:value-type="float">
            <text:p>0.000339</text:p>
          </table:table-cell>
          <table:table-cell table:formula="of:=[.J340]*([.H$2]^(-[.G$1]))" office:value-type="float" office:value="1.8193352178329" calcext:value-type="float">
            <text:p>1.8193352178329</text:p>
          </table:table-cell>
          <table:table-cell table:formula="of:=[.M340]*([.H$2]^(-[.F$1]))" office:value-type="float" office:value="-0.00073309300281115" calcext:value-type="float">
            <text:p>-0.000733093002811</text:p>
          </table:table-cell>
          <table:table-cell office:value-type="float" office:value="-3.84167" calcext:value-type="float">
            <text:p>-3.84167</text:p>
          </table:table-cell>
          <table:table-cell table:number-columns-repeated="30"/>
        </table:table-row>
        <table:table-row table:style-name="ro1">
          <table:table-cell office:value-type="float" office:value="0.174907" calcext:value-type="float">
            <text:p>0.174907</text:p>
          </table:table-cell>
          <table:table-cell table:formula="of:=[.A341]-[.A$1]" office:value-type="float" office:value="0.000339999999999979" calcext:value-type="float">
            <text:p>0.00034</text:p>
          </table:table-cell>
          <table:table-cell table:formula="of:=[.B341]*([.H$1]^(-[.G$1]))" office:value-type="float" office:value="1.38190731916164" calcext:value-type="float">
            <text:p>1.38190731916164</text:p>
          </table:table-cell>
          <table:table-cell table:formula="of:=[.E341]*([.H$1]^(-[.F$1]))" office:value-type="float" office:value="-0.0042557958963776" calcext:value-type="float">
            <text:p>-0.004255795896378</text:p>
          </table:table-cell>
          <table:table-cell office:value-type="float" office:value="-16.903" calcext:value-type="float">
            <text:p>-16.903</text:p>
          </table:table-cell>
          <table:table-cell table:number-columns-repeated="3"/>
          <table:table-cell office:value-type="float" office:value="0.174907" calcext:value-type="float">
            <text:p>0.174907</text:p>
          </table:table-cell>
          <table:table-cell table:formula="of:=[.I341]-[.I$1]" office:value-type="float" office:value="0.000339999999999979" calcext:value-type="float">
            <text:p>0.00034</text:p>
          </table:table-cell>
          <table:table-cell table:formula="of:=[.J341]*([.H$2]^(-[.G$1]))" office:value-type="float" office:value="1.82470198838683" calcext:value-type="float">
            <text:p>1.82470198838683</text:p>
          </table:table-cell>
          <table:table-cell table:formula="of:=[.M341]*([.H$2]^(-[.F$1]))" office:value-type="float" office:value="-0.000689576894358041" calcext:value-type="float">
            <text:p>-0.000689576894358</text:p>
          </table:table-cell>
          <table:table-cell office:value-type="float" office:value="-3.61363" calcext:value-type="float">
            <text:p>-3.61363</text:p>
          </table:table-cell>
          <table:table-cell table:number-columns-repeated="30"/>
        </table:table-row>
        <table:table-row table:style-name="ro1">
          <table:table-cell office:value-type="float" office:value="0.174908" calcext:value-type="float">
            <text:p>0.174908</text:p>
          </table:table-cell>
          <table:table-cell table:formula="of:=[.A342]-[.A$1]" office:value-type="float" office:value="0.00034099999999998" calcext:value-type="float">
            <text:p>0.000341</text:p>
          </table:table-cell>
          <table:table-cell table:formula="of:=[.B342]*([.H$1]^(-[.G$1]))" office:value-type="float" office:value="1.3859717524533" calcext:value-type="float">
            <text:p>1.3859717524533</text:p>
          </table:table-cell>
          <table:table-cell table:formula="of:=[.E342]*([.H$1]^(-[.F$1]))" office:value-type="float" office:value="-0.00425166674458794" calcext:value-type="float">
            <text:p>-0.004251666744588</text:p>
          </table:table-cell>
          <table:table-cell office:value-type="float" office:value="-16.8866" calcext:value-type="float">
            <text:p>-16.8866</text:p>
          </table:table-cell>
          <table:table-cell table:number-columns-repeated="3"/>
          <table:table-cell office:value-type="float" office:value="0.174908" calcext:value-type="float">
            <text:p>0.174908</text:p>
          </table:table-cell>
          <table:table-cell table:formula="of:=[.I342]-[.I$1]" office:value-type="float" office:value="0.00034099999999998" calcext:value-type="float">
            <text:p>0.000341</text:p>
          </table:table-cell>
          <table:table-cell table:formula="of:=[.J342]*([.H$2]^(-[.G$1]))" office:value-type="float" office:value="1.83006875894092" calcext:value-type="float">
            <text:p>1.83006875894092</text:p>
          </table:table-cell>
          <table:table-cell table:formula="of:=[.M342]*([.H$2]^(-[.F$1]))" office:value-type="float" office:value="-0.000646858441287032" calcext:value-type="float">
            <text:p>-0.000646858441287</text:p>
          </table:table-cell>
          <table:table-cell office:value-type="float" office:value="-3.38977" calcext:value-type="float">
            <text:p>-3.38977</text:p>
          </table:table-cell>
          <table:table-cell table:number-columns-repeated="30"/>
        </table:table-row>
        <table:table-row table:style-name="ro1">
          <table:table-cell office:value-type="float" office:value="0.174909" calcext:value-type="float">
            <text:p>0.174909</text:p>
          </table:table-cell>
          <table:table-cell table:formula="of:=[.A343]-[.A$1]" office:value-type="float" office:value="0.000341999999999981" calcext:value-type="float">
            <text:p>0.000342</text:p>
          </table:table-cell>
          <table:table-cell table:formula="of:=[.B343]*([.H$1]^(-[.G$1]))" office:value-type="float" office:value="1.39003618574495" calcext:value-type="float">
            <text:p>1.39003618574495</text:p>
          </table:table-cell>
          <table:table-cell table:formula="of:=[.E343]*([.H$1]^(-[.F$1]))" office:value-type="float" office:value="-0.00424653048260568" calcext:value-type="float">
            <text:p>-0.004246530482606</text:p>
          </table:table-cell>
          <table:table-cell office:value-type="float" office:value="-16.8662" calcext:value-type="float">
            <text:p>-16.8662</text:p>
          </table:table-cell>
          <table:table-cell table:number-columns-repeated="3"/>
          <table:table-cell office:value-type="float" office:value="0.174909" calcext:value-type="float">
            <text:p>0.174909</text:p>
          </table:table-cell>
          <table:table-cell table:formula="of:=[.I343]-[.I$1]" office:value-type="float" office:value="0.000341999999999981" calcext:value-type="float">
            <text:p>0.000342</text:p>
          </table:table-cell>
          <table:table-cell table:formula="of:=[.J343]*([.H$2]^(-[.G$1]))" office:value-type="float" office:value="1.835435529495" calcext:value-type="float">
            <text:p>1.835435529495</text:p>
          </table:table-cell>
          <table:table-cell table:formula="of:=[.M343]*([.H$2]^(-[.F$1]))" office:value-type="float" office:value="-0.000604968175861552" calcext:value-type="float">
            <text:p>-0.000604968175862</text:p>
          </table:table-cell>
          <table:table-cell office:value-type="float" office:value="-3.17025" calcext:value-type="float">
            <text:p>-3.17025</text:p>
          </table:table-cell>
          <table:table-cell table:number-columns-repeated="30"/>
        </table:table-row>
        <table:table-row table:style-name="ro1">
          <table:table-cell office:value-type="float" office:value="0.17491" calcext:value-type="float">
            <text:p>0.17491</text:p>
          </table:table-cell>
          <table:table-cell table:formula="of:=[.A344]-[.A$1]" office:value-type="float" office:value="0.00034300000000001" calcext:value-type="float">
            <text:p>0.000343</text:p>
          </table:table-cell>
          <table:table-cell table:formula="of:=[.B344]*([.H$1]^(-[.G$1]))" office:value-type="float" office:value="1.39410061903672" calcext:value-type="float">
            <text:p>1.39410061903672</text:p>
          </table:table-cell>
          <table:table-cell table:formula="of:=[.E344]*([.H$1]^(-[.F$1]))" office:value-type="float" office:value="-0.00424033675492119" calcext:value-type="float">
            <text:p>-0.004240336754921</text:p>
          </table:table-cell>
          <table:table-cell office:value-type="float" office:value="-16.8416" calcext:value-type="float">
            <text:p>-16.8416</text:p>
          </table:table-cell>
          <table:table-cell table:number-columns-repeated="3"/>
          <table:table-cell office:value-type="float" office:value="0.17491" calcext:value-type="float">
            <text:p>0.17491</text:p>
          </table:table-cell>
          <table:table-cell table:formula="of:=[.I344]-[.I$1]" office:value-type="float" office:value="0.00034300000000001" calcext:value-type="float">
            <text:p>0.000343</text:p>
          </table:table-cell>
          <table:table-cell table:formula="of:=[.J344]*([.H$2]^(-[.G$1]))" office:value-type="float" office:value="1.84080230004924" calcext:value-type="float">
            <text:p>1.84080230004924</text:p>
          </table:table-cell>
          <table:table-cell table:formula="of:=[.M344]*([.H$2]^(-[.F$1]))" office:value-type="float" office:value="-0.000563938538611495" calcext:value-type="float">
            <text:p>-0.000563938538611</text:p>
          </table:table-cell>
          <table:table-cell office:value-type="float" office:value="-2.95524" calcext:value-type="float">
            <text:p>-2.95524</text:p>
          </table:table-cell>
          <table:table-cell table:number-columns-repeated="30"/>
        </table:table-row>
        <table:table-row table:style-name="ro1">
          <table:table-cell office:value-type="float" office:value="0.174911" calcext:value-type="float">
            <text:p>0.174911</text:p>
          </table:table-cell>
          <table:table-cell table:formula="of:=[.A345]-[.A$1]" office:value-type="float" office:value="0.000343999999999983" calcext:value-type="float">
            <text:p>0.000344</text:p>
          </table:table-cell>
          <table:table-cell table:formula="of:=[.B345]*([.H$1]^(-[.G$1]))" office:value-type="float" office:value="1.39816505232826" calcext:value-type="float">
            <text:p>1.39816505232826</text:p>
          </table:table-cell>
          <table:table-cell table:formula="of:=[.E345]*([.H$1]^(-[.F$1]))" office:value-type="float" office:value="-0.00423311073928929" calcext:value-type="float">
            <text:p>-0.004233110739289</text:p>
          </table:table-cell>
          <table:table-cell office:value-type="float" office:value="-16.8129" calcext:value-type="float">
            <text:p>-16.8129</text:p>
          </table:table-cell>
          <table:table-cell table:number-columns-repeated="3"/>
          <table:table-cell office:value-type="float" office:value="0.174911" calcext:value-type="float">
            <text:p>0.174911</text:p>
          </table:table-cell>
          <table:table-cell table:formula="of:=[.I345]-[.I$1]" office:value-type="float" office:value="0.000343999999999983" calcext:value-type="float">
            <text:p>0.000344</text:p>
          </table:table-cell>
          <table:table-cell table:formula="of:=[.J345]*([.H$2]^(-[.G$1]))" office:value-type="float" office:value="1.84616907060317" calcext:value-type="float">
            <text:p>1.84616907060317</text:p>
          </table:table-cell>
          <table:table-cell table:formula="of:=[.M345]*([.H$2]^(-[.F$1]))" office:value-type="float" office:value="-0.000523805786599685" calcext:value-type="float">
            <text:p>-0.0005238057866</text:p>
          </table:table-cell>
          <table:table-cell office:value-type="float" office:value="-2.74493" calcext:value-type="float">
            <text:p>-2.74493</text:p>
          </table:table-cell>
          <table:table-cell table:number-columns-repeated="30"/>
        </table:table-row>
        <table:table-row table:style-name="ro1">
          <table:table-cell office:value-type="float" office:value="0.174912" calcext:value-type="float">
            <text:p>0.174912</text:p>
          </table:table-cell>
          <table:table-cell table:formula="of:=[.A346]-[.A$1]" office:value-type="float" office:value="0.000344999999999984" calcext:value-type="float">
            <text:p>0.000345</text:p>
          </table:table-cell>
          <table:table-cell table:formula="of:=[.B346]*([.H$1]^(-[.G$1]))" office:value-type="float" office:value="1.40222948561992" calcext:value-type="float">
            <text:p>1.40222948561992</text:p>
          </table:table-cell>
          <table:table-cell table:formula="of:=[.E346]*([.H$1]^(-[.F$1]))" office:value-type="float" office:value="-0.00422485243570997" calcext:value-type="float">
            <text:p>-0.00422485243571</text:p>
          </table:table-cell>
          <table:table-cell office:value-type="float" office:value="-16.7801" calcext:value-type="float">
            <text:p>-16.7801</text:p>
          </table:table-cell>
          <table:table-cell table:number-columns-repeated="3"/>
          <table:table-cell office:value-type="float" office:value="0.174912" calcext:value-type="float">
            <text:p>0.174912</text:p>
          </table:table-cell>
          <table:table-cell table:formula="of:=[.I346]-[.I$1]" office:value-type="float" office:value="0.000344999999999984" calcext:value-type="float">
            <text:p>0.000345</text:p>
          </table:table-cell>
          <table:table-cell table:formula="of:=[.J346]*([.H$2]^(-[.G$1]))" office:value-type="float" office:value="1.85153584115726" calcext:value-type="float">
            <text:p>1.85153584115726</text:p>
          </table:table-cell>
          <table:table-cell table:formula="of:=[.M346]*([.H$2]^(-[.F$1]))" office:value-type="float" office:value="-0.000484604268622478" calcext:value-type="float">
            <text:p>-0.000484604268622</text:p>
          </table:table-cell>
          <table:table-cell office:value-type="float" office:value="-2.5395" calcext:value-type="float">
            <text:p>-2.5395</text:p>
          </table:table-cell>
          <table:table-cell table:number-columns-repeated="30"/>
        </table:table-row>
        <table:table-row table:style-name="ro1">
          <table:table-cell office:value-type="float" office:value="0.174913" calcext:value-type="float">
            <text:p>0.174913</text:p>
          </table:table-cell>
          <table:table-cell table:formula="of:=[.A347]-[.A$1]" office:value-type="float" office:value="0.000345999999999985" calcext:value-type="float">
            <text:p>0.000346</text:p>
          </table:table-cell>
          <table:table-cell table:formula="of:=[.B347]*([.H$1]^(-[.G$1]))" office:value-type="float" office:value="1.40629391891158" calcext:value-type="float">
            <text:p>1.40629391891158</text:p>
          </table:table-cell>
          <table:table-cell table:formula="of:=[.E347]*([.H$1]^(-[.F$1]))" office:value-type="float" office:value="-0.00421556184418324" calcext:value-type="float">
            <text:p>-0.004215561844183</text:p>
          </table:table-cell>
          <table:table-cell office:value-type="float" office:value="-16.7432" calcext:value-type="float">
            <text:p>-16.7432</text:p>
          </table:table-cell>
          <table:table-cell table:number-columns-repeated="3"/>
          <table:table-cell office:value-type="float" office:value="0.174913" calcext:value-type="float">
            <text:p>0.174913</text:p>
          </table:table-cell>
          <table:table-cell table:formula="of:=[.I347]-[.I$1]" office:value-type="float" office:value="0.000345999999999985" calcext:value-type="float">
            <text:p>0.000346</text:p>
          </table:table-cell>
          <table:table-cell table:formula="of:=[.J347]*([.H$2]^(-[.G$1]))" office:value-type="float" office:value="1.85690261171134" calcext:value-type="float">
            <text:p>1.85690261171134</text:p>
          </table:table-cell>
          <table:table-cell table:formula="of:=[.M347]*([.H$2]^(-[.F$1]))" office:value-type="float" office:value="-0.000446370241742699" calcext:value-type="float">
            <text:p>-0.000446370241743</text:p>
          </table:table-cell>
          <table:table-cell office:value-type="float" office:value="-2.33914" calcext:value-type="float">
            <text:p>-2.33914</text:p>
          </table:table-cell>
          <table:table-cell table:number-columns-repeated="30"/>
        </table:table-row>
        <table:table-row table:style-name="ro1">
          <table:table-cell office:value-type="float" office:value="0.174914" calcext:value-type="float">
            <text:p>0.174914</text:p>
          </table:table-cell>
          <table:table-cell table:formula="of:=[.A348]-[.A$1]" office:value-type="float" office:value="0.000346999999999986" calcext:value-type="float">
            <text:p>0.000347</text:p>
          </table:table-cell>
          <table:table-cell table:formula="of:=[.B348]*([.H$1]^(-[.G$1]))" office:value-type="float" office:value="1.41035835220323" calcext:value-type="float">
            <text:p>1.41035835220323</text:p>
          </table:table-cell>
          <table:table-cell table:formula="of:=[.E348]*([.H$1]^(-[.F$1]))" office:value-type="float" office:value="-0.00420526414246391" calcext:value-type="float">
            <text:p>-0.004205264142464</text:p>
          </table:table-cell>
          <table:table-cell office:value-type="float" office:value="-16.7023" calcext:value-type="float">
            <text:p>-16.7023</text:p>
          </table:table-cell>
          <table:table-cell table:number-columns-repeated="3"/>
          <table:table-cell office:value-type="float" office:value="0.174914" calcext:value-type="float">
            <text:p>0.174914</text:p>
          </table:table-cell>
          <table:table-cell table:formula="of:=[.I348]-[.I$1]" office:value-type="float" office:value="0.000346999999999986" calcext:value-type="float">
            <text:p>0.000347</text:p>
          </table:table-cell>
          <table:table-cell table:formula="of:=[.J348]*([.H$2]^(-[.G$1]))" office:value-type="float" office:value="1.86226938226543" calcext:value-type="float">
            <text:p>1.86226938226543</text:p>
          </table:table-cell>
          <table:table-cell table:formula="of:=[.M348]*([.H$2]^(-[.F$1]))" office:value-type="float" office:value="-0.000409141871289634" calcext:value-type="float">
            <text:p>-0.00040914187129</text:p>
          </table:table-cell>
          <table:table-cell office:value-type="float" office:value="-2.14405" calcext:value-type="float">
            <text:p>-2.14405</text:p>
          </table:table-cell>
          <table:table-cell table:number-columns-repeated="30"/>
        </table:table-row>
        <table:table-row table:style-name="ro1">
          <table:table-cell office:value-type="float" office:value="0.174915" calcext:value-type="float">
            <text:p>0.174915</text:p>
          </table:table-cell>
          <table:table-cell table:formula="of:=[.A349]-[.A$1]" office:value-type="float" office:value="0.000347999999999987" calcext:value-type="float">
            <text:p>0.000348</text:p>
          </table:table-cell>
          <table:table-cell table:formula="of:=[.B349]*([.H$1]^(-[.G$1]))" office:value-type="float" office:value="1.41442278549489" calcext:value-type="float">
            <text:p>1.41442278549489</text:p>
          </table:table-cell>
          <table:table-cell table:formula="of:=[.E349]*([.H$1]^(-[.F$1]))" office:value-type="float" office:value="-0.00419393415279717" calcext:value-type="float">
            <text:p>-0.004193934152797</text:p>
          </table:table-cell>
          <table:table-cell office:value-type="float" office:value="-16.6573" calcext:value-type="float">
            <text:p>-16.6573</text:p>
          </table:table-cell>
          <table:table-cell table:number-columns-repeated="3"/>
          <table:table-cell office:value-type="float" office:value="0.174915" calcext:value-type="float">
            <text:p>0.174915</text:p>
          </table:table-cell>
          <table:table-cell table:formula="of:=[.I349]-[.I$1]" office:value-type="float" office:value="0.000347999999999987" calcext:value-type="float">
            <text:p>0.000348</text:p>
          </table:table-cell>
          <table:table-cell table:formula="of:=[.J349]*([.H$2]^(-[.G$1]))" office:value-type="float" office:value="1.86763615281951" calcext:value-type="float">
            <text:p>1.86763615281951</text:p>
          </table:table-cell>
          <table:table-cell table:formula="of:=[.M349]*([.H$2]^(-[.F$1]))" office:value-type="float" office:value="-0.000372961139125498" calcext:value-type="float">
            <text:p>-0.000372961139125</text:p>
          </table:table-cell>
          <table:table-cell office:value-type="float" office:value="-1.95445" calcext:value-type="float">
            <text:p>-1.95445</text:p>
          </table:table-cell>
          <table:table-cell table:number-columns-repeated="30"/>
        </table:table-row>
        <table:table-row table:style-name="ro1">
          <table:table-cell office:value-type="float" office:value="0.174916" calcext:value-type="float">
            <text:p>0.174916</text:p>
          </table:table-cell>
          <table:table-cell table:formula="of:=[.A350]-[.A$1]" office:value-type="float" office:value="0.000348999999999988" calcext:value-type="float">
            <text:p>0.000349</text:p>
          </table:table-cell>
          <table:table-cell table:formula="of:=[.B350]*([.H$1]^(-[.G$1]))" office:value-type="float" office:value="1.41848721878655" calcext:value-type="float">
            <text:p>1.41848721878655</text:p>
          </table:table-cell>
          <table:table-cell table:formula="of:=[.E350]*([.H$1]^(-[.F$1]))" office:value-type="float" office:value="-0.00418157187518301" calcext:value-type="float">
            <text:p>-0.004181571875183</text:p>
          </table:table-cell>
          <table:table-cell office:value-type="float" office:value="-16.6082" calcext:value-type="float">
            <text:p>-16.6082</text:p>
          </table:table-cell>
          <table:table-cell table:number-columns-repeated="3"/>
          <table:table-cell office:value-type="float" office:value="0.174916" calcext:value-type="float">
            <text:p>0.174916</text:p>
          </table:table-cell>
          <table:table-cell table:formula="of:=[.I350]-[.I$1]" office:value-type="float" office:value="0.000348999999999988" calcext:value-type="float">
            <text:p>0.000349</text:p>
          </table:table-cell>
          <table:table-cell table:formula="of:=[.J350]*([.H$2]^(-[.G$1]))" office:value-type="float" office:value="1.8730029233736" calcext:value-type="float">
            <text:p>1.8730029233736</text:p>
          </table:table-cell>
          <table:table-cell table:formula="of:=[.M350]*([.H$2]^(-[.F$1]))" office:value-type="float" office:value="-0.000337871935378973" calcext:value-type="float">
            <text:p>-0.000337871935379</text:p>
          </table:table-cell>
          <table:table-cell office:value-type="float" office:value="-1.77057" calcext:value-type="float">
            <text:p>-1.77057</text:p>
          </table:table-cell>
          <table:table-cell table:number-columns-repeated="30"/>
        </table:table-row>
        <table:table-row table:style-name="ro1">
          <table:table-cell office:value-type="float" office:value="0.174917" calcext:value-type="float">
            <text:p>0.174917</text:p>
          </table:table-cell>
          <table:table-cell table:formula="of:=[.A351]-[.A$1]" office:value-type="float" office:value="0.000349999999999989" calcext:value-type="float">
            <text:p>0.00035</text:p>
          </table:table-cell>
          <table:table-cell table:formula="of:=[.B351]*([.H$1]^(-[.G$1]))" office:value-type="float" office:value="1.4225516520782" calcext:value-type="float">
            <text:p>1.4225516520782</text:p>
          </table:table-cell>
          <table:table-cell table:formula="of:=[.E351]*([.H$1]^(-[.F$1]))" office:value-type="float" office:value="-0.00416822766513106" calcext:value-type="float">
            <text:p>-0.004168227665131</text:p>
          </table:table-cell>
          <table:table-cell office:value-type="float" office:value="-16.5552" calcext:value-type="float">
            <text:p>-16.5552</text:p>
          </table:table-cell>
          <table:table-cell table:number-columns-repeated="3"/>
          <table:table-cell office:value-type="float" office:value="0.174917" calcext:value-type="float">
            <text:p>0.174917</text:p>
          </table:table-cell>
          <table:table-cell table:formula="of:=[.I351]-[.I$1]" office:value-type="float" office:value="0.000349999999999989" calcext:value-type="float">
            <text:p>0.00035</text:p>
          </table:table-cell>
          <table:table-cell table:formula="of:=[.J351]*([.H$2]^(-[.G$1]))" office:value-type="float" office:value="1.87836969392768" calcext:value-type="float">
            <text:p>1.87836969392768</text:p>
          </table:table-cell>
          <table:table-cell table:formula="of:=[.M351]*([.H$2]^(-[.F$1]))" office:value-type="float" office:value="-0.000303918150178737" calcext:value-type="float">
            <text:p>-0.000303918150179</text:p>
          </table:table-cell>
          <table:table-cell office:value-type="float" office:value="-1.59264" calcext:value-type="float">
            <text:p>-1.59264</text:p>
          </table:table-cell>
          <table:table-cell table:number-columns-repeated="30"/>
        </table:table-row>
        <table:table-row table:style-name="ro1">
          <table:table-cell office:value-type="float" office:value="0.174918" calcext:value-type="float">
            <text:p>0.174918</text:p>
          </table:table-cell>
          <table:table-cell table:formula="of:=[.A352]-[.A$1]" office:value-type="float" office:value="0.00035099999999999" calcext:value-type="float">
            <text:p>0.000351</text:p>
          </table:table-cell>
          <table:table-cell table:formula="of:=[.B352]*([.H$1]^(-[.G$1]))" office:value-type="float" office:value="1.42661608536986" calcext:value-type="float">
            <text:p>1.42661608536986</text:p>
          </table:table-cell>
          <table:table-cell table:formula="of:=[.E352]*([.H$1]^(-[.F$1]))" office:value-type="float" office:value="-0.00415382598937689" calcext:value-type="float">
            <text:p>-0.004153825989377</text:p>
          </table:table-cell>
          <table:table-cell office:value-type="float" office:value="-16.498" calcext:value-type="float">
            <text:p>-16.498</text:p>
          </table:table-cell>
          <table:table-cell table:number-columns-repeated="3"/>
          <table:table-cell office:value-type="float" office:value="0.174918" calcext:value-type="float">
            <text:p>0.174918</text:p>
          </table:table-cell>
          <table:table-cell table:formula="of:=[.I352]-[.I$1]" office:value-type="float" office:value="0.00035099999999999" calcext:value-type="float">
            <text:p>0.000351</text:p>
          </table:table-cell>
          <table:table-cell table:formula="of:=[.J352]*([.H$2]^(-[.G$1]))" office:value-type="float" office:value="1.88373646448177" calcext:value-type="float">
            <text:p>1.88373646448177</text:p>
          </table:table-cell>
          <table:table-cell table:formula="of:=[.M352]*([.H$2]^(-[.F$1]))" office:value-type="float" office:value="-0.000271153214985794" calcext:value-type="float">
            <text:p>-0.000271153214986</text:p>
          </table:table-cell>
          <table:table-cell office:value-type="float" office:value="-1.42094" calcext:value-type="float">
            <text:p>-1.42094</text:p>
          </table:table-cell>
          <table:table-cell table:number-columns-repeated="30"/>
        </table:table-row>
        <table:table-row table:style-name="ro1">
          <table:table-cell office:value-type="float" office:value="0.174919" calcext:value-type="float">
            <text:p>0.174919</text:p>
          </table:table-cell>
          <table:table-cell table:formula="of:=[.A353]-[.A$1]" office:value-type="float" office:value="0.000351999999999991" calcext:value-type="float">
            <text:p>0.000352</text:p>
          </table:table-cell>
          <table:table-cell table:formula="of:=[.B353]*([.H$1]^(-[.G$1]))" office:value-type="float" office:value="1.43068051866151" calcext:value-type="float">
            <text:p>1.43068051866151</text:p>
          </table:table-cell>
          <table:table-cell table:formula="of:=[.E353]*([.H$1]^(-[.F$1]))" office:value-type="float" office:value="-0.00413844238118493" calcext:value-type="float">
            <text:p>-0.004138442381185</text:p>
          </table:table-cell>
          <table:table-cell office:value-type="float" office:value="-16.4369" calcext:value-type="float">
            <text:p>-16.4369</text:p>
          </table:table-cell>
          <table:table-cell table:number-columns-repeated="3"/>
          <table:table-cell office:value-type="float" office:value="0.174919" calcext:value-type="float">
            <text:p>0.174919</text:p>
          </table:table-cell>
          <table:table-cell table:formula="of:=[.I353]-[.I$1]" office:value-type="float" office:value="0.000351999999999991" calcext:value-type="float">
            <text:p>0.000352</text:p>
          </table:table-cell>
          <table:table-cell table:formula="of:=[.J353]*([.H$2]^(-[.G$1]))" office:value-type="float" office:value="1.88910323503585" calcext:value-type="float">
            <text:p>1.88910323503585</text:p>
          </table:table-cell>
          <table:table-cell table:formula="of:=[.M353]*([.H$2]^(-[.F$1]))" office:value-type="float" office:value="-0.000239630561261145" calcext:value-type="float">
            <text:p>-0.000239630561261</text:p>
          </table:table-cell>
          <table:table-cell office:value-type="float" office:value="-1.25575" calcext:value-type="float">
            <text:p>-1.25575</text:p>
          </table:table-cell>
          <table:table-cell table:number-columns-repeated="30"/>
        </table:table-row>
        <table:table-row table:style-name="ro1">
          <table:table-cell office:value-type="float" office:value="0.17492" calcext:value-type="float">
            <text:p>0.17492</text:p>
          </table:table-cell>
          <table:table-cell table:formula="of:=[.A354]-[.A$1]" office:value-type="float" office:value="0.00035300000000002" calcext:value-type="float">
            <text:p>0.000353</text:p>
          </table:table-cell>
          <table:table-cell table:formula="of:=[.B354]*([.H$1]^(-[.G$1]))" office:value-type="float" office:value="1.43474495195328" calcext:value-type="float">
            <text:p>1.43474495195328</text:p>
          </table:table-cell>
          <table:table-cell table:formula="of:=[.E354]*([.H$1]^(-[.F$1]))" office:value-type="float" office:value="-0.00412202648504556" calcext:value-type="float">
            <text:p>-0.004122026485046</text:p>
          </table:table-cell>
          <table:table-cell office:value-type="float" office:value="-16.3717" calcext:value-type="float">
            <text:p>-16.3717</text:p>
          </table:table-cell>
          <table:table-cell table:number-columns-repeated="3"/>
          <table:table-cell office:value-type="float" office:value="0.17492" calcext:value-type="float">
            <text:p>0.17492</text:p>
          </table:table-cell>
          <table:table-cell table:formula="of:=[.I354]-[.I$1]" office:value-type="float" office:value="0.00035300000000002" calcext:value-type="float">
            <text:p>0.000353</text:p>
          </table:table-cell>
          <table:table-cell table:formula="of:=[.J354]*([.H$2]^(-[.G$1]))" office:value-type="float" office:value="1.89447000559008" calcext:value-type="float">
            <text:p>1.89447000559008</text:p>
          </table:table-cell>
          <table:table-cell table:formula="of:=[.M354]*([.H$2]^(-[.F$1]))" office:value-type="float" office:value="-0.000209409345265184" calcext:value-type="float">
            <text:p>-0.000209409345265</text:p>
          </table:table-cell>
          <table:table-cell office:value-type="float" office:value="-1.09738" calcext:value-type="float">
            <text:p>-1.09738</text:p>
          </table:table-cell>
          <table:table-cell table:number-columns-repeated="30"/>
        </table:table-row>
        <table:table-row table:style-name="ro1">
          <table:table-cell office:value-type="float" office:value="0.174921" calcext:value-type="float">
            <text:p>0.174921</text:p>
          </table:table-cell>
          <table:table-cell table:formula="of:=[.A355]-[.A$1]" office:value-type="float" office:value="0.000353999999999993" calcext:value-type="float">
            <text:p>0.000354</text:p>
          </table:table-cell>
          <table:table-cell table:formula="of:=[.B355]*([.H$1]^(-[.G$1]))" office:value-type="float" office:value="1.43880938524483" calcext:value-type="float">
            <text:p>1.43880938524483</text:p>
          </table:table-cell>
          <table:table-cell table:formula="of:=[.E355]*([.H$1]^(-[.F$1]))" office:value-type="float" office:value="-0.00410457830095877" calcext:value-type="float">
            <text:p>-0.004104578300959</text:p>
          </table:table-cell>
          <table:table-cell office:value-type="float" office:value="-16.3024" calcext:value-type="float">
            <text:p>-16.3024</text:p>
          </table:table-cell>
          <table:table-cell table:number-columns-repeated="3"/>
          <table:table-cell office:value-type="float" office:value="0.174921" calcext:value-type="float">
            <text:p>0.174921</text:p>
          </table:table-cell>
          <table:table-cell table:formula="of:=[.I355]-[.I$1]" office:value-type="float" office:value="0.000353999999999993" calcext:value-type="float">
            <text:p>0.000354</text:p>
          </table:table-cell>
          <table:table-cell table:formula="of:=[.J355]*([.H$2]^(-[.G$1]))" office:value-type="float" office:value="1.89983677614402" calcext:value-type="float">
            <text:p>1.89983677614402</text:p>
          </table:table-cell>
          <table:table-cell table:formula="of:=[.M355]*([.H$2]^(-[.F$1]))" office:value-type="float" office:value="-0.000180557882937336" calcext:value-type="float">
            <text:p>-0.000180557882937</text:p>
          </table:table-cell>
          <table:table-cell office:value-type="float" office:value="-0.946188" calcext:value-type="float">
            <text:p>-0.946188</text:p>
          </table:table-cell>
          <table:table-cell table:number-columns-repeated="30"/>
        </table:table-row>
        <table:table-row table:style-name="ro1">
          <table:table-cell office:value-type="float" office:value="0.174922" calcext:value-type="float">
            <text:p>0.174922</text:p>
          </table:table-cell>
          <table:table-cell table:formula="of:=[.A356]-[.A$1]" office:value-type="float" office:value="0.000354999999999994" calcext:value-type="float">
            <text:p>0.000355</text:p>
          </table:table-cell>
          <table:table-cell table:formula="of:=[.B356]*([.H$1]^(-[.G$1]))" office:value-type="float" office:value="1.44287381853648" calcext:value-type="float">
            <text:p>1.44287381853648</text:p>
          </table:table-cell>
          <table:table-cell table:formula="of:=[.E356]*([.H$1]^(-[.F$1]))" office:value-type="float" office:value="-0.00408612300667938" calcext:value-type="float">
            <text:p>-0.004086123006679</text:p>
          </table:table-cell>
          <table:table-cell office:value-type="float" office:value="-16.2291" calcext:value-type="float">
            <text:p>-16.2291</text:p>
          </table:table-cell>
          <table:table-cell table:number-columns-repeated="3"/>
          <table:table-cell office:value-type="float" office:value="0.174922" calcext:value-type="float">
            <text:p>0.174922</text:p>
          </table:table-cell>
          <table:table-cell table:formula="of:=[.I356]-[.I$1]" office:value-type="float" office:value="0.000354999999999994" calcext:value-type="float">
            <text:p>0.000355</text:p>
          </table:table-cell>
          <table:table-cell table:formula="of:=[.J356]*([.H$2]^(-[.G$1]))" office:value-type="float" office:value="1.9052035466981" calcext:value-type="float">
            <text:p>1.9052035466981</text:p>
          </table:table-cell>
          <table:table-cell table:formula="of:=[.M356]*([.H$2]^(-[.F$1]))" office:value-type="float" office:value="-0.000153152504936175" calcext:value-type="float">
            <text:p>-0.000153152504936</text:p>
          </table:table-cell>
          <table:table-cell office:value-type="float" office:value="-0.802574" calcext:value-type="float">
            <text:p>-0.802574</text:p>
          </table:table-cell>
          <table:table-cell table:number-columns-repeated="30"/>
        </table:table-row>
        <table:table-row table:style-name="ro1">
          <table:table-cell office:value-type="float" office:value="0.174923" calcext:value-type="float">
            <text:p>0.174923</text:p>
          </table:table-cell>
          <table:table-cell table:formula="of:=[.A357]-[.A$1]" office:value-type="float" office:value="0.000355999999999995" calcext:value-type="float">
            <text:p>0.000356</text:p>
          </table:table-cell>
          <table:table-cell table:formula="of:=[.B357]*([.H$1]^(-[.G$1]))" office:value-type="float" office:value="1.44693825182814" calcext:value-type="float">
            <text:p>1.44693825182814</text:p>
          </table:table-cell>
          <table:table-cell table:formula="of:=[.E357]*([.H$1]^(-[.F$1]))" office:value-type="float" office:value="-0.00406661024669777" calcext:value-type="float">
            <text:p>-0.004066610246698</text:p>
          </table:table-cell>
          <table:table-cell office:value-type="float" office:value="-16.1516" calcext:value-type="float">
            <text:p>-16.1516</text:p>
          </table:table-cell>
          <table:table-cell table:number-columns-repeated="3"/>
          <table:table-cell office:value-type="float" office:value="0.174923" calcext:value-type="float">
            <text:p>0.174923</text:p>
          </table:table-cell>
          <table:table-cell table:formula="of:=[.I357]-[.I$1]" office:value-type="float" office:value="0.000355999999999995" calcext:value-type="float">
            <text:p>0.000356</text:p>
          </table:table-cell>
          <table:table-cell table:formula="of:=[.J357]*([.H$2]^(-[.G$1]))" office:value-type="float" office:value="1.91057031725219" calcext:value-type="float">
            <text:p>1.91057031725219</text:p>
          </table:table-cell>
          <table:table-cell table:formula="of:=[.M357]*([.H$2]^(-[.F$1]))" office:value-type="float" office:value="-0.000127280991519061" calcext:value-type="float">
            <text:p>-0.000127280991519</text:p>
          </table:table-cell>
          <table:table-cell office:value-type="float" office:value="-0.666998" calcext:value-type="float">
            <text:p>-0.666998</text:p>
          </table:table-cell>
          <table:table-cell table:number-columns-repeated="30"/>
        </table:table-row>
        <table:table-row table:style-name="ro1">
          <table:table-cell office:value-type="float" office:value="0.174924" calcext:value-type="float">
            <text:p>0.174924</text:p>
          </table:table-cell>
          <table:table-cell table:formula="of:=[.A358]-[.A$1]" office:value-type="float" office:value="0.000356999999999996" calcext:value-type="float">
            <text:p>0.000357</text:p>
          </table:table-cell>
          <table:table-cell table:formula="of:=[.B358]*([.H$1]^(-[.G$1]))" office:value-type="float" office:value="1.4510026851198" calcext:value-type="float">
            <text:p>1.4510026851198</text:p>
          </table:table-cell>
          <table:table-cell table:formula="of:=[.E358]*([.H$1]^(-[.F$1]))" office:value-type="float" office:value="-0.00404601484325911" calcext:value-type="float">
            <text:p>-0.004046014843259</text:p>
          </table:table-cell>
          <table:table-cell office:value-type="float" office:value="-16.0698" calcext:value-type="float">
            <text:p>-16.0698</text:p>
          </table:table-cell>
          <table:table-cell table:number-columns-repeated="3"/>
          <table:table-cell office:value-type="float" office:value="0.174924" calcext:value-type="float">
            <text:p>0.174924</text:p>
          </table:table-cell>
          <table:table-cell table:formula="of:=[.I358]-[.I$1]" office:value-type="float" office:value="0.000356999999999996" calcext:value-type="float">
            <text:p>0.000357</text:p>
          </table:table-cell>
          <table:table-cell table:formula="of:=[.J358]*([.H$2]^(-[.G$1]))" office:value-type="float" office:value="1.91593708780627" calcext:value-type="float">
            <text:p>1.91593708780627</text:p>
          </table:table-cell>
          <table:table-cell table:formula="of:=[.M358]*([.H$2]^(-[.F$1]))" office:value-type="float" office:value="-0.000103046961555009" calcext:value-type="float">
            <text:p>-0.000103046961555</text:p>
          </table:table-cell>
          <table:table-cell office:value-type="float" office:value="-0.540003" calcext:value-type="float">
            <text:p>-0.540003</text:p>
          </table:table-cell>
          <table:table-cell table:number-columns-repeated="30"/>
        </table:table-row>
        <table:table-row table:style-name="ro1">
          <table:table-cell office:value-type="float" office:value="0.174925" calcext:value-type="float">
            <text:p>0.174925</text:p>
          </table:table-cell>
          <table:table-cell table:formula="of:=[.A359]-[.A$1]" office:value-type="float" office:value="0.000357999999999997" calcext:value-type="float">
            <text:p>0.000358</text:p>
          </table:table-cell>
          <table:table-cell table:formula="of:=[.B359]*([.H$1]^(-[.G$1]))" office:value-type="float" office:value="1.45506711841145" calcext:value-type="float">
            <text:p>1.45506711841145</text:p>
          </table:table-cell>
          <table:table-cell table:formula="of:=[.E359]*([.H$1]^(-[.F$1]))" office:value-type="float" office:value="-0.0040243367963634" calcext:value-type="float">
            <text:p>-0.004024336796363</text:p>
          </table:table-cell>
          <table:table-cell office:value-type="float" office:value="-15.9837" calcext:value-type="float">
            <text:p>-15.9837</text:p>
          </table:table-cell>
          <table:table-cell table:number-columns-repeated="3"/>
          <table:table-cell office:value-type="float" office:value="0.174925" calcext:value-type="float">
            <text:p>0.174925</text:p>
          </table:table-cell>
          <table:table-cell table:formula="of:=[.I359]-[.I$1]" office:value-type="float" office:value="0.000357999999999997" calcext:value-type="float">
            <text:p>0.000358</text:p>
          </table:table-cell>
          <table:table-cell table:formula="of:=[.J359]*([.H$2]^(-[.G$1]))" office:value-type="float" office:value="1.92130385836036" calcext:value-type="float">
            <text:p>1.92130385836036</text:p>
          </table:table-cell>
          <table:table-cell table:formula="of:=[.M359]*([.H$2]^(-[.F$1]))" office:value-type="float" office:value="-0.0000805748340174931" calcext:value-type="float">
            <text:p>-8.05748340174931E-05</text:p>
          </table:table-cell>
          <table:table-cell office:value-type="float" office:value="-0.422241" calcext:value-type="float">
            <text:p>-0.422241</text:p>
          </table:table-cell>
          <table:table-cell table:number-columns-repeated="30"/>
        </table:table-row>
        <table:table-row table:style-name="ro1">
          <table:table-cell office:value-type="float" office:value="0.174926" calcext:value-type="float">
            <text:p>0.174926</text:p>
          </table:table-cell>
          <table:table-cell table:formula="of:=[.A360]-[.A$1]" office:value-type="float" office:value="0.000358999999999998" calcext:value-type="float">
            <text:p>0.000359</text:p>
          </table:table-cell>
          <table:table-cell table:formula="of:=[.B360]*([.H$1]^(-[.G$1]))" office:value-type="float" office:value="1.45913155170311" calcext:value-type="float">
            <text:p>1.45913155170311</text:p>
          </table:table-cell>
          <table:table-cell table:formula="of:=[.E360]*([.H$1]^(-[.F$1]))" office:value-type="float" office:value="-0.00400150057274621" calcext:value-type="float">
            <text:p>-0.004001500572746</text:p>
          </table:table-cell>
          <table:table-cell office:value-type="float" office:value="-15.893" calcext:value-type="float">
            <text:p>-15.893</text:p>
          </table:table-cell>
          <table:table-cell table:number-columns-repeated="3"/>
          <table:table-cell office:value-type="float" office:value="0.174926" calcext:value-type="float">
            <text:p>0.174926</text:p>
          </table:table-cell>
          <table:table-cell table:formula="of:=[.I360]-[.I$1]" office:value-type="float" office:value="0.000358999999999998" calcext:value-type="float">
            <text:p>0.000359</text:p>
          </table:table-cell>
          <table:table-cell table:formula="of:=[.J360]*([.H$2]^(-[.G$1]))" office:value-type="float" office:value="1.92667062891444" calcext:value-type="float">
            <text:p>1.92667062891444</text:p>
          </table:table-cell>
          <table:table-cell table:formula="of:=[.M360]*([.H$2]^(-[.F$1]))" office:value-type="float" office:value="-0.0000600207051032991" calcext:value-type="float">
            <text:p>-6.00207051032991E-05</text:p>
          </table:table-cell>
          <table:table-cell office:value-type="float" office:value="-0.31453" calcext:value-type="float">
            <text:p>-0.31453</text:p>
          </table:table-cell>
          <table:table-cell table:number-columns-repeated="30"/>
        </table:table-row>
        <table:table-row table:style-name="ro1">
          <table:table-cell office:value-type="float" office:value="0.174927" calcext:value-type="float">
            <text:p>0.174927</text:p>
          </table:table-cell>
          <table:table-cell table:formula="of:=[.A361]-[.A$1]" office:value-type="float" office:value="0.000359999999999999" calcext:value-type="float">
            <text:p>0.00036</text:p>
          </table:table-cell>
          <table:table-cell table:formula="of:=[.B361]*([.H$1]^(-[.G$1]))" office:value-type="float" office:value="1.46319598499476" calcext:value-type="float">
            <text:p>1.46319598499476</text:p>
          </table:table-cell>
          <table:table-cell table:formula="of:=[.E361]*([.H$1]^(-[.F$1]))" office:value-type="float" office:value="-0.00397738028363345" calcext:value-type="float">
            <text:p>-0.003977380283633</text:p>
          </table:table-cell>
          <table:table-cell office:value-type="float" office:value="-15.7972" calcext:value-type="float">
            <text:p>-15.7972</text:p>
          </table:table-cell>
          <table:table-cell table:number-columns-repeated="3"/>
          <table:table-cell office:value-type="float" office:value="0.174927" calcext:value-type="float">
            <text:p>0.174927</text:p>
          </table:table-cell>
          <table:table-cell table:formula="of:=[.I361]-[.I$1]" office:value-type="float" office:value="0.000359999999999999" calcext:value-type="float">
            <text:p>0.00036</text:p>
          </table:table-cell>
          <table:table-cell table:formula="of:=[.J361]*([.H$2]^(-[.G$1]))" office:value-type="float" office:value="1.93203739946853" calcext:value-type="float">
            <text:p>1.93203739946853</text:p>
          </table:table-cell>
          <table:table-cell table:formula="of:=[.M361]*([.H$2]^(-[.F$1]))" office:value-type="float" office:value="-0.0000415881868441729" calcext:value-type="float">
            <text:p>-4.15881868441729E-05</text:p>
          </table:table-cell>
          <table:table-cell office:value-type="float" office:value="-0.217937" calcext:value-type="float">
            <text:p>-0.217937</text:p>
          </table:table-cell>
          <table:table-cell table:number-columns-repeated="30"/>
        </table:table-row>
        <table:table-row table:style-name="ro1">
          <table:table-cell office:value-type="float" office:value="0.174928" calcext:value-type="float">
            <text:p>0.174928</text:p>
          </table:table-cell>
          <table:table-cell table:formula="of:=[.A362]-[.A$1]" office:value-type="float" office:value="0.000361" calcext:value-type="float">
            <text:p>0.000361</text:p>
          </table:table-cell>
          <table:table-cell table:formula="of:=[.B362]*([.H$1]^(-[.G$1]))" office:value-type="float" office:value="1.46726041828642" calcext:value-type="float">
            <text:p>1.46726041828642</text:p>
          </table:table-cell>
          <table:table-cell table:formula="of:=[.E362]*([.H$1]^(-[.F$1]))" office:value-type="float" office:value="-0.00395144719617401" calcext:value-type="float">
            <text:p>-0.003951447196174</text:p>
          </table:table-cell>
          <table:table-cell office:value-type="float" office:value="-15.6942" calcext:value-type="float">
            <text:p>-15.6942</text:p>
          </table:table-cell>
          <table:table-cell table:number-columns-repeated="3"/>
          <table:table-cell office:value-type="float" office:value="0.174928" calcext:value-type="float">
            <text:p>0.174928</text:p>
          </table:table-cell>
          <table:table-cell table:formula="of:=[.I362]-[.I$1]" office:value-type="float" office:value="0.000361" calcext:value-type="float">
            <text:p>0.000361</text:p>
          </table:table-cell>
          <table:table-cell table:formula="of:=[.J362]*([.H$2]^(-[.G$1]))" office:value-type="float" office:value="1.93740417002261" calcext:value-type="float">
            <text:p>1.93740417002261</text:p>
          </table:table-cell>
          <table:table-cell table:formula="of:=[.M362]*([.H$2]^(-[.F$1]))" office:value-type="float" office:value="-0.000025560275156778" calcext:value-type="float">
            <text:p>-2.5560275156778E-05</text:p>
          </table:table-cell>
          <table:table-cell office:value-type="float" office:value="-0.133945" calcext:value-type="float">
            <text:p>-0.133945</text:p>
          </table:table-cell>
          <table:table-cell table:number-columns-repeated="30"/>
        </table:table-row>
        <table:table-row table:style-name="ro1">
          <table:table-cell office:value-type="float" office:value="0.174929" calcext:value-type="float">
            <text:p>0.174929</text:p>
          </table:table-cell>
          <table:table-cell table:formula="of:=[.A363]-[.A$1]" office:value-type="float" office:value="0.000362000000000001" calcext:value-type="float">
            <text:p>0.000362</text:p>
          </table:table-cell>
          <table:table-cell table:formula="of:=[.B363]*([.H$1]^(-[.G$1]))" office:value-type="float" office:value="1.47132485157808" calcext:value-type="float">
            <text:p>1.47132485157808</text:p>
          </table:table-cell>
          <table:table-cell table:formula="of:=[.E363]*([.H$1]^(-[.F$1]))" office:value-type="float" office:value="-0.00392430557648345" calcext:value-type="float">
            <text:p>-0.003924305576483</text:p>
          </table:table-cell>
          <table:table-cell office:value-type="float" office:value="-15.5864" calcext:value-type="float">
            <text:p>-15.5864</text:p>
          </table:table-cell>
          <table:table-cell table:number-columns-repeated="3"/>
          <table:table-cell office:value-type="float" office:value="0.174929" calcext:value-type="float">
            <text:p>0.174929</text:p>
          </table:table-cell>
          <table:table-cell table:formula="of:=[.I363]-[.I$1]" office:value-type="float" office:value="0.000362000000000001" calcext:value-type="float">
            <text:p>0.000362</text:p>
          </table:table-cell>
          <table:table-cell table:formula="of:=[.J363]*([.H$2]^(-[.G$1]))" office:value-type="float" office:value="1.9427709405767" calcext:value-type="float">
            <text:p>1.9427709405767</text:p>
          </table:table-cell>
          <table:table-cell table:formula="of:=[.M363]*([.H$2]^(-[.F$1]))" office:value-type="float" office:value="-0.0000123765773865076" calcext:value-type="float">
            <text:p>-1.23765773865076E-05</text:p>
          </table:table-cell>
          <table:table-cell office:value-type="float" office:value="-0.0648577" calcext:value-type="float">
            <text:p>-0.0648577</text:p>
          </table:table-cell>
          <table:table-cell table:number-columns-repeated="30"/>
        </table:table-row>
        <table:table-row table:style-name="ro1">
          <table:table-cell office:value-type="float" office:value="0.17493" calcext:value-type="float">
            <text:p>0.17493</text:p>
          </table:table-cell>
          <table:table-cell table:formula="of:=[.A364]-[.A$1]" office:value-type="float" office:value="0.000363000000000002" calcext:value-type="float">
            <text:p>0.000363</text:p>
          </table:table-cell>
          <table:table-cell table:formula="of:=[.B364]*([.H$1]^(-[.G$1]))" office:value-type="float" office:value="1.47538928486973" calcext:value-type="float">
            <text:p>1.47538928486973</text:p>
          </table:table-cell>
          <table:table-cell table:formula="of:=[.E364]*([.H$1]^(-[.F$1]))" office:value-type="float" office:value="-0.00389663522394178" calcext:value-type="float">
            <text:p>-0.003896635223942</text:p>
          </table:table-cell>
          <table:table-cell office:value-type="float" office:value="-15.4765" calcext:value-type="float">
            <text:p>-15.4765</text:p>
          </table:table-cell>
          <table:table-cell table:number-columns-repeated="3"/>
          <table:table-cell office:value-type="float" office:value="0.17493" calcext:value-type="float">
            <text:p>0.17493</text:p>
          </table:table-cell>
          <table:table-cell table:formula="of:=[.I364]-[.I$1]" office:value-type="float" office:value="0.000363000000000002" calcext:value-type="float">
            <text:p>0.000363</text:p>
          </table:table-cell>
          <table:table-cell table:formula="of:=[.J364]*([.H$2]^(-[.G$1]))" office:value-type="float" office:value="1.94813771113078" calcext:value-type="float">
            <text:p>1.94813771113078</text:p>
          </table:table-cell>
          <table:table-cell table:formula="of:=[.M364]*([.H$2]^(-[.F$1]))" office:value-type="float" office:value="-0.00000288089079856928" calcext:value-type="float">
            <text:p>-2.88089079856928E-06</text:p>
          </table:table-cell>
          <table:table-cell office:value-type="float" office:value="-0.0150969" calcext:value-type="float">
            <text:p>-0.0150969</text:p>
          </table:table-cell>
          <table:table-cell table:number-columns-repeated="30"/>
        </table:table-row>
        <table:table-row table:style-name="ro1">
          <table:table-cell office:value-type="float" office:value="0.174931" calcext:value-type="float">
            <text:p>0.174931</text:p>
          </table:table-cell>
          <table:table-cell table:formula="of:=[.A365]-[.A$1]" office:value-type="float" office:value="0.000364000000000003" calcext:value-type="float">
            <text:p>0.000364</text:p>
          </table:table-cell>
          <table:table-cell table:formula="of:=[.B365]*([.H$1]^(-[.G$1]))" office:value-type="float" office:value="1.47945371816139" calcext:value-type="float">
            <text:p>1.47945371816139</text:p>
          </table:table-cell>
          <table:table-cell table:formula="of:=[.E365]*([.H$1]^(-[.F$1]))" office:value-type="float" office:value="-0.00386843613854899" calcext:value-type="float">
            <text:p>-0.003868436138549</text:p>
          </table:table-cell>
          <table:table-cell office:value-type="float" office:value="-15.3645" calcext:value-type="float">
            <text:p>-15.3645</text:p>
          </table:table-cell>
          <table:table-cell table:number-columns-repeated="38"/>
        </table:table-row>
        <table:table-row table:style-name="ro1">
          <table:table-cell office:value-type="float" office:value="0.174932" calcext:value-type="float">
            <text:p>0.174932</text:p>
          </table:table-cell>
          <table:table-cell table:formula="of:=[.A366]-[.A$1]" office:value-type="float" office:value="0.000365000000000004" calcext:value-type="float">
            <text:p>0.000365</text:p>
          </table:table-cell>
          <table:table-cell table:formula="of:=[.B366]*([.H$1]^(-[.G$1]))" office:value-type="float" office:value="1.48351815145304" calcext:value-type="float">
            <text:p>1.48351815145304</text:p>
          </table:table-cell>
          <table:table-cell table:formula="of:=[.E366]*([.H$1]^(-[.F$1]))" office:value-type="float" office:value="-0.0038397334980599" calcext:value-type="float">
            <text:p>-0.00383973349806</text:p>
          </table:table-cell>
          <table:table-cell office:value-type="float" office:value="-15.2505" calcext:value-type="float">
            <text:p>-15.2505</text:p>
          </table:table-cell>
          <table:table-cell table:number-columns-repeated="38"/>
        </table:table-row>
        <table:table-row table:style-name="ro1">
          <table:table-cell office:value-type="float" office:value="0.174933" calcext:value-type="float">
            <text:p>0.174933</text:p>
          </table:table-cell>
          <table:table-cell table:formula="of:=[.A367]-[.A$1]" office:value-type="float" office:value="0.000366000000000005" calcext:value-type="float">
            <text:p>0.000366</text:p>
          </table:table-cell>
          <table:table-cell table:formula="of:=[.B367]*([.H$1]^(-[.G$1]))" office:value-type="float" office:value="1.4875825847447" calcext:value-type="float">
            <text:p>1.4875825847447</text:p>
          </table:table-cell>
          <table:table-cell table:formula="of:=[.E367]*([.H$1]^(-[.F$1]))" office:value-type="float" office:value="-0.00381052730247451" calcext:value-type="float">
            <text:p>-0.003810527302475</text:p>
          </table:table-cell>
          <table:table-cell office:value-type="float" office:value="-15.1345" calcext:value-type="float">
            <text:p>-15.1345</text:p>
          </table:table-cell>
          <table:table-cell table:number-columns-repeated="38"/>
        </table:table-row>
        <table:table-row table:style-name="ro1">
          <table:table-cell office:value-type="float" office:value="0.174934" calcext:value-type="float">
            <text:p>0.174934</text:p>
          </table:table-cell>
          <table:table-cell table:formula="of:=[.A368]-[.A$1]" office:value-type="float" office:value="0.000366999999999978" calcext:value-type="float">
            <text:p>0.000367</text:p>
          </table:table-cell>
          <table:table-cell table:formula="of:=[.B368]*([.H$1]^(-[.G$1]))" office:value-type="float" office:value="1.49164701803624" calcext:value-type="float">
            <text:p>1.49164701803624</text:p>
          </table:table-cell>
          <table:table-cell table:formula="of:=[.E368]*([.H$1]^(-[.F$1]))" office:value-type="float" office:value="-0.00378079237403801" calcext:value-type="float">
            <text:p>-0.003780792374038</text:p>
          </table:table-cell>
          <table:table-cell office:value-type="float" office:value="-15.0164" calcext:value-type="float">
            <text:p>-15.0164</text:p>
          </table:table-cell>
          <table:table-cell table:number-columns-repeated="38"/>
        </table:table-row>
        <table:table-row table:style-name="ro1">
          <table:table-cell office:value-type="float" office:value="0.174935" calcext:value-type="float">
            <text:p>0.174935</text:p>
          </table:table-cell>
          <table:table-cell table:formula="of:=[.A369]-[.A$1]" office:value-type="float" office:value="0.000367999999999979" calcext:value-type="float">
            <text:p>0.000368</text:p>
          </table:table-cell>
          <table:table-cell table:formula="of:=[.B369]*([.H$1]^(-[.G$1]))" office:value-type="float" office:value="1.4957114513279" calcext:value-type="float">
            <text:p>1.4957114513279</text:p>
          </table:table-cell>
          <table:table-cell table:formula="of:=[.E369]*([.H$1]^(-[.F$1]))" office:value-type="float" office:value="-0.00375060424601484" calcext:value-type="float">
            <text:p>-0.003750604246015</text:p>
          </table:table-cell>
          <table:table-cell office:value-type="float" office:value="-14.8965" calcext:value-type="float">
            <text:p>-14.8965</text:p>
          </table:table-cell>
          <table:table-cell table:number-columns-repeated="38"/>
        </table:table-row>
        <table:table-row table:style-name="ro1">
          <table:table-cell office:value-type="float" office:value="0.174936" calcext:value-type="float">
            <text:p>0.174936</text:p>
          </table:table-cell>
          <table:table-cell table:formula="of:=[.A370]-[.A$1]" office:value-type="float" office:value="0.00036899999999998" calcext:value-type="float">
            <text:p>0.000369</text:p>
          </table:table-cell>
          <table:table-cell table:formula="of:=[.B370]*([.H$1]^(-[.G$1]))" office:value-type="float" office:value="1.49977588461956" calcext:value-type="float">
            <text:p>1.49977588461956</text:p>
          </table:table-cell>
          <table:table-cell table:formula="of:=[.E370]*([.H$1]^(-[.F$1]))" office:value-type="float" office:value="-0.00371991256289537" calcext:value-type="float">
            <text:p>-0.003719912562895</text:p>
          </table:table-cell>
          <table:table-cell office:value-type="float" office:value="-14.7746" calcext:value-type="float">
            <text:p>-14.7746</text:p>
          </table:table-cell>
          <table:table-cell table:number-columns-repeated="38"/>
        </table:table-row>
        <table:table-row table:style-name="ro1">
          <table:table-cell office:value-type="float" office:value="0.174937" calcext:value-type="float">
            <text:p>0.174937</text:p>
          </table:table-cell>
          <table:table-cell table:formula="of:=[.A371]-[.A$1]" office:value-type="float" office:value="0.000369999999999981" calcext:value-type="float">
            <text:p>0.00037</text:p>
          </table:table-cell>
          <table:table-cell table:formula="of:=[.B371]*([.H$1]^(-[.G$1]))" office:value-type="float" office:value="1.50384031791121" calcext:value-type="float">
            <text:p>1.50384031791121</text:p>
          </table:table-cell>
          <table:table-cell table:formula="of:=[.E371]*([.H$1]^(-[.F$1]))" office:value-type="float" office:value="-0.00368876768018923" calcext:value-type="float">
            <text:p>-0.003688767680189</text:p>
          </table:table-cell>
          <table:table-cell office:value-type="float" office:value="-14.6509" calcext:value-type="float">
            <text:p>-14.6509</text:p>
          </table:table-cell>
          <table:table-cell table:number-columns-repeated="38"/>
        </table:table-row>
        <table:table-row table:style-name="ro1">
          <table:table-cell office:value-type="float" office:value="0.174938" calcext:value-type="float">
            <text:p>0.174938</text:p>
          </table:table-cell>
          <table:table-cell table:formula="of:=[.A372]-[.A$1]" office:value-type="float" office:value="0.000370999999999982" calcext:value-type="float">
            <text:p>0.000371</text:p>
          </table:table-cell>
          <table:table-cell table:formula="of:=[.B372]*([.H$1]^(-[.G$1]))" office:value-type="float" office:value="1.50790475120287" calcext:value-type="float">
            <text:p>1.50790475120287</text:p>
          </table:table-cell>
          <table:table-cell table:formula="of:=[.E372]*([.H$1]^(-[.F$1]))" office:value-type="float" office:value="-0.00365716959789642" calcext:value-type="float">
            <text:p>-0.003657169597896</text:p>
          </table:table-cell>
          <table:table-cell office:value-type="float" office:value="-14.5254" calcext:value-type="float">
            <text:p>-14.5254</text:p>
          </table:table-cell>
          <table:table-cell table:number-columns-repeated="38"/>
        </table:table-row>
        <table:table-row table:style-name="ro1">
          <table:table-cell office:value-type="float" office:value="0.174939" calcext:value-type="float">
            <text:p>0.174939</text:p>
          </table:table-cell>
          <table:table-cell table:formula="of:=[.A373]-[.A$1]" office:value-type="float" office:value="0.000371999999999983" calcext:value-type="float">
            <text:p>0.000372</text:p>
          </table:table-cell>
          <table:table-cell table:formula="of:=[.B373]*([.H$1]^(-[.G$1]))" office:value-type="float" office:value="1.51196918449453" calcext:value-type="float">
            <text:p>1.51196918449453</text:p>
          </table:table-cell>
          <table:table-cell table:formula="of:=[.E373]*([.H$1]^(-[.F$1]))" office:value-type="float" office:value="-0.00362509313826212" calcext:value-type="float">
            <text:p>-0.003625093138262</text:p>
          </table:table-cell>
          <table:table-cell office:value-type="float" office:value="-14.398" calcext:value-type="float">
            <text:p>-14.398</text:p>
          </table:table-cell>
          <table:table-cell table:number-columns-repeated="38"/>
        </table:table-row>
        <table:table-row table:style-name="ro1">
          <table:table-cell office:value-type="float" office:value="0.17494" calcext:value-type="float">
            <text:p>0.17494</text:p>
          </table:table-cell>
          <table:table-cell table:formula="of:=[.A374]-[.A$1]" office:value-type="float" office:value="0.000373000000000012" calcext:value-type="float">
            <text:p>0.000373</text:p>
          </table:table-cell>
          <table:table-cell table:formula="of:=[.B374]*([.H$1]^(-[.G$1]))" office:value-type="float" office:value="1.51603361778629" calcext:value-type="float">
            <text:p>1.51603361778629</text:p>
          </table:table-cell>
          <table:table-cell table:formula="of:=[.E374]*([.H$1]^(-[.F$1]))" office:value-type="float" office:value="-0.00359258865679597" calcext:value-type="float">
            <text:p>-0.003592588656796</text:p>
          </table:table-cell>
          <table:table-cell office:value-type="float" office:value="-14.2689" calcext:value-type="float">
            <text:p>-14.2689</text:p>
          </table:table-cell>
          <table:table-cell table:number-columns-repeated="38"/>
        </table:table-row>
        <table:table-row table:style-name="ro1">
          <table:table-cell office:value-type="float" office:value="0.174941" calcext:value-type="float">
            <text:p>0.174941</text:p>
          </table:table-cell>
          <table:table-cell table:formula="of:=[.A375]-[.A$1]" office:value-type="float" office:value="0.000373999999999985" calcext:value-type="float">
            <text:p>0.000374</text:p>
          </table:table-cell>
          <table:table-cell table:formula="of:=[.B375]*([.H$1]^(-[.G$1]))" office:value-type="float" office:value="1.52009805107784" calcext:value-type="float">
            <text:p>1.52009805107784</text:p>
          </table:table-cell>
          <table:table-cell table:formula="of:=[.E375]*([.H$1]^(-[.F$1]))" office:value-type="float" office:value="-0.00355965615349796" calcext:value-type="float">
            <text:p>-0.003559656153498</text:p>
          </table:table-cell>
          <table:table-cell office:value-type="float" office:value="-14.1381" calcext:value-type="float">
            <text:p>-14.1381</text:p>
          </table:table-cell>
          <table:table-cell table:number-columns-repeated="38"/>
        </table:table-row>
        <table:table-row table:style-name="ro1">
          <table:table-cell office:value-type="float" office:value="0.174942" calcext:value-type="float">
            <text:p>0.174942</text:p>
          </table:table-cell>
          <table:table-cell table:formula="of:=[.A376]-[.A$1]" office:value-type="float" office:value="0.000374999999999986" calcext:value-type="float">
            <text:p>0.000375</text:p>
          </table:table-cell>
          <table:table-cell table:formula="of:=[.B376]*([.H$1]^(-[.G$1]))" office:value-type="float" office:value="1.52416248436949" calcext:value-type="float">
            <text:p>1.52416248436949</text:p>
          </table:table-cell>
          <table:table-cell table:formula="of:=[.E376]*([.H$1]^(-[.F$1]))" office:value-type="float" office:value="-0.00352632080612292" calcext:value-type="float">
            <text:p>-0.003526320806123</text:p>
          </table:table-cell>
          <table:table-cell office:value-type="float" office:value="-14.0057" calcext:value-type="float">
            <text:p>-14.0057</text:p>
          </table:table-cell>
          <table:table-cell table:number-columns-repeated="38"/>
        </table:table-row>
        <table:table-row table:style-name="ro1">
          <table:table-cell office:value-type="float" office:value="0.174943" calcext:value-type="float">
            <text:p>0.174943</text:p>
          </table:table-cell>
          <table:table-cell table:formula="of:=[.A377]-[.A$1]" office:value-type="float" office:value="0.000375999999999987" calcext:value-type="float">
            <text:p>0.000376</text:p>
          </table:table-cell>
          <table:table-cell table:formula="of:=[.B377]*([.H$1]^(-[.G$1]))" office:value-type="float" office:value="1.52822691766115" calcext:value-type="float">
            <text:p>1.52822691766115</text:p>
          </table:table-cell>
          <table:table-cell table:formula="of:=[.E377]*([.H$1]^(-[.F$1]))" office:value-type="float" office:value="-0.00349255743691602" calcext:value-type="float">
            <text:p>-0.003492557436916</text:p>
          </table:table-cell>
          <table:table-cell office:value-type="float" office:value="-13.8716" calcext:value-type="float">
            <text:p>-13.8716</text:p>
          </table:table-cell>
          <table:table-cell table:number-columns-repeated="38"/>
        </table:table-row>
        <table:table-row table:style-name="ro1">
          <table:table-cell office:value-type="float" office:value="0.174944" calcext:value-type="float">
            <text:p>0.174944</text:p>
          </table:table-cell>
          <table:table-cell table:formula="of:=[.A378]-[.A$1]" office:value-type="float" office:value="0.000376999999999988" calcext:value-type="float">
            <text:p>0.000377</text:p>
          </table:table-cell>
          <table:table-cell table:formula="of:=[.B378]*([.H$1]^(-[.G$1]))" office:value-type="float" office:value="1.53229135095281" calcext:value-type="float">
            <text:p>1.53229135095281</text:p>
          </table:table-cell>
          <table:table-cell table:formula="of:=[.E378]*([.H$1]^(-[.F$1]))" office:value-type="float" office:value="-0.00345839122363208" calcext:value-type="float">
            <text:p>-0.003458391223632</text:p>
          </table:table-cell>
          <table:table-cell office:value-type="float" office:value="-13.7359" calcext:value-type="float">
            <text:p>-13.7359</text:p>
          </table:table-cell>
          <table:table-cell table:number-columns-repeated="38"/>
        </table:table-row>
        <table:table-row table:style-name="ro1">
          <table:table-cell office:value-type="float" office:value="0.174945" calcext:value-type="float">
            <text:p>0.174945</text:p>
          </table:table-cell>
          <table:table-cell table:formula="of:=[.A379]-[.A$1]" office:value-type="float" office:value="0.000377999999999989" calcext:value-type="float">
            <text:p>0.000378</text:p>
          </table:table-cell>
          <table:table-cell table:formula="of:=[.B379]*([.H$1]^(-[.G$1]))" office:value-type="float" office:value="1.53635578424446" calcext:value-type="float">
            <text:p>1.53635578424446</text:p>
          </table:table-cell>
          <table:table-cell table:formula="of:=[.E379]*([.H$1]^(-[.F$1]))" office:value-type="float" office:value="-0.0034238221662711" calcext:value-type="float">
            <text:p>-0.003423822166271</text:p>
          </table:table-cell>
          <table:table-cell office:value-type="float" office:value="-13.5986" calcext:value-type="float">
            <text:p>-13.5986</text:p>
          </table:table-cell>
          <table:table-cell table:number-columns-repeated="38"/>
        </table:table-row>
        <table:table-row table:style-name="ro1">
          <table:table-cell office:value-type="float" office:value="0.174946" calcext:value-type="float">
            <text:p>0.174946</text:p>
          </table:table-cell>
          <table:table-cell table:formula="of:=[.A380]-[.A$1]" office:value-type="float" office:value="0.00037899999999999" calcext:value-type="float">
            <text:p>0.000379</text:p>
          </table:table-cell>
          <table:table-cell table:formula="of:=[.B380]*([.H$1]^(-[.G$1]))" office:value-type="float" office:value="1.54042021753612" calcext:value-type="float">
            <text:p>1.54042021753612</text:p>
          </table:table-cell>
          <table:table-cell table:formula="of:=[.E380]*([.H$1]^(-[.F$1]))" office:value-type="float" office:value="-0.00338890062034271" calcext:value-type="float">
            <text:p>-0.003388900620343</text:p>
          </table:table-cell>
          <table:table-cell office:value-type="float" office:value="-13.4599" calcext:value-type="float">
            <text:p>-13.4599</text:p>
          </table:table-cell>
          <table:table-cell table:number-columns-repeated="38"/>
        </table:table-row>
        <table:table-row table:style-name="ro1">
          <table:table-cell office:value-type="float" office:value="0.174947" calcext:value-type="float">
            <text:p>0.174947</text:p>
          </table:table-cell>
          <table:table-cell table:formula="of:=[.A381]-[.A$1]" office:value-type="float" office:value="0.000379999999999991" calcext:value-type="float">
            <text:p>0.00038</text:p>
          </table:table-cell>
          <table:table-cell table:formula="of:=[.B381]*([.H$1]^(-[.G$1]))" office:value-type="float" office:value="1.54448465082777" calcext:value-type="float">
            <text:p>1.54448465082777</text:p>
          </table:table-cell>
          <table:table-cell table:formula="of:=[.E381]*([.H$1]^(-[.F$1]))" office:value-type="float" office:value="-0.00335360140809209" calcext:value-type="float">
            <text:p>-0.003353601408092</text:p>
          </table:table-cell>
          <table:table-cell office:value-type="float" office:value="-13.3197" calcext:value-type="float">
            <text:p>-13.3197</text:p>
          </table:table-cell>
          <table:table-cell table:number-columns-repeated="38"/>
        </table:table-row>
        <table:table-row table:style-name="ro1">
          <table:table-cell office:value-type="float" office:value="0.174948" calcext:value-type="float">
            <text:p>0.174948</text:p>
          </table:table-cell>
          <table:table-cell table:formula="of:=[.A382]-[.A$1]" office:value-type="float" office:value="0.000380999999999992" calcext:value-type="float">
            <text:p>0.000381</text:p>
          </table:table-cell>
          <table:table-cell table:formula="of:=[.B382]*([.H$1]^(-[.G$1]))" office:value-type="float" office:value="1.54854908411943" calcext:value-type="float">
            <text:p>1.54854908411943</text:p>
          </table:table-cell>
          <table:table-cell table:formula="of:=[.E382]*([.H$1]^(-[.F$1]))" office:value-type="float" office:value="-0.00331792452951925" calcext:value-type="float">
            <text:p>-0.003317924529519</text:p>
          </table:table-cell>
          <table:table-cell office:value-type="float" office:value="-13.178" calcext:value-type="float">
            <text:p>-13.178</text:p>
          </table:table-cell>
          <table:table-cell table:number-columns-repeated="38"/>
        </table:table-row>
        <table:table-row table:style-name="ro1">
          <table:table-cell office:value-type="float" office:value="0.174949" calcext:value-type="float">
            <text:p>0.174949</text:p>
          </table:table-cell>
          <table:table-cell table:formula="of:=[.A383]-[.A$1]" office:value-type="float" office:value="0.000381999999999993" calcext:value-type="float">
            <text:p>0.000382</text:p>
          </table:table-cell>
          <table:table-cell table:formula="of:=[.B383]*([.H$1]^(-[.G$1]))" office:value-type="float" office:value="1.55261351741109" calcext:value-type="float">
            <text:p>1.55261351741109</text:p>
          </table:table-cell>
          <table:table-cell table:formula="of:=[.E383]*([.H$1]^(-[.F$1]))" office:value-type="float" office:value="-0.00328192034013382" calcext:value-type="float">
            <text:p>-0.003281920340134</text:p>
          </table:table-cell>
          <table:table-cell office:value-type="float" office:value="-13.035" calcext:value-type="float">
            <text:p>-13.035</text:p>
          </table:table-cell>
          <table:table-cell table:number-columns-repeated="38"/>
        </table:table-row>
        <table:table-row table:style-name="ro1">
          <table:table-cell office:value-type="float" office:value="0.17495" calcext:value-type="float">
            <text:p>0.17495</text:p>
          </table:table-cell>
          <table:table-cell table:formula="of:=[.A384]-[.A$1]" office:value-type="float" office:value="0.000383000000000022" calcext:value-type="float">
            <text:p>0.000383</text:p>
          </table:table-cell>
          <table:table-cell table:formula="of:=[.B384]*([.H$1]^(-[.G$1]))" office:value-type="float" office:value="1.55667795070286" calcext:value-type="float">
            <text:p>1.55667795070286</text:p>
          </table:table-cell>
          <table:table-cell table:formula="of:=[.E384]*([.H$1]^(-[.F$1]))" office:value-type="float" office:value="-0.00324558883993579" calcext:value-type="float">
            <text:p>-0.003245588839936</text:p>
          </table:table-cell>
          <table:table-cell office:value-type="float" office:value="-12.8907" calcext:value-type="float">
            <text:p>-12.8907</text:p>
          </table:table-cell>
          <table:table-cell table:number-columns-repeated="38"/>
        </table:table-row>
        <table:table-row table:style-name="ro1">
          <table:table-cell office:value-type="float" office:value="0.174951" calcext:value-type="float">
            <text:p>0.174951</text:p>
          </table:table-cell>
          <table:table-cell table:formula="of:=[.A385]-[.A$1]" office:value-type="float" office:value="0.000383999999999995" calcext:value-type="float">
            <text:p>0.000384</text:p>
          </table:table-cell>
          <table:table-cell table:formula="of:=[.B385]*([.H$1]^(-[.G$1]))" office:value-type="float" office:value="1.5607423839944" calcext:value-type="float">
            <text:p>1.5607423839944</text:p>
          </table:table-cell>
          <table:table-cell table:formula="of:=[.E385]*([.H$1]^(-[.F$1]))" office:value-type="float" office:value="-0.00320890485117035" calcext:value-type="float">
            <text:p>-0.00320890485117</text:p>
          </table:table-cell>
          <table:table-cell office:value-type="float" office:value="-12.745" calcext:value-type="float">
            <text:p>-12.745</text:p>
          </table:table-cell>
          <table:table-cell table:number-columns-repeated="38"/>
        </table:table-row>
        <table:table-row table:style-name="ro1">
          <table:table-cell office:value-type="float" office:value="0.174952" calcext:value-type="float">
            <text:p>0.174952</text:p>
          </table:table-cell>
          <table:table-cell table:formula="of:=[.A386]-[.A$1]" office:value-type="float" office:value="0.000384999999999996" calcext:value-type="float">
            <text:p>0.000385</text:p>
          </table:table-cell>
          <table:table-cell table:formula="of:=[.B386]*([.H$1]^(-[.G$1]))" office:value-type="float" office:value="1.56480681728606" calcext:value-type="float">
            <text:p>1.56480681728606</text:p>
          </table:table-cell>
          <table:table-cell table:formula="of:=[.E386]*([.H$1]^(-[.F$1]))" office:value-type="float" office:value="-0.00317191872934713" calcext:value-type="float">
            <text:p>-0.003171918729347</text:p>
          </table:table-cell>
          <table:table-cell office:value-type="float" office:value="-12.5981" calcext:value-type="float">
            <text:p>-12.5981</text:p>
          </table:table-cell>
          <table:table-cell table:number-columns-repeated="38"/>
        </table:table-row>
        <table:table-row table:style-name="ro1">
          <table:table-cell office:value-type="float" office:value="0.174953" calcext:value-type="float">
            <text:p>0.174953</text:p>
          </table:table-cell>
          <table:table-cell table:formula="of:=[.A387]-[.A$1]" office:value-type="float" office:value="0.000385999999999997" calcext:value-type="float">
            <text:p>0.000386</text:p>
          </table:table-cell>
          <table:table-cell table:formula="of:=[.B387]*([.H$1]^(-[.G$1]))" office:value-type="float" office:value="1.56887125057771" calcext:value-type="float">
            <text:p>1.56887125057771</text:p>
          </table:table-cell>
          <table:table-cell table:formula="of:=[.E387]*([.H$1]^(-[.F$1]))" office:value-type="float" office:value="-0.00313463047446613" calcext:value-type="float">
            <text:p>-0.003134630474466</text:p>
          </table:table-cell>
          <table:table-cell office:value-type="float" office:value="-12.45" calcext:value-type="float">
            <text:p>-12.45</text:p>
          </table:table-cell>
          <table:table-cell table:number-columns-repeated="38"/>
        </table:table-row>
        <table:table-row table:style-name="ro1">
          <table:table-cell office:value-type="float" office:value="0.174954" calcext:value-type="float">
            <text:p>0.174954</text:p>
          </table:table-cell>
          <table:table-cell table:formula="of:=[.A388]-[.A$1]" office:value-type="float" office:value="0.000386999999999998" calcext:value-type="float">
            <text:p>0.000387</text:p>
          </table:table-cell>
          <table:table-cell table:formula="of:=[.B388]*([.H$1]^(-[.G$1]))" office:value-type="float" office:value="1.57293568386937" calcext:value-type="float">
            <text:p>1.57293568386937</text:p>
          </table:table-cell>
          <table:table-cell table:formula="of:=[.E388]*([.H$1]^(-[.F$1]))" office:value-type="float" office:value="-0.00309704008652736" calcext:value-type="float">
            <text:p>-0.003097040086527</text:p>
          </table:table-cell>
          <table:table-cell office:value-type="float" office:value="-12.3007" calcext:value-type="float">
            <text:p>-12.3007</text:p>
          </table:table-cell>
          <table:table-cell table:number-columns-repeated="38"/>
        </table:table-row>
        <table:table-row table:style-name="ro1">
          <table:table-cell office:value-type="float" office:value="0.174955" calcext:value-type="float">
            <text:p>0.174955</text:p>
          </table:table-cell>
          <table:table-cell table:formula="of:=[.A389]-[.A$1]" office:value-type="float" office:value="0.000387999999999999" calcext:value-type="float">
            <text:p>0.000388</text:p>
          </table:table-cell>
          <table:table-cell table:formula="of:=[.B389]*([.H$1]^(-[.G$1]))" office:value-type="float" office:value="1.57700011716102" calcext:value-type="float">
            <text:p>1.57700011716102</text:p>
          </table:table-cell>
          <table:table-cell table:formula="of:=[.E389]*([.H$1]^(-[.F$1]))" office:value-type="float" office:value="-0.00305919792104043" calcext:value-type="float">
            <text:p>-0.00305919792104</text:p>
          </table:table-cell>
          <table:table-cell office:value-type="float" office:value="-12.1504" calcext:value-type="float">
            <text:p>-12.1504</text:p>
          </table:table-cell>
          <table:table-cell table:number-columns-repeated="38"/>
        </table:table-row>
        <table:table-row table:style-name="ro1">
          <table:table-cell office:value-type="float" office:value="0.174956" calcext:value-type="float">
            <text:p>0.174956</text:p>
          </table:table-cell>
          <table:table-cell table:formula="of:=[.A390]-[.A$1]" office:value-type="float" office:value="0.000389" calcext:value-type="float">
            <text:p>0.000389</text:p>
          </table:table-cell>
          <table:table-cell table:formula="of:=[.B390]*([.H$1]^(-[.G$1]))" office:value-type="float" office:value="1.58106455045268" calcext:value-type="float">
            <text:p>1.58106455045268</text:p>
          </table:table-cell>
          <table:table-cell table:formula="of:=[.E390]*([.H$1]^(-[.F$1]))" office:value-type="float" office:value="-0.00302105362249572" calcext:value-type="float">
            <text:p>-0.003021053622496</text:p>
          </table:table-cell>
          <table:table-cell office:value-type="float" office:value="-11.9989" calcext:value-type="float">
            <text:p>-11.9989</text:p>
          </table:table-cell>
          <table:table-cell table:number-columns-repeated="38"/>
        </table:table-row>
        <table:table-row table:style-name="ro1">
          <table:table-cell office:value-type="float" office:value="0.174957" calcext:value-type="float">
            <text:p>0.174957</text:p>
          </table:table-cell>
          <table:table-cell table:formula="of:=[.A391]-[.A$1]" office:value-type="float" office:value="0.000390000000000001" calcext:value-type="float">
            <text:p>0.00039</text:p>
          </table:table-cell>
          <table:table-cell table:formula="of:=[.B391]*([.H$1]^(-[.G$1]))" office:value-type="float" office:value="1.58512898374434" calcext:value-type="float">
            <text:p>1.58512898374434</text:p>
          </table:table-cell>
          <table:table-cell table:formula="of:=[.E391]*([.H$1]^(-[.F$1]))" office:value-type="float" office:value="-0.00298265754640286" calcext:value-type="float">
            <text:p>-0.002982657546403</text:p>
          </table:table-cell>
          <table:table-cell office:value-type="float" office:value="-11.8464" calcext:value-type="float">
            <text:p>-11.8464</text:p>
          </table:table-cell>
          <table:table-cell table:number-columns-repeated="38"/>
        </table:table-row>
        <table:table-row table:style-name="ro1">
          <table:table-cell office:value-type="float" office:value="0.174958" calcext:value-type="float">
            <text:p>0.174958</text:p>
          </table:table-cell>
          <table:table-cell table:formula="of:=[.A392]-[.A$1]" office:value-type="float" office:value="0.000391000000000002" calcext:value-type="float">
            <text:p>0.000391</text:p>
          </table:table-cell>
          <table:table-cell table:formula="of:=[.B392]*([.H$1]^(-[.G$1]))" office:value-type="float" office:value="1.58919341703599" calcext:value-type="float">
            <text:p>1.58919341703599</text:p>
          </table:table-cell>
          <table:table-cell table:formula="of:=[.E392]*([.H$1]^(-[.F$1]))" office:value-type="float" office:value="-0.00294400969276185" calcext:value-type="float">
            <text:p>-0.002944009692762</text:p>
          </table:table-cell>
          <table:table-cell office:value-type="float" office:value="-11.6929" calcext:value-type="float">
            <text:p>-11.6929</text:p>
          </table:table-cell>
          <table:table-cell table:number-columns-repeated="38"/>
        </table:table-row>
        <table:table-row table:style-name="ro1">
          <table:table-cell office:value-type="float" office:value="0.174959" calcext:value-type="float">
            <text:p>0.174959</text:p>
          </table:table-cell>
          <table:table-cell table:formula="of:=[.A393]-[.A$1]" office:value-type="float" office:value="0.000392000000000003" calcext:value-type="float">
            <text:p>0.000392</text:p>
          </table:table-cell>
          <table:table-cell table:formula="of:=[.B393]*([.H$1]^(-[.G$1]))" office:value-type="float" office:value="1.59325785032765" calcext:value-type="float">
            <text:p>1.59325785032765</text:p>
          </table:table-cell>
          <table:table-cell table:formula="of:=[.E393]*([.H$1]^(-[.F$1]))" office:value-type="float" office:value="-0.00290513523932751" calcext:value-type="float">
            <text:p>-0.002905135239328</text:p>
          </table:table-cell>
          <table:table-cell office:value-type="float" office:value="-11.5385" calcext:value-type="float">
            <text:p>-11.5385</text:p>
          </table:table-cell>
          <table:table-cell table:number-columns-repeated="38"/>
        </table:table-row>
        <table:table-row table:style-name="ro1">
          <table:table-cell office:value-type="float" office:value="0.17496" calcext:value-type="float">
            <text:p>0.17496</text:p>
          </table:table-cell>
          <table:table-cell table:formula="of:=[.A394]-[.A$1]" office:value-type="float" office:value="0.000393000000000004" calcext:value-type="float">
            <text:p>0.000393</text:p>
          </table:table-cell>
          <table:table-cell table:formula="of:=[.B394]*([.H$1]^(-[.G$1]))" office:value-type="float" office:value="1.59732228361931" calcext:value-type="float">
            <text:p>1.59732228361931</text:p>
          </table:table-cell>
          <table:table-cell table:formula="of:=[.E394]*([.H$1]^(-[.F$1]))" office:value-type="float" office:value="-0.00286603418609983" calcext:value-type="float">
            <text:p>-0.0028660341861</text:p>
          </table:table-cell>
          <table:table-cell office:value-type="float" office:value="-11.3832" calcext:value-type="float">
            <text:p>-11.3832</text:p>
          </table:table-cell>
          <table:table-cell table:number-columns-repeated="38"/>
        </table:table-row>
        <table:table-row table:style-name="ro1">
          <table:table-cell office:value-type="float" office:value="0.174961" calcext:value-type="float">
            <text:p>0.174961</text:p>
          </table:table-cell>
          <table:table-cell table:formula="of:=[.A395]-[.A$1]" office:value-type="float" office:value="0.000394000000000005" calcext:value-type="float">
            <text:p>0.000394</text:p>
          </table:table-cell>
          <table:table-cell table:formula="of:=[.B395]*([.H$1]^(-[.G$1]))" office:value-type="float" office:value="1.60138671691096" calcext:value-type="float">
            <text:p>1.60138671691096</text:p>
          </table:table-cell>
          <table:table-cell table:formula="of:=[.E395]*([.H$1]^(-[.F$1]))" office:value-type="float" office:value="-0.00282670653307882" calcext:value-type="float">
            <text:p>-0.002826706533079</text:p>
          </table:table-cell>
          <table:table-cell office:value-type="float" office:value="-11.227" calcext:value-type="float">
            <text:p>-11.227</text:p>
          </table:table-cell>
          <table:table-cell table:number-columns-repeated="38"/>
        </table:table-row>
        <table:table-row table:style-name="ro1">
          <table:table-cell office:value-type="float" office:value="0.174962" calcext:value-type="float">
            <text:p>0.174962</text:p>
          </table:table-cell>
          <table:table-cell table:formula="of:=[.A396]-[.A$1]" office:value-type="float" office:value="0.000394999999999979" calcext:value-type="float">
            <text:p>0.000395</text:p>
          </table:table-cell>
          <table:table-cell table:formula="of:=[.B396]*([.H$1]^(-[.G$1]))" office:value-type="float" office:value="1.6054511502025" calcext:value-type="float">
            <text:p>1.6054511502025</text:p>
          </table:table-cell>
          <table:table-cell table:formula="of:=[.E396]*([.H$1]^(-[.F$1]))" office:value-type="float" office:value="-0.0027872026357741" calcext:value-type="float">
            <text:p>-0.002787202635774</text:p>
          </table:table-cell>
          <table:table-cell office:value-type="float" office:value="-11.0701" calcext:value-type="float">
            <text:p>-11.0701</text:p>
          </table:table-cell>
          <table:table-cell table:number-columns-repeated="38"/>
        </table:table-row>
        <table:table-row table:style-name="ro1">
          <table:table-cell office:value-type="float" office:value="0.174963" calcext:value-type="float">
            <text:p>0.174963</text:p>
          </table:table-cell>
          <table:table-cell table:formula="of:=[.A397]-[.A$1]" office:value-type="float" office:value="0.00039599999999998" calcext:value-type="float">
            <text:p>0.000396</text:p>
          </table:table-cell>
          <table:table-cell table:formula="of:=[.B397]*([.H$1]^(-[.G$1]))" office:value-type="float" office:value="1.60951558349416" calcext:value-type="float">
            <text:p>1.60951558349416</text:p>
          </table:table-cell>
          <table:table-cell table:formula="of:=[.E397]*([.H$1]^(-[.F$1]))" office:value-type="float" office:value="-0.00274749731643086" calcext:value-type="float">
            <text:p>-0.002747497316431</text:p>
          </table:table-cell>
          <table:table-cell office:value-type="float" office:value="-10.9124" calcext:value-type="float">
            <text:p>-10.9124</text:p>
          </table:table-cell>
          <table:table-cell table:number-columns-repeated="38"/>
        </table:table-row>
        <table:table-row table:style-name="ro1">
          <table:table-cell office:value-type="float" office:value="0.174964" calcext:value-type="float">
            <text:p>0.174964</text:p>
          </table:table-cell>
          <table:table-cell table:formula="of:=[.A398]-[.A$1]" office:value-type="float" office:value="0.000396999999999981" calcext:value-type="float">
            <text:p>0.000397</text:p>
          </table:table-cell>
          <table:table-cell table:formula="of:=[.B398]*([.H$1]^(-[.G$1]))" office:value-type="float" office:value="1.61358001678582" calcext:value-type="float">
            <text:p>1.61358001678582</text:p>
          </table:table-cell>
          <table:table-cell table:formula="of:=[.E398]*([.H$1]^(-[.F$1]))" office:value-type="float" office:value="-0.00270761575280392" calcext:value-type="float">
            <text:p>-0.002707615752804</text:p>
          </table:table-cell>
          <table:table-cell office:value-type="float" office:value="-10.754" calcext:value-type="float">
            <text:p>-10.754</text:p>
          </table:table-cell>
          <table:table-cell table:number-columns-repeated="38"/>
        </table:table-row>
        <table:table-row table:style-name="ro1">
          <table:table-cell office:value-type="float" office:value="0.174965" calcext:value-type="float">
            <text:p>0.174965</text:p>
          </table:table-cell>
          <table:table-cell table:formula="of:=[.A399]-[.A$1]" office:value-type="float" office:value="0.000397999999999982" calcext:value-type="float">
            <text:p>0.000398</text:p>
          </table:table-cell>
          <table:table-cell table:formula="of:=[.B399]*([.H$1]^(-[.G$1]))" office:value-type="float" office:value="1.61764445007747" calcext:value-type="float">
            <text:p>1.61764445007747</text:p>
          </table:table-cell>
          <table:table-cell table:formula="of:=[.E399]*([.H$1]^(-[.F$1]))" office:value-type="float" office:value="-0.00266755794489327" calcext:value-type="float">
            <text:p>-0.002667557944893</text:p>
          </table:table-cell>
          <table:table-cell office:value-type="float" office:value="-10.5949" calcext:value-type="float">
            <text:p>-10.5949</text:p>
          </table:table-cell>
          <table:table-cell table:number-columns-repeated="38"/>
        </table:table-row>
        <table:table-row table:style-name="ro1">
          <table:table-cell office:value-type="float" office:value="0.174966" calcext:value-type="float">
            <text:p>0.174966</text:p>
          </table:table-cell>
          <table:table-cell table:formula="of:=[.A400]-[.A$1]" office:value-type="float" office:value="0.000398999999999983" calcext:value-type="float">
            <text:p>0.000399</text:p>
          </table:table-cell>
          <table:table-cell table:formula="of:=[.B400]*([.H$1]^(-[.G$1]))" office:value-type="float" office:value="1.62170888336913" calcext:value-type="float">
            <text:p>1.62170888336913</text:p>
          </table:table-cell>
          <table:table-cell table:formula="of:=[.E400]*([.H$1]^(-[.F$1]))" office:value-type="float" office:value="-0.00262734907045373" calcext:value-type="float">
            <text:p>-0.002627349070454</text:p>
          </table:table-cell>
          <table:table-cell office:value-type="float" office:value="-10.4352" calcext:value-type="float">
            <text:p>-10.4352</text:p>
          </table:table-cell>
          <table:table-cell table:number-columns-repeated="38"/>
        </table:table-row>
        <table:table-row table:style-name="ro1">
          <table:table-cell office:value-type="float" office:value="0.174967" calcext:value-type="float">
            <text:p>0.174967</text:p>
          </table:table-cell>
          <table:table-cell table:formula="of:=[.A401]-[.A$1]" office:value-type="float" office:value="0.000399999999999984" calcext:value-type="float">
            <text:p>0.0004</text:p>
          </table:table-cell>
          <table:table-cell table:formula="of:=[.B401]*([.H$1]^(-[.G$1]))" office:value-type="float" office:value="1.62577331666079" calcext:value-type="float">
            <text:p>1.62577331666079</text:p>
          </table:table-cell>
          <table:table-cell table:formula="of:=[.E401]*([.H$1]^(-[.F$1]))" office:value-type="float" office:value="-0.00258698912948531" calcext:value-type="float">
            <text:p>-0.002586989129485</text:p>
          </table:table-cell>
          <table:table-cell office:value-type="float" office:value="-10.2749" calcext:value-type="float">
            <text:p>-10.2749</text:p>
          </table:table-cell>
          <table:table-cell table:number-columns-repeated="38"/>
        </table:table-row>
        <table:table-row table:style-name="ro1">
          <table:table-cell office:value-type="float" office:value="0.174968" calcext:value-type="float">
            <text:p>0.174968</text:p>
          </table:table-cell>
          <table:table-cell table:formula="of:=[.A402]-[.A$1]" office:value-type="float" office:value="0.000400999999999985" calcext:value-type="float">
            <text:p>0.000401</text:p>
          </table:table-cell>
          <table:table-cell table:formula="of:=[.B402]*([.H$1]^(-[.G$1]))" office:value-type="float" office:value="1.62983774995244" calcext:value-type="float">
            <text:p>1.62983774995244</text:p>
          </table:table-cell>
          <table:table-cell table:formula="of:=[.E402]*([.H$1]^(-[.F$1]))" office:value-type="float" office:value="-0.00254650329974281" calcext:value-type="float">
            <text:p>-0.002546503299743</text:p>
          </table:table-cell>
          <table:table-cell office:value-type="float" office:value="-10.1141" calcext:value-type="float">
            <text:p>-10.1141</text:p>
          </table:table-cell>
          <table:table-cell table:number-columns-repeated="38"/>
        </table:table-row>
        <table:table-row table:style-name="ro1">
          <table:table-cell office:value-type="float" office:value="0.174969" calcext:value-type="float">
            <text:p>0.174969</text:p>
          </table:table-cell>
          <table:table-cell table:formula="of:=[.A403]-[.A$1]" office:value-type="float" office:value="0.000401999999999986" calcext:value-type="float">
            <text:p>0.000402</text:p>
          </table:table-cell>
          <table:table-cell table:formula="of:=[.B403]*([.H$1]^(-[.G$1]))" office:value-type="float" office:value="1.6339021832441" calcext:value-type="float">
            <text:p>1.6339021832441</text:p>
          </table:table-cell>
          <table:table-cell table:formula="of:=[.E403]*([.H$1]^(-[.F$1]))" office:value-type="float" office:value="-0.00250590668787912" calcext:value-type="float">
            <text:p>-0.002505906687879</text:p>
          </table:table-cell>
          <table:table-cell office:value-type="float" office:value="-9.95286" calcext:value-type="float">
            <text:p>-9.95286</text:p>
          </table:table-cell>
          <table:table-cell table:number-columns-repeated="38"/>
        </table:table-row>
        <table:table-row table:style-name="ro1">
          <table:table-cell office:value-type="float" office:value="0.17497" calcext:value-type="float">
            <text:p>0.17497</text:p>
          </table:table-cell>
          <table:table-cell table:formula="of:=[.A404]-[.A$1]" office:value-type="float" office:value="0.000403000000000014" calcext:value-type="float">
            <text:p>0.000403</text:p>
          </table:table-cell>
          <table:table-cell table:formula="of:=[.B404]*([.H$1]^(-[.G$1]))" office:value-type="float" office:value="1.63796661653587" calcext:value-type="float">
            <text:p>1.63796661653587</text:p>
          </table:table-cell>
          <table:table-cell table:formula="of:=[.E404]*([.H$1]^(-[.F$1]))" office:value-type="float" office:value="-0.00246519677611876" calcext:value-type="float">
            <text:p>-0.002465196776119</text:p>
          </table:table-cell>
          <table:table-cell office:value-type="float" office:value="-9.79117" calcext:value-type="float">
            <text:p>-9.79117</text:p>
          </table:table-cell>
          <table:table-cell table:number-columns-repeated="38"/>
        </table:table-row>
        <table:table-row table:style-name="ro1">
          <table:table-cell office:value-type="float" office:value="0.174971" calcext:value-type="float">
            <text:p>0.174971</text:p>
          </table:table-cell>
          <table:table-cell table:formula="of:=[.A405]-[.A$1]" office:value-type="float" office:value="0.000403999999999988" calcext:value-type="float">
            <text:p>0.000404</text:p>
          </table:table-cell>
          <table:table-cell table:formula="of:=[.B405]*([.H$1]^(-[.G$1]))" office:value-type="float" office:value="1.64203104982741" calcext:value-type="float">
            <text:p>1.64203104982741</text:p>
          </table:table-cell>
          <table:table-cell table:formula="of:=[.E405]*([.H$1]^(-[.F$1]))" office:value-type="float" office:value="-0.00242438867111463" calcext:value-type="float">
            <text:p>-0.002424388671115</text:p>
          </table:table-cell>
          <table:table-cell office:value-type="float" office:value="-9.62909" calcext:value-type="float">
            <text:p>-9.62909</text:p>
          </table:table-cell>
          <table:table-cell table:number-columns-repeated="38"/>
        </table:table-row>
        <table:table-row table:style-name="ro1">
          <table:table-cell office:value-type="float" office:value="0.174972" calcext:value-type="float">
            <text:p>0.174972</text:p>
          </table:table-cell>
          <table:table-cell table:formula="of:=[.A406]-[.A$1]" office:value-type="float" office:value="0.000404999999999989" calcext:value-type="float">
            <text:p>0.000405</text:p>
          </table:table-cell>
          <table:table-cell table:formula="of:=[.B406]*([.H$1]^(-[.G$1]))" office:value-type="float" office:value="1.64609548311907" calcext:value-type="float">
            <text:p>1.64609548311907</text:p>
          </table:table-cell>
          <table:table-cell table:formula="of:=[.E406]*([.H$1]^(-[.F$1]))" office:value-type="float" office:value="-0.0023834974795196" calcext:value-type="float">
            <text:p>-0.00238349747952</text:p>
          </table:table-cell>
          <table:table-cell office:value-type="float" office:value="-9.46668" calcext:value-type="float">
            <text:p>-9.46668</text:p>
          </table:table-cell>
          <table:table-cell table:number-columns-repeated="38"/>
        </table:table-row>
        <table:table-row table:style-name="ro1">
          <table:table-cell office:value-type="float" office:value="0.174973" calcext:value-type="float">
            <text:p>0.174973</text:p>
          </table:table-cell>
          <table:table-cell table:formula="of:=[.A407]-[.A$1]" office:value-type="float" office:value="0.00040599999999999" calcext:value-type="float">
            <text:p>0.000406</text:p>
          </table:table-cell>
          <table:table-cell table:formula="of:=[.B407]*([.H$1]^(-[.G$1]))" office:value-type="float" office:value="1.65015991641072" calcext:value-type="float">
            <text:p>1.65015991641072</text:p>
          </table:table-cell>
          <table:table-cell table:formula="of:=[.E407]*([.H$1]^(-[.F$1]))" office:value-type="float" office:value="-0.0023425357902111" calcext:value-type="float">
            <text:p>-0.002342535790211</text:p>
          </table:table-cell>
          <table:table-cell office:value-type="float" office:value="-9.30399" calcext:value-type="float">
            <text:p>-9.30399</text:p>
          </table:table-cell>
          <table:table-cell table:number-columns-repeated="38"/>
        </table:table-row>
        <table:table-row table:style-name="ro1">
          <table:table-cell office:value-type="float" office:value="0.174974" calcext:value-type="float">
            <text:p>0.174974</text:p>
          </table:table-cell>
          <table:table-cell table:formula="of:=[.A408]-[.A$1]" office:value-type="float" office:value="0.000406999999999991" calcext:value-type="float">
            <text:p>0.000407</text:p>
          </table:table-cell>
          <table:table-cell table:formula="of:=[.B408]*([.H$1]^(-[.G$1]))" office:value-type="float" office:value="1.65422434970238" calcext:value-type="float">
            <text:p>1.65422434970238</text:p>
          </table:table-cell>
          <table:table-cell table:formula="of:=[.E408]*([.H$1]^(-[.F$1]))" office:value-type="float" office:value="-0.00230151115651555" calcext:value-type="float">
            <text:p>-0.002301511156516</text:p>
          </table:table-cell>
          <table:table-cell office:value-type="float" office:value="-9.14105" calcext:value-type="float">
            <text:p>-9.14105</text:p>
          </table:table-cell>
          <table:table-cell table:number-columns-repeated="38"/>
        </table:table-row>
        <table:table-row table:style-name="ro1">
          <table:table-cell office:value-type="float" office:value="0.174975" calcext:value-type="float">
            <text:p>0.174975</text:p>
          </table:table-cell>
          <table:table-cell table:formula="of:=[.A409]-[.A$1]" office:value-type="float" office:value="0.000407999999999992" calcext:value-type="float">
            <text:p>0.000408</text:p>
          </table:table-cell>
          <table:table-cell table:formula="of:=[.B409]*([.H$1]^(-[.G$1]))" office:value-type="float" office:value="1.65828878299404" calcext:value-type="float">
            <text:p>1.65828878299404</text:p>
          </table:table-cell>
          <table:table-cell table:formula="of:=[.E409]*([.H$1]^(-[.F$1]))" office:value-type="float" office:value="-0.00226043868508586" calcext:value-type="float">
            <text:p>-0.002260438685086</text:p>
          </table:table-cell>
          <table:table-cell office:value-type="float" office:value="-8.97792" calcext:value-type="float">
            <text:p>-8.97792</text:p>
          </table:table-cell>
          <table:table-cell table:number-columns-repeated="38"/>
        </table:table-row>
        <table:table-row table:style-name="ro1">
          <table:table-cell office:value-type="float" office:value="0.174976" calcext:value-type="float">
            <text:p>0.174976</text:p>
          </table:table-cell>
          <table:table-cell table:formula="of:=[.A410]-[.A$1]" office:value-type="float" office:value="0.000408999999999993" calcext:value-type="float">
            <text:p>0.000409</text:p>
          </table:table-cell>
          <table:table-cell table:formula="of:=[.B410]*([.H$1]^(-[.G$1]))" office:value-type="float" office:value="1.66235321628569" calcext:value-type="float">
            <text:p>1.66235321628569</text:p>
          </table:table-cell>
          <table:table-cell table:formula="of:=[.E410]*([.H$1]^(-[.F$1]))" office:value-type="float" office:value="-0.00221932844702395" calcext:value-type="float">
            <text:p>-0.002219328447024</text:p>
          </table:table-cell>
          <table:table-cell office:value-type="float" office:value="-8.81464" calcext:value-type="float">
            <text:p>-8.81464</text:p>
          </table:table-cell>
          <table:table-cell table:number-columns-repeated="38"/>
        </table:table-row>
        <table:table-row table:style-name="ro1">
          <table:table-cell office:value-type="float" office:value="0.174977" calcext:value-type="float">
            <text:p>0.174977</text:p>
          </table:table-cell>
          <table:table-cell table:formula="of:=[.A411]-[.A$1]" office:value-type="float" office:value="0.000409999999999994" calcext:value-type="float">
            <text:p>0.00041</text:p>
          </table:table-cell>
          <table:table-cell table:formula="of:=[.B411]*([.H$1]^(-[.G$1]))" office:value-type="float" office:value="1.66641764957735" calcext:value-type="float">
            <text:p>1.66641764957735</text:p>
          </table:table-cell>
          <table:table-cell table:formula="of:=[.E411]*([.H$1]^(-[.F$1]))" office:value-type="float" office:value="-0.00217819303120722" calcext:value-type="float">
            <text:p>-0.002178193031207</text:p>
          </table:table-cell>
          <table:table-cell office:value-type="float" office:value="-8.65126" calcext:value-type="float">
            <text:p>-8.65126</text:p>
          </table:table-cell>
          <table:table-cell table:number-columns-repeated="38"/>
        </table:table-row>
        <table:table-row table:style-name="ro1">
          <table:table-cell office:value-type="float" office:value="0.174978" calcext:value-type="float">
            <text:p>0.174978</text:p>
          </table:table-cell>
          <table:table-cell table:formula="of:=[.A412]-[.A$1]" office:value-type="float" office:value="0.000410999999999995" calcext:value-type="float">
            <text:p>0.000411</text:p>
          </table:table-cell>
          <table:table-cell table:formula="of:=[.B412]*([.H$1]^(-[.G$1]))" office:value-type="float" office:value="1.670482082869" calcext:value-type="float">
            <text:p>1.670482082869</text:p>
          </table:table-cell>
          <table:table-cell table:formula="of:=[.E412]*([.H$1]^(-[.F$1]))" office:value-type="float" office:value="-0.00213704754428856" calcext:value-type="float">
            <text:p>-0.002137047544289</text:p>
          </table:table-cell>
          <table:table-cell office:value-type="float" office:value="-8.48784" calcext:value-type="float">
            <text:p>-8.48784</text:p>
          </table:table-cell>
          <table:table-cell table:number-columns-repeated="38"/>
        </table:table-row>
        <table:table-row table:style-name="ro1">
          <table:table-cell office:value-type="float" office:value="0.174979" calcext:value-type="float">
            <text:p>0.174979</text:p>
          </table:table-cell>
          <table:table-cell table:formula="of:=[.A413]-[.A$1]" office:value-type="float" office:value="0.000411999999999996" calcext:value-type="float">
            <text:p>0.000412</text:p>
          </table:table-cell>
          <table:table-cell table:formula="of:=[.B413]*([.H$1]^(-[.G$1]))" office:value-type="float" office:value="1.67454651616066" calcext:value-type="float">
            <text:p>1.67454651616066</text:p>
          </table:table-cell>
          <table:table-cell table:formula="of:=[.E413]*([.H$1]^(-[.F$1]))" office:value-type="float" office:value="-0.00209589953959443" calcext:value-type="float">
            <text:p>-0.002095899539594</text:p>
          </table:table-cell>
          <table:table-cell office:value-type="float" office:value="-8.32441" calcext:value-type="float">
            <text:p>-8.32441</text:p>
          </table:table-cell>
          <table:table-cell table:number-columns-repeated="38"/>
        </table:table-row>
        <table:table-row table:style-name="ro1">
          <table:table-cell office:value-type="float" office:value="0.17498" calcext:value-type="float">
            <text:p>0.17498</text:p>
          </table:table-cell>
          <table:table-cell table:formula="of:=[.A414]-[.A$1]" office:value-type="float" office:value="0.000413000000000024" calcext:value-type="float">
            <text:p>0.000413</text:p>
          </table:table-cell>
          <table:table-cell table:formula="of:=[.B414]*([.H$1]^(-[.G$1]))" office:value-type="float" office:value="1.67861094945243" calcext:value-type="float">
            <text:p>1.67861094945243</text:p>
          </table:table-cell>
          <table:table-cell table:formula="of:=[.E414]*([.H$1]^(-[.F$1]))" office:value-type="float" office:value="-0.00205476160600222" calcext:value-type="float">
            <text:p>-0.002054761606002</text:p>
          </table:table-cell>
          <table:table-cell office:value-type="float" office:value="-8.16102" calcext:value-type="float">
            <text:p>-8.16102</text:p>
          </table:table-cell>
          <table:table-cell table:number-columns-repeated="38"/>
        </table:table-row>
        <table:table-row table:style-name="ro1">
          <table:table-cell office:value-type="float" office:value="0.174981" calcext:value-type="float">
            <text:p>0.174981</text:p>
          </table:table-cell>
          <table:table-cell table:formula="of:=[.A415]-[.A$1]" office:value-type="float" office:value="0.000413999999999998" calcext:value-type="float">
            <text:p>0.000414</text:p>
          </table:table-cell>
          <table:table-cell table:formula="of:=[.B415]*([.H$1]^(-[.G$1]))" office:value-type="float" office:value="1.68267538274397" calcext:value-type="float">
            <text:p>1.68267538274397</text:p>
          </table:table-cell>
          <table:table-cell table:formula="of:=[.E415]*([.H$1]^(-[.F$1]))" office:value-type="float" office:value="-0.00201364633238934" calcext:value-type="float">
            <text:p>-0.002013646332389</text:p>
          </table:table-cell>
          <table:table-cell office:value-type="float" office:value="-7.99772" calcext:value-type="float">
            <text:p>-7.99772</text:p>
          </table:table-cell>
          <table:table-cell table:number-columns-repeated="38"/>
        </table:table-row>
        <table:table-row table:style-name="ro1">
          <table:table-cell office:value-type="float" office:value="0.174982" calcext:value-type="float">
            <text:p>0.174982</text:p>
          </table:table-cell>
          <table:table-cell table:formula="of:=[.A416]-[.A$1]" office:value-type="float" office:value="0.000414999999999999" calcext:value-type="float">
            <text:p>0.000415</text:p>
          </table:table-cell>
          <table:table-cell table:formula="of:=[.B416]*([.H$1]^(-[.G$1]))" office:value-type="float" office:value="1.68673981603563" calcext:value-type="float">
            <text:p>1.68673981603563</text:p>
          </table:table-cell>
          <table:table-cell table:formula="of:=[.E416]*([.H$1]^(-[.F$1]))" office:value-type="float" office:value="-0.0019725663076332" calcext:value-type="float">
            <text:p>-0.001972566307633</text:p>
          </table:table-cell>
          <table:table-cell office:value-type="float" office:value="-7.83456" calcext:value-type="float">
            <text:p>-7.83456</text:p>
          </table:table-cell>
          <table:table-cell table:number-columns-repeated="38"/>
        </table:table-row>
        <table:table-row table:style-name="ro1">
          <table:table-cell office:value-type="float" office:value="0.174983" calcext:value-type="float">
            <text:p>0.174983</text:p>
          </table:table-cell>
          <table:table-cell table:formula="of:=[.A417]-[.A$1]" office:value-type="float" office:value="0.000416" calcext:value-type="float">
            <text:p>0.000416</text:p>
          </table:table-cell>
          <table:table-cell table:formula="of:=[.B417]*([.H$1]^(-[.G$1]))" office:value-type="float" office:value="1.69080424932728" calcext:value-type="float">
            <text:p>1.69080424932728</text:p>
          </table:table-cell>
          <table:table-cell table:formula="of:=[.E417]*([.H$1]^(-[.F$1]))" office:value-type="float" office:value="-0.00193153412061122" calcext:value-type="float">
            <text:p>-0.001931534120611</text:p>
          </table:table-cell>
          <table:table-cell office:value-type="float" office:value="-7.67159" calcext:value-type="float">
            <text:p>-7.67159</text:p>
          </table:table-cell>
          <table:table-cell table:number-columns-repeated="38"/>
        </table:table-row>
        <table:table-row table:style-name="ro1">
          <table:table-cell office:value-type="float" office:value="0.174984" calcext:value-type="float">
            <text:p>0.174984</text:p>
          </table:table-cell>
          <table:table-cell table:formula="of:=[.A418]-[.A$1]" office:value-type="float" office:value="0.000417000000000001" calcext:value-type="float">
            <text:p>0.000417</text:p>
          </table:table-cell>
          <table:table-cell table:formula="of:=[.B418]*([.H$1]^(-[.G$1]))" office:value-type="float" office:value="1.69486868261894" calcext:value-type="float">
            <text:p>1.69486868261894</text:p>
          </table:table-cell>
          <table:table-cell table:formula="of:=[.E418]*([.H$1]^(-[.F$1]))" office:value-type="float" office:value="-0.0018905598424253" calcext:value-type="float">
            <text:p>-0.001890559842425</text:p>
          </table:table-cell>
          <table:table-cell office:value-type="float" office:value="-7.50885" calcext:value-type="float">
            <text:p>-7.50885</text:p>
          </table:table-cell>
          <table:table-cell table:number-columns-repeated="38"/>
        </table:table-row>
        <table:table-row table:style-name="ro1">
          <table:table-cell office:value-type="float" office:value="0.174985" calcext:value-type="float">
            <text:p>0.174985</text:p>
          </table:table-cell>
          <table:table-cell table:formula="of:=[.A419]-[.A$1]" office:value-type="float" office:value="0.000418000000000002" calcext:value-type="float">
            <text:p>0.000418</text:p>
          </table:table-cell>
          <table:table-cell table:formula="of:=[.B419]*([.H$1]^(-[.G$1]))" office:value-type="float" office:value="1.6989331159106" calcext:value-type="float">
            <text:p>1.6989331159106</text:p>
          </table:table-cell>
          <table:table-cell table:formula="of:=[.E419]*([.H$1]^(-[.F$1]))" office:value-type="float" office:value="-0.00184965354417739" calcext:value-type="float">
            <text:p>-0.001849653544177</text:p>
          </table:table-cell>
          <table:table-cell office:value-type="float" office:value="-7.34638" calcext:value-type="float">
            <text:p>-7.34638</text:p>
          </table:table-cell>
          <table:table-cell table:number-columns-repeated="38"/>
        </table:table-row>
        <table:table-row table:style-name="ro1">
          <table:table-cell office:value-type="float" office:value="0.174986" calcext:value-type="float">
            <text:p>0.174986</text:p>
          </table:table-cell>
          <table:table-cell table:formula="of:=[.A420]-[.A$1]" office:value-type="float" office:value="0.000419000000000003" calcext:value-type="float">
            <text:p>0.000419</text:p>
          </table:table-cell>
          <table:table-cell table:formula="of:=[.B420]*([.H$1]^(-[.G$1]))" office:value-type="float" office:value="1.70299754920225" calcext:value-type="float">
            <text:p>1.70299754920225</text:p>
          </table:table-cell>
          <table:table-cell table:formula="of:=[.E420]*([.H$1]^(-[.F$1]))" office:value-type="float" office:value="-0.00180883285029585" calcext:value-type="float">
            <text:p>-0.001808832850296</text:p>
          </table:table-cell>
          <table:table-cell office:value-type="float" office:value="-7.18425" calcext:value-type="float">
            <text:p>-7.18425</text:p>
          </table:table-cell>
          <table:table-cell table:number-columns-repeated="38"/>
        </table:table-row>
        <table:table-row table:style-name="ro1">
          <table:table-cell office:value-type="float" office:value="0.174987" calcext:value-type="float">
            <text:p>0.174987</text:p>
          </table:table-cell>
          <table:table-cell table:formula="of:=[.A421]-[.A$1]" office:value-type="float" office:value="0.000420000000000004" calcext:value-type="float">
            <text:p>0.00042</text:p>
          </table:table-cell>
          <table:table-cell table:formula="of:=[.B421]*([.H$1]^(-[.G$1]))" office:value-type="float" office:value="1.70706198249391" calcext:value-type="float">
            <text:p>1.70706198249391</text:p>
          </table:table-cell>
          <table:table-cell table:formula="of:=[.E421]*([.H$1]^(-[.F$1]))" office:value-type="float" office:value="-0.00176810531410712" calcext:value-type="float">
            <text:p>-0.001768105314107</text:p>
          </table:table-cell>
          <table:table-cell office:value-type="float" office:value="-7.02249" calcext:value-type="float">
            <text:p>-7.02249</text:p>
          </table:table-cell>
          <table:table-cell table:number-columns-repeated="38"/>
        </table:table-row>
        <table:table-row table:style-name="ro1">
          <table:table-cell office:value-type="float" office:value="0.174988" calcext:value-type="float">
            <text:p>0.174988</text:p>
          </table:table-cell>
          <table:table-cell table:formula="of:=[.A422]-[.A$1]" office:value-type="float" office:value="0.000421000000000005" calcext:value-type="float">
            <text:p>0.000421</text:p>
          </table:table-cell>
          <table:table-cell table:formula="of:=[.B422]*([.H$1]^(-[.G$1]))" office:value-type="float" office:value="1.71112641578557" calcext:value-type="float">
            <text:p>1.71112641578557</text:p>
          </table:table-cell>
          <table:table-cell table:formula="of:=[.E422]*([.H$1]^(-[.F$1]))" office:value-type="float" office:value="-0.00172748100671314" calcext:value-type="float">
            <text:p>-0.001727481006713</text:p>
          </table:table-cell>
          <table:table-cell office:value-type="float" office:value="-6.86114" calcext:value-type="float">
            <text:p>-6.86114</text:p>
          </table:table-cell>
          <table:table-cell table:number-columns-repeated="38"/>
        </table:table-row>
        <table:table-row table:style-name="ro1">
          <table:table-cell office:value-type="float" office:value="0.174989" calcext:value-type="float">
            <text:p>0.174989</text:p>
          </table:table-cell>
          <table:table-cell table:formula="of:=[.A423]-[.A$1]" office:value-type="float" office:value="0.000422000000000006" calcext:value-type="float">
            <text:p>0.000422</text:p>
          </table:table-cell>
          <table:table-cell table:formula="of:=[.B423]*([.H$1]^(-[.G$1]))" office:value-type="float" office:value="1.71519084907722" calcext:value-type="float">
            <text:p>1.71519084907722</text:p>
          </table:table-cell>
          <table:table-cell table:formula="of:=[.E423]*([.H$1]^(-[.F$1]))" office:value-type="float" office:value="-0.00168697755254227" calcext:value-type="float">
            <text:p>-0.001686977552542</text:p>
          </table:table-cell>
          <table:table-cell office:value-type="float" office:value="-6.70027" calcext:value-type="float">
            <text:p>-6.70027</text:p>
          </table:table-cell>
          <table:table-cell table:number-columns-repeated="38"/>
        </table:table-row>
        <table:table-row table:style-name="ro1">
          <table:table-cell office:value-type="float" office:value="0.17499" calcext:value-type="float">
            <text:p>0.17499</text:p>
          </table:table-cell>
          <table:table-cell table:formula="of:=[.A424]-[.A$1]" office:value-type="float" office:value="0.000423000000000007" calcext:value-type="float">
            <text:p>0.000423</text:p>
          </table:table-cell>
          <table:table-cell table:formula="of:=[.B424]*([.H$1]^(-[.G$1]))" office:value-type="float" office:value="1.71925528236888" calcext:value-type="float">
            <text:p>1.71925528236888</text:p>
          </table:table-cell>
          <table:table-cell table:formula="of:=[.E424]*([.H$1]^(-[.F$1]))" office:value-type="float" office:value="-0.00164660250492095" calcext:value-type="float">
            <text:p>-0.001646602504921</text:p>
          </table:table-cell>
          <table:table-cell office:value-type="float" office:value="-6.53991" calcext:value-type="float">
            <text:p>-6.53991</text:p>
          </table:table-cell>
          <table:table-cell table:number-columns-repeated="38"/>
        </table:table-row>
        <table:table-row table:style-name="ro1">
          <table:table-cell office:value-type="float" office:value="0.174991" calcext:value-type="float">
            <text:p>0.174991</text:p>
          </table:table-cell>
          <table:table-cell table:formula="of:=[.A425]-[.A$1]" office:value-type="float" office:value="0.00042399999999998" calcext:value-type="float">
            <text:p>0.000424</text:p>
          </table:table-cell>
          <table:table-cell table:formula="of:=[.B425]*([.H$1]^(-[.G$1]))" office:value-type="float" office:value="1.72331971566042" calcext:value-type="float">
            <text:p>1.72331971566042</text:p>
          </table:table-cell>
          <table:table-cell table:formula="of:=[.E425]*([.H$1]^(-[.F$1]))" office:value-type="float" office:value="-0.00160637097050208" calcext:value-type="float">
            <text:p>-0.001606370970502</text:p>
          </table:table-cell>
          <table:table-cell office:value-type="float" office:value="-6.38012" calcext:value-type="float">
            <text:p>-6.38012</text:p>
          </table:table-cell>
          <table:table-cell table:number-columns-repeated="38"/>
        </table:table-row>
        <table:table-row table:style-name="ro1">
          <table:table-cell office:value-type="float" office:value="0.174992" calcext:value-type="float">
            <text:p>0.174992</text:p>
          </table:table-cell>
          <table:table-cell table:formula="of:=[.A426]-[.A$1]" office:value-type="float" office:value="0.000424999999999981" calcext:value-type="float">
            <text:p>0.000425</text:p>
          </table:table-cell>
          <table:table-cell table:formula="of:=[.B426]*([.H$1]^(-[.G$1]))" office:value-type="float" office:value="1.72738414895208" calcext:value-type="float">
            <text:p>1.72738414895208</text:p>
          </table:table-cell>
          <table:table-cell table:formula="of:=[.E426]*([.H$1]^(-[.F$1]))" office:value-type="float" office:value="-0.0015662905026121" calcext:value-type="float">
            <text:p>-0.001566290502612</text:p>
          </table:table-cell>
          <table:table-cell office:value-type="float" office:value="-6.22093" calcext:value-type="float">
            <text:p>-6.22093</text:p>
          </table:table-cell>
          <table:table-cell table:number-columns-repeated="38"/>
        </table:table-row>
        <table:table-row table:style-name="ro1">
          <table:table-cell office:value-type="float" office:value="0.174993" calcext:value-type="float">
            <text:p>0.174993</text:p>
          </table:table-cell>
          <table:table-cell table:formula="of:=[.A427]-[.A$1]" office:value-type="float" office:value="0.000425999999999982" calcext:value-type="float">
            <text:p>0.000426</text:p>
          </table:table-cell>
          <table:table-cell table:formula="of:=[.B427]*([.H$1]^(-[.G$1]))" office:value-type="float" office:value="1.73144858224373" calcext:value-type="float">
            <text:p>1.73144858224373</text:p>
          </table:table-cell>
          <table:table-cell table:formula="of:=[.E427]*([.H$1]^(-[.F$1]))" office:value-type="float" office:value="-0.0015263762079039" calcext:value-type="float">
            <text:p>-0.001526376207904</text:p>
          </table:table-cell>
          <table:table-cell office:value-type="float" office:value="-6.0624" calcext:value-type="float">
            <text:p>-6.0624</text:p>
          </table:table-cell>
          <table:table-cell table:number-columns-repeated="38"/>
        </table:table-row>
        <table:table-row table:style-name="ro1">
          <table:table-cell office:value-type="float" office:value="0.174994" calcext:value-type="float">
            <text:p>0.174994</text:p>
          </table:table-cell>
          <table:table-cell table:formula="of:=[.A428]-[.A$1]" office:value-type="float" office:value="0.000426999999999983" calcext:value-type="float">
            <text:p>0.000427</text:p>
          </table:table-cell>
          <table:table-cell table:formula="of:=[.B428]*([.H$1]^(-[.G$1]))" office:value-type="float" office:value="1.73551301553539" calcext:value-type="float">
            <text:p>1.73551301553539</text:p>
          </table:table-cell>
          <table:table-cell table:formula="of:=[.E428]*([.H$1]^(-[.F$1]))" office:value-type="float" office:value="-0.00148664067525488" calcext:value-type="float">
            <text:p>-0.001486640675255</text:p>
          </table:table-cell>
          <table:table-cell office:value-type="float" office:value="-5.90458" calcext:value-type="float">
            <text:p>-5.90458</text:p>
          </table:table-cell>
          <table:table-cell table:number-columns-repeated="38"/>
        </table:table-row>
        <table:table-row table:style-name="ro1">
          <table:table-cell office:value-type="float" office:value="0.174995" calcext:value-type="float">
            <text:p>0.174995</text:p>
          </table:table-cell>
          <table:table-cell table:formula="of:=[.A429]-[.A$1]" office:value-type="float" office:value="0.000427999999999984" calcext:value-type="float">
            <text:p>0.000428</text:p>
          </table:table-cell>
          <table:table-cell table:formula="of:=[.B429]*([.H$1]^(-[.G$1]))" office:value-type="float" office:value="1.73957744882705" calcext:value-type="float">
            <text:p>1.73957744882705</text:p>
          </table:table-cell>
          <table:table-cell table:formula="of:=[.E429]*([.H$1]^(-[.F$1]))" office:value-type="float" office:value="-0.00144709145799149" calcext:value-type="float">
            <text:p>-0.001447091457992</text:p>
          </table:table-cell>
          <table:table-cell office:value-type="float" office:value="-5.7475" calcext:value-type="float">
            <text:p>-5.7475</text:p>
          </table:table-cell>
          <table:table-cell table:number-columns-repeated="38"/>
        </table:table-row>
        <table:table-row table:style-name="ro1">
          <table:table-cell office:value-type="float" office:value="0.174996" calcext:value-type="float">
            <text:p>0.174996</text:p>
          </table:table-cell>
          <table:table-cell table:formula="of:=[.A430]-[.A$1]" office:value-type="float" office:value="0.000428999999999985" calcext:value-type="float">
            <text:p>0.000429</text:p>
          </table:table-cell>
          <table:table-cell table:formula="of:=[.B430]*([.H$1]^(-[.G$1]))" office:value-type="float" office:value="1.7436418821187" calcext:value-type="float">
            <text:p>1.7436418821187</text:p>
          </table:table-cell>
          <table:table-cell table:formula="of:=[.E430]*([.H$1]^(-[.F$1]))" office:value-type="float" office:value="-0.00140774618054211" calcext:value-type="float">
            <text:p>-0.001407746180542</text:p>
          </table:table-cell>
          <table:table-cell office:value-type="float" office:value="-5.59123" calcext:value-type="float">
            <text:p>-5.59123</text:p>
          </table:table-cell>
          <table:table-cell table:number-columns-repeated="38"/>
        </table:table-row>
        <table:table-row table:style-name="ro1">
          <table:table-cell office:value-type="float" office:value="0.174997" calcext:value-type="float">
            <text:p>0.174997</text:p>
          </table:table-cell>
          <table:table-cell table:formula="of:=[.A431]-[.A$1]" office:value-type="float" office:value="0.000429999999999986" calcext:value-type="float">
            <text:p>0.00043</text:p>
          </table:table-cell>
          <table:table-cell table:formula="of:=[.B431]*([.H$1]^(-[.G$1]))" office:value-type="float" office:value="1.74770631541036" calcext:value-type="float">
            <text:p>1.74770631541036</text:p>
          </table:table-cell>
          <table:table-cell table:formula="of:=[.E431]*([.H$1]^(-[.F$1]))" office:value-type="float" office:value="-0.00136860987845769" calcext:value-type="float">
            <text:p>-0.001368609878458</text:p>
          </table:table-cell>
          <table:table-cell office:value-type="float" office:value="-5.43579" calcext:value-type="float">
            <text:p>-5.43579</text:p>
          </table:table-cell>
          <table:table-cell table:number-columns-repeated="38"/>
        </table:table-row>
        <table:table-row table:style-name="ro1">
          <table:table-cell office:value-type="float" office:value="0.174998" calcext:value-type="float">
            <text:p>0.174998</text:p>
          </table:table-cell>
          <table:table-cell table:formula="of:=[.A432]-[.A$1]" office:value-type="float" office:value="0.000430999999999987" calcext:value-type="float">
            <text:p>0.000431</text:p>
          </table:table-cell>
          <table:table-cell table:formula="of:=[.B432]*([.H$1]^(-[.G$1]))" office:value-type="float" office:value="1.75177074870201" calcext:value-type="float">
            <text:p>1.75177074870201</text:p>
          </table:table-cell>
          <table:table-cell table:formula="of:=[.E432]*([.H$1]^(-[.F$1]))" office:value-type="float" office:value="-0.00132970017616661" calcext:value-type="float">
            <text:p>-0.001329700176167</text:p>
          </table:table-cell>
          <table:table-cell office:value-type="float" office:value="-5.28125" calcext:value-type="float">
            <text:p>-5.28125</text:p>
          </table:table-cell>
          <table:table-cell table:number-columns-repeated="38"/>
        </table:table-row>
        <table:table-row table:style-name="ro1">
          <table:table-cell office:value-type="float" office:value="0.174999" calcext:value-type="float">
            <text:p>0.174999</text:p>
          </table:table-cell>
          <table:table-cell table:formula="of:=[.A433]-[.A$1]" office:value-type="float" office:value="0.000431999999999988" calcext:value-type="float">
            <text:p>0.000432</text:p>
          </table:table-cell>
          <table:table-cell table:formula="of:=[.B433]*([.H$1]^(-[.G$1]))" office:value-type="float" office:value="1.75583518199367" calcext:value-type="float">
            <text:p>1.75583518199367</text:p>
          </table:table-cell>
          <table:table-cell table:formula="of:=[.E433]*([.H$1]^(-[.F$1]))" office:value-type="float" office:value="-0.00129102714477078" calcext:value-type="float">
            <text:p>-0.001291027144771</text:p>
          </table:table-cell>
          <table:table-cell office:value-type="float" office:value="-5.12765" calcext:value-type="float">
            <text:p>-5.12765</text:p>
          </table:table-cell>
          <table:table-cell table:number-columns-repeated="3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[.A434]-[.A$1]" office:value-type="float" office:value="0.000433000000000017" calcext:value-type="float">
            <text:p>0.000433</text:p>
          </table:table-cell>
          <table:table-cell table:formula="of:=[.B434]*([.H$1]^(-[.G$1]))" office:value-type="float" office:value="1.75989961528544" calcext:value-type="float">
            <text:p>1.75989961528544</text:p>
          </table:table-cell>
          <table:table-cell table:formula="of:=[.E434]*([.H$1]^(-[.F$1]))" office:value-type="float" office:value="-0.00125260085537215" calcext:value-type="float">
            <text:p>-0.001252600855372</text:p>
          </table:table-cell>
          <table:table-cell office:value-type="float" office:value="-4.97503" calcext:value-type="float">
            <text:p>-4.97503</text:p>
          </table:table-cell>
          <table:table-cell table:number-columns-repeated="38"/>
        </table:table-row>
        <table:table-row table:style-name="ro1">
          <table:table-cell office:value-type="float" office:value="0.175001" calcext:value-type="float">
            <text:p>0.175001</text:p>
          </table:table-cell>
          <table:table-cell table:formula="of:=[.A435]-[.A$1]" office:value-type="float" office:value="0.00043399999999999" calcext:value-type="float">
            <text:p>0.000434</text:p>
          </table:table-cell>
          <table:table-cell table:formula="of:=[.B435]*([.H$1]^(-[.G$1]))" office:value-type="float" office:value="1.76396404857698" calcext:value-type="float">
            <text:p>1.76396404857698</text:p>
          </table:table-cell>
          <table:table-cell table:formula="of:=[.E435]*([.H$1]^(-[.F$1]))" office:value-type="float" office:value="-0.00121443641462359" calcext:value-type="float">
            <text:p>-0.001214436414624</text:p>
          </table:table-cell>
          <table:table-cell office:value-type="float" office:value="-4.82345" calcext:value-type="float">
            <text:p>-4.82345</text:p>
          </table:table-cell>
          <table:table-cell table:number-columns-repeated="38"/>
        </table:table-row>
        <table:table-row table:style-name="ro1">
          <table:table-cell office:value-type="float" office:value="0.175002" calcext:value-type="float">
            <text:p>0.175002</text:p>
          </table:table-cell>
          <table:table-cell table:formula="of:=[.A436]-[.A$1]" office:value-type="float" office:value="0.000434999999999991" calcext:value-type="float">
            <text:p>0.000435</text:p>
          </table:table-cell>
          <table:table-cell table:formula="of:=[.B436]*([.H$1]^(-[.G$1]))" office:value-type="float" office:value="1.76802848186864" calcext:value-type="float">
            <text:p>1.76802848186864</text:p>
          </table:table-cell>
          <table:table-cell table:formula="of:=[.E436]*([.H$1]^(-[.F$1]))" office:value-type="float" office:value="-0.00117654389362703" calcext:value-type="float">
            <text:p>-0.001176543893627</text:p>
          </table:table-cell>
          <table:table-cell office:value-type="float" office:value="-4.67295" calcext:value-type="float">
            <text:p>-4.67295</text:p>
          </table:table-cell>
          <table:table-cell table:number-columns-repeated="38"/>
        </table:table-row>
        <table:table-row table:style-name="ro1">
          <table:table-cell office:value-type="float" office:value="0.175003" calcext:value-type="float">
            <text:p>0.175003</text:p>
          </table:table-cell>
          <table:table-cell table:formula="of:=[.A437]-[.A$1]" office:value-type="float" office:value="0.000435999999999992" calcext:value-type="float">
            <text:p>0.000436</text:p>
          </table:table-cell>
          <table:table-cell table:formula="of:=[.B437]*([.H$1]^(-[.G$1]))" office:value-type="float" office:value="1.7720929151603" calcext:value-type="float">
            <text:p>1.7720929151603</text:p>
          </table:table-cell>
          <table:table-cell table:formula="of:=[.E437]*([.H$1]^(-[.F$1]))" office:value-type="float" office:value="-0.00113893588125988" calcext:value-type="float">
            <text:p>-0.00113893588126</text:p>
          </table:table-cell>
          <table:table-cell office:value-type="float" office:value="-4.52358" calcext:value-type="float">
            <text:p>-4.52358</text:p>
          </table:table-cell>
          <table:table-cell table:number-columns-repeated="38"/>
        </table:table-row>
        <table:table-row table:style-name="ro1">
          <table:table-cell office:value-type="float" office:value="0.175004" calcext:value-type="float">
            <text:p>0.175004</text:p>
          </table:table-cell>
          <table:table-cell table:formula="of:=[.A438]-[.A$1]" office:value-type="float" office:value="0.000436999999999993" calcext:value-type="float">
            <text:p>0.000437</text:p>
          </table:table-cell>
          <table:table-cell table:formula="of:=[.B438]*([.H$1]^(-[.G$1]))" office:value-type="float" office:value="1.77615734845195" calcext:value-type="float">
            <text:p>1.77615734845195</text:p>
          </table:table-cell>
          <table:table-cell table:formula="of:=[.E438]*([.H$1]^(-[.F$1]))" office:value-type="float" office:value="-0.00110162244862407" calcext:value-type="float">
            <text:p>-0.001101622448624</text:p>
          </table:table-cell>
          <table:table-cell office:value-type="float" office:value="-4.37538" calcext:value-type="float">
            <text:p>-4.37538</text:p>
          </table:table-cell>
          <table:table-cell table:number-columns-repeated="38"/>
        </table:table-row>
        <table:table-row table:style-name="ro1">
          <table:table-cell office:value-type="float" office:value="0.175005" calcext:value-type="float">
            <text:p>0.175005</text:p>
          </table:table-cell>
          <table:table-cell table:formula="of:=[.A439]-[.A$1]" office:value-type="float" office:value="0.000437999999999994" calcext:value-type="float">
            <text:p>0.000438</text:p>
          </table:table-cell>
          <table:table-cell table:formula="of:=[.B439]*([.H$1]^(-[.G$1]))" office:value-type="float" office:value="1.78022178174361" calcext:value-type="float">
            <text:p>1.78022178174361</text:p>
          </table:table-cell>
          <table:table-cell table:formula="of:=[.E439]*([.H$1]^(-[.F$1]))" office:value-type="float" office:value="-0.00106461870237248" calcext:value-type="float">
            <text:p>-0.001064618702372</text:p>
          </table:table-cell>
          <table:table-cell office:value-type="float" office:value="-4.22841" calcext:value-type="float">
            <text:p>-4.22841</text:p>
          </table:table-cell>
          <table:table-cell table:number-columns-repeated="38"/>
        </table:table-row>
        <table:table-row table:style-name="ro1">
          <table:table-cell office:value-type="float" office:value="0.175006" calcext:value-type="float">
            <text:p>0.175006</text:p>
          </table:table-cell>
          <table:table-cell table:formula="of:=[.A440]-[.A$1]" office:value-type="float" office:value="0.000438999999999995" calcext:value-type="float">
            <text:p>0.000439</text:p>
          </table:table-cell>
          <table:table-cell table:formula="of:=[.B440]*([.H$1]^(-[.G$1]))" office:value-type="float" office:value="1.78428621503526" calcext:value-type="float">
            <text:p>1.78428621503526</text:p>
          </table:table-cell>
          <table:table-cell table:formula="of:=[.E440]*([.H$1]^(-[.F$1]))" office:value-type="float" office:value="-0.00102793471360704" calcext:value-type="float">
            <text:p>-0.001027934713607</text:p>
          </table:table-cell>
          <table:table-cell office:value-type="float" office:value="-4.08271" calcext:value-type="float">
            <text:p>-4.08271</text:p>
          </table:table-cell>
          <table:table-cell table:number-columns-repeated="38"/>
        </table:table-row>
        <table:table-row table:style-name="ro1">
          <table:table-cell office:value-type="float" office:value="0.175007" calcext:value-type="float">
            <text:p>0.175007</text:p>
          </table:table-cell>
          <table:table-cell table:formula="of:=[.A441]-[.A$1]" office:value-type="float" office:value="0.000439999999999996" calcext:value-type="float">
            <text:p>0.00044</text:p>
          </table:table-cell>
          <table:table-cell table:formula="of:=[.B441]*([.H$1]^(-[.G$1]))" office:value-type="float" office:value="1.78835064832692" calcext:value-type="float">
            <text:p>1.78835064832692</text:p>
          </table:table-cell>
          <table:table-cell table:formula="of:=[.E441]*([.H$1]^(-[.F$1]))" office:value-type="float" office:value="-0.000991583071205158" calcext:value-type="float">
            <text:p>-0.000991583071205</text:p>
          </table:table-cell>
          <table:table-cell office:value-type="float" office:value="-3.93833" calcext:value-type="float">
            <text:p>-3.93833</text:p>
          </table:table-cell>
          <table:table-cell table:number-columns-repeated="38"/>
        </table:table-row>
        <table:table-row table:style-name="ro1">
          <table:table-cell office:value-type="float" office:value="0.175008" calcext:value-type="float">
            <text:p>0.175008</text:p>
          </table:table-cell>
          <table:table-cell table:formula="of:=[.A442]-[.A$1]" office:value-type="float" office:value="0.000440999999999997" calcext:value-type="float">
            <text:p>0.000441</text:p>
          </table:table-cell>
          <table:table-cell table:formula="of:=[.B442]*([.H$1]^(-[.G$1]))" office:value-type="float" office:value="1.79241508161858" calcext:value-type="float">
            <text:p>1.79241508161858</text:p>
          </table:table-cell>
          <table:table-cell table:formula="of:=[.E442]*([.H$1]^(-[.F$1]))" office:value-type="float" office:value="-0.000955578881819723" calcext:value-type="float">
            <text:p>-0.00095557888182</text:p>
          </table:table-cell>
          <table:table-cell office:value-type="float" office:value="-3.79533" calcext:value-type="float">
            <text:p>-3.79533</text:p>
          </table:table-cell>
          <table:table-cell table:number-columns-repeated="38"/>
        </table:table-row>
        <table:table-row table:style-name="ro1">
          <table:table-cell office:value-type="float" office:value="0.175009" calcext:value-type="float">
            <text:p>0.175009</text:p>
          </table:table-cell>
          <table:table-cell table:formula="of:=[.A443]-[.A$1]" office:value-type="float" office:value="0.000441999999999998" calcext:value-type="float">
            <text:p>0.000442</text:p>
          </table:table-cell>
          <table:table-cell table:formula="of:=[.B443]*([.H$1]^(-[.G$1]))" office:value-type="float" office:value="1.79647951491023" calcext:value-type="float">
            <text:p>1.79647951491023</text:p>
          </table:table-cell>
          <table:table-cell table:formula="of:=[.E443]*([.H$1]^(-[.F$1]))" office:value-type="float" office:value="-0.000919927181001699" calcext:value-type="float">
            <text:p>-0.000919927181002</text:p>
          </table:table-cell>
          <table:table-cell office:value-type="float" office:value="-3.65373" calcext:value-type="float">
            <text:p>-3.65373</text:p>
          </table:table-cell>
          <table:table-cell table:number-columns-repeated="38"/>
        </table:table-row>
        <table:table-row table:style-name="ro1">
          <table:table-cell office:value-type="float" office:value="0.17501" calcext:value-type="float">
            <text:p>0.17501</text:p>
          </table:table-cell>
          <table:table-cell table:formula="of:=[.A444]-[.A$1]" office:value-type="float" office:value="0.000443000000000027" calcext:value-type="float">
            <text:p>0.000443</text:p>
          </table:table-cell>
          <table:table-cell table:formula="of:=[.B444]*([.H$1]^(-[.G$1]))" office:value-type="float" office:value="1.800543948202" calcext:value-type="float">
            <text:p>1.800543948202</text:p>
          </table:table-cell>
          <table:table-cell table:formula="of:=[.E444]*([.H$1]^(-[.F$1]))" office:value-type="float" office:value="-0.000884648110954936" calcext:value-type="float">
            <text:p>-0.000884648110955</text:p>
          </table:table-cell>
          <table:table-cell office:value-type="float" office:value="-3.51361" calcext:value-type="float">
            <text:p>-3.51361</text:p>
          </table:table-cell>
          <table:table-cell table:number-columns-repeated="38"/>
        </table:table-row>
        <table:table-row table:style-name="ro1">
          <table:table-cell office:value-type="float" office:value="0.175011" calcext:value-type="float">
            <text:p>0.175011</text:p>
          </table:table-cell>
          <table:table-cell table:formula="of:=[.A445]-[.A$1]" office:value-type="float" office:value="0.000444" calcext:value-type="float">
            <text:p>0.000444</text:p>
          </table:table-cell>
          <table:table-cell table:formula="of:=[.B445]*([.H$1]^(-[.G$1]))" office:value-type="float" office:value="1.80460838149355" calcext:value-type="float">
            <text:p>1.80460838149355</text:p>
          </table:table-cell>
          <table:table-cell table:formula="of:=[.E445]*([.H$1]^(-[.F$1]))" office:value-type="float" office:value="-0.000849751742781361" calcext:value-type="float">
            <text:p>-0.000849751742781</text:p>
          </table:table-cell>
          <table:table-cell office:value-type="float" office:value="-3.37501" calcext:value-type="float">
            <text:p>-3.37501</text:p>
          </table:table-cell>
          <table:table-cell table:number-columns-repeated="38"/>
        </table:table-row>
        <table:table-row table:style-name="ro1">
          <table:table-cell office:value-type="float" office:value="0.175012" calcext:value-type="float">
            <text:p>0.175012</text:p>
          </table:table-cell>
          <table:table-cell table:formula="of:=[.A446]-[.A$1]" office:value-type="float" office:value="0.000445000000000001" calcext:value-type="float">
            <text:p>0.000445</text:p>
          </table:table-cell>
          <table:table-cell table:formula="of:=[.B446]*([.H$1]^(-[.G$1]))" office:value-type="float" office:value="1.8086728147852" calcext:value-type="float">
            <text:p>1.8086728147852</text:p>
          </table:table-cell>
          <table:table-cell table:formula="of:=[.E446]*([.H$1]^(-[.F$1]))" office:value-type="float" office:value="-0.0008152481475829" calcext:value-type="float">
            <text:p>-0.000815248147583</text:p>
          </table:table-cell>
          <table:table-cell office:value-type="float" office:value="-3.23797" calcext:value-type="float">
            <text:p>-3.23797</text:p>
          </table:table-cell>
          <table:table-cell table:number-columns-repeated="38"/>
        </table:table-row>
        <table:table-row table:style-name="ro1">
          <table:table-cell office:value-type="float" office:value="0.175013" calcext:value-type="float">
            <text:p>0.175013</text:p>
          </table:table-cell>
          <table:table-cell table:formula="of:=[.A447]-[.A$1]" office:value-type="float" office:value="0.000446000000000002" calcext:value-type="float">
            <text:p>0.000446</text:p>
          </table:table-cell>
          <table:table-cell table:formula="of:=[.B447]*([.H$1]^(-[.G$1]))" office:value-type="float" office:value="1.81273724807686" calcext:value-type="float">
            <text:p>1.81273724807686</text:p>
          </table:table-cell>
          <table:table-cell table:formula="of:=[.E447]*([.H$1]^(-[.F$1]))" office:value-type="float" office:value="-0.000781154949787924" calcext:value-type="float">
            <text:p>-0.000781154949788</text:p>
          </table:table-cell>
          <table:table-cell office:value-type="float" office:value="-3.10256" calcext:value-type="float">
            <text:p>-3.10256</text:p>
          </table:table-cell>
          <table:table-cell table:number-columns-repeated="38"/>
        </table:table-row>
        <table:table-row table:style-name="ro1">
          <table:table-cell office:value-type="float" office:value="0.175014" calcext:value-type="float">
            <text:p>0.175014</text:p>
          </table:table-cell>
          <table:table-cell table:formula="of:=[.A448]-[.A$1]" office:value-type="float" office:value="0.000447000000000003" calcext:value-type="float">
            <text:p>0.000447</text:p>
          </table:table-cell>
          <table:table-cell table:formula="of:=[.B448]*([.H$1]^(-[.G$1]))" office:value-type="float" office:value="1.81680168136851" calcext:value-type="float">
            <text:p>1.81680168136851</text:p>
          </table:table-cell>
          <table:table-cell table:formula="of:=[.E448]*([.H$1]^(-[.F$1]))" office:value-type="float" office:value="-0.000747479702722876" calcext:value-type="float">
            <text:p>-0.000747479702723</text:p>
          </table:table-cell>
          <table:table-cell office:value-type="float" office:value="-2.96881" calcext:value-type="float">
            <text:p>-2.96881</text:p>
          </table:table-cell>
          <table:table-cell table:number-columns-repeated="38"/>
        </table:table-row>
        <table:table-row table:style-name="ro1">
          <table:table-cell office:value-type="float" office:value="0.175015" calcext:value-type="float">
            <text:p>0.175015</text:p>
          </table:table-cell>
          <table:table-cell table:formula="of:=[.A449]-[.A$1]" office:value-type="float" office:value="0.000448000000000004" calcext:value-type="float">
            <text:p>0.000448</text:p>
          </table:table-cell>
          <table:table-cell table:formula="of:=[.B449]*([.H$1]^(-[.G$1]))" office:value-type="float" office:value="1.82086611466017" calcext:value-type="float">
            <text:p>1.82086611466017</text:p>
          </table:table-cell>
          <table:table-cell table:formula="of:=[.E449]*([.H$1]^(-[.F$1]))" office:value-type="float" office:value="-0.000714240030816127" calcext:value-type="float">
            <text:p>-0.000714240030816</text:p>
          </table:table-cell>
          <table:table-cell office:value-type="float" office:value="-2.83679" calcext:value-type="float">
            <text:p>-2.83679</text:p>
          </table:table-cell>
          <table:table-cell table:number-columns-repeated="38"/>
        </table:table-row>
        <table:table-row table:style-name="ro1">
          <table:table-cell office:value-type="float" office:value="0.175016" calcext:value-type="float">
            <text:p>0.175016</text:p>
          </table:table-cell>
          <table:table-cell table:formula="of:=[.A450]-[.A$1]" office:value-type="float" office:value="0.000449000000000005" calcext:value-type="float">
            <text:p>0.000449</text:p>
          </table:table-cell>
          <table:table-cell table:formula="of:=[.B450]*([.H$1]^(-[.G$1]))" office:value-type="float" office:value="1.82493054795183" calcext:value-type="float">
            <text:p>1.82493054795183</text:p>
          </table:table-cell>
          <table:table-cell table:formula="of:=[.E450]*([.H$1]^(-[.F$1]))" office:value-type="float" office:value="-0.000681448522945086" calcext:value-type="float">
            <text:p>-0.000681448522945</text:p>
          </table:table-cell>
          <table:table-cell office:value-type="float" office:value="-2.70655" calcext:value-type="float">
            <text:p>-2.70655</text:p>
          </table:table-cell>
          <table:table-cell table:number-columns-repeated="38"/>
        </table:table-row>
        <table:table-row table:style-name="ro1">
          <table:table-cell office:value-type="float" office:value="0.175017" calcext:value-type="float">
            <text:p>0.175017</text:p>
          </table:table-cell>
          <table:table-cell table:formula="of:=[.A451]-[.A$1]" office:value-type="float" office:value="0.000450000000000006" calcext:value-type="float">
            <text:p>0.00045</text:p>
          </table:table-cell>
          <table:table-cell table:formula="of:=[.B451]*([.H$1]^(-[.G$1]))" office:value-type="float" office:value="1.82899498124348" calcext:value-type="float">
            <text:p>1.82899498124348</text:p>
          </table:table-cell>
          <table:table-cell table:formula="of:=[.E451]*([.H$1]^(-[.F$1]))" office:value-type="float" office:value="-0.000649115250211677" calcext:value-type="float">
            <text:p>-0.000649115250212</text:p>
          </table:table-cell>
          <table:table-cell office:value-type="float" office:value="-2.57813" calcext:value-type="float">
            <text:p>-2.57813</text:p>
          </table:table-cell>
          <table:table-cell table:number-columns-repeated="38"/>
        </table:table-row>
        <table:table-row table:style-name="ro1">
          <table:table-cell office:value-type="float" office:value="0.175018" calcext:value-type="float">
            <text:p>0.175018</text:p>
          </table:table-cell>
          <table:table-cell table:formula="of:=[.A452]-[.A$1]" office:value-type="float" office:value="0.000450999999999979" calcext:value-type="float">
            <text:p>0.000451</text:p>
          </table:table-cell>
          <table:table-cell table:formula="of:=[.B452]*([.H$1]^(-[.G$1]))" office:value-type="float" office:value="1.83305941453503" calcext:value-type="float">
            <text:p>1.83305941453503</text:p>
          </table:table-cell>
          <table:table-cell table:formula="of:=[.E452]*([.H$1]^(-[.F$1]))" office:value-type="float" office:value="-0.000617257837044271" calcext:value-type="float">
            <text:p>-0.000617257837044</text:p>
          </table:table-cell>
          <table:table-cell office:value-type="float" office:value="-2.4516" calcext:value-type="float">
            <text:p>-2.4516</text:p>
          </table:table-cell>
          <table:table-cell table:number-columns-repeated="38"/>
        </table:table-row>
        <table:table-row table:style-name="ro1">
          <table:table-cell office:value-type="float" office:value="0.175019" calcext:value-type="float">
            <text:p>0.175019</text:p>
          </table:table-cell>
          <table:table-cell table:formula="of:=[.A453]-[.A$1]" office:value-type="float" office:value="0.00045199999999998" calcext:value-type="float">
            <text:p>0.000452</text:p>
          </table:table-cell>
          <table:table-cell table:formula="of:=[.B453]*([.H$1]^(-[.G$1]))" office:value-type="float" office:value="1.83712384782668" calcext:value-type="float">
            <text:p>1.83712384782668</text:p>
          </table:table-cell>
          <table:table-cell table:formula="of:=[.E453]*([.H$1]^(-[.F$1]))" office:value-type="float" office:value="-0.000585891390095758" calcext:value-type="float">
            <text:p>-0.000585891390096</text:p>
          </table:table-cell>
          <table:table-cell office:value-type="float" office:value="-2.32702" calcext:value-type="float">
            <text:p>-2.32702</text:p>
          </table:table-cell>
          <table:table-cell table:number-columns-repeated="38"/>
        </table:table-row>
        <table:table-row table:style-name="ro1">
          <table:table-cell office:value-type="float" office:value="0.17502" calcext:value-type="float">
            <text:p>0.17502</text:p>
          </table:table-cell>
          <table:table-cell table:formula="of:=[.A454]-[.A$1]" office:value-type="float" office:value="0.000453000000000009" calcext:value-type="float">
            <text:p>0.000453</text:p>
          </table:table-cell>
          <table:table-cell table:formula="of:=[.B454]*([.H$1]^(-[.G$1]))" office:value-type="float" office:value="1.84118828111845" calcext:value-type="float">
            <text:p>1.84118828111845</text:p>
          </table:table-cell>
          <table:table-cell table:formula="of:=[.E454]*([.H$1]^(-[.F$1]))" office:value-type="float" office:value="-0.000555025980468063" calcext:value-type="float">
            <text:p>-0.000555025980468</text:p>
          </table:table-cell>
          <table:table-cell office:value-type="float" office:value="-2.20443" calcext:value-type="float">
            <text:p>-2.20443</text:p>
          </table:table-cell>
          <table:table-cell table:number-columns-repeated="38"/>
        </table:table-row>
        <table:table-row table:style-name="ro1">
          <table:table-cell office:value-type="float" office:value="0.175021" calcext:value-type="float">
            <text:p>0.175021</text:p>
          </table:table-cell>
          <table:table-cell table:formula="of:=[.A455]-[.A$1]" office:value-type="float" office:value="0.000453999999999982" calcext:value-type="float">
            <text:p>0.000454</text:p>
          </table:table-cell>
          <table:table-cell table:formula="of:=[.B455]*([.H$1]^(-[.G$1]))" office:value-type="float" office:value="1.84525271440999" calcext:value-type="float">
            <text:p>1.84525271440999</text:p>
          </table:table-cell>
          <table:table-cell table:formula="of:=[.E455]*([.H$1]^(-[.F$1]))" office:value-type="float" office:value="-0.000524681750365038" calcext:value-type="float">
            <text:p>-0.000524681750365</text:p>
          </table:table-cell>
          <table:table-cell office:value-type="float" office:value="-2.08391" calcext:value-type="float">
            <text:p>-2.08391</text:p>
          </table:table-cell>
          <table:table-cell table:number-columns-repeated="38"/>
        </table:table-row>
        <table:table-row table:style-name="ro1">
          <table:table-cell office:value-type="float" office:value="0.175022" calcext:value-type="float">
            <text:p>0.175022</text:p>
          </table:table-cell>
          <table:table-cell table:formula="of:=[.A456]-[.A$1]" office:value-type="float" office:value="0.000454999999999983" calcext:value-type="float">
            <text:p>0.000455</text:p>
          </table:table-cell>
          <table:table-cell table:formula="of:=[.B456]*([.H$1]^(-[.G$1]))" office:value-type="float" office:value="1.84931714770165" calcext:value-type="float">
            <text:p>1.84931714770165</text:p>
          </table:table-cell>
          <table:table-cell table:formula="of:=[.E456]*([.H$1]^(-[.F$1]))" office:value-type="float" office:value="-0.000494871288664091" calcext:value-type="float">
            <text:p>-0.000494871288664</text:p>
          </table:table-cell>
          <table:table-cell office:value-type="float" office:value="-1.96551" calcext:value-type="float">
            <text:p>-1.96551</text:p>
          </table:table-cell>
          <table:table-cell table:number-columns-repeated="38"/>
        </table:table-row>
        <table:table-row table:style-name="ro1">
          <table:table-cell office:value-type="float" office:value="0.175023" calcext:value-type="float">
            <text:p>0.175023</text:p>
          </table:table-cell>
          <table:table-cell table:formula="of:=[.A457]-[.A$1]" office:value-type="float" office:value="0.000455999999999984" calcext:value-type="float">
            <text:p>0.000456</text:p>
          </table:table-cell>
          <table:table-cell table:formula="of:=[.B457]*([.H$1]^(-[.G$1]))" office:value-type="float" office:value="1.85338158099331" calcext:value-type="float">
            <text:p>1.85338158099331</text:p>
          </table:table-cell>
          <table:table-cell table:formula="of:=[.E457]*([.H$1]^(-[.F$1]))" office:value-type="float" office:value="-0.000465609702018111" calcext:value-type="float">
            <text:p>-0.000465609702018</text:p>
          </table:table-cell>
          <table:table-cell office:value-type="float" office:value="-1.84929" calcext:value-type="float">
            <text:p>-1.84929</text:p>
          </table:table-cell>
          <table:table-cell table:number-columns-repeated="38"/>
        </table:table-row>
        <table:table-row table:style-name="ro1">
          <table:table-cell office:value-type="float" office:value="0.175024" calcext:value-type="float">
            <text:p>0.175024</text:p>
          </table:table-cell>
          <table:table-cell table:formula="of:=[.A458]-[.A$1]" office:value-type="float" office:value="0.000456999999999985" calcext:value-type="float">
            <text:p>0.000457</text:p>
          </table:table-cell>
          <table:table-cell table:formula="of:=[.B458]*([.H$1]^(-[.G$1]))" office:value-type="float" office:value="1.85744601428496" calcext:value-type="float">
            <text:p>1.85744601428496</text:p>
          </table:table-cell>
          <table:table-cell table:formula="of:=[.E458]*([.H$1]^(-[.F$1]))" office:value-type="float" office:value="-0.000436914614855468" calcext:value-type="float">
            <text:p>-0.000436914614855</text:p>
          </table:table-cell>
          <table:table-cell office:value-type="float" office:value="-1.73532" calcext:value-type="float">
            <text:p>-1.73532</text:p>
          </table:table-cell>
          <table:table-cell table:number-columns-repeated="38"/>
        </table:table-row>
        <table:table-row table:style-name="ro1">
          <table:table-cell office:value-type="float" office:value="0.175025" calcext:value-type="float">
            <text:p>0.175025</text:p>
          </table:table-cell>
          <table:table-cell table:formula="of:=[.A459]-[.A$1]" office:value-type="float" office:value="0.000457999999999986" calcext:value-type="float">
            <text:p>0.000458</text:p>
          </table:table-cell>
          <table:table-cell table:formula="of:=[.B459]*([.H$1]^(-[.G$1]))" office:value-type="float" office:value="1.86151044757662" calcext:value-type="float">
            <text:p>1.86151044757662</text:p>
          </table:table-cell>
          <table:table-cell table:formula="of:=[.E459]*([.H$1]^(-[.F$1]))" office:value-type="float" office:value="-0.000408803651604532" calcext:value-type="float">
            <text:p>-0.000408803651605</text:p>
          </table:table-cell>
          <table:table-cell office:value-type="float" office:value="-1.62367" calcext:value-type="float">
            <text:p>-1.62367</text:p>
          </table:table-cell>
          <table:table-cell table:number-columns-repeated="38"/>
        </table:table-row>
        <table:table-row table:style-name="ro1">
          <table:table-cell office:value-type="float" office:value="0.175026" calcext:value-type="float">
            <text:p>0.175026</text:p>
          </table:table-cell>
          <table:table-cell table:formula="of:=[.A460]-[.A$1]" office:value-type="float" office:value="0.000458999999999987" calcext:value-type="float">
            <text:p>0.000459</text:p>
          </table:table-cell>
          <table:table-cell table:formula="of:=[.B460]*([.H$1]^(-[.G$1]))" office:value-type="float" office:value="1.86557488086828" calcext:value-type="float">
            <text:p>1.86557488086828</text:p>
          </table:table-cell>
          <table:table-cell table:formula="of:=[.E460]*([.H$1]^(-[.F$1]))" office:value-type="float" office:value="-0.000381294436693675" calcext:value-type="float">
            <text:p>-0.000381294436694</text:p>
          </table:table-cell>
          <table:table-cell office:value-type="float" office:value="-1.51441" calcext:value-type="float">
            <text:p>-1.51441</text:p>
          </table:table-cell>
          <table:table-cell table:number-columns-repeated="38"/>
        </table:table-row>
        <table:table-row table:style-name="ro1">
          <table:table-cell office:value-type="float" office:value="0.175027" calcext:value-type="float">
            <text:p>0.175027</text:p>
          </table:table-cell>
          <table:table-cell table:formula="of:=[.A461]-[.A$1]" office:value-type="float" office:value="0.000459999999999988" calcext:value-type="float">
            <text:p>0.00046</text:p>
          </table:table-cell>
          <table:table-cell table:formula="of:=[.B461]*([.H$1]^(-[.G$1]))" office:value-type="float" office:value="1.86963931415993" calcext:value-type="float">
            <text:p>1.86963931415993</text:p>
          </table:table-cell>
          <table:table-cell table:formula="of:=[.E461]*([.H$1]^(-[.F$1]))" office:value-type="float" office:value="-0.000354407112326749" calcext:value-type="float">
            <text:p>-0.000354407112327</text:p>
          </table:table-cell>
          <table:table-cell office:value-type="float" office:value="-1.40762" calcext:value-type="float">
            <text:p>-1.40762</text:p>
          </table:table-cell>
          <table:table-cell table:number-columns-repeated="38"/>
        </table:table-row>
        <table:table-row table:style-name="ro1">
          <table:table-cell office:value-type="float" office:value="0.175028" calcext:value-type="float">
            <text:p>0.175028</text:p>
          </table:table-cell>
          <table:table-cell table:formula="of:=[.A462]-[.A$1]" office:value-type="float" office:value="0.000460999999999989" calcext:value-type="float">
            <text:p>0.000461</text:p>
          </table:table-cell>
          <table:table-cell table:formula="of:=[.B462]*([.H$1]^(-[.G$1]))" office:value-type="float" office:value="1.87370374745159" calcext:value-type="float">
            <text:p>1.87370374745159</text:p>
          </table:table-cell>
          <table:table-cell table:formula="of:=[.E462]*([.H$1]^(-[.F$1]))" office:value-type="float" office:value="-0.000328159302932123" calcext:value-type="float">
            <text:p>-0.000328159302932</text:p>
          </table:table-cell>
          <table:table-cell office:value-type="float" office:value="-1.30337" calcext:value-type="float">
            <text:p>-1.30337</text:p>
          </table:table-cell>
          <table:table-cell table:number-columns-repeated="38"/>
        </table:table-row>
        <table:table-row table:style-name="ro1">
          <table:table-cell office:value-type="float" office:value="0.175029" calcext:value-type="float">
            <text:p>0.175029</text:p>
          </table:table-cell>
          <table:table-cell table:formula="of:=[.A463]-[.A$1]" office:value-type="float" office:value="0.00046199999999999" calcext:value-type="float">
            <text:p>0.000462</text:p>
          </table:table-cell>
          <table:table-cell table:formula="of:=[.B463]*([.H$1]^(-[.G$1]))" office:value-type="float" office:value="1.87776818074324" calcext:value-type="float">
            <text:p>1.87776818074324</text:p>
          </table:table-cell>
          <table:table-cell table:formula="of:=[.E463]*([.H$1]^(-[.F$1]))" office:value-type="float" office:value="-0.000302571150713649" calcext:value-type="float">
            <text:p>-0.000302571150714</text:p>
          </table:table-cell>
          <table:table-cell office:value-type="float" office:value="-1.20174" calcext:value-type="float">
            <text:p>-1.20174</text:p>
          </table:table-cell>
          <table:table-cell table:number-columns-repeated="38"/>
        </table:table-row>
        <table:table-row table:style-name="ro1">
          <table:table-cell office:value-type="float" office:value="0.17503" calcext:value-type="float">
            <text:p>0.17503</text:p>
          </table:table-cell>
          <table:table-cell table:formula="of:=[.A464]-[.A$1]" office:value-type="float" office:value="0.000463000000000019" calcext:value-type="float">
            <text:p>0.000463</text:p>
          </table:table-cell>
          <table:table-cell table:formula="of:=[.B464]*([.H$1]^(-[.G$1]))" office:value-type="float" office:value="1.88183261403501" calcext:value-type="float">
            <text:p>1.88183261403501</text:p>
          </table:table-cell>
          <table:table-cell table:formula="of:=[.E464]*([.H$1]^(-[.F$1]))" office:value-type="float" office:value="-0.000277665315650662" calcext:value-type="float">
            <text:p>-0.000277665315651</text:p>
          </table:table-cell>
          <table:table-cell office:value-type="float" office:value="-1.10282" calcext:value-type="float">
            <text:p>-1.10282</text:p>
          </table:table-cell>
          <table:table-cell table:number-columns-repeated="38"/>
        </table:table-row>
        <table:table-row table:style-name="ro1">
          <table:table-cell office:value-type="float" office:value="0.175031" calcext:value-type="float">
            <text:p>0.175031</text:p>
          </table:table-cell>
          <table:table-cell table:formula="of:=[.A465]-[.A$1]" office:value-type="float" office:value="0.000463999999999992" calcext:value-type="float">
            <text:p>0.000464</text:p>
          </table:table-cell>
          <table:table-cell table:formula="of:=[.B465]*([.H$1]^(-[.G$1]))" office:value-type="float" office:value="1.88589704732656" calcext:value-type="float">
            <text:p>1.88589704732656</text:p>
          </table:table-cell>
          <table:table-cell table:formula="of:=[.E465]*([.H$1]^(-[.F$1]))" office:value-type="float" office:value="-0.000253466975497976" calcext:value-type="float">
            <text:p>-0.000253466975498</text:p>
          </table:table-cell>
          <table:table-cell office:value-type="float" office:value="-1.00671" calcext:value-type="float">
            <text:p>-1.00671</text:p>
          </table:table-cell>
          <table:table-cell table:number-columns-repeated="38"/>
        </table:table-row>
        <table:table-row table:style-name="ro1">
          <table:table-cell office:value-type="float" office:value="0.175032" calcext:value-type="float">
            <text:p>0.175032</text:p>
          </table:table-cell>
          <table:table-cell table:formula="of:=[.A466]-[.A$1]" office:value-type="float" office:value="0.000464999999999993" calcext:value-type="float">
            <text:p>0.000465</text:p>
          </table:table-cell>
          <table:table-cell table:formula="of:=[.B466]*([.H$1]^(-[.G$1]))" office:value-type="float" office:value="1.88996148061821" calcext:value-type="float">
            <text:p>1.88996148061821</text:p>
          </table:table-cell>
          <table:table-cell table:formula="of:=[.E466]*([.H$1]^(-[.F$1]))" office:value-type="float" office:value="-0.000230001056232858" calcext:value-type="float">
            <text:p>-0.000230001056233</text:p>
          </table:table-cell>
          <table:table-cell office:value-type="float" office:value="-0.913509" calcext:value-type="float">
            <text:p>-0.913509</text:p>
          </table:table-cell>
          <table:table-cell table:number-columns-repeated="38"/>
        </table:table-row>
        <table:table-row table:style-name="ro1">
          <table:table-cell office:value-type="float" office:value="0.175033" calcext:value-type="float">
            <text:p>0.175033</text:p>
          </table:table-cell>
          <table:table-cell table:formula="of:=[.A467]-[.A$1]" office:value-type="float" office:value="0.000465999999999994" calcext:value-type="float">
            <text:p>0.000466</text:p>
          </table:table-cell>
          <table:table-cell table:formula="of:=[.B467]*([.H$1]^(-[.G$1]))" office:value-type="float" office:value="1.89402591390987" calcext:value-type="float">
            <text:p>1.89402591390987</text:p>
          </table:table-cell>
          <table:table-cell table:formula="of:=[.E467]*([.H$1]^(-[.F$1]))" office:value-type="float" office:value="-0.000207294246275412" calcext:value-type="float">
            <text:p>-0.000207294246275</text:p>
          </table:table-cell>
          <table:table-cell office:value-type="float" office:value="-0.823323" calcext:value-type="float">
            <text:p>-0.823323</text:p>
          </table:table-cell>
          <table:table-cell table:number-columns-repeated="38"/>
        </table:table-row>
        <table:table-row table:style-name="ro1">
          <table:table-cell office:value-type="float" office:value="0.175034" calcext:value-type="float">
            <text:p>0.175034</text:p>
          </table:table-cell>
          <table:table-cell table:formula="of:=[.A468]-[.A$1]" office:value-type="float" office:value="0.000466999999999995" calcext:value-type="float">
            <text:p>0.000467</text:p>
          </table:table-cell>
          <table:table-cell table:formula="of:=[.B468]*([.H$1]^(-[.G$1]))" office:value-type="float" office:value="1.89809034720153" calcext:value-type="float">
            <text:p>1.89809034720153</text:p>
          </table:table-cell>
          <table:table-cell table:formula="of:=[.E468]*([.H$1]^(-[.F$1]))" office:value-type="float" office:value="-0.000185376758931416" calcext:value-type="float">
            <text:p>-0.000185376758931</text:p>
          </table:table-cell>
          <table:table-cell office:value-type="float" office:value="-0.736272" calcext:value-type="float">
            <text:p>-0.736272</text:p>
          </table:table-cell>
          <table:table-cell table:number-columns-repeated="38"/>
        </table:table-row>
        <table:table-row table:style-name="ro1">
          <table:table-cell office:value-type="float" office:value="0.175035" calcext:value-type="float">
            <text:p>0.175035</text:p>
          </table:table-cell>
          <table:table-cell table:formula="of:=[.A469]-[.A$1]" office:value-type="float" office:value="0.000467999999999996" calcext:value-type="float">
            <text:p>0.000468</text:p>
          </table:table-cell>
          <table:table-cell table:formula="of:=[.B469]*([.H$1]^(-[.G$1]))" office:value-type="float" office:value="1.90215478049318" calcext:value-type="float">
            <text:p>1.90215478049318</text:p>
          </table:table-cell>
          <table:table-cell table:formula="of:=[.E469]*([.H$1]^(-[.F$1]))" office:value-type="float" office:value="-0.000164281828837226" calcext:value-type="float">
            <text:p>-0.000164281828837</text:p>
          </table:table-cell>
          <table:table-cell office:value-type="float" office:value="-0.652488" calcext:value-type="float">
            <text:p>-0.652488</text:p>
          </table:table-cell>
          <table:table-cell table:number-columns-repeated="38"/>
        </table:table-row>
        <table:table-row table:style-name="ro1">
          <table:table-cell office:value-type="float" office:value="0.175036" calcext:value-type="float">
            <text:p>0.175036</text:p>
          </table:table-cell>
          <table:table-cell table:formula="of:=[.A470]-[.A$1]" office:value-type="float" office:value="0.000468999999999997" calcext:value-type="float">
            <text:p>0.000469</text:p>
          </table:table-cell>
          <table:table-cell table:formula="of:=[.B470]*([.H$1]^(-[.G$1]))" office:value-type="float" office:value="1.90621921378484" calcext:value-type="float">
            <text:p>1.90621921378484</text:p>
          </table:table-cell>
          <table:table-cell table:formula="of:=[.E470]*([.H$1]^(-[.F$1]))" office:value-type="float" office:value="-0.000144045460182226" calcext:value-type="float">
            <text:p>-0.000144045460182</text:p>
          </table:table-cell>
          <table:table-cell office:value-type="float" office:value="-0.572114" calcext:value-type="float">
            <text:p>-0.572114</text:p>
          </table:table-cell>
          <table:table-cell table:number-columns-repeated="38"/>
        </table:table-row>
        <table:table-row table:style-name="ro1">
          <table:table-cell office:value-type="float" office:value="0.175037" calcext:value-type="float">
            <text:p>0.175037</text:p>
          </table:table-cell>
          <table:table-cell table:formula="of:=[.A471]-[.A$1]" office:value-type="float" office:value="0.000469999999999998" calcext:value-type="float">
            <text:p>0.00047</text:p>
          </table:table-cell>
          <table:table-cell table:formula="of:=[.B471]*([.H$1]^(-[.G$1]))" office:value-type="float" office:value="1.91028364707649" calcext:value-type="float">
            <text:p>1.91028364707649</text:p>
          </table:table-cell>
          <table:table-cell table:formula="of:=[.E471]*([.H$1]^(-[.F$1]))" office:value-type="float" office:value="-0.000124708944484315" calcext:value-type="float">
            <text:p>-0.000124708944484</text:p>
          </table:table-cell>
          <table:table-cell office:value-type="float" office:value="-0.495314" calcext:value-type="float">
            <text:p>-0.495314</text:p>
          </table:table-cell>
          <table:table-cell table:number-columns-repeated="38"/>
        </table:table-row>
        <table:table-row table:style-name="ro1">
          <table:table-cell office:value-type="float" office:value="0.175038" calcext:value-type="float">
            <text:p>0.175038</text:p>
          </table:table-cell>
          <table:table-cell table:formula="of:=[.A472]-[.A$1]" office:value-type="float" office:value="0.000470999999999999" calcext:value-type="float">
            <text:p>0.000471</text:p>
          </table:table-cell>
          <table:table-cell table:formula="of:=[.B472]*([.H$1]^(-[.G$1]))" office:value-type="float" office:value="1.91434808036815" calcext:value-type="float">
            <text:p>1.91434808036815</text:p>
          </table:table-cell>
          <table:table-cell table:formula="of:=[.E472]*([.H$1]^(-[.F$1]))" office:value-type="float" office:value="-0.000106319112367447" calcext:value-type="float">
            <text:p>-0.000106319112367</text:p>
          </table:table-cell>
          <table:table-cell office:value-type="float" office:value="-0.422274" calcext:value-type="float">
            <text:p>-0.422274</text:p>
          </table:table-cell>
          <table:table-cell table:number-columns-repeated="38"/>
        </table:table-row>
        <table:table-row table:style-name="ro1">
          <table:table-cell office:value-type="float" office:value="0.175039" calcext:value-type="float">
            <text:p>0.175039</text:p>
          </table:table-cell>
          <table:table-cell table:formula="of:=[.A473]-[.A$1]" office:value-type="float" office:value="0.000472" calcext:value-type="float">
            <text:p>0.000472</text:p>
          </table:table-cell>
          <table:table-cell table:formula="of:=[.B473]*([.H$1]^(-[.G$1]))" office:value-type="float" office:value="1.91841251365981" calcext:value-type="float">
            <text:p>1.91841251365981</text:p>
          </table:table-cell>
          <table:table-cell table:formula="of:=[.E473]*([.H$1]^(-[.F$1]))" office:value-type="float" office:value="-0.0000889298442269264" calcext:value-type="float">
            <text:p>-8.89298442269264E-05</text:p>
          </table:table-cell>
          <table:table-cell office:value-type="float" office:value="-0.353208" calcext:value-type="float">
            <text:p>-0.353208</text:p>
          </table:table-cell>
          <table:table-cell table:number-columns-repeated="38"/>
        </table:table-row>
        <table:table-row table:style-name="ro1">
          <table:table-cell office:value-type="float" office:value="0.17504" calcext:value-type="float">
            <text:p>0.17504</text:p>
          </table:table-cell>
          <table:table-cell table:formula="of:=[.A474]-[.A$1]" office:value-type="float" office:value="0.000473000000000001" calcext:value-type="float">
            <text:p>0.000473</text:p>
          </table:table-cell>
          <table:table-cell table:formula="of:=[.B474]*([.H$1]^(-[.G$1]))" office:value-type="float" office:value="1.92247694695146" calcext:value-type="float">
            <text:p>1.92247694695146</text:p>
          </table:table-cell>
          <table:table-cell table:formula="of:=[.E474]*([.H$1]^(-[.F$1]))" office:value-type="float" office:value="-0.0000726045880048876" calcext:value-type="float">
            <text:p>-7.26045880048876E-05</text:p>
          </table:table-cell>
          <table:table-cell office:value-type="float" office:value="-0.288368" calcext:value-type="float">
            <text:p>-0.288368</text:p>
          </table:table-cell>
          <table:table-cell table:number-columns-repeated="38"/>
        </table:table-row>
        <table:table-row table:style-name="ro1">
          <table:table-cell office:value-type="float" office:value="0.175041" calcext:value-type="float">
            <text:p>0.175041</text:p>
          </table:table-cell>
          <table:table-cell table:formula="of:=[.A475]-[.A$1]" office:value-type="float" office:value="0.000474000000000002" calcext:value-type="float">
            <text:p>0.000474</text:p>
          </table:table-cell>
          <table:table-cell table:formula="of:=[.B475]*([.H$1]^(-[.G$1]))" office:value-type="float" office:value="1.92654138024312" calcext:value-type="float">
            <text:p>1.92654138024312</text:p>
          </table:table-cell>
          <table:table-cell table:formula="of:=[.E475]*([.H$1]^(-[.F$1]))" office:value-type="float" office:value="-0.0000574196322984195" calcext:value-type="float">
            <text:p>-5.74196322984195E-05</text:p>
          </table:table-cell>
          <table:table-cell office:value-type="float" office:value="-0.228057" calcext:value-type="float">
            <text:p>-0.228057</text:p>
          </table:table-cell>
          <table:table-cell table:number-columns-repeated="38"/>
        </table:table-row>
        <table:table-row table:style-name="ro1">
          <table:table-cell office:value-type="float" office:value="0.175042" calcext:value-type="float">
            <text:p>0.175042</text:p>
          </table:table-cell>
          <table:table-cell table:formula="of:=[.A476]-[.A$1]" office:value-type="float" office:value="0.000475000000000003" calcext:value-type="float">
            <text:p>0.000475</text:p>
          </table:table-cell>
          <table:table-cell table:formula="of:=[.B476]*([.H$1]^(-[.G$1]))" office:value-type="float" office:value="1.93060581353477" calcext:value-type="float">
            <text:p>1.93060581353477</text:p>
          </table:table-cell>
          <table:table-cell table:formula="of:=[.E476]*([.H$1]^(-[.F$1]))" office:value-type="float" office:value="-0.0000434698972431749" calcext:value-type="float">
            <text:p>-4.34698972431749E-05</text:p>
          </table:table-cell>
          <table:table-cell office:value-type="float" office:value="-0.172652" calcext:value-type="float">
            <text:p>-0.172652</text:p>
          </table:table-cell>
          <table:table-cell table:number-columns-repeated="38"/>
        </table:table-row>
        <table:table-row table:style-name="ro1">
          <table:table-cell office:value-type="float" office:value="0.175043" calcext:value-type="float">
            <text:p>0.175043</text:p>
          </table:table-cell>
          <table:table-cell table:formula="of:=[.A477]-[.A$1]" office:value-type="float" office:value="0.000476000000000004" calcext:value-type="float">
            <text:p>0.000476</text:p>
          </table:table-cell>
          <table:table-cell table:formula="of:=[.B477]*([.H$1]^(-[.G$1]))" office:value-type="float" office:value="1.93467024682643" calcext:value-type="float">
            <text:p>1.93467024682643</text:p>
          </table:table-cell>
          <table:table-cell table:formula="of:=[.E477]*([.H$1]^(-[.F$1]))" office:value-type="float" office:value="-0.0000308779985051025" calcext:value-type="float">
            <text:p>-3.08779985051025E-05</text:p>
          </table:table-cell>
          <table:table-cell office:value-type="float" office:value="-0.12264" calcext:value-type="float">
            <text:p>-0.12264</text:p>
          </table:table-cell>
          <table:table-cell table:number-columns-repeated="38"/>
        </table:table-row>
        <table:table-row table:style-name="ro1">
          <table:table-cell office:value-type="float" office:value="0.175044" calcext:value-type="float">
            <text:p>0.175044</text:p>
          </table:table-cell>
          <table:table-cell table:formula="of:=[.A478]-[.A$1]" office:value-type="float" office:value="0.000477000000000005" calcext:value-type="float">
            <text:p>0.000477</text:p>
          </table:table-cell>
          <table:table-cell table:formula="of:=[.B478]*([.H$1]^(-[.G$1]))" office:value-type="float" office:value="1.93873468011809" calcext:value-type="float">
            <text:p>1.93873468011809</text:p>
          </table:table-cell>
          <table:table-cell table:formula="of:=[.E478]*([.H$1]^(-[.F$1]))" office:value-type="float" office:value="-0.0000198110660206645" calcext:value-type="float">
            <text:p>-1.98110660206645E-05</text:p>
          </table:table-cell>
          <table:table-cell office:value-type="float" office:value="-0.0786848" calcext:value-type="float">
            <text:p>-0.0786848</text:p>
          </table:table-cell>
          <table:table-cell table:number-columns-repeated="38"/>
        </table:table-row>
        <table:table-row table:style-name="ro1">
          <table:table-cell office:value-type="float" office:value="0.175045" calcext:value-type="float">
            <text:p>0.175045</text:p>
          </table:table-cell>
          <table:table-cell table:formula="of:=[.A479]-[.A$1]" office:value-type="float" office:value="0.000477999999999978" calcext:value-type="float">
            <text:p>0.000478</text:p>
          </table:table-cell>
          <table:table-cell table:formula="of:=[.B479]*([.H$1]^(-[.G$1]))" office:value-type="float" office:value="1.94279911340963" calcext:value-type="float">
            <text:p>1.94279911340963</text:p>
          </table:table-cell>
          <table:table-cell table:formula="of:=[.E479]*([.H$1]^(-[.F$1]))" office:value-type="float" office:value="-0.0000105194673837409" calcext:value-type="float">
            <text:p>-1.05194673837409E-05</text:p>
          </table:table-cell>
          <table:table-cell office:value-type="float" office:value="-0.0417808" calcext:value-type="float">
            <text:p>-0.0417808</text:p>
          </table:table-cell>
          <table:table-cell table:number-columns-repeated="38"/>
        </table:table-row>
        <table:table-row table:style-name="ro1">
          <table:table-cell office:value-type="float" office:value="0.175046" calcext:value-type="float">
            <text:p>0.175046</text:p>
          </table:table-cell>
          <table:table-cell table:formula="of:=[.A480]-[.A$1]" office:value-type="float" office:value="0.000478999999999979" calcext:value-type="float">
            <text:p>0.000479</text:p>
          </table:table-cell>
          <table:table-cell table:formula="of:=[.B480]*([.H$1]^(-[.G$1]))" office:value-type="float" office:value="1.94686354670129" calcext:value-type="float">
            <text:p>1.94686354670129</text:p>
          </table:table-cell>
          <table:table-cell table:formula="of:=[.E480]*([.H$1]^(-[.F$1]))" office:value-type="float" office:value="-0.00000344547503541199" calcext:value-type="float">
            <text:p>-3.44547503541199E-06</text:p>
          </table:table-cell>
          <table:table-cell office:value-type="float" office:value="-0.0136846" calcext:value-type="float">
            <text:p>-0.0136846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3:00:02.609238524</meta:creation-date>
    <dc:date>2019-05-05T15:54:47.850209575</dc:date>
    <meta:editing-duration>PT14M30S</meta:editing-duration>
    <meta:editing-cycles>1</meta:editing-cycles>
    <meta:document-statistic meta:table-count="2" meta:cell-count="813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F1:Sheet1.G7" svg:x="0.32cm" svg:y="0.18cm" svg:width="11.238cm" svg:height="8.64cm">
          <chartooo:coordinate-region svg:x="1.047cm" svg:y="0.379cm" svg:width="10.3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7" chart:class="chart:scatter">
            <chart:domain table:cell-range-address="Sheet1.F1:Sheet1.F7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7232658369464">
                <text:p>20.7232658369464</text:p>
                <draw:g>
                  <svg:desc>Sheet1.F1:Sheet1.F7</svg:desc>
                </draw:g>
              </table:table-cell>
              <table:table-cell office:value-type="float" office:value="2.90298081742244">
                <text:p>2.90298081742244</text:p>
                <draw:g>
                  <svg:desc>Sheet1.G1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164130175064">
                <text:p>21.4164130175064</text:p>
              </table:table-cell>
              <table:table-cell office:value-type="float" office:value="3.18022231082709">
                <text:p>3.18022231082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327037493805">
                <text:p>22.3327037493805</text:p>
              </table:table-cell>
              <table:table-cell office:value-type="float" office:value="3.54675985966001">
                <text:p>3.54675985966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258509299405">
                <text:p>23.0258509299405</text:p>
              </table:table-cell>
              <table:table-cell office:value-type="float" office:value="3.82396307890254">
                <text:p>3.82396307890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189981105004">
                <text:p>23.7189981105004</text:p>
              </table:table-cell>
              <table:table-cell office:value-type="float" office:value="4.10126390161779">
                <text:p>4.1012639016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6352888423746">
                <text:p>24.6352888423746</text:p>
              </table:table-cell>
              <table:table-cell office:value-type="float" office:value="4.46741617636602">
                <text:p>4.46741617636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3284360229345">
                <text:p>25.3284360229345</text:p>
              </table:table-cell>
              <table:table-cell office:value-type="float" office:value="4.74447985218876">
                <text:p>4.74447985218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Sheet1.H1:Sheet1.I7" svg:x="0.32cm" svg:y="0.18cm" svg:width="11.397cm" svg:height="8.64cm">
          <chartooo:coordinate-region svg:x="1.047cm" svg:y="0.379cm" svg:width="10.4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7" chart:class="chart:scatter">
            <chart:domain table:cell-range-address="Sheet1.H1:Sheet1.H7"/>
            <chart:regression-curve chart:style-name="ch7">
              <chart:equation chart:display-equation="true" chart:display-r-square="true" svg:x="2.035cm" svg:y="1.888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7232658369464">
                <text:p>20.7232658369464</text:p>
                <draw:g>
                  <svg:desc>Sheet1.H1:Sheet1.H7</svg:desc>
                </draw:g>
              </table:table-cell>
              <table:table-cell office:value-type="float" office:value="-8.32657283180762">
                <text:p>-8.32657283180762</text:p>
                <draw:g>
                  <svg:desc>Sheet1.I1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164130175064">
                <text:p>21.4164130175064</text:p>
              </table:table-cell>
              <table:table-cell office:value-type="float" office:value="-8.60602440512276">
                <text:p>-8.60602440512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327037493805">
                <text:p>22.3327037493805</text:p>
              </table:table-cell>
              <table:table-cell office:value-type="float" office:value="-8.97132347150578">
                <text:p>-8.97132347150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258509299405">
                <text:p>23.0258509299405</text:p>
              </table:table-cell>
              <table:table-cell office:value-type="float" office:value="-9.25116236649659">
                <text:p>-9.2511623664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189981105004">
                <text:p>23.7189981105004</text:p>
              </table:table-cell>
              <table:table-cell office:value-type="float" office:value="-9.52505111681564">
                <text:p>-9.52505111681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6352888423746">
                <text:p>24.6352888423746</text:p>
              </table:table-cell>
              <table:table-cell office:value-type="float" office:value="-9.89690923717571">
                <text:p>-9.89690923717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3284360229345">
                <text:p>25.3284360229345</text:p>
              </table:table-cell>
              <table:table-cell office:value-type="float" office:value="-10.1779243982384">
                <text:p>-10.1779243982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